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6" table:style-name="ta1">
        <table:shapes>
          <draw:frame draw:z-index="0" draw:style-name="gr1" draw:text-style-name="P1" svg:width="960.32pt" svg:height="469.11pt" svg:x="12.44pt" svg:y="28.6pt">
            <loext:p draw:notify-on-update-of-ranges="test6.C1:test6.C1 test6.C2:test6.C1493 test6.I1:test6.I1 test6.I2:test6.I1493 test6.J1:test6.J1 test6.J2:test6.J14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ref_cm</text:p>
          </table:table-cell>
          <table:table-cell office:value-type="string" calcext:value-type="string">
            <text:p>imu_cm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1949920654" calcext:value-type="float">
            <text:p>179.1949920654</text:p>
          </table:table-cell>
          <table:table-cell office:value-type="float" office:value="0.1264640704" calcext:value-type="float">
            <text:p>0.12646407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4299" calcext:value-type="float">
            <text:p>0.00124299</text:p>
          </table:table-cell>
          <table:table-cell office:value-type="float" office:value="-0.00000618" calcext:value-type="float">
            <text:p>-0.00000618</text:p>
          </table:table-cell>
          <table:table-cell office:value-type="float" office:value="-0.0003010781" calcext:value-type="float">
            <text:p>-0.0003010781</text:p>
          </table:table-cell>
          <table:table-cell office:value-type="float" office:value="275" calcext:value-type="float">
            <text:p>275</text:p>
          </table:table-cell>
          <table:table-cell table:formula="of:=[.D2]*100" office:value-type="float" office:value="0.12429857" calcext:value-type="float">
            <text:p>0.12429857</text:p>
          </table:table-cell>
          <table:table-cell table:formula="of:=[.E2]*100" office:value-type="float" office:value="0.124299" calcext:value-type="float">
            <text:p>0.124299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1980285645" calcext:value-type="float">
            <text:p>179.1980285645</text:p>
          </table:table-cell>
          <table:table-cell office:value-type="float" office:value="0.1054736138" calcext:value-type="float">
            <text:p>0.10547361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54006" calcext:value-type="float">
            <text:p>0.00054006</text:p>
          </table:table-cell>
          <table:table-cell office:value-type="float" office:value="-0.00000618" calcext:value-type="float">
            <text:p>-0.00000618</text:p>
          </table:table-cell>
          <table:table-cell office:value-type="float" office:value="-0.0002470155" calcext:value-type="float">
            <text:p>-0.0002470155</text:p>
          </table:table-cell>
          <table:table-cell office:value-type="float" office:value="276" calcext:value-type="float">
            <text:p>276</text:p>
          </table:table-cell>
          <table:table-cell table:formula="of:=[.D3]*100" office:value-type="float" office:value="0.12429857" calcext:value-type="float">
            <text:p>0.12429857</text:p>
          </table:table-cell>
          <table:table-cell table:formula="of:=[.E3]*100" office:value-type="float" office:value="0.054006" calcext:value-type="float">
            <text:p>0.05400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1981658936" calcext:value-type="float">
            <text:p>179.1981658936</text:p>
          </table:table-cell>
          <table:table-cell office:value-type="float" office:value="0.0748956342" calcext:value-type="float">
            <text:p>0.07489563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7562" calcext:value-type="float">
            <text:p>0.00027562</text:p>
          </table:table-cell>
          <table:table-cell office:value-type="float" office:value="-0.00000358" calcext:value-type="float">
            <text:p>-0.00000358</text:p>
          </table:table-cell>
          <table:table-cell office:value-type="float" office:value="-0.0000807085" calcext:value-type="float">
            <text:p>-8.07085E-05</text:p>
          </table:table-cell>
          <table:table-cell office:value-type="float" office:value="277" calcext:value-type="float">
            <text:p>277</text:p>
          </table:table-cell>
          <table:table-cell table:formula="of:=[.D4]*100" office:value-type="float" office:value="0.12429857" calcext:value-type="float">
            <text:p>0.12429857</text:p>
          </table:table-cell>
          <table:table-cell table:formula="of:=[.E4]*100" office:value-type="float" office:value="0.027562" calcext:value-type="float">
            <text:p>0.027562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2081298828" calcext:value-type="float">
            <text:p>179.2081298828</text:p>
          </table:table-cell>
          <table:table-cell office:value-type="float" office:value="0.0703645399" calcext:value-type="float">
            <text:p>0.07036453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12967" calcext:value-type="float">
            <text:p>0.00012967</text:p>
          </table:table-cell>
          <table:table-cell office:value-type="float" office:value="-0.00000358" calcext:value-type="float">
            <text:p>-0.00000358</text:p>
          </table:table-cell>
          <table:table-cell office:value-type="float" office:value="-0.0002881222" calcext:value-type="float">
            <text:p>-0.0002881222</text:p>
          </table:table-cell>
          <table:table-cell office:value-type="float" office:value="278" calcext:value-type="float">
            <text:p>278</text:p>
          </table:table-cell>
          <table:table-cell table:formula="of:=[.D5]*100" office:value-type="float" office:value="0.12429857" calcext:value-type="float">
            <text:p>0.12429857</text:p>
          </table:table-cell>
          <table:table-cell table:formula="of:=[.E5]*100" office:value-type="float" office:value="0.012967" calcext:value-type="float">
            <text:p>0.012967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216293335" calcext:value-type="float">
            <text:p>179.216293335</text:p>
          </table:table-cell>
          <table:table-cell office:value-type="float" office:value="0.0292968463" calcext:value-type="float">
            <text:p>0.02929684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30615" calcext:value-type="float">
            <text:p>0.00030615</text:p>
          </table:table-cell>
          <table:table-cell office:value-type="float" office:value="-0.00000616" calcext:value-type="float">
            <text:p>-0.00000616</text:p>
          </table:table-cell>
          <table:table-cell office:value-type="float" office:value="-0.0001022864" calcext:value-type="float">
            <text:p>-0.0001022864</text:p>
          </table:table-cell>
          <table:table-cell office:value-type="float" office:value="279" calcext:value-type="float">
            <text:p>279</text:p>
          </table:table-cell>
          <table:table-cell table:formula="of:=[.D6]*100" office:value-type="float" office:value="0.12429857" calcext:value-type="float">
            <text:p>0.12429857</text:p>
          </table:table-cell>
          <table:table-cell table:formula="of:=[.E6]*100" office:value-type="float" office:value="0.030615" calcext:value-type="float">
            <text:p>0.030615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225769043" calcext:value-type="float">
            <text:p>179.225769043</text:p>
          </table:table-cell>
          <table:table-cell office:value-type="float" office:value="0.0567481769" calcext:value-type="float">
            <text:p>0.05674817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4075" calcext:value-type="float">
            <text:p>0.00024075</text:p>
          </table:table-cell>
          <table:table-cell office:value-type="float" office:value="-0.00000343" calcext:value-type="float">
            <text:p>-0.00000343</text:p>
          </table:table-cell>
          <table:table-cell office:value-type="float" office:value="-0.0001715084" calcext:value-type="float">
            <text:p>-0.0001715084</text:p>
          </table:table-cell>
          <table:table-cell office:value-type="float" office:value="280" calcext:value-type="float">
            <text:p>280</text:p>
          </table:table-cell>
          <table:table-cell table:formula="of:=[.D7]*100" office:value-type="float" office:value="0.12429857" calcext:value-type="float">
            <text:p>0.12429857</text:p>
          </table:table-cell>
          <table:table-cell table:formula="of:=[.E7]*100" office:value-type="float" office:value="0.024075" calcext:value-type="float">
            <text:p>0.024075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2216491699" calcext:value-type="float">
            <text:p>179.2216491699</text:p>
          </table:table-cell>
          <table:table-cell office:value-type="float" office:value="0.050297326" calcext:value-type="float">
            <text:p>0.0502973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4018" calcext:value-type="float">
            <text:p>0.00024018</text:p>
          </table:table-cell>
          <table:table-cell office:value-type="float" office:value="-0.00000343" calcext:value-type="float">
            <text:p>-0.00000343</text:p>
          </table:table-cell>
          <table:table-cell office:value-type="float" office:value="-0.0002361089" calcext:value-type="float">
            <text:p>-0.0002361089</text:p>
          </table:table-cell>
          <table:table-cell office:value-type="float" office:value="281" calcext:value-type="float">
            <text:p>281</text:p>
          </table:table-cell>
          <table:table-cell table:formula="of:=[.D8]*100" office:value-type="float" office:value="0.12429857" calcext:value-type="float">
            <text:p>0.12429857</text:p>
          </table:table-cell>
          <table:table-cell table:formula="of:=[.E8]*100" office:value-type="float" office:value="0.024018" calcext:value-type="float">
            <text:p>0.024018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2171783447" calcext:value-type="float">
            <text:p>179.2171783447</text:p>
          </table:table-cell>
          <table:table-cell office:value-type="float" office:value="0.0760995459" calcext:value-type="float">
            <text:p>0.07609954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06785" calcext:value-type="float">
            <text:p>0.00006785</text:p>
          </table:table-cell>
          <table:table-cell office:value-type="float" office:value="-0.00000092" calcext:value-type="float">
            <text:p>-0.00000092</text:p>
          </table:table-cell>
          <table:table-cell office:value-type="float" office:value="-0.0002081478" calcext:value-type="float">
            <text:p>-0.0002081478</text:p>
          </table:table-cell>
          <table:table-cell office:value-type="float" office:value="282" calcext:value-type="float">
            <text:p>282</text:p>
          </table:table-cell>
          <table:table-cell table:formula="of:=[.D9]*100" office:value-type="float" office:value="0.12429857" calcext:value-type="float">
            <text:p>0.12429857</text:p>
          </table:table-cell>
          <table:table-cell table:formula="of:=[.E9]*100" office:value-type="float" office:value="0.006785" calcext:value-type="float">
            <text:p>0.006785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2162475586" calcext:value-type="float">
            <text:p>179.2162475586</text:p>
          </table:table-cell>
          <table:table-cell office:value-type="float" office:value="0.0667216959" calcext:value-type="float">
            <text:p>0.06672169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01555" calcext:value-type="float">
            <text:p>0.00001555</text:p>
          </table:table-cell>
          <table:table-cell office:value-type="float" office:value="-0.00000092" calcext:value-type="float">
            <text:p>-0.00000092</text:p>
          </table:table-cell>
          <table:table-cell office:value-type="float" office:value="-0.0001289644" calcext:value-type="float">
            <text:p>-0.0001289644</text:p>
          </table:table-cell>
          <table:table-cell office:value-type="float" office:value="283" calcext:value-type="float">
            <text:p>283</text:p>
          </table:table-cell>
          <table:table-cell table:formula="of:=[.D10]*100" office:value-type="float" office:value="0.12429857" calcext:value-type="float">
            <text:p>0.12429857</text:p>
          </table:table-cell>
          <table:table-cell table:formula="of:=[.E10]*100" office:value-type="float" office:value="0.001555" calcext:value-type="float">
            <text:p>0.001555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2246551514" calcext:value-type="float">
            <text:p>179.2246551514</text:p>
          </table:table-cell>
          <table:table-cell office:value-type="float" office:value="0.0762928181" calcext:value-type="float">
            <text:p>0.07629281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08307" calcext:value-type="float">
            <text:p>-0.00008307</text:p>
          </table:table-cell>
          <table:table-cell office:value-type="float" office:value="-0.0000035" calcext:value-type="float">
            <text:p>-0.0000035</text:p>
          </table:table-cell>
          <table:table-cell office:value-type="float" office:value="-0.000156366" calcext:value-type="float">
            <text:p>-0.000156366</text:p>
          </table:table-cell>
          <table:table-cell office:value-type="float" office:value="284" calcext:value-type="float">
            <text:p>284</text:p>
          </table:table-cell>
          <table:table-cell table:formula="of:=[.D11]*100" office:value-type="float" office:value="0.12429857" calcext:value-type="float">
            <text:p>0.12429857</text:p>
          </table:table-cell>
          <table:table-cell table:formula="of:=[.E11]*100" office:value-type="float" office:value="-0.008307" calcext:value-type="float">
            <text:p>-0.008307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2250366211" calcext:value-type="float">
            <text:p>179.2250366211</text:p>
          </table:table-cell>
          <table:table-cell office:value-type="float" office:value="0.1607254731" calcext:value-type="float">
            <text:p>0.16072547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71146" calcext:value-type="float">
            <text:p>-0.00071146</text:p>
          </table:table-cell>
          <table:table-cell office:value-type="float" office:value="0.00000177" calcext:value-type="float">
            <text:p>0.00000177</text:p>
          </table:table-cell>
          <table:table-cell office:value-type="float" office:value="-0.0003469778" calcext:value-type="float">
            <text:p>-0.0003469778</text:p>
          </table:table-cell>
          <table:table-cell office:value-type="float" office:value="285" calcext:value-type="float">
            <text:p>285</text:p>
          </table:table-cell>
          <table:table-cell table:formula="of:=[.D12]*100" office:value-type="float" office:value="0.12429857" calcext:value-type="float">
            <text:p>0.12429857</text:p>
          </table:table-cell>
          <table:table-cell table:formula="of:=[.E12]*100" office:value-type="float" office:value="-0.071146" calcext:value-type="float">
            <text:p>-0.071146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2229766846" calcext:value-type="float">
            <text:p>179.2229766846</text:p>
          </table:table-cell>
          <table:table-cell office:value-type="float" office:value="0.0660737833" calcext:value-type="float">
            <text:p>0.06607378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49924" calcext:value-type="float">
            <text:p>-0.00049924</text:p>
          </table:table-cell>
          <table:table-cell office:value-type="float" office:value="0.00000177" calcext:value-type="float">
            <text:p>0.00000177</text:p>
          </table:table-cell>
          <table:table-cell office:value-type="float" office:value="-0.0000849257" calcext:value-type="float">
            <text:p>-8.49257E-05</text:p>
          </table:table-cell>
          <table:table-cell office:value-type="float" office:value="286" calcext:value-type="float">
            <text:p>286</text:p>
          </table:table-cell>
          <table:table-cell table:formula="of:=[.D13]*100" office:value-type="float" office:value="0.12429857" calcext:value-type="float">
            <text:p>0.12429857</text:p>
          </table:table-cell>
          <table:table-cell table:formula="of:=[.E13]*100" office:value-type="float" office:value="-0.049924" calcext:value-type="float">
            <text:p>-0.04992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2220153809" calcext:value-type="float">
            <text:p>179.2220153809</text:p>
          </table:table-cell>
          <table:table-cell office:value-type="float" office:value="0.0671794586" calcext:value-type="float">
            <text:p>0.06717945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6524" calcext:value-type="float">
            <text:p>-0.00036524</text:p>
          </table:table-cell>
          <table:table-cell office:value-type="float" office:value="0.00000288" calcext:value-type="float">
            <text:p>0.00000288</text:p>
          </table:table-cell>
          <table:table-cell office:value-type="float" office:value="-0.0001406751" calcext:value-type="float">
            <text:p>-0.0001406751</text:p>
          </table:table-cell>
          <table:table-cell office:value-type="float" office:value="287" calcext:value-type="float">
            <text:p>287</text:p>
          </table:table-cell>
          <table:table-cell table:formula="of:=[.D14]*100" office:value-type="float" office:value="0.12429857" calcext:value-type="float">
            <text:p>0.12429857</text:p>
          </table:table-cell>
          <table:table-cell table:formula="of:=[.E14]*100" office:value-type="float" office:value="-0.036524" calcext:value-type="float">
            <text:p>-0.036524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2212371826" calcext:value-type="float">
            <text:p>179.2212371826</text:p>
          </table:table-cell>
          <table:table-cell office:value-type="float" office:value="0.1442606686" calcext:value-type="float">
            <text:p>0.14426066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78969" calcext:value-type="float">
            <text:p>-0.00078969</text:p>
          </table:table-cell>
          <table:table-cell office:value-type="float" office:value="0.00000428" calcext:value-type="float">
            <text:p>0.00000428</text:p>
          </table:table-cell>
          <table:table-cell office:value-type="float" office:value="-0.0002660939" calcext:value-type="float">
            <text:p>-0.0002660939</text:p>
          </table:table-cell>
          <table:table-cell office:value-type="float" office:value="288" calcext:value-type="float">
            <text:p>288</text:p>
          </table:table-cell>
          <table:table-cell table:formula="of:=[.D15]*100" office:value-type="float" office:value="0.12429857" calcext:value-type="float">
            <text:p>0.12429857</text:p>
          </table:table-cell>
          <table:table-cell table:formula="of:=[.E15]*100" office:value-type="float" office:value="-0.078969" calcext:value-type="float">
            <text:p>-0.078969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2261352539" calcext:value-type="float">
            <text:p>179.2261352539</text:p>
          </table:table-cell>
          <table:table-cell office:value-type="float" office:value="0.1140188953" calcext:value-type="float">
            <text:p>0.11401889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7088" calcext:value-type="float">
            <text:p>-0.00087088</text:p>
          </table:table-cell>
          <table:table-cell office:value-type="float" office:value="0.00000428" calcext:value-type="float">
            <text:p>0.00000428</text:p>
          </table:table-cell>
          <table:table-cell office:value-type="float" office:value="-0.0001973072" calcext:value-type="float">
            <text:p>-0.0001973072</text:p>
          </table:table-cell>
          <table:table-cell office:value-type="float" office:value="289" calcext:value-type="float">
            <text:p>289</text:p>
          </table:table-cell>
          <table:table-cell table:formula="of:=[.D16]*100" office:value-type="float" office:value="0.12429857" calcext:value-type="float">
            <text:p>0.12429857</text:p>
          </table:table-cell>
          <table:table-cell table:formula="of:=[.E16]*100" office:value-type="float" office:value="-0.087088" calcext:value-type="float">
            <text:p>-0.087088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2370300293" calcext:value-type="float">
            <text:p>179.2370300293</text:p>
          </table:table-cell>
          <table:table-cell office:value-type="float" office:value="0.0955847307" calcext:value-type="float">
            <text:p>0.09558473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021" calcext:value-type="float">
            <text:p>-0.0008021</text:p>
          </table:table-cell>
          <table:table-cell office:value-type="float" office:value="0.00000554" calcext:value-type="float">
            <text:p>0.00000554</text:p>
          </table:table-cell>
          <table:table-cell office:value-type="float" office:value="-0.0001499467" calcext:value-type="float">
            <text:p>-0.0001499467</text:p>
          </table:table-cell>
          <table:table-cell office:value-type="float" office:value="290" calcext:value-type="float">
            <text:p>290</text:p>
          </table:table-cell>
          <table:table-cell table:formula="of:=[.D17]*100" office:value-type="float" office:value="0.12429857" calcext:value-type="float">
            <text:p>0.12429857</text:p>
          </table:table-cell>
          <table:table-cell table:formula="of:=[.E17]*100" office:value-type="float" office:value="-0.08021" calcext:value-type="float">
            <text:p>-0.08021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2393188477" calcext:value-type="float">
            <text:p>179.2393188477</text:p>
          </table:table-cell>
          <table:table-cell office:value-type="float" office:value="0.143135871" calcext:value-type="float">
            <text:p>0.1431358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07319" calcext:value-type="float">
            <text:p>-0.00107319</text:p>
          </table:table-cell>
          <table:table-cell office:value-type="float" office:value="0.00000554" calcext:value-type="float">
            <text:p>0.00000554</text:p>
          </table:table-cell>
          <table:table-cell office:value-type="float" office:value="-0.0001572357" calcext:value-type="float">
            <text:p>-0.0001572357</text:p>
          </table:table-cell>
          <table:table-cell office:value-type="float" office:value="291" calcext:value-type="float">
            <text:p>291</text:p>
          </table:table-cell>
          <table:table-cell table:formula="of:=[.D18]*100" office:value-type="float" office:value="0.12429857" calcext:value-type="float">
            <text:p>0.12429857</text:p>
          </table:table-cell>
          <table:table-cell table:formula="of:=[.E18]*100" office:value-type="float" office:value="-0.107319" calcext:value-type="float">
            <text:p>-0.107319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9.2341918945" calcext:value-type="float">
            <text:p>179.2341918945</text:p>
          </table:table-cell>
          <table:table-cell office:value-type="float" office:value="0.0807969254" calcext:value-type="float">
            <text:p>0.08079692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3831" calcext:value-type="float">
            <text:p>-0.00083831</text:p>
          </table:table-cell>
          <table:table-cell office:value-type="float" office:value="0.00000287" calcext:value-type="float">
            <text:p>0.00000287</text:p>
          </table:table-cell>
          <table:table-cell office:value-type="float" office:value="-0.0001944075" calcext:value-type="float">
            <text:p>-0.0001944075</text:p>
          </table:table-cell>
          <table:table-cell office:value-type="float" office:value="292" calcext:value-type="float">
            <text:p>292</text:p>
          </table:table-cell>
          <table:table-cell table:formula="of:=[.D19]*100" office:value-type="float" office:value="0.12429857" calcext:value-type="float">
            <text:p>0.12429857</text:p>
          </table:table-cell>
          <table:table-cell table:formula="of:=[.E19]*100" office:value-type="float" office:value="-0.083831" calcext:value-type="float">
            <text:p>-0.083831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9.2282867432" calcext:value-type="float">
            <text:p>179.2282867432</text:p>
          </table:table-cell>
          <table:table-cell office:value-type="float" office:value="0.1023320171" calcext:value-type="float">
            <text:p>0.10233201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2538" calcext:value-type="float">
            <text:p>-0.00082538</text:p>
          </table:table-cell>
          <table:table-cell office:value-type="float" office:value="0.00000427" calcext:value-type="float">
            <text:p>0.00000427</text:p>
          </table:table-cell>
          <table:table-cell office:value-type="float" office:value="-0.0001563953" calcext:value-type="float">
            <text:p>-0.0001563953</text:p>
          </table:table-cell>
          <table:table-cell office:value-type="float" office:value="293" calcext:value-type="float">
            <text:p>293</text:p>
          </table:table-cell>
          <table:table-cell table:formula="of:=[.D20]*100" office:value-type="float" office:value="0.12429857" calcext:value-type="float">
            <text:p>0.12429857</text:p>
          </table:table-cell>
          <table:table-cell table:formula="of:=[.E20]*100" office:value-type="float" office:value="-0.082538" calcext:value-type="float">
            <text:p>-0.082538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9.2260284424" calcext:value-type="float">
            <text:p>179.2260284424</text:p>
          </table:table-cell>
          <table:table-cell office:value-type="float" office:value="0.0808270337" calcext:value-type="float">
            <text:p>0.08082703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67344" calcext:value-type="float">
            <text:p>-0.00067344</text:p>
          </table:table-cell>
          <table:table-cell office:value-type="float" office:value="0.0000028" calcext:value-type="float">
            <text:p>0.0000028</text:p>
          </table:table-cell>
          <table:table-cell office:value-type="float" office:value="-0.0000002381" calcext:value-type="float">
            <text:p>-2.381E-07</text:p>
          </table:table-cell>
          <table:table-cell office:value-type="float" office:value="294" calcext:value-type="float">
            <text:p>294</text:p>
          </table:table-cell>
          <table:table-cell table:formula="of:=[.D21]*100" office:value-type="float" office:value="0.12429857" calcext:value-type="float">
            <text:p>0.12429857</text:p>
          </table:table-cell>
          <table:table-cell table:formula="of:=[.E21]*100" office:value-type="float" office:value="-0.067344" calcext:value-type="float">
            <text:p>-0.06734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9.2331390381" calcext:value-type="float">
            <text:p>179.2331390381</text:p>
          </table:table-cell>
          <table:table-cell office:value-type="float" office:value="0.1083246578" calcext:value-type="float">
            <text:p>0.10832465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75549" calcext:value-type="float">
            <text:p>-0.00075549</text:p>
          </table:table-cell>
          <table:table-cell office:value-type="float" office:value="0.0000028" calcext:value-type="float">
            <text:p>0.0000028</text:p>
          </table:table-cell>
          <table:table-cell office:value-type="float" office:value="-0.0002138444" calcext:value-type="float">
            <text:p>-0.0002138444</text:p>
          </table:table-cell>
          <table:table-cell office:value-type="float" office:value="295" calcext:value-type="float">
            <text:p>295</text:p>
          </table:table-cell>
          <table:table-cell table:formula="of:=[.D22]*100" office:value-type="float" office:value="0.12429857" calcext:value-type="float">
            <text:p>0.12429857</text:p>
          </table:table-cell>
          <table:table-cell table:formula="of:=[.E22]*100" office:value-type="float" office:value="-0.075549" calcext:value-type="float">
            <text:p>-0.075549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2269592285" calcext:value-type="float">
            <text:p>179.2269592285</text:p>
          </table:table-cell>
          <table:table-cell office:value-type="float" office:value="0.144302673" calcext:value-type="float">
            <text:p>0.1443026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04992" calcext:value-type="float">
            <text:p>-0.00104992</text:p>
          </table:table-cell>
          <table:table-cell office:value-type="float" office:value="0.00000683" calcext:value-type="float">
            <text:p>0.00000683</text:p>
          </table:table-cell>
          <table:table-cell office:value-type="float" office:value="-0.0003214523" calcext:value-type="float">
            <text:p>-0.0003214523</text:p>
          </table:table-cell>
          <table:table-cell office:value-type="float" office:value="296" calcext:value-type="float">
            <text:p>296</text:p>
          </table:table-cell>
          <table:table-cell table:formula="of:=[.D23]*100" office:value-type="float" office:value="0.12429857" calcext:value-type="float">
            <text:p>0.12429857</text:p>
          </table:table-cell>
          <table:table-cell table:formula="of:=[.E23]*100" office:value-type="float" office:value="-0.104992" calcext:value-type="float">
            <text:p>-0.104992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2290802002" calcext:value-type="float">
            <text:p>179.2290802002</text:p>
          </table:table-cell>
          <table:table-cell office:value-type="float" office:value="0.0782634126" calcext:value-type="float">
            <text:p>0.07826341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0593" calcext:value-type="float">
            <text:p>-0.00080593</text:p>
          </table:table-cell>
          <table:table-cell office:value-type="float" office:value="0.00000425" calcext:value-type="float">
            <text:p>0.00000425</text:p>
          </table:table-cell>
          <table:table-cell office:value-type="float" office:value="-0.0000130764" calcext:value-type="float">
            <text:p>-1.30764E-05</text:p>
          </table:table-cell>
          <table:table-cell office:value-type="float" office:value="297" calcext:value-type="float">
            <text:p>297</text:p>
          </table:table-cell>
          <table:table-cell table:formula="of:=[.D24]*100" office:value-type="float" office:value="0.12429857" calcext:value-type="float">
            <text:p>0.12429857</text:p>
          </table:table-cell>
          <table:table-cell table:formula="of:=[.E24]*100" office:value-type="float" office:value="-0.080593" calcext:value-type="float">
            <text:p>-0.08059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2085571289" calcext:value-type="float">
            <text:p>179.2085571289</text:p>
          </table:table-cell>
          <table:table-cell office:value-type="float" office:value="0.0721267114" calcext:value-type="float">
            <text:p>0.07212671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6025" calcext:value-type="float">
            <text:p>-0.0006025</text:p>
          </table:table-cell>
          <table:table-cell office:value-type="float" office:value="0.00000698" calcext:value-type="float">
            <text:p>0.00000698</text:p>
          </table:table-cell>
          <table:table-cell office:value-type="float" office:value="-0.000135028" calcext:value-type="float">
            <text:p>-0.000135028</text:p>
          </table:table-cell>
          <table:table-cell office:value-type="float" office:value="298" calcext:value-type="float">
            <text:p>298</text:p>
          </table:table-cell>
          <table:table-cell table:formula="of:=[.D25]*100" office:value-type="float" office:value="0.12429857" calcext:value-type="float">
            <text:p>0.12429857</text:p>
          </table:table-cell>
          <table:table-cell table:formula="of:=[.E25]*100" office:value-type="float" office:value="-0.06025" calcext:value-type="float">
            <text:p>-0.0602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1941680908" calcext:value-type="float">
            <text:p>179.1941680908</text:p>
          </table:table-cell>
          <table:table-cell office:value-type="float" office:value="0.0289743521" calcext:value-type="float">
            <text:p>0.02897435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7941" calcext:value-type="float">
            <text:p>-0.00017941</text:p>
          </table:table-cell>
          <table:table-cell office:value-type="float" office:value="0.00000698" calcext:value-type="float">
            <text:p>0.00000698</text:p>
          </table:table-cell>
          <table:table-cell office:value-type="float" office:value="-0.0000946913" calcext:value-type="float">
            <text:p>-9.46913E-05</text:p>
          </table:table-cell>
          <table:table-cell office:value-type="float" office:value="299" calcext:value-type="float">
            <text:p>299</text:p>
          </table:table-cell>
          <table:table-cell table:formula="of:=[.D26]*100" office:value-type="float" office:value="0.12429857" calcext:value-type="float">
            <text:p>0.12429857</text:p>
          </table:table-cell>
          <table:table-cell table:formula="of:=[.E26]*100" office:value-type="float" office:value="-0.017941" calcext:value-type="float">
            <text:p>-0.017941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1825256348" calcext:value-type="float">
            <text:p>179.1825256348</text:p>
          </table:table-cell>
          <table:table-cell office:value-type="float" office:value="0.0700423668" calcext:value-type="float">
            <text:p>0.07004236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7128" calcext:value-type="float">
            <text:p>-0.00017128</text:p>
          </table:table-cell>
          <table:table-cell office:value-type="float" office:value="0.00000552" calcext:value-type="float">
            <text:p>0.00000552</text:p>
          </table:table-cell>
          <table:table-cell office:value-type="float" office:value="-0.0001076562" calcext:value-type="float">
            <text:p>-0.0001076562</text:p>
          </table:table-cell>
          <table:table-cell office:value-type="float" office:value="300" calcext:value-type="float">
            <text:p>300</text:p>
          </table:table-cell>
          <table:table-cell table:formula="of:=[.D27]*100" office:value-type="float" office:value="0.12429857" calcext:value-type="float">
            <text:p>0.12429857</text:p>
          </table:table-cell>
          <table:table-cell table:formula="of:=[.E27]*100" office:value-type="float" office:value="-0.017128" calcext:value-type="float">
            <text:p>-0.017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184173584" calcext:value-type="float">
            <text:p>179.184173584</text:p>
          </table:table-cell>
          <table:table-cell office:value-type="float" office:value="0.0539281874" calcext:value-type="float">
            <text:p>0.05392818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05848" calcext:value-type="float">
            <text:p>-0.00005848</text:p>
          </table:table-cell>
          <table:table-cell office:value-type="float" office:value="0.00000955" calcext:value-type="float">
            <text:p>0.00000955</text:p>
          </table:table-cell>
          <table:table-cell office:value-type="float" office:value="-0.0001074394" calcext:value-type="float">
            <text:p>-0.0001074394</text:p>
          </table:table-cell>
          <table:table-cell office:value-type="float" office:value="301" calcext:value-type="float">
            <text:p>301</text:p>
          </table:table-cell>
          <table:table-cell table:formula="of:=[.D28]*100" office:value-type="float" office:value="0.12429857" calcext:value-type="float">
            <text:p>0.12429857</text:p>
          </table:table-cell>
          <table:table-cell table:formula="of:=[.E28]*100" office:value-type="float" office:value="-0.005848" calcext:value-type="float">
            <text:p>-0.005848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9.1773834229" calcext:value-type="float">
            <text:p>179.1773834229</text:p>
          </table:table-cell>
          <table:table-cell office:value-type="float" office:value="0.1016950046" calcext:value-type="float">
            <text:p>0.10169500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0167" calcext:value-type="float">
            <text:p>-0.00030167</text:p>
          </table:table-cell>
          <table:table-cell office:value-type="float" office:value="0.00000808" calcext:value-type="float">
            <text:p>0.00000808</text:p>
          </table:table-cell>
          <table:table-cell office:value-type="float" office:value="-0.0002077219" calcext:value-type="float">
            <text:p>-0.0002077219</text:p>
          </table:table-cell>
          <table:table-cell office:value-type="float" office:value="302" calcext:value-type="float">
            <text:p>302</text:p>
          </table:table-cell>
          <table:table-cell table:formula="of:=[.D29]*100" office:value-type="float" office:value="0.12429857" calcext:value-type="float">
            <text:p>0.12429857</text:p>
          </table:table-cell>
          <table:table-cell table:formula="of:=[.E29]*100" office:value-type="float" office:value="-0.030167" calcext:value-type="float">
            <text:p>-0.03016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1657562256" calcext:value-type="float">
            <text:p>179.1657562256</text:p>
          </table:table-cell>
          <table:table-cell office:value-type="float" office:value="0.0761848907" calcext:value-type="float">
            <text:p>0.07618489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9366" calcext:value-type="float">
            <text:p>-0.00029366</text:p>
          </table:table-cell>
          <table:table-cell office:value-type="float" office:value="0.00000808" calcext:value-type="float">
            <text:p>0.00000808</text:p>
          </table:table-cell>
          <table:table-cell office:value-type="float" office:value="-0.0001729942" calcext:value-type="float">
            <text:p>-0.0001729942</text:p>
          </table:table-cell>
          <table:table-cell office:value-type="float" office:value="303" calcext:value-type="float">
            <text:p>303</text:p>
          </table:table-cell>
          <table:table-cell table:formula="of:=[.D30]*100" office:value-type="float" office:value="0.12429857" calcext:value-type="float">
            <text:p>0.12429857</text:p>
          </table:table-cell>
          <table:table-cell table:formula="of:=[.E30]*100" office:value-type="float" office:value="-0.029366" calcext:value-type="float">
            <text:p>-0.029366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1798095703" calcext:value-type="float">
            <text:p>179.1798095703</text:p>
          </table:table-cell>
          <table:table-cell office:value-type="float" office:value="0.1200014447" calcext:value-type="float">
            <text:p>0.12000144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8033" calcext:value-type="float">
            <text:p>-0.00058033</text:p>
          </table:table-cell>
          <table:table-cell office:value-type="float" office:value="0.00000824" calcext:value-type="float">
            <text:p>0.00000824</text:p>
          </table:table-cell>
          <table:table-cell office:value-type="float" office:value="-0.000124939" calcext:value-type="float">
            <text:p>-0.000124939</text:p>
          </table:table-cell>
          <table:table-cell office:value-type="float" office:value="304" calcext:value-type="float">
            <text:p>304</text:p>
          </table:table-cell>
          <table:table-cell table:formula="of:=[.D31]*100" office:value-type="float" office:value="0.12429857" calcext:value-type="float">
            <text:p>0.12429857</text:p>
          </table:table-cell>
          <table:table-cell table:formula="of:=[.E31]*100" office:value-type="float" office:value="-0.058033" calcext:value-type="float">
            <text:p>-0.05803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1876525879" calcext:value-type="float">
            <text:p>179.1876525879</text:p>
          </table:table-cell>
          <table:table-cell office:value-type="float" office:value="0.0559337732" calcext:value-type="float">
            <text:p>0.05593377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4432" calcext:value-type="float">
            <text:p>-0.00034432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-0.0001827303" calcext:value-type="float">
            <text:p>-0.0001827303</text:p>
          </table:table-cell>
          <table:table-cell office:value-type="float" office:value="305" calcext:value-type="float">
            <text:p>305</text:p>
          </table:table-cell>
          <table:table-cell table:formula="of:=[.D32]*100" office:value-type="float" office:value="0.12429857" calcext:value-type="float">
            <text:p>0.12429857</text:p>
          </table:table-cell>
          <table:table-cell table:formula="of:=[.E32]*100" office:value-type="float" office:value="-0.034432" calcext:value-type="float">
            <text:p>-0.034432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1884613037" calcext:value-type="float">
            <text:p>179.1884613037</text:p>
          </table:table-cell>
          <table:table-cell office:value-type="float" office:value="0.0826198883" calcext:value-type="float">
            <text:p>0.08261988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6495" calcext:value-type="float">
            <text:p>-0.00036495</text:p>
          </table:table-cell>
          <table:table-cell office:value-type="float" office:value="0.00000823" calcext:value-type="float">
            <text:p>0.00000823</text:p>
          </table:table-cell>
          <table:table-cell office:value-type="float" office:value="-0.0002678147" calcext:value-type="float">
            <text:p>-0.0002678147</text:p>
          </table:table-cell>
          <table:table-cell office:value-type="float" office:value="306" calcext:value-type="float">
            <text:p>306</text:p>
          </table:table-cell>
          <table:table-cell table:formula="of:=[.D33]*100" office:value-type="float" office:value="0.12429857" calcext:value-type="float">
            <text:p>0.12429857</text:p>
          </table:table-cell>
          <table:table-cell table:formula="of:=[.E33]*100" office:value-type="float" office:value="-0.036495" calcext:value-type="float">
            <text:p>-0.03649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1825714111" calcext:value-type="float">
            <text:p>179.1825714111</text:p>
          </table:table-cell>
          <table:table-cell office:value-type="float" office:value="0.0965613262" calcext:value-type="float">
            <text:p>0.09656132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47161" calcext:value-type="float">
            <text:p>-0.00047161</text:p>
          </table:table-cell>
          <table:table-cell office:value-type="float" office:value="0.00000676" calcext:value-type="float">
            <text:p>0.00000676</text:p>
          </table:table-cell>
          <table:table-cell office:value-type="float" office:value="-0.00014882" calcext:value-type="float">
            <text:p>-0.00014882</text:p>
          </table:table-cell>
          <table:table-cell office:value-type="float" office:value="307" calcext:value-type="float">
            <text:p>307</text:p>
          </table:table-cell>
          <table:table-cell table:formula="of:=[.D34]*100" office:value-type="float" office:value="0.12429857" calcext:value-type="float">
            <text:p>0.12429857</text:p>
          </table:table-cell>
          <table:table-cell table:formula="of:=[.E34]*100" office:value-type="float" office:value="-0.047161" calcext:value-type="float">
            <text:p>-0.047161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1936798096" calcext:value-type="float">
            <text:p>179.1936798096</text:p>
          </table:table-cell>
          <table:table-cell office:value-type="float" office:value="0.0814894432" calcext:value-type="float">
            <text:p>0.08148944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4422" calcext:value-type="float">
            <text:p>-0.0004422</text:p>
          </table:table-cell>
          <table:table-cell office:value-type="float" office:value="0.00000676" calcext:value-type="float">
            <text:p>0.00000676</text:p>
          </table:table-cell>
          <table:table-cell office:value-type="float" office:value="-0.0002770639" calcext:value-type="float">
            <text:p>-0.0002770639</text:p>
          </table:table-cell>
          <table:table-cell office:value-type="float" office:value="308" calcext:value-type="float">
            <text:p>308</text:p>
          </table:table-cell>
          <table:table-cell table:formula="of:=[.D35]*100" office:value-type="float" office:value="0.12429857" calcext:value-type="float">
            <text:p>0.12429857</text:p>
          </table:table-cell>
          <table:table-cell table:formula="of:=[.E35]*100" office:value-type="float" office:value="-0.04422" calcext:value-type="float">
            <text:p>-0.0442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1938323975" calcext:value-type="float">
            <text:p>179.1938323975</text:p>
          </table:table-cell>
          <table:table-cell office:value-type="float" office:value="0.1265633905" calcext:value-type="float">
            <text:p>0.12656339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72301" calcext:value-type="float">
            <text:p>-0.00072301</text:p>
          </table:table-cell>
          <table:table-cell office:value-type="float" office:value="0.00001079" calcext:value-type="float">
            <text:p>0.00001079</text:p>
          </table:table-cell>
          <table:table-cell office:value-type="float" office:value="-0.0002721844" calcext:value-type="float">
            <text:p>-0.0002721844</text:p>
          </table:table-cell>
          <table:table-cell office:value-type="float" office:value="309" calcext:value-type="float">
            <text:p>309</text:p>
          </table:table-cell>
          <table:table-cell table:formula="of:=[.D36]*100" office:value-type="float" office:value="0.12429857" calcext:value-type="float">
            <text:p>0.12429857</text:p>
          </table:table-cell>
          <table:table-cell table:formula="of:=[.E36]*100" office:value-type="float" office:value="-0.072301" calcext:value-type="float">
            <text:p>-0.072301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1832733154" calcext:value-type="float">
            <text:p>179.1832733154</text:p>
          </table:table-cell>
          <table:table-cell office:value-type="float" office:value="0.0786750159" calcext:value-type="float">
            <text:p>0.07867501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9091" calcext:value-type="float">
            <text:p>-0.00059091</text:p>
          </table:table-cell>
          <table:table-cell office:value-type="float" office:value="0.00000675" calcext:value-type="float">
            <text:p>0.00000675</text:p>
          </table:table-cell>
          <table:table-cell office:value-type="float" office:value="-0.0001047079" calcext:value-type="float">
            <text:p>-0.0001047079</text:p>
          </table:table-cell>
          <table:table-cell office:value-type="float" office:value="310" calcext:value-type="float">
            <text:p>310</text:p>
          </table:table-cell>
          <table:table-cell table:formula="of:=[.D37]*100" office:value-type="float" office:value="0.12429857" calcext:value-type="float">
            <text:p>0.12429857</text:p>
          </table:table-cell>
          <table:table-cell table:formula="of:=[.E37]*100" office:value-type="float" office:value="-0.059091" calcext:value-type="float">
            <text:p>-0.05909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1961669922" calcext:value-type="float">
            <text:p>179.1961669922</text:p>
          </table:table-cell>
          <table:table-cell office:value-type="float" office:value="0.0817332029" calcext:value-type="float">
            <text:p>0.08173320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233" calcext:value-type="float">
            <text:p>-0.0005233</text:p>
          </table:table-cell>
          <table:table-cell office:value-type="float" office:value="0.00000964" calcext:value-type="float">
            <text:p>0.00000964</text:p>
          </table:table-cell>
          <table:table-cell office:value-type="float" office:value="-0.0002052805" calcext:value-type="float">
            <text:p>-0.0002052805</text:p>
          </table:table-cell>
          <table:table-cell office:value-type="float" office:value="311" calcext:value-type="float">
            <text:p>311</text:p>
          </table:table-cell>
          <table:table-cell table:formula="of:=[.D38]*100" office:value-type="float" office:value="0.12429857" calcext:value-type="float">
            <text:p>0.12429857</text:p>
          </table:table-cell>
          <table:table-cell table:formula="of:=[.E38]*100" office:value-type="float" office:value="-0.05233" calcext:value-type="float">
            <text:p>-0.05233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1941070557" calcext:value-type="float">
            <text:p>179.1941070557</text:p>
          </table:table-cell>
          <table:table-cell office:value-type="float" office:value="0.0354968452" calcext:value-type="float">
            <text:p>0.03549684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7013" calcext:value-type="float">
            <text:p>-0.00017013</text:p>
          </table:table-cell>
          <table:table-cell office:value-type="float" office:value="0.0000056" calcext:value-type="float">
            <text:p>0.0000056</text:p>
          </table:table-cell>
          <table:table-cell office:value-type="float" office:value="-0.0000098018" calcext:value-type="float">
            <text:p>-9.8018E-06</text:p>
          </table:table-cell>
          <table:table-cell office:value-type="float" office:value="312" calcext:value-type="float">
            <text:p>312</text:p>
          </table:table-cell>
          <table:table-cell table:formula="of:=[.D39]*100" office:value-type="float" office:value="0.12429857" calcext:value-type="float">
            <text:p>0.12429857</text:p>
          </table:table-cell>
          <table:table-cell table:formula="of:=[.E39]*100" office:value-type="float" office:value="-0.017013" calcext:value-type="float">
            <text:p>-0.01701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199432373" calcext:value-type="float">
            <text:p>179.199432373</text:p>
          </table:table-cell>
          <table:table-cell office:value-type="float" office:value="0.0828613517" calcext:value-type="float">
            <text:p>0.08286135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5053" calcext:value-type="float">
            <text:p>-0.00025053</text:p>
          </table:table-cell>
          <table:table-cell office:value-type="float" office:value="0.0000056" calcext:value-type="float">
            <text:p>0.0000056</text:p>
          </table:table-cell>
          <table:table-cell office:value-type="float" office:value="-0.0001772701" calcext:value-type="float">
            <text:p>-0.0001772701</text:p>
          </table:table-cell>
          <table:table-cell office:value-type="float" office:value="313" calcext:value-type="float">
            <text:p>313</text:p>
          </table:table-cell>
          <table:table-cell table:formula="of:=[.D40]*100" office:value-type="float" office:value="0.12429857" calcext:value-type="float">
            <text:p>0.12429857</text:p>
          </table:table-cell>
          <table:table-cell table:formula="of:=[.E40]*100" office:value-type="float" office:value="-0.025053" calcext:value-type="float">
            <text:p>-0.02505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1999969482" calcext:value-type="float">
            <text:p>179.1999969482</text:p>
          </table:table-cell>
          <table:table-cell office:value-type="float" office:value="0.0378478727" calcext:value-type="float">
            <text:p>0.03784787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0041" calcext:value-type="float">
            <text:p>-0.0000041</text:p>
          </table:table-cell>
          <table:table-cell office:value-type="float" office:value="0.00000839" calcext:value-type="float">
            <text:p>0.00000839</text:p>
          </table:table-cell>
          <table:table-cell office:value-type="float" office:value="-0.0000155707" calcext:value-type="float">
            <text:p>-1.55707E-05</text:p>
          </table:table-cell>
          <table:table-cell office:value-type="float" office:value="314" calcext:value-type="float">
            <text:p>314</text:p>
          </table:table-cell>
          <table:table-cell table:formula="of:=[.D41]*100" office:value-type="float" office:value="0.12429857" calcext:value-type="float">
            <text:p>0.12429857</text:p>
          </table:table-cell>
          <table:table-cell table:formula="of:=[.E41]*100" office:value-type="float" office:value="-0.00041" calcext:value-type="float">
            <text:p>-0.0004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1980285645" calcext:value-type="float">
            <text:p>179.1980285645</text:p>
          </table:table-cell>
          <table:table-cell office:value-type="float" office:value="-0.0585559414" calcext:value-type="float">
            <text:p>-0.0585559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80253" calcext:value-type="float">
            <text:p>0.00080253</text:p>
          </table:table-cell>
          <table:table-cell office:value-type="float" office:value="0.00000435" calcext:value-type="float">
            <text:p>0.00000435</text:p>
          </table:table-cell>
          <table:table-cell office:value-type="float" office:value="0.0001264636" calcext:value-type="float">
            <text:p>0.0001264636</text:p>
          </table:table-cell>
          <table:table-cell office:value-type="float" office:value="315" calcext:value-type="float">
            <text:p>315</text:p>
          </table:table-cell>
          <table:table-cell table:formula="of:=[.D42]*100" office:value-type="float" office:value="0.12429857" calcext:value-type="float">
            <text:p>0.12429857</text:p>
          </table:table-cell>
          <table:table-cell table:formula="of:=[.E42]*100" office:value-type="float" office:value="0.080253" calcext:value-type="float">
            <text:p>0.08025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1899414062" calcext:value-type="float">
            <text:p>179.1899414062</text:p>
          </table:table-cell>
          <table:table-cell office:value-type="float" office:value="-0.0064956225" calcext:value-type="float">
            <text:p>-0.00649562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99289" calcext:value-type="float">
            <text:p>0.00099289</text:p>
          </table:table-cell>
          <table:table-cell office:value-type="float" office:value="0.00000575" calcext:value-type="float">
            <text:p>0.00000575</text:p>
          </table:table-cell>
          <table:table-cell office:value-type="float" office:value="0.0000381207" calcext:value-type="float">
            <text:p>3.81207E-05</text:p>
          </table:table-cell>
          <table:table-cell office:value-type="float" office:value="316" calcext:value-type="float">
            <text:p>316</text:p>
          </table:table-cell>
          <table:table-cell table:formula="of:=[.D43]*100" office:value-type="float" office:value="0.12429857" calcext:value-type="float">
            <text:p>0.12429857</text:p>
          </table:table-cell>
          <table:table-cell table:formula="of:=[.E43]*100" office:value-type="float" office:value="0.099289" calcext:value-type="float">
            <text:p>0.09928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1873474121" calcext:value-type="float">
            <text:p>179.1873474121</text:p>
          </table:table-cell>
          <table:table-cell office:value-type="float" office:value="-0.0289357261" calcext:value-type="float">
            <text:p>-0.02893572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6923" calcext:value-type="float">
            <text:p>0.00126923</text:p>
          </table:table-cell>
          <table:table-cell office:value-type="float" office:value="0.00000575" calcext:value-type="float">
            <text:p>0.00000575</text:p>
          </table:table-cell>
          <table:table-cell office:value-type="float" office:value="0.0000324916" calcext:value-type="float">
            <text:p>3.24916E-05</text:p>
          </table:table-cell>
          <table:table-cell office:value-type="float" office:value="317" calcext:value-type="float">
            <text:p>317</text:p>
          </table:table-cell>
          <table:table-cell table:formula="of:=[.D44]*100" office:value-type="float" office:value="0.12429857" calcext:value-type="float">
            <text:p>0.12429857</text:p>
          </table:table-cell>
          <table:table-cell table:formula="of:=[.E44]*100" office:value-type="float" office:value="0.126923" calcext:value-type="float">
            <text:p>0.126923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1853179932" calcext:value-type="float">
            <text:p>179.1853179932</text:p>
          </table:table-cell>
          <table:table-cell office:value-type="float" office:value="-0.081686519" calcext:value-type="float">
            <text:p>-0.0816865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80486" calcext:value-type="float">
            <text:p>0.00180486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643169" calcext:value-type="float">
            <text:p>6.43169E-05</text:p>
          </table:table-cell>
          <table:table-cell office:value-type="float" office:value="318" calcext:value-type="float">
            <text:p>318</text:p>
          </table:table-cell>
          <table:table-cell table:formula="of:=[.D45]*100" office:value-type="float" office:value="0.12429857" calcext:value-type="float">
            <text:p>0.12429857</text:p>
          </table:table-cell>
          <table:table-cell table:formula="of:=[.E45]*100" office:value-type="float" office:value="0.180486" calcext:value-type="float">
            <text:p>0.18048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1835632324" calcext:value-type="float">
            <text:p>179.1835632324</text:p>
          </table:table-cell>
          <table:table-cell office:value-type="float" office:value="-0.0717201446" calcext:value-type="float">
            <text:p>-0.07172014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09523" calcext:value-type="float">
            <text:p>0.00209523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-0.0000026125" calcext:value-type="float">
            <text:p>-2.6125E-06</text:p>
          </table:table-cell>
          <table:table-cell office:value-type="float" office:value="319" calcext:value-type="float">
            <text:p>319</text:p>
          </table:table-cell>
          <table:table-cell table:formula="of:=[.D46]*100" office:value-type="float" office:value="0.12429857" calcext:value-type="float">
            <text:p>0.12429857</text:p>
          </table:table-cell>
          <table:table-cell table:formula="of:=[.E46]*100" office:value-type="float" office:value="0.209523" calcext:value-type="float">
            <text:p>0.209523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1812286377" calcext:value-type="float">
            <text:p>179.1812286377</text:p>
          </table:table-cell>
          <table:table-cell office:value-type="float" office:value="-0.0671948616" calcext:value-type="float">
            <text:p>-0.06719486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5849" calcext:value-type="float">
            <text:p>0.00225849</text:p>
          </table:table-cell>
          <table:table-cell office:value-type="float" office:value="-0.00001034" calcext:value-type="float">
            <text:p>-0.00001034</text:p>
          </table:table-cell>
          <table:table-cell office:value-type="float" office:value="-0.0000269112" calcext:value-type="float">
            <text:p>-2.69112E-05</text:p>
          </table:table-cell>
          <table:table-cell office:value-type="float" office:value="320" calcext:value-type="float">
            <text:p>320</text:p>
          </table:table-cell>
          <table:table-cell table:formula="of:=[.D47]*100" office:value-type="float" office:value="0.12429857" calcext:value-type="float">
            <text:p>0.12429857</text:p>
          </table:table-cell>
          <table:table-cell table:formula="of:=[.E47]*100" office:value-type="float" office:value="0.225849" calcext:value-type="float">
            <text:p>0.225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1707611084" calcext:value-type="float">
            <text:p>179.1707611084</text:p>
          </table:table-cell>
          <table:table-cell office:value-type="float" office:value="-0.0746886335" calcext:value-type="float">
            <text:p>-0.0746886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1719" calcext:value-type="float">
            <text:p>0.00241719</text:p>
          </table:table-cell>
          <table:table-cell office:value-type="float" office:value="-0.00001034" calcext:value-type="float">
            <text:p>-0.00001034</text:p>
          </table:table-cell>
          <table:table-cell office:value-type="float" office:value="-0.0000326015" calcext:value-type="float">
            <text:p>-3.26015E-05</text:p>
          </table:table-cell>
          <table:table-cell office:value-type="float" office:value="321" calcext:value-type="float">
            <text:p>321</text:p>
          </table:table-cell>
          <table:table-cell table:formula="of:=[.D48]*100" office:value-type="float" office:value="0.12429857" calcext:value-type="float">
            <text:p>0.12429857</text:p>
          </table:table-cell>
          <table:table-cell table:formula="of:=[.E48]*100" office:value-type="float" office:value="0.241719" calcext:value-type="float">
            <text:p>0.241719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1753692627" calcext:value-type="float">
            <text:p>179.1753692627</text:p>
          </table:table-cell>
          <table:table-cell office:value-type="float" office:value="-0.0886588181" calcext:value-type="float">
            <text:p>-0.08865881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-0.00002622" calcext:value-type="float">
            <text:p>-0.00002622</text:p>
          </table:table-cell>
          <table:table-cell office:value-type="float" office:value="-0.0000471244" calcext:value-type="float">
            <text:p>-4.71244E-05</text:p>
          </table:table-cell>
          <table:table-cell office:value-type="float" office:value="322" calcext:value-type="float">
            <text:p>322</text:p>
          </table:table-cell>
          <table:table-cell table:formula="of:=[.D49]*100" office:value-type="float" office:value="0.12429857" calcext:value-type="float">
            <text:p>0.12429857</text:p>
          </table:table-cell>
          <table:table-cell table:formula="of:=[.E49]*100" office:value-type="float" office:value="0.2616" calcext:value-type="float">
            <text:p>0.261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1795959473" calcext:value-type="float">
            <text:p>179.1795959473</text:p>
          </table:table-cell>
          <table:table-cell office:value-type="float" office:value="-0.0969225097" calcext:value-type="float">
            <text:p>-0.09692250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035" calcext:value-type="float">
            <text:p>0.0028035</text:p>
          </table:table-cell>
          <table:table-cell office:value-type="float" office:value="-0.00002622" calcext:value-type="float">
            <text:p>-0.00002622</text:p>
          </table:table-cell>
          <table:table-cell office:value-type="float" office:value="-0.0000142649" calcext:value-type="float">
            <text:p>-1.42649E-05</text:p>
          </table:table-cell>
          <table:table-cell office:value-type="float" office:value="323" calcext:value-type="float">
            <text:p>323</text:p>
          </table:table-cell>
          <table:table-cell table:formula="of:=[.D50]*100" office:value-type="float" office:value="0.12429857" calcext:value-type="float">
            <text:p>0.12429857</text:p>
          </table:table-cell>
          <table:table-cell table:formula="of:=[.E50]*100" office:value-type="float" office:value="0.28035" calcext:value-type="float">
            <text:p>0.2803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179397583" calcext:value-type="float">
            <text:p>179.179397583</text:p>
          </table:table-cell>
          <table:table-cell office:value-type="float" office:value="-0.0480784781" calcext:value-type="float">
            <text:p>-0.04807847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0288" calcext:value-type="float">
            <text:p>0.00260288</text:p>
          </table:table-cell>
          <table:table-cell office:value-type="float" office:value="-0.00002606" calcext:value-type="float">
            <text:p>-0.00002606</text:p>
          </table:table-cell>
          <table:table-cell office:value-type="float" office:value="-0.0000807499" calcext:value-type="float">
            <text:p>-8.07499E-05</text:p>
          </table:table-cell>
          <table:table-cell office:value-type="float" office:value="324" calcext:value-type="float">
            <text:p>324</text:p>
          </table:table-cell>
          <table:table-cell table:formula="of:=[.D51]*100" office:value-type="float" office:value="0.12429857" calcext:value-type="float">
            <text:p>0.12429857</text:p>
          </table:table-cell>
          <table:table-cell table:formula="of:=[.E51]*100" office:value-type="float" office:value="0.260288" calcext:value-type="float">
            <text:p>0.26028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1711730957" calcext:value-type="float">
            <text:p>179.1711730957</text:p>
          </table:table-cell>
          <table:table-cell office:value-type="float" office:value="-0.0678654408" calcext:value-type="float">
            <text:p>-0.06786544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0111" calcext:value-type="float">
            <text:p>0.00260111</text:p>
          </table:table-cell>
          <table:table-cell office:value-type="float" office:value="-0.00004742" calcext:value-type="float">
            <text:p>-0.00004742</text:p>
          </table:table-cell>
          <table:table-cell office:value-type="float" office:value="-0.0001817393" calcext:value-type="float">
            <text:p>-0.0001817393</text:p>
          </table:table-cell>
          <table:table-cell office:value-type="float" office:value="325" calcext:value-type="float">
            <text:p>325</text:p>
          </table:table-cell>
          <table:table-cell table:formula="of:=[.D52]*100" office:value-type="float" office:value="0.12429857" calcext:value-type="float">
            <text:p>0.12429857</text:p>
          </table:table-cell>
          <table:table-cell table:formula="of:=[.E52]*100" office:value-type="float" office:value="0.260111" calcext:value-type="float">
            <text:p>0.26011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1635284424" calcext:value-type="float">
            <text:p>179.1635284424</text:p>
          </table:table-cell>
          <table:table-cell office:value-type="float" office:value="-0.10460188" calcext:value-type="float">
            <text:p>-0.104601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4476" calcext:value-type="float">
            <text:p>0.00284476</text:p>
          </table:table-cell>
          <table:table-cell office:value-type="float" office:value="-0.00004742" calcext:value-type="float">
            <text:p>-0.00004742</text:p>
          </table:table-cell>
          <table:table-cell office:value-type="float" office:value="-0.0001441885" calcext:value-type="float">
            <text:p>-0.0001441885</text:p>
          </table:table-cell>
          <table:table-cell office:value-type="float" office:value="326" calcext:value-type="float">
            <text:p>326</text:p>
          </table:table-cell>
          <table:table-cell table:formula="of:=[.D53]*100" office:value-type="float" office:value="0.12429857" calcext:value-type="float">
            <text:p>0.12429857</text:p>
          </table:table-cell>
          <table:table-cell table:formula="of:=[.E53]*100" office:value-type="float" office:value="0.284476" calcext:value-type="float">
            <text:p>0.28447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1499176025" calcext:value-type="float">
            <text:p>179.1499176025</text:p>
          </table:table-cell>
          <table:table-cell office:value-type="float" office:value="-0.0796180397" calcext:value-type="float">
            <text:p>-0.07961803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4056" calcext:value-type="float">
            <text:p>0.00284056</text:p>
          </table:table-cell>
          <table:table-cell office:value-type="float" office:value="-0.0000434" calcext:value-type="float">
            <text:p>-0.0000434</text:p>
          </table:table-cell>
          <table:table-cell office:value-type="float" office:value="0.000020815" calcext:value-type="float">
            <text:p>0.000020815</text:p>
          </table:table-cell>
          <table:table-cell office:value-type="float" office:value="327" calcext:value-type="float">
            <text:p>327</text:p>
          </table:table-cell>
          <table:table-cell table:formula="of:=[.D54]*100" office:value-type="float" office:value="0.12429857" calcext:value-type="float">
            <text:p>0.12429857</text:p>
          </table:table-cell>
          <table:table-cell table:formula="of:=[.E54]*100" office:value-type="float" office:value="0.284056" calcext:value-type="float">
            <text:p>0.284056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156539917" calcext:value-type="float">
            <text:p>179.156539917</text:p>
          </table:table-cell>
          <table:table-cell office:value-type="float" office:value="-0.1164541012" calcext:value-type="float">
            <text:p>-0.11645410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8325" calcext:value-type="float">
            <text:p>0.00308325</text:p>
          </table:table-cell>
          <table:table-cell office:value-type="float" office:value="-0.00006749" calcext:value-type="float">
            <text:p>-0.00006749</text:p>
          </table:table-cell>
          <table:table-cell office:value-type="float" office:value="0.0000390593" calcext:value-type="float">
            <text:p>3.90593E-05</text:p>
          </table:table-cell>
          <table:table-cell office:value-type="float" office:value="328" calcext:value-type="float">
            <text:p>328</text:p>
          </table:table-cell>
          <table:table-cell table:formula="of:=[.D55]*100" office:value-type="float" office:value="0.12429857" calcext:value-type="float">
            <text:p>0.12429857</text:p>
          </table:table-cell>
          <table:table-cell table:formula="of:=[.E55]*100" office:value-type="float" office:value="0.308325" calcext:value-type="float">
            <text:p>0.30832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1573791504" calcext:value-type="float">
            <text:p>179.1573791504</text:p>
          </table:table-cell>
          <table:table-cell office:value-type="float" office:value="-0.1020787724" calcext:value-type="float">
            <text:p>-0.10207877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491" calcext:value-type="float">
            <text:p>0.0031491</text:p>
          </table:table-cell>
          <table:table-cell office:value-type="float" office:value="-0.00006749" calcext:value-type="float">
            <text:p>-0.00006749</text:p>
          </table:table-cell>
          <table:table-cell office:value-type="float" office:value="-0.0000246576" calcext:value-type="float">
            <text:p>-2.46576E-05</text:p>
          </table:table-cell>
          <table:table-cell office:value-type="float" office:value="329" calcext:value-type="float">
            <text:p>329</text:p>
          </table:table-cell>
          <table:table-cell table:formula="of:=[.D56]*100" office:value-type="float" office:value="0.12429857" calcext:value-type="float">
            <text:p>0.12429857</text:p>
          </table:table-cell>
          <table:table-cell table:formula="of:=[.E56]*100" office:value-type="float" office:value="0.31491" calcext:value-type="float">
            <text:p>0.31491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1631011963" calcext:value-type="float">
            <text:p>179.1631011963</text:p>
          </table:table-cell>
          <table:table-cell office:value-type="float" office:value="-0.1531107325" calcext:value-type="float">
            <text:p>-0.15311073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3307" calcext:value-type="float">
            <text:p>0.00353307</text:p>
          </table:table-cell>
          <table:table-cell office:value-type="float" office:value="-0.00007611" calcext:value-type="float">
            <text:p>-0.00007611</text:p>
          </table:table-cell>
          <table:table-cell office:value-type="float" office:value="0.0001475675" calcext:value-type="float">
            <text:p>0.0001475675</text:p>
          </table:table-cell>
          <table:table-cell office:value-type="float" office:value="330" calcext:value-type="float">
            <text:p>330</text:p>
          </table:table-cell>
          <table:table-cell table:formula="of:=[.D57]*100" office:value-type="float" office:value="0.12429857" calcext:value-type="float">
            <text:p>0.12429857</text:p>
          </table:table-cell>
          <table:table-cell table:formula="of:=[.E57]*100" office:value-type="float" office:value="0.353307" calcext:value-type="float">
            <text:p>0.35330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1606140137" calcext:value-type="float">
            <text:p>179.1606140137</text:p>
          </table:table-cell>
          <table:table-cell office:value-type="float" office:value="-0.1044778518" calcext:value-type="float">
            <text:p>-0.10447785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6472" calcext:value-type="float">
            <text:p>0.00346472</text:p>
          </table:table-cell>
          <table:table-cell office:value-type="float" office:value="-0.00007611" calcext:value-type="float">
            <text:p>-0.00007611</text:p>
          </table:table-cell>
          <table:table-cell office:value-type="float" office:value="-0.0001106131" calcext:value-type="float">
            <text:p>-0.0001106131</text:p>
          </table:table-cell>
          <table:table-cell office:value-type="float" office:value="331" calcext:value-type="float">
            <text:p>331</text:p>
          </table:table-cell>
          <table:table-cell table:formula="of:=[.D58]*100" office:value-type="float" office:value="0.12429857" calcext:value-type="float">
            <text:p>0.12429857</text:p>
          </table:table-cell>
          <table:table-cell table:formula="of:=[.E58]*100" office:value-type="float" office:value="0.346472" calcext:value-type="float">
            <text:p>0.346472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161529541" calcext:value-type="float">
            <text:p>179.161529541</text:p>
          </table:table-cell>
          <table:table-cell office:value-type="float" office:value="-0.1561441451" calcext:value-type="float">
            <text:p>-0.15614414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6352" calcext:value-type="float">
            <text:p>0.00376352</text:p>
          </table:table-cell>
          <table:table-cell office:value-type="float" office:value="-0.00003008" calcext:value-type="float">
            <text:p>-0.00003008</text:p>
          </table:table-cell>
          <table:table-cell office:value-type="float" office:value="0.0000020387" calcext:value-type="float">
            <text:p>2.0387E-06</text:p>
          </table:table-cell>
          <table:table-cell office:value-type="float" office:value="332" calcext:value-type="float">
            <text:p>332</text:p>
          </table:table-cell>
          <table:table-cell table:formula="of:=[.D59]*100" office:value-type="float" office:value="0.12429857" calcext:value-type="float">
            <text:p>0.12429857</text:p>
          </table:table-cell>
          <table:table-cell table:formula="of:=[.E59]*100" office:value-type="float" office:value="0.376352" calcext:value-type="float">
            <text:p>0.37635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1577911377" calcext:value-type="float">
            <text:p>179.1577911377</text:p>
          </table:table-cell>
          <table:table-cell office:value-type="float" office:value="-0.1446694809" calcext:value-type="float">
            <text:p>-0.14466948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8609" calcext:value-type="float">
            <text:p>0.00388609</text:p>
          </table:table-cell>
          <table:table-cell office:value-type="float" office:value="-0.00006244" calcext:value-type="float">
            <text:p>-0.00006244</text:p>
          </table:table-cell>
          <table:table-cell office:value-type="float" office:value="-0.0000620005" calcext:value-type="float">
            <text:p>-6.20005E-05</text:p>
          </table:table-cell>
          <table:table-cell office:value-type="float" office:value="333" calcext:value-type="float">
            <text:p>333</text:p>
          </table:table-cell>
          <table:table-cell table:formula="of:=[.D60]*100" office:value-type="float" office:value="0.12429857" calcext:value-type="float">
            <text:p>0.12429857</text:p>
          </table:table-cell>
          <table:table-cell table:formula="of:=[.E60]*100" office:value-type="float" office:value="0.388609" calcext:value-type="float">
            <text:p>0.388609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159942627" calcext:value-type="float">
            <text:p>179.159942627</text:p>
          </table:table-cell>
          <table:table-cell office:value-type="float" office:value="-0.1658199179" calcext:value-type="float">
            <text:p>-0.16581991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0868" calcext:value-type="float">
            <text:p>0.00410868</text:p>
          </table:table-cell>
          <table:table-cell office:value-type="float" office:value="-0.00006244" calcext:value-type="float">
            <text:p>-0.00006244</text:p>
          </table:table-cell>
          <table:table-cell office:value-type="float" office:value="0.000048196" calcext:value-type="float">
            <text:p>0.000048196</text:p>
          </table:table-cell>
          <table:table-cell office:value-type="float" office:value="334" calcext:value-type="float">
            <text:p>334</text:p>
          </table:table-cell>
          <table:table-cell table:formula="of:=[.D61]*100" office:value-type="float" office:value="0.12429857" calcext:value-type="float">
            <text:p>0.12429857</text:p>
          </table:table-cell>
          <table:table-cell table:formula="of:=[.E61]*100" office:value-type="float" office:value="0.410868" calcext:value-type="float">
            <text:p>0.41086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1586303711" calcext:value-type="float">
            <text:p>179.1586303711</text:p>
          </table:table-cell>
          <table:table-cell office:value-type="float" office:value="-0.1780815114" calcext:value-type="float">
            <text:p>-0.17808151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3867" calcext:value-type="float">
            <text:p>0.00433867</text:p>
          </table:table-cell>
          <table:table-cell office:value-type="float" office:value="0.00000819" calcext:value-type="float">
            <text:p>0.00000819</text:p>
          </table:table-cell>
          <table:table-cell office:value-type="float" office:value="-0.0000066656" calcext:value-type="float">
            <text:p>-6.6656E-06</text:p>
          </table:table-cell>
          <table:table-cell office:value-type="float" office:value="335" calcext:value-type="float">
            <text:p>335</text:p>
          </table:table-cell>
          <table:table-cell table:formula="of:=[.D62]*100" office:value-type="float" office:value="0.12429857" calcext:value-type="float">
            <text:p>0.12429857</text:p>
          </table:table-cell>
          <table:table-cell table:formula="of:=[.E62]*100" office:value-type="float" office:value="0.433867" calcext:value-type="float">
            <text:p>0.43386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1602630615" calcext:value-type="float">
            <text:p>179.1602630615</text:p>
          </table:table-cell>
          <table:table-cell office:value-type="float" office:value="-0.1700991053" calcext:value-type="float">
            <text:p>-0.17009910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3867" calcext:value-type="float">
            <text:p>0.00443867</text:p>
          </table:table-cell>
          <table:table-cell office:value-type="float" office:value="0.00000819" calcext:value-type="float">
            <text:p>0.00000819</text:p>
          </table:table-cell>
          <table:table-cell office:value-type="float" office:value="-0.0001638755" calcext:value-type="float">
            <text:p>-0.0001638755</text:p>
          </table:table-cell>
          <table:table-cell office:value-type="float" office:value="336" calcext:value-type="float">
            <text:p>336</text:p>
          </table:table-cell>
          <table:table-cell table:formula="of:=[.D63]*100" office:value-type="float" office:value="0.12429857" calcext:value-type="float">
            <text:p>0.12429857</text:p>
          </table:table-cell>
          <table:table-cell table:formula="of:=[.E63]*100" office:value-type="float" office:value="0.443867" calcext:value-type="float">
            <text:p>0.44386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1482391357" calcext:value-type="float">
            <text:p>179.1482391357</text:p>
          </table:table-cell>
          <table:table-cell office:value-type="float" office:value="-0.2023324935" calcext:value-type="float">
            <text:p>-0.20233249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01" calcext:value-type="float">
            <text:p>0.0047201</text:p>
          </table:table-cell>
          <table:table-cell office:value-type="float" office:value="0.00016409" calcext:value-type="float">
            <text:p>0.00016409</text:p>
          </table:table-cell>
          <table:table-cell office:value-type="float" office:value="0.0000634907" calcext:value-type="float">
            <text:p>6.34907E-05</text:p>
          </table:table-cell>
          <table:table-cell office:value-type="float" office:value="337" calcext:value-type="float">
            <text:p>337</text:p>
          </table:table-cell>
          <table:table-cell table:formula="of:=[.D64]*100" office:value-type="float" office:value="0.12429857" calcext:value-type="float">
            <text:p>0.12429857</text:p>
          </table:table-cell>
          <table:table-cell table:formula="of:=[.E64]*100" office:value-type="float" office:value="0.47201" calcext:value-type="float">
            <text:p>0.47201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1383666992" calcext:value-type="float">
            <text:p>179.1383666992</text:p>
          </table:table-cell>
          <table:table-cell office:value-type="float" office:value="-0.1829482679" calcext:value-type="float">
            <text:p>-0.18294826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7838" calcext:value-type="float">
            <text:p>0.00477838</text:p>
          </table:table-cell>
          <table:table-cell office:value-type="float" office:value="0.00015035" calcext:value-type="float">
            <text:p>0.00015035</text:p>
          </table:table-cell>
          <table:table-cell office:value-type="float" office:value="-0.0001910956" calcext:value-type="float">
            <text:p>-0.0001910956</text:p>
          </table:table-cell>
          <table:table-cell office:value-type="float" office:value="338" calcext:value-type="float">
            <text:p>338</text:p>
          </table:table-cell>
          <table:table-cell table:formula="of:=[.D65]*100" office:value-type="float" office:value="0.12429857" calcext:value-type="float">
            <text:p>0.12429857</text:p>
          </table:table-cell>
          <table:table-cell table:formula="of:=[.E65]*100" office:value-type="float" office:value="0.477838" calcext:value-type="float">
            <text:p>0.47783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1307525635" calcext:value-type="float">
            <text:p>179.1307525635</text:p>
          </table:table-cell>
          <table:table-cell office:value-type="float" office:value="-0.2355072323" calcext:value-type="float">
            <text:p>-0.23550723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6748" calcext:value-type="float">
            <text:p>0.00516748</text:p>
          </table:table-cell>
          <table:table-cell office:value-type="float" office:value="0.00015035" calcext:value-type="float">
            <text:p>0.00015035</text:p>
          </table:table-cell>
          <table:table-cell office:value-type="float" office:value="0.0000076791" calcext:value-type="float">
            <text:p>7.6791E-06</text:p>
          </table:table-cell>
          <table:table-cell office:value-type="float" office:value="339" calcext:value-type="float">
            <text:p>339</text:p>
          </table:table-cell>
          <table:table-cell table:formula="of:=[.D66]*100" office:value-type="float" office:value="0.12429857" calcext:value-type="float">
            <text:p>0.12429857</text:p>
          </table:table-cell>
          <table:table-cell table:formula="of:=[.E66]*100" office:value-type="float" office:value="0.516748" calcext:value-type="float">
            <text:p>0.516748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1243591309" calcext:value-type="float">
            <text:p>179.1243591309</text:p>
          </table:table-cell>
          <table:table-cell office:value-type="float" office:value="-0.1767918275" calcext:value-type="float">
            <text:p>-0.17679182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3535" calcext:value-type="float">
            <text:p>0.00503535</text:p>
          </table:table-cell>
          <table:table-cell office:value-type="float" office:value="0.00040222" calcext:value-type="float">
            <text:p>0.00040222</text:p>
          </table:table-cell>
          <table:table-cell office:value-type="float" office:value="-0.0001233727" calcext:value-type="float">
            <text:p>-0.0001233727</text:p>
          </table:table-cell>
          <table:table-cell office:value-type="float" office:value="340" calcext:value-type="float">
            <text:p>340</text:p>
          </table:table-cell>
          <table:table-cell table:formula="of:=[.D67]*100" office:value-type="float" office:value="0.12429857" calcext:value-type="float">
            <text:p>0.12429857</text:p>
          </table:table-cell>
          <table:table-cell table:formula="of:=[.E67]*100" office:value-type="float" office:value="0.503535" calcext:value-type="float">
            <text:p>0.503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1260986328" calcext:value-type="float">
            <text:p>179.1260986328</text:p>
          </table:table-cell>
          <table:table-cell office:value-type="float" office:value="-0.2213172755" calcext:value-type="float">
            <text:p>-0.22131727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4408" calcext:value-type="float">
            <text:p>0.00524408</text:p>
          </table:table-cell>
          <table:table-cell office:value-type="float" office:value="0.00040222" calcext:value-type="float">
            <text:p>0.00040222</text:p>
          </table:table-cell>
          <table:table-cell office:value-type="float" office:value="-0.0000297722" calcext:value-type="float">
            <text:p>-2.97722E-05</text:p>
          </table:table-cell>
          <table:table-cell office:value-type="float" office:value="341" calcext:value-type="float">
            <text:p>341</text:p>
          </table:table-cell>
          <table:table-cell table:formula="of:=[.D68]*100" office:value-type="float" office:value="0.12429857" calcext:value-type="float">
            <text:p>0.12429857</text:p>
          </table:table-cell>
          <table:table-cell table:formula="of:=[.E68]*100" office:value-type="float" office:value="0.524408" calcext:value-type="float">
            <text:p>0.524408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1246337891" calcext:value-type="float">
            <text:p>179.1246337891</text:p>
          </table:table-cell>
          <table:table-cell office:value-type="float" office:value="-0.1329620038" calcext:value-type="float">
            <text:p>-0.13296200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9428" calcext:value-type="float">
            <text:p>0.00479428</text:p>
          </table:table-cell>
          <table:table-cell office:value-type="float" office:value="0.00073066" calcext:value-type="float">
            <text:p>0.00073066</text:p>
          </table:table-cell>
          <table:table-cell office:value-type="float" office:value="-0.0002163312" calcext:value-type="float">
            <text:p>-0.0002163312</text:p>
          </table:table-cell>
          <table:table-cell office:value-type="float" office:value="342" calcext:value-type="float">
            <text:p>342</text:p>
          </table:table-cell>
          <table:table-cell table:formula="of:=[.D69]*100" office:value-type="float" office:value="0.12429857" calcext:value-type="float">
            <text:p>0.12429857</text:p>
          </table:table-cell>
          <table:table-cell table:formula="of:=[.E69]*100" office:value-type="float" office:value="0.479428" calcext:value-type="float">
            <text:p>0.47942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1262664795" calcext:value-type="float">
            <text:p>179.1262664795</text:p>
          </table:table-cell>
          <table:table-cell office:value-type="float" office:value="-0.232691461" calcext:value-type="float">
            <text:p>-0.232691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593" calcext:value-type="float">
            <text:p>0.0051593</text:p>
          </table:table-cell>
          <table:table-cell office:value-type="float" office:value="0.00077861" calcext:value-type="float">
            <text:p>0.00077861</text:p>
          </table:table-cell>
          <table:table-cell office:value-type="float" office:value="0.000083274" calcext:value-type="float">
            <text:p>0.000083274</text:p>
          </table:table-cell>
          <table:table-cell office:value-type="float" office:value="343" calcext:value-type="float">
            <text:p>343</text:p>
          </table:table-cell>
          <table:table-cell table:formula="of:=[.D70]*100" office:value-type="float" office:value="0.12429857" calcext:value-type="float">
            <text:p>0.12429857</text:p>
          </table:table-cell>
          <table:table-cell table:formula="of:=[.E70]*100" office:value-type="float" office:value="0.51593" calcext:value-type="float">
            <text:p>0.5159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1263580322" calcext:value-type="float">
            <text:p>179.1263580322</text:p>
          </table:table-cell>
          <table:table-cell office:value-type="float" office:value="-0.1034985059" calcext:value-type="float">
            <text:p>-0.10349850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4145" calcext:value-type="float">
            <text:p>0.00454145</text:p>
          </table:table-cell>
          <table:table-cell office:value-type="float" office:value="0.00077861" calcext:value-type="float">
            <text:p>0.00077861</text:p>
          </table:table-cell>
          <table:table-cell office:value-type="float" office:value="-0.0003214379" calcext:value-type="float">
            <text:p>-0.0003214379</text:p>
          </table:table-cell>
          <table:table-cell office:value-type="float" office:value="344" calcext:value-type="float">
            <text:p>344</text:p>
          </table:table-cell>
          <table:table-cell table:formula="of:=[.D71]*100" office:value-type="float" office:value="0.12429857" calcext:value-type="float">
            <text:p>0.12429857</text:p>
          </table:table-cell>
          <table:table-cell table:formula="of:=[.E71]*100" office:value-type="float" office:value="0.454145" calcext:value-type="float">
            <text:p>0.45414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1156005859" calcext:value-type="float">
            <text:p>179.1156005859</text:p>
          </table:table-cell>
          <table:table-cell office:value-type="float" office:value="-0.1015419122" calcext:value-type="float">
            <text:p>-0.10154191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1685" calcext:value-type="float">
            <text:p>0.00411685</text:p>
          </table:table-cell>
          <table:table-cell office:value-type="float" office:value="0.00120881" calcext:value-type="float">
            <text:p>0.00120881</text:p>
          </table:table-cell>
          <table:table-cell office:value-type="float" office:value="-0.0000806369" calcext:value-type="float">
            <text:p>-8.06369E-05</text:p>
          </table:table-cell>
          <table:table-cell office:value-type="float" office:value="345" calcext:value-type="float">
            <text:p>345</text:p>
          </table:table-cell>
          <table:table-cell table:formula="of:=[.D72]*100" office:value-type="float" office:value="0.12429857" calcext:value-type="float">
            <text:p>0.12429857</text:p>
          </table:table-cell>
          <table:table-cell table:formula="of:=[.E72]*100" office:value-type="float" office:value="0.411685" calcext:value-type="float">
            <text:p>0.41168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1140289307" calcext:value-type="float">
            <text:p>179.1140289307</text:p>
          </table:table-cell>
          <table:table-cell office:value-type="float" office:value="-0.1362441453" calcext:value-type="float">
            <text:p>-0.13624414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529" calcext:value-type="float">
            <text:p>0.00406529</text:p>
          </table:table-cell>
          <table:table-cell office:value-type="float" office:value="0.00129588" calcext:value-type="float">
            <text:p>0.00129588</text:p>
          </table:table-cell>
          <table:table-cell office:value-type="float" office:value="0.0000401321" calcext:value-type="float">
            <text:p>4.01321E-05</text:p>
          </table:table-cell>
          <table:table-cell office:value-type="float" office:value="346" calcext:value-type="float">
            <text:p>346</text:p>
          </table:table-cell>
          <table:table-cell table:formula="of:=[.D73]*100" office:value-type="float" office:value="0.12429857" calcext:value-type="float">
            <text:p>0.12429857</text:p>
          </table:table-cell>
          <table:table-cell table:formula="of:=[.E73]*100" office:value-type="float" office:value="0.406529" calcext:value-type="float">
            <text:p>0.40652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1174926758" calcext:value-type="float">
            <text:p>179.1174926758</text:p>
          </table:table-cell>
          <table:table-cell office:value-type="float" office:value="-0.1099034143" calcext:value-type="float">
            <text:p>-0.10990341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554" calcext:value-type="float">
            <text:p>0.0038554</text:p>
          </table:table-cell>
          <table:table-cell office:value-type="float" office:value="0.00129588" calcext:value-type="float">
            <text:p>0.00129588</text:p>
          </table:table-cell>
          <table:table-cell office:value-type="float" office:value="-0.0000592112" calcext:value-type="float">
            <text:p>-5.92112E-05</text:p>
          </table:table-cell>
          <table:table-cell office:value-type="float" office:value="347" calcext:value-type="float">
            <text:p>347</text:p>
          </table:table-cell>
          <table:table-cell table:formula="of:=[.D74]*100" office:value-type="float" office:value="0.12429857" calcext:value-type="float">
            <text:p>0.12429857</text:p>
          </table:table-cell>
          <table:table-cell table:formula="of:=[.E74]*100" office:value-type="float" office:value="0.38554" calcext:value-type="float">
            <text:p>0.38554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1268768311" calcext:value-type="float">
            <text:p>179.1268768311</text:p>
          </table:table-cell>
          <table:table-cell office:value-type="float" office:value="-0.0839805564" calcext:value-type="float">
            <text:p>-0.08398055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283" calcext:value-type="float">
            <text:p>0.00354283</text:p>
          </table:table-cell>
          <table:table-cell office:value-type="float" office:value="0.00195169" calcext:value-type="float">
            <text:p>0.00195169</text:p>
          </table:table-cell>
          <table:table-cell office:value-type="float" office:value="-0.0000956326" calcext:value-type="float">
            <text:p>-9.56326E-05</text:p>
          </table:table-cell>
          <table:table-cell office:value-type="float" office:value="348" calcext:value-type="float">
            <text:p>348</text:p>
          </table:table-cell>
          <table:table-cell table:formula="of:=[.D75]*100" office:value-type="float" office:value="0.12429857" calcext:value-type="float">
            <text:p>0.12429857</text:p>
          </table:table-cell>
          <table:table-cell table:formula="of:=[.E75]*100" office:value-type="float" office:value="0.354283" calcext:value-type="float">
            <text:p>0.3542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1234741211" calcext:value-type="float">
            <text:p>179.1234741211</text:p>
          </table:table-cell>
          <table:table-cell office:value-type="float" office:value="-0.098384065" calcext:value-type="float">
            <text:p>-0.0983840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3061" calcext:value-type="float">
            <text:p>0.00343061</text:p>
          </table:table-cell>
          <table:table-cell office:value-type="float" office:value="0.00195169" calcext:value-type="float">
            <text:p>0.00195169</text:p>
          </table:table-cell>
          <table:table-cell office:value-type="float" office:value="-0.0000528284" calcext:value-type="float">
            <text:p>-5.28284E-05</text:p>
          </table:table-cell>
          <table:table-cell office:value-type="float" office:value="349" calcext:value-type="float">
            <text:p>349</text:p>
          </table:table-cell>
          <table:table-cell table:formula="of:=[.D76]*100" office:value-type="float" office:value="0.12429857" calcext:value-type="float">
            <text:p>0.12429857</text:p>
          </table:table-cell>
          <table:table-cell table:formula="of:=[.E76]*100" office:value-type="float" office:value="0.343061" calcext:value-type="float">
            <text:p>0.343061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1250610352" calcext:value-type="float">
            <text:p>179.1250610352</text:p>
          </table:table-cell>
          <table:table-cell office:value-type="float" office:value="-0.1332149456" calcext:value-type="float">
            <text:p>-0.13321494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8799" calcext:value-type="float">
            <text:p>0.00358799</text:p>
          </table:table-cell>
          <table:table-cell office:value-type="float" office:value="0.00273061" calcext:value-type="float">
            <text:p>0.00273061</text:p>
          </table:table-cell>
          <table:table-cell office:value-type="float" office:value="0.0000766751" calcext:value-type="float">
            <text:p>7.66751E-05</text:p>
          </table:table-cell>
          <table:table-cell office:value-type="float" office:value="350" calcext:value-type="float">
            <text:p>350</text:p>
          </table:table-cell>
          <table:table-cell table:formula="of:=[.D77]*100" office:value-type="float" office:value="0.12429857" calcext:value-type="float">
            <text:p>0.12429857</text:p>
          </table:table-cell>
          <table:table-cell table:formula="of:=[.E77]*100" office:value-type="float" office:value="0.358799" calcext:value-type="float">
            <text:p>0.35879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1266937256" calcext:value-type="float">
            <text:p>179.1266937256</text:p>
          </table:table-cell>
          <table:table-cell office:value-type="float" office:value="-0.1129324144" calcext:value-type="float">
            <text:p>-0.11293241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5765" calcext:value-type="float">
            <text:p>0.00355765</text:p>
          </table:table-cell>
          <table:table-cell office:value-type="float" office:value="0.00273061" calcext:value-type="float">
            <text:p>0.00273061</text:p>
          </table:table-cell>
          <table:table-cell office:value-type="float" office:value="-0.0000369557" calcext:value-type="float">
            <text:p>-3.69557E-05</text:p>
          </table:table-cell>
          <table:table-cell office:value-type="float" office:value="351" calcext:value-type="float">
            <text:p>351</text:p>
          </table:table-cell>
          <table:table-cell table:formula="of:=[.D78]*100" office:value-type="float" office:value="0.12429857" calcext:value-type="float">
            <text:p>0.12429857</text:p>
          </table:table-cell>
          <table:table-cell table:formula="of:=[.E78]*100" office:value-type="float" office:value="0.355765" calcext:value-type="float">
            <text:p>0.355765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1226806641" calcext:value-type="float">
            <text:p>179.1226806641</text:p>
          </table:table-cell>
          <table:table-cell office:value-type="float" office:value="-0.1460389992" calcext:value-type="float">
            <text:p>-0.1460389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5808" calcext:value-type="float">
            <text:p>0.00375808</text:p>
          </table:table-cell>
          <table:table-cell office:value-type="float" office:value="0.00273061" calcext:value-type="float">
            <text:p>0.00273061</text:p>
          </table:table-cell>
          <table:table-cell office:value-type="float" office:value="0.0000780856" calcext:value-type="float">
            <text:p>7.80856E-05</text:p>
          </table:table-cell>
          <table:table-cell office:value-type="float" office:value="352" calcext:value-type="float">
            <text:p>352</text:p>
          </table:table-cell>
          <table:table-cell table:formula="of:=[.D79]*100" office:value-type="float" office:value="0.12429857" calcext:value-type="float">
            <text:p>0.12429857</text:p>
          </table:table-cell>
          <table:table-cell table:formula="of:=[.E79]*100" office:value-type="float" office:value="0.375808" calcext:value-type="float">
            <text:p>0.37580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1188201904" calcext:value-type="float">
            <text:p>179.1188201904</text:p>
          </table:table-cell>
          <table:table-cell office:value-type="float" office:value="-0.1375130323" calcext:value-type="float">
            <text:p>-0.13751303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3477" calcext:value-type="float">
            <text:p>0.00383477</text:p>
          </table:table-cell>
          <table:table-cell office:value-type="float" office:value="0.00359595" calcext:value-type="float">
            <text:p>0.00359595</text:p>
          </table:table-cell>
          <table:table-cell office:value-type="float" office:value="0.0000402939" calcext:value-type="float">
            <text:p>4.02939E-05</text:p>
          </table:table-cell>
          <table:table-cell office:value-type="float" office:value="353" calcext:value-type="float">
            <text:p>353</text:p>
          </table:table-cell>
          <table:table-cell table:formula="of:=[.D80]*100" office:value-type="float" office:value="0.12429857" calcext:value-type="float">
            <text:p>0.12429857</text:p>
          </table:table-cell>
          <table:table-cell table:formula="of:=[.E80]*100" office:value-type="float" office:value="0.383477" calcext:value-type="float">
            <text:p>0.383477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1233215332" calcext:value-type="float">
            <text:p>179.1233215332</text:p>
          </table:table-cell>
          <table:table-cell office:value-type="float" office:value="-0.1638171131" calcext:value-type="float">
            <text:p>-0.16381711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115" calcext:value-type="float">
            <text:p>0.00406115</text:p>
          </table:table-cell>
          <table:table-cell office:value-type="float" office:value="0.00359595" calcext:value-type="float">
            <text:p>0.00359595</text:p>
          </table:table-cell>
          <table:table-cell office:value-type="float" office:value="0.0000625231" calcext:value-type="float">
            <text:p>6.25231E-05</text:p>
          </table:table-cell>
          <table:table-cell office:value-type="float" office:value="354" calcext:value-type="float">
            <text:p>354</text:p>
          </table:table-cell>
          <table:table-cell table:formula="of:=[.D81]*100" office:value-type="float" office:value="0.12429857" calcext:value-type="float">
            <text:p>0.12429857</text:p>
          </table:table-cell>
          <table:table-cell table:formula="of:=[.E81]*100" office:value-type="float" office:value="0.406115" calcext:value-type="float">
            <text:p>0.40611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1252593994" calcext:value-type="float">
            <text:p>179.1252593994</text:p>
          </table:table-cell>
          <table:table-cell office:value-type="float" office:value="-0.1839656935" calcext:value-type="float">
            <text:p>-0.18396569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623" calcext:value-type="float">
            <text:p>0.00434623</text:p>
          </table:table-cell>
          <table:table-cell office:value-type="float" office:value="0.00359595" calcext:value-type="float">
            <text:p>0.00359595</text:p>
          </table:table-cell>
          <table:table-cell office:value-type="float" office:value="-0.0000020459" calcext:value-type="float">
            <text:p>-2.0459E-06</text:p>
          </table:table-cell>
          <table:table-cell office:value-type="float" office:value="355" calcext:value-type="float">
            <text:p>355</text:p>
          </table:table-cell>
          <table:table-cell table:formula="of:=[.D82]*100" office:value-type="float" office:value="0.12429857" calcext:value-type="float">
            <text:p>0.12429857</text:p>
          </table:table-cell>
          <table:table-cell table:formula="of:=[.E82]*100" office:value-type="float" office:value="0.434623" calcext:value-type="float">
            <text:p>0.43462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1196899414" calcext:value-type="float">
            <text:p>179.1196899414</text:p>
          </table:table-cell>
          <table:table-cell office:value-type="float" office:value="-0.189836397" calcext:value-type="float">
            <text:p>-0.1898363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524" calcext:value-type="float">
            <text:p>0.00457524</text:p>
          </table:table-cell>
          <table:table-cell office:value-type="float" office:value="0.00449718" calcext:value-type="float">
            <text:p>0.00449718</text:p>
          </table:table-cell>
          <table:table-cell office:value-type="float" office:value="0.0000038814" calcext:value-type="float">
            <text:p>3.8814E-06</text:p>
          </table:table-cell>
          <table:table-cell office:value-type="float" office:value="356" calcext:value-type="float">
            <text:p>356</text:p>
          </table:table-cell>
          <table:table-cell table:formula="of:=[.D83]*100" office:value-type="float" office:value="0.12429857" calcext:value-type="float">
            <text:p>0.12429857</text:p>
          </table:table-cell>
          <table:table-cell table:formula="of:=[.E83]*100" office:value-type="float" office:value="0.457524" calcext:value-type="float">
            <text:p>0.45752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1163024902" calcext:value-type="float">
            <text:p>179.1163024902</text:p>
          </table:table-cell>
          <table:table-cell office:value-type="float" office:value="-0.1360657749" calcext:value-type="float">
            <text:p>-0.13606577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6944" calcext:value-type="float">
            <text:p>0.00436944</text:p>
          </table:table-cell>
          <table:table-cell office:value-type="float" office:value="0.00449718" calcext:value-type="float">
            <text:p>0.00449718</text:p>
          </table:table-cell>
          <table:table-cell office:value-type="float" office:value="-0.0000799342" calcext:value-type="float">
            <text:p>-7.99342E-05</text:p>
          </table:table-cell>
          <table:table-cell office:value-type="float" office:value="357" calcext:value-type="float">
            <text:p>357</text:p>
          </table:table-cell>
          <table:table-cell table:formula="of:=[.D84]*100" office:value-type="float" office:value="0.12429857" calcext:value-type="float">
            <text:p>0.12429857</text:p>
          </table:table-cell>
          <table:table-cell table:formula="of:=[.E84]*100" office:value-type="float" office:value="0.436944" calcext:value-type="float">
            <text:p>0.436944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1127929688" calcext:value-type="float">
            <text:p>179.1127929688</text:p>
          </table:table-cell>
          <table:table-cell office:value-type="float" office:value="-0.1322507674" calcext:value-type="float">
            <text:p>-0.13225076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0693" calcext:value-type="float">
            <text:p>0.00420693</text:p>
          </table:table-cell>
          <table:table-cell office:value-type="float" office:value="0.00537454" calcext:value-type="float">
            <text:p>0.00537454</text:p>
          </table:table-cell>
          <table:table-cell office:value-type="float" office:value="-0.0000419172" calcext:value-type="float">
            <text:p>-4.19172E-05</text:p>
          </table:table-cell>
          <table:table-cell office:value-type="float" office:value="358" calcext:value-type="float">
            <text:p>358</text:p>
          </table:table-cell>
          <table:table-cell table:formula="of:=[.D85]*100" office:value-type="float" office:value="0.12429857" calcext:value-type="float">
            <text:p>0.12429857</text:p>
          </table:table-cell>
          <table:table-cell table:formula="of:=[.E85]*100" office:value-type="float" office:value="0.420693" calcext:value-type="float">
            <text:p>0.42069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1128387451" calcext:value-type="float">
            <text:p>179.1128387451</text:p>
          </table:table-cell>
          <table:table-cell office:value-type="float" office:value="-0.2226257977" calcext:value-type="float">
            <text:p>-0.22262579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0098" calcext:value-type="float">
            <text:p>0.00470098</text:p>
          </table:table-cell>
          <table:table-cell office:value-type="float" office:value="0.00537454" calcext:value-type="float">
            <text:p>0.00537454</text:p>
          </table:table-cell>
          <table:table-cell office:value-type="float" office:value="0.0002723901" calcext:value-type="float">
            <text:p>0.0002723901</text:p>
          </table:table-cell>
          <table:table-cell office:value-type="float" office:value="359" calcext:value-type="float">
            <text:p>359</text:p>
          </table:table-cell>
          <table:table-cell table:formula="of:=[.D86]*100" office:value-type="float" office:value="0.12429857" calcext:value-type="float">
            <text:p>0.12429857</text:p>
          </table:table-cell>
          <table:table-cell table:formula="of:=[.E86]*100" office:value-type="float" office:value="0.470098" calcext:value-type="float">
            <text:p>0.470098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1164855957" calcext:value-type="float">
            <text:p>179.1164855957</text:p>
          </table:table-cell>
          <table:table-cell office:value-type="float" office:value="-0.1963324064" calcext:value-type="float">
            <text:p>-0.19633240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484" calcext:value-type="float">
            <text:p>0.00485484</text:p>
          </table:table-cell>
          <table:table-cell office:value-type="float" office:value="0.00537454" calcext:value-type="float">
            <text:p>0.00537454</text:p>
          </table:table-cell>
          <table:table-cell office:value-type="float" office:value="0.0002482539" calcext:value-type="float">
            <text:p>0.0002482539</text:p>
          </table:table-cell>
          <table:table-cell office:value-type="float" office:value="360" calcext:value-type="float">
            <text:p>360</text:p>
          </table:table-cell>
          <table:table-cell table:formula="of:=[.D87]*100" office:value-type="float" office:value="0.12429857" calcext:value-type="float">
            <text:p>0.12429857</text:p>
          </table:table-cell>
          <table:table-cell table:formula="of:=[.E87]*100" office:value-type="float" office:value="0.485484" calcext:value-type="float">
            <text:p>0.4854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1129608154" calcext:value-type="float">
            <text:p>179.1129608154</text:p>
          </table:table-cell>
          <table:table-cell office:value-type="float" office:value="-0.2273226926" calcext:value-type="float">
            <text:p>-0.22732269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6386" calcext:value-type="float">
            <text:p>0.00516386</text:p>
          </table:table-cell>
          <table:table-cell office:value-type="float" office:value="0.00617068" calcext:value-type="float">
            <text:p>0.00617068</text:p>
          </table:table-cell>
          <table:table-cell office:value-type="float" office:value="0.0000814262" calcext:value-type="float">
            <text:p>8.14262E-05</text:p>
          </table:table-cell>
          <table:table-cell office:value-type="float" office:value="361" calcext:value-type="float">
            <text:p>361</text:p>
          </table:table-cell>
          <table:table-cell table:formula="of:=[.D88]*100" office:value-type="float" office:value="0.12429857" calcext:value-type="float">
            <text:p>0.12429857</text:p>
          </table:table-cell>
          <table:table-cell table:formula="of:=[.E88]*100" office:value-type="float" office:value="0.516386" calcext:value-type="float">
            <text:p>0.51638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1188964844" calcext:value-type="float">
            <text:p>179.1188964844</text:p>
          </table:table-cell>
          <table:table-cell office:value-type="float" office:value="-0.1869785455" calcext:value-type="float">
            <text:p>-0.18697854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0084" calcext:value-type="float">
            <text:p>0.00510084</text:p>
          </table:table-cell>
          <table:table-cell office:value-type="float" office:value="0.00617068" calcext:value-type="float">
            <text:p>0.00617068</text:p>
          </table:table-cell>
          <table:table-cell office:value-type="float" office:value="-0.0000209498" calcext:value-type="float">
            <text:p>-2.09498E-05</text:p>
          </table:table-cell>
          <table:table-cell office:value-type="float" office:value="362" calcext:value-type="float">
            <text:p>362</text:p>
          </table:table-cell>
          <table:table-cell table:formula="of:=[.D89]*100" office:value-type="float" office:value="0.12429857" calcext:value-type="float">
            <text:p>0.12429857</text:p>
          </table:table-cell>
          <table:table-cell table:formula="of:=[.E89]*100" office:value-type="float" office:value="0.510084" calcext:value-type="float">
            <text:p>0.51008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110534668" calcext:value-type="float">
            <text:p>179.110534668</text:p>
          </table:table-cell>
          <table:table-cell office:value-type="float" office:value="-0.181503672" calcext:value-type="float">
            <text:p>-0.1815036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2236" calcext:value-type="float">
            <text:p>0.00502236</text:p>
          </table:table-cell>
          <table:table-cell office:value-type="float" office:value="0.00682428" calcext:value-type="float">
            <text:p>0.00682428</text:p>
          </table:table-cell>
          <table:table-cell office:value-type="float" office:value="-0.0000945028" calcext:value-type="float">
            <text:p>-9.45028E-05</text:p>
          </table:table-cell>
          <table:table-cell office:value-type="float" office:value="363" calcext:value-type="float">
            <text:p>363</text:p>
          </table:table-cell>
          <table:table-cell table:formula="of:=[.D90]*100" office:value-type="float" office:value="0.12429857" calcext:value-type="float">
            <text:p>0.12429857</text:p>
          </table:table-cell>
          <table:table-cell table:formula="of:=[.E90]*100" office:value-type="float" office:value="0.502236" calcext:value-type="float">
            <text:p>0.502236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1069641113" calcext:value-type="float">
            <text:p>179.1069641113</text:p>
          </table:table-cell>
          <table:table-cell office:value-type="float" office:value="-0.1945600449" calcext:value-type="float">
            <text:p>-0.19456004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5711" calcext:value-type="float">
            <text:p>0.00505711</text:p>
          </table:table-cell>
          <table:table-cell office:value-type="float" office:value="0.00682428" calcext:value-type="float">
            <text:p>0.00682428</text:p>
          </table:table-cell>
          <table:table-cell office:value-type="float" office:value="0.0000781755" calcext:value-type="float">
            <text:p>7.81755E-05</text:p>
          </table:table-cell>
          <table:table-cell office:value-type="float" office:value="364" calcext:value-type="float">
            <text:p>364</text:p>
          </table:table-cell>
          <table:table-cell table:formula="of:=[.D91]*100" office:value-type="float" office:value="0.12429857" calcext:value-type="float">
            <text:p>0.12429857</text:p>
          </table:table-cell>
          <table:table-cell table:formula="of:=[.E91]*100" office:value-type="float" office:value="0.505711" calcext:value-type="float">
            <text:p>0.50571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1051330566" calcext:value-type="float">
            <text:p>179.1051330566</text:p>
          </table:table-cell>
          <table:table-cell office:value-type="float" office:value="-0.1811432112" calcext:value-type="float">
            <text:p>-0.18114321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9083" calcext:value-type="float">
            <text:p>0.00499083</text:p>
          </table:table-cell>
          <table:table-cell office:value-type="float" office:value="0.00682428" calcext:value-type="float">
            <text:p>0.00682428</text:p>
          </table:table-cell>
          <table:table-cell office:value-type="float" office:value="-0.0000365478" calcext:value-type="float">
            <text:p>-3.65478E-05</text:p>
          </table:table-cell>
          <table:table-cell office:value-type="float" office:value="365" calcext:value-type="float">
            <text:p>365</text:p>
          </table:table-cell>
          <table:table-cell table:formula="of:=[.D92]*100" office:value-type="float" office:value="0.12429857" calcext:value-type="float">
            <text:p>0.12429857</text:p>
          </table:table-cell>
          <table:table-cell table:formula="of:=[.E92]*100" office:value-type="float" office:value="0.499083" calcext:value-type="float">
            <text:p>0.49908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1046142578" calcext:value-type="float">
            <text:p>179.1046142578</text:p>
          </table:table-cell>
          <table:table-cell office:value-type="float" office:value="-0.1707716173" calcext:value-type="float">
            <text:p>-0.17077161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7757" calcext:value-type="float">
            <text:p>0.00487757</text:p>
          </table:table-cell>
          <table:table-cell office:value-type="float" office:value="0.00729034" calcext:value-type="float">
            <text:p>0.00729034</text:p>
          </table:table-cell>
          <table:table-cell office:value-type="float" office:value="-0.0002235653" calcext:value-type="float">
            <text:p>-0.0002235653</text:p>
          </table:table-cell>
          <table:table-cell office:value-type="float" office:value="366" calcext:value-type="float">
            <text:p>366</text:p>
          </table:table-cell>
          <table:table-cell table:formula="of:=[.D93]*100" office:value-type="float" office:value="0.12429857" calcext:value-type="float">
            <text:p>0.12429857</text:p>
          </table:table-cell>
          <table:table-cell table:formula="of:=[.E93]*100" office:value-type="float" office:value="0.487757" calcext:value-type="float">
            <text:p>0.48775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1060943604" calcext:value-type="float">
            <text:p>179.1060943604</text:p>
          </table:table-cell>
          <table:table-cell office:value-type="float" office:value="-0.1648182625" calcext:value-type="float">
            <text:p>-0.16481826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6244" calcext:value-type="float">
            <text:p>0.00476244</text:p>
          </table:table-cell>
          <table:table-cell office:value-type="float" office:value="0.00729034" calcext:value-type="float">
            <text:p>0.00729034</text:p>
          </table:table-cell>
          <table:table-cell office:value-type="float" office:value="-0.0000027953" calcext:value-type="float">
            <text:p>-2.7953E-06</text:p>
          </table:table-cell>
          <table:table-cell office:value-type="float" office:value="367" calcext:value-type="float">
            <text:p>367</text:p>
          </table:table-cell>
          <table:table-cell table:formula="of:=[.D94]*100" office:value-type="float" office:value="0.12429857" calcext:value-type="float">
            <text:p>0.12429857</text:p>
          </table:table-cell>
          <table:table-cell table:formula="of:=[.E94]*100" office:value-type="float" office:value="0.476244" calcext:value-type="float">
            <text:p>0.476244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1127929688" calcext:value-type="float">
            <text:p>179.1127929688</text:p>
          </table:table-cell>
          <table:table-cell office:value-type="float" office:value="-0.1885240215" calcext:value-type="float">
            <text:p>-0.18852402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4374" calcext:value-type="float">
            <text:p>0.00484374</text:p>
          </table:table-cell>
          <table:table-cell office:value-type="float" office:value="0.00729034" calcext:value-type="float">
            <text:p>0.00729034</text:p>
          </table:table-cell>
          <table:table-cell office:value-type="float" office:value="-0.0001439302" calcext:value-type="float">
            <text:p>-0.0001439302</text:p>
          </table:table-cell>
          <table:table-cell office:value-type="float" office:value="368" calcext:value-type="float">
            <text:p>368</text:p>
          </table:table-cell>
          <table:table-cell table:formula="of:=[.D95]*100" office:value-type="float" office:value="0.12429857" calcext:value-type="float">
            <text:p>0.12429857</text:p>
          </table:table-cell>
          <table:table-cell table:formula="of:=[.E95]*100" office:value-type="float" office:value="0.484374" calcext:value-type="float">
            <text:p>0.48437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1050109863" calcext:value-type="float">
            <text:p>179.1050109863</text:p>
          </table:table-cell>
          <table:table-cell office:value-type="float" office:value="-0.1627588438" calcext:value-type="float">
            <text:p>-0.16275884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619" calcext:value-type="float">
            <text:p>0.00472619</text:p>
          </table:table-cell>
          <table:table-cell office:value-type="float" office:value="0.00754777" calcext:value-type="float">
            <text:p>0.00754777</text:p>
          </table:table-cell>
          <table:table-cell office:value-type="float" office:value="-0.0000638572" calcext:value-type="float">
            <text:p>-6.38572E-05</text:p>
          </table:table-cell>
          <table:table-cell office:value-type="float" office:value="369" calcext:value-type="float">
            <text:p>369</text:p>
          </table:table-cell>
          <table:table-cell table:formula="of:=[.D96]*100" office:value-type="float" office:value="0.12429857" calcext:value-type="float">
            <text:p>0.12429857</text:p>
          </table:table-cell>
          <table:table-cell table:formula="of:=[.E96]*100" office:value-type="float" office:value="0.472619" calcext:value-type="float">
            <text:p>0.472619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1119384766" calcext:value-type="float">
            <text:p>179.1119384766</text:p>
          </table:table-cell>
          <table:table-cell office:value-type="float" office:value="-0.2412173368" calcext:value-type="float">
            <text:p>-0.24121733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7077" calcext:value-type="float">
            <text:p>0.00517077</text:p>
          </table:table-cell>
          <table:table-cell office:value-type="float" office:value="0.00754777" calcext:value-type="float">
            <text:p>0.00754777</text:p>
          </table:table-cell>
          <table:table-cell office:value-type="float" office:value="0.000131007" calcext:value-type="float">
            <text:p>0.000131007</text:p>
          </table:table-cell>
          <table:table-cell office:value-type="float" office:value="370" calcext:value-type="float">
            <text:p>370</text:p>
          </table:table-cell>
          <table:table-cell table:formula="of:=[.D97]*100" office:value-type="float" office:value="0.12429857" calcext:value-type="float">
            <text:p>0.12429857</text:p>
          </table:table-cell>
          <table:table-cell table:formula="of:=[.E97]*100" office:value-type="float" office:value="0.517077" calcext:value-type="float">
            <text:p>0.51707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166534424" calcext:value-type="float">
            <text:p>179.1166534424</text:p>
          </table:table-cell>
          <table:table-cell office:value-type="float" office:value="-0.2292882991" calcext:value-type="float">
            <text:p>-0.22928829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874" calcext:value-type="float">
            <text:p>0.0053874</text:p>
          </table:table-cell>
          <table:table-cell office:value-type="float" office:value="0.00759141" calcext:value-type="float">
            <text:p>0.00759141</text:p>
          </table:table-cell>
          <table:table-cell office:value-type="float" office:value="0.0000950841" calcext:value-type="float">
            <text:p>9.50841E-05</text:p>
          </table:table-cell>
          <table:table-cell office:value-type="float" office:value="371" calcext:value-type="float">
            <text:p>371</text:p>
          </table:table-cell>
          <table:table-cell table:formula="of:=[.D98]*100" office:value-type="float" office:value="0.12429857" calcext:value-type="float">
            <text:p>0.12429857</text:p>
          </table:table-cell>
          <table:table-cell table:formula="of:=[.E98]*100" office:value-type="float" office:value="0.53874" calcext:value-type="float">
            <text:p>0.53874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242675781" calcext:value-type="float">
            <text:p>179.1242675781</text:p>
          </table:table-cell>
          <table:table-cell office:value-type="float" office:value="-0.2944534694" calcext:value-type="float">
            <text:p>-0.29445346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0.00759141" calcext:value-type="float">
            <text:p>0.00759141</text:p>
          </table:table-cell>
          <table:table-cell office:value-type="float" office:value="0.0001261266" calcext:value-type="float">
            <text:p>0.0001261266</text:p>
          </table:table-cell>
          <table:table-cell office:value-type="float" office:value="372" calcext:value-type="float">
            <text:p>372</text:p>
          </table:table-cell>
          <table:table-cell table:formula="of:=[.D99]*100" office:value-type="float" office:value="0.12429857" calcext:value-type="float">
            <text:p>0.12429857</text:p>
          </table:table-cell>
          <table:table-cell table:formula="of:=[.E99]*100" office:value-type="float" office:value="0.5966" calcext:value-type="float">
            <text:p>0.596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228942871" calcext:value-type="float">
            <text:p>179.1228942871</text:p>
          </table:table-cell>
          <table:table-cell office:value-type="float" office:value="-0.2533012265" calcext:value-type="float">
            <text:p>-0.25330122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7715" calcext:value-type="float">
            <text:p>0.00607715</text:p>
          </table:table-cell>
          <table:table-cell office:value-type="float" office:value="0.00759141" calcext:value-type="float">
            <text:p>0.00759141</text:p>
          </table:table-cell>
          <table:table-cell office:value-type="float" office:value="0.000157383" calcext:value-type="float">
            <text:p>0.000157383</text:p>
          </table:table-cell>
          <table:table-cell office:value-type="float" office:value="373" calcext:value-type="float">
            <text:p>373</text:p>
          </table:table-cell>
          <table:table-cell table:formula="of:=[.D100]*100" office:value-type="float" office:value="0.12429857" calcext:value-type="float">
            <text:p>0.12429857</text:p>
          </table:table-cell>
          <table:table-cell table:formula="of:=[.E100]*100" office:value-type="float" office:value="0.607715" calcext:value-type="float">
            <text:p>0.607715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1250915527" calcext:value-type="float">
            <text:p>179.1250915527</text:p>
          </table:table-cell>
          <table:table-cell office:value-type="float" office:value="-0.3006288892" calcext:value-type="float">
            <text:p>-0.30062888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666" calcext:value-type="float">
            <text:p>0.0064666</text:p>
          </table:table-cell>
          <table:table-cell office:value-type="float" office:value="0.00743953" calcext:value-type="float">
            <text:p>0.00743953</text:p>
          </table:table-cell>
          <table:table-cell office:value-type="float" office:value="-0.000077869" calcext:value-type="float">
            <text:p>-0.000077869</text:p>
          </table:table-cell>
          <table:table-cell office:value-type="float" office:value="374" calcext:value-type="float">
            <text:p>374</text:p>
          </table:table-cell>
          <table:table-cell table:formula="of:=[.D101]*100" office:value-type="float" office:value="0.12429857" calcext:value-type="float">
            <text:p>0.12429857</text:p>
          </table:table-cell>
          <table:table-cell table:formula="of:=[.E101]*100" office:value-type="float" office:value="0.64666" calcext:value-type="float">
            <text:p>0.6466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1348724365" calcext:value-type="float">
            <text:p>179.1348724365</text:p>
          </table:table-cell>
          <table:table-cell office:value-type="float" office:value="-0.2431822345" calcext:value-type="float">
            <text:p>-0.24318223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317" calcext:value-type="float">
            <text:p>0.00634317</text:p>
          </table:table-cell>
          <table:table-cell office:value-type="float" office:value="0.00743953" calcext:value-type="float">
            <text:p>0.00743953</text:p>
          </table:table-cell>
          <table:table-cell office:value-type="float" office:value="-0.0001285014" calcext:value-type="float">
            <text:p>-0.0001285014</text:p>
          </table:table-cell>
          <table:table-cell office:value-type="float" office:value="375" calcext:value-type="float">
            <text:p>375</text:p>
          </table:table-cell>
          <table:table-cell table:formula="of:=[.D102]*100" office:value-type="float" office:value="0.12429857" calcext:value-type="float">
            <text:p>0.12429857</text:p>
          </table:table-cell>
          <table:table-cell table:formula="of:=[.E102]*100" office:value-type="float" office:value="0.634317" calcext:value-type="float">
            <text:p>0.63431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1282501221" calcext:value-type="float">
            <text:p>179.1282501221</text:p>
          </table:table-cell>
          <table:table-cell office:value-type="float" office:value="-0.2412081937" calcext:value-type="float">
            <text:p>-0.24120819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478" calcext:value-type="float">
            <text:p>0.0062478</text:p>
          </table:table-cell>
          <table:table-cell office:value-type="float" office:value="0.00743984" calcext:value-type="float">
            <text:p>0.00743984</text:p>
          </table:table-cell>
          <table:table-cell office:value-type="float" office:value="0.0000060069" calcext:value-type="float">
            <text:p>6.0069E-06</text:p>
          </table:table-cell>
          <table:table-cell office:value-type="float" office:value="376" calcext:value-type="float">
            <text:p>376</text:p>
          </table:table-cell>
          <table:table-cell table:formula="of:=[.D103]*100" office:value-type="float" office:value="0.12429857" calcext:value-type="float">
            <text:p>0.12429857</text:p>
          </table:table-cell>
          <table:table-cell table:formula="of:=[.E103]*100" office:value-type="float" office:value="0.62478" calcext:value-type="float">
            <text:p>0.6247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1375427246" calcext:value-type="float">
            <text:p>179.1375427246</text:p>
          </table:table-cell>
          <table:table-cell office:value-type="float" office:value="-0.2637005743" calcext:value-type="float">
            <text:p>-0.26370057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3416" calcext:value-type="float">
            <text:p>0.00633416</text:p>
          </table:table-cell>
          <table:table-cell office:value-type="float" office:value="0.00712344" calcext:value-type="float">
            <text:p>0.00712344</text:p>
          </table:table-cell>
          <table:table-cell office:value-type="float" office:value="0.0000153196" calcext:value-type="float">
            <text:p>1.53196E-05</text:p>
          </table:table-cell>
          <table:table-cell office:value-type="float" office:value="377" calcext:value-type="float">
            <text:p>377</text:p>
          </table:table-cell>
          <table:table-cell table:formula="of:=[.D104]*100" office:value-type="float" office:value="0.12429857" calcext:value-type="float">
            <text:p>0.12429857</text:p>
          </table:table-cell>
          <table:table-cell table:formula="of:=[.E104]*100" office:value-type="float" office:value="0.633416" calcext:value-type="float">
            <text:p>0.633416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1420898438" calcext:value-type="float">
            <text:p>179.1420898438</text:p>
          </table:table-cell>
          <table:table-cell office:value-type="float" office:value="-0.3098558613" calcext:value-type="float">
            <text:p>-0.30985586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9929" calcext:value-type="float">
            <text:p>0.00669929</text:p>
          </table:table-cell>
          <table:table-cell office:value-type="float" office:value="0.00712344" calcext:value-type="float">
            <text:p>0.00712344</text:p>
          </table:table-cell>
          <table:table-cell office:value-type="float" office:value="0.0001458238" calcext:value-type="float">
            <text:p>0.0001458238</text:p>
          </table:table-cell>
          <table:table-cell office:value-type="float" office:value="378" calcext:value-type="float">
            <text:p>378</text:p>
          </table:table-cell>
          <table:table-cell table:formula="of:=[.D105]*100" office:value-type="float" office:value="0.12429857" calcext:value-type="float">
            <text:p>0.12429857</text:p>
          </table:table-cell>
          <table:table-cell table:formula="of:=[.E105]*100" office:value-type="float" office:value="0.669929" calcext:value-type="float">
            <text:p>0.669929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179.1378479004" calcext:value-type="float">
            <text:p>179.1378479004</text:p>
          </table:table-cell>
          <table:table-cell office:value-type="float" office:value="-0.3054572521" calcext:value-type="float">
            <text:p>-0.30545725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132" calcext:value-type="float">
            <text:p>0.0069132</text:p>
          </table:table-cell>
          <table:table-cell office:value-type="float" office:value="0.00670369" calcext:value-type="float">
            <text:p>0.00670369</text:p>
          </table:table-cell>
          <table:table-cell office:value-type="float" office:value="0.0001036665" calcext:value-type="float">
            <text:p>0.0001036665</text:p>
          </table:table-cell>
          <table:table-cell office:value-type="float" office:value="379" calcext:value-type="float">
            <text:p>379</text:p>
          </table:table-cell>
          <table:table-cell table:formula="of:=[.D106]*100" office:value-type="float" office:value="0.12429857" calcext:value-type="float">
            <text:p>0.12429857</text:p>
          </table:table-cell>
          <table:table-cell table:formula="of:=[.E106]*100" office:value-type="float" office:value="0.69132" calcext:value-type="float">
            <text:p>0.69132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79.1362609863" calcext:value-type="float">
            <text:p>179.1362609863</text:p>
          </table:table-cell>
          <table:table-cell office:value-type="float" office:value="-0.2660772957" calcext:value-type="float">
            <text:p>-0.26607729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9324" calcext:value-type="float">
            <text:p>0.00679324</text:p>
          </table:table-cell>
          <table:table-cell office:value-type="float" office:value="0.00670369" calcext:value-type="float">
            <text:p>0.00670369</text:p>
          </table:table-cell>
          <table:table-cell office:value-type="float" office:value="0.0000406277" calcext:value-type="float">
            <text:p>4.06277E-05</text:p>
          </table:table-cell>
          <table:table-cell office:value-type="float" office:value="380" calcext:value-type="float">
            <text:p>380</text:p>
          </table:table-cell>
          <table:table-cell table:formula="of:=[.D107]*100" office:value-type="float" office:value="0.12429857" calcext:value-type="float">
            <text:p>0.12429857</text:p>
          </table:table-cell>
          <table:table-cell table:formula="of:=[.E107]*100" office:value-type="float" office:value="0.679324" calcext:value-type="float">
            <text:p>0.679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1253662109" calcext:value-type="float">
            <text:p>179.1253662109</text:p>
          </table:table-cell>
          <table:table-cell office:value-type="float" office:value="-0.3698872954" calcext:value-type="float">
            <text:p>-0.36988729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0516" calcext:value-type="float">
            <text:p>0.00740516</text:p>
          </table:table-cell>
          <table:table-cell office:value-type="float" office:value="0.0066379" calcext:value-type="float">
            <text:p>0.0066379</text:p>
          </table:table-cell>
          <table:table-cell office:value-type="float" office:value="0.0003489232" calcext:value-type="float">
            <text:p>0.0003489232</text:p>
          </table:table-cell>
          <table:table-cell office:value-type="float" office:value="381" calcext:value-type="float">
            <text:p>381</text:p>
          </table:table-cell>
          <table:table-cell table:formula="of:=[.D108]*100" office:value-type="float" office:value="0.12429857" calcext:value-type="float">
            <text:p>0.12429857</text:p>
          </table:table-cell>
          <table:table-cell table:formula="of:=[.E108]*100" office:value-type="float" office:value="0.740516" calcext:value-type="float">
            <text:p>0.74051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1277313232" calcext:value-type="float">
            <text:p>179.1277313232</text:p>
          </table:table-cell>
          <table:table-cell office:value-type="float" office:value="-0.3640760844" calcext:value-type="float">
            <text:p>-0.36407608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77405" calcext:value-type="float">
            <text:p>0.00777405</text:p>
          </table:table-cell>
          <table:table-cell office:value-type="float" office:value="0.00623565" calcext:value-type="float">
            <text:p>0.00623565</text:p>
          </table:table-cell>
          <table:table-cell office:value-type="float" office:value="0.0003274744" calcext:value-type="float">
            <text:p>0.0003274744</text:p>
          </table:table-cell>
          <table:table-cell office:value-type="float" office:value="382" calcext:value-type="float">
            <text:p>382</text:p>
          </table:table-cell>
          <table:table-cell table:formula="of:=[.D109]*100" office:value-type="float" office:value="0.12429857" calcext:value-type="float">
            <text:p>0.12429857</text:p>
          </table:table-cell>
          <table:table-cell table:formula="of:=[.E109]*100" office:value-type="float" office:value="0.777405" calcext:value-type="float">
            <text:p>0.77740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1116638184" calcext:value-type="float">
            <text:p>179.1116638184</text:p>
          </table:table-cell>
          <table:table-cell office:value-type="float" office:value="-0.3656958094" calcext:value-type="float">
            <text:p>-0.36569580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03056" calcext:value-type="float">
            <text:p>0.00803056</text:p>
          </table:table-cell>
          <table:table-cell office:value-type="float" office:value="0.00623565" calcext:value-type="float">
            <text:p>0.00623565</text:p>
          </table:table-cell>
          <table:table-cell office:value-type="float" office:value="0.0002282791" calcext:value-type="float">
            <text:p>0.0002282791</text:p>
          </table:table-cell>
          <table:table-cell office:value-type="float" office:value="383" calcext:value-type="float">
            <text:p>383</text:p>
          </table:table-cell>
          <table:table-cell table:formula="of:=[.D110]*100" office:value-type="float" office:value="0.12429857" calcext:value-type="float">
            <text:p>0.12429857</text:p>
          </table:table-cell>
          <table:table-cell table:formula="of:=[.E110]*100" office:value-type="float" office:value="0.803056" calcext:value-type="float">
            <text:p>0.803056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1129150391" calcext:value-type="float">
            <text:p>179.1129150391</text:p>
          </table:table-cell>
          <table:table-cell office:value-type="float" office:value="-0.2446040709" calcext:value-type="float">
            <text:p>-0.24460407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9442" calcext:value-type="float">
            <text:p>0.00739442</text:p>
          </table:table-cell>
          <table:table-cell office:value-type="float" office:value="0.00615339" calcext:value-type="float">
            <text:p>0.00615339</text:p>
          </table:table-cell>
          <table:table-cell office:value-type="float" office:value="-0.0002671346" calcext:value-type="float">
            <text:p>-0.0002671346</text:p>
          </table:table-cell>
          <table:table-cell office:value-type="float" office:value="384" calcext:value-type="float">
            <text:p>384</text:p>
          </table:table-cell>
          <table:table-cell table:formula="of:=[.D111]*100" office:value-type="float" office:value="0.12429857" calcext:value-type="float">
            <text:p>0.12429857</text:p>
          </table:table-cell>
          <table:table-cell table:formula="of:=[.E111]*100" office:value-type="float" office:value="0.739442" calcext:value-type="float">
            <text:p>0.73944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1128540039" calcext:value-type="float">
            <text:p>179.1128540039</text:p>
          </table:table-cell>
          <table:table-cell office:value-type="float" office:value="-0.2991888936" calcext:value-type="float">
            <text:p>-0.29918889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3445" calcext:value-type="float">
            <text:p>0.00733445</text:p>
          </table:table-cell>
          <table:table-cell office:value-type="float" office:value="0.00577181" calcext:value-type="float">
            <text:p>0.00577181</text:p>
          </table:table-cell>
          <table:table-cell office:value-type="float" office:value="-0.0000076008" calcext:value-type="float">
            <text:p>-7.6008E-06</text:p>
          </table:table-cell>
          <table:table-cell office:value-type="float" office:value="385" calcext:value-type="float">
            <text:p>385</text:p>
          </table:table-cell>
          <table:table-cell table:formula="of:=[.D112]*100" office:value-type="float" office:value="0.12429857" calcext:value-type="float">
            <text:p>0.12429857</text:p>
          </table:table-cell>
          <table:table-cell table:formula="of:=[.E112]*100" office:value-type="float" office:value="0.733445" calcext:value-type="float">
            <text:p>0.7334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79.1138916016" calcext:value-type="float">
            <text:p>179.1138916016</text:p>
          </table:table-cell>
          <table:table-cell office:value-type="float" office:value="-0.2786785525" calcext:value-type="float">
            <text:p>-0.27867855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5782" calcext:value-type="float">
            <text:p>0.00715782</text:p>
          </table:table-cell>
          <table:table-cell office:value-type="float" office:value="0.00577181" calcext:value-type="float">
            <text:p>0.00577181</text:p>
          </table:table-cell>
          <table:table-cell office:value-type="float" office:value="-0.000071331" calcext:value-type="float">
            <text:p>-0.000071331</text:p>
          </table:table-cell>
          <table:table-cell office:value-type="float" office:value="386" calcext:value-type="float">
            <text:p>386</text:p>
          </table:table-cell>
          <table:table-cell table:formula="of:=[.D113]*100" office:value-type="float" office:value="0.12429857" calcext:value-type="float">
            <text:p>0.12429857</text:p>
          </table:table-cell>
          <table:table-cell table:formula="of:=[.E113]*100" office:value-type="float" office:value="0.715782" calcext:value-type="float">
            <text:p>0.715782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9.1098022461" calcext:value-type="float">
            <text:p>179.1098022461</text:p>
          </table:table-cell>
          <table:table-cell office:value-type="float" office:value="-0.2765350394" calcext:value-type="float">
            <text:p>-0.27653503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2587" calcext:value-type="float">
            <text:p>0.00702587</text:p>
          </table:table-cell>
          <table:table-cell office:value-type="float" office:value="0.00537245" calcext:value-type="float">
            <text:p>0.00537245</text:p>
          </table:table-cell>
          <table:table-cell office:value-type="float" office:value="-0.0001298662" calcext:value-type="float">
            <text:p>-0.0001298662</text:p>
          </table:table-cell>
          <table:table-cell office:value-type="float" office:value="387" calcext:value-type="float">
            <text:p>387</text:p>
          </table:table-cell>
          <table:table-cell table:formula="of:=[.D114]*100" office:value-type="float" office:value="0.12429857" calcext:value-type="float">
            <text:p>0.12429857</text:p>
          </table:table-cell>
          <table:table-cell table:formula="of:=[.E114]*100" office:value-type="float" office:value="0.702587" calcext:value-type="float">
            <text:p>0.702587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79.1065063477" calcext:value-type="float">
            <text:p>179.1065063477</text:p>
          </table:table-cell>
          <table:table-cell office:value-type="float" office:value="-0.267514568" calcext:value-type="float">
            <text:p>-0.2675145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7787" calcext:value-type="float">
            <text:p>0.00687787</text:p>
          </table:table-cell>
          <table:table-cell office:value-type="float" office:value="0.00537245" calcext:value-type="float">
            <text:p>0.00537245</text:p>
          </table:table-cell>
          <table:table-cell office:value-type="float" office:value="-0.0000989075" calcext:value-type="float">
            <text:p>-9.89075E-05</text:p>
          </table:table-cell>
          <table:table-cell office:value-type="float" office:value="388" calcext:value-type="float">
            <text:p>388</text:p>
          </table:table-cell>
          <table:table-cell table:formula="of:=[.D115]*100" office:value-type="float" office:value="0.12429857" calcext:value-type="float">
            <text:p>0.12429857</text:p>
          </table:table-cell>
          <table:table-cell table:formula="of:=[.E115]*100" office:value-type="float" office:value="0.687787" calcext:value-type="float">
            <text:p>0.68778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9.0914764404" calcext:value-type="float">
            <text:p>179.0914764404</text:p>
          </table:table-cell>
          <table:table-cell office:value-type="float" office:value="-0.1235096092" calcext:value-type="float">
            <text:p>-0.12350960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1957" calcext:value-type="float">
            <text:p>0.00581957</text:p>
          </table:table-cell>
          <table:table-cell office:value-type="float" office:value="0.00530735" calcext:value-type="float">
            <text:p>0.00530735</text:p>
          </table:table-cell>
          <table:table-cell office:value-type="float" office:value="-0.0003187393" calcext:value-type="float">
            <text:p>-0.0003187393</text:p>
          </table:table-cell>
          <table:table-cell office:value-type="float" office:value="389" calcext:value-type="float">
            <text:p>389</text:p>
          </table:table-cell>
          <table:table-cell table:formula="of:=[.D116]*100" office:value-type="float" office:value="0.12429857" calcext:value-type="float">
            <text:p>0.12429857</text:p>
          </table:table-cell>
          <table:table-cell table:formula="of:=[.E116]*100" office:value-type="float" office:value="0.581957" calcext:value-type="float">
            <text:p>0.581957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0882720947" calcext:value-type="float">
            <text:p>179.0882720947</text:p>
          </table:table-cell>
          <table:table-cell office:value-type="float" office:value="-0.1237751951" calcext:value-type="float">
            <text:p>-0.12377519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1639" calcext:value-type="float">
            <text:p>0.00511639</text:p>
          </table:table-cell>
          <table:table-cell office:value-type="float" office:value="0.005073" calcext:value-type="float">
            <text:p>0.005073</text:p>
          </table:table-cell>
          <table:table-cell office:value-type="float" office:value="-0.0001505751" calcext:value-type="float">
            <text:p>-0.0001505751</text:p>
          </table:table-cell>
          <table:table-cell office:value-type="float" office:value="390" calcext:value-type="float">
            <text:p>390</text:p>
          </table:table-cell>
          <table:table-cell table:formula="of:=[.D117]*100" office:value-type="float" office:value="0.12429857" calcext:value-type="float">
            <text:p>0.12429857</text:p>
          </table:table-cell>
          <table:table-cell table:formula="of:=[.E117]*100" office:value-type="float" office:value="0.511639" calcext:value-type="float">
            <text:p>0.511639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9.1038208008" calcext:value-type="float">
            <text:p>179.1038208008</text:p>
          </table:table-cell>
          <table:table-cell office:value-type="float" office:value="-0.1300157833" calcext:value-type="float">
            <text:p>-0.13001578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8959" calcext:value-type="float">
            <text:p>0.00468959</text:p>
          </table:table-cell>
          <table:table-cell office:value-type="float" office:value="0.00503095" calcext:value-type="float">
            <text:p>0.00503095</text:p>
          </table:table-cell>
          <table:table-cell office:value-type="float" office:value="-0.0001664688" calcext:value-type="float">
            <text:p>-0.0001664688</text:p>
          </table:table-cell>
          <table:table-cell office:value-type="float" office:value="391" calcext:value-type="float">
            <text:p>391</text:p>
          </table:table-cell>
          <table:table-cell table:formula="of:=[.D118]*100" office:value-type="float" office:value="0.12429857" calcext:value-type="float">
            <text:p>0.12429857</text:p>
          </table:table-cell>
          <table:table-cell table:formula="of:=[.E118]*100" office:value-type="float" office:value="0.468959" calcext:value-type="float">
            <text:p>0.46895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9.1090545654" calcext:value-type="float">
            <text:p>179.1090545654</text:p>
          </table:table-cell>
          <table:table-cell office:value-type="float" office:value="-0.197537834" calcext:value-type="float">
            <text:p>-0.1975378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529" calcext:value-type="float">
            <text:p>0.00485529</text:p>
          </table:table-cell>
          <table:table-cell office:value-type="float" office:value="0.00489796" calcext:value-type="float">
            <text:p>0.00489796</text:p>
          </table:table-cell>
          <table:table-cell office:value-type="float" office:value="0.0000707942" calcext:value-type="float">
            <text:p>7.07942E-05</text:p>
          </table:table-cell>
          <table:table-cell office:value-type="float" office:value="392" calcext:value-type="float">
            <text:p>392</text:p>
          </table:table-cell>
          <table:table-cell table:formula="of:=[.D119]*100" office:value-type="float" office:value="0.12429857" calcext:value-type="float">
            <text:p>0.12429857</text:p>
          </table:table-cell>
          <table:table-cell table:formula="of:=[.E119]*100" office:value-type="float" office:value="0.485529" calcext:value-type="float">
            <text:p>0.485529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9.0977783203" calcext:value-type="float">
            <text:p>179.0977783203</text:p>
          </table:table-cell>
          <table:table-cell office:value-type="float" office:value="-0.2781082091" calcext:value-type="float">
            <text:p>-0.27810820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0262" calcext:value-type="float">
            <text:p>0.00550262</text:p>
          </table:table-cell>
          <table:table-cell office:value-type="float" office:value="0.00489796" calcext:value-type="float">
            <text:p>0.00489796</text:p>
          </table:table-cell>
          <table:table-cell office:value-type="float" office:value="0.0002802565" calcext:value-type="float">
            <text:p>0.0002802565</text:p>
          </table:table-cell>
          <table:table-cell office:value-type="float" office:value="393" calcext:value-type="float">
            <text:p>393</text:p>
          </table:table-cell>
          <table:table-cell table:formula="of:=[.D120]*100" office:value-type="float" office:value="0.12429857" calcext:value-type="float">
            <text:p>0.12429857</text:p>
          </table:table-cell>
          <table:table-cell table:formula="of:=[.E120]*100" office:value-type="float" office:value="0.550262" calcext:value-type="float">
            <text:p>0.550262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1022796631" calcext:value-type="float">
            <text:p>179.1022796631</text:p>
          </table:table-cell>
          <table:table-cell office:value-type="float" office:value="-0.1259111605" calcext:value-type="float">
            <text:p>-0.12591116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195" calcext:value-type="float">
            <text:p>0.0049195</text:p>
          </table:table-cell>
          <table:table-cell office:value-type="float" office:value="0.00488535" calcext:value-type="float">
            <text:p>0.00488535</text:p>
          </table:table-cell>
          <table:table-cell office:value-type="float" office:value="-0.0002555947" calcext:value-type="float">
            <text:p>-0.0002555947</text:p>
          </table:table-cell>
          <table:table-cell office:value-type="float" office:value="394" calcext:value-type="float">
            <text:p>394</text:p>
          </table:table-cell>
          <table:table-cell table:formula="of:=[.D121]*100" office:value-type="float" office:value="0.12429857" calcext:value-type="float">
            <text:p>0.12429857</text:p>
          </table:table-cell>
          <table:table-cell table:formula="of:=[.E121]*100" office:value-type="float" office:value="0.49195" calcext:value-type="float">
            <text:p>0.49195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1049346924" calcext:value-type="float">
            <text:p>179.1049346924</text:p>
          </table:table-cell>
          <table:table-cell office:value-type="float" office:value="-0.1667498189" calcext:value-type="float">
            <text:p>-0.16674981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0325" calcext:value-type="float">
            <text:p>0.00480325</text:p>
          </table:table-cell>
          <table:table-cell office:value-type="float" office:value="0.00485519" calcext:value-type="float">
            <text:p>0.00485519</text:p>
          </table:table-cell>
          <table:table-cell office:value-type="float" office:value="-0.0001053196" calcext:value-type="float">
            <text:p>-0.0001053196</text:p>
          </table:table-cell>
          <table:table-cell office:value-type="float" office:value="395" calcext:value-type="float">
            <text:p>395</text:p>
          </table:table-cell>
          <table:table-cell table:formula="of:=[.D122]*100" office:value-type="float" office:value="0.12429857" calcext:value-type="float">
            <text:p>0.12429857</text:p>
          </table:table-cell>
          <table:table-cell table:formula="of:=[.E122]*100" office:value-type="float" office:value="0.480325" calcext:value-type="float">
            <text:p>0.48032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9.1035003662" calcext:value-type="float">
            <text:p>179.1035003662</text:p>
          </table:table-cell>
          <table:table-cell office:value-type="float" office:value="-0.2021721143" calcext:value-type="float">
            <text:p>-0.20217211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6188" calcext:value-type="float">
            <text:p>0.00496188</text:p>
          </table:table-cell>
          <table:table-cell office:value-type="float" office:value="0.00485519" calcext:value-type="float">
            <text:p>0.00485519</text:p>
          </table:table-cell>
          <table:table-cell office:value-type="float" office:value="-0.0001323927" calcext:value-type="float">
            <text:p>-0.0001323927</text:p>
          </table:table-cell>
          <table:table-cell office:value-type="float" office:value="396" calcext:value-type="float">
            <text:p>396</text:p>
          </table:table-cell>
          <table:table-cell table:formula="of:=[.D123]*100" office:value-type="float" office:value="0.12429857" calcext:value-type="float">
            <text:p>0.12429857</text:p>
          </table:table-cell>
          <table:table-cell table:formula="of:=[.E123]*100" office:value-type="float" office:value="0.496188" calcext:value-type="float">
            <text:p>0.496188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9.1117858887" calcext:value-type="float">
            <text:p>179.1117858887</text:p>
          </table:table-cell>
          <table:table-cell office:value-type="float" office:value="-0.2000581838" calcext:value-type="float">
            <text:p>-0.2000581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5346" calcext:value-type="float">
            <text:p>0.00505346</text:p>
          </table:table-cell>
          <table:table-cell office:value-type="float" office:value="0.00493479" calcext:value-type="float">
            <text:p>0.00493479</text:p>
          </table:table-cell>
          <table:table-cell office:value-type="float" office:value="0.0000532884" calcext:value-type="float">
            <text:p>5.32884E-05</text:p>
          </table:table-cell>
          <table:table-cell office:value-type="float" office:value="397" calcext:value-type="float">
            <text:p>397</text:p>
          </table:table-cell>
          <table:table-cell table:formula="of:=[.D124]*100" office:value-type="float" office:value="0.12429857" calcext:value-type="float">
            <text:p>0.12429857</text:p>
          </table:table-cell>
          <table:table-cell table:formula="of:=[.E124]*100" office:value-type="float" office:value="0.505346" calcext:value-type="float">
            <text:p>0.505346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79.1202545166" calcext:value-type="float">
            <text:p>179.1202545166</text:p>
          </table:table-cell>
          <table:table-cell office:value-type="float" office:value="-0.2404962055" calcext:value-type="float">
            <text:p>-0.24049620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8396" calcext:value-type="float">
            <text:p>0.00538396</text:p>
          </table:table-cell>
          <table:table-cell office:value-type="float" office:value="0.00493479" calcext:value-type="float">
            <text:p>0.00493479</text:p>
          </table:table-cell>
          <table:table-cell office:value-type="float" office:value="0.0000495483" calcext:value-type="float">
            <text:p>4.95483E-05</text:p>
          </table:table-cell>
          <table:table-cell office:value-type="float" office:value="398" calcext:value-type="float">
            <text:p>398</text:p>
          </table:table-cell>
          <table:table-cell table:formula="of:=[.D125]*100" office:value-type="float" office:value="0.12429857" calcext:value-type="float">
            <text:p>0.12429857</text:p>
          </table:table-cell>
          <table:table-cell table:formula="of:=[.E125]*100" office:value-type="float" office:value="0.538396" calcext:value-type="float">
            <text:p>0.538396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9.0914611816" calcext:value-type="float">
            <text:p>179.0914611816</text:p>
          </table:table-cell>
          <table:table-cell office:value-type="float" office:value="-0.2158105331" calcext:value-type="float">
            <text:p>-0.21581053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3959" calcext:value-type="float">
            <text:p>0.00543959</text:p>
          </table:table-cell>
          <table:table-cell office:value-type="float" office:value="0.00498143" calcext:value-type="float">
            <text:p>0.00498143</text:p>
          </table:table-cell>
          <table:table-cell office:value-type="float" office:value="-0.0000253731" calcext:value-type="float">
            <text:p>-2.53731E-05</text:p>
          </table:table-cell>
          <table:table-cell office:value-type="float" office:value="399" calcext:value-type="float">
            <text:p>399</text:p>
          </table:table-cell>
          <table:table-cell table:formula="of:=[.D126]*100" office:value-type="float" office:value="0.12429857" calcext:value-type="float">
            <text:p>0.12429857</text:p>
          </table:table-cell>
          <table:table-cell table:formula="of:=[.E126]*100" office:value-type="float" office:value="0.543959" calcext:value-type="float">
            <text:p>0.543959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79.0971374512" calcext:value-type="float">
            <text:p>179.0971374512</text:p>
          </table:table-cell>
          <table:table-cell office:value-type="float" office:value="-0.207694064" calcext:value-type="float">
            <text:p>-0.2076940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2256" calcext:value-type="float">
            <text:p>0.00542256</text:p>
          </table:table-cell>
          <table:table-cell office:value-type="float" office:value="0.0051019" calcext:value-type="float">
            <text:p>0.0051019</text:p>
          </table:table-cell>
          <table:table-cell office:value-type="float" office:value="0.0001233566" calcext:value-type="float">
            <text:p>0.0001233566</text:p>
          </table:table-cell>
          <table:table-cell office:value-type="float" office:value="400" calcext:value-type="float">
            <text:p>400</text:p>
          </table:table-cell>
          <table:table-cell table:formula="of:=[.D127]*100" office:value-type="float" office:value="0.12429857" calcext:value-type="float">
            <text:p>0.12429857</text:p>
          </table:table-cell>
          <table:table-cell table:formula="of:=[.E127]*100" office:value-type="float" office:value="0.542256" calcext:value-type="float">
            <text:p>0.542256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9.0952301025" calcext:value-type="float">
            <text:p>179.0952301025</text:p>
          </table:table-cell>
          <table:table-cell office:value-type="float" office:value="-0.1976476412" calcext:value-type="float">
            <text:p>-0.19764764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4426" calcext:value-type="float">
            <text:p>0.00534426</text:p>
          </table:table-cell>
          <table:table-cell office:value-type="float" office:value="0.0051019" calcext:value-type="float">
            <text:p>0.0051019</text:p>
          </table:table-cell>
          <table:table-cell office:value-type="float" office:value="0.0000506357" calcext:value-type="float">
            <text:p>5.06357E-05</text:p>
          </table:table-cell>
          <table:table-cell office:value-type="float" office:value="401" calcext:value-type="float">
            <text:p>401</text:p>
          </table:table-cell>
          <table:table-cell table:formula="of:=[.D128]*100" office:value-type="float" office:value="0.12429857" calcext:value-type="float">
            <text:p>0.12429857</text:p>
          </table:table-cell>
          <table:table-cell table:formula="of:=[.E128]*100" office:value-type="float" office:value="0.534426" calcext:value-type="float">
            <text:p>0.534426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9.0968170166" calcext:value-type="float">
            <text:p>179.0968170166</text:p>
          </table:table-cell>
          <table:table-cell office:value-type="float" office:value="-0.1510893958" calcext:value-type="float">
            <text:p>-0.15108939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8182" calcext:value-type="float">
            <text:p>0.00498182</text:p>
          </table:table-cell>
          <table:table-cell office:value-type="float" office:value="0.00533437" calcext:value-type="float">
            <text:p>0.00533437</text:p>
          </table:table-cell>
          <table:table-cell office:value-type="float" office:value="-0.000090796" calcext:value-type="float">
            <text:p>-0.000090796</text:p>
          </table:table-cell>
          <table:table-cell office:value-type="float" office:value="402" calcext:value-type="float">
            <text:p>402</text:p>
          </table:table-cell>
          <table:table-cell table:formula="of:=[.D129]*100" office:value-type="float" office:value="0.12429857" calcext:value-type="float">
            <text:p>0.12429857</text:p>
          </table:table-cell>
          <table:table-cell table:formula="of:=[.E129]*100" office:value-type="float" office:value="0.498182" calcext:value-type="float">
            <text:p>0.49818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79.0830993652" calcext:value-type="float">
            <text:p>179.0830993652</text:p>
          </table:table-cell>
          <table:table-cell office:value-type="float" office:value="-0.1376120918" calcext:value-type="float">
            <text:p>-0.13761209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5057" calcext:value-type="float">
            <text:p>0.00465057</text:p>
          </table:table-cell>
          <table:table-cell office:value-type="float" office:value="0.00533437" calcext:value-type="float">
            <text:p>0.00533437</text:p>
          </table:table-cell>
          <table:table-cell office:value-type="float" office:value="-0.0000461968" calcext:value-type="float">
            <text:p>-4.61968E-05</text:p>
          </table:table-cell>
          <table:table-cell office:value-type="float" office:value="403" calcext:value-type="float">
            <text:p>403</text:p>
          </table:table-cell>
          <table:table-cell table:formula="of:=[.D130]*100" office:value-type="float" office:value="0.12429857" calcext:value-type="float">
            <text:p>0.12429857</text:p>
          </table:table-cell>
          <table:table-cell table:formula="of:=[.E130]*100" office:value-type="float" office:value="0.465057" calcext:value-type="float">
            <text:p>0.46505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0843048096" calcext:value-type="float">
            <text:p>179.0843048096</text:p>
          </table:table-cell>
          <table:table-cell office:value-type="float" office:value="-0.1924382466" calcext:value-type="float">
            <text:p>-0.19243824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9531" calcext:value-type="float">
            <text:p>0.00479531</text:p>
          </table:table-cell>
          <table:table-cell office:value-type="float" office:value="0.00541901" calcext:value-type="float">
            <text:p>0.00541901</text:p>
          </table:table-cell>
          <table:table-cell office:value-type="float" office:value="-0.0000125551" calcext:value-type="float">
            <text:p>-1.25551E-05</text:p>
          </table:table-cell>
          <table:table-cell office:value-type="float" office:value="404" calcext:value-type="float">
            <text:p>404</text:p>
          </table:table-cell>
          <table:table-cell table:formula="of:=[.D131]*100" office:value-type="float" office:value="0.12429857" calcext:value-type="float">
            <text:p>0.12429857</text:p>
          </table:table-cell>
          <table:table-cell table:formula="of:=[.E131]*100" office:value-type="float" office:value="0.479531" calcext:value-type="float">
            <text:p>0.479531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79.0825042725" calcext:value-type="float">
            <text:p>179.0825042725</text:p>
          </table:table-cell>
          <table:table-cell office:value-type="float" office:value="-0.2292004875" calcext:value-type="float">
            <text:p>-0.22920048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3672" calcext:value-type="float">
            <text:p>0.00513672</text:p>
          </table:table-cell>
          <table:table-cell office:value-type="float" office:value="0.00558388" calcext:value-type="float">
            <text:p>0.00558388</text:p>
          </table:table-cell>
          <table:table-cell office:value-type="float" office:value="0.0000546695" calcext:value-type="float">
            <text:p>5.46695E-05</text:p>
          </table:table-cell>
          <table:table-cell office:value-type="float" office:value="405" calcext:value-type="float">
            <text:p>405</text:p>
          </table:table-cell>
          <table:table-cell table:formula="of:=[.D132]*100" office:value-type="float" office:value="0.12429857" calcext:value-type="float">
            <text:p>0.12429857</text:p>
          </table:table-cell>
          <table:table-cell table:formula="of:=[.E132]*100" office:value-type="float" office:value="0.513672" calcext:value-type="float">
            <text:p>0.513672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0858917236" calcext:value-type="float">
            <text:p>179.0858917236</text:p>
          </table:table-cell>
          <table:table-cell office:value-type="float" office:value="-0.1401681145" calcext:value-type="float">
            <text:p>-0.14016811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7079" calcext:value-type="float">
            <text:p>0.00477079</text:p>
          </table:table-cell>
          <table:table-cell office:value-type="float" office:value="0.00567517" calcext:value-type="float">
            <text:p>0.00567517</text:p>
          </table:table-cell>
          <table:table-cell office:value-type="float" office:value="-0.0002167061" calcext:value-type="float">
            <text:p>-0.0002167061</text:p>
          </table:table-cell>
          <table:table-cell office:value-type="float" office:value="406" calcext:value-type="float">
            <text:p>406</text:p>
          </table:table-cell>
          <table:table-cell table:formula="of:=[.D133]*100" office:value-type="float" office:value="0.12429857" calcext:value-type="float">
            <text:p>0.12429857</text:p>
          </table:table-cell>
          <table:table-cell table:formula="of:=[.E133]*100" office:value-type="float" office:value="0.477079" calcext:value-type="float">
            <text:p>0.477079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9.0882110596" calcext:value-type="float">
            <text:p>179.0882110596</text:p>
          </table:table-cell>
          <table:table-cell office:value-type="float" office:value="-0.1294552375" calcext:value-type="float">
            <text:p>-0.12945523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5564" calcext:value-type="float">
            <text:p>0.00445564</text:p>
          </table:table-cell>
          <table:table-cell office:value-type="float" office:value="0.00567517" calcext:value-type="float">
            <text:p>0.00567517</text:p>
          </table:table-cell>
          <table:table-cell office:value-type="float" office:value="-0.0001841064" calcext:value-type="float">
            <text:p>-0.0001841064</text:p>
          </table:table-cell>
          <table:table-cell office:value-type="float" office:value="407" calcext:value-type="float">
            <text:p>407</text:p>
          </table:table-cell>
          <table:table-cell table:formula="of:=[.D134]*100" office:value-type="float" office:value="0.12429857" calcext:value-type="float">
            <text:p>0.12429857</text:p>
          </table:table-cell>
          <table:table-cell table:formula="of:=[.E134]*100" office:value-type="float" office:value="0.445564" calcext:value-type="float">
            <text:p>0.44556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0885314941" calcext:value-type="float">
            <text:p>179.0885314941</text:p>
          </table:table-cell>
          <table:table-cell office:value-type="float" office:value="-0.1393173024" calcext:value-type="float">
            <text:p>-0.13931730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1145" calcext:value-type="float">
            <text:p>0.00431145</text:p>
          </table:table-cell>
          <table:table-cell office:value-type="float" office:value="0.00581447" calcext:value-type="float">
            <text:p>0.00581447</text:p>
          </table:table-cell>
          <table:table-cell office:value-type="float" office:value="0.0000382277" calcext:value-type="float">
            <text:p>3.82277E-05</text:p>
          </table:table-cell>
          <table:table-cell office:value-type="float" office:value="408" calcext:value-type="float">
            <text:p>408</text:p>
          </table:table-cell>
          <table:table-cell table:formula="of:=[.D135]*100" office:value-type="float" office:value="0.12429857" calcext:value-type="float">
            <text:p>0.12429857</text:p>
          </table:table-cell>
          <table:table-cell table:formula="of:=[.E135]*100" office:value-type="float" office:value="0.431145" calcext:value-type="float">
            <text:p>0.431145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9.0801086426" calcext:value-type="float">
            <text:p>179.0801086426</text:p>
          </table:table-cell>
          <table:table-cell office:value-type="float" office:value="-0.0898712765" calcext:value-type="float">
            <text:p>-0.08987127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8586" calcext:value-type="float">
            <text:p>0.00388586</text:p>
          </table:table-cell>
          <table:table-cell office:value-type="float" office:value="0.00590383" calcext:value-type="float">
            <text:p>0.00590383</text:p>
          </table:table-cell>
          <table:table-cell office:value-type="float" office:value="-0.0001679692" calcext:value-type="float">
            <text:p>-0.0001679692</text:p>
          </table:table-cell>
          <table:table-cell office:value-type="float" office:value="409" calcext:value-type="float">
            <text:p>409</text:p>
          </table:table-cell>
          <table:table-cell table:formula="of:=[.D136]*100" office:value-type="float" office:value="0.12429857" calcext:value-type="float">
            <text:p>0.12429857</text:p>
          </table:table-cell>
          <table:table-cell table:formula="of:=[.E136]*100" office:value-type="float" office:value="0.388586" calcext:value-type="float">
            <text:p>0.388586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0637054443" calcext:value-type="float">
            <text:p>179.0637054443</text:p>
          </table:table-cell>
          <table:table-cell office:value-type="float" office:value="-0.1806815194" calcext:value-type="float">
            <text:p>-0.18068151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0758" calcext:value-type="float">
            <text:p>0.00420758</text:p>
          </table:table-cell>
          <table:table-cell office:value-type="float" office:value="0.00599176" calcext:value-type="float">
            <text:p>0.00599176</text:p>
          </table:table-cell>
          <table:table-cell office:value-type="float" office:value="0.0001977418" calcext:value-type="float">
            <text:p>0.0001977418</text:p>
          </table:table-cell>
          <table:table-cell office:value-type="float" office:value="410" calcext:value-type="float">
            <text:p>410</text:p>
          </table:table-cell>
          <table:table-cell table:formula="of:=[.D137]*100" office:value-type="float" office:value="0.12429857" calcext:value-type="float">
            <text:p>0.12429857</text:p>
          </table:table-cell>
          <table:table-cell table:formula="of:=[.E137]*100" office:value-type="float" office:value="0.420758" calcext:value-type="float">
            <text:p>0.420758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0765686035" calcext:value-type="float">
            <text:p>179.0765686035</text:p>
          </table:table-cell>
          <table:table-cell office:value-type="float" office:value="-0.0279263609" calcext:value-type="float">
            <text:p>-0.02792636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0385" calcext:value-type="float">
            <text:p>0.00340385</text:p>
          </table:table-cell>
          <table:table-cell office:value-type="float" office:value="0.00599176" calcext:value-type="float">
            <text:p>0.00599176</text:p>
          </table:table-cell>
          <table:table-cell office:value-type="float" office:value="-0.0001477932" calcext:value-type="float">
            <text:p>-0.0001477932</text:p>
          </table:table-cell>
          <table:table-cell office:value-type="float" office:value="411" calcext:value-type="float">
            <text:p>411</text:p>
          </table:table-cell>
          <table:table-cell table:formula="of:=[.D138]*100" office:value-type="float" office:value="0.12429857" calcext:value-type="float">
            <text:p>0.12429857</text:p>
          </table:table-cell>
          <table:table-cell table:formula="of:=[.E138]*100" office:value-type="float" office:value="0.340385" calcext:value-type="float">
            <text:p>0.340385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0597381592" calcext:value-type="float">
            <text:p>179.0597381592</text:p>
          </table:table-cell>
          <table:table-cell office:value-type="float" office:value="-0.0008346661" calcext:value-type="float">
            <text:p>-0.00083466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8792" calcext:value-type="float">
            <text:p>0.00268792</text:p>
          </table:table-cell>
          <table:table-cell office:value-type="float" office:value="0.00606655" calcext:value-type="float">
            <text:p>0.00606655</text:p>
          </table:table-cell>
          <table:table-cell office:value-type="float" office:value="-0.000130126" calcext:value-type="float">
            <text:p>-0.000130126</text:p>
          </table:table-cell>
          <table:table-cell office:value-type="float" office:value="412" calcext:value-type="float">
            <text:p>412</text:p>
          </table:table-cell>
          <table:table-cell table:formula="of:=[.D139]*100" office:value-type="float" office:value="0.12429857" calcext:value-type="float">
            <text:p>0.12429857</text:p>
          </table:table-cell>
          <table:table-cell table:formula="of:=[.E139]*100" office:value-type="float" office:value="0.268792" calcext:value-type="float">
            <text:p>0.268792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79.0570983887" calcext:value-type="float">
            <text:p>179.0570983887</text:p>
          </table:table-cell>
          <table:table-cell office:value-type="float" office:value="-0.0224216186" calcext:value-type="float">
            <text:p>-0.02242161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549" calcext:value-type="float">
            <text:p>0.0023549</text:p>
          </table:table-cell>
          <table:table-cell office:value-type="float" office:value="0.00608982" calcext:value-type="float">
            <text:p>0.00608982</text:p>
          </table:table-cell>
          <table:table-cell office:value-type="float" office:value="-0.0000178253" calcext:value-type="float">
            <text:p>-1.78253E-05</text:p>
          </table:table-cell>
          <table:table-cell office:value-type="float" office:value="413" calcext:value-type="float">
            <text:p>413</text:p>
          </table:table-cell>
          <table:table-cell table:formula="of:=[.D140]*100" office:value-type="float" office:value="0.12429857" calcext:value-type="float">
            <text:p>0.12429857</text:p>
          </table:table-cell>
          <table:table-cell table:formula="of:=[.E140]*100" office:value-type="float" office:value="0.23549" calcext:value-type="float">
            <text:p>0.23549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79.0530548096" calcext:value-type="float">
            <text:p>179.0530548096</text:p>
          </table:table-cell>
          <table:table-cell office:value-type="float" office:value="-0.1496770581" calcext:value-type="float">
            <text:p>-0.14967705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8116" calcext:value-type="float">
            <text:p>0.00298116</text:p>
          </table:table-cell>
          <table:table-cell office:value-type="float" office:value="0.0061524" calcext:value-type="float">
            <text:p>0.0061524</text:p>
          </table:table-cell>
          <table:table-cell office:value-type="float" office:value="0.00004493" calcext:value-type="float">
            <text:p>0.00004493</text:p>
          </table:table-cell>
          <table:table-cell office:value-type="float" office:value="414" calcext:value-type="float">
            <text:p>414</text:p>
          </table:table-cell>
          <table:table-cell table:formula="of:=[.D141]*100" office:value-type="float" office:value="0.12429857" calcext:value-type="float">
            <text:p>0.12429857</text:p>
          </table:table-cell>
          <table:table-cell table:formula="of:=[.E141]*100" office:value-type="float" office:value="0.298116" calcext:value-type="float">
            <text:p>0.298116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0494232178" calcext:value-type="float">
            <text:p>179.0494232178</text:p>
          </table:table-cell>
          <table:table-cell office:value-type="float" office:value="-0.1040792044" calcext:value-type="float">
            <text:p>-0.10407920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9443" calcext:value-type="float">
            <text:p>0.00309443</text:p>
          </table:table-cell>
          <table:table-cell office:value-type="float" office:value="0.0061524" calcext:value-type="float">
            <text:p>0.0061524</text:p>
          </table:table-cell>
          <table:table-cell office:value-type="float" office:value="0.0000148368" calcext:value-type="float">
            <text:p>1.48368E-05</text:p>
          </table:table-cell>
          <table:table-cell office:value-type="float" office:value="415" calcext:value-type="float">
            <text:p>415</text:p>
          </table:table-cell>
          <table:table-cell table:formula="of:=[.D142]*100" office:value-type="float" office:value="0.12429857" calcext:value-type="float">
            <text:p>0.12429857</text:p>
          </table:table-cell>
          <table:table-cell table:formula="of:=[.E142]*100" office:value-type="float" office:value="0.309443" calcext:value-type="float">
            <text:p>0.30944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0530090332" calcext:value-type="float">
            <text:p>179.0530090332</text:p>
          </table:table-cell>
          <table:table-cell office:value-type="float" office:value="-0.0827407176" calcext:value-type="float">
            <text:p>-0.08274071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2768" calcext:value-type="float">
            <text:p>0.00302768</text:p>
          </table:table-cell>
          <table:table-cell office:value-type="float" office:value="0.00610164" calcext:value-type="float">
            <text:p>0.00610164</text:p>
          </table:table-cell>
          <table:table-cell office:value-type="float" office:value="-0.0001503587" calcext:value-type="float">
            <text:p>-0.0001503587</text:p>
          </table:table-cell>
          <table:table-cell office:value-type="float" office:value="416" calcext:value-type="float">
            <text:p>416</text:p>
          </table:table-cell>
          <table:table-cell table:formula="of:=[.D143]*100" office:value-type="float" office:value="0.12429857" calcext:value-type="float">
            <text:p>0.12429857</text:p>
          </table:table-cell>
          <table:table-cell table:formula="of:=[.E143]*100" office:value-type="float" office:value="0.302768" calcext:value-type="float">
            <text:p>0.302768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0450134277" calcext:value-type="float">
            <text:p>179.0450134277</text:p>
          </table:table-cell>
          <table:table-cell office:value-type="float" office:value="-0.1028075466" calcext:value-type="float">
            <text:p>-0.10280754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1694" calcext:value-type="float">
            <text:p>0.00311694</text:p>
          </table:table-cell>
          <table:table-cell office:value-type="float" office:value="0.00614839" calcext:value-type="float">
            <text:p>0.00614839</text:p>
          </table:table-cell>
          <table:table-cell office:value-type="float" office:value="-0.0001180408" calcext:value-type="float">
            <text:p>-0.0001180408</text:p>
          </table:table-cell>
          <table:table-cell office:value-type="float" office:value="417" calcext:value-type="float">
            <text:p>417</text:p>
          </table:table-cell>
          <table:table-cell table:formula="of:=[.D144]*100" office:value-type="float" office:value="0.12429857" calcext:value-type="float">
            <text:p>0.12429857</text:p>
          </table:table-cell>
          <table:table-cell table:formula="of:=[.E144]*100" office:value-type="float" office:value="0.311694" calcext:value-type="float">
            <text:p>0.311694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0461120605" calcext:value-type="float">
            <text:p>179.0461120605</text:p>
          </table:table-cell>
          <table:table-cell office:value-type="float" office:value="-0.2156002178" calcext:value-type="float">
            <text:p>-0.21560021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2811" calcext:value-type="float">
            <text:p>0.00392811</text:p>
          </table:table-cell>
          <table:table-cell office:value-type="float" office:value="0.00602829" calcext:value-type="float">
            <text:p>0.00602829</text:p>
          </table:table-cell>
          <table:table-cell office:value-type="float" office:value="0.0003326557" calcext:value-type="float">
            <text:p>0.0003326557</text:p>
          </table:table-cell>
          <table:table-cell office:value-type="float" office:value="418" calcext:value-type="float">
            <text:p>418</text:p>
          </table:table-cell>
          <table:table-cell table:formula="of:=[.D145]*100" office:value-type="float" office:value="0.12429857" calcext:value-type="float">
            <text:p>0.12429857</text:p>
          </table:table-cell>
          <table:table-cell table:formula="of:=[.E145]*100" office:value-type="float" office:value="0.392811" calcext:value-type="float">
            <text:p>0.392811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0517425537" calcext:value-type="float">
            <text:p>179.0517425537</text:p>
          </table:table-cell>
          <table:table-cell office:value-type="float" office:value="-0.1827172855" calcext:value-type="float">
            <text:p>-0.18271728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928" calcext:value-type="float">
            <text:p>0.00424928</text:p>
          </table:table-cell>
          <table:table-cell office:value-type="float" office:value="0.00606106" calcext:value-type="float">
            <text:p>0.00606106</text:p>
          </table:table-cell>
          <table:table-cell office:value-type="float" office:value="-0.0001525832" calcext:value-type="float">
            <text:p>-0.0001525832</text:p>
          </table:table-cell>
          <table:table-cell office:value-type="float" office:value="419" calcext:value-type="float">
            <text:p>419</text:p>
          </table:table-cell>
          <table:table-cell table:formula="of:=[.D146]*100" office:value-type="float" office:value="0.12429857" calcext:value-type="float">
            <text:p>0.12429857</text:p>
          </table:table-cell>
          <table:table-cell table:formula="of:=[.E146]*100" office:value-type="float" office:value="0.424928" calcext:value-type="float">
            <text:p>0.424928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056137085" calcext:value-type="float">
            <text:p>179.056137085</text:p>
          </table:table-cell>
          <table:table-cell office:value-type="float" office:value="-0.1917566538" calcext:value-type="float">
            <text:p>-0.19175665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2347" calcext:value-type="float">
            <text:p>0.00452347</text:p>
          </table:table-cell>
          <table:table-cell office:value-type="float" office:value="0.00606106" calcext:value-type="float">
            <text:p>0.00606106</text:p>
          </table:table-cell>
          <table:table-cell office:value-type="float" office:value="-0.0000008817" calcext:value-type="float">
            <text:p>-8.817E-07</text:p>
          </table:table-cell>
          <table:table-cell office:value-type="float" office:value="420" calcext:value-type="float">
            <text:p>420</text:p>
          </table:table-cell>
          <table:table-cell table:formula="of:=[.D147]*100" office:value-type="float" office:value="0.12429857" calcext:value-type="float">
            <text:p>0.12429857</text:p>
          </table:table-cell>
          <table:table-cell table:formula="of:=[.E147]*100" office:value-type="float" office:value="0.452347" calcext:value-type="float">
            <text:p>0.452347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071105957" calcext:value-type="float">
            <text:p>179.071105957</text:p>
          </table:table-cell>
          <table:table-cell office:value-type="float" office:value="-0.1884082987" calcext:value-type="float">
            <text:p>-0.18840829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8379" calcext:value-type="float">
            <text:p>0.00468379</text:p>
          </table:table-cell>
          <table:table-cell office:value-type="float" office:value="0.0058755" calcext:value-type="float">
            <text:p>0.0058755</text:p>
          </table:table-cell>
          <table:table-cell office:value-type="float" office:value="-0.0000752816" calcext:value-type="float">
            <text:p>-7.52816E-05</text:p>
          </table:table-cell>
          <table:table-cell office:value-type="float" office:value="421" calcext:value-type="float">
            <text:p>421</text:p>
          </table:table-cell>
          <table:table-cell table:formula="of:=[.D148]*100" office:value-type="float" office:value="0.12429857" calcext:value-type="float">
            <text:p>0.12429857</text:p>
          </table:table-cell>
          <table:table-cell table:formula="of:=[.E148]*100" office:value-type="float" office:value="0.468379" calcext:value-type="float">
            <text:p>0.468379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0750579834" calcext:value-type="float">
            <text:p>179.0750579834</text:p>
          </table:table-cell>
          <table:table-cell office:value-type="float" office:value="-0.1434113708" calcext:value-type="float">
            <text:p>-0.14341137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07" calcext:value-type="float">
            <text:p>0.0044907</text:p>
          </table:table-cell>
          <table:table-cell office:value-type="float" office:value="0.00590462" calcext:value-type="float">
            <text:p>0.00590462</text:p>
          </table:table-cell>
          <table:table-cell office:value-type="float" office:value="-0.000042417" calcext:value-type="float">
            <text:p>-0.000042417</text:p>
          </table:table-cell>
          <table:table-cell office:value-type="float" office:value="422" calcext:value-type="float">
            <text:p>422</text:p>
          </table:table-cell>
          <table:table-cell table:formula="of:=[.D149]*100" office:value-type="float" office:value="0.12429857" calcext:value-type="float">
            <text:p>0.12429857</text:p>
          </table:table-cell>
          <table:table-cell table:formula="of:=[.E149]*100" office:value-type="float" office:value="0.44907" calcext:value-type="float">
            <text:p>0.44907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0670928955" calcext:value-type="float">
            <text:p>179.0670928955</text:p>
          </table:table-cell>
          <table:table-cell office:value-type="float" office:value="-0.0556080498" calcext:value-type="float">
            <text:p>-0.05560804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7692" calcext:value-type="float">
            <text:p>0.00377692</text:p>
          </table:table-cell>
          <table:table-cell office:value-type="float" office:value="0.00567612" calcext:value-type="float">
            <text:p>0.00567612</text:p>
          </table:table-cell>
          <table:table-cell office:value-type="float" office:value="-0.0001432688" calcext:value-type="float">
            <text:p>-0.0001432688</text:p>
          </table:table-cell>
          <table:table-cell office:value-type="float" office:value="423" calcext:value-type="float">
            <text:p>423</text:p>
          </table:table-cell>
          <table:table-cell table:formula="of:=[.D150]*100" office:value-type="float" office:value="0.12429857" calcext:value-type="float">
            <text:p>0.12429857</text:p>
          </table:table-cell>
          <table:table-cell table:formula="of:=[.E150]*100" office:value-type="float" office:value="0.377692" calcext:value-type="float">
            <text:p>0.377692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0647125244" calcext:value-type="float">
            <text:p>179.0647125244</text:p>
          </table:table-cell>
          <table:table-cell office:value-type="float" office:value="-0.1793719723" calcext:value-type="float">
            <text:p>-0.17937197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2628" calcext:value-type="float">
            <text:p>0.00412628</text:p>
          </table:table-cell>
          <table:table-cell office:value-type="float" office:value="0.00570137" calcext:value-type="float">
            <text:p>0.00570137</text:p>
          </table:table-cell>
          <table:table-cell office:value-type="float" office:value="-0.0000638852" calcext:value-type="float">
            <text:p>-6.38852E-05</text:p>
          </table:table-cell>
          <table:table-cell office:value-type="float" office:value="424" calcext:value-type="float">
            <text:p>424</text:p>
          </table:table-cell>
          <table:table-cell table:formula="of:=[.D151]*100" office:value-type="float" office:value="0.12429857" calcext:value-type="float">
            <text:p>0.12429857</text:p>
          </table:table-cell>
          <table:table-cell table:formula="of:=[.E151]*100" office:value-type="float" office:value="0.412628" calcext:value-type="float">
            <text:p>0.412628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0689544678" calcext:value-type="float">
            <text:p>179.0689544678</text:p>
          </table:table-cell>
          <table:table-cell office:value-type="float" office:value="-0.1513631234" calcext:value-type="float">
            <text:p>-0.15136312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7233" calcext:value-type="float">
            <text:p>0.00417233</text:p>
          </table:table-cell>
          <table:table-cell office:value-type="float" office:value="0.00570137" calcext:value-type="float">
            <text:p>0.00570137</text:p>
          </table:table-cell>
          <table:table-cell office:value-type="float" office:value="-0.0000853932" calcext:value-type="float">
            <text:p>-8.53932E-05</text:p>
          </table:table-cell>
          <table:table-cell office:value-type="float" office:value="425" calcext:value-type="float">
            <text:p>425</text:p>
          </table:table-cell>
          <table:table-cell table:formula="of:=[.D152]*100" office:value-type="float" office:value="0.12429857" calcext:value-type="float">
            <text:p>0.12429857</text:p>
          </table:table-cell>
          <table:table-cell table:formula="of:=[.E152]*100" office:value-type="float" office:value="0.417233" calcext:value-type="float">
            <text:p>0.417233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9.0650024414" calcext:value-type="float">
            <text:p>179.0650024414</text:p>
          </table:table-cell>
          <table:table-cell office:value-type="float" office:value="-0.2253372991" calcext:value-type="float">
            <text:p>-0.22533729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9601" calcext:value-type="float">
            <text:p>0.00469601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01637567" calcext:value-type="float">
            <text:p>0.0001637567</text:p>
          </table:table-cell>
          <table:table-cell office:value-type="float" office:value="426" calcext:value-type="float">
            <text:p>426</text:p>
          </table:table-cell>
          <table:table-cell table:formula="of:=[.D153]*100" office:value-type="float" office:value="0.12429857" calcext:value-type="float">
            <text:p>0.12429857</text:p>
          </table:table-cell>
          <table:table-cell table:formula="of:=[.E153]*100" office:value-type="float" office:value="0.469601" calcext:value-type="float">
            <text:p>0.469601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79.0727233887" calcext:value-type="float">
            <text:p>179.0727233887</text:p>
          </table:table-cell>
          <table:table-cell office:value-type="float" office:value="-0.1882953563" calcext:value-type="float">
            <text:p>-0.18829535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9797" calcext:value-type="float">
            <text:p>0.00479797</text:p>
          </table:table-cell>
          <table:table-cell office:value-type="float" office:value="0.005478" calcext:value-type="float">
            <text:p>0.005478</text:p>
          </table:table-cell>
          <table:table-cell office:value-type="float" office:value="0.0001083167" calcext:value-type="float">
            <text:p>0.0001083167</text:p>
          </table:table-cell>
          <table:table-cell office:value-type="float" office:value="427" calcext:value-type="float">
            <text:p>427</text:p>
          </table:table-cell>
          <table:table-cell table:formula="of:=[.D154]*100" office:value-type="float" office:value="0.12429857" calcext:value-type="float">
            <text:p>0.12429857</text:p>
          </table:table-cell>
          <table:table-cell table:formula="of:=[.E154]*100" office:value-type="float" office:value="0.479797" calcext:value-type="float">
            <text:p>0.479797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79.0646362305" calcext:value-type="float">
            <text:p>179.0646362305</text:p>
          </table:table-cell>
          <table:table-cell office:value-type="float" office:value="-0.1633254405" calcext:value-type="float">
            <text:p>-0.16332544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9947" calcext:value-type="float">
            <text:p>0.00469947</text:p>
          </table:table-cell>
          <table:table-cell office:value-type="float" office:value="0.00521691" calcext:value-type="float">
            <text:p>0.00521691</text:p>
          </table:table-cell>
          <table:table-cell office:value-type="float" office:value="-0.0000138776" calcext:value-type="float">
            <text:p>-1.38776E-05</text:p>
          </table:table-cell>
          <table:table-cell office:value-type="float" office:value="428" calcext:value-type="float">
            <text:p>428</text:p>
          </table:table-cell>
          <table:table-cell table:formula="of:=[.D155]*100" office:value-type="float" office:value="0.12429857" calcext:value-type="float">
            <text:p>0.12429857</text:p>
          </table:table-cell>
          <table:table-cell table:formula="of:=[.E155]*100" office:value-type="float" office:value="0.469947" calcext:value-type="float">
            <text:p>0.469947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0487518311" calcext:value-type="float">
            <text:p>179.0487518311</text:p>
          </table:table-cell>
          <table:table-cell office:value-type="float" office:value="-0.1778147419" calcext:value-type="float">
            <text:p>-0.17781474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3043" calcext:value-type="float">
            <text:p>0.00473043</text:p>
          </table:table-cell>
          <table:table-cell office:value-type="float" office:value="0.00521691" calcext:value-type="float">
            <text:p>0.00521691</text:p>
          </table:table-cell>
          <table:table-cell office:value-type="float" office:value="-0.0000135414" calcext:value-type="float">
            <text:p>-1.35414E-05</text:p>
          </table:table-cell>
          <table:table-cell office:value-type="float" office:value="429" calcext:value-type="float">
            <text:p>429</text:p>
          </table:table-cell>
          <table:table-cell table:formula="of:=[.D156]*100" office:value-type="float" office:value="0.12429857" calcext:value-type="float">
            <text:p>0.12429857</text:p>
          </table:table-cell>
          <table:table-cell table:formula="of:=[.E156]*100" office:value-type="float" office:value="0.473043" calcext:value-type="float">
            <text:p>0.473043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0463256836" calcext:value-type="float">
            <text:p>179.0463256836</text:p>
          </table:table-cell>
          <table:table-cell office:value-type="float" office:value="-0.1485515681" calcext:value-type="float">
            <text:p>-0.14855156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5602" calcext:value-type="float">
            <text:p>0.00455602</text:p>
          </table:table-cell>
          <table:table-cell office:value-type="float" office:value="0.00526458" calcext:value-type="float">
            <text:p>0.00526458</text:p>
          </table:table-cell>
          <table:table-cell office:value-type="float" office:value="0.0000160631" calcext:value-type="float">
            <text:p>1.60631E-05</text:p>
          </table:table-cell>
          <table:table-cell office:value-type="float" office:value="430" calcext:value-type="float">
            <text:p>430</text:p>
          </table:table-cell>
          <table:table-cell table:formula="of:=[.D157]*100" office:value-type="float" office:value="0.12429857" calcext:value-type="float">
            <text:p>0.12429857</text:p>
          </table:table-cell>
          <table:table-cell table:formula="of:=[.E157]*100" office:value-type="float" office:value="0.455602" calcext:value-type="float">
            <text:p>0.455602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0564575195" calcext:value-type="float">
            <text:p>179.0564575195</text:p>
          </table:table-cell>
          <table:table-cell office:value-type="float" office:value="-0.1272164032" calcext:value-type="float">
            <text:p>-0.12721640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9766" calcext:value-type="float">
            <text:p>0.00429766</text:p>
          </table:table-cell>
          <table:table-cell office:value-type="float" office:value="0.00501536" calcext:value-type="float">
            <text:p>0.00501536</text:p>
          </table:table-cell>
          <table:table-cell office:value-type="float" office:value="-0.0001073586" calcext:value-type="float">
            <text:p>-0.0001073586</text:p>
          </table:table-cell>
          <table:table-cell office:value-type="float" office:value="431" calcext:value-type="float">
            <text:p>431</text:p>
          </table:table-cell>
          <table:table-cell table:formula="of:=[.D158]*100" office:value-type="float" office:value="0.12429857" calcext:value-type="float">
            <text:p>0.12429857</text:p>
          </table:table-cell>
          <table:table-cell table:formula="of:=[.E158]*100" office:value-type="float" office:value="0.429766" calcext:value-type="float">
            <text:p>0.429766</text:p>
          </table:table-cell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79.0633239746" calcext:value-type="float">
            <text:p>179.0633239746</text:p>
          </table:table-cell>
          <table:table-cell office:value-type="float" office:value="-0.1641815758" calcext:value-type="float">
            <text:p>-0.16418157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7192" calcext:value-type="float">
            <text:p>0.00437192</text:p>
          </table:table-cell>
          <table:table-cell office:value-type="float" office:value="0.00508288" calcext:value-type="float">
            <text:p>0.00508288</text:p>
          </table:table-cell>
          <table:table-cell office:value-type="float" office:value="-0.0000551066" calcext:value-type="float">
            <text:p>-5.51066E-05</text:p>
          </table:table-cell>
          <table:table-cell office:value-type="float" office:value="432" calcext:value-type="float">
            <text:p>432</text:p>
          </table:table-cell>
          <table:table-cell table:formula="of:=[.D159]*100" office:value-type="float" office:value="0.12429857" calcext:value-type="float">
            <text:p>0.12429857</text:p>
          </table:table-cell>
          <table:table-cell table:formula="of:=[.E159]*100" office:value-type="float" office:value="0.437192" calcext:value-type="float">
            <text:p>0.437192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79.0597839355" calcext:value-type="float">
            <text:p>179.0597839355</text:p>
          </table:table-cell>
          <table:table-cell office:value-type="float" office:value="-0.1784370975" calcext:value-type="float">
            <text:p>-0.17843709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1639" calcext:value-type="float">
            <text:p>0.00451639</text:p>
          </table:table-cell>
          <table:table-cell office:value-type="float" office:value="0.00508288" calcext:value-type="float">
            <text:p>0.00508288</text:p>
          </table:table-cell>
          <table:table-cell office:value-type="float" office:value="0.0000347925" calcext:value-type="float">
            <text:p>3.47925E-05</text:p>
          </table:table-cell>
          <table:table-cell office:value-type="float" office:value="433" calcext:value-type="float">
            <text:p>433</text:p>
          </table:table-cell>
          <table:table-cell table:formula="of:=[.D160]*100" office:value-type="float" office:value="0.12429857" calcext:value-type="float">
            <text:p>0.12429857</text:p>
          </table:table-cell>
          <table:table-cell table:formula="of:=[.E160]*100" office:value-type="float" office:value="0.451639" calcext:value-type="float">
            <text:p>0.451639</text:p>
          </table:table-cell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179.0696411133" calcext:value-type="float">
            <text:p>179.0696411133</text:p>
          </table:table-cell>
          <table:table-cell office:value-type="float" office:value="-0.1706653316" calcext:value-type="float">
            <text:p>-0.17066533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6083" calcext:value-type="float">
            <text:p>0.00456083</text:p>
          </table:table-cell>
          <table:table-cell office:value-type="float" office:value="0.00495162" calcext:value-type="float">
            <text:p>0.00495162</text:p>
          </table:table-cell>
          <table:table-cell office:value-type="float" office:value="0.000010375" calcext:value-type="float">
            <text:p>0.000010375</text:p>
          </table:table-cell>
          <table:table-cell office:value-type="float" office:value="434" calcext:value-type="float">
            <text:p>434</text:p>
          </table:table-cell>
          <table:table-cell table:formula="of:=[.D161]*100" office:value-type="float" office:value="0.12429857" calcext:value-type="float">
            <text:p>0.12429857</text:p>
          </table:table-cell>
          <table:table-cell table:formula="of:=[.E161]*100" office:value-type="float" office:value="0.456083" calcext:value-type="float">
            <text:p>0.456083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79.0738525391" calcext:value-type="float">
            <text:p>179.0738525391</text:p>
          </table:table-cell>
          <table:table-cell office:value-type="float" office:value="-0.1963567226" calcext:value-type="float">
            <text:p>-0.19635672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6165" calcext:value-type="float">
            <text:p>0.00476165</text:p>
          </table:table-cell>
          <table:table-cell office:value-type="float" office:value="0.00495162" calcext:value-type="float">
            <text:p>0.00495162</text:p>
          </table:table-cell>
          <table:table-cell office:value-type="float" office:value="0.0001637636" calcext:value-type="float">
            <text:p>0.0001637636</text:p>
          </table:table-cell>
          <table:table-cell office:value-type="float" office:value="435" calcext:value-type="float">
            <text:p>435</text:p>
          </table:table-cell>
          <table:table-cell table:formula="of:=[.D162]*100" office:value-type="float" office:value="0.12429857" calcext:value-type="float">
            <text:p>0.12429857</text:p>
          </table:table-cell>
          <table:table-cell table:formula="of:=[.E162]*100" office:value-type="float" office:value="0.476165" calcext:value-type="float">
            <text:p>0.476165</text:p>
          </table:table-cell>
        </table:table-row>
        <table:table-row table:style-name="ro1">
          <table:table-cell office:value-type="float" office:value="21.77" calcext:value-type="float">
            <text:p>21.77</text:p>
          </table:table-cell>
          <table:table-cell office:value-type="float" office:value="179.0825500488" calcext:value-type="float">
            <text:p>179.0825500488</text:p>
          </table:table-cell>
          <table:table-cell office:value-type="float" office:value="-0.2432663839" calcext:value-type="float">
            <text:p>-0.24326638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0804" calcext:value-type="float">
            <text:p>0.00520804</text:p>
          </table:table-cell>
          <table:table-cell office:value-type="float" office:value="0.00476491" calcext:value-type="float">
            <text:p>0.00476491</text:p>
          </table:table-cell>
          <table:table-cell office:value-type="float" office:value="0.0000412755" calcext:value-type="float">
            <text:p>4.12755E-05</text:p>
          </table:table-cell>
          <table:table-cell office:value-type="float" office:value="436" calcext:value-type="float">
            <text:p>436</text:p>
          </table:table-cell>
          <table:table-cell table:formula="of:=[.D163]*100" office:value-type="float" office:value="0.12429857" calcext:value-type="float">
            <text:p>0.12429857</text:p>
          </table:table-cell>
          <table:table-cell table:formula="of:=[.E163]*100" office:value-type="float" office:value="0.520804" calcext:value-type="float">
            <text:p>0.52080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179.078125" calcext:value-type="float">
            <text:p>179.078125</text:p>
          </table:table-cell>
          <table:table-cell office:value-type="float" office:value="-0.2606180816" calcext:value-type="float">
            <text:p>-0.26061808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2103" calcext:value-type="float">
            <text:p>0.00562103</text:p>
          </table:table-cell>
          <table:table-cell office:value-type="float" office:value="0.00487731" calcext:value-type="float">
            <text:p>0.00487731</text:p>
          </table:table-cell>
          <table:table-cell office:value-type="float" office:value="0.0000631549" calcext:value-type="float">
            <text:p>6.31549E-05</text:p>
          </table:table-cell>
          <table:table-cell office:value-type="float" office:value="437" calcext:value-type="float">
            <text:p>437</text:p>
          </table:table-cell>
          <table:table-cell table:formula="of:=[.D164]*100" office:value-type="float" office:value="0.12429857" calcext:value-type="float">
            <text:p>0.12429857</text:p>
          </table:table-cell>
          <table:table-cell table:formula="of:=[.E164]*100" office:value-type="float" office:value="0.562103" calcext:value-type="float">
            <text:p>0.562103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79.0742492676" calcext:value-type="float">
            <text:p>179.0742492676</text:p>
          </table:table-cell>
          <table:table-cell office:value-type="float" office:value="-0.144033933" calcext:value-type="float">
            <text:p>-0.1440339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1916" calcext:value-type="float">
            <text:p>0.00511916</text:p>
          </table:table-cell>
          <table:table-cell office:value-type="float" office:value="0.00487731" calcext:value-type="float">
            <text:p>0.00487731</text:p>
          </table:table-cell>
          <table:table-cell office:value-type="float" office:value="-0.0002383524" calcext:value-type="float">
            <text:p>-0.0002383524</text:p>
          </table:table-cell>
          <table:table-cell office:value-type="float" office:value="438" calcext:value-type="float">
            <text:p>438</text:p>
          </table:table-cell>
          <table:table-cell table:formula="of:=[.D165]*100" office:value-type="float" office:value="0.12429857" calcext:value-type="float">
            <text:p>0.12429857</text:p>
          </table:table-cell>
          <table:table-cell table:formula="of:=[.E165]*100" office:value-type="float" office:value="0.511916" calcext:value-type="float">
            <text:p>0.511916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79.0660858154" calcext:value-type="float">
            <text:p>179.0660858154</text:p>
          </table:table-cell>
          <table:table-cell office:value-type="float" office:value="-0.2059483858" calcext:value-type="float">
            <text:p>-0.20594838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9748" calcext:value-type="float">
            <text:p>0.00519748</text:p>
          </table:table-cell>
          <table:table-cell office:value-type="float" office:value="0.00472761" calcext:value-type="float">
            <text:p>0.00472761</text:p>
          </table:table-cell>
          <table:table-cell office:value-type="float" office:value="-0.0001109871" calcext:value-type="float">
            <text:p>-0.0001109871</text:p>
          </table:table-cell>
          <table:table-cell office:value-type="float" office:value="439" calcext:value-type="float">
            <text:p>439</text:p>
          </table:table-cell>
          <table:table-cell table:formula="of:=[.D166]*100" office:value-type="float" office:value="0.12429857" calcext:value-type="float">
            <text:p>0.12429857</text:p>
          </table:table-cell>
          <table:table-cell table:formula="of:=[.E166]*100" office:value-type="float" office:value="0.519748" calcext:value-type="float">
            <text:p>0.519748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79.0703125" calcext:value-type="float">
            <text:p>179.0703125</text:p>
          </table:table-cell>
          <table:table-cell office:value-type="float" office:value="-0.0928829329" calcext:value-type="float">
            <text:p>-0.09288293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613" calcext:value-type="float">
            <text:p>0.00449613</text:p>
          </table:table-cell>
          <table:table-cell office:value-type="float" office:value="0.00486009" calcext:value-type="float">
            <text:p>0.00486009</text:p>
          </table:table-cell>
          <table:table-cell office:value-type="float" office:value="-0.0001986326" calcext:value-type="float">
            <text:p>-0.0001986326</text:p>
          </table:table-cell>
          <table:table-cell office:value-type="float" office:value="440" calcext:value-type="float">
            <text:p>440</text:p>
          </table:table-cell>
          <table:table-cell table:formula="of:=[.D167]*100" office:value-type="float" office:value="0.12429857" calcext:value-type="float">
            <text:p>0.12429857</text:p>
          </table:table-cell>
          <table:table-cell table:formula="of:=[.E167]*100" office:value-type="float" office:value="0.449613" calcext:value-type="float">
            <text:p>0.449613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79.0682678223" calcext:value-type="float">
            <text:p>179.0682678223</text:p>
          </table:table-cell>
          <table:table-cell office:value-type="float" office:value="-0.1396792472" calcext:value-type="float">
            <text:p>-0.13967924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083" calcext:value-type="float">
            <text:p>0.00434083</text:p>
          </table:table-cell>
          <table:table-cell office:value-type="float" office:value="0.00486009" calcext:value-type="float">
            <text:p>0.00486009</text:p>
          </table:table-cell>
          <table:table-cell office:value-type="float" office:value="-0.0002265732" calcext:value-type="float">
            <text:p>-0.0002265732</text:p>
          </table:table-cell>
          <table:table-cell office:value-type="float" office:value="441" calcext:value-type="float">
            <text:p>441</text:p>
          </table:table-cell>
          <table:table-cell table:formula="of:=[.D168]*100" office:value-type="float" office:value="0.12429857" calcext:value-type="float">
            <text:p>0.12429857</text:p>
          </table:table-cell>
          <table:table-cell table:formula="of:=[.E168]*100" office:value-type="float" office:value="0.434083" calcext:value-type="float">
            <text:p>0.434083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79.0670318604" calcext:value-type="float">
            <text:p>179.0670318604</text:p>
          </table:table-cell>
          <table:table-cell office:value-type="float" office:value="-0.1436937521" calcext:value-type="float">
            <text:p>-0.14369375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6413" calcext:value-type="float">
            <text:p>0.00426413</text:p>
          </table:table-cell>
          <table:table-cell office:value-type="float" office:value="0.00489412" calcext:value-type="float">
            <text:p>0.00489412</text:p>
          </table:table-cell>
          <table:table-cell office:value-type="float" office:value="-0.000158327" calcext:value-type="float">
            <text:p>-0.000158327</text:p>
          </table:table-cell>
          <table:table-cell office:value-type="float" office:value="442" calcext:value-type="float">
            <text:p>442</text:p>
          </table:table-cell>
          <table:table-cell table:formula="of:=[.D169]*100" office:value-type="float" office:value="0.12429857" calcext:value-type="float">
            <text:p>0.12429857</text:p>
          </table:table-cell>
          <table:table-cell table:formula="of:=[.E169]*100" office:value-type="float" office:value="0.426413" calcext:value-type="float">
            <text:p>0.426413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79.0697174072" calcext:value-type="float">
            <text:p>179.0697174072</text:p>
          </table:table-cell>
          <table:table-cell office:value-type="float" office:value="-0.1874935554" calcext:value-type="float">
            <text:p>-0.18749355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495" calcext:value-type="float">
            <text:p>0.00450495</text:p>
          </table:table-cell>
          <table:table-cell office:value-type="float" office:value="0.00489412" calcext:value-type="float">
            <text:p>0.00489412</text:p>
          </table:table-cell>
          <table:table-cell office:value-type="float" office:value="0.0001401637" calcext:value-type="float">
            <text:p>0.0001401637</text:p>
          </table:table-cell>
          <table:table-cell office:value-type="float" office:value="443" calcext:value-type="float">
            <text:p>443</text:p>
          </table:table-cell>
          <table:table-cell table:formula="of:=[.D170]*100" office:value-type="float" office:value="0.12429857" calcext:value-type="float">
            <text:p>0.12429857</text:p>
          </table:table-cell>
          <table:table-cell table:formula="of:=[.E170]*100" office:value-type="float" office:value="0.450495" calcext:value-type="float">
            <text:p>0.450495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9.0861053467" calcext:value-type="float">
            <text:p>179.0861053467</text:p>
          </table:table-cell>
          <table:table-cell office:value-type="float" office:value="-0.1373941391" calcext:value-type="float">
            <text:p>-0.13739413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3147" calcext:value-type="float">
            <text:p>0.00433147</text:p>
          </table:table-cell>
          <table:table-cell office:value-type="float" office:value="0.00480715" calcext:value-type="float">
            <text:p>0.00480715</text:p>
          </table:table-cell>
          <table:table-cell office:value-type="float" office:value="-0.0000404841" calcext:value-type="float">
            <text:p>-4.04841E-05</text:p>
          </table:table-cell>
          <table:table-cell office:value-type="float" office:value="444" calcext:value-type="float">
            <text:p>444</text:p>
          </table:table-cell>
          <table:table-cell table:formula="of:=[.D171]*100" office:value-type="float" office:value="0.12429857" calcext:value-type="float">
            <text:p>0.12429857</text:p>
          </table:table-cell>
          <table:table-cell table:formula="of:=[.E171]*100" office:value-type="float" office:value="0.433147" calcext:value-type="float">
            <text:p>0.433147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0914001465" calcext:value-type="float">
            <text:p>179.0914001465</text:p>
          </table:table-cell>
          <table:table-cell office:value-type="float" office:value="-0.1361573132" calcext:value-type="float">
            <text:p>-0.13615731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0767" calcext:value-type="float">
            <text:p>0.00420767</text:p>
          </table:table-cell>
          <table:table-cell office:value-type="float" office:value="0.00496331" calcext:value-type="float">
            <text:p>0.00496331</text:p>
          </table:table-cell>
          <table:table-cell office:value-type="float" office:value="-0.0000446549" calcext:value-type="float">
            <text:p>-4.46549E-05</text:p>
          </table:table-cell>
          <table:table-cell office:value-type="float" office:value="445" calcext:value-type="float">
            <text:p>445</text:p>
          </table:table-cell>
          <table:table-cell table:formula="of:=[.D172]*100" office:value-type="float" office:value="0.12429857" calcext:value-type="float">
            <text:p>0.12429857</text:p>
          </table:table-cell>
          <table:table-cell table:formula="of:=[.E172]*100" office:value-type="float" office:value="0.420767" calcext:value-type="float">
            <text:p>0.420767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79.0964660645" calcext:value-type="float">
            <text:p>179.0964660645</text:p>
          </table:table-cell>
          <table:table-cell office:value-type="float" office:value="-0.1275390013" calcext:value-type="float">
            <text:p>-0.12753900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777" calcext:value-type="float">
            <text:p>0.00406777</text:p>
          </table:table-cell>
          <table:table-cell office:value-type="float" office:value="0.00496331" calcext:value-type="float">
            <text:p>0.00496331</text:p>
          </table:table-cell>
          <table:table-cell office:value-type="float" office:value="-0.0002198296" calcext:value-type="float">
            <text:p>-0.0002198296</text:p>
          </table:table-cell>
          <table:table-cell office:value-type="float" office:value="446" calcext:value-type="float">
            <text:p>446</text:p>
          </table:table-cell>
          <table:table-cell table:formula="of:=[.D173]*100" office:value-type="float" office:value="0.12429857" calcext:value-type="float">
            <text:p>0.12429857</text:p>
          </table:table-cell>
          <table:table-cell table:formula="of:=[.E173]*100" office:value-type="float" office:value="0.406777" calcext:value-type="float">
            <text:p>0.40677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0910644531" calcext:value-type="float">
            <text:p>179.0910644531</text:p>
          </table:table-cell>
          <table:table-cell office:value-type="float" office:value="-0.1247032969" calcext:value-type="float">
            <text:p>-0.12470329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5569" calcext:value-type="float">
            <text:p>0.00395569</text:p>
          </table:table-cell>
          <table:table-cell office:value-type="float" office:value="0.00505005" calcext:value-type="float">
            <text:p>0.00505005</text:p>
          </table:table-cell>
          <table:table-cell office:value-type="float" office:value="-0.0001737742" calcext:value-type="float">
            <text:p>-0.0001737742</text:p>
          </table:table-cell>
          <table:table-cell office:value-type="float" office:value="447" calcext:value-type="float">
            <text:p>447</text:p>
          </table:table-cell>
          <table:table-cell table:formula="of:=[.D174]*100" office:value-type="float" office:value="0.12429857" calcext:value-type="float">
            <text:p>0.12429857</text:p>
          </table:table-cell>
          <table:table-cell table:formula="of:=[.E174]*100" office:value-type="float" office:value="0.395569" calcext:value-type="float">
            <text:p>0.395569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9.102935791" calcext:value-type="float">
            <text:p>179.102935791</text:p>
          </table:table-cell>
          <table:table-cell office:value-type="float" office:value="-0.0348645462" calcext:value-type="float">
            <text:p>-0.03486454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823" calcext:value-type="float">
            <text:p>0.0032823</text:p>
          </table:table-cell>
          <table:table-cell office:value-type="float" office:value="0.00505005" calcext:value-type="float">
            <text:p>0.00505005</text:p>
          </table:table-cell>
          <table:table-cell office:value-type="float" office:value="-0.0000557804" calcext:value-type="float">
            <text:p>-5.57804E-05</text:p>
          </table:table-cell>
          <table:table-cell office:value-type="float" office:value="448" calcext:value-type="float">
            <text:p>448</text:p>
          </table:table-cell>
          <table:table-cell table:formula="of:=[.D175]*100" office:value-type="float" office:value="0.12429857" calcext:value-type="float">
            <text:p>0.12429857</text:p>
          </table:table-cell>
          <table:table-cell table:formula="of:=[.E175]*100" office:value-type="float" office:value="0.32823" calcext:value-type="float">
            <text:p>0.32823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1044158936" calcext:value-type="float">
            <text:p>179.1044158936</text:p>
          </table:table-cell>
          <table:table-cell office:value-type="float" office:value="-0.1309891838" calcext:value-type="float">
            <text:p>-0.1309891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7437" calcext:value-type="float">
            <text:p>0.00347437</text:p>
          </table:table-cell>
          <table:table-cell office:value-type="float" office:value="0.00505005" calcext:value-type="float">
            <text:p>0.00505005</text:p>
          </table:table-cell>
          <table:table-cell office:value-type="float" office:value="-0.0000503457" calcext:value-type="float">
            <text:p>-5.03457E-05</text:p>
          </table:table-cell>
          <table:table-cell office:value-type="float" office:value="449" calcext:value-type="float">
            <text:p>449</text:p>
          </table:table-cell>
          <table:table-cell table:formula="of:=[.D176]*100" office:value-type="float" office:value="0.12429857" calcext:value-type="float">
            <text:p>0.12429857</text:p>
          </table:table-cell>
          <table:table-cell table:formula="of:=[.E176]*100" office:value-type="float" office:value="0.347437" calcext:value-type="float">
            <text:p>0.347437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113067627" calcext:value-type="float">
            <text:p>179.113067627</text:p>
          </table:table-cell>
          <table:table-cell office:value-type="float" office:value="-0.0784952118" calcext:value-type="float">
            <text:p>-0.07849521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5246" calcext:value-type="float">
            <text:p>0.00325246</text:p>
          </table:table-cell>
          <table:table-cell office:value-type="float" office:value="0.0051329" calcext:value-type="float">
            <text:p>0.0051329</text:p>
          </table:table-cell>
          <table:table-cell office:value-type="float" office:value="-0.0001389043" calcext:value-type="float">
            <text:p>-0.0001389043</text:p>
          </table:table-cell>
          <table:table-cell office:value-type="float" office:value="450" calcext:value-type="float">
            <text:p>450</text:p>
          </table:table-cell>
          <table:table-cell table:formula="of:=[.D177]*100" office:value-type="float" office:value="0.12429857" calcext:value-type="float">
            <text:p>0.12429857</text:p>
          </table:table-cell>
          <table:table-cell table:formula="of:=[.E177]*100" office:value-type="float" office:value="0.325246" calcext:value-type="float">
            <text:p>0.325246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1038665771" calcext:value-type="float">
            <text:p>179.1038665771</text:p>
          </table:table-cell>
          <table:table-cell office:value-type="float" office:value="-0.1316801113" calcext:value-type="float">
            <text:p>-0.13168011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5909" calcext:value-type="float">
            <text:p>0.00345909</text:p>
          </table:table-cell>
          <table:table-cell office:value-type="float" office:value="0.0051329" calcext:value-type="float">
            <text:p>0.0051329</text:p>
          </table:table-cell>
          <table:table-cell office:value-type="float" office:value="0.0000302757" calcext:value-type="float">
            <text:p>3.02757E-05</text:p>
          </table:table-cell>
          <table:table-cell office:value-type="float" office:value="451" calcext:value-type="float">
            <text:p>451</text:p>
          </table:table-cell>
          <table:table-cell table:formula="of:=[.D178]*100" office:value-type="float" office:value="0.12429857" calcext:value-type="float">
            <text:p>0.12429857</text:p>
          </table:table-cell>
          <table:table-cell table:formula="of:=[.E178]*100" office:value-type="float" office:value="0.345909" calcext:value-type="float">
            <text:p>0.345909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1145477295" calcext:value-type="float">
            <text:p>179.1145477295</text:p>
          </table:table-cell>
          <table:table-cell office:value-type="float" office:value="-0.1264039016" calcext:value-type="float">
            <text:p>-0.12640390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6157" calcext:value-type="float">
            <text:p>0.00356157</text:p>
          </table:table-cell>
          <table:table-cell office:value-type="float" office:value="0.00519965" calcext:value-type="float">
            <text:p>0.00519965</text:p>
          </table:table-cell>
          <table:table-cell office:value-type="float" office:value="0.000005815" calcext:value-type="float">
            <text:p>0.000005815</text:p>
          </table:table-cell>
          <table:table-cell office:value-type="float" office:value="452" calcext:value-type="float">
            <text:p>452</text:p>
          </table:table-cell>
          <table:table-cell table:formula="of:=[.D179]*100" office:value-type="float" office:value="0.12429857" calcext:value-type="float">
            <text:p>0.12429857</text:p>
          </table:table-cell>
          <table:table-cell table:formula="of:=[.E179]*100" office:value-type="float" office:value="0.356157" calcext:value-type="float">
            <text:p>0.356157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1193237305" calcext:value-type="float">
            <text:p>179.1193237305</text:p>
          </table:table-cell>
          <table:table-cell office:value-type="float" office:value="-0.1126922743" calcext:value-type="float">
            <text:p>-0.11269227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3845" calcext:value-type="float">
            <text:p>0.00353845</text:p>
          </table:table-cell>
          <table:table-cell office:value-type="float" office:value="0.00519965" calcext:value-type="float">
            <text:p>0.00519965</text:p>
          </table:table-cell>
          <table:table-cell office:value-type="float" office:value="-0.0001588789" calcext:value-type="float">
            <text:p>-0.0001588789</text:p>
          </table:table-cell>
          <table:table-cell office:value-type="float" office:value="453" calcext:value-type="float">
            <text:p>453</text:p>
          </table:table-cell>
          <table:table-cell table:formula="of:=[.D180]*100" office:value-type="float" office:value="0.12429857" calcext:value-type="float">
            <text:p>0.12429857</text:p>
          </table:table-cell>
          <table:table-cell table:formula="of:=[.E180]*100" office:value-type="float" office:value="0.353845" calcext:value-type="float">
            <text:p>0.353845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1240844727" calcext:value-type="float">
            <text:p>179.1240844727</text:p>
          </table:table-cell>
          <table:table-cell office:value-type="float" office:value="-0.0985420296" calcext:value-type="float">
            <text:p>-0.09854202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2875" calcext:value-type="float">
            <text:p>0.00342875</text:p>
          </table:table-cell>
          <table:table-cell office:value-type="float" office:value="0.00519965" calcext:value-type="float">
            <text:p>0.00519965</text:p>
          </table:table-cell>
          <table:table-cell office:value-type="float" office:value="-0.0001337458" calcext:value-type="float">
            <text:p>-0.0001337458</text:p>
          </table:table-cell>
          <table:table-cell office:value-type="float" office:value="454" calcext:value-type="float">
            <text:p>454</text:p>
          </table:table-cell>
          <table:table-cell table:formula="of:=[.D181]*100" office:value-type="float" office:value="0.12429857" calcext:value-type="float">
            <text:p>0.12429857</text:p>
          </table:table-cell>
          <table:table-cell table:formula="of:=[.E181]*100" office:value-type="float" office:value="0.342875" calcext:value-type="float">
            <text:p>0.342875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1284332275" calcext:value-type="float">
            <text:p>179.1284332275</text:p>
          </table:table-cell>
          <table:table-cell office:value-type="float" office:value="-0.1001396772" calcext:value-type="float">
            <text:p>-0.10013967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6632" calcext:value-type="float">
            <text:p>0.00336632</text:p>
          </table:table-cell>
          <table:table-cell office:value-type="float" office:value="0.00523652" calcext:value-type="float">
            <text:p>0.00523652</text:p>
          </table:table-cell>
          <table:table-cell office:value-type="float" office:value="-0.0001291076" calcext:value-type="float">
            <text:p>-0.0001291076</text:p>
          </table:table-cell>
          <table:table-cell office:value-type="float" office:value="455" calcext:value-type="float">
            <text:p>455</text:p>
          </table:table-cell>
          <table:table-cell table:formula="of:=[.D182]*100" office:value-type="float" office:value="0.12429857" calcext:value-type="float">
            <text:p>0.12429857</text:p>
          </table:table-cell>
          <table:table-cell table:formula="of:=[.E182]*100" office:value-type="float" office:value="0.336632" calcext:value-type="float">
            <text:p>0.336632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137588501" calcext:value-type="float">
            <text:p>179.137588501</text:p>
          </table:table-cell>
          <table:table-cell office:value-type="float" office:value="-0.0542644779" calcext:value-type="float">
            <text:p>-0.05426447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1901" calcext:value-type="float">
            <text:p>0.00301901</text:p>
          </table:table-cell>
          <table:table-cell office:value-type="float" office:value="0.00523652" calcext:value-type="float">
            <text:p>0.00523652</text:p>
          </table:table-cell>
          <table:table-cell office:value-type="float" office:value="-0.0000508898" calcext:value-type="float">
            <text:p>-5.08898E-05</text:p>
          </table:table-cell>
          <table:table-cell office:value-type="float" office:value="456" calcext:value-type="float">
            <text:p>456</text:p>
          </table:table-cell>
          <table:table-cell table:formula="of:=[.D183]*100" office:value-type="float" office:value="0.12429857" calcext:value-type="float">
            <text:p>0.12429857</text:p>
          </table:table-cell>
          <table:table-cell table:formula="of:=[.E183]*100" office:value-type="float" office:value="0.301901" calcext:value-type="float">
            <text:p>0.301901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1362304688" calcext:value-type="float">
            <text:p>179.1362304688</text:p>
          </table:table-cell>
          <table:table-cell office:value-type="float" office:value="-0.0903376507" calcext:value-type="float">
            <text:p>-0.09033765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2806" calcext:value-type="float">
            <text:p>0.00302806</text:p>
          </table:table-cell>
          <table:table-cell office:value-type="float" office:value="0.00515163" calcext:value-type="float">
            <text:p>0.00515163</text:p>
          </table:table-cell>
          <table:table-cell office:value-type="float" office:value="0.0000953441" calcext:value-type="float">
            <text:p>9.53441E-05</text:p>
          </table:table-cell>
          <table:table-cell office:value-type="float" office:value="457" calcext:value-type="float">
            <text:p>457</text:p>
          </table:table-cell>
          <table:table-cell table:formula="of:=[.D184]*100" office:value-type="float" office:value="0.12429857" calcext:value-type="float">
            <text:p>0.12429857</text:p>
          </table:table-cell>
          <table:table-cell table:formula="of:=[.E184]*100" office:value-type="float" office:value="0.302806" calcext:value-type="float">
            <text:p>0.302806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1395111084" calcext:value-type="float">
            <text:p>179.1395111084</text:p>
          </table:table-cell>
          <table:table-cell office:value-type="float" office:value="-0.086013663" calcext:value-type="float">
            <text:p>-0.0860136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0528" calcext:value-type="float">
            <text:p>0.00300528</text:p>
          </table:table-cell>
          <table:table-cell office:value-type="float" office:value="0.00523393" calcext:value-type="float">
            <text:p>0.00523393</text:p>
          </table:table-cell>
          <table:table-cell office:value-type="float" office:value="-0.0000431467" calcext:value-type="float">
            <text:p>-4.31467E-05</text:p>
          </table:table-cell>
          <table:table-cell office:value-type="float" office:value="458" calcext:value-type="float">
            <text:p>458</text:p>
          </table:table-cell>
          <table:table-cell table:formula="of:=[.D185]*100" office:value-type="float" office:value="0.12429857" calcext:value-type="float">
            <text:p>0.12429857</text:p>
          </table:table-cell>
          <table:table-cell table:formula="of:=[.E185]*100" office:value-type="float" office:value="0.300528" calcext:value-type="float">
            <text:p>0.300528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1379547119" calcext:value-type="float">
            <text:p>179.1379547119</text:p>
          </table:table-cell>
          <table:table-cell office:value-type="float" office:value="-0.0890134165" calcext:value-type="float">
            <text:p>-0.08901341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101" calcext:value-type="float">
            <text:p>0.0030101</text:p>
          </table:table-cell>
          <table:table-cell office:value-type="float" office:value="0.00523393" calcext:value-type="float">
            <text:p>0.00523393</text:p>
          </table:table-cell>
          <table:table-cell office:value-type="float" office:value="-0.0000286237" calcext:value-type="float">
            <text:p>-2.86237E-05</text:p>
          </table:table-cell>
          <table:table-cell office:value-type="float" office:value="459" calcext:value-type="float">
            <text:p>459</text:p>
          </table:table-cell>
          <table:table-cell table:formula="of:=[.D186]*100" office:value-type="float" office:value="0.12429857" calcext:value-type="float">
            <text:p>0.12429857</text:p>
          </table:table-cell>
          <table:table-cell table:formula="of:=[.E186]*100" office:value-type="float" office:value="0.30101" calcext:value-type="float">
            <text:p>0.30101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143157959" calcext:value-type="float">
            <text:p>179.143157959</text:p>
          </table:table-cell>
          <table:table-cell office:value-type="float" office:value="-0.1053247773" calcext:value-type="float">
            <text:p>-0.10532477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2201" calcext:value-type="float">
            <text:p>0.00312201</text:p>
          </table:table-cell>
          <table:table-cell office:value-type="float" office:value="0.00519844" calcext:value-type="float">
            <text:p>0.00519844</text:p>
          </table:table-cell>
          <table:table-cell office:value-type="float" office:value="0.000065239" calcext:value-type="float">
            <text:p>0.000065239</text:p>
          </table:table-cell>
          <table:table-cell office:value-type="float" office:value="460" calcext:value-type="float">
            <text:p>460</text:p>
          </table:table-cell>
          <table:table-cell table:formula="of:=[.D187]*100" office:value-type="float" office:value="0.12429857" calcext:value-type="float">
            <text:p>0.12429857</text:p>
          </table:table-cell>
          <table:table-cell table:formula="of:=[.E187]*100" office:value-type="float" office:value="0.312201" calcext:value-type="float">
            <text:p>0.312201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1303253174" calcext:value-type="float">
            <text:p>179.1303253174</text:p>
          </table:table-cell>
          <table:table-cell office:value-type="float" office:value="-0.0959333573" calcext:value-type="float">
            <text:p>-0.09593335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3397" calcext:value-type="float">
            <text:p>0.00313397</text:p>
          </table:table-cell>
          <table:table-cell office:value-type="float" office:value="0.00519844" calcext:value-type="float">
            <text:p>0.00519844</text:p>
          </table:table-cell>
          <table:table-cell office:value-type="float" office:value="-0.0001113874" calcext:value-type="float">
            <text:p>-0.0001113874</text:p>
          </table:table-cell>
          <table:table-cell office:value-type="float" office:value="461" calcext:value-type="float">
            <text:p>461</text:p>
          </table:table-cell>
          <table:table-cell table:formula="of:=[.D188]*100" office:value-type="float" office:value="0.12429857" calcext:value-type="float">
            <text:p>0.12429857</text:p>
          </table:table-cell>
          <table:table-cell table:formula="of:=[.E188]*100" office:value-type="float" office:value="0.313397" calcext:value-type="float">
            <text:p>0.313397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1304168701" calcext:value-type="float">
            <text:p>179.1304168701</text:p>
          </table:table-cell>
          <table:table-cell office:value-type="float" office:value="-0.0962773958" calcext:value-type="float">
            <text:p>-0.09627739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4422" calcext:value-type="float">
            <text:p>0.00314422</text:p>
          </table:table-cell>
          <table:table-cell office:value-type="float" office:value="0.0051311" calcext:value-type="float">
            <text:p>0.0051311</text:p>
          </table:table-cell>
          <table:table-cell office:value-type="float" office:value="-0.0000609964" calcext:value-type="float">
            <text:p>-6.09964E-05</text:p>
          </table:table-cell>
          <table:table-cell office:value-type="float" office:value="462" calcext:value-type="float">
            <text:p>462</text:p>
          </table:table-cell>
          <table:table-cell table:formula="of:=[.D189]*100" office:value-type="float" office:value="0.12429857" calcext:value-type="float">
            <text:p>0.12429857</text:p>
          </table:table-cell>
          <table:table-cell table:formula="of:=[.E189]*100" office:value-type="float" office:value="0.314422" calcext:value-type="float">
            <text:p>0.314422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1362762451" calcext:value-type="float">
            <text:p>179.1362762451</text:p>
          </table:table-cell>
          <table:table-cell office:value-type="float" office:value="-0.0899658647" calcext:value-type="float">
            <text:p>-0.08996586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51311" calcext:value-type="float">
            <text:p>0.0051311</text:p>
          </table:table-cell>
          <table:table-cell office:value-type="float" office:value="0.0000005056" calcext:value-type="float">
            <text:p>5.056E-07</text:p>
          </table:table-cell>
          <table:table-cell office:value-type="float" office:value="463" calcext:value-type="float">
            <text:p>463</text:p>
          </table:table-cell>
          <table:table-cell table:formula="of:=[.D190]*100" office:value-type="float" office:value="0.12429857" calcext:value-type="float">
            <text:p>0.12429857</text:p>
          </table:table-cell>
          <table:table-cell table:formula="of:=[.E190]*100" office:value-type="float" office:value="0.3109" calcext:value-type="float">
            <text:p>0.3109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1334075928" calcext:value-type="float">
            <text:p>179.1334075928</text:p>
          </table:table-cell>
          <table:table-cell office:value-type="float" office:value="-0.0951075122" calcext:value-type="float">
            <text:p>-0.09510751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1979" calcext:value-type="float">
            <text:p>0.00311979</text:p>
          </table:table-cell>
          <table:table-cell office:value-type="float" office:value="0.0051311" calcext:value-type="float">
            <text:p>0.0051311</text:p>
          </table:table-cell>
          <table:table-cell office:value-type="float" office:value="0.0000020313" calcext:value-type="float">
            <text:p>2.0313E-06</text:p>
          </table:table-cell>
          <table:table-cell office:value-type="float" office:value="464" calcext:value-type="float">
            <text:p>464</text:p>
          </table:table-cell>
          <table:table-cell table:formula="of:=[.D191]*100" office:value-type="float" office:value="0.12429857" calcext:value-type="float">
            <text:p>0.12429857</text:p>
          </table:table-cell>
          <table:table-cell table:formula="of:=[.E191]*100" office:value-type="float" office:value="0.311979" calcext:value-type="float">
            <text:p>0.311979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1539306641" calcext:value-type="float">
            <text:p>179.1539306641</text:p>
          </table:table-cell>
          <table:table-cell office:value-type="float" office:value="-0.0370187887" calcext:value-type="float">
            <text:p>-0.03701878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3986" calcext:value-type="float">
            <text:p>0.00273986</text:p>
          </table:table-cell>
          <table:table-cell office:value-type="float" office:value="0.00504537" calcext:value-type="float">
            <text:p>0.00504537</text:p>
          </table:table-cell>
          <table:table-cell office:value-type="float" office:value="-0.0000726043" calcext:value-type="float">
            <text:p>-7.26043E-05</text:p>
          </table:table-cell>
          <table:table-cell office:value-type="float" office:value="465" calcext:value-type="float">
            <text:p>465</text:p>
          </table:table-cell>
          <table:table-cell table:formula="of:=[.D192]*100" office:value-type="float" office:value="0.12429857" calcext:value-type="float">
            <text:p>0.12429857</text:p>
          </table:table-cell>
          <table:table-cell table:formula="of:=[.E192]*100" office:value-type="float" office:value="0.273986" calcext:value-type="float">
            <text:p>0.27398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179.1563720703" calcext:value-type="float">
            <text:p>179.1563720703</text:p>
          </table:table-cell>
          <table:table-cell office:value-type="float" office:value="-0.0431953118" calcext:value-type="float">
            <text:p>-0.04319531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2794" calcext:value-type="float">
            <text:p>0.00252794</text:p>
          </table:table-cell>
          <table:table-cell office:value-type="float" office:value="0.00504537" calcext:value-type="float">
            <text:p>0.00504537</text:p>
          </table:table-cell>
          <table:table-cell office:value-type="float" office:value="-0.0001053805" calcext:value-type="float">
            <text:p>-0.0001053805</text:p>
          </table:table-cell>
          <table:table-cell office:value-type="float" office:value="466" calcext:value-type="float">
            <text:p>466</text:p>
          </table:table-cell>
          <table:table-cell table:formula="of:=[.D193]*100" office:value-type="float" office:value="0.12429857" calcext:value-type="float">
            <text:p>0.12429857</text:p>
          </table:table-cell>
          <table:table-cell table:formula="of:=[.E193]*100" office:value-type="float" office:value="0.252794" calcext:value-type="float">
            <text:p>0.252794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179.1553344727" calcext:value-type="float">
            <text:p>179.1553344727</text:p>
          </table:table-cell>
          <table:table-cell office:value-type="float" office:value="-0.0279841037" calcext:value-type="float">
            <text:p>-0.02798410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8541" calcext:value-type="float">
            <text:p>0.00228541</text:p>
          </table:table-cell>
          <table:table-cell office:value-type="float" office:value="0.00504537" calcext:value-type="float">
            <text:p>0.00504537</text:p>
          </table:table-cell>
          <table:table-cell office:value-type="float" office:value="-0.0001080164" calcext:value-type="float">
            <text:p>-0.0001080164</text:p>
          </table:table-cell>
          <table:table-cell office:value-type="float" office:value="467" calcext:value-type="float">
            <text:p>467</text:p>
          </table:table-cell>
          <table:table-cell table:formula="of:=[.D194]*100" office:value-type="float" office:value="0.12429857" calcext:value-type="float">
            <text:p>0.12429857</text:p>
          </table:table-cell>
          <table:table-cell table:formula="of:=[.E194]*100" office:value-type="float" office:value="0.228541" calcext:value-type="float">
            <text:p>0.228541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179.1534423828" calcext:value-type="float">
            <text:p>179.1534423828</text:p>
          </table:table-cell>
          <table:table-cell office:value-type="float" office:value="-0.1011966298" calcext:value-type="float">
            <text:p>-0.10119662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1177" calcext:value-type="float">
            <text:p>0.00261177</text:p>
          </table:table-cell>
          <table:table-cell office:value-type="float" office:value="0.00494979" calcext:value-type="float">
            <text:p>0.00494979</text:p>
          </table:table-cell>
          <table:table-cell office:value-type="float" office:value="-0.0000773744" calcext:value-type="float">
            <text:p>-7.73744E-05</text:p>
          </table:table-cell>
          <table:table-cell office:value-type="float" office:value="468" calcext:value-type="float">
            <text:p>468</text:p>
          </table:table-cell>
          <table:table-cell table:formula="of:=[.D195]*100" office:value-type="float" office:value="0.12429857" calcext:value-type="float">
            <text:p>0.12429857</text:p>
          </table:table-cell>
          <table:table-cell table:formula="of:=[.E195]*100" office:value-type="float" office:value="0.261177" calcext:value-type="float">
            <text:p>0.261177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1549072266" calcext:value-type="float">
            <text:p>179.1549072266</text:p>
          </table:table-cell>
          <table:table-cell office:value-type="float" office:value="-0.0970555861" calcext:value-type="float">
            <text:p>-0.09705558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0157" calcext:value-type="float">
            <text:p>0.00280157</text:p>
          </table:table-cell>
          <table:table-cell office:value-type="float" office:value="0.00494979" calcext:value-type="float">
            <text:p>0.00494979</text:p>
          </table:table-cell>
          <table:table-cell office:value-type="float" office:value="-0.0000263372" calcext:value-type="float">
            <text:p>-2.63372E-05</text:p>
          </table:table-cell>
          <table:table-cell office:value-type="float" office:value="469" calcext:value-type="float">
            <text:p>469</text:p>
          </table:table-cell>
          <table:table-cell table:formula="of:=[.D196]*100" office:value-type="float" office:value="0.12429857" calcext:value-type="float">
            <text:p>0.12429857</text:p>
          </table:table-cell>
          <table:table-cell table:formula="of:=[.E196]*100" office:value-type="float" office:value="0.280157" calcext:value-type="float">
            <text:p>0.280157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1481170654" calcext:value-type="float">
            <text:p>179.1481170654</text:p>
          </table:table-cell>
          <table:table-cell office:value-type="float" office:value="-0.1195357259" calcext:value-type="float">
            <text:p>-0.11953572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7782" calcext:value-type="float">
            <text:p>0.00307782</text:p>
          </table:table-cell>
          <table:table-cell office:value-type="float" office:value="0.00486295" calcext:value-type="float">
            <text:p>0.00486295</text:p>
          </table:table-cell>
          <table:table-cell office:value-type="float" office:value="-0.0000561664" calcext:value-type="float">
            <text:p>-5.61664E-05</text:p>
          </table:table-cell>
          <table:table-cell office:value-type="float" office:value="470" calcext:value-type="float">
            <text:p>470</text:p>
          </table:table-cell>
          <table:table-cell table:formula="of:=[.D197]*100" office:value-type="float" office:value="0.12429857" calcext:value-type="float">
            <text:p>0.12429857</text:p>
          </table:table-cell>
          <table:table-cell table:formula="of:=[.E197]*100" office:value-type="float" office:value="0.307782" calcext:value-type="float">
            <text:p>0.30778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1421813965" calcext:value-type="float">
            <text:p>179.1421813965</text:p>
          </table:table-cell>
          <table:table-cell office:value-type="float" office:value="-0.1439817809" calcext:value-type="float">
            <text:p>-0.14398178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2475" calcext:value-type="float">
            <text:p>0.00342475</text:p>
          </table:table-cell>
          <table:table-cell office:value-type="float" office:value="0.00486295" calcext:value-type="float">
            <text:p>0.00486295</text:p>
          </table:table-cell>
          <table:table-cell office:value-type="float" office:value="-0.0000381822" calcext:value-type="float">
            <text:p>-3.81822E-05</text:p>
          </table:table-cell>
          <table:table-cell office:value-type="float" office:value="471" calcext:value-type="float">
            <text:p>471</text:p>
          </table:table-cell>
          <table:table-cell table:formula="of:=[.D198]*100" office:value-type="float" office:value="0.12429857" calcext:value-type="float">
            <text:p>0.12429857</text:p>
          </table:table-cell>
          <table:table-cell table:formula="of:=[.E198]*100" office:value-type="float" office:value="0.342475" calcext:value-type="float">
            <text:p>0.342475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15234375" calcext:value-type="float">
            <text:p>179.15234375</text:p>
          </table:table-cell>
          <table:table-cell office:value-type="float" office:value="-0.1628236292" calcext:value-type="float">
            <text:p>-0.16282362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141" calcext:value-type="float">
            <text:p>0.00378141</text:p>
          </table:table-cell>
          <table:table-cell office:value-type="float" office:value="0.00486295" calcext:value-type="float">
            <text:p>0.00486295</text:p>
          </table:table-cell>
          <table:table-cell office:value-type="float" office:value="0.0000400287" calcext:value-type="float">
            <text:p>4.00287E-05</text:p>
          </table:table-cell>
          <table:table-cell office:value-type="float" office:value="472" calcext:value-type="float">
            <text:p>472</text:p>
          </table:table-cell>
          <table:table-cell table:formula="of:=[.D199]*100" office:value-type="float" office:value="0.12429857" calcext:value-type="float">
            <text:p>0.12429857</text:p>
          </table:table-cell>
          <table:table-cell table:formula="of:=[.E199]*100" office:value-type="float" office:value="0.378141" calcext:value-type="float">
            <text:p>0.378141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14894104" calcext:value-type="float">
            <text:p>179.14894104</text:p>
          </table:table-cell>
          <table:table-cell office:value-type="float" office:value="-0.0682848118" calcext:value-type="float">
            <text:p>-0.06828481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8894" calcext:value-type="float">
            <text:p>0.00338894</text:p>
          </table:table-cell>
          <table:table-cell office:value-type="float" office:value="0.00479362" calcext:value-type="float">
            <text:p>0.00479362</text:p>
          </table:table-cell>
          <table:table-cell office:value-type="float" office:value="-0.0000952858" calcext:value-type="float">
            <text:p>-9.52858E-05</text:p>
          </table:table-cell>
          <table:table-cell office:value-type="float" office:value="473" calcext:value-type="float">
            <text:p>473</text:p>
          </table:table-cell>
          <table:table-cell table:formula="of:=[.D200]*100" office:value-type="float" office:value="0.12429857" calcext:value-type="float">
            <text:p>0.12429857</text:p>
          </table:table-cell>
          <table:table-cell table:formula="of:=[.E200]*100" office:value-type="float" office:value="0.338894" calcext:value-type="float">
            <text:p>0.338894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1547241211" calcext:value-type="float">
            <text:p>179.1547241211</text:p>
          </table:table-cell>
          <table:table-cell office:value-type="float" office:value="-0.1416834221" calcext:value-type="float">
            <text:p>-0.14168342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1667" calcext:value-type="float">
            <text:p>0.00361667</text:p>
          </table:table-cell>
          <table:table-cell office:value-type="float" office:value="0.00479362" calcext:value-type="float">
            <text:p>0.00479362</text:p>
          </table:table-cell>
          <table:table-cell office:value-type="float" office:value="0.0000820933" calcext:value-type="float">
            <text:p>8.20933E-05</text:p>
          </table:table-cell>
          <table:table-cell office:value-type="float" office:value="474" calcext:value-type="float">
            <text:p>474</text:p>
          </table:table-cell>
          <table:table-cell table:formula="of:=[.D201]*100" office:value-type="float" office:value="0.12429857" calcext:value-type="float">
            <text:p>0.12429857</text:p>
          </table:table-cell>
          <table:table-cell table:formula="of:=[.E201]*100" office:value-type="float" office:value="0.361667" calcext:value-type="float">
            <text:p>0.361667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1484069824" calcext:value-type="float">
            <text:p>179.1484069824</text:p>
          </table:table-cell>
          <table:table-cell office:value-type="float" office:value="-0.122312082" calcext:value-type="float">
            <text:p>-0.1223120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3927" calcext:value-type="float">
            <text:p>0.00363927</text:p>
          </table:table-cell>
          <table:table-cell office:value-type="float" office:value="0.00478537" calcext:value-type="float">
            <text:p>0.00478537</text:p>
          </table:table-cell>
          <table:table-cell office:value-type="float" office:value="-0.0000370652" calcext:value-type="float">
            <text:p>-3.70652E-05</text:p>
          </table:table-cell>
          <table:table-cell office:value-type="float" office:value="475" calcext:value-type="float">
            <text:p>475</text:p>
          </table:table-cell>
          <table:table-cell table:formula="of:=[.D202]*100" office:value-type="float" office:value="0.12429857" calcext:value-type="float">
            <text:p>0.12429857</text:p>
          </table:table-cell>
          <table:table-cell table:formula="of:=[.E202]*100" office:value-type="float" office:value="0.363927" calcext:value-type="float">
            <text:p>0.363927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1448974609" calcext:value-type="float">
            <text:p>179.1448974609</text:p>
          </table:table-cell>
          <table:table-cell office:value-type="float" office:value="-0.1600655194" calcext:value-type="float">
            <text:p>-0.16006551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0592" calcext:value-type="float">
            <text:p>0.00390592</text:p>
          </table:table-cell>
          <table:table-cell office:value-type="float" office:value="0.0047491" calcext:value-type="float">
            <text:p>0.0047491</text:p>
          </table:table-cell>
          <table:table-cell office:value-type="float" office:value="-0.0000692166" calcext:value-type="float">
            <text:p>-6.92166E-05</text:p>
          </table:table-cell>
          <table:table-cell office:value-type="float" office:value="476" calcext:value-type="float">
            <text:p>476</text:p>
          </table:table-cell>
          <table:table-cell table:formula="of:=[.D203]*100" office:value-type="float" office:value="0.12429857" calcext:value-type="float">
            <text:p>0.12429857</text:p>
          </table:table-cell>
          <table:table-cell table:formula="of:=[.E203]*100" office:value-type="float" office:value="0.390592" calcext:value-type="float">
            <text:p>0.390592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1370849609" calcext:value-type="float">
            <text:p>179.1370849609</text:p>
          </table:table-cell>
          <table:table-cell office:value-type="float" office:value="-0.137399733" calcext:value-type="float">
            <text:p>-0.1373997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3249" calcext:value-type="float">
            <text:p>0.00393249</text:p>
          </table:table-cell>
          <table:table-cell office:value-type="float" office:value="0.0047491" calcext:value-type="float">
            <text:p>0.0047491</text:p>
          </table:table-cell>
          <table:table-cell office:value-type="float" office:value="-0.0001584305" calcext:value-type="float">
            <text:p>-0.0001584305</text:p>
          </table:table-cell>
          <table:table-cell office:value-type="float" office:value="477" calcext:value-type="float">
            <text:p>477</text:p>
          </table:table-cell>
          <table:table-cell table:formula="of:=[.D204]*100" office:value-type="float" office:value="0.12429857" calcext:value-type="float">
            <text:p>0.12429857</text:p>
          </table:table-cell>
          <table:table-cell table:formula="of:=[.E204]*100" office:value-type="float" office:value="0.393249" calcext:value-type="float">
            <text:p>0.393249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9.1434020996" calcext:value-type="float">
            <text:p>179.1434020996</text:p>
          </table:table-cell>
          <table:table-cell office:value-type="float" office:value="-0.1528345957" calcext:value-type="float">
            <text:p>-0.15283459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5305" calcext:value-type="float">
            <text:p>0.00405305</text:p>
          </table:table-cell>
          <table:table-cell office:value-type="float" office:value="0.00473661" calcext:value-type="float">
            <text:p>0.00473661</text:p>
          </table:table-cell>
          <table:table-cell office:value-type="float" office:value="0.0000200324" calcext:value-type="float">
            <text:p>2.00324E-05</text:p>
          </table:table-cell>
          <table:table-cell office:value-type="float" office:value="478" calcext:value-type="float">
            <text:p>478</text:p>
          </table:table-cell>
          <table:table-cell table:formula="of:=[.D205]*100" office:value-type="float" office:value="0.12429857" calcext:value-type="float">
            <text:p>0.12429857</text:p>
          </table:table-cell>
          <table:table-cell table:formula="of:=[.E205]*100" office:value-type="float" office:value="0.405305" calcext:value-type="float">
            <text:p>0.405305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9.146194458" calcext:value-type="float">
            <text:p>179.146194458</text:p>
          </table:table-cell>
          <table:table-cell office:value-type="float" office:value="-0.1528080367" calcext:value-type="float">
            <text:p>-0.15280803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3318" calcext:value-type="float">
            <text:p>0.00413318</text:p>
          </table:table-cell>
          <table:table-cell office:value-type="float" office:value="0.00473661" calcext:value-type="float">
            <text:p>0.00473661</text:p>
          </table:table-cell>
          <table:table-cell office:value-type="float" office:value="0.0000028281" calcext:value-type="float">
            <text:p>2.8281E-06</text:p>
          </table:table-cell>
          <table:table-cell office:value-type="float" office:value="479" calcext:value-type="float">
            <text:p>479</text:p>
          </table:table-cell>
          <table:table-cell table:formula="of:=[.D206]*100" office:value-type="float" office:value="0.12429857" calcext:value-type="float">
            <text:p>0.12429857</text:p>
          </table:table-cell>
          <table:table-cell table:formula="of:=[.E206]*100" office:value-type="float" office:value="0.413318" calcext:value-type="float">
            <text:p>0.413318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1528015137" calcext:value-type="float">
            <text:p>179.1528015137</text:p>
          </table:table-cell>
          <table:table-cell office:value-type="float" office:value="-0.2014268673" calcext:value-type="float">
            <text:p>-0.20142686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1058" calcext:value-type="float">
            <text:p>0.00451058</text:p>
          </table:table-cell>
          <table:table-cell office:value-type="float" office:value="0.00474061" calcext:value-type="float">
            <text:p>0.00474061</text:p>
          </table:table-cell>
          <table:table-cell office:value-type="float" office:value="0.0000888455" calcext:value-type="float">
            <text:p>8.88455E-05</text:p>
          </table:table-cell>
          <table:table-cell office:value-type="float" office:value="480" calcext:value-type="float">
            <text:p>480</text:p>
          </table:table-cell>
          <table:table-cell table:formula="of:=[.D207]*100" office:value-type="float" office:value="0.12429857" calcext:value-type="float">
            <text:p>0.12429857</text:p>
          </table:table-cell>
          <table:table-cell table:formula="of:=[.E207]*100" office:value-type="float" office:value="0.451058" calcext:value-type="float">
            <text:p>0.451058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9.1707611084" calcext:value-type="float">
            <text:p>179.1707611084</text:p>
          </table:table-cell>
          <table:table-cell office:value-type="float" office:value="-0.1238068296" calcext:value-type="float">
            <text:p>-0.12380682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467" calcext:value-type="float">
            <text:p>0.00424467</text:p>
          </table:table-cell>
          <table:table-cell office:value-type="float" office:value="0.0047454" calcext:value-type="float">
            <text:p>0.0047454</text:p>
          </table:table-cell>
          <table:table-cell office:value-type="float" office:value="-0.0001124173" calcext:value-type="float">
            <text:p>-0.0001124173</text:p>
          </table:table-cell>
          <table:table-cell office:value-type="float" office:value="481" calcext:value-type="float">
            <text:p>481</text:p>
          </table:table-cell>
          <table:table-cell table:formula="of:=[.D208]*100" office:value-type="float" office:value="0.12429857" calcext:value-type="float">
            <text:p>0.12429857</text:p>
          </table:table-cell>
          <table:table-cell table:formula="of:=[.E208]*100" office:value-type="float" office:value="0.424467" calcext:value-type="float">
            <text:p>0.424467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9.1633453369" calcext:value-type="float">
            <text:p>179.1633453369</text:p>
          </table:table-cell>
          <table:table-cell office:value-type="float" office:value="-0.1220260445" calcext:value-type="float">
            <text:p>-0.12202604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5568" calcext:value-type="float">
            <text:p>0.00405568</text:p>
          </table:table-cell>
          <table:table-cell office:value-type="float" office:value="0.0047454" calcext:value-type="float">
            <text:p>0.0047454</text:p>
          </table:table-cell>
          <table:table-cell office:value-type="float" office:value="-0.000096004" calcext:value-type="float">
            <text:p>-0.000096004</text:p>
          </table:table-cell>
          <table:table-cell office:value-type="float" office:value="482" calcext:value-type="float">
            <text:p>482</text:p>
          </table:table-cell>
          <table:table-cell table:formula="of:=[.D209]*100" office:value-type="float" office:value="0.12429857" calcext:value-type="float">
            <text:p>0.12429857</text:p>
          </table:table-cell>
          <table:table-cell table:formula="of:=[.E209]*100" office:value-type="float" office:value="0.405568" calcext:value-type="float">
            <text:p>0.405568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9.1613616943" calcext:value-type="float">
            <text:p>179.1613616943</text:p>
          </table:table-cell>
          <table:table-cell office:value-type="float" office:value="-0.1793927464" calcext:value-type="float">
            <text:p>-0.17939274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121" calcext:value-type="float">
            <text:p>0.0043121</text:p>
          </table:table-cell>
          <table:table-cell office:value-type="float" office:value="0.00478061" calcext:value-type="float">
            <text:p>0.00478061</text:p>
          </table:table-cell>
          <table:table-cell office:value-type="float" office:value="-0.0000054619" calcext:value-type="float">
            <text:p>-5.4619E-06</text:p>
          </table:table-cell>
          <table:table-cell office:value-type="float" office:value="483" calcext:value-type="float">
            <text:p>483</text:p>
          </table:table-cell>
          <table:table-cell table:formula="of:=[.D210]*100" office:value-type="float" office:value="0.12429857" calcext:value-type="float">
            <text:p>0.12429857</text:p>
          </table:table-cell>
          <table:table-cell table:formula="of:=[.E210]*100" office:value-type="float" office:value="0.43121" calcext:value-type="float">
            <text:p>0.43121</text:p>
          </table:table-cell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179.1651306152" calcext:value-type="float">
            <text:p>179.1651306152</text:p>
          </table:table-cell>
          <table:table-cell office:value-type="float" office:value="-0.1718998355" calcext:value-type="float">
            <text:p>-0.17189983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3298" calcext:value-type="float">
            <text:p>0.00443298</text:p>
          </table:table-cell>
          <table:table-cell office:value-type="float" office:value="0.00478061" calcext:value-type="float">
            <text:p>0.00478061</text:p>
          </table:table-cell>
          <table:table-cell office:value-type="float" office:value="-0.000054812" calcext:value-type="float">
            <text:p>-0.000054812</text:p>
          </table:table-cell>
          <table:table-cell office:value-type="float" office:value="484" calcext:value-type="float">
            <text:p>484</text:p>
          </table:table-cell>
          <table:table-cell table:formula="of:=[.D211]*100" office:value-type="float" office:value="0.12429857" calcext:value-type="float">
            <text:p>0.12429857</text:p>
          </table:table-cell>
          <table:table-cell table:formula="of:=[.E211]*100" office:value-type="float" office:value="0.443298" calcext:value-type="float">
            <text:p>0.443298</text:p>
          </table:table-cell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179.1642913818" calcext:value-type="float">
            <text:p>179.1642913818</text:p>
          </table:table-cell>
          <table:table-cell office:value-type="float" office:value="-0.1797827451" calcext:value-type="float">
            <text:p>-0.17978274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6603" calcext:value-type="float">
            <text:p>0.00456603</text:p>
          </table:table-cell>
          <table:table-cell office:value-type="float" office:value="0.00478061" calcext:value-type="float">
            <text:p>0.00478061</text:p>
          </table:table-cell>
          <table:table-cell office:value-type="float" office:value="-0.0000399043" calcext:value-type="float">
            <text:p>-3.99043E-05</text:p>
          </table:table-cell>
          <table:table-cell office:value-type="float" office:value="485" calcext:value-type="float">
            <text:p>485</text:p>
          </table:table-cell>
          <table:table-cell table:formula="of:=[.D212]*100" office:value-type="float" office:value="0.12429857" calcext:value-type="float">
            <text:p>0.12429857</text:p>
          </table:table-cell>
          <table:table-cell table:formula="of:=[.E212]*100" office:value-type="float" office:value="0.456603" calcext:value-type="float">
            <text:p>0.456603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179.1625213623" calcext:value-type="float">
            <text:p>179.1625213623</text:p>
          </table:table-cell>
          <table:table-cell office:value-type="float" office:value="-0.1784472547" calcext:value-type="float">
            <text:p>-0.17844725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4575" calcext:value-type="float">
            <text:p>0.00464575</text:p>
          </table:table-cell>
          <table:table-cell office:value-type="float" office:value="0.00482716" calcext:value-type="float">
            <text:p>0.00482716</text:p>
          </table:table-cell>
          <table:table-cell office:value-type="float" office:value="0.0000115424" calcext:value-type="float">
            <text:p>1.15424E-05</text:p>
          </table:table-cell>
          <table:table-cell office:value-type="float" office:value="486" calcext:value-type="float">
            <text:p>486</text:p>
          </table:table-cell>
          <table:table-cell table:formula="of:=[.D213]*100" office:value-type="float" office:value="0.12429857" calcext:value-type="float">
            <text:p>0.12429857</text:p>
          </table:table-cell>
          <table:table-cell table:formula="of:=[.E213]*100" office:value-type="float" office:value="0.464575" calcext:value-type="float">
            <text:p>0.464575</text:p>
          </table:table-cell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79.157989502" calcext:value-type="float">
            <text:p>179.157989502</text:p>
          </table:table-cell>
          <table:table-cell office:value-type="float" office:value="-0.131347727" calcext:value-type="float">
            <text:p>-0.1313477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8497" calcext:value-type="float">
            <text:p>0.00438497</text:p>
          </table:table-cell>
          <table:table-cell office:value-type="float" office:value="0.00482716" calcext:value-type="float">
            <text:p>0.00482716</text:p>
          </table:table-cell>
          <table:table-cell office:value-type="float" office:value="-0.0000396298" calcext:value-type="float">
            <text:p>-3.96298E-05</text:p>
          </table:table-cell>
          <table:table-cell office:value-type="float" office:value="487" calcext:value-type="float">
            <text:p>487</text:p>
          </table:table-cell>
          <table:table-cell table:formula="of:=[.D214]*100" office:value-type="float" office:value="0.12429857" calcext:value-type="float">
            <text:p>0.12429857</text:p>
          </table:table-cell>
          <table:table-cell table:formula="of:=[.E214]*100" office:value-type="float" office:value="0.438497" calcext:value-type="float">
            <text:p>0.438497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179.1487731934" calcext:value-type="float">
            <text:p>179.1487731934</text:p>
          </table:table-cell>
          <table:table-cell office:value-type="float" office:value="-0.1640868046" calcext:value-type="float">
            <text:p>-0.16408680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2944" calcext:value-type="float">
            <text:p>0.00442944</text:p>
          </table:table-cell>
          <table:table-cell office:value-type="float" office:value="0.00487924" calcext:value-type="float">
            <text:p>0.00487924</text:p>
          </table:table-cell>
          <table:table-cell office:value-type="float" office:value="-0.0000032213" calcext:value-type="float">
            <text:p>-3.2213E-06</text:p>
          </table:table-cell>
          <table:table-cell office:value-type="float" office:value="488" calcext:value-type="float">
            <text:p>488</text:p>
          </table:table-cell>
          <table:table-cell table:formula="of:=[.D215]*100" office:value-type="float" office:value="0.12429857" calcext:value-type="float">
            <text:p>0.12429857</text:p>
          </table:table-cell>
          <table:table-cell table:formula="of:=[.E215]*100" office:value-type="float" office:value="0.442944" calcext:value-type="float">
            <text:p>0.442944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179.1492919922" calcext:value-type="float">
            <text:p>179.1492919922</text:p>
          </table:table-cell>
          <table:table-cell office:value-type="float" office:value="-0.1655225839" calcext:value-type="float">
            <text:p>-0.16552258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6864" calcext:value-type="float">
            <text:p>0.00446864</text:p>
          </table:table-cell>
          <table:table-cell office:value-type="float" office:value="0.00487924" calcext:value-type="float">
            <text:p>0.00487924</text:p>
          </table:table-cell>
          <table:table-cell office:value-type="float" office:value="0.0000086814" calcext:value-type="float">
            <text:p>8.6814E-06</text:p>
          </table:table-cell>
          <table:table-cell office:value-type="float" office:value="489" calcext:value-type="float">
            <text:p>489</text:p>
          </table:table-cell>
          <table:table-cell table:formula="of:=[.D216]*100" office:value-type="float" office:value="0.12429857" calcext:value-type="float">
            <text:p>0.12429857</text:p>
          </table:table-cell>
          <table:table-cell table:formula="of:=[.E216]*100" office:value-type="float" office:value="0.446864" calcext:value-type="float">
            <text:p>0.446864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179.1437683105" calcext:value-type="float">
            <text:p>179.1437683105</text:p>
          </table:table-cell>
          <table:table-cell office:value-type="float" office:value="-0.158043235" calcext:value-type="float">
            <text:p>-0.1580432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449" calcext:value-type="float">
            <text:p>0.0044449</text:p>
          </table:table-cell>
          <table:table-cell office:value-type="float" office:value="0.00491521" calcext:value-type="float">
            <text:p>0.00491521</text:p>
          </table:table-cell>
          <table:table-cell office:value-type="float" office:value="0.0000642317" calcext:value-type="float">
            <text:p>6.42317E-05</text:p>
          </table:table-cell>
          <table:table-cell office:value-type="float" office:value="490" calcext:value-type="float">
            <text:p>490</text:p>
          </table:table-cell>
          <table:table-cell table:formula="of:=[.D217]*100" office:value-type="float" office:value="0.12429857" calcext:value-type="float">
            <text:p>0.12429857</text:p>
          </table:table-cell>
          <table:table-cell table:formula="of:=[.E217]*100" office:value-type="float" office:value="0.44449" calcext:value-type="float">
            <text:p>0.44449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179.1530914307" calcext:value-type="float">
            <text:p>179.1530914307</text:p>
          </table:table-cell>
          <table:table-cell office:value-type="float" office:value="-0.1786850043" calcext:value-type="float">
            <text:p>-0.17868500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6665" calcext:value-type="float">
            <text:p>0.00456665</text:p>
          </table:table-cell>
          <table:table-cell office:value-type="float" office:value="0.00492801" calcext:value-type="float">
            <text:p>0.00492801</text:p>
          </table:table-cell>
          <table:table-cell office:value-type="float" office:value="-0.0000284135" calcext:value-type="float">
            <text:p>-2.84135E-05</text:p>
          </table:table-cell>
          <table:table-cell office:value-type="float" office:value="491" calcext:value-type="float">
            <text:p>491</text:p>
          </table:table-cell>
          <table:table-cell table:formula="of:=[.D218]*100" office:value-type="float" office:value="0.12429857" calcext:value-type="float">
            <text:p>0.12429857</text:p>
          </table:table-cell>
          <table:table-cell table:formula="of:=[.E218]*100" office:value-type="float" office:value="0.456665" calcext:value-type="float">
            <text:p>0.456665</text:p>
          </table:table-cell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179.1667327881" calcext:value-type="float">
            <text:p>179.1667327881</text:p>
          </table:table-cell>
          <table:table-cell office:value-type="float" office:value="-0.2012823316" calcext:value-type="float">
            <text:p>-0.20128233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9835" calcext:value-type="float">
            <text:p>0.00479835</text:p>
          </table:table-cell>
          <table:table-cell office:value-type="float" office:value="0.00492801" calcext:value-type="float">
            <text:p>0.00492801</text:p>
          </table:table-cell>
          <table:table-cell office:value-type="float" office:value="0.0000870182" calcext:value-type="float">
            <text:p>8.70182E-05</text:p>
          </table:table-cell>
          <table:table-cell office:value-type="float" office:value="492" calcext:value-type="float">
            <text:p>492</text:p>
          </table:table-cell>
          <table:table-cell table:formula="of:=[.D219]*100" office:value-type="float" office:value="0.12429857" calcext:value-type="float">
            <text:p>0.12429857</text:p>
          </table:table-cell>
          <table:table-cell table:formula="of:=[.E219]*100" office:value-type="float" office:value="0.479835" calcext:value-type="float">
            <text:p>0.479835</text:p>
          </table:table-cell>
        </table:table-row>
        <table:table-row table:style-name="ro1">
          <table:table-cell office:value-type="float" office:value="24.63" calcext:value-type="float">
            <text:p>24.63</text:p>
          </table:table-cell>
          <table:table-cell office:value-type="float" office:value="179.1630554199" calcext:value-type="float">
            <text:p>179.1630554199</text:p>
          </table:table-cell>
          <table:table-cell office:value-type="float" office:value="-0.1901717349" calcext:value-type="float">
            <text:p>-0.19017173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7865" calcext:value-type="float">
            <text:p>0.00487865</text:p>
          </table:table-cell>
          <table:table-cell office:value-type="float" office:value="0.00496862" calcext:value-type="float">
            <text:p>0.00496862</text:p>
          </table:table-cell>
          <table:table-cell office:value-type="float" office:value="0.0000641039" calcext:value-type="float">
            <text:p>6.41039E-05</text:p>
          </table:table-cell>
          <table:table-cell office:value-type="float" office:value="493" calcext:value-type="float">
            <text:p>493</text:p>
          </table:table-cell>
          <table:table-cell table:formula="of:=[.D220]*100" office:value-type="float" office:value="0.12429857" calcext:value-type="float">
            <text:p>0.12429857</text:p>
          </table:table-cell>
          <table:table-cell table:formula="of:=[.E220]*100" office:value-type="float" office:value="0.487865" calcext:value-type="float">
            <text:p>0.487865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179.193069458" calcext:value-type="float">
            <text:p>179.193069458</text:p>
          </table:table-cell>
          <table:table-cell office:value-type="float" office:value="-0.2203231345" calcext:value-type="float">
            <text:p>-0.22032313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3307" calcext:value-type="float">
            <text:p>0.00513307</text:p>
          </table:table-cell>
          <table:table-cell office:value-type="float" office:value="0.00496198" calcext:value-type="float">
            <text:p>0.00496198</text:p>
          </table:table-cell>
          <table:table-cell office:value-type="float" office:value="0.0001669517" calcext:value-type="float">
            <text:p>0.0001669517</text:p>
          </table:table-cell>
          <table:table-cell office:value-type="float" office:value="494" calcext:value-type="float">
            <text:p>494</text:p>
          </table:table-cell>
          <table:table-cell table:formula="of:=[.D221]*100" office:value-type="float" office:value="0.12429857" calcext:value-type="float">
            <text:p>0.12429857</text:p>
          </table:table-cell>
          <table:table-cell table:formula="of:=[.E221]*100" office:value-type="float" office:value="0.513307" calcext:value-type="float">
            <text:p>0.513307</text:p>
          </table:table-cell>
        </table:table-row>
        <table:table-row table:style-name="ro1">
          <table:table-cell office:value-type="float" office:value="24.73" calcext:value-type="float">
            <text:p>24.73</text:p>
          </table:table-cell>
          <table:table-cell office:value-type="float" office:value="179.2013244629" calcext:value-type="float">
            <text:p>179.2013244629</text:p>
          </table:table-cell>
          <table:table-cell office:value-type="float" office:value="-0.2750669333" calcext:value-type="float">
            <text:p>-0.27506693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6738" calcext:value-type="float">
            <text:p>0.00566738</text:p>
          </table:table-cell>
          <table:table-cell office:value-type="float" office:value="0.00496198" calcext:value-type="float">
            <text:p>0.00496198</text:p>
          </table:table-cell>
          <table:table-cell office:value-type="float" office:value="0.000263338" calcext:value-type="float">
            <text:p>0.000263338</text:p>
          </table:table-cell>
          <table:table-cell office:value-type="float" office:value="495" calcext:value-type="float">
            <text:p>495</text:p>
          </table:table-cell>
          <table:table-cell table:formula="of:=[.D222]*100" office:value-type="float" office:value="0.12429857" calcext:value-type="float">
            <text:p>0.12429857</text:p>
          </table:table-cell>
          <table:table-cell table:formula="of:=[.E222]*100" office:value-type="float" office:value="0.566738" calcext:value-type="float">
            <text:p>0.566738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179.2132415771" calcext:value-type="float">
            <text:p>179.2132415771</text:p>
          </table:table-cell>
          <table:table-cell office:value-type="float" office:value="-0.3003932719" calcext:value-type="float">
            <text:p>-0.30039327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9208" calcext:value-type="float">
            <text:p>0.00619208</text:p>
          </table:table-cell>
          <table:table-cell office:value-type="float" office:value="0.00497919" calcext:value-type="float">
            <text:p>0.00497919</text:p>
          </table:table-cell>
          <table:table-cell office:value-type="float" office:value="0.0002298596" calcext:value-type="float">
            <text:p>0.0002298596</text:p>
          </table:table-cell>
          <table:table-cell office:value-type="float" office:value="496" calcext:value-type="float">
            <text:p>496</text:p>
          </table:table-cell>
          <table:table-cell table:formula="of:=[.D223]*100" office:value-type="float" office:value="0.12429857" calcext:value-type="float">
            <text:p>0.12429857</text:p>
          </table:table-cell>
          <table:table-cell table:formula="of:=[.E223]*100" office:value-type="float" office:value="0.619208" calcext:value-type="float">
            <text:p>0.619208</text:p>
          </table:table-cell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179.230255127" calcext:value-type="float">
            <text:p>179.230255127</text:p>
          </table:table-cell>
          <table:table-cell office:value-type="float" office:value="-0.3182323214" calcext:value-type="float">
            <text:p>-0.31823232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6048" calcext:value-type="float">
            <text:p>0.00666048</text:p>
          </table:table-cell>
          <table:table-cell office:value-type="float" office:value="0.00497919" calcext:value-type="float">
            <text:p>0.00497919</text:p>
          </table:table-cell>
          <table:table-cell office:value-type="float" office:value="0.0002030084" calcext:value-type="float">
            <text:p>0.0002030084</text:p>
          </table:table-cell>
          <table:table-cell office:value-type="float" office:value="497" calcext:value-type="float">
            <text:p>497</text:p>
          </table:table-cell>
          <table:table-cell table:formula="of:=[.D224]*100" office:value-type="float" office:value="0.12429857" calcext:value-type="float">
            <text:p>0.12429857</text:p>
          </table:table-cell>
          <table:table-cell table:formula="of:=[.E224]*100" office:value-type="float" office:value="0.666048" calcext:value-type="float">
            <text:p>0.666048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179.2271881104" calcext:value-type="float">
            <text:p>179.2271881104</text:p>
          </table:table-cell>
          <table:table-cell office:value-type="float" office:value="-0.351202717" calcext:value-type="float">
            <text:p>-0.3512027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9221" calcext:value-type="float">
            <text:p>0.00719221</text:p>
          </table:table-cell>
          <table:table-cell office:value-type="float" office:value="0.00503401" calcext:value-type="float">
            <text:p>0.00503401</text:p>
          </table:table-cell>
          <table:table-cell office:value-type="float" office:value="0.000270221" calcext:value-type="float">
            <text:p>0.000270221</text:p>
          </table:table-cell>
          <table:table-cell office:value-type="float" office:value="498" calcext:value-type="float">
            <text:p>498</text:p>
          </table:table-cell>
          <table:table-cell table:formula="of:=[.D225]*100" office:value-type="float" office:value="0.12429857" calcext:value-type="float">
            <text:p>0.12429857</text:p>
          </table:table-cell>
          <table:table-cell table:formula="of:=[.E225]*100" office:value-type="float" office:value="0.719221" calcext:value-type="float">
            <text:p>0.719221</text:p>
          </table:table-cell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179.231552124" calcext:value-type="float">
            <text:p>179.231552124</text:p>
          </table:table-cell>
          <table:table-cell office:value-type="float" office:value="-0.3982334348" calcext:value-type="float">
            <text:p>-0.39823343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85984" calcext:value-type="float">
            <text:p>0.00785984</text:p>
          </table:table-cell>
          <table:table-cell office:value-type="float" office:value="0.00498704" calcext:value-type="float">
            <text:p>0.00498704</text:p>
          </table:table-cell>
          <table:table-cell office:value-type="float" office:value="0.0004037095" calcext:value-type="float">
            <text:p>0.0004037095</text:p>
          </table:table-cell>
          <table:table-cell office:value-type="float" office:value="499" calcext:value-type="float">
            <text:p>499</text:p>
          </table:table-cell>
          <table:table-cell table:formula="of:=[.D226]*100" office:value-type="float" office:value="0.12429857" calcext:value-type="float">
            <text:p>0.12429857</text:p>
          </table:table-cell>
          <table:table-cell table:formula="of:=[.E226]*100" office:value-type="float" office:value="0.785984" calcext:value-type="float">
            <text:p>0.785984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179.2383270264" calcext:value-type="float">
            <text:p>179.2383270264</text:p>
          </table:table-cell>
          <table:table-cell office:value-type="float" office:value="-0.3713841541" calcext:value-type="float">
            <text:p>-0.37138415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12561" calcext:value-type="float">
            <text:p>0.00812561</text:p>
          </table:table-cell>
          <table:table-cell office:value-type="float" office:value="0.00498704" calcext:value-type="float">
            <text:p>0.00498704</text:p>
          </table:table-cell>
          <table:table-cell office:value-type="float" office:value="0.0001479161" calcext:value-type="float">
            <text:p>0.0001479161</text:p>
          </table:table-cell>
          <table:table-cell office:value-type="float" office:value="500" calcext:value-type="float">
            <text:p>500</text:p>
          </table:table-cell>
          <table:table-cell table:formula="of:=[.D227]*100" office:value-type="float" office:value="0.12429857" calcext:value-type="float">
            <text:p>0.12429857</text:p>
          </table:table-cell>
          <table:table-cell table:formula="of:=[.E227]*100" office:value-type="float" office:value="0.812561" calcext:value-type="float">
            <text:p>0.812561</text:p>
          </table:table-cell>
        </table:table-row>
        <table:table-row table:style-name="ro1">
          <table:table-cell office:value-type="float" office:value="25.03" calcext:value-type="float">
            <text:p>25.03</text:p>
          </table:table-cell>
          <table:table-cell office:value-type="float" office:value="179.2428741455" calcext:value-type="float">
            <text:p>179.2428741455</text:p>
          </table:table-cell>
          <table:table-cell office:value-type="float" office:value="-0.4031615404" calcext:value-type="float">
            <text:p>-0.40316154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1443" calcext:value-type="float">
            <text:p>0.00851443</text:p>
          </table:table-cell>
          <table:table-cell office:value-type="float" office:value="0.00506041" calcext:value-type="float">
            <text:p>0.00506041</text:p>
          </table:table-cell>
          <table:table-cell office:value-type="float" office:value="0.0002336974" calcext:value-type="float">
            <text:p>0.0002336974</text:p>
          </table:table-cell>
          <table:table-cell office:value-type="float" office:value="501" calcext:value-type="float">
            <text:p>501</text:p>
          </table:table-cell>
          <table:table-cell table:formula="of:=[.D228]*100" office:value-type="float" office:value="0.12429857" calcext:value-type="float">
            <text:p>0.12429857</text:p>
          </table:table-cell>
          <table:table-cell table:formula="of:=[.E228]*100" office:value-type="float" office:value="0.851443" calcext:value-type="float">
            <text:p>0.851443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179.2428436279" calcext:value-type="float">
            <text:p>179.2428436279</text:p>
          </table:table-cell>
          <table:table-cell office:value-type="float" office:value="-0.43581609" calcext:value-type="float">
            <text:p>-0.435816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99105" calcext:value-type="float">
            <text:p>0.00899105</text:p>
          </table:table-cell>
          <table:table-cell office:value-type="float" office:value="0.00500925" calcext:value-type="float">
            <text:p>0.00500925</text:p>
          </table:table-cell>
          <table:table-cell office:value-type="float" office:value="0.0003637467" calcext:value-type="float">
            <text:p>0.0003637467</text:p>
          </table:table-cell>
          <table:table-cell office:value-type="float" office:value="502" calcext:value-type="float">
            <text:p>502</text:p>
          </table:table-cell>
          <table:table-cell table:formula="of:=[.D229]*100" office:value-type="float" office:value="0.12429857" calcext:value-type="float">
            <text:p>0.12429857</text:p>
          </table:table-cell>
          <table:table-cell table:formula="of:=[.E229]*100" office:value-type="float" office:value="0.899105" calcext:value-type="float">
            <text:p>0.899105</text:p>
          </table:table-cell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179.2394561768" calcext:value-type="float">
            <text:p>179.2394561768</text:p>
          </table:table-cell>
          <table:table-cell office:value-type="float" office:value="-0.4888362145" calcext:value-type="float">
            <text:p>-0.48883621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6188" calcext:value-type="float">
            <text:p>0.00966188</text:p>
          </table:table-cell>
          <table:table-cell office:value-type="float" office:value="0.00511977" calcext:value-type="float">
            <text:p>0.00511977</text:p>
          </table:table-cell>
          <table:table-cell office:value-type="float" office:value="0.0003518328" calcext:value-type="float">
            <text:p>0.0003518328</text:p>
          </table:table-cell>
          <table:table-cell office:value-type="float" office:value="503" calcext:value-type="float">
            <text:p>503</text:p>
          </table:table-cell>
          <table:table-cell table:formula="of:=[.D230]*100" office:value-type="float" office:value="0.12429857" calcext:value-type="float">
            <text:p>0.12429857</text:p>
          </table:table-cell>
          <table:table-cell table:formula="of:=[.E230]*100" office:value-type="float" office:value="0.966188" calcext:value-type="float">
            <text:p>0.966188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179.2323913574" calcext:value-type="float">
            <text:p>179.2323913574</text:p>
          </table:table-cell>
          <table:table-cell office:value-type="float" office:value="-0.4202802586" calcext:value-type="float">
            <text:p>-0.42028025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5184" calcext:value-type="float">
            <text:p>0.00965184</text:p>
          </table:table-cell>
          <table:table-cell office:value-type="float" office:value="0.00507809" calcext:value-type="float">
            <text:p>0.00507809</text:p>
          </table:table-cell>
          <table:table-cell office:value-type="float" office:value="0.0001373407" calcext:value-type="float">
            <text:p>0.0001373407</text:p>
          </table:table-cell>
          <table:table-cell office:value-type="float" office:value="504" calcext:value-type="float">
            <text:p>504</text:p>
          </table:table-cell>
          <table:table-cell table:formula="of:=[.D231]*100" office:value-type="float" office:value="0.12429857" calcext:value-type="float">
            <text:p>0.12429857</text:p>
          </table:table-cell>
          <table:table-cell table:formula="of:=[.E231]*100" office:value-type="float" office:value="0.965184" calcext:value-type="float">
            <text:p>0.965184</text:p>
          </table:table-cell>
        </table:table-row>
        <table:table-row table:style-name="ro1">
          <table:table-cell office:value-type="float" office:value="25.23" calcext:value-type="float">
            <text:p>25.23</text:p>
          </table:table-cell>
          <table:table-cell office:value-type="float" office:value="179.2340393066" calcext:value-type="float">
            <text:p>179.2340393066</text:p>
          </table:table-cell>
          <table:table-cell office:value-type="float" office:value="-0.5112290527" calcext:value-type="float">
            <text:p>-0.51122905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25128" calcext:value-type="float">
            <text:p>0.01025128</text:p>
          </table:table-cell>
          <table:table-cell office:value-type="float" office:value="0.00507809" calcext:value-type="float">
            <text:p>0.00507809</text:p>
          </table:table-cell>
          <table:table-cell office:value-type="float" office:value="0.0003715674" calcext:value-type="float">
            <text:p>0.0003715674</text:p>
          </table:table-cell>
          <table:table-cell office:value-type="float" office:value="505" calcext:value-type="float">
            <text:p>505</text:p>
          </table:table-cell>
          <table:table-cell table:formula="of:=[.D232]*100" office:value-type="float" office:value="0.12429857" calcext:value-type="float">
            <text:p>0.12429857</text:p>
          </table:table-cell>
          <table:table-cell table:formula="of:=[.E232]*100" office:value-type="float" office:value="1.025128" calcext:value-type="float">
            <text:p>1.025128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179.2365264893" calcext:value-type="float">
            <text:p>179.2365264893</text:p>
          </table:table-cell>
          <table:table-cell office:value-type="float" office:value="-0.5441611872" calcext:value-type="float">
            <text:p>-0.54416118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87004" calcext:value-type="float">
            <text:p>0.01087004</text:p>
          </table:table-cell>
          <table:table-cell office:value-type="float" office:value="0.00524515" calcext:value-type="float">
            <text:p>0.00524515</text:p>
          </table:table-cell>
          <table:table-cell office:value-type="float" office:value="0.0003518629" calcext:value-type="float">
            <text:p>0.0003518629</text:p>
          </table:table-cell>
          <table:table-cell office:value-type="float" office:value="506" calcext:value-type="float">
            <text:p>506</text:p>
          </table:table-cell>
          <table:table-cell table:formula="of:=[.D233]*100" office:value-type="float" office:value="0.12429857" calcext:value-type="float">
            <text:p>0.12429857</text:p>
          </table:table-cell>
          <table:table-cell table:formula="of:=[.E233]*100" office:value-type="float" office:value="1.087004" calcext:value-type="float">
            <text:p>1.087004</text:p>
          </table:table-cell>
        </table:table-row>
        <table:table-row table:style-name="ro1">
          <table:table-cell office:value-type="float" office:value="25.33" calcext:value-type="float">
            <text:p>25.33</text:p>
          </table:table-cell>
          <table:table-cell office:value-type="float" office:value="179.2348022461" calcext:value-type="float">
            <text:p>179.2348022461</text:p>
          </table:table-cell>
          <table:table-cell office:value-type="float" office:value="-0.5850708543" calcext:value-type="float">
            <text:p>-0.58507085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55485" calcext:value-type="float">
            <text:p>0.01155485</text:p>
          </table:table-cell>
          <table:table-cell office:value-type="float" office:value="0.00524946" calcext:value-type="float">
            <text:p>0.00524946</text:p>
          </table:table-cell>
          <table:table-cell office:value-type="float" office:value="0.0003087322" calcext:value-type="float">
            <text:p>0.0003087322</text:p>
          </table:table-cell>
          <table:table-cell office:value-type="float" office:value="507" calcext:value-type="float">
            <text:p>507</text:p>
          </table:table-cell>
          <table:table-cell table:formula="of:=[.D234]*100" office:value-type="float" office:value="0.12429857" calcext:value-type="float">
            <text:p>0.12429857</text:p>
          </table:table-cell>
          <table:table-cell table:formula="of:=[.E234]*100" office:value-type="float" office:value="1.155485" calcext:value-type="float">
            <text:p>1.155485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179.2369232178" calcext:value-type="float">
            <text:p>179.2369232178</text:p>
          </table:table-cell>
          <table:table-cell office:value-type="float" office:value="-0.5811896736" calcext:value-type="float">
            <text:p>-0.58118967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98514" calcext:value-type="float">
            <text:p>0.01198514</text:p>
          </table:table-cell>
          <table:table-cell office:value-type="float" office:value="0.00551783" calcext:value-type="float">
            <text:p>0.00551783</text:p>
          </table:table-cell>
          <table:table-cell office:value-type="float" office:value="0.0003440779" calcext:value-type="float">
            <text:p>0.0003440779</text:p>
          </table:table-cell>
          <table:table-cell office:value-type="float" office:value="508" calcext:value-type="float">
            <text:p>508</text:p>
          </table:table-cell>
          <table:table-cell table:formula="of:=[.D235]*100" office:value-type="float" office:value="0.12429857" calcext:value-type="float">
            <text:p>0.12429857</text:p>
          </table:table-cell>
          <table:table-cell table:formula="of:=[.E235]*100" office:value-type="float" office:value="1.198514" calcext:value-type="float">
            <text:p>1.198514</text:p>
          </table:table-cell>
        </table:table-row>
        <table:table-row table:style-name="ro1">
          <table:table-cell office:value-type="float" office:value="25.43" calcext:value-type="float">
            <text:p>25.43</text:p>
          </table:table-cell>
          <table:table-cell office:value-type="float" office:value="179.2276153564" calcext:value-type="float">
            <text:p>179.2276153564</text:p>
          </table:table-cell>
          <table:table-cell office:value-type="float" office:value="-0.5801665335" calcext:value-type="float">
            <text:p>-0.5801665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26495" calcext:value-type="float">
            <text:p>0.01226495</text:p>
          </table:table-cell>
          <table:table-cell office:value-type="float" office:value="0.00551783" calcext:value-type="float">
            <text:p>0.00551783</text:p>
          </table:table-cell>
          <table:table-cell office:value-type="float" office:value="0.0002389804" calcext:value-type="float">
            <text:p>0.0002389804</text:p>
          </table:table-cell>
          <table:table-cell office:value-type="float" office:value="509" calcext:value-type="float">
            <text:p>509</text:p>
          </table:table-cell>
          <table:table-cell table:formula="of:=[.D236]*100" office:value-type="float" office:value="0.12429857" calcext:value-type="float">
            <text:p>0.12429857</text:p>
          </table:table-cell>
          <table:table-cell table:formula="of:=[.E236]*100" office:value-type="float" office:value="1.226495" calcext:value-type="float">
            <text:p>1.226495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179.2261199951" calcext:value-type="float">
            <text:p>179.2261199951</text:p>
          </table:table-cell>
          <table:table-cell office:value-type="float" office:value="-0.6032011509" calcext:value-type="float">
            <text:p>-0.60320115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60484" calcext:value-type="float">
            <text:p>0.01260484</text:p>
          </table:table-cell>
          <table:table-cell office:value-type="float" office:value="0.00561371" calcext:value-type="float">
            <text:p>0.00561371</text:p>
          </table:table-cell>
          <table:table-cell office:value-type="float" office:value="0.0003603908" calcext:value-type="float">
            <text:p>0.0003603908</text:p>
          </table:table-cell>
          <table:table-cell office:value-type="float" office:value="510" calcext:value-type="float">
            <text:p>510</text:p>
          </table:table-cell>
          <table:table-cell table:formula="of:=[.D237]*100" office:value-type="float" office:value="0.12429857" calcext:value-type="float">
            <text:p>0.12429857</text:p>
          </table:table-cell>
          <table:table-cell table:formula="of:=[.E237]*100" office:value-type="float" office:value="1.260484" calcext:value-type="float">
            <text:p>1.260484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179.2362976074" calcext:value-type="float">
            <text:p>179.2362976074</text:p>
          </table:table-cell>
          <table:table-cell office:value-type="float" office:value="-0.6448280122" calcext:value-type="float">
            <text:p>-0.64482801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10867" calcext:value-type="float">
            <text:p>0.01310867</text:p>
          </table:table-cell>
          <table:table-cell office:value-type="float" office:value="0.00602865" calcext:value-type="float">
            <text:p>0.00602865</text:p>
          </table:table-cell>
          <table:table-cell office:value-type="float" office:value="0.0002606423" calcext:value-type="float">
            <text:p>0.0002606423</text:p>
          </table:table-cell>
          <table:table-cell office:value-type="float" office:value="511" calcext:value-type="float">
            <text:p>511</text:p>
          </table:table-cell>
          <table:table-cell table:formula="of:=[.D238]*100" office:value-type="float" office:value="0.12429857" calcext:value-type="float">
            <text:p>0.12429857</text:p>
          </table:table-cell>
          <table:table-cell table:formula="of:=[.E238]*100" office:value-type="float" office:value="1.310867" calcext:value-type="float">
            <text:p>1.310867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179.2284698486" calcext:value-type="float">
            <text:p>179.2284698486</text:p>
          </table:table-cell>
          <table:table-cell office:value-type="float" office:value="-0.6877787861" calcext:value-type="float">
            <text:p>-0.68777878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73051" calcext:value-type="float">
            <text:p>0.01373051</text:p>
          </table:table-cell>
          <table:table-cell office:value-type="float" office:value="0.00627842" calcext:value-type="float">
            <text:p>0.00627842</text:p>
          </table:table-cell>
          <table:table-cell office:value-type="float" office:value="0.0003530349" calcext:value-type="float">
            <text:p>0.0003530349</text:p>
          </table:table-cell>
          <table:table-cell office:value-type="float" office:value="512" calcext:value-type="float">
            <text:p>512</text:p>
          </table:table-cell>
          <table:table-cell table:formula="of:=[.D239]*100" office:value-type="float" office:value="0.12429857" calcext:value-type="float">
            <text:p>0.12429857</text:p>
          </table:table-cell>
          <table:table-cell table:formula="of:=[.E239]*100" office:value-type="float" office:value="1.373051" calcext:value-type="float">
            <text:p>1.373051</text:p>
          </table:table-cell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179.2202301025" calcext:value-type="float">
            <text:p>179.2202301025</text:p>
          </table:table-cell>
          <table:table-cell office:value-type="float" office:value="-0.6653808993" calcext:value-type="float">
            <text:p>-0.66538089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99546" calcext:value-type="float">
            <text:p>0.01399546</text:p>
          </table:table-cell>
          <table:table-cell office:value-type="float" office:value="0.00627842" calcext:value-type="float">
            <text:p>0.00627842</text:p>
          </table:table-cell>
          <table:table-cell office:value-type="float" office:value="0.0002440834" calcext:value-type="float">
            <text:p>0.0002440834</text:p>
          </table:table-cell>
          <table:table-cell office:value-type="float" office:value="513" calcext:value-type="float">
            <text:p>513</text:p>
          </table:table-cell>
          <table:table-cell table:formula="of:=[.D240]*100" office:value-type="float" office:value="0.12429857" calcext:value-type="float">
            <text:p>0.12429857</text:p>
          </table:table-cell>
          <table:table-cell table:formula="of:=[.E240]*100" office:value-type="float" office:value="1.399546" calcext:value-type="float">
            <text:p>1.399546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179.2325286865" calcext:value-type="float">
            <text:p>179.2325286865</text:p>
          </table:table-cell>
          <table:table-cell office:value-type="float" office:value="-0.6672855789" calcext:value-type="float">
            <text:p>-0.66728557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18464" calcext:value-type="float">
            <text:p>0.01418464</text:p>
          </table:table-cell>
          <table:table-cell office:value-type="float" office:value="0.00690183" calcext:value-type="float">
            <text:p>0.00690183</text:p>
          </table:table-cell>
          <table:table-cell office:value-type="float" office:value="0.0001501153" calcext:value-type="float">
            <text:p>0.0001501153</text:p>
          </table:table-cell>
          <table:table-cell office:value-type="float" office:value="514" calcext:value-type="float">
            <text:p>514</text:p>
          </table:table-cell>
          <table:table-cell table:formula="of:=[.D241]*100" office:value-type="float" office:value="0.12429857" calcext:value-type="float">
            <text:p>0.12429857</text:p>
          </table:table-cell>
          <table:table-cell table:formula="of:=[.E241]*100" office:value-type="float" office:value="1.418464" calcext:value-type="float">
            <text:p>1.418464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179.2287902832" calcext:value-type="float">
            <text:p>179.2287902832</text:p>
          </table:table-cell>
          <table:table-cell office:value-type="float" office:value="-0.6889942349" calcext:value-type="float">
            <text:p>-0.68899423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45533" calcext:value-type="float">
            <text:p>0.01445533</text:p>
          </table:table-cell>
          <table:table-cell office:value-type="float" office:value="0.0073833" calcext:value-type="float">
            <text:p>0.0073833</text:p>
          </table:table-cell>
          <table:table-cell office:value-type="float" office:value="0.0002094917" calcext:value-type="float">
            <text:p>0.0002094917</text:p>
          </table:table-cell>
          <table:table-cell office:value-type="float" office:value="515" calcext:value-type="float">
            <text:p>515</text:p>
          </table:table-cell>
          <table:table-cell table:formula="of:=[.D242]*100" office:value-type="float" office:value="0.12429857" calcext:value-type="float">
            <text:p>0.12429857</text:p>
          </table:table-cell>
          <table:table-cell table:formula="of:=[.E242]*100" office:value-type="float" office:value="1.445533" calcext:value-type="float">
            <text:p>1.445533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79.224319458" calcext:value-type="float">
            <text:p>179.224319458</text:p>
          </table:table-cell>
          <table:table-cell office:value-type="float" office:value="-0.7388159077" calcext:value-type="float">
            <text:p>-0.73881590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96768" calcext:value-type="float">
            <text:p>0.01496768</text:p>
          </table:table-cell>
          <table:table-cell office:value-type="float" office:value="0.00828421" calcext:value-type="float">
            <text:p>0.00828421</text:p>
          </table:table-cell>
          <table:table-cell office:value-type="float" office:value="0.0004058021" calcext:value-type="float">
            <text:p>0.0004058021</text:p>
          </table:table-cell>
          <table:table-cell office:value-type="float" office:value="516" calcext:value-type="float">
            <text:p>516</text:p>
          </table:table-cell>
          <table:table-cell table:formula="of:=[.D243]*100" office:value-type="float" office:value="0.12429857" calcext:value-type="float">
            <text:p>0.12429857</text:p>
          </table:table-cell>
          <table:table-cell table:formula="of:=[.E243]*100" office:value-type="float" office:value="1.496768" calcext:value-type="float">
            <text:p>1.496768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179.2228851318" calcext:value-type="float">
            <text:p>179.2228851318</text:p>
          </table:table-cell>
          <table:table-cell office:value-type="float" office:value="-0.7937451189" calcext:value-type="float">
            <text:p>-0.79374511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67503" calcext:value-type="float">
            <text:p>0.01567503</text:p>
          </table:table-cell>
          <table:table-cell office:value-type="float" office:value="0.00907951" calcext:value-type="float">
            <text:p>0.00907951</text:p>
          </table:table-cell>
          <table:table-cell office:value-type="float" office:value="0.0004754782" calcext:value-type="float">
            <text:p>0.0004754782</text:p>
          </table:table-cell>
          <table:table-cell office:value-type="float" office:value="517" calcext:value-type="float">
            <text:p>517</text:p>
          </table:table-cell>
          <table:table-cell table:formula="of:=[.D244]*100" office:value-type="float" office:value="0.12429857" calcext:value-type="float">
            <text:p>0.12429857</text:p>
          </table:table-cell>
          <table:table-cell table:formula="of:=[.E244]*100" office:value-type="float" office:value="1.567503" calcext:value-type="float">
            <text:p>1.567503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179.2249145508" calcext:value-type="float">
            <text:p>179.2249145508</text:p>
          </table:table-cell>
          <table:table-cell office:value-type="float" office:value="-0.8151001776" calcext:value-type="float">
            <text:p>-0.81510017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28852" calcext:value-type="float">
            <text:p>0.01628852</text:p>
          </table:table-cell>
          <table:table-cell office:value-type="float" office:value="0.01032236" calcext:value-type="float">
            <text:p>0.01032236</text:p>
          </table:table-cell>
          <table:table-cell office:value-type="float" office:value="0.0004626601" calcext:value-type="float">
            <text:p>0.0004626601</text:p>
          </table:table-cell>
          <table:table-cell office:value-type="float" office:value="518" calcext:value-type="float">
            <text:p>518</text:p>
          </table:table-cell>
          <table:table-cell table:formula="of:=[.D245]*100" office:value-type="float" office:value="0.12429857" calcext:value-type="float">
            <text:p>0.12429857</text:p>
          </table:table-cell>
          <table:table-cell table:formula="of:=[.E245]*100" office:value-type="float" office:value="1.628852" calcext:value-type="float">
            <text:p>1.628852</text:p>
          </table:table-cell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179.2186431885" calcext:value-type="float">
            <text:p>179.2186431885</text:p>
          </table:table-cell>
          <table:table-cell office:value-type="float" office:value="-0.8242237246" calcext:value-type="float">
            <text:p>-0.82422372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75798" calcext:value-type="float">
            <text:p>0.01675798</text:p>
          </table:table-cell>
          <table:table-cell office:value-type="float" office:value="0.01032236" calcext:value-type="float">
            <text:p>0.01032236</text:p>
          </table:table-cell>
          <table:table-cell office:value-type="float" office:value="0.0003985266" calcext:value-type="float">
            <text:p>0.0003985266</text:p>
          </table:table-cell>
          <table:table-cell office:value-type="float" office:value="519" calcext:value-type="float">
            <text:p>519</text:p>
          </table:table-cell>
          <table:table-cell table:formula="of:=[.D246]*100" office:value-type="float" office:value="0.12429857" calcext:value-type="float">
            <text:p>0.12429857</text:p>
          </table:table-cell>
          <table:table-cell table:formula="of:=[.E246]*100" office:value-type="float" office:value="1.675798" calcext:value-type="float">
            <text:p>1.675798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179.2084503174" calcext:value-type="float">
            <text:p>179.2084503174</text:p>
          </table:table-cell>
          <table:table-cell office:value-type="float" office:value="-0.8640811239" calcext:value-type="float">
            <text:p>-0.86408112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33632" calcext:value-type="float">
            <text:p>0.01733632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005252901" calcext:value-type="float">
            <text:p>0.0005252901</text:p>
          </table:table-cell>
          <table:table-cell office:value-type="float" office:value="520" calcext:value-type="float">
            <text:p>520</text:p>
          </table:table-cell>
          <table:table-cell table:formula="of:=[.D247]*100" office:value-type="float" office:value="0.12429857" calcext:value-type="float">
            <text:p>0.12429857</text:p>
          </table:table-cell>
          <table:table-cell table:formula="of:=[.E247]*100" office:value-type="float" office:value="1.733632" calcext:value-type="float">
            <text:p>1.733632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179.1952362061" calcext:value-type="float">
            <text:p>179.1952362061</text:p>
          </table:table-cell>
          <table:table-cell office:value-type="float" office:value="-0.8929744639" calcext:value-type="float">
            <text:p>-0.89297446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91412" calcext:value-type="float">
            <text:p>0.01791412</text:p>
          </table:table-cell>
          <table:table-cell office:value-type="float" office:value="0.01316823" calcext:value-type="float">
            <text:p>0.01316823</text:p>
          </table:table-cell>
          <table:table-cell office:value-type="float" office:value="0.0004346367" calcext:value-type="float">
            <text:p>0.0004346367</text:p>
          </table:table-cell>
          <table:table-cell office:value-type="float" office:value="521" calcext:value-type="float">
            <text:p>521</text:p>
          </table:table-cell>
          <table:table-cell table:formula="of:=[.D248]*100" office:value-type="float" office:value="0.12429857" calcext:value-type="float">
            <text:p>0.12429857</text:p>
          </table:table-cell>
          <table:table-cell table:formula="of:=[.E248]*100" office:value-type="float" office:value="1.791412" calcext:value-type="float">
            <text:p>1.791412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79.1992034912" calcext:value-type="float">
            <text:p>179.1992034912</text:p>
          </table:table-cell>
          <table:table-cell office:value-type="float" office:value="-0.8661343494" calcext:value-type="float">
            <text:p>-0.86613434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12012" calcext:value-type="float">
            <text:p>0.01812012</text:p>
          </table:table-cell>
          <table:table-cell office:value-type="float" office:value="0.01485813" calcext:value-type="float">
            <text:p>0.01485813</text:p>
          </table:table-cell>
          <table:table-cell office:value-type="float" office:value="0.0003394178" calcext:value-type="float">
            <text:p>0.0003394178</text:p>
          </table:table-cell>
          <table:table-cell office:value-type="float" office:value="522" calcext:value-type="float">
            <text:p>522</text:p>
          </table:table-cell>
          <table:table-cell table:formula="of:=[.D249]*100" office:value-type="float" office:value="0.12429857" calcext:value-type="float">
            <text:p>0.12429857</text:p>
          </table:table-cell>
          <table:table-cell table:formula="of:=[.E249]*100" office:value-type="float" office:value="1.812012" calcext:value-type="float">
            <text:p>1.812012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179.2081756592" calcext:value-type="float">
            <text:p>179.2081756592</text:p>
          </table:table-cell>
          <table:table-cell office:value-type="float" office:value="-0.9128792517" calcext:value-type="float">
            <text:p>-0.91287925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56887" calcext:value-type="float">
            <text:p>0.01856887</text:p>
          </table:table-cell>
          <table:table-cell office:value-type="float" office:value="0.01485813" calcext:value-type="float">
            <text:p>0.01485813</text:p>
          </table:table-cell>
          <table:table-cell office:value-type="float" office:value="0.0004518608" calcext:value-type="float">
            <text:p>0.0004518608</text:p>
          </table:table-cell>
          <table:table-cell office:value-type="float" office:value="523" calcext:value-type="float">
            <text:p>523</text:p>
          </table:table-cell>
          <table:table-cell table:formula="of:=[.D250]*100" office:value-type="float" office:value="0.12429857" calcext:value-type="float">
            <text:p>0.12429857</text:p>
          </table:table-cell>
          <table:table-cell table:formula="of:=[.E250]*100" office:value-type="float" office:value="1.856887" calcext:value-type="float">
            <text:p>1.856887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9.2062225342" calcext:value-type="float">
            <text:p>179.2062225342</text:p>
          </table:table-cell>
          <table:table-cell office:value-type="float" office:value="-0.8884439929" calcext:value-type="float">
            <text:p>-0.88844399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70494" calcext:value-type="float">
            <text:p>0.01870494</text:p>
          </table:table-cell>
          <table:table-cell office:value-type="float" office:value="0.01695078" calcext:value-type="float">
            <text:p>0.01695078</text:p>
          </table:table-cell>
          <table:table-cell office:value-type="float" office:value="0.0003796026" calcext:value-type="float">
            <text:p>0.0003796026</text:p>
          </table:table-cell>
          <table:table-cell office:value-type="float" office:value="524" calcext:value-type="float">
            <text:p>524</text:p>
          </table:table-cell>
          <table:table-cell table:formula="of:=[.D251]*100" office:value-type="float" office:value="0.12429857" calcext:value-type="float">
            <text:p>0.12429857</text:p>
          </table:table-cell>
          <table:table-cell table:formula="of:=[.E251]*100" office:value-type="float" office:value="1.870494" calcext:value-type="float">
            <text:p>1.870494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179.1957550049" calcext:value-type="float">
            <text:p>179.1957550049</text:p>
          </table:table-cell>
          <table:table-cell office:value-type="float" office:value="-0.8761806155" calcext:value-type="float">
            <text:p>-0.87618061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71385" calcext:value-type="float">
            <text:p>0.01871385</text:p>
          </table:table-cell>
          <table:table-cell office:value-type="float" office:value="0.01919727" calcext:value-type="float">
            <text:p>0.01919727</text:p>
          </table:table-cell>
          <table:table-cell office:value-type="float" office:value="0.0003988889" calcext:value-type="float">
            <text:p>0.0003988889</text:p>
          </table:table-cell>
          <table:table-cell office:value-type="float" office:value="525" calcext:value-type="float">
            <text:p>525</text:p>
          </table:table-cell>
          <table:table-cell table:formula="of:=[.D252]*100" office:value-type="float" office:value="0.12429857" calcext:value-type="float">
            <text:p>0.12429857</text:p>
          </table:table-cell>
          <table:table-cell table:formula="of:=[.E252]*100" office:value-type="float" office:value="1.871385" calcext:value-type="float">
            <text:p>1.87138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79.1865539551" calcext:value-type="float">
            <text:p>179.1865539551</text:p>
          </table:table-cell>
          <table:table-cell office:value-type="float" office:value="-0.8453355414" calcext:value-type="float">
            <text:p>-0.8453355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51422" calcext:value-type="float">
            <text:p>0.01851422</text:p>
          </table:table-cell>
          <table:table-cell office:value-type="float" office:value="0.02174477" calcext:value-type="float">
            <text:p>0.02174477</text:p>
          </table:table-cell>
          <table:table-cell office:value-type="float" office:value="0.0002365727" calcext:value-type="float">
            <text:p>0.0002365727</text:p>
          </table:table-cell>
          <table:table-cell office:value-type="float" office:value="526" calcext:value-type="float">
            <text:p>526</text:p>
          </table:table-cell>
          <table:table-cell table:formula="of:=[.D253]*100" office:value-type="float" office:value="0.12429857" calcext:value-type="float">
            <text:p>0.12429857</text:p>
          </table:table-cell>
          <table:table-cell table:formula="of:=[.E253]*100" office:value-type="float" office:value="1.851422" calcext:value-type="float">
            <text:p>1.851422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179.1818389893" calcext:value-type="float">
            <text:p>179.1818389893</text:p>
          </table:table-cell>
          <table:table-cell office:value-type="float" office:value="-0.9295590897" calcext:value-type="float">
            <text:p>-0.92955908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94254" calcext:value-type="float">
            <text:p>0.01894254</text:p>
          </table:table-cell>
          <table:table-cell office:value-type="float" office:value="0.02174477" calcext:value-type="float">
            <text:p>0.02174477</text:p>
          </table:table-cell>
          <table:table-cell office:value-type="float" office:value="0.0005652964" calcext:value-type="float">
            <text:p>0.0005652964</text:p>
          </table:table-cell>
          <table:table-cell office:value-type="float" office:value="527" calcext:value-type="float">
            <text:p>527</text:p>
          </table:table-cell>
          <table:table-cell table:formula="of:=[.D254]*100" office:value-type="float" office:value="0.12429857" calcext:value-type="float">
            <text:p>0.12429857</text:p>
          </table:table-cell>
          <table:table-cell table:formula="of:=[.E254]*100" office:value-type="float" office:value="1.894254" calcext:value-type="float">
            <text:p>1.894254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79.1734619141" calcext:value-type="float">
            <text:p>179.1734619141</text:p>
          </table:table-cell>
          <table:table-cell office:value-type="float" office:value="-0.9305870838" calcext:value-type="float">
            <text:p>-0.9305870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23471" calcext:value-type="float">
            <text:p>0.01923471</text:p>
          </table:table-cell>
          <table:table-cell office:value-type="float" office:value="0.02458575" calcext:value-type="float">
            <text:p>0.02458575</text:p>
          </table:table-cell>
          <table:table-cell office:value-type="float" office:value="0.0005545406" calcext:value-type="float">
            <text:p>0.0005545406</text:p>
          </table:table-cell>
          <table:table-cell office:value-type="float" office:value="528" calcext:value-type="float">
            <text:p>528</text:p>
          </table:table-cell>
          <table:table-cell table:formula="of:=[.D255]*100" office:value-type="float" office:value="0.12429857" calcext:value-type="float">
            <text:p>0.12429857</text:p>
          </table:table-cell>
          <table:table-cell table:formula="of:=[.E255]*100" office:value-type="float" office:value="1.923471" calcext:value-type="float">
            <text:p>1.923471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79.1735687256" calcext:value-type="float">
            <text:p>179.1735687256</text:p>
          </table:table-cell>
          <table:table-cell office:value-type="float" office:value="-0.9025231457" calcext:value-type="float">
            <text:p>-0.90252314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24229" calcext:value-type="float">
            <text:p>0.01924229</text:p>
          </table:table-cell>
          <table:table-cell office:value-type="float" office:value="0.02756898" calcext:value-type="float">
            <text:p>0.02756898</text:p>
          </table:table-cell>
          <table:table-cell office:value-type="float" office:value="0.0005206767" calcext:value-type="float">
            <text:p>0.0005206767</text:p>
          </table:table-cell>
          <table:table-cell office:value-type="float" office:value="529" calcext:value-type="float">
            <text:p>529</text:p>
          </table:table-cell>
          <table:table-cell table:formula="of:=[.D256]*100" office:value-type="float" office:value="0.12429857" calcext:value-type="float">
            <text:p>0.12429857</text:p>
          </table:table-cell>
          <table:table-cell table:formula="of:=[.E256]*100" office:value-type="float" office:value="1.924229" calcext:value-type="float">
            <text:p>1.924229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79.1733856201" calcext:value-type="float">
            <text:p>179.1733856201</text:p>
          </table:table-cell>
          <table:table-cell office:value-type="float" office:value="-1.0163239071" calcext:value-type="float">
            <text:p>-1.01632390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00576" calcext:value-type="float">
            <text:p>0.02000576</text:p>
          </table:table-cell>
          <table:table-cell office:value-type="float" office:value="0.03102038" calcext:value-type="float">
            <text:p>0.03102038</text:p>
          </table:table-cell>
          <table:table-cell office:value-type="float" office:value="0.0006969095" calcext:value-type="float">
            <text:p>0.0006969095</text:p>
          </table:table-cell>
          <table:table-cell office:value-type="float" office:value="530" calcext:value-type="float">
            <text:p>530</text:p>
          </table:table-cell>
          <table:table-cell table:formula="of:=[.D257]*100" office:value-type="float" office:value="0.12429857" calcext:value-type="float">
            <text:p>0.12429857</text:p>
          </table:table-cell>
          <table:table-cell table:formula="of:=[.E257]*100" office:value-type="float" office:value="2.000576" calcext:value-type="float">
            <text:p>2.000576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79.1762695312" calcext:value-type="float">
            <text:p>179.1762695312</text:p>
          </table:table-cell>
          <table:table-cell office:value-type="float" office:value="-1.114204306" calcext:value-type="float">
            <text:p>-1.1142043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16664" calcext:value-type="float">
            <text:p>0.02116664</text:p>
          </table:table-cell>
          <table:table-cell office:value-type="float" office:value="0.03436231" calcext:value-type="float">
            <text:p>0.03436231</text:p>
          </table:table-cell>
          <table:table-cell office:value-type="float" office:value="0.0010179097" calcext:value-type="float">
            <text:p>0.0010179097</text:p>
          </table:table-cell>
          <table:table-cell office:value-type="float" office:value="531" calcext:value-type="float">
            <text:p>531</text:p>
          </table:table-cell>
          <table:table-cell table:formula="of:=[.D258]*100" office:value-type="float" office:value="0.12429857" calcext:value-type="float">
            <text:p>0.12429857</text:p>
          </table:table-cell>
          <table:table-cell table:formula="of:=[.E258]*100" office:value-type="float" office:value="2.116664" calcext:value-type="float">
            <text:p>2.116664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79.1727600098" calcext:value-type="float">
            <text:p>179.1727600098</text:p>
          </table:table-cell>
          <table:table-cell office:value-type="float" office:value="-1.0708672207" calcext:value-type="float">
            <text:p>-1.07086722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65109" calcext:value-type="float">
            <text:p>0.02165109</text:p>
          </table:table-cell>
          <table:table-cell office:value-type="float" office:value="0.03436231" calcext:value-type="float">
            <text:p>0.03436231</text:p>
          </table:table-cell>
          <table:table-cell office:value-type="float" office:value="0.0007629871" calcext:value-type="float">
            <text:p>0.0007629871</text:p>
          </table:table-cell>
          <table:table-cell office:value-type="float" office:value="532" calcext:value-type="float">
            <text:p>532</text:p>
          </table:table-cell>
          <table:table-cell table:formula="of:=[.D259]*100" office:value-type="float" office:value="0.12429857" calcext:value-type="float">
            <text:p>0.12429857</text:p>
          </table:table-cell>
          <table:table-cell table:formula="of:=[.E259]*100" office:value-type="float" office:value="2.165109" calcext:value-type="float">
            <text:p>2.165109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79.1696624756" calcext:value-type="float">
            <text:p>179.1696624756</text:p>
          </table:table-cell>
          <table:table-cell office:value-type="float" office:value="-1.0794120806" calcext:value-type="float">
            <text:p>-1.07941208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03074" calcext:value-type="float">
            <text:p>0.02203074</text:p>
          </table:table-cell>
          <table:table-cell office:value-type="float" office:value="0.0383753" calcext:value-type="float">
            <text:p>0.0383753</text:p>
          </table:table-cell>
          <table:table-cell office:value-type="float" office:value="0.0006949197" calcext:value-type="float">
            <text:p>0.0006949197</text:p>
          </table:table-cell>
          <table:table-cell office:value-type="float" office:value="533" calcext:value-type="float">
            <text:p>533</text:p>
          </table:table-cell>
          <table:table-cell table:formula="of:=[.D260]*100" office:value-type="float" office:value="0.12429857" calcext:value-type="float">
            <text:p>0.12429857</text:p>
          </table:table-cell>
          <table:table-cell table:formula="of:=[.E260]*100" office:value-type="float" office:value="2.203074" calcext:value-type="float">
            <text:p>2.203074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79.1555175781" calcext:value-type="float">
            <text:p>179.1555175781</text:p>
          </table:table-cell>
          <table:table-cell office:value-type="float" office:value="-1.1533947999" calcext:value-type="float">
            <text:p>-1.15339479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77668" calcext:value-type="float">
            <text:p>0.02277668</text:p>
          </table:table-cell>
          <table:table-cell office:value-type="float" office:value="0.04196772" calcext:value-type="float">
            <text:p>0.04196772</text:p>
          </table:table-cell>
          <table:table-cell office:value-type="float" office:value="0.0006940399" calcext:value-type="float">
            <text:p>0.0006940399</text:p>
          </table:table-cell>
          <table:table-cell office:value-type="float" office:value="534" calcext:value-type="float">
            <text:p>534</text:p>
          </table:table-cell>
          <table:table-cell table:formula="of:=[.D261]*100" office:value-type="float" office:value="0.12429857" calcext:value-type="float">
            <text:p>0.12429857</text:p>
          </table:table-cell>
          <table:table-cell table:formula="of:=[.E261]*100" office:value-type="float" office:value="2.277668" calcext:value-type="float">
            <text:p>2.277668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9.1296539307" calcext:value-type="float">
            <text:p>179.1296539307</text:p>
          </table:table-cell>
          <table:table-cell office:value-type="float" office:value="-1.0333639102" calcext:value-type="float">
            <text:p>-1.03336391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47362" calcext:value-type="float">
            <text:p>0.02247362</text:p>
          </table:table-cell>
          <table:table-cell office:value-type="float" office:value="0.04196772" calcext:value-type="float">
            <text:p>0.04196772</text:p>
          </table:table-cell>
          <table:table-cell office:value-type="float" office:value="0.0003150062" calcext:value-type="float">
            <text:p>0.0003150062</text:p>
          </table:table-cell>
          <table:table-cell office:value-type="float" office:value="535" calcext:value-type="float">
            <text:p>535</text:p>
          </table:table-cell>
          <table:table-cell table:formula="of:=[.D262]*100" office:value-type="float" office:value="0.12429857" calcext:value-type="float">
            <text:p>0.12429857</text:p>
          </table:table-cell>
          <table:table-cell table:formula="of:=[.E262]*100" office:value-type="float" office:value="2.247362" calcext:value-type="float">
            <text:p>2.247362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9.10887146" calcext:value-type="float">
            <text:p>179.10887146</text:p>
          </table:table-cell>
          <table:table-cell office:value-type="float" office:value="-1.0030830683" calcext:value-type="float">
            <text:p>-1.00308306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06994" calcext:value-type="float">
            <text:p>0.02206994</text:p>
          </table:table-cell>
          <table:table-cell office:value-type="float" office:value="0.05013687" calcext:value-type="float">
            <text:p>0.05013687</text:p>
          </table:table-cell>
          <table:table-cell office:value-type="float" office:value="0.0002362664" calcext:value-type="float">
            <text:p>0.0002362664</text:p>
          </table:table-cell>
          <table:table-cell office:value-type="float" office:value="536" calcext:value-type="float">
            <text:p>536</text:p>
          </table:table-cell>
          <table:table-cell table:formula="of:=[.D263]*100" office:value-type="float" office:value="0.12429857" calcext:value-type="float">
            <text:p>0.12429857</text:p>
          </table:table-cell>
          <table:table-cell table:formula="of:=[.E263]*100" office:value-type="float" office:value="2.206994" calcext:value-type="float">
            <text:p>2.206994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9.0941467285" calcext:value-type="float">
            <text:p>179.0941467285</text:p>
          </table:table-cell>
          <table:table-cell office:value-type="float" office:value="-0.9406341026" calcext:value-type="float">
            <text:p>-0.94063410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38486" calcext:value-type="float">
            <text:p>0.02138486</text:p>
          </table:table-cell>
          <table:table-cell office:value-type="float" office:value="0.05013687" calcext:value-type="float">
            <text:p>0.05013687</text:p>
          </table:table-cell>
          <table:table-cell office:value-type="float" office:value="0.0000191379" calcext:value-type="float">
            <text:p>1.91379E-05</text:p>
          </table:table-cell>
          <table:table-cell office:value-type="float" office:value="537" calcext:value-type="float">
            <text:p>537</text:p>
          </table:table-cell>
          <table:table-cell table:formula="of:=[.D264]*100" office:value-type="float" office:value="0.12429857" calcext:value-type="float">
            <text:p>0.12429857</text:p>
          </table:table-cell>
          <table:table-cell table:formula="of:=[.E264]*100" office:value-type="float" office:value="2.138486" calcext:value-type="float">
            <text:p>2.138486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9.0957336426" calcext:value-type="float">
            <text:p>179.0957336426</text:p>
          </table:table-cell>
          <table:table-cell office:value-type="float" office:value="-0.8800651424" calcext:value-type="float">
            <text:p>-0.8800651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52486" calcext:value-type="float">
            <text:p>0.02052486</text:p>
          </table:table-cell>
          <table:table-cell office:value-type="float" office:value="0.05496033" calcext:value-type="float">
            <text:p>0.05496033</text:p>
          </table:table-cell>
          <table:table-cell office:value-type="float" office:value="-0.0000567299" calcext:value-type="float">
            <text:p>-5.67299E-05</text:p>
          </table:table-cell>
          <table:table-cell office:value-type="float" office:value="538" calcext:value-type="float">
            <text:p>538</text:p>
          </table:table-cell>
          <table:table-cell table:formula="of:=[.D265]*100" office:value-type="float" office:value="0.12429857" calcext:value-type="float">
            <text:p>0.12429857</text:p>
          </table:table-cell>
          <table:table-cell table:formula="of:=[.E265]*100" office:value-type="float" office:value="2.052486" calcext:value-type="float">
            <text:p>2.052486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9.0961151123" calcext:value-type="float">
            <text:p>179.0961151123</text:p>
          </table:table-cell>
          <table:table-cell office:value-type="float" office:value="-0.7884989976" calcext:value-type="float">
            <text:p>-0.78849899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34177" calcext:value-type="float">
            <text:p>0.01934177</text:p>
          </table:table-cell>
          <table:table-cell office:value-type="float" office:value="0.05853636" calcext:value-type="float">
            <text:p>0.05853636</text:p>
          </table:table-cell>
          <table:table-cell office:value-type="float" office:value="-0.0003623977" calcext:value-type="float">
            <text:p>-0.0003623977</text:p>
          </table:table-cell>
          <table:table-cell office:value-type="float" office:value="539" calcext:value-type="float">
            <text:p>539</text:p>
          </table:table-cell>
          <table:table-cell table:formula="of:=[.D266]*100" office:value-type="float" office:value="0.12429857" calcext:value-type="float">
            <text:p>0.12429857</text:p>
          </table:table-cell>
          <table:table-cell table:formula="of:=[.E266]*100" office:value-type="float" office:value="1.934177" calcext:value-type="float">
            <text:p>1.934177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9.0808563232" calcext:value-type="float">
            <text:p>179.0808563232</text:p>
          </table:table-cell>
          <table:table-cell office:value-type="float" office:value="-0.6330996625" calcext:value-type="float">
            <text:p>-0.63309966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51805" calcext:value-type="float">
            <text:p>0.01751805</text:p>
          </table:table-cell>
          <table:table-cell office:value-type="float" office:value="0.05853636" calcext:value-type="float">
            <text:p>0.05853636</text:p>
          </table:table-cell>
          <table:table-cell office:value-type="float" office:value="-0.0006291474" calcext:value-type="float">
            <text:p>-0.0006291474</text:p>
          </table:table-cell>
          <table:table-cell office:value-type="float" office:value="540" calcext:value-type="float">
            <text:p>540</text:p>
          </table:table-cell>
          <table:table-cell table:formula="of:=[.D267]*100" office:value-type="float" office:value="0.12429857" calcext:value-type="float">
            <text:p>0.12429857</text:p>
          </table:table-cell>
          <table:table-cell table:formula="of:=[.E267]*100" office:value-type="float" office:value="1.751805" calcext:value-type="float">
            <text:p>1.751805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9.0714569092" calcext:value-type="float">
            <text:p>179.0714569092</text:p>
          </table:table-cell>
          <table:table-cell office:value-type="float" office:value="-0.6288738629" calcext:value-type="float">
            <text:p>-0.62887386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27508" calcext:value-type="float">
            <text:p>0.01627508</text:p>
          </table:table-cell>
          <table:table-cell office:value-type="float" office:value="0.0635177" calcext:value-type="float">
            <text:p>0.0635177</text:p>
          </table:table-cell>
          <table:table-cell office:value-type="float" office:value="-0.0004115806" calcext:value-type="float">
            <text:p>-0.0004115806</text:p>
          </table:table-cell>
          <table:table-cell office:value-type="float" office:value="541" calcext:value-type="float">
            <text:p>541</text:p>
          </table:table-cell>
          <table:table-cell table:formula="of:=[.D268]*100" office:value-type="float" office:value="0.12429857" calcext:value-type="float">
            <text:p>0.12429857</text:p>
          </table:table-cell>
          <table:table-cell table:formula="of:=[.E268]*100" office:value-type="float" office:value="1.627508" calcext:value-type="float">
            <text:p>1.627508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0635986328" calcext:value-type="float">
            <text:p>179.0635986328</text:p>
          </table:table-cell>
          <table:table-cell office:value-type="float" office:value="-0.5135967883" calcext:value-type="float">
            <text:p>-0.51359678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67887" calcext:value-type="float">
            <text:p>0.01467887</text:p>
          </table:table-cell>
          <table:table-cell office:value-type="float" office:value="0.06678967" calcext:value-type="float">
            <text:p>0.06678967</text:p>
          </table:table-cell>
          <table:table-cell office:value-type="float" office:value="-0.0005417489" calcext:value-type="float">
            <text:p>-0.0005417489</text:p>
          </table:table-cell>
          <table:table-cell office:value-type="float" office:value="542" calcext:value-type="float">
            <text:p>542</text:p>
          </table:table-cell>
          <table:table-cell table:formula="of:=[.D269]*100" office:value-type="float" office:value="0.12429857" calcext:value-type="float">
            <text:p>0.12429857</text:p>
          </table:table-cell>
          <table:table-cell table:formula="of:=[.E269]*100" office:value-type="float" office:value="1.467887" calcext:value-type="float">
            <text:p>1.467887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9.0733337402" calcext:value-type="float">
            <text:p>179.0733337402</text:p>
          </table:table-cell>
          <table:table-cell office:value-type="float" office:value="-0.4381259721" calcext:value-type="float">
            <text:p>-0.43812597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11265" calcext:value-type="float">
            <text:p>0.01311265</text:p>
          </table:table-cell>
          <table:table-cell office:value-type="float" office:value="0.07169326" calcext:value-type="float">
            <text:p>0.07169326</text:p>
          </table:table-cell>
          <table:table-cell office:value-type="float" office:value="-0.0006569929" calcext:value-type="float">
            <text:p>-0.0006569929</text:p>
          </table:table-cell>
          <table:table-cell office:value-type="float" office:value="543" calcext:value-type="float">
            <text:p>543</text:p>
          </table:table-cell>
          <table:table-cell table:formula="of:=[.D270]*100" office:value-type="float" office:value="0.12429857" calcext:value-type="float">
            <text:p>0.12429857</text:p>
          </table:table-cell>
          <table:table-cell table:formula="of:=[.E270]*100" office:value-type="float" office:value="1.311265" calcext:value-type="float">
            <text:p>1.311265</text:p>
          </table:table-cell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179.0621490479" calcext:value-type="float">
            <text:p>179.0621490479</text:p>
          </table:table-cell>
          <table:table-cell office:value-type="float" office:value="-0.415336885" calcext:value-type="float">
            <text:p>-0.4153368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91749" calcext:value-type="float">
            <text:p>0.01191749</text:p>
          </table:table-cell>
          <table:table-cell office:value-type="float" office:value="0.07445192" calcext:value-type="float">
            <text:p>0.07445192</text:p>
          </table:table-cell>
          <table:table-cell office:value-type="float" office:value="-0.0005498443" calcext:value-type="float">
            <text:p>-0.0005498443</text:p>
          </table:table-cell>
          <table:table-cell office:value-type="float" office:value="544" calcext:value-type="float">
            <text:p>544</text:p>
          </table:table-cell>
          <table:table-cell table:formula="of:=[.D271]*100" office:value-type="float" office:value="0.12429857" calcext:value-type="float">
            <text:p>0.12429857</text:p>
          </table:table-cell>
          <table:table-cell table:formula="of:=[.E271]*100" office:value-type="float" office:value="1.191749" calcext:value-type="float">
            <text:p>1.191749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9.0673522949" calcext:value-type="float">
            <text:p>179.0673522949</text:p>
          </table:table-cell>
          <table:table-cell office:value-type="float" office:value="-0.3891166596" calcext:value-type="float">
            <text:p>-0.38911665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94664" calcext:value-type="float">
            <text:p>0.01094664</text:p>
          </table:table-cell>
          <table:table-cell office:value-type="float" office:value="0.07445192" calcext:value-type="float">
            <text:p>0.07445192</text:p>
          </table:table-cell>
          <table:table-cell office:value-type="float" office:value="-0.0003772864" calcext:value-type="float">
            <text:p>-0.0003772864</text:p>
          </table:table-cell>
          <table:table-cell office:value-type="float" office:value="545" calcext:value-type="float">
            <text:p>545</text:p>
          </table:table-cell>
          <table:table-cell table:formula="of:=[.D272]*100" office:value-type="float" office:value="0.12429857" calcext:value-type="float">
            <text:p>0.12429857</text:p>
          </table:table-cell>
          <table:table-cell table:formula="of:=[.E272]*100" office:value-type="float" office:value="1.094664" calcext:value-type="float">
            <text:p>1.094664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0858001709" calcext:value-type="float">
            <text:p>179.0858001709</text:p>
          </table:table-cell>
          <table:table-cell office:value-type="float" office:value="-0.2968543815" calcext:value-type="float">
            <text:p>-0.29685438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8507" calcext:value-type="float">
            <text:p>0.00968507</text:p>
          </table:table-cell>
          <table:table-cell office:value-type="float" office:value="0.08111298" calcext:value-type="float">
            <text:p>0.08111298</text:p>
          </table:table-cell>
          <table:table-cell office:value-type="float" office:value="-0.0003633378" calcext:value-type="float">
            <text:p>-0.0003633378</text:p>
          </table:table-cell>
          <table:table-cell office:value-type="float" office:value="546" calcext:value-type="float">
            <text:p>546</text:p>
          </table:table-cell>
          <table:table-cell table:formula="of:=[.D273]*100" office:value-type="float" office:value="0.12429857" calcext:value-type="float">
            <text:p>0.12429857</text:p>
          </table:table-cell>
          <table:table-cell table:formula="of:=[.E273]*100" office:value-type="float" office:value="0.968507" calcext:value-type="float">
            <text:p>0.968507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0861358643" calcext:value-type="float">
            <text:p>179.0861358643</text:p>
          </table:table-cell>
          <table:table-cell office:value-type="float" office:value="-0.2069056895" calcext:value-type="float">
            <text:p>-0.20690568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24527" calcext:value-type="float">
            <text:p>0.00824527</text:p>
          </table:table-cell>
          <table:table-cell office:value-type="float" office:value="0.08111298" calcext:value-type="float">
            <text:p>0.08111298</text:p>
          </table:table-cell>
          <table:table-cell office:value-type="float" office:value="-0.0004168302" calcext:value-type="float">
            <text:p>-0.0004168302</text:p>
          </table:table-cell>
          <table:table-cell office:value-type="float" office:value="547" calcext:value-type="float">
            <text:p>547</text:p>
          </table:table-cell>
          <table:table-cell table:formula="of:=[.D274]*100" office:value-type="float" office:value="0.12429857" calcext:value-type="float">
            <text:p>0.12429857</text:p>
          </table:table-cell>
          <table:table-cell table:formula="of:=[.E274]*100" office:value-type="float" office:value="0.824527" calcext:value-type="float">
            <text:p>0.824527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0934753418" calcext:value-type="float">
            <text:p>179.0934753418</text:p>
          </table:table-cell>
          <table:table-cell office:value-type="float" office:value="-0.2087720452" calcext:value-type="float">
            <text:p>-0.20877204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9863" calcext:value-type="float">
            <text:p>0.00729863</text:p>
          </table:table-cell>
          <table:table-cell office:value-type="float" office:value="0.08111298" calcext:value-type="float">
            <text:p>0.08111298</text:p>
          </table:table-cell>
          <table:table-cell office:value-type="float" office:value="-0.0001660092" calcext:value-type="float">
            <text:p>-0.0001660092</text:p>
          </table:table-cell>
          <table:table-cell office:value-type="float" office:value="548" calcext:value-type="float">
            <text:p>548</text:p>
          </table:table-cell>
          <table:table-cell table:formula="of:=[.D275]*100" office:value-type="float" office:value="0.12429857" calcext:value-type="float">
            <text:p>0.12429857</text:p>
          </table:table-cell>
          <table:table-cell table:formula="of:=[.E275]*100" office:value-type="float" office:value="0.729863" calcext:value-type="float">
            <text:p>0.729863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0994720459" calcext:value-type="float">
            <text:p>179.0994720459</text:p>
          </table:table-cell>
          <table:table-cell office:value-type="float" office:value="-0.1094872025" calcext:value-type="float">
            <text:p>-0.10948720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639" calcext:value-type="float">
            <text:p>0.00600639</text:p>
          </table:table-cell>
          <table:table-cell office:value-type="float" office:value="0.0863566" calcext:value-type="float">
            <text:p>0.0863566</text:p>
          </table:table-cell>
          <table:table-cell office:value-type="float" office:value="-0.00044435" calcext:value-type="float">
            <text:p>-0.00044435</text:p>
          </table:table-cell>
          <table:table-cell office:value-type="float" office:value="549" calcext:value-type="float">
            <text:p>549</text:p>
          </table:table-cell>
          <table:table-cell table:formula="of:=[.D276]*100" office:value-type="float" office:value="0.12429857" calcext:value-type="float">
            <text:p>0.12429857</text:p>
          </table:table-cell>
          <table:table-cell table:formula="of:=[.E276]*100" office:value-type="float" office:value="0.600639" calcext:value-type="float">
            <text:p>0.600639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1078796387" calcext:value-type="float">
            <text:p>179.1078796387</text:p>
          </table:table-cell>
          <table:table-cell office:value-type="float" office:value="-0.0663164804" calcext:value-type="float">
            <text:p>-0.06631648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791" calcext:value-type="float">
            <text:p>0.00485791</text:p>
          </table:table-cell>
          <table:table-cell office:value-type="float" office:value="0.0863566" calcext:value-type="float">
            <text:p>0.0863566</text:p>
          </table:table-cell>
          <table:table-cell office:value-type="float" office:value="-0.0002529963" calcext:value-type="float">
            <text:p>-0.0002529963</text:p>
          </table:table-cell>
          <table:table-cell office:value-type="float" office:value="550" calcext:value-type="float">
            <text:p>550</text:p>
          </table:table-cell>
          <table:table-cell table:formula="of:=[.D277]*100" office:value-type="float" office:value="0.12429857" calcext:value-type="float">
            <text:p>0.12429857</text:p>
          </table:table-cell>
          <table:table-cell table:formula="of:=[.E277]*100" office:value-type="float" office:value="0.485791" calcext:value-type="float">
            <text:p>0.485791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1148834229" calcext:value-type="float">
            <text:p>179.1148834229</text:p>
          </table:table-cell>
          <table:table-cell office:value-type="float" office:value="-0.0830099991" calcext:value-type="float">
            <text:p>-0.08300999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0414" calcext:value-type="float">
            <text:p>0.00420414</text:p>
          </table:table-cell>
          <table:table-cell office:value-type="float" office:value="0.08950973" calcext:value-type="float">
            <text:p>0.08950973</text:p>
          </table:table-cell>
          <table:table-cell office:value-type="float" office:value="-0.0000745941" calcext:value-type="float">
            <text:p>-7.45941E-05</text:p>
          </table:table-cell>
          <table:table-cell office:value-type="float" office:value="551" calcext:value-type="float">
            <text:p>551</text:p>
          </table:table-cell>
          <table:table-cell table:formula="of:=[.D278]*100" office:value-type="float" office:value="0.12429857" calcext:value-type="float">
            <text:p>0.12429857</text:p>
          </table:table-cell>
          <table:table-cell table:formula="of:=[.E278]*100" office:value-type="float" office:value="0.420414" calcext:value-type="float">
            <text:p>0.420414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1068115234" calcext:value-type="float">
            <text:p>179.1068115234</text:p>
          </table:table-cell>
          <table:table-cell office:value-type="float" office:value="-0.0839470253" calcext:value-type="float">
            <text:p>-0.08394702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7491" calcext:value-type="float">
            <text:p>0.00377491</text:p>
          </table:table-cell>
          <table:table-cell office:value-type="float" office:value="0.08981293" calcext:value-type="float">
            <text:p>0.08981293</text:p>
          </table:table-cell>
          <table:table-cell office:value-type="float" office:value="-0.0000484496" calcext:value-type="float">
            <text:p>-4.84496E-05</text:p>
          </table:table-cell>
          <table:table-cell office:value-type="float" office:value="552" calcext:value-type="float">
            <text:p>552</text:p>
          </table:table-cell>
          <table:table-cell table:formula="of:=[.D279]*100" office:value-type="float" office:value="0.12429857" calcext:value-type="float">
            <text:p>0.12429857</text:p>
          </table:table-cell>
          <table:table-cell table:formula="of:=[.E279]*100" office:value-type="float" office:value="0.377491" calcext:value-type="float">
            <text:p>0.377491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1037597656" calcext:value-type="float">
            <text:p>179.1037597656</text:p>
          </table:table-cell>
          <table:table-cell office:value-type="float" office:value="-0.0375897874" calcext:value-type="float">
            <text:p>-0.03758978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8004" calcext:value-type="float">
            <text:p>0.00318004</text:p>
          </table:table-cell>
          <table:table-cell office:value-type="float" office:value="0.08981293" calcext:value-type="float">
            <text:p>0.08981293</text:p>
          </table:table-cell>
          <table:table-cell office:value-type="float" office:value="-0.0000391906" calcext:value-type="float">
            <text:p>-3.91906E-05</text:p>
          </table:table-cell>
          <table:table-cell office:value-type="float" office:value="553" calcext:value-type="float">
            <text:p>553</text:p>
          </table:table-cell>
          <table:table-cell table:formula="of:=[.D280]*100" office:value-type="float" office:value="0.12429857" calcext:value-type="float">
            <text:p>0.12429857</text:p>
          </table:table-cell>
          <table:table-cell table:formula="of:=[.E280]*100" office:value-type="float" office:value="0.318004" calcext:value-type="float">
            <text:p>0.318004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0929412842" calcext:value-type="float">
            <text:p>179.0929412842</text:p>
          </table:table-cell>
          <table:table-cell office:value-type="float" office:value="0.0304403041" calcext:value-type="float">
            <text:p>0.03044030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3041" calcext:value-type="float">
            <text:p>0.00233041</text:p>
          </table:table-cell>
          <table:table-cell office:value-type="float" office:value="0.09119458" calcext:value-type="float">
            <text:p>0.09119458</text:p>
          </table:table-cell>
          <table:table-cell office:value-type="float" office:value="-0.0002669537" calcext:value-type="float">
            <text:p>-0.0002669537</text:p>
          </table:table-cell>
          <table:table-cell office:value-type="float" office:value="554" calcext:value-type="float">
            <text:p>554</text:p>
          </table:table-cell>
          <table:table-cell table:formula="of:=[.D281]*100" office:value-type="float" office:value="0.12429857" calcext:value-type="float">
            <text:p>0.12429857</text:p>
          </table:table-cell>
          <table:table-cell table:formula="of:=[.E281]*100" office:value-type="float" office:value="0.233041" calcext:value-type="float">
            <text:p>0.233041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083190918" calcext:value-type="float">
            <text:p>179.083190918</text:p>
          </table:table-cell>
          <table:table-cell office:value-type="float" office:value="0.0427171393" calcext:value-type="float">
            <text:p>0.04271713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68265" calcext:value-type="float">
            <text:p>0.00168265</text:p>
          </table:table-cell>
          <table:table-cell office:value-type="float" office:value="0.09119458" calcext:value-type="float">
            <text:p>0.09119458</text:p>
          </table:table-cell>
          <table:table-cell office:value-type="float" office:value="-0.0001399466" calcext:value-type="float">
            <text:p>-0.0001399466</text:p>
          </table:table-cell>
          <table:table-cell office:value-type="float" office:value="555" calcext:value-type="float">
            <text:p>555</text:p>
          </table:table-cell>
          <table:table-cell table:formula="of:=[.D282]*100" office:value-type="float" office:value="0.12429857" calcext:value-type="float">
            <text:p>0.12429857</text:p>
          </table:table-cell>
          <table:table-cell table:formula="of:=[.E282]*100" office:value-type="float" office:value="0.168265" calcext:value-type="float">
            <text:p>0.168265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0730133057" calcext:value-type="float">
            <text:p>179.0730133057</text:p>
          </table:table-cell>
          <table:table-cell office:value-type="float" office:value="0.0587180201" calcext:value-type="float">
            <text:p>0.05871802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14453" calcext:value-type="float">
            <text:p>0.00114453</text:p>
          </table:table-cell>
          <table:table-cell office:value-type="float" office:value="0.09196544" calcext:value-type="float">
            <text:p>0.09196544</text:p>
          </table:table-cell>
          <table:table-cell office:value-type="float" office:value="-0.0002425963" calcext:value-type="float">
            <text:p>-0.0002425963</text:p>
          </table:table-cell>
          <table:table-cell office:value-type="float" office:value="556" calcext:value-type="float">
            <text:p>556</text:p>
          </table:table-cell>
          <table:table-cell table:formula="of:=[.D283]*100" office:value-type="float" office:value="0.12429857" calcext:value-type="float">
            <text:p>0.12429857</text:p>
          </table:table-cell>
          <table:table-cell table:formula="of:=[.E283]*100" office:value-type="float" office:value="0.114453" calcext:value-type="float">
            <text:p>0.114453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0730438232" calcext:value-type="float">
            <text:p>179.0730438232</text:p>
          </table:table-cell>
          <table:table-cell office:value-type="float" office:value="0.1671366417" calcext:value-type="float">
            <text:p>0.16713664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06353" calcext:value-type="float">
            <text:p>0.00006353</text:p>
          </table:table-cell>
          <table:table-cell office:value-type="float" office:value="0.09027722" calcext:value-type="float">
            <text:p>0.09027722</text:p>
          </table:table-cell>
          <table:table-cell office:value-type="float" office:value="-0.0002377008" calcext:value-type="float">
            <text:p>-0.0002377008</text:p>
          </table:table-cell>
          <table:table-cell office:value-type="float" office:value="557" calcext:value-type="float">
            <text:p>557</text:p>
          </table:table-cell>
          <table:table-cell table:formula="of:=[.D284]*100" office:value-type="float" office:value="0.12429857" calcext:value-type="float">
            <text:p>0.12429857</text:p>
          </table:table-cell>
          <table:table-cell table:formula="of:=[.E284]*100" office:value-type="float" office:value="0.006353" calcext:value-type="float">
            <text:p>0.006353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0728607178" calcext:value-type="float">
            <text:p>179.0728607178</text:p>
          </table:table-cell>
          <table:table-cell office:value-type="float" office:value="0.2259831416" calcext:value-type="float">
            <text:p>0.22598314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04872" calcext:value-type="float">
            <text:p>-0.00104872</text:p>
          </table:table-cell>
          <table:table-cell office:value-type="float" office:value="0.09027722" calcext:value-type="float">
            <text:p>0.09027722</text:p>
          </table:table-cell>
          <table:table-cell office:value-type="float" office:value="-0.0002804375" calcext:value-type="float">
            <text:p>-0.0002804375</text:p>
          </table:table-cell>
          <table:table-cell office:value-type="float" office:value="558" calcext:value-type="float">
            <text:p>558</text:p>
          </table:table-cell>
          <table:table-cell table:formula="of:=[.D285]*100" office:value-type="float" office:value="0.12429857" calcext:value-type="float">
            <text:p>0.12429857</text:p>
          </table:table-cell>
          <table:table-cell table:formula="of:=[.E285]*100" office:value-type="float" office:value="-0.104872" calcext:value-type="float">
            <text:p>-0.104872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067779541" calcext:value-type="float">
            <text:p>179.067779541</text:p>
          </table:table-cell>
          <table:table-cell office:value-type="float" office:value="0.2938315779" calcext:value-type="float">
            <text:p>0.29383157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224177" calcext:value-type="float">
            <text:p>-0.00224177</text:p>
          </table:table-cell>
          <table:table-cell office:value-type="float" office:value="0.08699667" calcext:value-type="float">
            <text:p>0.08699667</text:p>
          </table:table-cell>
          <table:table-cell office:value-type="float" office:value="-0.0003721879" calcext:value-type="float">
            <text:p>-0.0003721879</text:p>
          </table:table-cell>
          <table:table-cell office:value-type="float" office:value="559" calcext:value-type="float">
            <text:p>559</text:p>
          </table:table-cell>
          <table:table-cell table:formula="of:=[.D286]*100" office:value-type="float" office:value="0.12429857" calcext:value-type="float">
            <text:p>0.12429857</text:p>
          </table:table-cell>
          <table:table-cell table:formula="of:=[.E286]*100" office:value-type="float" office:value="-0.224177" calcext:value-type="float">
            <text:p>-0.224177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0782165527" calcext:value-type="float">
            <text:p>179.0782165527</text:p>
          </table:table-cell>
          <table:table-cell office:value-type="float" office:value="0.3751583483" calcext:value-type="float">
            <text:p>0.37515834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57847" calcext:value-type="float">
            <text:p>-0.00357847</text:p>
          </table:table-cell>
          <table:table-cell office:value-type="float" office:value="0.08699667" calcext:value-type="float">
            <text:p>0.08699667</text:p>
          </table:table-cell>
          <table:table-cell office:value-type="float" office:value="-0.0002985392" calcext:value-type="float">
            <text:p>-0.0002985392</text:p>
          </table:table-cell>
          <table:table-cell office:value-type="float" office:value="560" calcext:value-type="float">
            <text:p>560</text:p>
          </table:table-cell>
          <table:table-cell table:formula="of:=[.D287]*100" office:value-type="float" office:value="0.12429857" calcext:value-type="float">
            <text:p>0.12429857</text:p>
          </table:table-cell>
          <table:table-cell table:formula="of:=[.E287]*100" office:value-type="float" office:value="-0.357847" calcext:value-type="float">
            <text:p>-0.357847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0743103027" calcext:value-type="float">
            <text:p>179.0743103027</text:p>
          </table:table-cell>
          <table:table-cell office:value-type="float" office:value="0.5809672679" calcext:value-type="float">
            <text:p>0.58096726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584047" calcext:value-type="float">
            <text:p>-0.00584047</text:p>
          </table:table-cell>
          <table:table-cell office:value-type="float" office:value="0.08699667" calcext:value-type="float">
            <text:p>0.08699667</text:p>
          </table:table-cell>
          <table:table-cell office:value-type="float" office:value="-0.0005375976" calcext:value-type="float">
            <text:p>-0.0005375976</text:p>
          </table:table-cell>
          <table:table-cell office:value-type="float" office:value="561" calcext:value-type="float">
            <text:p>561</text:p>
          </table:table-cell>
          <table:table-cell table:formula="of:=[.D288]*100" office:value-type="float" office:value="0.12429857" calcext:value-type="float">
            <text:p>0.12429857</text:p>
          </table:table-cell>
          <table:table-cell table:formula="of:=[.E288]*100" office:value-type="float" office:value="-0.584047" calcext:value-type="float">
            <text:p>-0.584047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0726776123" calcext:value-type="float">
            <text:p>179.0726776123</text:p>
          </table:table-cell>
          <table:table-cell office:value-type="float" office:value="0.5786283491" calcext:value-type="float">
            <text:p>0.57862834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733162" calcext:value-type="float">
            <text:p>-0.00733162</text:p>
          </table:table-cell>
          <table:table-cell office:value-type="float" office:value="0.08138521" calcext:value-type="float">
            <text:p>0.08138521</text:p>
          </table:table-cell>
          <table:table-cell office:value-type="float" office:value="-0.0003751237" calcext:value-type="float">
            <text:p>-0.0003751237</text:p>
          </table:table-cell>
          <table:table-cell office:value-type="float" office:value="562" calcext:value-type="float">
            <text:p>562</text:p>
          </table:table-cell>
          <table:table-cell table:formula="of:=[.D289]*100" office:value-type="float" office:value="0.12429857" calcext:value-type="float">
            <text:p>0.12429857</text:p>
          </table:table-cell>
          <table:table-cell table:formula="of:=[.E289]*100" office:value-type="float" office:value="-0.733162" calcext:value-type="float">
            <text:p>-0.733162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0800628662" calcext:value-type="float">
            <text:p>179.0800628662</text:p>
          </table:table-cell>
          <table:table-cell office:value-type="float" office:value="0.694359089" calcext:value-type="float">
            <text:p>0.6943590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909617" calcext:value-type="float">
            <text:p>-0.00909617</text:p>
          </table:table-cell>
          <table:table-cell office:value-type="float" office:value="0.08138521" calcext:value-type="float">
            <text:p>0.08138521</text:p>
          </table:table-cell>
          <table:table-cell office:value-type="float" office:value="-0.0006178863" calcext:value-type="float">
            <text:p>-0.0006178863</text:p>
          </table:table-cell>
          <table:table-cell office:value-type="float" office:value="563" calcext:value-type="float">
            <text:p>563</text:p>
          </table:table-cell>
          <table:table-cell table:formula="of:=[.D290]*100" office:value-type="float" office:value="0.12429857" calcext:value-type="float">
            <text:p>0.12429857</text:p>
          </table:table-cell>
          <table:table-cell table:formula="of:=[.E290]*100" office:value-type="float" office:value="-0.909617" calcext:value-type="float">
            <text:p>-0.909617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0614013672" calcext:value-type="float">
            <text:p>179.0614013672</text:p>
          </table:table-cell>
          <table:table-cell office:value-type="float" office:value="0.7870421" calcext:value-type="float">
            <text:p>0.78704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088924" calcext:value-type="float">
            <text:p>-0.01088924</text:p>
          </table:table-cell>
          <table:table-cell office:value-type="float" office:value="0.07363567" calcext:value-type="float">
            <text:p>0.07363567</text:p>
          </table:table-cell>
          <table:table-cell office:value-type="float" office:value="-0.0006591549" calcext:value-type="float">
            <text:p>-0.0006591549</text:p>
          </table:table-cell>
          <table:table-cell office:value-type="float" office:value="564" calcext:value-type="float">
            <text:p>564</text:p>
          </table:table-cell>
          <table:table-cell table:formula="of:=[.D291]*100" office:value-type="float" office:value="0.12429857" calcext:value-type="float">
            <text:p>0.12429857</text:p>
          </table:table-cell>
          <table:table-cell table:formula="of:=[.E291]*100" office:value-type="float" office:value="-1.088924" calcext:value-type="float">
            <text:p>-1.088924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0561218262" calcext:value-type="float">
            <text:p>179.0561218262</text:p>
          </table:table-cell>
          <table:table-cell office:value-type="float" office:value="0.72243932" calcext:value-type="float">
            <text:p>0.722439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65309" calcext:value-type="float">
            <text:p>-0.01165309</text:p>
          </table:table-cell>
          <table:table-cell office:value-type="float" office:value="0.07363567" calcext:value-type="float">
            <text:p>0.07363567</text:p>
          </table:table-cell>
          <table:table-cell office:value-type="float" office:value="-0.0004624137" calcext:value-type="float">
            <text:p>-0.0004624137</text:p>
          </table:table-cell>
          <table:table-cell office:value-type="float" office:value="565" calcext:value-type="float">
            <text:p>565</text:p>
          </table:table-cell>
          <table:table-cell table:formula="of:=[.D292]*100" office:value-type="float" office:value="0.12429857" calcext:value-type="float">
            <text:p>0.12429857</text:p>
          </table:table-cell>
          <table:table-cell table:formula="of:=[.E292]*100" office:value-type="float" office:value="-1.165309" calcext:value-type="float">
            <text:p>-1.165309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79.0556335449" calcext:value-type="float">
            <text:p>179.0556335449</text:p>
          </table:table-cell>
          <table:table-cell office:value-type="float" office:value="0.7536202964" calcext:value-type="float">
            <text:p>0.75362029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36969" calcext:value-type="float">
            <text:p>-0.01236969</text:p>
          </table:table-cell>
          <table:table-cell office:value-type="float" office:value="0.07363567" calcext:value-type="float">
            <text:p>0.07363567</text:p>
          </table:table-cell>
          <table:table-cell office:value-type="float" office:value="-0.0005146825" calcext:value-type="float">
            <text:p>-0.0005146825</text:p>
          </table:table-cell>
          <table:table-cell office:value-type="float" office:value="566" calcext:value-type="float">
            <text:p>566</text:p>
          </table:table-cell>
          <table:table-cell table:formula="of:=[.D293]*100" office:value-type="float" office:value="0.12429857" calcext:value-type="float">
            <text:p>0.12429857</text:p>
          </table:table-cell>
          <table:table-cell table:formula="of:=[.E293]*100" office:value-type="float" office:value="-1.236969" calcext:value-type="float">
            <text:p>-1.236969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068145752" calcext:value-type="float">
            <text:p>179.068145752</text:p>
          </table:table-cell>
          <table:table-cell office:value-type="float" office:value="0.6789000805" calcext:value-type="float">
            <text:p>0.67890008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34907" calcext:value-type="float">
            <text:p>-0.01234907</text:p>
          </table:table-cell>
          <table:table-cell office:value-type="float" office:value="0.06409268" calcext:value-type="float">
            <text:p>0.06409268</text:p>
          </table:table-cell>
          <table:table-cell office:value-type="float" office:value="-0.0003046228" calcext:value-type="float">
            <text:p>-0.0003046228</text:p>
          </table:table-cell>
          <table:table-cell office:value-type="float" office:value="567" calcext:value-type="float">
            <text:p>567</text:p>
          </table:table-cell>
          <table:table-cell table:formula="of:=[.D294]*100" office:value-type="float" office:value="0.12429857" calcext:value-type="float">
            <text:p>0.12429857</text:p>
          </table:table-cell>
          <table:table-cell table:formula="of:=[.E294]*100" office:value-type="float" office:value="-1.234907" calcext:value-type="float">
            <text:p>-1.234907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0671844482" calcext:value-type="float">
            <text:p>179.0671844482</text:p>
          </table:table-cell>
          <table:table-cell office:value-type="float" office:value="0.6971153226" calcext:value-type="float">
            <text:p>0.69711532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45672" calcext:value-type="float">
            <text:p>-0.01245672</text:p>
          </table:table-cell>
          <table:table-cell office:value-type="float" office:value="0.06409268" calcext:value-type="float">
            <text:p>0.06409268</text:p>
          </table:table-cell>
          <table:table-cell office:value-type="float" office:value="-0.0004455307" calcext:value-type="float">
            <text:p>-0.0004455307</text:p>
          </table:table-cell>
          <table:table-cell office:value-type="float" office:value="568" calcext:value-type="float">
            <text:p>568</text:p>
          </table:table-cell>
          <table:table-cell table:formula="of:=[.D295]*100" office:value-type="float" office:value="0.12429857" calcext:value-type="float">
            <text:p>0.12429857</text:p>
          </table:table-cell>
          <table:table-cell table:formula="of:=[.E295]*100" office:value-type="float" office:value="-1.245672" calcext:value-type="float">
            <text:p>-1.245672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0776977539" calcext:value-type="float">
            <text:p>179.0776977539</text:p>
          </table:table-cell>
          <table:table-cell office:value-type="float" office:value="0.5808237334" calcext:value-type="float">
            <text:p>0.58082373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75341" calcext:value-type="float">
            <text:p>-0.01175341</text:p>
          </table:table-cell>
          <table:table-cell office:value-type="float" office:value="0.06409268" calcext:value-type="float">
            <text:p>0.06409268</text:p>
          </table:table-cell>
          <table:table-cell office:value-type="float" office:value="-0.0002746041" calcext:value-type="float">
            <text:p>-0.0002746041</text:p>
          </table:table-cell>
          <table:table-cell office:value-type="float" office:value="569" calcext:value-type="float">
            <text:p>569</text:p>
          </table:table-cell>
          <table:table-cell table:formula="of:=[.D296]*100" office:value-type="float" office:value="0.12429857" calcext:value-type="float">
            <text:p>0.12429857</text:p>
          </table:table-cell>
          <table:table-cell table:formula="of:=[.E296]*100" office:value-type="float" office:value="-1.175341" calcext:value-type="float">
            <text:p>-1.175341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0845336914" calcext:value-type="float">
            <text:p>179.0845336914</text:p>
          </table:table-cell>
          <table:table-cell office:value-type="float" office:value="0.426592821" calcext:value-type="float">
            <text:p>0.4265928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025707" calcext:value-type="float">
            <text:p>-0.01025707</text:p>
          </table:table-cell>
          <table:table-cell office:value-type="float" office:value="0.05319842" calcext:value-type="float">
            <text:p>0.05319842</text:p>
          </table:table-cell>
          <table:table-cell office:value-type="float" office:value="-0.0000588426" calcext:value-type="float">
            <text:p>-5.88426E-05</text:p>
          </table:table-cell>
          <table:table-cell office:value-type="float" office:value="570" calcext:value-type="float">
            <text:p>570</text:p>
          </table:table-cell>
          <table:table-cell table:formula="of:=[.D297]*100" office:value-type="float" office:value="0.12429857" calcext:value-type="float">
            <text:p>0.12429857</text:p>
          </table:table-cell>
          <table:table-cell table:formula="of:=[.E297]*100" office:value-type="float" office:value="-1.025707" calcext:value-type="float">
            <text:p>-1.025707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0893554688" calcext:value-type="float">
            <text:p>179.0893554688</text:p>
          </table:table-cell>
          <table:table-cell office:value-type="float" office:value="0.3959780015" calcext:value-type="float">
            <text:p>0.39597800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90563" calcext:value-type="float">
            <text:p>-0.0090563</text:p>
          </table:table-cell>
          <table:table-cell office:value-type="float" office:value="0.05319842" calcext:value-type="float">
            <text:p>0.05319842</text:p>
          </table:table-cell>
          <table:table-cell office:value-type="float" office:value="0.0000175526" calcext:value-type="float">
            <text:p>1.75526E-05</text:p>
          </table:table-cell>
          <table:table-cell office:value-type="float" office:value="571" calcext:value-type="float">
            <text:p>571</text:p>
          </table:table-cell>
          <table:table-cell table:formula="of:=[.D298]*100" office:value-type="float" office:value="0.12429857" calcext:value-type="float">
            <text:p>0.12429857</text:p>
          </table:table-cell>
          <table:table-cell table:formula="of:=[.E298]*100" office:value-type="float" office:value="-0.90563" calcext:value-type="float">
            <text:p>-0.90563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0942382812" calcext:value-type="float">
            <text:p>179.0942382812</text:p>
          </table:table-cell>
          <table:table-cell office:value-type="float" office:value="0.2970223923" calcext:value-type="float">
            <text:p>0.29702239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759698" calcext:value-type="float">
            <text:p>-0.00759698</text:p>
          </table:table-cell>
          <table:table-cell office:value-type="float" office:value="0.04148112" calcext:value-type="float">
            <text:p>0.04148112</text:p>
          </table:table-cell>
          <table:table-cell office:value-type="float" office:value="0.0000656663" calcext:value-type="float">
            <text:p>6.56663E-05</text:p>
          </table:table-cell>
          <table:table-cell office:value-type="float" office:value="572" calcext:value-type="float">
            <text:p>572</text:p>
          </table:table-cell>
          <table:table-cell table:formula="of:=[.D299]*100" office:value-type="float" office:value="0.12429857" calcext:value-type="float">
            <text:p>0.12429857</text:p>
          </table:table-cell>
          <table:table-cell table:formula="of:=[.E299]*100" office:value-type="float" office:value="-0.759698" calcext:value-type="float">
            <text:p>-0.759698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0914611816" calcext:value-type="float">
            <text:p>179.0914611816</text:p>
          </table:table-cell>
          <table:table-cell office:value-type="float" office:value="0.2565640637" calcext:value-type="float">
            <text:p>0.25656406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35527" calcext:value-type="float">
            <text:p>-0.00635527</text:p>
          </table:table-cell>
          <table:table-cell office:value-type="float" office:value="0.04148112" calcext:value-type="float">
            <text:p>0.04148112</text:p>
          </table:table-cell>
          <table:table-cell office:value-type="float" office:value="-0.0001463279" calcext:value-type="float">
            <text:p>-0.0001463279</text:p>
          </table:table-cell>
          <table:table-cell office:value-type="float" office:value="573" calcext:value-type="float">
            <text:p>573</text:p>
          </table:table-cell>
          <table:table-cell table:formula="of:=[.D300]*100" office:value-type="float" office:value="0.12429857" calcext:value-type="float">
            <text:p>0.12429857</text:p>
          </table:table-cell>
          <table:table-cell table:formula="of:=[.E300]*100" office:value-type="float" office:value="-0.635527" calcext:value-type="float">
            <text:p>-0.635527</text:p>
          </table:table-cell>
        </table:table-row>
        <table:table-row table:style-name="ro1">
          <table:table-cell office:value-type="float" office:value="28.69" calcext:value-type="float">
            <text:p>28.69</text:p>
          </table:table-cell>
          <table:table-cell office:value-type="float" office:value="179.0788574219" calcext:value-type="float">
            <text:p>179.0788574219</text:p>
          </table:table-cell>
          <table:table-cell office:value-type="float" office:value="0.0828604849" calcext:value-type="float">
            <text:p>0.08286048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37052" calcext:value-type="float">
            <text:p>-0.00437052</text:p>
          </table:table-cell>
          <table:table-cell office:value-type="float" office:value="0.03649892" calcext:value-type="float">
            <text:p>0.03649892</text:p>
          </table:table-cell>
          <table:table-cell office:value-type="float" office:value="0.00041505" calcext:value-type="float">
            <text:p>0.00041505</text:p>
          </table:table-cell>
          <table:table-cell office:value-type="float" office:value="574" calcext:value-type="float">
            <text:p>574</text:p>
          </table:table-cell>
          <table:table-cell table:formula="of:=[.D301]*100" office:value-type="float" office:value="0.12429857" calcext:value-type="float">
            <text:p>0.12429857</text:p>
          </table:table-cell>
          <table:table-cell table:formula="of:=[.E301]*100" office:value-type="float" office:value="-0.437052" calcext:value-type="float">
            <text:p>-0.437052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9.073638916" calcext:value-type="float">
            <text:p>179.073638916</text:p>
          </table:table-cell>
          <table:table-cell office:value-type="float" office:value="0.0451562595" calcext:value-type="float">
            <text:p>0.04515625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279717" calcext:value-type="float">
            <text:p>-0.00279717</text:p>
          </table:table-cell>
          <table:table-cell office:value-type="float" office:value="0.02949025" calcext:value-type="float">
            <text:p>0.02949025</text:p>
          </table:table-cell>
          <table:table-cell office:value-type="float" office:value="0.0003784625" calcext:value-type="float">
            <text:p>0.0003784625</text:p>
          </table:table-cell>
          <table:table-cell office:value-type="float" office:value="575" calcext:value-type="float">
            <text:p>575</text:p>
          </table:table-cell>
          <table:table-cell table:formula="of:=[.D302]*100" office:value-type="float" office:value="0.12429857" calcext:value-type="float">
            <text:p>0.12429857</text:p>
          </table:table-cell>
          <table:table-cell table:formula="of:=[.E302]*100" office:value-type="float" office:value="-0.279717" calcext:value-type="float">
            <text:p>-0.279717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0622406006" calcext:value-type="float">
            <text:p>179.0622406006</text:p>
          </table:table-cell>
          <table:table-cell office:value-type="float" office:value="-0.0303483934" calcext:value-type="float">
            <text:p>-0.03034839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24595" calcext:value-type="float">
            <text:p>-0.00124595</text:p>
          </table:table-cell>
          <table:table-cell office:value-type="float" office:value="0.02949025" calcext:value-type="float">
            <text:p>0.02949025</text:p>
          </table:table-cell>
          <table:table-cell office:value-type="float" office:value="0.0004081894" calcext:value-type="float">
            <text:p>0.0004081894</text:p>
          </table:table-cell>
          <table:table-cell office:value-type="float" office:value="576" calcext:value-type="float">
            <text:p>576</text:p>
          </table:table-cell>
          <table:table-cell table:formula="of:=[.D303]*100" office:value-type="float" office:value="0.12429857" calcext:value-type="float">
            <text:p>0.12429857</text:p>
          </table:table-cell>
          <table:table-cell table:formula="of:=[.E303]*100" office:value-type="float" office:value="-0.124595" calcext:value-type="float">
            <text:p>-0.124595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0588531494" calcext:value-type="float">
            <text:p>179.0588531494</text:p>
          </table:table-cell>
          <table:table-cell office:value-type="float" office:value="-0.1033596862" calcext:value-type="float">
            <text:p>-0.10335968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7391" calcext:value-type="float">
            <text:p>0.00027391</text:p>
          </table:table-cell>
          <table:table-cell office:value-type="float" office:value="0.01778903" calcext:value-type="float">
            <text:p>0.01778903</text:p>
          </table:table-cell>
          <table:table-cell office:value-type="float" office:value="0.0003658975" calcext:value-type="float">
            <text:p>0.0003658975</text:p>
          </table:table-cell>
          <table:table-cell office:value-type="float" office:value="577" calcext:value-type="float">
            <text:p>577</text:p>
          </table:table-cell>
          <table:table-cell table:formula="of:=[.D304]*100" office:value-type="float" office:value="0.12429857" calcext:value-type="float">
            <text:p>0.12429857</text:p>
          </table:table-cell>
          <table:table-cell table:formula="of:=[.E304]*100" office:value-type="float" office:value="0.027391" calcext:value-type="float">
            <text:p>0.027391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179.0569915771" calcext:value-type="float">
            <text:p>179.0569915771</text:p>
          </table:table-cell>
          <table:table-cell office:value-type="float" office:value="-0.0691349512" calcext:value-type="float">
            <text:p>-0.06913495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5822" calcext:value-type="float">
            <text:p>0.00105822</text:p>
          </table:table-cell>
          <table:table-cell office:value-type="float" office:value="0.01778903" calcext:value-type="float">
            <text:p>0.01778903</text:p>
          </table:table-cell>
          <table:table-cell office:value-type="float" office:value="0.0002165683" calcext:value-type="float">
            <text:p>0.0002165683</text:p>
          </table:table-cell>
          <table:table-cell office:value-type="float" office:value="578" calcext:value-type="float">
            <text:p>578</text:p>
          </table:table-cell>
          <table:table-cell table:formula="of:=[.D305]*100" office:value-type="float" office:value="0.12429857" calcext:value-type="float">
            <text:p>0.12429857</text:p>
          </table:table-cell>
          <table:table-cell table:formula="of:=[.E305]*100" office:value-type="float" office:value="0.105822" calcext:value-type="float">
            <text:p>0.105822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0615997314" calcext:value-type="float">
            <text:p>179.0615997314</text:p>
          </table:table-cell>
          <table:table-cell office:value-type="float" office:value="-0.1792400589" calcext:value-type="float">
            <text:p>-0.17924005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1445" calcext:value-type="float">
            <text:p>0.00231445</text:p>
          </table:table-cell>
          <table:table-cell office:value-type="float" office:value="0.01778903" calcext:value-type="float">
            <text:p>0.01778903</text:p>
          </table:table-cell>
          <table:table-cell office:value-type="float" office:value="0.0002319902" calcext:value-type="float">
            <text:p>0.0002319902</text:p>
          </table:table-cell>
          <table:table-cell office:value-type="float" office:value="579" calcext:value-type="float">
            <text:p>579</text:p>
          </table:table-cell>
          <table:table-cell table:formula="of:=[.D306]*100" office:value-type="float" office:value="0.12429857" calcext:value-type="float">
            <text:p>0.12429857</text:p>
          </table:table-cell>
          <table:table-cell table:formula="of:=[.E306]*100" office:value-type="float" office:value="0.231445" calcext:value-type="float">
            <text:p>0.231445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0686950684" calcext:value-type="float">
            <text:p>179.0686950684</text:p>
          </table:table-cell>
          <table:table-cell office:value-type="float" office:value="-0.1079697928" calcext:value-type="float">
            <text:p>-0.10796979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7626" calcext:value-type="float">
            <text:p>0.00267626</text:p>
          </table:table-cell>
          <table:table-cell office:value-type="float" office:value="0.00689569" calcext:value-type="float">
            <text:p>0.00689569</text:p>
          </table:table-cell>
          <table:table-cell office:value-type="float" office:value="-0.0000694047" calcext:value-type="float">
            <text:p>-6.94047E-05</text:p>
          </table:table-cell>
          <table:table-cell office:value-type="float" office:value="580" calcext:value-type="float">
            <text:p>580</text:p>
          </table:table-cell>
          <table:table-cell table:formula="of:=[.D307]*100" office:value-type="float" office:value="0.12429857" calcext:value-type="float">
            <text:p>0.12429857</text:p>
          </table:table-cell>
          <table:table-cell table:formula="of:=[.E307]*100" office:value-type="float" office:value="0.267626" calcext:value-type="float">
            <text:p>0.267626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0570831299" calcext:value-type="float">
            <text:p>179.0570831299</text:p>
          </table:table-cell>
          <table:table-cell office:value-type="float" office:value="-0.0530135117" calcext:value-type="float">
            <text:p>-0.05301351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5101" calcext:value-type="float">
            <text:p>0.00255101</text:p>
          </table:table-cell>
          <table:table-cell office:value-type="float" office:value="0.00689569" calcext:value-type="float">
            <text:p>0.00689569</text:p>
          </table:table-cell>
          <table:table-cell office:value-type="float" office:value="-0.000161888" calcext:value-type="float">
            <text:p>-0.000161888</text:p>
          </table:table-cell>
          <table:table-cell office:value-type="float" office:value="581" calcext:value-type="float">
            <text:p>581</text:p>
          </table:table-cell>
          <table:table-cell table:formula="of:=[.D308]*100" office:value-type="float" office:value="0.12429857" calcext:value-type="float">
            <text:p>0.12429857</text:p>
          </table:table-cell>
          <table:table-cell table:formula="of:=[.E308]*100" office:value-type="float" office:value="0.255101" calcext:value-type="float">
            <text:p>0.255101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0579986572" calcext:value-type="float">
            <text:p>179.0579986572</text:p>
          </table:table-cell>
          <table:table-cell office:value-type="float" office:value="-0.0318675945" calcext:value-type="float">
            <text:p>-0.03186759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2665" calcext:value-type="float">
            <text:p>0.00232665</text:p>
          </table:table-cell>
          <table:table-cell office:value-type="float" office:value="-0.00272017" calcext:value-type="float">
            <text:p>-0.00272017</text:p>
          </table:table-cell>
          <table:table-cell office:value-type="float" office:value="-0.0001902318" calcext:value-type="float">
            <text:p>-0.0001902318</text:p>
          </table:table-cell>
          <table:table-cell office:value-type="float" office:value="582" calcext:value-type="float">
            <text:p>582</text:p>
          </table:table-cell>
          <table:table-cell table:formula="of:=[.D309]*100" office:value-type="float" office:value="0.12429857" calcext:value-type="float">
            <text:p>0.12429857</text:p>
          </table:table-cell>
          <table:table-cell table:formula="of:=[.E309]*100" office:value-type="float" office:value="0.232665" calcext:value-type="float">
            <text:p>0.232665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0573120117" calcext:value-type="float">
            <text:p>179.0573120117</text:p>
          </table:table-cell>
          <table:table-cell office:value-type="float" office:value="0.0420107113" calcext:value-type="float">
            <text:p>0.04201071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68485" calcext:value-type="float">
            <text:p>0.00168485</text:p>
          </table:table-cell>
          <table:table-cell office:value-type="float" office:value="-0.00272017" calcext:value-type="float">
            <text:p>-0.00272017</text:p>
          </table:table-cell>
          <table:table-cell office:value-type="float" office:value="-0.0004183805" calcext:value-type="float">
            <text:p>-0.0004183805</text:p>
          </table:table-cell>
          <table:table-cell office:value-type="float" office:value="583" calcext:value-type="float">
            <text:p>583</text:p>
          </table:table-cell>
          <table:table-cell table:formula="of:=[.D310]*100" office:value-type="float" office:value="0.12429857" calcext:value-type="float">
            <text:p>0.12429857</text:p>
          </table:table-cell>
          <table:table-cell table:formula="of:=[.E310]*100" office:value-type="float" office:value="0.168485" calcext:value-type="float">
            <text:p>0.168485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0599975586" calcext:value-type="float">
            <text:p>179.0599975586</text:p>
          </table:table-cell>
          <table:table-cell office:value-type="float" office:value="-0.053511913" calcext:value-type="float">
            <text:p>-0.0535119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89394" calcext:value-type="float">
            <text:p>0.00189394</text:p>
          </table:table-cell>
          <table:table-cell office:value-type="float" office:value="-0.00272017" calcext:value-type="float">
            <text:p>-0.00272017</text:p>
          </table:table-cell>
          <table:table-cell office:value-type="float" office:value="-0.0001526787" calcext:value-type="float">
            <text:p>-0.0001526787</text:p>
          </table:table-cell>
          <table:table-cell office:value-type="float" office:value="584" calcext:value-type="float">
            <text:p>584</text:p>
          </table:table-cell>
          <table:table-cell table:formula="of:=[.D311]*100" office:value-type="float" office:value="0.12429857" calcext:value-type="float">
            <text:p>0.12429857</text:p>
          </table:table-cell>
          <table:table-cell table:formula="of:=[.E311]*100" office:value-type="float" office:value="0.189394" calcext:value-type="float">
            <text:p>0.189394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179.0651245117" calcext:value-type="float">
            <text:p>179.0651245117</text:p>
          </table:table-cell>
          <table:table-cell office:value-type="float" office:value="-0.0041401968" calcext:value-type="float">
            <text:p>-0.00414019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0419" calcext:value-type="float">
            <text:p>0.00170419</text:p>
          </table:table-cell>
          <table:table-cell office:value-type="float" office:value="-0.01065325" calcext:value-type="float">
            <text:p>-0.01065325</text:p>
          </table:table-cell>
          <table:table-cell office:value-type="float" office:value="-0.0002472972" calcext:value-type="float">
            <text:p>-0.0002472972</text:p>
          </table:table-cell>
          <table:table-cell office:value-type="float" office:value="585" calcext:value-type="float">
            <text:p>585</text:p>
          </table:table-cell>
          <table:table-cell table:formula="of:=[.D312]*100" office:value-type="float" office:value="0.12429857" calcext:value-type="float">
            <text:p>0.12429857</text:p>
          </table:table-cell>
          <table:table-cell table:formula="of:=[.E312]*100" office:value-type="float" office:value="0.170419" calcext:value-type="float">
            <text:p>0.170419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0744934082" calcext:value-type="float">
            <text:p>179.0744934082</text:p>
          </table:table-cell>
          <table:table-cell office:value-type="float" office:value="-0.0673107584" calcext:value-type="float">
            <text:p>-0.06731075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99879" calcext:value-type="float">
            <text:p>0.00199879</text:p>
          </table:table-cell>
          <table:table-cell office:value-type="float" office:value="-0.01065325" calcext:value-type="float">
            <text:p>-0.01065325</text:p>
          </table:table-cell>
          <table:table-cell office:value-type="float" office:value="-0.0000667727" calcext:value-type="float">
            <text:p>-6.67727E-05</text:p>
          </table:table-cell>
          <table:table-cell office:value-type="float" office:value="586" calcext:value-type="float">
            <text:p>586</text:p>
          </table:table-cell>
          <table:table-cell table:formula="of:=[.D313]*100" office:value-type="float" office:value="0.12429857" calcext:value-type="float">
            <text:p>0.12429857</text:p>
          </table:table-cell>
          <table:table-cell table:formula="of:=[.E313]*100" office:value-type="float" office:value="0.199879" calcext:value-type="float">
            <text:p>0.199879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179.0721282959" calcext:value-type="float">
            <text:p>179.0721282959</text:p>
          </table:table-cell>
          <table:table-cell office:value-type="float" office:value="-0.0899182737" calcext:value-type="float">
            <text:p>-0.08991827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4569" calcext:value-type="float">
            <text:p>0.00234569</text:p>
          </table:table-cell>
          <table:table-cell office:value-type="float" office:value="-0.01265548" calcext:value-type="float">
            <text:p>-0.01265548</text:p>
          </table:table-cell>
          <table:table-cell office:value-type="float" office:value="-0.000018039" calcext:value-type="float">
            <text:p>-0.000018039</text:p>
          </table:table-cell>
          <table:table-cell office:value-type="float" office:value="587" calcext:value-type="float">
            <text:p>587</text:p>
          </table:table-cell>
          <table:table-cell table:formula="of:=[.D314]*100" office:value-type="float" office:value="0.12429857" calcext:value-type="float">
            <text:p>0.12429857</text:p>
          </table:table-cell>
          <table:table-cell table:formula="of:=[.E314]*100" office:value-type="float" office:value="0.234569" calcext:value-type="float">
            <text:p>0.234569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065246582" calcext:value-type="float">
            <text:p>179.065246582</text:p>
          </table:table-cell>
          <table:table-cell office:value-type="float" office:value="-0.0901971392" calcext:value-type="float">
            <text:p>-0.09019713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7862" calcext:value-type="float">
            <text:p>0.00257862</text:p>
          </table:table-cell>
          <table:table-cell office:value-type="float" office:value="-0.0165924" calcext:value-type="float">
            <text:p>-0.0165924</text:p>
          </table:table-cell>
          <table:table-cell office:value-type="float" office:value="-0.0001120245" calcext:value-type="float">
            <text:p>-0.0001120245</text:p>
          </table:table-cell>
          <table:table-cell office:value-type="float" office:value="588" calcext:value-type="float">
            <text:p>588</text:p>
          </table:table-cell>
          <table:table-cell table:formula="of:=[.D315]*100" office:value-type="float" office:value="0.12429857" calcext:value-type="float">
            <text:p>0.12429857</text:p>
          </table:table-cell>
          <table:table-cell table:formula="of:=[.E315]*100" office:value-type="float" office:value="0.257862" calcext:value-type="float">
            <text:p>0.257862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0615692139" calcext:value-type="float">
            <text:p>179.0615692139</text:p>
          </table:table-cell>
          <table:table-cell office:value-type="float" office:value="-0.1514627428" calcext:value-type="float">
            <text:p>-0.15146274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4208" calcext:value-type="float">
            <text:p>0.00314208</text:p>
          </table:table-cell>
          <table:table-cell office:value-type="float" office:value="-0.0165924" calcext:value-type="float">
            <text:p>-0.0165924</text:p>
          </table:table-cell>
          <table:table-cell office:value-type="float" office:value="0.0000020721" calcext:value-type="float">
            <text:p>2.0721E-06</text:p>
          </table:table-cell>
          <table:table-cell office:value-type="float" office:value="589" calcext:value-type="float">
            <text:p>589</text:p>
          </table:table-cell>
          <table:table-cell table:formula="of:=[.D316]*100" office:value-type="float" office:value="0.12429857" calcext:value-type="float">
            <text:p>0.12429857</text:p>
          </table:table-cell>
          <table:table-cell table:formula="of:=[.E316]*100" office:value-type="float" office:value="0.314208" calcext:value-type="float">
            <text:p>0.314208</text:p>
          </table:table-cell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179.0735168457" calcext:value-type="float">
            <text:p>179.0735168457</text:p>
          </table:table-cell>
          <table:table-cell office:value-type="float" office:value="-0.1919110834" calcext:value-type="float">
            <text:p>-0.19191108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698" calcext:value-type="float">
            <text:p>0.00378698</text:p>
          </table:table-cell>
          <table:table-cell office:value-type="float" office:value="-0.02031202" calcext:value-type="float">
            <text:p>-0.02031202</text:p>
          </table:table-cell>
          <table:table-cell office:value-type="float" office:value="0.0001412002" calcext:value-type="float">
            <text:p>0.0001412002</text:p>
          </table:table-cell>
          <table:table-cell office:value-type="float" office:value="590" calcext:value-type="float">
            <text:p>590</text:p>
          </table:table-cell>
          <table:table-cell table:formula="of:=[.D317]*100" office:value-type="float" office:value="0.12429857" calcext:value-type="float">
            <text:p>0.12429857</text:p>
          </table:table-cell>
          <table:table-cell table:formula="of:=[.E317]*100" office:value-type="float" office:value="0.378698" calcext:value-type="float">
            <text:p>0.378698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179.0691375732" calcext:value-type="float">
            <text:p>179.0691375732</text:p>
          </table:table-cell>
          <table:table-cell office:value-type="float" office:value="-0.3334613114" calcext:value-type="float">
            <text:p>-0.33346131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599" calcext:value-type="float">
            <text:p>0.0051599</text:p>
          </table:table-cell>
          <table:table-cell office:value-type="float" office:value="-0.02031202" calcext:value-type="float">
            <text:p>-0.02031202</text:p>
          </table:table-cell>
          <table:table-cell office:value-type="float" office:value="0.0003521791" calcext:value-type="float">
            <text:p>0.0003521791</text:p>
          </table:table-cell>
          <table:table-cell office:value-type="float" office:value="591" calcext:value-type="float">
            <text:p>591</text:p>
          </table:table-cell>
          <table:table-cell table:formula="of:=[.D318]*100" office:value-type="float" office:value="0.12429857" calcext:value-type="float">
            <text:p>0.12429857</text:p>
          </table:table-cell>
          <table:table-cell table:formula="of:=[.E318]*100" office:value-type="float" office:value="0.51599" calcext:value-type="float">
            <text:p>0.51599</text:p>
          </table:table-cell>
        </table:table-row>
        <table:table-row table:style-name="ro1">
          <table:table-cell office:value-type="float" office:value="29.59" calcext:value-type="float">
            <text:p>29.59</text:p>
          </table:table-cell>
          <table:table-cell office:value-type="float" office:value="179.0672149658" calcext:value-type="float">
            <text:p>179.0672149658</text:p>
          </table:table-cell>
          <table:table-cell office:value-type="float" office:value="-0.2740824867" calcext:value-type="float">
            <text:p>-0.27408248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787" calcext:value-type="float">
            <text:p>0.0056787</text:p>
          </table:table-cell>
          <table:table-cell office:value-type="float" office:value="-0.02063514" calcext:value-type="float">
            <text:p>-0.02063514</text:p>
          </table:table-cell>
          <table:table-cell office:value-type="float" office:value="0.0000494545" calcext:value-type="float">
            <text:p>4.94545E-05</text:p>
          </table:table-cell>
          <table:table-cell office:value-type="float" office:value="592" calcext:value-type="float">
            <text:p>592</text:p>
          </table:table-cell>
          <table:table-cell table:formula="of:=[.D319]*100" office:value-type="float" office:value="0.12429857" calcext:value-type="float">
            <text:p>0.12429857</text:p>
          </table:table-cell>
          <table:table-cell table:formula="of:=[.E319]*100" office:value-type="float" office:value="0.56787" calcext:value-type="float">
            <text:p>0.56787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179.0602111816" calcext:value-type="float">
            <text:p>179.0602111816</text:p>
          </table:table-cell>
          <table:table-cell office:value-type="float" office:value="-0.3870572222" calcext:value-type="float">
            <text:p>-0.38705722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7718" calcext:value-type="float">
            <text:p>0.00677718</text:p>
          </table:table-cell>
          <table:table-cell office:value-type="float" office:value="-0.02172053" calcext:value-type="float">
            <text:p>-0.02172053</text:p>
          </table:table-cell>
          <table:table-cell office:value-type="float" office:value="0.0001647915" calcext:value-type="float">
            <text:p>0.0001647915</text:p>
          </table:table-cell>
          <table:table-cell office:value-type="float" office:value="593" calcext:value-type="float">
            <text:p>593</text:p>
          </table:table-cell>
          <table:table-cell table:formula="of:=[.D320]*100" office:value-type="float" office:value="0.12429857" calcext:value-type="float">
            <text:p>0.12429857</text:p>
          </table:table-cell>
          <table:table-cell table:formula="of:=[.E320]*100" office:value-type="float" office:value="0.677718" calcext:value-type="float">
            <text:p>0.677718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179.0628509521" calcext:value-type="float">
            <text:p>179.0628509521</text:p>
          </table:table-cell>
          <table:table-cell office:value-type="float" office:value="-0.454890473" calcext:value-type="float">
            <text:p>-0.4548904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96097" calcext:value-type="float">
            <text:p>0.00796097</text:p>
          </table:table-cell>
          <table:table-cell office:value-type="float" office:value="-0.02172053" calcext:value-type="float">
            <text:p>-0.02172053</text:p>
          </table:table-cell>
          <table:table-cell office:value-type="float" office:value="0.000201536" calcext:value-type="float">
            <text:p>0.000201536</text:p>
          </table:table-cell>
          <table:table-cell office:value-type="float" office:value="594" calcext:value-type="float">
            <text:p>594</text:p>
          </table:table-cell>
          <table:table-cell table:formula="of:=[.D321]*100" office:value-type="float" office:value="0.12429857" calcext:value-type="float">
            <text:p>0.12429857</text:p>
          </table:table-cell>
          <table:table-cell table:formula="of:=[.E321]*100" office:value-type="float" office:value="0.796097" calcext:value-type="float">
            <text:p>0.796097</text:p>
          </table:table-cell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179.0647583008" calcext:value-type="float">
            <text:p>179.0647583008</text:p>
          </table:table-cell>
          <table:table-cell office:value-type="float" office:value="-0.418529117" calcext:value-type="float">
            <text:p>-0.4185291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0718" calcext:value-type="float">
            <text:p>0.00850718</text:p>
          </table:table-cell>
          <table:table-cell office:value-type="float" office:value="-0.02123692" calcext:value-type="float">
            <text:p>-0.02123692</text:p>
          </table:table-cell>
          <table:table-cell office:value-type="float" office:value="0.00004859" calcext:value-type="float">
            <text:p>0.00004859</text:p>
          </table:table-cell>
          <table:table-cell office:value-type="float" office:value="595" calcext:value-type="float">
            <text:p>595</text:p>
          </table:table-cell>
          <table:table-cell table:formula="of:=[.D322]*100" office:value-type="float" office:value="0.12429857" calcext:value-type="float">
            <text:p>0.12429857</text:p>
          </table:table-cell>
          <table:table-cell table:formula="of:=[.E322]*100" office:value-type="float" office:value="0.850718" calcext:value-type="float">
            <text:p>0.850718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179.0628204346" calcext:value-type="float">
            <text:p>179.0628204346</text:p>
          </table:table-cell>
          <table:table-cell office:value-type="float" office:value="-0.4441194068" calcext:value-type="float">
            <text:p>-0.44411940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04155" calcext:value-type="float">
            <text:p>0.00904155</text:p>
          </table:table-cell>
          <table:table-cell office:value-type="float" office:value="-0.02085919" calcext:value-type="float">
            <text:p>-0.02085919</text:p>
          </table:table-cell>
          <table:table-cell office:value-type="float" office:value="0.0000038629" calcext:value-type="float">
            <text:p>3.8629E-06</text:p>
          </table:table-cell>
          <table:table-cell office:value-type="float" office:value="596" calcext:value-type="float">
            <text:p>596</text:p>
          </table:table-cell>
          <table:table-cell table:formula="of:=[.D323]*100" office:value-type="float" office:value="0.12429857" calcext:value-type="float">
            <text:p>0.12429857</text:p>
          </table:table-cell>
          <table:table-cell table:formula="of:=[.E323]*100" office:value-type="float" office:value="0.904155" calcext:value-type="float">
            <text:p>0.904155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179.0598297119" calcext:value-type="float">
            <text:p>179.0598297119</text:p>
          </table:table-cell>
          <table:table-cell office:value-type="float" office:value="-0.4130574945" calcext:value-type="float">
            <text:p>-0.41305749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1905" calcext:value-type="float">
            <text:p>0.0091905</text:p>
          </table:table-cell>
          <table:table-cell office:value-type="float" office:value="-0.02085919" calcext:value-type="float">
            <text:p>-0.02085919</text:p>
          </table:table-cell>
          <table:table-cell office:value-type="float" office:value="-0.0000042295" calcext:value-type="float">
            <text:p>-4.2295E-06</text:p>
          </table:table-cell>
          <table:table-cell office:value-type="float" office:value="597" calcext:value-type="float">
            <text:p>597</text:p>
          </table:table-cell>
          <table:table-cell table:formula="of:=[.D324]*100" office:value-type="float" office:value="0.12429857" calcext:value-type="float">
            <text:p>0.12429857</text:p>
          </table:table-cell>
          <table:table-cell table:formula="of:=[.E324]*100" office:value-type="float" office:value="0.91905" calcext:value-type="float">
            <text:p>0.91905</text:p>
          </table:table-cell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179.0630645752" calcext:value-type="float">
            <text:p>179.0630645752</text:p>
          </table:table-cell>
          <table:table-cell office:value-type="float" office:value="-0.4749114927" calcext:value-type="float">
            <text:p>-0.47491149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70194" calcext:value-type="float">
            <text:p>0.00970194</text:p>
          </table:table-cell>
          <table:table-cell office:value-type="float" office:value="-0.01794859" calcext:value-type="float">
            <text:p>-0.01794859</text:p>
          </table:table-cell>
          <table:table-cell office:value-type="float" office:value="0.0000672626" calcext:value-type="float">
            <text:p>6.72626E-05</text:p>
          </table:table-cell>
          <table:table-cell office:value-type="float" office:value="598" calcext:value-type="float">
            <text:p>598</text:p>
          </table:table-cell>
          <table:table-cell table:formula="of:=[.D325]*100" office:value-type="float" office:value="0.12429857" calcext:value-type="float">
            <text:p>0.12429857</text:p>
          </table:table-cell>
          <table:table-cell table:formula="of:=[.E325]*100" office:value-type="float" office:value="0.970194" calcext:value-type="float">
            <text:p>0.970194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179.0748291016" calcext:value-type="float">
            <text:p>179.0748291016</text:p>
          </table:table-cell>
          <table:table-cell office:value-type="float" office:value="-0.4690798503" calcext:value-type="float">
            <text:p>-0.46907985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00374" calcext:value-type="float">
            <text:p>0.01000374</text:p>
          </table:table-cell>
          <table:table-cell office:value-type="float" office:value="-0.01794859" calcext:value-type="float">
            <text:p>-0.01794859</text:p>
          </table:table-cell>
          <table:table-cell office:value-type="float" office:value="0.0001163403" calcext:value-type="float">
            <text:p>0.0001163403</text:p>
          </table:table-cell>
          <table:table-cell office:value-type="float" office:value="599" calcext:value-type="float">
            <text:p>599</text:p>
          </table:table-cell>
          <table:table-cell table:formula="of:=[.D326]*100" office:value-type="float" office:value="0.12429857" calcext:value-type="float">
            <text:p>0.12429857</text:p>
          </table:table-cell>
          <table:table-cell table:formula="of:=[.E326]*100" office:value-type="float" office:value="1.000374" calcext:value-type="float">
            <text:p>1.000374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179.0701904297" calcext:value-type="float">
            <text:p>179.0701904297</text:p>
          </table:table-cell>
          <table:table-cell office:value-type="float" office:value="-0.3376877127" calcext:value-type="float">
            <text:p>-0.33768771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32913" calcext:value-type="float">
            <text:p>0.00932913</text:p>
          </table:table-cell>
          <table:table-cell office:value-type="float" office:value="-0.01617583" calcext:value-type="float">
            <text:p>-0.01617583</text:p>
          </table:table-cell>
          <table:table-cell office:value-type="float" office:value="-0.0002474618" calcext:value-type="float">
            <text:p>-0.0002474618</text:p>
          </table:table-cell>
          <table:table-cell office:value-type="float" office:value="600" calcext:value-type="float">
            <text:p>600</text:p>
          </table:table-cell>
          <table:table-cell table:formula="of:=[.D327]*100" office:value-type="float" office:value="0.12429857" calcext:value-type="float">
            <text:p>0.12429857</text:p>
          </table:table-cell>
          <table:table-cell table:formula="of:=[.E327]*100" office:value-type="float" office:value="0.932913" calcext:value-type="float">
            <text:p>0.932913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179.0694580078" calcext:value-type="float">
            <text:p>179.0694580078</text:p>
          </table:table-cell>
          <table:table-cell office:value-type="float" office:value="-0.2860111277" calcext:value-type="float">
            <text:p>-0.28601112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3536" calcext:value-type="float">
            <text:p>0.00853536</text:p>
          </table:table-cell>
          <table:table-cell office:value-type="float" office:value="-0.0133507" calcext:value-type="float">
            <text:p>-0.0133507</text:p>
          </table:table-cell>
          <table:table-cell office:value-type="float" office:value="-0.0002576268" calcext:value-type="float">
            <text:p>-0.0002576268</text:p>
          </table:table-cell>
          <table:table-cell office:value-type="float" office:value="601" calcext:value-type="float">
            <text:p>601</text:p>
          </table:table-cell>
          <table:table-cell table:formula="of:=[.D328]*100" office:value-type="float" office:value="0.12429857" calcext:value-type="float">
            <text:p>0.12429857</text:p>
          </table:table-cell>
          <table:table-cell table:formula="of:=[.E328]*100" office:value-type="float" office:value="0.853536" calcext:value-type="float">
            <text:p>0.853536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179.0601654053" calcext:value-type="float">
            <text:p>179.0601654053</text:p>
          </table:table-cell>
          <table:table-cell office:value-type="float" office:value="-0.3502352231" calcext:value-type="float">
            <text:p>-0.35023522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43464" calcext:value-type="float">
            <text:p>0.00843464</text:p>
          </table:table-cell>
          <table:table-cell office:value-type="float" office:value="-0.01121668" calcext:value-type="float">
            <text:p>-0.01121668</text:p>
          </table:table-cell>
          <table:table-cell office:value-type="float" office:value="0.0001687033" calcext:value-type="float">
            <text:p>0.0001687033</text:p>
          </table:table-cell>
          <table:table-cell office:value-type="float" office:value="602" calcext:value-type="float">
            <text:p>602</text:p>
          </table:table-cell>
          <table:table-cell table:formula="of:=[.D329]*100" office:value-type="float" office:value="0.12429857" calcext:value-type="float">
            <text:p>0.12429857</text:p>
          </table:table-cell>
          <table:table-cell table:formula="of:=[.E329]*100" office:value-type="float" office:value="0.843464" calcext:value-type="float">
            <text:p>0.843464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179.0718383789" calcext:value-type="float">
            <text:p>179.0718383789</text:p>
          </table:table-cell>
          <table:table-cell office:value-type="float" office:value="-0.3709383346" calcext:value-type="float">
            <text:p>-0.37093833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0553" calcext:value-type="float">
            <text:p>0.00850553</text:p>
          </table:table-cell>
          <table:table-cell office:value-type="float" office:value="-0.01121668" calcext:value-type="float">
            <text:p>-0.01121668</text:p>
          </table:table-cell>
          <table:table-cell office:value-type="float" office:value="0.0000428598" calcext:value-type="float">
            <text:p>4.28598E-05</text:p>
          </table:table-cell>
          <table:table-cell office:value-type="float" office:value="603" calcext:value-type="float">
            <text:p>603</text:p>
          </table:table-cell>
          <table:table-cell table:formula="of:=[.D330]*100" office:value-type="float" office:value="0.12429857" calcext:value-type="float">
            <text:p>0.12429857</text:p>
          </table:table-cell>
          <table:table-cell table:formula="of:=[.E330]*100" office:value-type="float" office:value="0.850553" calcext:value-type="float">
            <text:p>0.850553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179.0792694092" calcext:value-type="float">
            <text:p>179.0792694092</text:p>
          </table:table-cell>
          <table:table-cell office:value-type="float" office:value="-0.1998260339" calcext:value-type="float">
            <text:p>-0.19982603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1238" calcext:value-type="float">
            <text:p>0.00741238</text:p>
          </table:table-cell>
          <table:table-cell office:value-type="float" office:value="-0.00759927" calcext:value-type="float">
            <text:p>-0.00759927</text:p>
          </table:table-cell>
          <table:table-cell office:value-type="float" office:value="-0.0000879164" calcext:value-type="float">
            <text:p>-8.79164E-05</text:p>
          </table:table-cell>
          <table:table-cell office:value-type="float" office:value="604" calcext:value-type="float">
            <text:p>604</text:p>
          </table:table-cell>
          <table:table-cell table:formula="of:=[.D331]*100" office:value-type="float" office:value="0.12429857" calcext:value-type="float">
            <text:p>0.12429857</text:p>
          </table:table-cell>
          <table:table-cell table:formula="of:=[.E331]*100" office:value-type="float" office:value="0.741238" calcext:value-type="float">
            <text:p>0.741238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79.0722503662" calcext:value-type="float">
            <text:p>179.0722503662</text:p>
          </table:table-cell>
          <table:table-cell office:value-type="float" office:value="-0.2289063986" calcext:value-type="float">
            <text:p>-0.22890639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7802" calcext:value-type="float">
            <text:p>0.00687802</text:p>
          </table:table-cell>
          <table:table-cell office:value-type="float" office:value="-0.00534027" calcext:value-type="float">
            <text:p>-0.00534027</text:p>
          </table:table-cell>
          <table:table-cell office:value-type="float" office:value="0.0001722224" calcext:value-type="float">
            <text:p>0.0001722224</text:p>
          </table:table-cell>
          <table:table-cell office:value-type="float" office:value="605" calcext:value-type="float">
            <text:p>605</text:p>
          </table:table-cell>
          <table:table-cell table:formula="of:=[.D332]*100" office:value-type="float" office:value="0.12429857" calcext:value-type="float">
            <text:p>0.12429857</text:p>
          </table:table-cell>
          <table:table-cell table:formula="of:=[.E332]*100" office:value-type="float" office:value="0.687802" calcext:value-type="float">
            <text:p>0.687802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179.0711975098" calcext:value-type="float">
            <text:p>179.0711975098</text:p>
          </table:table-cell>
          <table:table-cell office:value-type="float" office:value="-0.0949770546" calcext:value-type="float">
            <text:p>-0.09497705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2952" calcext:value-type="float">
            <text:p>0.00562952</text:p>
          </table:table-cell>
          <table:table-cell office:value-type="float" office:value="-0.00131194" calcext:value-type="float">
            <text:p>-0.00131194</text:p>
          </table:table-cell>
          <table:table-cell office:value-type="float" office:value="-0.0002332716" calcext:value-type="float">
            <text:p>-0.0002332716</text:p>
          </table:table-cell>
          <table:table-cell office:value-type="float" office:value="606" calcext:value-type="float">
            <text:p>606</text:p>
          </table:table-cell>
          <table:table-cell table:formula="of:=[.D333]*100" office:value-type="float" office:value="0.12429857" calcext:value-type="float">
            <text:p>0.12429857</text:p>
          </table:table-cell>
          <table:table-cell table:formula="of:=[.E333]*100" office:value-type="float" office:value="0.562952" calcext:value-type="float">
            <text:p>0.562952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179.0763702393" calcext:value-type="float">
            <text:p>179.0763702393</text:p>
          </table:table-cell>
          <table:table-cell office:value-type="float" office:value="-0.0356030099" calcext:value-type="float">
            <text:p>-0.03560300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0218" calcext:value-type="float">
            <text:p>0.00440218</text:p>
          </table:table-cell>
          <table:table-cell office:value-type="float" office:value="-0.00131194" calcext:value-type="float">
            <text:p>-0.00131194</text:p>
          </table:table-cell>
          <table:table-cell office:value-type="float" office:value="-0.0002904271" calcext:value-type="float">
            <text:p>-0.0002904271</text:p>
          </table:table-cell>
          <table:table-cell office:value-type="float" office:value="607" calcext:value-type="float">
            <text:p>607</text:p>
          </table:table-cell>
          <table:table-cell table:formula="of:=[.D334]*100" office:value-type="float" office:value="0.12429857" calcext:value-type="float">
            <text:p>0.12429857</text:p>
          </table:table-cell>
          <table:table-cell table:formula="of:=[.E334]*100" office:value-type="float" office:value="0.440218" calcext:value-type="float">
            <text:p>0.440218</text:p>
          </table:table-cell>
        </table:table-row>
        <table:table-row table:style-name="ro1">
          <table:table-cell office:value-type="float" office:value="30.39" calcext:value-type="float">
            <text:p>30.39</text:p>
          </table:table-cell>
          <table:table-cell office:value-type="float" office:value="179.0735473633" calcext:value-type="float">
            <text:p>179.0735473633</text:p>
          </table:table-cell>
          <table:table-cell office:value-type="float" office:value="-0.0273849427" calcext:value-type="float">
            <text:p>-0.02738494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2986" calcext:value-type="float">
            <text:p>0.00352986</text:p>
          </table:table-cell>
          <table:table-cell office:value-type="float" office:value="0.00082329" calcext:value-type="float">
            <text:p>0.00082329</text:p>
          </table:table-cell>
          <table:table-cell office:value-type="float" office:value="-0.0002545099" calcext:value-type="float">
            <text:p>-0.0002545099</text:p>
          </table:table-cell>
          <table:table-cell office:value-type="float" office:value="608" calcext:value-type="float">
            <text:p>608</text:p>
          </table:table-cell>
          <table:table-cell table:formula="of:=[.D335]*100" office:value-type="float" office:value="0.12429857" calcext:value-type="float">
            <text:p>0.12429857</text:p>
          </table:table-cell>
          <table:table-cell table:formula="of:=[.E335]*100" office:value-type="float" office:value="0.352986" calcext:value-type="float">
            <text:p>0.352986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179.0825805664" calcext:value-type="float">
            <text:p>179.0825805664</text:p>
          </table:table-cell>
          <table:table-cell office:value-type="float" office:value="-0.0567472105" calcext:value-type="float">
            <text:p>-0.05674721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4449" calcext:value-type="float">
            <text:p>0.00314449</text:p>
          </table:table-cell>
          <table:table-cell office:value-type="float" office:value="0.00486803" calcext:value-type="float">
            <text:p>0.00486803</text:p>
          </table:table-cell>
          <table:table-cell office:value-type="float" office:value="0.000021153" calcext:value-type="float">
            <text:p>0.000021153</text:p>
          </table:table-cell>
          <table:table-cell office:value-type="float" office:value="609" calcext:value-type="float">
            <text:p>609</text:p>
          </table:table-cell>
          <table:table-cell table:formula="of:=[.D336]*100" office:value-type="float" office:value="0.12429857" calcext:value-type="float">
            <text:p>0.12429857</text:p>
          </table:table-cell>
          <table:table-cell table:formula="of:=[.E336]*100" office:value-type="float" office:value="0.314449" calcext:value-type="float">
            <text:p>0.314449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179.0944366455" calcext:value-type="float">
            <text:p>179.0944366455</text:p>
          </table:table-cell>
          <table:table-cell office:value-type="float" office:value="-0.024121528" calcext:value-type="float">
            <text:p>-0.0241215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7036" calcext:value-type="float">
            <text:p>0.00267036</text:p>
          </table:table-cell>
          <table:table-cell office:value-type="float" office:value="0.00666878" calcext:value-type="float">
            <text:p>0.00666878</text:p>
          </table:table-cell>
          <table:table-cell office:value-type="float" office:value="-0.0003386649" calcext:value-type="float">
            <text:p>-0.0003386649</text:p>
          </table:table-cell>
          <table:table-cell office:value-type="float" office:value="610" calcext:value-type="float">
            <text:p>610</text:p>
          </table:table-cell>
          <table:table-cell table:formula="of:=[.D337]*100" office:value-type="float" office:value="0.12429857" calcext:value-type="float">
            <text:p>0.12429857</text:p>
          </table:table-cell>
          <table:table-cell table:formula="of:=[.E337]*100" office:value-type="float" office:value="0.267036" calcext:value-type="float">
            <text:p>0.267036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179.0976104736" calcext:value-type="float">
            <text:p>179.0976104736</text:p>
          </table:table-cell>
          <table:table-cell office:value-type="float" office:value="-0.0914567056" calcext:value-type="float">
            <text:p>-0.09145670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0328" calcext:value-type="float">
            <text:p>0.00280328</text:p>
          </table:table-cell>
          <table:table-cell office:value-type="float" office:value="0.01034864" calcext:value-type="float">
            <text:p>0.01034864</text:p>
          </table:table-cell>
          <table:table-cell office:value-type="float" office:value="-0.0000841223" calcext:value-type="float">
            <text:p>-8.41223E-05</text:p>
          </table:table-cell>
          <table:table-cell office:value-type="float" office:value="611" calcext:value-type="float">
            <text:p>611</text:p>
          </table:table-cell>
          <table:table-cell table:formula="of:=[.D338]*100" office:value-type="float" office:value="0.12429857" calcext:value-type="float">
            <text:p>0.12429857</text:p>
          </table:table-cell>
          <table:table-cell table:formula="of:=[.E338]*100" office:value-type="float" office:value="0.280328" calcext:value-type="float">
            <text:p>0.280328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179.0906829834" calcext:value-type="float">
            <text:p>179.0906829834</text:p>
          </table:table-cell>
          <table:table-cell office:value-type="float" office:value="-0.1568084525" calcext:value-type="float">
            <text:p>-0.15680845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2736" calcext:value-type="float">
            <text:p>0.00332736</text:p>
          </table:table-cell>
          <table:table-cell office:value-type="float" office:value="0.01034864" calcext:value-type="float">
            <text:p>0.01034864</text:p>
          </table:table-cell>
          <table:table-cell office:value-type="float" office:value="0.0001171167" calcext:value-type="float">
            <text:p>0.0001171167</text:p>
          </table:table-cell>
          <table:table-cell office:value-type="float" office:value="612" calcext:value-type="float">
            <text:p>612</text:p>
          </table:table-cell>
          <table:table-cell table:formula="of:=[.D339]*100" office:value-type="float" office:value="0.12429857" calcext:value-type="float">
            <text:p>0.12429857</text:p>
          </table:table-cell>
          <table:table-cell table:formula="of:=[.E339]*100" office:value-type="float" office:value="0.332736" calcext:value-type="float">
            <text:p>0.332736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179.0966644287" calcext:value-type="float">
            <text:p>179.0966644287</text:p>
          </table:table-cell>
          <table:table-cell office:value-type="float" office:value="-0.2066405245" calcext:value-type="float">
            <text:p>-0.20664052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0855" calcext:value-type="float">
            <text:p>0.00400855</text:p>
          </table:table-cell>
          <table:table-cell office:value-type="float" office:value="0.01165916" calcext:value-type="float">
            <text:p>0.01165916</text:p>
          </table:table-cell>
          <table:table-cell office:value-type="float" office:value="-0.0000082463" calcext:value-type="float">
            <text:p>-8.2463E-06</text:p>
          </table:table-cell>
          <table:table-cell office:value-type="float" office:value="613" calcext:value-type="float">
            <text:p>613</text:p>
          </table:table-cell>
          <table:table-cell table:formula="of:=[.D340]*100" office:value-type="float" office:value="0.12429857" calcext:value-type="float">
            <text:p>0.12429857</text:p>
          </table:table-cell>
          <table:table-cell table:formula="of:=[.E340]*100" office:value-type="float" office:value="0.400855" calcext:value-type="float">
            <text:p>0.400855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179.0998535156" calcext:value-type="float">
            <text:p>179.0998535156</text:p>
          </table:table-cell>
          <table:table-cell office:value-type="float" office:value="-0.1860343093" calcext:value-type="float">
            <text:p>-0.18603430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2498" calcext:value-type="float">
            <text:p>0.00432498</text:p>
          </table:table-cell>
          <table:table-cell office:value-type="float" office:value="0.014671" calcext:value-type="float">
            <text:p>0.014671</text:p>
          </table:table-cell>
          <table:table-cell office:value-type="float" office:value="0.0000515434" calcext:value-type="float">
            <text:p>5.15434E-05</text:p>
          </table:table-cell>
          <table:table-cell office:value-type="float" office:value="614" calcext:value-type="float">
            <text:p>614</text:p>
          </table:table-cell>
          <table:table-cell table:formula="of:=[.D341]*100" office:value-type="float" office:value="0.12429857" calcext:value-type="float">
            <text:p>0.12429857</text:p>
          </table:table-cell>
          <table:table-cell table:formula="of:=[.E341]*100" office:value-type="float" office:value="0.432498" calcext:value-type="float">
            <text:p>0.432498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179.1050109863" calcext:value-type="float">
            <text:p>179.1050109863</text:p>
          </table:table-cell>
          <table:table-cell office:value-type="float" office:value="-0.206419708" calcext:value-type="float">
            <text:p>-0.2064197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7161" calcext:value-type="float">
            <text:p>0.00467161</text:p>
          </table:table-cell>
          <table:table-cell office:value-type="float" office:value="0.0154181" calcext:value-type="float">
            <text:p>0.0154181</text:p>
          </table:table-cell>
          <table:table-cell office:value-type="float" office:value="-0.0000211782" calcext:value-type="float">
            <text:p>-2.11782E-05</text:p>
          </table:table-cell>
          <table:table-cell office:value-type="float" office:value="615" calcext:value-type="float">
            <text:p>615</text:p>
          </table:table-cell>
          <table:table-cell table:formula="of:=[.D342]*100" office:value-type="float" office:value="0.12429857" calcext:value-type="float">
            <text:p>0.12429857</text:p>
          </table:table-cell>
          <table:table-cell table:formula="of:=[.E342]*100" office:value-type="float" office:value="0.467161" calcext:value-type="float">
            <text:p>0.467161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179.102432251" calcext:value-type="float">
            <text:p>179.102432251</text:p>
          </table:table-cell>
          <table:table-cell office:value-type="float" office:value="-0.2337118801" calcext:value-type="float">
            <text:p>-0.23371188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8439" calcext:value-type="float">
            <text:p>0.00508439</text:p>
          </table:table-cell>
          <table:table-cell office:value-type="float" office:value="0.01755289" calcext:value-type="float">
            <text:p>0.01755289</text:p>
          </table:table-cell>
          <table:table-cell office:value-type="float" office:value="0.0001984448" calcext:value-type="float">
            <text:p>0.0001984448</text:p>
          </table:table-cell>
          <table:table-cell office:value-type="float" office:value="616" calcext:value-type="float">
            <text:p>616</text:p>
          </table:table-cell>
          <table:table-cell table:formula="of:=[.D343]*100" office:value-type="float" office:value="0.12429857" calcext:value-type="float">
            <text:p>0.12429857</text:p>
          </table:table-cell>
          <table:table-cell table:formula="of:=[.E343]*100" office:value-type="float" office:value="0.508439" calcext:value-type="float">
            <text:p>0.508439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179.1167144775" calcext:value-type="float">
            <text:p>179.1167144775</text:p>
          </table:table-cell>
          <table:table-cell office:value-type="float" office:value="-0.2473673184" calcext:value-type="float">
            <text:p>-0.24736731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5035" calcext:value-type="float">
            <text:p>0.00545035</text:p>
          </table:table-cell>
          <table:table-cell office:value-type="float" office:value="0.01755289" calcext:value-type="float">
            <text:p>0.01755289</text:p>
          </table:table-cell>
          <table:table-cell office:value-type="float" office:value="0.0002217628" calcext:value-type="float">
            <text:p>0.0002217628</text:p>
          </table:table-cell>
          <table:table-cell office:value-type="float" office:value="617" calcext:value-type="float">
            <text:p>617</text:p>
          </table:table-cell>
          <table:table-cell table:formula="of:=[.D344]*100" office:value-type="float" office:value="0.12429857" calcext:value-type="float">
            <text:p>0.12429857</text:p>
          </table:table-cell>
          <table:table-cell table:formula="of:=[.E344]*100" office:value-type="float" office:value="0.545035" calcext:value-type="float">
            <text:p>0.545035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179.1212463379" calcext:value-type="float">
            <text:p>179.1212463379</text:p>
          </table:table-cell>
          <table:table-cell office:value-type="float" office:value="-0.2470109159" calcext:value-type="float">
            <text:p>-0.24701091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175" calcext:value-type="float">
            <text:p>0.00569175</text:p>
          </table:table-cell>
          <table:table-cell office:value-type="float" office:value="0.01775151" calcext:value-type="float">
            <text:p>0.01775151</text:p>
          </table:table-cell>
          <table:table-cell office:value-type="float" office:value="0.0000559613" calcext:value-type="float">
            <text:p>5.59613E-05</text:p>
          </table:table-cell>
          <table:table-cell office:value-type="float" office:value="618" calcext:value-type="float">
            <text:p>618</text:p>
          </table:table-cell>
          <table:table-cell table:formula="of:=[.D345]*100" office:value-type="float" office:value="0.12429857" calcext:value-type="float">
            <text:p>0.12429857</text:p>
          </table:table-cell>
          <table:table-cell table:formula="of:=[.E345]*100" office:value-type="float" office:value="0.569175" calcext:value-type="float">
            <text:p>0.569175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179.1147766113" calcext:value-type="float">
            <text:p>179.1147766113</text:p>
          </table:table-cell>
          <table:table-cell office:value-type="float" office:value="-0.2397121332" calcext:value-type="float">
            <text:p>-0.23971213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0391" calcext:value-type="float">
            <text:p>0.00580391</text:p>
          </table:table-cell>
          <table:table-cell office:value-type="float" office:value="0.01891064" calcext:value-type="float">
            <text:p>0.01891064</text:p>
          </table:table-cell>
          <table:table-cell office:value-type="float" office:value="0.0000919906" calcext:value-type="float">
            <text:p>9.19906E-05</text:p>
          </table:table-cell>
          <table:table-cell office:value-type="float" office:value="619" calcext:value-type="float">
            <text:p>619</text:p>
          </table:table-cell>
          <table:table-cell table:formula="of:=[.D346]*100" office:value-type="float" office:value="0.12429857" calcext:value-type="float">
            <text:p>0.12429857</text:p>
          </table:table-cell>
          <table:table-cell table:formula="of:=[.E346]*100" office:value-type="float" office:value="0.580391" calcext:value-type="float">
            <text:p>0.580391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179.1169128418" calcext:value-type="float">
            <text:p>179.1169128418</text:p>
          </table:table-cell>
          <table:table-cell office:value-type="float" office:value="-0.2050303148" calcext:value-type="float">
            <text:p>-0.20503031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4748" calcext:value-type="float">
            <text:p>0.00564748</text:p>
          </table:table-cell>
          <table:table-cell office:value-type="float" office:value="0.01863951" calcext:value-type="float">
            <text:p>0.01863951</text:p>
          </table:table-cell>
          <table:table-cell office:value-type="float" office:value="0.0000713152" calcext:value-type="float">
            <text:p>7.13152E-05</text:p>
          </table:table-cell>
          <table:table-cell office:value-type="float" office:value="620" calcext:value-type="float">
            <text:p>620</text:p>
          </table:table-cell>
          <table:table-cell table:formula="of:=[.D347]*100" office:value-type="float" office:value="0.12429857" calcext:value-type="float">
            <text:p>0.12429857</text:p>
          </table:table-cell>
          <table:table-cell table:formula="of:=[.E347]*100" office:value-type="float" office:value="0.564748" calcext:value-type="float">
            <text:p>0.564748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179.1163482666" calcext:value-type="float">
            <text:p>179.1163482666</text:p>
          </table:table-cell>
          <table:table-cell office:value-type="float" office:value="-0.1317937649" calcext:value-type="float">
            <text:p>-0.13179376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552" calcext:value-type="float">
            <text:p>0.0050552</text:p>
          </table:table-cell>
          <table:table-cell office:value-type="float" office:value="0.01863951" calcext:value-type="float">
            <text:p>0.01863951</text:p>
          </table:table-cell>
          <table:table-cell office:value-type="float" office:value="0.0000148513" calcext:value-type="float">
            <text:p>1.48513E-05</text:p>
          </table:table-cell>
          <table:table-cell office:value-type="float" office:value="621" calcext:value-type="float">
            <text:p>621</text:p>
          </table:table-cell>
          <table:table-cell table:formula="of:=[.D348]*100" office:value-type="float" office:value="0.12429857" calcext:value-type="float">
            <text:p>0.12429857</text:p>
          </table:table-cell>
          <table:table-cell table:formula="of:=[.E348]*100" office:value-type="float" office:value="0.50552" calcext:value-type="float">
            <text:p>0.50552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179.1207275391" calcext:value-type="float">
            <text:p>179.1207275391</text:p>
          </table:table-cell>
          <table:table-cell office:value-type="float" office:value="-0.1782305238" calcext:value-type="float">
            <text:p>-0.17823052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015" calcext:value-type="float">
            <text:p>0.00497015</text:p>
          </table:table-cell>
          <table:table-cell office:value-type="float" office:value="0.01884389" calcext:value-type="float">
            <text:p>0.01884389</text:p>
          </table:table-cell>
          <table:table-cell office:value-type="float" office:value="-0.0000062867" calcext:value-type="float">
            <text:p>-6.2867E-06</text:p>
          </table:table-cell>
          <table:table-cell office:value-type="float" office:value="622" calcext:value-type="float">
            <text:p>622</text:p>
          </table:table-cell>
          <table:table-cell table:formula="of:=[.D349]*100" office:value-type="float" office:value="0.12429857" calcext:value-type="float">
            <text:p>0.12429857</text:p>
          </table:table-cell>
          <table:table-cell table:formula="of:=[.E349]*100" office:value-type="float" office:value="0.497015" calcext:value-type="float">
            <text:p>0.497015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179.1206359863" calcext:value-type="float">
            <text:p>179.1206359863</text:p>
          </table:table-cell>
          <table:table-cell office:value-type="float" office:value="-0.1449420262" calcext:value-type="float">
            <text:p>-0.14494202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9165" calcext:value-type="float">
            <text:p>0.00469165</text:p>
          </table:table-cell>
          <table:table-cell office:value-type="float" office:value="0.01823132" calcext:value-type="float">
            <text:p>0.01823132</text:p>
          </table:table-cell>
          <table:table-cell office:value-type="float" office:value="-0.0000139365" calcext:value-type="float">
            <text:p>-1.39365E-05</text:p>
          </table:table-cell>
          <table:table-cell office:value-type="float" office:value="623" calcext:value-type="float">
            <text:p>623</text:p>
          </table:table-cell>
          <table:table-cell table:formula="of:=[.D350]*100" office:value-type="float" office:value="0.12429857" calcext:value-type="float">
            <text:p>0.12429857</text:p>
          </table:table-cell>
          <table:table-cell table:formula="of:=[.E350]*100" office:value-type="float" office:value="0.469165" calcext:value-type="float">
            <text:p>0.469165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79.127166748" calcext:value-type="float">
            <text:p>179.127166748</text:p>
          </table:table-cell>
          <table:table-cell office:value-type="float" office:value="-0.1325110885" calcext:value-type="float">
            <text:p>-0.13251108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2329" calcext:value-type="float">
            <text:p>0.00442329</text:p>
          </table:table-cell>
          <table:table-cell office:value-type="float" office:value="0.01758227" calcext:value-type="float">
            <text:p>0.01758227</text:p>
          </table:table-cell>
          <table:table-cell office:value-type="float" office:value="0.0000147369" calcext:value-type="float">
            <text:p>1.47369E-05</text:p>
          </table:table-cell>
          <table:table-cell office:value-type="float" office:value="624" calcext:value-type="float">
            <text:p>624</text:p>
          </table:table-cell>
          <table:table-cell table:formula="of:=[.D351]*100" office:value-type="float" office:value="0.12429857" calcext:value-type="float">
            <text:p>0.12429857</text:p>
          </table:table-cell>
          <table:table-cell table:formula="of:=[.E351]*100" office:value-type="float" office:value="0.442329" calcext:value-type="float">
            <text:p>0.442329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179.118057251" calcext:value-type="float">
            <text:p>179.118057251</text:p>
          </table:table-cell>
          <table:table-cell office:value-type="float" office:value="-0.167655145" calcext:value-type="float">
            <text:p>-0.1676551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7875" calcext:value-type="float">
            <text:p>0.00447875</text:p>
          </table:table-cell>
          <table:table-cell office:value-type="float" office:value="0.01758227" calcext:value-type="float">
            <text:p>0.01758227</text:p>
          </table:table-cell>
          <table:table-cell office:value-type="float" office:value="0.0000403486" calcext:value-type="float">
            <text:p>4.03486E-05</text:p>
          </table:table-cell>
          <table:table-cell office:value-type="float" office:value="625" calcext:value-type="float">
            <text:p>625</text:p>
          </table:table-cell>
          <table:table-cell table:formula="of:=[.D352]*100" office:value-type="float" office:value="0.12429857" calcext:value-type="float">
            <text:p>0.12429857</text:p>
          </table:table-cell>
          <table:table-cell table:formula="of:=[.E352]*100" office:value-type="float" office:value="0.447875" calcext:value-type="float">
            <text:p>0.447875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1195983887" calcext:value-type="float">
            <text:p>179.1195983887</text:p>
          </table:table-cell>
          <table:table-cell office:value-type="float" office:value="-0.1639351277" calcext:value-type="float">
            <text:p>-0.16393512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09" calcext:value-type="float">
            <text:p>0.0044909</text:p>
          </table:table-cell>
          <table:table-cell office:value-type="float" office:value="0.01677714" calcext:value-type="float">
            <text:p>0.01677714</text:p>
          </table:table-cell>
          <table:table-cell office:value-type="float" office:value="-0.0000350352" calcext:value-type="float">
            <text:p>-3.50352E-05</text:p>
          </table:table-cell>
          <table:table-cell office:value-type="float" office:value="626" calcext:value-type="float">
            <text:p>626</text:p>
          </table:table-cell>
          <table:table-cell table:formula="of:=[.D353]*100" office:value-type="float" office:value="0.12429857" calcext:value-type="float">
            <text:p>0.12429857</text:p>
          </table:table-cell>
          <table:table-cell table:formula="of:=[.E353]*100" office:value-type="float" office:value="0.44909" calcext:value-type="float">
            <text:p>0.44909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179.1173248291" calcext:value-type="float">
            <text:p>179.1173248291</text:p>
          </table:table-cell>
          <table:table-cell office:value-type="float" office:value="-0.1853355056" calcext:value-type="float">
            <text:p>-0.18533550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4162" calcext:value-type="float">
            <text:p>0.00464162</text:p>
          </table:table-cell>
          <table:table-cell office:value-type="float" office:value="0.01545849" calcext:value-type="float">
            <text:p>0.01545849</text:p>
          </table:table-cell>
          <table:table-cell office:value-type="float" office:value="0.000035766" calcext:value-type="float">
            <text:p>0.000035766</text:p>
          </table:table-cell>
          <table:table-cell office:value-type="float" office:value="627" calcext:value-type="float">
            <text:p>627</text:p>
          </table:table-cell>
          <table:table-cell table:formula="of:=[.D354]*100" office:value-type="float" office:value="0.12429857" calcext:value-type="float">
            <text:p>0.12429857</text:p>
          </table:table-cell>
          <table:table-cell table:formula="of:=[.E354]*100" office:value-type="float" office:value="0.464162" calcext:value-type="float">
            <text:p>0.46416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9.1094665527" calcext:value-type="float">
            <text:p>179.1094665527</text:p>
          </table:table-cell>
          <table:table-cell office:value-type="float" office:value="-0.1385377059" calcext:value-type="float">
            <text:p>-0.13853770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3013" calcext:value-type="float">
            <text:p>0.00443013</text:p>
          </table:table-cell>
          <table:table-cell office:value-type="float" office:value="0.01461174" calcext:value-type="float">
            <text:p>0.01461174</text:p>
          </table:table-cell>
          <table:table-cell office:value-type="float" office:value="-0.0001061842" calcext:value-type="float">
            <text:p>-0.0001061842</text:p>
          </table:table-cell>
          <table:table-cell office:value-type="float" office:value="628" calcext:value-type="float">
            <text:p>628</text:p>
          </table:table-cell>
          <table:table-cell table:formula="of:=[.D355]*100" office:value-type="float" office:value="0.12429857" calcext:value-type="float">
            <text:p>0.12429857</text:p>
          </table:table-cell>
          <table:table-cell table:formula="of:=[.E355]*100" office:value-type="float" office:value="0.443013" calcext:value-type="float">
            <text:p>0.443013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79.1161193848" calcext:value-type="float">
            <text:p>179.1161193848</text:p>
          </table:table-cell>
          <table:table-cell office:value-type="float" office:value="-0.1695367176" calcext:value-type="float">
            <text:p>-0.16953671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585" calcext:value-type="float">
            <text:p>0.00449585</text:p>
          </table:table-cell>
          <table:table-cell office:value-type="float" office:value="0.01461174" calcext:value-type="float">
            <text:p>0.01461174</text:p>
          </table:table-cell>
          <table:table-cell office:value-type="float" office:value="0.0000972468" calcext:value-type="float">
            <text:p>9.72468E-05</text:p>
          </table:table-cell>
          <table:table-cell office:value-type="float" office:value="629" calcext:value-type="float">
            <text:p>629</text:p>
          </table:table-cell>
          <table:table-cell table:formula="of:=[.D356]*100" office:value-type="float" office:value="0.12429857" calcext:value-type="float">
            <text:p>0.12429857</text:p>
          </table:table-cell>
          <table:table-cell table:formula="of:=[.E356]*100" office:value-type="float" office:value="0.449585" calcext:value-type="float">
            <text:p>0.44958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79.1111297607" calcext:value-type="float">
            <text:p>179.1111297607</text:p>
          </table:table-cell>
          <table:table-cell office:value-type="float" office:value="-0.2499928691" calcext:value-type="float">
            <text:p>-0.24999286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7582" calcext:value-type="float">
            <text:p>0.00507582</text:p>
          </table:table-cell>
          <table:table-cell office:value-type="float" office:value="0.01208479" calcext:value-type="float">
            <text:p>0.01208479</text:p>
          </table:table-cell>
          <table:table-cell office:value-type="float" office:value="0.0000406502" calcext:value-type="float">
            <text:p>4.06502E-05</text:p>
          </table:table-cell>
          <table:table-cell office:value-type="float" office:value="630" calcext:value-type="float">
            <text:p>630</text:p>
          </table:table-cell>
          <table:table-cell table:formula="of:=[.D357]*100" office:value-type="float" office:value="0.12429857" calcext:value-type="float">
            <text:p>0.12429857</text:p>
          </table:table-cell>
          <table:table-cell table:formula="of:=[.E357]*100" office:value-type="float" office:value="0.507582" calcext:value-type="float">
            <text:p>0.507582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179.1164398193" calcext:value-type="float">
            <text:p>179.1164398193</text:p>
          </table:table-cell>
          <table:table-cell office:value-type="float" office:value="-0.2573130858" calcext:value-type="float">
            <text:p>-0.25731308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1093" calcext:value-type="float">
            <text:p>0.00551093</text:p>
          </table:table-cell>
          <table:table-cell office:value-type="float" office:value="0.01208479" calcext:value-type="float">
            <text:p>0.01208479</text:p>
          </table:table-cell>
          <table:table-cell office:value-type="float" office:value="-0.0000405612" calcext:value-type="float">
            <text:p>-4.05612E-05</text:p>
          </table:table-cell>
          <table:table-cell office:value-type="float" office:value="631" calcext:value-type="float">
            <text:p>631</text:p>
          </table:table-cell>
          <table:table-cell table:formula="of:=[.D358]*100" office:value-type="float" office:value="0.12429857" calcext:value-type="float">
            <text:p>0.12429857</text:p>
          </table:table-cell>
          <table:table-cell table:formula="of:=[.E358]*100" office:value-type="float" office:value="0.551093" calcext:value-type="float">
            <text:p>0.551093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9.1160125732" calcext:value-type="float">
            <text:p>179.1160125732</text:p>
          </table:table-cell>
          <table:table-cell office:value-type="float" office:value="-0.2104276625" calcext:value-type="float">
            <text:p>-0.21042766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8829" calcext:value-type="float">
            <text:p>0.00548829</text:p>
          </table:table-cell>
          <table:table-cell office:value-type="float" office:value="0.01010119" calcext:value-type="float">
            <text:p>0.01010119</text:p>
          </table:table-cell>
          <table:table-cell office:value-type="float" office:value="0.00012654" calcext:value-type="float">
            <text:p>0.00012654</text:p>
          </table:table-cell>
          <table:table-cell office:value-type="float" office:value="632" calcext:value-type="float">
            <text:p>632</text:p>
          </table:table-cell>
          <table:table-cell table:formula="of:=[.D359]*100" office:value-type="float" office:value="0.12429857" calcext:value-type="float">
            <text:p>0.12429857</text:p>
          </table:table-cell>
          <table:table-cell table:formula="of:=[.E359]*100" office:value-type="float" office:value="0.548829" calcext:value-type="float">
            <text:p>0.548829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1240081787" calcext:value-type="float">
            <text:p>179.1240081787</text:p>
          </table:table-cell>
          <table:table-cell office:value-type="float" office:value="-0.3179411398" calcext:value-type="float">
            <text:p>-0.31794113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8973" calcext:value-type="float">
            <text:p>0.00618973</text:p>
          </table:table-cell>
          <table:table-cell office:value-type="float" office:value="0.00953954" calcext:value-type="float">
            <text:p>0.00953954</text:p>
          </table:table-cell>
          <table:table-cell office:value-type="float" office:value="0.0004189209" calcext:value-type="float">
            <text:p>0.0004189209</text:p>
          </table:table-cell>
          <table:table-cell office:value-type="float" office:value="633" calcext:value-type="float">
            <text:p>633</text:p>
          </table:table-cell>
          <table:table-cell table:formula="of:=[.D360]*100" office:value-type="float" office:value="0.12429857" calcext:value-type="float">
            <text:p>0.12429857</text:p>
          </table:table-cell>
          <table:table-cell table:formula="of:=[.E360]*100" office:value-type="float" office:value="0.618973" calcext:value-type="float">
            <text:p>0.61897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79.1220703125" calcext:value-type="float">
            <text:p>179.1220703125</text:p>
          </table:table-cell>
          <table:table-cell office:value-type="float" office:value="-0.2930500844" calcext:value-type="float">
            <text:p>-0.29305008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9109" calcext:value-type="float">
            <text:p>0.00649109</text:p>
          </table:table-cell>
          <table:table-cell office:value-type="float" office:value="0.00953954" calcext:value-type="float">
            <text:p>0.00953954</text:p>
          </table:table-cell>
          <table:table-cell office:value-type="float" office:value="0.000074228" calcext:value-type="float">
            <text:p>0.000074228</text:p>
          </table:table-cell>
          <table:table-cell office:value-type="float" office:value="634" calcext:value-type="float">
            <text:p>634</text:p>
          </table:table-cell>
          <table:table-cell table:formula="of:=[.D361]*100" office:value-type="float" office:value="0.12429857" calcext:value-type="float">
            <text:p>0.12429857</text:p>
          </table:table-cell>
          <table:table-cell table:formula="of:=[.E361]*100" office:value-type="float" office:value="0.649109" calcext:value-type="float">
            <text:p>0.649109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179.1120910645" calcext:value-type="float">
            <text:p>179.1120910645</text:p>
          </table:table-cell>
          <table:table-cell office:value-type="float" office:value="-0.2770065539" calcext:value-type="float">
            <text:p>-0.27700655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849" calcext:value-type="float">
            <text:p>0.0065849</text:p>
          </table:table-cell>
          <table:table-cell office:value-type="float" office:value="0.0075594" calcext:value-type="float">
            <text:p>0.0075594</text:p>
          </table:table-cell>
          <table:table-cell office:value-type="float" office:value="0.0002222796" calcext:value-type="float">
            <text:p>0.0002222796</text:p>
          </table:table-cell>
          <table:table-cell office:value-type="float" office:value="635" calcext:value-type="float">
            <text:p>635</text:p>
          </table:table-cell>
          <table:table-cell table:formula="of:=[.D362]*100" office:value-type="float" office:value="0.12429857" calcext:value-type="float">
            <text:p>0.12429857</text:p>
          </table:table-cell>
          <table:table-cell table:formula="of:=[.E362]*100" office:value-type="float" office:value="0.65849" calcext:value-type="float">
            <text:p>0.65849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9.1245574951" calcext:value-type="float">
            <text:p>179.1245574951</text:p>
          </table:table-cell>
          <table:table-cell office:value-type="float" office:value="-0.3384929212" calcext:value-type="float">
            <text:p>-0.33849292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5716" calcext:value-type="float">
            <text:p>0.00705716</text:p>
          </table:table-cell>
          <table:table-cell office:value-type="float" office:value="0.00725817" calcext:value-type="float">
            <text:p>0.00725817</text:p>
          </table:table-cell>
          <table:table-cell office:value-type="float" office:value="0.0000502355" calcext:value-type="float">
            <text:p>5.02355E-05</text:p>
          </table:table-cell>
          <table:table-cell office:value-type="float" office:value="636" calcext:value-type="float">
            <text:p>636</text:p>
          </table:table-cell>
          <table:table-cell table:formula="of:=[.D363]*100" office:value-type="float" office:value="0.12429857" calcext:value-type="float">
            <text:p>0.12429857</text:p>
          </table:table-cell>
          <table:table-cell table:formula="of:=[.E363]*100" office:value-type="float" office:value="0.705716" calcext:value-type="float">
            <text:p>0.705716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179.1275787354" calcext:value-type="float">
            <text:p>179.1275787354</text:p>
          </table:table-cell>
          <table:table-cell office:value-type="float" office:value="-0.3814491658" calcext:value-type="float">
            <text:p>-0.38144916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5802" calcext:value-type="float">
            <text:p>0.00765802</text:p>
          </table:table-cell>
          <table:table-cell office:value-type="float" office:value="0.00546764" calcext:value-type="float">
            <text:p>0.00546764</text:p>
          </table:table-cell>
          <table:table-cell office:value-type="float" office:value="0.0000853042" calcext:value-type="float">
            <text:p>8.53042E-05</text:p>
          </table:table-cell>
          <table:table-cell office:value-type="float" office:value="637" calcext:value-type="float">
            <text:p>637</text:p>
          </table:table-cell>
          <table:table-cell table:formula="of:=[.D364]*100" office:value-type="float" office:value="0.12429857" calcext:value-type="float">
            <text:p>0.12429857</text:p>
          </table:table-cell>
          <table:table-cell table:formula="of:=[.E364]*100" office:value-type="float" office:value="0.765802" calcext:value-type="float">
            <text:p>0.76580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79.1307525635" calcext:value-type="float">
            <text:p>179.1307525635</text:p>
          </table:table-cell>
          <table:table-cell office:value-type="float" office:value="-0.456642136" calcext:value-type="float">
            <text:p>-0.456642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5938" calcext:value-type="float">
            <text:p>0.00855938</text:p>
          </table:table-cell>
          <table:table-cell office:value-type="float" office:value="0.0054608" calcext:value-type="float">
            <text:p>0.0054608</text:p>
          </table:table-cell>
          <table:table-cell office:value-type="float" office:value="0.0003093274" calcext:value-type="float">
            <text:p>0.0003093274</text:p>
          </table:table-cell>
          <table:table-cell office:value-type="float" office:value="638" calcext:value-type="float">
            <text:p>638</text:p>
          </table:table-cell>
          <table:table-cell table:formula="of:=[.D365]*100" office:value-type="float" office:value="0.12429857" calcext:value-type="float">
            <text:p>0.12429857</text:p>
          </table:table-cell>
          <table:table-cell table:formula="of:=[.E365]*100" office:value-type="float" office:value="0.855938" calcext:value-type="float">
            <text:p>0.855938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179.1283569336" calcext:value-type="float">
            <text:p>179.1283569336</text:p>
          </table:table-cell>
          <table:table-cell office:value-type="float" office:value="-0.361592707" calcext:value-type="float">
            <text:p>-0.3615927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2633" calcext:value-type="float">
            <text:p>0.00852633</text:p>
          </table:table-cell>
          <table:table-cell office:value-type="float" office:value="0.0054608" calcext:value-type="float">
            <text:p>0.0054608</text:p>
          </table:table-cell>
          <table:table-cell office:value-type="float" office:value="0.000056342" calcext:value-type="float">
            <text:p>0.000056342</text:p>
          </table:table-cell>
          <table:table-cell office:value-type="float" office:value="639" calcext:value-type="float">
            <text:p>639</text:p>
          </table:table-cell>
          <table:table-cell table:formula="of:=[.D366]*100" office:value-type="float" office:value="0.12429857" calcext:value-type="float">
            <text:p>0.12429857</text:p>
          </table:table-cell>
          <table:table-cell table:formula="of:=[.E366]*100" office:value-type="float" office:value="0.852633" calcext:value-type="float">
            <text:p>0.8526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.125289917" calcext:value-type="float">
            <text:p>179.125289917</text:p>
          </table:table-cell>
          <table:table-cell office:value-type="float" office:value="-0.4734494704" calcext:value-type="float">
            <text:p>-0.47344947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24978" calcext:value-type="float">
            <text:p>0.00924978</text:p>
          </table:table-cell>
          <table:table-cell office:value-type="float" office:value="0.00400537" calcext:value-type="float">
            <text:p>0.00400537</text:p>
          </table:table-cell>
          <table:table-cell office:value-type="float" office:value="0.0001388634" calcext:value-type="float">
            <text:p>0.0001388634</text:p>
          </table:table-cell>
          <table:table-cell office:value-type="float" office:value="640" calcext:value-type="float">
            <text:p>640</text:p>
          </table:table-cell>
          <table:table-cell table:formula="of:=[.D367]*100" office:value-type="float" office:value="0.12429857" calcext:value-type="float">
            <text:p>0.12429857</text:p>
          </table:table-cell>
          <table:table-cell table:formula="of:=[.E367]*100" office:value-type="float" office:value="0.924978" calcext:value-type="float">
            <text:p>0.924978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179.1306915283" calcext:value-type="float">
            <text:p>179.1306915283</text:p>
          </table:table-cell>
          <table:table-cell office:value-type="float" office:value="-0.4325971786" calcext:value-type="float">
            <text:p>-0.43259717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45942" calcext:value-type="float">
            <text:p>0.00945942</text:p>
          </table:table-cell>
          <table:table-cell office:value-type="float" office:value="0.00428726" calcext:value-type="float">
            <text:p>0.00428726</text:p>
          </table:table-cell>
          <table:table-cell office:value-type="float" office:value="0.0001024181" calcext:value-type="float">
            <text:p>0.0001024181</text:p>
          </table:table-cell>
          <table:table-cell office:value-type="float" office:value="641" calcext:value-type="float">
            <text:p>641</text:p>
          </table:table-cell>
          <table:table-cell table:formula="of:=[.D368]*100" office:value-type="float" office:value="0.12429857" calcext:value-type="float">
            <text:p>0.12429857</text:p>
          </table:table-cell>
          <table:table-cell table:formula="of:=[.E368]*100" office:value-type="float" office:value="0.945942" calcext:value-type="float">
            <text:p>0.94594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79.138961792" calcext:value-type="float">
            <text:p>179.138961792</text:p>
          </table:table-cell>
          <table:table-cell office:value-type="float" office:value="-0.4232204548" calcext:value-type="float">
            <text:p>-0.42322045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53658" calcext:value-type="float">
            <text:p>0.00953658</text:p>
          </table:table-cell>
          <table:table-cell office:value-type="float" office:value="0.00324713" calcext:value-type="float">
            <text:p>0.00324713</text:p>
          </table:table-cell>
          <table:table-cell office:value-type="float" office:value="0.0002243163" calcext:value-type="float">
            <text:p>0.0002243163</text:p>
          </table:table-cell>
          <table:table-cell office:value-type="float" office:value="642" calcext:value-type="float">
            <text:p>642</text:p>
          </table:table-cell>
          <table:table-cell table:formula="of:=[.D369]*100" office:value-type="float" office:value="0.12429857" calcext:value-type="float">
            <text:p>0.12429857</text:p>
          </table:table-cell>
          <table:table-cell table:formula="of:=[.E369]*100" office:value-type="float" office:value="0.953658" calcext:value-type="float">
            <text:p>0.953658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179.1348876953" calcext:value-type="float">
            <text:p>179.1348876953</text:p>
          </table:table-cell>
          <table:table-cell office:value-type="float" office:value="-0.4014127842" calcext:value-type="float">
            <text:p>-0.40141278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44263" calcext:value-type="float">
            <text:p>0.00944263</text:p>
          </table:table-cell>
          <table:table-cell office:value-type="float" office:value="0.00376681" calcext:value-type="float">
            <text:p>0.00376681</text:p>
          </table:table-cell>
          <table:table-cell office:value-type="float" office:value="-0.0000084717" calcext:value-type="float">
            <text:p>-8.4717E-06</text:p>
          </table:table-cell>
          <table:table-cell office:value-type="float" office:value="643" calcext:value-type="float">
            <text:p>643</text:p>
          </table:table-cell>
          <table:table-cell table:formula="of:=[.D370]*100" office:value-type="float" office:value="0.12429857" calcext:value-type="float">
            <text:p>0.12429857</text:p>
          </table:table-cell>
          <table:table-cell table:formula="of:=[.E370]*100" office:value-type="float" office:value="0.944263" calcext:value-type="float">
            <text:p>0.94426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9.1392822266" calcext:value-type="float">
            <text:p>179.1392822266</text:p>
          </table:table-cell>
          <table:table-cell office:value-type="float" office:value="-0.4375924455" calcext:value-type="float">
            <text:p>-0.43759244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2118" calcext:value-type="float">
            <text:p>0.00962118</text:p>
          </table:table-cell>
          <table:table-cell office:value-type="float" office:value="0.00376681" calcext:value-type="float">
            <text:p>0.00376681</text:p>
          </table:table-cell>
          <table:table-cell office:value-type="float" office:value="0.0002050862" calcext:value-type="float">
            <text:p>0.0002050862</text:p>
          </table:table-cell>
          <table:table-cell office:value-type="float" office:value="644" calcext:value-type="float">
            <text:p>644</text:p>
          </table:table-cell>
          <table:table-cell table:formula="of:=[.D371]*100" office:value-type="float" office:value="0.12429857" calcext:value-type="float">
            <text:p>0.12429857</text:p>
          </table:table-cell>
          <table:table-cell table:formula="of:=[.E371]*100" office:value-type="float" office:value="0.962118" calcext:value-type="float">
            <text:p>0.962118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179.1287078857" calcext:value-type="float">
            <text:p>179.1287078857</text:p>
          </table:table-cell>
          <table:table-cell office:value-type="float" office:value="-0.4215270745" calcext:value-type="float">
            <text:p>-0.42152707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3304" calcext:value-type="float">
            <text:p>0.00963304</text:p>
          </table:table-cell>
          <table:table-cell office:value-type="float" office:value="0.00317231" calcext:value-type="float">
            <text:p>0.00317231</text:p>
          </table:table-cell>
          <table:table-cell office:value-type="float" office:value="0.000036067" calcext:value-type="float">
            <text:p>0.000036067</text:p>
          </table:table-cell>
          <table:table-cell office:value-type="float" office:value="645" calcext:value-type="float">
            <text:p>645</text:p>
          </table:table-cell>
          <table:table-cell table:formula="of:=[.D372]*100" office:value-type="float" office:value="0.12429857" calcext:value-type="float">
            <text:p>0.12429857</text:p>
          </table:table-cell>
          <table:table-cell table:formula="of:=[.E372]*100" office:value-type="float" office:value="0.963304" calcext:value-type="float">
            <text:p>0.96330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79.1346893311" calcext:value-type="float">
            <text:p>179.1346893311</text:p>
          </table:table-cell>
          <table:table-cell office:value-type="float" office:value="-0.3888232589" calcext:value-type="float">
            <text:p>-0.38882325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42298" calcext:value-type="float">
            <text:p>0.00942298</text:p>
          </table:table-cell>
          <table:table-cell office:value-type="float" office:value="0.00386137" calcext:value-type="float">
            <text:p>0.00386137</text:p>
          </table:table-cell>
          <table:table-cell office:value-type="float" office:value="0.0001216493" calcext:value-type="float">
            <text:p>0.0001216493</text:p>
          </table:table-cell>
          <table:table-cell office:value-type="float" office:value="646" calcext:value-type="float">
            <text:p>646</text:p>
          </table:table-cell>
          <table:table-cell table:formula="of:=[.D373]*100" office:value-type="float" office:value="0.12429857" calcext:value-type="float">
            <text:p>0.12429857</text:p>
          </table:table-cell>
          <table:table-cell table:formula="of:=[.E373]*100" office:value-type="float" office:value="0.942298" calcext:value-type="float">
            <text:p>0.942298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179.1338500977" calcext:value-type="float">
            <text:p>179.1338500977</text:p>
          </table:table-cell>
          <table:table-cell office:value-type="float" office:value="-0.3548265501" calcext:value-type="float">
            <text:p>-0.35482655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0565" calcext:value-type="float">
            <text:p>0.0090565</text:p>
          </table:table-cell>
          <table:table-cell office:value-type="float" office:value="0.00386137" calcext:value-type="float">
            <text:p>0.00386137</text:p>
          </table:table-cell>
          <table:table-cell office:value-type="float" office:value="0.0000495065" calcext:value-type="float">
            <text:p>4.95065E-05</text:p>
          </table:table-cell>
          <table:table-cell office:value-type="float" office:value="647" calcext:value-type="float">
            <text:p>647</text:p>
          </table:table-cell>
          <table:table-cell table:formula="of:=[.D374]*100" office:value-type="float" office:value="0.12429857" calcext:value-type="float">
            <text:p>0.12429857</text:p>
          </table:table-cell>
          <table:table-cell table:formula="of:=[.E374]*100" office:value-type="float" office:value="0.90565" calcext:value-type="float">
            <text:p>0.9056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9.1250305176" calcext:value-type="float">
            <text:p>179.1250305176</text:p>
          </table:table-cell>
          <table:table-cell office:value-type="float" office:value="-0.357123967" calcext:value-type="float">
            <text:p>-0.3571239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82769" calcext:value-type="float">
            <text:p>0.00882769</text:p>
          </table:table-cell>
          <table:table-cell office:value-type="float" office:value="0.00444762" calcext:value-type="float">
            <text:p>0.00444762</text:p>
          </table:table-cell>
          <table:table-cell office:value-type="float" office:value="-0.0000429678" calcext:value-type="float">
            <text:p>-4.29678E-05</text:p>
          </table:table-cell>
          <table:table-cell office:value-type="float" office:value="648" calcext:value-type="float">
            <text:p>648</text:p>
          </table:table-cell>
          <table:table-cell table:formula="of:=[.D375]*100" office:value-type="float" office:value="0.12429857" calcext:value-type="float">
            <text:p>0.12429857</text:p>
          </table:table-cell>
          <table:table-cell table:formula="of:=[.E375]*100" office:value-type="float" office:value="0.882769" calcext:value-type="float">
            <text:p>0.882769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179.1152038574" calcext:value-type="float">
            <text:p>179.1152038574</text:p>
          </table:table-cell>
          <table:table-cell office:value-type="float" office:value="-0.3584218292" calcext:value-type="float">
            <text:p>-0.35842182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68392" calcext:value-type="float">
            <text:p>0.00868392</text:p>
          </table:table-cell>
          <table:table-cell office:value-type="float" office:value="0.00444762" calcext:value-type="float">
            <text:p>0.00444762</text:p>
          </table:table-cell>
          <table:table-cell office:value-type="float" office:value="0.0000394565" calcext:value-type="float">
            <text:p>3.94565E-05</text:p>
          </table:table-cell>
          <table:table-cell office:value-type="float" office:value="649" calcext:value-type="float">
            <text:p>649</text:p>
          </table:table-cell>
          <table:table-cell table:formula="of:=[.D376]*100" office:value-type="float" office:value="0.12429857" calcext:value-type="float">
            <text:p>0.12429857</text:p>
          </table:table-cell>
          <table:table-cell table:formula="of:=[.E376]*100" office:value-type="float" office:value="0.868392" calcext:value-type="float">
            <text:p>0.86839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79.1221160889" calcext:value-type="float">
            <text:p>179.1221160889</text:p>
          </table:table-cell>
          <table:table-cell office:value-type="float" office:value="-0.329339726" calcext:value-type="float">
            <text:p>-0.329339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39435" calcext:value-type="float">
            <text:p>0.00839435</text:p>
          </table:table-cell>
          <table:table-cell office:value-type="float" office:value="0.00461037" calcext:value-type="float">
            <text:p>0.00461037</text:p>
          </table:table-cell>
          <table:table-cell office:value-type="float" office:value="-0.0000670669" calcext:value-type="float">
            <text:p>-6.70669E-05</text:p>
          </table:table-cell>
          <table:table-cell office:value-type="float" office:value="650" calcext:value-type="float">
            <text:p>650</text:p>
          </table:table-cell>
          <table:table-cell table:formula="of:=[.D377]*100" office:value-type="float" office:value="0.12429857" calcext:value-type="float">
            <text:p>0.12429857</text:p>
          </table:table-cell>
          <table:table-cell table:formula="of:=[.E377]*100" office:value-type="float" office:value="0.839435" calcext:value-type="float">
            <text:p>0.839435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179.1174621582" calcext:value-type="float">
            <text:p>179.1174621582</text:p>
          </table:table-cell>
          <table:table-cell office:value-type="float" office:value="-0.3181849191" calcext:value-type="float">
            <text:p>-0.31818491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12711" calcext:value-type="float">
            <text:p>0.00812711</text:p>
          </table:table-cell>
          <table:table-cell office:value-type="float" office:value="0.00535736" calcext:value-type="float">
            <text:p>0.00535736</text:p>
          </table:table-cell>
          <table:table-cell office:value-type="float" office:value="-0.0001053556" calcext:value-type="float">
            <text:p>-0.0001053556</text:p>
          </table:table-cell>
          <table:table-cell office:value-type="float" office:value="651" calcext:value-type="float">
            <text:p>651</text:p>
          </table:table-cell>
          <table:table-cell table:formula="of:=[.D378]*100" office:value-type="float" office:value="0.12429857" calcext:value-type="float">
            <text:p>0.12429857</text:p>
          </table:table-cell>
          <table:table-cell table:formula="of:=[.E378]*100" office:value-type="float" office:value="0.812711" calcext:value-type="float">
            <text:p>0.81271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9.1218261719" calcext:value-type="float">
            <text:p>179.1218261719</text:p>
          </table:table-cell>
          <table:table-cell office:value-type="float" office:value="-0.3068197573" calcext:value-type="float">
            <text:p>-0.30681975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87336" calcext:value-type="float">
            <text:p>0.00787336</text:p>
          </table:table-cell>
          <table:table-cell office:value-type="float" office:value="0.00535736" calcext:value-type="float">
            <text:p>0.00535736</text:p>
          </table:table-cell>
          <table:table-cell office:value-type="float" office:value="-0.0001213176" calcext:value-type="float">
            <text:p>-0.0001213176</text:p>
          </table:table-cell>
          <table:table-cell office:value-type="float" office:value="652" calcext:value-type="float">
            <text:p>652</text:p>
          </table:table-cell>
          <table:table-cell table:formula="of:=[.D379]*100" office:value-type="float" office:value="0.12429857" calcext:value-type="float">
            <text:p>0.12429857</text:p>
          </table:table-cell>
          <table:table-cell table:formula="of:=[.E379]*100" office:value-type="float" office:value="0.787336" calcext:value-type="float">
            <text:p>0.787336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179.1249389648" calcext:value-type="float">
            <text:p>179.1249389648</text:p>
          </table:table-cell>
          <table:table-cell office:value-type="float" office:value="-0.2961353414" calcext:value-type="float">
            <text:p>-0.2961353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3313" calcext:value-type="float">
            <text:p>0.00763313</text:p>
          </table:table-cell>
          <table:table-cell office:value-type="float" office:value="0.0057545" calcext:value-type="float">
            <text:p>0.0057545</text:p>
          </table:table-cell>
          <table:table-cell office:value-type="float" office:value="-0.0001215738" calcext:value-type="float">
            <text:p>-0.0001215738</text:p>
          </table:table-cell>
          <table:table-cell office:value-type="float" office:value="653" calcext:value-type="float">
            <text:p>653</text:p>
          </table:table-cell>
          <table:table-cell table:formula="of:=[.D380]*100" office:value-type="float" office:value="0.12429857" calcext:value-type="float">
            <text:p>0.12429857</text:p>
          </table:table-cell>
          <table:table-cell table:formula="of:=[.E380]*100" office:value-type="float" office:value="0.763313" calcext:value-type="float">
            <text:p>0.76331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79.1278991699" calcext:value-type="float">
            <text:p>179.1278991699</text:p>
          </table:table-cell>
          <table:table-cell office:value-type="float" office:value="-0.2526856772" calcext:value-type="float">
            <text:p>-0.25268567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8355" calcext:value-type="float">
            <text:p>0.00718355</text:p>
          </table:table-cell>
          <table:table-cell office:value-type="float" office:value="0.0063966" calcext:value-type="float">
            <text:p>0.0063966</text:p>
          </table:table-cell>
          <table:table-cell office:value-type="float" office:value="-0.0002148451" calcext:value-type="float">
            <text:p>-0.0002148451</text:p>
          </table:table-cell>
          <table:table-cell office:value-type="float" office:value="654" calcext:value-type="float">
            <text:p>654</text:p>
          </table:table-cell>
          <table:table-cell table:formula="of:=[.D381]*100" office:value-type="float" office:value="0.12429857" calcext:value-type="float">
            <text:p>0.12429857</text:p>
          </table:table-cell>
          <table:table-cell table:formula="of:=[.E381]*100" office:value-type="float" office:value="0.718355" calcext:value-type="float">
            <text:p>0.718355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179.1343994141" calcext:value-type="float">
            <text:p>179.1343994141</text:p>
          </table:table-cell>
          <table:table-cell office:value-type="float" office:value="-0.2625689113" calcext:value-type="float">
            <text:p>-0.26256891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4994" calcext:value-type="float">
            <text:p>0.00694994</text:p>
          </table:table-cell>
          <table:table-cell office:value-type="float" office:value="0.0063966" calcext:value-type="float">
            <text:p>0.0063966</text:p>
          </table:table-cell>
          <table:table-cell office:value-type="float" office:value="-0.0000679049" calcext:value-type="float">
            <text:p>-6.79049E-05</text:p>
          </table:table-cell>
          <table:table-cell office:value-type="float" office:value="655" calcext:value-type="float">
            <text:p>655</text:p>
          </table:table-cell>
          <table:table-cell table:formula="of:=[.D382]*100" office:value-type="float" office:value="0.12429857" calcext:value-type="float">
            <text:p>0.12429857</text:p>
          </table:table-cell>
          <table:table-cell table:formula="of:=[.E382]*100" office:value-type="float" office:value="0.694994" calcext:value-type="float">
            <text:p>0.69499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9.1317443848" calcext:value-type="float">
            <text:p>179.1317443848</text:p>
          </table:table-cell>
          <table:table-cell office:value-type="float" office:value="-0.2474659857" calcext:value-type="float">
            <text:p>-0.24746598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9367" calcext:value-type="float">
            <text:p>0.00669367</text:p>
          </table:table-cell>
          <table:table-cell office:value-type="float" office:value="0.00738913" calcext:value-type="float">
            <text:p>0.00738913</text:p>
          </table:table-cell>
          <table:table-cell office:value-type="float" office:value="-0.0001588341" calcext:value-type="float">
            <text:p>-0.0001588341</text:p>
          </table:table-cell>
          <table:table-cell office:value-type="float" office:value="656" calcext:value-type="float">
            <text:p>656</text:p>
          </table:table-cell>
          <table:table-cell table:formula="of:=[.D383]*100" office:value-type="float" office:value="0.12429857" calcext:value-type="float">
            <text:p>0.12429857</text:p>
          </table:table-cell>
          <table:table-cell table:formula="of:=[.E383]*100" office:value-type="float" office:value="0.669367" calcext:value-type="float">
            <text:p>0.669367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179.1314086914" calcext:value-type="float">
            <text:p>179.1314086914</text:p>
          </table:table-cell>
          <table:table-cell office:value-type="float" office:value="-0.221037949" calcext:value-type="float">
            <text:p>-0.2210379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685" calcext:value-type="float">
            <text:p>0.00634685</text:p>
          </table:table-cell>
          <table:table-cell office:value-type="float" office:value="0.00738913" calcext:value-type="float">
            <text:p>0.00738913</text:p>
          </table:table-cell>
          <table:table-cell office:value-type="float" office:value="-0.0001438403" calcext:value-type="float">
            <text:p>-0.0001438403</text:p>
          </table:table-cell>
          <table:table-cell office:value-type="float" office:value="657" calcext:value-type="float">
            <text:p>657</text:p>
          </table:table-cell>
          <table:table-cell table:formula="of:=[.D384]*100" office:value-type="float" office:value="0.12429857" calcext:value-type="float">
            <text:p>0.12429857</text:p>
          </table:table-cell>
          <table:table-cell table:formula="of:=[.E384]*100" office:value-type="float" office:value="0.634685" calcext:value-type="float">
            <text:p>0.63468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79.1381225586" calcext:value-type="float">
            <text:p>179.1381225586</text:p>
          </table:table-cell>
          <table:table-cell office:value-type="float" office:value="-0.2588628815" calcext:value-type="float">
            <text:p>-0.25886288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679" calcext:value-type="float">
            <text:p>0.0063679</text:p>
          </table:table-cell>
          <table:table-cell office:value-type="float" office:value="0.00817714" calcext:value-type="float">
            <text:p>0.00817714</text:p>
          </table:table-cell>
          <table:table-cell office:value-type="float" office:value="-0.000075455" calcext:value-type="float">
            <text:p>-0.000075455</text:p>
          </table:table-cell>
          <table:table-cell office:value-type="float" office:value="658" calcext:value-type="float">
            <text:p>658</text:p>
          </table:table-cell>
          <table:table-cell table:formula="of:=[.D385]*100" office:value-type="float" office:value="0.12429857" calcext:value-type="float">
            <text:p>0.12429857</text:p>
          </table:table-cell>
          <table:table-cell table:formula="of:=[.E385]*100" office:value-type="float" office:value="0.63679" calcext:value-type="float">
            <text:p>0.63679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179.1380157471" calcext:value-type="float">
            <text:p>179.1380157471</text:p>
          </table:table-cell>
          <table:table-cell office:value-type="float" office:value="-0.2316784453" calcext:value-type="float">
            <text:p>-0.23167844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0076" calcext:value-type="float">
            <text:p>0.00620076</text:p>
          </table:table-cell>
          <table:table-cell office:value-type="float" office:value="0.00817714" calcext:value-type="float">
            <text:p>0.00817714</text:p>
          </table:table-cell>
          <table:table-cell office:value-type="float" office:value="0.0000199433" calcext:value-type="float">
            <text:p>1.99433E-05</text:p>
          </table:table-cell>
          <table:table-cell office:value-type="float" office:value="659" calcext:value-type="float">
            <text:p>659</text:p>
          </table:table-cell>
          <table:table-cell table:formula="of:=[.D386]*100" office:value-type="float" office:value="0.12429857" calcext:value-type="float">
            <text:p>0.12429857</text:p>
          </table:table-cell>
          <table:table-cell table:formula="of:=[.E386]*100" office:value-type="float" office:value="0.620076" calcext:value-type="float">
            <text:p>0.6200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.1423797607" calcext:value-type="float">
            <text:p>179.1423797607</text:p>
          </table:table-cell>
          <table:table-cell office:value-type="float" office:value="-0.2535734786" calcext:value-type="float">
            <text:p>-0.25357347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3534" calcext:value-type="float">
            <text:p>0.00623534</text:p>
          </table:table-cell>
          <table:table-cell office:value-type="float" office:value="0.00817714" calcext:value-type="float">
            <text:p>0.00817714</text:p>
          </table:table-cell>
          <table:table-cell office:value-type="float" office:value="0.0000712328" calcext:value-type="float">
            <text:p>7.12328E-05</text:p>
          </table:table-cell>
          <table:table-cell office:value-type="float" office:value="660" calcext:value-type="float">
            <text:p>660</text:p>
          </table:table-cell>
          <table:table-cell table:formula="of:=[.D387]*100" office:value-type="float" office:value="0.12429857" calcext:value-type="float">
            <text:p>0.12429857</text:p>
          </table:table-cell>
          <table:table-cell table:formula="of:=[.E387]*100" office:value-type="float" office:value="0.623534" calcext:value-type="float">
            <text:p>0.623534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179.1389923096" calcext:value-type="float">
            <text:p>179.1389923096</text:p>
          </table:table-cell>
          <table:table-cell office:value-type="float" office:value="-0.2662238164" calcext:value-type="float">
            <text:p>-0.26622381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268" calcext:value-type="float">
            <text:p>0.00634268</text:p>
          </table:table-cell>
          <table:table-cell office:value-type="float" office:value="0.00866755" calcext:value-type="float">
            <text:p>0.00866755</text:p>
          </table:table-cell>
          <table:table-cell office:value-type="float" office:value="0.0000276054" calcext:value-type="float">
            <text:p>2.76054E-05</text:p>
          </table:table-cell>
          <table:table-cell office:value-type="float" office:value="661" calcext:value-type="float">
            <text:p>661</text:p>
          </table:table-cell>
          <table:table-cell table:formula="of:=[.D388]*100" office:value-type="float" office:value="0.12429857" calcext:value-type="float">
            <text:p>0.12429857</text:p>
          </table:table-cell>
          <table:table-cell table:formula="of:=[.E388]*100" office:value-type="float" office:value="0.634268" calcext:value-type="float">
            <text:p>0.63426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79.1494140625" calcext:value-type="float">
            <text:p>179.1494140625</text:p>
          </table:table-cell>
          <table:table-cell office:value-type="float" office:value="-0.2494640204" calcext:value-type="float">
            <text:p>-0.24946402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0249" calcext:value-type="float">
            <text:p>0.00630249</text:p>
          </table:table-cell>
          <table:table-cell office:value-type="float" office:value="0.00866755" calcext:value-type="float">
            <text:p>0.00866755</text:p>
          </table:table-cell>
          <table:table-cell office:value-type="float" office:value="0.0001116769" calcext:value-type="float">
            <text:p>0.0001116769</text:p>
          </table:table-cell>
          <table:table-cell office:value-type="float" office:value="662" calcext:value-type="float">
            <text:p>662</text:p>
          </table:table-cell>
          <table:table-cell table:formula="of:=[.D389]*100" office:value-type="float" office:value="0.12429857" calcext:value-type="float">
            <text:p>0.12429857</text:p>
          </table:table-cell>
          <table:table-cell table:formula="of:=[.E389]*100" office:value-type="float" office:value="0.630249" calcext:value-type="float">
            <text:p>0.630249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179.1562347412" calcext:value-type="float">
            <text:p>179.1562347412</text:p>
          </table:table-cell>
          <table:table-cell office:value-type="float" office:value="-0.1650017013" calcext:value-type="float">
            <text:p>-0.16500170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1282" calcext:value-type="float">
            <text:p>0.00571282</text:p>
          </table:table-cell>
          <table:table-cell office:value-type="float" office:value="0.00866755" calcext:value-type="float">
            <text:p>0.00866755</text:p>
          </table:table-cell>
          <table:table-cell office:value-type="float" office:value="0.0000789034" calcext:value-type="float">
            <text:p>7.89034E-05</text:p>
          </table:table-cell>
          <table:table-cell office:value-type="float" office:value="663" calcext:value-type="float">
            <text:p>663</text:p>
          </table:table-cell>
          <table:table-cell table:formula="of:=[.D390]*100" office:value-type="float" office:value="0.12429857" calcext:value-type="float">
            <text:p>0.12429857</text:p>
          </table:table-cell>
          <table:table-cell table:formula="of:=[.E390]*100" office:value-type="float" office:value="0.571282" calcext:value-type="float">
            <text:p>0.57128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9.151473999" calcext:value-type="float">
            <text:p>179.151473999</text:p>
          </table:table-cell>
          <table:table-cell office:value-type="float" office:value="-0.2287338879" calcext:value-type="float">
            <text:p>-0.22873388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4478" calcext:value-type="float">
            <text:p>0.00574478</text:p>
          </table:table-cell>
          <table:table-cell office:value-type="float" office:value="0.00881155" calcext:value-type="float">
            <text:p>0.00881155</text:p>
          </table:table-cell>
          <table:table-cell office:value-type="float" office:value="0.0000850015" calcext:value-type="float">
            <text:p>8.50015E-05</text:p>
          </table:table-cell>
          <table:table-cell office:value-type="float" office:value="664" calcext:value-type="float">
            <text:p>664</text:p>
          </table:table-cell>
          <table:table-cell table:formula="of:=[.D391]*100" office:value-type="float" office:value="0.12429857" calcext:value-type="float">
            <text:p>0.12429857</text:p>
          </table:table-cell>
          <table:table-cell table:formula="of:=[.E391]*100" office:value-type="float" office:value="0.574478" calcext:value-type="float">
            <text:p>0.574478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179.1539306641" calcext:value-type="float">
            <text:p>179.1539306641</text:p>
          </table:table-cell>
          <table:table-cell office:value-type="float" office:value="-0.1923425214" calcext:value-type="float">
            <text:p>-0.19234252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2354" calcext:value-type="float">
            <text:p>0.00552354</text:p>
          </table:table-cell>
          <table:table-cell office:value-type="float" office:value="0.00881155" calcext:value-type="float">
            <text:p>0.00881155</text:p>
          </table:table-cell>
          <table:table-cell office:value-type="float" office:value="0.000085674" calcext:value-type="float">
            <text:p>0.000085674</text:p>
          </table:table-cell>
          <table:table-cell office:value-type="float" office:value="665" calcext:value-type="float">
            <text:p>665</text:p>
          </table:table-cell>
          <table:table-cell table:formula="of:=[.D392]*100" office:value-type="float" office:value="0.12429857" calcext:value-type="float">
            <text:p>0.12429857</text:p>
          </table:table-cell>
          <table:table-cell table:formula="of:=[.E392]*100" office:value-type="float" office:value="0.552354" calcext:value-type="float">
            <text:p>0.552354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79.1422119141" calcext:value-type="float">
            <text:p>179.1422119141</text:p>
          </table:table-cell>
          <table:table-cell office:value-type="float" office:value="-0.1952592953" calcext:value-type="float">
            <text:p>-0.19525929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956" calcext:value-type="float">
            <text:p>0.0053956</text:p>
          </table:table-cell>
          <table:table-cell office:value-type="float" office:value="0.0086168" calcext:value-type="float">
            <text:p>0.0086168</text:p>
          </table:table-cell>
          <table:table-cell office:value-type="float" office:value="-0.0000384974" calcext:value-type="float">
            <text:p>-3.84974E-05</text:p>
          </table:table-cell>
          <table:table-cell office:value-type="float" office:value="666" calcext:value-type="float">
            <text:p>666</text:p>
          </table:table-cell>
          <table:table-cell table:formula="of:=[.D393]*100" office:value-type="float" office:value="0.12429857" calcext:value-type="float">
            <text:p>0.12429857</text:p>
          </table:table-cell>
          <table:table-cell table:formula="of:=[.E393]*100" office:value-type="float" office:value="0.53956" calcext:value-type="float">
            <text:p>0.53956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179.1464996338" calcext:value-type="float">
            <text:p>179.1464996338</text:p>
          </table:table-cell>
          <table:table-cell office:value-type="float" office:value="-0.1655762076" calcext:value-type="float">
            <text:p>-0.16557620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1257" calcext:value-type="float">
            <text:p>0.00511257</text:p>
          </table:table-cell>
          <table:table-cell office:value-type="float" office:value="0.0086168" calcext:value-type="float">
            <text:p>0.0086168</text:p>
          </table:table-cell>
          <table:table-cell office:value-type="float" office:value="-0.000101239" calcext:value-type="float">
            <text:p>-0.000101239</text:p>
          </table:table-cell>
          <table:table-cell office:value-type="float" office:value="667" calcext:value-type="float">
            <text:p>667</text:p>
          </table:table-cell>
          <table:table-cell table:formula="of:=[.D394]*100" office:value-type="float" office:value="0.12429857" calcext:value-type="float">
            <text:p>0.12429857</text:p>
          </table:table-cell>
          <table:table-cell table:formula="of:=[.E394]*100" office:value-type="float" office:value="0.511257" calcext:value-type="float">
            <text:p>0.51125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9.1365661621" calcext:value-type="float">
            <text:p>179.1365661621</text:p>
          </table:table-cell>
          <table:table-cell office:value-type="float" office:value="-0.1152255246" calcext:value-type="float">
            <text:p>-0.11522552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8847" calcext:value-type="float">
            <text:p>0.00458847</text:p>
          </table:table-cell>
          <table:table-cell office:value-type="float" office:value="0.0086168" calcext:value-type="float">
            <text:p>0.0086168</text:p>
          </table:table-cell>
          <table:table-cell office:value-type="float" office:value="-0.0000279809" calcext:value-type="float">
            <text:p>-2.79809E-05</text:p>
          </table:table-cell>
          <table:table-cell office:value-type="float" office:value="668" calcext:value-type="float">
            <text:p>668</text:p>
          </table:table-cell>
          <table:table-cell table:formula="of:=[.D395]*100" office:value-type="float" office:value="0.12429857" calcext:value-type="float">
            <text:p>0.12429857</text:p>
          </table:table-cell>
          <table:table-cell table:formula="of:=[.E395]*100" office:value-type="float" office:value="0.458847" calcext:value-type="float">
            <text:p>0.458847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179.1366424561" calcext:value-type="float">
            <text:p>179.1366424561</text:p>
          </table:table-cell>
          <table:table-cell office:value-type="float" office:value="-0.1207453698" calcext:value-type="float">
            <text:p>-0.12074536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7615" calcext:value-type="float">
            <text:p>0.00427615</text:p>
          </table:table-cell>
          <table:table-cell office:value-type="float" office:value="0.00813292" calcext:value-type="float">
            <text:p>0.00813292</text:p>
          </table:table-cell>
          <table:table-cell office:value-type="float" office:value="-0.000163595" calcext:value-type="float">
            <text:p>-0.000163595</text:p>
          </table:table-cell>
          <table:table-cell office:value-type="float" office:value="669" calcext:value-type="float">
            <text:p>669</text:p>
          </table:table-cell>
          <table:table-cell table:formula="of:=[.D396]*100" office:value-type="float" office:value="0.12429857" calcext:value-type="float">
            <text:p>0.12429857</text:p>
          </table:table-cell>
          <table:table-cell table:formula="of:=[.E396]*100" office:value-type="float" office:value="0.427615" calcext:value-type="float">
            <text:p>0.42761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79.1445159912" calcext:value-type="float">
            <text:p>179.1445159912</text:p>
          </table:table-cell>
          <table:table-cell office:value-type="float" office:value="-0.1050277154" calcext:value-type="float">
            <text:p>-0.10502771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6336" calcext:value-type="float">
            <text:p>0.00396336</text:p>
          </table:table-cell>
          <table:table-cell office:value-type="float" office:value="0.00813292" calcext:value-type="float">
            <text:p>0.00813292</text:p>
          </table:table-cell>
          <table:table-cell office:value-type="float" office:value="-0.0000914103" calcext:value-type="float">
            <text:p>-9.14103E-05</text:p>
          </table:table-cell>
          <table:table-cell office:value-type="float" office:value="670" calcext:value-type="float">
            <text:p>670</text:p>
          </table:table-cell>
          <table:table-cell table:formula="of:=[.D397]*100" office:value-type="float" office:value="0.12429857" calcext:value-type="float">
            <text:p>0.12429857</text:p>
          </table:table-cell>
          <table:table-cell table:formula="of:=[.E397]*100" office:value-type="float" office:value="0.396336" calcext:value-type="float">
            <text:p>0.396336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179.1526947021" calcext:value-type="float">
            <text:p>179.1526947021</text:p>
          </table:table-cell>
          <table:table-cell office:value-type="float" office:value="-0.1257637256" calcext:value-type="float">
            <text:p>-0.12576372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9321" calcext:value-type="float">
            <text:p>0.00389321</text:p>
          </table:table-cell>
          <table:table-cell office:value-type="float" office:value="0.00743399" calcext:value-type="float">
            <text:p>0.00743399</text:p>
          </table:table-cell>
          <table:table-cell office:value-type="float" office:value="0.0000076829" calcext:value-type="float">
            <text:p>7.6829E-06</text:p>
          </table:table-cell>
          <table:table-cell office:value-type="float" office:value="671" calcext:value-type="float">
            <text:p>671</text:p>
          </table:table-cell>
          <table:table-cell table:formula="of:=[.D398]*100" office:value-type="float" office:value="0.12429857" calcext:value-type="float">
            <text:p>0.12429857</text:p>
          </table:table-cell>
          <table:table-cell table:formula="of:=[.E398]*100" office:value-type="float" office:value="0.389321" calcext:value-type="float">
            <text:p>0.38932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9.1400604248" calcext:value-type="float">
            <text:p>179.1400604248</text:p>
          </table:table-cell>
          <table:table-cell office:value-type="float" office:value="-0.0798860892" calcext:value-type="float">
            <text:p>-0.07988608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072" calcext:value-type="float">
            <text:p>0.00354072</text:p>
          </table:table-cell>
          <table:table-cell office:value-type="float" office:value="0.00743399" calcext:value-type="float">
            <text:p>0.00743399</text:p>
          </table:table-cell>
          <table:table-cell office:value-type="float" office:value="-0.0000365589" calcext:value-type="float">
            <text:p>-3.65589E-05</text:p>
          </table:table-cell>
          <table:table-cell office:value-type="float" office:value="672" calcext:value-type="float">
            <text:p>672</text:p>
          </table:table-cell>
          <table:table-cell table:formula="of:=[.D399]*100" office:value-type="float" office:value="0.12429857" calcext:value-type="float">
            <text:p>0.12429857</text:p>
          </table:table-cell>
          <table:table-cell table:formula="of:=[.E399]*100" office:value-type="float" office:value="0.354072" calcext:value-type="float">
            <text:p>0.354072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179.1417999268" calcext:value-type="float">
            <text:p>179.1417999268</text:p>
          </table:table-cell>
          <table:table-cell office:value-type="float" office:value="-0.0776892796" calcext:value-type="float">
            <text:p>-0.07768927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9129" calcext:value-type="float">
            <text:p>0.00329129</text:p>
          </table:table-cell>
          <table:table-cell office:value-type="float" office:value="0.00743399" calcext:value-type="float">
            <text:p>0.00743399</text:p>
          </table:table-cell>
          <table:table-cell office:value-type="float" office:value="-0.0002117802" calcext:value-type="float">
            <text:p>-0.0002117802</text:p>
          </table:table-cell>
          <table:table-cell office:value-type="float" office:value="673" calcext:value-type="float">
            <text:p>673</text:p>
          </table:table-cell>
          <table:table-cell table:formula="of:=[.D400]*100" office:value-type="float" office:value="0.12429857" calcext:value-type="float">
            <text:p>0.12429857</text:p>
          </table:table-cell>
          <table:table-cell table:formula="of:=[.E400]*100" office:value-type="float" office:value="0.329129" calcext:value-type="float">
            <text:p>0.32912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79.1569976807" calcext:value-type="float">
            <text:p>179.1569976807</text:p>
          </table:table-cell>
          <table:table-cell office:value-type="float" office:value="-0.067491061" calcext:value-type="float">
            <text:p>-0.0674910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5718" calcext:value-type="float">
            <text:p>0.00305718</text:p>
          </table:table-cell>
          <table:table-cell office:value-type="float" office:value="0.00660928" calcext:value-type="float">
            <text:p>0.00660928</text:p>
          </table:table-cell>
          <table:table-cell office:value-type="float" office:value="0.0000068751" calcext:value-type="float">
            <text:p>6.8751E-06</text:p>
          </table:table-cell>
          <table:table-cell office:value-type="float" office:value="674" calcext:value-type="float">
            <text:p>674</text:p>
          </table:table-cell>
          <table:table-cell table:formula="of:=[.D401]*100" office:value-type="float" office:value="0.12429857" calcext:value-type="float">
            <text:p>0.12429857</text:p>
          </table:table-cell>
          <table:table-cell table:formula="of:=[.E401]*100" office:value-type="float" office:value="0.305718" calcext:value-type="float">
            <text:p>0.305718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179.1523590088" calcext:value-type="float">
            <text:p>179.1523590088</text:p>
          </table:table-cell>
          <table:table-cell office:value-type="float" office:value="-0.0724947554" calcext:value-type="float">
            <text:p>-0.07249475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3458" calcext:value-type="float">
            <text:p>0.00293458</text:p>
          </table:table-cell>
          <table:table-cell office:value-type="float" office:value="0.00660928" calcext:value-type="float">
            <text:p>0.00660928</text:p>
          </table:table-cell>
          <table:table-cell office:value-type="float" office:value="-0.000100566" calcext:value-type="float">
            <text:p>-0.000100566</text:p>
          </table:table-cell>
          <table:table-cell office:value-type="float" office:value="675" calcext:value-type="float">
            <text:p>675</text:p>
          </table:table-cell>
          <table:table-cell table:formula="of:=[.D402]*100" office:value-type="float" office:value="0.12429857" calcext:value-type="float">
            <text:p>0.12429857</text:p>
          </table:table-cell>
          <table:table-cell table:formula="of:=[.E402]*100" office:value-type="float" office:value="0.293458" calcext:value-type="float">
            <text:p>0.29345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9.1566925049" calcext:value-type="float">
            <text:p>179.1566925049</text:p>
          </table:table-cell>
          <table:table-cell office:value-type="float" office:value="-0.0497736973" calcext:value-type="float">
            <text:p>-0.04977369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0149" calcext:value-type="float">
            <text:p>0.00270149</text:p>
          </table:table-cell>
          <table:table-cell office:value-type="float" office:value="0.00575109" calcext:value-type="float">
            <text:p>0.00575109</text:p>
          </table:table-cell>
          <table:table-cell office:value-type="float" office:value="-0.0000777766" calcext:value-type="float">
            <text:p>-7.77766E-05</text:p>
          </table:table-cell>
          <table:table-cell office:value-type="float" office:value="676" calcext:value-type="float">
            <text:p>676</text:p>
          </table:table-cell>
          <table:table-cell table:formula="of:=[.D403]*100" office:value-type="float" office:value="0.12429857" calcext:value-type="float">
            <text:p>0.12429857</text:p>
          </table:table-cell>
          <table:table-cell table:formula="of:=[.E403]*100" office:value-type="float" office:value="0.270149" calcext:value-type="float">
            <text:p>0.270149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179.1529541016" calcext:value-type="float">
            <text:p>179.1529541016</text:p>
          </table:table-cell>
          <table:table-cell office:value-type="float" office:value="-0.0695435141" calcext:value-type="float">
            <text:p>-0.06954351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7798" calcext:value-type="float">
            <text:p>0.00267798</text:p>
          </table:table-cell>
          <table:table-cell office:value-type="float" office:value="0.00575109" calcext:value-type="float">
            <text:p>0.00575109</text:p>
          </table:table-cell>
          <table:table-cell office:value-type="float" office:value="-0.0000278921" calcext:value-type="float">
            <text:p>-2.78921E-05</text:p>
          </table:table-cell>
          <table:table-cell office:value-type="float" office:value="677" calcext:value-type="float">
            <text:p>677</text:p>
          </table:table-cell>
          <table:table-cell table:formula="of:=[.D404]*100" office:value-type="float" office:value="0.12429857" calcext:value-type="float">
            <text:p>0.12429857</text:p>
          </table:table-cell>
          <table:table-cell table:formula="of:=[.E404]*100" office:value-type="float" office:value="0.267798" calcext:value-type="float">
            <text:p>0.26779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79.16796875" calcext:value-type="float">
            <text:p>179.16796875</text:p>
          </table:table-cell>
          <table:table-cell office:value-type="float" office:value="-0.0854150997" calcext:value-type="float">
            <text:p>-0.08541509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6809" calcext:value-type="float">
            <text:p>0.00276809</text:p>
          </table:table-cell>
          <table:table-cell office:value-type="float" office:value="0.00575109" calcext:value-type="float">
            <text:p>0.00575109</text:p>
          </table:table-cell>
          <table:table-cell office:value-type="float" office:value="-0.0000520926" calcext:value-type="float">
            <text:p>-5.20926E-05</text:p>
          </table:table-cell>
          <table:table-cell office:value-type="float" office:value="678" calcext:value-type="float">
            <text:p>678</text:p>
          </table:table-cell>
          <table:table-cell table:formula="of:=[.D405]*100" office:value-type="float" office:value="0.12429857" calcext:value-type="float">
            <text:p>0.12429857</text:p>
          </table:table-cell>
          <table:table-cell table:formula="of:=[.E405]*100" office:value-type="float" office:value="0.276809" calcext:value-type="float">
            <text:p>0.276809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179.1679229736" calcext:value-type="float">
            <text:p>179.1679229736</text:p>
          </table:table-cell>
          <table:table-cell office:value-type="float" office:value="-0.0760122589" calcext:value-type="float">
            <text:p>-0.07601225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6546" calcext:value-type="float">
            <text:p>0.00276546</text:p>
          </table:table-cell>
          <table:table-cell office:value-type="float" office:value="0.00493647" calcext:value-type="float">
            <text:p>0.00493647</text:p>
          </table:table-cell>
          <table:table-cell office:value-type="float" office:value="-0.0000213531" calcext:value-type="float">
            <text:p>-2.13531E-05</text:p>
          </table:table-cell>
          <table:table-cell office:value-type="float" office:value="679" calcext:value-type="float">
            <text:p>679</text:p>
          </table:table-cell>
          <table:table-cell table:formula="of:=[.D406]*100" office:value-type="float" office:value="0.12429857" calcext:value-type="float">
            <text:p>0.12429857</text:p>
          </table:table-cell>
          <table:table-cell table:formula="of:=[.E406]*100" office:value-type="float" office:value="0.276546" calcext:value-type="float">
            <text:p>0.2765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9.1552734375" calcext:value-type="float">
            <text:p>179.1552734375</text:p>
          </table:table-cell>
          <table:table-cell office:value-type="float" office:value="-0.0695255443" calcext:value-type="float">
            <text:p>-0.06952554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2047" calcext:value-type="float">
            <text:p>0.00272047</text:p>
          </table:table-cell>
          <table:table-cell office:value-type="float" office:value="0.00493647" calcext:value-type="float">
            <text:p>0.00493647</text:p>
          </table:table-cell>
          <table:table-cell office:value-type="float" office:value="-0.0001492163" calcext:value-type="float">
            <text:p>-0.0001492163</text:p>
          </table:table-cell>
          <table:table-cell office:value-type="float" office:value="680" calcext:value-type="float">
            <text:p>680</text:p>
          </table:table-cell>
          <table:table-cell table:formula="of:=[.D407]*100" office:value-type="float" office:value="0.12429857" calcext:value-type="float">
            <text:p>0.12429857</text:p>
          </table:table-cell>
          <table:table-cell table:formula="of:=[.E407]*100" office:value-type="float" office:value="0.272047" calcext:value-type="float">
            <text:p>0.272047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179.1528930664" calcext:value-type="float">
            <text:p>179.1528930664</text:p>
          </table:table-cell>
          <table:table-cell office:value-type="float" office:value="-0.1103470445" calcext:value-type="float">
            <text:p>-0.11034704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6256" calcext:value-type="float">
            <text:p>0.00296256</text:p>
          </table:table-cell>
          <table:table-cell office:value-type="float" office:value="0.00493647" calcext:value-type="float">
            <text:p>0.00493647</text:p>
          </table:table-cell>
          <table:table-cell office:value-type="float" office:value="-0.0000196725" calcext:value-type="float">
            <text:p>-1.96725E-05</text:p>
          </table:table-cell>
          <table:table-cell office:value-type="float" office:value="681" calcext:value-type="float">
            <text:p>681</text:p>
          </table:table-cell>
          <table:table-cell table:formula="of:=[.D408]*100" office:value-type="float" office:value="0.12429857" calcext:value-type="float">
            <text:p>0.12429857</text:p>
          </table:table-cell>
          <table:table-cell table:formula="of:=[.E408]*100" office:value-type="float" office:value="0.296256" calcext:value-type="float">
            <text:p>0.29625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79.1419372559" calcext:value-type="float">
            <text:p>179.1419372559</text:p>
          </table:table-cell>
          <table:table-cell office:value-type="float" office:value="-0.1127132877" calcext:value-type="float">
            <text:p>-0.11271328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3958" calcext:value-type="float">
            <text:p>0.00313958</text:p>
          </table:table-cell>
          <table:table-cell office:value-type="float" office:value="0.00422277" calcext:value-type="float">
            <text:p>0.00422277</text:p>
          </table:table-cell>
          <table:table-cell office:value-type="float" office:value="-0.0000676578" calcext:value-type="float">
            <text:p>-6.76578E-05</text:p>
          </table:table-cell>
          <table:table-cell office:value-type="float" office:value="682" calcext:value-type="float">
            <text:p>682</text:p>
          </table:table-cell>
          <table:table-cell table:formula="of:=[.D409]*100" office:value-type="float" office:value="0.12429857" calcext:value-type="float">
            <text:p>0.12429857</text:p>
          </table:table-cell>
          <table:table-cell table:formula="of:=[.E409]*100" office:value-type="float" office:value="0.313958" calcext:value-type="float">
            <text:p>0.313958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179.1416931152" calcext:value-type="float">
            <text:p>179.1416931152</text:p>
          </table:table-cell>
          <table:table-cell office:value-type="float" office:value="-0.137770745" calcext:value-type="float">
            <text:p>-0.1377707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245" calcext:value-type="float">
            <text:p>0.0034245</text:p>
          </table:table-cell>
          <table:table-cell office:value-type="float" office:value="0.00422277" calcext:value-type="float">
            <text:p>0.00422277</text:p>
          </table:table-cell>
          <table:table-cell office:value-type="float" office:value="-0.0000018303" calcext:value-type="float">
            <text:p>-1.8303E-06</text:p>
          </table:table-cell>
          <table:table-cell office:value-type="float" office:value="683" calcext:value-type="float">
            <text:p>683</text:p>
          </table:table-cell>
          <table:table-cell table:formula="of:=[.D410]*100" office:value-type="float" office:value="0.12429857" calcext:value-type="float">
            <text:p>0.12429857</text:p>
          </table:table-cell>
          <table:table-cell table:formula="of:=[.E410]*100" office:value-type="float" office:value="0.34245" calcext:value-type="float">
            <text:p>0.3424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9.1399536133" calcext:value-type="float">
            <text:p>179.1399536133</text:p>
          </table:table-cell>
          <table:table-cell office:value-type="float" office:value="-0.1638451478" calcext:value-type="float">
            <text:p>-0.16384514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805" calcext:value-type="float">
            <text:p>0.00378805</text:p>
          </table:table-cell>
          <table:table-cell office:value-type="float" office:value="0.00364133" calcext:value-type="float">
            <text:p>0.00364133</text:p>
          </table:table-cell>
          <table:table-cell office:value-type="float" office:value="-0.0000412572" calcext:value-type="float">
            <text:p>-4.12572E-05</text:p>
          </table:table-cell>
          <table:table-cell office:value-type="float" office:value="684" calcext:value-type="float">
            <text:p>684</text:p>
          </table:table-cell>
          <table:table-cell table:formula="of:=[.D411]*100" office:value-type="float" office:value="0.12429857" calcext:value-type="float">
            <text:p>0.12429857</text:p>
          </table:table-cell>
          <table:table-cell table:formula="of:=[.E411]*100" office:value-type="float" office:value="0.378805" calcext:value-type="float">
            <text:p>0.37880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179.1470336914" calcext:value-type="float">
            <text:p>179.1470336914</text:p>
          </table:table-cell>
          <table:table-cell office:value-type="float" office:value="-0.0976212492" calcext:value-type="float">
            <text:p>-0.09762124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8887" calcext:value-type="float">
            <text:p>0.00358887</text:p>
          </table:table-cell>
          <table:table-cell office:value-type="float" office:value="0.00364133" calcext:value-type="float">
            <text:p>0.00364133</text:p>
          </table:table-cell>
          <table:table-cell office:value-type="float" office:value="-0.0002150958" calcext:value-type="float">
            <text:p>-0.0002150958</text:p>
          </table:table-cell>
          <table:table-cell office:value-type="float" office:value="685" calcext:value-type="float">
            <text:p>685</text:p>
          </table:table-cell>
          <table:table-cell table:formula="of:=[.D412]*100" office:value-type="float" office:value="0.12429857" calcext:value-type="float">
            <text:p>0.12429857</text:p>
          </table:table-cell>
          <table:table-cell table:formula="of:=[.E412]*100" office:value-type="float" office:value="0.358887" calcext:value-type="float">
            <text:p>0.35888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79.1453094482" calcext:value-type="float">
            <text:p>179.1453094482</text:p>
          </table:table-cell>
          <table:table-cell office:value-type="float" office:value="-0.1672773701" calcext:value-type="float">
            <text:p>-0.16727737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2042" calcext:value-type="float">
            <text:p>0.00392042</text:p>
          </table:table-cell>
          <table:table-cell office:value-type="float" office:value="0.00395859" calcext:value-type="float">
            <text:p>0.00395859</text:p>
          </table:table-cell>
          <table:table-cell office:value-type="float" office:value="0.0000019685" calcext:value-type="float">
            <text:p>1.9685E-06</text:p>
          </table:table-cell>
          <table:table-cell office:value-type="float" office:value="686" calcext:value-type="float">
            <text:p>686</text:p>
          </table:table-cell>
          <table:table-cell table:formula="of:=[.D413]*100" office:value-type="float" office:value="0.12429857" calcext:value-type="float">
            <text:p>0.12429857</text:p>
          </table:table-cell>
          <table:table-cell table:formula="of:=[.E413]*100" office:value-type="float" office:value="0.392042" calcext:value-type="float">
            <text:p>0.39204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179.1448516846" calcext:value-type="float">
            <text:p>179.1448516846</text:p>
          </table:table-cell>
          <table:table-cell office:value-type="float" office:value="-0.1677749222" calcext:value-type="float">
            <text:p>-0.16777492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4458" calcext:value-type="float">
            <text:p>0.00414458</text:p>
          </table:table-cell>
          <table:table-cell office:value-type="float" office:value="0.00320639" calcext:value-type="float">
            <text:p>0.00320639</text:p>
          </table:table-cell>
          <table:table-cell office:value-type="float" office:value="-0.0000386503" calcext:value-type="float">
            <text:p>-3.86503E-05</text:p>
          </table:table-cell>
          <table:table-cell office:value-type="float" office:value="687" calcext:value-type="float">
            <text:p>687</text:p>
          </table:table-cell>
          <table:table-cell table:formula="of:=[.D414]*100" office:value-type="float" office:value="0.12429857" calcext:value-type="float">
            <text:p>0.12429857</text:p>
          </table:table-cell>
          <table:table-cell table:formula="of:=[.E414]*100" office:value-type="float" office:value="0.414458" calcext:value-type="float">
            <text:p>0.41445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9.1383666992" calcext:value-type="float">
            <text:p>179.1383666992</text:p>
          </table:table-cell>
          <table:table-cell office:value-type="float" office:value="-0.162404352" calcext:value-type="float">
            <text:p>-0.1624043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5811" calcext:value-type="float">
            <text:p>0.00425811</text:p>
          </table:table-cell>
          <table:table-cell office:value-type="float" office:value="0.00320639" calcext:value-type="float">
            <text:p>0.00320639</text:p>
          </table:table-cell>
          <table:table-cell office:value-type="float" office:value="-0.0000304875" calcext:value-type="float">
            <text:p>-3.04875E-05</text:p>
          </table:table-cell>
          <table:table-cell office:value-type="float" office:value="688" calcext:value-type="float">
            <text:p>688</text:p>
          </table:table-cell>
          <table:table-cell table:formula="of:=[.D415]*100" office:value-type="float" office:value="0.12429857" calcext:value-type="float">
            <text:p>0.12429857</text:p>
          </table:table-cell>
          <table:table-cell table:formula="of:=[.E415]*100" office:value-type="float" office:value="0.425811" calcext:value-type="float">
            <text:p>0.425811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179.1467285156" calcext:value-type="float">
            <text:p>179.1467285156</text:p>
          </table:table-cell>
          <table:table-cell office:value-type="float" office:value="-0.1326418549" calcext:value-type="float">
            <text:p>-0.13264185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3538" calcext:value-type="float">
            <text:p>0.00413538</text:p>
          </table:table-cell>
          <table:table-cell office:value-type="float" office:value="0.0035439" calcext:value-type="float">
            <text:p>0.0035439</text:p>
          </table:table-cell>
          <table:table-cell office:value-type="float" office:value="-0.00007065" calcext:value-type="float">
            <text:p>-0.00007065</text:p>
          </table:table-cell>
          <table:table-cell office:value-type="float" office:value="689" calcext:value-type="float">
            <text:p>689</text:p>
          </table:table-cell>
          <table:table-cell table:formula="of:=[.D416]*100" office:value-type="float" office:value="0.12429857" calcext:value-type="float">
            <text:p>0.12429857</text:p>
          </table:table-cell>
          <table:table-cell table:formula="of:=[.E416]*100" office:value-type="float" office:value="0.413538" calcext:value-type="float">
            <text:p>0.41353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79.142288208" calcext:value-type="float">
            <text:p>179.142288208</text:p>
          </table:table-cell>
          <table:table-cell office:value-type="float" office:value="-0.111208805" calcext:value-type="float">
            <text:p>-0.1112088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1078" calcext:value-type="float">
            <text:p>0.00391078</text:p>
          </table:table-cell>
          <table:table-cell office:value-type="float" office:value="0.00290967" calcext:value-type="float">
            <text:p>0.00290967</text:p>
          </table:table-cell>
          <table:table-cell office:value-type="float" office:value="-0.0000798708" calcext:value-type="float">
            <text:p>-7.98708E-05</text:p>
          </table:table-cell>
          <table:table-cell office:value-type="float" office:value="690" calcext:value-type="float">
            <text:p>690</text:p>
          </table:table-cell>
          <table:table-cell table:formula="of:=[.D417]*100" office:value-type="float" office:value="0.12429857" calcext:value-type="float">
            <text:p>0.12429857</text:p>
          </table:table-cell>
          <table:table-cell table:formula="of:=[.E417]*100" office:value-type="float" office:value="0.391078" calcext:value-type="float">
            <text:p>0.391078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179.1428527832" calcext:value-type="float">
            <text:p>179.1428527832</text:p>
          </table:table-cell>
          <table:table-cell office:value-type="float" office:value="-0.1647311325" calcext:value-type="float">
            <text:p>-0.16473113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1788" calcext:value-type="float">
            <text:p>0.00411788</text:p>
          </table:table-cell>
          <table:table-cell office:value-type="float" office:value="0.00290967" calcext:value-type="float">
            <text:p>0.00290967</text:p>
          </table:table-cell>
          <table:table-cell office:value-type="float" office:value="0.0001244866" calcext:value-type="float">
            <text:p>0.0001244866</text:p>
          </table:table-cell>
          <table:table-cell office:value-type="float" office:value="691" calcext:value-type="float">
            <text:p>691</text:p>
          </table:table-cell>
          <table:table-cell table:formula="of:=[.D418]*100" office:value-type="float" office:value="0.12429857" calcext:value-type="float">
            <text:p>0.12429857</text:p>
          </table:table-cell>
          <table:table-cell table:formula="of:=[.E418]*100" office:value-type="float" office:value="0.411788" calcext:value-type="float">
            <text:p>0.41178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9.141418457" calcext:value-type="float">
            <text:p>179.141418457</text:p>
          </table:table-cell>
          <table:table-cell office:value-type="float" office:value="-0.0899429091" calcext:value-type="float">
            <text:p>-0.08994290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574" calcext:value-type="float">
            <text:p>0.0037574</text:p>
          </table:table-cell>
          <table:table-cell office:value-type="float" office:value="0.00272875" calcext:value-type="float">
            <text:p>0.00272875</text:p>
          </table:table-cell>
          <table:table-cell office:value-type="float" office:value="-0.00011847" calcext:value-type="float">
            <text:p>-0.00011847</text:p>
          </table:table-cell>
          <table:table-cell office:value-type="float" office:value="692" calcext:value-type="float">
            <text:p>692</text:p>
          </table:table-cell>
          <table:table-cell table:formula="of:=[.D419]*100" office:value-type="float" office:value="0.12429857" calcext:value-type="float">
            <text:p>0.12429857</text:p>
          </table:table-cell>
          <table:table-cell table:formula="of:=[.E419]*100" office:value-type="float" office:value="0.37574" calcext:value-type="float">
            <text:p>0.37574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179.1422729492" calcext:value-type="float">
            <text:p>179.1422729492</text:p>
          </table:table-cell>
          <table:table-cell office:value-type="float" office:value="-0.1011262754" calcext:value-type="float">
            <text:p>-0.10112627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9182" calcext:value-type="float">
            <text:p>0.00359182</text:p>
          </table:table-cell>
          <table:table-cell office:value-type="float" office:value="0.00272875" calcext:value-type="float">
            <text:p>0.00272875</text:p>
          </table:table-cell>
          <table:table-cell office:value-type="float" office:value="-0.0000364501" calcext:value-type="float">
            <text:p>-3.64501E-05</text:p>
          </table:table-cell>
          <table:table-cell office:value-type="float" office:value="693" calcext:value-type="float">
            <text:p>693</text:p>
          </table:table-cell>
          <table:table-cell table:formula="of:=[.D420]*100" office:value-type="float" office:value="0.12429857" calcext:value-type="float">
            <text:p>0.12429857</text:p>
          </table:table-cell>
          <table:table-cell table:formula="of:=[.E420]*100" office:value-type="float" office:value="0.359182" calcext:value-type="float">
            <text:p>0.35918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79.1451721191" calcext:value-type="float">
            <text:p>179.1451721191</text:p>
          </table:table-cell>
          <table:table-cell office:value-type="float" office:value="-0.1026902183" calcext:value-type="float">
            <text:p>-0.10269021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9194" calcext:value-type="float">
            <text:p>0.00349194</text:p>
          </table:table-cell>
          <table:table-cell office:value-type="float" office:value="0.00298409" calcext:value-type="float">
            <text:p>0.00298409</text:p>
          </table:table-cell>
          <table:table-cell office:value-type="float" office:value="0.0000058487" calcext:value-type="float">
            <text:p>5.8487E-06</text:p>
          </table:table-cell>
          <table:table-cell office:value-type="float" office:value="694" calcext:value-type="float">
            <text:p>694</text:p>
          </table:table-cell>
          <table:table-cell table:formula="of:=[.D421]*100" office:value-type="float" office:value="0.12429857" calcext:value-type="float">
            <text:p>0.12429857</text:p>
          </table:table-cell>
          <table:table-cell table:formula="of:=[.E421]*100" office:value-type="float" office:value="0.349194" calcext:value-type="float">
            <text:p>0.349194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179.1471099854" calcext:value-type="float">
            <text:p>179.1471099854</text:p>
          </table:table-cell>
          <table:table-cell office:value-type="float" office:value="-0.0725095781" calcext:value-type="float">
            <text:p>-0.07250957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2428" calcext:value-type="float">
            <text:p>0.00322428</text:p>
          </table:table-cell>
          <table:table-cell office:value-type="float" office:value="0.00262635" calcext:value-type="float">
            <text:p>0.00262635</text:p>
          </table:table-cell>
          <table:table-cell office:value-type="float" office:value="-0.0000897566" calcext:value-type="float">
            <text:p>-8.97566E-05</text:p>
          </table:table-cell>
          <table:table-cell office:value-type="float" office:value="695" calcext:value-type="float">
            <text:p>695</text:p>
          </table:table-cell>
          <table:table-cell table:formula="of:=[.D422]*100" office:value-type="float" office:value="0.12429857" calcext:value-type="float">
            <text:p>0.12429857</text:p>
          </table:table-cell>
          <table:table-cell table:formula="of:=[.E422]*100" office:value-type="float" office:value="0.322428" calcext:value-type="float">
            <text:p>0.322428</text:p>
          </table:table-cell>
        </table:table-row>
        <table:table-row table:style-name="ro1">
          <table:table-cell office:value-type="float" office:value="34.81" calcext:value-type="float">
            <text:p>34.81</text:p>
          </table:table-cell>
          <table:table-cell office:value-type="float" office:value="179.1593933105" calcext:value-type="float">
            <text:p>179.1593933105</text:p>
          </table:table-cell>
          <table:table-cell office:value-type="float" office:value="-0.0991363517" calcext:value-type="float">
            <text:p>-0.09913635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2344" calcext:value-type="float">
            <text:p>0.00322344</text:p>
          </table:table-cell>
          <table:table-cell office:value-type="float" office:value="0.00262635" calcext:value-type="float">
            <text:p>0.00262635</text:p>
          </table:table-cell>
          <table:table-cell office:value-type="float" office:value="-0.0000605479" calcext:value-type="float">
            <text:p>-6.05479E-05</text:p>
          </table:table-cell>
          <table:table-cell office:value-type="float" office:value="696" calcext:value-type="float">
            <text:p>696</text:p>
          </table:table-cell>
          <table:table-cell table:formula="of:=[.D423]*100" office:value-type="float" office:value="0.12429857" calcext:value-type="float">
            <text:p>0.12429857</text:p>
          </table:table-cell>
          <table:table-cell table:formula="of:=[.E423]*100" office:value-type="float" office:value="0.322344" calcext:value-type="float">
            <text:p>0.322344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179.1581878662" calcext:value-type="float">
            <text:p>179.1581878662</text:p>
          </table:table-cell>
          <table:table-cell office:value-type="float" office:value="-0.1415766842" calcext:value-type="float">
            <text:p>-0.14157668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0572" calcext:value-type="float">
            <text:p>0.00350572</text:p>
          </table:table-cell>
          <table:table-cell office:value-type="float" office:value="0.00279867" calcext:value-type="float">
            <text:p>0.00279867</text:p>
          </table:table-cell>
          <table:table-cell office:value-type="float" office:value="0.0000433384" calcext:value-type="float">
            <text:p>4.33384E-05</text:p>
          </table:table-cell>
          <table:table-cell office:value-type="float" office:value="697" calcext:value-type="float">
            <text:p>697</text:p>
          </table:table-cell>
          <table:table-cell table:formula="of:=[.D424]*100" office:value-type="float" office:value="0.12429857" calcext:value-type="float">
            <text:p>0.12429857</text:p>
          </table:table-cell>
          <table:table-cell table:formula="of:=[.E424]*100" office:value-type="float" office:value="0.350572" calcext:value-type="float">
            <text:p>0.350572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79.1531066895" calcext:value-type="float">
            <text:p>179.1531066895</text:p>
          </table:table-cell>
          <table:table-cell office:value-type="float" office:value="-0.0983164108" calcext:value-type="float">
            <text:p>-0.09831641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0544" calcext:value-type="float">
            <text:p>0.00340544</text:p>
          </table:table-cell>
          <table:table-cell office:value-type="float" office:value="0.00257734" calcext:value-type="float">
            <text:p>0.00257734</text:p>
          </table:table-cell>
          <table:table-cell office:value-type="float" office:value="-0.0000967246" calcext:value-type="float">
            <text:p>-9.67246E-05</text:p>
          </table:table-cell>
          <table:table-cell office:value-type="float" office:value="698" calcext:value-type="float">
            <text:p>698</text:p>
          </table:table-cell>
          <table:table-cell table:formula="of:=[.D425]*100" office:value-type="float" office:value="0.12429857" calcext:value-type="float">
            <text:p>0.12429857</text:p>
          </table:table-cell>
          <table:table-cell table:formula="of:=[.E425]*100" office:value-type="float" office:value="0.340544" calcext:value-type="float">
            <text:p>0.340544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179.1552886963" calcext:value-type="float">
            <text:p>179.1552886963</text:p>
          </table:table-cell>
          <table:table-cell office:value-type="float" office:value="-0.1340272321" calcext:value-type="float">
            <text:p>-0.13402723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7664" calcext:value-type="float">
            <text:p>0.00357664</text:p>
          </table:table-cell>
          <table:table-cell office:value-type="float" office:value="0.00265491" calcext:value-type="float">
            <text:p>0.00265491</text:p>
          </table:table-cell>
          <table:table-cell office:value-type="float" office:value="-0.0000732374" calcext:value-type="float">
            <text:p>-7.32374E-05</text:p>
          </table:table-cell>
          <table:table-cell office:value-type="float" office:value="699" calcext:value-type="float">
            <text:p>699</text:p>
          </table:table-cell>
          <table:table-cell table:formula="of:=[.D426]*100" office:value-type="float" office:value="0.12429857" calcext:value-type="float">
            <text:p>0.12429857</text:p>
          </table:table-cell>
          <table:table-cell table:formula="of:=[.E426]*100" office:value-type="float" office:value="0.357664" calcext:value-type="float">
            <text:p>0.3576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9.1610717773" calcext:value-type="float">
            <text:p>179.1610717773</text:p>
          </table:table-cell>
          <table:table-cell office:value-type="float" office:value="-0.1703273343" calcext:value-type="float">
            <text:p>-0.17032733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326" calcext:value-type="float">
            <text:p>0.0039326</text:p>
          </table:table-cell>
          <table:table-cell office:value-type="float" office:value="0.00254936" calcext:value-type="float">
            <text:p>0.00254936</text:p>
          </table:table-cell>
          <table:table-cell office:value-type="float" office:value="0.0001109697" calcext:value-type="float">
            <text:p>0.0001109697</text:p>
          </table:table-cell>
          <table:table-cell office:value-type="float" office:value="700" calcext:value-type="float">
            <text:p>700</text:p>
          </table:table-cell>
          <table:table-cell table:formula="of:=[.D427]*100" office:value-type="float" office:value="0.12429857" calcext:value-type="float">
            <text:p>0.12429857</text:p>
          </table:table-cell>
          <table:table-cell table:formula="of:=[.E427]*100" office:value-type="float" office:value="0.39326" calcext:value-type="float">
            <text:p>0.39326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179.1674957275" calcext:value-type="float">
            <text:p>179.1674957275</text:p>
          </table:table-cell>
          <table:table-cell office:value-type="float" office:value="-0.1333689732" calcext:value-type="float">
            <text:p>-0.13336897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234" calcext:value-type="float">
            <text:p>0.0039234</text:p>
          </table:table-cell>
          <table:table-cell office:value-type="float" office:value="0.00254936" calcext:value-type="float">
            <text:p>0.00254936</text:p>
          </table:table-cell>
          <table:table-cell office:value-type="float" office:value="0.0000016218" calcext:value-type="float">
            <text:p>1.6218E-06</text:p>
          </table:table-cell>
          <table:table-cell office:value-type="float" office:value="701" calcext:value-type="float">
            <text:p>701</text:p>
          </table:table-cell>
          <table:table-cell table:formula="of:=[.D428]*100" office:value-type="float" office:value="0.12429857" calcext:value-type="float">
            <text:p>0.12429857</text:p>
          </table:table-cell>
          <table:table-cell table:formula="of:=[.E428]*100" office:value-type="float" office:value="0.39234" calcext:value-type="float">
            <text:p>0.39234</text:p>
          </table:table-cell>
        </table:table-row>
        <table:table-row table:style-name="ro1">
          <table:table-cell office:value-type="float" office:value="35.11" calcext:value-type="float">
            <text:p>35.11</text:p>
          </table:table-cell>
          <table:table-cell office:value-type="float" office:value="179.1742553711" calcext:value-type="float">
            <text:p>179.1742553711</text:p>
          </table:table-cell>
          <table:table-cell office:value-type="float" office:value="-0.1206565995" calcext:value-type="float">
            <text:p>-0.12065659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3255" calcext:value-type="float">
            <text:p>0.00383255</text:p>
          </table:table-cell>
          <table:table-cell office:value-type="float" office:value="0.00253703" calcext:value-type="float">
            <text:p>0.00253703</text:p>
          </table:table-cell>
          <table:table-cell office:value-type="float" office:value="-0.000085364" calcext:value-type="float">
            <text:p>-0.000085364</text:p>
          </table:table-cell>
          <table:table-cell office:value-type="float" office:value="702" calcext:value-type="float">
            <text:p>702</text:p>
          </table:table-cell>
          <table:table-cell table:formula="of:=[.D429]*100" office:value-type="float" office:value="0.12429857" calcext:value-type="float">
            <text:p>0.12429857</text:p>
          </table:table-cell>
          <table:table-cell table:formula="of:=[.E429]*100" office:value-type="float" office:value="0.383255" calcext:value-type="float">
            <text:p>0.383255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179.1740570068" calcext:value-type="float">
            <text:p>179.1740570068</text:p>
          </table:table-cell>
          <table:table-cell office:value-type="float" office:value="-0.1714491349" calcext:value-type="float">
            <text:p>-0.17144913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1053" calcext:value-type="float">
            <text:p>0.00411053</text:p>
          </table:table-cell>
          <table:table-cell office:value-type="float" office:value="0.00251775" calcext:value-type="float">
            <text:p>0.00251775</text:p>
          </table:table-cell>
          <table:table-cell office:value-type="float" office:value="-0.0000450029" calcext:value-type="float">
            <text:p>-4.50029E-05</text:p>
          </table:table-cell>
          <table:table-cell office:value-type="float" office:value="703" calcext:value-type="float">
            <text:p>703</text:p>
          </table:table-cell>
          <table:table-cell table:formula="of:=[.D430]*100" office:value-type="float" office:value="0.12429857" calcext:value-type="float">
            <text:p>0.12429857</text:p>
          </table:table-cell>
          <table:table-cell table:formula="of:=[.E430]*100" office:value-type="float" office:value="0.411053" calcext:value-type="float">
            <text:p>0.41105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9.1675415039" calcext:value-type="float">
            <text:p>179.1675415039</text:p>
          </table:table-cell>
          <table:table-cell office:value-type="float" office:value="-0.1181354254" calcext:value-type="float">
            <text:p>-0.11813542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404" calcext:value-type="float">
            <text:p>0.0039404</text:p>
          </table:table-cell>
          <table:table-cell office:value-type="float" office:value="0.00242879" calcext:value-type="float">
            <text:p>0.00242879</text:p>
          </table:table-cell>
          <table:table-cell office:value-type="float" office:value="-0.0000815688" calcext:value-type="float">
            <text:p>-8.15688E-05</text:p>
          </table:table-cell>
          <table:table-cell office:value-type="float" office:value="704" calcext:value-type="float">
            <text:p>704</text:p>
          </table:table-cell>
          <table:table-cell table:formula="of:=[.D431]*100" office:value-type="float" office:value="0.12429857" calcext:value-type="float">
            <text:p>0.12429857</text:p>
          </table:table-cell>
          <table:table-cell table:formula="of:=[.E431]*100" office:value-type="float" office:value="0.39404" calcext:value-type="float">
            <text:p>0.3940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179.1746826172" calcext:value-type="float">
            <text:p>179.1746826172</text:p>
          </table:table-cell>
          <table:table-cell office:value-type="float" office:value="-0.1249037178" calcext:value-type="float">
            <text:p>-0.12490371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7218" calcext:value-type="float">
            <text:p>0.00387218</text:p>
          </table:table-cell>
          <table:table-cell office:value-type="float" office:value="0.00247032" calcext:value-type="float">
            <text:p>0.00247032</text:p>
          </table:table-cell>
          <table:table-cell office:value-type="float" office:value="-0.0001297822" calcext:value-type="float">
            <text:p>-0.0001297822</text:p>
          </table:table-cell>
          <table:table-cell office:value-type="float" office:value="705" calcext:value-type="float">
            <text:p>705</text:p>
          </table:table-cell>
          <table:table-cell table:formula="of:=[.D432]*100" office:value-type="float" office:value="0.12429857" calcext:value-type="float">
            <text:p>0.12429857</text:p>
          </table:table-cell>
          <table:table-cell table:formula="of:=[.E432]*100" office:value-type="float" office:value="0.387218" calcext:value-type="float">
            <text:p>0.387218</text:p>
          </table:table-cell>
        </table:table-row>
        <table:table-row table:style-name="ro1">
          <table:table-cell office:value-type="float" office:value="35.31" calcext:value-type="float">
            <text:p>35.31</text:p>
          </table:table-cell>
          <table:table-cell office:value-type="float" office:value="179.1850585938" calcext:value-type="float">
            <text:p>179.1850585938</text:p>
          </table:table-cell>
          <table:table-cell office:value-type="float" office:value="-0.1562584766" calcext:value-type="float">
            <text:p>-0.15625847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357" calcext:value-type="float">
            <text:p>0.0040357</text:p>
          </table:table-cell>
          <table:table-cell office:value-type="float" office:value="0.00247032" calcext:value-type="float">
            <text:p>0.00247032</text:p>
          </table:table-cell>
          <table:table-cell office:value-type="float" office:value="0.0000276908" calcext:value-type="float">
            <text:p>2.76908E-05</text:p>
          </table:table-cell>
          <table:table-cell office:value-type="float" office:value="706" calcext:value-type="float">
            <text:p>706</text:p>
          </table:table-cell>
          <table:table-cell table:formula="of:=[.D433]*100" office:value-type="float" office:value="0.12429857" calcext:value-type="float">
            <text:p>0.12429857</text:p>
          </table:table-cell>
          <table:table-cell table:formula="of:=[.E433]*100" office:value-type="float" office:value="0.40357" calcext:value-type="float">
            <text:p>0.40357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179.1921386719" calcext:value-type="float">
            <text:p>179.1921386719</text:p>
          </table:table-cell>
          <table:table-cell office:value-type="float" office:value="-0.1298615231" calcext:value-type="float">
            <text:p>-0.12986152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687" calcext:value-type="float">
            <text:p>0.0039687</text:p>
          </table:table-cell>
          <table:table-cell office:value-type="float" office:value="0.0023343" calcext:value-type="float">
            <text:p>0.0023343</text:p>
          </table:table-cell>
          <table:table-cell office:value-type="float" office:value="-0.0000530135" calcext:value-type="float">
            <text:p>-5.30135E-05</text:p>
          </table:table-cell>
          <table:table-cell office:value-type="float" office:value="707" calcext:value-type="float">
            <text:p>707</text:p>
          </table:table-cell>
          <table:table-cell table:formula="of:=[.D434]*100" office:value-type="float" office:value="0.12429857" calcext:value-type="float">
            <text:p>0.12429857</text:p>
          </table:table-cell>
          <table:table-cell table:formula="of:=[.E434]*100" office:value-type="float" office:value="0.39687" calcext:value-type="float">
            <text:p>0.39687</text:p>
          </table:table-cell>
        </table:table-row>
        <table:table-row table:style-name="ro1">
          <table:table-cell office:value-type="float" office:value="35.41" calcext:value-type="float">
            <text:p>35.41</text:p>
          </table:table-cell>
          <table:table-cell office:value-type="float" office:value="179.1793212891" calcext:value-type="float">
            <text:p>179.1793212891</text:p>
          </table:table-cell>
          <table:table-cell office:value-type="float" office:value="-0.1081563822" calcext:value-type="float">
            <text:p>-0.10815638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7941" calcext:value-type="float">
            <text:p>0.00377941</text:p>
          </table:table-cell>
          <table:table-cell office:value-type="float" office:value="0.00240837" calcext:value-type="float">
            <text:p>0.00240837</text:p>
          </table:table-cell>
          <table:table-cell office:value-type="float" office:value="-0.0001493112" calcext:value-type="float">
            <text:p>-0.0001493112</text:p>
          </table:table-cell>
          <table:table-cell office:value-type="float" office:value="708" calcext:value-type="float">
            <text:p>708</text:p>
          </table:table-cell>
          <table:table-cell table:formula="of:=[.D435]*100" office:value-type="float" office:value="0.12429857" calcext:value-type="float">
            <text:p>0.12429857</text:p>
          </table:table-cell>
          <table:table-cell table:formula="of:=[.E435]*100" office:value-type="float" office:value="0.377941" calcext:value-type="float">
            <text:p>0.377941</text:p>
          </table:table-cell>
        </table:table-row>
        <table:table-row table:style-name="ro1">
          <table:table-cell office:value-type="float" office:value="35.46" calcext:value-type="float">
            <text:p>35.46</text:p>
          </table:table-cell>
          <table:table-cell office:value-type="float" office:value="179.1811065674" calcext:value-type="float">
            <text:p>179.1811065674</text:p>
          </table:table-cell>
          <table:table-cell office:value-type="float" office:value="-0.0905163009" calcext:value-type="float">
            <text:p>-0.09051630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3577" calcext:value-type="float">
            <text:p>0.00353577</text:p>
          </table:table-cell>
          <table:table-cell office:value-type="float" office:value="0.00240837" calcext:value-type="float">
            <text:p>0.00240837</text:p>
          </table:table-cell>
          <table:table-cell office:value-type="float" office:value="-0.0001521132" calcext:value-type="float">
            <text:p>-0.0001521132</text:p>
          </table:table-cell>
          <table:table-cell office:value-type="float" office:value="709" calcext:value-type="float">
            <text:p>709</text:p>
          </table:table-cell>
          <table:table-cell table:formula="of:=[.D436]*100" office:value-type="float" office:value="0.12429857" calcext:value-type="float">
            <text:p>0.12429857</text:p>
          </table:table-cell>
          <table:table-cell table:formula="of:=[.E436]*100" office:value-type="float" office:value="0.353577" calcext:value-type="float">
            <text:p>0.353577</text:p>
          </table:table-cell>
        </table:table-row>
        <table:table-row table:style-name="ro1">
          <table:table-cell office:value-type="float" office:value="35.51" calcext:value-type="float">
            <text:p>35.51</text:p>
          </table:table-cell>
          <table:table-cell office:value-type="float" office:value="179.1854858398" calcext:value-type="float">
            <text:p>179.1854858398</text:p>
          </table:table-cell>
          <table:table-cell office:value-type="float" office:value="-0.1328611143" calcext:value-type="float">
            <text:p>-0.13286111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5568" calcext:value-type="float">
            <text:p>0.00365568</text:p>
          </table:table-cell>
          <table:table-cell office:value-type="float" office:value="0.00233006" calcext:value-type="float">
            <text:p>0.00233006</text:p>
          </table:table-cell>
          <table:table-cell office:value-type="float" office:value="-0.0000713833" calcext:value-type="float">
            <text:p>-7.13833E-05</text:p>
          </table:table-cell>
          <table:table-cell office:value-type="float" office:value="710" calcext:value-type="float">
            <text:p>710</text:p>
          </table:table-cell>
          <table:table-cell table:formula="of:=[.D437]*100" office:value-type="float" office:value="0.12429857" calcext:value-type="float">
            <text:p>0.12429857</text:p>
          </table:table-cell>
          <table:table-cell table:formula="of:=[.E437]*100" office:value-type="float" office:value="0.365568" calcext:value-type="float">
            <text:p>0.365568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179.1945343018" calcext:value-type="float">
            <text:p>179.1945343018</text:p>
          </table:table-cell>
          <table:table-cell office:value-type="float" office:value="-0.1090661135" calcext:value-type="float">
            <text:p>-0.10906611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7697" calcext:value-type="float">
            <text:p>0.00357697</text:p>
          </table:table-cell>
          <table:table-cell office:value-type="float" office:value="0.00233006" calcext:value-type="float">
            <text:p>0.00233006</text:p>
          </table:table-cell>
          <table:table-cell office:value-type="float" office:value="-0.0000581456" calcext:value-type="float">
            <text:p>-5.81456E-05</text:p>
          </table:table-cell>
          <table:table-cell office:value-type="float" office:value="711" calcext:value-type="float">
            <text:p>711</text:p>
          </table:table-cell>
          <table:table-cell table:formula="of:=[.D438]*100" office:value-type="float" office:value="0.12429857" calcext:value-type="float">
            <text:p>0.12429857</text:p>
          </table:table-cell>
          <table:table-cell table:formula="of:=[.E438]*100" office:value-type="float" office:value="0.357697" calcext:value-type="float">
            <text:p>0.357697</text:p>
          </table:table-cell>
        </table:table-row>
        <table:table-row table:style-name="ro1">
          <table:table-cell office:value-type="float" office:value="35.61" calcext:value-type="float">
            <text:p>35.61</text:p>
          </table:table-cell>
          <table:table-cell office:value-type="float" office:value="179.2228393555" calcext:value-type="float">
            <text:p>179.2228393555</text:p>
          </table:table-cell>
          <table:table-cell office:value-type="float" office:value="-0.0878703184" calcext:value-type="float">
            <text:p>-0.08787031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8329" calcext:value-type="float">
            <text:p>0.00338329</text:p>
          </table:table-cell>
          <table:table-cell office:value-type="float" office:value="0.00218873" calcext:value-type="float">
            <text:p>0.00218873</text:p>
          </table:table-cell>
          <table:table-cell office:value-type="float" office:value="-0.0001754364" calcext:value-type="float">
            <text:p>-0.0001754364</text:p>
          </table:table-cell>
          <table:table-cell office:value-type="float" office:value="712" calcext:value-type="float">
            <text:p>712</text:p>
          </table:table-cell>
          <table:table-cell table:formula="of:=[.D439]*100" office:value-type="float" office:value="0.12429857" calcext:value-type="float">
            <text:p>0.12429857</text:p>
          </table:table-cell>
          <table:table-cell table:formula="of:=[.E439]*100" office:value-type="float" office:value="0.338329" calcext:value-type="float">
            <text:p>0.338329</text:p>
          </table:table-cell>
        </table:table-row>
        <table:table-row table:style-name="ro1">
          <table:table-cell office:value-type="float" office:value="35.66" calcext:value-type="float">
            <text:p>35.66</text:p>
          </table:table-cell>
          <table:table-cell office:value-type="float" office:value="179.2138824463" calcext:value-type="float">
            <text:p>179.2138824463</text:p>
          </table:table-cell>
          <table:table-cell office:value-type="float" office:value="-0.0831495674" calcext:value-type="float">
            <text:p>-0.08314956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2281" calcext:value-type="float">
            <text:p>0.00322281</text:p>
          </table:table-cell>
          <table:table-cell office:value-type="float" office:value="0.00224464" calcext:value-type="float">
            <text:p>0.00224464</text:p>
          </table:table-cell>
          <table:table-cell office:value-type="float" office:value="-0.0000948186" calcext:value-type="float">
            <text:p>-9.48186E-05</text:p>
          </table:table-cell>
          <table:table-cell office:value-type="float" office:value="713" calcext:value-type="float">
            <text:p>713</text:p>
          </table:table-cell>
          <table:table-cell table:formula="of:=[.D440]*100" office:value-type="float" office:value="0.12429857" calcext:value-type="float">
            <text:p>0.12429857</text:p>
          </table:table-cell>
          <table:table-cell table:formula="of:=[.E440]*100" office:value-type="float" office:value="0.322281" calcext:value-type="float">
            <text:p>0.322281</text:p>
          </table:table-cell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179.2175750732" calcext:value-type="float">
            <text:p>179.2175750732</text:p>
          </table:table-cell>
          <table:table-cell office:value-type="float" office:value="-0.0508991438" calcext:value-type="float">
            <text:p>-0.05089914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0098" calcext:value-type="float">
            <text:p>0.00290098</text:p>
          </table:table-cell>
          <table:table-cell office:value-type="float" office:value="0.00214302" calcext:value-type="float">
            <text:p>0.00214302</text:p>
          </table:table-cell>
          <table:table-cell office:value-type="float" office:value="-0.0002334944" calcext:value-type="float">
            <text:p>-0.0002334944</text:p>
          </table:table-cell>
          <table:table-cell office:value-type="float" office:value="714" calcext:value-type="float">
            <text:p>714</text:p>
          </table:table-cell>
          <table:table-cell table:formula="of:=[.D441]*100" office:value-type="float" office:value="0.12429857" calcext:value-type="float">
            <text:p>0.12429857</text:p>
          </table:table-cell>
          <table:table-cell table:formula="of:=[.E441]*100" office:value-type="float" office:value="0.290098" calcext:value-type="float">
            <text:p>0.290098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179.2138061523" calcext:value-type="float">
            <text:p>179.2138061523</text:p>
          </table:table-cell>
          <table:table-cell office:value-type="float" office:value="-0.1750747706" calcext:value-type="float">
            <text:p>-0.17507477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1417" calcext:value-type="float">
            <text:p>0.00351417</text:p>
          </table:table-cell>
          <table:table-cell office:value-type="float" office:value="0.00214302" calcext:value-type="float">
            <text:p>0.00214302</text:p>
          </table:table-cell>
          <table:table-cell office:value-type="float" office:value="0.0001341774" calcext:value-type="float">
            <text:p>0.0001341774</text:p>
          </table:table-cell>
          <table:table-cell office:value-type="float" office:value="715" calcext:value-type="float">
            <text:p>715</text:p>
          </table:table-cell>
          <table:table-cell table:formula="of:=[.D442]*100" office:value-type="float" office:value="0.12429857" calcext:value-type="float">
            <text:p>0.12429857</text:p>
          </table:table-cell>
          <table:table-cell table:formula="of:=[.E442]*100" office:value-type="float" office:value="0.351417" calcext:value-type="float">
            <text:p>0.351417</text:p>
          </table:table-cell>
        </table:table-row>
        <table:table-row table:style-name="ro1">
          <table:table-cell office:value-type="float" office:value="35.81" calcext:value-type="float">
            <text:p>35.81</text:p>
          </table:table-cell>
          <table:table-cell office:value-type="float" office:value="179.2112884521" calcext:value-type="float">
            <text:p>179.2112884521</text:p>
          </table:table-cell>
          <table:table-cell office:value-type="float" office:value="-0.0908985813" calcext:value-type="float">
            <text:p>-0.09089858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6164" calcext:value-type="float">
            <text:p>0.00336164</text:p>
          </table:table-cell>
          <table:table-cell office:value-type="float" office:value="0.00216345" calcext:value-type="float">
            <text:p>0.00216345</text:p>
          </table:table-cell>
          <table:table-cell office:value-type="float" office:value="-0.000090263" calcext:value-type="float">
            <text:p>-0.000090263</text:p>
          </table:table-cell>
          <table:table-cell office:value-type="float" office:value="716" calcext:value-type="float">
            <text:p>716</text:p>
          </table:table-cell>
          <table:table-cell table:formula="of:=[.D443]*100" office:value-type="float" office:value="0.12429857" calcext:value-type="float">
            <text:p>0.12429857</text:p>
          </table:table-cell>
          <table:table-cell table:formula="of:=[.E443]*100" office:value-type="float" office:value="0.336164" calcext:value-type="float">
            <text:p>0.336164</text:p>
          </table:table-cell>
        </table:table-row>
        <table:table-row table:style-name="ro1">
          <table:table-cell office:value-type="float" office:value="35.86" calcext:value-type="float">
            <text:p>35.86</text:p>
          </table:table-cell>
          <table:table-cell office:value-type="float" office:value="179.2120819092" calcext:value-type="float">
            <text:p>179.2120819092</text:p>
          </table:table-cell>
          <table:table-cell office:value-type="float" office:value="-0.1139606548" calcext:value-type="float">
            <text:p>-0.11396065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1373" calcext:value-type="float">
            <text:p>0.00341373</text:p>
          </table:table-cell>
          <table:table-cell office:value-type="float" office:value="0.0021215" calcext:value-type="float">
            <text:p>0.0021215</text:p>
          </table:table-cell>
          <table:table-cell office:value-type="float" office:value="-0.0000161188" calcext:value-type="float">
            <text:p>-1.61188E-05</text:p>
          </table:table-cell>
          <table:table-cell office:value-type="float" office:value="717" calcext:value-type="float">
            <text:p>717</text:p>
          </table:table-cell>
          <table:table-cell table:formula="of:=[.D444]*100" office:value-type="float" office:value="0.12429857" calcext:value-type="float">
            <text:p>0.12429857</text:p>
          </table:table-cell>
          <table:table-cell table:formula="of:=[.E444]*100" office:value-type="float" office:value="0.341373" calcext:value-type="float">
            <text:p>0.341373</text:p>
          </table:table-cell>
        </table:table-row>
        <table:table-row table:style-name="ro1">
          <table:table-cell office:value-type="float" office:value="35.91" calcext:value-type="float">
            <text:p>35.91</text:p>
          </table:table-cell>
          <table:table-cell office:value-type="float" office:value="179.22215271" calcext:value-type="float">
            <text:p>179.22215271</text:p>
          </table:table-cell>
          <table:table-cell office:value-type="float" office:value="-0.0395524193" calcext:value-type="float">
            <text:p>-0.03955241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5254" calcext:value-type="float">
            <text:p>0.00295254</text:p>
          </table:table-cell>
          <table:table-cell office:value-type="float" office:value="0.00210464" calcext:value-type="float">
            <text:p>0.00210464</text:p>
          </table:table-cell>
          <table:table-cell office:value-type="float" office:value="-0.0003073603" calcext:value-type="float">
            <text:p>-0.0003073603</text:p>
          </table:table-cell>
          <table:table-cell office:value-type="float" office:value="718" calcext:value-type="float">
            <text:p>718</text:p>
          </table:table-cell>
          <table:table-cell table:formula="of:=[.D445]*100" office:value-type="float" office:value="0.12429857" calcext:value-type="float">
            <text:p>0.12429857</text:p>
          </table:table-cell>
          <table:table-cell table:formula="of:=[.E445]*100" office:value-type="float" office:value="0.295254" calcext:value-type="float">
            <text:p>0.295254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179.2169036865" calcext:value-type="float">
            <text:p>179.2169036865</text:p>
          </table:table-cell>
          <table:table-cell office:value-type="float" office:value="-0.1232730716" calcext:value-type="float">
            <text:p>-0.12327307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0328" calcext:value-type="float">
            <text:p>0.00320328</text:p>
          </table:table-cell>
          <table:table-cell office:value-type="float" office:value="0.00210464" calcext:value-type="float">
            <text:p>0.00210464</text:p>
          </table:table-cell>
          <table:table-cell office:value-type="float" office:value="0.0000629239" calcext:value-type="float">
            <text:p>6.29239E-05</text:p>
          </table:table-cell>
          <table:table-cell office:value-type="float" office:value="719" calcext:value-type="float">
            <text:p>719</text:p>
          </table:table-cell>
          <table:table-cell table:formula="of:=[.D446]*100" office:value-type="float" office:value="0.12429857" calcext:value-type="float">
            <text:p>0.12429857</text:p>
          </table:table-cell>
          <table:table-cell table:formula="of:=[.E446]*100" office:value-type="float" office:value="0.320328" calcext:value-type="float">
            <text:p>0.320328</text:p>
          </table:table-cell>
        </table:table-row>
        <table:table-row table:style-name="ro1">
          <table:table-cell office:value-type="float" office:value="36.01" calcext:value-type="float">
            <text:p>36.01</text:p>
          </table:table-cell>
          <table:table-cell office:value-type="float" office:value="179.2172393799" calcext:value-type="float">
            <text:p>179.2172393799</text:p>
          </table:table-cell>
          <table:table-cell office:value-type="float" office:value="-0.0784432606" calcext:value-type="float">
            <text:p>-0.07844326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7154" calcext:value-type="float">
            <text:p>0.00307154</text:p>
          </table:table-cell>
          <table:table-cell office:value-type="float" office:value="0.00212848" calcext:value-type="float">
            <text:p>0.00212848</text:p>
          </table:table-cell>
          <table:table-cell office:value-type="float" office:value="-0.0001633413" calcext:value-type="float">
            <text:p>-0.0001633413</text:p>
          </table:table-cell>
          <table:table-cell office:value-type="float" office:value="720" calcext:value-type="float">
            <text:p>720</text:p>
          </table:table-cell>
          <table:table-cell table:formula="of:=[.D447]*100" office:value-type="float" office:value="0.12429857" calcext:value-type="float">
            <text:p>0.12429857</text:p>
          </table:table-cell>
          <table:table-cell table:formula="of:=[.E447]*100" office:value-type="float" office:value="0.307154" calcext:value-type="float">
            <text:p>0.307154</text:p>
          </table:table-cell>
        </table:table-row>
        <table:table-row table:style-name="ro1">
          <table:table-cell office:value-type="float" office:value="36.06" calcext:value-type="float">
            <text:p>36.06</text:p>
          </table:table-cell>
          <table:table-cell office:value-type="float" office:value="179.2236022949" calcext:value-type="float">
            <text:p>179.2236022949</text:p>
          </table:table-cell>
          <table:table-cell office:value-type="float" office:value="0.0199040751" calcext:value-type="float">
            <text:p>0.01990407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2836" calcext:value-type="float">
            <text:p>0.00232836</text:p>
          </table:table-cell>
          <table:table-cell office:value-type="float" office:value="0.00207025" calcext:value-type="float">
            <text:p>0.00207025</text:p>
          </table:table-cell>
          <table:table-cell office:value-type="float" office:value="-0.0003171634" calcext:value-type="float">
            <text:p>-0.0003171634</text:p>
          </table:table-cell>
          <table:table-cell office:value-type="float" office:value="721" calcext:value-type="float">
            <text:p>721</text:p>
          </table:table-cell>
          <table:table-cell table:formula="of:=[.D448]*100" office:value-type="float" office:value="0.12429857" calcext:value-type="float">
            <text:p>0.12429857</text:p>
          </table:table-cell>
          <table:table-cell table:formula="of:=[.E448]*100" office:value-type="float" office:value="0.232836" calcext:value-type="float">
            <text:p>0.232836</text:p>
          </table:table-cell>
        </table:table-row>
        <table:table-row table:style-name="ro1">
          <table:table-cell office:value-type="float" office:value="36.11" calcext:value-type="float">
            <text:p>36.11</text:p>
          </table:table-cell>
          <table:table-cell office:value-type="float" office:value="179.2274627686" calcext:value-type="float">
            <text:p>179.2274627686</text:p>
          </table:table-cell>
          <table:table-cell office:value-type="float" office:value="-0.0795452511" calcext:value-type="float">
            <text:p>-0.07954525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9609" calcext:value-type="float">
            <text:p>0.00249609</text:p>
          </table:table-cell>
          <table:table-cell office:value-type="float" office:value="0.00215731" calcext:value-type="float">
            <text:p>0.00215731</text:p>
          </table:table-cell>
          <table:table-cell office:value-type="float" office:value="-0.0000356806" calcext:value-type="float">
            <text:p>-3.56806E-05</text:p>
          </table:table-cell>
          <table:table-cell office:value-type="float" office:value="722" calcext:value-type="float">
            <text:p>722</text:p>
          </table:table-cell>
          <table:table-cell table:formula="of:=[.D449]*100" office:value-type="float" office:value="0.12429857" calcext:value-type="float">
            <text:p>0.12429857</text:p>
          </table:table-cell>
          <table:table-cell table:formula="of:=[.E449]*100" office:value-type="float" office:value="0.249609" calcext:value-type="float">
            <text:p>0.249609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179.2309417725" calcext:value-type="float">
            <text:p>179.2309417725</text:p>
          </table:table-cell>
          <table:table-cell office:value-type="float" office:value="-0.0469023304" calcext:value-type="float">
            <text:p>-0.04690233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9027" calcext:value-type="float">
            <text:p>0.00239027</text:p>
          </table:table-cell>
          <table:table-cell office:value-type="float" office:value="0.00215731" calcext:value-type="float">
            <text:p>0.00215731</text:p>
          </table:table-cell>
          <table:table-cell office:value-type="float" office:value="-0.0001093119" calcext:value-type="float">
            <text:p>-0.0001093119</text:p>
          </table:table-cell>
          <table:table-cell office:value-type="float" office:value="723" calcext:value-type="float">
            <text:p>723</text:p>
          </table:table-cell>
          <table:table-cell table:formula="of:=[.D450]*100" office:value-type="float" office:value="0.12429857" calcext:value-type="float">
            <text:p>0.12429857</text:p>
          </table:table-cell>
          <table:table-cell table:formula="of:=[.E450]*100" office:value-type="float" office:value="0.239027" calcext:value-type="float">
            <text:p>0.239027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179.2242279053" calcext:value-type="float">
            <text:p>179.2242279053</text:p>
          </table:table-cell>
          <table:table-cell office:value-type="float" office:value="-0.0340540206" calcext:value-type="float">
            <text:p>-0.03405402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3416" calcext:value-type="float">
            <text:p>0.00223416</text:p>
          </table:table-cell>
          <table:table-cell office:value-type="float" office:value="0.00206489" calcext:value-type="float">
            <text:p>0.00206489</text:p>
          </table:table-cell>
          <table:table-cell office:value-type="float" office:value="-0.0000956081" calcext:value-type="float">
            <text:p>-9.56081E-05</text:p>
          </table:table-cell>
          <table:table-cell office:value-type="float" office:value="724" calcext:value-type="float">
            <text:p>724</text:p>
          </table:table-cell>
          <table:table-cell table:formula="of:=[.D451]*100" office:value-type="float" office:value="0.12429857" calcext:value-type="float">
            <text:p>0.12429857</text:p>
          </table:table-cell>
          <table:table-cell table:formula="of:=[.E451]*100" office:value-type="float" office:value="0.223416" calcext:value-type="float">
            <text:p>0.223416</text:p>
          </table:table-cell>
        </table:table-row>
        <table:table-row table:style-name="ro1">
          <table:table-cell office:value-type="float" office:value="36.26" calcext:value-type="float">
            <text:p>36.26</text:p>
          </table:table-cell>
          <table:table-cell office:value-type="float" office:value="179.2094421387" calcext:value-type="float">
            <text:p>179.2094421387</text:p>
          </table:table-cell>
          <table:table-cell office:value-type="float" office:value="-0.0863294105" calcext:value-type="float">
            <text:p>-0.08632941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7855" calcext:value-type="float">
            <text:p>0.00247855</text:p>
          </table:table-cell>
          <table:table-cell office:value-type="float" office:value="0.00220191" calcext:value-type="float">
            <text:p>0.00220191</text:p>
          </table:table-cell>
          <table:table-cell office:value-type="float" office:value="0.0000417415" calcext:value-type="float">
            <text:p>4.17415E-05</text:p>
          </table:table-cell>
          <table:table-cell office:value-type="float" office:value="725" calcext:value-type="float">
            <text:p>725</text:p>
          </table:table-cell>
          <table:table-cell table:formula="of:=[.D452]*100" office:value-type="float" office:value="0.12429857" calcext:value-type="float">
            <text:p>0.12429857</text:p>
          </table:table-cell>
          <table:table-cell table:formula="of:=[.E452]*100" office:value-type="float" office:value="0.247855" calcext:value-type="float">
            <text:p>0.247855</text:p>
          </table:table-cell>
        </table:table-row>
        <table:table-row table:style-name="ro1">
          <table:table-cell office:value-type="float" office:value="36.31" calcext:value-type="float">
            <text:p>36.31</text:p>
          </table:table-cell>
          <table:table-cell office:value-type="float" office:value="179.2162475586" calcext:value-type="float">
            <text:p>179.2162475586</text:p>
          </table:table-cell>
          <table:table-cell office:value-type="float" office:value="-0.0317609816" calcext:value-type="float">
            <text:p>-0.03176098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7768" calcext:value-type="float">
            <text:p>0.00227768</text:p>
          </table:table-cell>
          <table:table-cell office:value-type="float" office:value="0.00208933" calcext:value-type="float">
            <text:p>0.00208933</text:p>
          </table:table-cell>
          <table:table-cell office:value-type="float" office:value="-0.0001845701" calcext:value-type="float">
            <text:p>-0.0001845701</text:p>
          </table:table-cell>
          <table:table-cell office:value-type="float" office:value="726" calcext:value-type="float">
            <text:p>726</text:p>
          </table:table-cell>
          <table:table-cell table:formula="of:=[.D453]*100" office:value-type="float" office:value="0.12429857" calcext:value-type="float">
            <text:p>0.12429857</text:p>
          </table:table-cell>
          <table:table-cell table:formula="of:=[.E453]*100" office:value-type="float" office:value="0.227768" calcext:value-type="float">
            <text:p>0.227768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179.2122192383" calcext:value-type="float">
            <text:p>179.2122192383</text:p>
          </table:table-cell>
          <table:table-cell office:value-type="float" office:value="-0.0417711386" calcext:value-type="float">
            <text:p>-0.04177113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1059" calcext:value-type="float">
            <text:p>0.00221059</text:p>
          </table:table-cell>
          <table:table-cell office:value-type="float" office:value="0.0022606" calcext:value-type="float">
            <text:p>0.0022606</text:p>
          </table:table-cell>
          <table:table-cell office:value-type="float" office:value="-0.0000079344" calcext:value-type="float">
            <text:p>-7.9344E-06</text:p>
          </table:table-cell>
          <table:table-cell office:value-type="float" office:value="727" calcext:value-type="float">
            <text:p>727</text:p>
          </table:table-cell>
          <table:table-cell table:formula="of:=[.D454]*100" office:value-type="float" office:value="0.12429857" calcext:value-type="float">
            <text:p>0.12429857</text:p>
          </table:table-cell>
          <table:table-cell table:formula="of:=[.E454]*100" office:value-type="float" office:value="0.221059" calcext:value-type="float">
            <text:p>0.221059</text:p>
          </table:table-cell>
        </table:table-row>
        <table:table-row table:style-name="ro1">
          <table:table-cell office:value-type="float" office:value="36.41" calcext:value-type="float">
            <text:p>36.41</text:p>
          </table:table-cell>
          <table:table-cell office:value-type="float" office:value="179.2105865479" calcext:value-type="float">
            <text:p>179.2105865479</text:p>
          </table:table-cell>
          <table:table-cell office:value-type="float" office:value="-0.0770664492" calcext:value-type="float">
            <text:p>-0.07706644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0112" calcext:value-type="float">
            <text:p>0.00240112</text:p>
          </table:table-cell>
          <table:table-cell office:value-type="float" office:value="0.0022606" calcext:value-type="float">
            <text:p>0.0022606</text:p>
          </table:table-cell>
          <table:table-cell office:value-type="float" office:value="0.0000012882" calcext:value-type="float">
            <text:p>1.2882E-06</text:p>
          </table:table-cell>
          <table:table-cell office:value-type="float" office:value="728" calcext:value-type="float">
            <text:p>728</text:p>
          </table:table-cell>
          <table:table-cell table:formula="of:=[.D455]*100" office:value-type="float" office:value="0.12429857" calcext:value-type="float">
            <text:p>0.12429857</text:p>
          </table:table-cell>
          <table:table-cell table:formula="of:=[.E455]*100" office:value-type="float" office:value="0.240112" calcext:value-type="float">
            <text:p>0.240112</text:p>
          </table:table-cell>
        </table:table-row>
        <table:table-row table:style-name="ro1">
          <table:table-cell office:value-type="float" office:value="36.46" calcext:value-type="float">
            <text:p>36.46</text:p>
          </table:table-cell>
          <table:table-cell office:value-type="float" office:value="179.2138824463" calcext:value-type="float">
            <text:p>179.2138824463</text:p>
          </table:table-cell>
          <table:table-cell office:value-type="float" office:value="-0.0455307619" calcext:value-type="float">
            <text:p>-0.04553076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1787" calcext:value-type="float">
            <text:p>0.00231787</text:p>
          </table:table-cell>
          <table:table-cell office:value-type="float" office:value="0.00213933" calcext:value-type="float">
            <text:p>0.00213933</text:p>
          </table:table-cell>
          <table:table-cell office:value-type="float" office:value="-0.0001333941" calcext:value-type="float">
            <text:p>-0.0001333941</text:p>
          </table:table-cell>
          <table:table-cell office:value-type="float" office:value="729" calcext:value-type="float">
            <text:p>729</text:p>
          </table:table-cell>
          <table:table-cell table:formula="of:=[.D456]*100" office:value-type="float" office:value="0.12429857" calcext:value-type="float">
            <text:p>0.12429857</text:p>
          </table:table-cell>
          <table:table-cell table:formula="of:=[.E456]*100" office:value-type="float" office:value="0.231787" calcext:value-type="float">
            <text:p>0.231787</text:p>
          </table:table-cell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179.2195739746" calcext:value-type="float">
            <text:p>179.2195739746</text:p>
          </table:table-cell>
          <table:table-cell office:value-type="float" office:value="-0.0362552163" calcext:value-type="float">
            <text:p>-0.03625521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006" calcext:value-type="float">
            <text:p>0.0022006</text:p>
          </table:table-cell>
          <table:table-cell office:value-type="float" office:value="0.00231851" calcext:value-type="float">
            <text:p>0.00231851</text:p>
          </table:table-cell>
          <table:table-cell office:value-type="float" office:value="0.0000270301" calcext:value-type="float">
            <text:p>2.70301E-05</text:p>
          </table:table-cell>
          <table:table-cell office:value-type="float" office:value="730" calcext:value-type="float">
            <text:p>730</text:p>
          </table:table-cell>
          <table:table-cell table:formula="of:=[.D457]*100" office:value-type="float" office:value="0.12429857" calcext:value-type="float">
            <text:p>0.12429857</text:p>
          </table:table-cell>
          <table:table-cell table:formula="of:=[.E457]*100" office:value-type="float" office:value="0.22006" calcext:value-type="float">
            <text:p>0.22006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179.2185516357" calcext:value-type="float">
            <text:p>179.2185516357</text:p>
          </table:table-cell>
          <table:table-cell office:value-type="float" office:value="-0.0281928262" calcext:value-type="float">
            <text:p>-0.02819282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06875" calcext:value-type="float">
            <text:p>0.00206875</text:p>
          </table:table-cell>
          <table:table-cell office:value-type="float" office:value="0.00220621" calcext:value-type="float">
            <text:p>0.00220621</text:p>
          </table:table-cell>
          <table:table-cell office:value-type="float" office:value="-0.0000919723" calcext:value-type="float">
            <text:p>-9.19723E-05</text:p>
          </table:table-cell>
          <table:table-cell office:value-type="float" office:value="731" calcext:value-type="float">
            <text:p>731</text:p>
          </table:table-cell>
          <table:table-cell table:formula="of:=[.D458]*100" office:value-type="float" office:value="0.12429857" calcext:value-type="float">
            <text:p>0.12429857</text:p>
          </table:table-cell>
          <table:table-cell table:formula="of:=[.E458]*100" office:value-type="float" office:value="0.206875" calcext:value-type="float">
            <text:p>0.206875</text:p>
          </table:table-cell>
        </table:table-row>
        <table:table-row table:style-name="ro1">
          <table:table-cell office:value-type="float" office:value="36.61" calcext:value-type="float">
            <text:p>36.61</text:p>
          </table:table-cell>
          <table:table-cell office:value-type="float" office:value="179.220916748" calcext:value-type="float">
            <text:p>179.220916748</text:p>
          </table:table-cell>
          <table:table-cell office:value-type="float" office:value="-0.0608625084" calcext:value-type="float">
            <text:p>-0.06086250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19865" calcext:value-type="float">
            <text:p>0.00219865</text:p>
          </table:table-cell>
          <table:table-cell office:value-type="float" office:value="0.00237137" calcext:value-type="float">
            <text:p>0.00237137</text:p>
          </table:table-cell>
          <table:table-cell office:value-type="float" office:value="-0.0000273254" calcext:value-type="float">
            <text:p>-2.73254E-05</text:p>
          </table:table-cell>
          <table:table-cell office:value-type="float" office:value="732" calcext:value-type="float">
            <text:p>732</text:p>
          </table:table-cell>
          <table:table-cell table:formula="of:=[.D459]*100" office:value-type="float" office:value="0.12429857" calcext:value-type="float">
            <text:p>0.12429857</text:p>
          </table:table-cell>
          <table:table-cell table:formula="of:=[.E459]*100" office:value-type="float" office:value="0.219865" calcext:value-type="float">
            <text:p>0.219865</text:p>
          </table:table-cell>
        </table:table-row>
        <table:table-row table:style-name="ro1">
          <table:table-cell office:value-type="float" office:value="36.66" calcext:value-type="float">
            <text:p>36.66</text:p>
          </table:table-cell>
          <table:table-cell office:value-type="float" office:value="179.2219848633" calcext:value-type="float">
            <text:p>179.2219848633</text:p>
          </table:table-cell>
          <table:table-cell office:value-type="float" office:value="-0.0853945301" calcext:value-type="float">
            <text:p>-0.08539453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4867" calcext:value-type="float">
            <text:p>0.00244867</text:p>
          </table:table-cell>
          <table:table-cell office:value-type="float" office:value="0.00237137" calcext:value-type="float">
            <text:p>0.00237137</text:p>
          </table:table-cell>
          <table:table-cell office:value-type="float" office:value="0.0000803709" calcext:value-type="float">
            <text:p>8.03709E-05</text:p>
          </table:table-cell>
          <table:table-cell office:value-type="float" office:value="733" calcext:value-type="float">
            <text:p>733</text:p>
          </table:table-cell>
          <table:table-cell table:formula="of:=[.D460]*100" office:value-type="float" office:value="0.12429857" calcext:value-type="float">
            <text:p>0.12429857</text:p>
          </table:table-cell>
          <table:table-cell table:formula="of:=[.E460]*100" office:value-type="float" office:value="0.244867" calcext:value-type="float">
            <text:p>0.244867</text:p>
          </table:table-cell>
        </table:table-row>
        <table:table-row table:style-name="ro1">
          <table:table-cell office:value-type="float" office:value="36.71" calcext:value-type="float">
            <text:p>36.71</text:p>
          </table:table-cell>
          <table:table-cell office:value-type="float" office:value="179.2219696045" calcext:value-type="float">
            <text:p>179.2219696045</text:p>
          </table:table-cell>
          <table:table-cell office:value-type="float" office:value="-0.0292492137" calcext:value-type="float">
            <text:p>-0.02924921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4104" calcext:value-type="float">
            <text:p>0.00224104</text:p>
          </table:table-cell>
          <table:table-cell office:value-type="float" office:value="0.00227663" calcext:value-type="float">
            <text:p>0.00227663</text:p>
          </table:table-cell>
          <table:table-cell office:value-type="float" office:value="-0.0002168259" calcext:value-type="float">
            <text:p>-0.0002168259</text:p>
          </table:table-cell>
          <table:table-cell office:value-type="float" office:value="734" calcext:value-type="float">
            <text:p>734</text:p>
          </table:table-cell>
          <table:table-cell table:formula="of:=[.D461]*100" office:value-type="float" office:value="0.12429857" calcext:value-type="float">
            <text:p>0.12429857</text:p>
          </table:table-cell>
          <table:table-cell table:formula="of:=[.E461]*100" office:value-type="float" office:value="0.224104" calcext:value-type="float">
            <text:p>0.224104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179.2162628174" calcext:value-type="float">
            <text:p>179.2162628174</text:p>
          </table:table-cell>
          <table:table-cell office:value-type="float" office:value="-0.0657003613" calcext:value-type="float">
            <text:p>-0.06570036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4566" calcext:value-type="float">
            <text:p>0.00234566</text:p>
          </table:table-cell>
          <table:table-cell office:value-type="float" office:value="0.00240755" calcext:value-type="float">
            <text:p>0.00240755</text:p>
          </table:table-cell>
          <table:table-cell office:value-type="float" office:value="-0.000085605" calcext:value-type="float">
            <text:p>-0.000085605</text:p>
          </table:table-cell>
          <table:table-cell office:value-type="float" office:value="735" calcext:value-type="float">
            <text:p>735</text:p>
          </table:table-cell>
          <table:table-cell table:formula="of:=[.D462]*100" office:value-type="float" office:value="0.12429857" calcext:value-type="float">
            <text:p>0.12429857</text:p>
          </table:table-cell>
          <table:table-cell table:formula="of:=[.E462]*100" office:value-type="float" office:value="0.234566" calcext:value-type="float">
            <text:p>0.234566</text:p>
          </table:table-cell>
        </table:table-row>
        <table:table-row table:style-name="ro1">
          <table:table-cell office:value-type="float" office:value="36.81" calcext:value-type="float">
            <text:p>36.81</text:p>
          </table:table-cell>
          <table:table-cell office:value-type="float" office:value="179.2213897705" calcext:value-type="float">
            <text:p>179.2213897705</text:p>
          </table:table-cell>
          <table:table-cell office:value-type="float" office:value="-0.085847154" calcext:value-type="float">
            <text:p>-0.0858471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4961" calcext:value-type="float">
            <text:p>0.00254961</text:p>
          </table:table-cell>
          <table:table-cell office:value-type="float" office:value="0.00240755" calcext:value-type="float">
            <text:p>0.00240755</text:p>
          </table:table-cell>
          <table:table-cell office:value-type="float" office:value="0.0001295382" calcext:value-type="float">
            <text:p>0.0001295382</text:p>
          </table:table-cell>
          <table:table-cell office:value-type="float" office:value="736" calcext:value-type="float">
            <text:p>736</text:p>
          </table:table-cell>
          <table:table-cell table:formula="of:=[.D463]*100" office:value-type="float" office:value="0.12429857" calcext:value-type="float">
            <text:p>0.12429857</text:p>
          </table:table-cell>
          <table:table-cell table:formula="of:=[.E463]*100" office:value-type="float" office:value="0.254961" calcext:value-type="float">
            <text:p>0.254961</text:p>
          </table:table-cell>
        </table:table-row>
        <table:table-row table:style-name="ro1">
          <table:table-cell office:value-type="float" office:value="36.86" calcext:value-type="float">
            <text:p>36.86</text:p>
          </table:table-cell>
          <table:table-cell office:value-type="float" office:value="179.2232055664" calcext:value-type="float">
            <text:p>179.2232055664</text:p>
          </table:table-cell>
          <table:table-cell office:value-type="float" office:value="-0.093841127" calcext:value-type="float">
            <text:p>-0.0938411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3874" calcext:value-type="float">
            <text:p>0.00273874</text:p>
          </table:table-cell>
          <table:table-cell office:value-type="float" office:value="0.00234003" calcext:value-type="float">
            <text:p>0.00234003</text:p>
          </table:table-cell>
          <table:table-cell office:value-type="float" office:value="0.0000426401" calcext:value-type="float">
            <text:p>4.26401E-05</text:p>
          </table:table-cell>
          <table:table-cell office:value-type="float" office:value="737" calcext:value-type="float">
            <text:p>737</text:p>
          </table:table-cell>
          <table:table-cell table:formula="of:=[.D464]*100" office:value-type="float" office:value="0.12429857" calcext:value-type="float">
            <text:p>0.12429857</text:p>
          </table:table-cell>
          <table:table-cell table:formula="of:=[.E464]*100" office:value-type="float" office:value="0.273874" calcext:value-type="float">
            <text:p>0.273874</text:p>
          </table:table-cell>
        </table:table-row>
        <table:table-row table:style-name="ro1">
          <table:table-cell office:value-type="float" office:value="36.91" calcext:value-type="float">
            <text:p>36.91</text:p>
          </table:table-cell>
          <table:table-cell office:value-type="float" office:value="179.2188568115" calcext:value-type="float">
            <text:p>179.2188568115</text:p>
          </table:table-cell>
          <table:table-cell office:value-type="float" office:value="-0.0912463378" calcext:value-type="float">
            <text:p>-0.09124633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4743" calcext:value-type="float">
            <text:p>0.00284743</text:p>
          </table:table-cell>
          <table:table-cell office:value-type="float" office:value="0.00242099" calcext:value-type="float">
            <text:p>0.00242099</text:p>
          </table:table-cell>
          <table:table-cell office:value-type="float" office:value="-0.000097311" calcext:value-type="float">
            <text:p>-0.000097311</text:p>
          </table:table-cell>
          <table:table-cell office:value-type="float" office:value="738" calcext:value-type="float">
            <text:p>738</text:p>
          </table:table-cell>
          <table:table-cell table:formula="of:=[.D465]*100" office:value-type="float" office:value="0.12429857" calcext:value-type="float">
            <text:p>0.12429857</text:p>
          </table:table-cell>
          <table:table-cell table:formula="of:=[.E465]*100" office:value-type="float" office:value="0.284743" calcext:value-type="float">
            <text:p>0.284743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179.2257537842" calcext:value-type="float">
            <text:p>179.2257537842</text:p>
          </table:table-cell>
          <table:table-cell office:value-type="float" office:value="-0.0869487566" calcext:value-type="float">
            <text:p>-0.08694875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9119" calcext:value-type="float">
            <text:p>0.00289119</text:p>
          </table:table-cell>
          <table:table-cell office:value-type="float" office:value="0.00238015" calcext:value-type="float">
            <text:p>0.00238015</text:p>
          </table:table-cell>
          <table:table-cell office:value-type="float" office:value="-0.0001339948" calcext:value-type="float">
            <text:p>-0.0001339948</text:p>
          </table:table-cell>
          <table:table-cell office:value-type="float" office:value="739" calcext:value-type="float">
            <text:p>739</text:p>
          </table:table-cell>
          <table:table-cell table:formula="of:=[.D466]*100" office:value-type="float" office:value="0.12429857" calcext:value-type="float">
            <text:p>0.12429857</text:p>
          </table:table-cell>
          <table:table-cell table:formula="of:=[.E466]*100" office:value-type="float" office:value="0.289119" calcext:value-type="float">
            <text:p>0.289119</text:p>
          </table:table-cell>
        </table:table-row>
        <table:table-row table:style-name="ro1">
          <table:table-cell office:value-type="float" office:value="37.01" calcext:value-type="float">
            <text:p>37.01</text:p>
          </table:table-cell>
          <table:table-cell office:value-type="float" office:value="179.2160491943" calcext:value-type="float">
            <text:p>179.2160491943</text:p>
          </table:table-cell>
          <table:table-cell office:value-type="float" office:value="-0.0943104796" calcext:value-type="float">
            <text:p>-0.09431047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694" calcext:value-type="float">
            <text:p>0.0029694</text:p>
          </table:table-cell>
          <table:table-cell office:value-type="float" office:value="0.0024075" calcext:value-type="float">
            <text:p>0.0024075</text:p>
          </table:table-cell>
          <table:table-cell office:value-type="float" office:value="-0.0000338099" calcext:value-type="float">
            <text:p>-3.38099E-05</text:p>
          </table:table-cell>
          <table:table-cell office:value-type="float" office:value="740" calcext:value-type="float">
            <text:p>740</text:p>
          </table:table-cell>
          <table:table-cell table:formula="of:=[.D467]*100" office:value-type="float" office:value="0.12429857" calcext:value-type="float">
            <text:p>0.12429857</text:p>
          </table:table-cell>
          <table:table-cell table:formula="of:=[.E467]*100" office:value-type="float" office:value="0.29694" calcext:value-type="float">
            <text:p>0.29694</text:p>
          </table:table-cell>
        </table:table-row>
        <table:table-row table:style-name="ro1">
          <table:table-cell office:value-type="float" office:value="37.06" calcext:value-type="float">
            <text:p>37.06</text:p>
          </table:table-cell>
          <table:table-cell office:value-type="float" office:value="179.2170715332" calcext:value-type="float">
            <text:p>179.2170715332</text:p>
          </table:table-cell>
          <table:table-cell office:value-type="float" office:value="-0.1004237069" calcext:value-type="float">
            <text:p>-0.10042370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6224" calcext:value-type="float">
            <text:p>0.00306224</text:p>
          </table:table-cell>
          <table:table-cell office:value-type="float" office:value="0.0024075" calcext:value-type="float">
            <text:p>0.0024075</text:p>
          </table:table-cell>
          <table:table-cell office:value-type="float" office:value="-0.0000106549" calcext:value-type="float">
            <text:p>-1.06549E-05</text:p>
          </table:table-cell>
          <table:table-cell office:value-type="float" office:value="741" calcext:value-type="float">
            <text:p>741</text:p>
          </table:table-cell>
          <table:table-cell table:formula="of:=[.D468]*100" office:value-type="float" office:value="0.12429857" calcext:value-type="float">
            <text:p>0.12429857</text:p>
          </table:table-cell>
          <table:table-cell table:formula="of:=[.E468]*100" office:value-type="float" office:value="0.306224" calcext:value-type="float">
            <text:p>0.306224</text:p>
          </table:table-cell>
        </table:table-row>
        <table:table-row table:style-name="ro1">
          <table:table-cell office:value-type="float" office:value="37.11" calcext:value-type="float">
            <text:p>37.11</text:p>
          </table:table-cell>
          <table:table-cell office:value-type="float" office:value="179.2196502686" calcext:value-type="float">
            <text:p>179.2196502686</text:p>
          </table:table-cell>
          <table:table-cell office:value-type="float" office:value="-0.101536549" calcext:value-type="float">
            <text:p>-0.1015365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315" calcext:value-type="float">
            <text:p>0.0031315</text:p>
          </table:table-cell>
          <table:table-cell office:value-type="float" office:value="0.00236839" calcext:value-type="float">
            <text:p>0.00236839</text:p>
          </table:table-cell>
          <table:table-cell office:value-type="float" office:value="-0.000139245" calcext:value-type="float">
            <text:p>-0.000139245</text:p>
          </table:table-cell>
          <table:table-cell office:value-type="float" office:value="742" calcext:value-type="float">
            <text:p>742</text:p>
          </table:table-cell>
          <table:table-cell table:formula="of:=[.D469]*100" office:value-type="float" office:value="0.12429857" calcext:value-type="float">
            <text:p>0.12429857</text:p>
          </table:table-cell>
          <table:table-cell table:formula="of:=[.E469]*100" office:value-type="float" office:value="0.31315" calcext:value-type="float">
            <text:p>0.31315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179.2286224365" calcext:value-type="float">
            <text:p>179.2286224365</text:p>
          </table:table-cell>
          <table:table-cell office:value-type="float" office:value="-0.1167258248" calcext:value-type="float">
            <text:p>-0.11672582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7886" calcext:value-type="float">
            <text:p>0.00327886</text:p>
          </table:table-cell>
          <table:table-cell office:value-type="float" office:value="0.00236839" calcext:value-type="float">
            <text:p>0.00236839</text:p>
          </table:table-cell>
          <table:table-cell office:value-type="float" office:value="-0.0000109022" calcext:value-type="float">
            <text:p>-1.09022E-05</text:p>
          </table:table-cell>
          <table:table-cell office:value-type="float" office:value="743" calcext:value-type="float">
            <text:p>743</text:p>
          </table:table-cell>
          <table:table-cell table:formula="of:=[.D470]*100" office:value-type="float" office:value="0.12429857" calcext:value-type="float">
            <text:p>0.12429857</text:p>
          </table:table-cell>
          <table:table-cell table:formula="of:=[.E470]*100" office:value-type="float" office:value="0.327886" calcext:value-type="float">
            <text:p>0.327886</text:p>
          </table:table-cell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179.237121582" calcext:value-type="float">
            <text:p>179.237121582</text:p>
          </table:table-cell>
          <table:table-cell office:value-type="float" office:value="-0.1057848183" calcext:value-type="float">
            <text:p>-0.10578481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041" calcext:value-type="float">
            <text:p>0.0033041</text:p>
          </table:table-cell>
          <table:table-cell office:value-type="float" office:value="0.00237218" calcext:value-type="float">
            <text:p>0.00237218</text:p>
          </table:table-cell>
          <table:table-cell office:value-type="float" office:value="-0.0002158693" calcext:value-type="float">
            <text:p>-0.0002158693</text:p>
          </table:table-cell>
          <table:table-cell office:value-type="float" office:value="744" calcext:value-type="float">
            <text:p>744</text:p>
          </table:table-cell>
          <table:table-cell table:formula="of:=[.D471]*100" office:value-type="float" office:value="0.12429857" calcext:value-type="float">
            <text:p>0.12429857</text:p>
          </table:table-cell>
          <table:table-cell table:formula="of:=[.E471]*100" office:value-type="float" office:value="0.33041" calcext:value-type="float">
            <text:p>0.33041</text:p>
          </table:table-cell>
        </table:table-row>
        <table:table-row table:style-name="ro1">
          <table:table-cell office:value-type="float" office:value="37.26" calcext:value-type="float">
            <text:p>37.26</text:p>
          </table:table-cell>
          <table:table-cell office:value-type="float" office:value="179.2323303223" calcext:value-type="float">
            <text:p>179.2323303223</text:p>
          </table:table-cell>
          <table:table-cell office:value-type="float" office:value="-0.0269282019" calcext:value-type="float">
            <text:p>-0.02692820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9538" calcext:value-type="float">
            <text:p>0.00279538</text:p>
          </table:table-cell>
          <table:table-cell office:value-type="float" office:value="0.00230606" calcext:value-type="float">
            <text:p>0.00230606</text:p>
          </table:table-cell>
          <table:table-cell office:value-type="float" office:value="-0.0001628346" calcext:value-type="float">
            <text:p>-0.0001628346</text:p>
          </table:table-cell>
          <table:table-cell office:value-type="float" office:value="745" calcext:value-type="float">
            <text:p>745</text:p>
          </table:table-cell>
          <table:table-cell table:formula="of:=[.D472]*100" office:value-type="float" office:value="0.12429857" calcext:value-type="float">
            <text:p>0.12429857</text:p>
          </table:table-cell>
          <table:table-cell table:formula="of:=[.E472]*100" office:value-type="float" office:value="0.279538" calcext:value-type="float">
            <text:p>0.279538</text:p>
          </table:table-cell>
        </table:table-row>
        <table:table-row table:style-name="ro1">
          <table:table-cell office:value-type="float" office:value="37.31" calcext:value-type="float">
            <text:p>37.31</text:p>
          </table:table-cell>
          <table:table-cell office:value-type="float" office:value="179.2305603027" calcext:value-type="float">
            <text:p>179.2305603027</text:p>
          </table:table-cell>
          <table:table-cell office:value-type="float" office:value="-0.1042022324" calcext:value-type="float">
            <text:p>-0.10420223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715" calcext:value-type="float">
            <text:p>0.0029715</text:p>
          </table:table-cell>
          <table:table-cell office:value-type="float" office:value="0.00230606" calcext:value-type="float">
            <text:p>0.00230606</text:p>
          </table:table-cell>
          <table:table-cell office:value-type="float" office:value="0.0000055419" calcext:value-type="float">
            <text:p>5.5419E-06</text:p>
          </table:table-cell>
          <table:table-cell office:value-type="float" office:value="746" calcext:value-type="float">
            <text:p>746</text:p>
          </table:table-cell>
          <table:table-cell table:formula="of:=[.D473]*100" office:value-type="float" office:value="0.12429857" calcext:value-type="float">
            <text:p>0.12429857</text:p>
          </table:table-cell>
          <table:table-cell table:formula="of:=[.E473]*100" office:value-type="float" office:value="0.29715" calcext:value-type="float">
            <text:p>0.29715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179.2370147705" calcext:value-type="float">
            <text:p>179.2370147705</text:p>
          </table:table-cell>
          <table:table-cell office:value-type="float" office:value="-0.1572976539" calcext:value-type="float">
            <text:p>-0.15729765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4267" calcext:value-type="float">
            <text:p>0.00344267</text:p>
          </table:table-cell>
          <table:table-cell office:value-type="float" office:value="0.00231921" calcext:value-type="float">
            <text:p>0.00231921</text:p>
          </table:table-cell>
          <table:table-cell office:value-type="float" office:value="0.0002514407" calcext:value-type="float">
            <text:p>0.0002514407</text:p>
          </table:table-cell>
          <table:table-cell office:value-type="float" office:value="747" calcext:value-type="float">
            <text:p>747</text:p>
          </table:table-cell>
          <table:table-cell table:formula="of:=[.D474]*100" office:value-type="float" office:value="0.12429857" calcext:value-type="float">
            <text:p>0.12429857</text:p>
          </table:table-cell>
          <table:table-cell table:formula="of:=[.E474]*100" office:value-type="float" office:value="0.344267" calcext:value-type="float">
            <text:p>0.344267</text:p>
          </table:table-cell>
        </table:table-row>
        <table:table-row table:style-name="ro1">
          <table:table-cell office:value-type="float" office:value="37.41" calcext:value-type="float">
            <text:p>37.41</text:p>
          </table:table-cell>
          <table:table-cell office:value-type="float" office:value="179.2382659912" calcext:value-type="float">
            <text:p>179.2382659912</text:p>
          </table:table-cell>
          <table:table-cell office:value-type="float" office:value="-0.2164628075" calcext:value-type="float">
            <text:p>-0.21646280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5083" calcext:value-type="float">
            <text:p>0.00415083</text:p>
          </table:table-cell>
          <table:table-cell office:value-type="float" office:value="0.00222692" calcext:value-type="float">
            <text:p>0.00222692</text:p>
          </table:table-cell>
          <table:table-cell office:value-type="float" office:value="0.0001072808" calcext:value-type="float">
            <text:p>0.0001072808</text:p>
          </table:table-cell>
          <table:table-cell office:value-type="float" office:value="748" calcext:value-type="float">
            <text:p>748</text:p>
          </table:table-cell>
          <table:table-cell table:formula="of:=[.D475]*100" office:value-type="float" office:value="0.12429857" calcext:value-type="float">
            <text:p>0.12429857</text:p>
          </table:table-cell>
          <table:table-cell table:formula="of:=[.E475]*100" office:value-type="float" office:value="0.415083" calcext:value-type="float">
            <text:p>0.415083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179.2256164551" calcext:value-type="float">
            <text:p>179.2256164551</text:p>
          </table:table-cell>
          <table:table-cell office:value-type="float" office:value="-0.1567956936" calcext:value-type="float">
            <text:p>-0.15679569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2489" calcext:value-type="float">
            <text:p>0.00422489</text:p>
          </table:table-cell>
          <table:table-cell office:value-type="float" office:value="0.00222692" calcext:value-type="float">
            <text:p>0.00222692</text:p>
          </table:table-cell>
          <table:table-cell office:value-type="float" office:value="0.0001151795" calcext:value-type="float">
            <text:p>0.0001151795</text:p>
          </table:table-cell>
          <table:table-cell office:value-type="float" office:value="749" calcext:value-type="float">
            <text:p>749</text:p>
          </table:table-cell>
          <table:table-cell table:formula="of:=[.D476]*100" office:value-type="float" office:value="0.12429857" calcext:value-type="float">
            <text:p>0.12429857</text:p>
          </table:table-cell>
          <table:table-cell table:formula="of:=[.E476]*100" office:value-type="float" office:value="0.422489" calcext:value-type="float">
            <text:p>0.422489</text:p>
          </table:table-cell>
        </table:table-row>
        <table:table-row table:style-name="ro1">
          <table:table-cell office:value-type="float" office:value="37.51" calcext:value-type="float">
            <text:p>37.51</text:p>
          </table:table-cell>
          <table:table-cell office:value-type="float" office:value="179.2316741943" calcext:value-type="float">
            <text:p>179.2316741943</text:p>
          </table:table-cell>
          <table:table-cell office:value-type="float" office:value="-0.1150184325" calcext:value-type="float">
            <text:p>-0.11501843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958" calcext:value-type="float">
            <text:p>0.0039958</text:p>
          </table:table-cell>
          <table:table-cell office:value-type="float" office:value="0.00213899" calcext:value-type="float">
            <text:p>0.00213899</text:p>
          </table:table-cell>
          <table:table-cell office:value-type="float" office:value="-0.0002833291" calcext:value-type="float">
            <text:p>-0.0002833291</text:p>
          </table:table-cell>
          <table:table-cell office:value-type="float" office:value="750" calcext:value-type="float">
            <text:p>750</text:p>
          </table:table-cell>
          <table:table-cell table:formula="of:=[.D477]*100" office:value-type="float" office:value="0.12429857" calcext:value-type="float">
            <text:p>0.12429857</text:p>
          </table:table-cell>
          <table:table-cell table:formula="of:=[.E477]*100" office:value-type="float" office:value="0.39958" calcext:value-type="float">
            <text:p>0.39958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179.236114502" calcext:value-type="float">
            <text:p>179.236114502</text:p>
          </table:table-cell>
          <table:table-cell office:value-type="float" office:value="-0.1478849694" calcext:value-type="float">
            <text:p>-0.14788496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224" calcext:value-type="float">
            <text:p>0.00406224</text:p>
          </table:table-cell>
          <table:table-cell office:value-type="float" office:value="0.00213899" calcext:value-type="float">
            <text:p>0.00213899</text:p>
          </table:table-cell>
          <table:table-cell office:value-type="float" office:value="-0.0002622455" calcext:value-type="float">
            <text:p>-0.0002622455</text:p>
          </table:table-cell>
          <table:table-cell office:value-type="float" office:value="751" calcext:value-type="float">
            <text:p>751</text:p>
          </table:table-cell>
          <table:table-cell table:formula="of:=[.D478]*100" office:value-type="float" office:value="0.12429857" calcext:value-type="float">
            <text:p>0.12429857</text:p>
          </table:table-cell>
          <table:table-cell table:formula="of:=[.E478]*100" office:value-type="float" office:value="0.406224" calcext:value-type="float">
            <text:p>0.406224</text:p>
          </table:table-cell>
        </table:table-row>
        <table:table-row table:style-name="ro1">
          <table:table-cell office:value-type="float" office:value="37.61" calcext:value-type="float">
            <text:p>37.61</text:p>
          </table:table-cell>
          <table:table-cell office:value-type="float" office:value="179.2338409424" calcext:value-type="float">
            <text:p>179.2338409424</text:p>
          </table:table-cell>
          <table:table-cell office:value-type="float" office:value="-0.080463531" calcext:value-type="float">
            <text:p>-0.0804635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5717" calcext:value-type="float">
            <text:p>0.00365717</text:p>
          </table:table-cell>
          <table:table-cell office:value-type="float" office:value="0.0021374" calcext:value-type="float">
            <text:p>0.0021374</text:p>
          </table:table-cell>
          <table:table-cell office:value-type="float" office:value="-0.0002542544" calcext:value-type="float">
            <text:p>-0.0002542544</text:p>
          </table:table-cell>
          <table:table-cell office:value-type="float" office:value="752" calcext:value-type="float">
            <text:p>752</text:p>
          </table:table-cell>
          <table:table-cell table:formula="of:=[.D479]*100" office:value-type="float" office:value="0.12429857" calcext:value-type="float">
            <text:p>0.12429857</text:p>
          </table:table-cell>
          <table:table-cell table:formula="of:=[.E479]*100" office:value-type="float" office:value="0.365717" calcext:value-type="float">
            <text:p>0.365717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179.2300109863" calcext:value-type="float">
            <text:p>179.2300109863</text:p>
          </table:table-cell>
          <table:table-cell office:value-type="float" office:value="-0.1046637011" calcext:value-type="float">
            <text:p>-0.10466370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862" calcext:value-type="float">
            <text:p>0.00354862</text:p>
          </table:table-cell>
          <table:table-cell office:value-type="float" office:value="0.00204621" calcext:value-type="float">
            <text:p>0.00204621</text:p>
          </table:table-cell>
          <table:table-cell office:value-type="float" office:value="-0.0001588042" calcext:value-type="float">
            <text:p>-0.0001588042</text:p>
          </table:table-cell>
          <table:table-cell office:value-type="float" office:value="753" calcext:value-type="float">
            <text:p>753</text:p>
          </table:table-cell>
          <table:table-cell table:formula="of:=[.D480]*100" office:value-type="float" office:value="0.12429857" calcext:value-type="float">
            <text:p>0.12429857</text:p>
          </table:table-cell>
          <table:table-cell table:formula="of:=[.E480]*100" office:value-type="float" office:value="0.354862" calcext:value-type="float">
            <text:p>0.354862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179.2319030762" calcext:value-type="float">
            <text:p>179.2319030762</text:p>
          </table:table-cell>
          <table:table-cell office:value-type="float" office:value="-0.1303569424" calcext:value-type="float">
            <text:p>-0.1303569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4755" calcext:value-type="float">
            <text:p>0.00364755</text:p>
          </table:table-cell>
          <table:table-cell office:value-type="float" office:value="0.00204621" calcext:value-type="float">
            <text:p>0.00204621</text:p>
          </table:table-cell>
          <table:table-cell office:value-type="float" office:value="-0.0000255871" calcext:value-type="float">
            <text:p>-2.55871E-05</text:p>
          </table:table-cell>
          <table:table-cell office:value-type="float" office:value="754" calcext:value-type="float">
            <text:p>754</text:p>
          </table:table-cell>
          <table:table-cell table:formula="of:=[.D481]*100" office:value-type="float" office:value="0.12429857" calcext:value-type="float">
            <text:p>0.12429857</text:p>
          </table:table-cell>
          <table:table-cell table:formula="of:=[.E481]*100" office:value-type="float" office:value="0.364755" calcext:value-type="float">
            <text:p>0.364755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179.2369842529" calcext:value-type="float">
            <text:p>179.2369842529</text:p>
          </table:table-cell>
          <table:table-cell office:value-type="float" office:value="-0.1299726111" calcext:value-type="float">
            <text:p>-0.12997261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1089" calcext:value-type="float">
            <text:p>0.00371089</text:p>
          </table:table-cell>
          <table:table-cell office:value-type="float" office:value="0.00195827" calcext:value-type="float">
            <text:p>0.00195827</text:p>
          </table:table-cell>
          <table:table-cell office:value-type="float" office:value="0.0000904266" calcext:value-type="float">
            <text:p>9.04266E-05</text:p>
          </table:table-cell>
          <table:table-cell office:value-type="float" office:value="755" calcext:value-type="float">
            <text:p>755</text:p>
          </table:table-cell>
          <table:table-cell table:formula="of:=[.D482]*100" office:value-type="float" office:value="0.12429857" calcext:value-type="float">
            <text:p>0.12429857</text:p>
          </table:table-cell>
          <table:table-cell table:formula="of:=[.E482]*100" office:value-type="float" office:value="0.371089" calcext:value-type="float">
            <text:p>0.371089</text:p>
          </table:table-cell>
        </table:table-row>
        <table:table-row table:style-name="ro1">
          <table:table-cell office:value-type="float" office:value="37.81" calcext:value-type="float">
            <text:p>37.81</text:p>
          </table:table-cell>
          <table:table-cell office:value-type="float" office:value="179.2374420166" calcext:value-type="float">
            <text:p>179.2374420166</text:p>
          </table:table-cell>
          <table:table-cell office:value-type="float" office:value="-0.1570171158" calcext:value-type="float">
            <text:p>-0.15701711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3332" calcext:value-type="float">
            <text:p>0.00393332</text:p>
          </table:table-cell>
          <table:table-cell office:value-type="float" office:value="0.00195827" calcext:value-type="float">
            <text:p>0.00195827</text:p>
          </table:table-cell>
          <table:table-cell office:value-type="float" office:value="-0.0000413478" calcext:value-type="float">
            <text:p>-4.13478E-05</text:p>
          </table:table-cell>
          <table:table-cell office:value-type="float" office:value="756" calcext:value-type="float">
            <text:p>756</text:p>
          </table:table-cell>
          <table:table-cell table:formula="of:=[.D483]*100" office:value-type="float" office:value="0.12429857" calcext:value-type="float">
            <text:p>0.12429857</text:p>
          </table:table-cell>
          <table:table-cell table:formula="of:=[.E483]*100" office:value-type="float" office:value="0.393332" calcext:value-type="float">
            <text:p>0.393332</text:p>
          </table:table-cell>
        </table:table-row>
        <table:table-row table:style-name="ro1">
          <table:table-cell office:value-type="float" office:value="37.86" calcext:value-type="float">
            <text:p>37.86</text:p>
          </table:table-cell>
          <table:table-cell office:value-type="float" office:value="179.2197723389" calcext:value-type="float">
            <text:p>179.2197723389</text:p>
          </table:table-cell>
          <table:table-cell office:value-type="float" office:value="-0.0629658108" calcext:value-type="float">
            <text:p>-0.06296581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5468" calcext:value-type="float">
            <text:p>0.00345468</text:p>
          </table:table-cell>
          <table:table-cell office:value-type="float" office:value="0.00195827" calcext:value-type="float">
            <text:p>0.00195827</text:p>
          </table:table-cell>
          <table:table-cell office:value-type="float" office:value="-0.0002678487" calcext:value-type="float">
            <text:p>-0.0002678487</text:p>
          </table:table-cell>
          <table:table-cell office:value-type="float" office:value="757" calcext:value-type="float">
            <text:p>757</text:p>
          </table:table-cell>
          <table:table-cell table:formula="of:=[.D484]*100" office:value-type="float" office:value="0.12429857" calcext:value-type="float">
            <text:p>0.12429857</text:p>
          </table:table-cell>
          <table:table-cell table:formula="of:=[.E484]*100" office:value-type="float" office:value="0.345468" calcext:value-type="float">
            <text:p>0.345468</text:p>
          </table:table-cell>
        </table:table-row>
        <table:table-row table:style-name="ro1">
          <table:table-cell office:value-type="float" office:value="37.91" calcext:value-type="float">
            <text:p>37.91</text:p>
          </table:table-cell>
          <table:table-cell office:value-type="float" office:value="179.2290649414" calcext:value-type="float">
            <text:p>179.2290649414</text:p>
          </table:table-cell>
          <table:table-cell office:value-type="float" office:value="-0.1204799354" calcext:value-type="float">
            <text:p>-0.12047993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1915" calcext:value-type="float">
            <text:p>0.00351915</text:p>
          </table:table-cell>
          <table:table-cell office:value-type="float" office:value="0.00187835" calcext:value-type="float">
            <text:p>0.00187835</text:p>
          </table:table-cell>
          <table:table-cell office:value-type="float" office:value="0.0000489593" calcext:value-type="float">
            <text:p>4.89593E-05</text:p>
          </table:table-cell>
          <table:table-cell office:value-type="float" office:value="758" calcext:value-type="float">
            <text:p>758</text:p>
          </table:table-cell>
          <table:table-cell table:formula="of:=[.D485]*100" office:value-type="float" office:value="0.12429857" calcext:value-type="float">
            <text:p>0.12429857</text:p>
          </table:table-cell>
          <table:table-cell table:formula="of:=[.E485]*100" office:value-type="float" office:value="0.351915" calcext:value-type="float">
            <text:p>0.351915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179.2128295898" calcext:value-type="float">
            <text:p>179.2128295898</text:p>
          </table:table-cell>
          <table:table-cell office:value-type="float" office:value="-0.1459130132" calcext:value-type="float">
            <text:p>-0.14591301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3159" calcext:value-type="float">
            <text:p>0.00373159</text:p>
          </table:table-cell>
          <table:table-cell office:value-type="float" office:value="0.00187835" calcext:value-type="float">
            <text:p>0.00187835</text:p>
          </table:table-cell>
          <table:table-cell office:value-type="float" office:value="0.0000017906" calcext:value-type="float">
            <text:p>1.7906E-06</text:p>
          </table:table-cell>
          <table:table-cell office:value-type="float" office:value="759" calcext:value-type="float">
            <text:p>759</text:p>
          </table:table-cell>
          <table:table-cell table:formula="of:=[.D486]*100" office:value-type="float" office:value="0.12429857" calcext:value-type="float">
            <text:p>0.12429857</text:p>
          </table:table-cell>
          <table:table-cell table:formula="of:=[.E486]*100" office:value-type="float" office:value="0.373159" calcext:value-type="float">
            <text:p>0.373159</text:p>
          </table:table-cell>
        </table:table-row>
        <table:table-row table:style-name="ro1">
          <table:table-cell office:value-type="float" office:value="38.01" calcext:value-type="float">
            <text:p>38.01</text:p>
          </table:table-cell>
          <table:table-cell office:value-type="float" office:value="179.2132415771" calcext:value-type="float">
            <text:p>179.2132415771</text:p>
          </table:table-cell>
          <table:table-cell office:value-type="float" office:value="-0.058580457" calcext:value-type="float">
            <text:p>-0.0585804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9108" calcext:value-type="float">
            <text:p>0.00329108</text:p>
          </table:table-cell>
          <table:table-cell office:value-type="float" office:value="0.00181199" calcext:value-type="float">
            <text:p>0.00181199</text:p>
          </table:table-cell>
          <table:table-cell office:value-type="float" office:value="-0.0002129139" calcext:value-type="float">
            <text:p>-0.0002129139</text:p>
          </table:table-cell>
          <table:table-cell office:value-type="float" office:value="760" calcext:value-type="float">
            <text:p>760</text:p>
          </table:table-cell>
          <table:table-cell table:formula="of:=[.D487]*100" office:value-type="float" office:value="0.12429857" calcext:value-type="float">
            <text:p>0.12429857</text:p>
          </table:table-cell>
          <table:table-cell table:formula="of:=[.E487]*100" office:value-type="float" office:value="0.329108" calcext:value-type="float">
            <text:p>0.329108</text:p>
          </table:table-cell>
        </table:table-row>
        <table:table-row table:style-name="ro1">
          <table:table-cell office:value-type="float" office:value="38.06" calcext:value-type="float">
            <text:p>38.06</text:p>
          </table:table-cell>
          <table:table-cell office:value-type="float" office:value="179.2111206055" calcext:value-type="float">
            <text:p>179.2111206055</text:p>
          </table:table-cell>
          <table:table-cell office:value-type="float" office:value="-0.1209834015" calcext:value-type="float">
            <text:p>-0.12098340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1353" calcext:value-type="float">
            <text:p>0.00341353</text:p>
          </table:table-cell>
          <table:table-cell office:value-type="float" office:value="0.00181199" calcext:value-type="float">
            <text:p>0.00181199</text:p>
          </table:table-cell>
          <table:table-cell office:value-type="float" office:value="-0.00000896" calcext:value-type="float">
            <text:p>-0.00000896</text:p>
          </table:table-cell>
          <table:table-cell office:value-type="float" office:value="761" calcext:value-type="float">
            <text:p>761</text:p>
          </table:table-cell>
          <table:table-cell table:formula="of:=[.D488]*100" office:value-type="float" office:value="0.12429857" calcext:value-type="float">
            <text:p>0.12429857</text:p>
          </table:table-cell>
          <table:table-cell table:formula="of:=[.E488]*100" office:value-type="float" office:value="0.341353" calcext:value-type="float">
            <text:p>0.341353</text:p>
          </table:table-cell>
        </table:table-row>
        <table:table-row table:style-name="ro1">
          <table:table-cell office:value-type="float" office:value="38.11" calcext:value-type="float">
            <text:p>38.11</text:p>
          </table:table-cell>
          <table:table-cell office:value-type="float" office:value="179.2097320557" calcext:value-type="float">
            <text:p>179.2097320557</text:p>
          </table:table-cell>
          <table:table-cell office:value-type="float" office:value="-0.1288864371" calcext:value-type="float">
            <text:p>-0.12888643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777" calcext:value-type="float">
            <text:p>0.00354777</text:p>
          </table:table-cell>
          <table:table-cell office:value-type="float" office:value="0.00181199" calcext:value-type="float">
            <text:p>0.00181199</text:p>
          </table:table-cell>
          <table:table-cell office:value-type="float" office:value="0.0000620267" calcext:value-type="float">
            <text:p>6.20267E-05</text:p>
          </table:table-cell>
          <table:table-cell office:value-type="float" office:value="762" calcext:value-type="float">
            <text:p>762</text:p>
          </table:table-cell>
          <table:table-cell table:formula="of:=[.D489]*100" office:value-type="float" office:value="0.12429857" calcext:value-type="float">
            <text:p>0.12429857</text:p>
          </table:table-cell>
          <table:table-cell table:formula="of:=[.E489]*100" office:value-type="float" office:value="0.354777" calcext:value-type="float">
            <text:p>0.354777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179.2090759277" calcext:value-type="float">
            <text:p>179.2090759277</text:p>
          </table:table-cell>
          <table:table-cell office:value-type="float" office:value="-0.1112723134" calcext:value-type="float">
            <text:p>-0.11127231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198" calcext:value-type="float">
            <text:p>0.0035198</text:p>
          </table:table-cell>
          <table:table-cell office:value-type="float" office:value="0.00176249" calcext:value-type="float">
            <text:p>0.00176249</text:p>
          </table:table-cell>
          <table:table-cell office:value-type="float" office:value="0.000075463" calcext:value-type="float">
            <text:p>0.000075463</text:p>
          </table:table-cell>
          <table:table-cell office:value-type="float" office:value="763" calcext:value-type="float">
            <text:p>763</text:p>
          </table:table-cell>
          <table:table-cell table:formula="of:=[.D490]*100" office:value-type="float" office:value="0.12429857" calcext:value-type="float">
            <text:p>0.12429857</text:p>
          </table:table-cell>
          <table:table-cell table:formula="of:=[.E490]*100" office:value-type="float" office:value="0.35198" calcext:value-type="float">
            <text:p>0.35198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179.2094268799" calcext:value-type="float">
            <text:p>179.2094268799</text:p>
          </table:table-cell>
          <table:table-cell office:value-type="float" office:value="-0.1543641585" calcext:value-type="float">
            <text:p>-0.15436415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835" calcext:value-type="float">
            <text:p>0.00378835</text:p>
          </table:table-cell>
          <table:table-cell office:value-type="float" office:value="0.00176249" calcext:value-type="float">
            <text:p>0.00176249</text:p>
          </table:table-cell>
          <table:table-cell office:value-type="float" office:value="-0.0000485695" calcext:value-type="float">
            <text:p>-4.85695E-05</text:p>
          </table:table-cell>
          <table:table-cell office:value-type="float" office:value="764" calcext:value-type="float">
            <text:p>764</text:p>
          </table:table-cell>
          <table:table-cell table:formula="of:=[.D491]*100" office:value-type="float" office:value="0.12429857" calcext:value-type="float">
            <text:p>0.12429857</text:p>
          </table:table-cell>
          <table:table-cell table:formula="of:=[.E491]*100" office:value-type="float" office:value="0.378835" calcext:value-type="float">
            <text:p>0.378835</text:p>
          </table:table-cell>
        </table:table-row>
        <table:table-row table:style-name="ro1">
          <table:table-cell office:value-type="float" office:value="38.26" calcext:value-type="float">
            <text:p>38.26</text:p>
          </table:table-cell>
          <table:table-cell office:value-type="float" office:value="179.2027130127" calcext:value-type="float">
            <text:p>179.2027130127</text:p>
          </table:table-cell>
          <table:table-cell office:value-type="float" office:value="-0.1310949363" calcext:value-type="float">
            <text:p>-0.13109493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1215" calcext:value-type="float">
            <text:p>0.00381215</text:p>
          </table:table-cell>
          <table:table-cell office:value-type="float" office:value="0.00161902" calcext:value-type="float">
            <text:p>0.00161902</text:p>
          </table:table-cell>
          <table:table-cell office:value-type="float" office:value="-0.0000579368" calcext:value-type="float">
            <text:p>-5.79368E-05</text:p>
          </table:table-cell>
          <table:table-cell office:value-type="float" office:value="765" calcext:value-type="float">
            <text:p>765</text:p>
          </table:table-cell>
          <table:table-cell table:formula="of:=[.D492]*100" office:value-type="float" office:value="0.12429857" calcext:value-type="float">
            <text:p>0.12429857</text:p>
          </table:table-cell>
          <table:table-cell table:formula="of:=[.E492]*100" office:value-type="float" office:value="0.381215" calcext:value-type="float">
            <text:p>0.381215</text:p>
          </table:table-cell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179.189956665" calcext:value-type="float">
            <text:p>179.189956665</text:p>
          </table:table-cell>
          <table:table-cell office:value-type="float" office:value="-0.0112166792" calcext:value-type="float">
            <text:p>-0.01121667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2909" calcext:value-type="float">
            <text:p>0.00302909</text:p>
          </table:table-cell>
          <table:table-cell office:value-type="float" office:value="0.00173106" calcext:value-type="float">
            <text:p>0.00173106</text:p>
          </table:table-cell>
          <table:table-cell office:value-type="float" office:value="-0.0003108762" calcext:value-type="float">
            <text:p>-0.0003108762</text:p>
          </table:table-cell>
          <table:table-cell office:value-type="float" office:value="766" calcext:value-type="float">
            <text:p>766</text:p>
          </table:table-cell>
          <table:table-cell table:formula="of:=[.D493]*100" office:value-type="float" office:value="0.12429857" calcext:value-type="float">
            <text:p>0.12429857</text:p>
          </table:table-cell>
          <table:table-cell table:formula="of:=[.E493]*100" office:value-type="float" office:value="0.302909" calcext:value-type="float">
            <text:p>0.302909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179.189163208" calcext:value-type="float">
            <text:p>179.189163208</text:p>
          </table:table-cell>
          <table:table-cell office:value-type="float" office:value="-0.0829150977" calcext:value-type="float">
            <text:p>-0.08291509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8531" calcext:value-type="float">
            <text:p>0.00298531</text:p>
          </table:table-cell>
          <table:table-cell office:value-type="float" office:value="0.00173106" calcext:value-type="float">
            <text:p>0.00173106</text:p>
          </table:table-cell>
          <table:table-cell office:value-type="float" office:value="0.0000197578" calcext:value-type="float">
            <text:p>1.97578E-05</text:p>
          </table:table-cell>
          <table:table-cell office:value-type="float" office:value="767" calcext:value-type="float">
            <text:p>767</text:p>
          </table:table-cell>
          <table:table-cell table:formula="of:=[.D494]*100" office:value-type="float" office:value="0.12429857" calcext:value-type="float">
            <text:p>0.12429857</text:p>
          </table:table-cell>
          <table:table-cell table:formula="of:=[.E494]*100" office:value-type="float" office:value="0.298531" calcext:value-type="float">
            <text:p>0.298531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179.1808776855" calcext:value-type="float">
            <text:p>179.1808776855</text:p>
          </table:table-cell>
          <table:table-cell office:value-type="float" office:value="-0.1177689742" calcext:value-type="float">
            <text:p>-0.11776897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8843" calcext:value-type="float">
            <text:p>0.00318843</text:p>
          </table:table-cell>
          <table:table-cell office:value-type="float" office:value="0.00170985" calcext:value-type="float">
            <text:p>0.00170985</text:p>
          </table:table-cell>
          <table:table-cell office:value-type="float" office:value="0.0000216433" calcext:value-type="float">
            <text:p>2.16433E-05</text:p>
          </table:table-cell>
          <table:table-cell office:value-type="float" office:value="768" calcext:value-type="float">
            <text:p>768</text:p>
          </table:table-cell>
          <table:table-cell table:formula="of:=[.D495]*100" office:value-type="float" office:value="0.12429857" calcext:value-type="float">
            <text:p>0.12429857</text:p>
          </table:table-cell>
          <table:table-cell table:formula="of:=[.E495]*100" office:value-type="float" office:value="0.318843" calcext:value-type="float">
            <text:p>0.318843</text:p>
          </table:table-cell>
        </table:table-row>
        <table:table-row table:style-name="ro1">
          <table:table-cell office:value-type="float" office:value="38.46" calcext:value-type="float">
            <text:p>38.46</text:p>
          </table:table-cell>
          <table:table-cell office:value-type="float" office:value="179.1809692383" calcext:value-type="float">
            <text:p>179.1809692383</text:p>
          </table:table-cell>
          <table:table-cell office:value-type="float" office:value="-0.0923584224" calcext:value-type="float">
            <text:p>-0.09235842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5439" calcext:value-type="float">
            <text:p>0.00315439</text:p>
          </table:table-cell>
          <table:table-cell office:value-type="float" office:value="0.00170985" calcext:value-type="float">
            <text:p>0.00170985</text:p>
          </table:table-cell>
          <table:table-cell office:value-type="float" office:value="-0.0001507413" calcext:value-type="float">
            <text:p>-0.0001507413</text:p>
          </table:table-cell>
          <table:table-cell office:value-type="float" office:value="769" calcext:value-type="float">
            <text:p>769</text:p>
          </table:table-cell>
          <table:table-cell table:formula="of:=[.D496]*100" office:value-type="float" office:value="0.12429857" calcext:value-type="float">
            <text:p>0.12429857</text:p>
          </table:table-cell>
          <table:table-cell table:formula="of:=[.E496]*100" office:value-type="float" office:value="0.315439" calcext:value-type="float">
            <text:p>0.315439</text:p>
          </table:table-cell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179.1876831055" calcext:value-type="float">
            <text:p>179.1876831055</text:p>
          </table:table-cell>
          <table:table-cell office:value-type="float" office:value="-0.0605296805" calcext:value-type="float">
            <text:p>-0.06052968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1959" calcext:value-type="float">
            <text:p>0.00291959</text:p>
          </table:table-cell>
          <table:table-cell office:value-type="float" office:value="0.00170324" calcext:value-type="float">
            <text:p>0.00170324</text:p>
          </table:table-cell>
          <table:table-cell office:value-type="float" office:value="-0.0001671233" calcext:value-type="float">
            <text:p>-0.0001671233</text:p>
          </table:table-cell>
          <table:table-cell office:value-type="float" office:value="770" calcext:value-type="float">
            <text:p>770</text:p>
          </table:table-cell>
          <table:table-cell table:formula="of:=[.D497]*100" office:value-type="float" office:value="0.12429857" calcext:value-type="float">
            <text:p>0.12429857</text:p>
          </table:table-cell>
          <table:table-cell table:formula="of:=[.E497]*100" office:value-type="float" office:value="0.291959" calcext:value-type="float">
            <text:p>0.291959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179.1824035645" calcext:value-type="float">
            <text:p>179.1824035645</text:p>
          </table:table-cell>
          <table:table-cell office:value-type="float" office:value="-0.0332752262" calcext:value-type="float">
            <text:p>-0.03327522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8155" calcext:value-type="float">
            <text:p>0.00258155</text:p>
          </table:table-cell>
          <table:table-cell office:value-type="float" office:value="0.00170324" calcext:value-type="float">
            <text:p>0.00170324</text:p>
          </table:table-cell>
          <table:table-cell office:value-type="float" office:value="-0.000207555" calcext:value-type="float">
            <text:p>-0.000207555</text:p>
          </table:table-cell>
          <table:table-cell office:value-type="float" office:value="771" calcext:value-type="float">
            <text:p>771</text:p>
          </table:table-cell>
          <table:table-cell table:formula="of:=[.D498]*100" office:value-type="float" office:value="0.12429857" calcext:value-type="float">
            <text:p>0.12429857</text:p>
          </table:table-cell>
          <table:table-cell table:formula="of:=[.E498]*100" office:value-type="float" office:value="0.258155" calcext:value-type="float">
            <text:p>0.258155</text:p>
          </table:table-cell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179.176864624" calcext:value-type="float">
            <text:p>179.176864624</text:p>
          </table:table-cell>
          <table:table-cell office:value-type="float" office:value="-0.1245543535" calcext:value-type="float">
            <text:p>-0.12455435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6471" calcext:value-type="float">
            <text:p>0.00296471</text:p>
          </table:table-cell>
          <table:table-cell office:value-type="float" office:value="0.00170324" calcext:value-type="float">
            <text:p>0.00170324</text:p>
          </table:table-cell>
          <table:table-cell office:value-type="float" office:value="0.0000769814" calcext:value-type="float">
            <text:p>7.69814E-05</text:p>
          </table:table-cell>
          <table:table-cell office:value-type="float" office:value="772" calcext:value-type="float">
            <text:p>772</text:p>
          </table:table-cell>
          <table:table-cell table:formula="of:=[.D499]*100" office:value-type="float" office:value="0.12429857" calcext:value-type="float">
            <text:p>0.12429857</text:p>
          </table:table-cell>
          <table:table-cell table:formula="of:=[.E499]*100" office:value-type="float" office:value="0.296471" calcext:value-type="float">
            <text:p>0.296471</text:p>
          </table:table-cell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179.1771240234" calcext:value-type="float">
            <text:p>179.1771240234</text:p>
          </table:table-cell>
          <table:table-cell office:value-type="float" office:value="-0.0682082852" calcext:value-type="float">
            <text:p>-0.06820828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4441" calcext:value-type="float">
            <text:p>0.00284441</text:p>
          </table:table-cell>
          <table:table-cell office:value-type="float" office:value="0.00170672" calcext:value-type="float">
            <text:p>0.00170672</text:p>
          </table:table-cell>
          <table:table-cell office:value-type="float" office:value="-0.0000833668" calcext:value-type="float">
            <text:p>-8.33668E-05</text:p>
          </table:table-cell>
          <table:table-cell office:value-type="float" office:value="773" calcext:value-type="float">
            <text:p>773</text:p>
          </table:table-cell>
          <table:table-cell table:formula="of:=[.D500]*100" office:value-type="float" office:value="0.12429857" calcext:value-type="float">
            <text:p>0.12429857</text:p>
          </table:table-cell>
          <table:table-cell table:formula="of:=[.E500]*100" office:value-type="float" office:value="0.284441" calcext:value-type="float">
            <text:p>0.284441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179.1729125977" calcext:value-type="float">
            <text:p>179.1729125977</text:p>
          </table:table-cell>
          <table:table-cell office:value-type="float" office:value="-0.1849344992" calcext:value-type="float">
            <text:p>-0.1849344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22" calcext:value-type="float">
            <text:p>0.0035422</text:p>
          </table:table-cell>
          <table:table-cell office:value-type="float" office:value="0.00170672" calcext:value-type="float">
            <text:p>0.00170672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774" calcext:value-type="float">
            <text:p>774</text:p>
          </table:table-cell>
          <table:table-cell table:formula="of:=[.D501]*100" office:value-type="float" office:value="0.12429857" calcext:value-type="float">
            <text:p>0.12429857</text:p>
          </table:table-cell>
          <table:table-cell table:formula="of:=[.E501]*100" office:value-type="float" office:value="0.35422" calcext:value-type="float">
            <text:p>0.35422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179.1678466797" calcext:value-type="float">
            <text:p>179.1678466797</text:p>
          </table:table-cell>
          <table:table-cell office:value-type="float" office:value="-0.1410331296" calcext:value-type="float">
            <text:p>-0.14103312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1443" calcext:value-type="float">
            <text:p>0.00371443</text:p>
          </table:table-cell>
          <table:table-cell office:value-type="float" office:value="0.00170672" calcext:value-type="float">
            <text:p>0.00170672</text:p>
          </table:table-cell>
          <table:table-cell office:value-type="float" office:value="-0.0000554945" calcext:value-type="float">
            <text:p>-5.54945E-05</text:p>
          </table:table-cell>
          <table:table-cell office:value-type="float" office:value="775" calcext:value-type="float">
            <text:p>775</text:p>
          </table:table-cell>
          <table:table-cell table:formula="of:=[.D502]*100" office:value-type="float" office:value="0.12429857" calcext:value-type="float">
            <text:p>0.12429857</text:p>
          </table:table-cell>
          <table:table-cell table:formula="of:=[.E502]*100" office:value-type="float" office:value="0.371443" calcext:value-type="float">
            <text:p>0.371443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79.1654052734" calcext:value-type="float">
            <text:p>179.1654052734</text:p>
          </table:table-cell>
          <table:table-cell office:value-type="float" office:value="-0.1270862856" calcext:value-type="float">
            <text:p>-0.12708628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362" calcext:value-type="float">
            <text:p>0.0037362</text:p>
          </table:table-cell>
          <table:table-cell office:value-type="float" office:value="0.0017162" calcext:value-type="float">
            <text:p>0.0017162</text:p>
          </table:table-cell>
          <table:table-cell office:value-type="float" office:value="0.0000259061" calcext:value-type="float">
            <text:p>2.59061E-05</text:p>
          </table:table-cell>
          <table:table-cell office:value-type="float" office:value="776" calcext:value-type="float">
            <text:p>776</text:p>
          </table:table-cell>
          <table:table-cell table:formula="of:=[.D503]*100" office:value-type="float" office:value="0.12429857" calcext:value-type="float">
            <text:p>0.12429857</text:p>
          </table:table-cell>
          <table:table-cell table:formula="of:=[.E503]*100" office:value-type="float" office:value="0.37362" calcext:value-type="float">
            <text:p>0.37362</text:p>
          </table:table-cell>
        </table:table-row>
        <table:table-row table:style-name="ro1">
          <table:table-cell office:value-type="float" office:value="38.87" calcext:value-type="float">
            <text:p>38.87</text:p>
          </table:table-cell>
          <table:table-cell office:value-type="float" office:value="179.1649017334" calcext:value-type="float">
            <text:p>179.1649017334</text:p>
          </table:table-cell>
          <table:table-cell office:value-type="float" office:value="-0.0921298424" calcext:value-type="float">
            <text:p>-0.0921298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1774" calcext:value-type="float">
            <text:p>0.00351774</text:p>
          </table:table-cell>
          <table:table-cell office:value-type="float" office:value="0.0017162" calcext:value-type="float">
            <text:p>0.0017162</text:p>
          </table:table-cell>
          <table:table-cell office:value-type="float" office:value="0.0001282195" calcext:value-type="float">
            <text:p>0.0001282195</text:p>
          </table:table-cell>
          <table:table-cell office:value-type="float" office:value="777" calcext:value-type="float">
            <text:p>777</text:p>
          </table:table-cell>
          <table:table-cell table:formula="of:=[.D504]*100" office:value-type="float" office:value="0.12429857" calcext:value-type="float">
            <text:p>0.12429857</text:p>
          </table:table-cell>
          <table:table-cell table:formula="of:=[.E504]*100" office:value-type="float" office:value="0.351774" calcext:value-type="float">
            <text:p>0.351774</text:p>
          </table:table-cell>
        </table:table-row>
        <table:table-row table:style-name="ro1">
          <table:table-cell office:value-type="float" office:value="38.91" calcext:value-type="float">
            <text:p>38.91</text:p>
          </table:table-cell>
          <table:table-cell office:value-type="float" office:value="179.1727142334" calcext:value-type="float">
            <text:p>179.1727142334</text:p>
          </table:table-cell>
          <table:table-cell office:value-type="float" office:value="-0.0467268347" calcext:value-type="float">
            <text:p>-0.04672683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6963" calcext:value-type="float">
            <text:p>0.00306963</text:p>
          </table:table-cell>
          <table:table-cell office:value-type="float" office:value="0.00173003" calcext:value-type="float">
            <text:p>0.00173003</text:p>
          </table:table-cell>
          <table:table-cell office:value-type="float" office:value="-0.0001580469" calcext:value-type="float">
            <text:p>-0.0001580469</text:p>
          </table:table-cell>
          <table:table-cell office:value-type="float" office:value="778" calcext:value-type="float">
            <text:p>778</text:p>
          </table:table-cell>
          <table:table-cell table:formula="of:=[.D505]*100" office:value-type="float" office:value="0.12429857" calcext:value-type="float">
            <text:p>0.12429857</text:p>
          </table:table-cell>
          <table:table-cell table:formula="of:=[.E505]*100" office:value-type="float" office:value="0.306963" calcext:value-type="float">
            <text:p>0.306963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179.1821594238" calcext:value-type="float">
            <text:p>179.1821594238</text:p>
          </table:table-cell>
          <table:table-cell office:value-type="float" office:value="-0.0728443361" calcext:value-type="float">
            <text:p>-0.07284433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452" calcext:value-type="float">
            <text:p>0.0029452</text:p>
          </table:table-cell>
          <table:table-cell office:value-type="float" office:value="0.00173003" calcext:value-type="float">
            <text:p>0.00173003</text:p>
          </table:table-cell>
          <table:table-cell office:value-type="float" office:value="0.0000316227" calcext:value-type="float">
            <text:p>3.16227E-05</text:p>
          </table:table-cell>
          <table:table-cell office:value-type="float" office:value="779" calcext:value-type="float">
            <text:p>779</text:p>
          </table:table-cell>
          <table:table-cell table:formula="of:=[.D506]*100" office:value-type="float" office:value="0.12429857" calcext:value-type="float">
            <text:p>0.12429857</text:p>
          </table:table-cell>
          <table:table-cell table:formula="of:=[.E506]*100" office:value-type="float" office:value="0.29452" calcext:value-type="float">
            <text:p>0.29452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179.1867370605" calcext:value-type="float">
            <text:p>179.1867370605</text:p>
          </table:table-cell>
          <table:table-cell office:value-type="float" office:value="-0.1579973521" calcext:value-type="float">
            <text:p>-0.15799735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2982" calcext:value-type="float">
            <text:p>0.00342982</text:p>
          </table:table-cell>
          <table:table-cell office:value-type="float" office:value="0.00173003" calcext:value-type="float">
            <text:p>0.00173003</text:p>
          </table:table-cell>
          <table:table-cell office:value-type="float" office:value="-0.0000132327" calcext:value-type="float">
            <text:p>-1.32327E-05</text:p>
          </table:table-cell>
          <table:table-cell office:value-type="float" office:value="780" calcext:value-type="float">
            <text:p>780</text:p>
          </table:table-cell>
          <table:table-cell table:formula="of:=[.D507]*100" office:value-type="float" office:value="0.12429857" calcext:value-type="float">
            <text:p>0.12429857</text:p>
          </table:table-cell>
          <table:table-cell table:formula="of:=[.E507]*100" office:value-type="float" office:value="0.342982" calcext:value-type="float">
            <text:p>0.342982</text:p>
          </table:table-cell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179.1885528564" calcext:value-type="float">
            <text:p>179.1885528564</text:p>
          </table:table-cell>
          <table:table-cell office:value-type="float" office:value="-0.2135694135" calcext:value-type="float">
            <text:p>-0.21356941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2298" calcext:value-type="float">
            <text:p>0.00412298</text:p>
          </table:table-cell>
          <table:table-cell office:value-type="float" office:value="0.00174826" calcext:value-type="float">
            <text:p>0.00174826</text:p>
          </table:table-cell>
          <table:table-cell office:value-type="float" office:value="0.0001318196" calcext:value-type="float">
            <text:p>0.0001318196</text:p>
          </table:table-cell>
          <table:table-cell office:value-type="float" office:value="781" calcext:value-type="float">
            <text:p>781</text:p>
          </table:table-cell>
          <table:table-cell table:formula="of:=[.D508]*100" office:value-type="float" office:value="0.12429857" calcext:value-type="float">
            <text:p>0.12429857</text:p>
          </table:table-cell>
          <table:table-cell table:formula="of:=[.E508]*100" office:value-type="float" office:value="0.412298" calcext:value-type="float">
            <text:p>0.412298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179.189239502" calcext:value-type="float">
            <text:p>179.189239502</text:p>
          </table:table-cell>
          <table:table-cell office:value-type="float" office:value="-0.1932567756" calcext:value-type="float">
            <text:p>-0.19325677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4933" calcext:value-type="float">
            <text:p>0.00444933</text:p>
          </table:table-cell>
          <table:table-cell office:value-type="float" office:value="0.00174826" calcext:value-type="float">
            <text:p>0.00174826</text:p>
          </table:table-cell>
          <table:table-cell office:value-type="float" office:value="-0.0000611581" calcext:value-type="float">
            <text:p>-6.11581E-05</text:p>
          </table:table-cell>
          <table:table-cell office:value-type="float" office:value="782" calcext:value-type="float">
            <text:p>782</text:p>
          </table:table-cell>
          <table:table-cell table:formula="of:=[.D509]*100" office:value-type="float" office:value="0.12429857" calcext:value-type="float">
            <text:p>0.12429857</text:p>
          </table:table-cell>
          <table:table-cell table:formula="of:=[.E509]*100" office:value-type="float" office:value="0.444933" calcext:value-type="float">
            <text:p>0.444933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79.1737213135" calcext:value-type="float">
            <text:p>179.1737213135</text:p>
          </table:table-cell>
          <table:table-cell office:value-type="float" office:value="-0.2239685152" calcext:value-type="float">
            <text:p>-0.22396851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7139" calcext:value-type="float">
            <text:p>0.00487139</text:p>
          </table:table-cell>
          <table:table-cell office:value-type="float" office:value="0.00187291" calcext:value-type="float">
            <text:p>0.00187291</text:p>
          </table:table-cell>
          <table:table-cell office:value-type="float" office:value="0.0000949789" calcext:value-type="float">
            <text:p>9.49789E-05</text:p>
          </table:table-cell>
          <table:table-cell office:value-type="float" office:value="783" calcext:value-type="float">
            <text:p>783</text:p>
          </table:table-cell>
          <table:table-cell table:formula="of:=[.D510]*100" office:value-type="float" office:value="0.12429857" calcext:value-type="float">
            <text:p>0.12429857</text:p>
          </table:table-cell>
          <table:table-cell table:formula="of:=[.E510]*100" office:value-type="float" office:value="0.487139" calcext:value-type="float">
            <text:p>0.487139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179.1732788086" calcext:value-type="float">
            <text:p>179.1732788086</text:p>
          </table:table-cell>
          <table:table-cell office:value-type="float" office:value="-0.1787939538" calcext:value-type="float">
            <text:p>-0.17879395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147" calcext:value-type="float">
            <text:p>0.00485147</text:p>
          </table:table-cell>
          <table:table-cell office:value-type="float" office:value="0.00176578" calcext:value-type="float">
            <text:p>0.00176578</text:p>
          </table:table-cell>
          <table:table-cell office:value-type="float" office:value="-0.000025596" calcext:value-type="float">
            <text:p>-0.000025596</text:p>
          </table:table-cell>
          <table:table-cell office:value-type="float" office:value="784" calcext:value-type="float">
            <text:p>784</text:p>
          </table:table-cell>
          <table:table-cell table:formula="of:=[.D511]*100" office:value-type="float" office:value="0.12429857" calcext:value-type="float">
            <text:p>0.12429857</text:p>
          </table:table-cell>
          <table:table-cell table:formula="of:=[.E511]*100" office:value-type="float" office:value="0.485147" calcext:value-type="float">
            <text:p>0.485147</text:p>
          </table:table-cell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179.1570739746" calcext:value-type="float">
            <text:p>179.1570739746</text:p>
          </table:table-cell>
          <table:table-cell office:value-type="float" office:value="-0.0952469743" calcext:value-type="float">
            <text:p>-0.09524697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8141" calcext:value-type="float">
            <text:p>0.00428141</text:p>
          </table:table-cell>
          <table:table-cell office:value-type="float" office:value="0.00176578" calcext:value-type="float">
            <text:p>0.00176578</text:p>
          </table:table-cell>
          <table:table-cell office:value-type="float" office:value="-0.0002281148" calcext:value-type="float">
            <text:p>-0.0002281148</text:p>
          </table:table-cell>
          <table:table-cell office:value-type="float" office:value="785" calcext:value-type="float">
            <text:p>785</text:p>
          </table:table-cell>
          <table:table-cell table:formula="of:=[.D512]*100" office:value-type="float" office:value="0.12429857" calcext:value-type="float">
            <text:p>0.12429857</text:p>
          </table:table-cell>
          <table:table-cell table:formula="of:=[.E512]*100" office:value-type="float" office:value="0.428141" calcext:value-type="float">
            <text:p>0.428141</text:p>
          </table:table-cell>
        </table:table-row>
        <table:table-row table:style-name="ro1">
          <table:table-cell office:value-type="float" office:value="39.31" calcext:value-type="float">
            <text:p>39.31</text:p>
          </table:table-cell>
          <table:table-cell office:value-type="float" office:value="179.1441192627" calcext:value-type="float">
            <text:p>179.1441192627</text:p>
          </table:table-cell>
          <table:table-cell office:value-type="float" office:value="-0.1689802148" calcext:value-type="float">
            <text:p>-0.16898021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9307" calcext:value-type="float">
            <text:p>0.00439307</text:p>
          </table:table-cell>
          <table:table-cell office:value-type="float" office:value="0.00178039" calcext:value-type="float">
            <text:p>0.00178039</text:p>
          </table:table-cell>
          <table:table-cell office:value-type="float" office:value="0.0000264764" calcext:value-type="float">
            <text:p>2.64764E-05</text:p>
          </table:table-cell>
          <table:table-cell office:value-type="float" office:value="786" calcext:value-type="float">
            <text:p>786</text:p>
          </table:table-cell>
          <table:table-cell table:formula="of:=[.D513]*100" office:value-type="float" office:value="0.12429857" calcext:value-type="float">
            <text:p>0.12429857</text:p>
          </table:table-cell>
          <table:table-cell table:formula="of:=[.E513]*100" office:value-type="float" office:value="0.439307" calcext:value-type="float">
            <text:p>0.439307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179.1420593262" calcext:value-type="float">
            <text:p>179.1420593262</text:p>
          </table:table-cell>
          <table:table-cell office:value-type="float" office:value="-0.210835886" calcext:value-type="float">
            <text:p>-0.2108358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464" calcext:value-type="float">
            <text:p>0.0047464</text:p>
          </table:table-cell>
          <table:table-cell office:value-type="float" office:value="0.00178039" calcext:value-type="float">
            <text:p>0.00178039</text:p>
          </table:table-cell>
          <table:table-cell office:value-type="float" office:value="-0.0000528461" calcext:value-type="float">
            <text:p>-5.28461E-05</text:p>
          </table:table-cell>
          <table:table-cell office:value-type="float" office:value="787" calcext:value-type="float">
            <text:p>787</text:p>
          </table:table-cell>
          <table:table-cell table:formula="of:=[.D514]*100" office:value-type="float" office:value="0.12429857" calcext:value-type="float">
            <text:p>0.12429857</text:p>
          </table:table-cell>
          <table:table-cell table:formula="of:=[.E514]*100" office:value-type="float" office:value="0.47464" calcext:value-type="float">
            <text:p>0.47464</text:p>
          </table:table-cell>
        </table:table-row>
        <table:table-row table:style-name="ro1">
          <table:table-cell office:value-type="float" office:value="39.41" calcext:value-type="float">
            <text:p>39.41</text:p>
          </table:table-cell>
          <table:table-cell office:value-type="float" office:value="179.1352233887" calcext:value-type="float">
            <text:p>179.1352233887</text:p>
          </table:table-cell>
          <table:table-cell office:value-type="float" office:value="-0.1506863992" calcext:value-type="float">
            <text:p>-0.1506863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8089" calcext:value-type="float">
            <text:p>0.00458089</text:p>
          </table:table-cell>
          <table:table-cell office:value-type="float" office:value="0.0018541" calcext:value-type="float">
            <text:p>0.0018541</text:p>
          </table:table-cell>
          <table:table-cell office:value-type="float" office:value="-0.0000345262" calcext:value-type="float">
            <text:p>-3.45262E-05</text:p>
          </table:table-cell>
          <table:table-cell office:value-type="float" office:value="788" calcext:value-type="float">
            <text:p>788</text:p>
          </table:table-cell>
          <table:table-cell table:formula="of:=[.D515]*100" office:value-type="float" office:value="0.12429857" calcext:value-type="float">
            <text:p>0.12429857</text:p>
          </table:table-cell>
          <table:table-cell table:formula="of:=[.E515]*100" office:value-type="float" office:value="0.458089" calcext:value-type="float">
            <text:p>0.458089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179.1357727051" calcext:value-type="float">
            <text:p>179.1357727051</text:p>
          </table:table-cell>
          <table:table-cell office:value-type="float" office:value="-0.1285306077" calcext:value-type="float">
            <text:p>-0.12853060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2299" calcext:value-type="float">
            <text:p>0.00432299</text:p>
          </table:table-cell>
          <table:table-cell office:value-type="float" office:value="0.00179239" calcext:value-type="float">
            <text:p>0.00179239</text:p>
          </table:table-cell>
          <table:table-cell office:value-type="float" office:value="-0.0001396786" calcext:value-type="float">
            <text:p>-0.0001396786</text:p>
          </table:table-cell>
          <table:table-cell office:value-type="float" office:value="789" calcext:value-type="float">
            <text:p>789</text:p>
          </table:table-cell>
          <table:table-cell table:formula="of:=[.D516]*100" office:value-type="float" office:value="0.12429857" calcext:value-type="float">
            <text:p>0.12429857</text:p>
          </table:table-cell>
          <table:table-cell table:formula="of:=[.E516]*100" office:value-type="float" office:value="0.432299" calcext:value-type="float">
            <text:p>0.432299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179.1259613037" calcext:value-type="float">
            <text:p>179.1259613037</text:p>
          </table:table-cell>
          <table:table-cell office:value-type="float" office:value="-0.1609482861" calcext:value-type="float">
            <text:p>-0.16094828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6724" calcext:value-type="float">
            <text:p>0.00436724</text:p>
          </table:table-cell>
          <table:table-cell office:value-type="float" office:value="0.00179239" calcext:value-type="float">
            <text:p>0.00179239</text:p>
          </table:table-cell>
          <table:table-cell office:value-type="float" office:value="-0.0001760978" calcext:value-type="float">
            <text:p>-0.0001760978</text:p>
          </table:table-cell>
          <table:table-cell office:value-type="float" office:value="790" calcext:value-type="float">
            <text:p>790</text:p>
          </table:table-cell>
          <table:table-cell table:formula="of:=[.D517]*100" office:value-type="float" office:value="0.12429857" calcext:value-type="float">
            <text:p>0.12429857</text:p>
          </table:table-cell>
          <table:table-cell table:formula="of:=[.E517]*100" office:value-type="float" office:value="0.436724" calcext:value-type="float">
            <text:p>0.436724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179.1150512695" calcext:value-type="float">
            <text:p>179.1150512695</text:p>
          </table:table-cell>
          <table:table-cell office:value-type="float" office:value="-0.1457232496" calcext:value-type="float">
            <text:p>-0.14572324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9525" calcext:value-type="float">
            <text:p>0.00429525</text:p>
          </table:table-cell>
          <table:table-cell office:value-type="float" office:value="0.00184106" calcext:value-type="float">
            <text:p>0.00184106</text:p>
          </table:table-cell>
          <table:table-cell office:value-type="float" office:value="-0.0000409757" calcext:value-type="float">
            <text:p>-4.09757E-05</text:p>
          </table:table-cell>
          <table:table-cell office:value-type="float" office:value="791" calcext:value-type="float">
            <text:p>791</text:p>
          </table:table-cell>
          <table:table-cell table:formula="of:=[.D518]*100" office:value-type="float" office:value="0.12429857" calcext:value-type="float">
            <text:p>0.12429857</text:p>
          </table:table-cell>
          <table:table-cell table:formula="of:=[.E518]*100" office:value-type="float" office:value="0.429525" calcext:value-type="float">
            <text:p>0.429525</text:p>
          </table:table-cell>
        </table:table-row>
        <table:table-row table:style-name="ro1">
          <table:table-cell office:value-type="float" office:value="39.61" calcext:value-type="float">
            <text:p>39.61</text:p>
          </table:table-cell>
          <table:table-cell office:value-type="float" office:value="179.1094512939" calcext:value-type="float">
            <text:p>179.1094512939</text:p>
          </table:table-cell>
          <table:table-cell office:value-type="float" office:value="-0.1648009268" calcext:value-type="float">
            <text:p>-0.16480092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7444" calcext:value-type="float">
            <text:p>0.00437444</text:p>
          </table:table-cell>
          <table:table-cell office:value-type="float" office:value="0.00180427" calcext:value-type="float">
            <text:p>0.00180427</text:p>
          </table:table-cell>
          <table:table-cell office:value-type="float" office:value="0.0001156218" calcext:value-type="float">
            <text:p>0.0001156218</text:p>
          </table:table-cell>
          <table:table-cell office:value-type="float" office:value="792" calcext:value-type="float">
            <text:p>792</text:p>
          </table:table-cell>
          <table:table-cell table:formula="of:=[.D519]*100" office:value-type="float" office:value="0.12429857" calcext:value-type="float">
            <text:p>0.12429857</text:p>
          </table:table-cell>
          <table:table-cell table:formula="of:=[.E519]*100" office:value-type="float" office:value="0.437444" calcext:value-type="float">
            <text:p>0.437444</text:p>
          </table:table-cell>
        </table:table-row>
        <table:table-row table:style-name="ro1">
          <table:table-cell office:value-type="float" office:value="39.67" calcext:value-type="float">
            <text:p>39.67</text:p>
          </table:table-cell>
          <table:table-cell office:value-type="float" office:value="179.1223144531" calcext:value-type="float">
            <text:p>179.1223144531</text:p>
          </table:table-cell>
          <table:table-cell office:value-type="float" office:value="-0.069808737" calcext:value-type="float">
            <text:p>-0.0698087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9412" calcext:value-type="float">
            <text:p>0.00379412</text:p>
          </table:table-cell>
          <table:table-cell office:value-type="float" office:value="0.00180427" calcext:value-type="float">
            <text:p>0.00180427</text:p>
          </table:table-cell>
          <table:table-cell office:value-type="float" office:value="-0.0002518285" calcext:value-type="float">
            <text:p>-0.0002518285</text:p>
          </table:table-cell>
          <table:table-cell office:value-type="float" office:value="793" calcext:value-type="float">
            <text:p>793</text:p>
          </table:table-cell>
          <table:table-cell table:formula="of:=[.D520]*100" office:value-type="float" office:value="0.12429857" calcext:value-type="float">
            <text:p>0.12429857</text:p>
          </table:table-cell>
          <table:table-cell table:formula="of:=[.E520]*100" office:value-type="float" office:value="0.379412" calcext:value-type="float">
            <text:p>0.379412</text:p>
          </table:table-cell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179.1154937744" calcext:value-type="float">
            <text:p>179.1154937744</text:p>
          </table:table-cell>
          <table:table-cell office:value-type="float" office:value="-0.0807922005" calcext:value-type="float">
            <text:p>-0.08079220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8076" calcext:value-type="float">
            <text:p>0.00348076</text:p>
          </table:table-cell>
          <table:table-cell office:value-type="float" office:value="0.00181491" calcext:value-type="float">
            <text:p>0.00181491</text:p>
          </table:table-cell>
          <table:table-cell office:value-type="float" office:value="-0.0002292643" calcext:value-type="float">
            <text:p>-0.0002292643</text:p>
          </table:table-cell>
          <table:table-cell office:value-type="float" office:value="794" calcext:value-type="float">
            <text:p>794</text:p>
          </table:table-cell>
          <table:table-cell table:formula="of:=[.D521]*100" office:value-type="float" office:value="0.12429857" calcext:value-type="float">
            <text:p>0.12429857</text:p>
          </table:table-cell>
          <table:table-cell table:formula="of:=[.E521]*100" office:value-type="float" office:value="0.348076" calcext:value-type="float">
            <text:p>0.348076</text:p>
          </table:table-cell>
        </table:table-row>
        <table:table-row table:style-name="ro1">
          <table:table-cell office:value-type="float" office:value="39.77" calcext:value-type="float">
            <text:p>39.77</text:p>
          </table:table-cell>
          <table:table-cell office:value-type="float" office:value="179.1148986816" calcext:value-type="float">
            <text:p>179.1148986816</text:p>
          </table:table-cell>
          <table:table-cell office:value-type="float" office:value="-0.1027234565" calcext:value-type="float">
            <text:p>-0.10272345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1819" calcext:value-type="float">
            <text:p>0.00341819</text:p>
          </table:table-cell>
          <table:table-cell office:value-type="float" office:value="0.00181491" calcext:value-type="float">
            <text:p>0.00181491</text:p>
          </table:table-cell>
          <table:table-cell office:value-type="float" office:value="-0.0000977029" calcext:value-type="float">
            <text:p>-9.77029E-05</text:p>
          </table:table-cell>
          <table:table-cell office:value-type="float" office:value="795" calcext:value-type="float">
            <text:p>795</text:p>
          </table:table-cell>
          <table:table-cell table:formula="of:=[.D522]*100" office:value-type="float" office:value="0.12429857" calcext:value-type="float">
            <text:p>0.12429857</text:p>
          </table:table-cell>
          <table:table-cell table:formula="of:=[.E522]*100" office:value-type="float" office:value="0.341819" calcext:value-type="float">
            <text:p>0.341819</text:p>
          </table:table-cell>
        </table:table-row>
        <table:table-row table:style-name="ro1">
          <table:table-cell office:value-type="float" office:value="39.82" calcext:value-type="float">
            <text:p>39.82</text:p>
          </table:table-cell>
          <table:table-cell office:value-type="float" office:value="179.1096954346" calcext:value-type="float">
            <text:p>179.1096954346</text:p>
          </table:table-cell>
          <table:table-cell office:value-type="float" office:value="-0.2446460395" calcext:value-type="float">
            <text:p>-0.24464603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2234" calcext:value-type="float">
            <text:p>0.00432234</text:p>
          </table:table-cell>
          <table:table-cell office:value-type="float" office:value="0.0018322" calcext:value-type="float">
            <text:p>0.0018322</text:p>
          </table:table-cell>
          <table:table-cell office:value-type="float" office:value="0.0002170124" calcext:value-type="float">
            <text:p>0.0002170124</text:p>
          </table:table-cell>
          <table:table-cell office:value-type="float" office:value="796" calcext:value-type="float">
            <text:p>796</text:p>
          </table:table-cell>
          <table:table-cell table:formula="of:=[.D523]*100" office:value-type="float" office:value="0.12429857" calcext:value-type="float">
            <text:p>0.12429857</text:p>
          </table:table-cell>
          <table:table-cell table:formula="of:=[.E523]*100" office:value-type="float" office:value="0.432234" calcext:value-type="float">
            <text:p>0.432234</text:p>
          </table:table-cell>
        </table:table-row>
        <table:table-row table:style-name="ro1">
          <table:table-cell office:value-type="float" office:value="39.87" calcext:value-type="float">
            <text:p>39.87</text:p>
          </table:table-cell>
          <table:table-cell office:value-type="float" office:value="179.1000671387" calcext:value-type="float">
            <text:p>179.1000671387</text:p>
          </table:table-cell>
          <table:table-cell office:value-type="float" office:value="-0.134033337" calcext:value-type="float">
            <text:p>-0.1340333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8744" calcext:value-type="float">
            <text:p>0.00418744</text:p>
          </table:table-cell>
          <table:table-cell office:value-type="float" office:value="0.00182394" calcext:value-type="float">
            <text:p>0.00182394</text:p>
          </table:table-cell>
          <table:table-cell office:value-type="float" office:value="-0.0000448547" calcext:value-type="float">
            <text:p>-4.48547E-05</text:p>
          </table:table-cell>
          <table:table-cell office:value-type="float" office:value="797" calcext:value-type="float">
            <text:p>797</text:p>
          </table:table-cell>
          <table:table-cell table:formula="of:=[.D524]*100" office:value-type="float" office:value="0.12429857" calcext:value-type="float">
            <text:p>0.12429857</text:p>
          </table:table-cell>
          <table:table-cell table:formula="of:=[.E524]*100" office:value-type="float" office:value="0.418744" calcext:value-type="float">
            <text:p>0.418744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179.1055145264" calcext:value-type="float">
            <text:p>179.1055145264</text:p>
          </table:table-cell>
          <table:table-cell office:value-type="float" office:value="-0.1107982698" calcext:value-type="float">
            <text:p>-0.11079826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4273" calcext:value-type="float">
            <text:p>0.00394273</text:p>
          </table:table-cell>
          <table:table-cell office:value-type="float" office:value="0.00183094" calcext:value-type="float">
            <text:p>0.00183094</text:p>
          </table:table-cell>
          <table:table-cell office:value-type="float" office:value="-0.0001095732" calcext:value-type="float">
            <text:p>-0.0001095732</text:p>
          </table:table-cell>
          <table:table-cell office:value-type="float" office:value="798" calcext:value-type="float">
            <text:p>798</text:p>
          </table:table-cell>
          <table:table-cell table:formula="of:=[.D525]*100" office:value-type="float" office:value="0.12429857" calcext:value-type="float">
            <text:p>0.12429857</text:p>
          </table:table-cell>
          <table:table-cell table:formula="of:=[.E525]*100" office:value-type="float" office:value="0.394273" calcext:value-type="float">
            <text:p>0.394273</text:p>
          </table:table-cell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179.1084442139" calcext:value-type="float">
            <text:p>179.1084442139</text:p>
          </table:table-cell>
          <table:table-cell office:value-type="float" office:value="-0.1621823493" calcext:value-type="float">
            <text:p>-0.16218234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2217" calcext:value-type="float">
            <text:p>0.00412217</text:p>
          </table:table-cell>
          <table:table-cell office:value-type="float" office:value="0.00182964" calcext:value-type="float">
            <text:p>0.00182964</text:p>
          </table:table-cell>
          <table:table-cell office:value-type="float" office:value="-0.000038983" calcext:value-type="float">
            <text:p>-0.000038983</text:p>
          </table:table-cell>
          <table:table-cell office:value-type="float" office:value="799" calcext:value-type="float">
            <text:p>799</text:p>
          </table:table-cell>
          <table:table-cell table:formula="of:=[.D526]*100" office:value-type="float" office:value="0.12429857" calcext:value-type="float">
            <text:p>0.12429857</text:p>
          </table:table-cell>
          <table:table-cell table:formula="of:=[.E526]*100" office:value-type="float" office:value="0.412217" calcext:value-type="float">
            <text:p>0.412217</text:p>
          </table:table-cell>
        </table:table-row>
        <table:table-row table:style-name="ro1">
          <table:table-cell office:value-type="float" office:value="40.02" calcext:value-type="float">
            <text:p>40.02</text:p>
          </table:table-cell>
          <table:table-cell office:value-type="float" office:value="179.1110229492" calcext:value-type="float">
            <text:p>179.1110229492</text:p>
          </table:table-cell>
          <table:table-cell office:value-type="float" office:value="-0.1966086698" calcext:value-type="float">
            <text:p>-0.19660866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7113" calcext:value-type="float">
            <text:p>0.00447113</text:p>
          </table:table-cell>
          <table:table-cell office:value-type="float" office:value="0.00182964" calcext:value-type="float">
            <text:p>0.00182964</text:p>
          </table:table-cell>
          <table:table-cell office:value-type="float" office:value="0.0000468777" calcext:value-type="float">
            <text:p>4.68777E-05</text:p>
          </table:table-cell>
          <table:table-cell office:value-type="float" office:value="800" calcext:value-type="float">
            <text:p>800</text:p>
          </table:table-cell>
          <table:table-cell table:formula="of:=[.D527]*100" office:value-type="float" office:value="0.12429857" calcext:value-type="float">
            <text:p>0.12429857</text:p>
          </table:table-cell>
          <table:table-cell table:formula="of:=[.E527]*100" office:value-type="float" office:value="0.447113" calcext:value-type="float">
            <text:p>0.447113</text:p>
          </table:table-cell>
        </table:table-row>
        <table:table-row table:style-name="ro1">
          <table:table-cell office:value-type="float" office:value="40.07" calcext:value-type="float">
            <text:p>40.07</text:p>
          </table:table-cell>
          <table:table-cell office:value-type="float" office:value="179.1182556152" calcext:value-type="float">
            <text:p>179.1182556152</text:p>
          </table:table-cell>
          <table:table-cell office:value-type="float" office:value="-0.1420407456" calcext:value-type="float">
            <text:p>-0.14204074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3991" calcext:value-type="float">
            <text:p>0.00433991</text:p>
          </table:table-cell>
          <table:table-cell office:value-type="float" office:value="0.00182932" calcext:value-type="float">
            <text:p>0.00182932</text:p>
          </table:table-cell>
          <table:table-cell office:value-type="float" office:value="-0.0002650541" calcext:value-type="float">
            <text:p>-0.0002650541</text:p>
          </table:table-cell>
          <table:table-cell office:value-type="float" office:value="801" calcext:value-type="float">
            <text:p>801</text:p>
          </table:table-cell>
          <table:table-cell table:formula="of:=[.D528]*100" office:value-type="float" office:value="0.12429857" calcext:value-type="float">
            <text:p>0.12429857</text:p>
          </table:table-cell>
          <table:table-cell table:formula="of:=[.E528]*100" office:value-type="float" office:value="0.433991" calcext:value-type="float">
            <text:p>0.433991</text:p>
          </table:table-cell>
        </table:table-row>
        <table:table-row table:style-name="ro1">
          <table:table-cell office:value-type="float" office:value="40.12" calcext:value-type="float">
            <text:p>40.12</text:p>
          </table:table-cell>
          <table:table-cell office:value-type="float" office:value="179.1248779297" calcext:value-type="float">
            <text:p>179.1248779297</text:p>
          </table:table-cell>
          <table:table-cell office:value-type="float" office:value="-0.1467313482" calcext:value-type="float">
            <text:p>-0.14673134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8377" calcext:value-type="float">
            <text:p>0.00428377</text:p>
          </table:table-cell>
          <table:table-cell office:value-type="float" office:value="0.00183237" calcext:value-type="float">
            <text:p>0.00183237</text:p>
          </table:table-cell>
          <table:table-cell office:value-type="float" office:value="0.0000578859" calcext:value-type="float">
            <text:p>5.78859E-05</text:p>
          </table:table-cell>
          <table:table-cell office:value-type="float" office:value="802" calcext:value-type="float">
            <text:p>802</text:p>
          </table:table-cell>
          <table:table-cell table:formula="of:=[.D529]*100" office:value-type="float" office:value="0.12429857" calcext:value-type="float">
            <text:p>0.12429857</text:p>
          </table:table-cell>
          <table:table-cell table:formula="of:=[.E529]*100" office:value-type="float" office:value="0.428377" calcext:value-type="float">
            <text:p>0.428377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179.125579834" calcext:value-type="float">
            <text:p>179.125579834</text:p>
          </table:table-cell>
          <table:table-cell office:value-type="float" office:value="-0.1531302921" calcext:value-type="float">
            <text:p>-0.15313029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8901" calcext:value-type="float">
            <text:p>0.00428901</text:p>
          </table:table-cell>
          <table:table-cell office:value-type="float" office:value="0.00183237" calcext:value-type="float">
            <text:p>0.00183237</text:p>
          </table:table-cell>
          <table:table-cell office:value-type="float" office:value="-0.0000658375" calcext:value-type="float">
            <text:p>-6.58375E-05</text:p>
          </table:table-cell>
          <table:table-cell office:value-type="float" office:value="803" calcext:value-type="float">
            <text:p>803</text:p>
          </table:table-cell>
          <table:table-cell table:formula="of:=[.D530]*100" office:value-type="float" office:value="0.12429857" calcext:value-type="float">
            <text:p>0.12429857</text:p>
          </table:table-cell>
          <table:table-cell table:formula="of:=[.E530]*100" office:value-type="float" office:value="0.428901" calcext:value-type="float">
            <text:p>0.428901</text:p>
          </table:table-cell>
        </table:table-row>
        <table:table-row table:style-name="ro1">
          <table:table-cell office:value-type="float" office:value="40.22" calcext:value-type="float">
            <text:p>40.22</text:p>
          </table:table-cell>
          <table:table-cell office:value-type="float" office:value="179.1244659424" calcext:value-type="float">
            <text:p>179.1244659424</text:p>
          </table:table-cell>
          <table:table-cell office:value-type="float" office:value="0.017808189" calcext:value-type="float">
            <text:p>0.0178081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533" calcext:value-type="float">
            <text:p>0.0031533</text:p>
          </table:table-cell>
          <table:table-cell office:value-type="float" office:value="0.00183358" calcext:value-type="float">
            <text:p>0.00183358</text:p>
          </table:table-cell>
          <table:table-cell office:value-type="float" office:value="-0.0004663269" calcext:value-type="float">
            <text:p>-0.0004663269</text:p>
          </table:table-cell>
          <table:table-cell office:value-type="float" office:value="804" calcext:value-type="float">
            <text:p>804</text:p>
          </table:table-cell>
          <table:table-cell table:formula="of:=[.D531]*100" office:value-type="float" office:value="0.12429857" calcext:value-type="float">
            <text:p>0.12429857</text:p>
          </table:table-cell>
          <table:table-cell table:formula="of:=[.E531]*100" office:value-type="float" office:value="0.31533" calcext:value-type="float">
            <text:p>0.31533</text:p>
          </table:table-cell>
        </table:table-row>
        <table:table-row table:style-name="ro1">
          <table:table-cell office:value-type="float" office:value="40.27" calcext:value-type="float">
            <text:p>40.27</text:p>
          </table:table-cell>
          <table:table-cell office:value-type="float" office:value="179.1287384033" calcext:value-type="float">
            <text:p>179.1287384033</text:p>
          </table:table-cell>
          <table:table-cell office:value-type="float" office:value="-0.0301368489" calcext:value-type="float">
            <text:p>-0.03013684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1631" calcext:value-type="float">
            <text:p>0.00271631</text:p>
          </table:table-cell>
          <table:table-cell office:value-type="float" office:value="0.00183358" calcext:value-type="float">
            <text:p>0.00183358</text:p>
          </table:table-cell>
          <table:table-cell office:value-type="float" office:value="-0.0003143607" calcext:value-type="float">
            <text:p>-0.0003143607</text:p>
          </table:table-cell>
          <table:table-cell office:value-type="float" office:value="805" calcext:value-type="float">
            <text:p>805</text:p>
          </table:table-cell>
          <table:table-cell table:formula="of:=[.D532]*100" office:value-type="float" office:value="0.12429857" calcext:value-type="float">
            <text:p>0.12429857</text:p>
          </table:table-cell>
          <table:table-cell table:formula="of:=[.E532]*100" office:value-type="float" office:value="0.271631" calcext:value-type="float">
            <text:p>0.271631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179.1345062256" calcext:value-type="float">
            <text:p>179.1345062256</text:p>
          </table:table-cell>
          <table:table-cell office:value-type="float" office:value="0.0028209852" calcext:value-type="float">
            <text:p>0.00282098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0558" calcext:value-type="float">
            <text:p>0.00220558</text:p>
          </table:table-cell>
          <table:table-cell office:value-type="float" office:value="0.00183086" calcext:value-type="float">
            <text:p>0.00183086</text:p>
          </table:table-cell>
          <table:table-cell office:value-type="float" office:value="-0.0002798151" calcext:value-type="float">
            <text:p>-0.0002798151</text:p>
          </table:table-cell>
          <table:table-cell office:value-type="float" office:value="806" calcext:value-type="float">
            <text:p>806</text:p>
          </table:table-cell>
          <table:table-cell table:formula="of:=[.D533]*100" office:value-type="float" office:value="0.12429857" calcext:value-type="float">
            <text:p>0.12429857</text:p>
          </table:table-cell>
          <table:table-cell table:formula="of:=[.E533]*100" office:value-type="float" office:value="0.220558" calcext:value-type="float">
            <text:p>0.220558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179.1214904785" calcext:value-type="float">
            <text:p>179.1214904785</text:p>
          </table:table-cell>
          <table:table-cell office:value-type="float" office:value="0.0276854064" calcext:value-type="float">
            <text:p>0.02768540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69968" calcext:value-type="float">
            <text:p>0.00169968</text:p>
          </table:table-cell>
          <table:table-cell office:value-type="float" office:value="0.00183637" calcext:value-type="float">
            <text:p>0.00183637</text:p>
          </table:table-cell>
          <table:table-cell office:value-type="float" office:value="-0.0001776145" calcext:value-type="float">
            <text:p>-0.0001776145</text:p>
          </table:table-cell>
          <table:table-cell office:value-type="float" office:value="807" calcext:value-type="float">
            <text:p>807</text:p>
          </table:table-cell>
          <table:table-cell table:formula="of:=[.D534]*100" office:value-type="float" office:value="0.12429857" calcext:value-type="float">
            <text:p>0.12429857</text:p>
          </table:table-cell>
          <table:table-cell table:formula="of:=[.E534]*100" office:value-type="float" office:value="0.169968" calcext:value-type="float">
            <text:p>0.169968</text:p>
          </table:table-cell>
        </table:table-row>
        <table:table-row table:style-name="ro1">
          <table:table-cell office:value-type="float" office:value="40.42" calcext:value-type="float">
            <text:p>40.42</text:p>
          </table:table-cell>
          <table:table-cell office:value-type="float" office:value="179.1077423096" calcext:value-type="float">
            <text:p>179.1077423096</text:p>
          </table:table-cell>
          <table:table-cell office:value-type="float" office:value="-0.08463295" calcext:value-type="float">
            <text:p>-0.084632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11122" calcext:value-type="float">
            <text:p>0.00211122</text:p>
          </table:table-cell>
          <table:table-cell office:value-type="float" office:value="0.00183637" calcext:value-type="float">
            <text:p>0.00183637</text:p>
          </table:table-cell>
          <table:table-cell office:value-type="float" office:value="0.0000661284" calcext:value-type="float">
            <text:p>6.61284E-05</text:p>
          </table:table-cell>
          <table:table-cell office:value-type="float" office:value="808" calcext:value-type="float">
            <text:p>808</text:p>
          </table:table-cell>
          <table:table-cell table:formula="of:=[.D535]*100" office:value-type="float" office:value="0.12429857" calcext:value-type="float">
            <text:p>0.12429857</text:p>
          </table:table-cell>
          <table:table-cell table:formula="of:=[.E535]*100" office:value-type="float" office:value="0.211122" calcext:value-type="float">
            <text:p>0.211122</text:p>
          </table:table-cell>
        </table:table-row>
        <table:table-row table:style-name="ro1">
          <table:table-cell office:value-type="float" office:value="40.47" calcext:value-type="float">
            <text:p>40.47</text:p>
          </table:table-cell>
          <table:table-cell office:value-type="float" office:value="179.1142730713" calcext:value-type="float">
            <text:p>179.1142730713</text:p>
          </table:table-cell>
          <table:table-cell office:value-type="float" office:value="-0.0233538864" calcext:value-type="float">
            <text:p>-0.02335388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97697" calcext:value-type="float">
            <text:p>0.00197697</text:p>
          </table:table-cell>
          <table:table-cell office:value-type="float" office:value="0.00183364" calcext:value-type="float">
            <text:p>0.00183364</text:p>
          </table:table-cell>
          <table:table-cell office:value-type="float" office:value="-0.0000546164" calcext:value-type="float">
            <text:p>-5.46164E-05</text:p>
          </table:table-cell>
          <table:table-cell office:value-type="float" office:value="809" calcext:value-type="float">
            <text:p>809</text:p>
          </table:table-cell>
          <table:table-cell table:formula="of:=[.D536]*100" office:value-type="float" office:value="0.12429857" calcext:value-type="float">
            <text:p>0.12429857</text:p>
          </table:table-cell>
          <table:table-cell table:formula="of:=[.E536]*100" office:value-type="float" office:value="0.197697" calcext:value-type="float">
            <text:p>0.197697</text:p>
          </table:table-cell>
        </table:table-row>
        <table:table-row table:style-name="ro1">
          <table:table-cell office:value-type="float" office:value="40.52" calcext:value-type="float">
            <text:p>40.52</text:p>
          </table:table-cell>
          <table:table-cell office:value-type="float" office:value="179.1228027344" calcext:value-type="float">
            <text:p>179.1228027344</text:p>
          </table:table-cell>
          <table:table-cell office:value-type="float" office:value="-0.0098656769" calcext:value-type="float">
            <text:p>-0.00986567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9765" calcext:value-type="float">
            <text:p>0.00179765</text:p>
          </table:table-cell>
          <table:table-cell office:value-type="float" office:value="0.00183264" calcext:value-type="float">
            <text:p>0.00183264</text:p>
          </table:table-cell>
          <table:table-cell office:value-type="float" office:value="-0.0001318609" calcext:value-type="float">
            <text:p>-0.0001318609</text:p>
          </table:table-cell>
          <table:table-cell office:value-type="float" office:value="810" calcext:value-type="float">
            <text:p>810</text:p>
          </table:table-cell>
          <table:table-cell table:formula="of:=[.D537]*100" office:value-type="float" office:value="0.12429857" calcext:value-type="float">
            <text:p>0.12429857</text:p>
          </table:table-cell>
          <table:table-cell table:formula="of:=[.E537]*100" office:value-type="float" office:value="0.179765" calcext:value-type="float">
            <text:p>0.179765</text:p>
          </table:table-cell>
        </table:table-row>
        <table:table-row table:style-name="ro1">
          <table:table-cell office:value-type="float" office:value="40.57" calcext:value-type="float">
            <text:p>40.57</text:p>
          </table:table-cell>
          <table:table-cell office:value-type="float" office:value="179.1322174072" calcext:value-type="float">
            <text:p>179.1322174072</text:p>
          </table:table-cell>
          <table:table-cell office:value-type="float" office:value="0.0594164114" calcext:value-type="float">
            <text:p>0.05941641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1648" calcext:value-type="float">
            <text:p>0.00121648</text:p>
          </table:table-cell>
          <table:table-cell office:value-type="float" office:value="0.00183215" calcext:value-type="float">
            <text:p>0.00183215</text:p>
          </table:table-cell>
          <table:table-cell office:value-type="float" office:value="-0.0002272412" calcext:value-type="float">
            <text:p>-0.0002272412</text:p>
          </table:table-cell>
          <table:table-cell office:value-type="float" office:value="811" calcext:value-type="float">
            <text:p>811</text:p>
          </table:table-cell>
          <table:table-cell table:formula="of:=[.D538]*100" office:value-type="float" office:value="0.12429857" calcext:value-type="float">
            <text:p>0.12429857</text:p>
          </table:table-cell>
          <table:table-cell table:formula="of:=[.E538]*100" office:value-type="float" office:value="0.121648" calcext:value-type="float">
            <text:p>0.121648</text:p>
          </table:table-cell>
        </table:table-row>
        <table:table-row table:style-name="ro1">
          <table:table-cell office:value-type="float" office:value="40.62" calcext:value-type="float">
            <text:p>40.62</text:p>
          </table:table-cell>
          <table:table-cell office:value-type="float" office:value="179.117401123" calcext:value-type="float">
            <text:p>179.117401123</text:p>
          </table:table-cell>
          <table:table-cell office:value-type="float" office:value="-0.0114635103" calcext:value-type="float">
            <text:p>-0.01146351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30173" calcext:value-type="float">
            <text:p>0.00130173</text:p>
          </table:table-cell>
          <table:table-cell office:value-type="float" office:value="0.00183085" calcext:value-type="float">
            <text:p>0.00183085</text:p>
          </table:table-cell>
          <table:table-cell office:value-type="float" office:value="-0.0000440504" calcext:value-type="float">
            <text:p>-4.40504E-05</text:p>
          </table:table-cell>
          <table:table-cell office:value-type="float" office:value="812" calcext:value-type="float">
            <text:p>812</text:p>
          </table:table-cell>
          <table:table-cell table:formula="of:=[.D539]*100" office:value-type="float" office:value="0.12429857" calcext:value-type="float">
            <text:p>0.12429857</text:p>
          </table:table-cell>
          <table:table-cell table:formula="of:=[.E539]*100" office:value-type="float" office:value="0.130173" calcext:value-type="float">
            <text:p>0.130173</text:p>
          </table:table-cell>
        </table:table-row>
        <table:table-row table:style-name="ro1">
          <table:table-cell office:value-type="float" office:value="40.67" calcext:value-type="float">
            <text:p>40.67</text:p>
          </table:table-cell>
          <table:table-cell office:value-type="float" office:value="179.1184692383" calcext:value-type="float">
            <text:p>179.1184692383</text:p>
          </table:table-cell>
          <table:table-cell office:value-type="float" office:value="0.048905438" calcext:value-type="float">
            <text:p>0.0489054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95619" calcext:value-type="float">
            <text:p>0.00095619</text:p>
          </table:table-cell>
          <table:table-cell office:value-type="float" office:value="0.00183085" calcext:value-type="float">
            <text:p>0.00183085</text:p>
          </table:table-cell>
          <table:table-cell office:value-type="float" office:value="-0.0001405278" calcext:value-type="float">
            <text:p>-0.0001405278</text:p>
          </table:table-cell>
          <table:table-cell office:value-type="float" office:value="813" calcext:value-type="float">
            <text:p>813</text:p>
          </table:table-cell>
          <table:table-cell table:formula="of:=[.D540]*100" office:value-type="float" office:value="0.12429857" calcext:value-type="float">
            <text:p>0.12429857</text:p>
          </table:table-cell>
          <table:table-cell table:formula="of:=[.E540]*100" office:value-type="float" office:value="0.095619" calcext:value-type="float">
            <text:p>0.095619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179.126373291" calcext:value-type="float">
            <text:p>179.126373291</text:p>
          </table:table-cell>
          <table:table-cell office:value-type="float" office:value="0.0260972197" calcext:value-type="float">
            <text:p>0.02609721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87802" calcext:value-type="float">
            <text:p>0.00087802</text:p>
          </table:table-cell>
          <table:table-cell office:value-type="float" office:value="0.00183132" calcext:value-type="float">
            <text:p>0.00183132</text:p>
          </table:table-cell>
          <table:table-cell office:value-type="float" office:value="-0.0001095775" calcext:value-type="float">
            <text:p>-0.0001095775</text:p>
          </table:table-cell>
          <table:table-cell office:value-type="float" office:value="814" calcext:value-type="float">
            <text:p>814</text:p>
          </table:table-cell>
          <table:table-cell table:formula="of:=[.D541]*100" office:value-type="float" office:value="0.12429857" calcext:value-type="float">
            <text:p>0.12429857</text:p>
          </table:table-cell>
          <table:table-cell table:formula="of:=[.E541]*100" office:value-type="float" office:value="0.087802" calcext:value-type="float">
            <text:p>0.087802</text:p>
          </table:table-cell>
        </table:table-row>
        <table:table-row table:style-name="ro1">
          <table:table-cell office:value-type="float" office:value="40.77" calcext:value-type="float">
            <text:p>40.77</text:p>
          </table:table-cell>
          <table:table-cell office:value-type="float" office:value="179.1204528809" calcext:value-type="float">
            <text:p>179.1204528809</text:p>
          </table:table-cell>
          <table:table-cell office:value-type="float" office:value="-0.0378864806" calcext:value-type="float">
            <text:p>-0.03788648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5237" calcext:value-type="float">
            <text:p>0.00125237</text:p>
          </table:table-cell>
          <table:table-cell office:value-type="float" office:value="0.00182176" calcext:value-type="float">
            <text:p>0.00182176</text:p>
          </table:table-cell>
          <table:table-cell office:value-type="float" office:value="-0.0000454379" calcext:value-type="float">
            <text:p>-4.54379E-05</text:p>
          </table:table-cell>
          <table:table-cell office:value-type="float" office:value="815" calcext:value-type="float">
            <text:p>815</text:p>
          </table:table-cell>
          <table:table-cell table:formula="of:=[.D542]*100" office:value-type="float" office:value="0.12429857" calcext:value-type="float">
            <text:p>0.12429857</text:p>
          </table:table-cell>
          <table:table-cell table:formula="of:=[.E542]*100" office:value-type="float" office:value="0.125237" calcext:value-type="float">
            <text:p>0.125237</text:p>
          </table:table-cell>
        </table:table-row>
        <table:table-row table:style-name="ro1">
          <table:table-cell office:value-type="float" office:value="40.82" calcext:value-type="float">
            <text:p>40.82</text:p>
          </table:table-cell>
          <table:table-cell office:value-type="float" office:value="179.1171264648" calcext:value-type="float">
            <text:p>179.1171264648</text:p>
          </table:table-cell>
          <table:table-cell office:value-type="float" office:value="0.0376170587" calcext:value-type="float">
            <text:p>0.03761705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99854" calcext:value-type="float">
            <text:p>0.00099854</text:p>
          </table:table-cell>
          <table:table-cell office:value-type="float" office:value="0.00182348" calcext:value-type="float">
            <text:p>0.00182348</text:p>
          </table:table-cell>
          <table:table-cell office:value-type="float" office:value="-0.0001517115" calcext:value-type="float">
            <text:p>-0.0001517115</text:p>
          </table:table-cell>
          <table:table-cell office:value-type="float" office:value="816" calcext:value-type="float">
            <text:p>816</text:p>
          </table:table-cell>
          <table:table-cell table:formula="of:=[.D543]*100" office:value-type="float" office:value="0.12429857" calcext:value-type="float">
            <text:p>0.12429857</text:p>
          </table:table-cell>
          <table:table-cell table:formula="of:=[.E543]*100" office:value-type="float" office:value="0.099854" calcext:value-type="float">
            <text:p>0.099854</text:p>
          </table:table-cell>
        </table:table-row>
        <table:table-row table:style-name="ro1">
          <table:table-cell office:value-type="float" office:value="40.87" calcext:value-type="float">
            <text:p>40.87</text:p>
          </table:table-cell>
          <table:table-cell office:value-type="float" office:value="179.1156005859" calcext:value-type="float">
            <text:p>179.1156005859</text:p>
          </table:table-cell>
          <table:table-cell office:value-type="float" office:value="0.0039077413" calcext:value-type="float">
            <text:p>0.00390774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5412" calcext:value-type="float">
            <text:p>0.00105412</text:p>
          </table:table-cell>
          <table:table-cell office:value-type="float" office:value="0.00180987" calcext:value-type="float">
            <text:p>0.00180987</text:p>
          </table:table-cell>
          <table:table-cell office:value-type="float" office:value="-0.0000583618" calcext:value-type="float">
            <text:p>-5.83618E-05</text:p>
          </table:table-cell>
          <table:table-cell office:value-type="float" office:value="817" calcext:value-type="float">
            <text:p>817</text:p>
          </table:table-cell>
          <table:table-cell table:formula="of:=[.D544]*100" office:value-type="float" office:value="0.12429857" calcext:value-type="float">
            <text:p>0.12429857</text:p>
          </table:table-cell>
          <table:table-cell table:formula="of:=[.E544]*100" office:value-type="float" office:value="0.105412" calcext:value-type="float">
            <text:p>0.105412</text:p>
          </table:table-cell>
        </table:table-row>
        <table:table-row table:style-name="ro1">
          <table:table-cell office:value-type="float" office:value="40.92" calcext:value-type="float">
            <text:p>40.92</text:p>
          </table:table-cell>
          <table:table-cell office:value-type="float" office:value="179.1147613525" calcext:value-type="float">
            <text:p>179.1147613525</text:p>
          </table:table-cell>
          <table:table-cell office:value-type="float" office:value="0.0147614355" calcext:value-type="float">
            <text:p>0.01476143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188" calcext:value-type="float">
            <text:p>0.0010188</text:p>
          </table:table-cell>
          <table:table-cell office:value-type="float" office:value="0.00180987" calcext:value-type="float">
            <text:p>0.00180987</text:p>
          </table:table-cell>
          <table:table-cell office:value-type="float" office:value="-0.0000902857" calcext:value-type="float">
            <text:p>-9.02857E-05</text:p>
          </table:table-cell>
          <table:table-cell office:value-type="float" office:value="818" calcext:value-type="float">
            <text:p>818</text:p>
          </table:table-cell>
          <table:table-cell table:formula="of:=[.D545]*100" office:value-type="float" office:value="0.12429857" calcext:value-type="float">
            <text:p>0.12429857</text:p>
          </table:table-cell>
          <table:table-cell table:formula="of:=[.E545]*100" office:value-type="float" office:value="0.10188" calcext:value-type="float">
            <text:p>0.10188</text:p>
          </table:table-cell>
        </table:table-row>
        <table:table-row table:style-name="ro1">
          <table:table-cell office:value-type="float" office:value="40.97" calcext:value-type="float">
            <text:p>40.97</text:p>
          </table:table-cell>
          <table:table-cell office:value-type="float" office:value="179.1054840088" calcext:value-type="float">
            <text:p>179.1054840088</text:p>
          </table:table-cell>
          <table:table-cell office:value-type="float" office:value="0.0082485346" calcext:value-type="float">
            <text:p>0.00824853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3868" calcext:value-type="float">
            <text:p>0.00103868</text:p>
          </table:table-cell>
          <table:table-cell office:value-type="float" office:value="0.00181286" calcext:value-type="float">
            <text:p>0.00181286</text:p>
          </table:table-cell>
          <table:table-cell office:value-type="float" office:value="-0.0001612047" calcext:value-type="float">
            <text:p>-0.0001612047</text:p>
          </table:table-cell>
          <table:table-cell office:value-type="float" office:value="819" calcext:value-type="float">
            <text:p>819</text:p>
          </table:table-cell>
          <table:table-cell table:formula="of:=[.D546]*100" office:value-type="float" office:value="0.12429857" calcext:value-type="float">
            <text:p>0.12429857</text:p>
          </table:table-cell>
          <table:table-cell table:formula="of:=[.E546]*100" office:value-type="float" office:value="0.103868" calcext:value-type="float">
            <text:p>0.103868</text:p>
          </table:table-cell>
        </table:table-row>
        <table:table-row table:style-name="ro1">
          <table:table-cell office:value-type="float" office:value="41.02" calcext:value-type="float">
            <text:p>41.02</text:p>
          </table:table-cell>
          <table:table-cell office:value-type="float" office:value="179.091217041" calcext:value-type="float">
            <text:p>179.091217041</text:p>
          </table:table-cell>
          <table:table-cell office:value-type="float" office:value="-0.0248292293" calcext:value-type="float">
            <text:p>-0.02482922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7237" calcext:value-type="float">
            <text:p>0.00127237</text:p>
          </table:table-cell>
          <table:table-cell office:value-type="float" office:value="0.00179197" calcext:value-type="float">
            <text:p>0.00179197</text:p>
          </table:table-cell>
          <table:table-cell office:value-type="float" office:value="-0.0000744551" calcext:value-type="float">
            <text:p>-7.44551E-05</text:p>
          </table:table-cell>
          <table:table-cell office:value-type="float" office:value="820" calcext:value-type="float">
            <text:p>820</text:p>
          </table:table-cell>
          <table:table-cell table:formula="of:=[.D547]*100" office:value-type="float" office:value="0.12429857" calcext:value-type="float">
            <text:p>0.12429857</text:p>
          </table:table-cell>
          <table:table-cell table:formula="of:=[.E547]*100" office:value-type="float" office:value="0.127237" calcext:value-type="float">
            <text:p>0.127237</text:p>
          </table:table-cell>
        </table:table-row>
        <table:table-row table:style-name="ro1">
          <table:table-cell office:value-type="float" office:value="41.07" calcext:value-type="float">
            <text:p>41.07</text:p>
          </table:table-cell>
          <table:table-cell office:value-type="float" office:value="179.0740966797" calcext:value-type="float">
            <text:p>179.0740966797</text:p>
          </table:table-cell>
          <table:table-cell office:value-type="float" office:value="0.0428450154" calcext:value-type="float">
            <text:p>0.04284501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97702" calcext:value-type="float">
            <text:p>0.00097702</text:p>
          </table:table-cell>
          <table:table-cell office:value-type="float" office:value="0.00179197" calcext:value-type="float">
            <text:p>0.00179197</text:p>
          </table:table-cell>
          <table:table-cell office:value-type="float" office:value="-0.0002418492" calcext:value-type="float">
            <text:p>-0.0002418492</text:p>
          </table:table-cell>
          <table:table-cell office:value-type="float" office:value="821" calcext:value-type="float">
            <text:p>821</text:p>
          </table:table-cell>
          <table:table-cell table:formula="of:=[.D548]*100" office:value-type="float" office:value="0.12429857" calcext:value-type="float">
            <text:p>0.12429857</text:p>
          </table:table-cell>
          <table:table-cell table:formula="of:=[.E548]*100" office:value-type="float" office:value="0.097702" calcext:value-type="float">
            <text:p>0.097702</text:p>
          </table:table-cell>
        </table:table-row>
        <table:table-row table:style-name="ro1">
          <table:table-cell office:value-type="float" office:value="41.12" calcext:value-type="float">
            <text:p>41.12</text:p>
          </table:table-cell>
          <table:table-cell office:value-type="float" office:value="179.0665588379" calcext:value-type="float">
            <text:p>179.0665588379</text:p>
          </table:table-cell>
          <table:table-cell office:value-type="float" office:value="0.0651194279" calcext:value-type="float">
            <text:p>0.06511942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63184" calcext:value-type="float">
            <text:p>0.00063184</text:p>
          </table:table-cell>
          <table:table-cell office:value-type="float" office:value="0.00179639" calcext:value-type="float">
            <text:p>0.00179639</text:p>
          </table:table-cell>
          <table:table-cell office:value-type="float" office:value="-0.0001180115" calcext:value-type="float">
            <text:p>-0.0001180115</text:p>
          </table:table-cell>
          <table:table-cell office:value-type="float" office:value="822" calcext:value-type="float">
            <text:p>822</text:p>
          </table:table-cell>
          <table:table-cell table:formula="of:=[.D549]*100" office:value-type="float" office:value="0.12429857" calcext:value-type="float">
            <text:p>0.12429857</text:p>
          </table:table-cell>
          <table:table-cell table:formula="of:=[.E549]*100" office:value-type="float" office:value="0.063184" calcext:value-type="float">
            <text:p>0.063184</text:p>
          </table:table-cell>
        </table:table-row>
        <table:table-row table:style-name="ro1">
          <table:table-cell office:value-type="float" office:value="41.17" calcext:value-type="float">
            <text:p>41.17</text:p>
          </table:table-cell>
          <table:table-cell office:value-type="float" office:value="179.0702972412" calcext:value-type="float">
            <text:p>179.0702972412</text:p>
          </table:table-cell>
          <table:table-cell office:value-type="float" office:value="-0.0364576681" calcext:value-type="float">
            <text:p>-0.03645766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7886" calcext:value-type="float">
            <text:p>0.00107886</text:p>
          </table:table-cell>
          <table:table-cell office:value-type="float" office:value="0.00176899" calcext:value-type="float">
            <text:p>0.00176899</text:p>
          </table:table-cell>
          <table:table-cell office:value-type="float" office:value="-0.0000247513" calcext:value-type="float">
            <text:p>-2.47513E-05</text:p>
          </table:table-cell>
          <table:table-cell office:value-type="float" office:value="823" calcext:value-type="float">
            <text:p>823</text:p>
          </table:table-cell>
          <table:table-cell table:formula="of:=[.D550]*100" office:value-type="float" office:value="0.12429857" calcext:value-type="float">
            <text:p>0.12429857</text:p>
          </table:table-cell>
          <table:table-cell table:formula="of:=[.E550]*100" office:value-type="float" office:value="0.107886" calcext:value-type="float">
            <text:p>0.107886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179.0655822754" calcext:value-type="float">
            <text:p>179.0655822754</text:p>
          </table:table-cell>
          <table:table-cell office:value-type="float" office:value="-0.0895929628" calcext:value-type="float">
            <text:p>-0.08959296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3075" calcext:value-type="float">
            <text:p>0.00173075</text:p>
          </table:table-cell>
          <table:table-cell office:value-type="float" office:value="0.00177879" calcext:value-type="float">
            <text:p>0.00177879</text:p>
          </table:table-cell>
          <table:table-cell office:value-type="float" office:value="0.0001236272" calcext:value-type="float">
            <text:p>0.0001236272</text:p>
          </table:table-cell>
          <table:table-cell office:value-type="float" office:value="824" calcext:value-type="float">
            <text:p>824</text:p>
          </table:table-cell>
          <table:table-cell table:formula="of:=[.D551]*100" office:value-type="float" office:value="0.12429857" calcext:value-type="float">
            <text:p>0.12429857</text:p>
          </table:table-cell>
          <table:table-cell table:formula="of:=[.E551]*100" office:value-type="float" office:value="0.173075" calcext:value-type="float">
            <text:p>0.173075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179.0670013428" calcext:value-type="float">
            <text:p>179.0670013428</text:p>
          </table:table-cell>
          <table:table-cell office:value-type="float" office:value="-0.1314110648" calcext:value-type="float">
            <text:p>-0.13141106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4367" calcext:value-type="float">
            <text:p>0.00244367</text:p>
          </table:table-cell>
          <table:table-cell office:value-type="float" office:value="0.00177879" calcext:value-type="float">
            <text:p>0.00177879</text:p>
          </table:table-cell>
          <table:table-cell office:value-type="float" office:value="0.0002974962" calcext:value-type="float">
            <text:p>0.0002974962</text:p>
          </table:table-cell>
          <table:table-cell office:value-type="float" office:value="825" calcext:value-type="float">
            <text:p>825</text:p>
          </table:table-cell>
          <table:table-cell table:formula="of:=[.D552]*100" office:value-type="float" office:value="0.12429857" calcext:value-type="float">
            <text:p>0.12429857</text:p>
          </table:table-cell>
          <table:table-cell table:formula="of:=[.E552]*100" office:value-type="float" office:value="0.244367" calcext:value-type="float">
            <text:p>0.244367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179.07371521" calcext:value-type="float">
            <text:p>179.07371521</text:p>
          </table:table-cell>
          <table:table-cell office:value-type="float" office:value="0.015255474" calcext:value-type="float">
            <text:p>0.0152554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94111" calcext:value-type="float">
            <text:p>0.00194111</text:p>
          </table:table-cell>
          <table:table-cell office:value-type="float" office:value="0.00175719" calcext:value-type="float">
            <text:p>0.00175719</text:p>
          </table:table-cell>
          <table:table-cell office:value-type="float" office:value="-0.0000926359" calcext:value-type="float">
            <text:p>-9.26359E-05</text:p>
          </table:table-cell>
          <table:table-cell office:value-type="float" office:value="826" calcext:value-type="float">
            <text:p>826</text:p>
          </table:table-cell>
          <table:table-cell table:formula="of:=[.D553]*100" office:value-type="float" office:value="0.12429857" calcext:value-type="float">
            <text:p>0.12429857</text:p>
          </table:table-cell>
          <table:table-cell table:formula="of:=[.E553]*100" office:value-type="float" office:value="0.194111" calcext:value-type="float">
            <text:p>0.194111</text:p>
          </table:table-cell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179.071685791" calcext:value-type="float">
            <text:p>179.071685791</text:p>
          </table:table-cell>
          <table:table-cell office:value-type="float" office:value="-0.1219468952" calcext:value-type="float">
            <text:p>-0.12194689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2072" calcext:value-type="float">
            <text:p>0.00252072</text:p>
          </table:table-cell>
          <table:table-cell office:value-type="float" office:value="0.00175719" calcext:value-type="float">
            <text:p>0.00175719</text:p>
          </table:table-cell>
          <table:table-cell office:value-type="float" office:value="0.0002675783" calcext:value-type="float">
            <text:p>0.0002675783</text:p>
          </table:table-cell>
          <table:table-cell office:value-type="float" office:value="827" calcext:value-type="float">
            <text:p>827</text:p>
          </table:table-cell>
          <table:table-cell table:formula="of:=[.D554]*100" office:value-type="float" office:value="0.12429857" calcext:value-type="float">
            <text:p>0.12429857</text:p>
          </table:table-cell>
          <table:table-cell table:formula="of:=[.E554]*100" office:value-type="float" office:value="0.252072" calcext:value-type="float">
            <text:p>0.252072</text:p>
          </table:table-cell>
        </table:table-row>
        <table:table-row table:style-name="ro1">
          <table:table-cell office:value-type="float" office:value="41.42" calcext:value-type="float">
            <text:p>41.42</text:p>
          </table:table-cell>
          <table:table-cell office:value-type="float" office:value="179.0650787354" calcext:value-type="float">
            <text:p>179.0650787354</text:p>
          </table:table-cell>
          <table:table-cell office:value-type="float" office:value="-0.155940591" calcext:value-type="float">
            <text:p>-0.1559405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3336" calcext:value-type="float">
            <text:p>0.00313336</text:p>
          </table:table-cell>
          <table:table-cell office:value-type="float" office:value="0.00171048" calcext:value-type="float">
            <text:p>0.00171048</text:p>
          </table:table-cell>
          <table:table-cell office:value-type="float" office:value="0.0002303347" calcext:value-type="float">
            <text:p>0.0002303347</text:p>
          </table:table-cell>
          <table:table-cell office:value-type="float" office:value="828" calcext:value-type="float">
            <text:p>828</text:p>
          </table:table-cell>
          <table:table-cell table:formula="of:=[.D555]*100" office:value-type="float" office:value="0.12429857" calcext:value-type="float">
            <text:p>0.12429857</text:p>
          </table:table-cell>
          <table:table-cell table:formula="of:=[.E555]*100" office:value-type="float" office:value="0.313336" calcext:value-type="float">
            <text:p>0.313336</text:p>
          </table:table-cell>
        </table:table-row>
        <table:table-row table:style-name="ro1">
          <table:table-cell office:value-type="float" office:value="41.47" calcext:value-type="float">
            <text:p>41.47</text:p>
          </table:table-cell>
          <table:table-cell office:value-type="float" office:value="179.0542755127" calcext:value-type="float">
            <text:p>179.0542755127</text:p>
          </table:table-cell>
          <table:table-cell office:value-type="float" office:value="-0.1699746432" calcext:value-type="float">
            <text:p>-0.16997464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3497" calcext:value-type="float">
            <text:p>0.00363497</text:p>
          </table:table-cell>
          <table:table-cell office:value-type="float" office:value="0.00172614" calcext:value-type="float">
            <text:p>0.00172614</text:p>
          </table:table-cell>
          <table:table-cell office:value-type="float" office:value="0.000241424" calcext:value-type="float">
            <text:p>0.000241424</text:p>
          </table:table-cell>
          <table:table-cell office:value-type="float" office:value="829" calcext:value-type="float">
            <text:p>829</text:p>
          </table:table-cell>
          <table:table-cell table:formula="of:=[.D556]*100" office:value-type="float" office:value="0.12429857" calcext:value-type="float">
            <text:p>0.12429857</text:p>
          </table:table-cell>
          <table:table-cell table:formula="of:=[.E556]*100" office:value-type="float" office:value="0.363497" calcext:value-type="float">
            <text:p>0.363497</text:p>
          </table:table-cell>
        </table:table-row>
        <table:table-row table:style-name="ro1">
          <table:table-cell office:value-type="float" office:value="41.53" calcext:value-type="float">
            <text:p>41.53</text:p>
          </table:table-cell>
          <table:table-cell office:value-type="float" office:value="179.0406341553" calcext:value-type="float">
            <text:p>179.0406341553</text:p>
          </table:table-cell>
          <table:table-cell office:value-type="float" office:value="-0.1200044915" calcext:value-type="float">
            <text:p>-0.12000449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3608" calcext:value-type="float">
            <text:p>0.00363608</text:p>
          </table:table-cell>
          <table:table-cell office:value-type="float" office:value="0.00172614" calcext:value-type="float">
            <text:p>0.00172614</text:p>
          </table:table-cell>
          <table:table-cell office:value-type="float" office:value="0.0000385283" calcext:value-type="float">
            <text:p>3.85283E-05</text:p>
          </table:table-cell>
          <table:table-cell office:value-type="float" office:value="830" calcext:value-type="float">
            <text:p>830</text:p>
          </table:table-cell>
          <table:table-cell table:formula="of:=[.D557]*100" office:value-type="float" office:value="0.12429857" calcext:value-type="float">
            <text:p>0.12429857</text:p>
          </table:table-cell>
          <table:table-cell table:formula="of:=[.E557]*100" office:value-type="float" office:value="0.363608" calcext:value-type="float">
            <text:p>0.363608</text:p>
          </table:table-cell>
        </table:table-row>
        <table:table-row table:style-name="ro1">
          <table:table-cell office:value-type="float" office:value="41.57" calcext:value-type="float">
            <text:p>41.57</text:p>
          </table:table-cell>
          <table:table-cell office:value-type="float" office:value="179.0538635254" calcext:value-type="float">
            <text:p>179.0538635254</text:p>
          </table:table-cell>
          <table:table-cell office:value-type="float" office:value="-0.1933806896" calcext:value-type="float">
            <text:p>-0.19338068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2583" calcext:value-type="float">
            <text:p>0.00412583</text:p>
          </table:table-cell>
          <table:table-cell office:value-type="float" office:value="0.00166838" calcext:value-type="float">
            <text:p>0.00166838</text:p>
          </table:table-cell>
          <table:table-cell office:value-type="float" office:value="0.0000117764" calcext:value-type="float">
            <text:p>1.17764E-05</text:p>
          </table:table-cell>
          <table:table-cell office:value-type="float" office:value="831" calcext:value-type="float">
            <text:p>831</text:p>
          </table:table-cell>
          <table:table-cell table:formula="of:=[.D558]*100" office:value-type="float" office:value="0.12429857" calcext:value-type="float">
            <text:p>0.12429857</text:p>
          </table:table-cell>
          <table:table-cell table:formula="of:=[.E558]*100" office:value-type="float" office:value="0.412583" calcext:value-type="float">
            <text:p>0.412583</text:p>
          </table:table-cell>
        </table:table-row>
        <table:table-row table:style-name="ro1">
          <table:table-cell office:value-type="float" office:value="41.62" calcext:value-type="float">
            <text:p>41.62</text:p>
          </table:table-cell>
          <table:table-cell office:value-type="float" office:value="179.0578308105" calcext:value-type="float">
            <text:p>179.0578308105</text:p>
          </table:table-cell>
          <table:table-cell office:value-type="float" office:value="-0.1592364498" calcext:value-type="float">
            <text:p>-0.15923644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245" calcext:value-type="float">
            <text:p>0.0042245</text:p>
          </table:table-cell>
          <table:table-cell office:value-type="float" office:value="0.00169267" calcext:value-type="float">
            <text:p>0.00169267</text:p>
          </table:table-cell>
          <table:table-cell office:value-type="float" office:value="0.0001134313" calcext:value-type="float">
            <text:p>0.0001134313</text:p>
          </table:table-cell>
          <table:table-cell office:value-type="float" office:value="832" calcext:value-type="float">
            <text:p>832</text:p>
          </table:table-cell>
          <table:table-cell table:formula="of:=[.D559]*100" office:value-type="float" office:value="0.12429857" calcext:value-type="float">
            <text:p>0.12429857</text:p>
          </table:table-cell>
          <table:table-cell table:formula="of:=[.E559]*100" office:value-type="float" office:value="0.42245" calcext:value-type="float">
            <text:p>0.42245</text:p>
          </table:table-cell>
        </table:table-row>
        <table:table-row table:style-name="ro1">
          <table:table-cell office:value-type="float" office:value="41.67" calcext:value-type="float">
            <text:p>41.67</text:p>
          </table:table-cell>
          <table:table-cell office:value-type="float" office:value="179.0532226562" calcext:value-type="float">
            <text:p>179.0532226562</text:p>
          </table:table-cell>
          <table:table-cell office:value-type="float" office:value="-0.1920558939" calcext:value-type="float">
            <text:p>-0.19205589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895" calcext:value-type="float">
            <text:p>0.00450895</text:p>
          </table:table-cell>
          <table:table-cell office:value-type="float" office:value="0.00162937" calcext:value-type="float">
            <text:p>0.00162937</text:p>
          </table:table-cell>
          <table:table-cell office:value-type="float" office:value="0.0000979382" calcext:value-type="float">
            <text:p>9.79382E-05</text:p>
          </table:table-cell>
          <table:table-cell office:value-type="float" office:value="833" calcext:value-type="float">
            <text:p>833</text:p>
          </table:table-cell>
          <table:table-cell table:formula="of:=[.D560]*100" office:value-type="float" office:value="0.12429857" calcext:value-type="float">
            <text:p>0.12429857</text:p>
          </table:table-cell>
          <table:table-cell table:formula="of:=[.E560]*100" office:value-type="float" office:value="0.450895" calcext:value-type="float">
            <text:p>0.450895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179.0479278564" calcext:value-type="float">
            <text:p>179.0479278564</text:p>
          </table:table-cell>
          <table:table-cell office:value-type="float" office:value="-0.3022885332" calcext:value-type="float">
            <text:p>-0.30228853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3307" calcext:value-type="float">
            <text:p>0.00543307</text:p>
          </table:table-cell>
          <table:table-cell office:value-type="float" office:value="0.00166077" calcext:value-type="float">
            <text:p>0.00166077</text:p>
          </table:table-cell>
          <table:table-cell office:value-type="float" office:value="0.0000805854" calcext:value-type="float">
            <text:p>8.05854E-05</text:p>
          </table:table-cell>
          <table:table-cell office:value-type="float" office:value="834" calcext:value-type="float">
            <text:p>834</text:p>
          </table:table-cell>
          <table:table-cell table:formula="of:=[.D561]*100" office:value-type="float" office:value="0.12429857" calcext:value-type="float">
            <text:p>0.12429857</text:p>
          </table:table-cell>
          <table:table-cell table:formula="of:=[.E561]*100" office:value-type="float" office:value="0.543307" calcext:value-type="float">
            <text:p>0.543307</text:p>
          </table:table-cell>
        </table:table-row>
        <table:table-row table:style-name="ro1">
          <table:table-cell office:value-type="float" office:value="41.78" calcext:value-type="float">
            <text:p>41.78</text:p>
          </table:table-cell>
          <table:table-cell office:value-type="float" office:value="179.0459594727" calcext:value-type="float">
            <text:p>179.0459594727</text:p>
          </table:table-cell>
          <table:table-cell office:value-type="float" office:value="-0.2718491972" calcext:value-type="float">
            <text:p>-0.27184919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4577" calcext:value-type="float">
            <text:p>0.00584577</text:p>
          </table:table-cell>
          <table:table-cell office:value-type="float" office:value="0.00166077" calcext:value-type="float">
            <text:p>0.00166077</text:p>
          </table:table-cell>
          <table:table-cell office:value-type="float" office:value="-0.0000466043" calcext:value-type="float">
            <text:p>-4.66043E-05</text:p>
          </table:table-cell>
          <table:table-cell office:value-type="float" office:value="835" calcext:value-type="float">
            <text:p>835</text:p>
          </table:table-cell>
          <table:table-cell table:formula="of:=[.D562]*100" office:value-type="float" office:value="0.12429857" calcext:value-type="float">
            <text:p>0.12429857</text:p>
          </table:table-cell>
          <table:table-cell table:formula="of:=[.E562]*100" office:value-type="float" office:value="0.584577" calcext:value-type="float">
            <text:p>0.584577</text:p>
          </table:table-cell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179.059463501" calcext:value-type="float">
            <text:p>179.059463501</text:p>
          </table:table-cell>
          <table:table-cell office:value-type="float" office:value="-0.2876464163" calcext:value-type="float">
            <text:p>-0.28764641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2596" calcext:value-type="float">
            <text:p>0.00622596</text:p>
          </table:table-cell>
          <table:table-cell office:value-type="float" office:value="0.00158786" calcext:value-type="float">
            <text:p>0.00158786</text:p>
          </table:table-cell>
          <table:table-cell office:value-type="float" office:value="-0.0000236357" calcext:value-type="float">
            <text:p>-2.36357E-05</text:p>
          </table:table-cell>
          <table:table-cell office:value-type="float" office:value="836" calcext:value-type="float">
            <text:p>836</text:p>
          </table:table-cell>
          <table:table-cell table:formula="of:=[.D563]*100" office:value-type="float" office:value="0.12429857" calcext:value-type="float">
            <text:p>0.12429857</text:p>
          </table:table-cell>
          <table:table-cell table:formula="of:=[.E563]*100" office:value-type="float" office:value="0.622596" calcext:value-type="float">
            <text:p>0.622596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179.074508667" calcext:value-type="float">
            <text:p>179.074508667</text:p>
          </table:table-cell>
          <table:table-cell office:value-type="float" office:value="-0.2807876415" calcext:value-type="float">
            <text:p>-0.28078764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3349" calcext:value-type="float">
            <text:p>0.00643349</text:p>
          </table:table-cell>
          <table:table-cell office:value-type="float" office:value="0.00163005" calcext:value-type="float">
            <text:p>0.00163005</text:p>
          </table:table-cell>
          <table:table-cell office:value-type="float" office:value="-0.0000126824" calcext:value-type="float">
            <text:p>-1.26824E-05</text:p>
          </table:table-cell>
          <table:table-cell office:value-type="float" office:value="837" calcext:value-type="float">
            <text:p>837</text:p>
          </table:table-cell>
          <table:table-cell table:formula="of:=[.D564]*100" office:value-type="float" office:value="0.12429857" calcext:value-type="float">
            <text:p>0.12429857</text:p>
          </table:table-cell>
          <table:table-cell table:formula="of:=[.E564]*100" office:value-type="float" office:value="0.643349" calcext:value-type="float">
            <text:p>0.643349</text:p>
          </table:table-cell>
        </table:table-row>
        <table:table-row table:style-name="ro1">
          <table:table-cell office:value-type="float" office:value="41.92" calcext:value-type="float">
            <text:p>41.92</text:p>
          </table:table-cell>
          <table:table-cell office:value-type="float" office:value="179.0953521729" calcext:value-type="float">
            <text:p>179.0953521729</text:p>
          </table:table-cell>
          <table:table-cell office:value-type="float" office:value="-0.2133495833" calcext:value-type="float">
            <text:p>-0.21334958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223" calcext:value-type="float">
            <text:p>0.0061223</text:p>
          </table:table-cell>
          <table:table-cell office:value-type="float" office:value="0.00156116" calcext:value-type="float">
            <text:p>0.00156116</text:p>
          </table:table-cell>
          <table:table-cell office:value-type="float" office:value="-0.0000704906" calcext:value-type="float">
            <text:p>-7.04906E-05</text:p>
          </table:table-cell>
          <table:table-cell office:value-type="float" office:value="838" calcext:value-type="float">
            <text:p>838</text:p>
          </table:table-cell>
          <table:table-cell table:formula="of:=[.D565]*100" office:value-type="float" office:value="0.12429857" calcext:value-type="float">
            <text:p>0.12429857</text:p>
          </table:table-cell>
          <table:table-cell table:formula="of:=[.E565]*100" office:value-type="float" office:value="0.61223" calcext:value-type="float">
            <text:p>0.61223</text:p>
          </table:table-cell>
        </table:table-row>
        <table:table-row table:style-name="ro1">
          <table:table-cell office:value-type="float" office:value="41.98" calcext:value-type="float">
            <text:p>41.98</text:p>
          </table:table-cell>
          <table:table-cell office:value-type="float" office:value="179.1063995361" calcext:value-type="float">
            <text:p>179.1063995361</text:p>
          </table:table-cell>
          <table:table-cell office:value-type="float" office:value="-0.2510482592" calcext:value-type="float">
            <text:p>-0.25104825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6625" calcext:value-type="float">
            <text:p>0.00616625</text:p>
          </table:table-cell>
          <table:table-cell office:value-type="float" office:value="0.00162183" calcext:value-type="float">
            <text:p>0.00162183</text:p>
          </table:table-cell>
          <table:table-cell office:value-type="float" office:value="0.0000137382" calcext:value-type="float">
            <text:p>1.37382E-05</text:p>
          </table:table-cell>
          <table:table-cell office:value-type="float" office:value="839" calcext:value-type="float">
            <text:p>839</text:p>
          </table:table-cell>
          <table:table-cell table:formula="of:=[.D566]*100" office:value-type="float" office:value="0.12429857" calcext:value-type="float">
            <text:p>0.12429857</text:p>
          </table:table-cell>
          <table:table-cell table:formula="of:=[.E566]*100" office:value-type="float" office:value="0.616625" calcext:value-type="float">
            <text:p>0.616625</text:p>
          </table:table-cell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float" office:value="179.1351776123" calcext:value-type="float">
            <text:p>179.1351776123</text:p>
          </table:table-cell>
          <table:table-cell office:value-type="float" office:value="-0.2802118488" calcext:value-type="float">
            <text:p>-0.28021184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8988" calcext:value-type="float">
            <text:p>0.00638988</text:p>
          </table:table-cell>
          <table:table-cell office:value-type="float" office:value="0.00162183" calcext:value-type="float">
            <text:p>0.00162183</text:p>
          </table:table-cell>
          <table:table-cell office:value-type="float" office:value="0.0000411492" calcext:value-type="float">
            <text:p>4.11492E-05</text:p>
          </table:table-cell>
          <table:table-cell office:value-type="float" office:value="840" calcext:value-type="float">
            <text:p>840</text:p>
          </table:table-cell>
          <table:table-cell table:formula="of:=[.D567]*100" office:value-type="float" office:value="0.12429857" calcext:value-type="float">
            <text:p>0.12429857</text:p>
          </table:table-cell>
          <table:table-cell table:formula="of:=[.E567]*100" office:value-type="float" office:value="0.638988" calcext:value-type="float">
            <text:p>0.638988</text:p>
          </table:table-cell>
        </table:table-row>
        <table:table-row table:style-name="ro1">
          <table:table-cell office:value-type="float" office:value="42.07" calcext:value-type="float">
            <text:p>42.07</text:p>
          </table:table-cell>
          <table:table-cell office:value-type="float" office:value="179.1458740234" calcext:value-type="float">
            <text:p>179.1458740234</text:p>
          </table:table-cell>
          <table:table-cell office:value-type="float" office:value="-0.3731837684" calcext:value-type="float">
            <text:p>-0.37318376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5845" calcext:value-type="float">
            <text:p>0.00715845</text:p>
          </table:table-cell>
          <table:table-cell office:value-type="float" office:value="0.00155888" calcext:value-type="float">
            <text:p>0.00155888</text:p>
          </table:table-cell>
          <table:table-cell office:value-type="float" office:value="0.0002700681" calcext:value-type="float">
            <text:p>0.0002700681</text:p>
          </table:table-cell>
          <table:table-cell office:value-type="float" office:value="841" calcext:value-type="float">
            <text:p>841</text:p>
          </table:table-cell>
          <table:table-cell table:formula="of:=[.D568]*100" office:value-type="float" office:value="0.12429857" calcext:value-type="float">
            <text:p>0.12429857</text:p>
          </table:table-cell>
          <table:table-cell table:formula="of:=[.E568]*100" office:value-type="float" office:value="0.715845" calcext:value-type="float">
            <text:p>0.715845</text:p>
          </table:table-cell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179.1678466797" calcext:value-type="float">
            <text:p>179.1678466797</text:p>
          </table:table-cell>
          <table:table-cell office:value-type="float" office:value="-0.3504770478" calcext:value-type="float">
            <text:p>-0.35047704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51908" calcext:value-type="float">
            <text:p>0.00751908</text:p>
          </table:table-cell>
          <table:table-cell office:value-type="float" office:value="0.00163976" calcext:value-type="float">
            <text:p>0.00163976</text:p>
          </table:table-cell>
          <table:table-cell office:value-type="float" office:value="0.000223189" calcext:value-type="float">
            <text:p>0.000223189</text:p>
          </table:table-cell>
          <table:table-cell office:value-type="float" office:value="842" calcext:value-type="float">
            <text:p>842</text:p>
          </table:table-cell>
          <table:table-cell table:formula="of:=[.D569]*100" office:value-type="float" office:value="0.12429857" calcext:value-type="float">
            <text:p>0.12429857</text:p>
          </table:table-cell>
          <table:table-cell table:formula="of:=[.E569]*100" office:value-type="float" office:value="0.751908" calcext:value-type="float">
            <text:p>0.751908</text:p>
          </table:table-cell>
        </table:table-row>
        <table:table-row table:style-name="ro1">
          <table:table-cell office:value-type="float" office:value="42.17" calcext:value-type="float">
            <text:p>42.17</text:p>
          </table:table-cell>
          <table:table-cell office:value-type="float" office:value="179.1780700684" calcext:value-type="float">
            <text:p>179.1780700684</text:p>
          </table:table-cell>
          <table:table-cell office:value-type="float" office:value="-0.4201132136" calcext:value-type="float">
            <text:p>-0.4201132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22339" calcext:value-type="float">
            <text:p>0.00822339</text:p>
          </table:table-cell>
          <table:table-cell office:value-type="float" office:value="0.00163976" calcext:value-type="float">
            <text:p>0.00163976</text:p>
          </table:table-cell>
          <table:table-cell office:value-type="float" office:value="0.0003312085" calcext:value-type="float">
            <text:p>0.0003312085</text:p>
          </table:table-cell>
          <table:table-cell office:value-type="float" office:value="843" calcext:value-type="float">
            <text:p>843</text:p>
          </table:table-cell>
          <table:table-cell table:formula="of:=[.D570]*100" office:value-type="float" office:value="0.12429857" calcext:value-type="float">
            <text:p>0.12429857</text:p>
          </table:table-cell>
          <table:table-cell table:formula="of:=[.E570]*100" office:value-type="float" office:value="0.822339" calcext:value-type="float">
            <text:p>0.822339</text:p>
          </table:table-cell>
        </table:table-row>
        <table:table-row table:style-name="ro1">
          <table:table-cell office:value-type="float" office:value="42.22" calcext:value-type="float">
            <text:p>42.22</text:p>
          </table:table-cell>
          <table:table-cell office:value-type="float" office:value="179.1893310547" calcext:value-type="float">
            <text:p>179.1893310547</text:p>
          </table:table-cell>
          <table:table-cell office:value-type="float" office:value="-0.5151142799" calcext:value-type="float">
            <text:p>-0.51511427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32566" calcext:value-type="float">
            <text:p>0.00932566</text:p>
          </table:table-cell>
          <table:table-cell office:value-type="float" office:value="0.00171596" calcext:value-type="float">
            <text:p>0.00171596</text:p>
          </table:table-cell>
          <table:table-cell office:value-type="float" office:value="0.0006011766" calcext:value-type="float">
            <text:p>0.0006011766</text:p>
          </table:table-cell>
          <table:table-cell office:value-type="float" office:value="844" calcext:value-type="float">
            <text:p>844</text:p>
          </table:table-cell>
          <table:table-cell table:formula="of:=[.D571]*100" office:value-type="float" office:value="0.12429857" calcext:value-type="float">
            <text:p>0.12429857</text:p>
          </table:table-cell>
          <table:table-cell table:formula="of:=[.E571]*100" office:value-type="float" office:value="0.932566" calcext:value-type="float">
            <text:p>0.932566</text:p>
          </table:table-cell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179.2083435059" calcext:value-type="float">
            <text:p>179.2083435059</text:p>
          </table:table-cell>
          <table:table-cell office:value-type="float" office:value="-0.5127278943" calcext:value-type="float">
            <text:p>-0.51272789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04399" calcext:value-type="float">
            <text:p>0.01004399</text:p>
          </table:table-cell>
          <table:table-cell office:value-type="float" office:value="0.00171596" calcext:value-type="float">
            <text:p>0.00171596</text:p>
          </table:table-cell>
          <table:table-cell office:value-type="float" office:value="0.0004524078" calcext:value-type="float">
            <text:p>0.0004524078</text:p>
          </table:table-cell>
          <table:table-cell office:value-type="float" office:value="845" calcext:value-type="float">
            <text:p>845</text:p>
          </table:table-cell>
          <table:table-cell table:formula="of:=[.D572]*100" office:value-type="float" office:value="0.12429857" calcext:value-type="float">
            <text:p>0.12429857</text:p>
          </table:table-cell>
          <table:table-cell table:formula="of:=[.E572]*100" office:value-type="float" office:value="1.004399" calcext:value-type="float">
            <text:p>1.004399</text:p>
          </table:table-cell>
        </table:table-row>
        <table:table-row table:style-name="ro1">
          <table:table-cell office:value-type="float" office:value="42.32" calcext:value-type="float">
            <text:p>42.32</text:p>
          </table:table-cell>
          <table:table-cell office:value-type="float" office:value="179.2196807861" calcext:value-type="float">
            <text:p>179.2196807861</text:p>
          </table:table-cell>
          <table:table-cell office:value-type="float" office:value="-0.6026847765" calcext:value-type="float">
            <text:p>-0.60268477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122" calcext:value-type="float">
            <text:p>0.011122</text:p>
          </table:table-cell>
          <table:table-cell office:value-type="float" office:value="0.00171642" calcext:value-type="float">
            <text:p>0.00171642</text:p>
          </table:table-cell>
          <table:table-cell office:value-type="float" office:value="0.000563008" calcext:value-type="float">
            <text:p>0.000563008</text:p>
          </table:table-cell>
          <table:table-cell office:value-type="float" office:value="846" calcext:value-type="float">
            <text:p>846</text:p>
          </table:table-cell>
          <table:table-cell table:formula="of:=[.D573]*100" office:value-type="float" office:value="0.12429857" calcext:value-type="float">
            <text:p>0.12429857</text:p>
          </table:table-cell>
          <table:table-cell table:formula="of:=[.E573]*100" office:value-type="float" office:value="1.1122" calcext:value-type="float">
            <text:p>1.1122</text:p>
          </table:table-cell>
        </table:table-row>
        <table:table-row table:style-name="ro1">
          <table:table-cell office:value-type="float" office:value="42.37" calcext:value-type="float">
            <text:p>42.37</text:p>
          </table:table-cell>
          <table:table-cell office:value-type="float" office:value="179.2262268066" calcext:value-type="float">
            <text:p>179.2262268066</text:p>
          </table:table-cell>
          <table:table-cell office:value-type="float" office:value="-0.5716322671" calcext:value-type="float">
            <text:p>-0.57163226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63312" calcext:value-type="float">
            <text:p>0.01163312</text:p>
          </table:table-cell>
          <table:table-cell office:value-type="float" office:value="0.00187307" calcext:value-type="float">
            <text:p>0.00187307</text:p>
          </table:table-cell>
          <table:table-cell office:value-type="float" office:value="0.000340671" calcext:value-type="float">
            <text:p>0.000340671</text:p>
          </table:table-cell>
          <table:table-cell office:value-type="float" office:value="847" calcext:value-type="float">
            <text:p>847</text:p>
          </table:table-cell>
          <table:table-cell table:formula="of:=[.D574]*100" office:value-type="float" office:value="0.12429857" calcext:value-type="float">
            <text:p>0.12429857</text:p>
          </table:table-cell>
          <table:table-cell table:formula="of:=[.E574]*100" office:value-type="float" office:value="1.163312" calcext:value-type="float">
            <text:p>1.163312</text:p>
          </table:table-cell>
        </table:table-row>
        <table:table-row table:style-name="ro1">
          <table:table-cell office:value-type="float" office:value="42.42" calcext:value-type="float">
            <text:p>42.42</text:p>
          </table:table-cell>
          <table:table-cell office:value-type="float" office:value="179.226776123" calcext:value-type="float">
            <text:p>179.226776123</text:p>
          </table:table-cell>
          <table:table-cell office:value-type="float" office:value="-0.6472717813" calcext:value-type="float">
            <text:p>-0.64727178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47768" calcext:value-type="float">
            <text:p>0.01247768</text:p>
          </table:table-cell>
          <table:table-cell office:value-type="float" office:value="0.00187307" calcext:value-type="float">
            <text:p>0.00187307</text:p>
          </table:table-cell>
          <table:table-cell office:value-type="float" office:value="0.000507865" calcext:value-type="float">
            <text:p>0.000507865</text:p>
          </table:table-cell>
          <table:table-cell office:value-type="float" office:value="848" calcext:value-type="float">
            <text:p>848</text:p>
          </table:table-cell>
          <table:table-cell table:formula="of:=[.D575]*100" office:value-type="float" office:value="0.12429857" calcext:value-type="float">
            <text:p>0.12429857</text:p>
          </table:table-cell>
          <table:table-cell table:formula="of:=[.E575]*100" office:value-type="float" office:value="1.247768" calcext:value-type="float">
            <text:p>1.247768</text:p>
          </table:table-cell>
        </table:table-row>
        <table:table-row table:style-name="ro1">
          <table:table-cell office:value-type="float" office:value="42.47" calcext:value-type="float">
            <text:p>42.47</text:p>
          </table:table-cell>
          <table:table-cell office:value-type="float" office:value="179.225402832" calcext:value-type="float">
            <text:p>179.225402832</text:p>
          </table:table-cell>
          <table:table-cell office:value-type="float" office:value="-0.677142827" calcext:value-type="float">
            <text:p>-0.6771428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23932" calcext:value-type="float">
            <text:p>0.01323932</text:p>
          </table:table-cell>
          <table:table-cell office:value-type="float" office:value="0.00193374" calcext:value-type="float">
            <text:p>0.00193374</text:p>
          </table:table-cell>
          <table:table-cell office:value-type="float" office:value="0.0003936788" calcext:value-type="float">
            <text:p>0.0003936788</text:p>
          </table:table-cell>
          <table:table-cell office:value-type="float" office:value="849" calcext:value-type="float">
            <text:p>849</text:p>
          </table:table-cell>
          <table:table-cell table:formula="of:=[.D576]*100" office:value-type="float" office:value="0.12429857" calcext:value-type="float">
            <text:p>0.12429857</text:p>
          </table:table-cell>
          <table:table-cell table:formula="of:=[.E576]*100" office:value-type="float" office:value="1.323932" calcext:value-type="float">
            <text:p>1.323932</text:p>
          </table:table-cell>
        </table:table-row>
        <table:table-row table:style-name="ro1">
          <table:table-cell office:value-type="float" office:value="42.52" calcext:value-type="float">
            <text:p>42.52</text:p>
          </table:table-cell>
          <table:table-cell office:value-type="float" office:value="179.2228546143" calcext:value-type="float">
            <text:p>179.2228546143</text:p>
          </table:table-cell>
          <table:table-cell office:value-type="float" office:value="-0.6530990129" calcext:value-type="float">
            <text:p>-0.65309901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58642" calcext:value-type="float">
            <text:p>0.01358642</text:p>
          </table:table-cell>
          <table:table-cell office:value-type="float" office:value="0.0021557" calcext:value-type="float">
            <text:p>0.0021557</text:p>
          </table:table-cell>
          <table:table-cell office:value-type="float" office:value="0.0002458699" calcext:value-type="float">
            <text:p>0.0002458699</text:p>
          </table:table-cell>
          <table:table-cell office:value-type="float" office:value="850" calcext:value-type="float">
            <text:p>850</text:p>
          </table:table-cell>
          <table:table-cell table:formula="of:=[.D577]*100" office:value-type="float" office:value="0.12429857" calcext:value-type="float">
            <text:p>0.12429857</text:p>
          </table:table-cell>
          <table:table-cell table:formula="of:=[.E577]*100" office:value-type="float" office:value="1.358642" calcext:value-type="float">
            <text:p>1.358642</text:p>
          </table:table-cell>
        </table:table-row>
        <table:table-row table:style-name="ro1">
          <table:table-cell office:value-type="float" office:value="42.58" calcext:value-type="float">
            <text:p>42.58</text:p>
          </table:table-cell>
          <table:table-cell office:value-type="float" office:value="179.2203826904" calcext:value-type="float">
            <text:p>179.2203826904</text:p>
          </table:table-cell>
          <table:table-cell office:value-type="float" office:value="-0.7661039119" calcext:value-type="float">
            <text:p>-0.76610391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57075" calcext:value-type="float">
            <text:p>0.01457075</text:p>
          </table:table-cell>
          <table:table-cell office:value-type="float" office:value="0.0021557" calcext:value-type="float">
            <text:p>0.0021557</text:p>
          </table:table-cell>
          <table:table-cell office:value-type="float" office:value="0.0004515293" calcext:value-type="float">
            <text:p>0.0004515293</text:p>
          </table:table-cell>
          <table:table-cell office:value-type="float" office:value="851" calcext:value-type="float">
            <text:p>851</text:p>
          </table:table-cell>
          <table:table-cell table:formula="of:=[.D578]*100" office:value-type="float" office:value="0.12429857" calcext:value-type="float">
            <text:p>0.12429857</text:p>
          </table:table-cell>
          <table:table-cell table:formula="of:=[.E578]*100" office:value-type="float" office:value="1.457075" calcext:value-type="float">
            <text:p>1.457075</text:p>
          </table:table-cell>
        </table:table-row>
        <table:table-row table:style-name="ro1">
          <table:table-cell office:value-type="float" office:value="42.62" calcext:value-type="float">
            <text:p>42.62</text:p>
          </table:table-cell>
          <table:table-cell office:value-type="float" office:value="179.226852417" calcext:value-type="float">
            <text:p>179.226852417</text:p>
          </table:table-cell>
          <table:table-cell office:value-type="float" office:value="-0.7565894921" calcext:value-type="float">
            <text:p>-0.75658949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16301" calcext:value-type="float">
            <text:p>0.01516301</text:p>
          </table:table-cell>
          <table:table-cell office:value-type="float" office:value="0.00260847" calcext:value-type="float">
            <text:p>0.00260847</text:p>
          </table:table-cell>
          <table:table-cell office:value-type="float" office:value="0.0003617486" calcext:value-type="float">
            <text:p>0.0003617486</text:p>
          </table:table-cell>
          <table:table-cell office:value-type="float" office:value="852" calcext:value-type="float">
            <text:p>852</text:p>
          </table:table-cell>
          <table:table-cell table:formula="of:=[.D579]*100" office:value-type="float" office:value="0.12429857" calcext:value-type="float">
            <text:p>0.12429857</text:p>
          </table:table-cell>
          <table:table-cell table:formula="of:=[.E579]*100" office:value-type="float" office:value="1.516301" calcext:value-type="float">
            <text:p>1.516301</text:p>
          </table:table-cell>
        </table:table-row>
        <table:table-row table:style-name="ro1">
          <table:table-cell office:value-type="float" office:value="42.68" calcext:value-type="float">
            <text:p>42.68</text:p>
          </table:table-cell>
          <table:table-cell office:value-type="float" office:value="179.2308349609" calcext:value-type="float">
            <text:p>179.2308349609</text:p>
          </table:table-cell>
          <table:table-cell office:value-type="float" office:value="-0.8080133811" calcext:value-type="float">
            <text:p>-0.80801338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90023" calcext:value-type="float">
            <text:p>0.01590023</text:p>
          </table:table-cell>
          <table:table-cell office:value-type="float" office:value="0.00260847" calcext:value-type="float">
            <text:p>0.00260847</text:p>
          </table:table-cell>
          <table:table-cell office:value-type="float" office:value="0.0005421465" calcext:value-type="float">
            <text:p>0.0005421465</text:p>
          </table:table-cell>
          <table:table-cell office:value-type="float" office:value="853" calcext:value-type="float">
            <text:p>853</text:p>
          </table:table-cell>
          <table:table-cell table:formula="of:=[.D580]*100" office:value-type="float" office:value="0.12429857" calcext:value-type="float">
            <text:p>0.12429857</text:p>
          </table:table-cell>
          <table:table-cell table:formula="of:=[.E580]*100" office:value-type="float" office:value="1.590023" calcext:value-type="float">
            <text:p>1.590023</text:p>
          </table:table-cell>
        </table:table-row>
        <table:table-row table:style-name="ro1">
          <table:table-cell office:value-type="float" office:value="42.73" calcext:value-type="float">
            <text:p>42.73</text:p>
          </table:table-cell>
          <table:table-cell office:value-type="float" office:value="179.2363891602" calcext:value-type="float">
            <text:p>179.2363891602</text:p>
          </table:table-cell>
          <table:table-cell office:value-type="float" office:value="-0.8444213412" calcext:value-type="float">
            <text:p>-0.84442134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63394" calcext:value-type="float">
            <text:p>0.01663394</text:p>
          </table:table-cell>
          <table:table-cell office:value-type="float" office:value="0.00329529" calcext:value-type="float">
            <text:p>0.00329529</text:p>
          </table:table-cell>
          <table:table-cell office:value-type="float" office:value="0.0006875191" calcext:value-type="float">
            <text:p>0.0006875191</text:p>
          </table:table-cell>
          <table:table-cell office:value-type="float" office:value="854" calcext:value-type="float">
            <text:p>854</text:p>
          </table:table-cell>
          <table:table-cell table:formula="of:=[.D581]*100" office:value-type="float" office:value="0.12429857" calcext:value-type="float">
            <text:p>0.12429857</text:p>
          </table:table-cell>
          <table:table-cell table:formula="of:=[.E581]*100" office:value-type="float" office:value="1.663394" calcext:value-type="float">
            <text:p>1.663394</text:p>
          </table:table-cell>
        </table:table-row>
        <table:table-row table:style-name="ro1">
          <table:table-cell office:value-type="float" office:value="42.78" calcext:value-type="float">
            <text:p>42.78</text:p>
          </table:table-cell>
          <table:table-cell office:value-type="float" office:value="179.2303619385" calcext:value-type="float">
            <text:p>179.2303619385</text:p>
          </table:table-cell>
          <table:table-cell office:value-type="float" office:value="-0.7735686697" calcext:value-type="float">
            <text:p>-0.77356866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65048" calcext:value-type="float">
            <text:p>0.01665048</text:p>
          </table:table-cell>
          <table:table-cell office:value-type="float" office:value="0.00329529" calcext:value-type="float">
            <text:p>0.00329529</text:p>
          </table:table-cell>
          <table:table-cell office:value-type="float" office:value="0.0004502657" calcext:value-type="float">
            <text:p>0.0004502657</text:p>
          </table:table-cell>
          <table:table-cell office:value-type="float" office:value="855" calcext:value-type="float">
            <text:p>855</text:p>
          </table:table-cell>
          <table:table-cell table:formula="of:=[.D582]*100" office:value-type="float" office:value="0.12429857" calcext:value-type="float">
            <text:p>0.12429857</text:p>
          </table:table-cell>
          <table:table-cell table:formula="of:=[.E582]*100" office:value-type="float" office:value="1.665048" calcext:value-type="float">
            <text:p>1.665048</text:p>
          </table:table-cell>
        </table:table-row>
        <table:table-row table:style-name="ro1">
          <table:table-cell office:value-type="float" office:value="42.83" calcext:value-type="float">
            <text:p>42.83</text:p>
          </table:table-cell>
          <table:table-cell office:value-type="float" office:value="179.2221679688" calcext:value-type="float">
            <text:p>179.2221679688</text:p>
          </table:table-cell>
          <table:table-cell office:value-type="float" office:value="-0.8813974458" calcext:value-type="float">
            <text:p>-0.88139744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38012" calcext:value-type="float">
            <text:p>0.01738012</text:p>
          </table:table-cell>
          <table:table-cell office:value-type="float" office:value="0.00329529" calcext:value-type="float">
            <text:p>0.00329529</text:p>
          </table:table-cell>
          <table:table-cell office:value-type="float" office:value="0.000475937" calcext:value-type="float">
            <text:p>0.000475937</text:p>
          </table:table-cell>
          <table:table-cell office:value-type="float" office:value="856" calcext:value-type="float">
            <text:p>856</text:p>
          </table:table-cell>
          <table:table-cell table:formula="of:=[.D583]*100" office:value-type="float" office:value="0.12429857" calcext:value-type="float">
            <text:p>0.12429857</text:p>
          </table:table-cell>
          <table:table-cell table:formula="of:=[.E583]*100" office:value-type="float" office:value="1.738012" calcext:value-type="float">
            <text:p>1.738012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179.2345275879" calcext:value-type="float">
            <text:p>179.2345275879</text:p>
          </table:table-cell>
          <table:table-cell office:value-type="float" office:value="-0.8293759918" calcext:value-type="float">
            <text:p>-0.82937599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51944" calcext:value-type="float">
            <text:p>0.01751944</text:p>
          </table:table-cell>
          <table:table-cell office:value-type="float" office:value="0.00429533" calcext:value-type="float">
            <text:p>0.00429533</text:p>
          </table:table-cell>
          <table:table-cell office:value-type="float" office:value="0.0004922655" calcext:value-type="float">
            <text:p>0.0004922655</text:p>
          </table:table-cell>
          <table:table-cell office:value-type="float" office:value="857" calcext:value-type="float">
            <text:p>857</text:p>
          </table:table-cell>
          <table:table-cell table:formula="of:=[.D584]*100" office:value-type="float" office:value="0.12429857" calcext:value-type="float">
            <text:p>0.12429857</text:p>
          </table:table-cell>
          <table:table-cell table:formula="of:=[.E584]*100" office:value-type="float" office:value="1.751944" calcext:value-type="float">
            <text:p>1.751944</text:p>
          </table:table-cell>
        </table:table-row>
        <table:table-row table:style-name="ro1">
          <table:table-cell office:value-type="float" office:value="42.93" calcext:value-type="float">
            <text:p>42.93</text:p>
          </table:table-cell>
          <table:table-cell office:value-type="float" office:value="179.2445373535" calcext:value-type="float">
            <text:p>179.2445373535</text:p>
          </table:table-cell>
          <table:table-cell office:value-type="float" office:value="-0.8511912905" calcext:value-type="float">
            <text:p>-0.85119129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75764" calcext:value-type="float">
            <text:p>0.01775764</text:p>
          </table:table-cell>
          <table:table-cell office:value-type="float" office:value="0.00429533" calcext:value-type="float">
            <text:p>0.00429533</text:p>
          </table:table-cell>
          <table:table-cell office:value-type="float" office:value="0.0005133536" calcext:value-type="float">
            <text:p>0.0005133536</text:p>
          </table:table-cell>
          <table:table-cell office:value-type="float" office:value="858" calcext:value-type="float">
            <text:p>858</text:p>
          </table:table-cell>
          <table:table-cell table:formula="of:=[.D585]*100" office:value-type="float" office:value="0.12429857" calcext:value-type="float">
            <text:p>0.12429857</text:p>
          </table:table-cell>
          <table:table-cell table:formula="of:=[.E585]*100" office:value-type="float" office:value="1.775764" calcext:value-type="float">
            <text:p>1.775764</text:p>
          </table:table-cell>
        </table:table-row>
        <table:table-row table:style-name="ro1">
          <table:table-cell office:value-type="float" office:value="42.98" calcext:value-type="float">
            <text:p>42.98</text:p>
          </table:table-cell>
          <table:table-cell office:value-type="float" office:value="179.2592315674" calcext:value-type="float">
            <text:p>179.2592315674</text:p>
          </table:table-cell>
          <table:table-cell office:value-type="float" office:value="-0.9120017555" calcext:value-type="float">
            <text:p>-0.91200175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32157" calcext:value-type="float">
            <text:p>0.01832157</text:p>
          </table:table-cell>
          <table:table-cell office:value-type="float" office:value="0.00492804" calcext:value-type="float">
            <text:p>0.00492804</text:p>
          </table:table-cell>
          <table:table-cell office:value-type="float" office:value="0.0007132284" calcext:value-type="float">
            <text:p>0.0007132284</text:p>
          </table:table-cell>
          <table:table-cell office:value-type="float" office:value="859" calcext:value-type="float">
            <text:p>859</text:p>
          </table:table-cell>
          <table:table-cell table:formula="of:=[.D586]*100" office:value-type="float" office:value="0.12429857" calcext:value-type="float">
            <text:p>0.12429857</text:p>
          </table:table-cell>
          <table:table-cell table:formula="of:=[.E586]*100" office:value-type="float" office:value="1.832157" calcext:value-type="float">
            <text:p>1.832157</text:p>
          </table:table-cell>
        </table:table-row>
        <table:table-row table:style-name="ro1">
          <table:table-cell office:value-type="float" office:value="43.03" calcext:value-type="float">
            <text:p>43.03</text:p>
          </table:table-cell>
          <table:table-cell office:value-type="float" office:value="179.2619628906" calcext:value-type="float">
            <text:p>179.2619628906</text:p>
          </table:table-cell>
          <table:table-cell office:value-type="float" office:value="-0.9273476393" calcext:value-type="float">
            <text:p>-0.92734763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79948" calcext:value-type="float">
            <text:p>0.01879948</text:p>
          </table:table-cell>
          <table:table-cell office:value-type="float" office:value="0.00570538" calcext:value-type="float">
            <text:p>0.00570538</text:p>
          </table:table-cell>
          <table:table-cell office:value-type="float" office:value="0.0004629833" calcext:value-type="float">
            <text:p>0.0004629833</text:p>
          </table:table-cell>
          <table:table-cell office:value-type="float" office:value="860" calcext:value-type="float">
            <text:p>860</text:p>
          </table:table-cell>
          <table:table-cell table:formula="of:=[.D587]*100" office:value-type="float" office:value="0.12429857" calcext:value-type="float">
            <text:p>0.12429857</text:p>
          </table:table-cell>
          <table:table-cell table:formula="of:=[.E587]*100" office:value-type="float" office:value="1.879948" calcext:value-type="float">
            <text:p>1.879948</text:p>
          </table:table-cell>
        </table:table-row>
        <table:table-row table:style-name="ro1">
          <table:table-cell office:value-type="float" office:value="43.08" calcext:value-type="float">
            <text:p>43.08</text:p>
          </table:table-cell>
          <table:table-cell office:value-type="float" office:value="179.2643585205" calcext:value-type="float">
            <text:p>179.2643585205</text:p>
          </table:table-cell>
          <table:table-cell office:value-type="float" office:value="-0.9501026556" calcext:value-type="float">
            <text:p>-0.95010265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26947" calcext:value-type="float">
            <text:p>0.01926947</text:p>
          </table:table-cell>
          <table:table-cell office:value-type="float" office:value="0.00570538" calcext:value-type="float">
            <text:p>0.00570538</text:p>
          </table:table-cell>
          <table:table-cell office:value-type="float" office:value="0.0004295225" calcext:value-type="float">
            <text:p>0.0004295225</text:p>
          </table:table-cell>
          <table:table-cell office:value-type="float" office:value="861" calcext:value-type="float">
            <text:p>861</text:p>
          </table:table-cell>
          <table:table-cell table:formula="of:=[.D588]*100" office:value-type="float" office:value="0.12429857" calcext:value-type="float">
            <text:p>0.12429857</text:p>
          </table:table-cell>
          <table:table-cell table:formula="of:=[.E588]*100" office:value-type="float" office:value="1.926947" calcext:value-type="float">
            <text:p>1.926947</text:p>
          </table:table-cell>
        </table:table-row>
        <table:table-row table:style-name="ro1">
          <table:table-cell office:value-type="float" office:value="43.13" calcext:value-type="float">
            <text:p>43.13</text:p>
          </table:table-cell>
          <table:table-cell office:value-type="float" office:value="179.2589416504" calcext:value-type="float">
            <text:p>179.2589416504</text:p>
          </table:table-cell>
          <table:table-cell office:value-type="float" office:value="-0.9982325332" calcext:value-type="float">
            <text:p>-0.99823253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9033" calcext:value-type="float">
            <text:p>0.0199033</text:p>
          </table:table-cell>
          <table:table-cell office:value-type="float" office:value="0.00764879" calcext:value-type="float">
            <text:p>0.00764879</text:p>
          </table:table-cell>
          <table:table-cell office:value-type="float" office:value="0.0006357792" calcext:value-type="float">
            <text:p>0.0006357792</text:p>
          </table:table-cell>
          <table:table-cell office:value-type="float" office:value="862" calcext:value-type="float">
            <text:p>862</text:p>
          </table:table-cell>
          <table:table-cell table:formula="of:=[.D589]*100" office:value-type="float" office:value="0.12429857" calcext:value-type="float">
            <text:p>0.12429857</text:p>
          </table:table-cell>
          <table:table-cell table:formula="of:=[.E589]*100" office:value-type="float" office:value="1.99033" calcext:value-type="float">
            <text:p>1.99033</text:p>
          </table:table-cell>
        </table:table-row>
        <table:table-row table:style-name="ro1">
          <table:table-cell office:value-type="float" office:value="43.18" calcext:value-type="float">
            <text:p>43.18</text:p>
          </table:table-cell>
          <table:table-cell office:value-type="float" office:value="179.25390625" calcext:value-type="float">
            <text:p>179.25390625</text:p>
          </table:table-cell>
          <table:table-cell office:value-type="float" office:value="-1.0075143011" calcext:value-type="float">
            <text:p>-1.00751430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38735" calcext:value-type="float">
            <text:p>0.02038735</text:p>
          </table:table-cell>
          <table:table-cell office:value-type="float" office:value="0.00764879" calcext:value-type="float">
            <text:p>0.00764879</text:p>
          </table:table-cell>
          <table:table-cell office:value-type="float" office:value="0.000527864" calcext:value-type="float">
            <text:p>0.000527864</text:p>
          </table:table-cell>
          <table:table-cell office:value-type="float" office:value="863" calcext:value-type="float">
            <text:p>863</text:p>
          </table:table-cell>
          <table:table-cell table:formula="of:=[.D590]*100" office:value-type="float" office:value="0.12429857" calcext:value-type="float">
            <text:p>0.12429857</text:p>
          </table:table-cell>
          <table:table-cell table:formula="of:=[.E590]*100" office:value-type="float" office:value="2.038735" calcext:value-type="float">
            <text:p>2.038735</text:p>
          </table:table-cell>
        </table:table-row>
        <table:table-row table:style-name="ro1">
          <table:table-cell office:value-type="float" office:value="43.23" calcext:value-type="float">
            <text:p>43.23</text:p>
          </table:table-cell>
          <table:table-cell office:value-type="float" office:value="179.255645752" calcext:value-type="float">
            <text:p>179.255645752</text:p>
          </table:table-cell>
          <table:table-cell office:value-type="float" office:value="-1.0216047515" calcext:value-type="float">
            <text:p>-1.02160475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80369" calcext:value-type="float">
            <text:p>0.02080369</text:p>
          </table:table-cell>
          <table:table-cell office:value-type="float" office:value="0.00889984" calcext:value-type="float">
            <text:p>0.00889984</text:p>
          </table:table-cell>
          <table:table-cell office:value-type="float" office:value="0.0004697275" calcext:value-type="float">
            <text:p>0.0004697275</text:p>
          </table:table-cell>
          <table:table-cell office:value-type="float" office:value="864" calcext:value-type="float">
            <text:p>864</text:p>
          </table:table-cell>
          <table:table-cell table:formula="of:=[.D591]*100" office:value-type="float" office:value="0.12429857" calcext:value-type="float">
            <text:p>0.12429857</text:p>
          </table:table-cell>
          <table:table-cell table:formula="of:=[.E591]*100" office:value-type="float" office:value="2.080369" calcext:value-type="float">
            <text:p>2.080369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179.2503967285" calcext:value-type="float">
            <text:p>179.2503967285</text:p>
          </table:table-cell>
          <table:table-cell office:value-type="float" office:value="-1.1034704706" calcext:value-type="float">
            <text:p>-1.10347047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62661" calcext:value-type="float">
            <text:p>0.02162661</text:p>
          </table:table-cell>
          <table:table-cell office:value-type="float" office:value="0.0102465" calcext:value-type="float">
            <text:p>0.0102465</text:p>
          </table:table-cell>
          <table:table-cell office:value-type="float" office:value="0.0005736855" calcext:value-type="float">
            <text:p>0.0005736855</text:p>
          </table:table-cell>
          <table:table-cell office:value-type="float" office:value="865" calcext:value-type="float">
            <text:p>865</text:p>
          </table:table-cell>
          <table:table-cell table:formula="of:=[.D592]*100" office:value-type="float" office:value="0.12429857" calcext:value-type="float">
            <text:p>0.12429857</text:p>
          </table:table-cell>
          <table:table-cell table:formula="of:=[.E592]*100" office:value-type="float" office:value="2.162661" calcext:value-type="float">
            <text:p>2.162661</text:p>
          </table:table-cell>
        </table:table-row>
        <table:table-row table:style-name="ro1">
          <table:table-cell office:value-type="float" office:value="43.33" calcext:value-type="float">
            <text:p>43.33</text:p>
          </table:table-cell>
          <table:table-cell office:value-type="float" office:value="179.255645752" calcext:value-type="float">
            <text:p>179.255645752</text:p>
          </table:table-cell>
          <table:table-cell office:value-type="float" office:value="-1.1461114625" calcext:value-type="float">
            <text:p>-1.14611146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45895" calcext:value-type="float">
            <text:p>0.02245895</text:p>
          </table:table-cell>
          <table:table-cell office:value-type="float" office:value="0.0102465" calcext:value-type="float">
            <text:p>0.0102465</text:p>
          </table:table-cell>
          <table:table-cell office:value-type="float" office:value="0.0006141636" calcext:value-type="float">
            <text:p>0.0006141636</text:p>
          </table:table-cell>
          <table:table-cell office:value-type="float" office:value="866" calcext:value-type="float">
            <text:p>866</text:p>
          </table:table-cell>
          <table:table-cell table:formula="of:=[.D593]*100" office:value-type="float" office:value="0.12429857" calcext:value-type="float">
            <text:p>0.12429857</text:p>
          </table:table-cell>
          <table:table-cell table:formula="of:=[.E593]*100" office:value-type="float" office:value="2.245895" calcext:value-type="float">
            <text:p>2.245895</text:p>
          </table:table-cell>
        </table:table-row>
        <table:table-row table:style-name="ro1">
          <table:table-cell office:value-type="float" office:value="43.38" calcext:value-type="float">
            <text:p>43.38</text:p>
          </table:table-cell>
          <table:table-cell office:value-type="float" office:value="179.2640686035" calcext:value-type="float">
            <text:p>179.2640686035</text:p>
          </table:table-cell>
          <table:table-cell office:value-type="float" office:value="-1.1788702589" calcext:value-type="float">
            <text:p>-1.17887025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323169" calcext:value-type="float">
            <text:p>0.02323169</text:p>
          </table:table-cell>
          <table:table-cell office:value-type="float" office:value="0.01364122" calcext:value-type="float">
            <text:p>0.01364122</text:p>
          </table:table-cell>
          <table:table-cell office:value-type="float" office:value="0.0005951555" calcext:value-type="float">
            <text:p>0.0005951555</text:p>
          </table:table-cell>
          <table:table-cell office:value-type="float" office:value="867" calcext:value-type="float">
            <text:p>867</text:p>
          </table:table-cell>
          <table:table-cell table:formula="of:=[.D594]*100" office:value-type="float" office:value="0.12429857" calcext:value-type="float">
            <text:p>0.12429857</text:p>
          </table:table-cell>
          <table:table-cell table:formula="of:=[.E594]*100" office:value-type="float" office:value="2.323169" calcext:value-type="float">
            <text:p>2.323169</text:p>
          </table:table-cell>
        </table:table-row>
        <table:table-row table:style-name="ro1">
          <table:table-cell office:value-type="float" office:value="43.43" calcext:value-type="float">
            <text:p>43.43</text:p>
          </table:table-cell>
          <table:table-cell office:value-type="float" office:value="179.2728424072" calcext:value-type="float">
            <text:p>179.2728424072</text:p>
          </table:table-cell>
          <table:table-cell office:value-type="float" office:value="-1.2626512249" calcext:value-type="float">
            <text:p>-1.26265122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430478" calcext:value-type="float">
            <text:p>0.02430478</text:p>
          </table:table-cell>
          <table:table-cell office:value-type="float" office:value="0.01364122" calcext:value-type="float">
            <text:p>0.01364122</text:p>
          </table:table-cell>
          <table:table-cell office:value-type="float" office:value="0.0007215764" calcext:value-type="float">
            <text:p>0.0007215764</text:p>
          </table:table-cell>
          <table:table-cell office:value-type="float" office:value="868" calcext:value-type="float">
            <text:p>868</text:p>
          </table:table-cell>
          <table:table-cell table:formula="of:=[.D595]*100" office:value-type="float" office:value="0.12429857" calcext:value-type="float">
            <text:p>0.12429857</text:p>
          </table:table-cell>
          <table:table-cell table:formula="of:=[.E595]*100" office:value-type="float" office:value="2.430478" calcext:value-type="float">
            <text:p>2.430478</text:p>
          </table:table-cell>
        </table:table-row>
        <table:table-row table:style-name="ro1">
          <table:table-cell office:value-type="float" office:value="43.48" calcext:value-type="float">
            <text:p>43.48</text:p>
          </table:table-cell>
          <table:table-cell office:value-type="float" office:value="179.2656707764" calcext:value-type="float">
            <text:p>179.2656707764</text:p>
          </table:table-cell>
          <table:table-cell office:value-type="float" office:value="-1.2877841894" calcext:value-type="float">
            <text:p>-1.28778418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518708" calcext:value-type="float">
            <text:p>0.02518708</text:p>
          </table:table-cell>
          <table:table-cell office:value-type="float" office:value="0.01364122" calcext:value-type="float">
            <text:p>0.01364122</text:p>
          </table:table-cell>
          <table:table-cell office:value-type="float" office:value="0.0007033032" calcext:value-type="float">
            <text:p>0.0007033032</text:p>
          </table:table-cell>
          <table:table-cell office:value-type="float" office:value="869" calcext:value-type="float">
            <text:p>869</text:p>
          </table:table-cell>
          <table:table-cell table:formula="of:=[.D596]*100" office:value-type="float" office:value="0.12429857" calcext:value-type="float">
            <text:p>0.12429857</text:p>
          </table:table-cell>
          <table:table-cell table:formula="of:=[.E596]*100" office:value-type="float" office:value="2.518708" calcext:value-type="float">
            <text:p>2.518708</text:p>
          </table:table-cell>
        </table:table-row>
        <table:table-row table:style-name="ro1">
          <table:table-cell office:value-type="float" office:value="43.53" calcext:value-type="float">
            <text:p>43.53</text:p>
          </table:table-cell>
          <table:table-cell office:value-type="float" office:value="179.2559661865" calcext:value-type="float">
            <text:p>179.2559661865</text:p>
          </table:table-cell>
          <table:table-cell office:value-type="float" office:value="-1.3141107221" calcext:value-type="float">
            <text:p>-1.31411072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595023" calcext:value-type="float">
            <text:p>0.02595023</text:p>
          </table:table-cell>
          <table:table-cell office:value-type="float" office:value="0.01795518" calcext:value-type="float">
            <text:p>0.01795518</text:p>
          </table:table-cell>
          <table:table-cell office:value-type="float" office:value="0.0006676646" calcext:value-type="float">
            <text:p>0.0006676646</text:p>
          </table:table-cell>
          <table:table-cell office:value-type="float" office:value="870" calcext:value-type="float">
            <text:p>870</text:p>
          </table:table-cell>
          <table:table-cell table:formula="of:=[.D597]*100" office:value-type="float" office:value="0.12429857" calcext:value-type="float">
            <text:p>0.12429857</text:p>
          </table:table-cell>
          <table:table-cell table:formula="of:=[.E597]*100" office:value-type="float" office:value="2.595023" calcext:value-type="float">
            <text:p>2.595023</text:p>
          </table:table-cell>
        </table:table-row>
        <table:table-row table:style-name="ro1">
          <table:table-cell office:value-type="float" office:value="43.58" calcext:value-type="float">
            <text:p>43.58</text:p>
          </table:table-cell>
          <table:table-cell office:value-type="float" office:value="179.2477874756" calcext:value-type="float">
            <text:p>179.2477874756</text:p>
          </table:table-cell>
          <table:table-cell office:value-type="float" office:value="-1.2993853561" calcext:value-type="float">
            <text:p>-1.29938535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36045" calcext:value-type="float">
            <text:p>0.02636045</text:p>
          </table:table-cell>
          <table:table-cell office:value-type="float" office:value="0.01795518" calcext:value-type="float">
            <text:p>0.01795518</text:p>
          </table:table-cell>
          <table:table-cell office:value-type="float" office:value="0.0006940272" calcext:value-type="float">
            <text:p>0.0006940272</text:p>
          </table:table-cell>
          <table:table-cell office:value-type="float" office:value="871" calcext:value-type="float">
            <text:p>871</text:p>
          </table:table-cell>
          <table:table-cell table:formula="of:=[.D598]*100" office:value-type="float" office:value="0.12429857" calcext:value-type="float">
            <text:p>0.12429857</text:p>
          </table:table-cell>
          <table:table-cell table:formula="of:=[.E598]*100" office:value-type="float" office:value="2.636045" calcext:value-type="float">
            <text:p>2.636045</text:p>
          </table:table-cell>
        </table:table-row>
        <table:table-row table:style-name="ro1">
          <table:table-cell office:value-type="float" office:value="43.63" calcext:value-type="float">
            <text:p>43.63</text:p>
          </table:table-cell>
          <table:table-cell office:value-type="float" office:value="179.2439575195" calcext:value-type="float">
            <text:p>179.2439575195</text:p>
          </table:table-cell>
          <table:table-cell office:value-type="float" office:value="-1.2979450767" calcext:value-type="float">
            <text:p>-1.29794507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62409" calcext:value-type="float">
            <text:p>0.02662409</text:p>
          </table:table-cell>
          <table:table-cell office:value-type="float" office:value="0.02328485" calcext:value-type="float">
            <text:p>0.02328485</text:p>
          </table:table-cell>
          <table:table-cell office:value-type="float" office:value="0.0005593616" calcext:value-type="float">
            <text:p>0.0005593616</text:p>
          </table:table-cell>
          <table:table-cell office:value-type="float" office:value="872" calcext:value-type="float">
            <text:p>872</text:p>
          </table:table-cell>
          <table:table-cell table:formula="of:=[.D599]*100" office:value-type="float" office:value="0.12429857" calcext:value-type="float">
            <text:p>0.12429857</text:p>
          </table:table-cell>
          <table:table-cell table:formula="of:=[.E599]*100" office:value-type="float" office:value="2.662409" calcext:value-type="float">
            <text:p>2.662409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179.2510375977" calcext:value-type="float">
            <text:p>179.2510375977</text:p>
          </table:table-cell>
          <table:table-cell office:value-type="float" office:value="-1.3333120207" calcext:value-type="float">
            <text:p>-1.33331202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03541" calcext:value-type="float">
            <text:p>0.02703541</text:p>
          </table:table-cell>
          <table:table-cell office:value-type="float" office:value="0.02328485" calcext:value-type="float">
            <text:p>0.02328485</text:p>
          </table:table-cell>
          <table:table-cell office:value-type="float" office:value="0.0007533181" calcext:value-type="float">
            <text:p>0.0007533181</text:p>
          </table:table-cell>
          <table:table-cell office:value-type="float" office:value="873" calcext:value-type="float">
            <text:p>873</text:p>
          </table:table-cell>
          <table:table-cell table:formula="of:=[.D600]*100" office:value-type="float" office:value="0.12429857" calcext:value-type="float">
            <text:p>0.12429857</text:p>
          </table:table-cell>
          <table:table-cell table:formula="of:=[.E600]*100" office:value-type="float" office:value="2.703541" calcext:value-type="float">
            <text:p>2.703541</text:p>
          </table:table-cell>
        </table:table-row>
        <table:table-row table:style-name="ro1">
          <table:table-cell office:value-type="float" office:value="43.73" calcext:value-type="float">
            <text:p>43.73</text:p>
          </table:table-cell>
          <table:table-cell office:value-type="float" office:value="179.2453460693" calcext:value-type="float">
            <text:p>179.2453460693</text:p>
          </table:table-cell>
          <table:table-cell office:value-type="float" office:value="-1.2639763968" calcext:value-type="float">
            <text:p>-1.26397639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84731" calcext:value-type="float">
            <text:p>0.02684731</text:p>
          </table:table-cell>
          <table:table-cell office:value-type="float" office:value="0.02328485" calcext:value-type="float">
            <text:p>0.02328485</text:p>
          </table:table-cell>
          <table:table-cell office:value-type="float" office:value="0.0006696" calcext:value-type="float">
            <text:p>0.0006696</text:p>
          </table:table-cell>
          <table:table-cell office:value-type="float" office:value="874" calcext:value-type="float">
            <text:p>874</text:p>
          </table:table-cell>
          <table:table-cell table:formula="of:=[.D601]*100" office:value-type="float" office:value="0.12429857" calcext:value-type="float">
            <text:p>0.12429857</text:p>
          </table:table-cell>
          <table:table-cell table:formula="of:=[.E601]*100" office:value-type="float" office:value="2.684731" calcext:value-type="float">
            <text:p>2.684731</text:p>
          </table:table-cell>
        </table:table-row>
        <table:table-row table:style-name="ro1">
          <table:table-cell office:value-type="float" office:value="43.78" calcext:value-type="float">
            <text:p>43.78</text:p>
          </table:table-cell>
          <table:table-cell office:value-type="float" office:value="179.2361755371" calcext:value-type="float">
            <text:p>179.2361755371</text:p>
          </table:table-cell>
          <table:table-cell office:value-type="float" office:value="-1.262432765" calcext:value-type="float">
            <text:p>-1.2624327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71173" calcext:value-type="float">
            <text:p>0.02671173</text:p>
          </table:table-cell>
          <table:table-cell office:value-type="float" office:value="0.02967824" calcext:value-type="float">
            <text:p>0.02967824</text:p>
          </table:table-cell>
          <table:table-cell office:value-type="float" office:value="0.0005393945" calcext:value-type="float">
            <text:p>0.0005393945</text:p>
          </table:table-cell>
          <table:table-cell office:value-type="float" office:value="875" calcext:value-type="float">
            <text:p>875</text:p>
          </table:table-cell>
          <table:table-cell table:formula="of:=[.D602]*100" office:value-type="float" office:value="0.12429857" calcext:value-type="float">
            <text:p>0.12429857</text:p>
          </table:table-cell>
          <table:table-cell table:formula="of:=[.E602]*100" office:value-type="float" office:value="2.671173" calcext:value-type="float">
            <text:p>2.671173</text:p>
          </table:table-cell>
        </table:table-row>
        <table:table-row table:style-name="ro1">
          <table:table-cell office:value-type="float" office:value="43.83" calcext:value-type="float">
            <text:p>43.83</text:p>
          </table:table-cell>
          <table:table-cell office:value-type="float" office:value="179.2338104248" calcext:value-type="float">
            <text:p>179.2338104248</text:p>
          </table:table-cell>
          <table:table-cell office:value-type="float" office:value="-1.2848214044" calcext:value-type="float">
            <text:p>-1.28482140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77063" calcext:value-type="float">
            <text:p>0.02677063</text:p>
          </table:table-cell>
          <table:table-cell office:value-type="float" office:value="0.02967824" calcext:value-type="float">
            <text:p>0.02967824</text:p>
          </table:table-cell>
          <table:table-cell office:value-type="float" office:value="0.0007514202" calcext:value-type="float">
            <text:p>0.0007514202</text:p>
          </table:table-cell>
          <table:table-cell office:value-type="float" office:value="876" calcext:value-type="float">
            <text:p>876</text:p>
          </table:table-cell>
          <table:table-cell table:formula="of:=[.D603]*100" office:value-type="float" office:value="0.12429857" calcext:value-type="float">
            <text:p>0.12429857</text:p>
          </table:table-cell>
          <table:table-cell table:formula="of:=[.E603]*100" office:value-type="float" office:value="2.677063" calcext:value-type="float">
            <text:p>2.677063</text:p>
          </table:table-cell>
        </table:table-row>
        <table:table-row table:style-name="ro1">
          <table:table-cell office:value-type="float" office:value="43.88" calcext:value-type="float">
            <text:p>43.88</text:p>
          </table:table-cell>
          <table:table-cell office:value-type="float" office:value="179.2340240479" calcext:value-type="float">
            <text:p>179.2340240479</text:p>
          </table:table-cell>
          <table:table-cell office:value-type="float" office:value="-1.3723951886" calcext:value-type="float">
            <text:p>-1.37239518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39349" calcext:value-type="float">
            <text:p>0.02739349</text:p>
          </table:table-cell>
          <table:table-cell office:value-type="float" office:value="0.02967824" calcext:value-type="float">
            <text:p>0.02967824</text:p>
          </table:table-cell>
          <table:table-cell office:value-type="float" office:value="0.0008496951" calcext:value-type="float">
            <text:p>0.0008496951</text:p>
          </table:table-cell>
          <table:table-cell office:value-type="float" office:value="877" calcext:value-type="float">
            <text:p>877</text:p>
          </table:table-cell>
          <table:table-cell table:formula="of:=[.D604]*100" office:value-type="float" office:value="0.12429857" calcext:value-type="float">
            <text:p>0.12429857</text:p>
          </table:table-cell>
          <table:table-cell table:formula="of:=[.E604]*100" office:value-type="float" office:value="2.739349" calcext:value-type="float">
            <text:p>2.739349</text:p>
          </table:table-cell>
        </table:table-row>
        <table:table-row table:style-name="ro1">
          <table:table-cell office:value-type="float" office:value="43.93" calcext:value-type="float">
            <text:p>43.93</text:p>
          </table:table-cell>
          <table:table-cell office:value-type="float" office:value="179.2325897217" calcext:value-type="float">
            <text:p>179.2325897217</text:p>
          </table:table-cell>
          <table:table-cell office:value-type="float" office:value="-1.4014727207" calcext:value-type="float">
            <text:p>-1.40147272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00217" calcext:value-type="float">
            <text:p>0.02800217</text:p>
          </table:table-cell>
          <table:table-cell office:value-type="float" office:value="0.03711067" calcext:value-type="float">
            <text:p>0.03711067</text:p>
          </table:table-cell>
          <table:table-cell office:value-type="float" office:value="0.001004181" calcext:value-type="float">
            <text:p>0.001004181</text:p>
          </table:table-cell>
          <table:table-cell office:value-type="float" office:value="878" calcext:value-type="float">
            <text:p>878</text:p>
          </table:table-cell>
          <table:table-cell table:formula="of:=[.D605]*100" office:value-type="float" office:value="0.12429857" calcext:value-type="float">
            <text:p>0.12429857</text:p>
          </table:table-cell>
          <table:table-cell table:formula="of:=[.E605]*100" office:value-type="float" office:value="2.800217" calcext:value-type="float">
            <text:p>2.800217</text:p>
          </table:table-cell>
        </table:table-row>
        <table:table-row table:style-name="ro1">
          <table:table-cell office:value-type="float" office:value="43.98" calcext:value-type="float">
            <text:p>43.98</text:p>
          </table:table-cell>
          <table:table-cell office:value-type="float" office:value="179.213180542" calcext:value-type="float">
            <text:p>179.213180542</text:p>
          </table:table-cell>
          <table:table-cell office:value-type="float" office:value="-1.4227093335" calcext:value-type="float">
            <text:p>-1.4227093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54915" calcext:value-type="float">
            <text:p>0.02854915</text:p>
          </table:table-cell>
          <table:table-cell office:value-type="float" office:value="0.03711067" calcext:value-type="float">
            <text:p>0.03711067</text:p>
          </table:table-cell>
          <table:table-cell office:value-type="float" office:value="0.0008565131" calcext:value-type="float">
            <text:p>0.0008565131</text:p>
          </table:table-cell>
          <table:table-cell office:value-type="float" office:value="879" calcext:value-type="float">
            <text:p>879</text:p>
          </table:table-cell>
          <table:table-cell table:formula="of:=[.D606]*100" office:value-type="float" office:value="0.12429857" calcext:value-type="float">
            <text:p>0.12429857</text:p>
          </table:table-cell>
          <table:table-cell table:formula="of:=[.E606]*100" office:value-type="float" office:value="2.854915" calcext:value-type="float">
            <text:p>2.854915</text:p>
          </table:table-cell>
        </table:table-row>
        <table:table-row table:style-name="ro1">
          <table:table-cell office:value-type="float" office:value="44.03" calcext:value-type="float">
            <text:p>44.03</text:p>
          </table:table-cell>
          <table:table-cell office:value-type="float" office:value="179.2044067383" calcext:value-type="float">
            <text:p>179.2044067383</text:p>
          </table:table-cell>
          <table:table-cell office:value-type="float" office:value="-1.4720394221" calcext:value-type="float">
            <text:p>-1.47203942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924226" calcext:value-type="float">
            <text:p>0.02924226</text:p>
          </table:table-cell>
          <table:table-cell office:value-type="float" office:value="0.04548644" calcext:value-type="float">
            <text:p>0.04548644</text:p>
          </table:table-cell>
          <table:table-cell office:value-type="float" office:value="0.0008018015" calcext:value-type="float">
            <text:p>0.0008018015</text:p>
          </table:table-cell>
          <table:table-cell office:value-type="float" office:value="880" calcext:value-type="float">
            <text:p>880</text:p>
          </table:table-cell>
          <table:table-cell table:formula="of:=[.D607]*100" office:value-type="float" office:value="0.12429857" calcext:value-type="float">
            <text:p>0.12429857</text:p>
          </table:table-cell>
          <table:table-cell table:formula="of:=[.E607]*100" office:value-type="float" office:value="2.924226" calcext:value-type="float">
            <text:p>2.924226</text:p>
          </table:table-cell>
        </table:table-row>
        <table:table-row table:style-name="ro1">
          <table:table-cell office:value-type="float" office:value="44.08" calcext:value-type="float">
            <text:p>44.08</text:p>
          </table:table-cell>
          <table:table-cell office:value-type="float" office:value="179.1910705566" calcext:value-type="float">
            <text:p>179.1910705566</text:p>
          </table:table-cell>
          <table:table-cell office:value-type="float" office:value="-1.4445335321" calcext:value-type="float">
            <text:p>-1.44453353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952063" calcext:value-type="float">
            <text:p>0.02952063</text:p>
          </table:table-cell>
          <table:table-cell office:value-type="float" office:value="0.04548644" calcext:value-type="float">
            <text:p>0.04548644</text:p>
          </table:table-cell>
          <table:table-cell office:value-type="float" office:value="0.0007663836" calcext:value-type="float">
            <text:p>0.0007663836</text:p>
          </table:table-cell>
          <table:table-cell office:value-type="float" office:value="881" calcext:value-type="float">
            <text:p>881</text:p>
          </table:table-cell>
          <table:table-cell table:formula="of:=[.D608]*100" office:value-type="float" office:value="0.12429857" calcext:value-type="float">
            <text:p>0.12429857</text:p>
          </table:table-cell>
          <table:table-cell table:formula="of:=[.E608]*100" office:value-type="float" office:value="2.952063" calcext:value-type="float">
            <text:p>2.952063</text:p>
          </table:table-cell>
        </table:table-row>
        <table:table-row table:style-name="ro1">
          <table:table-cell office:value-type="float" office:value="44.13" calcext:value-type="float">
            <text:p>44.13</text:p>
          </table:table-cell>
          <table:table-cell office:value-type="float" office:value="179.1790008545" calcext:value-type="float">
            <text:p>179.1790008545</text:p>
          </table:table-cell>
          <table:table-cell office:value-type="float" office:value="-1.3517318008" calcext:value-type="float">
            <text:p>-1.35173180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908759" calcext:value-type="float">
            <text:p>0.02908759</text:p>
          </table:table-cell>
          <table:table-cell office:value-type="float" office:value="0.04920014" calcext:value-type="float">
            <text:p>0.04920014</text:p>
          </table:table-cell>
          <table:table-cell office:value-type="float" office:value="0.0002613986" calcext:value-type="float">
            <text:p>0.0002613986</text:p>
          </table:table-cell>
          <table:table-cell office:value-type="float" office:value="882" calcext:value-type="float">
            <text:p>882</text:p>
          </table:table-cell>
          <table:table-cell table:formula="of:=[.D609]*100" office:value-type="float" office:value="0.12429857" calcext:value-type="float">
            <text:p>0.12429857</text:p>
          </table:table-cell>
          <table:table-cell table:formula="of:=[.E609]*100" office:value-type="float" office:value="2.908759" calcext:value-type="float">
            <text:p>2.908759</text:p>
          </table:table-cell>
        </table:table-row>
        <table:table-row table:style-name="ro1">
          <table:table-cell office:value-type="float" office:value="44.18" calcext:value-type="float">
            <text:p>44.18</text:p>
          </table:table-cell>
          <table:table-cell office:value-type="float" office:value="179.1593780518" calcext:value-type="float">
            <text:p>179.1593780518</text:p>
          </table:table-cell>
          <table:table-cell office:value-type="float" office:value="-1.2020302492" calcext:value-type="float">
            <text:p>-1.20203024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80145" calcext:value-type="float">
            <text:p>0.02780145</text:p>
          </table:table-cell>
          <table:table-cell office:value-type="float" office:value="0.05458898" calcext:value-type="float">
            <text:p>0.05458898</text:p>
          </table:table-cell>
          <table:table-cell office:value-type="float" office:value="-0.0000687675" calcext:value-type="float">
            <text:p>-6.87675E-05</text:p>
          </table:table-cell>
          <table:table-cell office:value-type="float" office:value="883" calcext:value-type="float">
            <text:p>883</text:p>
          </table:table-cell>
          <table:table-cell table:formula="of:=[.D610]*100" office:value-type="float" office:value="0.12429857" calcext:value-type="float">
            <text:p>0.12429857</text:p>
          </table:table-cell>
          <table:table-cell table:formula="of:=[.E610]*100" office:value-type="float" office:value="2.780145" calcext:value-type="float">
            <text:p>2.780145</text:p>
          </table:table-cell>
        </table:table-row>
        <table:table-row table:style-name="ro1">
          <table:table-cell office:value-type="float" office:value="44.23" calcext:value-type="float">
            <text:p>44.23</text:p>
          </table:table-cell>
          <table:table-cell office:value-type="float" office:value="179.150680542" calcext:value-type="float">
            <text:p>179.150680542</text:p>
          </table:table-cell>
          <table:table-cell office:value-type="float" office:value="-1.1421210002" calcext:value-type="float">
            <text:p>-1.14212100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54548" calcext:value-type="float">
            <text:p>0.02654548</text:p>
          </table:table-cell>
          <table:table-cell office:value-type="float" office:value="0.05458898" calcext:value-type="float">
            <text:p>0.05458898</text:p>
          </table:table-cell>
          <table:table-cell office:value-type="float" office:value="0.0000785073" calcext:value-type="float">
            <text:p>7.85073E-05</text:p>
          </table:table-cell>
          <table:table-cell office:value-type="float" office:value="884" calcext:value-type="float">
            <text:p>884</text:p>
          </table:table-cell>
          <table:table-cell table:formula="of:=[.D611]*100" office:value-type="float" office:value="0.12429857" calcext:value-type="float">
            <text:p>0.12429857</text:p>
          </table:table-cell>
          <table:table-cell table:formula="of:=[.E611]*100" office:value-type="float" office:value="2.654548" calcext:value-type="float">
            <text:p>2.654548</text:p>
          </table:table-cell>
        </table:table-row>
        <table:table-row table:style-name="ro1">
          <table:table-cell office:value-type="float" office:value="44.28" calcext:value-type="float">
            <text:p>44.28</text:p>
          </table:table-cell>
          <table:table-cell office:value-type="float" office:value="179.1472015381" calcext:value-type="float">
            <text:p>179.1472015381</text:p>
          </table:table-cell>
          <table:table-cell office:value-type="float" office:value="-0.9930096796" calcext:value-type="float">
            <text:p>-0.99300967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471512" calcext:value-type="float">
            <text:p>0.02471512</text:p>
          </table:table-cell>
          <table:table-cell office:value-type="float" office:value="0.05825365" calcext:value-type="float">
            <text:p>0.05825365</text:p>
          </table:table-cell>
          <table:table-cell office:value-type="float" office:value="-0.0005112306" calcext:value-type="float">
            <text:p>-0.0005112306</text:p>
          </table:table-cell>
          <table:table-cell office:value-type="float" office:value="885" calcext:value-type="float">
            <text:p>885</text:p>
          </table:table-cell>
          <table:table-cell table:formula="of:=[.D612]*100" office:value-type="float" office:value="0.12429857" calcext:value-type="float">
            <text:p>0.12429857</text:p>
          </table:table-cell>
          <table:table-cell table:formula="of:=[.E612]*100" office:value-type="float" office:value="2.471512" calcext:value-type="float">
            <text:p>2.471512</text:p>
          </table:table-cell>
        </table:table-row>
        <table:table-row table:style-name="ro1">
          <table:table-cell office:value-type="float" office:value="44.33" calcext:value-type="float">
            <text:p>44.33</text:p>
          </table:table-cell>
          <table:table-cell office:value-type="float" office:value="179.1572875977" calcext:value-type="float">
            <text:p>179.1572875977</text:p>
          </table:table-cell>
          <table:table-cell office:value-type="float" office:value="-0.903769386" calcext:value-type="float">
            <text:p>-0.9037693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90116" calcext:value-type="float">
            <text:p>0.02290116</text:p>
          </table:table-cell>
          <table:table-cell office:value-type="float" office:value="0.06414451" calcext:value-type="float">
            <text:p>0.06414451</text:p>
          </table:table-cell>
          <table:table-cell office:value-type="float" office:value="-0.0004983717" calcext:value-type="float">
            <text:p>-0.0004983717</text:p>
          </table:table-cell>
          <table:table-cell office:value-type="float" office:value="886" calcext:value-type="float">
            <text:p>886</text:p>
          </table:table-cell>
          <table:table-cell table:formula="of:=[.D613]*100" office:value-type="float" office:value="0.12429857" calcext:value-type="float">
            <text:p>0.12429857</text:p>
          </table:table-cell>
          <table:table-cell table:formula="of:=[.E613]*100" office:value-type="float" office:value="2.290116" calcext:value-type="float">
            <text:p>2.290116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179.1419525146" calcext:value-type="float">
            <text:p>179.1419525146</text:p>
          </table:table-cell>
          <table:table-cell office:value-type="float" office:value="-0.7337386973" calcext:value-type="float">
            <text:p>-0.73373869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5597" calcext:value-type="float">
            <text:p>0.0205597</text:p>
          </table:table-cell>
          <table:table-cell office:value-type="float" office:value="0.06414451" calcext:value-type="float">
            <text:p>0.06414451</text:p>
          </table:table-cell>
          <table:table-cell office:value-type="float" office:value="-0.0007996755" calcext:value-type="float">
            <text:p>-0.0007996755</text:p>
          </table:table-cell>
          <table:table-cell office:value-type="float" office:value="887" calcext:value-type="float">
            <text:p>887</text:p>
          </table:table-cell>
          <table:table-cell table:formula="of:=[.D614]*100" office:value-type="float" office:value="0.12429857" calcext:value-type="float">
            <text:p>0.12429857</text:p>
          </table:table-cell>
          <table:table-cell table:formula="of:=[.E614]*100" office:value-type="float" office:value="2.05597" calcext:value-type="float">
            <text:p>2.05597</text:p>
          </table:table-cell>
        </table:table-row>
        <table:table-row table:style-name="ro1">
          <table:table-cell office:value-type="float" office:value="44.43" calcext:value-type="float">
            <text:p>44.43</text:p>
          </table:table-cell>
          <table:table-cell office:value-type="float" office:value="179.1397857666" calcext:value-type="float">
            <text:p>179.1397857666</text:p>
          </table:table-cell>
          <table:table-cell office:value-type="float" office:value="-0.6856871936" calcext:value-type="float">
            <text:p>-0.68568719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67979" calcext:value-type="float">
            <text:p>0.01867979</text:p>
          </table:table-cell>
          <table:table-cell office:value-type="float" office:value="0.07374372" calcext:value-type="float">
            <text:p>0.07374372</text:p>
          </table:table-cell>
          <table:table-cell office:value-type="float" office:value="-0.0005526625" calcext:value-type="float">
            <text:p>-0.0005526625</text:p>
          </table:table-cell>
          <table:table-cell office:value-type="float" office:value="888" calcext:value-type="float">
            <text:p>888</text:p>
          </table:table-cell>
          <table:table-cell table:formula="of:=[.D615]*100" office:value-type="float" office:value="0.12429857" calcext:value-type="float">
            <text:p>0.12429857</text:p>
          </table:table-cell>
          <table:table-cell table:formula="of:=[.E615]*100" office:value-type="float" office:value="1.867979" calcext:value-type="float">
            <text:p>1.867979</text:p>
          </table:table-cell>
        </table:table-row>
        <table:table-row table:style-name="ro1">
          <table:table-cell office:value-type="float" office:value="44.48" calcext:value-type="float">
            <text:p>44.48</text:p>
          </table:table-cell>
          <table:table-cell office:value-type="float" office:value="179.1452331543" calcext:value-type="float">
            <text:p>179.1452331543</text:p>
          </table:table-cell>
          <table:table-cell office:value-type="float" office:value="-0.4910033291" calcext:value-type="float">
            <text:p>-0.49100332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13011" calcext:value-type="float">
            <text:p>0.01613011</text:p>
          </table:table-cell>
          <table:table-cell office:value-type="float" office:value="0.07374372" calcext:value-type="float">
            <text:p>0.07374372</text:p>
          </table:table-cell>
          <table:table-cell office:value-type="float" office:value="-0.0007628299" calcext:value-type="float">
            <text:p>-0.0007628299</text:p>
          </table:table-cell>
          <table:table-cell office:value-type="float" office:value="889" calcext:value-type="float">
            <text:p>889</text:p>
          </table:table-cell>
          <table:table-cell table:formula="of:=[.D616]*100" office:value-type="float" office:value="0.12429857" calcext:value-type="float">
            <text:p>0.12429857</text:p>
          </table:table-cell>
          <table:table-cell table:formula="of:=[.E616]*100" office:value-type="float" office:value="1.613011" calcext:value-type="float">
            <text:p>1.613011</text:p>
          </table:table-cell>
        </table:table-row>
        <table:table-row table:style-name="ro1">
          <table:table-cell office:value-type="float" office:value="44.53" calcext:value-type="float">
            <text:p>44.53</text:p>
          </table:table-cell>
          <table:table-cell office:value-type="float" office:value="179.1387176514" calcext:value-type="float">
            <text:p>179.1387176514</text:p>
          </table:table-cell>
          <table:table-cell office:value-type="float" office:value="-0.4534130351" calcext:value-type="float">
            <text:p>-0.45341303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18121" calcext:value-type="float">
            <text:p>0.01418121</text:p>
          </table:table-cell>
          <table:table-cell office:value-type="float" office:value="0.07667886" calcext:value-type="float">
            <text:p>0.07667886</text:p>
          </table:table-cell>
          <table:table-cell office:value-type="float" office:value="-0.0006912576" calcext:value-type="float">
            <text:p>-0.0006912576</text:p>
          </table:table-cell>
          <table:table-cell office:value-type="float" office:value="890" calcext:value-type="float">
            <text:p>890</text:p>
          </table:table-cell>
          <table:table-cell table:formula="of:=[.D617]*100" office:value-type="float" office:value="0.12429857" calcext:value-type="float">
            <text:p>0.12429857</text:p>
          </table:table-cell>
          <table:table-cell table:formula="of:=[.E617]*100" office:value-type="float" office:value="1.418121" calcext:value-type="float">
            <text:p>1.418121</text:p>
          </table:table-cell>
        </table:table-row>
        <table:table-row table:style-name="ro1">
          <table:table-cell office:value-type="float" office:value="44.58" calcext:value-type="float">
            <text:p>44.58</text:p>
          </table:table-cell>
          <table:table-cell office:value-type="float" office:value="179.1427307129" calcext:value-type="float">
            <text:p>179.1427307129</text:p>
          </table:table-cell>
          <table:table-cell office:value-type="float" office:value="-0.404853414" calcext:value-type="float">
            <text:p>-0.404853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55941" calcext:value-type="float">
            <text:p>0.01255941</text:p>
          </table:table-cell>
          <table:table-cell office:value-type="float" office:value="0.08296275" calcext:value-type="float">
            <text:p>0.08296275</text:p>
          </table:table-cell>
          <table:table-cell office:value-type="float" office:value="-0.0005576341" calcext:value-type="float">
            <text:p>-0.0005576341</text:p>
          </table:table-cell>
          <table:table-cell office:value-type="float" office:value="891" calcext:value-type="float">
            <text:p>891</text:p>
          </table:table-cell>
          <table:table-cell table:formula="of:=[.D618]*100" office:value-type="float" office:value="0.12429857" calcext:value-type="float">
            <text:p>0.12429857</text:p>
          </table:table-cell>
          <table:table-cell table:formula="of:=[.E618]*100" office:value-type="float" office:value="1.255941" calcext:value-type="float">
            <text:p>1.255941</text:p>
          </table:table-cell>
        </table:table-row>
        <table:table-row table:style-name="ro1">
          <table:table-cell office:value-type="float" office:value="44.63" calcext:value-type="float">
            <text:p>44.63</text:p>
          </table:table-cell>
          <table:table-cell office:value-type="float" office:value="179.1533660889" calcext:value-type="float">
            <text:p>179.1533660889</text:p>
          </table:table-cell>
          <table:table-cell office:value-type="float" office:value="-0.3107563933" calcext:value-type="float">
            <text:p>-0.31075639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852" calcext:value-type="float">
            <text:p>0.010852</text:p>
          </table:table-cell>
          <table:table-cell office:value-type="float" office:value="0.08296275" calcext:value-type="float">
            <text:p>0.08296275</text:p>
          </table:table-cell>
          <table:table-cell office:value-type="float" office:value="-0.0004270406" calcext:value-type="float">
            <text:p>-0.0004270406</text:p>
          </table:table-cell>
          <table:table-cell office:value-type="float" office:value="892" calcext:value-type="float">
            <text:p>892</text:p>
          </table:table-cell>
          <table:table-cell table:formula="of:=[.D619]*100" office:value-type="float" office:value="0.12429857" calcext:value-type="float">
            <text:p>0.12429857</text:p>
          </table:table-cell>
          <table:table-cell table:formula="of:=[.E619]*100" office:value-type="float" office:value="1.0852" calcext:value-type="float">
            <text:p>1.0852</text:p>
          </table:table-cell>
        </table:table-row>
        <table:table-row table:style-name="ro1">
          <table:table-cell office:value-type="float" office:value="44.68" calcext:value-type="float">
            <text:p>44.68</text:p>
          </table:table-cell>
          <table:table-cell office:value-type="float" office:value="179.1557617188" calcext:value-type="float">
            <text:p>179.1557617188</text:p>
          </table:table-cell>
          <table:table-cell office:value-type="float" office:value="-0.1986081135" calcext:value-type="float">
            <text:p>-0.19860811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96727" calcext:value-type="float">
            <text:p>0.00896727</text:p>
          </table:table-cell>
          <table:table-cell office:value-type="float" office:value="0.09128009" calcext:value-type="float">
            <text:p>0.09128009</text:p>
          </table:table-cell>
          <table:table-cell office:value-type="float" office:value="-0.0006573634" calcext:value-type="float">
            <text:p>-0.0006573634</text:p>
          </table:table-cell>
          <table:table-cell office:value-type="float" office:value="893" calcext:value-type="float">
            <text:p>893</text:p>
          </table:table-cell>
          <table:table-cell table:formula="of:=[.D620]*100" office:value-type="float" office:value="0.12429857" calcext:value-type="float">
            <text:p>0.12429857</text:p>
          </table:table-cell>
          <table:table-cell table:formula="of:=[.E620]*100" office:value-type="float" office:value="0.896727" calcext:value-type="float">
            <text:p>0.896727</text:p>
          </table:table-cell>
        </table:table-row>
        <table:table-row table:style-name="ro1">
          <table:table-cell office:value-type="float" office:value="44.73" calcext:value-type="float">
            <text:p>44.73</text:p>
          </table:table-cell>
          <table:table-cell office:value-type="float" office:value="179.1631622314" calcext:value-type="float">
            <text:p>179.1631622314</text:p>
          </table:table-cell>
          <table:table-cell office:value-type="float" office:value="-0.1589556358" calcext:value-type="float">
            <text:p>-0.15895563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4757" calcext:value-type="float">
            <text:p>0.00744757</text:p>
          </table:table-cell>
          <table:table-cell office:value-type="float" office:value="0.09128009" calcext:value-type="float">
            <text:p>0.09128009</text:p>
          </table:table-cell>
          <table:table-cell office:value-type="float" office:value="-0.0005265345" calcext:value-type="float">
            <text:p>-0.0005265345</text:p>
          </table:table-cell>
          <table:table-cell office:value-type="float" office:value="894" calcext:value-type="float">
            <text:p>894</text:p>
          </table:table-cell>
          <table:table-cell table:formula="of:=[.D621]*100" office:value-type="float" office:value="0.12429857" calcext:value-type="float">
            <text:p>0.12429857</text:p>
          </table:table-cell>
          <table:table-cell table:formula="of:=[.E621]*100" office:value-type="float" office:value="0.744757" calcext:value-type="float">
            <text:p>0.744757</text:p>
          </table:table-cell>
        </table:table-row>
        <table:table-row table:style-name="ro1">
          <table:table-cell office:value-type="float" office:value="44.78" calcext:value-type="float">
            <text:p>44.78</text:p>
          </table:table-cell>
          <table:table-cell office:value-type="float" office:value="179.1773071289" calcext:value-type="float">
            <text:p>179.1773071289</text:p>
          </table:table-cell>
          <table:table-cell office:value-type="float" office:value="-0.1239111348" calcext:value-type="float">
            <text:p>-0.12391113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0173" calcext:value-type="float">
            <text:p>0.00620173</text:p>
          </table:table-cell>
          <table:table-cell office:value-type="float" office:value="0.0926926" calcext:value-type="float">
            <text:p>0.0926926</text:p>
          </table:table-cell>
          <table:table-cell office:value-type="float" office:value="-0.000288388" calcext:value-type="float">
            <text:p>-0.000288388</text:p>
          </table:table-cell>
          <table:table-cell office:value-type="float" office:value="895" calcext:value-type="float">
            <text:p>895</text:p>
          </table:table-cell>
          <table:table-cell table:formula="of:=[.D622]*100" office:value-type="float" office:value="0.12429857" calcext:value-type="float">
            <text:p>0.12429857</text:p>
          </table:table-cell>
          <table:table-cell table:formula="of:=[.E622]*100" office:value-type="float" office:value="0.620173" calcext:value-type="float">
            <text:p>0.620173</text:p>
          </table:table-cell>
        </table:table-row>
        <table:table-row table:style-name="ro1">
          <table:table-cell office:value-type="float" office:value="44.83" calcext:value-type="float">
            <text:p>44.83</text:p>
          </table:table-cell>
          <table:table-cell office:value-type="float" office:value="179.1735992432" calcext:value-type="float">
            <text:p>179.1735992432</text:p>
          </table:table-cell>
          <table:table-cell office:value-type="float" office:value="-0.0778866663" calcext:value-type="float">
            <text:p>-0.07788666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6513" calcext:value-type="float">
            <text:p>0.00506513</text:p>
          </table:table-cell>
          <table:table-cell office:value-type="float" office:value="0.09818611" calcext:value-type="float">
            <text:p>0.09818611</text:p>
          </table:table-cell>
          <table:table-cell office:value-type="float" office:value="-0.0002068233" calcext:value-type="float">
            <text:p>-0.0002068233</text:p>
          </table:table-cell>
          <table:table-cell office:value-type="float" office:value="896" calcext:value-type="float">
            <text:p>896</text:p>
          </table:table-cell>
          <table:table-cell table:formula="of:=[.D623]*100" office:value-type="float" office:value="0.12429857" calcext:value-type="float">
            <text:p>0.12429857</text:p>
          </table:table-cell>
          <table:table-cell table:formula="of:=[.E623]*100" office:value-type="float" office:value="0.506513" calcext:value-type="float">
            <text:p>0.506513</text:p>
          </table:table-cell>
        </table:table-row>
        <table:table-row table:style-name="ro1">
          <table:table-cell office:value-type="float" office:value="44.88" calcext:value-type="float">
            <text:p>44.88</text:p>
          </table:table-cell>
          <table:table-cell office:value-type="float" office:value="179.1982421875" calcext:value-type="float">
            <text:p>179.1982421875</text:p>
          </table:table-cell>
          <table:table-cell office:value-type="float" office:value="-0.0200547416" calcext:value-type="float">
            <text:p>-0.02005474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2261" calcext:value-type="float">
            <text:p>0.00392261</text:p>
          </table:table-cell>
          <table:table-cell office:value-type="float" office:value="0.09818611" calcext:value-type="float">
            <text:p>0.09818611</text:p>
          </table:table-cell>
          <table:table-cell office:value-type="float" office:value="-0.0002475435" calcext:value-type="float">
            <text:p>-0.0002475435</text:p>
          </table:table-cell>
          <table:table-cell office:value-type="float" office:value="897" calcext:value-type="float">
            <text:p>897</text:p>
          </table:table-cell>
          <table:table-cell table:formula="of:=[.D624]*100" office:value-type="float" office:value="0.12429857" calcext:value-type="float">
            <text:p>0.12429857</text:p>
          </table:table-cell>
          <table:table-cell table:formula="of:=[.E624]*100" office:value-type="float" office:value="0.392261" calcext:value-type="float">
            <text:p>0.392261</text:p>
          </table:table-cell>
        </table:table-row>
        <table:table-row table:style-name="ro1">
          <table:table-cell office:value-type="float" office:value="44.93" calcext:value-type="float">
            <text:p>44.93</text:p>
          </table:table-cell>
          <table:table-cell office:value-type="float" office:value="179.203704834" calcext:value-type="float">
            <text:p>179.203704834</text:p>
          </table:table-cell>
          <table:table-cell office:value-type="float" office:value="0.0349220211" calcext:value-type="float">
            <text:p>0.03492202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79518" calcext:value-type="float">
            <text:p>0.00279518</text:p>
          </table:table-cell>
          <table:table-cell office:value-type="float" office:value="0.10314663" calcext:value-type="float">
            <text:p>0.10314663</text:p>
          </table:table-cell>
          <table:table-cell office:value-type="float" office:value="-0.0001347054" calcext:value-type="float">
            <text:p>-0.0001347054</text:p>
          </table:table-cell>
          <table:table-cell office:value-type="float" office:value="898" calcext:value-type="float">
            <text:p>898</text:p>
          </table:table-cell>
          <table:table-cell table:formula="of:=[.D625]*100" office:value-type="float" office:value="0.12429857" calcext:value-type="float">
            <text:p>0.12429857</text:p>
          </table:table-cell>
          <table:table-cell table:formula="of:=[.E625]*100" office:value-type="float" office:value="0.279518" calcext:value-type="float">
            <text:p>0.279518</text:p>
          </table:table-cell>
        </table:table-row>
        <table:table-row table:style-name="ro1">
          <table:table-cell office:value-type="float" office:value="44.98" calcext:value-type="float">
            <text:p>44.98</text:p>
          </table:table-cell>
          <table:table-cell office:value-type="float" office:value="179.2064819336" calcext:value-type="float">
            <text:p>179.2064819336</text:p>
          </table:table-cell>
          <table:table-cell office:value-type="float" office:value="0.0955981597" calcext:value-type="float">
            <text:p>0.09559815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63981" calcext:value-type="float">
            <text:p>0.00163981</text:p>
          </table:table-cell>
          <table:table-cell office:value-type="float" office:value="0.10314663" calcext:value-type="float">
            <text:p>0.10314663</text:p>
          </table:table-cell>
          <table:table-cell office:value-type="float" office:value="-0.0001895581" calcext:value-type="float">
            <text:p>-0.0001895581</text:p>
          </table:table-cell>
          <table:table-cell office:value-type="float" office:value="899" calcext:value-type="float">
            <text:p>899</text:p>
          </table:table-cell>
          <table:table-cell table:formula="of:=[.D626]*100" office:value-type="float" office:value="0.12429857" calcext:value-type="float">
            <text:p>0.12429857</text:p>
          </table:table-cell>
          <table:table-cell table:formula="of:=[.E626]*100" office:value-type="float" office:value="0.163981" calcext:value-type="float">
            <text:p>0.163981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179.2070007324" calcext:value-type="float">
            <text:p>179.2070007324</text:p>
          </table:table-cell>
          <table:table-cell office:value-type="float" office:value="0.1392443165" calcext:value-type="float">
            <text:p>0.13924431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57933" calcext:value-type="float">
            <text:p>0.00057933</text:p>
          </table:table-cell>
          <table:table-cell office:value-type="float" office:value="0.10242903" calcext:value-type="float">
            <text:p>0.10242903</text:p>
          </table:table-cell>
          <table:table-cell office:value-type="float" office:value="-0.0001893763" calcext:value-type="float">
            <text:p>-0.0001893763</text:p>
          </table:table-cell>
          <table:table-cell office:value-type="float" office:value="900" calcext:value-type="float">
            <text:p>900</text:p>
          </table:table-cell>
          <table:table-cell table:formula="of:=[.D627]*100" office:value-type="float" office:value="0.12429857" calcext:value-type="float">
            <text:p>0.12429857</text:p>
          </table:table-cell>
          <table:table-cell table:formula="of:=[.E627]*100" office:value-type="float" office:value="0.057933" calcext:value-type="float">
            <text:p>0.057933</text:p>
          </table:table-cell>
        </table:table-row>
        <table:table-row table:style-name="ro1">
          <table:table-cell office:value-type="float" office:value="45.08" calcext:value-type="float">
            <text:p>45.08</text:p>
          </table:table-cell>
          <table:table-cell office:value-type="float" office:value="179.2049255371" calcext:value-type="float">
            <text:p>179.2049255371</text:p>
          </table:table-cell>
          <table:table-cell office:value-type="float" office:value="0.2303047601" calcext:value-type="float">
            <text:p>0.23030476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73394" calcext:value-type="float">
            <text:p>-0.00073394</text:p>
          </table:table-cell>
          <table:table-cell office:value-type="float" office:value="0.10568848" calcext:value-type="float">
            <text:p>0.10568848</text:p>
          </table:table-cell>
          <table:table-cell office:value-type="float" office:value="-0.0003239095" calcext:value-type="float">
            <text:p>-0.0003239095</text:p>
          </table:table-cell>
          <table:table-cell office:value-type="float" office:value="901" calcext:value-type="float">
            <text:p>901</text:p>
          </table:table-cell>
          <table:table-cell table:formula="of:=[.D628]*100" office:value-type="float" office:value="0.12429857" calcext:value-type="float">
            <text:p>0.12429857</text:p>
          </table:table-cell>
          <table:table-cell table:formula="of:=[.E628]*100" office:value-type="float" office:value="-0.073394" calcext:value-type="float">
            <text:p>-0.073394</text:p>
          </table:table-cell>
        </table:table-row>
        <table:table-row table:style-name="ro1">
          <table:table-cell office:value-type="float" office:value="45.13" calcext:value-type="float">
            <text:p>45.13</text:p>
          </table:table-cell>
          <table:table-cell office:value-type="float" office:value="179.1925354004" calcext:value-type="float">
            <text:p>179.1925354004</text:p>
          </table:table-cell>
          <table:table-cell office:value-type="float" office:value="0.2631632461" calcext:value-type="float">
            <text:p>0.2631632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8277" calcext:value-type="float">
            <text:p>-0.0018277</text:p>
          </table:table-cell>
          <table:table-cell office:value-type="float" office:value="0.10568848" calcext:value-type="float">
            <text:p>0.10568848</text:p>
          </table:table-cell>
          <table:table-cell office:value-type="float" office:value="-0.0003472766" calcext:value-type="float">
            <text:p>-0.0003472766</text:p>
          </table:table-cell>
          <table:table-cell office:value-type="float" office:value="902" calcext:value-type="float">
            <text:p>902</text:p>
          </table:table-cell>
          <table:table-cell table:formula="of:=[.D629]*100" office:value-type="float" office:value="0.12429857" calcext:value-type="float">
            <text:p>0.12429857</text:p>
          </table:table-cell>
          <table:table-cell table:formula="of:=[.E629]*100" office:value-type="float" office:value="-0.18277" calcext:value-type="float">
            <text:p>-0.18277</text:p>
          </table:table-cell>
        </table:table-row>
        <table:table-row table:style-name="ro1">
          <table:table-cell office:value-type="float" office:value="45.18" calcext:value-type="float">
            <text:p>45.18</text:p>
          </table:table-cell>
          <table:table-cell office:value-type="float" office:value="179.1826934814" calcext:value-type="float">
            <text:p>179.1826934814</text:p>
          </table:table-cell>
          <table:table-cell office:value-type="float" office:value="0.3714615515" calcext:value-type="float">
            <text:p>0.37146155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27802" calcext:value-type="float">
            <text:p>-0.00327802</text:p>
          </table:table-cell>
          <table:table-cell office:value-type="float" office:value="0.10378616" calcext:value-type="float">
            <text:p>0.10378616</text:p>
          </table:table-cell>
          <table:table-cell office:value-type="float" office:value="-0.00037402" calcext:value-type="float">
            <text:p>-0.00037402</text:p>
          </table:table-cell>
          <table:table-cell office:value-type="float" office:value="903" calcext:value-type="float">
            <text:p>903</text:p>
          </table:table-cell>
          <table:table-cell table:formula="of:=[.D630]*100" office:value-type="float" office:value="0.12429857" calcext:value-type="float">
            <text:p>0.12429857</text:p>
          </table:table-cell>
          <table:table-cell table:formula="of:=[.E630]*100" office:value-type="float" office:value="-0.327802" calcext:value-type="float">
            <text:p>-0.327802</text:p>
          </table:table-cell>
        </table:table-row>
        <table:table-row table:style-name="ro1">
          <table:table-cell office:value-type="float" office:value="45.23" calcext:value-type="float">
            <text:p>45.23</text:p>
          </table:table-cell>
          <table:table-cell office:value-type="float" office:value="179.1776885986" calcext:value-type="float">
            <text:p>179.1776885986</text:p>
          </table:table-cell>
          <table:table-cell office:value-type="float" office:value="0.4278921221" calcext:value-type="float">
            <text:p>0.42789212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62017" calcext:value-type="float">
            <text:p>-0.00462017</text:p>
          </table:table-cell>
          <table:table-cell office:value-type="float" office:value="0.10543215" calcext:value-type="float">
            <text:p>0.10543215</text:p>
          </table:table-cell>
          <table:table-cell office:value-type="float" office:value="-0.0004074123" calcext:value-type="float">
            <text:p>-0.0004074123</text:p>
          </table:table-cell>
          <table:table-cell office:value-type="float" office:value="904" calcext:value-type="float">
            <text:p>904</text:p>
          </table:table-cell>
          <table:table-cell table:formula="of:=[.D631]*100" office:value-type="float" office:value="0.12429857" calcext:value-type="float">
            <text:p>0.12429857</text:p>
          </table:table-cell>
          <table:table-cell table:formula="of:=[.E631]*100" office:value-type="float" office:value="-0.462017" calcext:value-type="float">
            <text:p>-0.462017</text:p>
          </table:table-cell>
        </table:table-row>
        <table:table-row table:style-name="ro1">
          <table:table-cell office:value-type="float" office:value="45.28" calcext:value-type="float">
            <text:p>45.28</text:p>
          </table:table-cell>
          <table:table-cell office:value-type="float" office:value="179.179107666" calcext:value-type="float">
            <text:p>179.179107666</text:p>
          </table:table-cell>
          <table:table-cell office:value-type="float" office:value="0.4990128627" calcext:value-type="float">
            <text:p>0.49901286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598817" calcext:value-type="float">
            <text:p>-0.00598817</text:p>
          </table:table-cell>
          <table:table-cell office:value-type="float" office:value="0.10543215" calcext:value-type="float">
            <text:p>0.10543215</text:p>
          </table:table-cell>
          <table:table-cell office:value-type="float" office:value="-0.0005647809" calcext:value-type="float">
            <text:p>-0.0005647809</text:p>
          </table:table-cell>
          <table:table-cell office:value-type="float" office:value="905" calcext:value-type="float">
            <text:p>905</text:p>
          </table:table-cell>
          <table:table-cell table:formula="of:=[.D632]*100" office:value-type="float" office:value="0.12429857" calcext:value-type="float">
            <text:p>0.12429857</text:p>
          </table:table-cell>
          <table:table-cell table:formula="of:=[.E632]*100" office:value-type="float" office:value="-0.598817" calcext:value-type="float">
            <text:p>-0.598817</text:p>
          </table:table-cell>
        </table:table-row>
        <table:table-row table:style-name="ro1">
          <table:table-cell office:value-type="float" office:value="45.33" calcext:value-type="float">
            <text:p>45.33</text:p>
          </table:table-cell>
          <table:table-cell office:value-type="float" office:value="179.1842041016" calcext:value-type="float">
            <text:p>179.1842041016</text:p>
          </table:table-cell>
          <table:table-cell office:value-type="float" office:value="0.5971723217" calcext:value-type="float">
            <text:p>0.59717232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755359" calcext:value-type="float">
            <text:p>-0.00755359</text:p>
          </table:table-cell>
          <table:table-cell office:value-type="float" office:value="0.10213372" calcext:value-type="float">
            <text:p>0.10213372</text:p>
          </table:table-cell>
          <table:table-cell office:value-type="float" office:value="-0.0004819059" calcext:value-type="float">
            <text:p>-0.0004819059</text:p>
          </table:table-cell>
          <table:table-cell office:value-type="float" office:value="906" calcext:value-type="float">
            <text:p>906</text:p>
          </table:table-cell>
          <table:table-cell table:formula="of:=[.D633]*100" office:value-type="float" office:value="0.12429857" calcext:value-type="float">
            <text:p>0.12429857</text:p>
          </table:table-cell>
          <table:table-cell table:formula="of:=[.E633]*100" office:value-type="float" office:value="-0.755359" calcext:value-type="float">
            <text:p>-0.755359</text:p>
          </table:table-cell>
        </table:table-row>
        <table:table-row table:style-name="ro1">
          <table:table-cell office:value-type="float" office:value="45.38" calcext:value-type="float">
            <text:p>45.38</text:p>
          </table:table-cell>
          <table:table-cell office:value-type="float" office:value="179.1803131104" calcext:value-type="float">
            <text:p>179.1803131104</text:p>
          </table:table-cell>
          <table:table-cell office:value-type="float" office:value="0.7593310192" calcext:value-type="float">
            <text:p>0.75933101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967703" calcext:value-type="float">
            <text:p>-0.00967703</text:p>
          </table:table-cell>
          <table:table-cell office:value-type="float" office:value="0.10213372" calcext:value-type="float">
            <text:p>0.10213372</text:p>
          </table:table-cell>
          <table:table-cell office:value-type="float" office:value="-0.0007281078" calcext:value-type="float">
            <text:p>-0.0007281078</text:p>
          </table:table-cell>
          <table:table-cell office:value-type="float" office:value="907" calcext:value-type="float">
            <text:p>907</text:p>
          </table:table-cell>
          <table:table-cell table:formula="of:=[.D634]*100" office:value-type="float" office:value="0.12429857" calcext:value-type="float">
            <text:p>0.12429857</text:p>
          </table:table-cell>
          <table:table-cell table:formula="of:=[.E634]*100" office:value-type="float" office:value="-0.967703" calcext:value-type="float">
            <text:p>-0.967703</text:p>
          </table:table-cell>
        </table:table-row>
        <table:table-row table:style-name="ro1">
          <table:table-cell office:value-type="float" office:value="45.43" calcext:value-type="float">
            <text:p>45.43</text:p>
          </table:table-cell>
          <table:table-cell office:value-type="float" office:value="179.1678619385" calcext:value-type="float">
            <text:p>179.1678619385</text:p>
          </table:table-cell>
          <table:table-cell office:value-type="float" office:value="0.869320084" calcext:value-type="float">
            <text:p>0.8693200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8245" calcext:value-type="float">
            <text:p>-0.0118245</text:p>
          </table:table-cell>
          <table:table-cell office:value-type="float" office:value="0.09789132" calcext:value-type="float">
            <text:p>0.09789132</text:p>
          </table:table-cell>
          <table:table-cell office:value-type="float" office:value="-0.0006166807" calcext:value-type="float">
            <text:p>-0.0006166807</text:p>
          </table:table-cell>
          <table:table-cell office:value-type="float" office:value="908" calcext:value-type="float">
            <text:p>908</text:p>
          </table:table-cell>
          <table:table-cell table:formula="of:=[.D635]*100" office:value-type="float" office:value="0.12429857" calcext:value-type="float">
            <text:p>0.12429857</text:p>
          </table:table-cell>
          <table:table-cell table:formula="of:=[.E635]*100" office:value-type="float" office:value="-1.18245" calcext:value-type="float">
            <text:p>-1.18245</text:p>
          </table:table-cell>
        </table:table-row>
        <table:table-row table:style-name="ro1">
          <table:table-cell office:value-type="float" office:value="45.48" calcext:value-type="float">
            <text:p>45.48</text:p>
          </table:table-cell>
          <table:table-cell office:value-type="float" office:value="179.164855957" calcext:value-type="float">
            <text:p>179.164855957</text:p>
          </table:table-cell>
          <table:table-cell office:value-type="float" office:value="0.9929988689" calcext:value-type="float">
            <text:p>0.99299886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40792" calcext:value-type="float">
            <text:p>-0.0140792</text:p>
          </table:table-cell>
          <table:table-cell office:value-type="float" office:value="0.09578224" calcext:value-type="float">
            <text:p>0.09578224</text:p>
          </table:table-cell>
          <table:table-cell office:value-type="float" office:value="-0.0008551427" calcext:value-type="float">
            <text:p>-0.0008551427</text:p>
          </table:table-cell>
          <table:table-cell office:value-type="float" office:value="909" calcext:value-type="float">
            <text:p>909</text:p>
          </table:table-cell>
          <table:table-cell table:formula="of:=[.D636]*100" office:value-type="float" office:value="0.12429857" calcext:value-type="float">
            <text:p>0.12429857</text:p>
          </table:table-cell>
          <table:table-cell table:formula="of:=[.E636]*100" office:value-type="float" office:value="-1.40792" calcext:value-type="float">
            <text:p>-1.40792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179.1777191162" calcext:value-type="float">
            <text:p>179.1777191162</text:p>
          </table:table-cell>
          <table:table-cell office:value-type="float" office:value="1.0539482814" calcext:value-type="float">
            <text:p>1.05394828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598728" calcext:value-type="float">
            <text:p>-0.01598728</text:p>
          </table:table-cell>
          <table:table-cell office:value-type="float" office:value="0.0905104" calcext:value-type="float">
            <text:p>0.0905104</text:p>
          </table:table-cell>
          <table:table-cell office:value-type="float" office:value="-0.0007341135" calcext:value-type="float">
            <text:p>-0.0007341135</text:p>
          </table:table-cell>
          <table:table-cell office:value-type="float" office:value="910" calcext:value-type="float">
            <text:p>910</text:p>
          </table:table-cell>
          <table:table-cell table:formula="of:=[.D637]*100" office:value-type="float" office:value="0.12429857" calcext:value-type="float">
            <text:p>0.12429857</text:p>
          </table:table-cell>
          <table:table-cell table:formula="of:=[.E637]*100" office:value-type="float" office:value="-1.598728" calcext:value-type="float">
            <text:p>-1.598728</text:p>
          </table:table-cell>
        </table:table-row>
        <table:table-row table:style-name="ro1">
          <table:table-cell office:value-type="float" office:value="45.58" calcext:value-type="float">
            <text:p>45.58</text:p>
          </table:table-cell>
          <table:table-cell office:value-type="float" office:value="179.1647644043" calcext:value-type="float">
            <text:p>179.1647644043</text:p>
          </table:table-cell>
          <table:table-cell office:value-type="float" office:value="1.1429351035" calcext:value-type="float">
            <text:p>1.14293510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85131" calcext:value-type="float">
            <text:p>-0.01785131</text:p>
          </table:table-cell>
          <table:table-cell office:value-type="float" office:value="0.0905104" calcext:value-type="float">
            <text:p>0.0905104</text:p>
          </table:table-cell>
          <table:table-cell office:value-type="float" office:value="-0.0007659994" calcext:value-type="float">
            <text:p>-0.0007659994</text:p>
          </table:table-cell>
          <table:table-cell office:value-type="float" office:value="911" calcext:value-type="float">
            <text:p>911</text:p>
          </table:table-cell>
          <table:table-cell table:formula="of:=[.D638]*100" office:value-type="float" office:value="0.12429857" calcext:value-type="float">
            <text:p>0.12429857</text:p>
          </table:table-cell>
          <table:table-cell table:formula="of:=[.E638]*100" office:value-type="float" office:value="-1.785131" calcext:value-type="float">
            <text:p>-1.785131</text:p>
          </table:table-cell>
        </table:table-row>
        <table:table-row table:style-name="ro1">
          <table:table-cell office:value-type="float" office:value="45.63" calcext:value-type="float">
            <text:p>45.63</text:p>
          </table:table-cell>
          <table:table-cell office:value-type="float" office:value="179.1638946533" calcext:value-type="float">
            <text:p>179.1638946533</text:p>
          </table:table-cell>
          <table:table-cell office:value-type="float" office:value="1.136043553" calcext:value-type="float">
            <text:p>1.1360435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904704" calcext:value-type="float">
            <text:p>-0.01904704</text:p>
          </table:table-cell>
          <table:table-cell office:value-type="float" office:value="0.08654271" calcext:value-type="float">
            <text:p>0.08654271</text:p>
          </table:table-cell>
          <table:table-cell office:value-type="float" office:value="-0.0008963721" calcext:value-type="float">
            <text:p>-0.0008963721</text:p>
          </table:table-cell>
          <table:table-cell office:value-type="float" office:value="912" calcext:value-type="float">
            <text:p>912</text:p>
          </table:table-cell>
          <table:table-cell table:formula="of:=[.D639]*100" office:value-type="float" office:value="0.12429857" calcext:value-type="float">
            <text:p>0.12429857</text:p>
          </table:table-cell>
          <table:table-cell table:formula="of:=[.E639]*100" office:value-type="float" office:value="-1.904704" calcext:value-type="float">
            <text:p>-1.904704</text:p>
          </table:table-cell>
        </table:table-row>
        <table:table-row table:style-name="ro1">
          <table:table-cell office:value-type="float" office:value="45.68" calcext:value-type="float">
            <text:p>45.68</text:p>
          </table:table-cell>
          <table:table-cell office:value-type="float" office:value="179.1507873535" calcext:value-type="float">
            <text:p>179.1507873535</text:p>
          </table:table-cell>
          <table:table-cell office:value-type="float" office:value="1.1082009211" calcext:value-type="float">
            <text:p>1.10820092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965798" calcext:value-type="float">
            <text:p>-0.01965798</text:p>
          </table:table-cell>
          <table:table-cell office:value-type="float" office:value="0.08046363" calcext:value-type="float">
            <text:p>0.08046363</text:p>
          </table:table-cell>
          <table:table-cell office:value-type="float" office:value="-0.000886364" calcext:value-type="float">
            <text:p>-0.000886364</text:p>
          </table:table-cell>
          <table:table-cell office:value-type="float" office:value="913" calcext:value-type="float">
            <text:p>913</text:p>
          </table:table-cell>
          <table:table-cell table:formula="of:=[.D640]*100" office:value-type="float" office:value="0.12429857" calcext:value-type="float">
            <text:p>0.12429857</text:p>
          </table:table-cell>
          <table:table-cell table:formula="of:=[.E640]*100" office:value-type="float" office:value="-1.965798" calcext:value-type="float">
            <text:p>-1.965798</text:p>
          </table:table-cell>
        </table:table-row>
        <table:table-row table:style-name="ro1">
          <table:table-cell office:value-type="float" office:value="45.73" calcext:value-type="float">
            <text:p>45.73</text:p>
          </table:table-cell>
          <table:table-cell office:value-type="float" office:value="179.1587982178" calcext:value-type="float">
            <text:p>179.1587982178</text:p>
          </table:table-cell>
          <table:table-cell office:value-type="float" office:value="1.0865078176" calcext:value-type="float">
            <text:p>1.08650781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992035" calcext:value-type="float">
            <text:p>-0.01992035</text:p>
          </table:table-cell>
          <table:table-cell office:value-type="float" office:value="0.07484013" calcext:value-type="float">
            <text:p>0.07484013</text:p>
          </table:table-cell>
          <table:table-cell office:value-type="float" office:value="-0.0005334968" calcext:value-type="float">
            <text:p>-0.0005334968</text:p>
          </table:table-cell>
          <table:table-cell office:value-type="float" office:value="914" calcext:value-type="float">
            <text:p>914</text:p>
          </table:table-cell>
          <table:table-cell table:formula="of:=[.D641]*100" office:value-type="float" office:value="0.12429857" calcext:value-type="float">
            <text:p>0.12429857</text:p>
          </table:table-cell>
          <table:table-cell table:formula="of:=[.E641]*100" office:value-type="float" office:value="-1.992035" calcext:value-type="float">
            <text:p>-1.992035</text:p>
          </table:table-cell>
        </table:table-row>
        <table:table-row table:style-name="ro1">
          <table:table-cell office:value-type="float" office:value="45.78" calcext:value-type="float">
            <text:p>45.78</text:p>
          </table:table-cell>
          <table:table-cell office:value-type="float" office:value="179.1678009033" calcext:value-type="float">
            <text:p>179.1678009033</text:p>
          </table:table-cell>
          <table:table-cell office:value-type="float" office:value="0.8993143729" calcext:value-type="float">
            <text:p>0.89931437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884758" calcext:value-type="float">
            <text:p>-0.01884758</text:p>
          </table:table-cell>
          <table:table-cell office:value-type="float" office:value="0.07484013" calcext:value-type="float">
            <text:p>0.07484013</text:p>
          </table:table-cell>
          <table:table-cell office:value-type="float" office:value="-0.0003390653" calcext:value-type="float">
            <text:p>-0.0003390653</text:p>
          </table:table-cell>
          <table:table-cell office:value-type="float" office:value="915" calcext:value-type="float">
            <text:p>915</text:p>
          </table:table-cell>
          <table:table-cell table:formula="of:=[.D642]*100" office:value-type="float" office:value="0.12429857" calcext:value-type="float">
            <text:p>0.12429857</text:p>
          </table:table-cell>
          <table:table-cell table:formula="of:=[.E642]*100" office:value-type="float" office:value="-1.884758" calcext:value-type="float">
            <text:p>-1.884758</text:p>
          </table:table-cell>
        </table:table-row>
        <table:table-row table:style-name="ro1">
          <table:table-cell office:value-type="float" office:value="45.83" calcext:value-type="float">
            <text:p>45.83</text:p>
          </table:table-cell>
          <table:table-cell office:value-type="float" office:value="179.16796875" calcext:value-type="float">
            <text:p>179.16796875</text:p>
          </table:table-cell>
          <table:table-cell office:value-type="float" office:value="0.837236" calcext:value-type="float">
            <text:p>0.8372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71928" calcext:value-type="float">
            <text:p>-0.01771928</text:p>
          </table:table-cell>
          <table:table-cell office:value-type="float" office:value="0.06819734" calcext:value-type="float">
            <text:p>0.06819734</text:p>
          </table:table-cell>
          <table:table-cell office:value-type="float" office:value="-0.0002633338" calcext:value-type="float">
            <text:p>-0.0002633338</text:p>
          </table:table-cell>
          <table:table-cell office:value-type="float" office:value="916" calcext:value-type="float">
            <text:p>916</text:p>
          </table:table-cell>
          <table:table-cell table:formula="of:=[.D643]*100" office:value-type="float" office:value="0.12429857" calcext:value-type="float">
            <text:p>0.12429857</text:p>
          </table:table-cell>
          <table:table-cell table:formula="of:=[.E643]*100" office:value-type="float" office:value="-1.771928" calcext:value-type="float">
            <text:p>-1.771928</text:p>
          </table:table-cell>
        </table:table-row>
        <table:table-row table:style-name="ro1">
          <table:table-cell office:value-type="float" office:value="45.88" calcext:value-type="float">
            <text:p>45.88</text:p>
          </table:table-cell>
          <table:table-cell office:value-type="float" office:value="179.1732940674" calcext:value-type="float">
            <text:p>179.1732940674</text:p>
          </table:table-cell>
          <table:table-cell office:value-type="float" office:value="0.6773910844" calcext:value-type="float">
            <text:p>0.67739108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590243" calcext:value-type="float">
            <text:p>-0.01590243</text:p>
          </table:table-cell>
          <table:table-cell office:value-type="float" office:value="0.06126186" calcext:value-type="float">
            <text:p>0.06126186</text:p>
          </table:table-cell>
          <table:table-cell office:value-type="float" office:value="-0.0001308309" calcext:value-type="float">
            <text:p>-0.0001308309</text:p>
          </table:table-cell>
          <table:table-cell office:value-type="float" office:value="917" calcext:value-type="float">
            <text:p>917</text:p>
          </table:table-cell>
          <table:table-cell table:formula="of:=[.D644]*100" office:value-type="float" office:value="0.12429857" calcext:value-type="float">
            <text:p>0.12429857</text:p>
          </table:table-cell>
          <table:table-cell table:formula="of:=[.E644]*100" office:value-type="float" office:value="-1.590243" calcext:value-type="float">
            <text:p>-1.590243</text:p>
          </table:table-cell>
        </table:table-row>
        <table:table-row table:style-name="ro1">
          <table:table-cell office:value-type="float" office:value="45.93" calcext:value-type="float">
            <text:p>45.93</text:p>
          </table:table-cell>
          <table:table-cell office:value-type="float" office:value="179.1756439209" calcext:value-type="float">
            <text:p>179.1756439209</text:p>
          </table:table-cell>
          <table:table-cell office:value-type="float" office:value="0.5787640919" calcext:value-type="float">
            <text:p>0.57876409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403491" calcext:value-type="float">
            <text:p>-0.01403491</text:p>
          </table:table-cell>
          <table:table-cell office:value-type="float" office:value="0.0543437" calcext:value-type="float">
            <text:p>0.0543437</text:p>
          </table:table-cell>
          <table:table-cell office:value-type="float" office:value="0.0001799856" calcext:value-type="float">
            <text:p>0.0001799856</text:p>
          </table:table-cell>
          <table:table-cell office:value-type="float" office:value="918" calcext:value-type="float">
            <text:p>918</text:p>
          </table:table-cell>
          <table:table-cell table:formula="of:=[.D645]*100" office:value-type="float" office:value="0.12429857" calcext:value-type="float">
            <text:p>0.12429857</text:p>
          </table:table-cell>
          <table:table-cell table:formula="of:=[.E645]*100" office:value-type="float" office:value="-1.403491" calcext:value-type="float">
            <text:p>-1.403491</text:p>
          </table:table-cell>
        </table:table-row>
        <table:table-row table:style-name="ro1">
          <table:table-cell office:value-type="float" office:value="45.98" calcext:value-type="float">
            <text:p>45.98</text:p>
          </table:table-cell>
          <table:table-cell office:value-type="float" office:value="179.1766815186" calcext:value-type="float">
            <text:p>179.1766815186</text:p>
          </table:table-cell>
          <table:table-cell office:value-type="float" office:value="0.3951202592" calcext:value-type="float">
            <text:p>0.39512025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56705" calcext:value-type="float">
            <text:p>-0.01156705</text:p>
          </table:table-cell>
          <table:table-cell office:value-type="float" office:value="0.0543437" calcext:value-type="float">
            <text:p>0.0543437</text:p>
          </table:table-cell>
          <table:table-cell office:value-type="float" office:value="0.0003621697" calcext:value-type="float">
            <text:p>0.0003621697</text:p>
          </table:table-cell>
          <table:table-cell office:value-type="float" office:value="919" calcext:value-type="float">
            <text:p>919</text:p>
          </table:table-cell>
          <table:table-cell table:formula="of:=[.D646]*100" office:value-type="float" office:value="0.12429857" calcext:value-type="float">
            <text:p>0.12429857</text:p>
          </table:table-cell>
          <table:table-cell table:formula="of:=[.E646]*100" office:value-type="float" office:value="-1.156705" calcext:value-type="float">
            <text:p>-1.15670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179.1779022217" calcext:value-type="float">
            <text:p>179.1779022217</text:p>
          </table:table-cell>
          <table:table-cell office:value-type="float" office:value="0.2509613242" calcext:value-type="float">
            <text:p>0.25096132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896244" calcext:value-type="float">
            <text:p>-0.00896244</text:p>
          </table:table-cell>
          <table:table-cell office:value-type="float" office:value="0.04652667" calcext:value-type="float">
            <text:p>0.04652667</text:p>
          </table:table-cell>
          <table:table-cell office:value-type="float" office:value="0.0005582084" calcext:value-type="float">
            <text:p>0.0005582084</text:p>
          </table:table-cell>
          <table:table-cell office:value-type="float" office:value="920" calcext:value-type="float">
            <text:p>920</text:p>
          </table:table-cell>
          <table:table-cell table:formula="of:=[.D647]*100" office:value-type="float" office:value="0.12429857" calcext:value-type="float">
            <text:p>0.12429857</text:p>
          </table:table-cell>
          <table:table-cell table:formula="of:=[.E647]*100" office:value-type="float" office:value="-0.896244" calcext:value-type="float">
            <text:p>-0.89624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179.1613006592" calcext:value-type="float">
            <text:p>179.1613006592</text:p>
          </table:table-cell>
          <table:table-cell office:value-type="float" office:value="0.216425717" calcext:value-type="float">
            <text:p>0.2164257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99732" calcext:value-type="float">
            <text:p>-0.00699732</text:p>
          </table:table-cell>
          <table:table-cell office:value-type="float" office:value="0.03962201" calcext:value-type="float">
            <text:p>0.03962201</text:p>
          </table:table-cell>
          <table:table-cell office:value-type="float" office:value="0.0003630272" calcext:value-type="float">
            <text:p>0.0003630272</text:p>
          </table:table-cell>
          <table:table-cell office:value-type="float" office:value="921" calcext:value-type="float">
            <text:p>921</text:p>
          </table:table-cell>
          <table:table-cell table:formula="of:=[.D648]*100" office:value-type="float" office:value="0.12429857" calcext:value-type="float">
            <text:p>0.12429857</text:p>
          </table:table-cell>
          <table:table-cell table:formula="of:=[.E648]*100" office:value-type="float" office:value="-0.699732" calcext:value-type="float">
            <text:p>-0.699732</text:p>
          </table:table-cell>
        </table:table-row>
        <table:table-row table:style-name="ro1">
          <table:table-cell office:value-type="float" office:value="46.14" calcext:value-type="float">
            <text:p>46.14</text:p>
          </table:table-cell>
          <table:table-cell office:value-type="float" office:value="179.1350250244" calcext:value-type="float">
            <text:p>179.1350250244</text:p>
          </table:table-cell>
          <table:table-cell office:value-type="float" office:value="0.1374605136" calcext:value-type="float">
            <text:p>0.1374605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516208" calcext:value-type="float">
            <text:p>-0.00516208</text:p>
          </table:table-cell>
          <table:table-cell office:value-type="float" office:value="0.03139383" calcext:value-type="float">
            <text:p>0.03139383</text:p>
          </table:table-cell>
          <table:table-cell office:value-type="float" office:value="0.0004560107" calcext:value-type="float">
            <text:p>0.0004560107</text:p>
          </table:table-cell>
          <table:table-cell office:value-type="float" office:value="922" calcext:value-type="float">
            <text:p>922</text:p>
          </table:table-cell>
          <table:table-cell table:formula="of:=[.D649]*100" office:value-type="float" office:value="0.12429857" calcext:value-type="float">
            <text:p>0.12429857</text:p>
          </table:table-cell>
          <table:table-cell table:formula="of:=[.E649]*100" office:value-type="float" office:value="-0.516208" calcext:value-type="float">
            <text:p>-0.516208</text:p>
          </table:table-cell>
        </table:table-row>
        <table:table-row table:style-name="ro1">
          <table:table-cell office:value-type="float" office:value="46.18" calcext:value-type="float">
            <text:p>46.18</text:p>
          </table:table-cell>
          <table:table-cell office:value-type="float" office:value="179.1240386963" calcext:value-type="float">
            <text:p>179.1240386963</text:p>
          </table:table-cell>
          <table:table-cell office:value-type="float" office:value="-0.0295011105" calcext:value-type="float">
            <text:p>-0.02950111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282689" calcext:value-type="float">
            <text:p>-0.00282689</text:p>
          </table:table-cell>
          <table:table-cell office:value-type="float" office:value="0.02478672" calcext:value-type="float">
            <text:p>0.02478672</text:p>
          </table:table-cell>
          <table:table-cell office:value-type="float" office:value="0.0005504647" calcext:value-type="float">
            <text:p>0.0005504647</text:p>
          </table:table-cell>
          <table:table-cell office:value-type="float" office:value="923" calcext:value-type="float">
            <text:p>923</text:p>
          </table:table-cell>
          <table:table-cell table:formula="of:=[.D650]*100" office:value-type="float" office:value="0.12429857" calcext:value-type="float">
            <text:p>0.12429857</text:p>
          </table:table-cell>
          <table:table-cell table:formula="of:=[.E650]*100" office:value-type="float" office:value="-0.282689" calcext:value-type="float">
            <text:p>-0.282689</text:p>
          </table:table-cell>
        </table:table-row>
        <table:table-row table:style-name="ro1">
          <table:table-cell office:value-type="float" office:value="46.23" calcext:value-type="float">
            <text:p>46.23</text:p>
          </table:table-cell>
          <table:table-cell office:value-type="float" office:value="179.1161499023" calcext:value-type="float">
            <text:p>179.1161499023</text:p>
          </table:table-cell>
          <table:table-cell office:value-type="float" office:value="-0.0720460735" calcext:value-type="float">
            <text:p>-0.07204607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98786" calcext:value-type="float">
            <text:p>-0.00098786</text:p>
          </table:table-cell>
          <table:table-cell office:value-type="float" office:value="0.02478672" calcext:value-type="float">
            <text:p>0.02478672</text:p>
          </table:table-cell>
          <table:table-cell office:value-type="float" office:value="0.0004345698" calcext:value-type="float">
            <text:p>0.0004345698</text:p>
          </table:table-cell>
          <table:table-cell office:value-type="float" office:value="924" calcext:value-type="float">
            <text:p>924</text:p>
          </table:table-cell>
          <table:table-cell table:formula="of:=[.D651]*100" office:value-type="float" office:value="0.12429857" calcext:value-type="float">
            <text:p>0.12429857</text:p>
          </table:table-cell>
          <table:table-cell table:formula="of:=[.E651]*100" office:value-type="float" office:value="-0.098786" calcext:value-type="float">
            <text:p>-0.098786</text:p>
          </table:table-cell>
        </table:table-row>
        <table:table-row table:style-name="ro1">
          <table:table-cell office:value-type="float" office:value="46.28" calcext:value-type="float">
            <text:p>46.28</text:p>
          </table:table-cell>
          <table:table-cell office:value-type="float" office:value="179.1246490479" calcext:value-type="float">
            <text:p>179.1246490479</text:p>
          </table:table-cell>
          <table:table-cell office:value-type="float" office:value="-0.0060893715" calcext:value-type="float">
            <text:p>-0.00608937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0242" calcext:value-type="float">
            <text:p>-0.00020242</text:p>
          </table:table-cell>
          <table:table-cell office:value-type="float" office:value="0.01661983" calcext:value-type="float">
            <text:p>0.01661983</text:p>
          </table:table-cell>
          <table:table-cell office:value-type="float" office:value="0.000094113" calcext:value-type="float">
            <text:p>0.000094113</text:p>
          </table:table-cell>
          <table:table-cell office:value-type="float" office:value="925" calcext:value-type="float">
            <text:p>925</text:p>
          </table:table-cell>
          <table:table-cell table:formula="of:=[.D652]*100" office:value-type="float" office:value="0.12429857" calcext:value-type="float">
            <text:p>0.12429857</text:p>
          </table:table-cell>
          <table:table-cell table:formula="of:=[.E652]*100" office:value-type="float" office:value="-0.020242" calcext:value-type="float">
            <text:p>-0.020242</text:p>
          </table:table-cell>
        </table:table-row>
        <table:table-row table:style-name="ro1">
          <table:table-cell office:value-type="float" office:value="46.33" calcext:value-type="float">
            <text:p>46.33</text:p>
          </table:table-cell>
          <table:table-cell office:value-type="float" office:value="179.1269226074" calcext:value-type="float">
            <text:p>179.1269226074</text:p>
          </table:table-cell>
          <table:table-cell office:value-type="float" office:value="-0.0328594831" calcext:value-type="float">
            <text:p>-0.03285948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49917" calcext:value-type="float">
            <text:p>0.00049917</text:p>
          </table:table-cell>
          <table:table-cell office:value-type="float" office:value="0.01056721" calcext:value-type="float">
            <text:p>0.01056721</text:p>
          </table:table-cell>
          <table:table-cell office:value-type="float" office:value="0.0001464208" calcext:value-type="float">
            <text:p>0.0001464208</text:p>
          </table:table-cell>
          <table:table-cell office:value-type="float" office:value="926" calcext:value-type="float">
            <text:p>926</text:p>
          </table:table-cell>
          <table:table-cell table:formula="of:=[.D653]*100" office:value-type="float" office:value="0.12429857" calcext:value-type="float">
            <text:p>0.12429857</text:p>
          </table:table-cell>
          <table:table-cell table:formula="of:=[.E653]*100" office:value-type="float" office:value="0.049917" calcext:value-type="float">
            <text:p>0.049917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179.1307830811" calcext:value-type="float">
            <text:p>179.1307830811</text:p>
          </table:table-cell>
          <table:table-cell office:value-type="float" office:value="0.0396139798" calcext:value-type="float">
            <text:p>0.03961397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48352" calcext:value-type="float">
            <text:p>0.00048352</text:p>
          </table:table-cell>
          <table:table-cell office:value-type="float" office:value="0.00291908" calcext:value-type="float">
            <text:p>0.00291908</text:p>
          </table:table-cell>
          <table:table-cell office:value-type="float" office:value="-0.0002908906" calcext:value-type="float">
            <text:p>-0.0002908906</text:p>
          </table:table-cell>
          <table:table-cell office:value-type="float" office:value="927" calcext:value-type="float">
            <text:p>927</text:p>
          </table:table-cell>
          <table:table-cell table:formula="of:=[.D654]*100" office:value-type="float" office:value="0.12429857" calcext:value-type="float">
            <text:p>0.12429857</text:p>
          </table:table-cell>
          <table:table-cell table:formula="of:=[.E654]*100" office:value-type="float" office:value="0.048352" calcext:value-type="float">
            <text:p>0.048352</text:p>
          </table:table-cell>
        </table:table-row>
        <table:table-row table:style-name="ro1">
          <table:table-cell office:value-type="float" office:value="46.43" calcext:value-type="float">
            <text:p>46.43</text:p>
          </table:table-cell>
          <table:table-cell office:value-type="float" office:value="179.1337738037" calcext:value-type="float">
            <text:p>179.1337738037</text:p>
          </table:table-cell>
          <table:table-cell office:value-type="float" office:value="0.1101146426" calcext:value-type="float">
            <text:p>0.11011464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00324" calcext:value-type="float">
            <text:p>0.00000324</text:p>
          </table:table-cell>
          <table:table-cell office:value-type="float" office:value="-0.00234657" calcext:value-type="float">
            <text:p>-0.00234657</text:p>
          </table:table-cell>
          <table:table-cell office:value-type="float" office:value="-0.0004356405" calcext:value-type="float">
            <text:p>-0.0004356405</text:p>
          </table:table-cell>
          <table:table-cell office:value-type="float" office:value="928" calcext:value-type="float">
            <text:p>928</text:p>
          </table:table-cell>
          <table:table-cell table:formula="of:=[.D655]*100" office:value-type="float" office:value="0.12429857" calcext:value-type="float">
            <text:p>0.12429857</text:p>
          </table:table-cell>
          <table:table-cell table:formula="of:=[.E655]*100" office:value-type="float" office:value="0.000324" calcext:value-type="float">
            <text:p>0.000324</text:p>
          </table:table-cell>
        </table:table-row>
        <table:table-row table:style-name="ro1">
          <table:table-cell office:value-type="float" office:value="46.48" calcext:value-type="float">
            <text:p>46.48</text:p>
          </table:table-cell>
          <table:table-cell office:value-type="float" office:value="179.1426849365" calcext:value-type="float">
            <text:p>179.1426849365</text:p>
          </table:table-cell>
          <table:table-cell office:value-type="float" office:value="0.0824310543" calcext:value-type="float">
            <text:p>0.08243105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3218" calcext:value-type="float">
            <text:p>-0.00013218</text:p>
          </table:table-cell>
          <table:table-cell office:value-type="float" office:value="-0.00234657" calcext:value-type="float">
            <text:p>-0.00234657</text:p>
          </table:table-cell>
          <table:table-cell office:value-type="float" office:value="-0.0002842455" calcext:value-type="float">
            <text:p>-0.0002842455</text:p>
          </table:table-cell>
          <table:table-cell office:value-type="float" office:value="929" calcext:value-type="float">
            <text:p>929</text:p>
          </table:table-cell>
          <table:table-cell table:formula="of:=[.D656]*100" office:value-type="float" office:value="0.12429857" calcext:value-type="float">
            <text:p>0.12429857</text:p>
          </table:table-cell>
          <table:table-cell table:formula="of:=[.E656]*100" office:value-type="float" office:value="-0.013218" calcext:value-type="float">
            <text:p>-0.013218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179.1403045654" calcext:value-type="float">
            <text:p>179.1403045654</text:p>
          </table:table-cell>
          <table:table-cell office:value-type="float" office:value="0.0903639299" calcext:value-type="float">
            <text:p>0.09036392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7525" calcext:value-type="float">
            <text:p>-0.00027525</text:p>
          </table:table-cell>
          <table:table-cell office:value-type="float" office:value="-0.00907359" calcext:value-type="float">
            <text:p>-0.00907359</text:p>
          </table:table-cell>
          <table:table-cell office:value-type="float" office:value="-0.0002792471" calcext:value-type="float">
            <text:p>-0.0002792471</text:p>
          </table:table-cell>
          <table:table-cell office:value-type="float" office:value="930" calcext:value-type="float">
            <text:p>930</text:p>
          </table:table-cell>
          <table:table-cell table:formula="of:=[.D657]*100" office:value-type="float" office:value="0.12429857" calcext:value-type="float">
            <text:p>0.12429857</text:p>
          </table:table-cell>
          <table:table-cell table:formula="of:=[.E657]*100" office:value-type="float" office:value="-0.027525" calcext:value-type="float">
            <text:p>-0.027525</text:p>
          </table:table-cell>
        </table:table-row>
        <table:table-row table:style-name="ro1">
          <table:table-cell office:value-type="float" office:value="46.58" calcext:value-type="float">
            <text:p>46.58</text:p>
          </table:table-cell>
          <table:table-cell office:value-type="float" office:value="179.1315307617" calcext:value-type="float">
            <text:p>179.1315307617</text:p>
          </table:table-cell>
          <table:table-cell office:value-type="float" office:value="0.0519921305" calcext:value-type="float">
            <text:p>0.05199213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1483" calcext:value-type="float">
            <text:p>-0.00011483</text:p>
          </table:table-cell>
          <table:table-cell office:value-type="float" office:value="-0.01336296" calcext:value-type="float">
            <text:p>-0.01336296</text:p>
          </table:table-cell>
          <table:table-cell office:value-type="float" office:value="-0.000226572" calcext:value-type="float">
            <text:p>-0.000226572</text:p>
          </table:table-cell>
          <table:table-cell office:value-type="float" office:value="931" calcext:value-type="float">
            <text:p>931</text:p>
          </table:table-cell>
          <table:table-cell table:formula="of:=[.D658]*100" office:value-type="float" office:value="0.12429857" calcext:value-type="float">
            <text:p>0.12429857</text:p>
          </table:table-cell>
          <table:table-cell table:formula="of:=[.E658]*100" office:value-type="float" office:value="-0.011483" calcext:value-type="float">
            <text:p>-0.011483</text:p>
          </table:table-cell>
        </table:table-row>
        <table:table-row table:style-name="ro1">
          <table:table-cell office:value-type="float" office:value="46.63" calcext:value-type="float">
            <text:p>46.63</text:p>
          </table:table-cell>
          <table:table-cell office:value-type="float" office:value="179.1272888184" calcext:value-type="float">
            <text:p>179.1272888184</text:p>
          </table:table-cell>
          <table:table-cell office:value-type="float" office:value="0.0669929262" calcext:value-type="float">
            <text:p>0.06699292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0794" calcext:value-type="float">
            <text:p>-0.00010794</text:p>
          </table:table-cell>
          <table:table-cell office:value-type="float" office:value="-0.01882979" calcext:value-type="float">
            <text:p>-0.01882979</text:p>
          </table:table-cell>
          <table:table-cell office:value-type="float" office:value="-0.0003261708" calcext:value-type="float">
            <text:p>-0.0003261708</text:p>
          </table:table-cell>
          <table:table-cell office:value-type="float" office:value="932" calcext:value-type="float">
            <text:p>932</text:p>
          </table:table-cell>
          <table:table-cell table:formula="of:=[.D659]*100" office:value-type="float" office:value="0.12429857" calcext:value-type="float">
            <text:p>0.12429857</text:p>
          </table:table-cell>
          <table:table-cell table:formula="of:=[.E659]*100" office:value-type="float" office:value="-0.010794" calcext:value-type="float">
            <text:p>-0.010794</text:p>
          </table:table-cell>
        </table:table-row>
        <table:table-row table:style-name="ro1">
          <table:table-cell office:value-type="float" office:value="46.68" calcext:value-type="float">
            <text:p>46.68</text:p>
          </table:table-cell>
          <table:table-cell office:value-type="float" office:value="179.1171417236" calcext:value-type="float">
            <text:p>179.1171417236</text:p>
          </table:table-cell>
          <table:table-cell office:value-type="float" office:value="-0.0141112715" calcext:value-type="float">
            <text:p>-0.01411127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43716" calcext:value-type="float">
            <text:p>0.00043716</text:p>
          </table:table-cell>
          <table:table-cell office:value-type="float" office:value="-0.02197859" calcext:value-type="float">
            <text:p>-0.02197859</text:p>
          </table:table-cell>
          <table:table-cell office:value-type="float" office:value="-0.000026759" calcext:value-type="float">
            <text:p>-0.000026759</text:p>
          </table:table-cell>
          <table:table-cell office:value-type="float" office:value="933" calcext:value-type="float">
            <text:p>933</text:p>
          </table:table-cell>
          <table:table-cell table:formula="of:=[.D660]*100" office:value-type="float" office:value="0.12429857" calcext:value-type="float">
            <text:p>0.12429857</text:p>
          </table:table-cell>
          <table:table-cell table:formula="of:=[.E660]*100" office:value-type="float" office:value="0.043716" calcext:value-type="float">
            <text:p>0.043716</text:p>
          </table:table-cell>
        </table:table-row>
        <table:table-row table:style-name="ro1">
          <table:table-cell office:value-type="float" office:value="46.73" calcext:value-type="float">
            <text:p>46.73</text:p>
          </table:table-cell>
          <table:table-cell office:value-type="float" office:value="179.1204986572" calcext:value-type="float">
            <text:p>179.1204986572</text:p>
          </table:table-cell>
          <table:table-cell office:value-type="float" office:value="-0.0985719052" calcext:value-type="float">
            <text:p>-0.09857190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36314" calcext:value-type="float">
            <text:p>0.00136314</text:p>
          </table:table-cell>
          <table:table-cell office:value-type="float" office:value="-0.02197859" calcext:value-type="float">
            <text:p>-0.02197859</text:p>
          </table:table-cell>
          <table:table-cell office:value-type="float" office:value="0.0001795349" calcext:value-type="float">
            <text:p>0.0001795349</text:p>
          </table:table-cell>
          <table:table-cell office:value-type="float" office:value="934" calcext:value-type="float">
            <text:p>934</text:p>
          </table:table-cell>
          <table:table-cell table:formula="of:=[.D661]*100" office:value-type="float" office:value="0.12429857" calcext:value-type="float">
            <text:p>0.12429857</text:p>
          </table:table-cell>
          <table:table-cell table:formula="of:=[.E661]*100" office:value-type="float" office:value="0.136314" calcext:value-type="float">
            <text:p>0.136314</text:p>
          </table:table-cell>
        </table:table-row>
        <table:table-row table:style-name="ro1">
          <table:table-cell office:value-type="float" office:value="46.78" calcext:value-type="float">
            <text:p>46.78</text:p>
          </table:table-cell>
          <table:table-cell office:value-type="float" office:value="179.1105651855" calcext:value-type="float">
            <text:p>179.1105651855</text:p>
          </table:table-cell>
          <table:table-cell office:value-type="float" office:value="-0.1370153436" calcext:value-type="float">
            <text:p>-0.13701534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3616" calcext:value-type="float">
            <text:p>0.00223616</text:p>
          </table:table-cell>
          <table:table-cell office:value-type="float" office:value="-0.025913" calcext:value-type="float">
            <text:p>-0.025913</text:p>
          </table:table-cell>
          <table:table-cell office:value-type="float" office:value="0.0000139577" calcext:value-type="float">
            <text:p>1.39577E-05</text:p>
          </table:table-cell>
          <table:table-cell office:value-type="float" office:value="935" calcext:value-type="float">
            <text:p>935</text:p>
          </table:table-cell>
          <table:table-cell table:formula="of:=[.D662]*100" office:value-type="float" office:value="0.12429857" calcext:value-type="float">
            <text:p>0.12429857</text:p>
          </table:table-cell>
          <table:table-cell table:formula="of:=[.E662]*100" office:value-type="float" office:value="0.223616" calcext:value-type="float">
            <text:p>0.223616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179.1125335693" calcext:value-type="float">
            <text:p>179.1125335693</text:p>
          </table:table-cell>
          <table:table-cell office:value-type="float" office:value="-0.2168183865" calcext:value-type="float">
            <text:p>-0.21681838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4952" calcext:value-type="float">
            <text:p>0.00334952</text:p>
          </table:table-cell>
          <table:table-cell office:value-type="float" office:value="-0.02781316" calcext:value-type="float">
            <text:p>-0.02781316</text:p>
          </table:table-cell>
          <table:table-cell office:value-type="float" office:value="0.000260496" calcext:value-type="float">
            <text:p>0.000260496</text:p>
          </table:table-cell>
          <table:table-cell office:value-type="float" office:value="936" calcext:value-type="float">
            <text:p>936</text:p>
          </table:table-cell>
          <table:table-cell table:formula="of:=[.D663]*100" office:value-type="float" office:value="0.12429857" calcext:value-type="float">
            <text:p>0.12429857</text:p>
          </table:table-cell>
          <table:table-cell table:formula="of:=[.E663]*100" office:value-type="float" office:value="0.334952" calcext:value-type="float">
            <text:p>0.334952</text:p>
          </table:table-cell>
        </table:table-row>
        <table:table-row table:style-name="ro1">
          <table:table-cell office:value-type="float" office:value="46.88" calcext:value-type="float">
            <text:p>46.88</text:p>
          </table:table-cell>
          <table:table-cell office:value-type="float" office:value="179.1328125" calcext:value-type="float">
            <text:p>179.1328125</text:p>
          </table:table-cell>
          <table:table-cell office:value-type="float" office:value="-0.3208804006" calcext:value-type="float">
            <text:p>-0.32088040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8466" calcext:value-type="float">
            <text:p>0.00478466</text:p>
          </table:table-cell>
          <table:table-cell office:value-type="float" office:value="-0.02781316" calcext:value-type="float">
            <text:p>-0.02781316</text:p>
          </table:table-cell>
          <table:table-cell office:value-type="float" office:value="0.000232979" calcext:value-type="float">
            <text:p>0.000232979</text:p>
          </table:table-cell>
          <table:table-cell office:value-type="float" office:value="937" calcext:value-type="float">
            <text:p>937</text:p>
          </table:table-cell>
          <table:table-cell table:formula="of:=[.D664]*100" office:value-type="float" office:value="0.12429857" calcext:value-type="float">
            <text:p>0.12429857</text:p>
          </table:table-cell>
          <table:table-cell table:formula="of:=[.E664]*100" office:value-type="float" office:value="0.478466" calcext:value-type="float">
            <text:p>0.478466</text:p>
          </table:table-cell>
        </table:table-row>
        <table:table-row table:style-name="ro1">
          <table:table-cell office:value-type="float" office:value="46.93" calcext:value-type="float">
            <text:p>46.93</text:p>
          </table:table-cell>
          <table:table-cell office:value-type="float" office:value="179.1453552246" calcext:value-type="float">
            <text:p>179.1453552246</text:p>
          </table:table-cell>
          <table:table-cell office:value-type="float" office:value="-0.3697330045" calcext:value-type="float">
            <text:p>-0.36973300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662" calcext:value-type="float">
            <text:p>0.0060662</text:p>
          </table:table-cell>
          <table:table-cell office:value-type="float" office:value="-0.03064042" calcext:value-type="float">
            <text:p>-0.03064042</text:p>
          </table:table-cell>
          <table:table-cell office:value-type="float" office:value="0.0002904726" calcext:value-type="float">
            <text:p>0.0002904726</text:p>
          </table:table-cell>
          <table:table-cell office:value-type="float" office:value="938" calcext:value-type="float">
            <text:p>938</text:p>
          </table:table-cell>
          <table:table-cell table:formula="of:=[.D665]*100" office:value-type="float" office:value="0.12429857" calcext:value-type="float">
            <text:p>0.12429857</text:p>
          </table:table-cell>
          <table:table-cell table:formula="of:=[.E665]*100" office:value-type="float" office:value="0.60662" calcext:value-type="float">
            <text:p>0.60662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179.15675354" calcext:value-type="float">
            <text:p>179.15675354</text:p>
          </table:table-cell>
          <table:table-cell office:value-type="float" office:value="-0.5429486247" calcext:value-type="float">
            <text:p>-0.54294862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07424" calcext:value-type="float">
            <text:p>0.00807424</text:p>
          </table:table-cell>
          <table:table-cell office:value-type="float" office:value="-0.03064042" calcext:value-type="float">
            <text:p>-0.03064042</text:p>
          </table:table-cell>
          <table:table-cell office:value-type="float" office:value="0.0005069873" calcext:value-type="float">
            <text:p>0.0005069873</text:p>
          </table:table-cell>
          <table:table-cell office:value-type="float" office:value="939" calcext:value-type="float">
            <text:p>939</text:p>
          </table:table-cell>
          <table:table-cell table:formula="of:=[.D666]*100" office:value-type="float" office:value="0.12429857" calcext:value-type="float">
            <text:p>0.12429857</text:p>
          </table:table-cell>
          <table:table-cell table:formula="of:=[.E666]*100" office:value-type="float" office:value="0.807424" calcext:value-type="float">
            <text:p>0.807424</text:p>
          </table:table-cell>
        </table:table-row>
        <table:table-row table:style-name="ro1">
          <table:table-cell office:value-type="float" office:value="47.03" calcext:value-type="float">
            <text:p>47.03</text:p>
          </table:table-cell>
          <table:table-cell office:value-type="float" office:value="179.1632232666" calcext:value-type="float">
            <text:p>179.1632232666</text:p>
          </table:table-cell>
          <table:table-cell office:value-type="float" office:value="-0.6468324031" calcext:value-type="float">
            <text:p>-0.64683240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10414" calcext:value-type="float">
            <text:p>0.01010414</text:p>
          </table:table-cell>
          <table:table-cell office:value-type="float" office:value="-0.03106808" calcext:value-type="float">
            <text:p>-0.03106808</text:p>
          </table:table-cell>
          <table:table-cell office:value-type="float" office:value="0.0006804562" calcext:value-type="float">
            <text:p>0.0006804562</text:p>
          </table:table-cell>
          <table:table-cell office:value-type="float" office:value="940" calcext:value-type="float">
            <text:p>940</text:p>
          </table:table-cell>
          <table:table-cell table:formula="of:=[.D667]*100" office:value-type="float" office:value="0.12429857" calcext:value-type="float">
            <text:p>0.12429857</text:p>
          </table:table-cell>
          <table:table-cell table:formula="of:=[.E667]*100" office:value-type="float" office:value="1.010414" calcext:value-type="float">
            <text:p>1.010414</text:p>
          </table:table-cell>
        </table:table-row>
        <table:table-row table:style-name="ro1">
          <table:table-cell office:value-type="float" office:value="47.08" calcext:value-type="float">
            <text:p>47.08</text:p>
          </table:table-cell>
          <table:table-cell office:value-type="float" office:value="179.1733551025" calcext:value-type="float">
            <text:p>179.1733551025</text:p>
          </table:table-cell>
          <table:table-cell office:value-type="float" office:value="-0.790070681" calcext:value-type="float">
            <text:p>-0.7900706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41088" calcext:value-type="float">
            <text:p>0.01241088</text:p>
          </table:table-cell>
          <table:table-cell office:value-type="float" office:value="-0.03042899" calcext:value-type="float">
            <text:p>-0.03042899</text:p>
          </table:table-cell>
          <table:table-cell office:value-type="float" office:value="0.000849401" calcext:value-type="float">
            <text:p>0.000849401</text:p>
          </table:table-cell>
          <table:table-cell office:value-type="float" office:value="941" calcext:value-type="float">
            <text:p>941</text:p>
          </table:table-cell>
          <table:table-cell table:formula="of:=[.D668]*100" office:value-type="float" office:value="0.12429857" calcext:value-type="float">
            <text:p>0.12429857</text:p>
          </table:table-cell>
          <table:table-cell table:formula="of:=[.E668]*100" office:value-type="float" office:value="1.241088" calcext:value-type="float">
            <text:p>1.241088</text:p>
          </table:table-cell>
        </table:table-row>
        <table:table-row table:style-name="ro1">
          <table:table-cell office:value-type="float" office:value="47.13" calcext:value-type="float">
            <text:p>47.13</text:p>
          </table:table-cell>
          <table:table-cell office:value-type="float" office:value="179.1709594727" calcext:value-type="float">
            <text:p>179.1709594727</text:p>
          </table:table-cell>
          <table:table-cell office:value-type="float" office:value="-0.9175783315" calcext:value-type="float">
            <text:p>-0.91757833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7972" calcext:value-type="float">
            <text:p>0.0147972</text:p>
          </table:table-cell>
          <table:table-cell office:value-type="float" office:value="-0.03042899" calcext:value-type="float">
            <text:p>-0.03042899</text:p>
          </table:table-cell>
          <table:table-cell office:value-type="float" office:value="0.0008003429" calcext:value-type="float">
            <text:p>0.0008003429</text:p>
          </table:table-cell>
          <table:table-cell office:value-type="float" office:value="942" calcext:value-type="float">
            <text:p>942</text:p>
          </table:table-cell>
          <table:table-cell table:formula="of:=[.D669]*100" office:value-type="float" office:value="0.12429857" calcext:value-type="float">
            <text:p>0.12429857</text:p>
          </table:table-cell>
          <table:table-cell table:formula="of:=[.E669]*100" office:value-type="float" office:value="1.47972" calcext:value-type="float">
            <text:p>1.47972</text:p>
          </table:table-cell>
        </table:table-row>
        <table:table-row table:style-name="ro1">
          <table:table-cell office:value-type="float" office:value="47.19" calcext:value-type="float">
            <text:p>47.19</text:p>
          </table:table-cell>
          <table:table-cell office:value-type="float" office:value="179.1718902588" calcext:value-type="float">
            <text:p>179.1718902588</text:p>
          </table:table-cell>
          <table:table-cell office:value-type="float" office:value="-0.9814210334" calcext:value-type="float">
            <text:p>-0.98142103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81223" calcext:value-type="float">
            <text:p>0.01681223</text:p>
          </table:table-cell>
          <table:table-cell office:value-type="float" office:value="-0.02909886" calcext:value-type="float">
            <text:p>-0.02909886</text:p>
          </table:table-cell>
          <table:table-cell office:value-type="float" office:value="0.0006265011" calcext:value-type="float">
            <text:p>0.0006265011</text:p>
          </table:table-cell>
          <table:table-cell office:value-type="float" office:value="943" calcext:value-type="float">
            <text:p>943</text:p>
          </table:table-cell>
          <table:table-cell table:formula="of:=[.D670]*100" office:value-type="float" office:value="0.12429857" calcext:value-type="float">
            <text:p>0.12429857</text:p>
          </table:table-cell>
          <table:table-cell table:formula="of:=[.E670]*100" office:value-type="float" office:value="1.681223" calcext:value-type="float">
            <text:p>1.681223</text:p>
          </table:table-cell>
        </table:table-row>
        <table:table-row table:style-name="ro1">
          <table:table-cell office:value-type="float" office:value="47.23" calcext:value-type="float">
            <text:p>47.23</text:p>
          </table:table-cell>
          <table:table-cell office:value-type="float" office:value="179.1728668213" calcext:value-type="float">
            <text:p>179.1728668213</text:p>
          </table:table-cell>
          <table:table-cell office:value-type="float" office:value="-1.0226500407" calcext:value-type="float">
            <text:p>-1.02265004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42923" calcext:value-type="float">
            <text:p>0.01842923</text:p>
          </table:table-cell>
          <table:table-cell office:value-type="float" office:value="-0.02735712" calcext:value-type="float">
            <text:p>-0.02735712</text:p>
          </table:table-cell>
          <table:table-cell office:value-type="float" office:value="0.000771326" calcext:value-type="float">
            <text:p>0.000771326</text:p>
          </table:table-cell>
          <table:table-cell office:value-type="float" office:value="944" calcext:value-type="float">
            <text:p>944</text:p>
          </table:table-cell>
          <table:table-cell table:formula="of:=[.D671]*100" office:value-type="float" office:value="0.12429857" calcext:value-type="float">
            <text:p>0.12429857</text:p>
          </table:table-cell>
          <table:table-cell table:formula="of:=[.E671]*100" office:value-type="float" office:value="1.842923" calcext:value-type="float">
            <text:p>1.842923</text:p>
          </table:table-cell>
        </table:table-row>
        <table:table-row table:style-name="ro1">
          <table:table-cell office:value-type="float" office:value="47.28" calcext:value-type="float">
            <text:p>47.28</text:p>
          </table:table-cell>
          <table:table-cell office:value-type="float" office:value="179.1657714844" calcext:value-type="float">
            <text:p>179.1657714844</text:p>
          </table:table-cell>
          <table:table-cell office:value-type="float" office:value="-1.0189558723" calcext:value-type="float">
            <text:p>-1.01895587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48171" calcext:value-type="float">
            <text:p>0.01948171</text:p>
          </table:table-cell>
          <table:table-cell office:value-type="float" office:value="-0.02735712" calcext:value-type="float">
            <text:p>-0.02735712</text:p>
          </table:table-cell>
          <table:table-cell office:value-type="float" office:value="0.000646309" calcext:value-type="float">
            <text:p>0.000646309</text:p>
          </table:table-cell>
          <table:table-cell office:value-type="float" office:value="945" calcext:value-type="float">
            <text:p>945</text:p>
          </table:table-cell>
          <table:table-cell table:formula="of:=[.D672]*100" office:value-type="float" office:value="0.12429857" calcext:value-type="float">
            <text:p>0.12429857</text:p>
          </table:table-cell>
          <table:table-cell table:formula="of:=[.E672]*100" office:value-type="float" office:value="1.948171" calcext:value-type="float">
            <text:p>1.948171</text:p>
          </table:table-cell>
        </table:table-row>
        <table:table-row table:style-name="ro1">
          <table:table-cell office:value-type="float" office:value="47.33" calcext:value-type="float">
            <text:p>47.33</text:p>
          </table:table-cell>
          <table:table-cell office:value-type="float" office:value="179.171661377" calcext:value-type="float">
            <text:p>179.171661377</text:p>
          </table:table-cell>
          <table:table-cell office:value-type="float" office:value="-1.0003715297" calcext:value-type="float">
            <text:p>-1.00037152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05893" calcext:value-type="float">
            <text:p>0.02005893</text:p>
          </table:table-cell>
          <table:table-cell office:value-type="float" office:value="-0.02183572" calcext:value-type="float">
            <text:p>-0.02183572</text:p>
          </table:table-cell>
          <table:table-cell office:value-type="float" office:value="0.0004417568" calcext:value-type="float">
            <text:p>0.0004417568</text:p>
          </table:table-cell>
          <table:table-cell office:value-type="float" office:value="946" calcext:value-type="float">
            <text:p>946</text:p>
          </table:table-cell>
          <table:table-cell table:formula="of:=[.D673]*100" office:value-type="float" office:value="0.12429857" calcext:value-type="float">
            <text:p>0.12429857</text:p>
          </table:table-cell>
          <table:table-cell table:formula="of:=[.E673]*100" office:value-type="float" office:value="2.005893" calcext:value-type="float">
            <text:p>2.005893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179.1857757568" calcext:value-type="float">
            <text:p>179.1857757568</text:p>
          </table:table-cell>
          <table:table-cell office:value-type="float" office:value="-1.0355897414" calcext:value-type="float">
            <text:p>-1.0355897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67813" calcext:value-type="float">
            <text:p>0.02067813</text:p>
          </table:table-cell>
          <table:table-cell office:value-type="float" office:value="-0.02183572" calcext:value-type="float">
            <text:p>-0.02183572</text:p>
          </table:table-cell>
          <table:table-cell office:value-type="float" office:value="0.0005856808" calcext:value-type="float">
            <text:p>0.0005856808</text:p>
          </table:table-cell>
          <table:table-cell office:value-type="float" office:value="947" calcext:value-type="float">
            <text:p>947</text:p>
          </table:table-cell>
          <table:table-cell table:formula="of:=[.D674]*100" office:value-type="float" office:value="0.12429857" calcext:value-type="float">
            <text:p>0.12429857</text:p>
          </table:table-cell>
          <table:table-cell table:formula="of:=[.E674]*100" office:value-type="float" office:value="2.067813" calcext:value-type="float">
            <text:p>2.067813</text:p>
          </table:table-cell>
        </table:table-row>
        <table:table-row table:style-name="ro1">
          <table:table-cell office:value-type="float" office:value="47.43" calcext:value-type="float">
            <text:p>47.43</text:p>
          </table:table-cell>
          <table:table-cell office:value-type="float" office:value="179.1752929688" calcext:value-type="float">
            <text:p>179.1752929688</text:p>
          </table:table-cell>
          <table:table-cell office:value-type="float" office:value="-0.9273775794" calcext:value-type="float">
            <text:p>-0.92737757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36941" calcext:value-type="float">
            <text:p>0.02036941</text:p>
          </table:table-cell>
          <table:table-cell office:value-type="float" office:value="-0.01762401" calcext:value-type="float">
            <text:p>-0.01762401</text:p>
          </table:table-cell>
          <table:table-cell office:value-type="float" office:value="0.0003482241" calcext:value-type="float">
            <text:p>0.0003482241</text:p>
          </table:table-cell>
          <table:table-cell office:value-type="float" office:value="948" calcext:value-type="float">
            <text:p>948</text:p>
          </table:table-cell>
          <table:table-cell table:formula="of:=[.D675]*100" office:value-type="float" office:value="0.12429857" calcext:value-type="float">
            <text:p>0.12429857</text:p>
          </table:table-cell>
          <table:table-cell table:formula="of:=[.E675]*100" office:value-type="float" office:value="2.036941" calcext:value-type="float">
            <text:p>2.036941</text:p>
          </table:table-cell>
        </table:table-row>
        <table:table-row table:style-name="ro1">
          <table:table-cell office:value-type="float" office:value="47.49" calcext:value-type="float">
            <text:p>47.49</text:p>
          </table:table-cell>
          <table:table-cell office:value-type="float" office:value="179.1801147461" calcext:value-type="float">
            <text:p>179.1801147461</text:p>
          </table:table-cell>
          <table:table-cell office:value-type="float" office:value="-0.84280871" calcext:value-type="float">
            <text:p>-0.842808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60017" calcext:value-type="float">
            <text:p>0.01960017</text:p>
          </table:table-cell>
          <table:table-cell office:value-type="float" office:value="-0.01451092" calcext:value-type="float">
            <text:p>-0.01451092</text:p>
          </table:table-cell>
          <table:table-cell office:value-type="float" office:value="0.0002371465" calcext:value-type="float">
            <text:p>0.0002371465</text:p>
          </table:table-cell>
          <table:table-cell office:value-type="float" office:value="949" calcext:value-type="float">
            <text:p>949</text:p>
          </table:table-cell>
          <table:table-cell table:formula="of:=[.D676]*100" office:value-type="float" office:value="0.12429857" calcext:value-type="float">
            <text:p>0.12429857</text:p>
          </table:table-cell>
          <table:table-cell table:formula="of:=[.E676]*100" office:value-type="float" office:value="1.960017" calcext:value-type="float">
            <text:p>1.960017</text:p>
          </table:table-cell>
        </table:table-row>
        <table:table-row table:style-name="ro1">
          <table:table-cell office:value-type="float" office:value="47.54" calcext:value-type="float">
            <text:p>47.54</text:p>
          </table:table-cell>
          <table:table-cell office:value-type="float" office:value="179.178604126" calcext:value-type="float">
            <text:p>179.178604126</text:p>
          </table:table-cell>
          <table:table-cell office:value-type="float" office:value="-0.7129506595" calcext:value-type="float">
            <text:p>-0.71295065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22233" calcext:value-type="float">
            <text:p>0.01822233</text:p>
          </table:table-cell>
          <table:table-cell office:value-type="float" office:value="-0.01451092" calcext:value-type="float">
            <text:p>-0.01451092</text:p>
          </table:table-cell>
          <table:table-cell office:value-type="float" office:value="0.0000449366" calcext:value-type="float">
            <text:p>4.49366E-05</text:p>
          </table:table-cell>
          <table:table-cell office:value-type="float" office:value="950" calcext:value-type="float">
            <text:p>950</text:p>
          </table:table-cell>
          <table:table-cell table:formula="of:=[.D677]*100" office:value-type="float" office:value="0.12429857" calcext:value-type="float">
            <text:p>0.12429857</text:p>
          </table:table-cell>
          <table:table-cell table:formula="of:=[.E677]*100" office:value-type="float" office:value="1.822233" calcext:value-type="float">
            <text:p>1.822233</text:p>
          </table:table-cell>
        </table:table-row>
        <table:table-row table:style-name="ro1">
          <table:table-cell office:value-type="float" office:value="47.59" calcext:value-type="float">
            <text:p>47.59</text:p>
          </table:table-cell>
          <table:table-cell office:value-type="float" office:value="179.1630401611" calcext:value-type="float">
            <text:p>179.1630401611</text:p>
          </table:table-cell>
          <table:table-cell office:value-type="float" office:value="-0.7027884063" calcext:value-type="float">
            <text:p>-0.70278840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23681" calcext:value-type="float">
            <text:p>0.01723681</text:p>
          </table:table-cell>
          <table:table-cell office:value-type="float" office:value="-0.00617471" calcext:value-type="float">
            <text:p>-0.00617471</text:p>
          </table:table-cell>
          <table:table-cell office:value-type="float" office:value="0.0000406941" calcext:value-type="float">
            <text:p>4.06941E-05</text:p>
          </table:table-cell>
          <table:table-cell office:value-type="float" office:value="951" calcext:value-type="float">
            <text:p>951</text:p>
          </table:table-cell>
          <table:table-cell table:formula="of:=[.D678]*100" office:value-type="float" office:value="0.12429857" calcext:value-type="float">
            <text:p>0.12429857</text:p>
          </table:table-cell>
          <table:table-cell table:formula="of:=[.E678]*100" office:value-type="float" office:value="1.723681" calcext:value-type="float">
            <text:p>1.723681</text:p>
          </table:table-cell>
        </table:table-row>
        <table:table-row table:style-name="ro1">
          <table:table-cell office:value-type="float" office:value="47.64" calcext:value-type="float">
            <text:p>47.64</text:p>
          </table:table-cell>
          <table:table-cell office:value-type="float" office:value="179.1545410156" calcext:value-type="float">
            <text:p>179.1545410156</text:p>
          </table:table-cell>
          <table:table-cell office:value-type="float" office:value="-0.5803098874" calcext:value-type="float">
            <text:p>-0.58030988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7641" calcext:value-type="float">
            <text:p>0.0157641</text:p>
          </table:table-cell>
          <table:table-cell office:value-type="float" office:value="-0.00617471" calcext:value-type="float">
            <text:p>-0.00617471</text:p>
          </table:table-cell>
          <table:table-cell office:value-type="float" office:value="-0.0001704403" calcext:value-type="float">
            <text:p>-0.0001704403</text:p>
          </table:table-cell>
          <table:table-cell office:value-type="float" office:value="952" calcext:value-type="float">
            <text:p>952</text:p>
          </table:table-cell>
          <table:table-cell table:formula="of:=[.D679]*100" office:value-type="float" office:value="0.12429857" calcext:value-type="float">
            <text:p>0.12429857</text:p>
          </table:table-cell>
          <table:table-cell table:formula="of:=[.E679]*100" office:value-type="float" office:value="1.57641" calcext:value-type="float">
            <text:p>1.57641</text:p>
          </table:table-cell>
        </table:table-row>
        <table:table-row table:style-name="ro1">
          <table:table-cell office:value-type="float" office:value="47.69" calcext:value-type="float">
            <text:p>47.69</text:p>
          </table:table-cell>
          <table:table-cell office:value-type="float" office:value="179.1472625732" calcext:value-type="float">
            <text:p>179.1472625732</text:p>
          </table:table-cell>
          <table:table-cell office:value-type="float" office:value="-0.4928476136" calcext:value-type="float">
            <text:p>-0.4928476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20022" calcext:value-type="float">
            <text:p>0.01420022</text:p>
          </table:table-cell>
          <table:table-cell office:value-type="float" office:value="-0.00073069" calcext:value-type="float">
            <text:p>-0.00073069</text:p>
          </table:table-cell>
          <table:table-cell office:value-type="float" office:value="-0.000173379" calcext:value-type="float">
            <text:p>-0.000173379</text:p>
          </table:table-cell>
          <table:table-cell office:value-type="float" office:value="953" calcext:value-type="float">
            <text:p>953</text:p>
          </table:table-cell>
          <table:table-cell table:formula="of:=[.D680]*100" office:value-type="float" office:value="0.12429857" calcext:value-type="float">
            <text:p>0.12429857</text:p>
          </table:table-cell>
          <table:table-cell table:formula="of:=[.E680]*100" office:value-type="float" office:value="1.420022" calcext:value-type="float">
            <text:p>1.420022</text:p>
          </table:table-cell>
        </table:table-row>
        <table:table-row table:style-name="ro1">
          <table:table-cell office:value-type="float" office:value="47.74" calcext:value-type="float">
            <text:p>47.74</text:p>
          </table:table-cell>
          <table:table-cell office:value-type="float" office:value="179.1423950195" calcext:value-type="float">
            <text:p>179.1423950195</text:p>
          </table:table-cell>
          <table:table-cell office:value-type="float" office:value="-0.4587911117" calcext:value-type="float">
            <text:p>-0.45879111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93153" calcext:value-type="float">
            <text:p>0.01293153</text:p>
          </table:table-cell>
          <table:table-cell office:value-type="float" office:value="0.00230997" calcext:value-type="float">
            <text:p>0.00230997</text:p>
          </table:table-cell>
          <table:table-cell office:value-type="float" office:value="-0.0001471298" calcext:value-type="float">
            <text:p>-0.0001471298</text:p>
          </table:table-cell>
          <table:table-cell office:value-type="float" office:value="954" calcext:value-type="float">
            <text:p>954</text:p>
          </table:table-cell>
          <table:table-cell table:formula="of:=[.D681]*100" office:value-type="float" office:value="0.12429857" calcext:value-type="float">
            <text:p>0.12429857</text:p>
          </table:table-cell>
          <table:table-cell table:formula="of:=[.E681]*100" office:value-type="float" office:value="1.293153" calcext:value-type="float">
            <text:p>1.293153</text:p>
          </table:table-cell>
        </table:table-row>
        <table:table-row table:style-name="ro1">
          <table:table-cell office:value-type="float" office:value="47.79" calcext:value-type="float">
            <text:p>47.79</text:p>
          </table:table-cell>
          <table:table-cell office:value-type="float" office:value="179.1308898926" calcext:value-type="float">
            <text:p>179.1308898926</text:p>
          </table:table-cell>
          <table:table-cell office:value-type="float" office:value="-0.4141504395" calcext:value-type="float">
            <text:p>-0.41415043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78894" calcext:value-type="float">
            <text:p>0.01178894</text:p>
          </table:table-cell>
          <table:table-cell office:value-type="float" office:value="0.00230997" calcext:value-type="float">
            <text:p>0.00230997</text:p>
          </table:table-cell>
          <table:table-cell office:value-type="float" office:value="-0.0004356954" calcext:value-type="float">
            <text:p>-0.0004356954</text:p>
          </table:table-cell>
          <table:table-cell office:value-type="float" office:value="955" calcext:value-type="float">
            <text:p>955</text:p>
          </table:table-cell>
          <table:table-cell table:formula="of:=[.D682]*100" office:value-type="float" office:value="0.12429857" calcext:value-type="float">
            <text:p>0.12429857</text:p>
          </table:table-cell>
          <table:table-cell table:formula="of:=[.E682]*100" office:value-type="float" office:value="1.178894" calcext:value-type="float">
            <text:p>1.178894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179.1289978027" calcext:value-type="float">
            <text:p>179.1289978027</text:p>
          </table:table-cell>
          <table:table-cell office:value-type="float" office:value="-0.3904974979" calcext:value-type="float">
            <text:p>-0.39049749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87022" calcext:value-type="float">
            <text:p>0.01087022</text:p>
          </table:table-cell>
          <table:table-cell office:value-type="float" office:value="0.01012761" calcext:value-type="float">
            <text:p>0.01012761</text:p>
          </table:table-cell>
          <table:table-cell office:value-type="float" office:value="-0.0002731468" calcext:value-type="float">
            <text:p>-0.0002731468</text:p>
          </table:table-cell>
          <table:table-cell office:value-type="float" office:value="956" calcext:value-type="float">
            <text:p>956</text:p>
          </table:table-cell>
          <table:table-cell table:formula="of:=[.D683]*100" office:value-type="float" office:value="0.12429857" calcext:value-type="float">
            <text:p>0.12429857</text:p>
          </table:table-cell>
          <table:table-cell table:formula="of:=[.E683]*100" office:value-type="float" office:value="1.087022" calcext:value-type="float">
            <text:p>1.087022</text:p>
          </table:table-cell>
        </table:table-row>
        <table:table-row table:style-name="ro1">
          <table:table-cell office:value-type="float" office:value="47.89" calcext:value-type="float">
            <text:p>47.89</text:p>
          </table:table-cell>
          <table:table-cell office:value-type="float" office:value="179.1338043213" calcext:value-type="float">
            <text:p>179.1338043213</text:p>
          </table:table-cell>
          <table:table-cell office:value-type="float" office:value="-0.4656927352" calcext:value-type="float">
            <text:p>-0.46569273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75938" calcext:value-type="float">
            <text:p>0.01075938</text:p>
          </table:table-cell>
          <table:table-cell office:value-type="float" office:value="0.01012761" calcext:value-type="float">
            <text:p>0.01012761</text:p>
          </table:table-cell>
          <table:table-cell office:value-type="float" office:value="-0.0002527141" calcext:value-type="float">
            <text:p>-0.0002527141</text:p>
          </table:table-cell>
          <table:table-cell office:value-type="float" office:value="957" calcext:value-type="float">
            <text:p>957</text:p>
          </table:table-cell>
          <table:table-cell table:formula="of:=[.D684]*100" office:value-type="float" office:value="0.12429857" calcext:value-type="float">
            <text:p>0.12429857</text:p>
          </table:table-cell>
          <table:table-cell table:formula="of:=[.E684]*100" office:value-type="float" office:value="1.075938" calcext:value-type="float">
            <text:p>1.075938</text:p>
          </table:table-cell>
        </table:table-row>
        <table:table-row table:style-name="ro1">
          <table:table-cell office:value-type="float" office:value="47.94" calcext:value-type="float">
            <text:p>47.94</text:p>
          </table:table-cell>
          <table:table-cell office:value-type="float" office:value="179.1387176514" calcext:value-type="float">
            <text:p>179.1387176514</text:p>
          </table:table-cell>
          <table:table-cell office:value-type="float" office:value="-0.4663778318" calcext:value-type="float">
            <text:p>-0.46637783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69011" calcext:value-type="float">
            <text:p>0.01069011</text:p>
          </table:table-cell>
          <table:table-cell office:value-type="float" office:value="0.01474575" calcext:value-type="float">
            <text:p>0.01474575</text:p>
          </table:table-cell>
          <table:table-cell office:value-type="float" office:value="-0.0003679634" calcext:value-type="float">
            <text:p>-0.0003679634</text:p>
          </table:table-cell>
          <table:table-cell office:value-type="float" office:value="958" calcext:value-type="float">
            <text:p>958</text:p>
          </table:table-cell>
          <table:table-cell table:formula="of:=[.D685]*100" office:value-type="float" office:value="0.12429857" calcext:value-type="float">
            <text:p>0.12429857</text:p>
          </table:table-cell>
          <table:table-cell table:formula="of:=[.E685]*100" office:value-type="float" office:value="1.069011" calcext:value-type="float">
            <text:p>1.069011</text:p>
          </table:table-cell>
        </table:table-row>
        <table:table-row table:style-name="ro1">
          <table:table-cell office:value-type="float" office:value="47.99" calcext:value-type="float">
            <text:p>47.99</text:p>
          </table:table-cell>
          <table:table-cell office:value-type="float" office:value="179.141418457" calcext:value-type="float">
            <text:p>179.141418457</text:p>
          </table:table-cell>
          <table:table-cell office:value-type="float" office:value="-0.4833009727" calcext:value-type="float">
            <text:p>-0.48330097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75676" calcext:value-type="float">
            <text:p>0.01075676</text:p>
          </table:table-cell>
          <table:table-cell office:value-type="float" office:value="0.01662891" calcext:value-type="float">
            <text:p>0.01662891</text:p>
          </table:table-cell>
          <table:table-cell office:value-type="float" office:value="-0.0001380874" calcext:value-type="float">
            <text:p>-0.0001380874</text:p>
          </table:table-cell>
          <table:table-cell office:value-type="float" office:value="959" calcext:value-type="float">
            <text:p>959</text:p>
          </table:table-cell>
          <table:table-cell table:formula="of:=[.D686]*100" office:value-type="float" office:value="0.12429857" calcext:value-type="float">
            <text:p>0.12429857</text:p>
          </table:table-cell>
          <table:table-cell table:formula="of:=[.E686]*100" office:value-type="float" office:value="1.075676" calcext:value-type="float">
            <text:p>1.075676</text:p>
          </table:table-cell>
        </table:table-row>
        <table:table-row table:style-name="ro1">
          <table:table-cell office:value-type="float" office:value="48.04" calcext:value-type="float">
            <text:p>48.04</text:p>
          </table:table-cell>
          <table:table-cell office:value-type="float" office:value="179.14453125" calcext:value-type="float">
            <text:p>179.14453125</text:p>
          </table:table-cell>
          <table:table-cell office:value-type="float" office:value="-0.5410989473" calcext:value-type="float">
            <text:p>-0.54109894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18634" calcext:value-type="float">
            <text:p>0.01118634</text:p>
          </table:table-cell>
          <table:table-cell office:value-type="float" office:value="0.01662891" calcext:value-type="float">
            <text:p>0.01662891</text:p>
          </table:table-cell>
          <table:table-cell office:value-type="float" office:value="0.0000818142" calcext:value-type="float">
            <text:p>8.18142E-05</text:p>
          </table:table-cell>
          <table:table-cell office:value-type="float" office:value="960" calcext:value-type="float">
            <text:p>960</text:p>
          </table:table-cell>
          <table:table-cell table:formula="of:=[.D687]*100" office:value-type="float" office:value="0.12429857" calcext:value-type="float">
            <text:p>0.12429857</text:p>
          </table:table-cell>
          <table:table-cell table:formula="of:=[.E687]*100" office:value-type="float" office:value="1.118634" calcext:value-type="float">
            <text:p>1.118634</text:p>
          </table:table-cell>
        </table:table-row>
        <table:table-row table:style-name="ro1">
          <table:table-cell office:value-type="float" office:value="48.09" calcext:value-type="float">
            <text:p>48.09</text:p>
          </table:table-cell>
          <table:table-cell office:value-type="float" office:value="179.1719970703" calcext:value-type="float">
            <text:p>179.1719970703</text:p>
          </table:table-cell>
          <table:table-cell office:value-type="float" office:value="-0.5283327851" calcext:value-type="float">
            <text:p>-0.52833278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38741" calcext:value-type="float">
            <text:p>0.01138741</text:p>
          </table:table-cell>
          <table:table-cell office:value-type="float" office:value="0.02139188" calcext:value-type="float">
            <text:p>0.02139188</text:p>
          </table:table-cell>
          <table:table-cell office:value-type="float" office:value="0.0000018729" calcext:value-type="float">
            <text:p>1.8729E-06</text:p>
          </table:table-cell>
          <table:table-cell office:value-type="float" office:value="961" calcext:value-type="float">
            <text:p>961</text:p>
          </table:table-cell>
          <table:table-cell table:formula="of:=[.D688]*100" office:value-type="float" office:value="0.12429857" calcext:value-type="float">
            <text:p>0.12429857</text:p>
          </table:table-cell>
          <table:table-cell table:formula="of:=[.E688]*100" office:value-type="float" office:value="1.138741" calcext:value-type="float">
            <text:p>1.138741</text:p>
          </table:table-cell>
        </table:table-row>
        <table:table-row table:style-name="ro1">
          <table:table-cell office:value-type="float" office:value="48.14" calcext:value-type="float">
            <text:p>48.14</text:p>
          </table:table-cell>
          <table:table-cell office:value-type="float" office:value="179.1731414795" calcext:value-type="float">
            <text:p>179.1731414795</text:p>
          </table:table-cell>
          <table:table-cell office:value-type="float" office:value="-0.5744803308" calcext:value-type="float">
            <text:p>-0.57448033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82889" calcext:value-type="float">
            <text:p>0.01182889</text:p>
          </table:table-cell>
          <table:table-cell office:value-type="float" office:value="0.02139188" calcext:value-type="float">
            <text:p>0.02139188</text:p>
          </table:table-cell>
          <table:table-cell office:value-type="float" office:value="0.000044808" calcext:value-type="float">
            <text:p>0.000044808</text:p>
          </table:table-cell>
          <table:table-cell office:value-type="float" office:value="962" calcext:value-type="float">
            <text:p>962</text:p>
          </table:table-cell>
          <table:table-cell table:formula="of:=[.D689]*100" office:value-type="float" office:value="0.12429857" calcext:value-type="float">
            <text:p>0.12429857</text:p>
          </table:table-cell>
          <table:table-cell table:formula="of:=[.E689]*100" office:value-type="float" office:value="1.182889" calcext:value-type="float">
            <text:p>1.182889</text:p>
          </table:table-cell>
        </table:table-row>
        <table:table-row table:style-name="ro1">
          <table:table-cell office:value-type="float" office:value="48.19" calcext:value-type="float">
            <text:p>48.19</text:p>
          </table:table-cell>
          <table:table-cell office:value-type="float" office:value="179.1627502441" calcext:value-type="float">
            <text:p>179.1627502441</text:p>
          </table:table-cell>
          <table:table-cell office:value-type="float" office:value="-0.5252761152" calcext:value-type="float">
            <text:p>-0.52527611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79505" calcext:value-type="float">
            <text:p>0.01179505</text:p>
          </table:table-cell>
          <table:table-cell office:value-type="float" office:value="0.02139188" calcext:value-type="float">
            <text:p>0.02139188</text:p>
          </table:table-cell>
          <table:table-cell office:value-type="float" office:value="0.0000696609" calcext:value-type="float">
            <text:p>6.96609E-05</text:p>
          </table:table-cell>
          <table:table-cell office:value-type="float" office:value="963" calcext:value-type="float">
            <text:p>963</text:p>
          </table:table-cell>
          <table:table-cell table:formula="of:=[.D690]*100" office:value-type="float" office:value="0.12429857" calcext:value-type="float">
            <text:p>0.12429857</text:p>
          </table:table-cell>
          <table:table-cell table:formula="of:=[.E690]*100" office:value-type="float" office:value="1.179505" calcext:value-type="float">
            <text:p>1.179505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179.1739349365" calcext:value-type="float">
            <text:p>179.1739349365</text:p>
          </table:table-cell>
          <table:table-cell office:value-type="float" office:value="-0.525853591" calcext:value-type="float">
            <text:p>-0.5258535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77636" calcext:value-type="float">
            <text:p>0.01177636</text:p>
          </table:table-cell>
          <table:table-cell office:value-type="float" office:value="0.02425514" calcext:value-type="float">
            <text:p>0.02425514</text:p>
          </table:table-cell>
          <table:table-cell office:value-type="float" office:value="0.0002725855" calcext:value-type="float">
            <text:p>0.0002725855</text:p>
          </table:table-cell>
          <table:table-cell office:value-type="float" office:value="964" calcext:value-type="float">
            <text:p>964</text:p>
          </table:table-cell>
          <table:table-cell table:formula="of:=[.D691]*100" office:value-type="float" office:value="0.12429857" calcext:value-type="float">
            <text:p>0.12429857</text:p>
          </table:table-cell>
          <table:table-cell table:formula="of:=[.E691]*100" office:value-type="float" office:value="1.177636" calcext:value-type="float">
            <text:p>1.177636</text:p>
          </table:table-cell>
        </table:table-row>
        <table:table-row table:style-name="ro1">
          <table:table-cell office:value-type="float" office:value="48.29" calcext:value-type="float">
            <text:p>48.29</text:p>
          </table:table-cell>
          <table:table-cell office:value-type="float" office:value="179.1737976074" calcext:value-type="float">
            <text:p>179.1737976074</text:p>
          </table:table-cell>
          <table:table-cell office:value-type="float" office:value="-0.5118689811" calcext:value-type="float">
            <text:p>-0.51186898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67071" calcext:value-type="float">
            <text:p>0.01167071</text:p>
          </table:table-cell>
          <table:table-cell office:value-type="float" office:value="0.02425514" calcext:value-type="float">
            <text:p>0.02425514</text:p>
          </table:table-cell>
          <table:table-cell office:value-type="float" office:value="0.0000486807" calcext:value-type="float">
            <text:p>4.86807E-05</text:p>
          </table:table-cell>
          <table:table-cell office:value-type="float" office:value="965" calcext:value-type="float">
            <text:p>965</text:p>
          </table:table-cell>
          <table:table-cell table:formula="of:=[.D692]*100" office:value-type="float" office:value="0.12429857" calcext:value-type="float">
            <text:p>0.12429857</text:p>
          </table:table-cell>
          <table:table-cell table:formula="of:=[.E692]*100" office:value-type="float" office:value="1.167071" calcext:value-type="float">
            <text:p>1.167071</text:p>
          </table:table-cell>
        </table:table-row>
        <table:table-row table:style-name="ro1">
          <table:table-cell office:value-type="float" office:value="48.34" calcext:value-type="float">
            <text:p>48.34</text:p>
          </table:table-cell>
          <table:table-cell office:value-type="float" office:value="179.166229248" calcext:value-type="float">
            <text:p>179.166229248</text:p>
          </table:table-cell>
          <table:table-cell office:value-type="float" office:value="-0.4645760318" calcext:value-type="float">
            <text:p>-0.46457603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28515" calcext:value-type="float">
            <text:p>0.01128515</text:p>
          </table:table-cell>
          <table:table-cell office:value-type="float" office:value="0.02530479" calcext:value-type="float">
            <text:p>0.02530479</text:p>
          </table:table-cell>
          <table:table-cell office:value-type="float" office:value="0.0001204297" calcext:value-type="float">
            <text:p>0.0001204297</text:p>
          </table:table-cell>
          <table:table-cell office:value-type="float" office:value="966" calcext:value-type="float">
            <text:p>966</text:p>
          </table:table-cell>
          <table:table-cell table:formula="of:=[.D693]*100" office:value-type="float" office:value="0.12429857" calcext:value-type="float">
            <text:p>0.12429857</text:p>
          </table:table-cell>
          <table:table-cell table:formula="of:=[.E693]*100" office:value-type="float" office:value="1.128515" calcext:value-type="float">
            <text:p>1.128515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179.1487121582" calcext:value-type="float">
            <text:p>179.1487121582</text:p>
          </table:table-cell>
          <table:table-cell office:value-type="float" office:value="-0.4564421726" calcext:value-type="float">
            <text:p>-0.4564421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97412" calcext:value-type="float">
            <text:p>0.01097412</text:p>
          </table:table-cell>
          <table:table-cell office:value-type="float" office:value="0.02530479" calcext:value-type="float">
            <text:p>0.02530479</text:p>
          </table:table-cell>
          <table:table-cell office:value-type="float" office:value="0.0001173067" calcext:value-type="float">
            <text:p>0.0001173067</text:p>
          </table:table-cell>
          <table:table-cell office:value-type="float" office:value="967" calcext:value-type="float">
            <text:p>967</text:p>
          </table:table-cell>
          <table:table-cell table:formula="of:=[.D694]*100" office:value-type="float" office:value="0.12429857" calcext:value-type="float">
            <text:p>0.12429857</text:p>
          </table:table-cell>
          <table:table-cell table:formula="of:=[.E694]*100" office:value-type="float" office:value="1.097412" calcext:value-type="float">
            <text:p>1.097412</text:p>
          </table:table-cell>
        </table:table-row>
        <table:table-row table:style-name="ro1">
          <table:table-cell office:value-type="float" office:value="48.44" calcext:value-type="float">
            <text:p>48.44</text:p>
          </table:table-cell>
          <table:table-cell office:value-type="float" office:value="179.1427154541" calcext:value-type="float">
            <text:p>179.1427154541</text:p>
          </table:table-cell>
          <table:table-cell office:value-type="float" office:value="-0.4254195992" calcext:value-type="float">
            <text:p>-0.4254195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56019" calcext:value-type="float">
            <text:p>0.01056019</text:p>
          </table:table-cell>
          <table:table-cell office:value-type="float" office:value="0.02530479" calcext:value-type="float">
            <text:p>0.02530479</text:p>
          </table:table-cell>
          <table:table-cell office:value-type="float" office:value="0.0001003476" calcext:value-type="float">
            <text:p>0.0001003476</text:p>
          </table:table-cell>
          <table:table-cell office:value-type="float" office:value="968" calcext:value-type="float">
            <text:p>968</text:p>
          </table:table-cell>
          <table:table-cell table:formula="of:=[.D695]*100" office:value-type="float" office:value="0.12429857" calcext:value-type="float">
            <text:p>0.12429857</text:p>
          </table:table-cell>
          <table:table-cell table:formula="of:=[.E695]*100" office:value-type="float" office:value="1.056019" calcext:value-type="float">
            <text:p>1.056019</text:p>
          </table:table-cell>
        </table:table-row>
        <table:table-row table:style-name="ro1">
          <table:table-cell office:value-type="float" office:value="48.49" calcext:value-type="float">
            <text:p>48.49</text:p>
          </table:table-cell>
          <table:table-cell office:value-type="float" office:value="179.1411590576" calcext:value-type="float">
            <text:p>179.1411590576</text:p>
          </table:table-cell>
          <table:table-cell office:value-type="float" office:value="-0.3306238848" calcext:value-type="float">
            <text:p>-0.33062388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6527" calcext:value-type="float">
            <text:p>0.0096527</text:p>
          </table:table-cell>
          <table:table-cell office:value-type="float" office:value="0.02479552" calcext:value-type="float">
            <text:p>0.02479552</text:p>
          </table:table-cell>
          <table:table-cell office:value-type="float" office:value="0.0000094643" calcext:value-type="float">
            <text:p>9.4643E-06</text:p>
          </table:table-cell>
          <table:table-cell office:value-type="float" office:value="969" calcext:value-type="float">
            <text:p>969</text:p>
          </table:table-cell>
          <table:table-cell table:formula="of:=[.D696]*100" office:value-type="float" office:value="0.12429857" calcext:value-type="float">
            <text:p>0.12429857</text:p>
          </table:table-cell>
          <table:table-cell table:formula="of:=[.E696]*100" office:value-type="float" office:value="0.96527" calcext:value-type="float">
            <text:p>0.96527</text:p>
          </table:table-cell>
        </table:table-row>
        <table:table-row table:style-name="ro1">
          <table:table-cell office:value-type="float" office:value="48.54" calcext:value-type="float">
            <text:p>48.54</text:p>
          </table:table-cell>
          <table:table-cell office:value-type="float" office:value="179.134262085" calcext:value-type="float">
            <text:p>179.134262085</text:p>
          </table:table-cell>
          <table:table-cell office:value-type="float" office:value="-0.1901653866" calcext:value-type="float">
            <text:p>-0.19016538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11214" calcext:value-type="float">
            <text:p>0.00811214</text:p>
          </table:table-cell>
          <table:table-cell office:value-type="float" office:value="0.02479552" calcext:value-type="float">
            <text:p>0.02479552</text:p>
          </table:table-cell>
          <table:table-cell office:value-type="float" office:value="-0.0002152256" calcext:value-type="float">
            <text:p>-0.0002152256</text:p>
          </table:table-cell>
          <table:table-cell office:value-type="float" office:value="970" calcext:value-type="float">
            <text:p>970</text:p>
          </table:table-cell>
          <table:table-cell table:formula="of:=[.D697]*100" office:value-type="float" office:value="0.12429857" calcext:value-type="float">
            <text:p>0.12429857</text:p>
          </table:table-cell>
          <table:table-cell table:formula="of:=[.E697]*100" office:value-type="float" office:value="0.811214" calcext:value-type="float">
            <text:p>0.811214</text:p>
          </table:table-cell>
        </table:table-row>
        <table:table-row table:style-name="ro1">
          <table:table-cell office:value-type="float" office:value="48.59" calcext:value-type="float">
            <text:p>48.59</text:p>
          </table:table-cell>
          <table:table-cell office:value-type="float" office:value="179.1504516602" calcext:value-type="float">
            <text:p>179.1504516602</text:p>
          </table:table-cell>
          <table:table-cell office:value-type="float" office:value="-0.1066855538" calcext:value-type="float">
            <text:p>-0.10668555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2961" calcext:value-type="float">
            <text:p>0.00652961</text:p>
          </table:table-cell>
          <table:table-cell office:value-type="float" office:value="0.02479552" calcext:value-type="float">
            <text:p>0.02479552</text:p>
          </table:table-cell>
          <table:table-cell office:value-type="float" office:value="-0.0001104368" calcext:value-type="float">
            <text:p>-0.0001104368</text:p>
          </table:table-cell>
          <table:table-cell office:value-type="float" office:value="971" calcext:value-type="float">
            <text:p>971</text:p>
          </table:table-cell>
          <table:table-cell table:formula="of:=[.D698]*100" office:value-type="float" office:value="0.12429857" calcext:value-type="float">
            <text:p>0.12429857</text:p>
          </table:table-cell>
          <table:table-cell table:formula="of:=[.E698]*100" office:value-type="float" office:value="0.652961" calcext:value-type="float">
            <text:p>0.652961</text:p>
          </table:table-cell>
        </table:table-row>
        <table:table-row table:style-name="ro1">
          <table:table-cell office:value-type="float" office:value="48.64" calcext:value-type="float">
            <text:p>48.64</text:p>
          </table:table-cell>
          <table:table-cell office:value-type="float" office:value="179.1410980225" calcext:value-type="float">
            <text:p>179.1410980225</text:p>
          </table:table-cell>
          <table:table-cell office:value-type="float" office:value="-0.0464080837" calcext:value-type="float">
            <text:p>-0.04640808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7375" calcext:value-type="float">
            <text:p>0.00507375</text:p>
          </table:table-cell>
          <table:table-cell office:value-type="float" office:value="0.02310567" calcext:value-type="float">
            <text:p>0.02310567</text:p>
          </table:table-cell>
          <table:table-cell office:value-type="float" office:value="-0.0001242857" calcext:value-type="float">
            <text:p>-0.0001242857</text:p>
          </table:table-cell>
          <table:table-cell office:value-type="float" office:value="972" calcext:value-type="float">
            <text:p>972</text:p>
          </table:table-cell>
          <table:table-cell table:formula="of:=[.D699]*100" office:value-type="float" office:value="0.12429857" calcext:value-type="float">
            <text:p>0.12429857</text:p>
          </table:table-cell>
          <table:table-cell table:formula="of:=[.E699]*100" office:value-type="float" office:value="0.507375" calcext:value-type="float">
            <text:p>0.507375</text:p>
          </table:table-cell>
        </table:table-row>
        <table:table-row table:style-name="ro1">
          <table:table-cell office:value-type="float" office:value="48.69" calcext:value-type="float">
            <text:p>48.69</text:p>
          </table:table-cell>
          <table:table-cell office:value-type="float" office:value="179.1315002441" calcext:value-type="float">
            <text:p>179.1315002441</text:p>
          </table:table-cell>
          <table:table-cell office:value-type="float" office:value="-0.0365465692" calcext:value-type="float">
            <text:p>-0.03654656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3826" calcext:value-type="float">
            <text:p>0.00403826</text:p>
          </table:table-cell>
          <table:table-cell office:value-type="float" office:value="0.02310567" calcext:value-type="float">
            <text:p>0.02310567</text:p>
          </table:table-cell>
          <table:table-cell office:value-type="float" office:value="-0.0000905802" calcext:value-type="float">
            <text:p>-9.05802E-05</text:p>
          </table:table-cell>
          <table:table-cell office:value-type="float" office:value="973" calcext:value-type="float">
            <text:p>973</text:p>
          </table:table-cell>
          <table:table-cell table:formula="of:=[.D700]*100" office:value-type="float" office:value="0.12429857" calcext:value-type="float">
            <text:p>0.12429857</text:p>
          </table:table-cell>
          <table:table-cell table:formula="of:=[.E700]*100" office:value-type="float" office:value="0.403826" calcext:value-type="float">
            <text:p>0.403826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office:value-type="float" office:value="179.128326416" calcext:value-type="float">
            <text:p>179.128326416</text:p>
          </table:table-cell>
          <table:table-cell office:value-type="float" office:value="0.032618987" calcext:value-type="float">
            <text:p>0.0326189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88756" calcext:value-type="float">
            <text:p>0.00288756</text:p>
          </table:table-cell>
          <table:table-cell office:value-type="float" office:value="0.02065688" calcext:value-type="float">
            <text:p>0.02065688</text:p>
          </table:table-cell>
          <table:table-cell office:value-type="float" office:value="-0.000039086" calcext:value-type="float">
            <text:p>-0.000039086</text:p>
          </table:table-cell>
          <table:table-cell office:value-type="float" office:value="974" calcext:value-type="float">
            <text:p>974</text:p>
          </table:table-cell>
          <table:table-cell table:formula="of:=[.D701]*100" office:value-type="float" office:value="0.12429857" calcext:value-type="float">
            <text:p>0.12429857</text:p>
          </table:table-cell>
          <table:table-cell table:formula="of:=[.E701]*100" office:value-type="float" office:value="0.288756" calcext:value-type="float">
            <text:p>0.288756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office:value-type="float" office:value="179.1368408203" calcext:value-type="float">
            <text:p>179.1368408203</text:p>
          </table:table-cell>
          <table:table-cell office:value-type="float" office:value="0.0478254949" calcext:value-type="float">
            <text:p>0.04782549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01973" calcext:value-type="float">
            <text:p>0.00201973</text:p>
          </table:table-cell>
          <table:table-cell office:value-type="float" office:value="0.02065688" calcext:value-type="float">
            <text:p>0.02065688</text:p>
          </table:table-cell>
          <table:table-cell office:value-type="float" office:value="-0.0000221441" calcext:value-type="float">
            <text:p>-2.21441E-05</text:p>
          </table:table-cell>
          <table:table-cell office:value-type="float" office:value="975" calcext:value-type="float">
            <text:p>975</text:p>
          </table:table-cell>
          <table:table-cell table:formula="of:=[.D702]*100" office:value-type="float" office:value="0.12429857" calcext:value-type="float">
            <text:p>0.12429857</text:p>
          </table:table-cell>
          <table:table-cell table:formula="of:=[.E702]*100" office:value-type="float" office:value="0.201973" calcext:value-type="float">
            <text:p>0.201973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office:value-type="float" office:value="179.1425170898" calcext:value-type="float">
            <text:p>179.1425170898</text:p>
          </table:table-cell>
          <table:table-cell office:value-type="float" office:value="0.0728910428" calcext:value-type="float">
            <text:p>0.07289104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746" calcext:value-type="float">
            <text:p>0.0012746</text:p>
          </table:table-cell>
          <table:table-cell office:value-type="float" office:value="0.02065688" calcext:value-type="float">
            <text:p>0.02065688</text:p>
          </table:table-cell>
          <table:table-cell office:value-type="float" office:value="-0.0001697033" calcext:value-type="float">
            <text:p>-0.0001697033</text:p>
          </table:table-cell>
          <table:table-cell office:value-type="float" office:value="976" calcext:value-type="float">
            <text:p>976</text:p>
          </table:table-cell>
          <table:table-cell table:formula="of:=[.D703]*100" office:value-type="float" office:value="0.12429857" calcext:value-type="float">
            <text:p>0.12429857</text:p>
          </table:table-cell>
          <table:table-cell table:formula="of:=[.E703]*100" office:value-type="float" office:value="0.12746" calcext:value-type="float">
            <text:p>0.12746</text:p>
          </table:table-cell>
        </table:table-row>
        <table:table-row table:style-name="ro1">
          <table:table-cell office:value-type="float" office:value="48.89" calcext:value-type="float">
            <text:p>48.89</text:p>
          </table:table-cell>
          <table:table-cell office:value-type="float" office:value="179.1541748047" calcext:value-type="float">
            <text:p>179.1541748047</text:p>
          </table:table-cell>
          <table:table-cell office:value-type="float" office:value="0.1482959899" calcext:value-type="float">
            <text:p>0.14829598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7574" calcext:value-type="float">
            <text:p>0.00027574</text:p>
          </table:table-cell>
          <table:table-cell office:value-type="float" office:value="0.01786119" calcext:value-type="float">
            <text:p>0.01786119</text:p>
          </table:table-cell>
          <table:table-cell office:value-type="float" office:value="-0.0001865307" calcext:value-type="float">
            <text:p>-0.0001865307</text:p>
          </table:table-cell>
          <table:table-cell office:value-type="float" office:value="977" calcext:value-type="float">
            <text:p>977</text:p>
          </table:table-cell>
          <table:table-cell table:formula="of:=[.D704]*100" office:value-type="float" office:value="0.12429857" calcext:value-type="float">
            <text:p>0.12429857</text:p>
          </table:table-cell>
          <table:table-cell table:formula="of:=[.E704]*100" office:value-type="float" office:value="0.027574" calcext:value-type="float">
            <text:p>0.027574</text:p>
          </table:table-cell>
        </table:table-row>
        <table:table-row table:style-name="ro1">
          <table:table-cell office:value-type="float" office:value="48.94" calcext:value-type="float">
            <text:p>48.94</text:p>
          </table:table-cell>
          <table:table-cell office:value-type="float" office:value="179.1573181152" calcext:value-type="float">
            <text:p>179.1573181152</text:p>
          </table:table-cell>
          <table:table-cell office:value-type="float" office:value="0.1212740344" calcext:value-type="float">
            <text:p>0.12127403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0953" calcext:value-type="float">
            <text:p>-0.00020953</text:p>
          </table:table-cell>
          <table:table-cell office:value-type="float" office:value="0.01786119" calcext:value-type="float">
            <text:p>0.01786119</text:p>
          </table:table-cell>
          <table:table-cell office:value-type="float" office:value="-0.0001336317" calcext:value-type="float">
            <text:p>-0.0001336317</text:p>
          </table:table-cell>
          <table:table-cell office:value-type="float" office:value="978" calcext:value-type="float">
            <text:p>978</text:p>
          </table:table-cell>
          <table:table-cell table:formula="of:=[.D705]*100" office:value-type="float" office:value="0.12429857" calcext:value-type="float">
            <text:p>0.12429857</text:p>
          </table:table-cell>
          <table:table-cell table:formula="of:=[.E705]*100" office:value-type="float" office:value="-0.020953" calcext:value-type="float">
            <text:p>-0.020953</text:p>
          </table:table-cell>
        </table:table-row>
        <table:table-row table:style-name="ro1">
          <table:table-cell office:value-type="float" office:value="48.99" calcext:value-type="float">
            <text:p>48.99</text:p>
          </table:table-cell>
          <table:table-cell office:value-type="float" office:value="179.1604919434" calcext:value-type="float">
            <text:p>179.1604919434</text:p>
          </table:table-cell>
          <table:table-cell office:value-type="float" office:value="0.1356600397" calcext:value-type="float">
            <text:p>0.13566003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62865" calcext:value-type="float">
            <text:p>-0.00062865</text:p>
          </table:table-cell>
          <table:table-cell office:value-type="float" office:value="0.01856242" calcext:value-type="float">
            <text:p>0.01856242</text:p>
          </table:table-cell>
          <table:table-cell office:value-type="float" office:value="-0.0002035659" calcext:value-type="float">
            <text:p>-0.0002035659</text:p>
          </table:table-cell>
          <table:table-cell office:value-type="float" office:value="979" calcext:value-type="float">
            <text:p>979</text:p>
          </table:table-cell>
          <table:table-cell table:formula="of:=[.D706]*100" office:value-type="float" office:value="0.12429857" calcext:value-type="float">
            <text:p>0.12429857</text:p>
          </table:table-cell>
          <table:table-cell table:formula="of:=[.E706]*100" office:value-type="float" office:value="-0.062865" calcext:value-type="float">
            <text:p>-0.062865</text:p>
          </table:table-cell>
        </table:table-row>
        <table:table-row table:style-name="ro1">
          <table:table-cell office:value-type="float" office:value="49.04" calcext:value-type="float">
            <text:p>49.04</text:p>
          </table:table-cell>
          <table:table-cell office:value-type="float" office:value="179.1669158936" calcext:value-type="float">
            <text:p>179.1669158936</text:p>
          </table:table-cell>
          <table:table-cell office:value-type="float" office:value="0.0752839812" calcext:value-type="float">
            <text:p>0.07528398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0546" calcext:value-type="float">
            <text:p>-0.00050546</text:p>
          </table:table-cell>
          <table:table-cell office:value-type="float" office:value="0.0150723" calcext:value-type="float">
            <text:p>0.0150723</text:p>
          </table:table-cell>
          <table:table-cell office:value-type="float" office:value="-0.0000723128" calcext:value-type="float">
            <text:p>-7.23128E-05</text:p>
          </table:table-cell>
          <table:table-cell office:value-type="float" office:value="980" calcext:value-type="float">
            <text:p>980</text:p>
          </table:table-cell>
          <table:table-cell table:formula="of:=[.D707]*100" office:value-type="float" office:value="0.12429857" calcext:value-type="float">
            <text:p>0.12429857</text:p>
          </table:table-cell>
          <table:table-cell table:formula="of:=[.E707]*100" office:value-type="float" office:value="-0.050546" calcext:value-type="float">
            <text:p>-0.050546</text:p>
          </table:table-cell>
        </table:table-row>
        <table:table-row table:style-name="ro1">
          <table:table-cell office:value-type="float" office:value="49.09" calcext:value-type="float">
            <text:p>49.09</text:p>
          </table:table-cell>
          <table:table-cell office:value-type="float" office:value="179.1762084961" calcext:value-type="float">
            <text:p>179.1762084961</text:p>
          </table:table-cell>
          <table:table-cell office:value-type="float" office:value="0.0906172778" calcext:value-type="float">
            <text:p>0.09061727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2559" calcext:value-type="float">
            <text:p>-0.00052559</text:p>
          </table:table-cell>
          <table:table-cell office:value-type="float" office:value="0.0150723" calcext:value-type="float">
            <text:p>0.0150723</text:p>
          </table:table-cell>
          <table:table-cell office:value-type="float" office:value="-0.0001484696" calcext:value-type="float">
            <text:p>-0.0001484696</text:p>
          </table:table-cell>
          <table:table-cell office:value-type="float" office:value="981" calcext:value-type="float">
            <text:p>981</text:p>
          </table:table-cell>
          <table:table-cell table:formula="of:=[.D708]*100" office:value-type="float" office:value="0.12429857" calcext:value-type="float">
            <text:p>0.12429857</text:p>
          </table:table-cell>
          <table:table-cell table:formula="of:=[.E708]*100" office:value-type="float" office:value="-0.052559" calcext:value-type="float">
            <text:p>-0.052559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office:value-type="float" office:value="179.1781463623" calcext:value-type="float">
            <text:p>179.1781463623</text:p>
          </table:table-cell>
          <table:table-cell office:value-type="float" office:value="0.0631878541" calcext:value-type="float">
            <text:p>0.06318785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5619" calcext:value-type="float">
            <text:p>-0.00035619</text:p>
          </table:table-cell>
          <table:table-cell office:value-type="float" office:value="0.01256309" calcext:value-type="float">
            <text:p>0.01256309</text:p>
          </table:table-cell>
          <table:table-cell office:value-type="float" office:value="-0.0002352451" calcext:value-type="float">
            <text:p>-0.0002352451</text:p>
          </table:table-cell>
          <table:table-cell office:value-type="float" office:value="982" calcext:value-type="float">
            <text:p>982</text:p>
          </table:table-cell>
          <table:table-cell table:formula="of:=[.D709]*100" office:value-type="float" office:value="0.12429857" calcext:value-type="float">
            <text:p>0.12429857</text:p>
          </table:table-cell>
          <table:table-cell table:formula="of:=[.E709]*100" office:value-type="float" office:value="-0.035619" calcext:value-type="float">
            <text:p>-0.035619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179.1804199219" calcext:value-type="float">
            <text:p>179.1804199219</text:p>
          </table:table-cell>
          <table:table-cell office:value-type="float" office:value="0.0299509566" calcext:value-type="float">
            <text:p>0.02995095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02185" calcext:value-type="float">
            <text:p>-0.00002185</text:p>
          </table:table-cell>
          <table:table-cell office:value-type="float" office:value="0.01256309" calcext:value-type="float">
            <text:p>0.01256309</text:p>
          </table:table-cell>
          <table:table-cell office:value-type="float" office:value="-0.000125308" calcext:value-type="float">
            <text:p>-0.000125308</text:p>
          </table:table-cell>
          <table:table-cell office:value-type="float" office:value="983" calcext:value-type="float">
            <text:p>983</text:p>
          </table:table-cell>
          <table:table-cell table:formula="of:=[.D710]*100" office:value-type="float" office:value="0.12429857" calcext:value-type="float">
            <text:p>0.12429857</text:p>
          </table:table-cell>
          <table:table-cell table:formula="of:=[.E710]*100" office:value-type="float" office:value="-0.002185" calcext:value-type="float">
            <text:p>-0.002185</text:p>
          </table:table-cell>
        </table:table-row>
        <table:table-row table:style-name="ro1">
          <table:table-cell office:value-type="float" office:value="49.24" calcext:value-type="float">
            <text:p>49.24</text:p>
          </table:table-cell>
          <table:table-cell office:value-type="float" office:value="179.1797943115" calcext:value-type="float">
            <text:p>179.1797943115</text:p>
          </table:table-cell>
          <table:table-cell office:value-type="float" office:value="0.0425485834" calcext:value-type="float">
            <text:p>0.04254858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1169" calcext:value-type="float">
            <text:p>0.0001169</text:p>
          </table:table-cell>
          <table:table-cell office:value-type="float" office:value="0.01376378" calcext:value-type="float">
            <text:p>0.01376378</text:p>
          </table:table-cell>
          <table:table-cell office:value-type="float" office:value="-0.0001963357" calcext:value-type="float">
            <text:p>-0.0001963357</text:p>
          </table:table-cell>
          <table:table-cell office:value-type="float" office:value="984" calcext:value-type="float">
            <text:p>984</text:p>
          </table:table-cell>
          <table:table-cell table:formula="of:=[.D711]*100" office:value-type="float" office:value="0.12429857" calcext:value-type="float">
            <text:p>0.12429857</text:p>
          </table:table-cell>
          <table:table-cell table:formula="of:=[.E711]*100" office:value-type="float" office:value="0.01169" calcext:value-type="float">
            <text:p>0.01169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179.172454834" calcext:value-type="float">
            <text:p>179.172454834</text:p>
          </table:table-cell>
          <table:table-cell office:value-type="float" office:value="-0.0438787142" calcext:value-type="float">
            <text:p>-0.04387871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78531" calcext:value-type="float">
            <text:p>0.00078531</text:p>
          </table:table-cell>
          <table:table-cell office:value-type="float" office:value="0.01049545" calcext:value-type="float">
            <text:p>0.01049545</text:p>
          </table:table-cell>
          <table:table-cell office:value-type="float" office:value="-0.0001656874" calcext:value-type="float">
            <text:p>-0.0001656874</text:p>
          </table:table-cell>
          <table:table-cell office:value-type="float" office:value="985" calcext:value-type="float">
            <text:p>985</text:p>
          </table:table-cell>
          <table:table-cell table:formula="of:=[.D712]*100" office:value-type="float" office:value="0.12429857" calcext:value-type="float">
            <text:p>0.12429857</text:p>
          </table:table-cell>
          <table:table-cell table:formula="of:=[.E712]*100" office:value-type="float" office:value="0.078531" calcext:value-type="float">
            <text:p>0.078531</text:p>
          </table:table-cell>
        </table:table-row>
        <table:table-row table:style-name="ro1">
          <table:table-cell office:value-type="float" office:value="49.34" calcext:value-type="float">
            <text:p>49.34</text:p>
          </table:table-cell>
          <table:table-cell office:value-type="float" office:value="179.1762390137" calcext:value-type="float">
            <text:p>179.1762390137</text:p>
          </table:table-cell>
          <table:table-cell office:value-type="float" office:value="-0.1281306576" calcext:value-type="float">
            <text:p>-0.12813065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9205" calcext:value-type="float">
            <text:p>0.00179205</text:p>
          </table:table-cell>
          <table:table-cell office:value-type="float" office:value="0.01049545" calcext:value-type="float">
            <text:p>0.01049545</text:p>
          </table:table-cell>
          <table:table-cell office:value-type="float" office:value="0.0002088368" calcext:value-type="float">
            <text:p>0.0002088368</text:p>
          </table:table-cell>
          <table:table-cell office:value-type="float" office:value="986" calcext:value-type="float">
            <text:p>986</text:p>
          </table:table-cell>
          <table:table-cell table:formula="of:=[.D713]*100" office:value-type="float" office:value="0.12429857" calcext:value-type="float">
            <text:p>0.12429857</text:p>
          </table:table-cell>
          <table:table-cell table:formula="of:=[.E713]*100" office:value-type="float" office:value="0.179205" calcext:value-type="float">
            <text:p>0.179205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179.1681213379" calcext:value-type="float">
            <text:p>179.1681213379</text:p>
          </table:table-cell>
          <table:table-cell office:value-type="float" office:value="-0.1580816655" calcext:value-type="float">
            <text:p>-0.15808166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6225" calcext:value-type="float">
            <text:p>0.00266225</text:p>
          </table:table-cell>
          <table:table-cell office:value-type="float" office:value="0.00894093" calcext:value-type="float">
            <text:p>0.00894093</text:p>
          </table:table-cell>
          <table:table-cell office:value-type="float" office:value="0.0001614916" calcext:value-type="float">
            <text:p>0.0001614916</text:p>
          </table:table-cell>
          <table:table-cell office:value-type="float" office:value="987" calcext:value-type="float">
            <text:p>987</text:p>
          </table:table-cell>
          <table:table-cell table:formula="of:=[.D714]*100" office:value-type="float" office:value="0.12429857" calcext:value-type="float">
            <text:p>0.12429857</text:p>
          </table:table-cell>
          <table:table-cell table:formula="of:=[.E714]*100" office:value-type="float" office:value="0.266225" calcext:value-type="float">
            <text:p>0.266225</text:p>
          </table:table-cell>
        </table:table-row>
        <table:table-row table:style-name="ro1">
          <table:table-cell office:value-type="float" office:value="49.44" calcext:value-type="float">
            <text:p>49.44</text:p>
          </table:table-cell>
          <table:table-cell office:value-type="float" office:value="179.184967041" calcext:value-type="float">
            <text:p>179.184967041</text:p>
          </table:table-cell>
          <table:table-cell office:value-type="float" office:value="-0.2332629283" calcext:value-type="float">
            <text:p>-0.23326292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4294" calcext:value-type="float">
            <text:p>0.00374294</text:p>
          </table:table-cell>
          <table:table-cell office:value-type="float" office:value="0.00894093" calcext:value-type="float">
            <text:p>0.00894093</text:p>
          </table:table-cell>
          <table:table-cell office:value-type="float" office:value="0.0001776421" calcext:value-type="float">
            <text:p>0.0001776421</text:p>
          </table:table-cell>
          <table:table-cell office:value-type="float" office:value="988" calcext:value-type="float">
            <text:p>988</text:p>
          </table:table-cell>
          <table:table-cell table:formula="of:=[.D715]*100" office:value-type="float" office:value="0.12429857" calcext:value-type="float">
            <text:p>0.12429857</text:p>
          </table:table-cell>
          <table:table-cell table:formula="of:=[.E715]*100" office:value-type="float" office:value="0.374294" calcext:value-type="float">
            <text:p>0.374294</text:p>
          </table:table-cell>
        </table:table-row>
        <table:table-row table:style-name="ro1">
          <table:table-cell office:value-type="float" office:value="49.49" calcext:value-type="float">
            <text:p>49.49</text:p>
          </table:table-cell>
          <table:table-cell office:value-type="float" office:value="179.1930847168" calcext:value-type="float">
            <text:p>179.1930847168</text:p>
          </table:table-cell>
          <table:table-cell office:value-type="float" office:value="-0.2162531866" calcext:value-type="float">
            <text:p>-0.21625318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944" calcext:value-type="float">
            <text:p>0.00434944</text:p>
          </table:table-cell>
          <table:table-cell office:value-type="float" office:value="0.01011891" calcext:value-type="float">
            <text:p>0.01011891</text:p>
          </table:table-cell>
          <table:table-cell office:value-type="float" office:value="0.0001425848" calcext:value-type="float">
            <text:p>0.0001425848</text:p>
          </table:table-cell>
          <table:table-cell office:value-type="float" office:value="989" calcext:value-type="float">
            <text:p>989</text:p>
          </table:table-cell>
          <table:table-cell table:formula="of:=[.D716]*100" office:value-type="float" office:value="0.12429857" calcext:value-type="float">
            <text:p>0.12429857</text:p>
          </table:table-cell>
          <table:table-cell table:formula="of:=[.E716]*100" office:value-type="float" office:value="0.434944" calcext:value-type="float">
            <text:p>0.434944</text:p>
          </table:table-cell>
        </table:table-row>
        <table:table-row table:style-name="ro1">
          <table:table-cell office:value-type="float" office:value="49.54" calcext:value-type="float">
            <text:p>49.54</text:p>
          </table:table-cell>
          <table:table-cell office:value-type="float" office:value="179.2202606201" calcext:value-type="float">
            <text:p>179.2202606201</text:p>
          </table:table-cell>
          <table:table-cell office:value-type="float" office:value="-0.1792565335" calcext:value-type="float">
            <text:p>-0.1792565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688" calcext:value-type="float">
            <text:p>0.00450688</text:p>
          </table:table-cell>
          <table:table-cell office:value-type="float" office:value="0.00786228" calcext:value-type="float">
            <text:p>0.00786228</text:p>
          </table:table-cell>
          <table:table-cell office:value-type="float" office:value="0.000103435" calcext:value-type="float">
            <text:p>0.000103435</text:p>
          </table:table-cell>
          <table:table-cell office:value-type="float" office:value="990" calcext:value-type="float">
            <text:p>990</text:p>
          </table:table-cell>
          <table:table-cell table:formula="of:=[.D717]*100" office:value-type="float" office:value="0.12429857" calcext:value-type="float">
            <text:p>0.12429857</text:p>
          </table:table-cell>
          <table:table-cell table:formula="of:=[.E717]*100" office:value-type="float" office:value="0.450688" calcext:value-type="float">
            <text:p>0.450688</text:p>
          </table:table-cell>
        </table:table-row>
        <table:table-row table:style-name="ro1">
          <table:table-cell office:value-type="float" office:value="49.59" calcext:value-type="float">
            <text:p>49.59</text:p>
          </table:table-cell>
          <table:table-cell office:value-type="float" office:value="179.2154083252" calcext:value-type="float">
            <text:p>179.2154083252</text:p>
          </table:table-cell>
          <table:table-cell office:value-type="float" office:value="-0.2046027214" calcext:value-type="float">
            <text:p>-0.20460272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8066" calcext:value-type="float">
            <text:p>0.00478066</text:p>
          </table:table-cell>
          <table:table-cell office:value-type="float" office:value="0.00786228" calcext:value-type="float">
            <text:p>0.00786228</text:p>
          </table:table-cell>
          <table:table-cell office:value-type="float" office:value="0.0000910644" calcext:value-type="float">
            <text:p>9.10644E-05</text:p>
          </table:table-cell>
          <table:table-cell office:value-type="float" office:value="991" calcext:value-type="float">
            <text:p>991</text:p>
          </table:table-cell>
          <table:table-cell table:formula="of:=[.D718]*100" office:value-type="float" office:value="0.12429857" calcext:value-type="float">
            <text:p>0.12429857</text:p>
          </table:table-cell>
          <table:table-cell table:formula="of:=[.E718]*100" office:value-type="float" office:value="0.478066" calcext:value-type="float">
            <text:p>0.478066</text:p>
          </table:table-cell>
        </table:table-row>
        <table:table-row table:style-name="ro1">
          <table:table-cell office:value-type="float" office:value="49.64" calcext:value-type="float">
            <text:p>49.64</text:p>
          </table:table-cell>
          <table:table-cell office:value-type="float" office:value="179.1993255615" calcext:value-type="float">
            <text:p>179.1993255615</text:p>
          </table:table-cell>
          <table:table-cell office:value-type="float" office:value="-0.1837489024" calcext:value-type="float">
            <text:p>-0.18374890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2406" calcext:value-type="float">
            <text:p>0.00482406</text:p>
          </table:table-cell>
          <table:table-cell office:value-type="float" office:value="0.0071697" calcext:value-type="float">
            <text:p>0.0071697</text:p>
          </table:table-cell>
          <table:table-cell office:value-type="float" office:value="-0.0000015562" calcext:value-type="float">
            <text:p>-1.5562E-06</text:p>
          </table:table-cell>
          <table:table-cell office:value-type="float" office:value="992" calcext:value-type="float">
            <text:p>992</text:p>
          </table:table-cell>
          <table:table-cell table:formula="of:=[.D719]*100" office:value-type="float" office:value="0.12429857" calcext:value-type="float">
            <text:p>0.12429857</text:p>
          </table:table-cell>
          <table:table-cell table:formula="of:=[.E719]*100" office:value-type="float" office:value="0.482406" calcext:value-type="float">
            <text:p>0.482406</text:p>
          </table:table-cell>
        </table:table-row>
        <table:table-row table:style-name="ro1">
          <table:table-cell office:value-type="float" office:value="49.69" calcext:value-type="float">
            <text:p>49.69</text:p>
          </table:table-cell>
          <table:table-cell office:value-type="float" office:value="179.2151489258" calcext:value-type="float">
            <text:p>179.2151489258</text:p>
          </table:table-cell>
          <table:table-cell office:value-type="float" office:value="-0.1575802815" calcext:value-type="float">
            <text:p>-0.15758028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7856" calcext:value-type="float">
            <text:p>0.00467856</text:p>
          </table:table-cell>
          <table:table-cell office:value-type="float" office:value="0.0071697" calcext:value-type="float">
            <text:p>0.0071697</text:p>
          </table:table-cell>
          <table:table-cell office:value-type="float" office:value="-0.0000833325" calcext:value-type="float">
            <text:p>-8.33325E-05</text:p>
          </table:table-cell>
          <table:table-cell office:value-type="float" office:value="993" calcext:value-type="float">
            <text:p>993</text:p>
          </table:table-cell>
          <table:table-cell table:formula="of:=[.D720]*100" office:value-type="float" office:value="0.12429857" calcext:value-type="float">
            <text:p>0.12429857</text:p>
          </table:table-cell>
          <table:table-cell table:formula="of:=[.E720]*100" office:value-type="float" office:value="0.467856" calcext:value-type="float">
            <text:p>0.467856</text:p>
          </table:table-cell>
        </table:table-row>
        <table:table-row table:style-name="ro1">
          <table:table-cell office:value-type="float" office:value="49.74" calcext:value-type="float">
            <text:p>49.74</text:p>
          </table:table-cell>
          <table:table-cell office:value-type="float" office:value="179.2026519775" calcext:value-type="float">
            <text:p>179.2026519775</text:p>
          </table:table-cell>
          <table:table-cell office:value-type="float" office:value="-0.156728048" calcext:value-type="float">
            <text:p>-0.1567280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597" calcext:value-type="float">
            <text:p>0.00457597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01409068" calcext:value-type="float">
            <text:p>0.0001409068</text:p>
          </table:table-cell>
          <table:table-cell office:value-type="float" office:value="994" calcext:value-type="float">
            <text:p>994</text:p>
          </table:table-cell>
          <table:table-cell table:formula="of:=[.D721]*100" office:value-type="float" office:value="0.12429857" calcext:value-type="float">
            <text:p>0.12429857</text:p>
          </table:table-cell>
          <table:table-cell table:formula="of:=[.E721]*100" office:value-type="float" office:value="0.457597" calcext:value-type="float">
            <text:p>0.457597</text:p>
          </table:table-cell>
        </table:table-row>
        <table:table-row table:style-name="ro1">
          <table:table-cell office:value-type="float" office:value="49.79" calcext:value-type="float">
            <text:p>49.79</text:p>
          </table:table-cell>
          <table:table-cell office:value-type="float" office:value="179.1970977783" calcext:value-type="float">
            <text:p>179.1970977783</text:p>
          </table:table-cell>
          <table:table-cell office:value-type="float" office:value="-0.1552434569" calcext:value-type="float">
            <text:p>-0.15524345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773" calcext:value-type="float">
            <text:p>0.00449773</text:p>
          </table:table-cell>
          <table:table-cell office:value-type="float" office:value="0.00672781" calcext:value-type="float">
            <text:p>0.00672781</text:p>
          </table:table-cell>
          <table:table-cell office:value-type="float" office:value="-0.0000668071" calcext:value-type="float">
            <text:p>-6.68071E-05</text:p>
          </table:table-cell>
          <table:table-cell office:value-type="float" office:value="995" calcext:value-type="float">
            <text:p>995</text:p>
          </table:table-cell>
          <table:table-cell table:formula="of:=[.D722]*100" office:value-type="float" office:value="0.12429857" calcext:value-type="float">
            <text:p>0.12429857</text:p>
          </table:table-cell>
          <table:table-cell table:formula="of:=[.E722]*100" office:value-type="float" office:value="0.449773" calcext:value-type="float">
            <text:p>0.449773</text:p>
          </table:table-cell>
        </table:table-row>
        <table:table-row table:style-name="ro1">
          <table:table-cell office:value-type="float" office:value="49.84" calcext:value-type="float">
            <text:p>49.84</text:p>
          </table:table-cell>
          <table:table-cell office:value-type="float" office:value="179.1891326904" calcext:value-type="float">
            <text:p>179.1891326904</text:p>
          </table:table-cell>
          <table:table-cell office:value-type="float" office:value="-0.1555805422" calcext:value-type="float">
            <text:p>-0.15558054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4787" calcext:value-type="float">
            <text:p>0.00444787</text:p>
          </table:table-cell>
          <table:table-cell office:value-type="float" office:value="0.00672781" calcext:value-type="float">
            <text:p>0.00672781</text:p>
          </table:table-cell>
          <table:table-cell office:value-type="float" office:value="0.0000238621" calcext:value-type="float">
            <text:p>2.38621E-05</text:p>
          </table:table-cell>
          <table:table-cell office:value-type="float" office:value="996" calcext:value-type="float">
            <text:p>996</text:p>
          </table:table-cell>
          <table:table-cell table:formula="of:=[.D723]*100" office:value-type="float" office:value="0.12429857" calcext:value-type="float">
            <text:p>0.12429857</text:p>
          </table:table-cell>
          <table:table-cell table:formula="of:=[.E723]*100" office:value-type="float" office:value="0.444787" calcext:value-type="float">
            <text:p>0.444787</text:p>
          </table:table-cell>
        </table:table-row>
        <table:table-row table:style-name="ro1">
          <table:table-cell office:value-type="float" office:value="49.89" calcext:value-type="float">
            <text:p>49.89</text:p>
          </table:table-cell>
          <table:table-cell office:value-type="float" office:value="179.1771392822" calcext:value-type="float">
            <text:p>179.1771392822</text:p>
          </table:table-cell>
          <table:table-cell office:value-type="float" office:value="-0.119696823" calcext:value-type="float">
            <text:p>-0.1196968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7551" calcext:value-type="float">
            <text:p>0.00417551</text:p>
          </table:table-cell>
          <table:table-cell office:value-type="float" office:value="0.00685594" calcext:value-type="float">
            <text:p>0.00685594</text:p>
          </table:table-cell>
          <table:table-cell office:value-type="float" office:value="-0.0001058628" calcext:value-type="float">
            <text:p>-0.0001058628</text:p>
          </table:table-cell>
          <table:table-cell office:value-type="float" office:value="997" calcext:value-type="float">
            <text:p>997</text:p>
          </table:table-cell>
          <table:table-cell table:formula="of:=[.D724]*100" office:value-type="float" office:value="0.12429857" calcext:value-type="float">
            <text:p>0.12429857</text:p>
          </table:table-cell>
          <table:table-cell table:formula="of:=[.E724]*100" office:value-type="float" office:value="0.417551" calcext:value-type="float">
            <text:p>0.417551</text:p>
          </table:table-cell>
        </table:table-row>
        <table:table-row table:style-name="ro1">
          <table:table-cell office:value-type="float" office:value="49.94" calcext:value-type="float">
            <text:p>49.94</text:p>
          </table:table-cell>
          <table:table-cell office:value-type="float" office:value="179.1821899414" calcext:value-type="float">
            <text:p>179.1821899414</text:p>
          </table:table-cell>
          <table:table-cell office:value-type="float" office:value="-0.1752580193" calcext:value-type="float">
            <text:p>-0.17525801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6437" calcext:value-type="float">
            <text:p>0.00436437</text:p>
          </table:table-cell>
          <table:table-cell office:value-type="float" office:value="0.00639403" calcext:value-type="float">
            <text:p>0.00639403</text:p>
          </table:table-cell>
          <table:table-cell office:value-type="float" office:value="0.0001454676" calcext:value-type="float">
            <text:p>0.0001454676</text:p>
          </table:table-cell>
          <table:table-cell office:value-type="float" office:value="998" calcext:value-type="float">
            <text:p>998</text:p>
          </table:table-cell>
          <table:table-cell table:formula="of:=[.D725]*100" office:value-type="float" office:value="0.12429857" calcext:value-type="float">
            <text:p>0.12429857</text:p>
          </table:table-cell>
          <table:table-cell table:formula="of:=[.E725]*100" office:value-type="float" office:value="0.436437" calcext:value-type="float">
            <text:p>0.436437</text:p>
          </table:table-cell>
        </table:table-row>
        <table:table-row table:style-name="ro1">
          <table:table-cell office:value-type="float" office:value="49.99" calcext:value-type="float">
            <text:p>49.99</text:p>
          </table:table-cell>
          <table:table-cell office:value-type="float" office:value="179.1764373779" calcext:value-type="float">
            <text:p>179.1764373779</text:p>
          </table:table-cell>
          <table:table-cell office:value-type="float" office:value="-0.1730440618" calcext:value-type="float">
            <text:p>-0.17304406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7542" calcext:value-type="float">
            <text:p>0.00447542</text:p>
          </table:table-cell>
          <table:table-cell office:value-type="float" office:value="0.00639403" calcext:value-type="float">
            <text:p>0.00639403</text:p>
          </table:table-cell>
          <table:table-cell office:value-type="float" office:value="0.000019291" calcext:value-type="float">
            <text:p>0.000019291</text:p>
          </table:table-cell>
          <table:table-cell office:value-type="float" office:value="999" calcext:value-type="float">
            <text:p>999</text:p>
          </table:table-cell>
          <table:table-cell table:formula="of:=[.D726]*100" office:value-type="float" office:value="0.12429857" calcext:value-type="float">
            <text:p>0.12429857</text:p>
          </table:table-cell>
          <table:table-cell table:formula="of:=[.E726]*100" office:value-type="float" office:value="0.447542" calcext:value-type="float">
            <text:p>0.447542</text:p>
          </table:table-cell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179.1825256348" calcext:value-type="float">
            <text:p>179.1825256348</text:p>
          </table:table-cell>
          <table:table-cell office:value-type="float" office:value="-0.1718102862" calcext:value-type="float">
            <text:p>-0.17181028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4116" calcext:value-type="float">
            <text:p>0.00454116</text:p>
          </table:table-cell>
          <table:table-cell office:value-type="float" office:value="0.00606148" calcext:value-type="float">
            <text:p>0.00606148</text:p>
          </table:table-cell>
          <table:table-cell office:value-type="float" office:value="-0.000214885" calcext:value-type="float">
            <text:p>-0.000214885</text:p>
          </table:table-cell>
          <table:table-cell office:value-type="float" office:value="1000" calcext:value-type="float">
            <text:p>1000</text:p>
          </table:table-cell>
          <table:table-cell table:formula="of:=[.D727]*100" office:value-type="float" office:value="0.12429857" calcext:value-type="float">
            <text:p>0.12429857</text:p>
          </table:table-cell>
          <table:table-cell table:formula="of:=[.E727]*100" office:value-type="float" office:value="0.454116" calcext:value-type="float">
            <text:p>0.454116</text:p>
          </table:table-cell>
        </table:table-row>
        <table:table-row table:style-name="ro1">
          <table:table-cell office:value-type="float" office:value="50.09" calcext:value-type="float">
            <text:p>50.09</text:p>
          </table:table-cell>
          <table:table-cell office:value-type="float" office:value="179.1922302246" calcext:value-type="float">
            <text:p>179.1922302246</text:p>
          </table:table-cell>
          <table:table-cell office:value-type="float" office:value="-0.1761052293" calcext:value-type="float">
            <text:p>-0.17610522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1358" calcext:value-type="float">
            <text:p>0.00461358</text:p>
          </table:table-cell>
          <table:table-cell office:value-type="float" office:value="0.00606148" calcext:value-type="float">
            <text:p>0.00606148</text:p>
          </table:table-cell>
          <table:table-cell office:value-type="float" office:value="-0.000089652" calcext:value-type="float">
            <text:p>-0.000089652</text:p>
          </table:table-cell>
          <table:table-cell office:value-type="float" office:value="1001" calcext:value-type="float">
            <text:p>1001</text:p>
          </table:table-cell>
          <table:table-cell table:formula="of:=[.D728]*100" office:value-type="float" office:value="0.12429857" calcext:value-type="float">
            <text:p>0.12429857</text:p>
          </table:table-cell>
          <table:table-cell table:formula="of:=[.E728]*100" office:value-type="float" office:value="0.461358" calcext:value-type="float">
            <text:p>0.461358</text:p>
          </table:table-cell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float" office:value="179.1869049072" calcext:value-type="float">
            <text:p>179.1869049072</text:p>
          </table:table-cell>
          <table:table-cell office:value-type="float" office:value="-0.1826290838" calcext:value-type="float">
            <text:p>-0.1826290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053" calcext:value-type="float">
            <text:p>0.0047053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-0.0000763371" calcext:value-type="float">
            <text:p>-7.63371E-05</text:p>
          </table:table-cell>
          <table:table-cell office:value-type="float" office:value="1002" calcext:value-type="float">
            <text:p>1002</text:p>
          </table:table-cell>
          <table:table-cell table:formula="of:=[.D729]*100" office:value-type="float" office:value="0.12429857" calcext:value-type="float">
            <text:p>0.12429857</text:p>
          </table:table-cell>
          <table:table-cell table:formula="of:=[.E729]*100" office:value-type="float" office:value="0.47053" calcext:value-type="float">
            <text:p>0.47053</text:p>
          </table:table-cell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179.184677124" calcext:value-type="float">
            <text:p>179.184677124</text:p>
          </table:table-cell>
          <table:table-cell office:value-type="float" office:value="-0.1868865157" calcext:value-type="float">
            <text:p>-0.18688651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9477" calcext:value-type="float">
            <text:p>0.00479477</text:p>
          </table:table-cell>
          <table:table-cell office:value-type="float" office:value="0.00565008" calcext:value-type="float">
            <text:p>0.00565008</text:p>
          </table:table-cell>
          <table:table-cell office:value-type="float" office:value="-0.0000324681" calcext:value-type="float">
            <text:p>-3.24681E-05</text:p>
          </table:table-cell>
          <table:table-cell office:value-type="float" office:value="1003" calcext:value-type="float">
            <text:p>1003</text:p>
          </table:table-cell>
          <table:table-cell table:formula="of:=[.D730]*100" office:value-type="float" office:value="0.12429857" calcext:value-type="float">
            <text:p>0.12429857</text:p>
          </table:table-cell>
          <table:table-cell table:formula="of:=[.E730]*100" office:value-type="float" office:value="0.479477" calcext:value-type="float">
            <text:p>0.479477</text:p>
          </table:table-cell>
        </table:table-row>
        <table:table-row table:style-name="ro1">
          <table:table-cell office:value-type="float" office:value="50.24" calcext:value-type="float">
            <text:p>50.24</text:p>
          </table:table-cell>
          <table:table-cell office:value-type="float" office:value="179.1887054443" calcext:value-type="float">
            <text:p>179.1887054443</text:p>
          </table:table-cell>
          <table:table-cell office:value-type="float" office:value="-0.1844762852" calcext:value-type="float">
            <text:p>-0.18447628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383" calcext:value-type="float">
            <text:p>0.0048383</text:p>
          </table:table-cell>
          <table:table-cell office:value-type="float" office:value="0.00565008" calcext:value-type="float">
            <text:p>0.00565008</text:p>
          </table:table-cell>
          <table:table-cell office:value-type="float" office:value="0.0000052495" calcext:value-type="float">
            <text:p>5.2495E-06</text:p>
          </table:table-cell>
          <table:table-cell office:value-type="float" office:value="1004" calcext:value-type="float">
            <text:p>1004</text:p>
          </table:table-cell>
          <table:table-cell table:formula="of:=[.D731]*100" office:value-type="float" office:value="0.12429857" calcext:value-type="float">
            <text:p>0.12429857</text:p>
          </table:table-cell>
          <table:table-cell table:formula="of:=[.E731]*100" office:value-type="float" office:value="0.48383" calcext:value-type="float">
            <text:p>0.48383</text:p>
          </table:table-cell>
        </table:table-row>
        <table:table-row table:style-name="ro1">
          <table:table-cell office:value-type="float" office:value="50.29" calcext:value-type="float">
            <text:p>50.29</text:p>
          </table:table-cell>
          <table:table-cell office:value-type="float" office:value="179.2027130127" calcext:value-type="float">
            <text:p>179.2027130127</text:p>
          </table:table-cell>
          <table:table-cell office:value-type="float" office:value="-0.2001232584" calcext:value-type="float">
            <text:p>-0.20012325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158" calcext:value-type="float">
            <text:p>0.00497158</text:p>
          </table:table-cell>
          <table:table-cell office:value-type="float" office:value="0.00462889" calcext:value-type="float">
            <text:p>0.00462889</text:p>
          </table:table-cell>
          <table:table-cell office:value-type="float" office:value="0.000082532" calcext:value-type="float">
            <text:p>0.000082532</text:p>
          </table:table-cell>
          <table:table-cell office:value-type="float" office:value="1005" calcext:value-type="float">
            <text:p>1005</text:p>
          </table:table-cell>
          <table:table-cell table:formula="of:=[.D732]*100" office:value-type="float" office:value="0.12429857" calcext:value-type="float">
            <text:p>0.12429857</text:p>
          </table:table-cell>
          <table:table-cell table:formula="of:=[.E732]*100" office:value-type="float" office:value="0.497158" calcext:value-type="float">
            <text:p>0.497158</text:p>
          </table:table-cell>
        </table:table-row>
        <table:table-row table:style-name="ro1">
          <table:table-cell office:value-type="float" office:value="50.34" calcext:value-type="float">
            <text:p>50.34</text:p>
          </table:table-cell>
          <table:table-cell office:value-type="float" office:value="179.1973571777" calcext:value-type="float">
            <text:p>179.1973571777</text:p>
          </table:table-cell>
          <table:table-cell office:value-type="float" office:value="-0.2497782656" calcext:value-type="float">
            <text:p>-0.24977826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9128" calcext:value-type="float">
            <text:p>0.00539128</text:p>
          </table:table-cell>
          <table:table-cell office:value-type="float" office:value="0.00514595" calcext:value-type="float">
            <text:p>0.00514595</text:p>
          </table:table-cell>
          <table:table-cell office:value-type="float" office:value="0.000107974" calcext:value-type="float">
            <text:p>0.000107974</text:p>
          </table:table-cell>
          <table:table-cell office:value-type="float" office:value="1006" calcext:value-type="float">
            <text:p>1006</text:p>
          </table:table-cell>
          <table:table-cell table:formula="of:=[.D733]*100" office:value-type="float" office:value="0.12429857" calcext:value-type="float">
            <text:p>0.12429857</text:p>
          </table:table-cell>
          <table:table-cell table:formula="of:=[.E733]*100" office:value-type="float" office:value="0.539128" calcext:value-type="float">
            <text:p>0.539128</text:p>
          </table:table-cell>
        </table:table-row>
        <table:table-row table:style-name="ro1">
          <table:table-cell office:value-type="float" office:value="50.39" calcext:value-type="float">
            <text:p>50.39</text:p>
          </table:table-cell>
          <table:table-cell office:value-type="float" office:value="179.2005462646" calcext:value-type="float">
            <text:p>179.2005462646</text:p>
          </table:table-cell>
          <table:table-cell office:value-type="float" office:value="-0.3123556507" calcext:value-type="float">
            <text:p>-0.31235565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8789" calcext:value-type="float">
            <text:p>0.00608789</text:p>
          </table:table-cell>
          <table:table-cell office:value-type="float" office:value="0.00396054" calcext:value-type="float">
            <text:p>0.00396054</text:p>
          </table:table-cell>
          <table:table-cell office:value-type="float" office:value="0.0002660014" calcext:value-type="float">
            <text:p>0.0002660014</text:p>
          </table:table-cell>
          <table:table-cell office:value-type="float" office:value="1007" calcext:value-type="float">
            <text:p>1007</text:p>
          </table:table-cell>
          <table:table-cell table:formula="of:=[.D734]*100" office:value-type="float" office:value="0.12429857" calcext:value-type="float">
            <text:p>0.12429857</text:p>
          </table:table-cell>
          <table:table-cell table:formula="of:=[.E734]*100" office:value-type="float" office:value="0.608789" calcext:value-type="float">
            <text:p>0.608789</text:p>
          </table:table-cell>
        </table:table-row>
        <table:table-row table:style-name="ro1">
          <table:table-cell office:value-type="float" office:value="50.44" calcext:value-type="float">
            <text:p>50.44</text:p>
          </table:table-cell>
          <table:table-cell office:value-type="float" office:value="179.2029266357" calcext:value-type="float">
            <text:p>179.2029266357</text:p>
          </table:table-cell>
          <table:table-cell office:value-type="float" office:value="-0.3064111212" calcext:value-type="float">
            <text:p>-0.30641112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1229" calcext:value-type="float">
            <text:p>0.00651229</text:p>
          </table:table-cell>
          <table:table-cell office:value-type="float" office:value="0.00457705" calcext:value-type="float">
            <text:p>0.00457705</text:p>
          </table:table-cell>
          <table:table-cell office:value-type="float" office:value="0.0001744674" calcext:value-type="float">
            <text:p>0.0001744674</text:p>
          </table:table-cell>
          <table:table-cell office:value-type="float" office:value="1008" calcext:value-type="float">
            <text:p>1008</text:p>
          </table:table-cell>
          <table:table-cell table:formula="of:=[.D735]*100" office:value-type="float" office:value="0.12429857" calcext:value-type="float">
            <text:p>0.12429857</text:p>
          </table:table-cell>
          <table:table-cell table:formula="of:=[.E735]*100" office:value-type="float" office:value="0.651229" calcext:value-type="float">
            <text:p>0.651229</text:p>
          </table:table-cell>
        </table:table-row>
        <table:table-row table:style-name="ro1">
          <table:table-cell office:value-type="float" office:value="50.49" calcext:value-type="float">
            <text:p>50.49</text:p>
          </table:table-cell>
          <table:table-cell office:value-type="float" office:value="179.2024078369" calcext:value-type="float">
            <text:p>179.2024078369</text:p>
          </table:table-cell>
          <table:table-cell office:value-type="float" office:value="-0.3100442403" calcext:value-type="float">
            <text:p>-0.31004424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192" calcext:value-type="float">
            <text:p>0.0068192</text:p>
          </table:table-cell>
          <table:table-cell office:value-type="float" office:value="0.00457705" calcext:value-type="float">
            <text:p>0.00457705</text:p>
          </table:table-cell>
          <table:table-cell office:value-type="float" office:value="0.0000443545" calcext:value-type="float">
            <text:p>4.43545E-05</text:p>
          </table:table-cell>
          <table:table-cell office:value-type="float" office:value="1009" calcext:value-type="float">
            <text:p>1009</text:p>
          </table:table-cell>
          <table:table-cell table:formula="of:=[.D736]*100" office:value-type="float" office:value="0.12429857" calcext:value-type="float">
            <text:p>0.12429857</text:p>
          </table:table-cell>
          <table:table-cell table:formula="of:=[.E736]*100" office:value-type="float" office:value="0.68192" calcext:value-type="float">
            <text:p>0.68192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179.2038726807" calcext:value-type="float">
            <text:p>179.2038726807</text:p>
          </table:table-cell>
          <table:table-cell office:value-type="float" office:value="-0.2838980424" calcext:value-type="float">
            <text:p>-0.2838980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4939" calcext:value-type="float">
            <text:p>0.00684939</text:p>
          </table:table-cell>
          <table:table-cell office:value-type="float" office:value="0.00337404" calcext:value-type="float">
            <text:p>0.00337404</text:p>
          </table:table-cell>
          <table:table-cell office:value-type="float" office:value="0.0000178455" calcext:value-type="float">
            <text:p>1.78455E-05</text:p>
          </table:table-cell>
          <table:table-cell office:value-type="float" office:value="1010" calcext:value-type="float">
            <text:p>1010</text:p>
          </table:table-cell>
          <table:table-cell table:formula="of:=[.D737]*100" office:value-type="float" office:value="0.12429857" calcext:value-type="float">
            <text:p>0.12429857</text:p>
          </table:table-cell>
          <table:table-cell table:formula="of:=[.E737]*100" office:value-type="float" office:value="0.684939" calcext:value-type="float">
            <text:p>0.684939</text:p>
          </table:table-cell>
        </table:table-row>
        <table:table-row table:style-name="ro1">
          <table:table-cell office:value-type="float" office:value="50.59" calcext:value-type="float">
            <text:p>50.59</text:p>
          </table:table-cell>
          <table:table-cell office:value-type="float" office:value="179.2022399902" calcext:value-type="float">
            <text:p>179.2022399902</text:p>
          </table:table-cell>
          <table:table-cell office:value-type="float" office:value="-0.309494435" calcext:value-type="float">
            <text:p>-0.3094944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4008" calcext:value-type="float">
            <text:p>0.00704008</text:p>
          </table:table-cell>
          <table:table-cell office:value-type="float" office:value="0.00400167" calcext:value-type="float">
            <text:p>0.00400167</text:p>
          </table:table-cell>
          <table:table-cell office:value-type="float" office:value="0.0000329486" calcext:value-type="float">
            <text:p>3.29486E-05</text:p>
          </table:table-cell>
          <table:table-cell office:value-type="float" office:value="1011" calcext:value-type="float">
            <text:p>1011</text:p>
          </table:table-cell>
          <table:table-cell table:formula="of:=[.D738]*100" office:value-type="float" office:value="0.12429857" calcext:value-type="float">
            <text:p>0.12429857</text:p>
          </table:table-cell>
          <table:table-cell table:formula="of:=[.E738]*100" office:value-type="float" office:value="0.704008" calcext:value-type="float">
            <text:p>0.704008</text:p>
          </table:table-cell>
        </table:table-row>
        <table:table-row table:style-name="ro1">
          <table:table-cell office:value-type="float" office:value="50.64" calcext:value-type="float">
            <text:p>50.64</text:p>
          </table:table-cell>
          <table:table-cell office:value-type="float" office:value="179.1974487305" calcext:value-type="float">
            <text:p>179.1974487305</text:p>
          </table:table-cell>
          <table:table-cell office:value-type="float" office:value="-0.3658035015" calcext:value-type="float">
            <text:p>-0.36580350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54237" calcext:value-type="float">
            <text:p>0.00754237</text:p>
          </table:table-cell>
          <table:table-cell office:value-type="float" office:value="0.00292471" calcext:value-type="float">
            <text:p>0.00292471</text:p>
          </table:table-cell>
          <table:table-cell office:value-type="float" office:value="0.0001267095" calcext:value-type="float">
            <text:p>0.0001267095</text:p>
          </table:table-cell>
          <table:table-cell office:value-type="float" office:value="1012" calcext:value-type="float">
            <text:p>1012</text:p>
          </table:table-cell>
          <table:table-cell table:formula="of:=[.D739]*100" office:value-type="float" office:value="0.12429857" calcext:value-type="float">
            <text:p>0.12429857</text:p>
          </table:table-cell>
          <table:table-cell table:formula="of:=[.E739]*100" office:value-type="float" office:value="0.754237" calcext:value-type="float">
            <text:p>0.754237</text:p>
          </table:table-cell>
        </table:table-row>
        <table:table-row table:style-name="ro1">
          <table:table-cell office:value-type="float" office:value="50.69" calcext:value-type="float">
            <text:p>50.69</text:p>
          </table:table-cell>
          <table:table-cell office:value-type="float" office:value="179.1936187744" calcext:value-type="float">
            <text:p>179.1936187744</text:p>
          </table:table-cell>
          <table:table-cell office:value-type="float" office:value="-0.3032004617" calcext:value-type="float">
            <text:p>-0.30320046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5974" calcext:value-type="float">
            <text:p>0.00745974</text:p>
          </table:table-cell>
          <table:table-cell office:value-type="float" office:value="0.00292471" calcext:value-type="float">
            <text:p>0.00292471</text:p>
          </table:table-cell>
          <table:table-cell office:value-type="float" office:value="-0.0000952465" calcext:value-type="float">
            <text:p>-9.52465E-05</text:p>
          </table:table-cell>
          <table:table-cell office:value-type="float" office:value="1013" calcext:value-type="float">
            <text:p>1013</text:p>
          </table:table-cell>
          <table:table-cell table:formula="of:=[.D740]*100" office:value-type="float" office:value="0.12429857" calcext:value-type="float">
            <text:p>0.12429857</text:p>
          </table:table-cell>
          <table:table-cell table:formula="of:=[.E740]*100" office:value-type="float" office:value="0.745974" calcext:value-type="float">
            <text:p>0.745974</text:p>
          </table:table-cell>
        </table:table-row>
        <table:table-row table:style-name="ro1">
          <table:table-cell office:value-type="float" office:value="50.74" calcext:value-type="float">
            <text:p>50.74</text:p>
          </table:table-cell>
          <table:table-cell office:value-type="float" office:value="179.2066192627" calcext:value-type="float">
            <text:p>179.2066192627</text:p>
          </table:table-cell>
          <table:table-cell office:value-type="float" office:value="-0.3536940072" calcext:value-type="float">
            <text:p>-0.35369400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74121" calcext:value-type="float">
            <text:p>0.00774121</text:p>
          </table:table-cell>
          <table:table-cell office:value-type="float" office:value="0.00350244" calcext:value-type="float">
            <text:p>0.00350244</text:p>
          </table:table-cell>
          <table:table-cell office:value-type="float" office:value="0.0000402963" calcext:value-type="float">
            <text:p>4.02963E-05</text:p>
          </table:table-cell>
          <table:table-cell office:value-type="float" office:value="1014" calcext:value-type="float">
            <text:p>1014</text:p>
          </table:table-cell>
          <table:table-cell table:formula="of:=[.D741]*100" office:value-type="float" office:value="0.12429857" calcext:value-type="float">
            <text:p>0.12429857</text:p>
          </table:table-cell>
          <table:table-cell table:formula="of:=[.E741]*100" office:value-type="float" office:value="0.774121" calcext:value-type="float">
            <text:p>0.774121</text:p>
          </table:table-cell>
        </table:table-row>
        <table:table-row table:style-name="ro1">
          <table:table-cell office:value-type="float" office:value="50.79" calcext:value-type="float">
            <text:p>50.79</text:p>
          </table:table-cell>
          <table:table-cell office:value-type="float" office:value="179.1965026855" calcext:value-type="float">
            <text:p>179.1965026855</text:p>
          </table:table-cell>
          <table:table-cell office:value-type="float" office:value="-0.3131301124" calcext:value-type="float">
            <text:p>-0.31313011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5837" calcext:value-type="float">
            <text:p>0.00765837</text:p>
          </table:table-cell>
          <table:table-cell office:value-type="float" office:value="0.0026729" calcext:value-type="float">
            <text:p>0.0026729</text:p>
          </table:table-cell>
          <table:table-cell office:value-type="float" office:value="-0.000142257" calcext:value-type="float">
            <text:p>-0.000142257</text:p>
          </table:table-cell>
          <table:table-cell office:value-type="float" office:value="1015" calcext:value-type="float">
            <text:p>1015</text:p>
          </table:table-cell>
          <table:table-cell table:formula="of:=[.D742]*100" office:value-type="float" office:value="0.12429857" calcext:value-type="float">
            <text:p>0.12429857</text:p>
          </table:table-cell>
          <table:table-cell table:formula="of:=[.E742]*100" office:value-type="float" office:value="0.765837" calcext:value-type="float">
            <text:p>0.765837</text:p>
          </table:table-cell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179.2011108398" calcext:value-type="float">
            <text:p>179.2011108398</text:p>
          </table:table-cell>
          <table:table-cell office:value-type="float" office:value="-0.2154482295" calcext:value-type="float">
            <text:p>-0.21544822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5219" calcext:value-type="float">
            <text:p>0.00695219</text:p>
          </table:table-cell>
          <table:table-cell office:value-type="float" office:value="0.00316441" calcext:value-type="float">
            <text:p>0.00316441</text:p>
          </table:table-cell>
          <table:table-cell office:value-type="float" office:value="-0.0001417228" calcext:value-type="float">
            <text:p>-0.0001417228</text:p>
          </table:table-cell>
          <table:table-cell office:value-type="float" office:value="1016" calcext:value-type="float">
            <text:p>1016</text:p>
          </table:table-cell>
          <table:table-cell table:formula="of:=[.D743]*100" office:value-type="float" office:value="0.12429857" calcext:value-type="float">
            <text:p>0.12429857</text:p>
          </table:table-cell>
          <table:table-cell table:formula="of:=[.E743]*100" office:value-type="float" office:value="0.695219" calcext:value-type="float">
            <text:p>0.695219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79.1963348389" calcext:value-type="float">
            <text:p>179.1963348389</text:p>
          </table:table-cell>
          <table:table-cell office:value-type="float" office:value="-0.1953315315" calcext:value-type="float">
            <text:p>-0.19533153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772" calcext:value-type="float">
            <text:p>0.00634772</text:p>
          </table:table-cell>
          <table:table-cell office:value-type="float" office:value="0.00266433" calcext:value-type="float">
            <text:p>0.00266433</text:p>
          </table:table-cell>
          <table:table-cell office:value-type="float" office:value="-0.0001414414" calcext:value-type="float">
            <text:p>-0.0001414414</text:p>
          </table:table-cell>
          <table:table-cell office:value-type="float" office:value="1017" calcext:value-type="float">
            <text:p>1017</text:p>
          </table:table-cell>
          <table:table-cell table:formula="of:=[.D744]*100" office:value-type="float" office:value="0.12429857" calcext:value-type="float">
            <text:p>0.12429857</text:p>
          </table:table-cell>
          <table:table-cell table:formula="of:=[.E744]*100" office:value-type="float" office:value="0.634772" calcext:value-type="float">
            <text:p>0.634772</text:p>
          </table:table-cell>
        </table:table-row>
        <table:table-row table:style-name="ro1">
          <table:table-cell office:value-type="float" office:value="50.95" calcext:value-type="float">
            <text:p>50.95</text:p>
          </table:table-cell>
          <table:table-cell office:value-type="float" office:value="179.2020111084" calcext:value-type="float">
            <text:p>179.2020111084</text:p>
          </table:table-cell>
          <table:table-cell office:value-type="float" office:value="-0.2096854147" calcext:value-type="float">
            <text:p>-0.20968541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4075" calcext:value-type="float">
            <text:p>0.00604075</text:p>
          </table:table-cell>
          <table:table-cell office:value-type="float" office:value="0.00266433" calcext:value-type="float">
            <text:p>0.00266433</text:p>
          </table:table-cell>
          <table:table-cell office:value-type="float" office:value="0.0000257686" calcext:value-type="float">
            <text:p>2.57686E-05</text:p>
          </table:table-cell>
          <table:table-cell office:value-type="float" office:value="1018" calcext:value-type="float">
            <text:p>1018</text:p>
          </table:table-cell>
          <table:table-cell table:formula="of:=[.D745]*100" office:value-type="float" office:value="0.12429857" calcext:value-type="float">
            <text:p>0.12429857</text:p>
          </table:table-cell>
          <table:table-cell table:formula="of:=[.E745]*100" office:value-type="float" office:value="0.604075" calcext:value-type="float">
            <text:p>0.604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9.2071075439" calcext:value-type="float">
            <text:p>179.2071075439</text:p>
          </table:table-cell>
          <table:table-cell office:value-type="float" office:value="-0.2176531198" calcext:value-type="float">
            <text:p>-0.21765311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8937" calcext:value-type="float">
            <text:p>0.00588937</text:p>
          </table:table-cell>
          <table:table-cell office:value-type="float" office:value="0.00305905" calcext:value-type="float">
            <text:p>0.00305905</text:p>
          </table:table-cell>
          <table:table-cell office:value-type="float" office:value="0.0000731795" calcext:value-type="float">
            <text:p>7.31795E-05</text:p>
          </table:table-cell>
          <table:table-cell office:value-type="float" office:value="1019" calcext:value-type="float">
            <text:p>1019</text:p>
          </table:table-cell>
          <table:table-cell table:formula="of:=[.D746]*100" office:value-type="float" office:value="0.12429857" calcext:value-type="float">
            <text:p>0.12429857</text:p>
          </table:table-cell>
          <table:table-cell table:formula="of:=[.E746]*100" office:value-type="float" office:value="0.588937" calcext:value-type="float">
            <text:p>0.588937</text:p>
          </table:table-cell>
        </table:table-row>
        <table:table-row table:style-name="ro1">
          <table:table-cell office:value-type="float" office:value="51.05" calcext:value-type="float">
            <text:p>51.05</text:p>
          </table:table-cell>
          <table:table-cell office:value-type="float" office:value="179.2095031738" calcext:value-type="float">
            <text:p>179.2095031738</text:p>
          </table:table-cell>
          <table:table-cell office:value-type="float" office:value="-0.2142846383" calcext:value-type="float">
            <text:p>-0.21428463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6608" calcext:value-type="float">
            <text:p>0.00576608</text:p>
          </table:table-cell>
          <table:table-cell office:value-type="float" office:value="0.00292789" calcext:value-type="float">
            <text:p>0.00292789</text:p>
          </table:table-cell>
          <table:table-cell office:value-type="float" office:value="0.0000472096" calcext:value-type="float">
            <text:p>4.72096E-05</text:p>
          </table:table-cell>
          <table:table-cell office:value-type="float" office:value="1020" calcext:value-type="float">
            <text:p>1020</text:p>
          </table:table-cell>
          <table:table-cell table:formula="of:=[.D747]*100" office:value-type="float" office:value="0.12429857" calcext:value-type="float">
            <text:p>0.12429857</text:p>
          </table:table-cell>
          <table:table-cell table:formula="of:=[.E747]*100" office:value-type="float" office:value="0.576608" calcext:value-type="float">
            <text:p>0.576608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79.2135009766" calcext:value-type="float">
            <text:p>179.2135009766</text:p>
          </table:table-cell>
          <table:table-cell office:value-type="float" office:value="-0.2155338687" calcext:value-type="float">
            <text:p>-0.21553386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228" calcext:value-type="float">
            <text:p>0.00569228</text:p>
          </table:table-cell>
          <table:table-cell office:value-type="float" office:value="0.00322926" calcext:value-type="float">
            <text:p>0.00322926</text:p>
          </table:table-cell>
          <table:table-cell office:value-type="float" office:value="0.0000590226" calcext:value-type="float">
            <text:p>5.90226E-05</text:p>
          </table:table-cell>
          <table:table-cell office:value-type="float" office:value="1021" calcext:value-type="float">
            <text:p>1021</text:p>
          </table:table-cell>
          <table:table-cell table:formula="of:=[.D748]*100" office:value-type="float" office:value="0.12429857" calcext:value-type="float">
            <text:p>0.12429857</text:p>
          </table:table-cell>
          <table:table-cell table:formula="of:=[.E748]*100" office:value-type="float" office:value="0.569228" calcext:value-type="float">
            <text:p>0.569228</text:p>
          </table:table-cell>
        </table:table-row>
        <table:table-row table:style-name="ro1">
          <table:table-cell office:value-type="float" office:value="51.15" calcext:value-type="float">
            <text:p>51.15</text:p>
          </table:table-cell>
          <table:table-cell office:value-type="float" office:value="179.2186889648" calcext:value-type="float">
            <text:p>179.2186889648</text:p>
          </table:table-cell>
          <table:table-cell office:value-type="float" office:value="-0.2363709498" calcext:value-type="float">
            <text:p>-0.23637094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8199" calcext:value-type="float">
            <text:p>0.00578199</text:p>
          </table:table-cell>
          <table:table-cell office:value-type="float" office:value="0.00346346" calcext:value-type="float">
            <text:p>0.00346346</text:p>
          </table:table-cell>
          <table:table-cell office:value-type="float" office:value="0.0000596574" calcext:value-type="float">
            <text:p>5.96574E-05</text:p>
          </table:table-cell>
          <table:table-cell office:value-type="float" office:value="1022" calcext:value-type="float">
            <text:p>1022</text:p>
          </table:table-cell>
          <table:table-cell table:formula="of:=[.D749]*100" office:value-type="float" office:value="0.12429857" calcext:value-type="float">
            <text:p>0.12429857</text:p>
          </table:table-cell>
          <table:table-cell table:formula="of:=[.E749]*100" office:value-type="float" office:value="0.578199" calcext:value-type="float">
            <text:p>0.578199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79.2208251953" calcext:value-type="float">
            <text:p>179.2208251953</text:p>
          </table:table-cell>
          <table:table-cell office:value-type="float" office:value="-0.2636657071" calcext:value-type="float">
            <text:p>-0.26366570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2366" calcext:value-type="float">
            <text:p>0.00602366</text:p>
          </table:table-cell>
          <table:table-cell office:value-type="float" office:value="0.00346346" calcext:value-type="float">
            <text:p>0.00346346</text:p>
          </table:table-cell>
          <table:table-cell office:value-type="float" office:value="0.0000655086" calcext:value-type="float">
            <text:p>6.55086E-05</text:p>
          </table:table-cell>
          <table:table-cell office:value-type="float" office:value="1023" calcext:value-type="float">
            <text:p>1023</text:p>
          </table:table-cell>
          <table:table-cell table:formula="of:=[.D750]*100" office:value-type="float" office:value="0.12429857" calcext:value-type="float">
            <text:p>0.12429857</text:p>
          </table:table-cell>
          <table:table-cell table:formula="of:=[.E750]*100" office:value-type="float" office:value="0.602366" calcext:value-type="float">
            <text:p>0.602366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179.2185211182" calcext:value-type="float">
            <text:p>179.2185211182</text:p>
          </table:table-cell>
          <table:table-cell office:value-type="float" office:value="-0.1859712582" calcext:value-type="float">
            <text:p>-0.18597125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6684" calcext:value-type="float">
            <text:p>0.00566684</text:p>
          </table:table-cell>
          <table:table-cell office:value-type="float" office:value="0.00368549" calcext:value-type="float">
            <text:p>0.00368549</text:p>
          </table:table-cell>
          <table:table-cell office:value-type="float" office:value="-0.0000485164" calcext:value-type="float">
            <text:p>-4.85164E-05</text:p>
          </table:table-cell>
          <table:table-cell office:value-type="float" office:value="1024" calcext:value-type="float">
            <text:p>1024</text:p>
          </table:table-cell>
          <table:table-cell table:formula="of:=[.D751]*100" office:value-type="float" office:value="0.12429857" calcext:value-type="float">
            <text:p>0.12429857</text:p>
          </table:table-cell>
          <table:table-cell table:formula="of:=[.E751]*100" office:value-type="float" office:value="0.566684" calcext:value-type="float">
            <text:p>0.566684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79.2179870605" calcext:value-type="float">
            <text:p>179.2179870605</text:p>
          </table:table-cell>
          <table:table-cell office:value-type="float" office:value="-0.2107543104" calcext:value-type="float">
            <text:p>-0.21075431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9433" calcext:value-type="float">
            <text:p>0.00559433</text:p>
          </table:table-cell>
          <table:table-cell office:value-type="float" office:value="0.00423065" calcext:value-type="float">
            <text:p>0.00423065</text:p>
          </table:table-cell>
          <table:table-cell office:value-type="float" office:value="-0.0000971678" calcext:value-type="float">
            <text:p>-9.71678E-05</text:p>
          </table:table-cell>
          <table:table-cell office:value-type="float" office:value="1025" calcext:value-type="float">
            <text:p>1025</text:p>
          </table:table-cell>
          <table:table-cell table:formula="of:=[.D752]*100" office:value-type="float" office:value="0.12429857" calcext:value-type="float">
            <text:p>0.12429857</text:p>
          </table:table-cell>
          <table:table-cell table:formula="of:=[.E752]*100" office:value-type="float" office:value="0.559433" calcext:value-type="float">
            <text:p>0.559433</text:p>
          </table:table-cell>
        </table:table-row>
        <table:table-row table:style-name="ro1">
          <table:table-cell office:value-type="float" office:value="51.35" calcext:value-type="float">
            <text:p>51.35</text:p>
          </table:table-cell>
          <table:table-cell office:value-type="float" office:value="179.2161560059" calcext:value-type="float">
            <text:p>179.2161560059</text:p>
          </table:table-cell>
          <table:table-cell office:value-type="float" office:value="-0.2305900984" calcext:value-type="float">
            <text:p>-0.23059009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7822" calcext:value-type="float">
            <text:p>0.00567822</text:p>
          </table:table-cell>
          <table:table-cell office:value-type="float" office:value="0.00439513" calcext:value-type="float">
            <text:p>0.00439513</text:p>
          </table:table-cell>
          <table:table-cell office:value-type="float" office:value="0.0000831037" calcext:value-type="float">
            <text:p>8.31037E-05</text:p>
          </table:table-cell>
          <table:table-cell office:value-type="float" office:value="1026" calcext:value-type="float">
            <text:p>1026</text:p>
          </table:table-cell>
          <table:table-cell table:formula="of:=[.D753]*100" office:value-type="float" office:value="0.12429857" calcext:value-type="float">
            <text:p>0.12429857</text:p>
          </table:table-cell>
          <table:table-cell table:formula="of:=[.E753]*100" office:value-type="float" office:value="0.567822" calcext:value-type="float">
            <text:p>0.567822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79.2041931152" calcext:value-type="float">
            <text:p>179.2041931152</text:p>
          </table:table-cell>
          <table:table-cell office:value-type="float" office:value="-0.2580860243" calcext:value-type="float">
            <text:p>-0.25808602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1734" calcext:value-type="float">
            <text:p>0.00591734</text:p>
          </table:table-cell>
          <table:table-cell office:value-type="float" office:value="0.00439513" calcext:value-type="float">
            <text:p>0.00439513</text:p>
          </table:table-cell>
          <table:table-cell office:value-type="float" office:value="0.0000485749" calcext:value-type="float">
            <text:p>4.85749E-05</text:p>
          </table:table-cell>
          <table:table-cell office:value-type="float" office:value="1027" calcext:value-type="float">
            <text:p>1027</text:p>
          </table:table-cell>
          <table:table-cell table:formula="of:=[.D754]*100" office:value-type="float" office:value="0.12429857" calcext:value-type="float">
            <text:p>0.12429857</text:p>
          </table:table-cell>
          <table:table-cell table:formula="of:=[.E754]*100" office:value-type="float" office:value="0.591734" calcext:value-type="float">
            <text:p>0.591734</text:p>
          </table:table-cell>
        </table:table-row>
        <table:table-row table:style-name="ro1">
          <table:table-cell office:value-type="float" office:value="51.45" calcext:value-type="float">
            <text:p>51.45</text:p>
          </table:table-cell>
          <table:table-cell office:value-type="float" office:value="179.1952362061" calcext:value-type="float">
            <text:p>179.1952362061</text:p>
          </table:table-cell>
          <table:table-cell office:value-type="float" office:value="-0.2066629121" calcext:value-type="float">
            <text:p>-0.20666291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3392" calcext:value-type="float">
            <text:p>0.00573392</text:p>
          </table:table-cell>
          <table:table-cell office:value-type="float" office:value="0.00516537" calcext:value-type="float">
            <text:p>0.00516537</text:p>
          </table:table-cell>
          <table:table-cell office:value-type="float" office:value="0.0000546475" calcext:value-type="float">
            <text:p>5.46475E-05</text:p>
          </table:table-cell>
          <table:table-cell office:value-type="float" office:value="1028" calcext:value-type="float">
            <text:p>1028</text:p>
          </table:table-cell>
          <table:table-cell table:formula="of:=[.D755]*100" office:value-type="float" office:value="0.12429857" calcext:value-type="float">
            <text:p>0.12429857</text:p>
          </table:table-cell>
          <table:table-cell table:formula="of:=[.E755]*100" office:value-type="float" office:value="0.573392" calcext:value-type="float">
            <text:p>0.57339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79.2034606934" calcext:value-type="float">
            <text:p>179.2034606934</text:p>
          </table:table-cell>
          <table:table-cell office:value-type="float" office:value="-0.2127033842" calcext:value-type="float">
            <text:p>-0.21270338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52" calcext:value-type="float">
            <text:p>0.005652</text:p>
          </table:table-cell>
          <table:table-cell office:value-type="float" office:value="0.00528738" calcext:value-type="float">
            <text:p>0.00528738</text:p>
          </table:table-cell>
          <table:table-cell office:value-type="float" office:value="-0.0000143297" calcext:value-type="float">
            <text:p>-1.43297E-05</text:p>
          </table:table-cell>
          <table:table-cell office:value-type="float" office:value="1029" calcext:value-type="float">
            <text:p>1029</text:p>
          </table:table-cell>
          <table:table-cell table:formula="of:=[.D756]*100" office:value-type="float" office:value="0.12429857" calcext:value-type="float">
            <text:p>0.12429857</text:p>
          </table:table-cell>
          <table:table-cell table:formula="of:=[.E756]*100" office:value-type="float" office:value="0.5652" calcext:value-type="float">
            <text:p>0.5652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179.2116088867" calcext:value-type="float">
            <text:p>179.2116088867</text:p>
          </table:table-cell>
          <table:table-cell office:value-type="float" office:value="-0.2830045523" calcext:value-type="float">
            <text:p>-0.28300455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6595" calcext:value-type="float">
            <text:p>0.00606595</text:p>
          </table:table-cell>
          <table:table-cell office:value-type="float" office:value="0.00617274" calcext:value-type="float">
            <text:p>0.00617274</text:p>
          </table:table-cell>
          <table:table-cell office:value-type="float" office:value="0.0000378205" calcext:value-type="float">
            <text:p>3.78205E-05</text:p>
          </table:table-cell>
          <table:table-cell office:value-type="float" office:value="1030" calcext:value-type="float">
            <text:p>1030</text:p>
          </table:table-cell>
          <table:table-cell table:formula="of:=[.D757]*100" office:value-type="float" office:value="0.12429857" calcext:value-type="float">
            <text:p>0.12429857</text:p>
          </table:table-cell>
          <table:table-cell table:formula="of:=[.E757]*100" office:value-type="float" office:value="0.606595" calcext:value-type="float">
            <text:p>0.606595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79.2104949951" calcext:value-type="float">
            <text:p>179.2104949951</text:p>
          </table:table-cell>
          <table:table-cell office:value-type="float" office:value="-0.264154175" calcext:value-type="float">
            <text:p>-0.2641541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1606" calcext:value-type="float">
            <text:p>0.00621606</text:p>
          </table:table-cell>
          <table:table-cell office:value-type="float" office:value="0.00617274" calcext:value-type="float">
            <text:p>0.00617274</text:p>
          </table:table-cell>
          <table:table-cell office:value-type="float" office:value="0.00001227" calcext:value-type="float">
            <text:p>0.00001227</text:p>
          </table:table-cell>
          <table:table-cell office:value-type="float" office:value="1031" calcext:value-type="float">
            <text:p>1031</text:p>
          </table:table-cell>
          <table:table-cell table:formula="of:=[.D758]*100" office:value-type="float" office:value="0.12429857" calcext:value-type="float">
            <text:p>0.12429857</text:p>
          </table:table-cell>
          <table:table-cell table:formula="of:=[.E758]*100" office:value-type="float" office:value="0.621606" calcext:value-type="float">
            <text:p>0.621606</text:p>
          </table:table-cell>
        </table:table-row>
        <table:table-row table:style-name="ro1">
          <table:table-cell office:value-type="float" office:value="51.65" calcext:value-type="float">
            <text:p>51.65</text:p>
          </table:table-cell>
          <table:table-cell office:value-type="float" office:value="179.2077026367" calcext:value-type="float">
            <text:p>179.2077026367</text:p>
          </table:table-cell>
          <table:table-cell office:value-type="float" office:value="-0.240277431" calcext:value-type="float">
            <text:p>-0.2402774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5692" calcext:value-type="float">
            <text:p>0.00615692</text:p>
          </table:table-cell>
          <table:table-cell office:value-type="float" office:value="0.0062662" calcext:value-type="float">
            <text:p>0.0062662</text:p>
          </table:table-cell>
          <table:table-cell office:value-type="float" office:value="-0.0000964917" calcext:value-type="float">
            <text:p>-9.64917E-05</text:p>
          </table:table-cell>
          <table:table-cell office:value-type="float" office:value="1032" calcext:value-type="float">
            <text:p>1032</text:p>
          </table:table-cell>
          <table:table-cell table:formula="of:=[.D759]*100" office:value-type="float" office:value="0.12429857" calcext:value-type="float">
            <text:p>0.12429857</text:p>
          </table:table-cell>
          <table:table-cell table:formula="of:=[.E759]*100" office:value-type="float" office:value="0.615692" calcext:value-type="float">
            <text:p>0.61569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79.1980438232" calcext:value-type="float">
            <text:p>179.1980438232</text:p>
          </table:table-cell>
          <table:table-cell office:value-type="float" office:value="-0.2778776167" calcext:value-type="float">
            <text:p>-0.27787761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6811" calcext:value-type="float">
            <text:p>0.00636811</text:p>
          </table:table-cell>
          <table:table-cell office:value-type="float" office:value="0.00714159" calcext:value-type="float">
            <text:p>0.00714159</text:p>
          </table:table-cell>
          <table:table-cell office:value-type="float" office:value="0.0001035633" calcext:value-type="float">
            <text:p>0.0001035633</text:p>
          </table:table-cell>
          <table:table-cell office:value-type="float" office:value="1033" calcext:value-type="float">
            <text:p>1033</text:p>
          </table:table-cell>
          <table:table-cell table:formula="of:=[.D760]*100" office:value-type="float" office:value="0.12429857" calcext:value-type="float">
            <text:p>0.12429857</text:p>
          </table:table-cell>
          <table:table-cell table:formula="of:=[.E760]*100" office:value-type="float" office:value="0.636811" calcext:value-type="float">
            <text:p>0.636811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179.1932830811" calcext:value-type="float">
            <text:p>179.1932830811</text:p>
          </table:table-cell>
          <table:table-cell office:value-type="float" office:value="-0.2538570833" calcext:value-type="float">
            <text:p>-0.25385708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871" calcext:value-type="float">
            <text:p>0.00634871</text:p>
          </table:table-cell>
          <table:table-cell office:value-type="float" office:value="0.00721459" calcext:value-type="float">
            <text:p>0.00721459</text:p>
          </table:table-cell>
          <table:table-cell office:value-type="float" office:value="0.0000089399" calcext:value-type="float">
            <text:p>8.9399E-06</text:p>
          </table:table-cell>
          <table:table-cell office:value-type="float" office:value="1034" calcext:value-type="float">
            <text:p>1034</text:p>
          </table:table-cell>
          <table:table-cell table:formula="of:=[.D761]*100" office:value-type="float" office:value="0.12429857" calcext:value-type="float">
            <text:p>0.12429857</text:p>
          </table:table-cell>
          <table:table-cell table:formula="of:=[.E761]*100" office:value-type="float" office:value="0.634871" calcext:value-type="float">
            <text:p>0.634871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79.1991271973" calcext:value-type="float">
            <text:p>179.1991271973</text:p>
          </table:table-cell>
          <table:table-cell office:value-type="float" office:value="-0.2093244598" calcext:value-type="float">
            <text:p>-0.20932445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00797568" calcext:value-type="float">
            <text:p>0.00797568</text:p>
          </table:table-cell>
          <table:table-cell office:value-type="float" office:value="-0.0000826923" calcext:value-type="float">
            <text:p>-8.26923E-05</text:p>
          </table:table-cell>
          <table:table-cell office:value-type="float" office:value="1035" calcext:value-type="float">
            <text:p>1035</text:p>
          </table:table-cell>
          <table:table-cell table:formula="of:=[.D762]*100" office:value-type="float" office:value="0.12429857" calcext:value-type="float">
            <text:p>0.12429857</text:p>
          </table:table-cell>
          <table:table-cell table:formula="of:=[.E762]*100" office:value-type="float" office:value="0.6039" calcext:value-type="float">
            <text:p>0.6039</text:p>
          </table:table-cell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179.1940917969" calcext:value-type="float">
            <text:p>179.1940917969</text:p>
          </table:table-cell>
          <table:table-cell office:value-type="float" office:value="-0.2342808854" calcext:value-type="float">
            <text:p>-0.23428088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9901" calcext:value-type="float">
            <text:p>0.00599901</text:p>
          </table:table-cell>
          <table:table-cell office:value-type="float" office:value="0.00797568" calcext:value-type="float">
            <text:p>0.00797568</text:p>
          </table:table-cell>
          <table:table-cell office:value-type="float" office:value="0.0000922942" calcext:value-type="float">
            <text:p>9.22942E-05</text:p>
          </table:table-cell>
          <table:table-cell office:value-type="float" office:value="1036" calcext:value-type="float">
            <text:p>1036</text:p>
          </table:table-cell>
          <table:table-cell table:formula="of:=[.D763]*100" office:value-type="float" office:value="0.12429857" calcext:value-type="float">
            <text:p>0.12429857</text:p>
          </table:table-cell>
          <table:table-cell table:formula="of:=[.E763]*100" office:value-type="float" office:value="0.599901" calcext:value-type="float">
            <text:p>0.599901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79.193649292" calcext:value-type="float">
            <text:p>179.193649292</text:p>
          </table:table-cell>
          <table:table-cell office:value-type="float" office:value="-0.1345012044" calcext:value-type="float">
            <text:p>-0.13450120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0741" calcext:value-type="float">
            <text:p>0.00530741</text:p>
          </table:table-cell>
          <table:table-cell office:value-type="float" office:value="0.0080235" calcext:value-type="float">
            <text:p>0.0080235</text:p>
          </table:table-cell>
          <table:table-cell office:value-type="float" office:value="-0.000133247" calcext:value-type="float">
            <text:p>-0.000133247</text:p>
          </table:table-cell>
          <table:table-cell office:value-type="float" office:value="1037" calcext:value-type="float">
            <text:p>1037</text:p>
          </table:table-cell>
          <table:table-cell table:formula="of:=[.D764]*100" office:value-type="float" office:value="0.12429857" calcext:value-type="float">
            <text:p>0.12429857</text:p>
          </table:table-cell>
          <table:table-cell table:formula="of:=[.E764]*100" office:value-type="float" office:value="0.530741" calcext:value-type="float">
            <text:p>0.530741</text:p>
          </table:table-cell>
        </table:table-row>
        <table:table-row table:style-name="ro1">
          <table:table-cell office:value-type="float" office:value="51.95" calcext:value-type="float">
            <text:p>51.95</text:p>
          </table:table-cell>
          <table:table-cell office:value-type="float" office:value="179.1728363037" calcext:value-type="float">
            <text:p>179.1728363037</text:p>
          </table:table-cell>
          <table:table-cell office:value-type="float" office:value="-0.1639977633" calcext:value-type="float">
            <text:p>-0.16399776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433" calcext:value-type="float">
            <text:p>0.0050433</text:p>
          </table:table-cell>
          <table:table-cell office:value-type="float" office:value="0.00857834" calcext:value-type="float">
            <text:p>0.00857834</text:p>
          </table:table-cell>
          <table:table-cell office:value-type="float" office:value="0.0000100418" calcext:value-type="float">
            <text:p>1.00418E-05</text:p>
          </table:table-cell>
          <table:table-cell office:value-type="float" office:value="1038" calcext:value-type="float">
            <text:p>1038</text:p>
          </table:table-cell>
          <table:table-cell table:formula="of:=[.D765]*100" office:value-type="float" office:value="0.12429857" calcext:value-type="float">
            <text:p>0.12429857</text:p>
          </table:table-cell>
          <table:table-cell table:formula="of:=[.E765]*100" office:value-type="float" office:value="0.50433" calcext:value-type="float">
            <text:p>0.504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9.1769561768" calcext:value-type="float">
            <text:p>179.1769561768</text:p>
          </table:table-cell>
          <table:table-cell office:value-type="float" office:value="-0.158769982" calcext:value-type="float">
            <text:p>-0.1587699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3253" calcext:value-type="float">
            <text:p>0.00483253</text:p>
          </table:table-cell>
          <table:table-cell office:value-type="float" office:value="0.00857834" calcext:value-type="float">
            <text:p>0.00857834</text:p>
          </table:table-cell>
          <table:table-cell office:value-type="float" office:value="-0.0000952837" calcext:value-type="float">
            <text:p>-9.52837E-05</text:p>
          </table:table-cell>
          <table:table-cell office:value-type="float" office:value="1039" calcext:value-type="float">
            <text:p>1039</text:p>
          </table:table-cell>
          <table:table-cell table:formula="of:=[.D766]*100" office:value-type="float" office:value="0.12429857" calcext:value-type="float">
            <text:p>0.12429857</text:p>
          </table:table-cell>
          <table:table-cell table:formula="of:=[.E766]*100" office:value-type="float" office:value="0.483253" calcext:value-type="float">
            <text:p>0.483253</text:p>
          </table:table-cell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179.1784973145" calcext:value-type="float">
            <text:p>179.1784973145</text:p>
          </table:table-cell>
          <table:table-cell office:value-type="float" office:value="-0.1779418346" calcext:value-type="float">
            <text:p>-0.17794183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199" calcext:value-type="float">
            <text:p>0.0048199</text:p>
          </table:table-cell>
          <table:table-cell office:value-type="float" office:value="0.00889536" calcext:value-type="float">
            <text:p>0.00889536</text:p>
          </table:table-cell>
          <table:table-cell office:value-type="float" office:value="-0.0000094435" calcext:value-type="float">
            <text:p>-9.4435E-06</text:p>
          </table:table-cell>
          <table:table-cell office:value-type="float" office:value="1040" calcext:value-type="float">
            <text:p>1040</text:p>
          </table:table-cell>
          <table:table-cell table:formula="of:=[.D767]*100" office:value-type="float" office:value="0.12429857" calcext:value-type="float">
            <text:p>0.12429857</text:p>
          </table:table-cell>
          <table:table-cell table:formula="of:=[.E767]*100" office:value-type="float" office:value="0.48199" calcext:value-type="float">
            <text:p>0.4819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79.1838531494" calcext:value-type="float">
            <text:p>179.1838531494</text:p>
          </table:table-cell>
          <table:table-cell office:value-type="float" office:value="-0.1902878554" calcext:value-type="float">
            <text:p>-0.19028785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9377" calcext:value-type="float">
            <text:p>0.00489377</text:p>
          </table:table-cell>
          <table:table-cell office:value-type="float" office:value="0.00889536" calcext:value-type="float">
            <text:p>0.00889536</text:p>
          </table:table-cell>
          <table:table-cell office:value-type="float" office:value="0.0000541283" calcext:value-type="float">
            <text:p>5.41283E-05</text:p>
          </table:table-cell>
          <table:table-cell office:value-type="float" office:value="1041" calcext:value-type="float">
            <text:p>1041</text:p>
          </table:table-cell>
          <table:table-cell table:formula="of:=[.D768]*100" office:value-type="float" office:value="0.12429857" calcext:value-type="float">
            <text:p>0.12429857</text:p>
          </table:table-cell>
          <table:table-cell table:formula="of:=[.E768]*100" office:value-type="float" office:value="0.489377" calcext:value-type="float">
            <text:p>0.489377</text:p>
          </table:table-cell>
        </table:table-row>
        <table:table-row table:style-name="ro1">
          <table:table-cell office:value-type="float" office:value="52.15" calcext:value-type="float">
            <text:p>52.15</text:p>
          </table:table-cell>
          <table:table-cell office:value-type="float" office:value="179.1703033447" calcext:value-type="float">
            <text:p>179.1703033447</text:p>
          </table:table-cell>
          <table:table-cell office:value-type="float" office:value="-0.1514242679" calcext:value-type="float">
            <text:p>-0.15142426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8398" calcext:value-type="float">
            <text:p>0.00468398</text:p>
          </table:table-cell>
          <table:table-cell office:value-type="float" office:value="0.00887284" calcext:value-type="float">
            <text:p>0.00887284</text:p>
          </table:table-cell>
          <table:table-cell office:value-type="float" office:value="-0.0000206586" calcext:value-type="float">
            <text:p>-2.06586E-05</text:p>
          </table:table-cell>
          <table:table-cell office:value-type="float" office:value="1042" calcext:value-type="float">
            <text:p>1042</text:p>
          </table:table-cell>
          <table:table-cell table:formula="of:=[.D769]*100" office:value-type="float" office:value="0.12429857" calcext:value-type="float">
            <text:p>0.12429857</text:p>
          </table:table-cell>
          <table:table-cell table:formula="of:=[.E769]*100" office:value-type="float" office:value="0.468398" calcext:value-type="float">
            <text:p>0.468398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79.1620635986" calcext:value-type="float">
            <text:p>179.1620635986</text:p>
          </table:table-cell>
          <table:table-cell office:value-type="float" office:value="-0.2417286733" calcext:value-type="float">
            <text:p>-0.24172867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4606" calcext:value-type="float">
            <text:p>0.00514606</text:p>
          </table:table-cell>
          <table:table-cell office:value-type="float" office:value="0.0089171" calcext:value-type="float">
            <text:p>0.0089171</text:p>
          </table:table-cell>
          <table:table-cell office:value-type="float" office:value="0.0001439024" calcext:value-type="float">
            <text:p>0.0001439024</text:p>
          </table:table-cell>
          <table:table-cell office:value-type="float" office:value="1043" calcext:value-type="float">
            <text:p>1043</text:p>
          </table:table-cell>
          <table:table-cell table:formula="of:=[.D770]*100" office:value-type="float" office:value="0.12429857" calcext:value-type="float">
            <text:p>0.12429857</text:p>
          </table:table-cell>
          <table:table-cell table:formula="of:=[.E770]*100" office:value-type="float" office:value="0.514606" calcext:value-type="float">
            <text:p>0.514606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179.1538391113" calcext:value-type="float">
            <text:p>179.1538391113</text:p>
          </table:table-cell>
          <table:table-cell office:value-type="float" office:value="-0.1994161254" calcext:value-type="float">
            <text:p>-0.19941612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7186" calcext:value-type="float">
            <text:p>0.00517186</text:p>
          </table:table-cell>
          <table:table-cell office:value-type="float" office:value="0.0089171" calcext:value-type="float">
            <text:p>0.0089171</text:p>
          </table:table-cell>
          <table:table-cell office:value-type="float" office:value="0.0000291488" calcext:value-type="float">
            <text:p>2.91488E-05</text:p>
          </table:table-cell>
          <table:table-cell office:value-type="float" office:value="1044" calcext:value-type="float">
            <text:p>1044</text:p>
          </table:table-cell>
          <table:table-cell table:formula="of:=[.D771]*100" office:value-type="float" office:value="0.12429857" calcext:value-type="float">
            <text:p>0.12429857</text:p>
          </table:table-cell>
          <table:table-cell table:formula="of:=[.E771]*100" office:value-type="float" office:value="0.517186" calcext:value-type="float">
            <text:p>0.517186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79.157623291" calcext:value-type="float">
            <text:p>179.157623291</text:p>
          </table:table-cell>
          <table:table-cell office:value-type="float" office:value="-0.2286025463" calcext:value-type="float">
            <text:p>-0.22860254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8356" calcext:value-type="float">
            <text:p>0.00538356</text:p>
          </table:table-cell>
          <table:table-cell office:value-type="float" office:value="0.00884268" calcext:value-type="float">
            <text:p>0.00884268</text:p>
          </table:table-cell>
          <table:table-cell office:value-type="float" office:value="-0.0000445278" calcext:value-type="float">
            <text:p>-4.45278E-05</text:p>
          </table:table-cell>
          <table:table-cell office:value-type="float" office:value="1045" calcext:value-type="float">
            <text:p>1045</text:p>
          </table:table-cell>
          <table:table-cell table:formula="of:=[.D772]*100" office:value-type="float" office:value="0.12429857" calcext:value-type="float">
            <text:p>0.12429857</text:p>
          </table:table-cell>
          <table:table-cell table:formula="of:=[.E772]*100" office:value-type="float" office:value="0.538356" calcext:value-type="float">
            <text:p>0.538356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office:value-type="float" office:value="179.1583099365" calcext:value-type="float">
            <text:p>179.1583099365</text:p>
          </table:table-cell>
          <table:table-cell office:value-type="float" office:value="-0.2820147757" calcext:value-type="float">
            <text:p>-0.28201477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8054" calcext:value-type="float">
            <text:p>0.00588054</text:p>
          </table:table-cell>
          <table:table-cell office:value-type="float" office:value="0.00865377" calcext:value-type="float">
            <text:p>0.00865377</text:p>
          </table:table-cell>
          <table:table-cell office:value-type="float" office:value="0.0001314077" calcext:value-type="float">
            <text:p>0.0001314077</text:p>
          </table:table-cell>
          <table:table-cell office:value-type="float" office:value="1046" calcext:value-type="float">
            <text:p>1046</text:p>
          </table:table-cell>
          <table:table-cell table:formula="of:=[.D773]*100" office:value-type="float" office:value="0.12429857" calcext:value-type="float">
            <text:p>0.12429857</text:p>
          </table:table-cell>
          <table:table-cell table:formula="of:=[.E773]*100" office:value-type="float" office:value="0.588054" calcext:value-type="float">
            <text:p>0.588054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79.1610107422" calcext:value-type="float">
            <text:p>179.1610107422</text:p>
          </table:table-cell>
          <table:table-cell office:value-type="float" office:value="-0.2503801058" calcext:value-type="float">
            <text:p>-0.25038010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076" calcext:value-type="float">
            <text:p>0.00600076</text:p>
          </table:table-cell>
          <table:table-cell office:value-type="float" office:value="0.00852379" calcext:value-type="float">
            <text:p>0.00852379</text:p>
          </table:table-cell>
          <table:table-cell office:value-type="float" office:value="-0.00007875" calcext:value-type="float">
            <text:p>-0.00007875</text:p>
          </table:table-cell>
          <table:table-cell office:value-type="float" office:value="1047" calcext:value-type="float">
            <text:p>1047</text:p>
          </table:table-cell>
          <table:table-cell table:formula="of:=[.D774]*100" office:value-type="float" office:value="0.12429857" calcext:value-type="float">
            <text:p>0.12429857</text:p>
          </table:table-cell>
          <table:table-cell table:formula="of:=[.E774]*100" office:value-type="float" office:value="0.600076" calcext:value-type="float">
            <text:p>0.600076</text:p>
          </table:table-cell>
        </table:table-row>
        <table:table-row table:style-name="ro1">
          <table:table-cell office:value-type="float" office:value="52.45" calcext:value-type="float">
            <text:p>52.45</text:p>
          </table:table-cell>
          <table:table-cell office:value-type="float" office:value="179.1656646729" calcext:value-type="float">
            <text:p>179.1656646729</text:p>
          </table:table-cell>
          <table:table-cell office:value-type="float" office:value="-0.2528745537" calcext:value-type="float">
            <text:p>-0.25287455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9746" calcext:value-type="float">
            <text:p>0.00609746</text:p>
          </table:table-cell>
          <table:table-cell office:value-type="float" office:value="0.00816116" calcext:value-type="float">
            <text:p>0.00816116</text:p>
          </table:table-cell>
          <table:table-cell office:value-type="float" office:value="0.0000819792" calcext:value-type="float">
            <text:p>8.19792E-05</text:p>
          </table:table-cell>
          <table:table-cell office:value-type="float" office:value="1048" calcext:value-type="float">
            <text:p>1048</text:p>
          </table:table-cell>
          <table:table-cell table:formula="of:=[.D775]*100" office:value-type="float" office:value="0.12429857" calcext:value-type="float">
            <text:p>0.12429857</text:p>
          </table:table-cell>
          <table:table-cell table:formula="of:=[.E775]*100" office:value-type="float" office:value="0.609746" calcext:value-type="float">
            <text:p>0.609746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79.1639709473" calcext:value-type="float">
            <text:p>179.1639709473</text:p>
          </table:table-cell>
          <table:table-cell office:value-type="float" office:value="-0.2313990502" calcext:value-type="float">
            <text:p>-0.23139905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1875" calcext:value-type="float">
            <text:p>0.00601875</text:p>
          </table:table-cell>
          <table:table-cell office:value-type="float" office:value="0.00816116" calcext:value-type="float">
            <text:p>0.00816116</text:p>
          </table:table-cell>
          <table:table-cell office:value-type="float" office:value="0.0000286913" calcext:value-type="float">
            <text:p>2.86913E-05</text:p>
          </table:table-cell>
          <table:table-cell office:value-type="float" office:value="1049" calcext:value-type="float">
            <text:p>1049</text:p>
          </table:table-cell>
          <table:table-cell table:formula="of:=[.D776]*100" office:value-type="float" office:value="0.12429857" calcext:value-type="float">
            <text:p>0.12429857</text:p>
          </table:table-cell>
          <table:table-cell table:formula="of:=[.E776]*100" office:value-type="float" office:value="0.601875" calcext:value-type="float">
            <text:p>0.601875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179.1708984375" calcext:value-type="float">
            <text:p>179.1708984375</text:p>
          </table:table-cell>
          <table:table-cell office:value-type="float" office:value="-0.2041841096" calcext:value-type="float">
            <text:p>-0.20418410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8495" calcext:value-type="float">
            <text:p>0.00578495</text:p>
          </table:table-cell>
          <table:table-cell office:value-type="float" office:value="0.00751763" calcext:value-type="float">
            <text:p>0.00751763</text:p>
          </table:table-cell>
          <table:table-cell office:value-type="float" office:value="-0.0000865147" calcext:value-type="float">
            <text:p>-8.65147E-05</text:p>
          </table:table-cell>
          <table:table-cell office:value-type="float" office:value="1050" calcext:value-type="float">
            <text:p>1050</text:p>
          </table:table-cell>
          <table:table-cell table:formula="of:=[.D777]*100" office:value-type="float" office:value="0.12429857" calcext:value-type="float">
            <text:p>0.12429857</text:p>
          </table:table-cell>
          <table:table-cell table:formula="of:=[.E777]*100" office:value-type="float" office:value="0.578495" calcext:value-type="float">
            <text:p>0.578495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79.1626739502" calcext:value-type="float">
            <text:p>179.1626739502</text:p>
          </table:table-cell>
          <table:table-cell office:value-type="float" office:value="-0.1984402848" calcext:value-type="float">
            <text:p>-0.19844028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9094" calcext:value-type="float">
            <text:p>0.00559094</text:p>
          </table:table-cell>
          <table:table-cell office:value-type="float" office:value="0.00751763" calcext:value-type="float">
            <text:p>0.00751763</text:p>
          </table:table-cell>
          <table:table-cell office:value-type="float" office:value="-0.0000528107" calcext:value-type="float">
            <text:p>-5.28107E-05</text:p>
          </table:table-cell>
          <table:table-cell office:value-type="float" office:value="1051" calcext:value-type="float">
            <text:p>1051</text:p>
          </table:table-cell>
          <table:table-cell table:formula="of:=[.D778]*100" office:value-type="float" office:value="0.12429857" calcext:value-type="float">
            <text:p>0.12429857</text:p>
          </table:table-cell>
          <table:table-cell table:formula="of:=[.E778]*100" office:value-type="float" office:value="0.559094" calcext:value-type="float">
            <text:p>0.559094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179.1640167236" calcext:value-type="float">
            <text:p>179.1640167236</text:p>
          </table:table-cell>
          <table:table-cell office:value-type="float" office:value="-0.2283518747" calcext:value-type="float">
            <text:p>-0.22835187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6104" calcext:value-type="float">
            <text:p>0.00566104</text:p>
          </table:table-cell>
          <table:table-cell office:value-type="float" office:value="0.00751763" calcext:value-type="float">
            <text:p>0.00751763</text:p>
          </table:table-cell>
          <table:table-cell office:value-type="float" office:value="0.0000980741" calcext:value-type="float">
            <text:p>9.80741E-05</text:p>
          </table:table-cell>
          <table:table-cell office:value-type="float" office:value="1052" calcext:value-type="float">
            <text:p>1052</text:p>
          </table:table-cell>
          <table:table-cell table:formula="of:=[.D779]*100" office:value-type="float" office:value="0.12429857" calcext:value-type="float">
            <text:p>0.12429857</text:p>
          </table:table-cell>
          <table:table-cell table:formula="of:=[.E779]*100" office:value-type="float" office:value="0.566104" calcext:value-type="float">
            <text:p>0.566104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179.1556243896" calcext:value-type="float">
            <text:p>179.1556243896</text:p>
          </table:table-cell>
          <table:table-cell office:value-type="float" office:value="-0.1785447872" calcext:value-type="float">
            <text:p>-0.17854478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7581" calcext:value-type="float">
            <text:p>0.00537581</text:p>
          </table:table-cell>
          <table:table-cell office:value-type="float" office:value="0.00680864" calcext:value-type="float">
            <text:p>0.00680864</text:p>
          </table:table-cell>
          <table:table-cell office:value-type="float" office:value="-0.0001030595" calcext:value-type="float">
            <text:p>-0.0001030595</text:p>
          </table:table-cell>
          <table:table-cell office:value-type="float" office:value="1053" calcext:value-type="float">
            <text:p>1053</text:p>
          </table:table-cell>
          <table:table-cell table:formula="of:=[.D780]*100" office:value-type="float" office:value="0.12429857" calcext:value-type="float">
            <text:p>0.12429857</text:p>
          </table:table-cell>
          <table:table-cell table:formula="of:=[.E780]*100" office:value-type="float" office:value="0.537581" calcext:value-type="float">
            <text:p>0.537581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79.153137207" calcext:value-type="float">
            <text:p>179.153137207</text:p>
          </table:table-cell>
          <table:table-cell office:value-type="float" office:value="-0.2552895606" calcext:value-type="float">
            <text:p>-0.25528956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727" calcext:value-type="float">
            <text:p>0.00569727</text:p>
          </table:table-cell>
          <table:table-cell office:value-type="float" office:value="0.00680864" calcext:value-type="float">
            <text:p>0.00680864</text:p>
          </table:table-cell>
          <table:table-cell office:value-type="float" office:value="0.0001338555" calcext:value-type="float">
            <text:p>0.0001338555</text:p>
          </table:table-cell>
          <table:table-cell office:value-type="float" office:value="1054" calcext:value-type="float">
            <text:p>1054</text:p>
          </table:table-cell>
          <table:table-cell table:formula="of:=[.D781]*100" office:value-type="float" office:value="0.12429857" calcext:value-type="float">
            <text:p>0.12429857</text:p>
          </table:table-cell>
          <table:table-cell table:formula="of:=[.E781]*100" office:value-type="float" office:value="0.569727" calcext:value-type="float">
            <text:p>0.56972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79.1605834961" calcext:value-type="float">
            <text:p>179.1605834961</text:p>
          </table:table-cell>
          <table:table-cell office:value-type="float" office:value="-0.1921257275" calcext:value-type="float">
            <text:p>-0.19212572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9044" calcext:value-type="float">
            <text:p>0.00549044</text:p>
          </table:table-cell>
          <table:table-cell office:value-type="float" office:value="0.00653171" calcext:value-type="float">
            <text:p>0.00653171</text:p>
          </table:table-cell>
          <table:table-cell office:value-type="float" office:value="-0.0002146838" calcext:value-type="float">
            <text:p>-0.0002146838</text:p>
          </table:table-cell>
          <table:table-cell office:value-type="float" office:value="1055" calcext:value-type="float">
            <text:p>1055</text:p>
          </table:table-cell>
          <table:table-cell table:formula="of:=[.D782]*100" office:value-type="float" office:value="0.12429857" calcext:value-type="float">
            <text:p>0.12429857</text:p>
          </table:table-cell>
          <table:table-cell table:formula="of:=[.E782]*100" office:value-type="float" office:value="0.549044" calcext:value-type="float">
            <text:p>0.549044</text:p>
          </table:table-cell>
        </table:table-row>
        <table:table-row table:style-name="ro1">
          <table:table-cell office:value-type="float" office:value="52.85" calcext:value-type="float">
            <text:p>52.85</text:p>
          </table:table-cell>
          <table:table-cell office:value-type="float" office:value="179.1573791504" calcext:value-type="float">
            <text:p>179.1573791504</text:p>
          </table:table-cell>
          <table:table-cell office:value-type="float" office:value="-0.2212158651" calcext:value-type="float">
            <text:p>-0.22121586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4655" calcext:value-type="float">
            <text:p>0.00554655</text:p>
          </table:table-cell>
          <table:table-cell office:value-type="float" office:value="0.0061201" calcext:value-type="float">
            <text:p>0.0061201</text:p>
          </table:table-cell>
          <table:table-cell office:value-type="float" office:value="0.0001134044" calcext:value-type="float">
            <text:p>0.0001134044</text:p>
          </table:table-cell>
          <table:table-cell office:value-type="float" office:value="1056" calcext:value-type="float">
            <text:p>1056</text:p>
          </table:table-cell>
          <table:table-cell table:formula="of:=[.D783]*100" office:value-type="float" office:value="0.12429857" calcext:value-type="float">
            <text:p>0.12429857</text:p>
          </table:table-cell>
          <table:table-cell table:formula="of:=[.E783]*100" office:value-type="float" office:value="0.554655" calcext:value-type="float">
            <text:p>0.554655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79.1348114014" calcext:value-type="float">
            <text:p>179.1348114014</text:p>
          </table:table-cell>
          <table:table-cell office:value-type="float" office:value="-0.2075181313" calcext:value-type="float">
            <text:p>-0.20751813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9263" calcext:value-type="float">
            <text:p>0.00549263</text:p>
          </table:table-cell>
          <table:table-cell office:value-type="float" office:value="0.0061201" calcext:value-type="float">
            <text:p>0.0061201</text:p>
          </table:table-cell>
          <table:table-cell office:value-type="float" office:value="0.0000127731" calcext:value-type="float">
            <text:p>1.27731E-05</text:p>
          </table:table-cell>
          <table:table-cell office:value-type="float" office:value="1057" calcext:value-type="float">
            <text:p>1057</text:p>
          </table:table-cell>
          <table:table-cell table:formula="of:=[.D784]*100" office:value-type="float" office:value="0.12429857" calcext:value-type="float">
            <text:p>0.12429857</text:p>
          </table:table-cell>
          <table:table-cell table:formula="of:=[.E784]*100" office:value-type="float" office:value="0.549263" calcext:value-type="float">
            <text:p>0.549263</text:p>
          </table:table-cell>
        </table:table-row>
        <table:table-row table:style-name="ro1">
          <table:table-cell office:value-type="float" office:value="52.95" calcext:value-type="float">
            <text:p>52.95</text:p>
          </table:table-cell>
          <table:table-cell office:value-type="float" office:value="179.1376800537" calcext:value-type="float">
            <text:p>179.1376800537</text:p>
          </table:table-cell>
          <table:table-cell office:value-type="float" office:value="-0.1915224006" calcext:value-type="float">
            <text:p>-0.19152240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5011" calcext:value-type="float">
            <text:p>0.00535011</text:p>
          </table:table-cell>
          <table:table-cell office:value-type="float" office:value="0.00552093" calcext:value-type="float">
            <text:p>0.00552093</text:p>
          </table:table-cell>
          <table:table-cell office:value-type="float" office:value="-0.0000309218" calcext:value-type="float">
            <text:p>-3.09218E-05</text:p>
          </table:table-cell>
          <table:table-cell office:value-type="float" office:value="1058" calcext:value-type="float">
            <text:p>1058</text:p>
          </table:table-cell>
          <table:table-cell table:formula="of:=[.D785]*100" office:value-type="float" office:value="0.12429857" calcext:value-type="float">
            <text:p>0.12429857</text:p>
          </table:table-cell>
          <table:table-cell table:formula="of:=[.E785]*100" office:value-type="float" office:value="0.535011" calcext:value-type="float">
            <text:p>0.5350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9.1409301758" calcext:value-type="float">
            <text:p>179.1409301758</text:p>
          </table:table-cell>
          <table:table-cell office:value-type="float" office:value="-0.1848732316" calcext:value-type="float">
            <text:p>-0.18487323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1087" calcext:value-type="float">
            <text:p>0.00521087</text:p>
          </table:table-cell>
          <table:table-cell office:value-type="float" office:value="0.00552093" calcext:value-type="float">
            <text:p>0.00552093</text:p>
          </table:table-cell>
          <table:table-cell office:value-type="float" office:value="-0.0000980013" calcext:value-type="float">
            <text:p>-9.80013E-05</text:p>
          </table:table-cell>
          <table:table-cell office:value-type="float" office:value="1059" calcext:value-type="float">
            <text:p>1059</text:p>
          </table:table-cell>
          <table:table-cell table:formula="of:=[.D786]*100" office:value-type="float" office:value="0.12429857" calcext:value-type="float">
            <text:p>0.12429857</text:p>
          </table:table-cell>
          <table:table-cell table:formula="of:=[.E786]*100" office:value-type="float" office:value="0.521087" calcext:value-type="float">
            <text:p>0.521087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179.1435089111" calcext:value-type="float">
            <text:p>179.1435089111</text:p>
          </table:table-cell>
          <table:table-cell office:value-type="float" office:value="-0.195369176" calcext:value-type="float">
            <text:p>-0.1953691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8806" calcext:value-type="float">
            <text:p>0.00518806</text:p>
          </table:table-cell>
          <table:table-cell office:value-type="float" office:value="0.00520655" calcext:value-type="float">
            <text:p>0.00520655</text:p>
          </table:table-cell>
          <table:table-cell office:value-type="float" office:value="0.0000150594" calcext:value-type="float">
            <text:p>1.50594E-05</text:p>
          </table:table-cell>
          <table:table-cell office:value-type="float" office:value="1060" calcext:value-type="float">
            <text:p>1060</text:p>
          </table:table-cell>
          <table:table-cell table:formula="of:=[.D787]*100" office:value-type="float" office:value="0.12429857" calcext:value-type="float">
            <text:p>0.12429857</text:p>
          </table:table-cell>
          <table:table-cell table:formula="of:=[.E787]*100" office:value-type="float" office:value="0.518806" calcext:value-type="float">
            <text:p>0.518806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79.1586914062" calcext:value-type="float">
            <text:p>179.1586914062</text:p>
          </table:table-cell>
          <table:table-cell office:value-type="float" office:value="-0.1743621719" calcext:value-type="float">
            <text:p>-0.17436217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3287" calcext:value-type="float">
            <text:p>0.00503287</text:p>
          </table:table-cell>
          <table:table-cell office:value-type="float" office:value="0.00507703" calcext:value-type="float">
            <text:p>0.00507703</text:p>
          </table:table-cell>
          <table:table-cell office:value-type="float" office:value="-0.0000866895" calcext:value-type="float">
            <text:p>-8.66895E-05</text:p>
          </table:table-cell>
          <table:table-cell office:value-type="float" office:value="1061" calcext:value-type="float">
            <text:p>1061</text:p>
          </table:table-cell>
          <table:table-cell table:formula="of:=[.D788]*100" office:value-type="float" office:value="0.12429857" calcext:value-type="float">
            <text:p>0.12429857</text:p>
          </table:table-cell>
          <table:table-cell table:formula="of:=[.E788]*100" office:value-type="float" office:value="0.503287" calcext:value-type="float">
            <text:p>0.503287</text:p>
          </table:table-cell>
        </table:table-row>
        <table:table-row table:style-name="ro1">
          <table:table-cell office:value-type="float" office:value="53.15" calcext:value-type="float">
            <text:p>53.15</text:p>
          </table:table-cell>
          <table:table-cell office:value-type="float" office:value="179.1599731445" calcext:value-type="float">
            <text:p>179.1599731445</text:p>
          </table:table-cell>
          <table:table-cell office:value-type="float" office:value="-0.2131656201" calcext:value-type="float">
            <text:p>-0.21316562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881" calcext:value-type="float">
            <text:p>0.0051881</text:p>
          </table:table-cell>
          <table:table-cell office:value-type="float" office:value="0.00507703" calcext:value-type="float">
            <text:p>0.00507703</text:p>
          </table:table-cell>
          <table:table-cell office:value-type="float" office:value="-0.0000177042" calcext:value-type="float">
            <text:p>-1.77042E-05</text:p>
          </table:table-cell>
          <table:table-cell office:value-type="float" office:value="1062" calcext:value-type="float">
            <text:p>1062</text:p>
          </table:table-cell>
          <table:table-cell table:formula="of:=[.D789]*100" office:value-type="float" office:value="0.12429857" calcext:value-type="float">
            <text:p>0.12429857</text:p>
          </table:table-cell>
          <table:table-cell table:formula="of:=[.E789]*100" office:value-type="float" office:value="0.51881" calcext:value-type="float">
            <text:p>0.51881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79.1598052979" calcext:value-type="float">
            <text:p>179.1598052979</text:p>
          </table:table-cell>
          <table:table-cell office:value-type="float" office:value="-0.2308417785" calcext:value-type="float">
            <text:p>-0.23084177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0931" calcext:value-type="float">
            <text:p>0.00540931</text:p>
          </table:table-cell>
          <table:table-cell office:value-type="float" office:value="0.00481614" calcext:value-type="float">
            <text:p>0.00481614</text:p>
          </table:table-cell>
          <table:table-cell office:value-type="float" office:value="0.0002190844" calcext:value-type="float">
            <text:p>0.0002190844</text:p>
          </table:table-cell>
          <table:table-cell office:value-type="float" office:value="1063" calcext:value-type="float">
            <text:p>1063</text:p>
          </table:table-cell>
          <table:table-cell table:formula="of:=[.D790]*100" office:value-type="float" office:value="0.12429857" calcext:value-type="float">
            <text:p>0.12429857</text:p>
          </table:table-cell>
          <table:table-cell table:formula="of:=[.E790]*100" office:value-type="float" office:value="0.540931" calcext:value-type="float">
            <text:p>0.540931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179.1549530029" calcext:value-type="float">
            <text:p>179.1549530029</text:p>
          </table:table-cell>
          <table:table-cell office:value-type="float" office:value="-0.2286455905" calcext:value-type="float">
            <text:p>-0.22864559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4201" calcext:value-type="float">
            <text:p>0.00554201</text:p>
          </table:table-cell>
          <table:table-cell office:value-type="float" office:value="0.00481614" calcext:value-type="float">
            <text:p>0.00481614</text:p>
          </table:table-cell>
          <table:table-cell office:value-type="float" office:value="0.0000756025" calcext:value-type="float">
            <text:p>7.56025E-05</text:p>
          </table:table-cell>
          <table:table-cell office:value-type="float" office:value="1064" calcext:value-type="float">
            <text:p>1064</text:p>
          </table:table-cell>
          <table:table-cell table:formula="of:=[.D791]*100" office:value-type="float" office:value="0.12429857" calcext:value-type="float">
            <text:p>0.12429857</text:p>
          </table:table-cell>
          <table:table-cell table:formula="of:=[.E791]*100" office:value-type="float" office:value="0.554201" calcext:value-type="float">
            <text:p>0.554201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79.1602783203" calcext:value-type="float">
            <text:p>179.1602783203</text:p>
          </table:table-cell>
          <table:table-cell office:value-type="float" office:value="-0.267285329" calcext:value-type="float">
            <text:p>-0.2672853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8793" calcext:value-type="float">
            <text:p>0.00588793</text:p>
          </table:table-cell>
          <table:table-cell office:value-type="float" office:value="0.00481614" calcext:value-type="float">
            <text:p>0.00481614</text:p>
          </table:table-cell>
          <table:table-cell office:value-type="float" office:value="0.0001130448" calcext:value-type="float">
            <text:p>0.0001130448</text:p>
          </table:table-cell>
          <table:table-cell office:value-type="float" office:value="1065" calcext:value-type="float">
            <text:p>1065</text:p>
          </table:table-cell>
          <table:table-cell table:formula="of:=[.D792]*100" office:value-type="float" office:value="0.12429857" calcext:value-type="float">
            <text:p>0.12429857</text:p>
          </table:table-cell>
          <table:table-cell table:formula="of:=[.E792]*100" office:value-type="float" office:value="0.588793" calcext:value-type="float">
            <text:p>0.588793</text:p>
          </table:table-cell>
        </table:table-row>
        <table:table-row table:style-name="ro1">
          <table:table-cell office:value-type="float" office:value="53.35" calcext:value-type="float">
            <text:p>53.35</text:p>
          </table:table-cell>
          <table:table-cell office:value-type="float" office:value="179.1602172852" calcext:value-type="float">
            <text:p>179.1602172852</text:p>
          </table:table-cell>
          <table:table-cell office:value-type="float" office:value="-0.1863592655" calcext:value-type="float">
            <text:p>-0.18635926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7901" calcext:value-type="float">
            <text:p>0.00557901</text:p>
          </table:table-cell>
          <table:table-cell office:value-type="float" office:value="0.00474369" calcext:value-type="float">
            <text:p>0.00474369</text:p>
          </table:table-cell>
          <table:table-cell office:value-type="float" office:value="-0.0000860633" calcext:value-type="float">
            <text:p>-8.60633E-05</text:p>
          </table:table-cell>
          <table:table-cell office:value-type="float" office:value="1066" calcext:value-type="float">
            <text:p>1066</text:p>
          </table:table-cell>
          <table:table-cell table:formula="of:=[.D793]*100" office:value-type="float" office:value="0.12429857" calcext:value-type="float">
            <text:p>0.12429857</text:p>
          </table:table-cell>
          <table:table-cell table:formula="of:=[.E793]*100" office:value-type="float" office:value="0.557901" calcext:value-type="float">
            <text:p>0.557901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79.1564788818" calcext:value-type="float">
            <text:p>179.1564788818</text:p>
          </table:table-cell>
          <table:table-cell office:value-type="float" office:value="-0.2689911622" calcext:value-type="float">
            <text:p>-0.26899116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2394" calcext:value-type="float">
            <text:p>0.00592394</text:p>
          </table:table-cell>
          <table:table-cell office:value-type="float" office:value="0.00474369" calcext:value-type="float">
            <text:p>0.00474369</text:p>
          </table:table-cell>
          <table:table-cell office:value-type="float" office:value="0.0000679835" calcext:value-type="float">
            <text:p>6.79835E-05</text:p>
          </table:table-cell>
          <table:table-cell office:value-type="float" office:value="1067" calcext:value-type="float">
            <text:p>1067</text:p>
          </table:table-cell>
          <table:table-cell table:formula="of:=[.D794]*100" office:value-type="float" office:value="0.12429857" calcext:value-type="float">
            <text:p>0.12429857</text:p>
          </table:table-cell>
          <table:table-cell table:formula="of:=[.E794]*100" office:value-type="float" office:value="0.592394" calcext:value-type="float">
            <text:p>0.592394</text:p>
          </table:table-cell>
        </table:table-row>
        <table:table-row table:style-name="ro1">
          <table:table-cell office:value-type="float" office:value="53.45" calcext:value-type="float">
            <text:p>53.45</text:p>
          </table:table-cell>
          <table:table-cell office:value-type="float" office:value="179.1578674316" calcext:value-type="float">
            <text:p>179.1578674316</text:p>
          </table:table-cell>
          <table:table-cell office:value-type="float" office:value="-0.223690117" calcext:value-type="float">
            <text:p>-0.2236901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5179" calcext:value-type="float">
            <text:p>0.00585179</text:p>
          </table:table-cell>
          <table:table-cell office:value-type="float" office:value="0.00484293" calcext:value-type="float">
            <text:p>0.00484293</text:p>
          </table:table-cell>
          <table:table-cell office:value-type="float" office:value="-0.0000225982" calcext:value-type="float">
            <text:p>-2.25982E-05</text:p>
          </table:table-cell>
          <table:table-cell office:value-type="float" office:value="1068" calcext:value-type="float">
            <text:p>1068</text:p>
          </table:table-cell>
          <table:table-cell table:formula="of:=[.D795]*100" office:value-type="float" office:value="0.12429857" calcext:value-type="float">
            <text:p>0.12429857</text:p>
          </table:table-cell>
          <table:table-cell table:formula="of:=[.E795]*100" office:value-type="float" office:value="0.585179" calcext:value-type="float">
            <text:p>0.585179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79.176071167" calcext:value-type="float">
            <text:p>179.176071167</text:p>
          </table:table-cell>
          <table:table-cell office:value-type="float" office:value="-0.2902381138" calcext:value-type="float">
            <text:p>-0.29023811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4724" calcext:value-type="float">
            <text:p>0.00624724</text:p>
          </table:table-cell>
          <table:table-cell office:value-type="float" office:value="0.00484293" calcext:value-type="float">
            <text:p>0.00484293</text:p>
          </table:table-cell>
          <table:table-cell office:value-type="float" office:value="0.0001430259" calcext:value-type="float">
            <text:p>0.0001430259</text:p>
          </table:table-cell>
          <table:table-cell office:value-type="float" office:value="1069" calcext:value-type="float">
            <text:p>1069</text:p>
          </table:table-cell>
          <table:table-cell table:formula="of:=[.D796]*100" office:value-type="float" office:value="0.12429857" calcext:value-type="float">
            <text:p>0.12429857</text:p>
          </table:table-cell>
          <table:table-cell table:formula="of:=[.E796]*100" office:value-type="float" office:value="0.624724" calcext:value-type="float">
            <text:p>0.624724</text:p>
          </table:table-cell>
        </table:table-row>
        <table:table-row table:style-name="ro1">
          <table:table-cell office:value-type="float" office:value="53.55" calcext:value-type="float">
            <text:p>53.55</text:p>
          </table:table-cell>
          <table:table-cell office:value-type="float" office:value="179.1846008301" calcext:value-type="float">
            <text:p>179.1846008301</text:p>
          </table:table-cell>
          <table:table-cell office:value-type="float" office:value="-0.2396886587" calcext:value-type="float">
            <text:p>-0.23968865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7377" calcext:value-type="float">
            <text:p>0.00617377</text:p>
          </table:table-cell>
          <table:table-cell office:value-type="float" office:value="0.00484293" calcext:value-type="float">
            <text:p>0.00484293</text:p>
          </table:table-cell>
          <table:table-cell office:value-type="float" office:value="-0.0000375795" calcext:value-type="float">
            <text:p>-3.75795E-05</text:p>
          </table:table-cell>
          <table:table-cell office:value-type="float" office:value="1070" calcext:value-type="float">
            <text:p>1070</text:p>
          </table:table-cell>
          <table:table-cell table:formula="of:=[.D797]*100" office:value-type="float" office:value="0.12429857" calcext:value-type="float">
            <text:p>0.12429857</text:p>
          </table:table-cell>
          <table:table-cell table:formula="of:=[.E797]*100" office:value-type="float" office:value="0.617377" calcext:value-type="float">
            <text:p>0.617377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79.1888885498" calcext:value-type="float">
            <text:p>179.1888885498</text:p>
          </table:table-cell>
          <table:table-cell office:value-type="float" office:value="-0.2392596989" calcext:value-type="float">
            <text:p>-0.23925969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2197" calcext:value-type="float">
            <text:p>0.00612197</text:p>
          </table:table-cell>
          <table:table-cell office:value-type="float" office:value="0.00507744" calcext:value-type="float">
            <text:p>0.00507744</text:p>
          </table:table-cell>
          <table:table-cell office:value-type="float" office:value="0.0000377528" calcext:value-type="float">
            <text:p>3.77528E-05</text:p>
          </table:table-cell>
          <table:table-cell office:value-type="float" office:value="1071" calcext:value-type="float">
            <text:p>1071</text:p>
          </table:table-cell>
          <table:table-cell table:formula="of:=[.D798]*100" office:value-type="float" office:value="0.12429857" calcext:value-type="float">
            <text:p>0.12429857</text:p>
          </table:table-cell>
          <table:table-cell table:formula="of:=[.E798]*100" office:value-type="float" office:value="0.612197" calcext:value-type="float">
            <text:p>0.612197</text:p>
          </table:table-cell>
        </table:table-row>
        <table:table-row table:style-name="ro1">
          <table:table-cell office:value-type="float" office:value="53.65" calcext:value-type="float">
            <text:p>53.65</text:p>
          </table:table-cell>
          <table:table-cell office:value-type="float" office:value="179.1800537109" calcext:value-type="float">
            <text:p>179.1800537109</text:p>
          </table:table-cell>
          <table:table-cell office:value-type="float" office:value="-0.2770746939" calcext:value-type="float">
            <text:p>-0.27707469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3948" calcext:value-type="float">
            <text:p>0.00633948</text:p>
          </table:table-cell>
          <table:table-cell office:value-type="float" office:value="0.00507744" calcext:value-type="float">
            <text:p>0.00507744</text:p>
          </table:table-cell>
          <table:table-cell office:value-type="float" office:value="0.0001180769" calcext:value-type="float">
            <text:p>0.0001180769</text:p>
          </table:table-cell>
          <table:table-cell office:value-type="float" office:value="1072" calcext:value-type="float">
            <text:p>1072</text:p>
          </table:table-cell>
          <table:table-cell table:formula="of:=[.D799]*100" office:value-type="float" office:value="0.12429857" calcext:value-type="float">
            <text:p>0.12429857</text:p>
          </table:table-cell>
          <table:table-cell table:formula="of:=[.E799]*100" office:value-type="float" office:value="0.633948" calcext:value-type="float">
            <text:p>0.63394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79.176651001" calcext:value-type="float">
            <text:p>179.176651001</text:p>
          </table:table-cell>
          <table:table-cell office:value-type="float" office:value="-0.2355758308" calcext:value-type="float">
            <text:p>-0.23557583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078" calcext:value-type="float">
            <text:p>0.0062078</text:p>
          </table:table-cell>
          <table:table-cell office:value-type="float" office:value="0.00507744" calcext:value-type="float">
            <text:p>0.00507744</text:p>
          </table:table-cell>
          <table:table-cell office:value-type="float" office:value="0.0000798706" calcext:value-type="float">
            <text:p>7.98706E-05</text:p>
          </table:table-cell>
          <table:table-cell office:value-type="float" office:value="1073" calcext:value-type="float">
            <text:p>1073</text:p>
          </table:table-cell>
          <table:table-cell table:formula="of:=[.D800]*100" office:value-type="float" office:value="0.12429857" calcext:value-type="float">
            <text:p>0.12429857</text:p>
          </table:table-cell>
          <table:table-cell table:formula="of:=[.E800]*100" office:value-type="float" office:value="0.62078" calcext:value-type="float">
            <text:p>0.62078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179.1781768799" calcext:value-type="float">
            <text:p>179.1781768799</text:p>
          </table:table-cell>
          <table:table-cell office:value-type="float" office:value="-0.2094417016" calcext:value-type="float">
            <text:p>-0.20944170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4592" calcext:value-type="float">
            <text:p>0.00594592</text:p>
          </table:table-cell>
          <table:table-cell office:value-type="float" office:value="0.00539156" calcext:value-type="float">
            <text:p>0.00539156</text:p>
          </table:table-cell>
          <table:table-cell office:value-type="float" office:value="-0.0001104155" calcext:value-type="float">
            <text:p>-0.0001104155</text:p>
          </table:table-cell>
          <table:table-cell office:value-type="float" office:value="1074" calcext:value-type="float">
            <text:p>1074</text:p>
          </table:table-cell>
          <table:table-cell table:formula="of:=[.D801]*100" office:value-type="float" office:value="0.12429857" calcext:value-type="float">
            <text:p>0.12429857</text:p>
          </table:table-cell>
          <table:table-cell table:formula="of:=[.E801]*100" office:value-type="float" office:value="0.594592" calcext:value-type="float">
            <text:p>0.594592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79.1828460693" calcext:value-type="float">
            <text:p>179.1828460693</text:p>
          </table:table-cell>
          <table:table-cell office:value-type="float" office:value="-0.2924541313" calcext:value-type="float">
            <text:p>-0.29245413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2471" calcext:value-type="float">
            <text:p>0.00632471</text:p>
          </table:table-cell>
          <table:table-cell office:value-type="float" office:value="0.00539156" calcext:value-type="float">
            <text:p>0.00539156</text:p>
          </table:table-cell>
          <table:table-cell office:value-type="float" office:value="0.0001798233" calcext:value-type="float">
            <text:p>0.0001798233</text:p>
          </table:table-cell>
          <table:table-cell office:value-type="float" office:value="1075" calcext:value-type="float">
            <text:p>1075</text:p>
          </table:table-cell>
          <table:table-cell table:formula="of:=[.D802]*100" office:value-type="float" office:value="0.12429857" calcext:value-type="float">
            <text:p>0.12429857</text:p>
          </table:table-cell>
          <table:table-cell table:formula="of:=[.E802]*100" office:value-type="float" office:value="0.632471" calcext:value-type="float">
            <text:p>0.632471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179.1770172119" calcext:value-type="float">
            <text:p>179.1770172119</text:p>
          </table:table-cell>
          <table:table-cell office:value-type="float" office:value="-0.2682057062" calcext:value-type="float">
            <text:p>-0.26820570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1542" calcext:value-type="float">
            <text:p>0.00641542</text:p>
          </table:table-cell>
          <table:table-cell office:value-type="float" office:value="0.0057265" calcext:value-type="float">
            <text:p>0.0057265</text:p>
          </table:table-cell>
          <table:table-cell office:value-type="float" office:value="0.0001873189" calcext:value-type="float">
            <text:p>0.0001873189</text:p>
          </table:table-cell>
          <table:table-cell office:value-type="float" office:value="1076" calcext:value-type="float">
            <text:p>1076</text:p>
          </table:table-cell>
          <table:table-cell table:formula="of:=[.D803]*100" office:value-type="float" office:value="0.12429857" calcext:value-type="float">
            <text:p>0.12429857</text:p>
          </table:table-cell>
          <table:table-cell table:formula="of:=[.E803]*100" office:value-type="float" office:value="0.641542" calcext:value-type="float">
            <text:p>0.641542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79.1811218262" calcext:value-type="float">
            <text:p>179.1811218262</text:p>
          </table:table-cell>
          <table:table-cell office:value-type="float" office:value="-0.2775538067" calcext:value-type="float">
            <text:p>-0.27755380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3814" calcext:value-type="float">
            <text:p>0.00653814</text:p>
          </table:table-cell>
          <table:table-cell office:value-type="float" office:value="0.0057265" calcext:value-type="float">
            <text:p>0.0057265</text:p>
          </table:table-cell>
          <table:table-cell office:value-type="float" office:value="-0.0000016931" calcext:value-type="float">
            <text:p>-1.6931E-06</text:p>
          </table:table-cell>
          <table:table-cell office:value-type="float" office:value="1077" calcext:value-type="float">
            <text:p>1077</text:p>
          </table:table-cell>
          <table:table-cell table:formula="of:=[.D804]*100" office:value-type="float" office:value="0.12429857" calcext:value-type="float">
            <text:p>0.12429857</text:p>
          </table:table-cell>
          <table:table-cell table:formula="of:=[.E804]*100" office:value-type="float" office:value="0.653814" calcext:value-type="float">
            <text:p>0.653814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179.1723327637" calcext:value-type="float">
            <text:p>179.1723327637</text:p>
          </table:table-cell>
          <table:table-cell office:value-type="float" office:value="-0.2718069995" calcext:value-type="float">
            <text:p>-0.27180699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8159" calcext:value-type="float">
            <text:p>0.00658159</text:p>
          </table:table-cell>
          <table:table-cell office:value-type="float" office:value="0.00609464" calcext:value-type="float">
            <text:p>0.00609464</text:p>
          </table:table-cell>
          <table:table-cell office:value-type="float" office:value="0.0001124231" calcext:value-type="float">
            <text:p>0.0001124231</text:p>
          </table:table-cell>
          <table:table-cell office:value-type="float" office:value="1078" calcext:value-type="float">
            <text:p>1078</text:p>
          </table:table-cell>
          <table:table-cell table:formula="of:=[.D805]*100" office:value-type="float" office:value="0.12429857" calcext:value-type="float">
            <text:p>0.12429857</text:p>
          </table:table-cell>
          <table:table-cell table:formula="of:=[.E805]*100" office:value-type="float" office:value="0.658159" calcext:value-type="float">
            <text:p>0.658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9.1711883545" calcext:value-type="float">
            <text:p>179.1711883545</text:p>
          </table:table-cell>
          <table:table-cell office:value-type="float" office:value="-0.2860701009" calcext:value-type="float">
            <text:p>-0.28607010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0559" calcext:value-type="float">
            <text:p>0.00670559</text:p>
          </table:table-cell>
          <table:table-cell office:value-type="float" office:value="0.00602248" calcext:value-type="float">
            <text:p>0.00602248</text:p>
          </table:table-cell>
          <table:table-cell office:value-type="float" office:value="0.0001064182" calcext:value-type="float">
            <text:p>0.0001064182</text:p>
          </table:table-cell>
          <table:table-cell office:value-type="float" office:value="1079" calcext:value-type="float">
            <text:p>1079</text:p>
          </table:table-cell>
          <table:table-cell table:formula="of:=[.D806]*100" office:value-type="float" office:value="0.12429857" calcext:value-type="float">
            <text:p>0.12429857</text:p>
          </table:table-cell>
          <table:table-cell table:formula="of:=[.E806]*100" office:value-type="float" office:value="0.670559" calcext:value-type="float">
            <text:p>0.670559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179.1637878418" calcext:value-type="float">
            <text:p>179.1637878418</text:p>
          </table:table-cell>
          <table:table-cell office:value-type="float" office:value="-0.3187454879" calcext:value-type="float">
            <text:p>-0.31874548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0595" calcext:value-type="float">
            <text:p>0.00700595</text:p>
          </table:table-cell>
          <table:table-cell office:value-type="float" office:value="0.00602248" calcext:value-type="float">
            <text:p>0.00602248</text:p>
          </table:table-cell>
          <table:table-cell office:value-type="float" office:value="0.0000971323" calcext:value-type="float">
            <text:p>9.71323E-05</text:p>
          </table:table-cell>
          <table:table-cell office:value-type="float" office:value="1080" calcext:value-type="float">
            <text:p>1080</text:p>
          </table:table-cell>
          <table:table-cell table:formula="of:=[.D807]*100" office:value-type="float" office:value="0.12429857" calcext:value-type="float">
            <text:p>0.12429857</text:p>
          </table:table-cell>
          <table:table-cell table:formula="of:=[.E807]*100" office:value-type="float" office:value="0.700595" calcext:value-type="float">
            <text:p>0.700595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79.1666870117" calcext:value-type="float">
            <text:p>179.1666870117</text:p>
          </table:table-cell>
          <table:table-cell office:value-type="float" office:value="-0.3109383471" calcext:value-type="float">
            <text:p>-0.31093834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5399" calcext:value-type="float">
            <text:p>0.00715399</text:p>
          </table:table-cell>
          <table:table-cell office:value-type="float" office:value="0.00623657" calcext:value-type="float">
            <text:p>0.00623657</text:p>
          </table:table-cell>
          <table:table-cell office:value-type="float" office:value="0.0000465743" calcext:value-type="float">
            <text:p>4.65743E-05</text:p>
          </table:table-cell>
          <table:table-cell office:value-type="float" office:value="1081" calcext:value-type="float">
            <text:p>1081</text:p>
          </table:table-cell>
          <table:table-cell table:formula="of:=[.D808]*100" office:value-type="float" office:value="0.12429857" calcext:value-type="float">
            <text:p>0.12429857</text:p>
          </table:table-cell>
          <table:table-cell table:formula="of:=[.E808]*100" office:value-type="float" office:value="0.715399" calcext:value-type="float">
            <text:p>0.715399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179.1610717773" calcext:value-type="float">
            <text:p>179.1610717773</text:p>
          </table:table-cell>
          <table:table-cell office:value-type="float" office:value="-0.2989362237" calcext:value-type="float">
            <text:p>-0.29893622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7262" calcext:value-type="float">
            <text:p>0.00717262</text:p>
          </table:table-cell>
          <table:table-cell office:value-type="float" office:value="0.00623657" calcext:value-type="float">
            <text:p>0.00623657</text:p>
          </table:table-cell>
          <table:table-cell office:value-type="float" office:value="0.0001241674" calcext:value-type="float">
            <text:p>0.0001241674</text:p>
          </table:table-cell>
          <table:table-cell office:value-type="float" office:value="1082" calcext:value-type="float">
            <text:p>1082</text:p>
          </table:table-cell>
          <table:table-cell table:formula="of:=[.D809]*100" office:value-type="float" office:value="0.12429857" calcext:value-type="float">
            <text:p>0.12429857</text:p>
          </table:table-cell>
          <table:table-cell table:formula="of:=[.E809]*100" office:value-type="float" office:value="0.717262" calcext:value-type="float">
            <text:p>0.717262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79.1662139893" calcext:value-type="float">
            <text:p>179.1662139893</text:p>
          </table:table-cell>
          <table:table-cell office:value-type="float" office:value="-0.3930813702" calcext:value-type="float">
            <text:p>-0.39308137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81245" calcext:value-type="float">
            <text:p>0.00781245</text:p>
          </table:table-cell>
          <table:table-cell office:value-type="float" office:value="0.00623657" calcext:value-type="float">
            <text:p>0.00623657</text:p>
          </table:table-cell>
          <table:table-cell office:value-type="float" office:value="0.0002856195" calcext:value-type="float">
            <text:p>0.0002856195</text:p>
          </table:table-cell>
          <table:table-cell office:value-type="float" office:value="1083" calcext:value-type="float">
            <text:p>1083</text:p>
          </table:table-cell>
          <table:table-cell table:formula="of:=[.D810]*100" office:value-type="float" office:value="0.12429857" calcext:value-type="float">
            <text:p>0.12429857</text:p>
          </table:table-cell>
          <table:table-cell table:formula="of:=[.E810]*100" office:value-type="float" office:value="0.781245" calcext:value-type="float">
            <text:p>0.781245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179.1703643799" calcext:value-type="float">
            <text:p>179.1703643799</text:p>
          </table:table-cell>
          <table:table-cell office:value-type="float" office:value="-0.2663798512" calcext:value-type="float">
            <text:p>-0.26637985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9425" calcext:value-type="float">
            <text:p>0.00739425</text:p>
          </table:table-cell>
          <table:table-cell office:value-type="float" office:value="0.00633597" calcext:value-type="float">
            <text:p>0.00633597</text:p>
          </table:table-cell>
          <table:table-cell office:value-type="float" office:value="-0.0000883883" calcext:value-type="float">
            <text:p>-8.83883E-05</text:p>
          </table:table-cell>
          <table:table-cell office:value-type="float" office:value="1084" calcext:value-type="float">
            <text:p>1084</text:p>
          </table:table-cell>
          <table:table-cell table:formula="of:=[.D811]*100" office:value-type="float" office:value="0.12429857" calcext:value-type="float">
            <text:p>0.12429857</text:p>
          </table:table-cell>
          <table:table-cell table:formula="of:=[.E811]*100" office:value-type="float" office:value="0.739425" calcext:value-type="float">
            <text:p>0.739425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79.180557251" calcext:value-type="float">
            <text:p>179.180557251</text:p>
          </table:table-cell>
          <table:table-cell office:value-type="float" office:value="-0.3417289195" calcext:value-type="float">
            <text:p>-0.34172891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1785" calcext:value-type="float">
            <text:p>0.00761785</text:p>
          </table:table-cell>
          <table:table-cell office:value-type="float" office:value="0.00633597" calcext:value-type="float">
            <text:p>0.00633597</text:p>
          </table:table-cell>
          <table:table-cell office:value-type="float" office:value="-0.0000679442" calcext:value-type="float">
            <text:p>-6.79442E-05</text:p>
          </table:table-cell>
          <table:table-cell office:value-type="float" office:value="1085" calcext:value-type="float">
            <text:p>1085</text:p>
          </table:table-cell>
          <table:table-cell table:formula="of:=[.D812]*100" office:value-type="float" office:value="0.12429857" calcext:value-type="float">
            <text:p>0.12429857</text:p>
          </table:table-cell>
          <table:table-cell table:formula="of:=[.E812]*100" office:value-type="float" office:value="0.761785" calcext:value-type="float">
            <text:p>0.761785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179.1854858398" calcext:value-type="float">
            <text:p>179.1854858398</text:p>
          </table:table-cell>
          <table:table-cell office:value-type="float" office:value="-0.2825465192" calcext:value-type="float">
            <text:p>-0.28254651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7237" calcext:value-type="float">
            <text:p>0.00737237</text:p>
          </table:table-cell>
          <table:table-cell office:value-type="float" office:value="0.00631511" calcext:value-type="float">
            <text:p>0.00631511</text:p>
          </table:table-cell>
          <table:table-cell office:value-type="float" office:value="-0.0000079146" calcext:value-type="float">
            <text:p>-7.9146E-06</text:p>
          </table:table-cell>
          <table:table-cell office:value-type="float" office:value="1086" calcext:value-type="float">
            <text:p>1086</text:p>
          </table:table-cell>
          <table:table-cell table:formula="of:=[.D813]*100" office:value-type="float" office:value="0.12429857" calcext:value-type="float">
            <text:p>0.12429857</text:p>
          </table:table-cell>
          <table:table-cell table:formula="of:=[.E813]*100" office:value-type="float" office:value="0.737237" calcext:value-type="float">
            <text:p>0.737237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79.1852111816" calcext:value-type="float">
            <text:p>179.1852111816</text:p>
          </table:table-cell>
          <table:table-cell office:value-type="float" office:value="-0.261738696" calcext:value-type="float">
            <text:p>-0.2617386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7018" calcext:value-type="float">
            <text:p>0.00707018</text:p>
          </table:table-cell>
          <table:table-cell office:value-type="float" office:value="0.00631511" calcext:value-type="float">
            <text:p>0.00631511</text:p>
          </table:table-cell>
          <table:table-cell office:value-type="float" office:value="-0.0001435582" calcext:value-type="float">
            <text:p>-0.0001435582</text:p>
          </table:table-cell>
          <table:table-cell office:value-type="float" office:value="1087" calcext:value-type="float">
            <text:p>1087</text:p>
          </table:table-cell>
          <table:table-cell table:formula="of:=[.D814]*100" office:value-type="float" office:value="0.12429857" calcext:value-type="float">
            <text:p>0.12429857</text:p>
          </table:table-cell>
          <table:table-cell table:formula="of:=[.E814]*100" office:value-type="float" office:value="0.707018" calcext:value-type="float">
            <text:p>0.707018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179.1964569092" calcext:value-type="float">
            <text:p>179.1964569092</text:p>
          </table:table-cell>
          <table:table-cell office:value-type="float" office:value="-0.3114930335" calcext:value-type="float">
            <text:p>-0.3114930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0047" calcext:value-type="float">
            <text:p>0.00720047</text:p>
          </table:table-cell>
          <table:table-cell office:value-type="float" office:value="0.00631511" calcext:value-type="float">
            <text:p>0.00631511</text:p>
          </table:table-cell>
          <table:table-cell office:value-type="float" office:value="0.0000643144" calcext:value-type="float">
            <text:p>6.43144E-05</text:p>
          </table:table-cell>
          <table:table-cell office:value-type="float" office:value="1088" calcext:value-type="float">
            <text:p>1088</text:p>
          </table:table-cell>
          <table:table-cell table:formula="of:=[.D815]*100" office:value-type="float" office:value="0.12429857" calcext:value-type="float">
            <text:p>0.12429857</text:p>
          </table:table-cell>
          <table:table-cell table:formula="of:=[.E815]*100" office:value-type="float" office:value="0.720047" calcext:value-type="float">
            <text:p>0.720047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79.1930236816" calcext:value-type="float">
            <text:p>179.1930236816</text:p>
          </table:table-cell>
          <table:table-cell office:value-type="float" office:value="-0.2777249828" calcext:value-type="float">
            <text:p>-0.27772498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6222" calcext:value-type="float">
            <text:p>0.00706222</text:p>
          </table:table-cell>
          <table:table-cell office:value-type="float" office:value="0.00617322" calcext:value-type="float">
            <text:p>0.00617322</text:p>
          </table:table-cell>
          <table:table-cell office:value-type="float" office:value="-0.0001591815" calcext:value-type="float">
            <text:p>-0.0001591815</text:p>
          </table:table-cell>
          <table:table-cell office:value-type="float" office:value="1089" calcext:value-type="float">
            <text:p>1089</text:p>
          </table:table-cell>
          <table:table-cell table:formula="of:=[.D816]*100" office:value-type="float" office:value="0.12429857" calcext:value-type="float">
            <text:p>0.12429857</text:p>
          </table:table-cell>
          <table:table-cell table:formula="of:=[.E816]*100" office:value-type="float" office:value="0.706222" calcext:value-type="float">
            <text:p>0.706222</text:p>
          </table:table-cell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179.1977539062" calcext:value-type="float">
            <text:p>179.1977539062</text:p>
          </table:table-cell>
          <table:table-cell office:value-type="float" office:value="-0.2049091181" calcext:value-type="float">
            <text:p>-0.20490911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8485" calcext:value-type="float">
            <text:p>0.00648485</text:p>
          </table:table-cell>
          <table:table-cell office:value-type="float" office:value="0.00617322" calcext:value-type="float">
            <text:p>0.00617322</text:p>
          </table:table-cell>
          <table:table-cell office:value-type="float" office:value="-0.0002998915" calcext:value-type="float">
            <text:p>-0.0002998915</text:p>
          </table:table-cell>
          <table:table-cell office:value-type="float" office:value="1090" calcext:value-type="float">
            <text:p>1090</text:p>
          </table:table-cell>
          <table:table-cell table:formula="of:=[.D817]*100" office:value-type="float" office:value="0.12429857" calcext:value-type="float">
            <text:p>0.12429857</text:p>
          </table:table-cell>
          <table:table-cell table:formula="of:=[.E817]*100" office:value-type="float" office:value="0.648485" calcext:value-type="float">
            <text:p>0.648485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79.2144927979" calcext:value-type="float">
            <text:p>179.2144927979</text:p>
          </table:table-cell>
          <table:table-cell office:value-type="float" office:value="-0.2872855673" calcext:value-type="float">
            <text:p>-0.28728556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4925" calcext:value-type="float">
            <text:p>0.00664925</text:p>
          </table:table-cell>
          <table:table-cell office:value-type="float" office:value="0.00602279" calcext:value-type="float">
            <text:p>0.00602279</text:p>
          </table:table-cell>
          <table:table-cell office:value-type="float" office:value="0.0000223451" calcext:value-type="float">
            <text:p>2.23451E-05</text:p>
          </table:table-cell>
          <table:table-cell office:value-type="float" office:value="1091" calcext:value-type="float">
            <text:p>1091</text:p>
          </table:table-cell>
          <table:table-cell table:formula="of:=[.D818]*100" office:value-type="float" office:value="0.12429857" calcext:value-type="float">
            <text:p>0.12429857</text:p>
          </table:table-cell>
          <table:table-cell table:formula="of:=[.E818]*100" office:value-type="float" office:value="0.664925" calcext:value-type="float">
            <text:p>0.664925</text:p>
          </table:table-cell>
        </table:table-row>
        <table:table-row table:style-name="ro1">
          <table:table-cell office:value-type="float" office:value="54.65" calcext:value-type="float">
            <text:p>54.65</text:p>
          </table:table-cell>
          <table:table-cell office:value-type="float" office:value="179.223526001" calcext:value-type="float">
            <text:p>179.223526001</text:p>
          </table:table-cell>
          <table:table-cell office:value-type="float" office:value="-0.1783935013" calcext:value-type="float">
            <text:p>-0.17839350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3305" calcext:value-type="float">
            <text:p>0.00603305</text:p>
          </table:table-cell>
          <table:table-cell office:value-type="float" office:value="0.00594886" calcext:value-type="float">
            <text:p>0.00594886</text:p>
          </table:table-cell>
          <table:table-cell office:value-type="float" office:value="-0.0003600568" calcext:value-type="float">
            <text:p>-0.0003600568</text:p>
          </table:table-cell>
          <table:table-cell office:value-type="float" office:value="1092" calcext:value-type="float">
            <text:p>1092</text:p>
          </table:table-cell>
          <table:table-cell table:formula="of:=[.D819]*100" office:value-type="float" office:value="0.12429857" calcext:value-type="float">
            <text:p>0.12429857</text:p>
          </table:table-cell>
          <table:table-cell table:formula="of:=[.E819]*100" office:value-type="float" office:value="0.603305" calcext:value-type="float">
            <text:p>0.603305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79.2291107178" calcext:value-type="float">
            <text:p>179.2291107178</text:p>
          </table:table-cell>
          <table:table-cell office:value-type="float" office:value="-0.2205997724" calcext:value-type="float">
            <text:p>-0.22059977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0388" calcext:value-type="float">
            <text:p>0.00590388</text:p>
          </table:table-cell>
          <table:table-cell office:value-type="float" office:value="0.00594886" calcext:value-type="float">
            <text:p>0.00594886</text:p>
          </table:table-cell>
          <table:table-cell office:value-type="float" office:value="0.0001518453" calcext:value-type="float">
            <text:p>0.0001518453</text:p>
          </table:table-cell>
          <table:table-cell office:value-type="float" office:value="1093" calcext:value-type="float">
            <text:p>1093</text:p>
          </table:table-cell>
          <table:table-cell table:formula="of:=[.D820]*100" office:value-type="float" office:value="0.12429857" calcext:value-type="float">
            <text:p>0.12429857</text:p>
          </table:table-cell>
          <table:table-cell table:formula="of:=[.E820]*100" office:value-type="float" office:value="0.590388" calcext:value-type="float">
            <text:p>0.590388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179.2346038818" calcext:value-type="float">
            <text:p>179.2346038818</text:p>
          </table:table-cell>
          <table:table-cell office:value-type="float" office:value="-0.2163016683" calcext:value-type="float">
            <text:p>-0.21630166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8919" calcext:value-type="float">
            <text:p>0.00578919</text:p>
          </table:table-cell>
          <table:table-cell office:value-type="float" office:value="0.00566633" calcext:value-type="float">
            <text:p>0.00566633</text:p>
          </table:table-cell>
          <table:table-cell office:value-type="float" office:value="0.0000140125" calcext:value-type="float">
            <text:p>1.40125E-05</text:p>
          </table:table-cell>
          <table:table-cell office:value-type="float" office:value="1094" calcext:value-type="float">
            <text:p>1094</text:p>
          </table:table-cell>
          <table:table-cell table:formula="of:=[.D821]*100" office:value-type="float" office:value="0.12429857" calcext:value-type="float">
            <text:p>0.12429857</text:p>
          </table:table-cell>
          <table:table-cell table:formula="of:=[.E821]*100" office:value-type="float" office:value="0.578919" calcext:value-type="float">
            <text:p>0.57891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79.2427368164" calcext:value-type="float">
            <text:p>179.2427368164</text:p>
          </table:table-cell>
          <table:table-cell office:value-type="float" office:value="-0.1908680352" calcext:value-type="float">
            <text:p>-0.19086803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4329" calcext:value-type="float">
            <text:p>0.00554329</text:p>
          </table:table-cell>
          <table:table-cell office:value-type="float" office:value="0.00566633" calcext:value-type="float">
            <text:p>0.00566633</text:p>
          </table:table-cell>
          <table:table-cell office:value-type="float" office:value="-0.0000309781" calcext:value-type="float">
            <text:p>-3.09781E-05</text:p>
          </table:table-cell>
          <table:table-cell office:value-type="float" office:value="1095" calcext:value-type="float">
            <text:p>1095</text:p>
          </table:table-cell>
          <table:table-cell table:formula="of:=[.D822]*100" office:value-type="float" office:value="0.12429857" calcext:value-type="float">
            <text:p>0.12429857</text:p>
          </table:table-cell>
          <table:table-cell table:formula="of:=[.E822]*100" office:value-type="float" office:value="0.554329" calcext:value-type="float">
            <text:p>0.554329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179.2481079102" calcext:value-type="float">
            <text:p>179.2481079102</text:p>
          </table:table-cell>
          <table:table-cell office:value-type="float" office:value="-0.2737792374" calcext:value-type="float">
            <text:p>-0.27377923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3206" calcext:value-type="float">
            <text:p>0.00593206</text:p>
          </table:table-cell>
          <table:table-cell office:value-type="float" office:value="0.00550028" calcext:value-type="float">
            <text:p>0.00550028</text:p>
          </table:table-cell>
          <table:table-cell office:value-type="float" office:value="0.0001381325" calcext:value-type="float">
            <text:p>0.0001381325</text:p>
          </table:table-cell>
          <table:table-cell office:value-type="float" office:value="1096" calcext:value-type="float">
            <text:p>1096</text:p>
          </table:table-cell>
          <table:table-cell table:formula="of:=[.D823]*100" office:value-type="float" office:value="0.12429857" calcext:value-type="float">
            <text:p>0.12429857</text:p>
          </table:table-cell>
          <table:table-cell table:formula="of:=[.E823]*100" office:value-type="float" office:value="0.593206" calcext:value-type="float">
            <text:p>0.593206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79.2468719482" calcext:value-type="float">
            <text:p>179.2468719482</text:p>
          </table:table-cell>
          <table:table-cell office:value-type="float" office:value="-0.2514046848" calcext:value-type="float">
            <text:p>-0.25140468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419" calcext:value-type="float">
            <text:p>0.0060419</text:p>
          </table:table-cell>
          <table:table-cell office:value-type="float" office:value="0.00537689" calcext:value-type="float">
            <text:p>0.00537689</text:p>
          </table:table-cell>
          <table:table-cell office:value-type="float" office:value="0.0001317" calcext:value-type="float">
            <text:p>0.0001317</text:p>
          </table:table-cell>
          <table:table-cell office:value-type="float" office:value="1097" calcext:value-type="float">
            <text:p>1097</text:p>
          </table:table-cell>
          <table:table-cell table:formula="of:=[.D824]*100" office:value-type="float" office:value="0.12429857" calcext:value-type="float">
            <text:p>0.12429857</text:p>
          </table:table-cell>
          <table:table-cell table:formula="of:=[.E824]*100" office:value-type="float" office:value="0.60419" calcext:value-type="float">
            <text:p>0.60419</text:p>
          </table:table-cell>
        </table:table-row>
        <table:table-row table:style-name="ro1">
          <table:table-cell office:value-type="float" office:value="54.95" calcext:value-type="float">
            <text:p>54.95</text:p>
          </table:table-cell>
          <table:table-cell office:value-type="float" office:value="179.2451477051" calcext:value-type="float">
            <text:p>179.2451477051</text:p>
          </table:table-cell>
          <table:table-cell office:value-type="float" office:value="-0.2773239892" calcext:value-type="float">
            <text:p>-0.27732398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8781" calcext:value-type="float">
            <text:p>0.00628781</text:p>
          </table:table-cell>
          <table:table-cell office:value-type="float" office:value="0.00537689" calcext:value-type="float">
            <text:p>0.00537689</text:p>
          </table:table-cell>
          <table:table-cell office:value-type="float" office:value="0.0001220258" calcext:value-type="float">
            <text:p>0.0001220258</text:p>
          </table:table-cell>
          <table:table-cell office:value-type="float" office:value="1098" calcext:value-type="float">
            <text:p>1098</text:p>
          </table:table-cell>
          <table:table-cell table:formula="of:=[.D825]*100" office:value-type="float" office:value="0.12429857" calcext:value-type="float">
            <text:p>0.12429857</text:p>
          </table:table-cell>
          <table:table-cell table:formula="of:=[.E825]*100" office:value-type="float" office:value="0.628781" calcext:value-type="float">
            <text:p>0.6287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9.2384796143" calcext:value-type="float">
            <text:p>179.2384796143</text:p>
          </table:table-cell>
          <table:table-cell office:value-type="float" office:value="-0.1756619261" calcext:value-type="float">
            <text:p>-0.17566192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7409" calcext:value-type="float">
            <text:p>0.00577409</text:p>
          </table:table-cell>
          <table:table-cell office:value-type="float" office:value="0.00525852" calcext:value-type="float">
            <text:p>0.00525852</text:p>
          </table:table-cell>
          <table:table-cell office:value-type="float" office:value="-0.0001538385" calcext:value-type="float">
            <text:p>-0.0001538385</text:p>
          </table:table-cell>
          <table:table-cell office:value-type="float" office:value="1099" calcext:value-type="float">
            <text:p>1099</text:p>
          </table:table-cell>
          <table:table-cell table:formula="of:=[.D826]*100" office:value-type="float" office:value="0.12429857" calcext:value-type="float">
            <text:p>0.12429857</text:p>
          </table:table-cell>
          <table:table-cell table:formula="of:=[.E826]*100" office:value-type="float" office:value="0.577409" calcext:value-type="float">
            <text:p>0.577409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179.2405395508" calcext:value-type="float">
            <text:p>179.2405395508</text:p>
          </table:table-cell>
          <table:table-cell office:value-type="float" office:value="-0.2752409301" calcext:value-type="float">
            <text:p>-0.27524093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9553" calcext:value-type="float">
            <text:p>0.00609553</text:p>
          </table:table-cell>
          <table:table-cell office:value-type="float" office:value="0.00511617" calcext:value-type="float">
            <text:p>0.00511617</text:p>
          </table:table-cell>
          <table:table-cell office:value-type="float" office:value="0.0001445562" calcext:value-type="float">
            <text:p>0.0001445562</text:p>
          </table:table-cell>
          <table:table-cell office:value-type="float" office:value="1100" calcext:value-type="float">
            <text:p>1100</text:p>
          </table:table-cell>
          <table:table-cell table:formula="of:=[.D827]*100" office:value-type="float" office:value="0.12429857" calcext:value-type="float">
            <text:p>0.12429857</text:p>
          </table:table-cell>
          <table:table-cell table:formula="of:=[.E827]*100" office:value-type="float" office:value="0.609553" calcext:value-type="float">
            <text:p>0.609553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79.2401123047" calcext:value-type="float">
            <text:p>179.2401123047</text:p>
          </table:table-cell>
          <table:table-cell office:value-type="float" office:value="-0.1997995976" calcext:value-type="float">
            <text:p>-0.19979959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0688" calcext:value-type="float">
            <text:p>0.00580688</text:p>
          </table:table-cell>
          <table:table-cell office:value-type="float" office:value="0.00511617" calcext:value-type="float">
            <text:p>0.00511617</text:p>
          </table:table-cell>
          <table:table-cell office:value-type="float" office:value="-0.0001297611" calcext:value-type="float">
            <text:p>-0.0001297611</text:p>
          </table:table-cell>
          <table:table-cell office:value-type="float" office:value="1101" calcext:value-type="float">
            <text:p>1101</text:p>
          </table:table-cell>
          <table:table-cell table:formula="of:=[.D828]*100" office:value-type="float" office:value="0.12429857" calcext:value-type="float">
            <text:p>0.12429857</text:p>
          </table:table-cell>
          <table:table-cell table:formula="of:=[.E828]*100" office:value-type="float" office:value="0.580688" calcext:value-type="float">
            <text:p>0.580688</text:p>
          </table:table-cell>
        </table:table-row>
        <table:table-row table:style-name="ro1">
          <table:table-cell office:value-type="float" office:value="55.15" calcext:value-type="float">
            <text:p>55.15</text:p>
          </table:table-cell>
          <table:table-cell office:value-type="float" office:value="179.2294006348" calcext:value-type="float">
            <text:p>179.2294006348</text:p>
          </table:table-cell>
          <table:table-cell office:value-type="float" office:value="-0.1891577784" calcext:value-type="float">
            <text:p>-0.18915777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4368" calcext:value-type="float">
            <text:p>0.00554368</text:p>
          </table:table-cell>
          <table:table-cell office:value-type="float" office:value="0.00491874" calcext:value-type="float">
            <text:p>0.00491874</text:p>
          </table:table-cell>
          <table:table-cell office:value-type="float" office:value="-0.0000389974" calcext:value-type="float">
            <text:p>-3.89974E-05</text:p>
          </table:table-cell>
          <table:table-cell office:value-type="float" office:value="1102" calcext:value-type="float">
            <text:p>1102</text:p>
          </table:table-cell>
          <table:table-cell table:formula="of:=[.D829]*100" office:value-type="float" office:value="0.12429857" calcext:value-type="float">
            <text:p>0.12429857</text:p>
          </table:table-cell>
          <table:table-cell table:formula="of:=[.E829]*100" office:value-type="float" office:value="0.554368" calcext:value-type="float">
            <text:p>0.55436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79.2235107422" calcext:value-type="float">
            <text:p>179.2235107422</text:p>
          </table:table-cell>
          <table:table-cell office:value-type="float" office:value="-0.1658786646" calcext:value-type="float">
            <text:p>-0.16587866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1321" calcext:value-type="float">
            <text:p>0.00521321</text:p>
          </table:table-cell>
          <table:table-cell office:value-type="float" office:value="0.00491874" calcext:value-type="float">
            <text:p>0.00491874</text:p>
          </table:table-cell>
          <table:table-cell office:value-type="float" office:value="-0.000117283" calcext:value-type="float">
            <text:p>-0.000117283</text:p>
          </table:table-cell>
          <table:table-cell office:value-type="float" office:value="1103" calcext:value-type="float">
            <text:p>1103</text:p>
          </table:table-cell>
          <table:table-cell table:formula="of:=[.D830]*100" office:value-type="float" office:value="0.12429857" calcext:value-type="float">
            <text:p>0.12429857</text:p>
          </table:table-cell>
          <table:table-cell table:formula="of:=[.E830]*100" office:value-type="float" office:value="0.521321" calcext:value-type="float">
            <text:p>0.521321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179.2280426025" calcext:value-type="float">
            <text:p>179.2280426025</text:p>
          </table:table-cell>
          <table:table-cell office:value-type="float" office:value="-0.2520843838" calcext:value-type="float">
            <text:p>-0.2520843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676" calcext:value-type="float">
            <text:p>0.0055676</text:p>
          </table:table-cell>
          <table:table-cell office:value-type="float" office:value="0.00495386" calcext:value-type="float">
            <text:p>0.00495386</text:p>
          </table:table-cell>
          <table:table-cell office:value-type="float" office:value="0.0000859474" calcext:value-type="float">
            <text:p>8.59474E-05</text:p>
          </table:table-cell>
          <table:table-cell office:value-type="float" office:value="1104" calcext:value-type="float">
            <text:p>1104</text:p>
          </table:table-cell>
          <table:table-cell table:formula="of:=[.D831]*100" office:value-type="float" office:value="0.12429857" calcext:value-type="float">
            <text:p>0.12429857</text:p>
          </table:table-cell>
          <table:table-cell table:formula="of:=[.E831]*100" office:value-type="float" office:value="0.55676" calcext:value-type="float">
            <text:p>0.55676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79.213180542" calcext:value-type="float">
            <text:p>179.213180542</text:p>
          </table:table-cell>
          <table:table-cell office:value-type="float" office:value="-0.1530399201" calcext:value-type="float">
            <text:p>-0.15303992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4359" calcext:value-type="float">
            <text:p>0.00514359</text:p>
          </table:table-cell>
          <table:table-cell office:value-type="float" office:value="0.00480261" calcext:value-type="float">
            <text:p>0.00480261</text:p>
          </table:table-cell>
          <table:table-cell office:value-type="float" office:value="-0.000072692" calcext:value-type="float">
            <text:p>-0.000072692</text:p>
          </table:table-cell>
          <table:table-cell office:value-type="float" office:value="1105" calcext:value-type="float">
            <text:p>1105</text:p>
          </table:table-cell>
          <table:table-cell table:formula="of:=[.D832]*100" office:value-type="float" office:value="0.12429857" calcext:value-type="float">
            <text:p>0.12429857</text:p>
          </table:table-cell>
          <table:table-cell table:formula="of:=[.E832]*100" office:value-type="float" office:value="0.514359" calcext:value-type="float">
            <text:p>0.514359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179.2238616943" calcext:value-type="float">
            <text:p>179.2238616943</text:p>
          </table:table-cell>
          <table:table-cell office:value-type="float" office:value="-0.1399581567" calcext:value-type="float">
            <text:p>-0.13995815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7396" calcext:value-type="float">
            <text:p>0.00477396</text:p>
          </table:table-cell>
          <table:table-cell office:value-type="float" office:value="0.00491909" calcext:value-type="float">
            <text:p>0.00491909</text:p>
          </table:table-cell>
          <table:table-cell office:value-type="float" office:value="-0.0000388403" calcext:value-type="float">
            <text:p>-3.88403E-05</text:p>
          </table:table-cell>
          <table:table-cell office:value-type="float" office:value="1106" calcext:value-type="float">
            <text:p>1106</text:p>
          </table:table-cell>
          <table:table-cell table:formula="of:=[.D833]*100" office:value-type="float" office:value="0.12429857" calcext:value-type="float">
            <text:p>0.12429857</text:p>
          </table:table-cell>
          <table:table-cell table:formula="of:=[.E833]*100" office:value-type="float" office:value="0.477396" calcext:value-type="float">
            <text:p>0.477396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79.2227630615" calcext:value-type="float">
            <text:p>179.2227630615</text:p>
          </table:table-cell>
          <table:table-cell office:value-type="float" office:value="-0.2333274374" calcext:value-type="float">
            <text:p>-0.23332743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5001" calcext:value-type="float">
            <text:p>0.00515001</text:p>
          </table:table-cell>
          <table:table-cell office:value-type="float" office:value="0.00491909" calcext:value-type="float">
            <text:p>0.00491909</text:p>
          </table:table-cell>
          <table:table-cell office:value-type="float" office:value="0.0001983336" calcext:value-type="float">
            <text:p>0.0001983336</text:p>
          </table:table-cell>
          <table:table-cell office:value-type="float" office:value="1107" calcext:value-type="float">
            <text:p>1107</text:p>
          </table:table-cell>
          <table:table-cell table:formula="of:=[.D834]*100" office:value-type="float" office:value="0.12429857" calcext:value-type="float">
            <text:p>0.12429857</text:p>
          </table:table-cell>
          <table:table-cell table:formula="of:=[.E834]*100" office:value-type="float" office:value="0.515001" calcext:value-type="float">
            <text:p>0.515001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179.2259674072" calcext:value-type="float">
            <text:p>179.2259674072</text:p>
          </table:table-cell>
          <table:table-cell office:value-type="float" office:value="-0.1408092014" calcext:value-type="float">
            <text:p>-0.14080920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8391" calcext:value-type="float">
            <text:p>0.00478391</text:p>
          </table:table-cell>
          <table:table-cell office:value-type="float" office:value="0.0047819" calcext:value-type="float">
            <text:p>0.0047819</text:p>
          </table:table-cell>
          <table:table-cell office:value-type="float" office:value="-0.0001147817" calcext:value-type="float">
            <text:p>-0.0001147817</text:p>
          </table:table-cell>
          <table:table-cell office:value-type="float" office:value="1108" calcext:value-type="float">
            <text:p>1108</text:p>
          </table:table-cell>
          <table:table-cell table:formula="of:=[.D835]*100" office:value-type="float" office:value="0.12429857" calcext:value-type="float">
            <text:p>0.12429857</text:p>
          </table:table-cell>
          <table:table-cell table:formula="of:=[.E835]*100" office:value-type="float" office:value="0.478391" calcext:value-type="float">
            <text:p>0.47839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79.2266845703" calcext:value-type="float">
            <text:p>179.2266845703</text:p>
          </table:table-cell>
          <table:table-cell office:value-type="float" office:value="-0.1694790781" calcext:value-type="float">
            <text:p>-0.16947907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3112" calcext:value-type="float">
            <text:p>0.00473112</text:p>
          </table:table-cell>
          <table:table-cell office:value-type="float" office:value="0.00496695" calcext:value-type="float">
            <text:p>0.00496695</text:p>
          </table:table-cell>
          <table:table-cell office:value-type="float" office:value="0.0000564486" calcext:value-type="float">
            <text:p>5.64486E-05</text:p>
          </table:table-cell>
          <table:table-cell office:value-type="float" office:value="1109" calcext:value-type="float">
            <text:p>1109</text:p>
          </table:table-cell>
          <table:table-cell table:formula="of:=[.D836]*100" office:value-type="float" office:value="0.12429857" calcext:value-type="float">
            <text:p>0.12429857</text:p>
          </table:table-cell>
          <table:table-cell table:formula="of:=[.E836]*100" office:value-type="float" office:value="0.473112" calcext:value-type="float">
            <text:p>0.473112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179.2122039795" calcext:value-type="float">
            <text:p>179.2122039795</text:p>
          </table:table-cell>
          <table:table-cell office:value-type="float" office:value="-0.1437719146" calcext:value-type="float">
            <text:p>-0.14377191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2463" calcext:value-type="float">
            <text:p>0.00452463</text:p>
          </table:table-cell>
          <table:table-cell office:value-type="float" office:value="0.00485076" calcext:value-type="float">
            <text:p>0.00485076</text:p>
          </table:table-cell>
          <table:table-cell office:value-type="float" office:value="-0.000045238" calcext:value-type="float">
            <text:p>-0.000045238</text:p>
          </table:table-cell>
          <table:table-cell office:value-type="float" office:value="1110" calcext:value-type="float">
            <text:p>1110</text:p>
          </table:table-cell>
          <table:table-cell table:formula="of:=[.D837]*100" office:value-type="float" office:value="0.12429857" calcext:value-type="float">
            <text:p>0.12429857</text:p>
          </table:table-cell>
          <table:table-cell table:formula="of:=[.E837]*100" office:value-type="float" office:value="0.452463" calcext:value-type="float">
            <text:p>0.452463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79.2067260742" calcext:value-type="float">
            <text:p>179.2067260742</text:p>
          </table:table-cell>
          <table:table-cell office:value-type="float" office:value="-0.1506863833" calcext:value-type="float">
            <text:p>-0.15068638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3317" calcext:value-type="float">
            <text:p>0.00443317</text:p>
          </table:table-cell>
          <table:table-cell office:value-type="float" office:value="0.00485076" calcext:value-type="float">
            <text:p>0.00485076</text:p>
          </table:table-cell>
          <table:table-cell office:value-type="float" office:value="-0.0000322765" calcext:value-type="float">
            <text:p>-3.22765E-05</text:p>
          </table:table-cell>
          <table:table-cell office:value-type="float" office:value="1111" calcext:value-type="float">
            <text:p>1111</text:p>
          </table:table-cell>
          <table:table-cell table:formula="of:=[.D838]*100" office:value-type="float" office:value="0.12429857" calcext:value-type="float">
            <text:p>0.12429857</text:p>
          </table:table-cell>
          <table:table-cell table:formula="of:=[.E838]*100" office:value-type="float" office:value="0.443317" calcext:value-type="float">
            <text:p>0.443317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179.2133026123" calcext:value-type="float">
            <text:p>179.2133026123</text:p>
          </table:table-cell>
          <table:table-cell office:value-type="float" office:value="-0.1314912499" calcext:value-type="float">
            <text:p>-0.13149124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432" calcext:value-type="float">
            <text:p>0.00424432</text:p>
          </table:table-cell>
          <table:table-cell office:value-type="float" office:value="0.00507984" calcext:value-type="float">
            <text:p>0.00507984</text:p>
          </table:table-cell>
          <table:table-cell office:value-type="float" office:value="-0.0000121506" calcext:value-type="float">
            <text:p>-1.21506E-05</text:p>
          </table:table-cell>
          <table:table-cell office:value-type="float" office:value="1112" calcext:value-type="float">
            <text:p>1112</text:p>
          </table:table-cell>
          <table:table-cell table:formula="of:=[.D839]*100" office:value-type="float" office:value="0.12429857" calcext:value-type="float">
            <text:p>0.12429857</text:p>
          </table:table-cell>
          <table:table-cell table:formula="of:=[.E839]*100" office:value-type="float" office:value="0.424432" calcext:value-type="float">
            <text:p>0.42443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79.1977996826" calcext:value-type="float">
            <text:p>179.1977996826</text:p>
          </table:table-cell>
          <table:table-cell office:value-type="float" office:value="-0.0911952054" calcext:value-type="float">
            <text:p>-0.09119520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4997" calcext:value-type="float">
            <text:p>0.00384997</text:p>
          </table:table-cell>
          <table:table-cell office:value-type="float" office:value="0.00499816" calcext:value-type="float">
            <text:p>0.00499816</text:p>
          </table:table-cell>
          <table:table-cell office:value-type="float" office:value="0.0000212757" calcext:value-type="float">
            <text:p>2.12757E-05</text:p>
          </table:table-cell>
          <table:table-cell office:value-type="float" office:value="1113" calcext:value-type="float">
            <text:p>1113</text:p>
          </table:table-cell>
          <table:table-cell table:formula="of:=[.D840]*100" office:value-type="float" office:value="0.12429857" calcext:value-type="float">
            <text:p>0.12429857</text:p>
          </table:table-cell>
          <table:table-cell table:formula="of:=[.E840]*100" office:value-type="float" office:value="0.384997" calcext:value-type="float">
            <text:p>0.384997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179.1800384521" calcext:value-type="float">
            <text:p>179.1800384521</text:p>
          </table:table-cell>
          <table:table-cell office:value-type="float" office:value="-0.2440772384" calcext:value-type="float">
            <text:p>-0.24407723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0617" calcext:value-type="float">
            <text:p>0.00460617</text:p>
          </table:table-cell>
          <table:table-cell office:value-type="float" office:value="0.00524223" calcext:value-type="float">
            <text:p>0.00524223</text:p>
          </table:table-cell>
          <table:table-cell office:value-type="float" office:value="0.0003158203" calcext:value-type="float">
            <text:p>0.0003158203</text:p>
          </table:table-cell>
          <table:table-cell office:value-type="float" office:value="1114" calcext:value-type="float">
            <text:p>1114</text:p>
          </table:table-cell>
          <table:table-cell table:formula="of:=[.D841]*100" office:value-type="float" office:value="0.12429857" calcext:value-type="float">
            <text:p>0.12429857</text:p>
          </table:table-cell>
          <table:table-cell table:formula="of:=[.E841]*100"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79.1484375" calcext:value-type="float">
            <text:p>179.1484375</text:p>
          </table:table-cell>
          <table:table-cell office:value-type="float" office:value="-0.2216364156" calcext:value-type="float">
            <text:p>-0.22163641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6032" calcext:value-type="float">
            <text:p>0.00496032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0.000106081" calcext:value-type="float">
            <text:p>0.000106081</text:p>
          </table:table-cell>
          <table:table-cell office:value-type="float" office:value="1115" calcext:value-type="float">
            <text:p>1115</text:p>
          </table:table-cell>
          <table:table-cell table:formula="of:=[.D842]*100" office:value-type="float" office:value="0.12429857" calcext:value-type="float">
            <text:p>0.12429857</text:p>
          </table:table-cell>
          <table:table-cell table:formula="of:=[.E842]*100" office:value-type="float" office:value="0.496032" calcext:value-type="float">
            <text:p>0.496032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179.1393280029" calcext:value-type="float">
            <text:p>179.1393280029</text:p>
          </table:table-cell>
          <table:table-cell office:value-type="float" office:value="-0.2378629792" calcext:value-type="float">
            <text:p>-0.23786297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0437" calcext:value-type="float">
            <text:p>0.00530437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0.0001676593" calcext:value-type="float">
            <text:p>0.0001676593</text:p>
          </table:table-cell>
          <table:table-cell office:value-type="float" office:value="1116" calcext:value-type="float">
            <text:p>1116</text:p>
          </table:table-cell>
          <table:table-cell table:formula="of:=[.D843]*100" office:value-type="float" office:value="0.12429857" calcext:value-type="float">
            <text:p>0.12429857</text:p>
          </table:table-cell>
          <table:table-cell table:formula="of:=[.E843]*100" office:value-type="float" office:value="0.530437" calcext:value-type="float">
            <text:p>0.530437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79.129699707" calcext:value-type="float">
            <text:p>179.129699707</text:p>
          </table:table-cell>
          <table:table-cell office:value-type="float" office:value="-0.2801861616" calcext:value-type="float">
            <text:p>-0.28018616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1561" calcext:value-type="float">
            <text:p>0.00581561</text:p>
          </table:table-cell>
          <table:table-cell office:value-type="float" office:value="0.00541681" calcext:value-type="float">
            <text:p>0.00541681</text:p>
          </table:table-cell>
          <table:table-cell office:value-type="float" office:value="0.0001355565" calcext:value-type="float">
            <text:p>0.0001355565</text:p>
          </table:table-cell>
          <table:table-cell office:value-type="float" office:value="1117" calcext:value-type="float">
            <text:p>1117</text:p>
          </table:table-cell>
          <table:table-cell table:formula="of:=[.D844]*100" office:value-type="float" office:value="0.12429857" calcext:value-type="float">
            <text:p>0.12429857</text:p>
          </table:table-cell>
          <table:table-cell table:formula="of:=[.E844]*100" office:value-type="float" office:value="0.581561" calcext:value-type="float">
            <text:p>0.581561</text:p>
          </table:table-cell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179.1151733398" calcext:value-type="float">
            <text:p>179.1151733398</text:p>
          </table:table-cell>
          <table:table-cell office:value-type="float" office:value="-0.194871726" calcext:value-type="float">
            <text:p>-0.194871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8757" calcext:value-type="float">
            <text:p>0.00558757</text:p>
          </table:table-cell>
          <table:table-cell office:value-type="float" office:value="0.00540339" calcext:value-type="float">
            <text:p>0.00540339</text:p>
          </table:table-cell>
          <table:table-cell office:value-type="float" office:value="-0.0000821083" calcext:value-type="float">
            <text:p>-8.21083E-05</text:p>
          </table:table-cell>
          <table:table-cell office:value-type="float" office:value="1118" calcext:value-type="float">
            <text:p>1118</text:p>
          </table:table-cell>
          <table:table-cell table:formula="of:=[.D845]*100" office:value-type="float" office:value="0.12429857" calcext:value-type="float">
            <text:p>0.12429857</text:p>
          </table:table-cell>
          <table:table-cell table:formula="of:=[.E845]*100" office:value-type="float" office:value="0.558757" calcext:value-type="float">
            <text:p>0.5587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.1023254395" calcext:value-type="float">
            <text:p>179.1023254395</text:p>
          </table:table-cell>
          <table:table-cell office:value-type="float" office:value="-0.2800086724" calcext:value-type="float">
            <text:p>-0.28000867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307" calcext:value-type="float">
            <text:p>0.00600307</text:p>
          </table:table-cell>
          <table:table-cell office:value-type="float" office:value="0.00558935" calcext:value-type="float">
            <text:p>0.00558935</text:p>
          </table:table-cell>
          <table:table-cell office:value-type="float" office:value="0.000067757" calcext:value-type="float">
            <text:p>0.000067757</text:p>
          </table:table-cell>
          <table:table-cell office:value-type="float" office:value="1119" calcext:value-type="float">
            <text:p>1119</text:p>
          </table:table-cell>
          <table:table-cell table:formula="of:=[.D846]*100" office:value-type="float" office:value="0.12429857" calcext:value-type="float">
            <text:p>0.12429857</text:p>
          </table:table-cell>
          <table:table-cell table:formula="of:=[.E846]*100" office:value-type="float" office:value="0.600307" calcext:value-type="float">
            <text:p>0.600307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179.0966949463" calcext:value-type="float">
            <text:p>179.0966949463</text:p>
          </table:table-cell>
          <table:table-cell office:value-type="float" office:value="-0.3467687659" calcext:value-type="float">
            <text:p>-0.34676876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2475" calcext:value-type="float">
            <text:p>0.00672475</text:p>
          </table:table-cell>
          <table:table-cell office:value-type="float" office:value="0.00561276" calcext:value-type="float">
            <text:p>0.00561276</text:p>
          </table:table-cell>
          <table:table-cell office:value-type="float" office:value="0.0001143148" calcext:value-type="float">
            <text:p>0.0001143148</text:p>
          </table:table-cell>
          <table:table-cell office:value-type="float" office:value="1120" calcext:value-type="float">
            <text:p>1120</text:p>
          </table:table-cell>
          <table:table-cell table:formula="of:=[.D847]*100" office:value-type="float" office:value="0.12429857" calcext:value-type="float">
            <text:p>0.12429857</text:p>
          </table:table-cell>
          <table:table-cell table:formula="of:=[.E847]*100" office:value-type="float" office:value="0.672475" calcext:value-type="float">
            <text:p>0.672475</text:p>
          </table:table-cell>
        </table:table-row>
        <table:table-row table:style-name="ro1">
          <table:table-cell office:value-type="float" office:value="56.11" calcext:value-type="float">
            <text:p>56.11</text:p>
          </table:table-cell>
          <table:table-cell office:value-type="float" office:value="179.0822143555" calcext:value-type="float">
            <text:p>179.0822143555</text:p>
          </table:table-cell>
          <table:table-cell office:value-type="float" office:value="-0.2713385481" calcext:value-type="float">
            <text:p>-0.27133854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0277" calcext:value-type="float">
            <text:p>0.00670277</text:p>
          </table:table-cell>
          <table:table-cell office:value-type="float" office:value="0.00561276" calcext:value-type="float">
            <text:p>0.00561276</text:p>
          </table:table-cell>
          <table:table-cell office:value-type="float" office:value="0.000010995" calcext:value-type="float">
            <text:p>0.000010995</text:p>
          </table:table-cell>
          <table:table-cell office:value-type="float" office:value="1121" calcext:value-type="float">
            <text:p>1121</text:p>
          </table:table-cell>
          <table:table-cell table:formula="of:=[.D848]*100" office:value-type="float" office:value="0.12429857" calcext:value-type="float">
            <text:p>0.12429857</text:p>
          </table:table-cell>
          <table:table-cell table:formula="of:=[.E848]*100" office:value-type="float" office:value="0.670277" calcext:value-type="float">
            <text:p>0.670277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179.0841064453" calcext:value-type="float">
            <text:p>179.0841064453</text:p>
          </table:table-cell>
          <table:table-cell office:value-type="float" office:value="-0.3142053944" calcext:value-type="float">
            <text:p>-0.31420539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7382" calcext:value-type="float">
            <text:p>0.00697382</text:p>
          </table:table-cell>
          <table:table-cell office:value-type="float" office:value="0.00573633" calcext:value-type="float">
            <text:p>0.00573633</text:p>
          </table:table-cell>
          <table:table-cell office:value-type="float" office:value="-0.0001951946" calcext:value-type="float">
            <text:p>-0.0001951946</text:p>
          </table:table-cell>
          <table:table-cell office:value-type="float" office:value="1122" calcext:value-type="float">
            <text:p>1122</text:p>
          </table:table-cell>
          <table:table-cell table:formula="of:=[.D849]*100" office:value-type="float" office:value="0.12429857" calcext:value-type="float">
            <text:p>0.12429857</text:p>
          </table:table-cell>
          <table:table-cell table:formula="of:=[.E849]*100" office:value-type="float" office:value="0.697382" calcext:value-type="float">
            <text:p>0.697382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79.0797729492" calcext:value-type="float">
            <text:p>179.0797729492</text:p>
          </table:table-cell>
          <table:table-cell office:value-type="float" office:value="-0.1414505242" calcext:value-type="float">
            <text:p>-0.14145052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305" calcext:value-type="float">
            <text:p>0.00600305</text:p>
          </table:table-cell>
          <table:table-cell office:value-type="float" office:value="0.00578764" calcext:value-type="float">
            <text:p>0.00578764</text:p>
          </table:table-cell>
          <table:table-cell office:value-type="float" office:value="-0.0004012812" calcext:value-type="float">
            <text:p>-0.0004012812</text:p>
          </table:table-cell>
          <table:table-cell office:value-type="float" office:value="1123" calcext:value-type="float">
            <text:p>1123</text:p>
          </table:table-cell>
          <table:table-cell table:formula="of:=[.D850]*100" office:value-type="float" office:value="0.12429857" calcext:value-type="float">
            <text:p>0.12429857</text:p>
          </table:table-cell>
          <table:table-cell table:formula="of:=[.E850]*100" office:value-type="float" office:value="0.600305" calcext:value-type="float">
            <text:p>0.600305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79.0833129883" calcext:value-type="float">
            <text:p>179.0833129883</text:p>
          </table:table-cell>
          <table:table-cell office:value-type="float" office:value="-0.1977931038" calcext:value-type="float">
            <text:p>-0.19779310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319" calcext:value-type="float">
            <text:p>0.0057319</text:p>
          </table:table-cell>
          <table:table-cell office:value-type="float" office:value="0.00584204" calcext:value-type="float">
            <text:p>0.00584204</text:p>
          </table:table-cell>
          <table:table-cell office:value-type="float" office:value="-0.0001415317" calcext:value-type="float">
            <text:p>-0.0001415317</text:p>
          </table:table-cell>
          <table:table-cell office:value-type="float" office:value="1124" calcext:value-type="float">
            <text:p>1124</text:p>
          </table:table-cell>
          <table:table-cell table:formula="of:=[.D851]*100" office:value-type="float" office:value="0.12429857" calcext:value-type="float">
            <text:p>0.12429857</text:p>
          </table:table-cell>
          <table:table-cell table:formula="of:=[.E851]*100" office:value-type="float" office:value="0.57319" calcext:value-type="float">
            <text:p>0.57319</text:p>
          </table:table-cell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179.068862915" calcext:value-type="float">
            <text:p>179.068862915</text:p>
          </table:table-cell>
          <table:table-cell office:value-type="float" office:value="-0.1378046134" calcext:value-type="float">
            <text:p>-0.13780461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5149" calcext:value-type="float">
            <text:p>0.00515149</text:p>
          </table:table-cell>
          <table:table-cell office:value-type="float" office:value="0.00584204" calcext:value-type="float">
            <text:p>0.00584204</text:p>
          </table:table-cell>
          <table:table-cell office:value-type="float" office:value="-0.0003652179" calcext:value-type="float">
            <text:p>-0.0003652179</text:p>
          </table:table-cell>
          <table:table-cell office:value-type="float" office:value="1125" calcext:value-type="float">
            <text:p>1125</text:p>
          </table:table-cell>
          <table:table-cell table:formula="of:=[.D852]*100" office:value-type="float" office:value="0.12429857" calcext:value-type="float">
            <text:p>0.12429857</text:p>
          </table:table-cell>
          <table:table-cell table:formula="of:=[.E852]*100" office:value-type="float" office:value="0.515149" calcext:value-type="float">
            <text:p>0.515149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179.0699462891" calcext:value-type="float">
            <text:p>179.0699462891</text:p>
          </table:table-cell>
          <table:table-cell office:value-type="float" office:value="-0.0292181267" calcext:value-type="float">
            <text:p>-0.02921812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4121" calcext:value-type="float">
            <text:p>0.00404121</text:p>
          </table:table-cell>
          <table:table-cell office:value-type="float" office:value="0.00591372" calcext:value-type="float">
            <text:p>0.00591372</text:p>
          </table:table-cell>
          <table:table-cell office:value-type="float" office:value="-0.0005134149" calcext:value-type="float">
            <text:p>-0.0005134149</text:p>
          </table:table-cell>
          <table:table-cell office:value-type="float" office:value="1126" calcext:value-type="float">
            <text:p>1126</text:p>
          </table:table-cell>
          <table:table-cell table:formula="of:=[.D853]*100" office:value-type="float" office:value="0.12429857" calcext:value-type="float">
            <text:p>0.12429857</text:p>
          </table:table-cell>
          <table:table-cell table:formula="of:=[.E853]*100" office:value-type="float" office:value="0.404121" calcext:value-type="float">
            <text:p>0.404121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79.0569763184" calcext:value-type="float">
            <text:p>179.0569763184</text:p>
          </table:table-cell>
          <table:table-cell office:value-type="float" office:value="-0.0333721034" calcext:value-type="float">
            <text:p>-0.03337210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2932" calcext:value-type="float">
            <text:p>0.00332932</text:p>
          </table:table-cell>
          <table:table-cell office:value-type="float" office:value="0.00590311" calcext:value-type="float">
            <text:p>0.00590311</text:p>
          </table:table-cell>
          <table:table-cell office:value-type="float" office:value="-0.0003005825" calcext:value-type="float">
            <text:p>-0.0003005825</text:p>
          </table:table-cell>
          <table:table-cell office:value-type="float" office:value="1127" calcext:value-type="float">
            <text:p>1127</text:p>
          </table:table-cell>
          <table:table-cell table:formula="of:=[.D854]*100" office:value-type="float" office:value="0.12429857" calcext:value-type="float">
            <text:p>0.12429857</text:p>
          </table:table-cell>
          <table:table-cell table:formula="of:=[.E854]*100" office:value-type="float" office:value="0.332932" calcext:value-type="float">
            <text:p>0.332932</text:p>
          </table:table-cell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179.044631958" calcext:value-type="float">
            <text:p>179.044631958</text:p>
          </table:table-cell>
          <table:table-cell office:value-type="float" office:value="0.00019153" calcext:value-type="float">
            <text:p>0.000191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3144" calcext:value-type="float">
            <text:p>0.00263144</text:p>
          </table:table-cell>
          <table:table-cell office:value-type="float" office:value="0.00598888" calcext:value-type="float">
            <text:p>0.00598888</text:p>
          </table:table-cell>
          <table:table-cell office:value-type="float" office:value="-0.0003118073" calcext:value-type="float">
            <text:p>-0.0003118073</text:p>
          </table:table-cell>
          <table:table-cell office:value-type="float" office:value="1128" calcext:value-type="float">
            <text:p>1128</text:p>
          </table:table-cell>
          <table:table-cell table:formula="of:=[.D855]*100" office:value-type="float" office:value="0.12429857" calcext:value-type="float">
            <text:p>0.12429857</text:p>
          </table:table-cell>
          <table:table-cell table:formula="of:=[.E855]*100" office:value-type="float" office:value="0.263144" calcext:value-type="float">
            <text:p>0.263144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79.0257415771" calcext:value-type="float">
            <text:p>179.0257415771</text:p>
          </table:table-cell>
          <table:table-cell office:value-type="float" office:value="0.000311011" calcext:value-type="float">
            <text:p>0.0003110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16578" calcext:value-type="float">
            <text:p>0.00216578</text:p>
          </table:table-cell>
          <table:table-cell office:value-type="float" office:value="0.00598888" calcext:value-type="float">
            <text:p>0.00598888</text:p>
          </table:table-cell>
          <table:table-cell office:value-type="float" office:value="-0.0004549055" calcext:value-type="float">
            <text:p>-0.0004549055</text:p>
          </table:table-cell>
          <table:table-cell office:value-type="float" office:value="1129" calcext:value-type="float">
            <text:p>1129</text:p>
          </table:table-cell>
          <table:table-cell table:formula="of:=[.D856]*100" office:value-type="float" office:value="0.12429857" calcext:value-type="float">
            <text:p>0.12429857</text:p>
          </table:table-cell>
          <table:table-cell table:formula="of:=[.E856]*100" office:value-type="float" office:value="0.216578" calcext:value-type="float">
            <text:p>0.216578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179.0228424072" calcext:value-type="float">
            <text:p>179.0228424072</text:p>
          </table:table-cell>
          <table:table-cell office:value-type="float" office:value="0.0642079768" calcext:value-type="float">
            <text:p>0.06420797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42976" calcext:value-type="float">
            <text:p>0.00142976</text:p>
          </table:table-cell>
          <table:table-cell office:value-type="float" office:value="0.00591416" calcext:value-type="float">
            <text:p>0.00591416</text:p>
          </table:table-cell>
          <table:table-cell office:value-type="float" office:value="-0.0003203752" calcext:value-type="float">
            <text:p>-0.0003203752</text:p>
          </table:table-cell>
          <table:table-cell office:value-type="float" office:value="1130" calcext:value-type="float">
            <text:p>1130</text:p>
          </table:table-cell>
          <table:table-cell table:formula="of:=[.D857]*100" office:value-type="float" office:value="0.12429857" calcext:value-type="float">
            <text:p>0.12429857</text:p>
          </table:table-cell>
          <table:table-cell table:formula="of:=[.E857]*100" office:value-type="float" office:value="0.142976" calcext:value-type="float">
            <text:p>0.142976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79.0328063965" calcext:value-type="float">
            <text:p>179.0328063965</text:p>
          </table:table-cell>
          <table:table-cell office:value-type="float" office:value="-0.0114947695" calcext:value-type="float">
            <text:p>-0.01149476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599836" calcext:value-type="float">
            <text:p>0.00599836</text:p>
          </table:table-cell>
          <table:table-cell office:value-type="float" office:value="-0.000165341" calcext:value-type="float">
            <text:p>-0.000165341</text:p>
          </table:table-cell>
          <table:table-cell office:value-type="float" office:value="1131" calcext:value-type="float">
            <text:p>1131</text:p>
          </table:table-cell>
          <table:table-cell table:formula="of:=[.D858]*100" office:value-type="float" office:value="0.12429857" calcext:value-type="float">
            <text:p>0.12429857</text:p>
          </table:table-cell>
          <table:table-cell table:formula="of:=[.E858]*100" office:value-type="float" office:value="0.1444" calcext:value-type="float">
            <text:p>0.1444</text:p>
          </table:table-cell>
        </table:table-row>
        <table:table-row table:style-name="ro1">
          <table:table-cell office:value-type="float" office:value="56.65" calcext:value-type="float">
            <text:p>56.65</text:p>
          </table:table-cell>
          <table:table-cell office:value-type="float" office:value="179.0254211426" calcext:value-type="float">
            <text:p>179.0254211426</text:p>
          </table:table-cell>
          <table:table-cell office:value-type="float" office:value="0.0442807192" calcext:value-type="float">
            <text:p>0.04428071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8178" calcext:value-type="float">
            <text:p>0.00108178</text:p>
          </table:table-cell>
          <table:table-cell office:value-type="float" office:value="0.00586723" calcext:value-type="float">
            <text:p>0.00586723</text:p>
          </table:table-cell>
          <table:table-cell office:value-type="float" office:value="-0.000289623" calcext:value-type="float">
            <text:p>-0.000289623</text:p>
          </table:table-cell>
          <table:table-cell office:value-type="float" office:value="1132" calcext:value-type="float">
            <text:p>1132</text:p>
          </table:table-cell>
          <table:table-cell table:formula="of:=[.D859]*100" office:value-type="float" office:value="0.12429857" calcext:value-type="float">
            <text:p>0.12429857</text:p>
          </table:table-cell>
          <table:table-cell table:formula="of:=[.E859]*100" office:value-type="float" office:value="0.108178" calcext:value-type="float">
            <text:p>0.108178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79.0346069336" calcext:value-type="float">
            <text:p>179.0346069336</text:p>
          </table:table-cell>
          <table:table-cell office:value-type="float" office:value="0.00311506" calcext:value-type="float">
            <text:p>0.003115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11484" calcext:value-type="float">
            <text:p>0.00111484</text:p>
          </table:table-cell>
          <table:table-cell office:value-type="float" office:value="0.00586723" calcext:value-type="float">
            <text:p>0.00586723</text:p>
          </table:table-cell>
          <table:table-cell office:value-type="float" office:value="-0.0001396001" calcext:value-type="float">
            <text:p>-0.0001396001</text:p>
          </table:table-cell>
          <table:table-cell office:value-type="float" office:value="1133" calcext:value-type="float">
            <text:p>1133</text:p>
          </table:table-cell>
          <table:table-cell table:formula="of:=[.D860]*100" office:value-type="float" office:value="0.12429857" calcext:value-type="float">
            <text:p>0.12429857</text:p>
          </table:table-cell>
          <table:table-cell table:formula="of:=[.E860]*100" office:value-type="float" office:value="0.111484" calcext:value-type="float">
            <text:p>0.111484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179.0285644531" calcext:value-type="float">
            <text:p>179.0285644531</text:p>
          </table:table-cell>
          <table:table-cell office:value-type="float" office:value="0.1291239194" calcext:value-type="float">
            <text:p>0.12912391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29709" calcext:value-type="float">
            <text:p>0.00029709</text:p>
          </table:table-cell>
          <table:table-cell office:value-type="float" office:value="0.00575284" calcext:value-type="float">
            <text:p>0.00575284</text:p>
          </table:table-cell>
          <table:table-cell office:value-type="float" office:value="-0.00043177" calcext:value-type="float">
            <text:p>-0.00043177</text:p>
          </table:table-cell>
          <table:table-cell office:value-type="float" office:value="1134" calcext:value-type="float">
            <text:p>1134</text:p>
          </table:table-cell>
          <table:table-cell table:formula="of:=[.D861]*100" office:value-type="float" office:value="0.12429857" calcext:value-type="float">
            <text:p>0.12429857</text:p>
          </table:table-cell>
          <table:table-cell table:formula="of:=[.E861]*100" office:value-type="float" office:value="0.029709" calcext:value-type="float">
            <text:p>0.029709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79.0247039795" calcext:value-type="float">
            <text:p>179.0247039795</text:p>
          </table:table-cell>
          <table:table-cell office:value-type="float" office:value="0.1364680266" calcext:value-type="float">
            <text:p>0.13646802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29657" calcext:value-type="float">
            <text:p>-0.00029657</text:p>
          </table:table-cell>
          <table:table-cell office:value-type="float" office:value="0.00575284" calcext:value-type="float">
            <text:p>0.00575284</text:p>
          </table:table-cell>
          <table:table-cell office:value-type="float" office:value="-0.0004643726" calcext:value-type="float">
            <text:p>-0.0004643726</text:p>
          </table:table-cell>
          <table:table-cell office:value-type="float" office:value="1135" calcext:value-type="float">
            <text:p>1135</text:p>
          </table:table-cell>
          <table:table-cell table:formula="of:=[.D862]*100" office:value-type="float" office:value="0.12429857" calcext:value-type="float">
            <text:p>0.12429857</text:p>
          </table:table-cell>
          <table:table-cell table:formula="of:=[.E862]*100" office:value-type="float" office:value="-0.029657" calcext:value-type="float">
            <text:p>-0.029657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179.0137176514" calcext:value-type="float">
            <text:p>179.0137176514</text:p>
          </table:table-cell>
          <table:table-cell office:value-type="float" office:value="0.1593003617" calcext:value-type="float">
            <text:p>0.15930036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4418" calcext:value-type="float">
            <text:p>-0.00084418</text:p>
          </table:table-cell>
          <table:table-cell office:value-type="float" office:value="0.00579448" calcext:value-type="float">
            <text:p>0.00579448</text:p>
          </table:table-cell>
          <table:table-cell office:value-type="float" office:value="-0.0004061652" calcext:value-type="float">
            <text:p>-0.0004061652</text:p>
          </table:table-cell>
          <table:table-cell office:value-type="float" office:value="1136" calcext:value-type="float">
            <text:p>1136</text:p>
          </table:table-cell>
          <table:table-cell table:formula="of:=[.D863]*100" office:value-type="float" office:value="0.12429857" calcext:value-type="float">
            <text:p>0.12429857</text:p>
          </table:table-cell>
          <table:table-cell table:formula="of:=[.E863]*100" office:value-type="float" office:value="-0.084418" calcext:value-type="float">
            <text:p>-0.084418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79.0109405518" calcext:value-type="float">
            <text:p>179.0109405518</text:p>
          </table:table-cell>
          <table:table-cell office:value-type="float" office:value="0.2661943386" calcext:value-type="float">
            <text:p>0.26619433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92134" calcext:value-type="float">
            <text:p>-0.00192134</text:p>
          </table:table-cell>
          <table:table-cell office:value-type="float" office:value="0.00552687" calcext:value-type="float">
            <text:p>0.00552687</text:p>
          </table:table-cell>
          <table:table-cell office:value-type="float" office:value="-0.0004839869" calcext:value-type="float">
            <text:p>-0.0004839869</text:p>
          </table:table-cell>
          <table:table-cell office:value-type="float" office:value="1137" calcext:value-type="float">
            <text:p>1137</text:p>
          </table:table-cell>
          <table:table-cell table:formula="of:=[.D864]*100" office:value-type="float" office:value="0.12429857" calcext:value-type="float">
            <text:p>0.12429857</text:p>
          </table:table-cell>
          <table:table-cell table:formula="of:=[.E864]*100" office:value-type="float" office:value="-0.192134" calcext:value-type="float">
            <text:p>-0.192134</text:p>
          </table:table-cell>
        </table:table-row>
        <table:table-row table:style-name="ro1">
          <table:table-cell office:value-type="float" office:value="56.95" calcext:value-type="float">
            <text:p>56.95</text:p>
          </table:table-cell>
          <table:table-cell office:value-type="float" office:value="179.0129699707" calcext:value-type="float">
            <text:p>179.0129699707</text:p>
          </table:table-cell>
          <table:table-cell office:value-type="float" office:value="0.2642675674" calcext:value-type="float">
            <text:p>0.26426756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2626" calcext:value-type="float">
            <text:p>-0.002626</text:p>
          </table:table-cell>
          <table:table-cell office:value-type="float" office:value="0.00552687" calcext:value-type="float">
            <text:p>0.00552687</text:p>
          </table:table-cell>
          <table:table-cell office:value-type="float" office:value="-0.0005894525" calcext:value-type="float">
            <text:p>-0.0005894525</text:p>
          </table:table-cell>
          <table:table-cell office:value-type="float" office:value="1138" calcext:value-type="float">
            <text:p>1138</text:p>
          </table:table-cell>
          <table:table-cell table:formula="of:=[.D865]*100" office:value-type="float" office:value="0.12429857" calcext:value-type="float">
            <text:p>0.12429857</text:p>
          </table:table-cell>
          <table:table-cell table:formula="of:=[.E865]*100" office:value-type="float" office:value="-0.2626" calcext:value-type="float">
            <text:p>-0.26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9.0054626465" calcext:value-type="float">
            <text:p>179.0054626465</text:p>
          </table:table-cell>
          <table:table-cell office:value-type="float" office:value="0.3178791646" calcext:value-type="float">
            <text:p>0.31787916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45268" calcext:value-type="float">
            <text:p>-0.00345268</text:p>
          </table:table-cell>
          <table:table-cell office:value-type="float" office:value="0.00552045" calcext:value-type="float">
            <text:p>0.00552045</text:p>
          </table:table-cell>
          <table:table-cell office:value-type="float" office:value="-0.0004952935" calcext:value-type="float">
            <text:p>-0.0004952935</text:p>
          </table:table-cell>
          <table:table-cell office:value-type="float" office:value="1139" calcext:value-type="float">
            <text:p>1139</text:p>
          </table:table-cell>
          <table:table-cell table:formula="of:=[.D866]*100" office:value-type="float" office:value="0.12429857" calcext:value-type="float">
            <text:p>0.12429857</text:p>
          </table:table-cell>
          <table:table-cell table:formula="of:=[.E866]*100" office:value-type="float" office:value="-0.345268" calcext:value-type="float">
            <text:p>-0.345268</text:p>
          </table:table-cell>
        </table:table-row>
        <table:table-row table:style-name="ro1">
          <table:table-cell office:value-type="float" office:value="57.06" calcext:value-type="float">
            <text:p>57.06</text:p>
          </table:table-cell>
          <table:table-cell office:value-type="float" office:value="179.0103149414" calcext:value-type="float">
            <text:p>179.0103149414</text:p>
          </table:table-cell>
          <table:table-cell office:value-type="float" office:value="0.3079247294" calcext:value-type="float">
            <text:p>0.30792472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0.0051339" calcext:value-type="float">
            <text:p>0.0051339</text:p>
          </table:table-cell>
          <table:table-cell office:value-type="float" office:value="-0.0004050606" calcext:value-type="float">
            <text:p>-0.0004050606</text:p>
          </table:table-cell>
          <table:table-cell office:value-type="float" office:value="1140" calcext:value-type="float">
            <text:p>1140</text:p>
          </table:table-cell>
          <table:table-cell table:formula="of:=[.D867]*100" office:value-type="float" office:value="0.12429857" calcext:value-type="float">
            <text:p>0.12429857</text:p>
          </table:table-cell>
          <table:table-cell table:formula="of:=[.E867]*100" office:value-type="float" office:value="-0.3937" calcext:value-type="float">
            <text:p>-0.3937</text:p>
          </table:table-cell>
        </table:table-row>
        <table:table-row table:style-name="ro1">
          <table:table-cell office:value-type="float" office:value="57.11" calcext:value-type="float">
            <text:p>57.11</text:p>
          </table:table-cell>
          <table:table-cell office:value-type="float" office:value="178.9963989258" calcext:value-type="float">
            <text:p>178.9963989258</text:p>
          </table:table-cell>
          <table:table-cell office:value-type="float" office:value="0.295747559" calcext:value-type="float">
            <text:p>0.2957475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17845" calcext:value-type="float">
            <text:p>-0.00417845</text:p>
          </table:table-cell>
          <table:table-cell office:value-type="float" office:value="0.0051339" calcext:value-type="float">
            <text:p>0.0051339</text:p>
          </table:table-cell>
          <table:table-cell office:value-type="float" office:value="-0.0002557599" calcext:value-type="float">
            <text:p>-0.0002557599</text:p>
          </table:table-cell>
          <table:table-cell office:value-type="float" office:value="1141" calcext:value-type="float">
            <text:p>1141</text:p>
          </table:table-cell>
          <table:table-cell table:formula="of:=[.D868]*100" office:value-type="float" office:value="0.12429857" calcext:value-type="float">
            <text:p>0.12429857</text:p>
          </table:table-cell>
          <table:table-cell table:formula="of:=[.E868]*100" office:value-type="float" office:value="-0.417845" calcext:value-type="float">
            <text:p>-0.417845</text:p>
          </table:table-cell>
        </table:table-row>
        <table:table-row table:style-name="ro1">
          <table:table-cell office:value-type="float" office:value="57.16" calcext:value-type="float">
            <text:p>57.16</text:p>
          </table:table-cell>
          <table:table-cell office:value-type="float" office:value="178.9984588623" calcext:value-type="float">
            <text:p>178.9984588623</text:p>
          </table:table-cell>
          <table:table-cell office:value-type="float" office:value="0.3333617022" calcext:value-type="float">
            <text:p>0.33336170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58997" calcext:value-type="float">
            <text:p>-0.00458997</text:p>
          </table:table-cell>
          <table:table-cell office:value-type="float" office:value="0.0044886" calcext:value-type="float">
            <text:p>0.0044886</text:p>
          </table:table-cell>
          <table:table-cell office:value-type="float" office:value="-0.0003332484" calcext:value-type="float">
            <text:p>-0.0003332484</text:p>
          </table:table-cell>
          <table:table-cell office:value-type="float" office:value="1142" calcext:value-type="float">
            <text:p>1142</text:p>
          </table:table-cell>
          <table:table-cell table:formula="of:=[.D869]*100" office:value-type="float" office:value="0.12429857" calcext:value-type="float">
            <text:p>0.12429857</text:p>
          </table:table-cell>
          <table:table-cell table:formula="of:=[.E869]*100" office:value-type="float" office:value="-0.458997" calcext:value-type="float">
            <text:p>-0.458997</text:p>
          </table:table-cell>
        </table:table-row>
        <table:table-row table:style-name="ro1">
          <table:table-cell office:value-type="float" office:value="57.21" calcext:value-type="float">
            <text:p>57.21</text:p>
          </table:table-cell>
          <table:table-cell office:value-type="float" office:value="178.9942626953" calcext:value-type="float">
            <text:p>178.9942626953</text:p>
          </table:table-cell>
          <table:table-cell office:value-type="float" office:value="0.3911897649" calcext:value-type="float">
            <text:p>0.39118976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524947" calcext:value-type="float">
            <text:p>-0.00524947</text:p>
          </table:table-cell>
          <table:table-cell office:value-type="float" office:value="0.0044886" calcext:value-type="float">
            <text:p>0.0044886</text:p>
          </table:table-cell>
          <table:table-cell office:value-type="float" office:value="-0.0004445195" calcext:value-type="float">
            <text:p>-0.0004445195</text:p>
          </table:table-cell>
          <table:table-cell office:value-type="float" office:value="1143" calcext:value-type="float">
            <text:p>1143</text:p>
          </table:table-cell>
          <table:table-cell table:formula="of:=[.D870]*100" office:value-type="float" office:value="0.12429857" calcext:value-type="float">
            <text:p>0.12429857</text:p>
          </table:table-cell>
          <table:table-cell table:formula="of:=[.E870]*100" office:value-type="float" office:value="-0.524947" calcext:value-type="float">
            <text:p>-0.524947</text:p>
          </table:table-cell>
        </table:table-row>
        <table:table-row table:style-name="ro1">
          <table:table-cell office:value-type="float" office:value="57.26" calcext:value-type="float">
            <text:p>57.26</text:p>
          </table:table-cell>
          <table:table-cell office:value-type="float" office:value="178.9933929443" calcext:value-type="float">
            <text:p>178.9933929443</text:p>
          </table:table-cell>
          <table:table-cell office:value-type="float" office:value="0.5108388115" calcext:value-type="float">
            <text:p>0.51083881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48617" calcext:value-type="float">
            <text:p>-0.00648617</text:p>
          </table:table-cell>
          <table:table-cell office:value-type="float" office:value="0.00432614" calcext:value-type="float">
            <text:p>0.00432614</text:p>
          </table:table-cell>
          <table:table-cell office:value-type="float" office:value="-0.0004949184" calcext:value-type="float">
            <text:p>-0.0004949184</text:p>
          </table:table-cell>
          <table:table-cell office:value-type="float" office:value="1144" calcext:value-type="float">
            <text:p>1144</text:p>
          </table:table-cell>
          <table:table-cell table:formula="of:=[.D871]*100" office:value-type="float" office:value="0.12429857" calcext:value-type="float">
            <text:p>0.12429857</text:p>
          </table:table-cell>
          <table:table-cell table:formula="of:=[.E871]*100" office:value-type="float" office:value="-0.648617" calcext:value-type="float">
            <text:p>-0.648617</text:p>
          </table:table-cell>
        </table:table-row>
        <table:table-row table:style-name="ro1">
          <table:table-cell office:value-type="float" office:value="57.31" calcext:value-type="float">
            <text:p>57.31</text:p>
          </table:table-cell>
          <table:table-cell office:value-type="float" office:value="178.9893035889" calcext:value-type="float">
            <text:p>178.9893035889</text:p>
          </table:table-cell>
          <table:table-cell office:value-type="float" office:value="0.5898350436" calcext:value-type="float">
            <text:p>0.58983504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783642" calcext:value-type="float">
            <text:p>-0.00783642</text:p>
          </table:table-cell>
          <table:table-cell office:value-type="float" office:value="0.00348741" calcext:value-type="float">
            <text:p>0.00348741</text:p>
          </table:table-cell>
          <table:table-cell office:value-type="float" office:value="-0.0007880668" calcext:value-type="float">
            <text:p>-0.0007880668</text:p>
          </table:table-cell>
          <table:table-cell office:value-type="float" office:value="1145" calcext:value-type="float">
            <text:p>1145</text:p>
          </table:table-cell>
          <table:table-cell table:formula="of:=[.D872]*100" office:value-type="float" office:value="0.12429857" calcext:value-type="float">
            <text:p>0.12429857</text:p>
          </table:table-cell>
          <table:table-cell table:formula="of:=[.E872]*100" office:value-type="float" office:value="-0.783642" calcext:value-type="float">
            <text:p>-0.783642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179.0173492432" calcext:value-type="float">
            <text:p>179.0173492432</text:p>
          </table:table-cell>
          <table:table-cell office:value-type="float" office:value="0.6834909637" calcext:value-type="float">
            <text:p>0.68349096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935999" calcext:value-type="float">
            <text:p>-0.00935999</text:p>
          </table:table-cell>
          <table:table-cell office:value-type="float" office:value="0.00348741" calcext:value-type="float">
            <text:p>0.00348741</text:p>
          </table:table-cell>
          <table:table-cell office:value-type="float" office:value="-0.0008425168" calcext:value-type="float">
            <text:p>-0.0008425168</text:p>
          </table:table-cell>
          <table:table-cell office:value-type="float" office:value="1146" calcext:value-type="float">
            <text:p>1146</text:p>
          </table:table-cell>
          <table:table-cell table:formula="of:=[.D873]*100" office:value-type="float" office:value="0.12429857" calcext:value-type="float">
            <text:p>0.12429857</text:p>
          </table:table-cell>
          <table:table-cell table:formula="of:=[.E873]*100" office:value-type="float" office:value="-0.935999" calcext:value-type="float">
            <text:p>-0.935999</text:p>
          </table:table-cell>
        </table:table-row>
        <table:table-row table:style-name="ro1">
          <table:table-cell office:value-type="float" office:value="57.41" calcext:value-type="float">
            <text:p>57.41</text:p>
          </table:table-cell>
          <table:table-cell office:value-type="float" office:value="179.0207977295" calcext:value-type="float">
            <text:p>179.0207977295</text:p>
          </table:table-cell>
          <table:table-cell office:value-type="float" office:value="0.673997463" calcext:value-type="float">
            <text:p>0.6739974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03116" calcext:value-type="float">
            <text:p>-0.0103116</text:p>
          </table:table-cell>
          <table:table-cell office:value-type="float" office:value="0.0020236" calcext:value-type="float">
            <text:p>0.0020236</text:p>
          </table:table-cell>
          <table:table-cell office:value-type="float" office:value="-0.0005649163" calcext:value-type="float">
            <text:p>-0.0005649163</text:p>
          </table:table-cell>
          <table:table-cell office:value-type="float" office:value="1147" calcext:value-type="float">
            <text:p>1147</text:p>
          </table:table-cell>
          <table:table-cell table:formula="of:=[.D874]*100" office:value-type="float" office:value="0.12429857" calcext:value-type="float">
            <text:p>0.12429857</text:p>
          </table:table-cell>
          <table:table-cell table:formula="of:=[.E874]*100" office:value-type="float" office:value="-1.03116" calcext:value-type="float">
            <text:p>-1.03116</text:p>
          </table:table-cell>
        </table:table-row>
        <table:table-row table:style-name="ro1">
          <table:table-cell office:value-type="float" office:value="57.46" calcext:value-type="float">
            <text:p>57.46</text:p>
          </table:table-cell>
          <table:table-cell office:value-type="float" office:value="179.0260772705" calcext:value-type="float">
            <text:p>179.0260772705</text:p>
          </table:table-cell>
          <table:table-cell office:value-type="float" office:value="0.7397212254" calcext:value-type="float">
            <text:p>0.73972122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38348" calcext:value-type="float">
            <text:p>-0.01138348</text:p>
          </table:table-cell>
          <table:table-cell office:value-type="float" office:value="0.0020236" calcext:value-type="float">
            <text:p>0.0020236</text:p>
          </table:table-cell>
          <table:table-cell office:value-type="float" office:value="-0.0008605665" calcext:value-type="float">
            <text:p>-0.0008605665</text:p>
          </table:table-cell>
          <table:table-cell office:value-type="float" office:value="1148" calcext:value-type="float">
            <text:p>1148</text:p>
          </table:table-cell>
          <table:table-cell table:formula="of:=[.D875]*100" office:value-type="float" office:value="0.12429857" calcext:value-type="float">
            <text:p>0.12429857</text:p>
          </table:table-cell>
          <table:table-cell table:formula="of:=[.E875]*100" office:value-type="float" office:value="-1.138348" calcext:value-type="float">
            <text:p>-1.138348</text:p>
          </table:table-cell>
        </table:table-row>
        <table:table-row table:style-name="ro1">
          <table:table-cell office:value-type="float" office:value="57.51" calcext:value-type="float">
            <text:p>57.51</text:p>
          </table:table-cell>
          <table:table-cell office:value-type="float" office:value="179.0435333252" calcext:value-type="float">
            <text:p>179.0435333252</text:p>
          </table:table-cell>
          <table:table-cell office:value-type="float" office:value="0.7742971541" calcext:value-type="float">
            <text:p>0.77429715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32791" calcext:value-type="float">
            <text:p>-0.01232791</text:p>
          </table:table-cell>
          <table:table-cell office:value-type="float" office:value="0.00163969" calcext:value-type="float">
            <text:p>0.00163969</text:p>
          </table:table-cell>
          <table:table-cell office:value-type="float" office:value="-0.0006518258" calcext:value-type="float">
            <text:p>-0.0006518258</text:p>
          </table:table-cell>
          <table:table-cell office:value-type="float" office:value="1149" calcext:value-type="float">
            <text:p>1149</text:p>
          </table:table-cell>
          <table:table-cell table:formula="of:=[.D876]*100" office:value-type="float" office:value="0.12429857" calcext:value-type="float">
            <text:p>0.12429857</text:p>
          </table:table-cell>
          <table:table-cell table:formula="of:=[.E876]*100" office:value-type="float" office:value="-1.232791" calcext:value-type="float">
            <text:p>-1.232791</text:p>
          </table:table-cell>
        </table:table-row>
        <table:table-row table:style-name="ro1">
          <table:table-cell office:value-type="float" office:value="57.56" calcext:value-type="float">
            <text:p>57.56</text:p>
          </table:table-cell>
          <table:table-cell office:value-type="float" office:value="179.0506591797" calcext:value-type="float">
            <text:p>179.0506591797</text:p>
          </table:table-cell>
          <table:table-cell office:value-type="float" office:value="0.7717446827" calcext:value-type="float">
            <text:p>0.77174468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93999" calcext:value-type="float">
            <text:p>-0.01293999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04285391" calcext:value-type="float">
            <text:p>-0.0004285391</text:p>
          </table:table-cell>
          <table:table-cell office:value-type="float" office:value="1150" calcext:value-type="float">
            <text:p>1150</text:p>
          </table:table-cell>
          <table:table-cell table:formula="of:=[.D877]*100" office:value-type="float" office:value="0.12429857" calcext:value-type="float">
            <text:p>0.12429857</text:p>
          </table:table-cell>
          <table:table-cell table:formula="of:=[.E877]*100" office:value-type="float" office:value="-1.293999" calcext:value-type="float">
            <text:p>-1.293999</text:p>
          </table:table-cell>
        </table:table-row>
        <table:table-row table:style-name="ro1">
          <table:table-cell office:value-type="float" office:value="57.61" calcext:value-type="float">
            <text:p>57.61</text:p>
          </table:table-cell>
          <table:table-cell office:value-type="float" office:value="179.0942382812" calcext:value-type="float">
            <text:p>179.0942382812</text:p>
          </table:table-cell>
          <table:table-cell office:value-type="float" office:value="0.7737865665" calcext:value-type="float">
            <text:p>0.77378656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336131" calcext:value-type="float">
            <text:p>-0.01336131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04291465" calcext:value-type="float">
            <text:p>-0.0004291465</text:p>
          </table:table-cell>
          <table:table-cell office:value-type="float" office:value="1151" calcext:value-type="float">
            <text:p>1151</text:p>
          </table:table-cell>
          <table:table-cell table:formula="of:=[.D878]*100" office:value-type="float" office:value="0.12429857" calcext:value-type="float">
            <text:p>0.12429857</text:p>
          </table:table-cell>
          <table:table-cell table:formula="of:=[.E878]*100" office:value-type="float" office:value="-1.336131" calcext:value-type="float">
            <text:p>-1.336131</text:p>
          </table:table-cell>
        </table:table-row>
        <table:table-row table:style-name="ro1">
          <table:table-cell office:value-type="float" office:value="57.66" calcext:value-type="float">
            <text:p>57.66</text:p>
          </table:table-cell>
          <table:table-cell office:value-type="float" office:value="179.1319732666" calcext:value-type="float">
            <text:p>179.1319732666</text:p>
          </table:table-cell>
          <table:table-cell office:value-type="float" office:value="0.5909447477" calcext:value-type="float">
            <text:p>0.59094474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42342" calcext:value-type="float">
            <text:p>-0.01242342</text:p>
          </table:table-cell>
          <table:table-cell office:value-type="float" office:value="-0.00049516" calcext:value-type="float">
            <text:p>-0.00049516</text:p>
          </table:table-cell>
          <table:table-cell office:value-type="float" office:value="0.0001434356" calcext:value-type="float">
            <text:p>0.0001434356</text:p>
          </table:table-cell>
          <table:table-cell office:value-type="float" office:value="1152" calcext:value-type="float">
            <text:p>1152</text:p>
          </table:table-cell>
          <table:table-cell table:formula="of:=[.D879]*100" office:value-type="float" office:value="0.12429857" calcext:value-type="float">
            <text:p>0.12429857</text:p>
          </table:table-cell>
          <table:table-cell table:formula="of:=[.E879]*100" office:value-type="float" office:value="-1.242342" calcext:value-type="float">
            <text:p>-1.242342</text:p>
          </table:table-cell>
        </table:table-row>
        <table:table-row table:style-name="ro1">
          <table:table-cell office:value-type="float" office:value="57.71" calcext:value-type="float">
            <text:p>57.71</text:p>
          </table:table-cell>
          <table:table-cell office:value-type="float" office:value="179.1354675293" calcext:value-type="float">
            <text:p>179.1354675293</text:p>
          </table:table-cell>
          <table:table-cell office:value-type="float" office:value="0.4918977248" calcext:value-type="float">
            <text:p>0.49189772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113859" calcext:value-type="float">
            <text:p>-0.01113859</text:p>
          </table:table-cell>
          <table:table-cell office:value-type="float" office:value="-0.00261237" calcext:value-type="float">
            <text:p>-0.00261237</text:p>
          </table:table-cell>
          <table:table-cell office:value-type="float" office:value="0.0001570043" calcext:value-type="float">
            <text:p>0.0001570043</text:p>
          </table:table-cell>
          <table:table-cell office:value-type="float" office:value="1153" calcext:value-type="float">
            <text:p>1153</text:p>
          </table:table-cell>
          <table:table-cell table:formula="of:=[.D880]*100" office:value-type="float" office:value="0.12429857" calcext:value-type="float">
            <text:p>0.12429857</text:p>
          </table:table-cell>
          <table:table-cell table:formula="of:=[.E880]*100" office:value-type="float" office:value="-1.113859" calcext:value-type="float">
            <text:p>-1.113859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79.1361236572" calcext:value-type="float">
            <text:p>179.1361236572</text:p>
          </table:table-cell>
          <table:table-cell office:value-type="float" office:value="0.3356668644" calcext:value-type="float">
            <text:p>0.33566686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924155" calcext:value-type="float">
            <text:p>-0.00924155</text:p>
          </table:table-cell>
          <table:table-cell office:value-type="float" office:value="-0.00322837" calcext:value-type="float">
            <text:p>-0.00322837</text:p>
          </table:table-cell>
          <table:table-cell office:value-type="float" office:value="0.0007836457" calcext:value-type="float">
            <text:p>0.0007836457</text:p>
          </table:table-cell>
          <table:table-cell office:value-type="float" office:value="1154" calcext:value-type="float">
            <text:p>1154</text:p>
          </table:table-cell>
          <table:table-cell table:formula="of:=[.D881]*100" office:value-type="float" office:value="0.12429857" calcext:value-type="float">
            <text:p>0.12429857</text:p>
          </table:table-cell>
          <table:table-cell table:formula="of:=[.E881]*100" office:value-type="float" office:value="-0.924155" calcext:value-type="float">
            <text:p>-0.924155</text:p>
          </table:table-cell>
        </table:table-row>
        <table:table-row table:style-name="ro1">
          <table:table-cell office:value-type="float" office:value="57.81" calcext:value-type="float">
            <text:p>57.81</text:p>
          </table:table-cell>
          <table:table-cell office:value-type="float" office:value="179.138961792" calcext:value-type="float">
            <text:p>179.138961792</text:p>
          </table:table-cell>
          <table:table-cell office:value-type="float" office:value="0.181891337" calcext:value-type="float">
            <text:p>0.1818913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95309" calcext:value-type="float">
            <text:p>-0.00695309</text:p>
          </table:table-cell>
          <table:table-cell office:value-type="float" office:value="-0.00583621" calcext:value-type="float">
            <text:p>-0.00583621</text:p>
          </table:table-cell>
          <table:table-cell office:value-type="float" office:value="0.0008123266" calcext:value-type="float">
            <text:p>0.0008123266</text:p>
          </table:table-cell>
          <table:table-cell office:value-type="float" office:value="1155" calcext:value-type="float">
            <text:p>1155</text:p>
          </table:table-cell>
          <table:table-cell table:formula="of:=[.D882]*100" office:value-type="float" office:value="0.12429857" calcext:value-type="float">
            <text:p>0.12429857</text:p>
          </table:table-cell>
          <table:table-cell table:formula="of:=[.E882]*100" office:value-type="float" office:value="-0.695309" calcext:value-type="float">
            <text:p>-0.695309</text:p>
          </table:table-cell>
        </table:table-row>
        <table:table-row table:style-name="ro1">
          <table:table-cell office:value-type="float" office:value="57.86" calcext:value-type="float">
            <text:p>57.86</text:p>
          </table:table-cell>
          <table:table-cell office:value-type="float" office:value="179.15625" calcext:value-type="float">
            <text:p>179.15625</text:p>
          </table:table-cell>
          <table:table-cell office:value-type="float" office:value="0.0210665638" calcext:value-type="float">
            <text:p>0.02106656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35691" calcext:value-type="float">
            <text:p>-0.00435691</text:p>
          </table:table-cell>
          <table:table-cell office:value-type="float" office:value="-0.00583621" calcext:value-type="float">
            <text:p>-0.00583621</text:p>
          </table:table-cell>
          <table:table-cell office:value-type="float" office:value="0.0008750784" calcext:value-type="float">
            <text:p>0.0008750784</text:p>
          </table:table-cell>
          <table:table-cell office:value-type="float" office:value="1156" calcext:value-type="float">
            <text:p>1156</text:p>
          </table:table-cell>
          <table:table-cell table:formula="of:=[.D883]*100" office:value-type="float" office:value="0.12429857" calcext:value-type="float">
            <text:p>0.12429857</text:p>
          </table:table-cell>
          <table:table-cell table:formula="of:=[.E883]*100" office:value-type="float" office:value="-0.435691" calcext:value-type="float">
            <text:p>-0.435691</text:p>
          </table:table-cell>
        </table:table-row>
        <table:table-row table:style-name="ro1">
          <table:table-cell office:value-type="float" office:value="57.91" calcext:value-type="float">
            <text:p>57.91</text:p>
          </table:table-cell>
          <table:table-cell office:value-type="float" office:value="179.1579589844" calcext:value-type="float">
            <text:p>179.1579589844</text:p>
          </table:table-cell>
          <table:table-cell office:value-type="float" office:value="-0.0946581575" calcext:value-type="float">
            <text:p>-0.09465815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85632" calcext:value-type="float">
            <text:p>-0.00185632</text:p>
          </table:table-cell>
          <table:table-cell office:value-type="float" office:value="-0.00654566" calcext:value-type="float">
            <text:p>-0.00654566</text:p>
          </table:table-cell>
          <table:table-cell office:value-type="float" office:value="0.0010668955" calcext:value-type="float">
            <text:p>0.0010668955</text:p>
          </table:table-cell>
          <table:table-cell office:value-type="float" office:value="1157" calcext:value-type="float">
            <text:p>1157</text:p>
          </table:table-cell>
          <table:table-cell table:formula="of:=[.D884]*100" office:value-type="float" office:value="0.12429857" calcext:value-type="float">
            <text:p>0.12429857</text:p>
          </table:table-cell>
          <table:table-cell table:formula="of:=[.E884]*100" office:value-type="float" office:value="-0.185632" calcext:value-type="float">
            <text:p>-0.185632</text:p>
          </table:table-cell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179.1450958252" calcext:value-type="float">
            <text:p>179.1450958252</text:p>
          </table:table-cell>
          <table:table-cell office:value-type="float" office:value="-0.1931423614" calcext:value-type="float">
            <text:p>-0.19314236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46569" calcext:value-type="float">
            <text:p>0.00046569</text:p>
          </table:table-cell>
          <table:table-cell office:value-type="float" office:value="-0.00959837" calcext:value-type="float">
            <text:p>-0.00959837</text:p>
          </table:table-cell>
          <table:table-cell office:value-type="float" office:value="0.0009843888" calcext:value-type="float">
            <text:p>0.0009843888</text:p>
          </table:table-cell>
          <table:table-cell office:value-type="float" office:value="1158" calcext:value-type="float">
            <text:p>1158</text:p>
          </table:table-cell>
          <table:table-cell table:formula="of:=[.D885]*100" office:value-type="float" office:value="0.12429857" calcext:value-type="float">
            <text:p>0.12429857</text:p>
          </table:table-cell>
          <table:table-cell table:formula="of:=[.E885]*100" office:value-type="float" office:value="0.046569" calcext:value-type="float">
            <text:p>0.046569</text:p>
          </table:table-cell>
        </table:table-row>
        <table:table-row table:style-name="ro1">
          <table:table-cell office:value-type="float" office:value="58.01" calcext:value-type="float">
            <text:p>58.01</text:p>
          </table:table-cell>
          <table:table-cell office:value-type="float" office:value="179.1217651367" calcext:value-type="float">
            <text:p>179.1217651367</text:p>
          </table:table-cell>
          <table:table-cell office:value-type="float" office:value="-0.4056043997" calcext:value-type="float">
            <text:p>-0.40560439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2835" calcext:value-type="float">
            <text:p>0.00342835</text:p>
          </table:table-cell>
          <table:table-cell office:value-type="float" office:value="-0.00959837" calcext:value-type="float">
            <text:p>-0.00959837</text:p>
          </table:table-cell>
          <table:table-cell office:value-type="float" office:value="0.0012387873" calcext:value-type="float">
            <text:p>0.0012387873</text:p>
          </table:table-cell>
          <table:table-cell office:value-type="float" office:value="1159" calcext:value-type="float">
            <text:p>1159</text:p>
          </table:table-cell>
          <table:table-cell table:formula="of:=[.D886]*100" office:value-type="float" office:value="0.12429857" calcext:value-type="float">
            <text:p>0.12429857</text:p>
          </table:table-cell>
          <table:table-cell table:formula="of:=[.E886]*100" office:value-type="float" office:value="0.342835" calcext:value-type="float">
            <text:p>0.342835</text:p>
          </table:table-cell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79.1078796387" calcext:value-type="float">
            <text:p>179.1078796387</text:p>
          </table:table-cell>
          <table:table-cell office:value-type="float" office:value="-0.452856992" calcext:value-type="float">
            <text:p>-0.452856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1672" calcext:value-type="float">
            <text:p>0.00571672</text:p>
          </table:table-cell>
          <table:table-cell office:value-type="float" office:value="-0.01376515" calcext:value-type="float">
            <text:p>-0.01376515</text:p>
          </table:table-cell>
          <table:table-cell office:value-type="float" office:value="0.0010201384" calcext:value-type="float">
            <text:p>0.0010201384</text:p>
          </table:table-cell>
          <table:table-cell office:value-type="float" office:value="1160" calcext:value-type="float">
            <text:p>1160</text:p>
          </table:table-cell>
          <table:table-cell table:formula="of:=[.D887]*100" office:value-type="float" office:value="0.12429857" calcext:value-type="float">
            <text:p>0.12429857</text:p>
          </table:table-cell>
          <table:table-cell table:formula="of:=[.E887]*100" office:value-type="float" office:value="0.571672" calcext:value-type="float">
            <text:p>0.571672</text:p>
          </table:table-cell>
        </table:table-row>
        <table:table-row table:style-name="ro1">
          <table:table-cell office:value-type="float" office:value="58.11" calcext:value-type="float">
            <text:p>58.11</text:p>
          </table:table-cell>
          <table:table-cell office:value-type="float" office:value="179.0874023438" calcext:value-type="float">
            <text:p>179.0874023438</text:p>
          </table:table-cell>
          <table:table-cell office:value-type="float" office:value="-0.437740778" calcext:value-type="float">
            <text:p>-0.4377407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4029" calcext:value-type="float">
            <text:p>0.00714029</text:p>
          </table:table-cell>
          <table:table-cell office:value-type="float" office:value="-0.01376515" calcext:value-type="float">
            <text:p>-0.01376515</text:p>
          </table:table-cell>
          <table:table-cell office:value-type="float" office:value="0.0007000488" calcext:value-type="float">
            <text:p>0.0007000488</text:p>
          </table:table-cell>
          <table:table-cell office:value-type="float" office:value="1161" calcext:value-type="float">
            <text:p>1161</text:p>
          </table:table-cell>
          <table:table-cell table:formula="of:=[.D888]*100" office:value-type="float" office:value="0.12429857" calcext:value-type="float">
            <text:p>0.12429857</text:p>
          </table:table-cell>
          <table:table-cell table:formula="of:=[.E888]*100" office:value-type="float" office:value="0.714029" calcext:value-type="float">
            <text:p>0.714029</text:p>
          </table:table-cell>
        </table:table-row>
        <table:table-row table:style-name="ro1">
          <table:table-cell office:value-type="float" office:value="58.16" calcext:value-type="float">
            <text:p>58.16</text:p>
          </table:table-cell>
          <table:table-cell office:value-type="float" office:value="179.0728149414" calcext:value-type="float">
            <text:p>179.0728149414</text:p>
          </table:table-cell>
          <table:table-cell office:value-type="float" office:value="-0.505549654" calcext:value-type="float">
            <text:p>-0.5055496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54045" calcext:value-type="float">
            <text:p>0.00854045</text:p>
          </table:table-cell>
          <table:table-cell office:value-type="float" office:value="-0.01376515" calcext:value-type="float">
            <text:p>-0.01376515</text:p>
          </table:table-cell>
          <table:table-cell office:value-type="float" office:value="0.0005817325" calcext:value-type="float">
            <text:p>0.0005817325</text:p>
          </table:table-cell>
          <table:table-cell office:value-type="float" office:value="1162" calcext:value-type="float">
            <text:p>1162</text:p>
          </table:table-cell>
          <table:table-cell table:formula="of:=[.D889]*100" office:value-type="float" office:value="0.12429857" calcext:value-type="float">
            <text:p>0.12429857</text:p>
          </table:table-cell>
          <table:table-cell table:formula="of:=[.E889]*100" office:value-type="float" office:value="0.854045" calcext:value-type="float">
            <text:p>0.854045</text:p>
          </table:table-cell>
        </table:table-row>
        <table:table-row table:style-name="ro1">
          <table:table-cell office:value-type="float" office:value="58.21" calcext:value-type="float">
            <text:p>58.21</text:p>
          </table:table-cell>
          <table:table-cell office:value-type="float" office:value="179.0625305176" calcext:value-type="float">
            <text:p>179.0625305176</text:p>
          </table:table-cell>
          <table:table-cell office:value-type="float" office:value="-0.4205582416" calcext:value-type="float">
            <text:p>-0.42055824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9067" calcext:value-type="float">
            <text:p>0.0089067</text:p>
          </table:table-cell>
          <table:table-cell office:value-type="float" office:value="-0.01813486" calcext:value-type="float">
            <text:p>-0.01813486</text:p>
          </table:table-cell>
          <table:table-cell office:value-type="float" office:value="0.0001465861" calcext:value-type="float">
            <text:p>0.0001465861</text:p>
          </table:table-cell>
          <table:table-cell office:value-type="float" office:value="1163" calcext:value-type="float">
            <text:p>1163</text:p>
          </table:table-cell>
          <table:table-cell table:formula="of:=[.D890]*100" office:value-type="float" office:value="0.12429857" calcext:value-type="float">
            <text:p>0.12429857</text:p>
          </table:table-cell>
          <table:table-cell table:formula="of:=[.E890]*100" office:value-type="float" office:value="0.89067" calcext:value-type="float">
            <text:p>0.89067</text:p>
          </table:table-cell>
        </table:table-row>
        <table:table-row table:style-name="ro1">
          <table:table-cell office:value-type="float" office:value="58.26" calcext:value-type="float">
            <text:p>58.26</text:p>
          </table:table-cell>
          <table:table-cell office:value-type="float" office:value="179.0544891357" calcext:value-type="float">
            <text:p>179.0544891357</text:p>
          </table:table-cell>
          <table:table-cell office:value-type="float" office:value="-0.4866163324" calcext:value-type="float">
            <text:p>-0.48661633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5909" calcext:value-type="float">
            <text:p>0.0095909</text:p>
          </table:table-cell>
          <table:table-cell office:value-type="float" office:value="-0.01813486" calcext:value-type="float">
            <text:p>-0.01813486</text:p>
          </table:table-cell>
          <table:table-cell office:value-type="float" office:value="0.0000535695" calcext:value-type="float">
            <text:p>5.35695E-05</text:p>
          </table:table-cell>
          <table:table-cell office:value-type="float" office:value="1164" calcext:value-type="float">
            <text:p>1164</text:p>
          </table:table-cell>
          <table:table-cell table:formula="of:=[.D891]*100" office:value-type="float" office:value="0.12429857" calcext:value-type="float">
            <text:p>0.12429857</text:p>
          </table:table-cell>
          <table:table-cell table:formula="of:=[.E891]*100" office:value-type="float" office:value="0.95909" calcext:value-type="float">
            <text:p>0.95909</text:p>
          </table:table-cell>
        </table:table-row>
        <table:table-row table:style-name="ro1">
          <table:table-cell office:value-type="float" office:value="58.31" calcext:value-type="float">
            <text:p>58.31</text:p>
          </table:table-cell>
          <table:table-cell office:value-type="float" office:value="179.058883667" calcext:value-type="float">
            <text:p>179.058883667</text:p>
          </table:table-cell>
          <table:table-cell office:value-type="float" office:value="-0.4983538491" calcext:value-type="float">
            <text:p>-0.49835384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12488" calcext:value-type="float">
            <text:p>0.01012488</text:p>
          </table:table-cell>
          <table:table-cell office:value-type="float" office:value="-0.02245355" calcext:value-type="float">
            <text:p>-0.02245355</text:p>
          </table:table-cell>
          <table:table-cell office:value-type="float" office:value="-0.0000554784" calcext:value-type="float">
            <text:p>-5.54784E-05</text:p>
          </table:table-cell>
          <table:table-cell office:value-type="float" office:value="1165" calcext:value-type="float">
            <text:p>1165</text:p>
          </table:table-cell>
          <table:table-cell table:formula="of:=[.D892]*100" office:value-type="float" office:value="0.12429857" calcext:value-type="float">
            <text:p>0.12429857</text:p>
          </table:table-cell>
          <table:table-cell table:formula="of:=[.E892]*100" office:value-type="float" office:value="1.012488" calcext:value-type="float">
            <text:p>1.012488</text:p>
          </table:table-cell>
        </table:table-row>
        <table:table-row table:style-name="ro1">
          <table:table-cell office:value-type="float" office:value="58.36" calcext:value-type="float">
            <text:p>58.36</text:p>
          </table:table-cell>
          <table:table-cell office:value-type="float" office:value="179.0618896484" calcext:value-type="float">
            <text:p>179.0618896484</text:p>
          </table:table-cell>
          <table:table-cell office:value-type="float" office:value="-0.4569342289" calcext:value-type="float">
            <text:p>-0.45693422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20453" calcext:value-type="float">
            <text:p>0.01020453</text:p>
          </table:table-cell>
          <table:table-cell office:value-type="float" office:value="-0.02245355" calcext:value-type="float">
            <text:p>-0.02245355</text:p>
          </table:table-cell>
          <table:table-cell office:value-type="float" office:value="-0.0002511482" calcext:value-type="float">
            <text:p>-0.0002511482</text:p>
          </table:table-cell>
          <table:table-cell office:value-type="float" office:value="1166" calcext:value-type="float">
            <text:p>1166</text:p>
          </table:table-cell>
          <table:table-cell table:formula="of:=[.D893]*100" office:value-type="float" office:value="0.12429857" calcext:value-type="float">
            <text:p>0.12429857</text:p>
          </table:table-cell>
          <table:table-cell table:formula="of:=[.E893]*100" office:value-type="float" office:value="1.020453" calcext:value-type="float">
            <text:p>1.020453</text:p>
          </table:table-cell>
        </table:table-row>
        <table:table-row table:style-name="ro1">
          <table:table-cell office:value-type="float" office:value="58.41" calcext:value-type="float">
            <text:p>58.41</text:p>
          </table:table-cell>
          <table:table-cell office:value-type="float" office:value="179.0562896729" calcext:value-type="float">
            <text:p>179.0562896729</text:p>
          </table:table-cell>
          <table:table-cell office:value-type="float" office:value="-0.4835079056" calcext:value-type="float">
            <text:p>-0.48350790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43468" calcext:value-type="float">
            <text:p>0.01043468</text:p>
          </table:table-cell>
          <table:table-cell office:value-type="float" office:value="-0.02245355" calcext:value-type="float">
            <text:p>-0.02245355</text:p>
          </table:table-cell>
          <table:table-cell office:value-type="float" office:value="-0.0002306252" calcext:value-type="float">
            <text:p>-0.0002306252</text:p>
          </table:table-cell>
          <table:table-cell office:value-type="float" office:value="1167" calcext:value-type="float">
            <text:p>1167</text:p>
          </table:table-cell>
          <table:table-cell table:formula="of:=[.D894]*100" office:value-type="float" office:value="0.12429857" calcext:value-type="float">
            <text:p>0.12429857</text:p>
          </table:table-cell>
          <table:table-cell table:formula="of:=[.E894]*100" office:value-type="float" office:value="1.043468" calcext:value-type="float">
            <text:p>1.043468</text:p>
          </table:table-cell>
        </table:table-row>
        <table:table-row table:style-name="ro1">
          <table:table-cell office:value-type="float" office:value="58.46" calcext:value-type="float">
            <text:p>58.46</text:p>
          </table:table-cell>
          <table:table-cell office:value-type="float" office:value="179.0593719482" calcext:value-type="float">
            <text:p>179.0593719482</text:p>
          </table:table-cell>
          <table:table-cell office:value-type="float" office:value="-0.5146789417" calcext:value-type="float">
            <text:p>-0.51467894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79573" calcext:value-type="float">
            <text:p>0.01079573</text:p>
          </table:table-cell>
          <table:table-cell office:value-type="float" office:value="-0.0264165" calcext:value-type="float">
            <text:p>-0.0264165</text:p>
          </table:table-cell>
          <table:table-cell office:value-type="float" office:value="-0.0002519165" calcext:value-type="float">
            <text:p>-0.0002519165</text:p>
          </table:table-cell>
          <table:table-cell office:value-type="float" office:value="1168" calcext:value-type="float">
            <text:p>1168</text:p>
          </table:table-cell>
          <table:table-cell table:formula="of:=[.D895]*100" office:value-type="float" office:value="0.12429857" calcext:value-type="float">
            <text:p>0.12429857</text:p>
          </table:table-cell>
          <table:table-cell table:formula="of:=[.E895]*100" office:value-type="float" office:value="1.079573" calcext:value-type="float">
            <text:p>1.079573</text:p>
          </table:table-cell>
        </table:table-row>
        <table:table-row table:style-name="ro1">
          <table:table-cell office:value-type="float" office:value="58.51" calcext:value-type="float">
            <text:p>58.51</text:p>
          </table:table-cell>
          <table:table-cell office:value-type="float" office:value="179.0597229004" calcext:value-type="float">
            <text:p>179.0597229004</text:p>
          </table:table-cell>
          <table:table-cell office:value-type="float" office:value="-0.5140199845" calcext:value-type="float">
            <text:p>-0.51401998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03183" calcext:value-type="float">
            <text:p>0.01103183</text:p>
          </table:table-cell>
          <table:table-cell office:value-type="float" office:value="-0.0264165" calcext:value-type="float">
            <text:p>-0.0264165</text:p>
          </table:table-cell>
          <table:table-cell office:value-type="float" office:value="-0.0002155191" calcext:value-type="float">
            <text:p>-0.0002155191</text:p>
          </table:table-cell>
          <table:table-cell office:value-type="float" office:value="1169" calcext:value-type="float">
            <text:p>1169</text:p>
          </table:table-cell>
          <table:table-cell table:formula="of:=[.D896]*100" office:value-type="float" office:value="0.12429857" calcext:value-type="float">
            <text:p>0.12429857</text:p>
          </table:table-cell>
          <table:table-cell table:formula="of:=[.E896]*100" office:value-type="float" office:value="1.103183" calcext:value-type="float">
            <text:p>1.103183</text:p>
          </table:table-cell>
        </table:table-row>
        <table:table-row table:style-name="ro1">
          <table:table-cell office:value-type="float" office:value="58.56" calcext:value-type="float">
            <text:p>58.56</text:p>
          </table:table-cell>
          <table:table-cell office:value-type="float" office:value="179.0795135498" calcext:value-type="float">
            <text:p>179.0795135498</text:p>
          </table:table-cell>
          <table:table-cell office:value-type="float" office:value="-0.627240013" calcext:value-type="float">
            <text:p>-0.6272400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94365" calcext:value-type="float">
            <text:p>0.01194365</text:p>
          </table:table-cell>
          <table:table-cell office:value-type="float" office:value="-0.02969105" calcext:value-type="float">
            <text:p>-0.02969105</text:p>
          </table:table-cell>
          <table:table-cell office:value-type="float" office:value="0.0002706029" calcext:value-type="float">
            <text:p>0.0002706029</text:p>
          </table:table-cell>
          <table:table-cell office:value-type="float" office:value="1170" calcext:value-type="float">
            <text:p>1170</text:p>
          </table:table-cell>
          <table:table-cell table:formula="of:=[.D897]*100" office:value-type="float" office:value="0.12429857" calcext:value-type="float">
            <text:p>0.12429857</text:p>
          </table:table-cell>
          <table:table-cell table:formula="of:=[.E897]*100" office:value-type="float" office:value="1.194365" calcext:value-type="float">
            <text:p>1.194365</text:p>
          </table:table-cell>
        </table:table-row>
        <table:table-row table:style-name="ro1">
          <table:table-cell office:value-type="float" office:value="58.61" calcext:value-type="float">
            <text:p>58.61</text:p>
          </table:table-cell>
          <table:table-cell office:value-type="float" office:value="179.0868682861" calcext:value-type="float">
            <text:p>179.0868682861</text:p>
          </table:table-cell>
          <table:table-cell office:value-type="float" office:value="-0.6182532107" calcext:value-type="float">
            <text:p>-0.61825321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49114" calcext:value-type="float">
            <text:p>0.01249114</text:p>
          </table:table-cell>
          <table:table-cell office:value-type="float" office:value="-0.02969105" calcext:value-type="float">
            <text:p>-0.02969105</text:p>
          </table:table-cell>
          <table:table-cell office:value-type="float" office:value="0.0002197146" calcext:value-type="float">
            <text:p>0.0002197146</text:p>
          </table:table-cell>
          <table:table-cell office:value-type="float" office:value="1171" calcext:value-type="float">
            <text:p>1171</text:p>
          </table:table-cell>
          <table:table-cell table:formula="of:=[.D898]*100" office:value-type="float" office:value="0.12429857" calcext:value-type="float">
            <text:p>0.12429857</text:p>
          </table:table-cell>
          <table:table-cell table:formula="of:=[.E898]*100" office:value-type="float" office:value="1.249114" calcext:value-type="float">
            <text:p>1.249114</text:p>
          </table:table-cell>
        </table:table-row>
        <table:table-row table:style-name="ro1">
          <table:table-cell office:value-type="float" office:value="58.66" calcext:value-type="float">
            <text:p>58.66</text:p>
          </table:table-cell>
          <table:table-cell office:value-type="float" office:value="179.1123046875" calcext:value-type="float">
            <text:p>179.1123046875</text:p>
          </table:table-cell>
          <table:table-cell office:value-type="float" office:value="-0.6829696633" calcext:value-type="float">
            <text:p>-0.68296966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28712" calcext:value-type="float">
            <text:p>0.01328712</text:p>
          </table:table-cell>
          <table:table-cell office:value-type="float" office:value="-0.02969105" calcext:value-type="float">
            <text:p>-0.02969105</text:p>
          </table:table-cell>
          <table:table-cell office:value-type="float" office:value="0.0002990996" calcext:value-type="float">
            <text:p>0.0002990996</text:p>
          </table:table-cell>
          <table:table-cell office:value-type="float" office:value="1172" calcext:value-type="float">
            <text:p>1172</text:p>
          </table:table-cell>
          <table:table-cell table:formula="of:=[.D899]*100" office:value-type="float" office:value="0.12429857" calcext:value-type="float">
            <text:p>0.12429857</text:p>
          </table:table-cell>
          <table:table-cell table:formula="of:=[.E899]*100" office:value-type="float" office:value="1.328712" calcext:value-type="float">
            <text:p>1.328712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179.1254119873" calcext:value-type="float">
            <text:p>179.1254119873</text:p>
          </table:table-cell>
          <table:table-cell office:value-type="float" office:value="-0.7928473105" calcext:value-type="float">
            <text:p>-0.79284731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54961" calcext:value-type="float">
            <text:p>0.01454961</text:p>
          </table:table-cell>
          <table:table-cell office:value-type="float" office:value="-0.03191315" calcext:value-type="float">
            <text:p>-0.03191315</text:p>
          </table:table-cell>
          <table:table-cell office:value-type="float" office:value="0.0004701973" calcext:value-type="float">
            <text:p>0.0004701973</text:p>
          </table:table-cell>
          <table:table-cell office:value-type="float" office:value="1173" calcext:value-type="float">
            <text:p>1173</text:p>
          </table:table-cell>
          <table:table-cell table:formula="of:=[.D900]*100" office:value-type="float" office:value="0.12429857" calcext:value-type="float">
            <text:p>0.12429857</text:p>
          </table:table-cell>
          <table:table-cell table:formula="of:=[.E900]*100" office:value-type="float" office:value="1.454961" calcext:value-type="float">
            <text:p>1.454961</text:p>
          </table:table-cell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179.1434936523" calcext:value-type="float">
            <text:p>179.1434936523</text:p>
          </table:table-cell>
          <table:table-cell office:value-type="float" office:value="-0.9136976292" calcext:value-type="float">
            <text:p>-0.91369762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19596" calcext:value-type="float">
            <text:p>0.01619596</text:p>
          </table:table-cell>
          <table:table-cell office:value-type="float" office:value="-0.03191315" calcext:value-type="float">
            <text:p>-0.03191315</text:p>
          </table:table-cell>
          <table:table-cell office:value-type="float" office:value="0.000670913" calcext:value-type="float">
            <text:p>0.000670913</text:p>
          </table:table-cell>
          <table:table-cell office:value-type="float" office:value="1174" calcext:value-type="float">
            <text:p>1174</text:p>
          </table:table-cell>
          <table:table-cell table:formula="of:=[.D901]*100" office:value-type="float" office:value="0.12429857" calcext:value-type="float">
            <text:p>0.12429857</text:p>
          </table:table-cell>
          <table:table-cell table:formula="of:=[.E901]*100" office:value-type="float" office:value="1.619596" calcext:value-type="float">
            <text:p>1.619596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179.1515808105" calcext:value-type="float">
            <text:p>179.1515808105</text:p>
          </table:table-cell>
          <table:table-cell office:value-type="float" office:value="-1.0401950963" calcext:value-type="float">
            <text:p>-1.04019509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13566" calcext:value-type="float">
            <text:p>0.01813566</text:p>
          </table:table-cell>
          <table:table-cell office:value-type="float" office:value="-0.03272324" calcext:value-type="float">
            <text:p>-0.03272324</text:p>
          </table:table-cell>
          <table:table-cell office:value-type="float" office:value="0.0005771762" calcext:value-type="float">
            <text:p>0.0005771762</text:p>
          </table:table-cell>
          <table:table-cell office:value-type="float" office:value="1175" calcext:value-type="float">
            <text:p>1175</text:p>
          </table:table-cell>
          <table:table-cell table:formula="of:=[.D902]*100" office:value-type="float" office:value="0.12429857" calcext:value-type="float">
            <text:p>0.12429857</text:p>
          </table:table-cell>
          <table:table-cell table:formula="of:=[.E902]*100" office:value-type="float" office:value="1.813566" calcext:value-type="float">
            <text:p>1.813566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office:value-type="float" office:value="179.1634063721" calcext:value-type="float">
            <text:p>179.1634063721</text:p>
          </table:table-cell>
          <table:table-cell office:value-type="float" office:value="-1.1900407634" calcext:value-type="float">
            <text:p>-1.19004076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42635" calcext:value-type="float">
            <text:p>0.02042635</text:p>
          </table:table-cell>
          <table:table-cell office:value-type="float" office:value="-0.03272324" calcext:value-type="float">
            <text:p>-0.03272324</text:p>
          </table:table-cell>
          <table:table-cell office:value-type="float" office:value="0.0007557479" calcext:value-type="float">
            <text:p>0.0007557479</text:p>
          </table:table-cell>
          <table:table-cell office:value-type="float" office:value="1176" calcext:value-type="float">
            <text:p>1176</text:p>
          </table:table-cell>
          <table:table-cell table:formula="of:=[.D903]*100" office:value-type="float" office:value="0.12429857" calcext:value-type="float">
            <text:p>0.12429857</text:p>
          </table:table-cell>
          <table:table-cell table:formula="of:=[.E903]*100" office:value-type="float" office:value="2.042635" calcext:value-type="float">
            <text:p>2.042635</text:p>
          </table:table-cell>
        </table:table-row>
        <table:table-row table:style-name="ro1">
          <table:table-cell office:value-type="float" office:value="58.91" calcext:value-type="float">
            <text:p>58.91</text:p>
          </table:table-cell>
          <table:table-cell office:value-type="float" office:value="179.1531066895" calcext:value-type="float">
            <text:p>179.1531066895</text:p>
          </table:table-cell>
          <table:table-cell office:value-type="float" office:value="-1.2851309235" calcext:value-type="float">
            <text:p>-1.28513092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58592" calcext:value-type="float">
            <text:p>0.02258592</text:p>
          </table:table-cell>
          <table:table-cell office:value-type="float" office:value="-0.03272324" calcext:value-type="float">
            <text:p>-0.03272324</text:p>
          </table:table-cell>
          <table:table-cell office:value-type="float" office:value="0.0009905673" calcext:value-type="float">
            <text:p>0.0009905673</text:p>
          </table:table-cell>
          <table:table-cell office:value-type="float" office:value="1177" calcext:value-type="float">
            <text:p>1177</text:p>
          </table:table-cell>
          <table:table-cell table:formula="of:=[.D904]*100" office:value-type="float" office:value="0.12429857" calcext:value-type="float">
            <text:p>0.12429857</text:p>
          </table:table-cell>
          <table:table-cell table:formula="of:=[.E904]*100" office:value-type="float" office:value="2.258592" calcext:value-type="float">
            <text:p>2.258592</text:p>
          </table:table-cell>
        </table:table-row>
        <table:table-row table:style-name="ro1">
          <table:table-cell office:value-type="float" office:value="58.96" calcext:value-type="float">
            <text:p>58.96</text:p>
          </table:table-cell>
          <table:table-cell office:value-type="float" office:value="179.1519317627" calcext:value-type="float">
            <text:p>179.1519317627</text:p>
          </table:table-cell>
          <table:table-cell office:value-type="float" office:value="-1.3842361838" calcext:value-type="float">
            <text:p>-1.3842361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468492" calcext:value-type="float">
            <text:p>0.02468492</text:p>
          </table:table-cell>
          <table:table-cell office:value-type="float" office:value="-0.03177808" calcext:value-type="float">
            <text:p>-0.03177808</text:p>
          </table:table-cell>
          <table:table-cell office:value-type="float" office:value="0.0006921059" calcext:value-type="float">
            <text:p>0.0006921059</text:p>
          </table:table-cell>
          <table:table-cell office:value-type="float" office:value="1178" calcext:value-type="float">
            <text:p>1178</text:p>
          </table:table-cell>
          <table:table-cell table:formula="of:=[.D905]*100" office:value-type="float" office:value="0.12429857" calcext:value-type="float">
            <text:p>0.12429857</text:p>
          </table:table-cell>
          <table:table-cell table:formula="of:=[.E905]*100" office:value-type="float" office:value="2.468492" calcext:value-type="float">
            <text:p>2.468492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179.1550445557" calcext:value-type="float">
            <text:p>179.1550445557</text:p>
          </table:table-cell>
          <table:table-cell office:value-type="float" office:value="-1.4397233349" calcext:value-type="float">
            <text:p>-1.43972333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45288" calcext:value-type="float">
            <text:p>0.02645288</text:p>
          </table:table-cell>
          <table:table-cell office:value-type="float" office:value="-0.03177808" calcext:value-type="float">
            <text:p>-0.03177808</text:p>
          </table:table-cell>
          <table:table-cell office:value-type="float" office:value="0.0007373482" calcext:value-type="float">
            <text:p>0.0007373482</text:p>
          </table:table-cell>
          <table:table-cell office:value-type="float" office:value="1179" calcext:value-type="float">
            <text:p>1179</text:p>
          </table:table-cell>
          <table:table-cell table:formula="of:=[.D906]*100" office:value-type="float" office:value="0.12429857" calcext:value-type="float">
            <text:p>0.12429857</text:p>
          </table:table-cell>
          <table:table-cell table:formula="of:=[.E906]*100" office:value-type="float" office:value="2.645288" calcext:value-type="float">
            <text:p>2.645288</text:p>
          </table:table-cell>
        </table:table-row>
        <table:table-row table:style-name="ro1">
          <table:table-cell office:value-type="float" office:value="59.06" calcext:value-type="float">
            <text:p>59.06</text:p>
          </table:table-cell>
          <table:table-cell office:value-type="float" office:value="179.1502075195" calcext:value-type="float">
            <text:p>179.1502075195</text:p>
          </table:table-cell>
          <table:table-cell office:value-type="float" office:value="-1.4439415322" calcext:value-type="float">
            <text:p>-1.44394153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65865" calcext:value-type="float">
            <text:p>0.02765865</text:p>
          </table:table-cell>
          <table:table-cell office:value-type="float" office:value="-0.03177808" calcext:value-type="float">
            <text:p>-0.03177808</text:p>
          </table:table-cell>
          <table:table-cell office:value-type="float" office:value="0.0006569649" calcext:value-type="float">
            <text:p>0.0006569649</text:p>
          </table:table-cell>
          <table:table-cell office:value-type="float" office:value="1180" calcext:value-type="float">
            <text:p>1180</text:p>
          </table:table-cell>
          <table:table-cell table:formula="of:=[.D907]*100" office:value-type="float" office:value="0.12429857" calcext:value-type="float">
            <text:p>0.12429857</text:p>
          </table:table-cell>
          <table:table-cell table:formula="of:=[.E907]*100" office:value-type="float" office:value="2.765865" calcext:value-type="float">
            <text:p>2.765865</text:p>
          </table:table-cell>
        </table:table-row>
        <table:table-row table:style-name="ro1">
          <table:table-cell office:value-type="float" office:value="59.11" calcext:value-type="float">
            <text:p>59.11</text:p>
          </table:table-cell>
          <table:table-cell office:value-type="float" office:value="179.1445465088" calcext:value-type="float">
            <text:p>179.1445465088</text:p>
          </table:table-cell>
          <table:table-cell office:value-type="float" office:value="-1.5050979712" calcext:value-type="float">
            <text:p>-1.50509797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8694" calcext:value-type="float">
            <text:p>0.0288694</text:p>
          </table:table-cell>
          <table:table-cell office:value-type="float" office:value="-0.02879711" calcext:value-type="float">
            <text:p>-0.02879711</text:p>
          </table:table-cell>
          <table:table-cell office:value-type="float" office:value="0.0006762321" calcext:value-type="float">
            <text:p>0.0006762321</text:p>
          </table:table-cell>
          <table:table-cell office:value-type="float" office:value="1181" calcext:value-type="float">
            <text:p>1181</text:p>
          </table:table-cell>
          <table:table-cell table:formula="of:=[.D908]*100" office:value-type="float" office:value="0.12429857" calcext:value-type="float">
            <text:p>0.12429857</text:p>
          </table:table-cell>
          <table:table-cell table:formula="of:=[.E908]*100" office:value-type="float" office:value="2.88694" calcext:value-type="float">
            <text:p>2.88694</text:p>
          </table:table-cell>
        </table:table-row>
        <table:table-row table:style-name="ro1">
          <table:table-cell office:value-type="float" office:value="59.16" calcext:value-type="float">
            <text:p>59.16</text:p>
          </table:table-cell>
          <table:table-cell office:value-type="float" office:value="179.1276092529" calcext:value-type="float">
            <text:p>179.1276092529</text:p>
          </table:table-cell>
          <table:table-cell office:value-type="float" office:value="-1.3394793753" calcext:value-type="float">
            <text:p>-1.33947937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57214" calcext:value-type="float">
            <text:p>0.02857214</text:p>
          </table:table-cell>
          <table:table-cell office:value-type="float" office:value="-0.02879711" calcext:value-type="float">
            <text:p>-0.02879711</text:p>
          </table:table-cell>
          <table:table-cell office:value-type="float" office:value="0.0003892959" calcext:value-type="float">
            <text:p>0.0003892959</text:p>
          </table:table-cell>
          <table:table-cell office:value-type="float" office:value="1182" calcext:value-type="float">
            <text:p>1182</text:p>
          </table:table-cell>
          <table:table-cell table:formula="of:=[.D909]*100" office:value-type="float" office:value="0.12429857" calcext:value-type="float">
            <text:p>0.12429857</text:p>
          </table:table-cell>
          <table:table-cell table:formula="of:=[.E909]*100" office:value-type="float" office:value="2.857214" calcext:value-type="float">
            <text:p>2.857214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179.1244659424" calcext:value-type="float">
            <text:p>179.1244659424</text:p>
          </table:table-cell>
          <table:table-cell office:value-type="float" office:value="-1.3225679404" calcext:value-type="float">
            <text:p>-1.32256794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26143" calcext:value-type="float">
            <text:p>0.02826143</text:p>
          </table:table-cell>
          <table:table-cell office:value-type="float" office:value="-0.02362925" calcext:value-type="float">
            <text:p>-0.02362925</text:p>
          </table:table-cell>
          <table:table-cell office:value-type="float" office:value="0.0003786955" calcext:value-type="float">
            <text:p>0.0003786955</text:p>
          </table:table-cell>
          <table:table-cell office:value-type="float" office:value="1183" calcext:value-type="float">
            <text:p>1183</text:p>
          </table:table-cell>
          <table:table-cell table:formula="of:=[.D910]*100" office:value-type="float" office:value="0.12429857" calcext:value-type="float">
            <text:p>0.12429857</text:p>
          </table:table-cell>
          <table:table-cell table:formula="of:=[.E910]*100" office:value-type="float" office:value="2.826143" calcext:value-type="float">
            <text:p>2.826143</text:p>
          </table:table-cell>
        </table:table-row>
        <table:table-row table:style-name="ro1">
          <table:table-cell office:value-type="float" office:value="59.26" calcext:value-type="float">
            <text:p>59.26</text:p>
          </table:table-cell>
          <table:table-cell office:value-type="float" office:value="179.1371459961" calcext:value-type="float">
            <text:p>179.1371459961</text:p>
          </table:table-cell>
          <table:table-cell office:value-type="float" office:value="-1.1528876604" calcext:value-type="float">
            <text:p>-1.15288766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92363" calcext:value-type="float">
            <text:p>0.02692363</text:p>
          </table:table-cell>
          <table:table-cell office:value-type="float" office:value="-0.02362925" calcext:value-type="float">
            <text:p>-0.02362925</text:p>
          </table:table-cell>
          <table:table-cell office:value-type="float" office:value="0.000385882" calcext:value-type="float">
            <text:p>0.000385882</text:p>
          </table:table-cell>
          <table:table-cell office:value-type="float" office:value="1184" calcext:value-type="float">
            <text:p>1184</text:p>
          </table:table-cell>
          <table:table-cell table:formula="of:=[.D911]*100" office:value-type="float" office:value="0.12429857" calcext:value-type="float">
            <text:p>0.12429857</text:p>
          </table:table-cell>
          <table:table-cell table:formula="of:=[.E911]*100" office:value-type="float" office:value="2.692363" calcext:value-type="float">
            <text:p>2.692363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179.1431427002" calcext:value-type="float">
            <text:p>179.1431427002</text:p>
          </table:table-cell>
          <table:table-cell office:value-type="float" office:value="-1.0351553409" calcext:value-type="float">
            <text:p>-1.03515534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524789" calcext:value-type="float">
            <text:p>0.02524789</text:p>
          </table:table-cell>
          <table:table-cell office:value-type="float" office:value="-0.02362925" calcext:value-type="float">
            <text:p>-0.02362925</text:p>
          </table:table-cell>
          <table:table-cell office:value-type="float" office:value="0.0001845852" calcext:value-type="float">
            <text:p>0.0001845852</text:p>
          </table:table-cell>
          <table:table-cell office:value-type="float" office:value="1185" calcext:value-type="float">
            <text:p>1185</text:p>
          </table:table-cell>
          <table:table-cell table:formula="of:=[.D912]*100" office:value-type="float" office:value="0.12429857" calcext:value-type="float">
            <text:p>0.12429857</text:p>
          </table:table-cell>
          <table:table-cell table:formula="of:=[.E912]*100" office:value-type="float" office:value="2.524789" calcext:value-type="float">
            <text:p>2.524789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179.1553344727" calcext:value-type="float">
            <text:p>179.1553344727</text:p>
          </table:table-cell>
          <table:table-cell office:value-type="float" office:value="-0.9441030551" calcext:value-type="float">
            <text:p>-0.94410305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352485" calcext:value-type="float">
            <text:p>0.02352485</text:p>
          </table:table-cell>
          <table:table-cell office:value-type="float" office:value="-0.01630341" calcext:value-type="float">
            <text:p>-0.01630341</text:p>
          </table:table-cell>
          <table:table-cell office:value-type="float" office:value="0.0001738599" calcext:value-type="float">
            <text:p>0.0001738599</text:p>
          </table:table-cell>
          <table:table-cell office:value-type="float" office:value="1186" calcext:value-type="float">
            <text:p>1186</text:p>
          </table:table-cell>
          <table:table-cell table:formula="of:=[.D913]*100" office:value-type="float" office:value="0.12429857" calcext:value-type="float">
            <text:p>0.12429857</text:p>
          </table:table-cell>
          <table:table-cell table:formula="of:=[.E913]*100" office:value-type="float" office:value="2.352485" calcext:value-type="float">
            <text:p>2.352485</text:p>
          </table:table-cell>
        </table:table-row>
        <table:table-row table:style-name="ro1">
          <table:table-cell office:value-type="float" office:value="59.41" calcext:value-type="float">
            <text:p>59.41</text:p>
          </table:table-cell>
          <table:table-cell office:value-type="float" office:value="179.167098999" calcext:value-type="float">
            <text:p>179.167098999</text:p>
          </table:table-cell>
          <table:table-cell office:value-type="float" office:value="-0.79324296" calcext:value-type="float">
            <text:p>-0.793242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37171" calcext:value-type="float">
            <text:p>0.02137171</text:p>
          </table:table-cell>
          <table:table-cell office:value-type="float" office:value="-0.01630341" calcext:value-type="float">
            <text:p>-0.01630341</text:p>
          </table:table-cell>
          <table:table-cell office:value-type="float" office:value="0.0000781968" calcext:value-type="float">
            <text:p>7.81968E-05</text:p>
          </table:table-cell>
          <table:table-cell office:value-type="float" office:value="1187" calcext:value-type="float">
            <text:p>1187</text:p>
          </table:table-cell>
          <table:table-cell table:formula="of:=[.D914]*100" office:value-type="float" office:value="0.12429857" calcext:value-type="float">
            <text:p>0.12429857</text:p>
          </table:table-cell>
          <table:table-cell table:formula="of:=[.E914]*100" office:value-type="float" office:value="2.137171" calcext:value-type="float">
            <text:p>2.137171</text:p>
          </table:table-cell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79.1782836914" calcext:value-type="float">
            <text:p>179.1782836914</text:p>
          </table:table-cell>
          <table:table-cell office:value-type="float" office:value="-0.6552572643" calcext:value-type="float">
            <text:p>-0.65525726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01788" calcext:value-type="float">
            <text:p>0.01901788</text:p>
          </table:table-cell>
          <table:table-cell office:value-type="float" office:value="-0.01042008" calcext:value-type="float">
            <text:p>-0.01042008</text:p>
          </table:table-cell>
          <table:table-cell office:value-type="float" office:value="-0.0001614116" calcext:value-type="float">
            <text:p>-0.0001614116</text:p>
          </table:table-cell>
          <table:table-cell office:value-type="float" office:value="1188" calcext:value-type="float">
            <text:p>1188</text:p>
          </table:table-cell>
          <table:table-cell table:formula="of:=[.D915]*100" office:value-type="float" office:value="0.12429857" calcext:value-type="float">
            <text:p>0.12429857</text:p>
          </table:table-cell>
          <table:table-cell table:formula="of:=[.E915]*100" office:value-type="float" office:value="1.901788" calcext:value-type="float">
            <text:p>1.901788</text:p>
          </table:table-cell>
        </table:table-row>
        <table:table-row table:style-name="ro1">
          <table:table-cell office:value-type="float" office:value="59.51" calcext:value-type="float">
            <text:p>59.51</text:p>
          </table:table-cell>
          <table:table-cell office:value-type="float" office:value="179.1907348633" calcext:value-type="float">
            <text:p>179.1907348633</text:p>
          </table:table-cell>
          <table:table-cell office:value-type="float" office:value="-0.5111202744" calcext:value-type="float">
            <text:p>-0.51112027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48938" calcext:value-type="float">
            <text:p>0.01648938</text:p>
          </table:table-cell>
          <table:table-cell office:value-type="float" office:value="-0.00708989" calcext:value-type="float">
            <text:p>-0.00708989</text:p>
          </table:table-cell>
          <table:table-cell office:value-type="float" office:value="-0.0000688473" calcext:value-type="float">
            <text:p>-6.88473E-05</text:p>
          </table:table-cell>
          <table:table-cell office:value-type="float" office:value="1189" calcext:value-type="float">
            <text:p>1189</text:p>
          </table:table-cell>
          <table:table-cell table:formula="of:=[.D916]*100" office:value-type="float" office:value="0.12429857" calcext:value-type="float">
            <text:p>0.12429857</text:p>
          </table:table-cell>
          <table:table-cell table:formula="of:=[.E916]*100" office:value-type="float" office:value="1.648938" calcext:value-type="float">
            <text:p>1.648938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179.1673278809" calcext:value-type="float">
            <text:p>179.1673278809</text:p>
          </table:table-cell>
          <table:table-cell office:value-type="float" office:value="-0.4390616441" calcext:value-type="float">
            <text:p>-0.43906164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32488" calcext:value-type="float">
            <text:p>0.01432488</text:p>
          </table:table-cell>
          <table:table-cell office:value-type="float" office:value="-0.00708989" calcext:value-type="float">
            <text:p>-0.00708989</text:p>
          </table:table-cell>
          <table:table-cell office:value-type="float" office:value="-0.00012217" calcext:value-type="float">
            <text:p>-0.00012217</text:p>
          </table:table-cell>
          <table:table-cell office:value-type="float" office:value="1190" calcext:value-type="float">
            <text:p>1190</text:p>
          </table:table-cell>
          <table:table-cell table:formula="of:=[.D917]*100" office:value-type="float" office:value="0.12429857" calcext:value-type="float">
            <text:p>0.12429857</text:p>
          </table:table-cell>
          <table:table-cell table:formula="of:=[.E917]*100" office:value-type="float" office:value="1.432488" calcext:value-type="float">
            <text:p>1.432488</text:p>
          </table:table-cell>
        </table:table-row>
        <table:table-row table:style-name="ro1">
          <table:table-cell office:value-type="float" office:value="59.61" calcext:value-type="float">
            <text:p>59.61</text:p>
          </table:table-cell>
          <table:table-cell office:value-type="float" office:value="179.1608581543" calcext:value-type="float">
            <text:p>179.1608581543</text:p>
          </table:table-cell>
          <table:table-cell office:value-type="float" office:value="-0.4100194193" calcext:value-type="float">
            <text:p>-0.41001941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68954" calcext:value-type="float">
            <text:p>0.01268954</text:p>
          </table:table-cell>
          <table:table-cell office:value-type="float" office:value="0.00343898" calcext:value-type="float">
            <text:p>0.00343898</text:p>
          </table:table-cell>
          <table:table-cell office:value-type="float" office:value="-0.000177573" calcext:value-type="float">
            <text:p>-0.000177573</text:p>
          </table:table-cell>
          <table:table-cell office:value-type="float" office:value="1191" calcext:value-type="float">
            <text:p>1191</text:p>
          </table:table-cell>
          <table:table-cell table:formula="of:=[.D918]*100" office:value-type="float" office:value="0.12429857" calcext:value-type="float">
            <text:p>0.12429857</text:p>
          </table:table-cell>
          <table:table-cell table:formula="of:=[.E918]*100" office:value-type="float" office:value="1.268954" calcext:value-type="float">
            <text:p>1.268954</text:p>
          </table:table-cell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179.1432037354" calcext:value-type="float">
            <text:p>179.1432037354</text:p>
          </table:table-cell>
          <table:table-cell office:value-type="float" office:value="-0.3776606401" calcext:value-type="float">
            <text:p>-0.37766064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38456" calcext:value-type="float">
            <text:p>0.01138456</text:p>
          </table:table-cell>
          <table:table-cell office:value-type="float" office:value="0.00343898" calcext:value-type="float">
            <text:p>0.00343898</text:p>
          </table:table-cell>
          <table:table-cell office:value-type="float" office:value="-0.0001313161" calcext:value-type="float">
            <text:p>-0.0001313161</text:p>
          </table:table-cell>
          <table:table-cell office:value-type="float" office:value="1192" calcext:value-type="float">
            <text:p>1192</text:p>
          </table:table-cell>
          <table:table-cell table:formula="of:=[.D919]*100" office:value-type="float" office:value="0.12429857" calcext:value-type="float">
            <text:p>0.12429857</text:p>
          </table:table-cell>
          <table:table-cell table:formula="of:=[.E919]*100" office:value-type="float" office:value="1.138456" calcext:value-type="float">
            <text:p>1.138456</text:p>
          </table:table-cell>
        </table:table-row>
        <table:table-row table:style-name="ro1">
          <table:table-cell office:value-type="float" office:value="59.71" calcext:value-type="float">
            <text:p>59.71</text:p>
          </table:table-cell>
          <table:table-cell office:value-type="float" office:value="179.1291351318" calcext:value-type="float">
            <text:p>179.1291351318</text:p>
          </table:table-cell>
          <table:table-cell office:value-type="float" office:value="-0.4313472435" calcext:value-type="float">
            <text:p>-0.43134724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87309" calcext:value-type="float">
            <text:p>0.01087309</text:p>
          </table:table-cell>
          <table:table-cell office:value-type="float" office:value="0.01081893" calcext:value-type="float">
            <text:p>0.01081893</text:p>
          </table:table-cell>
          <table:table-cell office:value-type="float" office:value="-0.0001262544" calcext:value-type="float">
            <text:p>-0.0001262544</text:p>
          </table:table-cell>
          <table:table-cell office:value-type="float" office:value="1193" calcext:value-type="float">
            <text:p>1193</text:p>
          </table:table-cell>
          <table:table-cell table:formula="of:=[.D920]*100" office:value-type="float" office:value="0.12429857" calcext:value-type="float">
            <text:p>0.12429857</text:p>
          </table:table-cell>
          <table:table-cell table:formula="of:=[.E920]*100" office:value-type="float" office:value="1.087309" calcext:value-type="float">
            <text:p>1.087309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179.1271057129" calcext:value-type="float">
            <text:p>179.1271057129</text:p>
          </table:table-cell>
          <table:table-cell office:value-type="float" office:value="-0.413649246" calcext:value-type="float">
            <text:p>-0.4136492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41445" calcext:value-type="float">
            <text:p>0.01041445</text:p>
          </table:table-cell>
          <table:table-cell office:value-type="float" office:value="0.01444698" calcext:value-type="float">
            <text:p>0.01444698</text:p>
          </table:table-cell>
          <table:table-cell office:value-type="float" office:value="-0.0002001327" calcext:value-type="float">
            <text:p>-0.0002001327</text:p>
          </table:table-cell>
          <table:table-cell office:value-type="float" office:value="1194" calcext:value-type="float">
            <text:p>1194</text:p>
          </table:table-cell>
          <table:table-cell table:formula="of:=[.D921]*100" office:value-type="float" office:value="0.12429857" calcext:value-type="float">
            <text:p>0.12429857</text:p>
          </table:table-cell>
          <table:table-cell table:formula="of:=[.E921]*100" office:value-type="float" office:value="1.041445" calcext:value-type="float">
            <text:p>1.041445</text:p>
          </table:table-cell>
        </table:table-row>
        <table:table-row table:style-name="ro1">
          <table:table-cell office:value-type="float" office:value="59.81" calcext:value-type="float">
            <text:p>59.81</text:p>
          </table:table-cell>
          <table:table-cell office:value-type="float" office:value="179.1330108643" calcext:value-type="float">
            <text:p>179.1330108643</text:p>
          </table:table-cell>
          <table:table-cell office:value-type="float" office:value="-0.4359345617" calcext:value-type="float">
            <text:p>-0.43593456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25747" calcext:value-type="float">
            <text:p>0.01025747</text:p>
          </table:table-cell>
          <table:table-cell office:value-type="float" office:value="0.01444698" calcext:value-type="float">
            <text:p>0.01444698</text:p>
          </table:table-cell>
          <table:table-cell office:value-type="float" office:value="-0.0001443368" calcext:value-type="float">
            <text:p>-0.0001443368</text:p>
          </table:table-cell>
          <table:table-cell office:value-type="float" office:value="1195" calcext:value-type="float">
            <text:p>1195</text:p>
          </table:table-cell>
          <table:table-cell table:formula="of:=[.D922]*100" office:value-type="float" office:value="0.12429857" calcext:value-type="float">
            <text:p>0.12429857</text:p>
          </table:table-cell>
          <table:table-cell table:formula="of:=[.E922]*100" office:value-type="float" office:value="1.025747" calcext:value-type="float">
            <text:p>1.025747</text:p>
          </table:table-cell>
        </table:table-row>
        <table:table-row table:style-name="ro1">
          <table:table-cell office:value-type="float" office:value="59.86" calcext:value-type="float">
            <text:p>59.86</text:p>
          </table:table-cell>
          <table:table-cell office:value-type="float" office:value="179.1484832764" calcext:value-type="float">
            <text:p>179.1484832764</text:p>
          </table:table-cell>
          <table:table-cell office:value-type="float" office:value="-0.4716782033" calcext:value-type="float">
            <text:p>-0.47167820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39111" calcext:value-type="float">
            <text:p>0.01039111</text:p>
          </table:table-cell>
          <table:table-cell office:value-type="float" office:value="0.02158807" calcext:value-type="float">
            <text:p>0.02158807</text:p>
          </table:table-cell>
          <table:table-cell office:value-type="float" office:value="-0.0001712907" calcext:value-type="float">
            <text:p>-0.0001712907</text:p>
          </table:table-cell>
          <table:table-cell office:value-type="float" office:value="1196" calcext:value-type="float">
            <text:p>1196</text:p>
          </table:table-cell>
          <table:table-cell table:formula="of:=[.D923]*100" office:value-type="float" office:value="0.12429857" calcext:value-type="float">
            <text:p>0.12429857</text:p>
          </table:table-cell>
          <table:table-cell table:formula="of:=[.E923]*100" office:value-type="float" office:value="1.039111" calcext:value-type="float">
            <text:p>1.039111</text:p>
          </table:table-cell>
        </table:table-row>
        <table:table-row table:style-name="ro1">
          <table:table-cell office:value-type="float" office:value="59.91" calcext:value-type="float">
            <text:p>59.91</text:p>
          </table:table-cell>
          <table:table-cell office:value-type="float" office:value="179.1592254639" calcext:value-type="float">
            <text:p>179.1592254639</text:p>
          </table:table-cell>
          <table:table-cell office:value-type="float" office:value="-0.5101891586" calcext:value-type="float">
            <text:p>-0.51018915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73678" calcext:value-type="float">
            <text:p>0.01073678</text:p>
          </table:table-cell>
          <table:table-cell office:value-type="float" office:value="0.02493608" calcext:value-type="float">
            <text:p>0.02493608</text:p>
          </table:table-cell>
          <table:table-cell office:value-type="float" office:value="-0.0000322684" calcext:value-type="float">
            <text:p>-3.22684E-05</text:p>
          </table:table-cell>
          <table:table-cell office:value-type="float" office:value="1197" calcext:value-type="float">
            <text:p>1197</text:p>
          </table:table-cell>
          <table:table-cell table:formula="of:=[.D924]*100" office:value-type="float" office:value="0.12429857" calcext:value-type="float">
            <text:p>0.12429857</text:p>
          </table:table-cell>
          <table:table-cell table:formula="of:=[.E924]*100" office:value-type="float" office:value="1.073678" calcext:value-type="float">
            <text:p>1.073678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179.1776275635" calcext:value-type="float">
            <text:p>179.1776275635</text:p>
          </table:table-cell>
          <table:table-cell office:value-type="float" office:value="-0.5417412452" calcext:value-type="float">
            <text:p>-0.54174124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17731" calcext:value-type="float">
            <text:p>0.01117731</text:p>
          </table:table-cell>
          <table:table-cell office:value-type="float" office:value="0.0311261" calcext:value-type="float">
            <text:p>0.0311261</text:p>
          </table:table-cell>
          <table:table-cell office:value-type="float" office:value="0.0000029354" calcext:value-type="float">
            <text:p>2.9354E-06</text:p>
          </table:table-cell>
          <table:table-cell office:value-type="float" office:value="1198" calcext:value-type="float">
            <text:p>1198</text:p>
          </table:table-cell>
          <table:table-cell table:formula="of:=[.D925]*100" office:value-type="float" office:value="0.12429857" calcext:value-type="float">
            <text:p>0.12429857</text:p>
          </table:table-cell>
          <table:table-cell table:formula="of:=[.E925]*100" office:value-type="float" office:value="1.117731" calcext:value-type="float">
            <text:p>1.117731</text:p>
          </table:table-cell>
        </table:table-row>
        <table:table-row table:style-name="ro1">
          <table:table-cell office:value-type="float" office:value="60.01" calcext:value-type="float">
            <text:p>60.01</text:p>
          </table:table-cell>
          <table:table-cell office:value-type="float" office:value="179.1953735352" calcext:value-type="float">
            <text:p>179.1953735352</text:p>
          </table:table-cell>
          <table:table-cell office:value-type="float" office:value="-0.5994983732" calcext:value-type="float">
            <text:p>-0.59949837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85568" calcext:value-type="float">
            <text:p>0.01185568</text:p>
          </table:table-cell>
          <table:table-cell office:value-type="float" office:value="0.03388739" calcext:value-type="float">
            <text:p>0.03388739</text:p>
          </table:table-cell>
          <table:table-cell office:value-type="float" office:value="0.0001781672" calcext:value-type="float">
            <text:p>0.0001781672</text:p>
          </table:table-cell>
          <table:table-cell office:value-type="float" office:value="1199" calcext:value-type="float">
            <text:p>1199</text:p>
          </table:table-cell>
          <table:table-cell table:formula="of:=[.D926]*100" office:value-type="float" office:value="0.12429857" calcext:value-type="float">
            <text:p>0.12429857</text:p>
          </table:table-cell>
          <table:table-cell table:formula="of:=[.E926]*100" office:value-type="float" office:value="1.185568" calcext:value-type="float">
            <text:p>1.185568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179.2019348145" calcext:value-type="float">
            <text:p>179.2019348145</text:p>
          </table:table-cell>
          <table:table-cell office:value-type="float" office:value="-0.4805973655" calcext:value-type="float">
            <text:p>-0.48059736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51513" calcext:value-type="float">
            <text:p>0.01151513</text:p>
          </table:table-cell>
          <table:table-cell office:value-type="float" office:value="0.03388739" calcext:value-type="float">
            <text:p>0.03388739</text:p>
          </table:table-cell>
          <table:table-cell office:value-type="float" office:value="0.0000731023" calcext:value-type="float">
            <text:p>7.31023E-05</text:p>
          </table:table-cell>
          <table:table-cell office:value-type="float" office:value="1200" calcext:value-type="float">
            <text:p>1200</text:p>
          </table:table-cell>
          <table:table-cell table:formula="of:=[.D927]*100" office:value-type="float" office:value="0.12429857" calcext:value-type="float">
            <text:p>0.12429857</text:p>
          </table:table-cell>
          <table:table-cell table:formula="of:=[.E927]*100" office:value-type="float" office:value="1.151513" calcext:value-type="float">
            <text:p>1.151513</text:p>
          </table:table-cell>
        </table:table-row>
        <table:table-row table:style-name="ro1">
          <table:table-cell office:value-type="float" office:value="60.11" calcext:value-type="float">
            <text:p>60.11</text:p>
          </table:table-cell>
          <table:table-cell office:value-type="float" office:value="179.2070922852" calcext:value-type="float">
            <text:p>179.2070922852</text:p>
          </table:table-cell>
          <table:table-cell office:value-type="float" office:value="-0.4816801183" calcext:value-type="float">
            <text:p>-0.48168011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29551" calcext:value-type="float">
            <text:p>0.01129551</text:p>
          </table:table-cell>
          <table:table-cell office:value-type="float" office:value="0.03852781" calcext:value-type="float">
            <text:p>0.03852781</text:p>
          </table:table-cell>
          <table:table-cell office:value-type="float" office:value="0.0000837898" calcext:value-type="float">
            <text:p>8.37898E-05</text:p>
          </table:table-cell>
          <table:table-cell office:value-type="float" office:value="1201" calcext:value-type="float">
            <text:p>1201</text:p>
          </table:table-cell>
          <table:table-cell table:formula="of:=[.D928]*100" office:value-type="float" office:value="0.12429857" calcext:value-type="float">
            <text:p>0.12429857</text:p>
          </table:table-cell>
          <table:table-cell table:formula="of:=[.E928]*100" office:value-type="float" office:value="1.129551" calcext:value-type="float">
            <text:p>1.129551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179.2122650146" calcext:value-type="float">
            <text:p>179.2122650146</text:p>
          </table:table-cell>
          <table:table-cell office:value-type="float" office:value="-0.4565434194" calcext:value-type="float">
            <text:p>-0.45654341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98169" calcext:value-type="float">
            <text:p>0.01098169</text:p>
          </table:table-cell>
          <table:table-cell office:value-type="float" office:value="0.04046253" calcext:value-type="float">
            <text:p>0.04046253</text:p>
          </table:table-cell>
          <table:table-cell office:value-type="float" office:value="0.0000982072" calcext:value-type="float">
            <text:p>9.82072E-05</text:p>
          </table:table-cell>
          <table:table-cell office:value-type="float" office:value="1202" calcext:value-type="float">
            <text:p>1202</text:p>
          </table:table-cell>
          <table:table-cell table:formula="of:=[.D929]*100" office:value-type="float" office:value="0.12429857" calcext:value-type="float">
            <text:p>0.12429857</text:p>
          </table:table-cell>
          <table:table-cell table:formula="of:=[.E929]*100" office:value-type="float" office:value="1.098169" calcext:value-type="float">
            <text:p>1.098169</text:p>
          </table:table-cell>
        </table:table-row>
        <table:table-row table:style-name="ro1">
          <table:table-cell office:value-type="float" office:value="60.21" calcext:value-type="float">
            <text:p>60.21</text:p>
          </table:table-cell>
          <table:table-cell office:value-type="float" office:value="179.2061309814" calcext:value-type="float">
            <text:p>179.2061309814</text:p>
          </table:table-cell>
          <table:table-cell office:value-type="float" office:value="-0.4008332409" calcext:value-type="float">
            <text:p>-0.40083324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40138" calcext:value-type="float">
            <text:p>0.01040138</text:p>
          </table:table-cell>
          <table:table-cell office:value-type="float" office:value="0.04319683" calcext:value-type="float">
            <text:p>0.04319683</text:p>
          </table:table-cell>
          <table:table-cell office:value-type="float" office:value="0.000099635" calcext:value-type="float">
            <text:p>0.000099635</text:p>
          </table:table-cell>
          <table:table-cell office:value-type="float" office:value="1203" calcext:value-type="float">
            <text:p>1203</text:p>
          </table:table-cell>
          <table:table-cell table:formula="of:=[.D930]*100" office:value-type="float" office:value="0.12429857" calcext:value-type="float">
            <text:p>0.12429857</text:p>
          </table:table-cell>
          <table:table-cell table:formula="of:=[.E930]*100" office:value-type="float" office:value="1.040138" calcext:value-type="float">
            <text:p>1.040138</text:p>
          </table:table-cell>
        </table:table-row>
        <table:table-row table:style-name="ro1">
          <table:table-cell office:value-type="float" office:value="60.26" calcext:value-type="float">
            <text:p>60.26</text:p>
          </table:table-cell>
          <table:table-cell office:value-type="float" office:value="179.2018432617" calcext:value-type="float">
            <text:p>179.2018432617</text:p>
          </table:table-cell>
          <table:table-cell office:value-type="float" office:value="-0.2963512403" calcext:value-type="float">
            <text:p>-0.29635124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31851" calcext:value-type="float">
            <text:p>0.00931851</text:p>
          </table:table-cell>
          <table:table-cell office:value-type="float" office:value="0.04415079" calcext:value-type="float">
            <text:p>0.04415079</text:p>
          </table:table-cell>
          <table:table-cell office:value-type="float" office:value="-0.0000129656" calcext:value-type="float">
            <text:p>-1.29656E-05</text:p>
          </table:table-cell>
          <table:table-cell office:value-type="float" office:value="1204" calcext:value-type="float">
            <text:p>1204</text:p>
          </table:table-cell>
          <table:table-cell table:formula="of:=[.D931]*100" office:value-type="float" office:value="0.12429857" calcext:value-type="float">
            <text:p>0.12429857</text:p>
          </table:table-cell>
          <table:table-cell table:formula="of:=[.E931]*100" office:value-type="float" office:value="0.931851" calcext:value-type="float">
            <text:p>0.931851</text:p>
          </table:table-cell>
        </table:table-row>
        <table:table-row table:style-name="ro1">
          <table:table-cell office:value-type="float" office:value="60.31" calcext:value-type="float">
            <text:p>60.31</text:p>
          </table:table-cell>
          <table:table-cell office:value-type="float" office:value="179.1943817139" calcext:value-type="float">
            <text:p>179.1943817139</text:p>
          </table:table-cell>
          <table:table-cell office:value-type="float" office:value="-0.2417195246" calcext:value-type="float">
            <text:p>-0.24171952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23311" calcext:value-type="float">
            <text:p>0.00823311</text:p>
          </table:table-cell>
          <table:table-cell office:value-type="float" office:value="0.04415079" calcext:value-type="float">
            <text:p>0.04415079</text:p>
          </table:table-cell>
          <table:table-cell office:value-type="float" office:value="-0.0001386832" calcext:value-type="float">
            <text:p>-0.0001386832</text:p>
          </table:table-cell>
          <table:table-cell office:value-type="float" office:value="1205" calcext:value-type="float">
            <text:p>1205</text:p>
          </table:table-cell>
          <table:table-cell table:formula="of:=[.D932]*100" office:value-type="float" office:value="0.12429857" calcext:value-type="float">
            <text:p>0.12429857</text:p>
          </table:table-cell>
          <table:table-cell table:formula="of:=[.E932]*100" office:value-type="float" office:value="0.823311" calcext:value-type="float">
            <text:p>0.823311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179.2058563232" calcext:value-type="float">
            <text:p>179.2058563232</text:p>
          </table:table-cell>
          <table:table-cell office:value-type="float" office:value="-0.1362438911" calcext:value-type="float">
            <text:p>-0.13624389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0718" calcext:value-type="float">
            <text:p>0.00680718</text:p>
          </table:table-cell>
          <table:table-cell office:value-type="float" office:value="0.04491798" calcext:value-type="float">
            <text:p>0.04491798</text:p>
          </table:table-cell>
          <table:table-cell office:value-type="float" office:value="-0.0001898677" calcext:value-type="float">
            <text:p>-0.0001898677</text:p>
          </table:table-cell>
          <table:table-cell office:value-type="float" office:value="1206" calcext:value-type="float">
            <text:p>1206</text:p>
          </table:table-cell>
          <table:table-cell table:formula="of:=[.D933]*100" office:value-type="float" office:value="0.12429857" calcext:value-type="float">
            <text:p>0.12429857</text:p>
          </table:table-cell>
          <table:table-cell table:formula="of:=[.E933]*100" office:value-type="float" office:value="0.680718" calcext:value-type="float">
            <text:p>0.680718</text:p>
          </table:table-cell>
        </table:table-row>
        <table:table-row table:style-name="ro1">
          <table:table-cell office:value-type="float" office:value="60.41" calcext:value-type="float">
            <text:p>60.41</text:p>
          </table:table-cell>
          <table:table-cell office:value-type="float" office:value="179.2073822021" calcext:value-type="float">
            <text:p>179.2073822021</text:p>
          </table:table-cell>
          <table:table-cell office:value-type="float" office:value="-0.0041577872" calcext:value-type="float">
            <text:p>-0.00415778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707" calcext:value-type="float">
            <text:p>0.00497707</text:p>
          </table:table-cell>
          <table:table-cell office:value-type="float" office:value="0.04482285" calcext:value-type="float">
            <text:p>0.04482285</text:p>
          </table:table-cell>
          <table:table-cell office:value-type="float" office:value="-0.0002262494" calcext:value-type="float">
            <text:p>-0.0002262494</text:p>
          </table:table-cell>
          <table:table-cell office:value-type="float" office:value="1207" calcext:value-type="float">
            <text:p>1207</text:p>
          </table:table-cell>
          <table:table-cell table:formula="of:=[.D934]*100" office:value-type="float" office:value="0.12429857" calcext:value-type="float">
            <text:p>0.12429857</text:p>
          </table:table-cell>
          <table:table-cell table:formula="of:=[.E934]*100" office:value-type="float" office:value="0.497707" calcext:value-type="float">
            <text:p>0.497707</text:p>
          </table:table-cell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179.2067871094" calcext:value-type="float">
            <text:p>179.2067871094</text:p>
          </table:table-cell>
          <table:table-cell office:value-type="float" office:value="0.0219055415" calcext:value-type="float">
            <text:p>0.02190554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8431" calcext:value-type="float">
            <text:p>0.00358431</text:p>
          </table:table-cell>
          <table:table-cell office:value-type="float" office:value="0.04482285" calcext:value-type="float">
            <text:p>0.04482285</text:p>
          </table:table-cell>
          <table:table-cell office:value-type="float" office:value="-0.000311086" calcext:value-type="float">
            <text:p>-0.000311086</text:p>
          </table:table-cell>
          <table:table-cell office:value-type="float" office:value="1208" calcext:value-type="float">
            <text:p>1208</text:p>
          </table:table-cell>
          <table:table-cell table:formula="of:=[.D935]*100" office:value-type="float" office:value="0.12429857" calcext:value-type="float">
            <text:p>0.12429857</text:p>
          </table:table-cell>
          <table:table-cell table:formula="of:=[.E935]*100" office:value-type="float" office:value="0.358431" calcext:value-type="float">
            <text:p>0.358431</text:p>
          </table:table-cell>
        </table:table-row>
        <table:table-row table:style-name="ro1">
          <table:table-cell office:value-type="float" office:value="60.51" calcext:value-type="float">
            <text:p>60.51</text:p>
          </table:table-cell>
          <table:table-cell office:value-type="float" office:value="179.2054138184" calcext:value-type="float">
            <text:p>179.2054138184</text:p>
          </table:table-cell>
          <table:table-cell office:value-type="float" office:value="0.0504286385" calcext:value-type="float">
            <text:p>0.05042863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6649" calcext:value-type="float">
            <text:p>0.00246649</text:p>
          </table:table-cell>
          <table:table-cell office:value-type="float" office:value="0.04274824" calcext:value-type="float">
            <text:p>0.04274824</text:p>
          </table:table-cell>
          <table:table-cell office:value-type="float" office:value="-0.0001375902" calcext:value-type="float">
            <text:p>-0.0001375902</text:p>
          </table:table-cell>
          <table:table-cell office:value-type="float" office:value="1209" calcext:value-type="float">
            <text:p>1209</text:p>
          </table:table-cell>
          <table:table-cell table:formula="of:=[.D936]*100" office:value-type="float" office:value="0.12429857" calcext:value-type="float">
            <text:p>0.12429857</text:p>
          </table:table-cell>
          <table:table-cell table:formula="of:=[.E936]*100" office:value-type="float" office:value="0.246649" calcext:value-type="float">
            <text:p>0.246649</text:p>
          </table:table-cell>
        </table:table-row>
        <table:table-row table:style-name="ro1">
          <table:table-cell office:value-type="float" office:value="60.56" calcext:value-type="float">
            <text:p>60.56</text:p>
          </table:table-cell>
          <table:table-cell office:value-type="float" office:value="179.205657959" calcext:value-type="float">
            <text:p>179.205657959</text:p>
          </table:table-cell>
          <table:table-cell office:value-type="float" office:value="0.1292003602" calcext:value-type="float">
            <text:p>0.12920036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19693" calcext:value-type="float">
            <text:p>0.00119693</text:p>
          </table:table-cell>
          <table:table-cell office:value-type="float" office:value="0.04274824" calcext:value-type="float">
            <text:p>0.04274824</text:p>
          </table:table-cell>
          <table:table-cell office:value-type="float" office:value="-0.000329219" calcext:value-type="float">
            <text:p>-0.000329219</text:p>
          </table:table-cell>
          <table:table-cell office:value-type="float" office:value="1210" calcext:value-type="float">
            <text:p>1210</text:p>
          </table:table-cell>
          <table:table-cell table:formula="of:=[.D937]*100" office:value-type="float" office:value="0.12429857" calcext:value-type="float">
            <text:p>0.12429857</text:p>
          </table:table-cell>
          <table:table-cell table:formula="of:=[.E937]*100" office:value-type="float" office:value="0.119693" calcext:value-type="float">
            <text:p>0.119693</text:p>
          </table:table-cell>
        </table:table-row>
        <table:table-row table:style-name="ro1">
          <table:table-cell office:value-type="float" office:value="60.61" calcext:value-type="float">
            <text:p>60.61</text:p>
          </table:table-cell>
          <table:table-cell office:value-type="float" office:value="179.2091522217" calcext:value-type="float">
            <text:p>179.2091522217</text:p>
          </table:table-cell>
          <table:table-cell office:value-type="float" office:value="0.1849129566" calcext:value-type="float">
            <text:p>0.18491295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02004" calcext:value-type="float">
            <text:p>-0.00002004</text:p>
          </table:table-cell>
          <table:table-cell office:value-type="float" office:value="0.0403468" calcext:value-type="float">
            <text:p>0.0403468</text:p>
          </table:table-cell>
          <table:table-cell office:value-type="float" office:value="-0.0003044049" calcext:value-type="float">
            <text:p>-0.0003044049</text:p>
          </table:table-cell>
          <table:table-cell office:value-type="float" office:value="1211" calcext:value-type="float">
            <text:p>1211</text:p>
          </table:table-cell>
          <table:table-cell table:formula="of:=[.D938]*100" office:value-type="float" office:value="0.12429857" calcext:value-type="float">
            <text:p>0.12429857</text:p>
          </table:table-cell>
          <table:table-cell table:formula="of:=[.E938]*100" office:value-type="float" office:value="-0.002004" calcext:value-type="float">
            <text:p>-0.002004</text:p>
          </table:table-cell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179.2048339844" calcext:value-type="float">
            <text:p>179.2048339844</text:p>
          </table:table-cell>
          <table:table-cell office:value-type="float" office:value="0.1371239705" calcext:value-type="float">
            <text:p>0.13712397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1218" calcext:value-type="float">
            <text:p>-0.00051218</text:p>
          </table:table-cell>
          <table:table-cell office:value-type="float" office:value="0.03843019" calcext:value-type="float">
            <text:p>0.03843019</text:p>
          </table:table-cell>
          <table:table-cell office:value-type="float" office:value="-0.0001812387" calcext:value-type="float">
            <text:p>-0.0001812387</text:p>
          </table:table-cell>
          <table:table-cell office:value-type="float" office:value="1212" calcext:value-type="float">
            <text:p>1212</text:p>
          </table:table-cell>
          <table:table-cell table:formula="of:=[.D939]*100" office:value-type="float" office:value="0.12429857" calcext:value-type="float">
            <text:p>0.12429857</text:p>
          </table:table-cell>
          <table:table-cell table:formula="of:=[.E939]*100" office:value-type="float" office:value="-0.051218" calcext:value-type="float">
            <text:p>-0.051218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179.1969909668" calcext:value-type="float">
            <text:p>179.1969909668</text:p>
          </table:table-cell>
          <table:table-cell office:value-type="float" office:value="0.1649486258" calcext:value-type="float">
            <text:p>0.16494862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02544" calcext:value-type="float">
            <text:p>-0.00102544</text:p>
          </table:table-cell>
          <table:table-cell office:value-type="float" office:value="0.03843019" calcext:value-type="float">
            <text:p>0.03843019</text:p>
          </table:table-cell>
          <table:table-cell office:value-type="float" office:value="-0.0002058074" calcext:value-type="float">
            <text:p>-0.0002058074</text:p>
          </table:table-cell>
          <table:table-cell office:value-type="float" office:value="1213" calcext:value-type="float">
            <text:p>1213</text:p>
          </table:table-cell>
          <table:table-cell table:formula="of:=[.D940]*100" office:value-type="float" office:value="0.12429857" calcext:value-type="float">
            <text:p>0.12429857</text:p>
          </table:table-cell>
          <table:table-cell table:formula="of:=[.E940]*100" office:value-type="float" office:value="-0.102544" calcext:value-type="float">
            <text:p>-0.102544</text:p>
          </table:table-cell>
        </table:table-row>
        <table:table-row table:style-name="ro1">
          <table:table-cell office:value-type="float" office:value="60.76" calcext:value-type="float">
            <text:p>60.76</text:p>
          </table:table-cell>
          <table:table-cell office:value-type="float" office:value="179.2041320801" calcext:value-type="float">
            <text:p>179.2041320801</text:p>
          </table:table-cell>
          <table:table-cell office:value-type="float" office:value="0.1795024534" calcext:value-type="float">
            <text:p>0.17950245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46432" calcext:value-type="float">
            <text:p>-0.00146432</text:p>
          </table:table-cell>
          <table:table-cell office:value-type="float" office:value="0.03510514" calcext:value-type="float">
            <text:p>0.03510514</text:p>
          </table:table-cell>
          <table:table-cell office:value-type="float" office:value="-0.0001472647" calcext:value-type="float">
            <text:p>-0.0001472647</text:p>
          </table:table-cell>
          <table:table-cell office:value-type="float" office:value="1214" calcext:value-type="float">
            <text:p>1214</text:p>
          </table:table-cell>
          <table:table-cell table:formula="of:=[.D941]*100" office:value-type="float" office:value="0.12429857" calcext:value-type="float">
            <text:p>0.12429857</text:p>
          </table:table-cell>
          <table:table-cell table:formula="of:=[.E941]*100" office:value-type="float" office:value="-0.146432" calcext:value-type="float">
            <text:p>-0.146432</text:p>
          </table:table-cell>
        </table:table-row>
        <table:table-row table:style-name="ro1">
          <table:table-cell office:value-type="float" office:value="60.81" calcext:value-type="float">
            <text:p>60.81</text:p>
          </table:table-cell>
          <table:table-cell office:value-type="float" office:value="179.2002258301" calcext:value-type="float">
            <text:p>179.2002258301</text:p>
          </table:table-cell>
          <table:table-cell office:value-type="float" office:value="0.1659568419" calcext:value-type="float">
            <text:p>0.16595684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66639" calcext:value-type="float">
            <text:p>-0.00166639</text:p>
          </table:table-cell>
          <table:table-cell office:value-type="float" office:value="0.03255165" calcext:value-type="float">
            <text:p>0.03255165</text:p>
          </table:table-cell>
          <table:table-cell office:value-type="float" office:value="-0.0001990624" calcext:value-type="float">
            <text:p>-0.0001990624</text:p>
          </table:table-cell>
          <table:table-cell office:value-type="float" office:value="1215" calcext:value-type="float">
            <text:p>1215</text:p>
          </table:table-cell>
          <table:table-cell table:formula="of:=[.D942]*100" office:value-type="float" office:value="0.12429857" calcext:value-type="float">
            <text:p>0.12429857</text:p>
          </table:table-cell>
          <table:table-cell table:formula="of:=[.E942]*100" office:value-type="float" office:value="-0.166639" calcext:value-type="float">
            <text:p>-0.166639</text:p>
          </table:table-cell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179.1941986084" calcext:value-type="float">
            <text:p>179.1941986084</text:p>
          </table:table-cell>
          <table:table-cell office:value-type="float" office:value="0.1659038146" calcext:value-type="float">
            <text:p>0.16590381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80064" calcext:value-type="float">
            <text:p>-0.00180064</text:p>
          </table:table-cell>
          <table:table-cell office:value-type="float" office:value="0.02878949" calcext:value-type="float">
            <text:p>0.02878949</text:p>
          </table:table-cell>
          <table:table-cell office:value-type="float" office:value="-0.0001557087" calcext:value-type="float">
            <text:p>-0.0001557087</text:p>
          </table:table-cell>
          <table:table-cell office:value-type="float" office:value="1216" calcext:value-type="float">
            <text:p>1216</text:p>
          </table:table-cell>
          <table:table-cell table:formula="of:=[.D943]*100" office:value-type="float" office:value="0.12429857" calcext:value-type="float">
            <text:p>0.12429857</text:p>
          </table:table-cell>
          <table:table-cell table:formula="of:=[.E943]*100" office:value-type="float" office:value="-0.180064" calcext:value-type="float">
            <text:p>-0.180064</text:p>
          </table:table-cell>
        </table:table-row>
        <table:table-row table:style-name="ro1">
          <table:table-cell office:value-type="float" office:value="60.91" calcext:value-type="float">
            <text:p>60.91</text:p>
          </table:table-cell>
          <table:table-cell office:value-type="float" office:value="179.1975097656" calcext:value-type="float">
            <text:p>179.1975097656</text:p>
          </table:table-cell>
          <table:table-cell office:value-type="float" office:value="0.1512610745" calcext:value-type="float">
            <text:p>0.15126107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79248" calcext:value-type="float">
            <text:p>-0.00179248</text:p>
          </table:table-cell>
          <table:table-cell office:value-type="float" office:value="0.02583633" calcext:value-type="float">
            <text:p>0.02583633</text:p>
          </table:table-cell>
          <table:table-cell office:value-type="float" office:value="-0.0001486939" calcext:value-type="float">
            <text:p>-0.0001486939</text:p>
          </table:table-cell>
          <table:table-cell office:value-type="float" office:value="1217" calcext:value-type="float">
            <text:p>1217</text:p>
          </table:table-cell>
          <table:table-cell table:formula="of:=[.D944]*100" office:value-type="float" office:value="0.12429857" calcext:value-type="float">
            <text:p>0.12429857</text:p>
          </table:table-cell>
          <table:table-cell table:formula="of:=[.E944]*100" office:value-type="float" office:value="-0.179248" calcext:value-type="float">
            <text:p>-0.179248</text:p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office:value-type="float" office:value="179.2010345459" calcext:value-type="float">
            <text:p>179.2010345459</text:p>
          </table:table-cell>
          <table:table-cell office:value-type="float" office:value="0.0784097399" calcext:value-type="float">
            <text:p>0.07840973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30153" calcext:value-type="float">
            <text:p>-0.00130153</text:p>
          </table:table-cell>
          <table:table-cell office:value-type="float" office:value="0.02583633" calcext:value-type="float">
            <text:p>0.02583633</text:p>
          </table:table-cell>
          <table:table-cell office:value-type="float" office:value="-0.0000857237" calcext:value-type="float">
            <text:p>-8.57237E-05</text:p>
          </table:table-cell>
          <table:table-cell office:value-type="float" office:value="1218" calcext:value-type="float">
            <text:p>1218</text:p>
          </table:table-cell>
          <table:table-cell table:formula="of:=[.D945]*100" office:value-type="float" office:value="0.12429857" calcext:value-type="float">
            <text:p>0.12429857</text:p>
          </table:table-cell>
          <table:table-cell table:formula="of:=[.E945]*100" office:value-type="float" office:value="-0.130153" calcext:value-type="float">
            <text:p>-0.130153</text:p>
          </table:table-cell>
        </table:table-row>
        <table:table-row table:style-name="ro1">
          <table:table-cell office:value-type="float" office:value="61.01" calcext:value-type="float">
            <text:p>61.01</text:p>
          </table:table-cell>
          <table:table-cell office:value-type="float" office:value="179.192855835" calcext:value-type="float">
            <text:p>179.192855835</text:p>
          </table:table-cell>
          <table:table-cell office:value-type="float" office:value="0.1004735973" calcext:value-type="float">
            <text:p>0.10047359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12155" calcext:value-type="float">
            <text:p>-0.00112155</text:p>
          </table:table-cell>
          <table:table-cell office:value-type="float" office:value="0.02207448" calcext:value-type="float">
            <text:p>0.02207448</text:p>
          </table:table-cell>
          <table:table-cell office:value-type="float" office:value="-0.0001428295" calcext:value-type="float">
            <text:p>-0.0001428295</text:p>
          </table:table-cell>
          <table:table-cell office:value-type="float" office:value="1219" calcext:value-type="float">
            <text:p>1219</text:p>
          </table:table-cell>
          <table:table-cell table:formula="of:=[.D946]*100" office:value-type="float" office:value="0.12429857" calcext:value-type="float">
            <text:p>0.12429857</text:p>
          </table:table-cell>
          <table:table-cell table:formula="of:=[.E946]*100" office:value-type="float" office:value="-0.112155" calcext:value-type="float">
            <text:p>-0.112155</text:p>
          </table:table-cell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179.1827850342" calcext:value-type="float">
            <text:p>179.1827850342</text:p>
          </table:table-cell>
          <table:table-cell office:value-type="float" office:value="0.0764129399" calcext:value-type="float">
            <text:p>0.07641293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84131" calcext:value-type="float">
            <text:p>-0.00084131</text:p>
          </table:table-cell>
          <table:table-cell office:value-type="float" office:value="0.01896781" calcext:value-type="float">
            <text:p>0.01896781</text:p>
          </table:table-cell>
          <table:table-cell office:value-type="float" office:value="-0.0001145835" calcext:value-type="float">
            <text:p>-0.0001145835</text:p>
          </table:table-cell>
          <table:table-cell office:value-type="float" office:value="1220" calcext:value-type="float">
            <text:p>1220</text:p>
          </table:table-cell>
          <table:table-cell table:formula="of:=[.D947]*100" office:value-type="float" office:value="0.12429857" calcext:value-type="float">
            <text:p>0.12429857</text:p>
          </table:table-cell>
          <table:table-cell table:formula="of:=[.E947]*100" office:value-type="float" office:value="-0.084131" calcext:value-type="float">
            <text:p>-0.084131</text:p>
          </table:table-cell>
        </table:table-row>
        <table:table-row table:style-name="ro1">
          <table:table-cell office:value-type="float" office:value="61.11" calcext:value-type="float">
            <text:p>61.11</text:p>
          </table:table-cell>
          <table:table-cell office:value-type="float" office:value="179.1788330078" calcext:value-type="float">
            <text:p>179.1788330078</text:p>
          </table:table-cell>
          <table:table-cell office:value-type="float" office:value="0.0361951019" calcext:value-type="float">
            <text:p>0.03619510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866" calcext:value-type="float">
            <text:p>-0.0003866</text:p>
          </table:table-cell>
          <table:table-cell office:value-type="float" office:value="0.01556662" calcext:value-type="float">
            <text:p>0.01556662</text:p>
          </table:table-cell>
          <table:table-cell office:value-type="float" office:value="-0.000050169" calcext:value-type="float">
            <text:p>-0.000050169</text:p>
          </table:table-cell>
          <table:table-cell office:value-type="float" office:value="1221" calcext:value-type="float">
            <text:p>1221</text:p>
          </table:table-cell>
          <table:table-cell table:formula="of:=[.D948]*100" office:value-type="float" office:value="0.12429857" calcext:value-type="float">
            <text:p>0.12429857</text:p>
          </table:table-cell>
          <table:table-cell table:formula="of:=[.E948]*100" office:value-type="float" office:value="-0.03866" calcext:value-type="float">
            <text:p>-0.03866</text:p>
          </table:table-cell>
        </table:table-row>
        <table:table-row table:style-name="ro1">
          <table:table-cell office:value-type="float" office:value="61.16" calcext:value-type="float">
            <text:p>61.16</text:p>
          </table:table-cell>
          <table:table-cell office:value-type="float" office:value="179.1674194336" calcext:value-type="float">
            <text:p>179.1674194336</text:p>
          </table:table-cell>
          <table:table-cell office:value-type="float" office:value="0.0391241564" calcext:value-type="float">
            <text:p>0.03912415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10324" calcext:value-type="float">
            <text:p>-0.00010324</text:p>
          </table:table-cell>
          <table:table-cell office:value-type="float" office:value="0.01556662" calcext:value-type="float">
            <text:p>0.01556662</text:p>
          </table:table-cell>
          <table:table-cell office:value-type="float" office:value="-0.0000852092" calcext:value-type="float">
            <text:p>-8.52092E-05</text:p>
          </table:table-cell>
          <table:table-cell office:value-type="float" office:value="1222" calcext:value-type="float">
            <text:p>1222</text:p>
          </table:table-cell>
          <table:table-cell table:formula="of:=[.D949]*100" office:value-type="float" office:value="0.12429857" calcext:value-type="float">
            <text:p>0.12429857</text:p>
          </table:table-cell>
          <table:table-cell table:formula="of:=[.E949]*100" office:value-type="float" office:value="-0.010324" calcext:value-type="float">
            <text:p>-0.010324</text:p>
          </table:table-cell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179.1690673828" calcext:value-type="float">
            <text:p>179.1690673828</text:p>
          </table:table-cell>
          <table:table-cell office:value-type="float" office:value="-0.011333368" calcext:value-type="float">
            <text:p>-0.0113333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42178" calcext:value-type="float">
            <text:p>0.00042178</text:p>
          </table:table-cell>
          <table:table-cell office:value-type="float" office:value="0.01253995" calcext:value-type="float">
            <text:p>0.01253995</text:p>
          </table:table-cell>
          <table:table-cell office:value-type="float" office:value="0.0000674811" calcext:value-type="float">
            <text:p>6.74811E-05</text:p>
          </table:table-cell>
          <table:table-cell office:value-type="float" office:value="1223" calcext:value-type="float">
            <text:p>1223</text:p>
          </table:table-cell>
          <table:table-cell table:formula="of:=[.D950]*100" office:value-type="float" office:value="0.12429857" calcext:value-type="float">
            <text:p>0.12429857</text:p>
          </table:table-cell>
          <table:table-cell table:formula="of:=[.E950]*100" office:value-type="float" office:value="0.042178" calcext:value-type="float">
            <text:p>0.042178</text:p>
          </table:table-cell>
        </table:table-row>
        <table:table-row table:style-name="ro1">
          <table:table-cell office:value-type="float" office:value="61.26" calcext:value-type="float">
            <text:p>61.26</text:p>
          </table:table-cell>
          <table:table-cell office:value-type="float" office:value="179.1607971191" calcext:value-type="float">
            <text:p>179.1607971191</text:p>
          </table:table-cell>
          <table:table-cell office:value-type="float" office:value="-0.0375992466" calcext:value-type="float">
            <text:p>-0.03759924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94655" calcext:value-type="float">
            <text:p>0.00094655</text:p>
          </table:table-cell>
          <table:table-cell office:value-type="float" office:value="0.00977097" calcext:value-type="float">
            <text:p>0.00977097</text:p>
          </table:table-cell>
          <table:table-cell office:value-type="float" office:value="0.0000031548" calcext:value-type="float">
            <text:p>3.1548E-06</text:p>
          </table:table-cell>
          <table:table-cell office:value-type="float" office:value="1224" calcext:value-type="float">
            <text:p>1224</text:p>
          </table:table-cell>
          <table:table-cell table:formula="of:=[.D951]*100" office:value-type="float" office:value="0.12429857" calcext:value-type="float">
            <text:p>0.12429857</text:p>
          </table:table-cell>
          <table:table-cell table:formula="of:=[.E951]*100" office:value-type="float" office:value="0.094655" calcext:value-type="float">
            <text:p>0.094655</text:p>
          </table:table-cell>
        </table:table-row>
        <table:table-row table:style-name="ro1">
          <table:table-cell office:value-type="float" office:value="61.31" calcext:value-type="float">
            <text:p>61.31</text:p>
          </table:table-cell>
          <table:table-cell office:value-type="float" office:value="179.1538696289" calcext:value-type="float">
            <text:p>179.1538696289</text:p>
          </table:table-cell>
          <table:table-cell office:value-type="float" office:value="-0.0674130819" calcext:value-type="float">
            <text:p>-0.06741308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4948" calcext:value-type="float">
            <text:p>0.0014948</text:p>
          </table:table-cell>
          <table:table-cell office:value-type="float" office:value="0.00702342" calcext:value-type="float">
            <text:p>0.00702342</text:p>
          </table:table-cell>
          <table:table-cell office:value-type="float" office:value="0.0000792629" calcext:value-type="float">
            <text:p>7.92629E-05</text:p>
          </table:table-cell>
          <table:table-cell office:value-type="float" office:value="1225" calcext:value-type="float">
            <text:p>1225</text:p>
          </table:table-cell>
          <table:table-cell table:formula="of:=[.D952]*100" office:value-type="float" office:value="0.12429857" calcext:value-type="float">
            <text:p>0.12429857</text:p>
          </table:table-cell>
          <table:table-cell table:formula="of:=[.E952]*100" office:value-type="float" office:value="0.14948" calcext:value-type="float">
            <text:p>0.14948</text:p>
          </table:table-cell>
        </table:table-row>
        <table:table-row table:style-name="ro1">
          <table:table-cell office:value-type="float" office:value="61.36" calcext:value-type="float">
            <text:p>61.36</text:p>
          </table:table-cell>
          <table:table-cell office:value-type="float" office:value="179.1476745605" calcext:value-type="float">
            <text:p>179.1476745605</text:p>
          </table:table-cell>
          <table:table-cell office:value-type="float" office:value="-0.0807025411" calcext:value-type="float">
            <text:p>-0.08070254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94856" calcext:value-type="float">
            <text:p>0.00194856</text:p>
          </table:table-cell>
          <table:table-cell office:value-type="float" office:value="0.00504904" calcext:value-type="float">
            <text:p>0.00504904</text:p>
          </table:table-cell>
          <table:table-cell office:value-type="float" office:value="0.000001408" calcext:value-type="float">
            <text:p>0.000001408</text:p>
          </table:table-cell>
          <table:table-cell office:value-type="float" office:value="1226" calcext:value-type="float">
            <text:p>1226</text:p>
          </table:table-cell>
          <table:table-cell table:formula="of:=[.D953]*100" office:value-type="float" office:value="0.12429857" calcext:value-type="float">
            <text:p>0.12429857</text:p>
          </table:table-cell>
          <table:table-cell table:formula="of:=[.E953]*100" office:value-type="float" office:value="0.194856" calcext:value-type="float">
            <text:p>0.194856</text:p>
          </table:table-cell>
        </table:table-row>
        <table:table-row table:style-name="ro1">
          <table:table-cell office:value-type="float" office:value="61.41" calcext:value-type="float">
            <text:p>61.41</text:p>
          </table:table-cell>
          <table:table-cell office:value-type="float" office:value="179.1473083496" calcext:value-type="float">
            <text:p>179.1473083496</text:p>
          </table:table-cell>
          <table:table-cell office:value-type="float" office:value="-0.0699537712" calcext:value-type="float">
            <text:p>-0.06995377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17918" calcext:value-type="float">
            <text:p>0.00217918</text:p>
          </table:table-cell>
          <table:table-cell office:value-type="float" office:value="0.00504904" calcext:value-type="float">
            <text:p>0.00504904</text:p>
          </table:table-cell>
          <table:table-cell office:value-type="float" office:value="0.0000132594" calcext:value-type="float">
            <text:p>1.32594E-05</text:p>
          </table:table-cell>
          <table:table-cell office:value-type="float" office:value="1227" calcext:value-type="float">
            <text:p>1227</text:p>
          </table:table-cell>
          <table:table-cell table:formula="of:=[.D954]*100" office:value-type="float" office:value="0.12429857" calcext:value-type="float">
            <text:p>0.12429857</text:p>
          </table:table-cell>
          <table:table-cell table:formula="of:=[.E954]*100" office:value-type="float" office:value="0.217918" calcext:value-type="float">
            <text:p>0.217918</text:p>
          </table:table-cell>
        </table:table-row>
        <table:table-row table:style-name="ro1">
          <table:table-cell office:value-type="float" office:value="61.46" calcext:value-type="float">
            <text:p>61.46</text:p>
          </table:table-cell>
          <table:table-cell office:value-type="float" office:value="179.1465759277" calcext:value-type="float">
            <text:p>179.1465759277</text:p>
          </table:table-cell>
          <table:table-cell office:value-type="float" office:value="-0.0894712406" calcext:value-type="float">
            <text:p>-0.08947124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6287" calcext:value-type="float">
            <text:p>0.00246287</text:p>
          </table:table-cell>
          <table:table-cell office:value-type="float" office:value="0.00273826" calcext:value-type="float">
            <text:p>0.00273826</text:p>
          </table:table-cell>
          <table:table-cell office:value-type="float" office:value="0.0000771182" calcext:value-type="float">
            <text:p>7.71182E-05</text:p>
          </table:table-cell>
          <table:table-cell office:value-type="float" office:value="1228" calcext:value-type="float">
            <text:p>1228</text:p>
          </table:table-cell>
          <table:table-cell table:formula="of:=[.D955]*100" office:value-type="float" office:value="0.12429857" calcext:value-type="float">
            <text:p>0.12429857</text:p>
          </table:table-cell>
          <table:table-cell table:formula="of:=[.E955]*100" office:value-type="float" office:value="0.246287" calcext:value-type="float">
            <text:p>0.246287</text:p>
          </table:table-cell>
        </table:table-row>
        <table:table-row table:style-name="ro1">
          <table:table-cell office:value-type="float" office:value="61.51" calcext:value-type="float">
            <text:p>61.51</text:p>
          </table:table-cell>
          <table:table-cell office:value-type="float" office:value="179.1508026123" calcext:value-type="float">
            <text:p>179.1508026123</text:p>
          </table:table-cell>
          <table:table-cell office:value-type="float" office:value="-0.0306563905" calcext:value-type="float">
            <text:p>-0.03065639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5987" calcext:value-type="float">
            <text:p>0.00225987</text:p>
          </table:table-cell>
          <table:table-cell office:value-type="float" office:value="0.00162328" calcext:value-type="float">
            <text:p>0.00162328</text:p>
          </table:table-cell>
          <table:table-cell office:value-type="float" office:value="-0.0000331958" calcext:value-type="float">
            <text:p>-3.31958E-05</text:p>
          </table:table-cell>
          <table:table-cell office:value-type="float" office:value="1229" calcext:value-type="float">
            <text:p>1229</text:p>
          </table:table-cell>
          <table:table-cell table:formula="of:=[.D956]*100" office:value-type="float" office:value="0.12429857" calcext:value-type="float">
            <text:p>0.12429857</text:p>
          </table:table-cell>
          <table:table-cell table:formula="of:=[.E956]*100" office:value-type="float" office:value="0.225987" calcext:value-type="float">
            <text:p>0.225987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179.1355438232" calcext:value-type="float">
            <text:p>179.1355438232</text:p>
          </table:table-cell>
          <table:table-cell office:value-type="float" office:value="-0.0681586277" calcext:value-type="float">
            <text:p>-0.06815862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7458" calcext:value-type="float">
            <text:p>0.00237458</text:p>
          </table:table-cell>
          <table:table-cell office:value-type="float" office:value="-0.00013912" calcext:value-type="float">
            <text:p>-0.00013912</text:p>
          </table:table-cell>
          <table:table-cell office:value-type="float" office:value="0.0000470548" calcext:value-type="float">
            <text:p>4.70548E-05</text:p>
          </table:table-cell>
          <table:table-cell office:value-type="float" office:value="1230" calcext:value-type="float">
            <text:p>1230</text:p>
          </table:table-cell>
          <table:table-cell table:formula="of:=[.D957]*100" office:value-type="float" office:value="0.12429857" calcext:value-type="float">
            <text:p>0.12429857</text:p>
          </table:table-cell>
          <table:table-cell table:formula="of:=[.E957]*100" office:value-type="float" office:value="0.237458" calcext:value-type="float">
            <text:p>0.237458</text:p>
          </table:table-cell>
        </table:table-row>
        <table:table-row table:style-name="ro1">
          <table:table-cell office:value-type="float" office:value="61.61" calcext:value-type="float">
            <text:p>61.61</text:p>
          </table:table-cell>
          <table:table-cell office:value-type="float" office:value="179.1421508789" calcext:value-type="float">
            <text:p>179.1421508789</text:p>
          </table:table-cell>
          <table:table-cell office:value-type="float" office:value="-0.0346123948" calcext:value-type="float">
            <text:p>-0.03461239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2743" calcext:value-type="float">
            <text:p>0.00222743</text:p>
          </table:table-cell>
          <table:table-cell office:value-type="float" office:value="-0.00042373" calcext:value-type="float">
            <text:p>-0.00042373</text:p>
          </table:table-cell>
          <table:table-cell office:value-type="float" office:value="-0.0000904811" calcext:value-type="float">
            <text:p>-9.04811E-05</text:p>
          </table:table-cell>
          <table:table-cell office:value-type="float" office:value="1231" calcext:value-type="float">
            <text:p>1231</text:p>
          </table:table-cell>
          <table:table-cell table:formula="of:=[.D958]*100" office:value-type="float" office:value="0.12429857" calcext:value-type="float">
            <text:p>0.12429857</text:p>
          </table:table-cell>
          <table:table-cell table:formula="of:=[.E958]*100" office:value-type="float" office:value="0.222743" calcext:value-type="float">
            <text:p>0.222743</text:p>
          </table:table-cell>
        </table:table-row>
        <table:table-row table:style-name="ro1">
          <table:table-cell office:value-type="float" office:value="61.67" calcext:value-type="float">
            <text:p>61.67</text:p>
          </table:table-cell>
          <table:table-cell office:value-type="float" office:value="179.1344451904" calcext:value-type="float">
            <text:p>179.1344451904</text:p>
          </table:table-cell>
          <table:table-cell office:value-type="float" office:value="-0.0696816361" calcext:value-type="float">
            <text:p>-0.06968163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6312" calcext:value-type="float">
            <text:p>0.00236312</text:p>
          </table:table-cell>
          <table:table-cell office:value-type="float" office:value="-0.00042373" calcext:value-type="float">
            <text:p>-0.00042373</text:p>
          </table:table-cell>
          <table:table-cell office:value-type="float" office:value="0.0000892583" calcext:value-type="float">
            <text:p>8.92583E-05</text:p>
          </table:table-cell>
          <table:table-cell office:value-type="float" office:value="1232" calcext:value-type="float">
            <text:p>1232</text:p>
          </table:table-cell>
          <table:table-cell table:formula="of:=[.D959]*100" office:value-type="float" office:value="0.12429857" calcext:value-type="float">
            <text:p>0.12429857</text:p>
          </table:table-cell>
          <table:table-cell table:formula="of:=[.E959]*100" office:value-type="float" office:value="0.236312" calcext:value-type="float">
            <text:p>0.236312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179.114944458" calcext:value-type="float">
            <text:p>179.114944458</text:p>
          </table:table-cell>
          <table:table-cell office:value-type="float" office:value="-0.0473699012" calcext:value-type="float">
            <text:p>-0.04736990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0482" calcext:value-type="float">
            <text:p>0.00230482</text:p>
          </table:table-cell>
          <table:table-cell office:value-type="float" office:value="-0.00158888" calcext:value-type="float">
            <text:p>-0.00158888</text:p>
          </table:table-cell>
          <table:table-cell office:value-type="float" office:value="-0.0000145873" calcext:value-type="float">
            <text:p>-1.45873E-05</text:p>
          </table:table-cell>
          <table:table-cell office:value-type="float" office:value="1233" calcext:value-type="float">
            <text:p>1233</text:p>
          </table:table-cell>
          <table:table-cell table:formula="of:=[.D960]*100" office:value-type="float" office:value="0.12429857" calcext:value-type="float">
            <text:p>0.12429857</text:p>
          </table:table-cell>
          <table:table-cell table:formula="of:=[.E960]*100" office:value-type="float" office:value="0.230482" calcext:value-type="float">
            <text:p>0.230482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 office:value-type="float" office:value="179.1128997803" calcext:value-type="float">
            <text:p>179.1128997803</text:p>
          </table:table-cell>
          <table:table-cell office:value-type="float" office:value="-0.043213568" calcext:value-type="float">
            <text:p>-0.0432135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3828" calcext:value-type="float">
            <text:p>0.00223828</text:p>
          </table:table-cell>
          <table:table-cell office:value-type="float" office:value="-0.00116291" calcext:value-type="float">
            <text:p>-0.00116291</text:p>
          </table:table-cell>
          <table:table-cell office:value-type="float" office:value="-0.0001221101" calcext:value-type="float">
            <text:p>-0.0001221101</text:p>
          </table:table-cell>
          <table:table-cell office:value-type="float" office:value="1234" calcext:value-type="float">
            <text:p>1234</text:p>
          </table:table-cell>
          <table:table-cell table:formula="of:=[.D961]*100" office:value-type="float" office:value="0.12429857" calcext:value-type="float">
            <text:p>0.12429857</text:p>
          </table:table-cell>
          <table:table-cell table:formula="of:=[.E961]*100" office:value-type="float" office:value="0.223828" calcext:value-type="float">
            <text:p>0.223828</text:p>
          </table:table-cell>
        </table:table-row>
        <table:table-row table:style-name="ro1">
          <table:table-cell office:value-type="float" office:value="61.81" calcext:value-type="float">
            <text:p>61.81</text:p>
          </table:table-cell>
          <table:table-cell office:value-type="float" office:value="179.1107177734" calcext:value-type="float">
            <text:p>179.1107177734</text:p>
          </table:table-cell>
          <table:table-cell office:value-type="float" office:value="-0.0462686418" calcext:value-type="float">
            <text:p>-0.04626864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1432" calcext:value-type="float">
            <text:p>0.00221432</text:p>
          </table:table-cell>
          <table:table-cell office:value-type="float" office:value="-0.00116291" calcext:value-type="float">
            <text:p>-0.00116291</text:p>
          </table:table-cell>
          <table:table-cell office:value-type="float" office:value="-0.0002129942" calcext:value-type="float">
            <text:p>-0.0002129942</text:p>
          </table:table-cell>
          <table:table-cell office:value-type="float" office:value="1235" calcext:value-type="float">
            <text:p>1235</text:p>
          </table:table-cell>
          <table:table-cell table:formula="of:=[.D962]*100" office:value-type="float" office:value="0.12429857" calcext:value-type="float">
            <text:p>0.12429857</text:p>
          </table:table-cell>
          <table:table-cell table:formula="of:=[.E962]*100" office:value-type="float" office:value="0.221432" calcext:value-type="float">
            <text:p>0.221432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office:value-type="float" office:value="179.1178588867" calcext:value-type="float">
            <text:p>179.1178588867</text:p>
          </table:table-cell>
          <table:table-cell office:value-type="float" office:value="-0.0981708572" calcext:value-type="float">
            <text:p>-0.09817085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4425" calcext:value-type="float">
            <text:p>0.00254425</text:p>
          </table:table-cell>
          <table:table-cell office:value-type="float" office:value="-0.00173069" calcext:value-type="float">
            <text:p>-0.00173069</text:p>
          </table:table-cell>
          <table:table-cell office:value-type="float" office:value="-0.0000452285" calcext:value-type="float">
            <text:p>-4.52285E-05</text:p>
          </table:table-cell>
          <table:table-cell office:value-type="float" office:value="1236" calcext:value-type="float">
            <text:p>1236</text:p>
          </table:table-cell>
          <table:table-cell table:formula="of:=[.D963]*100" office:value-type="float" office:value="0.12429857" calcext:value-type="float">
            <text:p>0.12429857</text:p>
          </table:table-cell>
          <table:table-cell table:formula="of:=[.E963]*100" office:value-type="float" office:value="0.254425" calcext:value-type="float">
            <text:p>0.254425</text:p>
          </table:table-cell>
        </table:table-row>
        <table:table-row table:style-name="ro1">
          <table:table-cell office:value-type="float" office:value="61.91" calcext:value-type="float">
            <text:p>61.91</text:p>
          </table:table-cell>
          <table:table-cell office:value-type="float" office:value="179.1222229004" calcext:value-type="float">
            <text:p>179.1222229004</text:p>
          </table:table-cell>
          <table:table-cell office:value-type="float" office:value="-0.0866070299" calcext:value-type="float">
            <text:p>-0.08660702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8696" calcext:value-type="float">
            <text:p>0.00268696</text:p>
          </table:table-cell>
          <table:table-cell office:value-type="float" office:value="-0.00077746" calcext:value-type="float">
            <text:p>-0.00077746</text:p>
          </table:table-cell>
          <table:table-cell office:value-type="float" office:value="-0.0001678688" calcext:value-type="float">
            <text:p>-0.0001678688</text:p>
          </table:table-cell>
          <table:table-cell office:value-type="float" office:value="1237" calcext:value-type="float">
            <text:p>1237</text:p>
          </table:table-cell>
          <table:table-cell table:formula="of:=[.D964]*100" office:value-type="float" office:value="0.12429857" calcext:value-type="float">
            <text:p>0.12429857</text:p>
          </table:table-cell>
          <table:table-cell table:formula="of:=[.E964]*100" office:value-type="float" office:value="0.268696" calcext:value-type="float">
            <text:p>0.268696</text:p>
          </table:table-cell>
        </table:table-row>
        <table:table-row table:style-name="ro1">
          <table:table-cell office:value-type="float" office:value="61.97" calcext:value-type="float">
            <text:p>61.97</text:p>
          </table:table-cell>
          <table:table-cell office:value-type="float" office:value="179.1259765625" calcext:value-type="float">
            <text:p>179.1259765625</text:p>
          </table:table-cell>
          <table:table-cell office:value-type="float" office:value="-0.1380610828" calcext:value-type="float">
            <text:p>-0.13806108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2494" calcext:value-type="float">
            <text:p>0.00312494</text:p>
          </table:table-cell>
          <table:table-cell office:value-type="float" office:value="-0.00080184" calcext:value-type="float">
            <text:p>-0.00080184</text:p>
          </table:table-cell>
          <table:table-cell office:value-type="float" office:value="-0.0000671017" calcext:value-type="float">
            <text:p>-6.71017E-05</text:p>
          </table:table-cell>
          <table:table-cell office:value-type="float" office:value="1238" calcext:value-type="float">
            <text:p>1238</text:p>
          </table:table-cell>
          <table:table-cell table:formula="of:=[.D965]*100" office:value-type="float" office:value="0.12429857" calcext:value-type="float">
            <text:p>0.12429857</text:p>
          </table:table-cell>
          <table:table-cell table:formula="of:=[.E965]*100" office:value-type="float" office:value="0.312494" calcext:value-type="float">
            <text:p>0.312494</text:p>
          </table:table-cell>
        </table:table-row>
        <table:table-row table:style-name="ro1">
          <table:table-cell office:value-type="float" office:value="62.02" calcext:value-type="float">
            <text:p>62.02</text:p>
          </table:table-cell>
          <table:table-cell office:value-type="float" office:value="179.1217498779" calcext:value-type="float">
            <text:p>179.1217498779</text:p>
          </table:table-cell>
          <table:table-cell office:value-type="float" office:value="-0.1022661697" calcext:value-type="float">
            <text:p>-0.10226616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7812" calcext:value-type="float">
            <text:p>0.00317812</text:p>
          </table:table-cell>
          <table:table-cell office:value-type="float" office:value="0.00045554" calcext:value-type="float">
            <text:p>0.00045554</text:p>
          </table:table-cell>
          <table:table-cell office:value-type="float" office:value="-0.0001004681" calcext:value-type="float">
            <text:p>-0.0001004681</text:p>
          </table:table-cell>
          <table:table-cell office:value-type="float" office:value="1239" calcext:value-type="float">
            <text:p>1239</text:p>
          </table:table-cell>
          <table:table-cell table:formula="of:=[.D966]*100" office:value-type="float" office:value="0.12429857" calcext:value-type="float">
            <text:p>0.12429857</text:p>
          </table:table-cell>
          <table:table-cell table:formula="of:=[.E966]*100" office:value-type="float" office:value="0.317812" calcext:value-type="float">
            <text:p>0.317812</text:p>
          </table:table-cell>
        </table:table-row>
        <table:table-row table:style-name="ro1">
          <table:table-cell office:value-type="float" office:value="62.07" calcext:value-type="float">
            <text:p>62.07</text:p>
          </table:table-cell>
          <table:table-cell office:value-type="float" office:value="179.1230773926" calcext:value-type="float">
            <text:p>179.1230773926</text:p>
          </table:table-cell>
          <table:table-cell office:value-type="float" office:value="-0.1638411948" calcext:value-type="float">
            <text:p>-0.16384119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2391" calcext:value-type="float">
            <text:p>0.00362391</text:p>
          </table:table-cell>
          <table:table-cell office:value-type="float" office:value="0.00045554" calcext:value-type="float">
            <text:p>0.00045554</text:p>
          </table:table-cell>
          <table:table-cell office:value-type="float" office:value="-0.0000515979" calcext:value-type="float">
            <text:p>-5.15979E-05</text:p>
          </table:table-cell>
          <table:table-cell office:value-type="float" office:value="1240" calcext:value-type="float">
            <text:p>1240</text:p>
          </table:table-cell>
          <table:table-cell table:formula="of:=[.D967]*100" office:value-type="float" office:value="0.12429857" calcext:value-type="float">
            <text:p>0.12429857</text:p>
          </table:table-cell>
          <table:table-cell table:formula="of:=[.E967]*100" office:value-type="float" office:value="0.362391" calcext:value-type="float">
            <text:p>0.362391</text:p>
          </table:table-cell>
        </table:table-row>
        <table:table-row table:style-name="ro1">
          <table:table-cell office:value-type="float" office:value="62.12" calcext:value-type="float">
            <text:p>62.12</text:p>
          </table:table-cell>
          <table:table-cell office:value-type="float" office:value="179.126449585" calcext:value-type="float">
            <text:p>179.126449585</text:p>
          </table:table-cell>
          <table:table-cell office:value-type="float" office:value="-0.1628807067" calcext:value-type="float">
            <text:p>-0.16288070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1446" calcext:value-type="float">
            <text:p>0.00391446</text:p>
          </table:table-cell>
          <table:table-cell office:value-type="float" office:value="0.0008832" calcext:value-type="float">
            <text:p>0.0008832</text:p>
          </table:table-cell>
          <table:table-cell office:value-type="float" office:value="-0.0001006203" calcext:value-type="float">
            <text:p>-0.0001006203</text:p>
          </table:table-cell>
          <table:table-cell office:value-type="float" office:value="1241" calcext:value-type="float">
            <text:p>1241</text:p>
          </table:table-cell>
          <table:table-cell table:formula="of:=[.D968]*100" office:value-type="float" office:value="0.12429857" calcext:value-type="float">
            <text:p>0.12429857</text:p>
          </table:table-cell>
          <table:table-cell table:formula="of:=[.E968]*100" office:value-type="float" office:value="0.391446" calcext:value-type="float">
            <text:p>0.391446</text:p>
          </table:table-cell>
        </table:table-row>
        <table:table-row table:style-name="ro1">
          <table:table-cell office:value-type="float" office:value="62.17" calcext:value-type="float">
            <text:p>62.17</text:p>
          </table:table-cell>
          <table:table-cell office:value-type="float" office:value="179.1232299805" calcext:value-type="float">
            <text:p>179.1232299805</text:p>
          </table:table-cell>
          <table:table-cell office:value-type="float" office:value="-0.1653621676" calcext:value-type="float">
            <text:p>-0.16536216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2453" calcext:value-type="float">
            <text:p>0.00412453</text:p>
          </table:table-cell>
          <table:table-cell office:value-type="float" office:value="0.00220608" calcext:value-type="float">
            <text:p>0.00220608</text:p>
          </table:table-cell>
          <table:table-cell office:value-type="float" office:value="-0.0000156737" calcext:value-type="float">
            <text:p>-1.56737E-05</text:p>
          </table:table-cell>
          <table:table-cell office:value-type="float" office:value="1242" calcext:value-type="float">
            <text:p>1242</text:p>
          </table:table-cell>
          <table:table-cell table:formula="of:=[.D969]*100" office:value-type="float" office:value="0.12429857" calcext:value-type="float">
            <text:p>0.12429857</text:p>
          </table:table-cell>
          <table:table-cell table:formula="of:=[.E969]*100" office:value-type="float" office:value="0.412453" calcext:value-type="float">
            <text:p>0.412453</text:p>
          </table:table-cell>
        </table:table-row>
        <table:table-row table:style-name="ro1">
          <table:table-cell office:value-type="float" office:value="62.22" calcext:value-type="float">
            <text:p>62.22</text:p>
          </table:table-cell>
          <table:table-cell office:value-type="float" office:value="179.1130218506" calcext:value-type="float">
            <text:p>179.1130218506</text:p>
          </table:table-cell>
          <table:table-cell office:value-type="float" office:value="-0.2074466317" calcext:value-type="float">
            <text:p>-0.20744663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4493" calcext:value-type="float">
            <text:p>0.00454493</text:p>
          </table:table-cell>
          <table:table-cell office:value-type="float" office:value="0.00297017" calcext:value-type="float">
            <text:p>0.00297017</text:p>
          </table:table-cell>
          <table:table-cell office:value-type="float" office:value="0.0000883426" calcext:value-type="float">
            <text:p>8.83426E-05</text:p>
          </table:table-cell>
          <table:table-cell office:value-type="float" office:value="1243" calcext:value-type="float">
            <text:p>1243</text:p>
          </table:table-cell>
          <table:table-cell table:formula="of:=[.D970]*100" office:value-type="float" office:value="0.12429857" calcext:value-type="float">
            <text:p>0.12429857</text:p>
          </table:table-cell>
          <table:table-cell table:formula="of:=[.E970]*100" office:value-type="float" office:value="0.454493" calcext:value-type="float">
            <text:p>0.454493</text:p>
          </table:table-cell>
        </table:table-row>
        <table:table-row table:style-name="ro1">
          <table:table-cell office:value-type="float" office:value="62.27" calcext:value-type="float">
            <text:p>62.27</text:p>
          </table:table-cell>
          <table:table-cell office:value-type="float" office:value="179.1088409424" calcext:value-type="float">
            <text:p>179.1088409424</text:p>
          </table:table-cell>
          <table:table-cell office:value-type="float" office:value="-0.1702244257" calcext:value-type="float">
            <text:p>-0.17022442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69" calcext:value-type="float">
            <text:p>0.0045769</text:p>
          </table:table-cell>
          <table:table-cell office:value-type="float" office:value="0.00414698" calcext:value-type="float">
            <text:p>0.00414698</text:p>
          </table:table-cell>
          <table:table-cell office:value-type="float" office:value="-0.0000686911" calcext:value-type="float">
            <text:p>-6.86911E-05</text:p>
          </table:table-cell>
          <table:table-cell office:value-type="float" office:value="1244" calcext:value-type="float">
            <text:p>1244</text:p>
          </table:table-cell>
          <table:table-cell table:formula="of:=[.D971]*100" office:value-type="float" office:value="0.12429857" calcext:value-type="float">
            <text:p>0.12429857</text:p>
          </table:table-cell>
          <table:table-cell table:formula="of:=[.E971]*100" office:value-type="float" office:value="0.45769" calcext:value-type="float">
            <text:p>0.45769</text:p>
          </table:table-cell>
        </table:table-row>
        <table:table-row table:style-name="ro1">
          <table:table-cell office:value-type="float" office:value="62.32" calcext:value-type="float">
            <text:p>62.32</text:p>
          </table:table-cell>
          <table:table-cell office:value-type="float" office:value="179.110168457" calcext:value-type="float">
            <text:p>179.110168457</text:p>
          </table:table-cell>
          <table:table-cell office:value-type="float" office:value="-0.2696345776" calcext:value-type="float">
            <text:p>-0.26963457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6071" calcext:value-type="float">
            <text:p>0.00526071</text:p>
          </table:table-cell>
          <table:table-cell office:value-type="float" office:value="0.00414698" calcext:value-type="float">
            <text:p>0.00414698</text:p>
          </table:table-cell>
          <table:table-cell office:value-type="float" office:value="0.0002595937" calcext:value-type="float">
            <text:p>0.0002595937</text:p>
          </table:table-cell>
          <table:table-cell office:value-type="float" office:value="1245" calcext:value-type="float">
            <text:p>1245</text:p>
          </table:table-cell>
          <table:table-cell table:formula="of:=[.D972]*100" office:value-type="float" office:value="0.12429857" calcext:value-type="float">
            <text:p>0.12429857</text:p>
          </table:table-cell>
          <table:table-cell table:formula="of:=[.E972]*100" office:value-type="float" office:value="0.526071" calcext:value-type="float">
            <text:p>0.526071</text:p>
          </table:table-cell>
        </table:table-row>
        <table:table-row table:style-name="ro1">
          <table:table-cell office:value-type="float" office:value="62.37" calcext:value-type="float">
            <text:p>62.37</text:p>
          </table:table-cell>
          <table:table-cell office:value-type="float" office:value="179.1091003418" calcext:value-type="float">
            <text:p>179.1091003418</text:p>
          </table:table-cell>
          <table:table-cell office:value-type="float" office:value="-0.2257680487" calcext:value-type="float">
            <text:p>-0.22576804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2386" calcext:value-type="float">
            <text:p>0.00542386</text:p>
          </table:table-cell>
          <table:table-cell office:value-type="float" office:value="0.00511759" calcext:value-type="float">
            <text:p>0.00511759</text:p>
          </table:table-cell>
          <table:table-cell office:value-type="float" office:value="0.0000085414" calcext:value-type="float">
            <text:p>8.5414E-06</text:p>
          </table:table-cell>
          <table:table-cell office:value-type="float" office:value="1246" calcext:value-type="float">
            <text:p>1246</text:p>
          </table:table-cell>
          <table:table-cell table:formula="of:=[.D973]*100" office:value-type="float" office:value="0.12429857" calcext:value-type="float">
            <text:p>0.12429857</text:p>
          </table:table-cell>
          <table:table-cell table:formula="of:=[.E973]*100" office:value-type="float" office:value="0.542386" calcext:value-type="float">
            <text:p>0.542386</text:p>
          </table:table-cell>
        </table:table-row>
        <table:table-row table:style-name="ro1">
          <table:table-cell office:value-type="float" office:value="62.42" calcext:value-type="float">
            <text:p>62.42</text:p>
          </table:table-cell>
          <table:table-cell office:value-type="float" office:value="179.1087341309" calcext:value-type="float">
            <text:p>179.1087341309</text:p>
          </table:table-cell>
          <table:table-cell office:value-type="float" office:value="-0.1692466156" calcext:value-type="float">
            <text:p>-0.16924661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5584" calcext:value-type="float">
            <text:p>0.00515584</text:p>
          </table:table-cell>
          <table:table-cell office:value-type="float" office:value="0.00598005" calcext:value-type="float">
            <text:p>0.00598005</text:p>
          </table:table-cell>
          <table:table-cell office:value-type="float" office:value="-0.0002320407" calcext:value-type="float">
            <text:p>-0.0002320407</text:p>
          </table:table-cell>
          <table:table-cell office:value-type="float" office:value="1247" calcext:value-type="float">
            <text:p>1247</text:p>
          </table:table-cell>
          <table:table-cell table:formula="of:=[.D974]*100" office:value-type="float" office:value="0.12429857" calcext:value-type="float">
            <text:p>0.12429857</text:p>
          </table:table-cell>
          <table:table-cell table:formula="of:=[.E974]*100" office:value-type="float" office:value="0.515584" calcext:value-type="float">
            <text:p>0.515584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 office:value-type="float" office:value="179.1230010986" calcext:value-type="float">
            <text:p>179.1230010986</text:p>
          </table:table-cell>
          <table:table-cell office:value-type="float" office:value="-0.2156834891" calcext:value-type="float">
            <text:p>-0.21568348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868" calcext:value-type="float">
            <text:p>0.0052868</text:p>
          </table:table-cell>
          <table:table-cell office:value-type="float" office:value="0.00598005" calcext:value-type="float">
            <text:p>0.00598005</text:p>
          </table:table-cell>
          <table:table-cell office:value-type="float" office:value="0.0000547401" calcext:value-type="float">
            <text:p>5.47401E-05</text:p>
          </table:table-cell>
          <table:table-cell office:value-type="float" office:value="1248" calcext:value-type="float">
            <text:p>1248</text:p>
          </table:table-cell>
          <table:table-cell table:formula="of:=[.D975]*100" office:value-type="float" office:value="0.12429857" calcext:value-type="float">
            <text:p>0.12429857</text:p>
          </table:table-cell>
          <table:table-cell table:formula="of:=[.E975]*100" office:value-type="float" office:value="0.52868" calcext:value-type="float">
            <text:p>0.52868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179.1186218262" calcext:value-type="float">
            <text:p>179.1186218262</text:p>
          </table:table-cell>
          <table:table-cell office:value-type="float" office:value="-0.1605328046" calcext:value-type="float">
            <text:p>-0.16053280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0648" calcext:value-type="float">
            <text:p>0.00500648</text:p>
          </table:table-cell>
          <table:table-cell office:value-type="float" office:value="0.0074904" calcext:value-type="float">
            <text:p>0.0074904</text:p>
          </table:table-cell>
          <table:table-cell office:value-type="float" office:value="-0.0002413871" calcext:value-type="float">
            <text:p>-0.0002413871</text:p>
          </table:table-cell>
          <table:table-cell office:value-type="float" office:value="1249" calcext:value-type="float">
            <text:p>1249</text:p>
          </table:table-cell>
          <table:table-cell table:formula="of:=[.D976]*100" office:value-type="float" office:value="0.12429857" calcext:value-type="float">
            <text:p>0.12429857</text:p>
          </table:table-cell>
          <table:table-cell table:formula="of:=[.E976]*100" office:value-type="float" office:value="0.500648" calcext:value-type="float">
            <text:p>0.500648</text:p>
          </table:table-cell>
        </table:table-row>
        <table:table-row table:style-name="ro1">
          <table:table-cell office:value-type="float" office:value="62.57" calcext:value-type="float">
            <text:p>62.57</text:p>
          </table:table-cell>
          <table:table-cell office:value-type="float" office:value="179.120300293" calcext:value-type="float">
            <text:p>179.120300293</text:p>
          </table:table-cell>
          <table:table-cell office:value-type="float" office:value="-0.1634291919" calcext:value-type="float">
            <text:p>-0.16342919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3905" calcext:value-type="float">
            <text:p>0.00483905</text:p>
          </table:table-cell>
          <table:table-cell office:value-type="float" office:value="0.0074904" calcext:value-type="float">
            <text:p>0.0074904</text:p>
          </table:table-cell>
          <table:table-cell office:value-type="float" office:value="-0.0001532649" calcext:value-type="float">
            <text:p>-0.0001532649</text:p>
          </table:table-cell>
          <table:table-cell office:value-type="float" office:value="1250" calcext:value-type="float">
            <text:p>1250</text:p>
          </table:table-cell>
          <table:table-cell table:formula="of:=[.D977]*100" office:value-type="float" office:value="0.12429857" calcext:value-type="float">
            <text:p>0.12429857</text:p>
          </table:table-cell>
          <table:table-cell table:formula="of:=[.E977]*100" office:value-type="float" office:value="0.483905" calcext:value-type="float">
            <text:p>0.483905</text:p>
          </table:table-cell>
        </table:table-row>
        <table:table-row table:style-name="ro1">
          <table:table-cell office:value-type="float" office:value="62.62" calcext:value-type="float">
            <text:p>62.62</text:p>
          </table:table-cell>
          <table:table-cell office:value-type="float" office:value="179.1007843018" calcext:value-type="float">
            <text:p>179.1007843018</text:p>
          </table:table-cell>
          <table:table-cell office:value-type="float" office:value="-0.1558691606" calcext:value-type="float">
            <text:p>-0.15586916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7715" calcext:value-type="float">
            <text:p>0.00467715</text:p>
          </table:table-cell>
          <table:table-cell office:value-type="float" office:value="0.00851047" calcext:value-type="float">
            <text:p>0.00851047</text:p>
          </table:table-cell>
          <table:table-cell office:value-type="float" office:value="-0.000091158" calcext:value-type="float">
            <text:p>-0.000091158</text:p>
          </table:table-cell>
          <table:table-cell office:value-type="float" office:value="1251" calcext:value-type="float">
            <text:p>1251</text:p>
          </table:table-cell>
          <table:table-cell table:formula="of:=[.D978]*100" office:value-type="float" office:value="0.12429857" calcext:value-type="float">
            <text:p>0.12429857</text:p>
          </table:table-cell>
          <table:table-cell table:formula="of:=[.E978]*100" office:value-type="float" office:value="0.467715" calcext:value-type="float">
            <text:p>0.467715</text:p>
          </table:table-cell>
        </table:table-row>
        <table:table-row table:style-name="ro1">
          <table:table-cell office:value-type="float" office:value="62.67" calcext:value-type="float">
            <text:p>62.67</text:p>
          </table:table-cell>
          <table:table-cell office:value-type="float" office:value="179.0929412842" calcext:value-type="float">
            <text:p>179.0929412842</text:p>
          </table:table-cell>
          <table:table-cell office:value-type="float" office:value="-0.145487529" calcext:value-type="float">
            <text:p>-0.1454875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011" calcext:value-type="float">
            <text:p>0.00450011</text:p>
          </table:table-cell>
          <table:table-cell office:value-type="float" office:value="0.00855038" calcext:value-type="float">
            <text:p>0.00855038</text:p>
          </table:table-cell>
          <table:table-cell office:value-type="float" office:value="-0.0001401967" calcext:value-type="float">
            <text:p>-0.0001401967</text:p>
          </table:table-cell>
          <table:table-cell office:value-type="float" office:value="1252" calcext:value-type="float">
            <text:p>1252</text:p>
          </table:table-cell>
          <table:table-cell table:formula="of:=[.D979]*100" office:value-type="float" office:value="0.12429857" calcext:value-type="float">
            <text:p>0.12429857</text:p>
          </table:table-cell>
          <table:table-cell table:formula="of:=[.E979]*100" office:value-type="float" office:value="0.450011" calcext:value-type="float">
            <text:p>0.450011</text:p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179.0891723633" calcext:value-type="float">
            <text:p>179.0891723633</text:p>
          </table:table-cell>
          <table:table-cell office:value-type="float" office:value="-0.0560571983" calcext:value-type="float">
            <text:p>-0.05605719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619" calcext:value-type="float">
            <text:p>0.00378619</text:p>
          </table:table-cell>
          <table:table-cell office:value-type="float" office:value="0.00855038" calcext:value-type="float">
            <text:p>0.00855038</text:p>
          </table:table-cell>
          <table:table-cell office:value-type="float" office:value="-0.0003040002" calcext:value-type="float">
            <text:p>-0.0003040002</text:p>
          </table:table-cell>
          <table:table-cell office:value-type="float" office:value="1253" calcext:value-type="float">
            <text:p>1253</text:p>
          </table:table-cell>
          <table:table-cell table:formula="of:=[.D980]*100" office:value-type="float" office:value="0.12429857" calcext:value-type="float">
            <text:p>0.12429857</text:p>
          </table:table-cell>
          <table:table-cell table:formula="of:=[.E980]*100" office:value-type="float" office:value="0.378619" calcext:value-type="float">
            <text:p>0.378619</text:p>
          </table:table-cell>
        </table:table-row>
        <table:table-row table:style-name="ro1">
          <table:table-cell office:value-type="float" office:value="62.77" calcext:value-type="float">
            <text:p>62.77</text:p>
          </table:table-cell>
          <table:table-cell office:value-type="float" office:value="179.0811920166" calcext:value-type="float">
            <text:p>179.0811920166</text:p>
          </table:table-cell>
          <table:table-cell office:value-type="float" office:value="-0.0757724402" calcext:value-type="float">
            <text:p>-0.07577244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4202" calcext:value-type="float">
            <text:p>0.00344202</text:p>
          </table:table-cell>
          <table:table-cell office:value-type="float" office:value="0.00913357" calcext:value-type="float">
            <text:p>0.00913357</text:p>
          </table:table-cell>
          <table:table-cell office:value-type="float" office:value="-0.0001662688" calcext:value-type="float">
            <text:p>-0.0001662688</text:p>
          </table:table-cell>
          <table:table-cell office:value-type="float" office:value="1254" calcext:value-type="float">
            <text:p>1254</text:p>
          </table:table-cell>
          <table:table-cell table:formula="of:=[.D981]*100" office:value-type="float" office:value="0.12429857" calcext:value-type="float">
            <text:p>0.12429857</text:p>
          </table:table-cell>
          <table:table-cell table:formula="of:=[.E981]*100" office:value-type="float" office:value="0.344202" calcext:value-type="float">
            <text:p>0.344202</text:p>
          </table:table-cell>
        </table:table-row>
        <table:table-row table:style-name="ro1">
          <table:table-cell office:value-type="float" office:value="62.82" calcext:value-type="float">
            <text:p>62.82</text:p>
          </table:table-cell>
          <table:table-cell office:value-type="float" office:value="179.0873718262" calcext:value-type="float">
            <text:p>179.0873718262</text:p>
          </table:table-cell>
          <table:table-cell office:value-type="float" office:value="-0.0750202856" calcext:value-type="float">
            <text:p>-0.07502028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0776" calcext:value-type="float">
            <text:p>0.00320776</text:p>
          </table:table-cell>
          <table:table-cell office:value-type="float" office:value="0.00913357" calcext:value-type="float">
            <text:p>0.00913357</text:p>
          </table:table-cell>
          <table:table-cell office:value-type="float" office:value="-0.0000355961" calcext:value-type="float">
            <text:p>-3.55961E-05</text:p>
          </table:table-cell>
          <table:table-cell office:value-type="float" office:value="1255" calcext:value-type="float">
            <text:p>1255</text:p>
          </table:table-cell>
          <table:table-cell table:formula="of:=[.D982]*100" office:value-type="float" office:value="0.12429857" calcext:value-type="float">
            <text:p>0.12429857</text:p>
          </table:table-cell>
          <table:table-cell table:formula="of:=[.E982]*100" office:value-type="float" office:value="0.320776" calcext:value-type="float">
            <text:p>0.320776</text:p>
          </table:table-cell>
        </table:table-row>
        <table:table-row table:style-name="ro1">
          <table:table-cell office:value-type="float" office:value="62.87" calcext:value-type="float">
            <text:p>62.87</text:p>
          </table:table-cell>
          <table:table-cell office:value-type="float" office:value="179.087097168" calcext:value-type="float">
            <text:p>179.087097168</text:p>
          </table:table-cell>
          <table:table-cell office:value-type="float" office:value="-0.0886599182" calcext:value-type="float">
            <text:p>-0.08865991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4261" calcext:value-type="float">
            <text:p>0.00314261</text:p>
          </table:table-cell>
          <table:table-cell office:value-type="float" office:value="0.00913357" calcext:value-type="float">
            <text:p>0.00913357</text:p>
          </table:table-cell>
          <table:table-cell office:value-type="float" office:value="-0.0000238744" calcext:value-type="float">
            <text:p>-2.38744E-05</text:p>
          </table:table-cell>
          <table:table-cell office:value-type="float" office:value="1256" calcext:value-type="float">
            <text:p>1256</text:p>
          </table:table-cell>
          <table:table-cell table:formula="of:=[.D983]*100" office:value-type="float" office:value="0.12429857" calcext:value-type="float">
            <text:p>0.12429857</text:p>
          </table:table-cell>
          <table:table-cell table:formula="of:=[.E983]*100" office:value-type="float" office:value="0.314261" calcext:value-type="float">
            <text:p>0.314261</text:p>
          </table:table-cell>
        </table:table-row>
        <table:table-row table:style-name="ro1">
          <table:table-cell office:value-type="float" office:value="62.92" calcext:value-type="float">
            <text:p>62.92</text:p>
          </table:table-cell>
          <table:table-cell office:value-type="float" office:value="179.0823516846" calcext:value-type="float">
            <text:p>179.0823516846</text:p>
          </table:table-cell>
          <table:table-cell office:value-type="float" office:value="-0.0924149652" calcext:value-type="float">
            <text:p>-0.09241496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2424" calcext:value-type="float">
            <text:p>0.00312424</text:p>
          </table:table-cell>
          <table:table-cell office:value-type="float" office:value="0.00927996" calcext:value-type="float">
            <text:p>0.00927996</text:p>
          </table:table-cell>
          <table:table-cell office:value-type="float" office:value="0.000012638" calcext:value-type="float">
            <text:p>0.000012638</text:p>
          </table:table-cell>
          <table:table-cell office:value-type="float" office:value="1257" calcext:value-type="float">
            <text:p>1257</text:p>
          </table:table-cell>
          <table:table-cell table:formula="of:=[.D984]*100" office:value-type="float" office:value="0.12429857" calcext:value-type="float">
            <text:p>0.12429857</text:p>
          </table:table-cell>
          <table:table-cell table:formula="of:=[.E984]*100" office:value-type="float" office:value="0.312424" calcext:value-type="float">
            <text:p>0.312424</text:p>
          </table:table-cell>
        </table:table-row>
        <table:table-row table:style-name="ro1">
          <table:table-cell office:value-type="float" office:value="62.97" calcext:value-type="float">
            <text:p>62.97</text:p>
          </table:table-cell>
          <table:table-cell office:value-type="float" office:value="179.0793457031" calcext:value-type="float">
            <text:p>179.0793457031</text:p>
          </table:table-cell>
          <table:table-cell office:value-type="float" office:value="-0.0791222638" calcext:value-type="float">
            <text:p>-0.07912226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02342" calcext:value-type="float">
            <text:p>0.00302342</text:p>
          </table:table-cell>
          <table:table-cell office:value-type="float" office:value="0.00927996" calcext:value-type="float">
            <text:p>0.00927996</text:p>
          </table:table-cell>
          <table:table-cell office:value-type="float" office:value="0.0000248676" calcext:value-type="float">
            <text:p>2.48676E-05</text:p>
          </table:table-cell>
          <table:table-cell office:value-type="float" office:value="1258" calcext:value-type="float">
            <text:p>1258</text:p>
          </table:table-cell>
          <table:table-cell table:formula="of:=[.D985]*100" office:value-type="float" office:value="0.12429857" calcext:value-type="float">
            <text:p>0.12429857</text:p>
          </table:table-cell>
          <table:table-cell table:formula="of:=[.E985]*100" office:value-type="float" office:value="0.302342" calcext:value-type="float">
            <text:p>0.302342</text:p>
          </table:table-cell>
        </table:table-row>
        <table:table-row table:style-name="ro1">
          <table:table-cell office:value-type="float" office:value="63.02" calcext:value-type="float">
            <text:p>63.02</text:p>
          </table:table-cell>
          <table:table-cell office:value-type="float" office:value="179.07421875" calcext:value-type="float">
            <text:p>179.07421875</text:p>
          </table:table-cell>
          <table:table-cell office:value-type="float" office:value="-0.1509904962" calcext:value-type="float">
            <text:p>-0.15099049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3522" calcext:value-type="float">
            <text:p>0.00343522</text:p>
          </table:table-cell>
          <table:table-cell office:value-type="float" office:value="0.00910211" calcext:value-type="float">
            <text:p>0.00910211</text:p>
          </table:table-cell>
          <table:table-cell office:value-type="float" office:value="0.0002127039" calcext:value-type="float">
            <text:p>0.0002127039</text:p>
          </table:table-cell>
          <table:table-cell office:value-type="float" office:value="1259" calcext:value-type="float">
            <text:p>1259</text:p>
          </table:table-cell>
          <table:table-cell table:formula="of:=[.D986]*100" office:value-type="float" office:value="0.12429857" calcext:value-type="float">
            <text:p>0.12429857</text:p>
          </table:table-cell>
          <table:table-cell table:formula="of:=[.E986]*100" office:value-type="float" office:value="0.343522" calcext:value-type="float">
            <text:p>0.343522</text:p>
          </table:table-cell>
        </table:table-row>
        <table:table-row table:style-name="ro1">
          <table:table-cell office:value-type="float" office:value="63.07" calcext:value-type="float">
            <text:p>63.07</text:p>
          </table:table-cell>
          <table:table-cell office:value-type="float" office:value="179.070098877" calcext:value-type="float">
            <text:p>179.070098877</text:p>
          </table:table-cell>
          <table:table-cell office:value-type="float" office:value="-0.1004048323" calcext:value-type="float">
            <text:p>-0.10040483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3724" calcext:value-type="float">
            <text:p>0.0033724</text:p>
          </table:table-cell>
          <table:table-cell office:value-type="float" office:value="0.00910211" calcext:value-type="float">
            <text:p>0.00910211</text:p>
          </table:table-cell>
          <table:table-cell office:value-type="float" office:value="0.0000212383" calcext:value-type="float">
            <text:p>2.12383E-05</text:p>
          </table:table-cell>
          <table:table-cell office:value-type="float" office:value="1260" calcext:value-type="float">
            <text:p>1260</text:p>
          </table:table-cell>
          <table:table-cell table:formula="of:=[.D987]*100" office:value-type="float" office:value="0.12429857" calcext:value-type="float">
            <text:p>0.12429857</text:p>
          </table:table-cell>
          <table:table-cell table:formula="of:=[.E987]*100" office:value-type="float" office:value="0.33724" calcext:value-type="float">
            <text:p>0.33724</text:p>
          </table:table-cell>
        </table:table-row>
        <table:table-row table:style-name="ro1">
          <table:table-cell office:value-type="float" office:value="63.12" calcext:value-type="float">
            <text:p>63.12</text:p>
          </table:table-cell>
          <table:table-cell office:value-type="float" office:value="179.0679473877" calcext:value-type="float">
            <text:p>179.0679473877</text:p>
          </table:table-cell>
          <table:table-cell office:value-type="float" office:value="-0.1370465029" calcext:value-type="float">
            <text:p>-0.13704650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7475" calcext:value-type="float">
            <text:p>0.00357475</text:p>
          </table:table-cell>
          <table:table-cell office:value-type="float" office:value="0.00910211" calcext:value-type="float">
            <text:p>0.00910211</text:p>
          </table:table-cell>
          <table:table-cell office:value-type="float" office:value="0.0000384869" calcext:value-type="float">
            <text:p>3.84869E-05</text:p>
          </table:table-cell>
          <table:table-cell office:value-type="float" office:value="1261" calcext:value-type="float">
            <text:p>1261</text:p>
          </table:table-cell>
          <table:table-cell table:formula="of:=[.D988]*100" office:value-type="float" office:value="0.12429857" calcext:value-type="float">
            <text:p>0.12429857</text:p>
          </table:table-cell>
          <table:table-cell table:formula="of:=[.E988]*100" office:value-type="float" office:value="0.357475" calcext:value-type="float">
            <text:p>0.357475</text:p>
          </table:table-cell>
        </table:table-row>
        <table:table-row table:style-name="ro1">
          <table:table-cell office:value-type="float" office:value="63.17" calcext:value-type="float">
            <text:p>63.17</text:p>
          </table:table-cell>
          <table:table-cell office:value-type="float" office:value="179.062789917" calcext:value-type="float">
            <text:p>179.062789917</text:p>
          </table:table-cell>
          <table:table-cell office:value-type="float" office:value="-0.0976833439" calcext:value-type="float">
            <text:p>-0.09768334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4721" calcext:value-type="float">
            <text:p>0.00344721</text:p>
          </table:table-cell>
          <table:table-cell office:value-type="float" office:value="0.00873415" calcext:value-type="float">
            <text:p>0.00873415</text:p>
          </table:table-cell>
          <table:table-cell office:value-type="float" office:value="0.0000277959" calcext:value-type="float">
            <text:p>2.77959E-05</text:p>
          </table:table-cell>
          <table:table-cell office:value-type="float" office:value="1262" calcext:value-type="float">
            <text:p>1262</text:p>
          </table:table-cell>
          <table:table-cell table:formula="of:=[.D989]*100" office:value-type="float" office:value="0.12429857" calcext:value-type="float">
            <text:p>0.12429857</text:p>
          </table:table-cell>
          <table:table-cell table:formula="of:=[.E989]*100" office:value-type="float" office:value="0.344721" calcext:value-type="float">
            <text:p>0.344721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179.0551452637" calcext:value-type="float">
            <text:p>179.0551452637</text:p>
          </table:table-cell>
          <table:table-cell office:value-type="float" office:value="-0.1053241279" calcext:value-type="float">
            <text:p>-0.10532412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1317" calcext:value-type="float">
            <text:p>0.00341317</text:p>
          </table:table-cell>
          <table:table-cell office:value-type="float" office:value="0.00873415" calcext:value-type="float">
            <text:p>0.00873415</text:p>
          </table:table-cell>
          <table:table-cell office:value-type="float" office:value="-0.0000229039" calcext:value-type="float">
            <text:p>-2.29039E-05</text:p>
          </table:table-cell>
          <table:table-cell office:value-type="float" office:value="1263" calcext:value-type="float">
            <text:p>1263</text:p>
          </table:table-cell>
          <table:table-cell table:formula="of:=[.D990]*100" office:value-type="float" office:value="0.12429857" calcext:value-type="float">
            <text:p>0.12429857</text:p>
          </table:table-cell>
          <table:table-cell table:formula="of:=[.E990]*100" office:value-type="float" office:value="0.341317" calcext:value-type="float">
            <text:p>0.341317</text:p>
          </table:table-cell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179.0509338379" calcext:value-type="float">
            <text:p>179.0509338379</text:p>
          </table:table-cell>
          <table:table-cell office:value-type="float" office:value="-0.1604934451" calcext:value-type="float">
            <text:p>-0.16049344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5817" calcext:value-type="float">
            <text:p>0.00375817</text:p>
          </table:table-cell>
          <table:table-cell office:value-type="float" office:value="0.00890038" calcext:value-type="float">
            <text:p>0.00890038</text:p>
          </table:table-cell>
          <table:table-cell office:value-type="float" office:value="0.0000893423" calcext:value-type="float">
            <text:p>8.93423E-05</text:p>
          </table:table-cell>
          <table:table-cell office:value-type="float" office:value="1264" calcext:value-type="float">
            <text:p>1264</text:p>
          </table:table-cell>
          <table:table-cell table:formula="of:=[.D991]*100" office:value-type="float" office:value="0.12429857" calcext:value-type="float">
            <text:p>0.12429857</text:p>
          </table:table-cell>
          <table:table-cell table:formula="of:=[.E991]*100" office:value-type="float" office:value="0.375817" calcext:value-type="float">
            <text:p>0.375817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179.050994873" calcext:value-type="float">
            <text:p>179.050994873</text:p>
          </table:table-cell>
          <table:table-cell office:value-type="float" office:value="-0.1997676294" calcext:value-type="float">
            <text:p>-0.19976762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972" calcext:value-type="float">
            <text:p>0.00424972</text:p>
          </table:table-cell>
          <table:table-cell office:value-type="float" office:value="0.00831488" calcext:value-type="float">
            <text:p>0.00831488</text:p>
          </table:table-cell>
          <table:table-cell office:value-type="float" office:value="0.0000876493" calcext:value-type="float">
            <text:p>8.76493E-05</text:p>
          </table:table-cell>
          <table:table-cell office:value-type="float" office:value="1265" calcext:value-type="float">
            <text:p>1265</text:p>
          </table:table-cell>
          <table:table-cell table:formula="of:=[.D992]*100" office:value-type="float" office:value="0.12429857" calcext:value-type="float">
            <text:p>0.12429857</text:p>
          </table:table-cell>
          <table:table-cell table:formula="of:=[.E992]*100" office:value-type="float" office:value="0.424972" calcext:value-type="float">
            <text:p>0.424972</text:p>
          </table:table-cell>
        </table:table-row>
        <table:table-row table:style-name="ro1">
          <table:table-cell office:value-type="float" office:value="63.37" calcext:value-type="float">
            <text:p>63.37</text:p>
          </table:table-cell>
          <table:table-cell office:value-type="float" office:value="179.049911499" calcext:value-type="float">
            <text:p>179.049911499</text:p>
          </table:table-cell>
          <table:table-cell office:value-type="float" office:value="-0.1235455643" calcext:value-type="float">
            <text:p>-0.12354556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917" calcext:value-type="float">
            <text:p>0.00406917</text:p>
          </table:table-cell>
          <table:table-cell office:value-type="float" office:value="0.00831488" calcext:value-type="float">
            <text:p>0.00831488</text:p>
          </table:table-cell>
          <table:table-cell office:value-type="float" office:value="-0.0001327115" calcext:value-type="float">
            <text:p>-0.0001327115</text:p>
          </table:table-cell>
          <table:table-cell office:value-type="float" office:value="1266" calcext:value-type="float">
            <text:p>1266</text:p>
          </table:table-cell>
          <table:table-cell table:formula="of:=[.D993]*100" office:value-type="float" office:value="0.12429857" calcext:value-type="float">
            <text:p>0.12429857</text:p>
          </table:table-cell>
          <table:table-cell table:formula="of:=[.E993]*100" office:value-type="float" office:value="0.406917" calcext:value-type="float">
            <text:p>0.406917</text:p>
          </table:table-cell>
        </table:table-row>
        <table:table-row table:style-name="ro1">
          <table:table-cell office:value-type="float" office:value="63.42" calcext:value-type="float">
            <text:p>63.42</text:p>
          </table:table-cell>
          <table:table-cell office:value-type="float" office:value="179.0472412109" calcext:value-type="float">
            <text:p>179.0472412109</text:p>
          </table:table-cell>
          <table:table-cell office:value-type="float" office:value="-0.1951050039" calcext:value-type="float">
            <text:p>-0.19510500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258" calcext:value-type="float">
            <text:p>0.0044258</text:p>
          </table:table-cell>
          <table:table-cell office:value-type="float" office:value="0.00796877" calcext:value-type="float">
            <text:p>0.00796877</text:p>
          </table:table-cell>
          <table:table-cell office:value-type="float" office:value="0.0000515832" calcext:value-type="float">
            <text:p>5.15832E-05</text:p>
          </table:table-cell>
          <table:table-cell office:value-type="float" office:value="1267" calcext:value-type="float">
            <text:p>1267</text:p>
          </table:table-cell>
          <table:table-cell table:formula="of:=[.D994]*100" office:value-type="float" office:value="0.12429857" calcext:value-type="float">
            <text:p>0.12429857</text:p>
          </table:table-cell>
          <table:table-cell table:formula="of:=[.E994]*100" office:value-type="float" office:value="0.44258" calcext:value-type="float">
            <text:p>0.44258</text:p>
          </table:table-cell>
        </table:table-row>
        <table:table-row table:style-name="ro1">
          <table:table-cell office:value-type="float" office:value="63.47" calcext:value-type="float">
            <text:p>63.47</text:p>
          </table:table-cell>
          <table:table-cell office:value-type="float" office:value="179.0309143066" calcext:value-type="float">
            <text:p>179.0309143066</text:p>
          </table:table-cell>
          <table:table-cell office:value-type="float" office:value="-0.1473116981" calcext:value-type="float">
            <text:p>-0.14731169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485" calcext:value-type="float">
            <text:p>0.00434485</text:p>
          </table:table-cell>
          <table:table-cell office:value-type="float" office:value="0.00796877" calcext:value-type="float">
            <text:p>0.00796877</text:p>
          </table:table-cell>
          <table:table-cell office:value-type="float" office:value="-0.0001009195" calcext:value-type="float">
            <text:p>-0.0001009195</text:p>
          </table:table-cell>
          <table:table-cell office:value-type="float" office:value="1268" calcext:value-type="float">
            <text:p>1268</text:p>
          </table:table-cell>
          <table:table-cell table:formula="of:=[.D995]*100" office:value-type="float" office:value="0.12429857" calcext:value-type="float">
            <text:p>0.12429857</text:p>
          </table:table-cell>
          <table:table-cell table:formula="of:=[.E995]*100" office:value-type="float" office:value="0.434485" calcext:value-type="float">
            <text:p>0.434485</text:p>
          </table:table-cell>
        </table:table-row>
        <table:table-row table:style-name="ro1">
          <table:table-cell office:value-type="float" office:value="63.52" calcext:value-type="float">
            <text:p>63.52</text:p>
          </table:table-cell>
          <table:table-cell office:value-type="float" office:value="179.0240325928" calcext:value-type="float">
            <text:p>179.0240325928</text:p>
          </table:table-cell>
          <table:table-cell office:value-type="float" office:value="-0.167075659" calcext:value-type="float">
            <text:p>-0.1670756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2264" calcext:value-type="float">
            <text:p>0.00442264</text:p>
          </table:table-cell>
          <table:table-cell office:value-type="float" office:value="0.00789283" calcext:value-type="float">
            <text:p>0.00789283</text:p>
          </table:table-cell>
          <table:table-cell office:value-type="float" office:value="-0.0000434186" calcext:value-type="float">
            <text:p>-4.34186E-05</text:p>
          </table:table-cell>
          <table:table-cell office:value-type="float" office:value="1269" calcext:value-type="float">
            <text:p>1269</text:p>
          </table:table-cell>
          <table:table-cell table:formula="of:=[.D996]*100" office:value-type="float" office:value="0.12429857" calcext:value-type="float">
            <text:p>0.12429857</text:p>
          </table:table-cell>
          <table:table-cell table:formula="of:=[.E996]*100" office:value-type="float" office:value="0.442264" calcext:value-type="float">
            <text:p>0.442264</text:p>
          </table:table-cell>
        </table:table-row>
        <table:table-row table:style-name="ro1">
          <table:table-cell office:value-type="float" office:value="63.57" calcext:value-type="float">
            <text:p>63.57</text:p>
          </table:table-cell>
          <table:table-cell office:value-type="float" office:value="179.0152893066" calcext:value-type="float">
            <text:p>179.0152893066</text:p>
          </table:table-cell>
          <table:table-cell office:value-type="float" office:value="-0.216274255" calcext:value-type="float">
            <text:p>-0.2162742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0234" calcext:value-type="float">
            <text:p>0.00480234</text:p>
          </table:table-cell>
          <table:table-cell office:value-type="float" office:value="0.00778639" calcext:value-type="float">
            <text:p>0.00778639</text:p>
          </table:table-cell>
          <table:table-cell office:value-type="float" office:value="0.0001756922" calcext:value-type="float">
            <text:p>0.0001756922</text:p>
          </table:table-cell>
          <table:table-cell office:value-type="float" office:value="1270" calcext:value-type="float">
            <text:p>1270</text:p>
          </table:table-cell>
          <table:table-cell table:formula="of:=[.D997]*100" office:value-type="float" office:value="0.12429857" calcext:value-type="float">
            <text:p>0.12429857</text:p>
          </table:table-cell>
          <table:table-cell table:formula="of:=[.E997]*100" office:value-type="float" office:value="0.480234" calcext:value-type="float">
            <text:p>0.480234</text:p>
          </table:table-cell>
        </table:table-row>
        <table:table-row table:style-name="ro1">
          <table:table-cell office:value-type="float" office:value="63.62" calcext:value-type="float">
            <text:p>63.62</text:p>
          </table:table-cell>
          <table:table-cell office:value-type="float" office:value="179.0208892822" calcext:value-type="float">
            <text:p>179.0208892822</text:p>
          </table:table-cell>
          <table:table-cell office:value-type="float" office:value="-0.1660327456" calcext:value-type="float">
            <text:p>-0.16603274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042" calcext:value-type="float">
            <text:p>0.00472042</text:p>
          </table:table-cell>
          <table:table-cell office:value-type="float" office:value="0.00778639" calcext:value-type="float">
            <text:p>0.00778639</text:p>
          </table:table-cell>
          <table:table-cell office:value-type="float" office:value="-0.0001389057" calcext:value-type="float">
            <text:p>-0.0001389057</text:p>
          </table:table-cell>
          <table:table-cell office:value-type="float" office:value="1271" calcext:value-type="float">
            <text:p>1271</text:p>
          </table:table-cell>
          <table:table-cell table:formula="of:=[.D998]*100" office:value-type="float" office:value="0.12429857" calcext:value-type="float">
            <text:p>0.12429857</text:p>
          </table:table-cell>
          <table:table-cell table:formula="of:=[.E998]*100" office:value-type="float" office:value="0.472042" calcext:value-type="float">
            <text:p>0.472042</text:p>
          </table:table-cell>
        </table:table-row>
        <table:table-row table:style-name="ro1">
          <table:table-cell office:value-type="float" office:value="63.67" calcext:value-type="float">
            <text:p>63.67</text:p>
          </table:table-cell>
          <table:table-cell office:value-type="float" office:value="179.0294494629" calcext:value-type="float">
            <text:p>179.0294494629</text:p>
          </table:table-cell>
          <table:table-cell office:value-type="float" office:value="-0.2032216575" calcext:value-type="float">
            <text:p>-0.20322165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1371" calcext:value-type="float">
            <text:p>0.00491371</text:p>
          </table:table-cell>
          <table:table-cell office:value-type="float" office:value="0.00781144" calcext:value-type="float">
            <text:p>0.00781144</text:p>
          </table:table-cell>
          <table:table-cell office:value-type="float" office:value="0.0001018788" calcext:value-type="float">
            <text:p>0.0001018788</text:p>
          </table:table-cell>
          <table:table-cell office:value-type="float" office:value="1272" calcext:value-type="float">
            <text:p>1272</text:p>
          </table:table-cell>
          <table:table-cell table:formula="of:=[.D999]*100" office:value-type="float" office:value="0.12429857" calcext:value-type="float">
            <text:p>0.12429857</text:p>
          </table:table-cell>
          <table:table-cell table:formula="of:=[.E999]*100" office:value-type="float" office:value="0.491371" calcext:value-type="float">
            <text:p>0.491371</text:p>
          </table:table-cell>
        </table:table-row>
        <table:table-row table:style-name="ro1">
          <table:table-cell office:value-type="float" office:value="63.72" calcext:value-type="float">
            <text:p>63.72</text:p>
          </table:table-cell>
          <table:table-cell office:value-type="float" office:value="179.0223999023" calcext:value-type="float">
            <text:p>179.0223999023</text:p>
          </table:table-cell>
          <table:table-cell office:value-type="float" office:value="-0.1007117417" calcext:value-type="float">
            <text:p>-0.10071174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5928" calcext:value-type="float">
            <text:p>0.00435928</text:p>
          </table:table-cell>
          <table:table-cell office:value-type="float" office:value="0.00781144" calcext:value-type="float">
            <text:p>0.00781144</text:p>
          </table:table-cell>
          <table:table-cell office:value-type="float" office:value="-0.0002285557" calcext:value-type="float">
            <text:p>-0.0002285557</text:p>
          </table:table-cell>
          <table:table-cell office:value-type="float" office:value="1273" calcext:value-type="float">
            <text:p>1273</text:p>
          </table:table-cell>
          <table:table-cell table:formula="of:=[.D1000]*100" office:value-type="float" office:value="0.12429857" calcext:value-type="float">
            <text:p>0.12429857</text:p>
          </table:table-cell>
          <table:table-cell table:formula="of:=[.E1000]*100" office:value-type="float" office:value="0.435928" calcext:value-type="float">
            <text:p>0.435928</text:p>
          </table:table-cell>
        </table:table-row>
        <table:table-row table:style-name="ro1">
          <table:table-cell office:value-type="float" office:value="63.77" calcext:value-type="float">
            <text:p>63.77</text:p>
          </table:table-cell>
          <table:table-cell office:value-type="float" office:value="179.0201873779" calcext:value-type="float">
            <text:p>179.0201873779</text:p>
          </table:table-cell>
          <table:table-cell office:value-type="float" office:value="-0.2113600143" calcext:value-type="float">
            <text:p>-0.21136001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738" calcext:value-type="float">
            <text:p>0.00472738</text:p>
          </table:table-cell>
          <table:table-cell office:value-type="float" office:value="0.00781144" calcext:value-type="float">
            <text:p>0.00781144</text:p>
          </table:table-cell>
          <table:table-cell office:value-type="float" office:value="0.00014242" calcext:value-type="float">
            <text:p>0.00014242</text:p>
          </table:table-cell>
          <table:table-cell office:value-type="float" office:value="1274" calcext:value-type="float">
            <text:p>1274</text:p>
          </table:table-cell>
          <table:table-cell table:formula="of:=[.D1001]*100" office:value-type="float" office:value="0.12429857" calcext:value-type="float">
            <text:p>0.12429857</text:p>
          </table:table-cell>
          <table:table-cell table:formula="of:=[.E1001]*100" office:value-type="float" office:value="0.472738" calcext:value-type="float">
            <text:p>0.472738</text:p>
          </table:table-cell>
        </table:table-row>
        <table:table-row table:style-name="ro1">
          <table:table-cell office:value-type="float" office:value="63.82" calcext:value-type="float">
            <text:p>63.82</text:p>
          </table:table-cell>
          <table:table-cell office:value-type="float" office:value="179.0233917236" calcext:value-type="float">
            <text:p>179.0233917236</text:p>
          </table:table-cell>
          <table:table-cell office:value-type="float" office:value="-0.1573601702" calcext:value-type="float">
            <text:p>-0.15736017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127" calcext:value-type="float">
            <text:p>0.0046127</text:p>
          </table:table-cell>
          <table:table-cell office:value-type="float" office:value="0.00804917" calcext:value-type="float">
            <text:p>0.00804917</text:p>
          </table:table-cell>
          <table:table-cell office:value-type="float" office:value="0.0001871335" calcext:value-type="float">
            <text:p>0.0001871335</text:p>
          </table:table-cell>
          <table:table-cell office:value-type="float" office:value="1275" calcext:value-type="float">
            <text:p>1275</text:p>
          </table:table-cell>
          <table:table-cell table:formula="of:=[.D1002]*100" office:value-type="float" office:value="0.12429857" calcext:value-type="float">
            <text:p>0.12429857</text:p>
          </table:table-cell>
          <table:table-cell table:formula="of:=[.E1002]*100" office:value-type="float" office:value="0.46127" calcext:value-type="float">
            <text:p>0.46127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179.0215759277" calcext:value-type="float">
            <text:p>179.0215759277</text:p>
          </table:table-cell>
          <table:table-cell office:value-type="float" office:value="-0.2030241871" calcext:value-type="float">
            <text:p>-0.20302418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4063" calcext:value-type="float">
            <text:p>0.00484063</text:p>
          </table:table-cell>
          <table:table-cell office:value-type="float" office:value="0.00804917" calcext:value-type="float">
            <text:p>0.00804917</text:p>
          </table:table-cell>
          <table:table-cell office:value-type="float" office:value="0.0001330197" calcext:value-type="float">
            <text:p>0.0001330197</text:p>
          </table:table-cell>
          <table:table-cell office:value-type="float" office:value="1276" calcext:value-type="float">
            <text:p>1276</text:p>
          </table:table-cell>
          <table:table-cell table:formula="of:=[.D1003]*100" office:value-type="float" office:value="0.12429857" calcext:value-type="float">
            <text:p>0.12429857</text:p>
          </table:table-cell>
          <table:table-cell table:formula="of:=[.E1003]*100" office:value-type="float" office:value="0.484063" calcext:value-type="float">
            <text:p>0.484063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179.0076293945" calcext:value-type="float">
            <text:p>179.0076293945</text:p>
          </table:table-cell>
          <table:table-cell office:value-type="float" office:value="-0.2987004528" calcext:value-type="float">
            <text:p>-0.29870045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3009" calcext:value-type="float">
            <text:p>0.00563009</text:p>
          </table:table-cell>
          <table:table-cell office:value-type="float" office:value="0.00845208" calcext:value-type="float">
            <text:p>0.00845208</text:p>
          </table:table-cell>
          <table:table-cell office:value-type="float" office:value="0.0002226937" calcext:value-type="float">
            <text:p>0.0002226937</text:p>
          </table:table-cell>
          <table:table-cell office:value-type="float" office:value="1277" calcext:value-type="float">
            <text:p>1277</text:p>
          </table:table-cell>
          <table:table-cell table:formula="of:=[.D1004]*100" office:value-type="float" office:value="0.12429857" calcext:value-type="float">
            <text:p>0.12429857</text:p>
          </table:table-cell>
          <table:table-cell table:formula="of:=[.E1004]*100" office:value-type="float" office:value="0.563009" calcext:value-type="float">
            <text:p>0.563009</text:p>
          </table:table-cell>
        </table:table-row>
        <table:table-row table:style-name="ro1">
          <table:table-cell office:value-type="float" office:value="63.97" calcext:value-type="float">
            <text:p>63.97</text:p>
          </table:table-cell>
          <table:table-cell office:value-type="float" office:value="179.0063171387" calcext:value-type="float">
            <text:p>179.0063171387</text:p>
          </table:table-cell>
          <table:table-cell office:value-type="float" office:value="-0.2164334652" calcext:value-type="float">
            <text:p>-0.21643346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077" calcext:value-type="float">
            <text:p>0.0056077</text:p>
          </table:table-cell>
          <table:table-cell office:value-type="float" office:value="0.00845208" calcext:value-type="float">
            <text:p>0.00845208</text:p>
          </table:table-cell>
          <table:table-cell office:value-type="float" office:value="0.0000448061" calcext:value-type="float">
            <text:p>4.48061E-05</text:p>
          </table:table-cell>
          <table:table-cell office:value-type="float" office:value="1278" calcext:value-type="float">
            <text:p>1278</text:p>
          </table:table-cell>
          <table:table-cell table:formula="of:=[.D1005]*100" office:value-type="float" office:value="0.12429857" calcext:value-type="float">
            <text:p>0.12429857</text:p>
          </table:table-cell>
          <table:table-cell table:formula="of:=[.E1005]*100" office:value-type="float" office:value="0.56077" calcext:value-type="float">
            <text:p>0.56077</text:p>
          </table:table-cell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179.019241333" calcext:value-type="float">
            <text:p>179.019241333</text:p>
          </table:table-cell>
          <table:table-cell office:value-type="float" office:value="-0.2930139517" calcext:value-type="float">
            <text:p>-0.29301395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0314" calcext:value-type="float">
            <text:p>0.00610314</text:p>
          </table:table-cell>
          <table:table-cell office:value-type="float" office:value="0.00845208" calcext:value-type="float">
            <text:p>0.00845208</text:p>
          </table:table-cell>
          <table:table-cell office:value-type="float" office:value="0.0000522091" calcext:value-type="float">
            <text:p>5.22091E-05</text:p>
          </table:table-cell>
          <table:table-cell office:value-type="float" office:value="1279" calcext:value-type="float">
            <text:p>1279</text:p>
          </table:table-cell>
          <table:table-cell table:formula="of:=[.D1006]*100" office:value-type="float" office:value="0.12429857" calcext:value-type="float">
            <text:p>0.12429857</text:p>
          </table:table-cell>
          <table:table-cell table:formula="of:=[.E1006]*100" office:value-type="float" office:value="0.610314" calcext:value-type="float">
            <text:p>0.610314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179.0229644775" calcext:value-type="float">
            <text:p>179.0229644775</text:p>
          </table:table-cell>
          <table:table-cell office:value-type="float" office:value="-0.3156954432" calcext:value-type="float">
            <text:p>-0.31569544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8433" calcext:value-type="float">
            <text:p>0.00658433</text:p>
          </table:table-cell>
          <table:table-cell office:value-type="float" office:value="0.00895298" calcext:value-type="float">
            <text:p>0.00895298</text:p>
          </table:table-cell>
          <table:table-cell office:value-type="float" office:value="0.0001390757" calcext:value-type="float">
            <text:p>0.0001390757</text:p>
          </table:table-cell>
          <table:table-cell office:value-type="float" office:value="1280" calcext:value-type="float">
            <text:p>1280</text:p>
          </table:table-cell>
          <table:table-cell table:formula="of:=[.D1007]*100" office:value-type="float" office:value="0.12429857" calcext:value-type="float">
            <text:p>0.12429857</text:p>
          </table:table-cell>
          <table:table-cell table:formula="of:=[.E1007]*100" office:value-type="float" office:value="0.658433" calcext:value-type="float">
            <text:p>0.658433</text:p>
          </table:table-cell>
        </table:table-row>
        <table:table-row table:style-name="ro1">
          <table:table-cell office:value-type="float" office:value="64.12" calcext:value-type="float">
            <text:p>64.12</text:p>
          </table:table-cell>
          <table:table-cell office:value-type="float" office:value="179.0164642334" calcext:value-type="float">
            <text:p>179.0164642334</text:p>
          </table:table-cell>
          <table:table-cell office:value-type="float" office:value="-0.2656405258" calcext:value-type="float">
            <text:p>-0.26564052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7126" calcext:value-type="float">
            <text:p>0.00657126</text:p>
          </table:table-cell>
          <table:table-cell office:value-type="float" office:value="0.00895298" calcext:value-type="float">
            <text:p>0.00895298</text:p>
          </table:table-cell>
          <table:table-cell office:value-type="float" office:value="-0.0000790911" calcext:value-type="float">
            <text:p>-7.90911E-05</text:p>
          </table:table-cell>
          <table:table-cell office:value-type="float" office:value="1281" calcext:value-type="float">
            <text:p>1281</text:p>
          </table:table-cell>
          <table:table-cell table:formula="of:=[.D1008]*100" office:value-type="float" office:value="0.12429857" calcext:value-type="float">
            <text:p>0.12429857</text:p>
          </table:table-cell>
          <table:table-cell table:formula="of:=[.E1008]*100" office:value-type="float" office:value="0.657126" calcext:value-type="float">
            <text:p>0.657126</text:p>
          </table:table-cell>
        </table:table-row>
        <table:table-row table:style-name="ro1">
          <table:table-cell office:value-type="float" office:value="64.17" calcext:value-type="float">
            <text:p>64.17</text:p>
          </table:table-cell>
          <table:table-cell office:value-type="float" office:value="179.0238342285" calcext:value-type="float">
            <text:p>179.0238342285</text:p>
          </table:table-cell>
          <table:table-cell office:value-type="float" office:value="-0.2512503339" calcext:value-type="float">
            <text:p>-0.25125033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6665" calcext:value-type="float">
            <text:p>0.00646665</text:p>
          </table:table-cell>
          <table:table-cell office:value-type="float" office:value="0.00956005" calcext:value-type="float">
            <text:p>0.00956005</text:p>
          </table:table-cell>
          <table:table-cell office:value-type="float" office:value="-0.000180437" calcext:value-type="float">
            <text:p>-0.000180437</text:p>
          </table:table-cell>
          <table:table-cell office:value-type="float" office:value="1282" calcext:value-type="float">
            <text:p>1282</text:p>
          </table:table-cell>
          <table:table-cell table:formula="of:=[.D1009]*100" office:value-type="float" office:value="0.12429857" calcext:value-type="float">
            <text:p>0.12429857</text:p>
          </table:table-cell>
          <table:table-cell table:formula="of:=[.E1009]*100" office:value-type="float" office:value="0.646665" calcext:value-type="float">
            <text:p>0.646665</text:p>
          </table:table-cell>
        </table:table-row>
        <table:table-row table:style-name="ro1">
          <table:table-cell office:value-type="float" office:value="64.22" calcext:value-type="float">
            <text:p>64.22</text:p>
          </table:table-cell>
          <table:table-cell office:value-type="float" office:value="179.0346374512" calcext:value-type="float">
            <text:p>179.0346374512</text:p>
          </table:table-cell>
          <table:table-cell office:value-type="float" office:value="-0.3952543081" calcext:value-type="float">
            <text:p>-0.39525430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5668" calcext:value-type="float">
            <text:p>0.00735668</text:p>
          </table:table-cell>
          <table:table-cell office:value-type="float" office:value="0.00946442" calcext:value-type="float">
            <text:p>0.00946442</text:p>
          </table:table-cell>
          <table:table-cell office:value-type="float" office:value="0.0002391628" calcext:value-type="float">
            <text:p>0.0002391628</text:p>
          </table:table-cell>
          <table:table-cell office:value-type="float" office:value="1283" calcext:value-type="float">
            <text:p>1283</text:p>
          </table:table-cell>
          <table:table-cell table:formula="of:=[.D1010]*100" office:value-type="float" office:value="0.12429857" calcext:value-type="float">
            <text:p>0.12429857</text:p>
          </table:table-cell>
          <table:table-cell table:formula="of:=[.E1010]*100" office:value-type="float" office:value="0.735668" calcext:value-type="float">
            <text:p>0.735668</text:p>
          </table:table-cell>
        </table:table-row>
        <table:table-row table:style-name="ro1">
          <table:table-cell office:value-type="float" office:value="64.27" calcext:value-type="float">
            <text:p>64.27</text:p>
          </table:table-cell>
          <table:table-cell office:value-type="float" office:value="179.0393981934" calcext:value-type="float">
            <text:p>179.0393981934</text:p>
          </table:table-cell>
          <table:table-cell office:value-type="float" office:value="-0.3035336728" calcext:value-type="float">
            <text:p>-0.30353367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3827" calcext:value-type="float">
            <text:p>0.00733827</text:p>
          </table:table-cell>
          <table:table-cell office:value-type="float" office:value="0.00946442" calcext:value-type="float">
            <text:p>0.00946442</text:p>
          </table:table-cell>
          <table:table-cell office:value-type="float" office:value="-0.0001379406" calcext:value-type="float">
            <text:p>-0.0001379406</text:p>
          </table:table-cell>
          <table:table-cell office:value-type="float" office:value="1284" calcext:value-type="float">
            <text:p>1284</text:p>
          </table:table-cell>
          <table:table-cell table:formula="of:=[.D1011]*100" office:value-type="float" office:value="0.12429857" calcext:value-type="float">
            <text:p>0.12429857</text:p>
          </table:table-cell>
          <table:table-cell table:formula="of:=[.E1011]*100" office:value-type="float" office:value="0.733827" calcext:value-type="float">
            <text:p>0.733827</text:p>
          </table:table-cell>
        </table:table-row>
        <table:table-row table:style-name="ro1">
          <table:table-cell office:value-type="float" office:value="64.32" calcext:value-type="float">
            <text:p>64.32</text:p>
          </table:table-cell>
          <table:table-cell office:value-type="float" office:value="179.0451049805" calcext:value-type="float">
            <text:p>179.0451049805</text:p>
          </table:table-cell>
          <table:table-cell office:value-type="float" office:value="-0.2914123635" calcext:value-type="float">
            <text:p>-0.29141236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4523" calcext:value-type="float">
            <text:p>0.00724523</text:p>
          </table:table-cell>
          <table:table-cell office:value-type="float" office:value="0.0098997" calcext:value-type="float">
            <text:p>0.0098997</text:p>
          </table:table-cell>
          <table:table-cell office:value-type="float" office:value="-0.0000491164" calcext:value-type="float">
            <text:p>-4.91164E-05</text:p>
          </table:table-cell>
          <table:table-cell office:value-type="float" office:value="1285" calcext:value-type="float">
            <text:p>1285</text:p>
          </table:table-cell>
          <table:table-cell table:formula="of:=[.D1012]*100" office:value-type="float" office:value="0.12429857" calcext:value-type="float">
            <text:p>0.12429857</text:p>
          </table:table-cell>
          <table:table-cell table:formula="of:=[.E1012]*100" office:value-type="float" office:value="0.724523" calcext:value-type="float">
            <text:p>0.724523</text:p>
          </table:table-cell>
        </table:table-row>
        <table:table-row table:style-name="ro1">
          <table:table-cell office:value-type="float" office:value="64.37" calcext:value-type="float">
            <text:p>64.37</text:p>
          </table:table-cell>
          <table:table-cell office:value-type="float" office:value="179.0343017578" calcext:value-type="float">
            <text:p>179.0343017578</text:p>
          </table:table-cell>
          <table:table-cell office:value-type="float" office:value="-0.2906908225" calcext:value-type="float">
            <text:p>-0.29069082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7844" calcext:value-type="float">
            <text:p>0.00717844</text:p>
          </table:table-cell>
          <table:table-cell office:value-type="float" office:value="0.0098997" calcext:value-type="float">
            <text:p>0.0098997</text:p>
          </table:table-cell>
          <table:table-cell office:value-type="float" office:value="-0.0000212234" calcext:value-type="float">
            <text:p>-2.12234E-05</text:p>
          </table:table-cell>
          <table:table-cell office:value-type="float" office:value="1286" calcext:value-type="float">
            <text:p>1286</text:p>
          </table:table-cell>
          <table:table-cell table:formula="of:=[.D1013]*100" office:value-type="float" office:value="0.12429857" calcext:value-type="float">
            <text:p>0.12429857</text:p>
          </table:table-cell>
          <table:table-cell table:formula="of:=[.E1013]*100" office:value-type="float" office:value="0.717844" calcext:value-type="float">
            <text:p>0.717844</text:p>
          </table:table-cell>
        </table:table-row>
        <table:table-row table:style-name="ro1">
          <table:table-cell office:value-type="float" office:value="64.42" calcext:value-type="float">
            <text:p>64.42</text:p>
          </table:table-cell>
          <table:table-cell office:value-type="float" office:value="179.0304107666" calcext:value-type="float">
            <text:p>179.0304107666</text:p>
          </table:table-cell>
          <table:table-cell office:value-type="float" office:value="-0.2555636359" calcext:value-type="float">
            <text:p>-0.25556363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9985" calcext:value-type="float">
            <text:p>0.00689985</text:p>
          </table:table-cell>
          <table:table-cell office:value-type="float" office:value="0.01024079" calcext:value-type="float">
            <text:p>0.01024079</text:p>
          </table:table-cell>
          <table:table-cell office:value-type="float" office:value="-0.000106897" calcext:value-type="float">
            <text:p>-0.000106897</text:p>
          </table:table-cell>
          <table:table-cell office:value-type="float" office:value="1287" calcext:value-type="float">
            <text:p>1287</text:p>
          </table:table-cell>
          <table:table-cell table:formula="of:=[.D1014]*100" office:value-type="float" office:value="0.12429857" calcext:value-type="float">
            <text:p>0.12429857</text:p>
          </table:table-cell>
          <table:table-cell table:formula="of:=[.E1014]*100" office:value-type="float" office:value="0.689985" calcext:value-type="float">
            <text:p>0.689985</text:p>
          </table:table-cell>
        </table:table-row>
        <table:table-row table:style-name="ro1">
          <table:table-cell office:value-type="float" office:value="64.47" calcext:value-type="float">
            <text:p>64.47</text:p>
          </table:table-cell>
          <table:table-cell office:value-type="float" office:value="179.0274353027" calcext:value-type="float">
            <text:p>179.0274353027</text:p>
          </table:table-cell>
          <table:table-cell office:value-type="float" office:value="-0.2885581449" calcext:value-type="float">
            <text:p>-0.28855814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3417" calcext:value-type="float">
            <text:p>0.00693417</text:p>
          </table:table-cell>
          <table:table-cell office:value-type="float" office:value="0.01019577" calcext:value-type="float">
            <text:p>0.01019577</text:p>
          </table:table-cell>
          <table:table-cell office:value-type="float" office:value="0.0000834913" calcext:value-type="float">
            <text:p>8.34913E-05</text:p>
          </table:table-cell>
          <table:table-cell office:value-type="float" office:value="1288" calcext:value-type="float">
            <text:p>1288</text:p>
          </table:table-cell>
          <table:table-cell table:formula="of:=[.D1015]*100" office:value-type="float" office:value="0.12429857" calcext:value-type="float">
            <text:p>0.12429857</text:p>
          </table:table-cell>
          <table:table-cell table:formula="of:=[.E1015]*100" office:value-type="float" office:value="0.693417" calcext:value-type="float">
            <text:p>0.693417</text:p>
          </table:table-cell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179.0261688232" calcext:value-type="float">
            <text:p>179.0261688232</text:p>
          </table:table-cell>
          <table:table-cell office:value-type="float" office:value="-0.230146668" calcext:value-type="float">
            <text:p>-0.2301466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6774" calcext:value-type="float">
            <text:p>0.00656774</text:p>
          </table:table-cell>
          <table:table-cell office:value-type="float" office:value="0.01019577" calcext:value-type="float">
            <text:p>0.01019577</text:p>
          </table:table-cell>
          <table:table-cell office:value-type="float" office:value="0.0000350007" calcext:value-type="float">
            <text:p>3.50007E-05</text:p>
          </table:table-cell>
          <table:table-cell office:value-type="float" office:value="1289" calcext:value-type="float">
            <text:p>1289</text:p>
          </table:table-cell>
          <table:table-cell table:formula="of:=[.D1016]*100" office:value-type="float" office:value="0.12429857" calcext:value-type="float">
            <text:p>0.12429857</text:p>
          </table:table-cell>
          <table:table-cell table:formula="of:=[.E1016]*100" office:value-type="float" office:value="0.656774" calcext:value-type="float">
            <text:p>0.656774</text:p>
          </table:table-cell>
        </table:table-row>
        <table:table-row table:style-name="ro1">
          <table:table-cell office:value-type="float" office:value="64.57" calcext:value-type="float">
            <text:p>64.57</text:p>
          </table:table-cell>
          <table:table-cell office:value-type="float" office:value="179.0220336914" calcext:value-type="float">
            <text:p>179.0220336914</text:p>
          </table:table-cell>
          <table:table-cell office:value-type="float" office:value="-0.2953171298" calcext:value-type="float">
            <text:p>-0.29531712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5799" calcext:value-type="float">
            <text:p>0.00675799</text:p>
          </table:table-cell>
          <table:table-cell office:value-type="float" office:value="0.01033834" calcext:value-type="float">
            <text:p>0.01033834</text:p>
          </table:table-cell>
          <table:table-cell office:value-type="float" office:value="0.0001643505" calcext:value-type="float">
            <text:p>0.0001643505</text:p>
          </table:table-cell>
          <table:table-cell office:value-type="float" office:value="1290" calcext:value-type="float">
            <text:p>1290</text:p>
          </table:table-cell>
          <table:table-cell table:formula="of:=[.D1017]*100" office:value-type="float" office:value="0.12429857" calcext:value-type="float">
            <text:p>0.12429857</text:p>
          </table:table-cell>
          <table:table-cell table:formula="of:=[.E1017]*100" office:value-type="float" office:value="0.675799" calcext:value-type="float">
            <text:p>0.675799</text:p>
          </table:table-cell>
        </table:table-row>
        <table:table-row table:style-name="ro1">
          <table:table-cell office:value-type="float" office:value="64.62" calcext:value-type="float">
            <text:p>64.62</text:p>
          </table:table-cell>
          <table:table-cell office:value-type="float" office:value="179.0378265381" calcext:value-type="float">
            <text:p>179.0378265381</text:p>
          </table:table-cell>
          <table:table-cell office:value-type="float" office:value="-0.2943073769" calcext:value-type="float">
            <text:p>-0.29430737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7799" calcext:value-type="float">
            <text:p>0.00687799</text:p>
          </table:table-cell>
          <table:table-cell office:value-type="float" office:value="0.01030378" calcext:value-type="float">
            <text:p>0.01030378</text:p>
          </table:table-cell>
          <table:table-cell office:value-type="float" office:value="0.0001385572" calcext:value-type="float">
            <text:p>0.0001385572</text:p>
          </table:table-cell>
          <table:table-cell office:value-type="float" office:value="1291" calcext:value-type="float">
            <text:p>1291</text:p>
          </table:table-cell>
          <table:table-cell table:formula="of:=[.D1018]*100" office:value-type="float" office:value="0.12429857" calcext:value-type="float">
            <text:p>0.12429857</text:p>
          </table:table-cell>
          <table:table-cell table:formula="of:=[.E1018]*100" office:value-type="float" office:value="0.687799" calcext:value-type="float">
            <text:p>0.687799</text:p>
          </table:table-cell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179.028213501" calcext:value-type="float">
            <text:p>179.028213501</text:p>
          </table:table-cell>
          <table:table-cell office:value-type="float" office:value="-0.2293034432" calcext:value-type="float">
            <text:p>-0.22930344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2471" calcext:value-type="float">
            <text:p>0.00652471</text:p>
          </table:table-cell>
          <table:table-cell office:value-type="float" office:value="0.01030378" calcext:value-type="float">
            <text:p>0.01030378</text:p>
          </table:table-cell>
          <table:table-cell office:value-type="float" office:value="-0.0001426281" calcext:value-type="float">
            <text:p>-0.0001426281</text:p>
          </table:table-cell>
          <table:table-cell office:value-type="float" office:value="1292" calcext:value-type="float">
            <text:p>1292</text:p>
          </table:table-cell>
          <table:table-cell table:formula="of:=[.D1019]*100" office:value-type="float" office:value="0.12429857" calcext:value-type="float">
            <text:p>0.12429857</text:p>
          </table:table-cell>
          <table:table-cell table:formula="of:=[.E1019]*100" office:value-type="float" office:value="0.652471" calcext:value-type="float">
            <text:p>0.652471</text:p>
          </table:table-cell>
        </table:table-row>
        <table:table-row table:style-name="ro1">
          <table:table-cell office:value-type="float" office:value="64.72" calcext:value-type="float">
            <text:p>64.72</text:p>
          </table:table-cell>
          <table:table-cell office:value-type="float" office:value="179.0321044922" calcext:value-type="float">
            <text:p>179.0321044922</text:p>
          </table:table-cell>
          <table:table-cell office:value-type="float" office:value="-0.2988263168" calcext:value-type="float">
            <text:p>-0.29882631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5271" calcext:value-type="float">
            <text:p>0.00675271</text:p>
          </table:table-cell>
          <table:table-cell office:value-type="float" office:value="0.0102173" calcext:value-type="float">
            <text:p>0.0102173</text:p>
          </table:table-cell>
          <table:table-cell office:value-type="float" office:value="0.0001420542" calcext:value-type="float">
            <text:p>0.0001420542</text:p>
          </table:table-cell>
          <table:table-cell office:value-type="float" office:value="1293" calcext:value-type="float">
            <text:p>1293</text:p>
          </table:table-cell>
          <table:table-cell table:formula="of:=[.D1020]*100" office:value-type="float" office:value="0.12429857" calcext:value-type="float">
            <text:p>0.12429857</text:p>
          </table:table-cell>
          <table:table-cell table:formula="of:=[.E1020]*100" office:value-type="float" office:value="0.675271" calcext:value-type="float">
            <text:p>0.675271</text:p>
          </table:table-cell>
        </table:table-row>
        <table:table-row table:style-name="ro1">
          <table:table-cell office:value-type="float" office:value="64.77" calcext:value-type="float">
            <text:p>64.77</text:p>
          </table:table-cell>
          <table:table-cell office:value-type="float" office:value="179.0362548828" calcext:value-type="float">
            <text:p>179.0362548828</text:p>
          </table:table-cell>
          <table:table-cell office:value-type="float" office:value="-0.2068145317" calcext:value-type="float">
            <text:p>-0.20681453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9138" calcext:value-type="float">
            <text:p>0.00629138</text:p>
          </table:table-cell>
          <table:table-cell office:value-type="float" office:value="0.0102173" calcext:value-type="float">
            <text:p>0.0102173</text:p>
          </table:table-cell>
          <table:table-cell office:value-type="float" office:value="-0.0001475838" calcext:value-type="float">
            <text:p>-0.0001475838</text:p>
          </table:table-cell>
          <table:table-cell office:value-type="float" office:value="1294" calcext:value-type="float">
            <text:p>1294</text:p>
          </table:table-cell>
          <table:table-cell table:formula="of:=[.D1021]*100" office:value-type="float" office:value="0.12429857" calcext:value-type="float">
            <text:p>0.12429857</text:p>
          </table:table-cell>
          <table:table-cell table:formula="of:=[.E1021]*100" office:value-type="float" office:value="0.629138" calcext:value-type="float">
            <text:p>0.629138</text:p>
          </table:table-cell>
        </table:table-row>
        <table:table-row table:style-name="ro1">
          <table:table-cell office:value-type="float" office:value="64.82" calcext:value-type="float">
            <text:p>64.82</text:p>
          </table:table-cell>
          <table:table-cell office:value-type="float" office:value="179.0165863037" calcext:value-type="float">
            <text:p>179.0165863037</text:p>
          </table:table-cell>
          <table:table-cell office:value-type="float" office:value="-0.273972381" calcext:value-type="float">
            <text:p>-0.2739723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3165" calcext:value-type="float">
            <text:p>0.00643165</text:p>
          </table:table-cell>
          <table:table-cell office:value-type="float" office:value="0.00999213" calcext:value-type="float">
            <text:p>0.00999213</text:p>
          </table:table-cell>
          <table:table-cell office:value-type="float" office:value="0.0001895724" calcext:value-type="float">
            <text:p>0.0001895724</text:p>
          </table:table-cell>
          <table:table-cell office:value-type="float" office:value="1295" calcext:value-type="float">
            <text:p>1295</text:p>
          </table:table-cell>
          <table:table-cell table:formula="of:=[.D1022]*100" office:value-type="float" office:value="0.12429857" calcext:value-type="float">
            <text:p>0.12429857</text:p>
          </table:table-cell>
          <table:table-cell table:formula="of:=[.E1022]*100" office:value-type="float" office:value="0.643165" calcext:value-type="float">
            <text:p>0.643165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179.0194549561" calcext:value-type="float">
            <text:p>179.0194549561</text:p>
          </table:table-cell>
          <table:table-cell office:value-type="float" office:value="-0.3007641134" calcext:value-type="float">
            <text:p>-0.30076411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0364" calcext:value-type="float">
            <text:p>0.00670364</text:p>
          </table:table-cell>
          <table:table-cell office:value-type="float" office:value="0.00995457" calcext:value-type="float">
            <text:p>0.00995457</text:p>
          </table:table-cell>
          <table:table-cell office:value-type="float" office:value="0.0000498266" calcext:value-type="float">
            <text:p>4.98266E-05</text:p>
          </table:table-cell>
          <table:table-cell office:value-type="float" office:value="1296" calcext:value-type="float">
            <text:p>1296</text:p>
          </table:table-cell>
          <table:table-cell table:formula="of:=[.D1023]*100" office:value-type="float" office:value="0.12429857" calcext:value-type="float">
            <text:p>0.12429857</text:p>
          </table:table-cell>
          <table:table-cell table:formula="of:=[.E1023]*100" office:value-type="float" office:value="0.670364" calcext:value-type="float">
            <text:p>0.670364</text:p>
          </table:table-cell>
        </table:table-row>
        <table:table-row table:style-name="ro1">
          <table:table-cell office:value-type="float" office:value="64.92" calcext:value-type="float">
            <text:p>64.92</text:p>
          </table:table-cell>
          <table:table-cell office:value-type="float" office:value="179.0306091309" calcext:value-type="float">
            <text:p>179.0306091309</text:p>
          </table:table-cell>
          <table:table-cell office:value-type="float" office:value="-0.3138101813" calcext:value-type="float">
            <text:p>-0.31381018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7176" calcext:value-type="float">
            <text:p>0.00697176</text:p>
          </table:table-cell>
          <table:table-cell office:value-type="float" office:value="0.00995457" calcext:value-type="float">
            <text:p>0.00995457</text:p>
          </table:table-cell>
          <table:table-cell office:value-type="float" office:value="0.0002286834" calcext:value-type="float">
            <text:p>0.0002286834</text:p>
          </table:table-cell>
          <table:table-cell office:value-type="float" office:value="1297" calcext:value-type="float">
            <text:p>1297</text:p>
          </table:table-cell>
          <table:table-cell table:formula="of:=[.D1024]*100" office:value-type="float" office:value="0.12429857" calcext:value-type="float">
            <text:p>0.12429857</text:p>
          </table:table-cell>
          <table:table-cell table:formula="of:=[.E1024]*100" office:value-type="float" office:value="0.697176" calcext:value-type="float">
            <text:p>0.697176</text:p>
          </table:table-cell>
        </table:table-row>
        <table:table-row table:style-name="ro1">
          <table:table-cell office:value-type="float" office:value="64.97" calcext:value-type="float">
            <text:p>64.97</text:p>
          </table:table-cell>
          <table:table-cell office:value-type="float" office:value="179.0313873291" calcext:value-type="float">
            <text:p>179.0313873291</text:p>
          </table:table-cell>
          <table:table-cell office:value-type="float" office:value="-0.2961178361" calcext:value-type="float">
            <text:p>-0.29611783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3245" calcext:value-type="float">
            <text:p>0.00703245</text:p>
          </table:table-cell>
          <table:table-cell office:value-type="float" office:value="0.00956071" calcext:value-type="float">
            <text:p>0.00956071</text:p>
          </table:table-cell>
          <table:table-cell office:value-type="float" office:value="-0.0000389852" calcext:value-type="float">
            <text:p>-3.89852E-05</text:p>
          </table:table-cell>
          <table:table-cell office:value-type="float" office:value="1298" calcext:value-type="float">
            <text:p>1298</text:p>
          </table:table-cell>
          <table:table-cell table:formula="of:=[.D1025]*100" office:value-type="float" office:value="0.12429857" calcext:value-type="float">
            <text:p>0.12429857</text:p>
          </table:table-cell>
          <table:table-cell table:formula="of:=[.E1025]*100" office:value-type="float" office:value="0.703245" calcext:value-type="float">
            <text:p>0.703245</text:p>
          </table:table-cell>
        </table:table-row>
        <table:table-row table:style-name="ro1">
          <table:table-cell office:value-type="float" office:value="65.02" calcext:value-type="float">
            <text:p>65.02</text:p>
          </table:table-cell>
          <table:table-cell office:value-type="float" office:value="179.0309753418" calcext:value-type="float">
            <text:p>179.0309753418</text:p>
          </table:table-cell>
          <table:table-cell office:value-type="float" office:value="-0.2916806866" calcext:value-type="float">
            <text:p>-0.29168068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433" calcext:value-type="float">
            <text:p>0.0070433</text:p>
          </table:table-cell>
          <table:table-cell office:value-type="float" office:value="0.00956071" calcext:value-type="float">
            <text:p>0.00956071</text:p>
          </table:table-cell>
          <table:table-cell office:value-type="float" office:value="-0.0000113277" calcext:value-type="float">
            <text:p>-1.13277E-05</text:p>
          </table:table-cell>
          <table:table-cell office:value-type="float" office:value="1299" calcext:value-type="float">
            <text:p>1299</text:p>
          </table:table-cell>
          <table:table-cell table:formula="of:=[.D1026]*100" office:value-type="float" office:value="0.12429857" calcext:value-type="float">
            <text:p>0.12429857</text:p>
          </table:table-cell>
          <table:table-cell table:formula="of:=[.E1026]*100" office:value-type="float" office:value="0.70433" calcext:value-type="float">
            <text:p>0.70433</text:p>
          </table:table-cell>
        </table:table-row>
        <table:table-row table:style-name="ro1">
          <table:table-cell office:value-type="float" office:value="65.07" calcext:value-type="float">
            <text:p>65.07</text:p>
          </table:table-cell>
          <table:table-cell office:value-type="float" office:value="179.0292205811" calcext:value-type="float">
            <text:p>179.0292205811</text:p>
          </table:table-cell>
          <table:table-cell office:value-type="float" office:value="-0.3385283177" calcext:value-type="float">
            <text:p>-0.33852831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6275" calcext:value-type="float">
            <text:p>0.00736275</text:p>
          </table:table-cell>
          <table:table-cell office:value-type="float" office:value="0.00915307" calcext:value-type="float">
            <text:p>0.00915307</text:p>
          </table:table-cell>
          <table:table-cell office:value-type="float" office:value="0.00038318" calcext:value-type="float">
            <text:p>0.00038318</text:p>
          </table:table-cell>
          <table:table-cell office:value-type="float" office:value="1300" calcext:value-type="float">
            <text:p>1300</text:p>
          </table:table-cell>
          <table:table-cell table:formula="of:=[.D1027]*100" office:value-type="float" office:value="0.12429857" calcext:value-type="float">
            <text:p>0.12429857</text:p>
          </table:table-cell>
          <table:table-cell table:formula="of:=[.E1027]*100" office:value-type="float" office:value="0.736275" calcext:value-type="float">
            <text:p>0.736275</text:p>
          </table:table-cell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179.0275878906" calcext:value-type="float">
            <text:p>179.0275878906</text:p>
          </table:table-cell>
          <table:table-cell office:value-type="float" office:value="-0.3173360146" calcext:value-type="float">
            <text:p>-0.31733601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343" calcext:value-type="float">
            <text:p>0.0074343</text:p>
          </table:table-cell>
          <table:table-cell office:value-type="float" office:value="0.00909058" calcext:value-type="float">
            <text:p>0.00909058</text:p>
          </table:table-cell>
          <table:table-cell office:value-type="float" office:value="-0.0000711149" calcext:value-type="float">
            <text:p>-7.11149E-05</text:p>
          </table:table-cell>
          <table:table-cell office:value-type="float" office:value="1301" calcext:value-type="float">
            <text:p>1301</text:p>
          </table:table-cell>
          <table:table-cell table:formula="of:=[.D1028]*100" office:value-type="float" office:value="0.12429857" calcext:value-type="float">
            <text:p>0.12429857</text:p>
          </table:table-cell>
          <table:table-cell table:formula="of:=[.E1028]*100" office:value-type="float" office:value="0.74343" calcext:value-type="float">
            <text:p>0.74343</text:p>
          </table:table-cell>
        </table:table-row>
        <table:table-row table:style-name="ro1">
          <table:table-cell office:value-type="float" office:value="65.17" calcext:value-type="float">
            <text:p>65.17</text:p>
          </table:table-cell>
          <table:table-cell office:value-type="float" office:value="179.0339355469" calcext:value-type="float">
            <text:p>179.0339355469</text:p>
          </table:table-cell>
          <table:table-cell office:value-type="float" office:value="-0.2652588938" calcext:value-type="float">
            <text:p>-0.26525889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3489" calcext:value-type="float">
            <text:p>0.00713489</text:p>
          </table:table-cell>
          <table:table-cell office:value-type="float" office:value="0.00909058" calcext:value-type="float">
            <text:p>0.00909058</text:p>
          </table:table-cell>
          <table:table-cell office:value-type="float" office:value="-0.0000474242" calcext:value-type="float">
            <text:p>-4.74242E-05</text:p>
          </table:table-cell>
          <table:table-cell office:value-type="float" office:value="1302" calcext:value-type="float">
            <text:p>1302</text:p>
          </table:table-cell>
          <table:table-cell table:formula="of:=[.D1029]*100" office:value-type="float" office:value="0.12429857" calcext:value-type="float">
            <text:p>0.12429857</text:p>
          </table:table-cell>
          <table:table-cell table:formula="of:=[.E1029]*100" office:value-type="float" office:value="0.713489" calcext:value-type="float">
            <text:p>0.713489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179.0388031006" calcext:value-type="float">
            <text:p>179.0388031006</text:p>
          </table:table-cell>
          <table:table-cell office:value-type="float" office:value="-0.3254350373" calcext:value-type="float">
            <text:p>-0.32543503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33649" calcext:value-type="float">
            <text:p>0.00733649</text:p>
          </table:table-cell>
          <table:table-cell office:value-type="float" office:value="0.00861857" calcext:value-type="float">
            <text:p>0.00861857</text:p>
          </table:table-cell>
          <table:table-cell office:value-type="float" office:value="-0.0000838181" calcext:value-type="float">
            <text:p>-8.38181E-05</text:p>
          </table:table-cell>
          <table:table-cell office:value-type="float" office:value="1303" calcext:value-type="float">
            <text:p>1303</text:p>
          </table:table-cell>
          <table:table-cell table:formula="of:=[.D1030]*100" office:value-type="float" office:value="0.12429857" calcext:value-type="float">
            <text:p>0.12429857</text:p>
          </table:table-cell>
          <table:table-cell table:formula="of:=[.E1030]*100" office:value-type="float" office:value="0.733649" calcext:value-type="float">
            <text:p>0.733649</text:p>
          </table:table-cell>
        </table:table-row>
        <table:table-row table:style-name="ro1">
          <table:table-cell office:value-type="float" office:value="65.27" calcext:value-type="float">
            <text:p>65.27</text:p>
          </table:table-cell>
          <table:table-cell office:value-type="float" office:value="179.0380096436" calcext:value-type="float">
            <text:p>179.0380096436</text:p>
          </table:table-cell>
          <table:table-cell office:value-type="float" office:value="-0.2952429356" calcext:value-type="float">
            <text:p>-0.29524293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6957" calcext:value-type="float">
            <text:p>0.00726957</text:p>
          </table:table-cell>
          <table:table-cell office:value-type="float" office:value="0.00861857" calcext:value-type="float">
            <text:p>0.00861857</text:p>
          </table:table-cell>
          <table:table-cell office:value-type="float" office:value="0.0001288361" calcext:value-type="float">
            <text:p>0.0001288361</text:p>
          </table:table-cell>
          <table:table-cell office:value-type="float" office:value="1304" calcext:value-type="float">
            <text:p>1304</text:p>
          </table:table-cell>
          <table:table-cell table:formula="of:=[.D1031]*100" office:value-type="float" office:value="0.12429857" calcext:value-type="float">
            <text:p>0.12429857</text:p>
          </table:table-cell>
          <table:table-cell table:formula="of:=[.E1031]*100" office:value-type="float" office:value="0.726957" calcext:value-type="float">
            <text:p>0.726957</text:p>
          </table:table-cell>
        </table:table-row>
        <table:table-row table:style-name="ro1">
          <table:table-cell office:value-type="float" office:value="65.32" calcext:value-type="float">
            <text:p>65.32</text:p>
          </table:table-cell>
          <table:table-cell office:value-type="float" office:value="179.0194244385" calcext:value-type="float">
            <text:p>179.0194244385</text:p>
          </table:table-cell>
          <table:table-cell office:value-type="float" office:value="-0.2501995958" calcext:value-type="float">
            <text:p>-0.25019959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248" calcext:value-type="float">
            <text:p>0.0069248</text:p>
          </table:table-cell>
          <table:table-cell office:value-type="float" office:value="0.00827601" calcext:value-type="float">
            <text:p>0.00827601</text:p>
          </table:table-cell>
          <table:table-cell office:value-type="float" office:value="0.0000142322" calcext:value-type="float">
            <text:p>1.42322E-05</text:p>
          </table:table-cell>
          <table:table-cell office:value-type="float" office:value="1305" calcext:value-type="float">
            <text:p>1305</text:p>
          </table:table-cell>
          <table:table-cell table:formula="of:=[.D1032]*100" office:value-type="float" office:value="0.12429857" calcext:value-type="float">
            <text:p>0.12429857</text:p>
          </table:table-cell>
          <table:table-cell table:formula="of:=[.E1032]*100" office:value-type="float" office:value="0.69248" calcext:value-type="float">
            <text:p>0.69248</text:p>
          </table:table-cell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179.0217132568" calcext:value-type="float">
            <text:p>179.0217132568</text:p>
          </table:table-cell>
          <table:table-cell office:value-type="float" office:value="-0.2597560078" calcext:value-type="float">
            <text:p>-0.25975600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5884" calcext:value-type="float">
            <text:p>0.00675884</text:p>
          </table:table-cell>
          <table:table-cell office:value-type="float" office:value="0.00820246" calcext:value-type="float">
            <text:p>0.00820246</text:p>
          </table:table-cell>
          <table:table-cell office:value-type="float" office:value="0.000056972" calcext:value-type="float">
            <text:p>0.000056972</text:p>
          </table:table-cell>
          <table:table-cell office:value-type="float" office:value="1306" calcext:value-type="float">
            <text:p>1306</text:p>
          </table:table-cell>
          <table:table-cell table:formula="of:=[.D1033]*100" office:value-type="float" office:value="0.12429857" calcext:value-type="float">
            <text:p>0.12429857</text:p>
          </table:table-cell>
          <table:table-cell table:formula="of:=[.E1033]*100" office:value-type="float" office:value="0.675884" calcext:value-type="float">
            <text:p>0.675884</text:p>
          </table:table-cell>
        </table:table-row>
        <table:table-row table:style-name="ro1">
          <table:table-cell office:value-type="float" office:value="65.42" calcext:value-type="float">
            <text:p>65.42</text:p>
          </table:table-cell>
          <table:table-cell office:value-type="float" office:value="179.0174407959" calcext:value-type="float">
            <text:p>179.0174407959</text:p>
          </table:table-cell>
          <table:table-cell office:value-type="float" office:value="-0.2451126647" calcext:value-type="float">
            <text:p>-0.24511266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507" calcext:value-type="float">
            <text:p>0.0065507</text:p>
          </table:table-cell>
          <table:table-cell office:value-type="float" office:value="0.00820246" calcext:value-type="float">
            <text:p>0.00820246</text:p>
          </table:table-cell>
          <table:table-cell office:value-type="float" office:value="0.0001113516" calcext:value-type="float">
            <text:p>0.0001113516</text:p>
          </table:table-cell>
          <table:table-cell office:value-type="float" office:value="1307" calcext:value-type="float">
            <text:p>1307</text:p>
          </table:table-cell>
          <table:table-cell table:formula="of:=[.D1034]*100" office:value-type="float" office:value="0.12429857" calcext:value-type="float">
            <text:p>0.12429857</text:p>
          </table:table-cell>
          <table:table-cell table:formula="of:=[.E1034]*100" office:value-type="float" office:value="0.65507" calcext:value-type="float">
            <text:p>0.65507</text:p>
          </table:table-cell>
        </table:table-row>
        <table:table-row table:style-name="ro1">
          <table:table-cell office:value-type="float" office:value="65.47" calcext:value-type="float">
            <text:p>65.47</text:p>
          </table:table-cell>
          <table:table-cell office:value-type="float" office:value="179.0333404541" calcext:value-type="float">
            <text:p>179.0333404541</text:p>
          </table:table-cell>
          <table:table-cell office:value-type="float" office:value="-0.2922487587" calcext:value-type="float">
            <text:p>-0.29224875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2619" calcext:value-type="float">
            <text:p>0.00672619</text:p>
          </table:table-cell>
          <table:table-cell office:value-type="float" office:value="0.00796812" calcext:value-type="float">
            <text:p>0.00796812</text:p>
          </table:table-cell>
          <table:table-cell office:value-type="float" office:value="0.0001571872" calcext:value-type="float">
            <text:p>0.0001571872</text:p>
          </table:table-cell>
          <table:table-cell office:value-type="float" office:value="1308" calcext:value-type="float">
            <text:p>1308</text:p>
          </table:table-cell>
          <table:table-cell table:formula="of:=[.D1035]*100" office:value-type="float" office:value="0.12429857" calcext:value-type="float">
            <text:p>0.12429857</text:p>
          </table:table-cell>
          <table:table-cell table:formula="of:=[.E1035]*100" office:value-type="float" office:value="0.672619" calcext:value-type="float">
            <text:p>0.672619</text:p>
          </table:table-cell>
        </table:table-row>
        <table:table-row table:style-name="ro1">
          <table:table-cell office:value-type="float" office:value="65.52" calcext:value-type="float">
            <text:p>65.52</text:p>
          </table:table-cell>
          <table:table-cell office:value-type="float" office:value="179.0432128906" calcext:value-type="float">
            <text:p>179.0432128906</text:p>
          </table:table-cell>
          <table:table-cell office:value-type="float" office:value="-0.2355341767" calcext:value-type="float">
            <text:p>-0.23553417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6511" calcext:value-type="float">
            <text:p>0.00646511</text:p>
          </table:table-cell>
          <table:table-cell office:value-type="float" office:value="0.00789961" calcext:value-type="float">
            <text:p>0.00789961</text:p>
          </table:table-cell>
          <table:table-cell office:value-type="float" office:value="-0.0000931691" calcext:value-type="float">
            <text:p>-9.31691E-05</text:p>
          </table:table-cell>
          <table:table-cell office:value-type="float" office:value="1309" calcext:value-type="float">
            <text:p>1309</text:p>
          </table:table-cell>
          <table:table-cell table:formula="of:=[.D1036]*100" office:value-type="float" office:value="0.12429857" calcext:value-type="float">
            <text:p>0.12429857</text:p>
          </table:table-cell>
          <table:table-cell table:formula="of:=[.E1036]*100" office:value-type="float" office:value="0.646511" calcext:value-type="float">
            <text:p>0.646511</text:p>
          </table:table-cell>
        </table:table-row>
        <table:table-row table:style-name="ro1">
          <table:table-cell office:value-type="float" office:value="65.57" calcext:value-type="float">
            <text:p>65.57</text:p>
          </table:table-cell>
          <table:table-cell office:value-type="float" office:value="179.0405273438" calcext:value-type="float">
            <text:p>179.0405273438</text:p>
          </table:table-cell>
          <table:table-cell office:value-type="float" office:value="-0.2111977795" calcext:value-type="float">
            <text:p>-0.21119777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2902" calcext:value-type="float">
            <text:p>0.00612902</text:p>
          </table:table-cell>
          <table:table-cell office:value-type="float" office:value="0.00789961" calcext:value-type="float">
            <text:p>0.00789961</text:p>
          </table:table-cell>
          <table:table-cell office:value-type="float" office:value="-0.0000570895" calcext:value-type="float">
            <text:p>-5.70895E-05</text:p>
          </table:table-cell>
          <table:table-cell office:value-type="float" office:value="1310" calcext:value-type="float">
            <text:p>1310</text:p>
          </table:table-cell>
          <table:table-cell table:formula="of:=[.D1037]*100" office:value-type="float" office:value="0.12429857" calcext:value-type="float">
            <text:p>0.12429857</text:p>
          </table:table-cell>
          <table:table-cell table:formula="of:=[.E1037]*100" office:value-type="float" office:value="0.612902" calcext:value-type="float">
            <text:p>0.612902</text:p>
          </table:table-cell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179.0430297852" calcext:value-type="float">
            <text:p>179.0430297852</text:p>
          </table:table-cell>
          <table:table-cell office:value-type="float" office:value="-0.2702059892" calcext:value-type="float">
            <text:p>-0.27020598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984" calcext:value-type="float">
            <text:p>0.0062984</text:p>
          </table:table-cell>
          <table:table-cell office:value-type="float" office:value="0.00774032" calcext:value-type="float">
            <text:p>0.00774032</text:p>
          </table:table-cell>
          <table:table-cell office:value-type="float" office:value="0.0000130602" calcext:value-type="float">
            <text:p>1.30602E-05</text:p>
          </table:table-cell>
          <table:table-cell office:value-type="float" office:value="1311" calcext:value-type="float">
            <text:p>1311</text:p>
          </table:table-cell>
          <table:table-cell table:formula="of:=[.D1038]*100" office:value-type="float" office:value="0.12429857" calcext:value-type="float">
            <text:p>0.12429857</text:p>
          </table:table-cell>
          <table:table-cell table:formula="of:=[.E1038]*100" office:value-type="float" office:value="0.62984" calcext:value-type="float">
            <text:p>0.62984</text:p>
          </table:table-cell>
        </table:table-row>
        <table:table-row table:style-name="ro1">
          <table:table-cell office:value-type="float" office:value="65.67" calcext:value-type="float">
            <text:p>65.67</text:p>
          </table:table-cell>
          <table:table-cell office:value-type="float" office:value="179.0483703613" calcext:value-type="float">
            <text:p>179.0483703613</text:p>
          </table:table-cell>
          <table:table-cell office:value-type="float" office:value="-0.2564640879" calcext:value-type="float">
            <text:p>-0.25646408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1965" calcext:value-type="float">
            <text:p>0.00631965</text:p>
          </table:table-cell>
          <table:table-cell office:value-type="float" office:value="0.00774032" calcext:value-type="float">
            <text:p>0.00774032</text:p>
          </table:table-cell>
          <table:table-cell office:value-type="float" office:value="-0.0001700075" calcext:value-type="float">
            <text:p>-0.0001700075</text:p>
          </table:table-cell>
          <table:table-cell office:value-type="float" office:value="1312" calcext:value-type="float">
            <text:p>1312</text:p>
          </table:table-cell>
          <table:table-cell table:formula="of:=[.D1039]*100" office:value-type="float" office:value="0.12429857" calcext:value-type="float">
            <text:p>0.12429857</text:p>
          </table:table-cell>
          <table:table-cell table:formula="of:=[.E1039]*100"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65.72" calcext:value-type="float">
            <text:p>65.72</text:p>
          </table:table-cell>
          <table:table-cell office:value-type="float" office:value="179.0471801758" calcext:value-type="float">
            <text:p>179.0471801758</text:p>
          </table:table-cell>
          <table:table-cell office:value-type="float" office:value="-0.2126571774" calcext:value-type="float">
            <text:p>-0.21265717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4185" calcext:value-type="float">
            <text:p>0.00604185</text:p>
          </table:table-cell>
          <table:table-cell office:value-type="float" office:value="0.00777891" calcext:value-type="float">
            <text:p>0.00777891</text:p>
          </table:table-cell>
          <table:table-cell office:value-type="float" office:value="0.0000678794" calcext:value-type="float">
            <text:p>6.78794E-05</text:p>
          </table:table-cell>
          <table:table-cell office:value-type="float" office:value="1313" calcext:value-type="float">
            <text:p>1313</text:p>
          </table:table-cell>
          <table:table-cell table:formula="of:=[.D1040]*100" office:value-type="float" office:value="0.12429857" calcext:value-type="float">
            <text:p>0.12429857</text:p>
          </table:table-cell>
          <table:table-cell table:formula="of:=[.E1040]*100" office:value-type="float" office:value="0.604185" calcext:value-type="float">
            <text:p>0.604185</text:p>
          </table:table-cell>
        </table:table-row>
        <table:table-row table:style-name="ro1">
          <table:table-cell office:value-type="float" office:value="65.77" calcext:value-type="float">
            <text:p>65.77</text:p>
          </table:table-cell>
          <table:table-cell office:value-type="float" office:value="179.0431671143" calcext:value-type="float">
            <text:p>179.0431671143</text:p>
          </table:table-cell>
          <table:table-cell office:value-type="float" office:value="-0.2981291044" calcext:value-type="float">
            <text:p>-0.29812910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2643" calcext:value-type="float">
            <text:p>0.00642643</text:p>
          </table:table-cell>
          <table:table-cell office:value-type="float" office:value="0.00773676" calcext:value-type="float">
            <text:p>0.00773676</text:p>
          </table:table-cell>
          <table:table-cell office:value-type="float" office:value="0.0000721661" calcext:value-type="float">
            <text:p>7.21661E-05</text:p>
          </table:table-cell>
          <table:table-cell office:value-type="float" office:value="1314" calcext:value-type="float">
            <text:p>1314</text:p>
          </table:table-cell>
          <table:table-cell table:formula="of:=[.D1041]*100" office:value-type="float" office:value="0.12429857" calcext:value-type="float">
            <text:p>0.12429857</text:p>
          </table:table-cell>
          <table:table-cell table:formula="of:=[.E1041]*100" office:value-type="float" office:value="0.642643" calcext:value-type="float">
            <text:p>0.642643</text:p>
          </table:table-cell>
        </table:table-row>
        <table:table-row table:style-name="ro1">
          <table:table-cell office:value-type="float" office:value="65.82" calcext:value-type="float">
            <text:p>65.82</text:p>
          </table:table-cell>
          <table:table-cell office:value-type="float" office:value="179.0459289551" calcext:value-type="float">
            <text:p>179.0459289551</text:p>
          </table:table-cell>
          <table:table-cell office:value-type="float" office:value="-0.2470710872" calcext:value-type="float">
            <text:p>-0.24707108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4233" calcext:value-type="float">
            <text:p>0.00634233</text:p>
          </table:table-cell>
          <table:table-cell office:value-type="float" office:value="0.0079035" calcext:value-type="float">
            <text:p>0.0079035</text:p>
          </table:table-cell>
          <table:table-cell office:value-type="float" office:value="-0.0001075261" calcext:value-type="float">
            <text:p>-0.0001075261</text:p>
          </table:table-cell>
          <table:table-cell office:value-type="float" office:value="1315" calcext:value-type="float">
            <text:p>1315</text:p>
          </table:table-cell>
          <table:table-cell table:formula="of:=[.D1042]*100" office:value-type="float" office:value="0.12429857" calcext:value-type="float">
            <text:p>0.12429857</text:p>
          </table:table-cell>
          <table:table-cell table:formula="of:=[.E1042]*100" office:value-type="float" office:value="0.634233" calcext:value-type="float">
            <text:p>0.634233</text:p>
          </table:table-cell>
        </table:table-row>
        <table:table-row table:style-name="ro1">
          <table:table-cell office:value-type="float" office:value="65.87" calcext:value-type="float">
            <text:p>65.87</text:p>
          </table:table-cell>
          <table:table-cell office:value-type="float" office:value="179.047164917" calcext:value-type="float">
            <text:p>179.047164917</text:p>
          </table:table-cell>
          <table:table-cell office:value-type="float" office:value="-0.2819829736" calcext:value-type="float">
            <text:p>-0.28198297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1897" calcext:value-type="float">
            <text:p>0.00651897</text:p>
          </table:table-cell>
          <table:table-cell office:value-type="float" office:value="0.0079035" calcext:value-type="float">
            <text:p>0.0079035</text:p>
          </table:table-cell>
          <table:table-cell office:value-type="float" office:value="0.000073255" calcext:value-type="float">
            <text:p>0.000073255</text:p>
          </table:table-cell>
          <table:table-cell office:value-type="float" office:value="1316" calcext:value-type="float">
            <text:p>1316</text:p>
          </table:table-cell>
          <table:table-cell table:formula="of:=[.D1043]*100" office:value-type="float" office:value="0.12429857" calcext:value-type="float">
            <text:p>0.12429857</text:p>
          </table:table-cell>
          <table:table-cell table:formula="of:=[.E1043]*100" office:value-type="float" office:value="0.651897" calcext:value-type="float">
            <text:p>0.651897</text:p>
          </table:table-cell>
        </table:table-row>
        <table:table-row table:style-name="ro1">
          <table:table-cell office:value-type="float" office:value="65.92" calcext:value-type="float">
            <text:p>65.92</text:p>
          </table:table-cell>
          <table:table-cell office:value-type="float" office:value="179.0593719482" calcext:value-type="float">
            <text:p>179.0593719482</text:p>
          </table:table-cell>
          <table:table-cell office:value-type="float" office:value="-0.2578737019" calcext:value-type="float">
            <text:p>-0.25787370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7597" calcext:value-type="float">
            <text:p>0.00647597</text:p>
          </table:table-cell>
          <table:table-cell office:value-type="float" office:value="0.00787994" calcext:value-type="float">
            <text:p>0.00787994</text:p>
          </table:table-cell>
          <table:table-cell office:value-type="float" office:value="-0.000137408" calcext:value-type="float">
            <text:p>-0.000137408</text:p>
          </table:table-cell>
          <table:table-cell office:value-type="float" office:value="1317" calcext:value-type="float">
            <text:p>1317</text:p>
          </table:table-cell>
          <table:table-cell table:formula="of:=[.D1044]*100" office:value-type="float" office:value="0.12429857" calcext:value-type="float">
            <text:p>0.12429857</text:p>
          </table:table-cell>
          <table:table-cell table:formula="of:=[.E1044]*100" office:value-type="float" office:value="0.647597" calcext:value-type="float">
            <text:p>0.647597</text:p>
          </table:table-cell>
        </table:table-row>
        <table:table-row table:style-name="ro1">
          <table:table-cell office:value-type="float" office:value="65.97" calcext:value-type="float">
            <text:p>65.97</text:p>
          </table:table-cell>
          <table:table-cell office:value-type="float" office:value="179.0489196777" calcext:value-type="float">
            <text:p>179.0489196777</text:p>
          </table:table-cell>
          <table:table-cell office:value-type="float" office:value="-0.20846961" calcext:value-type="float">
            <text:p>-0.208469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1807" calcext:value-type="float">
            <text:p>0.00611807</text:p>
          </table:table-cell>
          <table:table-cell office:value-type="float" office:value="0.00813922" calcext:value-type="float">
            <text:p>0.00813922</text:p>
          </table:table-cell>
          <table:table-cell office:value-type="float" office:value="-0.0001278486" calcext:value-type="float">
            <text:p>-0.0001278486</text:p>
          </table:table-cell>
          <table:table-cell office:value-type="float" office:value="1318" calcext:value-type="float">
            <text:p>1318</text:p>
          </table:table-cell>
          <table:table-cell table:formula="of:=[.D1045]*100" office:value-type="float" office:value="0.12429857" calcext:value-type="float">
            <text:p>0.12429857</text:p>
          </table:table-cell>
          <table:table-cell table:formula="of:=[.E1045]*100" office:value-type="float" office:value="0.611807" calcext:value-type="float">
            <text:p>0.611807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float" office:value="179.0499267578" calcext:value-type="float">
            <text:p>179.0499267578</text:p>
          </table:table-cell>
          <table:table-cell office:value-type="float" office:value="-0.1822367281" calcext:value-type="float">
            <text:p>-0.18223672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0484" calcext:value-type="float">
            <text:p>0.00570484</text:p>
          </table:table-cell>
          <table:table-cell office:value-type="float" office:value="0.0081363" calcext:value-type="float">
            <text:p>0.0081363</text:p>
          </table:table-cell>
          <table:table-cell office:value-type="float" office:value="-0.0002079767" calcext:value-type="float">
            <text:p>-0.0002079767</text:p>
          </table:table-cell>
          <table:table-cell office:value-type="float" office:value="1319" calcext:value-type="float">
            <text:p>1319</text:p>
          </table:table-cell>
          <table:table-cell table:formula="of:=[.D1046]*100" office:value-type="float" office:value="0.12429857" calcext:value-type="float">
            <text:p>0.12429857</text:p>
          </table:table-cell>
          <table:table-cell table:formula="of:=[.E1046]*100" office:value-type="float" office:value="0.570484" calcext:value-type="float">
            <text:p>0.570484</text:p>
          </table:table-cell>
        </table:table-row>
        <table:table-row table:style-name="ro1">
          <table:table-cell office:value-type="float" office:value="66.07" calcext:value-type="float">
            <text:p>66.07</text:p>
          </table:table-cell>
          <table:table-cell office:value-type="float" office:value="179.0591888428" calcext:value-type="float">
            <text:p>179.0591888428</text:p>
          </table:table-cell>
          <table:table-cell office:value-type="float" office:value="-0.1507621567" calcext:value-type="float">
            <text:p>-0.15076215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1982" calcext:value-type="float">
            <text:p>0.00521982</text:p>
          </table:table-cell>
          <table:table-cell office:value-type="float" office:value="0.0081363" calcext:value-type="float">
            <text:p>0.0081363</text:p>
          </table:table-cell>
          <table:table-cell office:value-type="float" office:value="-0.0001284892" calcext:value-type="float">
            <text:p>-0.0001284892</text:p>
          </table:table-cell>
          <table:table-cell office:value-type="float" office:value="1320" calcext:value-type="float">
            <text:p>1320</text:p>
          </table:table-cell>
          <table:table-cell table:formula="of:=[.D1047]*100" office:value-type="float" office:value="0.12429857" calcext:value-type="float">
            <text:p>0.12429857</text:p>
          </table:table-cell>
          <table:table-cell table:formula="of:=[.E1047]*100" office:value-type="float" office:value="0.521982" calcext:value-type="float">
            <text:p>0.521982</text:p>
          </table:table-cell>
        </table:table-row>
        <table:table-row table:style-name="ro1">
          <table:table-cell office:value-type="float" office:value="66.12" calcext:value-type="float">
            <text:p>66.12</text:p>
          </table:table-cell>
          <table:table-cell office:value-type="float" office:value="179.0494537354" calcext:value-type="float">
            <text:p>179.0494537354</text:p>
          </table:table-cell>
          <table:table-cell office:value-type="float" office:value="-0.1886371865" calcext:value-type="float">
            <text:p>-0.18863718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4916" calcext:value-type="float">
            <text:p>0.00514916</text:p>
          </table:table-cell>
          <table:table-cell office:value-type="float" office:value="0.00845082" calcext:value-type="float">
            <text:p>0.00845082</text:p>
          </table:table-cell>
          <table:table-cell office:value-type="float" office:value="0.0000810634" calcext:value-type="float">
            <text:p>8.10634E-05</text:p>
          </table:table-cell>
          <table:table-cell office:value-type="float" office:value="1321" calcext:value-type="float">
            <text:p>1321</text:p>
          </table:table-cell>
          <table:table-cell table:formula="of:=[.D1048]*100" office:value-type="float" office:value="0.12429857" calcext:value-type="float">
            <text:p>0.12429857</text:p>
          </table:table-cell>
          <table:table-cell table:formula="of:=[.E1048]*100" office:value-type="float" office:value="0.514916" calcext:value-type="float">
            <text:p>0.514916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179.045715332" calcext:value-type="float">
            <text:p>179.045715332</text:p>
          </table:table-cell>
          <table:table-cell office:value-type="float" office:value="-0.2645212808" calcext:value-type="float">
            <text:p>-0.26452128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0782" calcext:value-type="float">
            <text:p>0.00560782</text:p>
          </table:table-cell>
          <table:table-cell office:value-type="float" office:value="0.00846174" calcext:value-type="float">
            <text:p>0.00846174</text:p>
          </table:table-cell>
          <table:table-cell office:value-type="float" office:value="0.0001089862" calcext:value-type="float">
            <text:p>0.0001089862</text:p>
          </table:table-cell>
          <table:table-cell office:value-type="float" office:value="1322" calcext:value-type="float">
            <text:p>1322</text:p>
          </table:table-cell>
          <table:table-cell table:formula="of:=[.D1049]*100" office:value-type="float" office:value="0.12429857" calcext:value-type="float">
            <text:p>0.12429857</text:p>
          </table:table-cell>
          <table:table-cell table:formula="of:=[.E1049]*100" office:value-type="float" office:value="0.560782" calcext:value-type="float">
            <text:p>0.560782</text:p>
          </table:table-cell>
        </table:table-row>
        <table:table-row table:style-name="ro1">
          <table:table-cell office:value-type="float" office:value="66.22" calcext:value-type="float">
            <text:p>66.22</text:p>
          </table:table-cell>
          <table:table-cell office:value-type="float" office:value="179.0390625" calcext:value-type="float">
            <text:p>179.0390625</text:p>
          </table:table-cell>
          <table:table-cell office:value-type="float" office:value="-0.2680706162" calcext:value-type="float">
            <text:p>-0.26807061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37" calcext:value-type="float">
            <text:p>0.005937</text:p>
          </table:table-cell>
          <table:table-cell office:value-type="float" office:value="0.00877944" calcext:value-type="float">
            <text:p>0.00877944</text:p>
          </table:table-cell>
          <table:table-cell office:value-type="float" office:value="0.0003204151" calcext:value-type="float">
            <text:p>0.0003204151</text:p>
          </table:table-cell>
          <table:table-cell office:value-type="float" office:value="1323" calcext:value-type="float">
            <text:p>1323</text:p>
          </table:table-cell>
          <table:table-cell table:formula="of:=[.D1050]*100" office:value-type="float" office:value="0.12429857" calcext:value-type="float">
            <text:p>0.12429857</text:p>
          </table:table-cell>
          <table:table-cell table:formula="of:=[.E1050]*100" office:value-type="float" office:value="0.5937" calcext:value-type="float">
            <text:p>0.5937</text:p>
          </table:table-cell>
        </table:table-row>
        <table:table-row table:style-name="ro1">
          <table:table-cell office:value-type="float" office:value="66.27" calcext:value-type="float">
            <text:p>66.27</text:p>
          </table:table-cell>
          <table:table-cell office:value-type="float" office:value="179.0387878418" calcext:value-type="float">
            <text:p>179.0387878418</text:p>
          </table:table-cell>
          <table:table-cell office:value-type="float" office:value="-0.3267027375" calcext:value-type="float">
            <text:p>-0.32670273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4701" calcext:value-type="float">
            <text:p>0.00654701</text:p>
          </table:table-cell>
          <table:table-cell office:value-type="float" office:value="0.00877944" calcext:value-type="float">
            <text:p>0.00877944</text:p>
          </table:table-cell>
          <table:table-cell office:value-type="float" office:value="0.0001990315" calcext:value-type="float">
            <text:p>0.0001990315</text:p>
          </table:table-cell>
          <table:table-cell office:value-type="float" office:value="1324" calcext:value-type="float">
            <text:p>1324</text:p>
          </table:table-cell>
          <table:table-cell table:formula="of:=[.D1051]*100" office:value-type="float" office:value="0.12429857" calcext:value-type="float">
            <text:p>0.12429857</text:p>
          </table:table-cell>
          <table:table-cell table:formula="of:=[.E1051]*100" office:value-type="float" office:value="0.654701" calcext:value-type="float">
            <text:p>0.654701</text:p>
          </table:table-cell>
        </table:table-row>
        <table:table-row table:style-name="ro1">
          <table:table-cell office:value-type="float" office:value="66.32" calcext:value-type="float">
            <text:p>66.32</text:p>
          </table:table-cell>
          <table:table-cell office:value-type="float" office:value="179.023651123" calcext:value-type="float">
            <text:p>179.023651123</text:p>
          </table:table-cell>
          <table:table-cell office:value-type="float" office:value="-0.2295522457" calcext:value-type="float">
            <text:p>-0.22955224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059" calcext:value-type="float">
            <text:p>0.0063059</text:p>
          </table:table-cell>
          <table:table-cell office:value-type="float" office:value="0.00880181" calcext:value-type="float">
            <text:p>0.00880181</text:p>
          </table:table-cell>
          <table:table-cell office:value-type="float" office:value="0.0000509076" calcext:value-type="float">
            <text:p>5.09076E-05</text:p>
          </table:table-cell>
          <table:table-cell office:value-type="float" office:value="1325" calcext:value-type="float">
            <text:p>1325</text:p>
          </table:table-cell>
          <table:table-cell table:formula="of:=[.D1052]*100" office:value-type="float" office:value="0.12429857" calcext:value-type="float">
            <text:p>0.12429857</text:p>
          </table:table-cell>
          <table:table-cell table:formula="of:=[.E1052]*100" office:value-type="float" office:value="0.63059" calcext:value-type="float">
            <text:p>0.63059</text:p>
          </table:table-cell>
        </table:table-row>
        <table:table-row table:style-name="ro1">
          <table:table-cell office:value-type="float" office:value="66.37" calcext:value-type="float">
            <text:p>66.37</text:p>
          </table:table-cell>
          <table:table-cell office:value-type="float" office:value="179.0218963623" calcext:value-type="float">
            <text:p>179.0218963623</text:p>
          </table:table-cell>
          <table:table-cell office:value-type="float" office:value="-0.2086036723" calcext:value-type="float">
            <text:p>-0.20860367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567" calcext:value-type="float">
            <text:p>0.00600567</text:p>
          </table:table-cell>
          <table:table-cell office:value-type="float" office:value="0.00908458" calcext:value-type="float">
            <text:p>0.00908458</text:p>
          </table:table-cell>
          <table:table-cell office:value-type="float" office:value="-0.000128843" calcext:value-type="float">
            <text:p>-0.000128843</text:p>
          </table:table-cell>
          <table:table-cell office:value-type="float" office:value="1326" calcext:value-type="float">
            <text:p>1326</text:p>
          </table:table-cell>
          <table:table-cell table:formula="of:=[.D1053]*100" office:value-type="float" office:value="0.12429857" calcext:value-type="float">
            <text:p>0.12429857</text:p>
          </table:table-cell>
          <table:table-cell table:formula="of:=[.E1053]*100" office:value-type="float" office:value="0.600567" calcext:value-type="float">
            <text:p>0.600567</text:p>
          </table:table-cell>
        </table:table-row>
        <table:table-row table:style-name="ro1">
          <table:table-cell office:value-type="float" office:value="66.42" calcext:value-type="float">
            <text:p>66.42</text:p>
          </table:table-cell>
          <table:table-cell office:value-type="float" office:value="179.0292205811" calcext:value-type="float">
            <text:p>179.0292205811</text:p>
          </table:table-cell>
          <table:table-cell office:value-type="float" office:value="-0.2106742276" calcext:value-type="float">
            <text:p>-0.21067422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1949" calcext:value-type="float">
            <text:p>0.00581949</text:p>
          </table:table-cell>
          <table:table-cell office:value-type="float" office:value="0.00910855" calcext:value-type="float">
            <text:p>0.00910855</text:p>
          </table:table-cell>
          <table:table-cell office:value-type="float" office:value="0.0001135101" calcext:value-type="float">
            <text:p>0.0001135101</text:p>
          </table:table-cell>
          <table:table-cell office:value-type="float" office:value="1327" calcext:value-type="float">
            <text:p>1327</text:p>
          </table:table-cell>
          <table:table-cell table:formula="of:=[.D1054]*100" office:value-type="float" office:value="0.12429857" calcext:value-type="float">
            <text:p>0.12429857</text:p>
          </table:table-cell>
          <table:table-cell table:formula="of:=[.E1054]*100" office:value-type="float" office:value="0.581949" calcext:value-type="float">
            <text:p>0.581949</text:p>
          </table:table-cell>
        </table:table-row>
        <table:table-row table:style-name="ro1">
          <table:table-cell office:value-type="float" office:value="66.47" calcext:value-type="float">
            <text:p>66.47</text:p>
          </table:table-cell>
          <table:table-cell office:value-type="float" office:value="179.0247802734" calcext:value-type="float">
            <text:p>179.0247802734</text:p>
          </table:table-cell>
          <table:table-cell office:value-type="float" office:value="-0.2917855482" calcext:value-type="float">
            <text:p>-0.29178554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3604" calcext:value-type="float">
            <text:p>0.00623604</text:p>
          </table:table-cell>
          <table:table-cell office:value-type="float" office:value="0.00931782" calcext:value-type="float">
            <text:p>0.00931782</text:p>
          </table:table-cell>
          <table:table-cell office:value-type="float" office:value="0.0001897947" calcext:value-type="float">
            <text:p>0.0001897947</text:p>
          </table:table-cell>
          <table:table-cell office:value-type="float" office:value="1328" calcext:value-type="float">
            <text:p>1328</text:p>
          </table:table-cell>
          <table:table-cell table:formula="of:=[.D1055]*100" office:value-type="float" office:value="0.12429857" calcext:value-type="float">
            <text:p>0.12429857</text:p>
          </table:table-cell>
          <table:table-cell table:formula="of:=[.E1055]*100" office:value-type="float" office:value="0.623604" calcext:value-type="float">
            <text:p>0.623604</text:p>
          </table:table-cell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179.0256500244" calcext:value-type="float">
            <text:p>179.0256500244</text:p>
          </table:table-cell>
          <table:table-cell office:value-type="float" office:value="-0.2765042776" calcext:value-type="float">
            <text:p>-0.27650427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1166" calcext:value-type="float">
            <text:p>0.00641166</text:p>
          </table:table-cell>
          <table:table-cell office:value-type="float" office:value="0.00931782" calcext:value-type="float">
            <text:p>0.00931782</text:p>
          </table:table-cell>
          <table:table-cell office:value-type="float" office:value="0.0000816504" calcext:value-type="float">
            <text:p>8.16504E-05</text:p>
          </table:table-cell>
          <table:table-cell office:value-type="float" office:value="1329" calcext:value-type="float">
            <text:p>1329</text:p>
          </table:table-cell>
          <table:table-cell table:formula="of:=[.D1056]*100" office:value-type="float" office:value="0.12429857" calcext:value-type="float">
            <text:p>0.12429857</text:p>
          </table:table-cell>
          <table:table-cell table:formula="of:=[.E1056]*100" office:value-type="float" office:value="0.641166" calcext:value-type="float">
            <text:p>0.641166</text:p>
          </table:table-cell>
        </table:table-row>
        <table:table-row table:style-name="ro1">
          <table:table-cell office:value-type="float" office:value="66.58" calcext:value-type="float">
            <text:p>66.58</text:p>
          </table:table-cell>
          <table:table-cell office:value-type="float" office:value="179.0254974365" calcext:value-type="float">
            <text:p>179.0254974365</text:p>
          </table:table-cell>
          <table:table-cell office:value-type="float" office:value="-0.1391277785" calcext:value-type="float">
            <text:p>-0.13912777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1311" calcext:value-type="float">
            <text:p>0.00561311</text:p>
          </table:table-cell>
          <table:table-cell office:value-type="float" office:value="0.00933494" calcext:value-type="float">
            <text:p>0.00933494</text:p>
          </table:table-cell>
          <table:table-cell office:value-type="float" office:value="-0.0000887008" calcext:value-type="float">
            <text:p>-8.87008E-05</text:p>
          </table:table-cell>
          <table:table-cell office:value-type="float" office:value="1330" calcext:value-type="float">
            <text:p>1330</text:p>
          </table:table-cell>
          <table:table-cell table:formula="of:=[.D1057]*100" office:value-type="float" office:value="0.12429857" calcext:value-type="float">
            <text:p>0.12429857</text:p>
          </table:table-cell>
          <table:table-cell table:formula="of:=[.E1057]*100" office:value-type="float" office:value="0.561311" calcext:value-type="float">
            <text:p>0.561311</text:p>
          </table:table-cell>
        </table:table-row>
        <table:table-row table:style-name="ro1">
          <table:table-cell office:value-type="float" office:value="66.63" calcext:value-type="float">
            <text:p>66.63</text:p>
          </table:table-cell>
          <table:table-cell office:value-type="float" office:value="179.0223999023" calcext:value-type="float">
            <text:p>179.0223999023</text:p>
          </table:table-cell>
          <table:table-cell office:value-type="float" office:value="-0.2411011967" calcext:value-type="float">
            <text:p>-0.24110119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6078" calcext:value-type="float">
            <text:p>0.00576078</text:p>
          </table:table-cell>
          <table:table-cell office:value-type="float" office:value="0.00945386" calcext:value-type="float">
            <text:p>0.00945386</text:p>
          </table:table-cell>
          <table:table-cell office:value-type="float" office:value="-0.0000046075" calcext:value-type="float">
            <text:p>-4.6075E-06</text:p>
          </table:table-cell>
          <table:table-cell office:value-type="float" office:value="1331" calcext:value-type="float">
            <text:p>1331</text:p>
          </table:table-cell>
          <table:table-cell table:formula="of:=[.D1058]*100" office:value-type="float" office:value="0.12429857" calcext:value-type="float">
            <text:p>0.12429857</text:p>
          </table:table-cell>
          <table:table-cell table:formula="of:=[.E1058]*100" office:value-type="float" office:value="0.576078" calcext:value-type="float">
            <text:p>0.576078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79.0298614502" calcext:value-type="float">
            <text:p>179.0298614502</text:p>
          </table:table-cell>
          <table:table-cell office:value-type="float" office:value="-0.2653066175" calcext:value-type="float">
            <text:p>-0.26530661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2046" calcext:value-type="float">
            <text:p>0.00602046</text:p>
          </table:table-cell>
          <table:table-cell office:value-type="float" office:value="0.00945419" calcext:value-type="float">
            <text:p>0.00945419</text:p>
          </table:table-cell>
          <table:table-cell office:value-type="float" office:value="0.0000885457" calcext:value-type="float">
            <text:p>8.85457E-05</text:p>
          </table:table-cell>
          <table:table-cell office:value-type="float" office:value="1332" calcext:value-type="float">
            <text:p>1332</text:p>
          </table:table-cell>
          <table:table-cell table:formula="of:=[.D1059]*100" office:value-type="float" office:value="0.12429857" calcext:value-type="float">
            <text:p>0.12429857</text:p>
          </table:table-cell>
          <table:table-cell table:formula="of:=[.E1059]*100" office:value-type="float" office:value="0.602046" calcext:value-type="float">
            <text:p>0.602046</text:p>
          </table:table-cell>
        </table:table-row>
        <table:table-row table:style-name="ro1">
          <table:table-cell office:value-type="float" office:value="66.72" calcext:value-type="float">
            <text:p>66.72</text:p>
          </table:table-cell>
          <table:table-cell office:value-type="float" office:value="179.0260162354" calcext:value-type="float">
            <text:p>179.0260162354</text:p>
          </table:table-cell>
          <table:table-cell office:value-type="float" office:value="-0.236031707" calcext:value-type="float">
            <text:p>-0.2360317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9834" calcext:value-type="float">
            <text:p>0.00599834</text:p>
          </table:table-cell>
          <table:table-cell office:value-type="float" office:value="0.00947552" calcext:value-type="float">
            <text:p>0.00947552</text:p>
          </table:table-cell>
          <table:table-cell office:value-type="float" office:value="-0.0001100211" calcext:value-type="float">
            <text:p>-0.0001100211</text:p>
          </table:table-cell>
          <table:table-cell office:value-type="float" office:value="1333" calcext:value-type="float">
            <text:p>1333</text:p>
          </table:table-cell>
          <table:table-cell table:formula="of:=[.D1060]*100" office:value-type="float" office:value="0.12429857" calcext:value-type="float">
            <text:p>0.12429857</text:p>
          </table:table-cell>
          <table:table-cell table:formula="of:=[.E1060]*100" office:value-type="float" office:value="0.599834" calcext:value-type="float">
            <text:p>0.599834</text:p>
          </table:table-cell>
        </table:table-row>
        <table:table-row table:style-name="ro1">
          <table:table-cell office:value-type="float" office:value="66.77" calcext:value-type="float">
            <text:p>66.77</text:p>
          </table:table-cell>
          <table:table-cell office:value-type="float" office:value="179.0255126953" calcext:value-type="float">
            <text:p>179.0255126953</text:p>
          </table:table-cell>
          <table:table-cell office:value-type="float" office:value="-0.3407724307" calcext:value-type="float">
            <text:p>-0.34077243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8164" calcext:value-type="float">
            <text:p>0.00668164</text:p>
          </table:table-cell>
          <table:table-cell office:value-type="float" office:value="0.00947552" calcext:value-type="float">
            <text:p>0.00947552</text:p>
          </table:table-cell>
          <table:table-cell office:value-type="float" office:value="0.0005113754" calcext:value-type="float">
            <text:p>0.0005113754</text:p>
          </table:table-cell>
          <table:table-cell office:value-type="float" office:value="1334" calcext:value-type="float">
            <text:p>1334</text:p>
          </table:table-cell>
          <table:table-cell table:formula="of:=[.D1061]*100" office:value-type="float" office:value="0.12429857" calcext:value-type="float">
            <text:p>0.12429857</text:p>
          </table:table-cell>
          <table:table-cell table:formula="of:=[.E1061]*100" office:value-type="float" office:value="0.668164" calcext:value-type="float">
            <text:p>0.668164</text:p>
          </table:table-cell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179.0229492188" calcext:value-type="float">
            <text:p>179.0229492188</text:p>
          </table:table-cell>
          <table:table-cell office:value-type="float" office:value="-0.262175271" calcext:value-type="float">
            <text:p>-0.2621752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1299" calcext:value-type="float">
            <text:p>0.00661299</text:p>
          </table:table-cell>
          <table:table-cell office:value-type="float" office:value="0.00945857" calcext:value-type="float">
            <text:p>0.00945857</text:p>
          </table:table-cell>
          <table:table-cell office:value-type="float" office:value="-0.0000285113" calcext:value-type="float">
            <text:p>-2.85113E-05</text:p>
          </table:table-cell>
          <table:table-cell office:value-type="float" office:value="1335" calcext:value-type="float">
            <text:p>1335</text:p>
          </table:table-cell>
          <table:table-cell table:formula="of:=[.D1062]*100" office:value-type="float" office:value="0.12429857" calcext:value-type="float">
            <text:p>0.12429857</text:p>
          </table:table-cell>
          <table:table-cell table:formula="of:=[.E1062]*100" office:value-type="float" office:value="0.661299" calcext:value-type="float">
            <text:p>0.661299</text:p>
          </table:table-cell>
        </table:table-row>
        <table:table-row table:style-name="ro1">
          <table:table-cell office:value-type="float" office:value="66.87" calcext:value-type="float">
            <text:p>66.87</text:p>
          </table:table-cell>
          <table:table-cell office:value-type="float" office:value="179.0360870361" calcext:value-type="float">
            <text:p>179.0360870361</text:p>
          </table:table-cell>
          <table:table-cell office:value-type="float" office:value="-0.192558868" calcext:value-type="float">
            <text:p>-0.1925588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033" calcext:value-type="float">
            <text:p>0.0061033</text:p>
          </table:table-cell>
          <table:table-cell office:value-type="float" office:value="0.00938687" calcext:value-type="float">
            <text:p>0.00938687</text:p>
          </table:table-cell>
          <table:table-cell office:value-type="float" office:value="-0.0002383758" calcext:value-type="float">
            <text:p>-0.0002383758</text:p>
          </table:table-cell>
          <table:table-cell office:value-type="float" office:value="1336" calcext:value-type="float">
            <text:p>1336</text:p>
          </table:table-cell>
          <table:table-cell table:formula="of:=[.D1063]*100" office:value-type="float" office:value="0.12429857" calcext:value-type="float">
            <text:p>0.12429857</text:p>
          </table:table-cell>
          <table:table-cell table:formula="of:=[.E1063]*100" office:value-type="float" office:value="0.61033" calcext:value-type="float">
            <text:p>0.61033</text:p>
          </table:table-cell>
        </table:table-row>
        <table:table-row table:style-name="ro1">
          <table:table-cell office:value-type="float" office:value="66.92" calcext:value-type="float">
            <text:p>66.92</text:p>
          </table:table-cell>
          <table:table-cell office:value-type="float" office:value="179.0423736572" calcext:value-type="float">
            <text:p>179.0423736572</text:p>
          </table:table-cell>
          <table:table-cell office:value-type="float" office:value="-0.2122099508" calcext:value-type="float">
            <text:p>-0.21220995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9476" calcext:value-type="float">
            <text:p>0.00589476</text:p>
          </table:table-cell>
          <table:table-cell office:value-type="float" office:value="0.00934113" calcext:value-type="float">
            <text:p>0.00934113</text:p>
          </table:table-cell>
          <table:table-cell office:value-type="float" office:value="-0.0000132406" calcext:value-type="float">
            <text:p>-1.32406E-05</text:p>
          </table:table-cell>
          <table:table-cell office:value-type="float" office:value="1337" calcext:value-type="float">
            <text:p>1337</text:p>
          </table:table-cell>
          <table:table-cell table:formula="of:=[.D1064]*100" office:value-type="float" office:value="0.12429857" calcext:value-type="float">
            <text:p>0.12429857</text:p>
          </table:table-cell>
          <table:table-cell table:formula="of:=[.E1064]*100" office:value-type="float" office:value="0.589476" calcext:value-type="float">
            <text:p>0.589476</text:p>
          </table:table-cell>
        </table:table-row>
        <table:table-row table:style-name="ro1">
          <table:table-cell office:value-type="float" office:value="66.97" calcext:value-type="float">
            <text:p>66.97</text:p>
          </table:table-cell>
          <table:table-cell office:value-type="float" office:value="179.049621582" calcext:value-type="float">
            <text:p>179.049621582</text:p>
          </table:table-cell>
          <table:table-cell office:value-type="float" office:value="-0.2332745056" calcext:value-type="float">
            <text:p>-0.23327450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9623" calcext:value-type="float">
            <text:p>0.00589623</text:p>
          </table:table-cell>
          <table:table-cell office:value-type="float" office:value="0.00934113" calcext:value-type="float">
            <text:p>0.00934113</text:p>
          </table:table-cell>
          <table:table-cell office:value-type="float" office:value="0.0001498815" calcext:value-type="float">
            <text:p>0.0001498815</text:p>
          </table:table-cell>
          <table:table-cell office:value-type="float" office:value="1338" calcext:value-type="float">
            <text:p>1338</text:p>
          </table:table-cell>
          <table:table-cell table:formula="of:=[.D1065]*100" office:value-type="float" office:value="0.12429857" calcext:value-type="float">
            <text:p>0.12429857</text:p>
          </table:table-cell>
          <table:table-cell table:formula="of:=[.E1065]*100" office:value-type="float" office:value="0.589623" calcext:value-type="float">
            <text:p>0.589623</text:p>
          </table:table-cell>
        </table:table-row>
        <table:table-row table:style-name="ro1">
          <table:table-cell office:value-type="float" office:value="67.02" calcext:value-type="float">
            <text:p>67.02</text:p>
          </table:table-cell>
          <table:table-cell office:value-type="float" office:value="179.0626678467" calcext:value-type="float">
            <text:p>179.0626678467</text:p>
          </table:table-cell>
          <table:table-cell office:value-type="float" office:value="-0.2467739818" calcext:value-type="float">
            <text:p>-0.24677398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8718" calcext:value-type="float">
            <text:p>0.00598718</text:p>
          </table:table-cell>
          <table:table-cell office:value-type="float" office:value="0.00920104" calcext:value-type="float">
            <text:p>0.00920104</text:p>
          </table:table-cell>
          <table:table-cell office:value-type="float" office:value="-0.0000463315" calcext:value-type="float">
            <text:p>-4.63315E-05</text:p>
          </table:table-cell>
          <table:table-cell office:value-type="float" office:value="1339" calcext:value-type="float">
            <text:p>1339</text:p>
          </table:table-cell>
          <table:table-cell table:formula="of:=[.D1066]*100" office:value-type="float" office:value="0.12429857" calcext:value-type="float">
            <text:p>0.12429857</text:p>
          </table:table-cell>
          <table:table-cell table:formula="of:=[.E1066]*100" office:value-type="float" office:value="0.598718" calcext:value-type="float">
            <text:p>0.598718</text:p>
          </table:table-cell>
        </table:table-row>
        <table:table-row table:style-name="ro1">
          <table:table-cell office:value-type="float" office:value="67.07" calcext:value-type="float">
            <text:p>67.07</text:p>
          </table:table-cell>
          <table:table-cell office:value-type="float" office:value="179.0730743408" calcext:value-type="float">
            <text:p>179.0730743408</text:p>
          </table:table-cell>
          <table:table-cell office:value-type="float" office:value="-0.2536765342" calcext:value-type="float">
            <text:p>-0.25367653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9376" calcext:value-type="float">
            <text:p>0.00609376</text:p>
          </table:table-cell>
          <table:table-cell office:value-type="float" office:value="0.0091279" calcext:value-type="float">
            <text:p>0.0091279</text:p>
          </table:table-cell>
          <table:table-cell office:value-type="float" office:value="0.0000021967" calcext:value-type="float">
            <text:p>2.1967E-06</text:p>
          </table:table-cell>
          <table:table-cell office:value-type="float" office:value="1340" calcext:value-type="float">
            <text:p>1340</text:p>
          </table:table-cell>
          <table:table-cell table:formula="of:=[.D1067]*100" office:value-type="float" office:value="0.12429857" calcext:value-type="float">
            <text:p>0.12429857</text:p>
          </table:table-cell>
          <table:table-cell table:formula="of:=[.E1067]*100" office:value-type="float" office:value="0.609376" calcext:value-type="float">
            <text:p>0.609376</text:p>
          </table:table-cell>
        </table:table-row>
        <table:table-row table:style-name="ro1">
          <table:table-cell office:value-type="float" office:value="67.12" calcext:value-type="float">
            <text:p>67.12</text:p>
          </table:table-cell>
          <table:table-cell office:value-type="float" office:value="179.0852203369" calcext:value-type="float">
            <text:p>179.0852203369</text:p>
          </table:table-cell>
          <table:table-cell office:value-type="float" office:value="-0.2690024121" calcext:value-type="float">
            <text:p>-0.26900241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6689" calcext:value-type="float">
            <text:p>0.00626689</text:p>
          </table:table-cell>
          <table:table-cell office:value-type="float" office:value="0.00894625" calcext:value-type="float">
            <text:p>0.00894625</text:p>
          </table:table-cell>
          <table:table-cell office:value-type="float" office:value="0.0001115575" calcext:value-type="float">
            <text:p>0.0001115575</text:p>
          </table:table-cell>
          <table:table-cell office:value-type="float" office:value="1341" calcext:value-type="float">
            <text:p>1341</text:p>
          </table:table-cell>
          <table:table-cell table:formula="of:=[.D1068]*100" office:value-type="float" office:value="0.12429857" calcext:value-type="float">
            <text:p>0.12429857</text:p>
          </table:table-cell>
          <table:table-cell table:formula="of:=[.E1068]*100" office:value-type="float" office:value="0.626689" calcext:value-type="float">
            <text:p>0.626689</text:p>
          </table:table-cell>
        </table:table-row>
        <table:table-row table:style-name="ro1">
          <table:table-cell office:value-type="float" office:value="67.18" calcext:value-type="float">
            <text:p>67.18</text:p>
          </table:table-cell>
          <table:table-cell office:value-type="float" office:value="179.0888977051" calcext:value-type="float">
            <text:p>179.0888977051</text:p>
          </table:table-cell>
          <table:table-cell office:value-type="float" office:value="-0.3038795904" calcext:value-type="float">
            <text:p>-0.30387959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1465" calcext:value-type="float">
            <text:p>0.00661465</text:p>
          </table:table-cell>
          <table:table-cell office:value-type="float" office:value="0.00894625" calcext:value-type="float">
            <text:p>0.00894625</text:p>
          </table:table-cell>
          <table:table-cell office:value-type="float" office:value="0.0000290637" calcext:value-type="float">
            <text:p>2.90637E-05</text:p>
          </table:table-cell>
          <table:table-cell office:value-type="float" office:value="1342" calcext:value-type="float">
            <text:p>1342</text:p>
          </table:table-cell>
          <table:table-cell table:formula="of:=[.D1069]*100" office:value-type="float" office:value="0.12429857" calcext:value-type="float">
            <text:p>0.12429857</text:p>
          </table:table-cell>
          <table:table-cell table:formula="of:=[.E1069]*100" office:value-type="float" office:value="0.661465" calcext:value-type="float">
            <text:p>0.661465</text:p>
          </table:table-cell>
        </table:table-row>
        <table:table-row table:style-name="ro1">
          <table:table-cell office:value-type="float" office:value="67.22" calcext:value-type="float">
            <text:p>67.22</text:p>
          </table:table-cell>
          <table:table-cell office:value-type="float" office:value="179.0914154053" calcext:value-type="float">
            <text:p>179.0914154053</text:p>
          </table:table-cell>
          <table:table-cell office:value-type="float" office:value="-0.2707002206" calcext:value-type="float">
            <text:p>-0.27070022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2518" calcext:value-type="float">
            <text:p>0.00662518</text:p>
          </table:table-cell>
          <table:table-cell office:value-type="float" office:value="0.00865332" calcext:value-type="float">
            <text:p>0.00865332</text:p>
          </table:table-cell>
          <table:table-cell office:value-type="float" office:value="0.0000796201" calcext:value-type="float">
            <text:p>7.96201E-05</text:p>
          </table:table-cell>
          <table:table-cell office:value-type="float" office:value="1343" calcext:value-type="float">
            <text:p>1343</text:p>
          </table:table-cell>
          <table:table-cell table:formula="of:=[.D1070]*100" office:value-type="float" office:value="0.12429857" calcext:value-type="float">
            <text:p>0.12429857</text:p>
          </table:table-cell>
          <table:table-cell table:formula="of:=[.E1070]*100" office:value-type="float" office:value="0.662518" calcext:value-type="float">
            <text:p>0.662518</text:p>
          </table:table-cell>
        </table:table-row>
        <table:table-row table:style-name="ro1">
          <table:table-cell office:value-type="float" office:value="67.27" calcext:value-type="float">
            <text:p>67.27</text:p>
          </table:table-cell>
          <table:table-cell office:value-type="float" office:value="179.0912322998" calcext:value-type="float">
            <text:p>179.0912322998</text:p>
          </table:table-cell>
          <table:table-cell office:value-type="float" office:value="-0.2897875805" calcext:value-type="float">
            <text:p>-0.28978758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594" calcext:value-type="float">
            <text:p>0.0067594</text:p>
          </table:table-cell>
          <table:table-cell office:value-type="float" office:value="0.00865332" calcext:value-type="float">
            <text:p>0.00865332</text:p>
          </table:table-cell>
          <table:table-cell office:value-type="float" office:value="0.0001524153" calcext:value-type="float">
            <text:p>0.0001524153</text:p>
          </table:table-cell>
          <table:table-cell office:value-type="float" office:value="1344" calcext:value-type="float">
            <text:p>1344</text:p>
          </table:table-cell>
          <table:table-cell table:formula="of:=[.D1071]*100" office:value-type="float" office:value="0.12429857" calcext:value-type="float">
            <text:p>0.12429857</text:p>
          </table:table-cell>
          <table:table-cell table:formula="of:=[.E1071]*100" office:value-type="float" office:value="0.67594" calcext:value-type="float">
            <text:p>0.67594</text:p>
          </table:table-cell>
        </table:table-row>
        <table:table-row table:style-name="ro1">
          <table:table-cell office:value-type="float" office:value="67.33" calcext:value-type="float">
            <text:p>67.33</text:p>
          </table:table-cell>
          <table:table-cell office:value-type="float" office:value="179.0884094238" calcext:value-type="float">
            <text:p>179.0884094238</text:p>
          </table:table-cell>
          <table:table-cell office:value-type="float" office:value="-0.3046579188" calcext:value-type="float">
            <text:p>-0.30465791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4791" calcext:value-type="float">
            <text:p>0.00694791</text:p>
          </table:table-cell>
          <table:table-cell office:value-type="float" office:value="0.00853657" calcext:value-type="float">
            <text:p>0.00853657</text:p>
          </table:table-cell>
          <table:table-cell office:value-type="float" office:value="0.0000071081" calcext:value-type="float">
            <text:p>7.1081E-06</text:p>
          </table:table-cell>
          <table:table-cell office:value-type="float" office:value="1345" calcext:value-type="float">
            <text:p>1345</text:p>
          </table:table-cell>
          <table:table-cell table:formula="of:=[.D1072]*100" office:value-type="float" office:value="0.12429857" calcext:value-type="float">
            <text:p>0.12429857</text:p>
          </table:table-cell>
          <table:table-cell table:formula="of:=[.E1072]*100" office:value-type="float" office:value="0.694791" calcext:value-type="float">
            <text:p>0.694791</text:p>
          </table:table-cell>
        </table:table-row>
        <table:table-row table:style-name="ro1">
          <table:table-cell office:value-type="float" office:value="67.38" calcext:value-type="float">
            <text:p>67.38</text:p>
          </table:table-cell>
          <table:table-cell office:value-type="float" office:value="179.081161499" calcext:value-type="float">
            <text:p>179.081161499</text:p>
          </table:table-cell>
          <table:table-cell office:value-type="float" office:value="-0.3054411469" calcext:value-type="float">
            <text:p>-0.30544114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7869" calcext:value-type="float">
            <text:p>0.00707869</text:p>
          </table:table-cell>
          <table:table-cell office:value-type="float" office:value="0.00836689" calcext:value-type="float">
            <text:p>0.00836689</text:p>
          </table:table-cell>
          <table:table-cell office:value-type="float" office:value="0.0001539903" calcext:value-type="float">
            <text:p>0.0001539903</text:p>
          </table:table-cell>
          <table:table-cell office:value-type="float" office:value="1346" calcext:value-type="float">
            <text:p>1346</text:p>
          </table:table-cell>
          <table:table-cell table:formula="of:=[.D1073]*100" office:value-type="float" office:value="0.12429857" calcext:value-type="float">
            <text:p>0.12429857</text:p>
          </table:table-cell>
          <table:table-cell table:formula="of:=[.E1073]*100" office:value-type="float" office:value="0.707869" calcext:value-type="float">
            <text:p>0.707869</text:p>
          </table:table-cell>
        </table:table-row>
        <table:table-row table:style-name="ro1">
          <table:table-cell office:value-type="float" office:value="67.43" calcext:value-type="float">
            <text:p>67.43</text:p>
          </table:table-cell>
          <table:table-cell office:value-type="float" office:value="179.092300415" calcext:value-type="float">
            <text:p>179.092300415</text:p>
          </table:table-cell>
          <table:table-cell office:value-type="float" office:value="-0.2863600297" calcext:value-type="float">
            <text:p>-0.28636002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3865" calcext:value-type="float">
            <text:p>0.00703865</text:p>
          </table:table-cell>
          <table:table-cell office:value-type="float" office:value="0.00836689" calcext:value-type="float">
            <text:p>0.00836689</text:p>
          </table:table-cell>
          <table:table-cell office:value-type="float" office:value="-0.0001527006" calcext:value-type="float">
            <text:p>-0.0001527006</text:p>
          </table:table-cell>
          <table:table-cell office:value-type="float" office:value="1347" calcext:value-type="float">
            <text:p>1347</text:p>
          </table:table-cell>
          <table:table-cell table:formula="of:=[.D1074]*100" office:value-type="float" office:value="0.12429857" calcext:value-type="float">
            <text:p>0.12429857</text:p>
          </table:table-cell>
          <table:table-cell table:formula="of:=[.E1074]*100" office:value-type="float" office:value="0.703865" calcext:value-type="float">
            <text:p>0.703865</text:p>
          </table:table-cell>
        </table:table-row>
        <table:table-row table:style-name="ro1">
          <table:table-cell office:value-type="float" office:value="67.48" calcext:value-type="float">
            <text:p>67.48</text:p>
          </table:table-cell>
          <table:table-cell office:value-type="float" office:value="179.0885009766" calcext:value-type="float">
            <text:p>179.0885009766</text:p>
          </table:table-cell>
          <table:table-cell office:value-type="float" office:value="-0.3171630124" calcext:value-type="float">
            <text:p>-0.31716301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1726" calcext:value-type="float">
            <text:p>0.00721726</text:p>
          </table:table-cell>
          <table:table-cell office:value-type="float" office:value="0.00823597" calcext:value-type="float">
            <text:p>0.00823597</text:p>
          </table:table-cell>
          <table:table-cell office:value-type="float" office:value="-0.0000155233" calcext:value-type="float">
            <text:p>-1.55233E-05</text:p>
          </table:table-cell>
          <table:table-cell office:value-type="float" office:value="1348" calcext:value-type="float">
            <text:p>1348</text:p>
          </table:table-cell>
          <table:table-cell table:formula="of:=[.D1075]*100" office:value-type="float" office:value="0.12429857" calcext:value-type="float">
            <text:p>0.12429857</text:p>
          </table:table-cell>
          <table:table-cell table:formula="of:=[.E1075]*100" office:value-type="float" office:value="0.721726" calcext:value-type="float">
            <text:p>0.721726</text:p>
          </table:table-cell>
        </table:table-row>
        <table:table-row table:style-name="ro1">
          <table:table-cell office:value-type="float" office:value="67.53" calcext:value-type="float">
            <text:p>67.53</text:p>
          </table:table-cell>
          <table:table-cell office:value-type="float" office:value="179.1054382324" calcext:value-type="float">
            <text:p>179.1054382324</text:p>
          </table:table-cell>
          <table:table-cell office:value-type="float" office:value="-0.3864850053" calcext:value-type="float">
            <text:p>-0.38648500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79822" calcext:value-type="float">
            <text:p>0.00779822</text:p>
          </table:table-cell>
          <table:table-cell office:value-type="float" office:value="0.00810994" calcext:value-type="float">
            <text:p>0.00810994</text:p>
          </table:table-cell>
          <table:table-cell office:value-type="float" office:value="0.0001422297" calcext:value-type="float">
            <text:p>0.0001422297</text:p>
          </table:table-cell>
          <table:table-cell office:value-type="float" office:value="1349" calcext:value-type="float">
            <text:p>1349</text:p>
          </table:table-cell>
          <table:table-cell table:formula="of:=[.D1076]*100" office:value-type="float" office:value="0.12429857" calcext:value-type="float">
            <text:p>0.12429857</text:p>
          </table:table-cell>
          <table:table-cell table:formula="of:=[.E1076]*100" office:value-type="float" office:value="0.779822" calcext:value-type="float">
            <text:p>0.779822</text:p>
          </table:table-cell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179.1150970459" calcext:value-type="float">
            <text:p>179.1150970459</text:p>
          </table:table-cell>
          <table:table-cell office:value-type="float" office:value="-0.3937005482" calcext:value-type="float">
            <text:p>-0.39370054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2333" calcext:value-type="float">
            <text:p>0.0082333</text:p>
          </table:table-cell>
          <table:table-cell office:value-type="float" office:value="0.00810994" calcext:value-type="float">
            <text:p>0.00810994</text:p>
          </table:table-cell>
          <table:table-cell office:value-type="float" office:value="0.0001515786" calcext:value-type="float">
            <text:p>0.0001515786</text:p>
          </table:table-cell>
          <table:table-cell office:value-type="float" office:value="1350" calcext:value-type="float">
            <text:p>1350</text:p>
          </table:table-cell>
          <table:table-cell table:formula="of:=[.D1077]*100" office:value-type="float" office:value="0.12429857" calcext:value-type="float">
            <text:p>0.12429857</text:p>
          </table:table-cell>
          <table:table-cell table:formula="of:=[.E1077]*100" office:value-type="float" office:value="0.82333" calcext:value-type="float">
            <text:p>0.82333</text:p>
          </table:table-cell>
        </table:table-row>
        <table:table-row table:style-name="ro1">
          <table:table-cell office:value-type="float" office:value="67.63" calcext:value-type="float">
            <text:p>67.63</text:p>
          </table:table-cell>
          <table:table-cell office:value-type="float" office:value="179.1115722656" calcext:value-type="float">
            <text:p>179.1115722656</text:p>
          </table:table-cell>
          <table:table-cell office:value-type="float" office:value="-0.4061232809" calcext:value-type="float">
            <text:p>-0.40612328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6059" calcext:value-type="float">
            <text:p>0.0086059</text:p>
          </table:table-cell>
          <table:table-cell office:value-type="float" office:value="0.00791407" calcext:value-type="float">
            <text:p>0.00791407</text:p>
          </table:table-cell>
          <table:table-cell office:value-type="float" office:value="0.0003269985" calcext:value-type="float">
            <text:p>0.0003269985</text:p>
          </table:table-cell>
          <table:table-cell office:value-type="float" office:value="1351" calcext:value-type="float">
            <text:p>1351</text:p>
          </table:table-cell>
          <table:table-cell table:formula="of:=[.D1078]*100" office:value-type="float" office:value="0.12429857" calcext:value-type="float">
            <text:p>0.12429857</text:p>
          </table:table-cell>
          <table:table-cell table:formula="of:=[.E1078]*100" office:value-type="float" office:value="0.86059" calcext:value-type="float">
            <text:p>0.86059</text:p>
          </table:table-cell>
        </table:table-row>
        <table:table-row table:style-name="ro1">
          <table:table-cell office:value-type="float" office:value="67.68" calcext:value-type="float">
            <text:p>67.68</text:p>
          </table:table-cell>
          <table:table-cell office:value-type="float" office:value="179.1193237305" calcext:value-type="float">
            <text:p>179.1193237305</text:p>
          </table:table-cell>
          <table:table-cell office:value-type="float" office:value="-0.3413662366" calcext:value-type="float">
            <text:p>-0.34136623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42252" calcext:value-type="float">
            <text:p>0.00842252</text:p>
          </table:table-cell>
          <table:table-cell office:value-type="float" office:value="0.00791407" calcext:value-type="float">
            <text:p>0.00791407</text:p>
          </table:table-cell>
          <table:table-cell office:value-type="float" office:value="0.0000316092" calcext:value-type="float">
            <text:p>3.16092E-05</text:p>
          </table:table-cell>
          <table:table-cell office:value-type="float" office:value="1352" calcext:value-type="float">
            <text:p>1352</text:p>
          </table:table-cell>
          <table:table-cell table:formula="of:=[.D1079]*100" office:value-type="float" office:value="0.12429857" calcext:value-type="float">
            <text:p>0.12429857</text:p>
          </table:table-cell>
          <table:table-cell table:formula="of:=[.E1079]*100" office:value-type="float" office:value="0.842252" calcext:value-type="float">
            <text:p>0.842252</text:p>
          </table:table-cell>
        </table:table-row>
        <table:table-row table:style-name="ro1">
          <table:table-cell office:value-type="float" office:value="67.73" calcext:value-type="float">
            <text:p>67.73</text:p>
          </table:table-cell>
          <table:table-cell office:value-type="float" office:value="179.1226654053" calcext:value-type="float">
            <text:p>179.1226654053</text:p>
          </table:table-cell>
          <table:table-cell office:value-type="float" office:value="-0.2896330934" calcext:value-type="float">
            <text:p>-0.28963309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9556" calcext:value-type="float">
            <text:p>0.0079556</text:p>
          </table:table-cell>
          <table:table-cell office:value-type="float" office:value="0.00777637" calcext:value-type="float">
            <text:p>0.00777637</text:p>
          </table:table-cell>
          <table:table-cell office:value-type="float" office:value="0.00007357" calcext:value-type="float">
            <text:p>0.00007357</text:p>
          </table:table-cell>
          <table:table-cell office:value-type="float" office:value="1353" calcext:value-type="float">
            <text:p>1353</text:p>
          </table:table-cell>
          <table:table-cell table:formula="of:=[.D1080]*100" office:value-type="float" office:value="0.12429857" calcext:value-type="float">
            <text:p>0.12429857</text:p>
          </table:table-cell>
          <table:table-cell table:formula="of:=[.E1080]*100" office:value-type="float" office:value="0.79556" calcext:value-type="float">
            <text:p>0.79556</text:p>
          </table:table-cell>
        </table:table-row>
        <table:table-row table:style-name="ro1">
          <table:table-cell office:value-type="float" office:value="67.78" calcext:value-type="float">
            <text:p>67.78</text:p>
          </table:table-cell>
          <table:table-cell office:value-type="float" office:value="179.1200866699" calcext:value-type="float">
            <text:p>179.1200866699</text:p>
          </table:table-cell>
          <table:table-cell office:value-type="float" office:value="-0.2748303652" calcext:value-type="float">
            <text:p>-0.27483036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54593" calcext:value-type="float">
            <text:p>0.00754593</text:p>
          </table:table-cell>
          <table:table-cell office:value-type="float" office:value="0.00778712" calcext:value-type="float">
            <text:p>0.00778712</text:p>
          </table:table-cell>
          <table:table-cell office:value-type="float" office:value="-0.0000217348" calcext:value-type="float">
            <text:p>-2.17348E-05</text:p>
          </table:table-cell>
          <table:table-cell office:value-type="float" office:value="1354" calcext:value-type="float">
            <text:p>1354</text:p>
          </table:table-cell>
          <table:table-cell table:formula="of:=[.D1081]*100" office:value-type="float" office:value="0.12429857" calcext:value-type="float">
            <text:p>0.12429857</text:p>
          </table:table-cell>
          <table:table-cell table:formula="of:=[.E1081]*100" office:value-type="float" office:value="0.754593" calcext:value-type="float">
            <text:p>0.754593</text:p>
          </table:table-cell>
        </table:table-row>
        <table:table-row table:style-name="ro1">
          <table:table-cell office:value-type="float" office:value="67.83" calcext:value-type="float">
            <text:p>67.83</text:p>
          </table:table-cell>
          <table:table-cell office:value-type="float" office:value="179.1169586182" calcext:value-type="float">
            <text:p>179.1169586182</text:p>
          </table:table-cell>
          <table:table-cell office:value-type="float" office:value="-0.3227838826" calcext:value-type="float">
            <text:p>-0.32278388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59262" calcext:value-type="float">
            <text:p>0.00759262</text:p>
          </table:table-cell>
          <table:table-cell office:value-type="float" office:value="0.00778712" calcext:value-type="float">
            <text:p>0.00778712</text:p>
          </table:table-cell>
          <table:table-cell office:value-type="float" office:value="0.0000894275" calcext:value-type="float">
            <text:p>8.94275E-05</text:p>
          </table:table-cell>
          <table:table-cell office:value-type="float" office:value="1355" calcext:value-type="float">
            <text:p>1355</text:p>
          </table:table-cell>
          <table:table-cell table:formula="of:=[.D1082]*100" office:value-type="float" office:value="0.12429857" calcext:value-type="float">
            <text:p>0.12429857</text:p>
          </table:table-cell>
          <table:table-cell table:formula="of:=[.E1082]*100" office:value-type="float" office:value="0.759262" calcext:value-type="float">
            <text:p>0.759262</text:p>
          </table:table-cell>
        </table:table-row>
        <table:table-row table:style-name="ro1">
          <table:table-cell office:value-type="float" office:value="67.88" calcext:value-type="float">
            <text:p>67.88</text:p>
          </table:table-cell>
          <table:table-cell office:value-type="float" office:value="179.1148529053" calcext:value-type="float">
            <text:p>179.1148529053</text:p>
          </table:table-cell>
          <table:table-cell office:value-type="float" office:value="-0.2946190164" calcext:value-type="float">
            <text:p>-0.29461901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3602" calcext:value-type="float">
            <text:p>0.00743602</text:p>
          </table:table-cell>
          <table:table-cell office:value-type="float" office:value="0.00773797" calcext:value-type="float">
            <text:p>0.00773797</text:p>
          </table:table-cell>
          <table:table-cell office:value-type="float" office:value="-0.0002045461" calcext:value-type="float">
            <text:p>-0.0002045461</text:p>
          </table:table-cell>
          <table:table-cell office:value-type="float" office:value="1356" calcext:value-type="float">
            <text:p>1356</text:p>
          </table:table-cell>
          <table:table-cell table:formula="of:=[.D1083]*100" office:value-type="float" office:value="0.12429857" calcext:value-type="float">
            <text:p>0.12429857</text:p>
          </table:table-cell>
          <table:table-cell table:formula="of:=[.E1083]*100" office:value-type="float" office:value="0.743602" calcext:value-type="float">
            <text:p>0.743602</text:p>
          </table:table-cell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179.1158752441" calcext:value-type="float">
            <text:p>179.1158752441</text:p>
          </table:table-cell>
          <table:table-cell office:value-type="float" office:value="-0.3146597217" calcext:value-type="float">
            <text:p>-0.31465972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46527" calcext:value-type="float">
            <text:p>0.00746527</text:p>
          </table:table-cell>
          <table:table-cell office:value-type="float" office:value="0.00773797" calcext:value-type="float">
            <text:p>0.00773797</text:p>
          </table:table-cell>
          <table:table-cell office:value-type="float" office:value="0.0001460031" calcext:value-type="float">
            <text:p>0.0001460031</text:p>
          </table:table-cell>
          <table:table-cell office:value-type="float" office:value="1357" calcext:value-type="float">
            <text:p>1357</text:p>
          </table:table-cell>
          <table:table-cell table:formula="of:=[.D1084]*100" office:value-type="float" office:value="0.12429857" calcext:value-type="float">
            <text:p>0.12429857</text:p>
          </table:table-cell>
          <table:table-cell table:formula="of:=[.E1084]*100" office:value-type="float" office:value="0.746527" calcext:value-type="float">
            <text:p>0.746527</text:p>
          </table:table-cell>
        </table:table-row>
        <table:table-row table:style-name="ro1">
          <table:table-cell office:value-type="float" office:value="67.98" calcext:value-type="float">
            <text:p>67.98</text:p>
          </table:table-cell>
          <table:table-cell office:value-type="float" office:value="179.1156463623" calcext:value-type="float">
            <text:p>179.1156463623</text:p>
          </table:table-cell>
          <table:table-cell office:value-type="float" office:value="-0.2154988375" calcext:value-type="float">
            <text:p>-0.21549883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239" calcext:value-type="float">
            <text:p>0.0068239</text:p>
          </table:table-cell>
          <table:table-cell office:value-type="float" office:value="0.00761833" calcext:value-type="float">
            <text:p>0.00761833</text:p>
          </table:table-cell>
          <table:table-cell office:value-type="float" office:value="-0.0001689295" calcext:value-type="float">
            <text:p>-0.0001689295</text:p>
          </table:table-cell>
          <table:table-cell office:value-type="float" office:value="1358" calcext:value-type="float">
            <text:p>1358</text:p>
          </table:table-cell>
          <table:table-cell table:formula="of:=[.D1085]*100" office:value-type="float" office:value="0.12429857" calcext:value-type="float">
            <text:p>0.12429857</text:p>
          </table:table-cell>
          <table:table-cell table:formula="of:=[.E1085]*100" office:value-type="float" office:value="0.68239" calcext:value-type="float">
            <text:p>0.68239</text:p>
          </table:table-cell>
        </table:table-row>
        <table:table-row table:style-name="ro1">
          <table:table-cell office:value-type="float" office:value="68.03" calcext:value-type="float">
            <text:p>68.03</text:p>
          </table:table-cell>
          <table:table-cell office:value-type="float" office:value="179.1061401367" calcext:value-type="float">
            <text:p>179.1061401367</text:p>
          </table:table-cell>
          <table:table-cell office:value-type="float" office:value="-0.2432690378" calcext:value-type="float">
            <text:p>-0.24326903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8175" calcext:value-type="float">
            <text:p>0.00658175</text:p>
          </table:table-cell>
          <table:table-cell office:value-type="float" office:value="0.00775512" calcext:value-type="float">
            <text:p>0.00775512</text:p>
          </table:table-cell>
          <table:table-cell office:value-type="float" office:value="-0.0000540185" calcext:value-type="float">
            <text:p>-5.40185E-05</text:p>
          </table:table-cell>
          <table:table-cell office:value-type="float" office:value="1359" calcext:value-type="float">
            <text:p>1359</text:p>
          </table:table-cell>
          <table:table-cell table:formula="of:=[.D1086]*100" office:value-type="float" office:value="0.12429857" calcext:value-type="float">
            <text:p>0.12429857</text:p>
          </table:table-cell>
          <table:table-cell table:formula="of:=[.E1086]*100" office:value-type="float" office:value="0.658175" calcext:value-type="float">
            <text:p>0.658175</text:p>
          </table:table-cell>
        </table:table-row>
        <table:table-row table:style-name="ro1">
          <table:table-cell office:value-type="float" office:value="68.08" calcext:value-type="float">
            <text:p>68.08</text:p>
          </table:table-cell>
          <table:table-cell office:value-type="float" office:value="179.0994873047" calcext:value-type="float">
            <text:p>179.0994873047</text:p>
          </table:table-cell>
          <table:table-cell office:value-type="float" office:value="-0.2389611324" calcext:value-type="float">
            <text:p>-0.23896113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9174" calcext:value-type="float">
            <text:p>0.00639174</text:p>
          </table:table-cell>
          <table:table-cell office:value-type="float" office:value="0.00775512" calcext:value-type="float">
            <text:p>0.00775512</text:p>
          </table:table-cell>
          <table:table-cell office:value-type="float" office:value="-0.0001875594" calcext:value-type="float">
            <text:p>-0.0001875594</text:p>
          </table:table-cell>
          <table:table-cell office:value-type="float" office:value="1360" calcext:value-type="float">
            <text:p>1360</text:p>
          </table:table-cell>
          <table:table-cell table:formula="of:=[.D1087]*100" office:value-type="float" office:value="0.12429857" calcext:value-type="float">
            <text:p>0.12429857</text:p>
          </table:table-cell>
          <table:table-cell table:formula="of:=[.E1087]*100" office:value-type="float" office:value="0.639174" calcext:value-type="float">
            <text:p>0.639174</text:p>
          </table:table-cell>
        </table:table-row>
        <table:table-row table:style-name="ro1">
          <table:table-cell office:value-type="float" office:value="68.13" calcext:value-type="float">
            <text:p>68.13</text:p>
          </table:table-cell>
          <table:table-cell office:value-type="float" office:value="179.0954284668" calcext:value-type="float">
            <text:p>179.0954284668</text:p>
          </table:table-cell>
          <table:table-cell office:value-type="float" office:value="-0.2122297123" calcext:value-type="float">
            <text:p>-0.21222971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8702" calcext:value-type="float">
            <text:p>0.00608702</text:p>
          </table:table-cell>
          <table:table-cell office:value-type="float" office:value="0.00782976" calcext:value-type="float">
            <text:p>0.00782976</text:p>
          </table:table-cell>
          <table:table-cell office:value-type="float" office:value="-0.000173463" calcext:value-type="float">
            <text:p>-0.000173463</text:p>
          </table:table-cell>
          <table:table-cell office:value-type="float" office:value="1361" calcext:value-type="float">
            <text:p>1361</text:p>
          </table:table-cell>
          <table:table-cell table:formula="of:=[.D1088]*100" office:value-type="float" office:value="0.12429857" calcext:value-type="float">
            <text:p>0.12429857</text:p>
          </table:table-cell>
          <table:table-cell table:formula="of:=[.E1088]*100" office:value-type="float" office:value="0.608702" calcext:value-type="float">
            <text:p>0.608702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179.1051177979" calcext:value-type="float">
            <text:p>179.1051177979</text:p>
          </table:table-cell>
          <table:table-cell office:value-type="float" office:value="-0.1816927322" calcext:value-type="float">
            <text:p>-0.18169273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8053" calcext:value-type="float">
            <text:p>0.00568053</text:p>
          </table:table-cell>
          <table:table-cell office:value-type="float" office:value="0.00782976" calcext:value-type="float">
            <text:p>0.00782976</text:p>
          </table:table-cell>
          <table:table-cell office:value-type="float" office:value="-0.0001459671" calcext:value-type="float">
            <text:p>-0.0001459671</text:p>
          </table:table-cell>
          <table:table-cell office:value-type="float" office:value="1362" calcext:value-type="float">
            <text:p>1362</text:p>
          </table:table-cell>
          <table:table-cell table:formula="of:=[.D1089]*100" office:value-type="float" office:value="0.12429857" calcext:value-type="float">
            <text:p>0.12429857</text:p>
          </table:table-cell>
          <table:table-cell table:formula="of:=[.E1089]*100" office:value-type="float" office:value="0.568053" calcext:value-type="float">
            <text:p>0.568053</text:p>
          </table:table-cell>
        </table:table-row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179.1038970947" calcext:value-type="float">
            <text:p>179.1038970947</text:p>
          </table:table-cell>
          <table:table-cell office:value-type="float" office:value="-0.2425098777" calcext:value-type="float">
            <text:p>-0.24250987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1508" calcext:value-type="float">
            <text:p>0.00581508</text:p>
          </table:table-cell>
          <table:table-cell office:value-type="float" office:value="0.00782976" calcext:value-type="float">
            <text:p>0.00782976</text:p>
          </table:table-cell>
          <table:table-cell office:value-type="float" office:value="-0.0000352373" calcext:value-type="float">
            <text:p>-3.52373E-05</text:p>
          </table:table-cell>
          <table:table-cell office:value-type="float" office:value="1363" calcext:value-type="float">
            <text:p>1363</text:p>
          </table:table-cell>
          <table:table-cell table:formula="of:=[.D1090]*100" office:value-type="float" office:value="0.12429857" calcext:value-type="float">
            <text:p>0.12429857</text:p>
          </table:table-cell>
          <table:table-cell table:formula="of:=[.E1090]*100" office:value-type="float" office:value="0.581508" calcext:value-type="float">
            <text:p>0.581508</text:p>
          </table:table-cell>
        </table:table-row>
        <table:table-row table:style-name="ro1">
          <table:table-cell office:value-type="float" office:value="68.28" calcext:value-type="float">
            <text:p>68.28</text:p>
          </table:table-cell>
          <table:table-cell office:value-type="float" office:value="179.1127319336" calcext:value-type="float">
            <text:p>179.1127319336</text:p>
          </table:table-cell>
          <table:table-cell office:value-type="float" office:value="-0.1136447315" calcext:value-type="float">
            <text:p>-0.11364473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4589" calcext:value-type="float">
            <text:p>0.00504589</text:p>
          </table:table-cell>
          <table:table-cell office:value-type="float" office:value="0.00793178" calcext:value-type="float">
            <text:p>0.00793178</text:p>
          </table:table-cell>
          <table:table-cell office:value-type="float" office:value="0.0000577455" calcext:value-type="float">
            <text:p>5.77455E-05</text:p>
          </table:table-cell>
          <table:table-cell office:value-type="float" office:value="1364" calcext:value-type="float">
            <text:p>1364</text:p>
          </table:table-cell>
          <table:table-cell table:formula="of:=[.D1091]*100" office:value-type="float" office:value="0.12429857" calcext:value-type="float">
            <text:p>0.12429857</text:p>
          </table:table-cell>
          <table:table-cell table:formula="of:=[.E1091]*100" office:value-type="float" office:value="0.504589" calcext:value-type="float">
            <text:p>0.504589</text:p>
          </table:table-cell>
        </table:table-row>
        <table:table-row table:style-name="ro1">
          <table:table-cell office:value-type="float" office:value="68.33" calcext:value-type="float">
            <text:p>68.33</text:p>
          </table:table-cell>
          <table:table-cell office:value-type="float" office:value="179.1192932129" calcext:value-type="float">
            <text:p>179.1192932129</text:p>
          </table:table-cell>
          <table:table-cell office:value-type="float" office:value="-0.1697380171" calcext:value-type="float">
            <text:p>-0.16973801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0735" calcext:value-type="float">
            <text:p>0.00490735</text:p>
          </table:table-cell>
          <table:table-cell office:value-type="float" office:value="0.00793178" calcext:value-type="float">
            <text:p>0.00793178</text:p>
          </table:table-cell>
          <table:table-cell office:value-type="float" office:value="-0.0001236246" calcext:value-type="float">
            <text:p>-0.0001236246</text:p>
          </table:table-cell>
          <table:table-cell office:value-type="float" office:value="1365" calcext:value-type="float">
            <text:p>1365</text:p>
          </table:table-cell>
          <table:table-cell table:formula="of:=[.D1092]*100" office:value-type="float" office:value="0.12429857" calcext:value-type="float">
            <text:p>0.12429857</text:p>
          </table:table-cell>
          <table:table-cell table:formula="of:=[.E1092]*100" office:value-type="float" office:value="0.490735" calcext:value-type="float">
            <text:p>0.490735</text:p>
          </table:table-cell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179.1298828125" calcext:value-type="float">
            <text:p>179.1298828125</text:p>
          </table:table-cell>
          <table:table-cell office:value-type="float" office:value="-0.2665526774" calcext:value-type="float">
            <text:p>-0.26655267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6029" calcext:value-type="float">
            <text:p>0.00546029</text:p>
          </table:table-cell>
          <table:table-cell office:value-type="float" office:value="0.00783249" calcext:value-type="float">
            <text:p>0.00783249</text:p>
          </table:table-cell>
          <table:table-cell office:value-type="float" office:value="0.0000686403" calcext:value-type="float">
            <text:p>6.86403E-05</text:p>
          </table:table-cell>
          <table:table-cell office:value-type="float" office:value="1366" calcext:value-type="float">
            <text:p>1366</text:p>
          </table:table-cell>
          <table:table-cell table:formula="of:=[.D1093]*100" office:value-type="float" office:value="0.12429857" calcext:value-type="float">
            <text:p>0.12429857</text:p>
          </table:table-cell>
          <table:table-cell table:formula="of:=[.E1093]*100" office:value-type="float" office:value="0.546029" calcext:value-type="float">
            <text:p>0.546029</text:p>
          </table:table-cell>
        </table:table-row>
        <table:table-row table:style-name="ro1">
          <table:table-cell office:value-type="float" office:value="68.43" calcext:value-type="float">
            <text:p>68.43</text:p>
          </table:table-cell>
          <table:table-cell office:value-type="float" office:value="179.1303253174" calcext:value-type="float">
            <text:p>179.1303253174</text:p>
          </table:table-cell>
          <table:table-cell office:value-type="float" office:value="-0.2675636027" calcext:value-type="float">
            <text:p>-0.26756360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3534" calcext:value-type="float">
            <text:p>0.00583534</text:p>
          </table:table-cell>
          <table:table-cell office:value-type="float" office:value="0.00803655" calcext:value-type="float">
            <text:p>0.00803655</text:p>
          </table:table-cell>
          <table:table-cell office:value-type="float" office:value="0.0002003214" calcext:value-type="float">
            <text:p>0.0002003214</text:p>
          </table:table-cell>
          <table:table-cell office:value-type="float" office:value="1367" calcext:value-type="float">
            <text:p>1367</text:p>
          </table:table-cell>
          <table:table-cell table:formula="of:=[.D1094]*100" office:value-type="float" office:value="0.12429857" calcext:value-type="float">
            <text:p>0.12429857</text:p>
          </table:table-cell>
          <table:table-cell table:formula="of:=[.E1094]*100" office:value-type="float" office:value="0.583534" calcext:value-type="float">
            <text:p>0.583534</text:p>
          </table:table-cell>
        </table:table-row>
        <table:table-row table:style-name="ro1">
          <table:table-cell office:value-type="float" office:value="68.48" calcext:value-type="float">
            <text:p>68.48</text:p>
          </table:table-cell>
          <table:table-cell office:value-type="float" office:value="179.1344909668" calcext:value-type="float">
            <text:p>179.1344909668</text:p>
          </table:table-cell>
          <table:table-cell office:value-type="float" office:value="-0.1990258179" calcext:value-type="float">
            <text:p>-0.19902581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284" calcext:value-type="float">
            <text:p>0.0056284</text:p>
          </table:table-cell>
          <table:table-cell office:value-type="float" office:value="0.00803655" calcext:value-type="float">
            <text:p>0.00803655</text:p>
          </table:table-cell>
          <table:table-cell office:value-type="float" office:value="0.0000289042" calcext:value-type="float">
            <text:p>2.89042E-05</text:p>
          </table:table-cell>
          <table:table-cell office:value-type="float" office:value="1368" calcext:value-type="float">
            <text:p>1368</text:p>
          </table:table-cell>
          <table:table-cell table:formula="of:=[.D1095]*100" office:value-type="float" office:value="0.12429857" calcext:value-type="float">
            <text:p>0.12429857</text:p>
          </table:table-cell>
          <table:table-cell table:formula="of:=[.E1095]*100" office:value-type="float" office:value="0.56284" calcext:value-type="float">
            <text:p>0.56284</text:p>
          </table:table-cell>
        </table:table-row>
        <table:table-row table:style-name="ro1">
          <table:table-cell office:value-type="float" office:value="68.53" calcext:value-type="float">
            <text:p>68.53</text:p>
          </table:table-cell>
          <table:table-cell office:value-type="float" office:value="179.138092041" calcext:value-type="float">
            <text:p>179.138092041</text:p>
          </table:table-cell>
          <table:table-cell office:value-type="float" office:value="-0.2265431439" calcext:value-type="float">
            <text:p>-0.22654314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7395" calcext:value-type="float">
            <text:p>0.00567395</text:p>
          </table:table-cell>
          <table:table-cell office:value-type="float" office:value="0.00813317" calcext:value-type="float">
            <text:p>0.00813317</text:p>
          </table:table-cell>
          <table:table-cell office:value-type="float" office:value="-0.0000244641" calcext:value-type="float">
            <text:p>-2.44641E-05</text:p>
          </table:table-cell>
          <table:table-cell office:value-type="float" office:value="1369" calcext:value-type="float">
            <text:p>1369</text:p>
          </table:table-cell>
          <table:table-cell table:formula="of:=[.D1096]*100" office:value-type="float" office:value="0.12429857" calcext:value-type="float">
            <text:p>0.12429857</text:p>
          </table:table-cell>
          <table:table-cell table:formula="of:=[.E1096]*100" office:value-type="float" office:value="0.567395" calcext:value-type="float">
            <text:p>0.567395</text:p>
          </table:table-cell>
        </table:table-row>
        <table:table-row table:style-name="ro1">
          <table:table-cell office:value-type="float" office:value="68.58" calcext:value-type="float">
            <text:p>68.58</text:p>
          </table:table-cell>
          <table:table-cell office:value-type="float" office:value="179.1304168701" calcext:value-type="float">
            <text:p>179.1304168701</text:p>
          </table:table-cell>
          <table:table-cell office:value-type="float" office:value="-0.2139946762" calcext:value-type="float">
            <text:p>-0.21399467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2065" calcext:value-type="float">
            <text:p>0.00562065</text:p>
          </table:table-cell>
          <table:table-cell office:value-type="float" office:value="0.00813317" calcext:value-type="float">
            <text:p>0.00813317</text:p>
          </table:table-cell>
          <table:table-cell office:value-type="float" office:value="-0.000031325" calcext:value-type="float">
            <text:p>-0.000031325</text:p>
          </table:table-cell>
          <table:table-cell office:value-type="float" office:value="1370" calcext:value-type="float">
            <text:p>1370</text:p>
          </table:table-cell>
          <table:table-cell table:formula="of:=[.D1097]*100" office:value-type="float" office:value="0.12429857" calcext:value-type="float">
            <text:p>0.12429857</text:p>
          </table:table-cell>
          <table:table-cell table:formula="of:=[.E1097]*100" office:value-type="float" office:value="0.562065" calcext:value-type="float">
            <text:p>0.562065</text:p>
          </table:table-cell>
        </table:table-row>
        <table:table-row table:style-name="ro1">
          <table:table-cell office:value-type="float" office:value="68.63" calcext:value-type="float">
            <text:p>68.63</text:p>
          </table:table-cell>
          <table:table-cell office:value-type="float" office:value="179.1247558594" calcext:value-type="float">
            <text:p>179.1247558594</text:p>
          </table:table-cell>
          <table:table-cell office:value-type="float" office:value="-0.1816662846" calcext:value-type="float">
            <text:p>-0.18166628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697" calcext:value-type="float">
            <text:p>0.0053697</text:p>
          </table:table-cell>
          <table:table-cell office:value-type="float" office:value="0.00819486" calcext:value-type="float">
            <text:p>0.00819486</text:p>
          </table:table-cell>
          <table:table-cell office:value-type="float" office:value="-0.0000398272" calcext:value-type="float">
            <text:p>-3.98272E-05</text:p>
          </table:table-cell>
          <table:table-cell office:value-type="float" office:value="1371" calcext:value-type="float">
            <text:p>1371</text:p>
          </table:table-cell>
          <table:table-cell table:formula="of:=[.D1098]*100" office:value-type="float" office:value="0.12429857" calcext:value-type="float">
            <text:p>0.12429857</text:p>
          </table:table-cell>
          <table:table-cell table:formula="of:=[.E1098]*100" office:value-type="float" office:value="0.53697" calcext:value-type="float">
            <text:p>0.53697</text:p>
          </table:table-cell>
        </table:table-row>
        <table:table-row table:style-name="ro1">
          <table:table-cell office:value-type="float" office:value="68.68" calcext:value-type="float">
            <text:p>68.68</text:p>
          </table:table-cell>
          <table:table-cell office:value-type="float" office:value="179.1217956543" calcext:value-type="float">
            <text:p>179.1217956543</text:p>
          </table:table-cell>
          <table:table-cell office:value-type="float" office:value="-0.204545886" calcext:value-type="float">
            <text:p>-0.2045458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5502" calcext:value-type="float">
            <text:p>0.00535502</text:p>
          </table:table-cell>
          <table:table-cell office:value-type="float" office:value="0.00819486" calcext:value-type="float">
            <text:p>0.00819486</text:p>
          </table:table-cell>
          <table:table-cell office:value-type="float" office:value="0.000009636" calcext:value-type="float">
            <text:p>0.000009636</text:p>
          </table:table-cell>
          <table:table-cell office:value-type="float" office:value="1372" calcext:value-type="float">
            <text:p>1372</text:p>
          </table:table-cell>
          <table:table-cell table:formula="of:=[.D1099]*100" office:value-type="float" office:value="0.12429857" calcext:value-type="float">
            <text:p>0.12429857</text:p>
          </table:table-cell>
          <table:table-cell table:formula="of:=[.E1099]*100" office:value-type="float" office:value="0.535502" calcext:value-type="float">
            <text:p>0.535502</text:p>
          </table:table-cell>
        </table:table-row>
        <table:table-row table:style-name="ro1">
          <table:table-cell office:value-type="float" office:value="68.73" calcext:value-type="float">
            <text:p>68.73</text:p>
          </table:table-cell>
          <table:table-cell office:value-type="float" office:value="179.121887207" calcext:value-type="float">
            <text:p>179.121887207</text:p>
          </table:table-cell>
          <table:table-cell office:value-type="float" office:value="-0.20295249" calcext:value-type="float">
            <text:p>-0.202952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3463" calcext:value-type="float">
            <text:p>0.00533463</text:p>
          </table:table-cell>
          <table:table-cell office:value-type="float" office:value="0.00819486" calcext:value-type="float">
            <text:p>0.00819486</text:p>
          </table:table-cell>
          <table:table-cell office:value-type="float" office:value="0.0000541848" calcext:value-type="float">
            <text:p>5.41848E-05</text:p>
          </table:table-cell>
          <table:table-cell office:value-type="float" office:value="1373" calcext:value-type="float">
            <text:p>1373</text:p>
          </table:table-cell>
          <table:table-cell table:formula="of:=[.D1100]*100" office:value-type="float" office:value="0.12429857" calcext:value-type="float">
            <text:p>0.12429857</text:p>
          </table:table-cell>
          <table:table-cell table:formula="of:=[.E1100]*100" office:value-type="float" office:value="0.533463" calcext:value-type="float">
            <text:p>0.533463</text:p>
          </table:table-cell>
        </table:table-row>
        <table:table-row table:style-name="ro1">
          <table:table-cell office:value-type="float" office:value="68.78" calcext:value-type="float">
            <text:p>68.78</text:p>
          </table:table-cell>
          <table:table-cell office:value-type="float" office:value="179.1219482422" calcext:value-type="float">
            <text:p>179.1219482422</text:p>
          </table:table-cell>
          <table:table-cell office:value-type="float" office:value="-0.1772436776" calcext:value-type="float">
            <text:p>-0.17724367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4971" calcext:value-type="float">
            <text:p>0.00514971</text:p>
          </table:table-cell>
          <table:table-cell office:value-type="float" office:value="0.00821169" calcext:value-type="float">
            <text:p>0.00821169</text:p>
          </table:table-cell>
          <table:table-cell office:value-type="float" office:value="0.0000301183" calcext:value-type="float">
            <text:p>3.01183E-05</text:p>
          </table:table-cell>
          <table:table-cell office:value-type="float" office:value="1374" calcext:value-type="float">
            <text:p>1374</text:p>
          </table:table-cell>
          <table:table-cell table:formula="of:=[.D1101]*100" office:value-type="float" office:value="0.12429857" calcext:value-type="float">
            <text:p>0.12429857</text:p>
          </table:table-cell>
          <table:table-cell table:formula="of:=[.E1101]*100" office:value-type="float" office:value="0.514971" calcext:value-type="float">
            <text:p>0.514971</text:p>
          </table:table-cell>
        </table:table-row>
        <table:table-row table:style-name="ro1">
          <table:table-cell office:value-type="float" office:value="68.83" calcext:value-type="float">
            <text:p>68.83</text:p>
          </table:table-cell>
          <table:table-cell office:value-type="float" office:value="179.115814209" calcext:value-type="float">
            <text:p>179.115814209</text:p>
          </table:table-cell>
          <table:table-cell office:value-type="float" office:value="-0.1439596698" calcext:value-type="float">
            <text:p>-0.14395966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0471" calcext:value-type="float">
            <text:p>0.00480471</text:p>
          </table:table-cell>
          <table:table-cell office:value-type="float" office:value="0.00821169" calcext:value-type="float">
            <text:p>0.00821169</text:p>
          </table:table-cell>
          <table:table-cell office:value-type="float" office:value="-0.0002105982" calcext:value-type="float">
            <text:p>-0.0002105982</text:p>
          </table:table-cell>
          <table:table-cell office:value-type="float" office:value="1375" calcext:value-type="float">
            <text:p>1375</text:p>
          </table:table-cell>
          <table:table-cell table:formula="of:=[.D1102]*100" office:value-type="float" office:value="0.12429857" calcext:value-type="float">
            <text:p>0.12429857</text:p>
          </table:table-cell>
          <table:table-cell table:formula="of:=[.E1102]*100" office:value-type="float" office:value="0.480471" calcext:value-type="float">
            <text:p>0.480471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79.1078643799" calcext:value-type="float">
            <text:p>179.1078643799</text:p>
          </table:table-cell>
          <table:table-cell office:value-type="float" office:value="-0.1483217441" calcext:value-type="float">
            <text:p>-0.14832174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0397" calcext:value-type="float">
            <text:p>0.00460397</text:p>
          </table:table-cell>
          <table:table-cell office:value-type="float" office:value="0.00821169" calcext:value-type="float">
            <text:p>0.00821169</text:p>
          </table:table-cell>
          <table:table-cell office:value-type="float" office:value="0.0000153468" calcext:value-type="float">
            <text:p>1.53468E-05</text:p>
          </table:table-cell>
          <table:table-cell office:value-type="float" office:value="1376" calcext:value-type="float">
            <text:p>1376</text:p>
          </table:table-cell>
          <table:table-cell table:formula="of:=[.D1103]*100" office:value-type="float" office:value="0.12429857" calcext:value-type="float">
            <text:p>0.12429857</text:p>
          </table:table-cell>
          <table:table-cell table:formula="of:=[.E1103]*100" office:value-type="float" office:value="0.460397" calcext:value-type="float">
            <text:p>0.460397</text:p>
          </table:table-cell>
        </table:table-row>
        <table:table-row table:style-name="ro1">
          <table:table-cell office:value-type="float" office:value="68.93" calcext:value-type="float">
            <text:p>68.93</text:p>
          </table:table-cell>
          <table:table-cell office:value-type="float" office:value="179.1086120605" calcext:value-type="float">
            <text:p>179.1086120605</text:p>
          </table:table-cell>
          <table:table-cell office:value-type="float" office:value="-0.1895690251" calcext:value-type="float">
            <text:p>-0.18956902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4515" calcext:value-type="float">
            <text:p>0.00474515</text:p>
          </table:table-cell>
          <table:table-cell office:value-type="float" office:value="0.00818667" calcext:value-type="float">
            <text:p>0.00818667</text:p>
          </table:table-cell>
          <table:table-cell office:value-type="float" office:value="-0.0000964845" calcext:value-type="float">
            <text:p>-9.64845E-05</text:p>
          </table:table-cell>
          <table:table-cell office:value-type="float" office:value="1377" calcext:value-type="float">
            <text:p>1377</text:p>
          </table:table-cell>
          <table:table-cell table:formula="of:=[.D1104]*100" office:value-type="float" office:value="0.12429857" calcext:value-type="float">
            <text:p>0.12429857</text:p>
          </table:table-cell>
          <table:table-cell table:formula="of:=[.E1104]*100" office:value-type="float" office:value="0.474515" calcext:value-type="float">
            <text:p>0.474515</text:p>
          </table:table-cell>
        </table:table-row>
        <table:table-row table:style-name="ro1">
          <table:table-cell office:value-type="float" office:value="68.98" calcext:value-type="float">
            <text:p>68.98</text:p>
          </table:table-cell>
          <table:table-cell office:value-type="float" office:value="179.1155548096" calcext:value-type="float">
            <text:p>179.1155548096</text:p>
          </table:table-cell>
          <table:table-cell office:value-type="float" office:value="-0.2087338261" calcext:value-type="float">
            <text:p>-0.20873382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6691" calcext:value-type="float">
            <text:p>0.00496691</text:p>
          </table:table-cell>
          <table:table-cell office:value-type="float" office:value="0.00818667" calcext:value-type="float">
            <text:p>0.00818667</text:p>
          </table:table-cell>
          <table:table-cell office:value-type="float" office:value="0.000087965" calcext:value-type="float">
            <text:p>0.000087965</text:p>
          </table:table-cell>
          <table:table-cell office:value-type="float" office:value="1378" calcext:value-type="float">
            <text:p>1378</text:p>
          </table:table-cell>
          <table:table-cell table:formula="of:=[.D1105]*100" office:value-type="float" office:value="0.12429857" calcext:value-type="float">
            <text:p>0.12429857</text:p>
          </table:table-cell>
          <table:table-cell table:formula="of:=[.E1105]*100" office:value-type="float" office:value="0.496691" calcext:value-type="float">
            <text:p>0.496691</text:p>
          </table:table-cell>
        </table:table-row>
        <table:table-row table:style-name="ro1">
          <table:table-cell office:value-type="float" office:value="69.03" calcext:value-type="float">
            <text:p>69.03</text:p>
          </table:table-cell>
          <table:table-cell office:value-type="float" office:value="179.1151885986" calcext:value-type="float">
            <text:p>179.1151885986</text:p>
          </table:table-cell>
          <table:table-cell office:value-type="float" office:value="-0.1288582154" calcext:value-type="float">
            <text:p>-0.12885821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823" calcext:value-type="float">
            <text:p>0.0045823</text:p>
          </table:table-cell>
          <table:table-cell office:value-type="float" office:value="0.00812152" calcext:value-type="float">
            <text:p>0.00812152</text:p>
          </table:table-cell>
          <table:table-cell office:value-type="float" office:value="-0.000108092" calcext:value-type="float">
            <text:p>-0.000108092</text:p>
          </table:table-cell>
          <table:table-cell office:value-type="float" office:value="1379" calcext:value-type="float">
            <text:p>1379</text:p>
          </table:table-cell>
          <table:table-cell table:formula="of:=[.D1106]*100" office:value-type="float" office:value="0.12429857" calcext:value-type="float">
            <text:p>0.12429857</text:p>
          </table:table-cell>
          <table:table-cell table:formula="of:=[.E1106]*100" office:value-type="float" office:value="0.45823" calcext:value-type="float">
            <text:p>0.45823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179.1138763428" calcext:value-type="float">
            <text:p>179.1138763428</text:p>
          </table:table-cell>
          <table:table-cell office:value-type="float" office:value="-0.122425629" calcext:value-type="float">
            <text:p>-0.1224256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8324" calcext:value-type="float">
            <text:p>0.00428324</text:p>
          </table:table-cell>
          <table:table-cell office:value-type="float" office:value="0.00812152" calcext:value-type="float">
            <text:p>0.00812152</text:p>
          </table:table-cell>
          <table:table-cell office:value-type="float" office:value="-0.0000583516" calcext:value-type="float">
            <text:p>-5.83516E-05</text:p>
          </table:table-cell>
          <table:table-cell office:value-type="float" office:value="1380" calcext:value-type="float">
            <text:p>1380</text:p>
          </table:table-cell>
          <table:table-cell table:formula="of:=[.D1107]*100" office:value-type="float" office:value="0.12429857" calcext:value-type="float">
            <text:p>0.12429857</text:p>
          </table:table-cell>
          <table:table-cell table:formula="of:=[.E1107]*100" office:value-type="float" office:value="0.428324" calcext:value-type="float">
            <text:p>0.428324</text:p>
          </table:table-cell>
        </table:table-row>
        <table:table-row table:style-name="ro1">
          <table:table-cell office:value-type="float" office:value="69.13" calcext:value-type="float">
            <text:p>69.13</text:p>
          </table:table-cell>
          <table:table-cell office:value-type="float" office:value="179.1073150635" calcext:value-type="float">
            <text:p>179.1073150635</text:p>
          </table:table-cell>
          <table:table-cell office:value-type="float" office:value="-0.0922425845" calcext:value-type="float">
            <text:p>-0.09224258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8288" calcext:value-type="float">
            <text:p>0.00388288</text:p>
          </table:table-cell>
          <table:table-cell office:value-type="float" office:value="0.00812152" calcext:value-type="float">
            <text:p>0.00812152</text:p>
          </table:table-cell>
          <table:table-cell office:value-type="float" office:value="0.0000536534" calcext:value-type="float">
            <text:p>5.36534E-05</text:p>
          </table:table-cell>
          <table:table-cell office:value-type="float" office:value="1381" calcext:value-type="float">
            <text:p>1381</text:p>
          </table:table-cell>
          <table:table-cell table:formula="of:=[.D1108]*100" office:value-type="float" office:value="0.12429857" calcext:value-type="float">
            <text:p>0.12429857</text:p>
          </table:table-cell>
          <table:table-cell table:formula="of:=[.E1108]*100" office:value-type="float" office:value="0.388288" calcext:value-type="float">
            <text:p>0.388288</text:p>
          </table:table-cell>
        </table:table-row>
        <table:table-row table:style-name="ro1">
          <table:table-cell office:value-type="float" office:value="69.18" calcext:value-type="float">
            <text:p>69.18</text:p>
          </table:table-cell>
          <table:table-cell office:value-type="float" office:value="179.1116485596" calcext:value-type="float">
            <text:p>179.1116485596</text:p>
          </table:table-cell>
          <table:table-cell office:value-type="float" office:value="-0.1339944196" calcext:value-type="float">
            <text:p>-0.13399441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9445" calcext:value-type="float">
            <text:p>0.00389445</text:p>
          </table:table-cell>
          <table:table-cell office:value-type="float" office:value="0.00802975" calcext:value-type="float">
            <text:p>0.00802975</text:p>
          </table:table-cell>
          <table:table-cell office:value-type="float" office:value="-0.0000069288" calcext:value-type="float">
            <text:p>-6.9288E-06</text:p>
          </table:table-cell>
          <table:table-cell office:value-type="float" office:value="1382" calcext:value-type="float">
            <text:p>1382</text:p>
          </table:table-cell>
          <table:table-cell table:formula="of:=[.D1109]*100" office:value-type="float" office:value="0.12429857" calcext:value-type="float">
            <text:p>0.12429857</text:p>
          </table:table-cell>
          <table:table-cell table:formula="of:=[.E1109]*100" office:value-type="float" office:value="0.389445" calcext:value-type="float">
            <text:p>0.389445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179.1125183105" calcext:value-type="float">
            <text:p>179.1125183105</text:p>
          </table:table-cell>
          <table:table-cell office:value-type="float" office:value="-0.1112016843" calcext:value-type="float">
            <text:p>-0.11120168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5025" calcext:value-type="float">
            <text:p>0.00375025</text:p>
          </table:table-cell>
          <table:table-cell office:value-type="float" office:value="0.00802975" calcext:value-type="float">
            <text:p>0.00802975</text:p>
          </table:table-cell>
          <table:table-cell office:value-type="float" office:value="-0.0000500518" calcext:value-type="float">
            <text:p>-5.00518E-05</text:p>
          </table:table-cell>
          <table:table-cell office:value-type="float" office:value="1383" calcext:value-type="float">
            <text:p>1383</text:p>
          </table:table-cell>
          <table:table-cell table:formula="of:=[.D1110]*100" office:value-type="float" office:value="0.12429857" calcext:value-type="float">
            <text:p>0.12429857</text:p>
          </table:table-cell>
          <table:table-cell table:formula="of:=[.E1110]*100" office:value-type="float" office:value="0.375025" calcext:value-type="float">
            <text:p>0.375025</text:p>
          </table:table-cell>
        </table:table-row>
        <table:table-row table:style-name="ro1">
          <table:table-cell office:value-type="float" office:value="69.28" calcext:value-type="float">
            <text:p>69.28</text:p>
          </table:table-cell>
          <table:table-cell office:value-type="float" office:value="179.1159667969" calcext:value-type="float">
            <text:p>179.1159667969</text:p>
          </table:table-cell>
          <table:table-cell office:value-type="float" office:value="-0.1765295841" calcext:value-type="float">
            <text:p>-0.17652958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8958" calcext:value-type="float">
            <text:p>0.00408958</text:p>
          </table:table-cell>
          <table:table-cell office:value-type="float" office:value="0.00813032" calcext:value-type="float">
            <text:p>0.00813032</text:p>
          </table:table-cell>
          <table:table-cell office:value-type="float" office:value="0.0001360534" calcext:value-type="float">
            <text:p>0.0001360534</text:p>
          </table:table-cell>
          <table:table-cell office:value-type="float" office:value="1384" calcext:value-type="float">
            <text:p>1384</text:p>
          </table:table-cell>
          <table:table-cell table:formula="of:=[.D1111]*100" office:value-type="float" office:value="0.12429857" calcext:value-type="float">
            <text:p>0.12429857</text:p>
          </table:table-cell>
          <table:table-cell table:formula="of:=[.E1111]*100" office:value-type="float" office:value="0.408958" calcext:value-type="float">
            <text:p>0.408958</text:p>
          </table:table-cell>
        </table:table-row>
        <table:table-row table:style-name="ro1">
          <table:table-cell office:value-type="float" office:value="69.33" calcext:value-type="float">
            <text:p>69.33</text:p>
          </table:table-cell>
          <table:table-cell office:value-type="float" office:value="179.110168457" calcext:value-type="float">
            <text:p>179.110168457</text:p>
          </table:table-cell>
          <table:table-cell office:value-type="float" office:value="-0.126758231" calcext:value-type="float">
            <text:p>-0.1267582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839" calcext:value-type="float">
            <text:p>0.0039839</text:p>
          </table:table-cell>
          <table:table-cell office:value-type="float" office:value="0.00792163" calcext:value-type="float">
            <text:p>0.00792163</text:p>
          </table:table-cell>
          <table:table-cell office:value-type="float" office:value="-0.0000066151" calcext:value-type="float">
            <text:p>-6.6151E-06</text:p>
          </table:table-cell>
          <table:table-cell office:value-type="float" office:value="1385" calcext:value-type="float">
            <text:p>1385</text:p>
          </table:table-cell>
          <table:table-cell table:formula="of:=[.D1112]*100" office:value-type="float" office:value="0.12429857" calcext:value-type="float">
            <text:p>0.12429857</text:p>
          </table:table-cell>
          <table:table-cell table:formula="of:=[.E1112]*100" office:value-type="float" office:value="0.39839" calcext:value-type="float">
            <text:p>0.39839</text:p>
          </table:table-cell>
        </table:table-row>
        <table:table-row table:style-name="ro1">
          <table:table-cell office:value-type="float" office:value="69.38" calcext:value-type="float">
            <text:p>69.38</text:p>
          </table:table-cell>
          <table:table-cell office:value-type="float" office:value="179.1120452881" calcext:value-type="float">
            <text:p>179.1120452881</text:p>
          </table:table-cell>
          <table:table-cell office:value-type="float" office:value="-0.2480976323" calcext:value-type="float">
            <text:p>-0.248097632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218" calcext:value-type="float">
            <text:p>0.00472218</text:p>
          </table:table-cell>
          <table:table-cell office:value-type="float" office:value="0.00792163" calcext:value-type="float">
            <text:p>0.00792163</text:p>
          </table:table-cell>
          <table:table-cell office:value-type="float" office:value="0.0001889113" calcext:value-type="float">
            <text:p>0.0001889113</text:p>
          </table:table-cell>
          <table:table-cell office:value-type="float" office:value="1386" calcext:value-type="float">
            <text:p>1386</text:p>
          </table:table-cell>
          <table:table-cell table:formula="of:=[.D1113]*100" office:value-type="float" office:value="0.12429857" calcext:value-type="float">
            <text:p>0.12429857</text:p>
          </table:table-cell>
          <table:table-cell table:formula="of:=[.E1113]*100" office:value-type="float" office:value="0.472218" calcext:value-type="float">
            <text:p>0.472218</text:p>
          </table:table-cell>
        </table:table-row>
        <table:table-row table:style-name="ro1">
          <table:table-cell office:value-type="float" office:value="69.43" calcext:value-type="float">
            <text:p>69.43</text:p>
          </table:table-cell>
          <table:table-cell office:value-type="float" office:value="179.1182556152" calcext:value-type="float">
            <text:p>179.1182556152</text:p>
          </table:table-cell>
          <table:table-cell office:value-type="float" office:value="-0.1574698975" calcext:value-type="float">
            <text:p>-0.15746989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0996" calcext:value-type="float">
            <text:p>0.00460996</text:p>
          </table:table-cell>
          <table:table-cell office:value-type="float" office:value="0.0078202" calcext:value-type="float">
            <text:p>0.0078202</text:p>
          </table:table-cell>
          <table:table-cell office:value-type="float" office:value="0.0000531895" calcext:value-type="float">
            <text:p>5.31895E-05</text:p>
          </table:table-cell>
          <table:table-cell office:value-type="float" office:value="1387" calcext:value-type="float">
            <text:p>1387</text:p>
          </table:table-cell>
          <table:table-cell table:formula="of:=[.D1114]*100" office:value-type="float" office:value="0.12429857" calcext:value-type="float">
            <text:p>0.12429857</text:p>
          </table:table-cell>
          <table:table-cell table:formula="of:=[.E1114]*100" office:value-type="float" office:value="0.460996" calcext:value-type="float">
            <text:p>0.460996</text:p>
          </table:table-cell>
        </table:table-row>
        <table:table-row table:style-name="ro1">
          <table:table-cell office:value-type="float" office:value="69.48" calcext:value-type="float">
            <text:p>69.48</text:p>
          </table:table-cell>
          <table:table-cell office:value-type="float" office:value="179.1144256592" calcext:value-type="float">
            <text:p>179.1144256592</text:p>
          </table:table-cell>
          <table:table-cell office:value-type="float" office:value="-0.1831160148" calcext:value-type="float">
            <text:p>-0.18311601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0613" calcext:value-type="float">
            <text:p>0.00470613</text:p>
          </table:table-cell>
          <table:table-cell office:value-type="float" office:value="0.0078202" calcext:value-type="float">
            <text:p>0.0078202</text:p>
          </table:table-cell>
          <table:table-cell office:value-type="float" office:value="-0.0001356989" calcext:value-type="float">
            <text:p>-0.0001356989</text:p>
          </table:table-cell>
          <table:table-cell office:value-type="float" office:value="1388" calcext:value-type="float">
            <text:p>1388</text:p>
          </table:table-cell>
          <table:table-cell table:formula="of:=[.D1115]*100" office:value-type="float" office:value="0.12429857" calcext:value-type="float">
            <text:p>0.12429857</text:p>
          </table:table-cell>
          <table:table-cell table:formula="of:=[.E1115]*100" office:value-type="float" office:value="0.470613" calcext:value-type="float">
            <text:p>0.470613</text:p>
          </table:table-cell>
        </table:table-row>
        <table:table-row table:style-name="ro1">
          <table:table-cell office:value-type="float" office:value="69.53" calcext:value-type="float">
            <text:p>69.53</text:p>
          </table:table-cell>
          <table:table-cell office:value-type="float" office:value="179.1142425537" calcext:value-type="float">
            <text:p>179.1142425537</text:p>
          </table:table-cell>
          <table:table-cell office:value-type="float" office:value="-0.1987292299" calcext:value-type="float">
            <text:p>-0.19872922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7425" calcext:value-type="float">
            <text:p>0.00487425</text:p>
          </table:table-cell>
          <table:table-cell office:value-type="float" office:value="0.00795902" calcext:value-type="float">
            <text:p>0.00795902</text:p>
          </table:table-cell>
          <table:table-cell office:value-type="float" office:value="0.0000255413" calcext:value-type="float">
            <text:p>2.55413E-05</text:p>
          </table:table-cell>
          <table:table-cell office:value-type="float" office:value="1389" calcext:value-type="float">
            <text:p>1389</text:p>
          </table:table-cell>
          <table:table-cell table:formula="of:=[.D1116]*100" office:value-type="float" office:value="0.12429857" calcext:value-type="float">
            <text:p>0.12429857</text:p>
          </table:table-cell>
          <table:table-cell table:formula="of:=[.E1116]*100" office:value-type="float" office:value="0.487425" calcext:value-type="float">
            <text:p>0.487425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79.1150817871" calcext:value-type="float">
            <text:p>179.1150817871</text:p>
          </table:table-cell>
          <table:table-cell office:value-type="float" office:value="-0.2051675369" calcext:value-type="float">
            <text:p>-0.20516753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2914" calcext:value-type="float">
            <text:p>0.00502914</text:p>
          </table:table-cell>
          <table:table-cell office:value-type="float" office:value="0.00774179" calcext:value-type="float">
            <text:p>0.00774179</text:p>
          </table:table-cell>
          <table:table-cell office:value-type="float" office:value="-0.0001128152" calcext:value-type="float">
            <text:p>-0.0001128152</text:p>
          </table:table-cell>
          <table:table-cell office:value-type="float" office:value="1390" calcext:value-type="float">
            <text:p>1390</text:p>
          </table:table-cell>
          <table:table-cell table:formula="of:=[.D1117]*100" office:value-type="float" office:value="0.12429857" calcext:value-type="float">
            <text:p>0.12429857</text:p>
          </table:table-cell>
          <table:table-cell table:formula="of:=[.E1117]*100" office:value-type="float" office:value="0.502914" calcext:value-type="float">
            <text:p>0.502914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79.1160125732" calcext:value-type="float">
            <text:p>179.1160125732</text:p>
          </table:table-cell>
          <table:table-cell office:value-type="float" office:value="-0.2247952011" calcext:value-type="float">
            <text:p>-0.22479520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6312" calcext:value-type="float">
            <text:p>0.00526312</text:p>
          </table:table-cell>
          <table:table-cell office:value-type="float" office:value="0.00774179" calcext:value-type="float">
            <text:p>0.00774179</text:p>
          </table:table-cell>
          <table:table-cell office:value-type="float" office:value="-0.0000491464" calcext:value-type="float">
            <text:p>-4.91464E-05</text:p>
          </table:table-cell>
          <table:table-cell office:value-type="float" office:value="1391" calcext:value-type="float">
            <text:p>1391</text:p>
          </table:table-cell>
          <table:table-cell table:formula="of:=[.D1118]*100" office:value-type="float" office:value="0.12429857" calcext:value-type="float">
            <text:p>0.12429857</text:p>
          </table:table-cell>
          <table:table-cell table:formula="of:=[.E1118]*100" office:value-type="float" office:value="0.526312" calcext:value-type="float">
            <text:p>0.526312</text:p>
          </table:table-cell>
        </table:table-row>
        <table:table-row table:style-name="ro1">
          <table:table-cell office:value-type="float" office:value="69.68" calcext:value-type="float">
            <text:p>69.68</text:p>
          </table:table-cell>
          <table:table-cell office:value-type="float" office:value="179.1188964844" calcext:value-type="float">
            <text:p>179.1188964844</text:p>
          </table:table-cell>
          <table:table-cell office:value-type="float" office:value="-0.2087917042" calcext:value-type="float">
            <text:p>-0.20879170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1232" calcext:value-type="float">
            <text:p>0.00531232</text:p>
          </table:table-cell>
          <table:table-cell office:value-type="float" office:value="0.00768985" calcext:value-type="float">
            <text:p>0.00768985</text:p>
          </table:table-cell>
          <table:table-cell office:value-type="float" office:value="-0.0001202529" calcext:value-type="float">
            <text:p>-0.0001202529</text:p>
          </table:table-cell>
          <table:table-cell office:value-type="float" office:value="1392" calcext:value-type="float">
            <text:p>1392</text:p>
          </table:table-cell>
          <table:table-cell table:formula="of:=[.D1119]*100" office:value-type="float" office:value="0.12429857" calcext:value-type="float">
            <text:p>0.12429857</text:p>
          </table:table-cell>
          <table:table-cell table:formula="of:=[.E1119]*100" office:value-type="float" office:value="0.531232" calcext:value-type="float">
            <text:p>0.531232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179.1211547852" calcext:value-type="float">
            <text:p>179.1211547852</text:p>
          </table:table-cell>
          <table:table-cell office:value-type="float" office:value="-0.2004214102" calcext:value-type="float">
            <text:p>-0.20042141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8932" calcext:value-type="float">
            <text:p>0.00528932</text:p>
          </table:table-cell>
          <table:table-cell office:value-type="float" office:value="0.00768985" calcext:value-type="float">
            <text:p>0.00768985</text:p>
          </table:table-cell>
          <table:table-cell office:value-type="float" office:value="-0.0000531708" calcext:value-type="float">
            <text:p>-5.31708E-05</text:p>
          </table:table-cell>
          <table:table-cell office:value-type="float" office:value="1393" calcext:value-type="float">
            <text:p>1393</text:p>
          </table:table-cell>
          <table:table-cell table:formula="of:=[.D1120]*100" office:value-type="float" office:value="0.12429857" calcext:value-type="float">
            <text:p>0.12429857</text:p>
          </table:table-cell>
          <table:table-cell table:formula="of:=[.E1120]*100" office:value-type="float" office:value="0.528932" calcext:value-type="float">
            <text:p>0.528932</text:p>
          </table:table-cell>
        </table:table-row>
        <table:table-row table:style-name="ro1">
          <table:table-cell office:value-type="float" office:value="69.78" calcext:value-type="float">
            <text:p>69.78</text:p>
          </table:table-cell>
          <table:table-cell office:value-type="float" office:value="179.1056365967" calcext:value-type="float">
            <text:p>179.1056365967</text:p>
          </table:table-cell>
          <table:table-cell office:value-type="float" office:value="-0.2154474386" calcext:value-type="float">
            <text:p>-0.21544743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7413" calcext:value-type="float">
            <text:p>0.00537413</text:p>
          </table:table-cell>
          <table:table-cell office:value-type="float" office:value="0.00768985" calcext:value-type="float">
            <text:p>0.00768985</text:p>
          </table:table-cell>
          <table:table-cell office:value-type="float" office:value="0.0001103854" calcext:value-type="float">
            <text:p>0.0001103854</text:p>
          </table:table-cell>
          <table:table-cell office:value-type="float" office:value="1394" calcext:value-type="float">
            <text:p>1394</text:p>
          </table:table-cell>
          <table:table-cell table:formula="of:=[.D1121]*100" office:value-type="float" office:value="0.12429857" calcext:value-type="float">
            <text:p>0.12429857</text:p>
          </table:table-cell>
          <table:table-cell table:formula="of:=[.E1121]*100" office:value-type="float" office:value="0.537413" calcext:value-type="float">
            <text:p>0.537413</text:p>
          </table:table-cell>
        </table:table-row>
        <table:table-row table:style-name="ro1">
          <table:table-cell office:value-type="float" office:value="69.83" calcext:value-type="float">
            <text:p>69.83</text:p>
          </table:table-cell>
          <table:table-cell office:value-type="float" office:value="179.108215332" calcext:value-type="float">
            <text:p>179.108215332</text:p>
          </table:table-cell>
          <table:table-cell office:value-type="float" office:value="-0.2171233247" calcext:value-type="float">
            <text:p>-0.21712332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4179" calcext:value-type="float">
            <text:p>0.00544179</text:p>
          </table:table-cell>
          <table:table-cell office:value-type="float" office:value="0.00768137" calcext:value-type="float">
            <text:p>0.00768137</text:p>
          </table:table-cell>
          <table:table-cell office:value-type="float" office:value="-0.0000803648" calcext:value-type="float">
            <text:p>-8.03648E-05</text:p>
          </table:table-cell>
          <table:table-cell office:value-type="float" office:value="1395" calcext:value-type="float">
            <text:p>1395</text:p>
          </table:table-cell>
          <table:table-cell table:formula="of:=[.D1122]*100" office:value-type="float" office:value="0.12429857" calcext:value-type="float">
            <text:p>0.12429857</text:p>
          </table:table-cell>
          <table:table-cell table:formula="of:=[.E1122]*100" office:value-type="float" office:value="0.544179" calcext:value-type="float">
            <text:p>0.544179</text:p>
          </table:table-cell>
        </table:table-row>
        <table:table-row table:style-name="ro1">
          <table:table-cell office:value-type="float" office:value="69.88" calcext:value-type="float">
            <text:p>69.88</text:p>
          </table:table-cell>
          <table:table-cell office:value-type="float" office:value="179.1052093506" calcext:value-type="float">
            <text:p>179.1052093506</text:p>
          </table:table-cell>
          <table:table-cell office:value-type="float" office:value="-0.2054280826" calcext:value-type="float">
            <text:p>-0.20542808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0892" calcext:value-type="float">
            <text:p>0.00540892</text:p>
          </table:table-cell>
          <table:table-cell office:value-type="float" office:value="0.00768137" calcext:value-type="float">
            <text:p>0.00768137</text:p>
          </table:table-cell>
          <table:table-cell office:value-type="float" office:value="0.0000491947" calcext:value-type="float">
            <text:p>4.91947E-05</text:p>
          </table:table-cell>
          <table:table-cell office:value-type="float" office:value="1396" calcext:value-type="float">
            <text:p>1396</text:p>
          </table:table-cell>
          <table:table-cell table:formula="of:=[.D1123]*100" office:value-type="float" office:value="0.12429857" calcext:value-type="float">
            <text:p>0.12429857</text:p>
          </table:table-cell>
          <table:table-cell table:formula="of:=[.E1123]*100" office:value-type="float" office:value="0.540892" calcext:value-type="float">
            <text:p>0.540892</text:p>
          </table:table-cell>
        </table:table-row>
        <table:table-row table:style-name="ro1">
          <table:table-cell office:value-type="float" office:value="69.93" calcext:value-type="float">
            <text:p>69.93</text:p>
          </table:table-cell>
          <table:table-cell office:value-type="float" office:value="179.0884246826" calcext:value-type="float">
            <text:p>179.0884246826</text:p>
          </table:table-cell>
          <table:table-cell office:value-type="float" office:value="-0.1903943087" calcext:value-type="float">
            <text:p>-0.19039430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8684" calcext:value-type="float">
            <text:p>0.00528684</text:p>
          </table:table-cell>
          <table:table-cell office:value-type="float" office:value="0.00770577" calcext:value-type="float">
            <text:p>0.00770577</text:p>
          </table:table-cell>
          <table:table-cell office:value-type="float" office:value="0.0001247742" calcext:value-type="float">
            <text:p>0.0001247742</text:p>
          </table:table-cell>
          <table:table-cell office:value-type="float" office:value="1397" calcext:value-type="float">
            <text:p>1397</text:p>
          </table:table-cell>
          <table:table-cell table:formula="of:=[.D1124]*100" office:value-type="float" office:value="0.12429857" calcext:value-type="float">
            <text:p>0.12429857</text:p>
          </table:table-cell>
          <table:table-cell table:formula="of:=[.E1124]*100" office:value-type="float" office:value="0.528684" calcext:value-type="float">
            <text:p>0.528684</text:p>
          </table:table-cell>
        </table:table-row>
        <table:table-row table:style-name="ro1">
          <table:table-cell office:value-type="float" office:value="69.98" calcext:value-type="float">
            <text:p>69.98</text:p>
          </table:table-cell>
          <table:table-cell office:value-type="float" office:value="179.0847930908" calcext:value-type="float">
            <text:p>179.0847930908</text:p>
          </table:table-cell>
          <table:table-cell office:value-type="float" office:value="-0.2015820405" calcext:value-type="float">
            <text:p>-0.20158204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8007" calcext:value-type="float">
            <text:p>0.00528007</text:p>
          </table:table-cell>
          <table:table-cell office:value-type="float" office:value="0.00770577" calcext:value-type="float">
            <text:p>0.00770577</text:p>
          </table:table-cell>
          <table:table-cell office:value-type="float" office:value="0.0000210422" calcext:value-type="float">
            <text:p>2.10422E-05</text:p>
          </table:table-cell>
          <table:table-cell office:value-type="float" office:value="1398" calcext:value-type="float">
            <text:p>1398</text:p>
          </table:table-cell>
          <table:table-cell table:formula="of:=[.D1125]*100" office:value-type="float" office:value="0.12429857" calcext:value-type="float">
            <text:p>0.12429857</text:p>
          </table:table-cell>
          <table:table-cell table:formula="of:=[.E1125]*100" office:value-type="float" office:value="0.528007" calcext:value-type="float">
            <text:p>0.528007</text:p>
          </table:table-cell>
        </table:table-row>
        <table:table-row table:style-name="ro1">
          <table:table-cell office:value-type="float" office:value="70.03" calcext:value-type="float">
            <text:p>70.03</text:p>
          </table:table-cell>
          <table:table-cell office:value-type="float" office:value="179.0977935791" calcext:value-type="float">
            <text:p>179.0977935791</text:p>
          </table:table-cell>
          <table:table-cell office:value-type="float" office:value="-0.1760502309" calcext:value-type="float">
            <text:p>-0.17605023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0541" calcext:value-type="float">
            <text:p>0.00510541</text:p>
          </table:table-cell>
          <table:table-cell office:value-type="float" office:value="0.00788725" calcext:value-type="float">
            <text:p>0.00788725</text:p>
          </table:table-cell>
          <table:table-cell office:value-type="float" office:value="-0.0001290918" calcext:value-type="float">
            <text:p>-0.0001290918</text:p>
          </table:table-cell>
          <table:table-cell office:value-type="float" office:value="1399" calcext:value-type="float">
            <text:p>1399</text:p>
          </table:table-cell>
          <table:table-cell table:formula="of:=[.D1126]*100" office:value-type="float" office:value="0.12429857" calcext:value-type="float">
            <text:p>0.12429857</text:p>
          </table:table-cell>
          <table:table-cell table:formula="of:=[.E1126]*100" office:value-type="float" office:value="0.510541" calcext:value-type="float">
            <text:p>0.510541</text:p>
          </table:table-cell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179.0934906006" calcext:value-type="float">
            <text:p>179.0934906006</text:p>
          </table:table-cell>
          <table:table-cell office:value-type="float" office:value="-0.2055186911" calcext:value-type="float">
            <text:p>-0.20551869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8546" calcext:value-type="float">
            <text:p>0.00518546</text:p>
          </table:table-cell>
          <table:table-cell office:value-type="float" office:value="0.00776577" calcext:value-type="float">
            <text:p>0.00776577</text:p>
          </table:table-cell>
          <table:table-cell office:value-type="float" office:value="0.0000088262" calcext:value-type="float">
            <text:p>8.8262E-06</text:p>
          </table:table-cell>
          <table:table-cell office:value-type="float" office:value="1400" calcext:value-type="float">
            <text:p>1400</text:p>
          </table:table-cell>
          <table:table-cell table:formula="of:=[.D1127]*100" office:value-type="float" office:value="0.12429857" calcext:value-type="float">
            <text:p>0.12429857</text:p>
          </table:table-cell>
          <table:table-cell table:formula="of:=[.E1127]*100" office:value-type="float" office:value="0.518546" calcext:value-type="float">
            <text:p>0.518546</text:p>
          </table:table-cell>
        </table:table-row>
        <table:table-row table:style-name="ro1">
          <table:table-cell office:value-type="float" office:value="70.13" calcext:value-type="float">
            <text:p>70.13</text:p>
          </table:table-cell>
          <table:table-cell office:value-type="float" office:value="179.0922546387" calcext:value-type="float">
            <text:p>179.0922546387</text:p>
          </table:table-cell>
          <table:table-cell office:value-type="float" office:value="-0.1908322654" calcext:value-type="float">
            <text:p>-0.19083226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409" calcext:value-type="float">
            <text:p>0.0051409</text:p>
          </table:table-cell>
          <table:table-cell office:value-type="float" office:value="0.00776577" calcext:value-type="float">
            <text:p>0.00776577</text:p>
          </table:table-cell>
          <table:table-cell office:value-type="float" office:value="-0.0000677995" calcext:value-type="float">
            <text:p>-6.77995E-05</text:p>
          </table:table-cell>
          <table:table-cell office:value-type="float" office:value="1401" calcext:value-type="float">
            <text:p>1401</text:p>
          </table:table-cell>
          <table:table-cell table:formula="of:=[.D1128]*100" office:value-type="float" office:value="0.12429857" calcext:value-type="float">
            <text:p>0.12429857</text:p>
          </table:table-cell>
          <table:table-cell table:formula="of:=[.E1128]*100" office:value-type="float" office:value="0.51409" calcext:value-type="float">
            <text:p>0.51409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179.0838775635" calcext:value-type="float">
            <text:p>179.0838775635</text:p>
          </table:table-cell>
          <table:table-cell office:value-type="float" office:value="-0.1701776726" calcext:value-type="float">
            <text:p>-0.1701776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357" calcext:value-type="float">
            <text:p>0.00497357</text:p>
          </table:table-cell>
          <table:table-cell office:value-type="float" office:value="0.00793446" calcext:value-type="float">
            <text:p>0.00793446</text:p>
          </table:table-cell>
          <table:table-cell office:value-type="float" office:value="-0.0000898356" calcext:value-type="float">
            <text:p>-8.98356E-05</text:p>
          </table:table-cell>
          <table:table-cell office:value-type="float" office:value="1402" calcext:value-type="float">
            <text:p>1402</text:p>
          </table:table-cell>
          <table:table-cell table:formula="of:=[.D1129]*100" office:value-type="float" office:value="0.12429857" calcext:value-type="float">
            <text:p>0.12429857</text:p>
          </table:table-cell>
          <table:table-cell table:formula="of:=[.E1129]*100" office:value-type="float" office:value="0.497357" calcext:value-type="float">
            <text:p>0.497357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179.0922546387" calcext:value-type="float">
            <text:p>179.0922546387</text:p>
          </table:table-cell>
          <table:table-cell office:value-type="float" office:value="-0.1887923404" calcext:value-type="float">
            <text:p>-0.18879234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8617" calcext:value-type="float">
            <text:p>0.00498617</text:p>
          </table:table-cell>
          <table:table-cell office:value-type="float" office:value="0.00785259" calcext:value-type="float">
            <text:p>0.00785259</text:p>
          </table:table-cell>
          <table:table-cell office:value-type="float" office:value="0.0000590975" calcext:value-type="float">
            <text:p>5.90975E-05</text:p>
          </table:table-cell>
          <table:table-cell office:value-type="float" office:value="1403" calcext:value-type="float">
            <text:p>1403</text:p>
          </table:table-cell>
          <table:table-cell table:formula="of:=[.D1130]*100" office:value-type="float" office:value="0.12429857" calcext:value-type="float">
            <text:p>0.12429857</text:p>
          </table:table-cell>
          <table:table-cell table:formula="of:=[.E1130]*100" office:value-type="float" office:value="0.498617" calcext:value-type="float">
            <text:p>0.498617</text:p>
          </table:table-cell>
        </table:table-row>
        <table:table-row table:style-name="ro1">
          <table:table-cell office:value-type="float" office:value="70.28" calcext:value-type="float">
            <text:p>70.28</text:p>
          </table:table-cell>
          <table:table-cell office:value-type="float" office:value="179.0866851807" calcext:value-type="float">
            <text:p>179.0866851807</text:p>
          </table:table-cell>
          <table:table-cell office:value-type="float" office:value="-0.1804170179" calcext:value-type="float">
            <text:p>-0.18041701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3874" calcext:value-type="float">
            <text:p>0.00493874</text:p>
          </table:table-cell>
          <table:table-cell office:value-type="float" office:value="0.00785259" calcext:value-type="float">
            <text:p>0.00785259</text:p>
          </table:table-cell>
          <table:table-cell office:value-type="float" office:value="0.0000005855" calcext:value-type="float">
            <text:p>5.855E-07</text:p>
          </table:table-cell>
          <table:table-cell office:value-type="float" office:value="1404" calcext:value-type="float">
            <text:p>1404</text:p>
          </table:table-cell>
          <table:table-cell table:formula="of:=[.D1131]*100" office:value-type="float" office:value="0.12429857" calcext:value-type="float">
            <text:p>0.12429857</text:p>
          </table:table-cell>
          <table:table-cell table:formula="of:=[.E1131]*100" office:value-type="float" office:value="0.493874" calcext:value-type="float">
            <text:p>0.493874</text:p>
          </table:table-cell>
        </table:table-row>
        <table:table-row table:style-name="ro1">
          <table:table-cell office:value-type="float" office:value="70.33" calcext:value-type="float">
            <text:p>70.33</text:p>
          </table:table-cell>
          <table:table-cell office:value-type="float" office:value="179.0952606201" calcext:value-type="float">
            <text:p>179.0952606201</text:p>
          </table:table-cell>
          <table:table-cell office:value-type="float" office:value="-0.253755735" calcext:value-type="float">
            <text:p>-0.2537557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9591" calcext:value-type="float">
            <text:p>0.00539591</text:p>
          </table:table-cell>
          <table:table-cell office:value-type="float" office:value="0.00794935" calcext:value-type="float">
            <text:p>0.00794935</text:p>
          </table:table-cell>
          <table:table-cell office:value-type="float" office:value="0.0000554039" calcext:value-type="float">
            <text:p>5.54039E-05</text:p>
          </table:table-cell>
          <table:table-cell office:value-type="float" office:value="1405" calcext:value-type="float">
            <text:p>1405</text:p>
          </table:table-cell>
          <table:table-cell table:formula="of:=[.D1132]*100" office:value-type="float" office:value="0.12429857" calcext:value-type="float">
            <text:p>0.12429857</text:p>
          </table:table-cell>
          <table:table-cell table:formula="of:=[.E1132]*100" office:value-type="float" office:value="0.539591" calcext:value-type="float">
            <text:p>0.539591</text:p>
          </table:table-cell>
        </table:table-row>
        <table:table-row table:style-name="ro1">
          <table:table-cell office:value-type="float" office:value="70.38" calcext:value-type="float">
            <text:p>70.38</text:p>
          </table:table-cell>
          <table:table-cell office:value-type="float" office:value="179.0819091797" calcext:value-type="float">
            <text:p>179.0819091797</text:p>
          </table:table-cell>
          <table:table-cell office:value-type="float" office:value="-0.2064344712" calcext:value-type="float">
            <text:p>-0.20643447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8507" calcext:value-type="float">
            <text:p>0.00538507</text:p>
          </table:table-cell>
          <table:table-cell office:value-type="float" office:value="0.00794935" calcext:value-type="float">
            <text:p>0.00794935</text:p>
          </table:table-cell>
          <table:table-cell office:value-type="float" office:value="0.0000166487" calcext:value-type="float">
            <text:p>1.66487E-05</text:p>
          </table:table-cell>
          <table:table-cell office:value-type="float" office:value="1406" calcext:value-type="float">
            <text:p>1406</text:p>
          </table:table-cell>
          <table:table-cell table:formula="of:=[.D1133]*100" office:value-type="float" office:value="0.12429857" calcext:value-type="float">
            <text:p>0.12429857</text:p>
          </table:table-cell>
          <table:table-cell table:formula="of:=[.E1133]*100" office:value-type="float" office:value="0.538507" calcext:value-type="float">
            <text:p>0.538507</text:p>
          </table:table-cell>
        </table:table-row>
        <table:table-row table:style-name="ro1">
          <table:table-cell office:value-type="float" office:value="70.43" calcext:value-type="float">
            <text:p>70.43</text:p>
          </table:table-cell>
          <table:table-cell office:value-type="float" office:value="179.0852203369" calcext:value-type="float">
            <text:p>179.0852203369</text:p>
          </table:table-cell>
          <table:table-cell office:value-type="float" office:value="-0.2223528188" calcext:value-type="float">
            <text:p>-0.22235281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8393" calcext:value-type="float">
            <text:p>0.00548393</text:p>
          </table:table-cell>
          <table:table-cell office:value-type="float" office:value="0.00805318" calcext:value-type="float">
            <text:p>0.00805318</text:p>
          </table:table-cell>
          <table:table-cell office:value-type="float" office:value="-0.000032496" calcext:value-type="float">
            <text:p>-0.000032496</text:p>
          </table:table-cell>
          <table:table-cell office:value-type="float" office:value="1407" calcext:value-type="float">
            <text:p>1407</text:p>
          </table:table-cell>
          <table:table-cell table:formula="of:=[.D1134]*100" office:value-type="float" office:value="0.12429857" calcext:value-type="float">
            <text:p>0.12429857</text:p>
          </table:table-cell>
          <table:table-cell table:formula="of:=[.E1134]*100" office:value-type="float" office:value="0.548393" calcext:value-type="float">
            <text:p>0.548393</text:p>
          </table:table-cell>
        </table:table-row>
        <table:table-row table:style-name="ro1">
          <table:table-cell office:value-type="float" office:value="70.48" calcext:value-type="float">
            <text:p>70.48</text:p>
          </table:table-cell>
          <table:table-cell office:value-type="float" office:value="179.0823669434" calcext:value-type="float">
            <text:p>179.0823669434</text:p>
          </table:table-cell>
          <table:table-cell office:value-type="float" office:value="-0.1755921446" calcext:value-type="float">
            <text:p>-0.17559214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3815" calcext:value-type="float">
            <text:p>0.00523815</text:p>
          </table:table-cell>
          <table:table-cell office:value-type="float" office:value="0.00804536" calcext:value-type="float">
            <text:p>0.00804536</text:p>
          </table:table-cell>
          <table:table-cell office:value-type="float" office:value="-0.0000486617" calcext:value-type="float">
            <text:p>-4.86617E-05</text:p>
          </table:table-cell>
          <table:table-cell office:value-type="float" office:value="1408" calcext:value-type="float">
            <text:p>1408</text:p>
          </table:table-cell>
          <table:table-cell table:formula="of:=[.D1135]*100" office:value-type="float" office:value="0.12429857" calcext:value-type="float">
            <text:p>0.12429857</text:p>
          </table:table-cell>
          <table:table-cell table:formula="of:=[.E1135]*100" office:value-type="float" office:value="0.523815" calcext:value-type="float">
            <text:p>0.523815</text:p>
          </table:table-cell>
        </table:table-row>
        <table:table-row table:style-name="ro1">
          <table:table-cell office:value-type="float" office:value="70.53" calcext:value-type="float">
            <text:p>70.53</text:p>
          </table:table-cell>
          <table:table-cell office:value-type="float" office:value="179.0749053955" calcext:value-type="float">
            <text:p>179.0749053955</text:p>
          </table:table-cell>
          <table:table-cell office:value-type="float" office:value="-0.2110669005" calcext:value-type="float">
            <text:p>-0.21106690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1085" calcext:value-type="float">
            <text:p>0.00531085</text:p>
          </table:table-cell>
          <table:table-cell office:value-type="float" office:value="0.00804536" calcext:value-type="float">
            <text:p>0.00804536</text:p>
          </table:table-cell>
          <table:table-cell office:value-type="float" office:value="-0.0000591686" calcext:value-type="float">
            <text:p>-5.91686E-05</text:p>
          </table:table-cell>
          <table:table-cell office:value-type="float" office:value="1409" calcext:value-type="float">
            <text:p>1409</text:p>
          </table:table-cell>
          <table:table-cell table:formula="of:=[.D1136]*100" office:value-type="float" office:value="0.12429857" calcext:value-type="float">
            <text:p>0.12429857</text:p>
          </table:table-cell>
          <table:table-cell table:formula="of:=[.E1136]*100" office:value-type="float" office:value="0.531085" calcext:value-type="float">
            <text:p>0.531085</text:p>
          </table:table-cell>
        </table:table-row>
        <table:table-row table:style-name="ro1">
          <table:table-cell office:value-type="float" office:value="70.58" calcext:value-type="float">
            <text:p>70.58</text:p>
          </table:table-cell>
          <table:table-cell office:value-type="float" office:value="179.0923919678" calcext:value-type="float">
            <text:p>179.0923919678</text:p>
          </table:table-cell>
          <table:table-cell office:value-type="float" office:value="-0.2426133735" calcext:value-type="float">
            <text:p>-0.24261337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6952" calcext:value-type="float">
            <text:p>0.00556952</text:p>
          </table:table-cell>
          <table:table-cell office:value-type="float" office:value="0.0081091" calcext:value-type="float">
            <text:p>0.0081091</text:p>
          </table:table-cell>
          <table:table-cell office:value-type="float" office:value="0.0001027294" calcext:value-type="float">
            <text:p>0.0001027294</text:p>
          </table:table-cell>
          <table:table-cell office:value-type="float" office:value="1410" calcext:value-type="float">
            <text:p>1410</text:p>
          </table:table-cell>
          <table:table-cell table:formula="of:=[.D1137]*100" office:value-type="float" office:value="0.12429857" calcext:value-type="float">
            <text:p>0.12429857</text:p>
          </table:table-cell>
          <table:table-cell table:formula="of:=[.E1137]*100" office:value-type="float" office:value="0.556952" calcext:value-type="float">
            <text:p>0.556952</text:p>
          </table:table-cell>
        </table:table-row>
        <table:table-row table:style-name="ro1">
          <table:table-cell office:value-type="float" office:value="70.63" calcext:value-type="float">
            <text:p>70.63</text:p>
          </table:table-cell>
          <table:table-cell office:value-type="float" office:value="179.1017150879" calcext:value-type="float">
            <text:p>179.1017150879</text:p>
          </table:table-cell>
          <table:table-cell office:value-type="float" office:value="-0.2053903569" calcext:value-type="float">
            <text:p>-0.20539035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9375" calcext:value-type="float">
            <text:p>0.00549375</text:p>
          </table:table-cell>
          <table:table-cell office:value-type="float" office:value="0.00812641" calcext:value-type="float">
            <text:p>0.00812641</text:p>
          </table:table-cell>
          <table:table-cell office:value-type="float" office:value="0.0000266998" calcext:value-type="float">
            <text:p>2.66998E-05</text:p>
          </table:table-cell>
          <table:table-cell office:value-type="float" office:value="1411" calcext:value-type="float">
            <text:p>1411</text:p>
          </table:table-cell>
          <table:table-cell table:formula="of:=[.D1138]*100" office:value-type="float" office:value="0.12429857" calcext:value-type="float">
            <text:p>0.12429857</text:p>
          </table:table-cell>
          <table:table-cell table:formula="of:=[.E1138]*100" office:value-type="float" office:value="0.549375" calcext:value-type="float">
            <text:p>0.549375</text:p>
          </table:table-cell>
        </table:table-row>
        <table:table-row table:style-name="ro1">
          <table:table-cell office:value-type="float" office:value="70.68" calcext:value-type="float">
            <text:p>70.68</text:p>
          </table:table-cell>
          <table:table-cell office:value-type="float" office:value="179.1051025391" calcext:value-type="float">
            <text:p>179.1051025391</text:p>
          </table:table-cell>
          <table:table-cell office:value-type="float" office:value="-0.2126285791" calcext:value-type="float">
            <text:p>-0.21262857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9152" calcext:value-type="float">
            <text:p>0.00549152</text:p>
          </table:table-cell>
          <table:table-cell office:value-type="float" office:value="0.00815092" calcext:value-type="float">
            <text:p>0.00815092</text:p>
          </table:table-cell>
          <table:table-cell office:value-type="float" office:value="0.0000082895" calcext:value-type="float">
            <text:p>8.2895E-06</text:p>
          </table:table-cell>
          <table:table-cell office:value-type="float" office:value="1412" calcext:value-type="float">
            <text:p>1412</text:p>
          </table:table-cell>
          <table:table-cell table:formula="of:=[.D1139]*100" office:value-type="float" office:value="0.12429857" calcext:value-type="float">
            <text:p>0.12429857</text:p>
          </table:table-cell>
          <table:table-cell table:formula="of:=[.E1139]*100" office:value-type="float" office:value="0.549152" calcext:value-type="float">
            <text:p>0.549152</text:p>
          </table:table-cell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179.1209259033" calcext:value-type="float">
            <text:p>179.1209259033</text:p>
          </table:table-cell>
          <table:table-cell office:value-type="float" office:value="-0.2211231846" calcext:value-type="float">
            <text:p>-0.22112318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4665" calcext:value-type="float">
            <text:p>0.00554665</text:p>
          </table:table-cell>
          <table:table-cell office:value-type="float" office:value="0.00818504" calcext:value-type="float">
            <text:p>0.00818504</text:p>
          </table:table-cell>
          <table:table-cell office:value-type="float" office:value="-0.0000012194" calcext:value-type="float">
            <text:p>-1.2194E-06</text:p>
          </table:table-cell>
          <table:table-cell office:value-type="float" office:value="1413" calcext:value-type="float">
            <text:p>1413</text:p>
          </table:table-cell>
          <table:table-cell table:formula="of:=[.D1140]*100" office:value-type="float" office:value="0.12429857" calcext:value-type="float">
            <text:p>0.12429857</text:p>
          </table:table-cell>
          <table:table-cell table:formula="of:=[.E1140]*100" office:value-type="float" office:value="0.554665" calcext:value-type="float">
            <text:p>0.554665</text:p>
          </table:table-cell>
        </table:table-row>
        <table:table-row table:style-name="ro1">
          <table:table-cell office:value-type="float" office:value="70.78" calcext:value-type="float">
            <text:p>70.78</text:p>
          </table:table-cell>
          <table:table-cell office:value-type="float" office:value="179.1154174805" calcext:value-type="float">
            <text:p>179.1154174805</text:p>
          </table:table-cell>
          <table:table-cell office:value-type="float" office:value="-0.1522497265" calcext:value-type="float">
            <text:p>-0.15224972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2436" calcext:value-type="float">
            <text:p>0.00512436</text:p>
          </table:table-cell>
          <table:table-cell office:value-type="float" office:value="0.00818504" calcext:value-type="float">
            <text:p>0.00818504</text:p>
          </table:table-cell>
          <table:table-cell office:value-type="float" office:value="-0.0000932894" calcext:value-type="float">
            <text:p>-9.32894E-05</text:p>
          </table:table-cell>
          <table:table-cell office:value-type="float" office:value="1414" calcext:value-type="float">
            <text:p>1414</text:p>
          </table:table-cell>
          <table:table-cell table:formula="of:=[.D1141]*100" office:value-type="float" office:value="0.12429857" calcext:value-type="float">
            <text:p>0.12429857</text:p>
          </table:table-cell>
          <table:table-cell table:formula="of:=[.E1141]*100" office:value-type="float" office:value="0.512436" calcext:value-type="float">
            <text:p>0.512436</text:p>
          </table:table-cell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179.1235961914" calcext:value-type="float">
            <text:p>179.1235961914</text:p>
          </table:table-cell>
          <table:table-cell office:value-type="float" office:value="-0.1902856229" calcext:value-type="float">
            <text:p>-0.19028562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9656" calcext:value-type="float">
            <text:p>0.00509656</text:p>
          </table:table-cell>
          <table:table-cell office:value-type="float" office:value="0.00817239" calcext:value-type="float">
            <text:p>0.00817239</text:p>
          </table:table-cell>
          <table:table-cell office:value-type="float" office:value="-0.0000102468" calcext:value-type="float">
            <text:p>-1.02468E-05</text:p>
          </table:table-cell>
          <table:table-cell office:value-type="float" office:value="1415" calcext:value-type="float">
            <text:p>1415</text:p>
          </table:table-cell>
          <table:table-cell table:formula="of:=[.D1142]*100" office:value-type="float" office:value="0.12429857" calcext:value-type="float">
            <text:p>0.12429857</text:p>
          </table:table-cell>
          <table:table-cell table:formula="of:=[.E1142]*100" office:value-type="float" office:value="0.509656" calcext:value-type="float">
            <text:p>0.509656</text:p>
          </table:table-cell>
        </table:table-row>
        <table:table-row table:style-name="ro1">
          <table:table-cell office:value-type="float" office:value="70.88" calcext:value-type="float">
            <text:p>70.88</text:p>
          </table:table-cell>
          <table:table-cell office:value-type="float" office:value="179.1272888184" calcext:value-type="float">
            <text:p>179.1272888184</text:p>
          </table:table-cell>
          <table:table-cell office:value-type="float" office:value="-0.1298409657" calcext:value-type="float">
            <text:p>-0.12984096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7522" calcext:value-type="float">
            <text:p>0.00467522</text:p>
          </table:table-cell>
          <table:table-cell office:value-type="float" office:value="0.00820624" calcext:value-type="float">
            <text:p>0.00820624</text:p>
          </table:table-cell>
          <table:table-cell office:value-type="float" office:value="-0.0000518583" calcext:value-type="float">
            <text:p>-5.18583E-05</text:p>
          </table:table-cell>
          <table:table-cell office:value-type="float" office:value="1416" calcext:value-type="float">
            <text:p>1416</text:p>
          </table:table-cell>
          <table:table-cell table:formula="of:=[.D1143]*100" office:value-type="float" office:value="0.12429857" calcext:value-type="float">
            <text:p>0.12429857</text:p>
          </table:table-cell>
          <table:table-cell table:formula="of:=[.E1143]*100" office:value-type="float" office:value="0.467522" calcext:value-type="float">
            <text:p>0.467522</text:p>
          </table:table-cell>
        </table:table-row>
        <table:table-row table:style-name="ro1">
          <table:table-cell office:value-type="float" office:value="70.93" calcext:value-type="float">
            <text:p>70.93</text:p>
          </table:table-cell>
          <table:table-cell office:value-type="float" office:value="179.1246185303" calcext:value-type="float">
            <text:p>179.1246185303</text:p>
          </table:table-cell>
          <table:table-cell office:value-type="float" office:value="-0.1772042574" calcext:value-type="float">
            <text:p>-0.17720425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102" calcext:value-type="float">
            <text:p>0.0047102</text:p>
          </table:table-cell>
          <table:table-cell office:value-type="float" office:value="0.00816821" calcext:value-type="float">
            <text:p>0.00816821</text:p>
          </table:table-cell>
          <table:table-cell office:value-type="float" office:value="0.0000754746" calcext:value-type="float">
            <text:p>7.54746E-05</text:p>
          </table:table-cell>
          <table:table-cell office:value-type="float" office:value="1417" calcext:value-type="float">
            <text:p>1417</text:p>
          </table:table-cell>
          <table:table-cell table:formula="of:=[.D1144]*100" office:value-type="float" office:value="0.12429857" calcext:value-type="float">
            <text:p>0.12429857</text:p>
          </table:table-cell>
          <table:table-cell table:formula="of:=[.E1144]*100" office:value-type="float" office:value="0.47102" calcext:value-type="float">
            <text:p>0.47102</text:p>
          </table:table-cell>
        </table:table-row>
        <table:table-row table:style-name="ro1">
          <table:table-cell office:value-type="float" office:value="70.99" calcext:value-type="float">
            <text:p>70.99</text:p>
          </table:table-cell>
          <table:table-cell office:value-type="float" office:value="179.1237640381" calcext:value-type="float">
            <text:p>179.1237640381</text:p>
          </table:table-cell>
          <table:table-cell office:value-type="float" office:value="-0.1971263172" calcext:value-type="float">
            <text:p>-0.19712631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6627" calcext:value-type="float">
            <text:p>0.00486627</text:p>
          </table:table-cell>
          <table:table-cell office:value-type="float" office:value="0.00816821" calcext:value-type="float">
            <text:p>0.00816821</text:p>
          </table:table-cell>
          <table:table-cell office:value-type="float" office:value="-0.0000440743" calcext:value-type="float">
            <text:p>-4.40743E-05</text:p>
          </table:table-cell>
          <table:table-cell office:value-type="float" office:value="1418" calcext:value-type="float">
            <text:p>1418</text:p>
          </table:table-cell>
          <table:table-cell table:formula="of:=[.D1145]*100" office:value-type="float" office:value="0.12429857" calcext:value-type="float">
            <text:p>0.12429857</text:p>
          </table:table-cell>
          <table:table-cell table:formula="of:=[.E1145]*100" office:value-type="float" office:value="0.486627" calcext:value-type="float">
            <text:p>0.486627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  <table:table-cell office:value-type="float" office:value="179.1210632324" calcext:value-type="float">
            <text:p>179.1210632324</text:p>
          </table:table-cell>
          <table:table-cell office:value-type="float" office:value="-0.1860725182" calcext:value-type="float">
            <text:p>-0.18607251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9657" calcext:value-type="float">
            <text:p>0.00489657</text:p>
          </table:table-cell>
          <table:table-cell office:value-type="float" office:value="0.00819428" calcext:value-type="float">
            <text:p>0.00819428</text:p>
          </table:table-cell>
          <table:table-cell office:value-type="float" office:value="0.0000426536" calcext:value-type="float">
            <text:p>4.26536E-05</text:p>
          </table:table-cell>
          <table:table-cell office:value-type="float" office:value="1419" calcext:value-type="float">
            <text:p>1419</text:p>
          </table:table-cell>
          <table:table-cell table:formula="of:=[.D1146]*100" office:value-type="float" office:value="0.12429857" calcext:value-type="float">
            <text:p>0.12429857</text:p>
          </table:table-cell>
          <table:table-cell table:formula="of:=[.E1146]*100" office:value-type="float" office:value="0.489657" calcext:value-type="float">
            <text:p>0.489657</text:p>
          </table:table-cell>
        </table:table-row>
        <table:table-row table:style-name="ro1">
          <table:table-cell office:value-type="float" office:value="71.09" calcext:value-type="float">
            <text:p>71.09</text:p>
          </table:table-cell>
          <table:table-cell office:value-type="float" office:value="179.1190490723" calcext:value-type="float">
            <text:p>179.1190490723</text:p>
          </table:table-cell>
          <table:table-cell office:value-type="float" office:value="-0.1880118064" calcext:value-type="float">
            <text:p>-0.18801180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2967" calcext:value-type="float">
            <text:p>0.00492967</text:p>
          </table:table-cell>
          <table:table-cell office:value-type="float" office:value="0.00814318" calcext:value-type="float">
            <text:p>0.00814318</text:p>
          </table:table-cell>
          <table:table-cell office:value-type="float" office:value="-0.0000953435" calcext:value-type="float">
            <text:p>-9.53435E-05</text:p>
          </table:table-cell>
          <table:table-cell office:value-type="float" office:value="1420" calcext:value-type="float">
            <text:p>1420</text:p>
          </table:table-cell>
          <table:table-cell table:formula="of:=[.D1147]*100" office:value-type="float" office:value="0.12429857" calcext:value-type="float">
            <text:p>0.12429857</text:p>
          </table:table-cell>
          <table:table-cell table:formula="of:=[.E1147]*100" office:value-type="float" office:value="0.492967" calcext:value-type="float">
            <text:p>0.492967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float" office:value="179.1117553711" calcext:value-type="float">
            <text:p>179.1117553711</text:p>
          </table:table-cell>
          <table:table-cell office:value-type="float" office:value="-0.2049659587" calcext:value-type="float">
            <text:p>-0.20496595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6471" calcext:value-type="float">
            <text:p>0.00506471</text:p>
          </table:table-cell>
          <table:table-cell office:value-type="float" office:value="0.00814979" calcext:value-type="float">
            <text:p>0.00814979</text:p>
          </table:table-cell>
          <table:table-cell office:value-type="float" office:value="0.0000253948" calcext:value-type="float">
            <text:p>2.53948E-05</text:p>
          </table:table-cell>
          <table:table-cell office:value-type="float" office:value="1421" calcext:value-type="float">
            <text:p>1421</text:p>
          </table:table-cell>
          <table:table-cell table:formula="of:=[.D1148]*100" office:value-type="float" office:value="0.12429857" calcext:value-type="float">
            <text:p>0.12429857</text:p>
          </table:table-cell>
          <table:table-cell table:formula="of:=[.E1148]*100" office:value-type="float" office:value="0.506471" calcext:value-type="float">
            <text:p>0.506471</text:p>
          </table:table-cell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79.1072845459" calcext:value-type="float">
            <text:p>179.1072845459</text:p>
          </table:table-cell>
          <table:table-cell office:value-type="float" office:value="-0.2678714541" calcext:value-type="float">
            <text:p>-0.26787145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739" calcext:value-type="float">
            <text:p>0.0055739</text:p>
          </table:table-cell>
          <table:table-cell office:value-type="float" office:value="0.00814979" calcext:value-type="float">
            <text:p>0.00814979</text:p>
          </table:table-cell>
          <table:table-cell office:value-type="float" office:value="0.0001722803" calcext:value-type="float">
            <text:p>0.0001722803</text:p>
          </table:table-cell>
          <table:table-cell office:value-type="float" office:value="1422" calcext:value-type="float">
            <text:p>1422</text:p>
          </table:table-cell>
          <table:table-cell table:formula="of:=[.D1149]*100" office:value-type="float" office:value="0.12429857" calcext:value-type="float">
            <text:p>0.12429857</text:p>
          </table:table-cell>
          <table:table-cell table:formula="of:=[.E1149]*100" office:value-type="float" office:value="0.55739" calcext:value-type="float">
            <text:p>0.55739</text:p>
          </table:table-cell>
        </table:table-row>
        <table:table-row table:style-name="ro1">
          <table:table-cell office:value-type="float" office:value="71.24" calcext:value-type="float">
            <text:p>71.24</text:p>
          </table:table-cell>
          <table:table-cell office:value-type="float" office:value="179.0933685303" calcext:value-type="float">
            <text:p>179.0933685303</text:p>
          </table:table-cell>
          <table:table-cell office:value-type="float" office:value="-0.258785522" calcext:value-type="float">
            <text:p>-0.2587855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5252" calcext:value-type="float">
            <text:p>0.00585252</text:p>
          </table:table-cell>
          <table:table-cell office:value-type="float" office:value="0.00809581" calcext:value-type="float">
            <text:p>0.00809581</text:p>
          </table:table-cell>
          <table:table-cell office:value-type="float" office:value="0.000112454" calcext:value-type="float">
            <text:p>0.000112454</text:p>
          </table:table-cell>
          <table:table-cell office:value-type="float" office:value="1423" calcext:value-type="float">
            <text:p>1423</text:p>
          </table:table-cell>
          <table:table-cell table:formula="of:=[.D1150]*100" office:value-type="float" office:value="0.12429857" calcext:value-type="float">
            <text:p>0.12429857</text:p>
          </table:table-cell>
          <table:table-cell table:formula="of:=[.E1150]*100" office:value-type="float" office:value="0.585252" calcext:value-type="float">
            <text:p>0.585252</text:p>
          </table:table-cell>
        </table:table-row>
        <table:table-row table:style-name="ro1">
          <table:table-cell office:value-type="float" office:value="71.29" calcext:value-type="float">
            <text:p>71.29</text:p>
          </table:table-cell>
          <table:table-cell office:value-type="float" office:value="179.0990142822" calcext:value-type="float">
            <text:p>179.0990142822</text:p>
          </table:table-cell>
          <table:table-cell office:value-type="float" office:value="-0.2066926704" calcext:value-type="float">
            <text:p>-0.20669267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094" calcext:value-type="float">
            <text:p>0.00569094</text:p>
          </table:table-cell>
          <table:table-cell office:value-type="float" office:value="0.00807332" calcext:value-type="float">
            <text:p>0.00807332</text:p>
          </table:table-cell>
          <table:table-cell office:value-type="float" office:value="0.0000199989" calcext:value-type="float">
            <text:p>1.99989E-05</text:p>
          </table:table-cell>
          <table:table-cell office:value-type="float" office:value="1424" calcext:value-type="float">
            <text:p>1424</text:p>
          </table:table-cell>
          <table:table-cell table:formula="of:=[.D1151]*100" office:value-type="float" office:value="0.12429857" calcext:value-type="float">
            <text:p>0.12429857</text:p>
          </table:table-cell>
          <table:table-cell table:formula="of:=[.E1151]*100" office:value-type="float" office:value="0.569094" calcext:value-type="float">
            <text:p>0.569094</text:p>
          </table:table-cell>
        </table:table-row>
        <table:table-row table:style-name="ro1">
          <table:table-cell office:value-type="float" office:value="71.34" calcext:value-type="float">
            <text:p>71.34</text:p>
          </table:table-cell>
          <table:table-cell office:value-type="float" office:value="179.1059875488" calcext:value-type="float">
            <text:p>179.1059875488</text:p>
          </table:table-cell>
          <table:table-cell office:value-type="float" office:value="-0.2821862831" calcext:value-type="float">
            <text:p>-0.28218628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8643" calcext:value-type="float">
            <text:p>0.00608643</text:p>
          </table:table-cell>
          <table:table-cell office:value-type="float" office:value="0.00803242" calcext:value-type="float">
            <text:p>0.00803242</text:p>
          </table:table-cell>
          <table:table-cell office:value-type="float" office:value="0.0001527519" calcext:value-type="float">
            <text:p>0.0001527519</text:p>
          </table:table-cell>
          <table:table-cell office:value-type="float" office:value="1425" calcext:value-type="float">
            <text:p>1425</text:p>
          </table:table-cell>
          <table:table-cell table:formula="of:=[.D1152]*100" office:value-type="float" office:value="0.12429857" calcext:value-type="float">
            <text:p>0.12429857</text:p>
          </table:table-cell>
          <table:table-cell table:formula="of:=[.E1152]*100" office:value-type="float" office:value="0.608643" calcext:value-type="float">
            <text:p>0.608643</text:p>
          </table:table-cell>
        </table:table-row>
        <table:table-row table:style-name="ro1">
          <table:table-cell office:value-type="float" office:value="71.39" calcext:value-type="float">
            <text:p>71.39</text:p>
          </table:table-cell>
          <table:table-cell office:value-type="float" office:value="179.1081237793" calcext:value-type="float">
            <text:p>179.1081237793</text:p>
          </table:table-cell>
          <table:table-cell office:value-type="float" office:value="-0.2372754673" calcext:value-type="float">
            <text:p>-0.23727546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5057" calcext:value-type="float">
            <text:p>0.00605057</text:p>
          </table:table-cell>
          <table:table-cell office:value-type="float" office:value="0.00797449" calcext:value-type="float">
            <text:p>0.00797449</text:p>
          </table:table-cell>
          <table:table-cell office:value-type="float" office:value="0.0000351555" calcext:value-type="float">
            <text:p>3.51555E-05</text:p>
          </table:table-cell>
          <table:table-cell office:value-type="float" office:value="1426" calcext:value-type="float">
            <text:p>1426</text:p>
          </table:table-cell>
          <table:table-cell table:formula="of:=[.D1153]*100" office:value-type="float" office:value="0.12429857" calcext:value-type="float">
            <text:p>0.12429857</text:p>
          </table:table-cell>
          <table:table-cell table:formula="of:=[.E1153]*100" office:value-type="float" office:value="0.605057" calcext:value-type="float">
            <text:p>0.605057</text:p>
          </table:table-cell>
        </table:table-row>
        <table:table-row table:style-name="ro1">
          <table:table-cell office:value-type="float" office:value="71.44" calcext:value-type="float">
            <text:p>71.44</text:p>
          </table:table-cell>
          <table:table-cell office:value-type="float" office:value="179.0956420898" calcext:value-type="float">
            <text:p>179.0956420898</text:p>
          </table:table-cell>
          <table:table-cell office:value-type="float" office:value="-0.2273669235" calcext:value-type="float">
            <text:p>-0.22736692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6065" calcext:value-type="float">
            <text:p>0.00596065</text:p>
          </table:table-cell>
          <table:table-cell office:value-type="float" office:value="0.00795124" calcext:value-type="float">
            <text:p>0.00795124</text:p>
          </table:table-cell>
          <table:table-cell office:value-type="float" office:value="0.0000812594" calcext:value-type="float">
            <text:p>8.12594E-05</text:p>
          </table:table-cell>
          <table:table-cell office:value-type="float" office:value="1427" calcext:value-type="float">
            <text:p>1427</text:p>
          </table:table-cell>
          <table:table-cell table:formula="of:=[.D1154]*100" office:value-type="float" office:value="0.12429857" calcext:value-type="float">
            <text:p>0.12429857</text:p>
          </table:table-cell>
          <table:table-cell table:formula="of:=[.E1154]*100" office:value-type="float" office:value="0.596065" calcext:value-type="float">
            <text:p>0.596065</text:p>
          </table:table-cell>
        </table:table-row>
        <table:table-row table:style-name="ro1">
          <table:table-cell office:value-type="float" office:value="71.49" calcext:value-type="float">
            <text:p>71.49</text:p>
          </table:table-cell>
          <table:table-cell office:value-type="float" office:value="179.0785675049" calcext:value-type="float">
            <text:p>179.0785675049</text:p>
          </table:table-cell>
          <table:table-cell office:value-type="float" office:value="-0.2087402466" calcext:value-type="float">
            <text:p>-0.20874024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7661" calcext:value-type="float">
            <text:p>0.00577661</text:p>
          </table:table-cell>
          <table:table-cell office:value-type="float" office:value="0.00795124" calcext:value-type="float">
            <text:p>0.00795124</text:p>
          </table:table-cell>
          <table:table-cell office:value-type="float" office:value="-0.0000790621" calcext:value-type="float">
            <text:p>-7.90621E-05</text:p>
          </table:table-cell>
          <table:table-cell office:value-type="float" office:value="1428" calcext:value-type="float">
            <text:p>1428</text:p>
          </table:table-cell>
          <table:table-cell table:formula="of:=[.D1155]*100" office:value-type="float" office:value="0.12429857" calcext:value-type="float">
            <text:p>0.12429857</text:p>
          </table:table-cell>
          <table:table-cell table:formula="of:=[.E1155]*100" office:value-type="float" office:value="0.577661" calcext:value-type="float">
            <text:p>0.577661</text:p>
          </table:table-cell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179.0801086426" calcext:value-type="float">
            <text:p>179.0801086426</text:p>
          </table:table-cell>
          <table:table-cell office:value-type="float" office:value="-0.2764779582" calcext:value-type="float">
            <text:p>-0.27647795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0546" calcext:value-type="float">
            <text:p>0.00610546</text:p>
          </table:table-cell>
          <table:table-cell office:value-type="float" office:value="0.00786418" calcext:value-type="float">
            <text:p>0.00786418</text:p>
          </table:table-cell>
          <table:table-cell office:value-type="float" office:value="0.00006891" calcext:value-type="float">
            <text:p>0.00006891</text:p>
          </table:table-cell>
          <table:table-cell office:value-type="float" office:value="1429" calcext:value-type="float">
            <text:p>1429</text:p>
          </table:table-cell>
          <table:table-cell table:formula="of:=[.D1156]*100" office:value-type="float" office:value="0.12429857" calcext:value-type="float">
            <text:p>0.12429857</text:p>
          </table:table-cell>
          <table:table-cell table:formula="of:=[.E1156]*100" office:value-type="float" office:value="0.610546" calcext:value-type="float">
            <text:p>0.610546</text:p>
          </table:table-cell>
        </table:table-row>
        <table:table-row table:style-name="ro1">
          <table:table-cell office:value-type="float" office:value="71.59" calcext:value-type="float">
            <text:p>71.59</text:p>
          </table:table-cell>
          <table:table-cell office:value-type="float" office:value="179.081161499" calcext:value-type="float">
            <text:p>179.081161499</text:p>
          </table:table-cell>
          <table:table-cell office:value-type="float" office:value="-0.2522001195" calcext:value-type="float">
            <text:p>-0.25220011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6271" calcext:value-type="float">
            <text:p>0.00616271</text:p>
          </table:table-cell>
          <table:table-cell office:value-type="float" office:value="0.00787272" calcext:value-type="float">
            <text:p>0.00787272</text:p>
          </table:table-cell>
          <table:table-cell office:value-type="float" office:value="0.0000513836" calcext:value-type="float">
            <text:p>5.13836E-05</text:p>
          </table:table-cell>
          <table:table-cell office:value-type="float" office:value="1430" calcext:value-type="float">
            <text:p>1430</text:p>
          </table:table-cell>
          <table:table-cell table:formula="of:=[.D1157]*100" office:value-type="float" office:value="0.12429857" calcext:value-type="float">
            <text:p>0.12429857</text:p>
          </table:table-cell>
          <table:table-cell table:formula="of:=[.E1157]*100" office:value-type="float" office:value="0.616271" calcext:value-type="float">
            <text:p>0.616271</text:p>
          </table:table-cell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179.0875701904" calcext:value-type="float">
            <text:p>179.0875701904</text:p>
          </table:table-cell>
          <table:table-cell office:value-type="float" office:value="-0.2895498164" calcext:value-type="float">
            <text:p>-0.28954981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4976" calcext:value-type="float">
            <text:p>0.00644976</text:p>
          </table:table-cell>
          <table:table-cell office:value-type="float" office:value="0.00775777" calcext:value-type="float">
            <text:p>0.00775777</text:p>
          </table:table-cell>
          <table:table-cell office:value-type="float" office:value="0.0001090654" calcext:value-type="float">
            <text:p>0.0001090654</text:p>
          </table:table-cell>
          <table:table-cell office:value-type="float" office:value="1431" calcext:value-type="float">
            <text:p>1431</text:p>
          </table:table-cell>
          <table:table-cell table:formula="of:=[.D1158]*100" office:value-type="float" office:value="0.12429857" calcext:value-type="float">
            <text:p>0.12429857</text:p>
          </table:table-cell>
          <table:table-cell table:formula="of:=[.E1158]*100" office:value-type="float" office:value="0.644976" calcext:value-type="float">
            <text:p>0.644976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179.0926971436" calcext:value-type="float">
            <text:p>179.0926971436</text:p>
          </table:table-cell>
          <table:table-cell office:value-type="float" office:value="-0.2744285516" calcext:value-type="float">
            <text:p>-0.274428551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4019" calcext:value-type="float">
            <text:p>0.00654019</text:p>
          </table:table-cell>
          <table:table-cell office:value-type="float" office:value="0.00775777" calcext:value-type="float">
            <text:p>0.00775777</text:p>
          </table:table-cell>
          <table:table-cell office:value-type="float" office:value="-0.0000228106" calcext:value-type="float">
            <text:p>-2.28106E-05</text:p>
          </table:table-cell>
          <table:table-cell office:value-type="float" office:value="1432" calcext:value-type="float">
            <text:p>1432</text:p>
          </table:table-cell>
          <table:table-cell table:formula="of:=[.D1159]*100" office:value-type="float" office:value="0.12429857" calcext:value-type="float">
            <text:p>0.12429857</text:p>
          </table:table-cell>
          <table:table-cell table:formula="of:=[.E1159]*100" office:value-type="float" office:value="0.654019" calcext:value-type="float">
            <text:p>0.654019</text:p>
          </table:table-cell>
        </table:table-row>
        <table:table-row table:style-name="ro1">
          <table:table-cell office:value-type="float" office:value="71.74" calcext:value-type="float">
            <text:p>71.74</text:p>
          </table:table-cell>
          <table:table-cell office:value-type="float" office:value="179.1038360596" calcext:value-type="float">
            <text:p>179.1038360596</text:p>
          </table:table-cell>
          <table:table-cell office:value-type="float" office:value="-0.2376237222" calcext:value-type="float">
            <text:p>-0.23762372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5514" calcext:value-type="float">
            <text:p>0.00635514</text:p>
          </table:table-cell>
          <table:table-cell office:value-type="float" office:value="0.00779278" calcext:value-type="float">
            <text:p>0.00779278</text:p>
          </table:table-cell>
          <table:table-cell office:value-type="float" office:value="-0.0000340319" calcext:value-type="float">
            <text:p>-3.40319E-05</text:p>
          </table:table-cell>
          <table:table-cell office:value-type="float" office:value="1433" calcext:value-type="float">
            <text:p>1433</text:p>
          </table:table-cell>
          <table:table-cell table:formula="of:=[.D1160]*100" office:value-type="float" office:value="0.12429857" calcext:value-type="float">
            <text:p>0.12429857</text:p>
          </table:table-cell>
          <table:table-cell table:formula="of:=[.E1160]*100" office:value-type="float" office:value="0.635514" calcext:value-type="float">
            <text:p>0.635514</text:p>
          </table:table-cell>
        </table:table-row>
        <table:table-row table:style-name="ro1">
          <table:table-cell office:value-type="float" office:value="71.79" calcext:value-type="float">
            <text:p>71.79</text:p>
          </table:table-cell>
          <table:table-cell office:value-type="float" office:value="179.0936889648" calcext:value-type="float">
            <text:p>179.0936889648</text:p>
          </table:table-cell>
          <table:table-cell office:value-type="float" office:value="-0.2187443032" calcext:value-type="float">
            <text:p>-0.21874430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0606" calcext:value-type="float">
            <text:p>0.00610606</text:p>
          </table:table-cell>
          <table:table-cell office:value-type="float" office:value="0.0076516" calcext:value-type="float">
            <text:p>0.0076516</text:p>
          </table:table-cell>
          <table:table-cell office:value-type="float" office:value="-0.0001295922" calcext:value-type="float">
            <text:p>-0.0001295922</text:p>
          </table:table-cell>
          <table:table-cell office:value-type="float" office:value="1434" calcext:value-type="float">
            <text:p>1434</text:p>
          </table:table-cell>
          <table:table-cell table:formula="of:=[.D1161]*100" office:value-type="float" office:value="0.12429857" calcext:value-type="float">
            <text:p>0.12429857</text:p>
          </table:table-cell>
          <table:table-cell table:formula="of:=[.E1161]*100" office:value-type="float" office:value="0.610606" calcext:value-type="float">
            <text:p>0.610606</text:p>
          </table:table-cell>
        </table:table-row>
        <table:table-row table:style-name="ro1">
          <table:table-cell office:value-type="float" office:value="71.84" calcext:value-type="float">
            <text:p>71.84</text:p>
          </table:table-cell>
          <table:table-cell office:value-type="float" office:value="179.1007080078" calcext:value-type="float">
            <text:p>179.1007080078</text:p>
          </table:table-cell>
          <table:table-cell office:value-type="float" office:value="-0.2340021632" calcext:value-type="float">
            <text:p>-0.23400216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4183" calcext:value-type="float">
            <text:p>0.00604183</text:p>
          </table:table-cell>
          <table:table-cell office:value-type="float" office:value="0.00771893" calcext:value-type="float">
            <text:p>0.00771893</text:p>
          </table:table-cell>
          <table:table-cell office:value-type="float" office:value="0.000025487" calcext:value-type="float">
            <text:p>0.000025487</text:p>
          </table:table-cell>
          <table:table-cell office:value-type="float" office:value="1435" calcext:value-type="float">
            <text:p>1435</text:p>
          </table:table-cell>
          <table:table-cell table:formula="of:=[.D1162]*100" office:value-type="float" office:value="0.12429857" calcext:value-type="float">
            <text:p>0.12429857</text:p>
          </table:table-cell>
          <table:table-cell table:formula="of:=[.E1162]*100" office:value-type="float" office:value="0.604183" calcext:value-type="float">
            <text:p>0.604183</text:p>
          </table:table-cell>
        </table:table-row>
        <table:table-row table:style-name="ro1">
          <table:table-cell office:value-type="float" office:value="71.89" calcext:value-type="float">
            <text:p>71.89</text:p>
          </table:table-cell>
          <table:table-cell office:value-type="float" office:value="179.0947418213" calcext:value-type="float">
            <text:p>179.0947418213</text:p>
          </table:table-cell>
          <table:table-cell office:value-type="float" office:value="-0.2420912514" calcext:value-type="float">
            <text:p>-0.24209125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5295" calcext:value-type="float">
            <text:p>0.00605295</text:p>
          </table:table-cell>
          <table:table-cell office:value-type="float" office:value="0.00771893" calcext:value-type="float">
            <text:p>0.00771893</text:p>
          </table:table-cell>
          <table:table-cell office:value-type="float" office:value="0.0000289835" calcext:value-type="float">
            <text:p>2.89835E-05</text:p>
          </table:table-cell>
          <table:table-cell office:value-type="float" office:value="1436" calcext:value-type="float">
            <text:p>1436</text:p>
          </table:table-cell>
          <table:table-cell table:formula="of:=[.D1163]*100" office:value-type="float" office:value="0.12429857" calcext:value-type="float">
            <text:p>0.12429857</text:p>
          </table:table-cell>
          <table:table-cell table:formula="of:=[.E1163]*100" office:value-type="float" office:value="0.605295" calcext:value-type="float">
            <text:p>0.605295</text:p>
          </table:table-cell>
        </table:table-row>
        <table:table-row table:style-name="ro1">
          <table:table-cell office:value-type="float" office:value="71.94" calcext:value-type="float">
            <text:p>71.94</text:p>
          </table:table-cell>
          <table:table-cell office:value-type="float" office:value="179.1069641113" calcext:value-type="float">
            <text:p>179.1069641113</text:p>
          </table:table-cell>
          <table:table-cell office:value-type="float" office:value="-0.2425352276" calcext:value-type="float">
            <text:p>-0.24253522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6332" calcext:value-type="float">
            <text:p>0.00606332</text:p>
          </table:table-cell>
          <table:table-cell office:value-type="float" office:value="0.00757166" calcext:value-type="float">
            <text:p>0.00757166</text:p>
          </table:table-cell>
          <table:table-cell office:value-type="float" office:value="-0.0000212792" calcext:value-type="float">
            <text:p>-2.12792E-05</text:p>
          </table:table-cell>
          <table:table-cell office:value-type="float" office:value="1437" calcext:value-type="float">
            <text:p>1437</text:p>
          </table:table-cell>
          <table:table-cell table:formula="of:=[.D1164]*100" office:value-type="float" office:value="0.12429857" calcext:value-type="float">
            <text:p>0.12429857</text:p>
          </table:table-cell>
          <table:table-cell table:formula="of:=[.E1164]*100" office:value-type="float" office:value="0.606332" calcext:value-type="float">
            <text:p>0.606332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179.1122436523" calcext:value-type="float">
            <text:p>179.1122436523</text:p>
          </table:table-cell>
          <table:table-cell office:value-type="float" office:value="-0.2668901051" calcext:value-type="float">
            <text:p>-0.26689010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3254" calcext:value-type="float">
            <text:p>0.00623254</text:p>
          </table:table-cell>
          <table:table-cell office:value-type="float" office:value="0.00766219" calcext:value-type="float">
            <text:p>0.00766219</text:p>
          </table:table-cell>
          <table:table-cell office:value-type="float" office:value="0.0000573137" calcext:value-type="float">
            <text:p>5.73137E-05</text:p>
          </table:table-cell>
          <table:table-cell office:value-type="float" office:value="1438" calcext:value-type="float">
            <text:p>1438</text:p>
          </table:table-cell>
          <table:table-cell table:formula="of:=[.D1165]*100" office:value-type="float" office:value="0.12429857" calcext:value-type="float">
            <text:p>0.12429857</text:p>
          </table:table-cell>
          <table:table-cell table:formula="of:=[.E1165]*100" office:value-type="float" office:value="0.623254" calcext:value-type="float">
            <text:p>0.623254</text:p>
          </table:table-cell>
        </table:table-row>
        <table:table-row table:style-name="ro1">
          <table:table-cell office:value-type="float" office:value="72.04" calcext:value-type="float">
            <text:p>72.04</text:p>
          </table:table-cell>
          <table:table-cell office:value-type="float" office:value="179.1169281006" calcext:value-type="float">
            <text:p>179.1169281006</text:p>
          </table:table-cell>
          <table:table-cell office:value-type="float" office:value="-0.3075405461" calcext:value-type="float">
            <text:p>-0.3075405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1617" calcext:value-type="float">
            <text:p>0.00661617</text:p>
          </table:table-cell>
          <table:table-cell office:value-type="float" office:value="0.00751345" calcext:value-type="float">
            <text:p>0.00751345</text:p>
          </table:table-cell>
          <table:table-cell office:value-type="float" office:value="0.000171659" calcext:value-type="float">
            <text:p>0.000171659</text:p>
          </table:table-cell>
          <table:table-cell office:value-type="float" office:value="1439" calcext:value-type="float">
            <text:p>1439</text:p>
          </table:table-cell>
          <table:table-cell table:formula="of:=[.D1166]*100" office:value-type="float" office:value="0.12429857" calcext:value-type="float">
            <text:p>0.12429857</text:p>
          </table:table-cell>
          <table:table-cell table:formula="of:=[.E1166]*100" office:value-type="float" office:value="0.661617" calcext:value-type="float">
            <text:p>0.661617</text:p>
          </table:table-cell>
        </table:table-row>
        <table:table-row table:style-name="ro1">
          <table:table-cell office:value-type="float" office:value="72.09" calcext:value-type="float">
            <text:p>72.09</text:p>
          </table:table-cell>
          <table:table-cell office:value-type="float" office:value="179.1124267578" calcext:value-type="float">
            <text:p>179.1124267578</text:p>
          </table:table-cell>
          <table:table-cell office:value-type="float" office:value="-0.2038250397" calcext:value-type="float">
            <text:p>-0.20382503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8051" calcext:value-type="float">
            <text:p>0.00618051</text:p>
          </table:table-cell>
          <table:table-cell office:value-type="float" office:value="0.00761603" calcext:value-type="float">
            <text:p>0.00761603</text:p>
          </table:table-cell>
          <table:table-cell office:value-type="float" office:value="-0.0001398225" calcext:value-type="float">
            <text:p>-0.0001398225</text:p>
          </table:table-cell>
          <table:table-cell office:value-type="float" office:value="1440" calcext:value-type="float">
            <text:p>1440</text:p>
          </table:table-cell>
          <table:table-cell table:formula="of:=[.D1167]*100" office:value-type="float" office:value="0.12429857" calcext:value-type="float">
            <text:p>0.12429857</text:p>
          </table:table-cell>
          <table:table-cell table:formula="of:=[.E1167]*100" office:value-type="float" office:value="0.618051" calcext:value-type="float">
            <text:p>0.618051</text:p>
          </table:table-cell>
        </table:table-row>
        <table:table-row table:style-name="ro1">
          <table:table-cell office:value-type="float" office:value="72.14" calcext:value-type="float">
            <text:p>72.14</text:p>
          </table:table-cell>
          <table:table-cell office:value-type="float" office:value="179.1073913574" calcext:value-type="float">
            <text:p>179.1073913574</text:p>
          </table:table-cell>
          <table:table-cell office:value-type="float" office:value="-0.2319259411" calcext:value-type="float">
            <text:p>-0.23192594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7758" calcext:value-type="float">
            <text:p>0.00607758</text:p>
          </table:table-cell>
          <table:table-cell office:value-type="float" office:value="0.00761603" calcext:value-type="float">
            <text:p>0.00761603</text:p>
          </table:table-cell>
          <table:table-cell office:value-type="float" office:value="-0.0000260975" calcext:value-type="float">
            <text:p>-2.60975E-05</text:p>
          </table:table-cell>
          <table:table-cell office:value-type="float" office:value="1441" calcext:value-type="float">
            <text:p>1441</text:p>
          </table:table-cell>
          <table:table-cell table:formula="of:=[.D1168]*100" office:value-type="float" office:value="0.12429857" calcext:value-type="float">
            <text:p>0.12429857</text:p>
          </table:table-cell>
          <table:table-cell table:formula="of:=[.E1168]*100" office:value-type="float" office:value="0.607758" calcext:value-type="float">
            <text:p>0.607758</text:p>
          </table:table-cell>
        </table:table-row>
        <table:table-row table:style-name="ro1">
          <table:table-cell office:value-type="float" office:value="72.19" calcext:value-type="float">
            <text:p>72.19</text:p>
          </table:table-cell>
          <table:table-cell office:value-type="float" office:value="179.1178588867" calcext:value-type="float">
            <text:p>179.1178588867</text:p>
          </table:table-cell>
          <table:table-cell office:value-type="float" office:value="-0.2583827174" calcext:value-type="float">
            <text:p>-0.25838271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8534" calcext:value-type="float">
            <text:p>0.00618534</text:p>
          </table:table-cell>
          <table:table-cell office:value-type="float" office:value="0.00747955" calcext:value-type="float">
            <text:p>0.00747955</text:p>
          </table:table-cell>
          <table:table-cell office:value-type="float" office:value="0.0000766137" calcext:value-type="float">
            <text:p>7.66137E-05</text:p>
          </table:table-cell>
          <table:table-cell office:value-type="float" office:value="1442" calcext:value-type="float">
            <text:p>1442</text:p>
          </table:table-cell>
          <table:table-cell table:formula="of:=[.D1169]*100" office:value-type="float" office:value="0.12429857" calcext:value-type="float">
            <text:p>0.12429857</text:p>
          </table:table-cell>
          <table:table-cell table:formula="of:=[.E1169]*100" office:value-type="float" office:value="0.618534" calcext:value-type="float">
            <text:p>0.618534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  <table:table-cell office:value-type="float" office:value="179.120513916" calcext:value-type="float">
            <text:p>179.120513916</text:p>
          </table:table-cell>
          <table:table-cell office:value-type="float" office:value="-0.2367938302" calcext:value-type="float">
            <text:p>-0.23679383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1324" calcext:value-type="float">
            <text:p>0.00611324</text:p>
          </table:table-cell>
          <table:table-cell office:value-type="float" office:value="0.00758398" calcext:value-type="float">
            <text:p>0.00758398</text:p>
          </table:table-cell>
          <table:table-cell office:value-type="float" office:value="-0.0000362141" calcext:value-type="float">
            <text:p>-3.62141E-05</text:p>
          </table:table-cell>
          <table:table-cell office:value-type="float" office:value="1443" calcext:value-type="float">
            <text:p>1443</text:p>
          </table:table-cell>
          <table:table-cell table:formula="of:=[.D1170]*100" office:value-type="float" office:value="0.12429857" calcext:value-type="float">
            <text:p>0.12429857</text:p>
          </table:table-cell>
          <table:table-cell table:formula="of:=[.E1170]*100" office:value-type="float" office:value="0.611324" calcext:value-type="float">
            <text:p>0.611324</text:p>
          </table:table-cell>
        </table:table-row>
        <table:table-row table:style-name="ro1">
          <table:table-cell office:value-type="float" office:value="72.29" calcext:value-type="float">
            <text:p>72.29</text:p>
          </table:table-cell>
          <table:table-cell office:value-type="float" office:value="179.1315460205" calcext:value-type="float">
            <text:p>179.1315460205</text:p>
          </table:table-cell>
          <table:table-cell office:value-type="float" office:value="-0.2939085669" calcext:value-type="float">
            <text:p>-0.29390856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4586" calcext:value-type="float">
            <text:p>0.00644586</text:p>
          </table:table-cell>
          <table:table-cell office:value-type="float" office:value="0.00758398" calcext:value-type="float">
            <text:p>0.00758398</text:p>
          </table:table-cell>
          <table:table-cell office:value-type="float" office:value="0.0001100489" calcext:value-type="float">
            <text:p>0.0001100489</text:p>
          </table:table-cell>
          <table:table-cell office:value-type="float" office:value="1444" calcext:value-type="float">
            <text:p>1444</text:p>
          </table:table-cell>
          <table:table-cell table:formula="of:=[.D1171]*100" office:value-type="float" office:value="0.12429857" calcext:value-type="float">
            <text:p>0.12429857</text:p>
          </table:table-cell>
          <table:table-cell table:formula="of:=[.E1171]*100" office:value-type="float" office:value="0.644586" calcext:value-type="float">
            <text:p>0.644586</text:p>
          </table:table-cell>
        </table:table-row>
        <table:table-row table:style-name="ro1">
          <table:table-cell office:value-type="float" office:value="72.34" calcext:value-type="float">
            <text:p>72.34</text:p>
          </table:table-cell>
          <table:table-cell office:value-type="float" office:value="179.1288146973" calcext:value-type="float">
            <text:p>179.1288146973</text:p>
          </table:table-cell>
          <table:table-cell office:value-type="float" office:value="-0.2957663741" calcext:value-type="float">
            <text:p>-0.29576637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798" calcext:value-type="float">
            <text:p>0.0066798</text:p>
          </table:table-cell>
          <table:table-cell office:value-type="float" office:value="0.00756099" calcext:value-type="float">
            <text:p>0.00756099</text:p>
          </table:table-cell>
          <table:table-cell office:value-type="float" office:value="0.0001382907" calcext:value-type="float">
            <text:p>0.0001382907</text:p>
          </table:table-cell>
          <table:table-cell office:value-type="float" office:value="1445" calcext:value-type="float">
            <text:p>1445</text:p>
          </table:table-cell>
          <table:table-cell table:formula="of:=[.D1172]*100" office:value-type="float" office:value="0.12429857" calcext:value-type="float">
            <text:p>0.12429857</text:p>
          </table:table-cell>
          <table:table-cell table:formula="of:=[.E1172]*100" office:value-type="float" office:value="0.66798" calcext:value-type="float">
            <text:p>0.66798</text:p>
          </table:table-cell>
        </table:table-row>
        <table:table-row table:style-name="ro1">
          <table:table-cell office:value-type="float" office:value="72.39" calcext:value-type="float">
            <text:p>72.39</text:p>
          </table:table-cell>
          <table:table-cell office:value-type="float" office:value="179.1318206787" calcext:value-type="float">
            <text:p>179.1318206787</text:p>
          </table:table-cell>
          <table:table-cell office:value-type="float" office:value="-0.2035323825" calcext:value-type="float">
            <text:p>-0.20353238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2094" calcext:value-type="float">
            <text:p>0.00622094</text:p>
          </table:table-cell>
          <table:table-cell office:value-type="float" office:value="0.00756099" calcext:value-type="float">
            <text:p>0.00756099</text:p>
          </table:table-cell>
          <table:table-cell office:value-type="float" office:value="-0.0002983189" calcext:value-type="float">
            <text:p>-0.0002983189</text:p>
          </table:table-cell>
          <table:table-cell office:value-type="float" office:value="1446" calcext:value-type="float">
            <text:p>1446</text:p>
          </table:table-cell>
          <table:table-cell table:formula="of:=[.D1173]*100" office:value-type="float" office:value="0.12429857" calcext:value-type="float">
            <text:p>0.12429857</text:p>
          </table:table-cell>
          <table:table-cell table:formula="of:=[.E1173]*100" office:value-type="float" office:value="0.622094" calcext:value-type="float">
            <text:p>0.622094</text:p>
          </table:table-cell>
        </table:table-row>
        <table:table-row table:style-name="ro1">
          <table:table-cell office:value-type="float" office:value="72.44" calcext:value-type="float">
            <text:p>72.44</text:p>
          </table:table-cell>
          <table:table-cell office:value-type="float" office:value="179.1313018799" calcext:value-type="float">
            <text:p>179.1313018799</text:p>
          </table:table-cell>
          <table:table-cell office:value-type="float" office:value="-0.2231072013" calcext:value-type="float">
            <text:p>-0.22310720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4574" calcext:value-type="float">
            <text:p>0.00604574</text:p>
          </table:table-cell>
          <table:table-cell office:value-type="float" office:value="0.00747037" calcext:value-type="float">
            <text:p>0.00747037</text:p>
          </table:table-cell>
          <table:table-cell office:value-type="float" office:value="-0.0000112397" calcext:value-type="float">
            <text:p>-1.12397E-05</text:p>
          </table:table-cell>
          <table:table-cell office:value-type="float" office:value="1447" calcext:value-type="float">
            <text:p>1447</text:p>
          </table:table-cell>
          <table:table-cell table:formula="of:=[.D1174]*100" office:value-type="float" office:value="0.12429857" calcext:value-type="float">
            <text:p>0.12429857</text:p>
          </table:table-cell>
          <table:table-cell table:formula="of:=[.E1174]*100" office:value-type="float" office:value="0.604574" calcext:value-type="float">
            <text:p>0.604574</text:p>
          </table:table-cell>
        </table:table-row>
        <table:table-row table:style-name="ro1">
          <table:table-cell office:value-type="float" office:value="72.49" calcext:value-type="float">
            <text:p>72.49</text:p>
          </table:table-cell>
          <table:table-cell office:value-type="float" office:value="179.11668396" calcext:value-type="float">
            <text:p>179.11668396</text:p>
          </table:table-cell>
          <table:table-cell office:value-type="float" office:value="-0.217250519" calcext:value-type="float">
            <text:p>-0.2172505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9001" calcext:value-type="float">
            <text:p>0.00589001</text:p>
          </table:table-cell>
          <table:table-cell office:value-type="float" office:value="0.00755325" calcext:value-type="float">
            <text:p>0.00755325</text:p>
          </table:table-cell>
          <table:table-cell office:value-type="float" office:value="-0.0001236441" calcext:value-type="float">
            <text:p>-0.0001236441</text:p>
          </table:table-cell>
          <table:table-cell office:value-type="float" office:value="1448" calcext:value-type="float">
            <text:p>1448</text:p>
          </table:table-cell>
          <table:table-cell table:formula="of:=[.D1175]*100" office:value-type="float" office:value="0.12429857" calcext:value-type="float">
            <text:p>0.12429857</text:p>
          </table:table-cell>
          <table:table-cell table:formula="of:=[.E1175]*100" office:value-type="float" office:value="0.589001" calcext:value-type="float">
            <text:p>0.589001</text:p>
          </table:table-cell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179.1251373291" calcext:value-type="float">
            <text:p>179.1251373291</text:p>
          </table:table-cell>
          <table:table-cell office:value-type="float" office:value="-0.1982602396" calcext:value-type="float">
            <text:p>-0.19826023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5972" calcext:value-type="float">
            <text:p>0.00565972</text:p>
          </table:table-cell>
          <table:table-cell office:value-type="float" office:value="0.00755325" calcext:value-type="float">
            <text:p>0.00755325</text:p>
          </table:table-cell>
          <table:table-cell office:value-type="float" office:value="-0.0000811067" calcext:value-type="float">
            <text:p>-8.11067E-05</text:p>
          </table:table-cell>
          <table:table-cell office:value-type="float" office:value="1449" calcext:value-type="float">
            <text:p>1449</text:p>
          </table:table-cell>
          <table:table-cell table:formula="of:=[.D1176]*100" office:value-type="float" office:value="0.12429857" calcext:value-type="float">
            <text:p>0.12429857</text:p>
          </table:table-cell>
          <table:table-cell table:formula="of:=[.E1176]*100" office:value-type="float" office:value="0.565972" calcext:value-type="float">
            <text:p>0.565972</text:p>
          </table:table-cell>
        </table:table-row>
        <table:table-row table:style-name="ro1">
          <table:table-cell office:value-type="float" office:value="72.59" calcext:value-type="float">
            <text:p>72.59</text:p>
          </table:table-cell>
          <table:table-cell office:value-type="float" office:value="179.1250305176" calcext:value-type="float">
            <text:p>179.1250305176</text:p>
          </table:table-cell>
          <table:table-cell office:value-type="float" office:value="-0.1660643699" calcext:value-type="float">
            <text:p>-0.16606436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9175" calcext:value-type="float">
            <text:p>0.00529175</text:p>
          </table:table-cell>
          <table:table-cell office:value-type="float" office:value="0.00749012" calcext:value-type="float">
            <text:p>0.00749012</text:p>
          </table:table-cell>
          <table:table-cell office:value-type="float" office:value="-0.0003012636" calcext:value-type="float">
            <text:p>-0.0003012636</text:p>
          </table:table-cell>
          <table:table-cell office:value-type="float" office:value="1450" calcext:value-type="float">
            <text:p>1450</text:p>
          </table:table-cell>
          <table:table-cell table:formula="of:=[.D1177]*100" office:value-type="float" office:value="0.12429857" calcext:value-type="float">
            <text:p>0.12429857</text:p>
          </table:table-cell>
          <table:table-cell table:formula="of:=[.E1177]*100" office:value-type="float" office:value="0.529175" calcext:value-type="float">
            <text:p>0.529175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 office:value-type="float" office:value="179.1197662354" calcext:value-type="float">
            <text:p>179.1197662354</text:p>
          </table:table-cell>
          <table:table-cell office:value-type="float" office:value="-0.1430539274" calcext:value-type="float">
            <text:p>-0.14305392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9329" calcext:value-type="float">
            <text:p>0.00489329</text:p>
          </table:table-cell>
          <table:table-cell office:value-type="float" office:value="0.00754926" calcext:value-type="float">
            <text:p>0.00754926</text:p>
          </table:table-cell>
          <table:table-cell office:value-type="float" office:value="-0.000201443" calcext:value-type="float">
            <text:p>-0.000201443</text:p>
          </table:table-cell>
          <table:table-cell office:value-type="float" office:value="1451" calcext:value-type="float">
            <text:p>1451</text:p>
          </table:table-cell>
          <table:table-cell table:formula="of:=[.D1178]*100" office:value-type="float" office:value="0.12429857" calcext:value-type="float">
            <text:p>0.12429857</text:p>
          </table:table-cell>
          <table:table-cell table:formula="of:=[.E1178]*100" office:value-type="float" office:value="0.489329" calcext:value-type="float">
            <text:p>0.489329</text:p>
          </table:table-cell>
        </table:table-row>
        <table:table-row table:style-name="ro1">
          <table:table-cell office:value-type="float" office:value="72.69" calcext:value-type="float">
            <text:p>72.69</text:p>
          </table:table-cell>
          <table:table-cell office:value-type="float" office:value="179.1027679443" calcext:value-type="float">
            <text:p>179.1027679443</text:p>
          </table:table-cell>
          <table:table-cell office:value-type="float" office:value="-0.1627634573" calcext:value-type="float">
            <text:p>-0.16276345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922" calcext:value-type="float">
            <text:p>0.00475922</text:p>
          </table:table-cell>
          <table:table-cell office:value-type="float" office:value="0.00754926" calcext:value-type="float">
            <text:p>0.00754926</text:p>
          </table:table-cell>
          <table:table-cell office:value-type="float" office:value="0.0000870074" calcext:value-type="float">
            <text:p>8.70074E-05</text:p>
          </table:table-cell>
          <table:table-cell office:value-type="float" office:value="1452" calcext:value-type="float">
            <text:p>1452</text:p>
          </table:table-cell>
          <table:table-cell table:formula="of:=[.D1179]*100" office:value-type="float" office:value="0.12429857" calcext:value-type="float">
            <text:p>0.12429857</text:p>
          </table:table-cell>
          <table:table-cell table:formula="of:=[.E1179]*100" office:value-type="float" office:value="0.475922" calcext:value-type="float">
            <text:p>0.475922</text:p>
          </table:table-cell>
        </table:table-row>
        <table:table-row table:style-name="ro1">
          <table:table-cell office:value-type="float" office:value="72.74" calcext:value-type="float">
            <text:p>72.74</text:p>
          </table:table-cell>
          <table:table-cell office:value-type="float" office:value="179.1041564941" calcext:value-type="float">
            <text:p>179.1041564941</text:p>
          </table:table-cell>
          <table:table-cell office:value-type="float" office:value="-0.1321980251" calcext:value-type="float">
            <text:p>-0.13219802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6622" calcext:value-type="float">
            <text:p>0.00446622</text:p>
          </table:table-cell>
          <table:table-cell office:value-type="float" office:value="0.00754768" calcext:value-type="float">
            <text:p>0.00754768</text:p>
          </table:table-cell>
          <table:table-cell office:value-type="float" office:value="-0.0000685519" calcext:value-type="float">
            <text:p>-6.85519E-05</text:p>
          </table:table-cell>
          <table:table-cell office:value-type="float" office:value="1453" calcext:value-type="float">
            <text:p>1453</text:p>
          </table:table-cell>
          <table:table-cell table:formula="of:=[.D1180]*100" office:value-type="float" office:value="0.12429857" calcext:value-type="float">
            <text:p>0.12429857</text:p>
          </table:table-cell>
          <table:table-cell table:formula="of:=[.E1180]*100" office:value-type="float" office:value="0.446622" calcext:value-type="float">
            <text:p>0.446622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179.1095733643" calcext:value-type="float">
            <text:p>179.1095733643</text:p>
          </table:table-cell>
          <table:table-cell office:value-type="float" office:value="-0.1778575025" calcext:value-type="float">
            <text:p>-0.17785750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534" calcext:value-type="float">
            <text:p>0.00457534</text:p>
          </table:table-cell>
          <table:table-cell office:value-type="float" office:value="0.00754768" calcext:value-type="float">
            <text:p>0.00754768</text:p>
          </table:table-cell>
          <table:table-cell office:value-type="float" office:value="0.0000712339" calcext:value-type="float">
            <text:p>7.12339E-05</text:p>
          </table:table-cell>
          <table:table-cell office:value-type="float" office:value="1454" calcext:value-type="float">
            <text:p>1454</text:p>
          </table:table-cell>
          <table:table-cell table:formula="of:=[.D1181]*100" office:value-type="float" office:value="0.12429857" calcext:value-type="float">
            <text:p>0.12429857</text:p>
          </table:table-cell>
          <table:table-cell table:formula="of:=[.E1181]*100" office:value-type="float" office:value="0.457534" calcext:value-type="float">
            <text:p>0.457534</text:p>
          </table:table-cell>
        </table:table-row>
        <table:table-row table:style-name="ro1">
          <table:table-cell office:value-type="float" office:value="72.84" calcext:value-type="float">
            <text:p>72.84</text:p>
          </table:table-cell>
          <table:table-cell office:value-type="float" office:value="179.1050872803" calcext:value-type="float">
            <text:p>179.1050872803</text:p>
          </table:table-cell>
          <table:table-cell office:value-type="float" office:value="-0.1906268841" calcext:value-type="float">
            <text:p>-0.19062688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3313" calcext:value-type="float">
            <text:p>0.00473313</text:p>
          </table:table-cell>
          <table:table-cell office:value-type="float" office:value="0.00754392" calcext:value-type="float">
            <text:p>0.00754392</text:p>
          </table:table-cell>
          <table:table-cell office:value-type="float" office:value="0.0002288518" calcext:value-type="float">
            <text:p>0.0002288518</text:p>
          </table:table-cell>
          <table:table-cell office:value-type="float" office:value="1455" calcext:value-type="float">
            <text:p>1455</text:p>
          </table:table-cell>
          <table:table-cell table:formula="of:=[.D1182]*100" office:value-type="float" office:value="0.12429857" calcext:value-type="float">
            <text:p>0.12429857</text:p>
          </table:table-cell>
          <table:table-cell table:formula="of:=[.E1182]*100" office:value-type="float" office:value="0.473313" calcext:value-type="float">
            <text:p>0.473313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179.0945587158" calcext:value-type="float">
            <text:p>179.0945587158</text:p>
          </table:table-cell>
          <table:table-cell office:value-type="float" office:value="-0.1894652731" calcext:value-type="float">
            <text:p>-0.18946527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3049" calcext:value-type="float">
            <text:p>0.00483049</text:p>
          </table:table-cell>
          <table:table-cell office:value-type="float" office:value="0.00754392" calcext:value-type="float">
            <text:p>0.00754392</text:p>
          </table:table-cell>
          <table:table-cell office:value-type="float" office:value="0.0000789948" calcext:value-type="float">
            <text:p>7.89948E-05</text:p>
          </table:table-cell>
          <table:table-cell office:value-type="float" office:value="1456" calcext:value-type="float">
            <text:p>1456</text:p>
          </table:table-cell>
          <table:table-cell table:formula="of:=[.D1183]*100" office:value-type="float" office:value="0.12429857" calcext:value-type="float">
            <text:p>0.12429857</text:p>
          </table:table-cell>
          <table:table-cell table:formula="of:=[.E1183]*100" office:value-type="float" office:value="0.483049" calcext:value-type="float">
            <text:p>0.483049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79.0955047607" calcext:value-type="float">
            <text:p>179.0955047607</text:p>
          </table:table-cell>
          <table:table-cell office:value-type="float" office:value="-0.1619753414" calcext:value-type="float">
            <text:p>-0.16197534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1214" calcext:value-type="float">
            <text:p>0.00471214</text:p>
          </table:table-cell>
          <table:table-cell office:value-type="float" office:value="0.00754392" calcext:value-type="float">
            <text:p>0.00754392</text:p>
          </table:table-cell>
          <table:table-cell office:value-type="float" office:value="0.0000006059" calcext:value-type="float">
            <text:p>6.059E-07</text:p>
          </table:table-cell>
          <table:table-cell office:value-type="float" office:value="1457" calcext:value-type="float">
            <text:p>1457</text:p>
          </table:table-cell>
          <table:table-cell table:formula="of:=[.D1184]*100" office:value-type="float" office:value="0.12429857" calcext:value-type="float">
            <text:p>0.12429857</text:p>
          </table:table-cell>
          <table:table-cell table:formula="of:=[.E1184]*100" office:value-type="float" office:value="0.471214" calcext:value-type="float">
            <text:p>0.471214</text:p>
          </table:table-cell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179.0925140381" calcext:value-type="float">
            <text:p>179.0925140381</text:p>
          </table:table-cell>
          <table:table-cell office:value-type="float" office:value="-0.1949949274" calcext:value-type="float">
            <text:p>-0.19499492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336" calcext:value-type="float">
            <text:p>0.00485336</text:p>
          </table:table-cell>
          <table:table-cell office:value-type="float" office:value="0.00754128" calcext:value-type="float">
            <text:p>0.00754128</text:p>
          </table:table-cell>
          <table:table-cell office:value-type="float" office:value="-0.0000073535" calcext:value-type="float">
            <text:p>-7.3535E-06</text:p>
          </table:table-cell>
          <table:table-cell office:value-type="float" office:value="1458" calcext:value-type="float">
            <text:p>1458</text:p>
          </table:table-cell>
          <table:table-cell table:formula="of:=[.D1185]*100" office:value-type="float" office:value="0.12429857" calcext:value-type="float">
            <text:p>0.12429857</text:p>
          </table:table-cell>
          <table:table-cell table:formula="of:=[.E1185]*100" office:value-type="float" office:value="0.485336" calcext:value-type="float">
            <text:p>0.485336</text:p>
          </table:table-cell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179.0888824463" calcext:value-type="float">
            <text:p>179.0888824463</text:p>
          </table:table-cell>
          <table:table-cell office:value-type="float" office:value="-0.0913455673" calcext:value-type="float">
            <text:p>-0.09134556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5666" calcext:value-type="float">
            <text:p>0.00425666</text:p>
          </table:table-cell>
          <table:table-cell office:value-type="float" office:value="0.00754128" calcext:value-type="float">
            <text:p>0.00754128</text:p>
          </table:table-cell>
          <table:table-cell office:value-type="float" office:value="-0.0002893029" calcext:value-type="float">
            <text:p>-0.0002893029</text:p>
          </table:table-cell>
          <table:table-cell office:value-type="float" office:value="1459" calcext:value-type="float">
            <text:p>1459</text:p>
          </table:table-cell>
          <table:table-cell table:formula="of:=[.D1186]*100" office:value-type="float" office:value="0.12429857" calcext:value-type="float">
            <text:p>0.12429857</text:p>
          </table:table-cell>
          <table:table-cell table:formula="of:=[.E1186]*100" office:value-type="float" office:value="0.425666" calcext:value-type="float">
            <text:p>0.425666</text:p>
          </table:table-cell>
        </table:table-row>
        <table:table-row table:style-name="ro1">
          <table:table-cell office:value-type="float" office:value="73.09" calcext:value-type="float">
            <text:p>73.09</text:p>
          </table:table-cell>
          <table:table-cell office:value-type="float" office:value="179.0804748535" calcext:value-type="float">
            <text:p>179.0804748535</text:p>
          </table:table-cell>
          <table:table-cell office:value-type="float" office:value="-0.1003166989" calcext:value-type="float">
            <text:p>-0.100316698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1899" calcext:value-type="float">
            <text:p>0.00391899</text:p>
          </table:table-cell>
          <table:table-cell office:value-type="float" office:value="0.00755332" calcext:value-type="float">
            <text:p>0.00755332</text:p>
          </table:table-cell>
          <table:table-cell office:value-type="float" office:value="-0.0001635577" calcext:value-type="float">
            <text:p>-0.0001635577</text:p>
          </table:table-cell>
          <table:table-cell office:value-type="float" office:value="1460" calcext:value-type="float">
            <text:p>1460</text:p>
          </table:table-cell>
          <table:table-cell table:formula="of:=[.D1187]*100" office:value-type="float" office:value="0.12429857" calcext:value-type="float">
            <text:p>0.12429857</text:p>
          </table:table-cell>
          <table:table-cell table:formula="of:=[.E1187]*100" office:value-type="float" office:value="0.391899" calcext:value-type="float">
            <text:p>0.391899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79.0789642334" calcext:value-type="float">
            <text:p>179.0789642334</text:p>
          </table:table-cell>
          <table:table-cell office:value-type="float" office:value="-0.1132660709" calcext:value-type="float">
            <text:p>-0.11326607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78036" calcext:value-type="float">
            <text:p>0.00378036</text:p>
          </table:table-cell>
          <table:table-cell office:value-type="float" office:value="0.00752866" calcext:value-type="float">
            <text:p>0.00752866</text:p>
          </table:table-cell>
          <table:table-cell office:value-type="float" office:value="0.0000035063" calcext:value-type="float">
            <text:p>3.5063E-06</text:p>
          </table:table-cell>
          <table:table-cell office:value-type="float" office:value="1461" calcext:value-type="float">
            <text:p>1461</text:p>
          </table:table-cell>
          <table:table-cell table:formula="of:=[.D1188]*100" office:value-type="float" office:value="0.12429857" calcext:value-type="float">
            <text:p>0.12429857</text:p>
          </table:table-cell>
          <table:table-cell table:formula="of:=[.E1188]*100" office:value-type="float" office:value="0.378036" calcext:value-type="float">
            <text:p>0.378036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179.0815429688" calcext:value-type="float">
            <text:p>179.0815429688</text:p>
          </table:table-cell>
          <table:table-cell office:value-type="float" office:value="-0.1446391187" calcext:value-type="float">
            <text:p>-0.14463911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971" calcext:value-type="float">
            <text:p>0.0038971</text:p>
          </table:table-cell>
          <table:table-cell office:value-type="float" office:value="0.00752866" calcext:value-type="float">
            <text:p>0.00752866</text:p>
          </table:table-cell>
          <table:table-cell office:value-type="float" office:value="0.0000177303" calcext:value-type="float">
            <text:p>1.77303E-05</text:p>
          </table:table-cell>
          <table:table-cell office:value-type="float" office:value="1462" calcext:value-type="float">
            <text:p>1462</text:p>
          </table:table-cell>
          <table:table-cell table:formula="of:=[.D1189]*100" office:value-type="float" office:value="0.12429857" calcext:value-type="float">
            <text:p>0.12429857</text:p>
          </table:table-cell>
          <table:table-cell table:formula="of:=[.E1189]*100" office:value-type="float" office:value="0.38971" calcext:value-type="float">
            <text:p>0.38971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79.0711669922" calcext:value-type="float">
            <text:p>179.0711669922</text:p>
          </table:table-cell>
          <table:table-cell office:value-type="float" office:value="-0.1607160321" calcext:value-type="float">
            <text:p>-0.16071603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751274" calcext:value-type="float">
            <text:p>0.00751274</text:p>
          </table:table-cell>
          <table:table-cell office:value-type="float" office:value="0.0000488009" calcext:value-type="float">
            <text:p>4.88009E-05</text:p>
          </table:table-cell>
          <table:table-cell office:value-type="float" office:value="1463" calcext:value-type="float">
            <text:p>1463</text:p>
          </table:table-cell>
          <table:table-cell table:formula="of:=[.D1190]*100" office:value-type="float" office:value="0.12429857" calcext:value-type="float">
            <text:p>0.12429857</text:p>
          </table:table-cell>
          <table:table-cell table:formula="of:=[.E1190]*100"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179.0783691406" calcext:value-type="float">
            <text:p>179.0783691406</text:p>
          </table:table-cell>
          <table:table-cell office:value-type="float" office:value="-0.1361919386" calcext:value-type="float">
            <text:p>-0.13619193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4173" calcext:value-type="float">
            <text:p>0.00404173</text:p>
          </table:table-cell>
          <table:table-cell office:value-type="float" office:value="0.00751274" calcext:value-type="float">
            <text:p>0.00751274</text:p>
          </table:table-cell>
          <table:table-cell office:value-type="float" office:value="-0.0001730768" calcext:value-type="float">
            <text:p>-0.0001730768</text:p>
          </table:table-cell>
          <table:table-cell office:value-type="float" office:value="1464" calcext:value-type="float">
            <text:p>1464</text:p>
          </table:table-cell>
          <table:table-cell table:formula="of:=[.D1191]*100" office:value-type="float" office:value="0.12429857" calcext:value-type="float">
            <text:p>0.12429857</text:p>
          </table:table-cell>
          <table:table-cell table:formula="of:=[.E1191]*100" office:value-type="float" office:value="0.404173" calcext:value-type="float">
            <text:p>0.404173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179.067779541" calcext:value-type="float">
            <text:p>179.067779541</text:p>
          </table:table-cell>
          <table:table-cell office:value-type="float" office:value="-0.1434782424" calcext:value-type="float">
            <text:p>-0.1434782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6346" calcext:value-type="float">
            <text:p>0.00406346</text:p>
          </table:table-cell>
          <table:table-cell office:value-type="float" office:value="0.00751681" calcext:value-type="float">
            <text:p>0.00751681</text:p>
          </table:table-cell>
          <table:table-cell office:value-type="float" office:value="0.000018217" calcext:value-type="float">
            <text:p>0.000018217</text:p>
          </table:table-cell>
          <table:table-cell office:value-type="float" office:value="1465" calcext:value-type="float">
            <text:p>1465</text:p>
          </table:table-cell>
          <table:table-cell table:formula="of:=[.D1192]*100" office:value-type="float" office:value="0.12429857" calcext:value-type="float">
            <text:p>0.12429857</text:p>
          </table:table-cell>
          <table:table-cell table:formula="of:=[.E1192]*100" office:value-type="float" office:value="0.406346" calcext:value-type="float">
            <text:p>0.406346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79.0510864258" calcext:value-type="float">
            <text:p>179.0510864258</text:p>
          </table:table-cell>
          <table:table-cell office:value-type="float" office:value="-0.1615683152" calcext:value-type="float">
            <text:p>-0.16156831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985" calcext:value-type="float">
            <text:p>0.0041985</text:p>
          </table:table-cell>
          <table:table-cell office:value-type="float" office:value="0.00748784" calcext:value-type="float">
            <text:p>0.00748784</text:p>
          </table:table-cell>
          <table:table-cell office:value-type="float" office:value="0.0000878189" calcext:value-type="float">
            <text:p>8.78189E-05</text:p>
          </table:table-cell>
          <table:table-cell office:value-type="float" office:value="1466" calcext:value-type="float">
            <text:p>1466</text:p>
          </table:table-cell>
          <table:table-cell table:formula="of:=[.D1193]*100" office:value-type="float" office:value="0.12429857" calcext:value-type="float">
            <text:p>0.12429857</text:p>
          </table:table-cell>
          <table:table-cell table:formula="of:=[.E1193]*100" office:value-type="float" office:value="0.41985" calcext:value-type="float">
            <text:p>0.41985</text:p>
          </table:table-cell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179.0458831787" calcext:value-type="float">
            <text:p>179.0458831787</text:p>
          </table:table-cell>
          <table:table-cell office:value-type="float" office:value="-0.1699681367" calcext:value-type="float">
            <text:p>-0.16996813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443" calcext:value-type="float">
            <text:p>0.00434443</text:p>
          </table:table-cell>
          <table:table-cell office:value-type="float" office:value="0.00748784" calcext:value-type="float">
            <text:p>0.00748784</text:p>
          </table:table-cell>
          <table:table-cell office:value-type="float" office:value="0.0000450858" calcext:value-type="float">
            <text:p>4.50858E-05</text:p>
          </table:table-cell>
          <table:table-cell office:value-type="float" office:value="1467" calcext:value-type="float">
            <text:p>1467</text:p>
          </table:table-cell>
          <table:table-cell table:formula="of:=[.D1194]*100" office:value-type="float" office:value="0.12429857" calcext:value-type="float">
            <text:p>0.12429857</text:p>
          </table:table-cell>
          <table:table-cell table:formula="of:=[.E1194]*100" office:value-type="float" office:value="0.434443" calcext:value-type="float">
            <text:p>0.434443</text:p>
          </table:table-cell>
        </table:table-row>
        <table:table-row table:style-name="ro1">
          <table:table-cell office:value-type="float" office:value="73.49" calcext:value-type="float">
            <text:p>73.49</text:p>
          </table:table-cell>
          <table:table-cell office:value-type="float" office:value="179.0399017334" calcext:value-type="float">
            <text:p>179.0399017334</text:p>
          </table:table-cell>
          <table:table-cell office:value-type="float" office:value="-0.1453558792" calcext:value-type="float">
            <text:p>-0.14535587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7761" calcext:value-type="float">
            <text:p>0.00427761</text:p>
          </table:table-cell>
          <table:table-cell office:value-type="float" office:value="0.00745966" calcext:value-type="float">
            <text:p>0.00745966</text:p>
          </table:table-cell>
          <table:table-cell office:value-type="float" office:value="0.0000002214" calcext:value-type="float">
            <text:p>2.214E-07</text:p>
          </table:table-cell>
          <table:table-cell office:value-type="float" office:value="1468" calcext:value-type="float">
            <text:p>1468</text:p>
          </table:table-cell>
          <table:table-cell table:formula="of:=[.D1195]*100" office:value-type="float" office:value="0.12429857" calcext:value-type="float">
            <text:p>0.12429857</text:p>
          </table:table-cell>
          <table:table-cell table:formula="of:=[.E1195]*100" office:value-type="float" office:value="0.427761" calcext:value-type="float">
            <text:p>0.427761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179.042175293" calcext:value-type="float">
            <text:p>179.042175293</text:p>
          </table:table-cell>
          <table:table-cell office:value-type="float" office:value="-0.1487750178" calcext:value-type="float">
            <text:p>-0.14877501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5589" calcext:value-type="float">
            <text:p>0.00425589</text:p>
          </table:table-cell>
          <table:table-cell office:value-type="float" office:value="0.00745966" calcext:value-type="float">
            <text:p>0.00745966</text:p>
          </table:table-cell>
          <table:table-cell office:value-type="float" office:value="0.0001359556" calcext:value-type="float">
            <text:p>0.0001359556</text:p>
          </table:table-cell>
          <table:table-cell office:value-type="float" office:value="1469" calcext:value-type="float">
            <text:p>1469</text:p>
          </table:table-cell>
          <table:table-cell table:formula="of:=[.D1196]*100" office:value-type="float" office:value="0.12429857" calcext:value-type="float">
            <text:p>0.12429857</text:p>
          </table:table-cell>
          <table:table-cell table:formula="of:=[.E1196]*100" office:value-type="float" office:value="0.425589" calcext:value-type="float">
            <text:p>0.425589</text:p>
          </table:table-cell>
        </table:table-row>
        <table:table-row table:style-name="ro1">
          <table:table-cell office:value-type="float" office:value="73.59" calcext:value-type="float">
            <text:p>73.59</text:p>
          </table:table-cell>
          <table:table-cell office:value-type="float" office:value="179.0361938477" calcext:value-type="float">
            <text:p>179.0361938477</text:p>
          </table:table-cell>
          <table:table-cell office:value-type="float" office:value="-0.1983829573" calcext:value-type="float">
            <text:p>-0.19838295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203" calcext:value-type="float">
            <text:p>0.00457203</text:p>
          </table:table-cell>
          <table:table-cell office:value-type="float" office:value="0.00745966" calcext:value-type="float">
            <text:p>0.00745966</text:p>
          </table:table-cell>
          <table:table-cell office:value-type="float" office:value="0.0000242945" calcext:value-type="float">
            <text:p>2.42945E-05</text:p>
          </table:table-cell>
          <table:table-cell office:value-type="float" office:value="1470" calcext:value-type="float">
            <text:p>1470</text:p>
          </table:table-cell>
          <table:table-cell table:formula="of:=[.D1197]*100" office:value-type="float" office:value="0.12429857" calcext:value-type="float">
            <text:p>0.12429857</text:p>
          </table:table-cell>
          <table:table-cell table:formula="of:=[.E1197]*100" office:value-type="float" office:value="0.457203" calcext:value-type="float">
            <text:p>0.457203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179.0422210693" calcext:value-type="float">
            <text:p>179.0422210693</text:p>
          </table:table-cell>
          <table:table-cell office:value-type="float" office:value="-0.194898397" calcext:value-type="float">
            <text:p>-0.1948983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939" calcext:value-type="float">
            <text:p>0.00475939</text:p>
          </table:table-cell>
          <table:table-cell office:value-type="float" office:value="0.00743133" calcext:value-type="float">
            <text:p>0.00743133</text:p>
          </table:table-cell>
          <table:table-cell office:value-type="float" office:value="0.0000674084" calcext:value-type="float">
            <text:p>6.74084E-05</text:p>
          </table:table-cell>
          <table:table-cell office:value-type="float" office:value="1471" calcext:value-type="float">
            <text:p>1471</text:p>
          </table:table-cell>
          <table:table-cell table:formula="of:=[.D1198]*100" office:value-type="float" office:value="0.12429857" calcext:value-type="float">
            <text:p>0.12429857</text:p>
          </table:table-cell>
          <table:table-cell table:formula="of:=[.E1198]*100" office:value-type="float" office:value="0.475939" calcext:value-type="float">
            <text:p>0.475939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179.0399169922" calcext:value-type="float">
            <text:p>179.0399169922</text:p>
          </table:table-cell>
          <table:table-cell office:value-type="float" office:value="-0.1593546965" calcext:value-type="float">
            <text:p>-0.159354696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4731" calcext:value-type="float">
            <text:p>0.00464731</text:p>
          </table:table-cell>
          <table:table-cell office:value-type="float" office:value="0.00743133" calcext:value-type="float">
            <text:p>0.00743133</text:p>
          </table:table-cell>
          <table:table-cell office:value-type="float" office:value="-0.000003912" calcext:value-type="float">
            <text:p>-0.000003912</text:p>
          </table:table-cell>
          <table:table-cell office:value-type="float" office:value="1472" calcext:value-type="float">
            <text:p>1472</text:p>
          </table:table-cell>
          <table:table-cell table:formula="of:=[.D1199]*100" office:value-type="float" office:value="0.12429857" calcext:value-type="float">
            <text:p>0.12429857</text:p>
          </table:table-cell>
          <table:table-cell table:formula="of:=[.E1199]*100" office:value-type="float" office:value="0.464731" calcext:value-type="float">
            <text:p>0.464731</text:p>
          </table:table-cell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179.0402374268" calcext:value-type="float">
            <text:p>179.0402374268</text:p>
          </table:table-cell>
          <table:table-cell office:value-type="float" office:value="-0.1646725243" calcext:value-type="float">
            <text:p>-0.16467252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081" calcext:value-type="float">
            <text:p>0.0046081</text:p>
          </table:table-cell>
          <table:table-cell office:value-type="float" office:value="0.00740262" calcext:value-type="float">
            <text:p>0.00740262</text:p>
          </table:table-cell>
          <table:table-cell office:value-type="float" office:value="-0.0000735003" calcext:value-type="float">
            <text:p>-7.35003E-05</text:p>
          </table:table-cell>
          <table:table-cell office:value-type="float" office:value="1473" calcext:value-type="float">
            <text:p>1473</text:p>
          </table:table-cell>
          <table:table-cell table:formula="of:=[.D1200]*100" office:value-type="float" office:value="0.12429857" calcext:value-type="float">
            <text:p>0.12429857</text:p>
          </table:table-cell>
          <table:table-cell table:formula="of:=[.E1200]*100" office:value-type="float" office:value="0.46081" calcext:value-type="float">
            <text:p>0.46081</text:p>
          </table:table-cell>
        </table:table-row>
        <table:table-row table:style-name="ro1">
          <table:table-cell office:value-type="float" office:value="73.79" calcext:value-type="float">
            <text:p>73.79</text:p>
          </table:table-cell>
          <table:table-cell office:value-type="float" office:value="179.042755127" calcext:value-type="float">
            <text:p>179.042755127</text:p>
          </table:table-cell>
          <table:table-cell office:value-type="float" office:value="-0.0916846259" calcext:value-type="float">
            <text:p>-0.09168462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09555" calcext:value-type="float">
            <text:p>0.00409555</text:p>
          </table:table-cell>
          <table:table-cell office:value-type="float" office:value="0.00740262" calcext:value-type="float">
            <text:p>0.00740262</text:p>
          </table:table-cell>
          <table:table-cell office:value-type="float" office:value="-0.0002057254" calcext:value-type="float">
            <text:p>-0.0002057254</text:p>
          </table:table-cell>
          <table:table-cell office:value-type="float" office:value="1474" calcext:value-type="float">
            <text:p>1474</text:p>
          </table:table-cell>
          <table:table-cell table:formula="of:=[.D1201]*100" office:value-type="float" office:value="0.12429857" calcext:value-type="float">
            <text:p>0.12429857</text:p>
          </table:table-cell>
          <table:table-cell table:formula="of:=[.E1201]*100" office:value-type="float" office:value="0.409555" calcext:value-type="float">
            <text:p>0.409555</text:p>
          </table:table-cell>
        </table:table-row>
        <table:table-row table:style-name="ro1">
          <table:table-cell office:value-type="float" office:value="73.84" calcext:value-type="float">
            <text:p>73.84</text:p>
          </table:table-cell>
          <table:table-cell office:value-type="float" office:value="179.0516967773" calcext:value-type="float">
            <text:p>179.0516967773</text:p>
          </table:table-cell>
          <table:table-cell office:value-type="float" office:value="-0.0760759404" calcext:value-type="float">
            <text:p>-0.07607594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5012" calcext:value-type="float">
            <text:p>0.00365012</text:p>
          </table:table-cell>
          <table:table-cell office:value-type="float" office:value="0.00740262" calcext:value-type="float">
            <text:p>0.00740262</text:p>
          </table:table-cell>
          <table:table-cell office:value-type="float" office:value="-0.0001457109" calcext:value-type="float">
            <text:p>-0.0001457109</text:p>
          </table:table-cell>
          <table:table-cell office:value-type="float" office:value="1475" calcext:value-type="float">
            <text:p>1475</text:p>
          </table:table-cell>
          <table:table-cell table:formula="of:=[.D1202]*100" office:value-type="float" office:value="0.12429857" calcext:value-type="float">
            <text:p>0.12429857</text:p>
          </table:table-cell>
          <table:table-cell table:formula="of:=[.E1202]*100" office:value-type="float" office:value="0.365012" calcext:value-type="float">
            <text:p>0.365012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office:value-type="float" office:value="179.0620574951" calcext:value-type="float">
            <text:p>179.0620574951</text:p>
          </table:table-cell>
          <table:table-cell office:value-type="float" office:value="-0.1906861387" calcext:value-type="float">
            <text:p>-0.19068613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1722" calcext:value-type="float">
            <text:p>0.00411722</text:p>
          </table:table-cell>
          <table:table-cell office:value-type="float" office:value="0.00737161" calcext:value-type="float">
            <text:p>0.00737161</text:p>
          </table:table-cell>
          <table:table-cell office:value-type="float" office:value="-0.0000525673" calcext:value-type="float">
            <text:p>-5.25673E-05</text:p>
          </table:table-cell>
          <table:table-cell office:value-type="float" office:value="1476" calcext:value-type="float">
            <text:p>1476</text:p>
          </table:table-cell>
          <table:table-cell table:formula="of:=[.D1203]*100" office:value-type="float" office:value="0.12429857" calcext:value-type="float">
            <text:p>0.12429857</text:p>
          </table:table-cell>
          <table:table-cell table:formula="of:=[.E1203]*100" office:value-type="float" office:value="0.411722" calcext:value-type="float">
            <text:p>0.411722</text:p>
          </table:table-cell>
        </table:table-row>
        <table:table-row table:style-name="ro1">
          <table:table-cell office:value-type="float" office:value="73.94" calcext:value-type="float">
            <text:p>73.94</text:p>
          </table:table-cell>
          <table:table-cell office:value-type="float" office:value="179.0639190674" calcext:value-type="float">
            <text:p>179.0639190674</text:p>
          </table:table-cell>
          <table:table-cell office:value-type="float" office:value="-0.079780222" calcext:value-type="float">
            <text:p>-0.0797802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8924" calcext:value-type="float">
            <text:p>0.00368924</text:p>
          </table:table-cell>
          <table:table-cell office:value-type="float" office:value="0.00737161" calcext:value-type="float">
            <text:p>0.00737161</text:p>
          </table:table-cell>
          <table:table-cell office:value-type="float" office:value="-0.0002787421" calcext:value-type="float">
            <text:p>-0.0002787421</text:p>
          </table:table-cell>
          <table:table-cell office:value-type="float" office:value="1477" calcext:value-type="float">
            <text:p>1477</text:p>
          </table:table-cell>
          <table:table-cell table:formula="of:=[.D1204]*100" office:value-type="float" office:value="0.12429857" calcext:value-type="float">
            <text:p>0.12429857</text:p>
          </table:table-cell>
          <table:table-cell table:formula="of:=[.E1204]*100" office:value-type="float" office:value="0.368924" calcext:value-type="float">
            <text:p>0.368924</text:p>
          </table:table-cell>
        </table:table-row>
        <table:table-row table:style-name="ro1">
          <table:table-cell office:value-type="float" office:value="73.99" calcext:value-type="float">
            <text:p>73.99</text:p>
          </table:table-cell>
          <table:table-cell office:value-type="float" office:value="179.063293457" calcext:value-type="float">
            <text:p>179.063293457</text:p>
          </table:table-cell>
          <table:table-cell office:value-type="float" office:value="-0.1524116615" calcext:value-type="float">
            <text:p>-0.15241166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882" calcext:value-type="float">
            <text:p>0.0038882</text:p>
          </table:table-cell>
          <table:table-cell office:value-type="float" office:value="0.00737161" calcext:value-type="float">
            <text:p>0.00737161</text:p>
          </table:table-cell>
          <table:table-cell office:value-type="float" office:value="-0.0000305778" calcext:value-type="float">
            <text:p>-3.05778E-05</text:p>
          </table:table-cell>
          <table:table-cell office:value-type="float" office:value="1478" calcext:value-type="float">
            <text:p>1478</text:p>
          </table:table-cell>
          <table:table-cell table:formula="of:=[.D1205]*100" office:value-type="float" office:value="0.12429857" calcext:value-type="float">
            <text:p>0.12429857</text:p>
          </table:table-cell>
          <table:table-cell table:formula="of:=[.E1205]*100" office:value-type="float" office:value="0.38882" calcext:value-type="float">
            <text:p>0.38882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  <table:table-cell office:value-type="float" office:value="179.067199707" calcext:value-type="float">
            <text:p>179.067199707</text:p>
          </table:table-cell>
          <table:table-cell office:value-type="float" office:value="-0.0814438221" calcext:value-type="float">
            <text:p>-0.08144382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4777" calcext:value-type="float">
            <text:p>0.00354777</text:p>
          </table:table-cell>
          <table:table-cell office:value-type="float" office:value="0.00734845" calcext:value-type="float">
            <text:p>0.00734845</text:p>
          </table:table-cell>
          <table:table-cell office:value-type="float" office:value="-0.0002962318" calcext:value-type="float">
            <text:p>-0.0002962318</text:p>
          </table:table-cell>
          <table:table-cell office:value-type="float" office:value="1479" calcext:value-type="float">
            <text:p>1479</text:p>
          </table:table-cell>
          <table:table-cell table:formula="of:=[.D1206]*100" office:value-type="float" office:value="0.12429857" calcext:value-type="float">
            <text:p>0.12429857</text:p>
          </table:table-cell>
          <table:table-cell table:formula="of:=[.E1206]*100" office:value-type="float" office:value="0.354777" calcext:value-type="float">
            <text:p>0.354777</text:p>
          </table:table-cell>
        </table:table-row>
        <table:table-row table:style-name="ro1">
          <table:table-cell office:value-type="float" office:value="74.09" calcext:value-type="float">
            <text:p>74.09</text:p>
          </table:table-cell>
          <table:table-cell office:value-type="float" office:value="179.0758209229" calcext:value-type="float">
            <text:p>179.0758209229</text:p>
          </table:table-cell>
          <table:table-cell office:value-type="float" office:value="-0.1696539712" calcext:value-type="float">
            <text:p>-0.16965397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0888" calcext:value-type="float">
            <text:p>0.00390888</text:p>
          </table:table-cell>
          <table:table-cell office:value-type="float" office:value="0.00734845" calcext:value-type="float">
            <text:p>0.00734845</text:p>
          </table:table-cell>
          <table:table-cell office:value-type="float" office:value="-0.0001094004" calcext:value-type="float">
            <text:p>-0.0001094004</text:p>
          </table:table-cell>
          <table:table-cell office:value-type="float" office:value="1480" calcext:value-type="float">
            <text:p>1480</text:p>
          </table:table-cell>
          <table:table-cell table:formula="of:=[.D1207]*100" office:value-type="float" office:value="0.12429857" calcext:value-type="float">
            <text:p>0.12429857</text:p>
          </table:table-cell>
          <table:table-cell table:formula="of:=[.E1207]*100" office:value-type="float" office:value="0.390888" calcext:value-type="float">
            <text:p>0.390888</text:p>
          </table:table-cell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79.1108856201" calcext:value-type="float">
            <text:p>179.1108856201</text:p>
          </table:table-cell>
          <table:table-cell office:value-type="float" office:value="-0.1749165785" calcext:value-type="float">
            <text:p>-0.17491657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8449" calcext:value-type="float">
            <text:p>0.00418449</text:p>
          </table:table-cell>
          <table:table-cell office:value-type="float" office:value="0.00733241" calcext:value-type="float">
            <text:p>0.00733241</text:p>
          </table:table-cell>
          <table:table-cell office:value-type="float" office:value="-0.0000512096" calcext:value-type="float">
            <text:p>-5.12096E-05</text:p>
          </table:table-cell>
          <table:table-cell office:value-type="float" office:value="1481" calcext:value-type="float">
            <text:p>1481</text:p>
          </table:table-cell>
          <table:table-cell table:formula="of:=[.D1208]*100" office:value-type="float" office:value="0.12429857" calcext:value-type="float">
            <text:p>0.12429857</text:p>
          </table:table-cell>
          <table:table-cell table:formula="of:=[.E1208]*100" office:value-type="float" office:value="0.418449" calcext:value-type="float">
            <text:p>0.418449</text:p>
          </table:table-cell>
        </table:table-row>
        <table:table-row table:style-name="ro1">
          <table:table-cell office:value-type="float" office:value="74.19" calcext:value-type="float">
            <text:p>74.19</text:p>
          </table:table-cell>
          <table:table-cell office:value-type="float" office:value="179.1515655518" calcext:value-type="float">
            <text:p>179.1515655518</text:p>
          </table:table-cell>
          <table:table-cell office:value-type="float" office:value="-0.1613614626" calcext:value-type="float">
            <text:p>-0.16136146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7774" calcext:value-type="float">
            <text:p>0.00427774</text:p>
          </table:table-cell>
          <table:table-cell office:value-type="float" office:value="0.00733241" calcext:value-type="float">
            <text:p>0.00733241</text:p>
          </table:table-cell>
          <table:table-cell office:value-type="float" office:value="0.0001350429" calcext:value-type="float">
            <text:p>0.0001350429</text:p>
          </table:table-cell>
          <table:table-cell office:value-type="float" office:value="1482" calcext:value-type="float">
            <text:p>1482</text:p>
          </table:table-cell>
          <table:table-cell table:formula="of:=[.D1209]*100" office:value-type="float" office:value="0.12429857" calcext:value-type="float">
            <text:p>0.12429857</text:p>
          </table:table-cell>
          <table:table-cell table:formula="of:=[.E1209]*100" office:value-type="float" office:value="0.427774" calcext:value-type="float">
            <text:p>0.427774</text:p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179.1653747559" calcext:value-type="float">
            <text:p>179.1653747559</text:p>
          </table:table-cell>
          <table:table-cell office:value-type="float" office:value="-0.2310208762" calcext:value-type="float">
            <text:p>-0.23102087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041" calcext:value-type="float">
            <text:p>0.0048041</text:p>
          </table:table-cell>
          <table:table-cell office:value-type="float" office:value="0.00733241" calcext:value-type="float">
            <text:p>0.00733241</text:p>
          </table:table-cell>
          <table:table-cell office:value-type="float" office:value="0.0002328094" calcext:value-type="float">
            <text:p>0.0002328094</text:p>
          </table:table-cell>
          <table:table-cell office:value-type="float" office:value="1483" calcext:value-type="float">
            <text:p>1483</text:p>
          </table:table-cell>
          <table:table-cell table:formula="of:=[.D1210]*100" office:value-type="float" office:value="0.12429857" calcext:value-type="float">
            <text:p>0.12429857</text:p>
          </table:table-cell>
          <table:table-cell table:formula="of:=[.E1210]*100" office:value-type="float" office:value="0.48041" calcext:value-type="float">
            <text:p>0.48041</text:p>
          </table:table-cell>
        </table:table-row>
        <table:table-row table:style-name="ro1">
          <table:table-cell office:value-type="float" office:value="74.29" calcext:value-type="float">
            <text:p>74.29</text:p>
          </table:table-cell>
          <table:table-cell office:value-type="float" office:value="179.1878204346" calcext:value-type="float">
            <text:p>179.1878204346</text:p>
          </table:table-cell>
          <table:table-cell office:value-type="float" office:value="-0.2790748439" calcext:value-type="float">
            <text:p>-0.27907484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7496" calcext:value-type="float">
            <text:p>0.00547496</text:p>
          </table:table-cell>
          <table:table-cell office:value-type="float" office:value="0.00732159" calcext:value-type="float">
            <text:p>0.00732159</text:p>
          </table:table-cell>
          <table:table-cell office:value-type="float" office:value="0.0004613779" calcext:value-type="float">
            <text:p>0.0004613779</text:p>
          </table:table-cell>
          <table:table-cell office:value-type="float" office:value="1484" calcext:value-type="float">
            <text:p>1484</text:p>
          </table:table-cell>
          <table:table-cell table:formula="of:=[.D1211]*100" office:value-type="float" office:value="0.12429857" calcext:value-type="float">
            <text:p>0.12429857</text:p>
          </table:table-cell>
          <table:table-cell table:formula="of:=[.E1211]*100" office:value-type="float" office:value="0.547496" calcext:value-type="float">
            <text:p>0.547496</text:p>
          </table:table-cell>
        </table:table-row>
        <table:table-row table:style-name="ro1">
          <table:table-cell office:value-type="float" office:value="74.34" calcext:value-type="float">
            <text:p>74.34</text:p>
          </table:table-cell>
          <table:table-cell office:value-type="float" office:value="179.2048034668" calcext:value-type="float">
            <text:p>179.2048034668</text:p>
          </table:table-cell>
          <table:table-cell office:value-type="float" office:value="-0.2249716497" calcext:value-type="float">
            <text:p>-0.22497164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6126" calcext:value-type="float">
            <text:p>0.00556126</text:p>
          </table:table-cell>
          <table:table-cell office:value-type="float" office:value="0.00732159" calcext:value-type="float">
            <text:p>0.00732159</text:p>
          </table:table-cell>
          <table:table-cell office:value-type="float" office:value="0.0002850591" calcext:value-type="float">
            <text:p>0.0002850591</text:p>
          </table:table-cell>
          <table:table-cell office:value-type="float" office:value="1485" calcext:value-type="float">
            <text:p>1485</text:p>
          </table:table-cell>
          <table:table-cell table:formula="of:=[.D1212]*100" office:value-type="float" office:value="0.12429857" calcext:value-type="float">
            <text:p>0.12429857</text:p>
          </table:table-cell>
          <table:table-cell table:formula="of:=[.E1212]*100" office:value-type="float" office:value="0.556126" calcext:value-type="float">
            <text:p>0.556126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179.2170715332" calcext:value-type="float">
            <text:p>179.2170715332</text:p>
          </table:table-cell>
          <table:table-cell office:value-type="float" office:value="-0.294333814" calcext:value-type="float">
            <text:p>-0.2943338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8101" calcext:value-type="float">
            <text:p>0.00608101</text:p>
          </table:table-cell>
          <table:table-cell office:value-type="float" office:value="0.00732698" calcext:value-type="float">
            <text:p>0.00732698</text:p>
          </table:table-cell>
          <table:table-cell office:value-type="float" office:value="0.0003847973" calcext:value-type="float">
            <text:p>0.0003847973</text:p>
          </table:table-cell>
          <table:table-cell office:value-type="float" office:value="1486" calcext:value-type="float">
            <text:p>1486</text:p>
          </table:table-cell>
          <table:table-cell table:formula="of:=[.D1213]*100" office:value-type="float" office:value="0.12429857" calcext:value-type="float">
            <text:p>0.12429857</text:p>
          </table:table-cell>
          <table:table-cell table:formula="of:=[.E1213]*100" office:value-type="float" office:value="0.608101" calcext:value-type="float">
            <text:p>0.608101</text:p>
          </table:table-cell>
        </table:table-row>
        <table:table-row table:style-name="ro1">
          <table:table-cell office:value-type="float" office:value="74.44" calcext:value-type="float">
            <text:p>74.44</text:p>
          </table:table-cell>
          <table:table-cell office:value-type="float" office:value="179.2324066162" calcext:value-type="float">
            <text:p>179.2324066162</text:p>
          </table:table-cell>
          <table:table-cell office:value-type="float" office:value="-0.3725368348" calcext:value-type="float">
            <text:p>-0.37253683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484" calcext:value-type="float">
            <text:p>0.0069484</text:p>
          </table:table-cell>
          <table:table-cell office:value-type="float" office:value="0.00732698" calcext:value-type="float">
            <text:p>0.00732698</text:p>
          </table:table-cell>
          <table:table-cell office:value-type="float" office:value="0.0005151649" calcext:value-type="float">
            <text:p>0.0005151649</text:p>
          </table:table-cell>
          <table:table-cell office:value-type="float" office:value="1487" calcext:value-type="float">
            <text:p>1487</text:p>
          </table:table-cell>
          <table:table-cell table:formula="of:=[.D1214]*100" office:value-type="float" office:value="0.12429857" calcext:value-type="float">
            <text:p>0.12429857</text:p>
          </table:table-cell>
          <table:table-cell table:formula="of:=[.E1214]*100" office:value-type="float" office:value="0.69484" calcext:value-type="float">
            <text:p>0.69484</text:p>
          </table:table-cell>
        </table:table-row>
        <table:table-row table:style-name="ro1">
          <table:table-cell office:value-type="float" office:value="74.49" calcext:value-type="float">
            <text:p>74.49</text:p>
          </table:table-cell>
          <table:table-cell office:value-type="float" office:value="179.2410125732" calcext:value-type="float">
            <text:p>179.2410125732</text:p>
          </table:table-cell>
          <table:table-cell office:value-type="float" office:value="-0.4131549877" calcext:value-type="float">
            <text:p>-0.41315498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79688" calcext:value-type="float">
            <text:p>0.00779688</text:p>
          </table:table-cell>
          <table:table-cell office:value-type="float" office:value="0.00732698" calcext:value-type="float">
            <text:p>0.00732698</text:p>
          </table:table-cell>
          <table:table-cell office:value-type="float" office:value="0.0005043339" calcext:value-type="float">
            <text:p>0.0005043339</text:p>
          </table:table-cell>
          <table:table-cell office:value-type="float" office:value="1488" calcext:value-type="float">
            <text:p>1488</text:p>
          </table:table-cell>
          <table:table-cell table:formula="of:=[.D1215]*100" office:value-type="float" office:value="0.12429857" calcext:value-type="float">
            <text:p>0.12429857</text:p>
          </table:table-cell>
          <table:table-cell table:formula="of:=[.E1215]*100" office:value-type="float" office:value="0.779688" calcext:value-type="float">
            <text:p>0.779688</text:p>
          </table:table-cell>
        </table:table-row>
        <table:table-row table:style-name="ro1">
          <table:table-cell office:value-type="float" office:value="74.54" calcext:value-type="float">
            <text:p>74.54</text:p>
          </table:table-cell>
          <table:table-cell office:value-type="float" office:value="179.2557525635" calcext:value-type="float">
            <text:p>179.2557525635</text:p>
          </table:table-cell>
          <table:table-cell office:value-type="float" office:value="-0.5421014109" calcext:value-type="float">
            <text:p>-0.54210141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22141" calcext:value-type="float">
            <text:p>0.00922141</text:p>
          </table:table-cell>
          <table:table-cell office:value-type="float" office:value="0.00735944" calcext:value-type="float">
            <text:p>0.00735944</text:p>
          </table:table-cell>
          <table:table-cell office:value-type="float" office:value="0.0005695044" calcext:value-type="float">
            <text:p>0.0005695044</text:p>
          </table:table-cell>
          <table:table-cell office:value-type="float" office:value="1489" calcext:value-type="float">
            <text:p>1489</text:p>
          </table:table-cell>
          <table:table-cell table:formula="of:=[.D1216]*100" office:value-type="float" office:value="0.12429857" calcext:value-type="float">
            <text:p>0.12429857</text:p>
          </table:table-cell>
          <table:table-cell table:formula="of:=[.E1216]*100" office:value-type="float" office:value="0.922141" calcext:value-type="float">
            <text:p>0.922141</text:p>
          </table:table-cell>
        </table:table-row>
        <table:table-row table:style-name="ro1">
          <table:table-cell office:value-type="float" office:value="74.59" calcext:value-type="float">
            <text:p>74.59</text:p>
          </table:table-cell>
          <table:table-cell office:value-type="float" office:value="179.268157959" calcext:value-type="float">
            <text:p>179.268157959</text:p>
          </table:table-cell>
          <table:table-cell office:value-type="float" office:value="-0.5521500363" calcext:value-type="float">
            <text:p>-0.55215003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023728" calcext:value-type="float">
            <text:p>0.01023728</text:p>
          </table:table-cell>
          <table:table-cell office:value-type="float" office:value="0.00735944" calcext:value-type="float">
            <text:p>0.00735944</text:p>
          </table:table-cell>
          <table:table-cell office:value-type="float" office:value="0.000478699" calcext:value-type="float">
            <text:p>0.000478699</text:p>
          </table:table-cell>
          <table:table-cell office:value-type="float" office:value="1490" calcext:value-type="float">
            <text:p>1490</text:p>
          </table:table-cell>
          <table:table-cell table:formula="of:=[.D1217]*100" office:value-type="float" office:value="0.12429857" calcext:value-type="float">
            <text:p>0.12429857</text:p>
          </table:table-cell>
          <table:table-cell table:formula="of:=[.E1217]*100" office:value-type="float" office:value="1.023728" calcext:value-type="float">
            <text:p>1.023728</text:p>
          </table:table-cell>
        </table:table-row>
        <table:table-row table:style-name="ro1">
          <table:table-cell office:value-type="float" office:value="74.64" calcext:value-type="float">
            <text:p>74.64</text:p>
          </table:table-cell>
          <table:table-cell office:value-type="float" office:value="179.2666320801" calcext:value-type="float">
            <text:p>179.2666320801</text:p>
          </table:table-cell>
          <table:table-cell office:value-type="float" office:value="-0.5920095937" calcext:value-type="float">
            <text:p>-0.59200959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1796" calcext:value-type="float">
            <text:p>0.0111796</text:p>
          </table:table-cell>
          <table:table-cell office:value-type="float" office:value="0.00743522" calcext:value-type="float">
            <text:p>0.00743522</text:p>
          </table:table-cell>
          <table:table-cell office:value-type="float" office:value="0.0006132639" calcext:value-type="float">
            <text:p>0.0006132639</text:p>
          </table:table-cell>
          <table:table-cell office:value-type="float" office:value="1491" calcext:value-type="float">
            <text:p>1491</text:p>
          </table:table-cell>
          <table:table-cell table:formula="of:=[.D1218]*100" office:value-type="float" office:value="0.12429857" calcext:value-type="float">
            <text:p>0.12429857</text:p>
          </table:table-cell>
          <table:table-cell table:formula="of:=[.E1218]*100" office:value-type="float" office:value="1.11796" calcext:value-type="float">
            <text:p>1.11796</text:p>
          </table:table-cell>
        </table:table-row>
        <table:table-row table:style-name="ro1">
          <table:table-cell office:value-type="float" office:value="74.69" calcext:value-type="float">
            <text:p>74.69</text:p>
          </table:table-cell>
          <table:table-cell office:value-type="float" office:value="179.2830047607" calcext:value-type="float">
            <text:p>179.2830047607</text:p>
          </table:table-cell>
          <table:table-cell office:value-type="float" office:value="-0.5857895858" calcext:value-type="float">
            <text:p>-0.58578958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76584" calcext:value-type="float">
            <text:p>0.01176584</text:p>
          </table:table-cell>
          <table:table-cell office:value-type="float" office:value="0.00743664" calcext:value-type="float">
            <text:p>0.00743664</text:p>
          </table:table-cell>
          <table:table-cell office:value-type="float" office:value="0.0004282693" calcext:value-type="float">
            <text:p>0.0004282693</text:p>
          </table:table-cell>
          <table:table-cell office:value-type="float" office:value="1492" calcext:value-type="float">
            <text:p>1492</text:p>
          </table:table-cell>
          <table:table-cell table:formula="of:=[.D1219]*100" office:value-type="float" office:value="0.12429857" calcext:value-type="float">
            <text:p>0.12429857</text:p>
          </table:table-cell>
          <table:table-cell table:formula="of:=[.E1219]*100" office:value-type="float" office:value="1.176584" calcext:value-type="float">
            <text:p>1.176584</text:p>
          </table:table-cell>
        </table:table-row>
        <table:table-row table:style-name="ro1">
          <table:table-cell office:value-type="float" office:value="74.74" calcext:value-type="float">
            <text:p>74.74</text:p>
          </table:table-cell>
          <table:table-cell office:value-type="float" office:value="179.2840118408" calcext:value-type="float">
            <text:p>179.2840118408</text:p>
          </table:table-cell>
          <table:table-cell office:value-type="float" office:value="-0.5798928977" calcext:value-type="float">
            <text:p>-0.57989289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11704" calcext:value-type="float">
            <text:p>0.01211704</text:p>
          </table:table-cell>
          <table:table-cell office:value-type="float" office:value="0.00743664" calcext:value-type="float">
            <text:p>0.00743664</text:p>
          </table:table-cell>
          <table:table-cell office:value-type="float" office:value="0.0003299705" calcext:value-type="float">
            <text:p>0.0003299705</text:p>
          </table:table-cell>
          <table:table-cell office:value-type="float" office:value="1493" calcext:value-type="float">
            <text:p>1493</text:p>
          </table:table-cell>
          <table:table-cell table:formula="of:=[.D1220]*100" office:value-type="float" office:value="0.12429857" calcext:value-type="float">
            <text:p>0.12429857</text:p>
          </table:table-cell>
          <table:table-cell table:formula="of:=[.E1220]*100" office:value-type="float" office:value="1.211704" calcext:value-type="float">
            <text:p>1.211704</text:p>
          </table:table-cell>
        </table:table-row>
        <table:table-row table:style-name="ro1">
          <table:table-cell office:value-type="float" office:value="74.79" calcext:value-type="float">
            <text:p>74.79</text:p>
          </table:table-cell>
          <table:table-cell office:value-type="float" office:value="179.2945556641" calcext:value-type="float">
            <text:p>179.2945556641</text:p>
          </table:table-cell>
          <table:table-cell office:value-type="float" office:value="-0.6681226932" calcext:value-type="float">
            <text:p>-0.66812269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93898" calcext:value-type="float">
            <text:p>0.01293898</text:p>
          </table:table-cell>
          <table:table-cell office:value-type="float" office:value="0.00759941" calcext:value-type="float">
            <text:p>0.00759941</text:p>
          </table:table-cell>
          <table:table-cell office:value-type="float" office:value="0.0003839646" calcext:value-type="float">
            <text:p>0.0003839646</text:p>
          </table:table-cell>
          <table:table-cell office:value-type="float" office:value="1494" calcext:value-type="float">
            <text:p>1494</text:p>
          </table:table-cell>
          <table:table-cell table:formula="of:=[.D1221]*100" office:value-type="float" office:value="0.12429857" calcext:value-type="float">
            <text:p>0.12429857</text:p>
          </table:table-cell>
          <table:table-cell table:formula="of:=[.E1221]*100" office:value-type="float" office:value="1.293898" calcext:value-type="float">
            <text:p>1.293898</text:p>
          </table:table-cell>
        </table:table-row>
        <table:table-row table:style-name="ro1">
          <table:table-cell office:value-type="float" office:value="74.84" calcext:value-type="float">
            <text:p>74.84</text:p>
          </table:table-cell>
          <table:table-cell office:value-type="float" office:value="179.3046722412" calcext:value-type="float">
            <text:p>179.3046722412</text:p>
          </table:table-cell>
          <table:table-cell office:value-type="float" office:value="-0.6440946181" calcext:value-type="float">
            <text:p>-0.64409461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32636" calcext:value-type="float">
            <text:p>0.01332636</text:p>
          </table:table-cell>
          <table:table-cell office:value-type="float" office:value="0.00759941" calcext:value-type="float">
            <text:p>0.00759941</text:p>
          </table:table-cell>
          <table:table-cell office:value-type="float" office:value="0.0003309491" calcext:value-type="float">
            <text:p>0.0003309491</text:p>
          </table:table-cell>
          <table:table-cell office:value-type="float" office:value="1495" calcext:value-type="float">
            <text:p>1495</text:p>
          </table:table-cell>
          <table:table-cell table:formula="of:=[.D1222]*100" office:value-type="float" office:value="0.12429857" calcext:value-type="float">
            <text:p>0.12429857</text:p>
          </table:table-cell>
          <table:table-cell table:formula="of:=[.E1222]*100" office:value-type="float" office:value="1.332636" calcext:value-type="float">
            <text:p>1.332636</text:p>
          </table:table-cell>
        </table:table-row>
        <table:table-row table:style-name="ro1">
          <table:table-cell office:value-type="float" office:value="74.89" calcext:value-type="float">
            <text:p>74.89</text:p>
          </table:table-cell>
          <table:table-cell office:value-type="float" office:value="179.3078308105" calcext:value-type="float">
            <text:p>179.3078308105</text:p>
          </table:table-cell>
          <table:table-cell office:value-type="float" office:value="-0.6811751356" calcext:value-type="float">
            <text:p>-0.68117513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83151" calcext:value-type="float">
            <text:p>0.01383151</text:p>
          </table:table-cell>
          <table:table-cell office:value-type="float" office:value="0.00778455" calcext:value-type="float">
            <text:p>0.00778455</text:p>
          </table:table-cell>
          <table:table-cell office:value-type="float" office:value="0.000468367" calcext:value-type="float">
            <text:p>0.000468367</text:p>
          </table:table-cell>
          <table:table-cell office:value-type="float" office:value="1496" calcext:value-type="float">
            <text:p>1496</text:p>
          </table:table-cell>
          <table:table-cell table:formula="of:=[.D1223]*100" office:value-type="float" office:value="0.12429857" calcext:value-type="float">
            <text:p>0.12429857</text:p>
          </table:table-cell>
          <table:table-cell table:formula="of:=[.E1223]*100" office:value-type="float" office:value="1.383151" calcext:value-type="float">
            <text:p>1.383151</text:p>
          </table:table-cell>
        </table:table-row>
        <table:table-row table:style-name="ro1">
          <table:table-cell office:value-type="float" office:value="74.94" calcext:value-type="float">
            <text:p>74.94</text:p>
          </table:table-cell>
          <table:table-cell office:value-type="float" office:value="179.3246154785" calcext:value-type="float">
            <text:p>179.3246154785</text:p>
          </table:table-cell>
          <table:table-cell office:value-type="float" office:value="-0.6697633312" calcext:value-type="float">
            <text:p>-0.66976333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09194" calcext:value-type="float">
            <text:p>0.01409194</text:p>
          </table:table-cell>
          <table:table-cell office:value-type="float" office:value="0.00791835" calcext:value-type="float">
            <text:p>0.00791835</text:p>
          </table:table-cell>
          <table:table-cell office:value-type="float" office:value="0.0002894928" calcext:value-type="float">
            <text:p>0.0002894928</text:p>
          </table:table-cell>
          <table:table-cell office:value-type="float" office:value="1497" calcext:value-type="float">
            <text:p>1497</text:p>
          </table:table-cell>
          <table:table-cell table:formula="of:=[.D1224]*100" office:value-type="float" office:value="0.12429857" calcext:value-type="float">
            <text:p>0.12429857</text:p>
          </table:table-cell>
          <table:table-cell table:formula="of:=[.E1224]*100" office:value-type="float" office:value="1.409194" calcext:value-type="float">
            <text:p>1.409194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179.323059082" calcext:value-type="float">
            <text:p>179.323059082</text:p>
          </table:table-cell>
          <table:table-cell office:value-type="float" office:value="-0.69356672" calcext:value-type="float">
            <text:p>-0.693566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42406" calcext:value-type="float">
            <text:p>0.01442406</text:p>
          </table:table-cell>
          <table:table-cell office:value-type="float" office:value="0.00791835" calcext:value-type="float">
            <text:p>0.00791835</text:p>
          </table:table-cell>
          <table:table-cell office:value-type="float" office:value="0.0002888097" calcext:value-type="float">
            <text:p>0.0002888097</text:p>
          </table:table-cell>
          <table:table-cell office:value-type="float" office:value="1498" calcext:value-type="float">
            <text:p>1498</text:p>
          </table:table-cell>
          <table:table-cell table:formula="of:=[.D1225]*100" office:value-type="float" office:value="0.12429857" calcext:value-type="float">
            <text:p>0.12429857</text:p>
          </table:table-cell>
          <table:table-cell table:formula="of:=[.E1225]*100" office:value-type="float" office:value="1.442406" calcext:value-type="float">
            <text:p>1.442406</text:p>
          </table:table-cell>
        </table:table-row>
        <table:table-row table:style-name="ro1">
          <table:table-cell office:value-type="float" office:value="75.04" calcext:value-type="float">
            <text:p>75.04</text:p>
          </table:table-cell>
          <table:table-cell office:value-type="float" office:value="179.3438262939" calcext:value-type="float">
            <text:p>179.3438262939</text:p>
          </table:table-cell>
          <table:table-cell office:value-type="float" office:value="-0.7287961876" calcext:value-type="float">
            <text:p>-0.72879618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88007" calcext:value-type="float">
            <text:p>0.01488007</text:p>
          </table:table-cell>
          <table:table-cell office:value-type="float" office:value="0.00823236" calcext:value-type="float">
            <text:p>0.00823236</text:p>
          </table:table-cell>
          <table:table-cell office:value-type="float" office:value="0.0004990762" calcext:value-type="float">
            <text:p>0.0004990762</text:p>
          </table:table-cell>
          <table:table-cell office:value-type="float" office:value="1499" calcext:value-type="float">
            <text:p>1499</text:p>
          </table:table-cell>
          <table:table-cell table:formula="of:=[.D1226]*100" office:value-type="float" office:value="0.12429857" calcext:value-type="float">
            <text:p>0.12429857</text:p>
          </table:table-cell>
          <table:table-cell table:formula="of:=[.E1226]*100" office:value-type="float" office:value="1.488007" calcext:value-type="float">
            <text:p>1.488007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float" office:value="179.3384094238" calcext:value-type="float">
            <text:p>179.3384094238</text:p>
          </table:table-cell>
          <table:table-cell office:value-type="float" office:value="-0.751092838" calcext:value-type="float">
            <text:p>-0.7510928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33242" calcext:value-type="float">
            <text:p>0.01533242</text:p>
          </table:table-cell>
          <table:table-cell office:value-type="float" office:value="0.0084934" calcext:value-type="float">
            <text:p>0.0084934</text:p>
          </table:table-cell>
          <table:table-cell office:value-type="float" office:value="0.0003860669" calcext:value-type="float">
            <text:p>0.0003860669</text:p>
          </table:table-cell>
          <table:table-cell office:value-type="float" office:value="1500" calcext:value-type="float">
            <text:p>1500</text:p>
          </table:table-cell>
          <table:table-cell table:formula="of:=[.D1227]*100" office:value-type="float" office:value="0.12429857" calcext:value-type="float">
            <text:p>0.12429857</text:p>
          </table:table-cell>
          <table:table-cell table:formula="of:=[.E1227]*100" office:value-type="float" office:value="1.533242" calcext:value-type="float">
            <text:p>1.533242</text:p>
          </table:table-cell>
        </table:table-row>
        <table:table-row table:style-name="ro1">
          <table:table-cell office:value-type="float" office:value="75.14" calcext:value-type="float">
            <text:p>75.14</text:p>
          </table:table-cell>
          <table:table-cell office:value-type="float" office:value="179.3313446045" calcext:value-type="float">
            <text:p>179.3313446045</text:p>
          </table:table-cell>
          <table:table-cell office:value-type="float" office:value="-0.8272670581" calcext:value-type="float">
            <text:p>-0.82726705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14139" calcext:value-type="float">
            <text:p>0.01614139</text:p>
          </table:table-cell>
          <table:table-cell office:value-type="float" office:value="0.0084934" calcext:value-type="float">
            <text:p>0.0084934</text:p>
          </table:table-cell>
          <table:table-cell office:value-type="float" office:value="0.0006384521" calcext:value-type="float">
            <text:p>0.0006384521</text:p>
          </table:table-cell>
          <table:table-cell office:value-type="float" office:value="1501" calcext:value-type="float">
            <text:p>1501</text:p>
          </table:table-cell>
          <table:table-cell table:formula="of:=[.D1228]*100" office:value-type="float" office:value="0.12429857" calcext:value-type="float">
            <text:p>0.12429857</text:p>
          </table:table-cell>
          <table:table-cell table:formula="of:=[.E1228]*100" office:value-type="float" office:value="1.614139" calcext:value-type="float">
            <text:p>1.614139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179.3346710205" calcext:value-type="float">
            <text:p>179.3346710205</text:p>
          </table:table-cell>
          <table:table-cell office:value-type="float" office:value="-0.8833814379" calcext:value-type="float">
            <text:p>-0.88338143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05423" calcext:value-type="float">
            <text:p>0.01705423</text:p>
          </table:table-cell>
          <table:table-cell office:value-type="float" office:value="0.00945961" calcext:value-type="float">
            <text:p>0.00945961</text:p>
          </table:table-cell>
          <table:table-cell office:value-type="float" office:value="0.0006403039" calcext:value-type="float">
            <text:p>0.0006403039</text:p>
          </table:table-cell>
          <table:table-cell office:value-type="float" office:value="1502" calcext:value-type="float">
            <text:p>1502</text:p>
          </table:table-cell>
          <table:table-cell table:formula="of:=[.D1229]*100" office:value-type="float" office:value="0.12429857" calcext:value-type="float">
            <text:p>0.12429857</text:p>
          </table:table-cell>
          <table:table-cell table:formula="of:=[.E1229]*100" office:value-type="float" office:value="1.705423" calcext:value-type="float">
            <text:p>1.705423</text:p>
          </table:table-cell>
        </table:table-row>
        <table:table-row table:style-name="ro1">
          <table:table-cell office:value-type="float" office:value="75.24" calcext:value-type="float">
            <text:p>75.24</text:p>
          </table:table-cell>
          <table:table-cell office:value-type="float" office:value="179.331451416" calcext:value-type="float">
            <text:p>179.331451416</text:p>
          </table:table-cell>
          <table:table-cell office:value-type="float" office:value="-0.9178502254" calcext:value-type="float">
            <text:p>-0.91785022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7892" calcext:value-type="float">
            <text:p>0.017892</text:p>
          </table:table-cell>
          <table:table-cell office:value-type="float" office:value="0.00945961" calcext:value-type="float">
            <text:p>0.00945961</text:p>
          </table:table-cell>
          <table:table-cell office:value-type="float" office:value="0.0005356181" calcext:value-type="float">
            <text:p>0.0005356181</text:p>
          </table:table-cell>
          <table:table-cell office:value-type="float" office:value="1503" calcext:value-type="float">
            <text:p>1503</text:p>
          </table:table-cell>
          <table:table-cell table:formula="of:=[.D1230]*100" office:value-type="float" office:value="0.12429857" calcext:value-type="float">
            <text:p>0.12429857</text:p>
          </table:table-cell>
          <table:table-cell table:formula="of:=[.E1230]*100" office:value-type="float" office:value="1.7892" calcext:value-type="float">
            <text:p>1.7892</text:p>
          </table:table-cell>
        </table:table-row>
        <table:table-row table:style-name="ro1">
          <table:table-cell office:value-type="float" office:value="75.29" calcext:value-type="float">
            <text:p>75.29</text:p>
          </table:table-cell>
          <table:table-cell office:value-type="float" office:value="179.3435974121" calcext:value-type="float">
            <text:p>179.3435974121</text:p>
          </table:table-cell>
          <table:table-cell office:value-type="float" office:value="-0.988061154" calcext:value-type="float">
            <text:p>-0.9880611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91796" calcext:value-type="float">
            <text:p>0.01891796</text:p>
          </table:table-cell>
          <table:table-cell office:value-type="float" office:value="0.0102605" calcext:value-type="float">
            <text:p>0.0102605</text:p>
          </table:table-cell>
          <table:table-cell office:value-type="float" office:value="0.0005258069" calcext:value-type="float">
            <text:p>0.0005258069</text:p>
          </table:table-cell>
          <table:table-cell office:value-type="float" office:value="1504" calcext:value-type="float">
            <text:p>1504</text:p>
          </table:table-cell>
          <table:table-cell table:formula="of:=[.D1231]*100" office:value-type="float" office:value="0.12429857" calcext:value-type="float">
            <text:p>0.12429857</text:p>
          </table:table-cell>
          <table:table-cell table:formula="of:=[.E1231]*100" office:value-type="float" office:value="1.891796" calcext:value-type="float">
            <text:p>1.891796</text:p>
          </table:table-cell>
        </table:table-row>
        <table:table-row table:style-name="ro1">
          <table:table-cell office:value-type="float" office:value="75.34" calcext:value-type="float">
            <text:p>75.34</text:p>
          </table:table-cell>
          <table:table-cell office:value-type="float" office:value="179.3424377441" calcext:value-type="float">
            <text:p>179.3424377441</text:p>
          </table:table-cell>
          <table:table-cell office:value-type="float" office:value="-1.0207282051" calcext:value-type="float">
            <text:p>-1.02072820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981907" calcext:value-type="float">
            <text:p>0.01981907</text:p>
          </table:table-cell>
          <table:table-cell office:value-type="float" office:value="0.01098951" calcext:value-type="float">
            <text:p>0.01098951</text:p>
          </table:table-cell>
          <table:table-cell office:value-type="float" office:value="0.0005303037" calcext:value-type="float">
            <text:p>0.0005303037</text:p>
          </table:table-cell>
          <table:table-cell office:value-type="float" office:value="1505" calcext:value-type="float">
            <text:p>1505</text:p>
          </table:table-cell>
          <table:table-cell table:formula="of:=[.D1232]*100" office:value-type="float" office:value="0.12429857" calcext:value-type="float">
            <text:p>0.12429857</text:p>
          </table:table-cell>
          <table:table-cell table:formula="of:=[.E1232]*100" office:value-type="float" office:value="1.981907" calcext:value-type="float">
            <text:p>1.981907</text:p>
          </table:table-cell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79.3484954834" calcext:value-type="float">
            <text:p>179.3484954834</text:p>
          </table:table-cell>
          <table:table-cell office:value-type="float" office:value="-1.0583448069" calcext:value-type="float">
            <text:p>-1.05834480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067001" calcext:value-type="float">
            <text:p>0.02067001</text:p>
          </table:table-cell>
          <table:table-cell office:value-type="float" office:value="0.01098951" calcext:value-type="float">
            <text:p>0.01098951</text:p>
          </table:table-cell>
          <table:table-cell office:value-type="float" office:value="0.0005915603" calcext:value-type="float">
            <text:p>0.0005915603</text:p>
          </table:table-cell>
          <table:table-cell office:value-type="float" office:value="1506" calcext:value-type="float">
            <text:p>1506</text:p>
          </table:table-cell>
          <table:table-cell table:formula="of:=[.D1233]*100" office:value-type="float" office:value="0.12429857" calcext:value-type="float">
            <text:p>0.12429857</text:p>
          </table:table-cell>
          <table:table-cell table:formula="of:=[.E1233]*100" office:value-type="float" office:value="2.067001" calcext:value-type="float">
            <text:p>2.067001</text:p>
          </table:table-cell>
        </table:table-row>
        <table:table-row table:style-name="ro1">
          <table:table-cell office:value-type="float" office:value="75.44" calcext:value-type="float">
            <text:p>75.44</text:p>
          </table:table-cell>
          <table:table-cell office:value-type="float" office:value="179.3592834473" calcext:value-type="float">
            <text:p>179.3592834473</text:p>
          </table:table-cell>
          <table:table-cell office:value-type="float" office:value="-1.1353301835" calcext:value-type="float">
            <text:p>-1.13533018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74989" calcext:value-type="float">
            <text:p>0.02174989</text:p>
          </table:table-cell>
          <table:table-cell office:value-type="float" office:value="0.01328222" calcext:value-type="float">
            <text:p>0.01328222</text:p>
          </table:table-cell>
          <table:table-cell office:value-type="float" office:value="0.0005141439" calcext:value-type="float">
            <text:p>0.0005141439</text:p>
          </table:table-cell>
          <table:table-cell office:value-type="float" office:value="1507" calcext:value-type="float">
            <text:p>1507</text:p>
          </table:table-cell>
          <table:table-cell table:formula="of:=[.D1234]*100" office:value-type="float" office:value="0.12429857" calcext:value-type="float">
            <text:p>0.12429857</text:p>
          </table:table-cell>
          <table:table-cell table:formula="of:=[.E1234]*100" office:value-type="float" office:value="2.174989" calcext:value-type="float">
            <text:p>2.174989</text:p>
          </table:table-cell>
        </table:table-row>
        <table:table-row table:style-name="ro1">
          <table:table-cell office:value-type="float" office:value="75.49" calcext:value-type="float">
            <text:p>75.49</text:p>
          </table:table-cell>
          <table:table-cell office:value-type="float" office:value="179.3636322021" calcext:value-type="float">
            <text:p>179.3636322021</text:p>
          </table:table-cell>
          <table:table-cell office:value-type="float" office:value="-1.1453298691" calcext:value-type="float">
            <text:p>-1.14532986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253585" calcext:value-type="float">
            <text:p>0.02253585</text:p>
          </table:table-cell>
          <table:table-cell office:value-type="float" office:value="0.01328222" calcext:value-type="float">
            <text:p>0.01328222</text:p>
          </table:table-cell>
          <table:table-cell office:value-type="float" office:value="0.0006042513" calcext:value-type="float">
            <text:p>0.0006042513</text:p>
          </table:table-cell>
          <table:table-cell office:value-type="float" office:value="1508" calcext:value-type="float">
            <text:p>1508</text:p>
          </table:table-cell>
          <table:table-cell table:formula="of:=[.D1235]*100" office:value-type="float" office:value="0.12429857" calcext:value-type="float">
            <text:p>0.12429857</text:p>
          </table:table-cell>
          <table:table-cell table:formula="of:=[.E1235]*100" office:value-type="float" office:value="2.253585" calcext:value-type="float">
            <text:p>2.253585</text:p>
          </table:table-cell>
        </table:table-row>
        <table:table-row table:style-name="ro1">
          <table:table-cell office:value-type="float" office:value="75.55" calcext:value-type="float">
            <text:p>75.55</text:p>
          </table:table-cell>
          <table:table-cell office:value-type="float" office:value="179.3818969727" calcext:value-type="float">
            <text:p>179.3818969727</text:p>
          </table:table-cell>
          <table:table-cell office:value-type="float" office:value="-1.2668598681" calcext:value-type="float">
            <text:p>-1.26685986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386932" calcext:value-type="float">
            <text:p>0.02386932</text:p>
          </table:table-cell>
          <table:table-cell office:value-type="float" office:value="0.01492632" calcext:value-type="float">
            <text:p>0.01492632</text:p>
          </table:table-cell>
          <table:table-cell office:value-type="float" office:value="0.0006646874" calcext:value-type="float">
            <text:p>0.0006646874</text:p>
          </table:table-cell>
          <table:table-cell office:value-type="float" office:value="1509" calcext:value-type="float">
            <text:p>1509</text:p>
          </table:table-cell>
          <table:table-cell table:formula="of:=[.D1236]*100" office:value-type="float" office:value="0.12429857" calcext:value-type="float">
            <text:p>0.12429857</text:p>
          </table:table-cell>
          <table:table-cell table:formula="of:=[.E1236]*100" office:value-type="float" office:value="2.386932" calcext:value-type="float">
            <text:p>2.386932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float" office:value="179.3929901123" calcext:value-type="float">
            <text:p>179.3929901123</text:p>
          </table:table-cell>
          <table:table-cell office:value-type="float" office:value="-1.2937596158" calcext:value-type="float">
            <text:p>-1.29375961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493684" calcext:value-type="float">
            <text:p>0.02493684</text:p>
          </table:table-cell>
          <table:table-cell office:value-type="float" office:value="0.01654793" calcext:value-type="float">
            <text:p>0.01654793</text:p>
          </table:table-cell>
          <table:table-cell office:value-type="float" office:value="0.0007069751" calcext:value-type="float">
            <text:p>0.0007069751</text:p>
          </table:table-cell>
          <table:table-cell office:value-type="float" office:value="1510" calcext:value-type="float">
            <text:p>1510</text:p>
          </table:table-cell>
          <table:table-cell table:formula="of:=[.D1237]*100" office:value-type="float" office:value="0.12429857" calcext:value-type="float">
            <text:p>0.12429857</text:p>
          </table:table-cell>
          <table:table-cell table:formula="of:=[.E1237]*100" office:value-type="float" office:value="2.493684" calcext:value-type="float">
            <text:p>2.493684</text:p>
          </table:table-cell>
        </table:table-row>
        <table:table-row table:style-name="ro1">
          <table:table-cell office:value-type="float" office:value="75.64" calcext:value-type="float">
            <text:p>75.64</text:p>
          </table:table-cell>
          <table:table-cell office:value-type="float" office:value="179.4068145752" calcext:value-type="float">
            <text:p>179.4068145752</text:p>
          </table:table-cell>
          <table:table-cell office:value-type="float" office:value="-1.2974476926" calcext:value-type="float">
            <text:p>-1.29744769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56725" calcext:value-type="float">
            <text:p>0.0256725</text:p>
          </table:table-cell>
          <table:table-cell office:value-type="float" office:value="0.01654793" calcext:value-type="float">
            <text:p>0.01654793</text:p>
          </table:table-cell>
          <table:table-cell office:value-type="float" office:value="0.0005754566" calcext:value-type="float">
            <text:p>0.0005754566</text:p>
          </table:table-cell>
          <table:table-cell office:value-type="float" office:value="1511" calcext:value-type="float">
            <text:p>1511</text:p>
          </table:table-cell>
          <table:table-cell table:formula="of:=[.D1238]*100" office:value-type="float" office:value="0.12429857" calcext:value-type="float">
            <text:p>0.12429857</text:p>
          </table:table-cell>
          <table:table-cell table:formula="of:=[.E1238]*100" office:value-type="float" office:value="2.56725" calcext:value-type="float">
            <text:p>2.56725</text:p>
          </table:table-cell>
        </table:table-row>
        <table:table-row table:style-name="ro1">
          <table:table-cell office:value-type="float" office:value="75.69" calcext:value-type="float">
            <text:p>75.69</text:p>
          </table:table-cell>
          <table:table-cell office:value-type="float" office:value="179.4021759033" calcext:value-type="float">
            <text:p>179.4021759033</text:p>
          </table:table-cell>
          <table:table-cell office:value-type="float" office:value="-1.330321778" calcext:value-type="float">
            <text:p>-1.3303217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38161" calcext:value-type="float">
            <text:p>0.02638161</text:p>
          </table:table-cell>
          <table:table-cell office:value-type="float" office:value="0.01874003" calcext:value-type="float">
            <text:p>0.01874003</text:p>
          </table:table-cell>
          <table:table-cell office:value-type="float" office:value="0.0007591159" calcext:value-type="float">
            <text:p>0.0007591159</text:p>
          </table:table-cell>
          <table:table-cell office:value-type="float" office:value="1512" calcext:value-type="float">
            <text:p>1512</text:p>
          </table:table-cell>
          <table:table-cell table:formula="of:=[.D1239]*100" office:value-type="float" office:value="0.12429857" calcext:value-type="float">
            <text:p>0.12429857</text:p>
          </table:table-cell>
          <table:table-cell table:formula="of:=[.E1239]*100" office:value-type="float" office:value="2.638161" calcext:value-type="float">
            <text:p>2.638161</text:p>
          </table:table-cell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float" office:value="179.4105224609" calcext:value-type="float">
            <text:p>179.4105224609</text:p>
          </table:table-cell>
          <table:table-cell office:value-type="float" office:value="-1.364523193" calcext:value-type="float">
            <text:p>-1.3645231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0819" calcext:value-type="float">
            <text:p>0.0270819</text:p>
          </table:table-cell>
          <table:table-cell office:value-type="float" office:value="0.02098793" calcext:value-type="float">
            <text:p>0.02098793</text:p>
          </table:table-cell>
          <table:table-cell office:value-type="float" office:value="0.0008551694" calcext:value-type="float">
            <text:p>0.0008551694</text:p>
          </table:table-cell>
          <table:table-cell office:value-type="float" office:value="1513" calcext:value-type="float">
            <text:p>1513</text:p>
          </table:table-cell>
          <table:table-cell table:formula="of:=[.D1240]*100" office:value-type="float" office:value="0.12429857" calcext:value-type="float">
            <text:p>0.12429857</text:p>
          </table:table-cell>
          <table:table-cell table:formula="of:=[.E1240]*100" office:value-type="float" office:value="2.70819" calcext:value-type="float">
            <text:p>2.70819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79.4058227539" calcext:value-type="float">
            <text:p>179.4058227539</text:p>
          </table:table-cell>
          <table:table-cell office:value-type="float" office:value="-1.3618726748" calcext:value-type="float">
            <text:p>-1.36187267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5307" calcext:value-type="float">
            <text:p>0.0275307</text:p>
          </table:table-cell>
          <table:table-cell office:value-type="float" office:value="0.0237628" calcext:value-type="float">
            <text:p>0.0237628</text:p>
          </table:table-cell>
          <table:table-cell office:value-type="float" office:value="0.0009357914" calcext:value-type="float">
            <text:p>0.0009357914</text:p>
          </table:table-cell>
          <table:table-cell office:value-type="float" office:value="1514" calcext:value-type="float">
            <text:p>1514</text:p>
          </table:table-cell>
          <table:table-cell table:formula="of:=[.D1241]*100" office:value-type="float" office:value="0.12429857" calcext:value-type="float">
            <text:p>0.12429857</text:p>
          </table:table-cell>
          <table:table-cell table:formula="of:=[.E1241]*100" office:value-type="float" office:value="2.75307" calcext:value-type="float">
            <text:p>2.75307</text:p>
          </table:table-cell>
        </table:table-row>
        <table:table-row table:style-name="ro1">
          <table:table-cell office:value-type="float" office:value="75.84" calcext:value-type="float">
            <text:p>75.84</text:p>
          </table:table-cell>
          <table:table-cell office:value-type="float" office:value="179.3967285156" calcext:value-type="float">
            <text:p>179.3967285156</text:p>
          </table:table-cell>
          <table:table-cell office:value-type="float" office:value="-1.4233928633" calcext:value-type="float">
            <text:p>-1.42339286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23966" calcext:value-type="float">
            <text:p>0.02823966</text:p>
          </table:table-cell>
          <table:table-cell office:value-type="float" office:value="0.02675586" calcext:value-type="float">
            <text:p>0.02675586</text:p>
          </table:table-cell>
          <table:table-cell office:value-type="float" office:value="0.0009181685" calcext:value-type="float">
            <text:p>0.0009181685</text:p>
          </table:table-cell>
          <table:table-cell office:value-type="float" office:value="1515" calcext:value-type="float">
            <text:p>1515</text:p>
          </table:table-cell>
          <table:table-cell table:formula="of:=[.D1242]*100" office:value-type="float" office:value="0.12429857" calcext:value-type="float">
            <text:p>0.12429857</text:p>
          </table:table-cell>
          <table:table-cell table:formula="of:=[.E1242]*100" office:value-type="float" office:value="2.823966" calcext:value-type="float">
            <text:p>2.823966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179.3854980469" calcext:value-type="float">
            <text:p>179.3854980469</text:p>
          </table:table-cell>
          <table:table-cell office:value-type="float" office:value="-1.457479079" calcext:value-type="float">
            <text:p>-1.4574790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93906" calcext:value-type="float">
            <text:p>0.02893906</text:p>
          </table:table-cell>
          <table:table-cell office:value-type="float" office:value="0.02675586" calcext:value-type="float">
            <text:p>0.02675586</text:p>
          </table:table-cell>
          <table:table-cell office:value-type="float" office:value="0.001012618" calcext:value-type="float">
            <text:p>0.001012618</text:p>
          </table:table-cell>
          <table:table-cell office:value-type="float" office:value="1516" calcext:value-type="float">
            <text:p>1516</text:p>
          </table:table-cell>
          <table:table-cell table:formula="of:=[.D1243]*100" office:value-type="float" office:value="0.12429857" calcext:value-type="float">
            <text:p>0.12429857</text:p>
          </table:table-cell>
          <table:table-cell table:formula="of:=[.E1243]*100" office:value-type="float" office:value="2.893906" calcext:value-type="float">
            <text:p>2.893906</text:p>
          </table:table-cell>
        </table:table-row>
        <table:table-row table:style-name="ro1">
          <table:table-cell office:value-type="float" office:value="75.95" calcext:value-type="float">
            <text:p>75.95</text:p>
          </table:table-cell>
          <table:table-cell office:value-type="float" office:value="179.3694000244" calcext:value-type="float">
            <text:p>179.3694000244</text:p>
          </table:table-cell>
          <table:table-cell office:value-type="float" office:value="-1.5121571509" calcext:value-type="float">
            <text:p>-1.51215715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976934" calcext:value-type="float">
            <text:p>0.02976934</text:p>
          </table:table-cell>
          <table:table-cell office:value-type="float" office:value="0.03011213" calcext:value-type="float">
            <text:p>0.03011213</text:p>
          </table:table-cell>
          <table:table-cell office:value-type="float" office:value="0.0012108977" calcext:value-type="float">
            <text:p>0.0012108977</text:p>
          </table:table-cell>
          <table:table-cell office:value-type="float" office:value="1517" calcext:value-type="float">
            <text:p>1517</text:p>
          </table:table-cell>
          <table:table-cell table:formula="of:=[.D1244]*100" office:value-type="float" office:value="0.12429857" calcext:value-type="float">
            <text:p>0.12429857</text:p>
          </table:table-cell>
          <table:table-cell table:formula="of:=[.E1244]*100" office:value-type="float" office:value="2.976934" calcext:value-type="float">
            <text:p>2.9769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9.3484191895" calcext:value-type="float">
            <text:p>179.3484191895</text:p>
          </table:table-cell>
          <table:table-cell office:value-type="float" office:value="-1.5105031008" calcext:value-type="float">
            <text:p>-1.51050310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031138" calcext:value-type="float">
            <text:p>0.03031138</text:p>
          </table:table-cell>
          <table:table-cell office:value-type="float" office:value="0.03393771" calcext:value-type="float">
            <text:p>0.03393771</text:p>
          </table:table-cell>
          <table:table-cell office:value-type="float" office:value="0.0010334742" calcext:value-type="float">
            <text:p>0.0010334742</text:p>
          </table:table-cell>
          <table:table-cell office:value-type="float" office:value="1518" calcext:value-type="float">
            <text:p>1518</text:p>
          </table:table-cell>
          <table:table-cell table:formula="of:=[.D1245]*100" office:value-type="float" office:value="0.12429857" calcext:value-type="float">
            <text:p>0.12429857</text:p>
          </table:table-cell>
          <table:table-cell table:formula="of:=[.E1245]*100" office:value-type="float" office:value="3.031138" calcext:value-type="float">
            <text:p>3.031138</text:p>
          </table:table-cell>
        </table:table-row>
        <table:table-row table:style-name="ro1">
          <table:table-cell office:value-type="float" office:value="76.05" calcext:value-type="float">
            <text:p>76.05</text:p>
          </table:table-cell>
          <table:table-cell office:value-type="float" office:value="179.3304595947" calcext:value-type="float">
            <text:p>179.3304595947</text:p>
          </table:table-cell>
          <table:table-cell office:value-type="float" office:value="-1.5503223477" calcext:value-type="float">
            <text:p>-1.55032234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093781" calcext:value-type="float">
            <text:p>0.03093781</text:p>
          </table:table-cell>
          <table:table-cell office:value-type="float" office:value="0.03780561" calcext:value-type="float">
            <text:p>0.03780561</text:p>
          </table:table-cell>
          <table:table-cell office:value-type="float" office:value="0.0011416779" calcext:value-type="float">
            <text:p>0.0011416779</text:p>
          </table:table-cell>
          <table:table-cell office:value-type="float" office:value="1519" calcext:value-type="float">
            <text:p>1519</text:p>
          </table:table-cell>
          <table:table-cell table:formula="of:=[.D1246]*100" office:value-type="float" office:value="0.12429857" calcext:value-type="float">
            <text:p>0.12429857</text:p>
          </table:table-cell>
          <table:table-cell table:formula="of:=[.E1246]*100" office:value-type="float" office:value="3.093781" calcext:value-type="float">
            <text:p>3.093781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179.2763061523" calcext:value-type="float">
            <text:p>179.2763061523</text:p>
          </table:table-cell>
          <table:table-cell office:value-type="float" office:value="-1.5616607844" calcext:value-type="float">
            <text:p>-1.56166078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143065" calcext:value-type="float">
            <text:p>0.03143065</text:p>
          </table:table-cell>
          <table:table-cell office:value-type="float" office:value="0.04251146" calcext:value-type="float">
            <text:p>0.04251146</text:p>
          </table:table-cell>
          <table:table-cell office:value-type="float" office:value="0.0009691658" calcext:value-type="float">
            <text:p>0.0009691658</text:p>
          </table:table-cell>
          <table:table-cell office:value-type="float" office:value="1520" calcext:value-type="float">
            <text:p>1520</text:p>
          </table:table-cell>
          <table:table-cell table:formula="of:=[.D1247]*100" office:value-type="float" office:value="0.12429857" calcext:value-type="float">
            <text:p>0.12429857</text:p>
          </table:table-cell>
          <table:table-cell table:formula="of:=[.E1247]*100" office:value-type="float" office:value="3.143065" calcext:value-type="float">
            <text:p>3.143065</text:p>
          </table:table-cell>
        </table:table-row>
        <table:table-row table:style-name="ro1">
          <table:table-cell office:value-type="float" office:value="76.15" calcext:value-type="float">
            <text:p>76.15</text:p>
          </table:table-cell>
          <table:table-cell office:value-type="float" office:value="179.226776123" calcext:value-type="float">
            <text:p>179.226776123</text:p>
          </table:table-cell>
          <table:table-cell office:value-type="float" office:value="-1.5472198283" calcext:value-type="float">
            <text:p>-1.54721982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166269" calcext:value-type="float">
            <text:p>0.03166269</text:p>
          </table:table-cell>
          <table:table-cell office:value-type="float" office:value="0.04251146" calcext:value-type="float">
            <text:p>0.04251146</text:p>
          </table:table-cell>
          <table:table-cell office:value-type="float" office:value="0.0009497382" calcext:value-type="float">
            <text:p>0.0009497382</text:p>
          </table:table-cell>
          <table:table-cell office:value-type="float" office:value="1521" calcext:value-type="float">
            <text:p>1521</text:p>
          </table:table-cell>
          <table:table-cell table:formula="of:=[.D1248]*100" office:value-type="float" office:value="0.12429857" calcext:value-type="float">
            <text:p>0.12429857</text:p>
          </table:table-cell>
          <table:table-cell table:formula="of:=[.E1248]*100" office:value-type="float" office:value="3.166269" calcext:value-type="float">
            <text:p>3.166269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79.1577758789" calcext:value-type="float">
            <text:p>179.1577758789</text:p>
          </table:table-cell>
          <table:table-cell office:value-type="float" office:value="-1.5097559388" calcext:value-type="float">
            <text:p>-1.50975593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156758" calcext:value-type="float">
            <text:p>0.03156758</text:p>
          </table:table-cell>
          <table:table-cell office:value-type="float" office:value="0.04676006" calcext:value-type="float">
            <text:p>0.04676006</text:p>
          </table:table-cell>
          <table:table-cell office:value-type="float" office:value="0.0005729443" calcext:value-type="float">
            <text:p>0.0005729443</text:p>
          </table:table-cell>
          <table:table-cell office:value-type="float" office:value="1522" calcext:value-type="float">
            <text:p>1522</text:p>
          </table:table-cell>
          <table:table-cell table:formula="of:=[.D1249]*100" office:value-type="float" office:value="0.12429857" calcext:value-type="float">
            <text:p>0.12429857</text:p>
          </table:table-cell>
          <table:table-cell table:formula="of:=[.E1249]*100" office:value-type="float" office:value="3.156758" calcext:value-type="float">
            <text:p>3.156758</text:p>
          </table:table-cell>
        </table:table-row>
        <table:table-row table:style-name="ro1">
          <table:table-cell office:value-type="float" office:value="76.25" calcext:value-type="float">
            <text:p>76.25</text:p>
          </table:table-cell>
          <table:table-cell office:value-type="float" office:value="179.1083374023" calcext:value-type="float">
            <text:p>179.1083374023</text:p>
          </table:table-cell>
          <table:table-cell office:value-type="float" office:value="-1.4775101104" calcext:value-type="float">
            <text:p>-1.47751011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128933" calcext:value-type="float">
            <text:p>0.03128933</text:p>
          </table:table-cell>
          <table:table-cell office:value-type="float" office:value="0.05232749" calcext:value-type="float">
            <text:p>0.05232749</text:p>
          </table:table-cell>
          <table:table-cell office:value-type="float" office:value="0.0003642957" calcext:value-type="float">
            <text:p>0.0003642957</text:p>
          </table:table-cell>
          <table:table-cell office:value-type="float" office:value="1523" calcext:value-type="float">
            <text:p>1523</text:p>
          </table:table-cell>
          <table:table-cell table:formula="of:=[.D1250]*100" office:value-type="float" office:value="0.12429857" calcext:value-type="float">
            <text:p>0.12429857</text:p>
          </table:table-cell>
          <table:table-cell table:formula="of:=[.E1250]*100" office:value-type="float" office:value="3.128933" calcext:value-type="float">
            <text:p>3.128933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179.0749206543" calcext:value-type="float">
            <text:p>179.0749206543</text:p>
          </table:table-cell>
          <table:table-cell office:value-type="float" office:value="-1.4072808688" calcext:value-type="float">
            <text:p>-1.40728086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3063594" calcext:value-type="float">
            <text:p>0.03063594</text:p>
          </table:table-cell>
          <table:table-cell office:value-type="float" office:value="0.05676357" calcext:value-type="float">
            <text:p>0.05676357</text:p>
          </table:table-cell>
          <table:table-cell office:value-type="float" office:value="0.0001922444" calcext:value-type="float">
            <text:p>0.0001922444</text:p>
          </table:table-cell>
          <table:table-cell office:value-type="float" office:value="1524" calcext:value-type="float">
            <text:p>1524</text:p>
          </table:table-cell>
          <table:table-cell table:formula="of:=[.D1251]*100" office:value-type="float" office:value="0.12429857" calcext:value-type="float">
            <text:p>0.12429857</text:p>
          </table:table-cell>
          <table:table-cell table:formula="of:=[.E1251]*100" office:value-type="float" office:value="3.063594" calcext:value-type="float">
            <text:p>3.063594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179.0484008789" calcext:value-type="float">
            <text:p>179.0484008789</text:p>
          </table:table-cell>
          <table:table-cell office:value-type="float" office:value="-1.3666373415" calcext:value-type="float">
            <text:p>-1.36663734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992984" calcext:value-type="float">
            <text:p>0.02992984</text:p>
          </table:table-cell>
          <table:table-cell office:value-type="float" office:value="0.05676357" calcext:value-type="float">
            <text:p>0.05676357</text:p>
          </table:table-cell>
          <table:table-cell office:value-type="float" office:value="0.0000971842" calcext:value-type="float">
            <text:p>9.71842E-05</text:p>
          </table:table-cell>
          <table:table-cell office:value-type="float" office:value="1525" calcext:value-type="float">
            <text:p>1525</text:p>
          </table:table-cell>
          <table:table-cell table:formula="of:=[.D1252]*100" office:value-type="float" office:value="0.12429857" calcext:value-type="float">
            <text:p>0.12429857</text:p>
          </table:table-cell>
          <table:table-cell table:formula="of:=[.E1252]*100" office:value-type="float" office:value="2.992984" calcext:value-type="float">
            <text:p>2.992984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79.0289001465" calcext:value-type="float">
            <text:p>179.0289001465</text:p>
          </table:table-cell>
          <table:table-cell office:value-type="float" office:value="-1.2847044953" calcext:value-type="float">
            <text:p>-1.28470449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891347" calcext:value-type="float">
            <text:p>0.02891347</text:p>
          </table:table-cell>
          <table:table-cell office:value-type="float" office:value="0.06309761" calcext:value-type="float">
            <text:p>0.06309761</text:p>
          </table:table-cell>
          <table:table-cell office:value-type="float" office:value="0.0000484985" calcext:value-type="float">
            <text:p>4.84985E-05</text:p>
          </table:table-cell>
          <table:table-cell office:value-type="float" office:value="1526" calcext:value-type="float">
            <text:p>1526</text:p>
          </table:table-cell>
          <table:table-cell table:formula="of:=[.D1253]*100" office:value-type="float" office:value="0.12429857" calcext:value-type="float">
            <text:p>0.12429857</text:p>
          </table:table-cell>
          <table:table-cell table:formula="of:=[.E1253]*100" office:value-type="float" office:value="2.891347" calcext:value-type="float">
            <text:p>2.891347</text:p>
          </table:table-cell>
        </table:table-row>
        <table:table-row table:style-name="ro1">
          <table:table-cell office:value-type="float" office:value="76.45" calcext:value-type="float">
            <text:p>76.45</text:p>
          </table:table-cell>
          <table:table-cell office:value-type="float" office:value="179.0241546631" calcext:value-type="float">
            <text:p>179.0241546631</text:p>
          </table:table-cell>
          <table:table-cell office:value-type="float" office:value="-1.2402297554" calcext:value-type="float">
            <text:p>-1.24022975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794005" calcext:value-type="float">
            <text:p>0.02794005</text:p>
          </table:table-cell>
          <table:table-cell office:value-type="float" office:value="0.06749221" calcext:value-type="float">
            <text:p>0.06749221</text:p>
          </table:table-cell>
          <table:table-cell office:value-type="float" office:value="-0.000126008" calcext:value-type="float">
            <text:p>-0.000126008</text:p>
          </table:table-cell>
          <table:table-cell office:value-type="float" office:value="1527" calcext:value-type="float">
            <text:p>1527</text:p>
          </table:table-cell>
          <table:table-cell table:formula="of:=[.D1254]*100" office:value-type="float" office:value="0.12429857" calcext:value-type="float">
            <text:p>0.12429857</text:p>
          </table:table-cell>
          <table:table-cell table:formula="of:=[.E1254]*100" office:value-type="float" office:value="2.794005" calcext:value-type="float">
            <text:p>2.79400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179.0228729248" calcext:value-type="float">
            <text:p>179.0228729248</text:p>
          </table:table-cell>
          <table:table-cell office:value-type="float" office:value="-1.1530087794" calcext:value-type="float">
            <text:p>-1.15300877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671037" calcext:value-type="float">
            <text:p>0.02671037</text:p>
          </table:table-cell>
          <table:table-cell office:value-type="float" office:value="0.07440448" calcext:value-type="float">
            <text:p>0.07440448</text:p>
          </table:table-cell>
          <table:table-cell office:value-type="float" office:value="-0.000286618" calcext:value-type="float">
            <text:p>-0.000286618</text:p>
          </table:table-cell>
          <table:table-cell office:value-type="float" office:value="1528" calcext:value-type="float">
            <text:p>1528</text:p>
          </table:table-cell>
          <table:table-cell table:formula="of:=[.D1255]*100" office:value-type="float" office:value="0.12429857" calcext:value-type="float">
            <text:p>0.12429857</text:p>
          </table:table-cell>
          <table:table-cell table:formula="of:=[.E1255]*100" office:value-type="float" office:value="2.671037" calcext:value-type="float">
            <text:p>2.671037</text:p>
          </table:table-cell>
        </table:table-row>
        <table:table-row table:style-name="ro1">
          <table:table-cell office:value-type="float" office:value="76.55" calcext:value-type="float">
            <text:p>76.55</text:p>
          </table:table-cell>
          <table:table-cell office:value-type="float" office:value="179.0356140137" calcext:value-type="float">
            <text:p>179.0356140137</text:p>
          </table:table-cell>
          <table:table-cell office:value-type="float" office:value="-1.0039401109" calcext:value-type="float">
            <text:p>-1.00394011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48978" calcext:value-type="float">
            <text:p>0.0248978</text:p>
          </table:table-cell>
          <table:table-cell office:value-type="float" office:value="0.07440448" calcext:value-type="float">
            <text:p>0.07440448</text:p>
          </table:table-cell>
          <table:table-cell office:value-type="float" office:value="-0.0004271661" calcext:value-type="float">
            <text:p>-0.0004271661</text:p>
          </table:table-cell>
          <table:table-cell office:value-type="float" office:value="1529" calcext:value-type="float">
            <text:p>1529</text:p>
          </table:table-cell>
          <table:table-cell table:formula="of:=[.D1256]*100" office:value-type="float" office:value="0.12429857" calcext:value-type="float">
            <text:p>0.12429857</text:p>
          </table:table-cell>
          <table:table-cell table:formula="of:=[.E1256]*100" office:value-type="float" office:value="2.48978" calcext:value-type="float">
            <text:p>2.48978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79.0371551514" calcext:value-type="float">
            <text:p>179.0371551514</text:p>
          </table:table-cell>
          <table:table-cell office:value-type="float" office:value="-0.9433170992" calcext:value-type="float">
            <text:p>-0.9433170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328641" calcext:value-type="float">
            <text:p>0.02328641</text:p>
          </table:table-cell>
          <table:table-cell office:value-type="float" office:value="0.0784811" calcext:value-type="float">
            <text:p>0.0784811</text:p>
          </table:table-cell>
          <table:table-cell office:value-type="float" office:value="-0.0004473332" calcext:value-type="float">
            <text:p>-0.0004473332</text:p>
          </table:table-cell>
          <table:table-cell office:value-type="float" office:value="1530" calcext:value-type="float">
            <text:p>1530</text:p>
          </table:table-cell>
          <table:table-cell table:formula="of:=[.D1257]*100" office:value-type="float" office:value="0.12429857" calcext:value-type="float">
            <text:p>0.12429857</text:p>
          </table:table-cell>
          <table:table-cell table:formula="of:=[.E1257]*100" office:value-type="float" office:value="2.328641" calcext:value-type="float">
            <text:p>2.328641</text:p>
          </table:table-cell>
        </table:table-row>
        <table:table-row table:style-name="ro1">
          <table:table-cell office:value-type="float" office:value="76.65" calcext:value-type="float">
            <text:p>76.65</text:p>
          </table:table-cell>
          <table:table-cell office:value-type="float" office:value="179.0215454102" calcext:value-type="float">
            <text:p>179.0215454102</text:p>
          </table:table-cell>
          <table:table-cell office:value-type="float" office:value="-0.8031525252" calcext:value-type="float">
            <text:p>-0.80315252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2127893" calcext:value-type="float">
            <text:p>0.02127893</text:p>
          </table:table-cell>
          <table:table-cell office:value-type="float" office:value="0.08569406" calcext:value-type="float">
            <text:p>0.08569406</text:p>
          </table:table-cell>
          <table:table-cell office:value-type="float" office:value="-0.000450827" calcext:value-type="float">
            <text:p>-0.000450827</text:p>
          </table:table-cell>
          <table:table-cell office:value-type="float" office:value="1531" calcext:value-type="float">
            <text:p>1531</text:p>
          </table:table-cell>
          <table:table-cell table:formula="of:=[.D1258]*100" office:value-type="float" office:value="0.12429857" calcext:value-type="float">
            <text:p>0.12429857</text:p>
          </table:table-cell>
          <table:table-cell table:formula="of:=[.E1258]*100" office:value-type="float" office:value="2.127893" calcext:value-type="float">
            <text:p>2.127893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179.0120697021" calcext:value-type="float">
            <text:p>179.0120697021</text:p>
          </table:table-cell>
          <table:table-cell office:value-type="float" office:value="-0.6494088872" calcext:value-type="float">
            <text:p>-0.64940888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89171" calcext:value-type="float">
            <text:p>0.0189171</text:p>
          </table:table-cell>
          <table:table-cell office:value-type="float" office:value="0.08921831" calcext:value-type="float">
            <text:p>0.08921831</text:p>
          </table:table-cell>
          <table:table-cell office:value-type="float" office:value="-0.0006840518" calcext:value-type="float">
            <text:p>-0.0006840518</text:p>
          </table:table-cell>
          <table:table-cell office:value-type="float" office:value="1532" calcext:value-type="float">
            <text:p>1532</text:p>
          </table:table-cell>
          <table:table-cell table:formula="of:=[.D1259]*100" office:value-type="float" office:value="0.12429857" calcext:value-type="float">
            <text:p>0.12429857</text:p>
          </table:table-cell>
          <table:table-cell table:formula="of:=[.E1259]*100" office:value-type="float" office:value="1.89171" calcext:value-type="float">
            <text:p>1.89171</text:p>
          </table:table-cell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178.9970397949" calcext:value-type="float">
            <text:p>178.9970397949</text:p>
          </table:table-cell>
          <table:table-cell office:value-type="float" office:value="-0.5775777953" calcext:value-type="float">
            <text:p>-0.57757779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86515" calcext:value-type="float">
            <text:p>0.01686515</text:p>
          </table:table-cell>
          <table:table-cell office:value-type="float" office:value="0.08921831" calcext:value-type="float">
            <text:p>0.08921831</text:p>
          </table:table-cell>
          <table:table-cell office:value-type="float" office:value="-0.0006369747" calcext:value-type="float">
            <text:p>-0.0006369747</text:p>
          </table:table-cell>
          <table:table-cell office:value-type="float" office:value="1533" calcext:value-type="float">
            <text:p>1533</text:p>
          </table:table-cell>
          <table:table-cell table:formula="of:=[.D1260]*100" office:value-type="float" office:value="0.12429857" calcext:value-type="float">
            <text:p>0.12429857</text:p>
          </table:table-cell>
          <table:table-cell table:formula="of:=[.E1260]*100" office:value-type="float" office:value="1.686515" calcext:value-type="float">
            <text:p>1.686515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79.0058441162" calcext:value-type="float">
            <text:p>179.0058441162</text:p>
          </table:table-cell>
          <table:table-cell office:value-type="float" office:value="-0.5250484896" calcext:value-type="float">
            <text:p>-0.52504848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14824" calcext:value-type="float">
            <text:p>0.01514824</text:p>
          </table:table-cell>
          <table:table-cell office:value-type="float" office:value="0.09636145" calcext:value-type="float">
            <text:p>0.09636145</text:p>
          </table:table-cell>
          <table:table-cell office:value-type="float" office:value="-0.0004879401" calcext:value-type="float">
            <text:p>-0.0004879401</text:p>
          </table:table-cell>
          <table:table-cell office:value-type="float" office:value="1534" calcext:value-type="float">
            <text:p>1534</text:p>
          </table:table-cell>
          <table:table-cell table:formula="of:=[.D1261]*100" office:value-type="float" office:value="0.12429857" calcext:value-type="float">
            <text:p>0.12429857</text:p>
          </table:table-cell>
          <table:table-cell table:formula="of:=[.E1261]*100" office:value-type="float" office:value="1.514824" calcext:value-type="float">
            <text:p>1.514824</text:p>
          </table:table-cell>
        </table:table-row>
        <table:table-row table:style-name="ro1">
          <table:table-cell office:value-type="float" office:value="76.85" calcext:value-type="float">
            <text:p>76.85</text:p>
          </table:table-cell>
          <table:table-cell office:value-type="float" office:value="179.0097808838" calcext:value-type="float">
            <text:p>179.0097808838</text:p>
          </table:table-cell>
          <table:table-cell office:value-type="float" office:value="-0.4153837359" calcext:value-type="float">
            <text:p>-0.41538373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27374" calcext:value-type="float">
            <text:p>0.01327374</text:p>
          </table:table-cell>
          <table:table-cell office:value-type="float" office:value="0.09910174" calcext:value-type="float">
            <text:p>0.09910174</text:p>
          </table:table-cell>
          <table:table-cell office:value-type="float" office:value="-0.0006021009" calcext:value-type="float">
            <text:p>-0.0006021009</text:p>
          </table:table-cell>
          <table:table-cell office:value-type="float" office:value="1535" calcext:value-type="float">
            <text:p>1535</text:p>
          </table:table-cell>
          <table:table-cell table:formula="of:=[.D1262]*100" office:value-type="float" office:value="0.12429857" calcext:value-type="float">
            <text:p>0.12429857</text:p>
          </table:table-cell>
          <table:table-cell table:formula="of:=[.E1262]*100" office:value-type="float" office:value="1.327374" calcext:value-type="float">
            <text:p>1.327374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179.0074157715" calcext:value-type="float">
            <text:p>179.0074157715</text:p>
          </table:table-cell>
          <table:table-cell office:value-type="float" office:value="-0.332665899" calcext:value-type="float">
            <text:p>-0.3326658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47384" calcext:value-type="float">
            <text:p>0.01147384</text:p>
          </table:table-cell>
          <table:table-cell office:value-type="float" office:value="0.10575897" calcext:value-type="float">
            <text:p>0.10575897</text:p>
          </table:table-cell>
          <table:table-cell office:value-type="float" office:value="-0.0005226387" calcext:value-type="float">
            <text:p>-0.0005226387</text:p>
          </table:table-cell>
          <table:table-cell office:value-type="float" office:value="1536" calcext:value-type="float">
            <text:p>1536</text:p>
          </table:table-cell>
          <table:table-cell table:formula="of:=[.D1263]*100" office:value-type="float" office:value="0.12429857" calcext:value-type="float">
            <text:p>0.12429857</text:p>
          </table:table-cell>
          <table:table-cell table:formula="of:=[.E1263]*100" office:value-type="float" office:value="1.147384" calcext:value-type="float">
            <text:p>1.147384</text:p>
          </table:table-cell>
        </table:table-row>
        <table:table-row table:style-name="ro1">
          <table:table-cell office:value-type="float" office:value="76.95" calcext:value-type="float">
            <text:p>76.95</text:p>
          </table:table-cell>
          <table:table-cell office:value-type="float" office:value="179.0157928467" calcext:value-type="float">
            <text:p>179.0157928467</text:p>
          </table:table-cell>
          <table:table-cell office:value-type="float" office:value="-0.2900451467" calcext:value-type="float">
            <text:p>-0.29004514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99086" calcext:value-type="float">
            <text:p>0.00999086</text:p>
          </table:table-cell>
          <table:table-cell office:value-type="float" office:value="0.10752943" calcext:value-type="float">
            <text:p>0.10752943</text:p>
          </table:table-cell>
          <table:table-cell office:value-type="float" office:value="-0.0004454313" calcext:value-type="float">
            <text:p>-0.0004454313</text:p>
          </table:table-cell>
          <table:table-cell office:value-type="float" office:value="1537" calcext:value-type="float">
            <text:p>1537</text:p>
          </table:table-cell>
          <table:table-cell table:formula="of:=[.D1264]*100" office:value-type="float" office:value="0.12429857" calcext:value-type="float">
            <text:p>0.12429857</text:p>
          </table:table-cell>
          <table:table-cell table:formula="of:=[.E1264]*100" office:value-type="float" office:value="0.999086" calcext:value-type="float">
            <text:p>0.9990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9.0297241211" calcext:value-type="float">
            <text:p>179.0297241211</text:p>
          </table:table-cell>
          <table:table-cell office:value-type="float" office:value="-0.2143098591" calcext:value-type="float">
            <text:p>-0.21430985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4983" calcext:value-type="float">
            <text:p>0.0084983</text:p>
          </table:table-cell>
          <table:table-cell office:value-type="float" office:value="0.10752943" calcext:value-type="float">
            <text:p>0.10752943</text:p>
          </table:table-cell>
          <table:table-cell office:value-type="float" office:value="-0.0003836444" calcext:value-type="float">
            <text:p>-0.0003836444</text:p>
          </table:table-cell>
          <table:table-cell office:value-type="float" office:value="1538" calcext:value-type="float">
            <text:p>1538</text:p>
          </table:table-cell>
          <table:table-cell table:formula="of:=[.D1265]*100" office:value-type="float" office:value="0.12429857" calcext:value-type="float">
            <text:p>0.12429857</text:p>
          </table:table-cell>
          <table:table-cell table:formula="of:=[.E1265]*100" office:value-type="float" office:value="0.84983" calcext:value-type="float">
            <text:p>0.84983</text:p>
          </table:table-cell>
        </table:table-row>
        <table:table-row table:style-name="ro1">
          <table:table-cell office:value-type="float" office:value="77.05" calcext:value-type="float">
            <text:p>77.05</text:p>
          </table:table-cell>
          <table:table-cell office:value-type="float" office:value="179.0573883057" calcext:value-type="float">
            <text:p>179.0573883057</text:p>
          </table:table-cell>
          <table:table-cell office:value-type="float" office:value="-0.1386268174" calcext:value-type="float">
            <text:p>-0.138626817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997" calcext:value-type="float">
            <text:p>0.0069997</text:p>
          </table:table-cell>
          <table:table-cell office:value-type="float" office:value="0.11322468" calcext:value-type="float">
            <text:p>0.11322468</text:p>
          </table:table-cell>
          <table:table-cell office:value-type="float" office:value="-0.0003543292" calcext:value-type="float">
            <text:p>-0.0003543292</text:p>
          </table:table-cell>
          <table:table-cell office:value-type="float" office:value="1539" calcext:value-type="float">
            <text:p>1539</text:p>
          </table:table-cell>
          <table:table-cell table:formula="of:=[.D1266]*100" office:value-type="float" office:value="0.12429857" calcext:value-type="float">
            <text:p>0.12429857</text:p>
          </table:table-cell>
          <table:table-cell table:formula="of:=[.E1266]*100" office:value-type="float" office:value="0.69997" calcext:value-type="float">
            <text:p>0.69997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179.0843048096" calcext:value-type="float">
            <text:p>179.0843048096</text:p>
          </table:table-cell>
          <table:table-cell office:value-type="float" office:value="-0.0924663978" calcext:value-type="float">
            <text:p>-0.092466397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384" calcext:value-type="float">
            <text:p>0.00569384</text:p>
          </table:table-cell>
          <table:table-cell office:value-type="float" office:value="0.11388276" calcext:value-type="float">
            <text:p>0.11388276</text:p>
          </table:table-cell>
          <table:table-cell office:value-type="float" office:value="-0.0002267753" calcext:value-type="float">
            <text:p>-0.0002267753</text:p>
          </table:table-cell>
          <table:table-cell office:value-type="float" office:value="1540" calcext:value-type="float">
            <text:p>1540</text:p>
          </table:table-cell>
          <table:table-cell table:formula="of:=[.D1267]*100" office:value-type="float" office:value="0.12429857" calcext:value-type="float">
            <text:p>0.12429857</text:p>
          </table:table-cell>
          <table:table-cell table:formula="of:=[.E1267]*100" office:value-type="float" office:value="0.569384" calcext:value-type="float">
            <text:p>0.569384</text:p>
          </table:table-cell>
        </table:table-row>
        <table:table-row table:style-name="ro1">
          <table:table-cell office:value-type="float" office:value="77.15" calcext:value-type="float">
            <text:p>77.15</text:p>
          </table:table-cell>
          <table:table-cell office:value-type="float" office:value="179.1016845703" calcext:value-type="float">
            <text:p>179.1016845703</text:p>
          </table:table-cell>
          <table:table-cell office:value-type="float" office:value="-0.0787604873" calcext:value-type="float">
            <text:p>-0.07876048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3264" calcext:value-type="float">
            <text:p>0.00473264</text:p>
          </table:table-cell>
          <table:table-cell office:value-type="float" office:value="0.11815583" calcext:value-type="float">
            <text:p>0.11815583</text:p>
          </table:table-cell>
          <table:table-cell office:value-type="float" office:value="-0.0001794718" calcext:value-type="float">
            <text:p>-0.0001794718</text:p>
          </table:table-cell>
          <table:table-cell office:value-type="float" office:value="1541" calcext:value-type="float">
            <text:p>1541</text:p>
          </table:table-cell>
          <table:table-cell table:formula="of:=[.D1268]*100" office:value-type="float" office:value="0.12429857" calcext:value-type="float">
            <text:p>0.12429857</text:p>
          </table:table-cell>
          <table:table-cell table:formula="of:=[.E1268]*100" office:value-type="float" office:value="0.473264" calcext:value-type="float">
            <text:p>0.473264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79.1176605225" calcext:value-type="float">
            <text:p>179.1176605225</text:p>
          </table:table-cell>
          <table:table-cell office:value-type="float" office:value="0.0138573825" calcext:value-type="float">
            <text:p>0.01385738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7513" calcext:value-type="float">
            <text:p>0.00347513</text:p>
          </table:table-cell>
          <table:table-cell office:value-type="float" office:value="0.11761378" calcext:value-type="float">
            <text:p>0.11761378</text:p>
          </table:table-cell>
          <table:table-cell office:value-type="float" office:value="-0.0001831876" calcext:value-type="float">
            <text:p>-0.0001831876</text:p>
          </table:table-cell>
          <table:table-cell office:value-type="float" office:value="1542" calcext:value-type="float">
            <text:p>1542</text:p>
          </table:table-cell>
          <table:table-cell table:formula="of:=[.D1269]*100" office:value-type="float" office:value="0.12429857" calcext:value-type="float">
            <text:p>0.12429857</text:p>
          </table:table-cell>
          <table:table-cell table:formula="of:=[.E1269]*100" office:value-type="float" office:value="0.347513" calcext:value-type="float">
            <text:p>0.347513</text:p>
          </table:table-cell>
        </table:table-row>
        <table:table-row table:style-name="ro1">
          <table:table-cell office:value-type="float" office:value="77.25" calcext:value-type="float">
            <text:p>77.25</text:p>
          </table:table-cell>
          <table:table-cell office:value-type="float" office:value="179.1241607666" calcext:value-type="float">
            <text:p>179.1241607666</text:p>
          </table:table-cell>
          <table:table-cell office:value-type="float" office:value="0.0671598824" calcext:value-type="float">
            <text:p>0.06715988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8226" calcext:value-type="float">
            <text:p>0.00228226</text:p>
          </table:table-cell>
          <table:table-cell office:value-type="float" office:value="0.11761378" calcext:value-type="float">
            <text:p>0.11761378</text:p>
          </table:table-cell>
          <table:table-cell office:value-type="float" office:value="-0.000070134" calcext:value-type="float">
            <text:p>-0.000070134</text:p>
          </table:table-cell>
          <table:table-cell office:value-type="float" office:value="1543" calcext:value-type="float">
            <text:p>1543</text:p>
          </table:table-cell>
          <table:table-cell table:formula="of:=[.D1270]*100" office:value-type="float" office:value="0.12429857" calcext:value-type="float">
            <text:p>0.12429857</text:p>
          </table:table-cell>
          <table:table-cell table:formula="of:=[.E1270]*100" office:value-type="float" office:value="0.228226" calcext:value-type="float">
            <text:p>0.228226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179.1308898926" calcext:value-type="float">
            <text:p>179.1308898926</text:p>
          </table:table-cell>
          <table:table-cell office:value-type="float" office:value="0.1337366826" calcext:value-type="float">
            <text:p>0.13373668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04398" calcext:value-type="float">
            <text:p>0.00104398</text:p>
          </table:table-cell>
          <table:table-cell office:value-type="float" office:value="0.12007956" calcext:value-type="float">
            <text:p>0.12007956</text:p>
          </table:table-cell>
          <table:table-cell office:value-type="float" office:value="-0.000032393" calcext:value-type="float">
            <text:p>-0.000032393</text:p>
          </table:table-cell>
          <table:table-cell office:value-type="float" office:value="1544" calcext:value-type="float">
            <text:p>1544</text:p>
          </table:table-cell>
          <table:table-cell table:formula="of:=[.D1271]*100" office:value-type="float" office:value="0.12429857" calcext:value-type="float">
            <text:p>0.12429857</text:p>
          </table:table-cell>
          <table:table-cell table:formula="of:=[.E1271]*100" office:value-type="float" office:value="0.104398" calcext:value-type="float">
            <text:p>0.104398</text:p>
          </table:table-cell>
        </table:table-row>
        <table:table-row table:style-name="ro1">
          <table:table-cell office:value-type="float" office:value="77.35" calcext:value-type="float">
            <text:p>77.35</text:p>
          </table:table-cell>
          <table:table-cell office:value-type="float" office:value="179.1334075928" calcext:value-type="float">
            <text:p>179.1334075928</text:p>
          </table:table-cell>
          <table:table-cell office:value-type="float" office:value="0.2544208964" calcext:value-type="float">
            <text:p>0.25442089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58515" calcext:value-type="float">
            <text:p>-0.00058515</text:p>
          </table:table-cell>
          <table:table-cell office:value-type="float" office:value="0.11828248" calcext:value-type="float">
            <text:p>0.11828248</text:p>
          </table:table-cell>
          <table:table-cell office:value-type="float" office:value="-0.0002956959" calcext:value-type="float">
            <text:p>-0.0002956959</text:p>
          </table:table-cell>
          <table:table-cell office:value-type="float" office:value="1545" calcext:value-type="float">
            <text:p>1545</text:p>
          </table:table-cell>
          <table:table-cell table:formula="of:=[.D1272]*100" office:value-type="float" office:value="0.12429857" calcext:value-type="float">
            <text:p>0.12429857</text:p>
          </table:table-cell>
          <table:table-cell table:formula="of:=[.E1272]*100" office:value-type="float" office:value="-0.058515" calcext:value-type="float">
            <text:p>-0.058515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79.1229705811" calcext:value-type="float">
            <text:p>179.1229705811</text:p>
          </table:table-cell>
          <table:table-cell office:value-type="float" office:value="0.3178594648" calcext:value-type="float">
            <text:p>0.31785946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209311" calcext:value-type="float">
            <text:p>-0.00209311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-0.0001551003" calcext:value-type="float">
            <text:p>-0.0001551003</text:p>
          </table:table-cell>
          <table:table-cell office:value-type="float" office:value="1546" calcext:value-type="float">
            <text:p>1546</text:p>
          </table:table-cell>
          <table:table-cell table:formula="of:=[.D1273]*100" office:value-type="float" office:value="0.12429857" calcext:value-type="float">
            <text:p>0.12429857</text:p>
          </table:table-cell>
          <table:table-cell table:formula="of:=[.E1273]*100" office:value-type="float" office:value="-0.209311" calcext:value-type="float">
            <text:p>-0.209311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179.1056213379" calcext:value-type="float">
            <text:p>179.1056213379</text:p>
          </table:table-cell>
          <table:table-cell office:value-type="float" office:value="0.4476087335" calcext:value-type="float">
            <text:p>0.44760873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96229" calcext:value-type="float">
            <text:p>-0.00396229</text:p>
          </table:table-cell>
          <table:table-cell office:value-type="float" office:value="0.11556876" calcext:value-type="float">
            <text:p>0.11556876</text:p>
          </table:table-cell>
          <table:table-cell office:value-type="float" office:value="-0.0001901633" calcext:value-type="float">
            <text:p>-0.0001901633</text:p>
          </table:table-cell>
          <table:table-cell office:value-type="float" office:value="1547" calcext:value-type="float">
            <text:p>1547</text:p>
          </table:table-cell>
          <table:table-cell table:formula="of:=[.D1274]*100" office:value-type="float" office:value="0.12429857" calcext:value-type="float">
            <text:p>0.12429857</text:p>
          </table:table-cell>
          <table:table-cell table:formula="of:=[.E1274]*100" office:value-type="float" office:value="-0.396229" calcext:value-type="float">
            <text:p>-0.396229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179.0774078369" calcext:value-type="float">
            <text:p>179.0774078369</text:p>
          </table:table-cell>
          <table:table-cell office:value-type="float" office:value="0.5698309104" calcext:value-type="float">
            <text:p>0.56983091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02191" calcext:value-type="float">
            <text:p>-0.00602191</text:p>
          </table:table-cell>
          <table:table-cell office:value-type="float" office:value="0.11556876" calcext:value-type="float">
            <text:p>0.11556876</text:p>
          </table:table-cell>
          <table:table-cell office:value-type="float" office:value="-0.0005023461" calcext:value-type="float">
            <text:p>-0.0005023461</text:p>
          </table:table-cell>
          <table:table-cell office:value-type="float" office:value="1548" calcext:value-type="float">
            <text:p>1548</text:p>
          </table:table-cell>
          <table:table-cell table:formula="of:=[.D1275]*100" office:value-type="float" office:value="0.12429857" calcext:value-type="float">
            <text:p>0.12429857</text:p>
          </table:table-cell>
          <table:table-cell table:formula="of:=[.E1275]*100" office:value-type="float" office:value="-0.602191" calcext:value-type="float">
            <text:p>-0.602191</text:p>
          </table:table-cell>
        </table:table-row>
        <table:table-row table:style-name="ro1">
          <table:table-cell office:value-type="float" office:value="77.55" calcext:value-type="float">
            <text:p>77.55</text:p>
          </table:table-cell>
          <table:table-cell office:value-type="float" office:value="179.075881958" calcext:value-type="float">
            <text:p>179.075881958</text:p>
          </table:table-cell>
          <table:table-cell office:value-type="float" office:value="0.7137937039" calcext:value-type="float">
            <text:p>0.71379370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835329" calcext:value-type="float">
            <text:p>-0.00835329</text:p>
          </table:table-cell>
          <table:table-cell office:value-type="float" office:value="0.11365487" calcext:value-type="float">
            <text:p>0.11365487</text:p>
          </table:table-cell>
          <table:table-cell office:value-type="float" office:value="-0.0005773549" calcext:value-type="float">
            <text:p>-0.0005773549</text:p>
          </table:table-cell>
          <table:table-cell office:value-type="float" office:value="1549" calcext:value-type="float">
            <text:p>1549</text:p>
          </table:table-cell>
          <table:table-cell table:formula="of:=[.D1276]*100" office:value-type="float" office:value="0.12429857" calcext:value-type="float">
            <text:p>0.12429857</text:p>
          </table:table-cell>
          <table:table-cell table:formula="of:=[.E1276]*100" office:value-type="float" office:value="-0.835329" calcext:value-type="float">
            <text:p>-0.835329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79.052444458" calcext:value-type="float">
            <text:p>179.052444458</text:p>
          </table:table-cell>
          <table:table-cell office:value-type="float" office:value="0.7732666787" calcext:value-type="float">
            <text:p>0.77326667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030259" calcext:value-type="float">
            <text:p>-0.01030259</text:p>
          </table:table-cell>
          <table:table-cell office:value-type="float" office:value="0.10939692" calcext:value-type="float">
            <text:p>0.10939692</text:p>
          </table:table-cell>
          <table:table-cell office:value-type="float" office:value="-0.0005582072" calcext:value-type="float">
            <text:p>-0.0005582072</text:p>
          </table:table-cell>
          <table:table-cell office:value-type="float" office:value="1550" calcext:value-type="float">
            <text:p>1550</text:p>
          </table:table-cell>
          <table:table-cell table:formula="of:=[.D1277]*100" office:value-type="float" office:value="0.12429857" calcext:value-type="float">
            <text:p>0.12429857</text:p>
          </table:table-cell>
          <table:table-cell table:formula="of:=[.E1277]*100" office:value-type="float" office:value="-1.030259" calcext:value-type="float">
            <text:p>-1.030259</text:p>
          </table:table-cell>
        </table:table-row>
        <table:table-row table:style-name="ro1">
          <table:table-cell office:value-type="float" office:value="77.65" calcext:value-type="float">
            <text:p>77.65</text:p>
          </table:table-cell>
          <table:table-cell office:value-type="float" office:value="179.0485076904" calcext:value-type="float">
            <text:p>179.0485076904</text:p>
          </table:table-cell>
          <table:table-cell office:value-type="float" office:value="0.9053469934" calcext:value-type="float">
            <text:p>0.90534699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48129" calcext:value-type="float">
            <text:p>-0.01248129</text:p>
          </table:table-cell>
          <table:table-cell office:value-type="float" office:value="0.10939692" calcext:value-type="float">
            <text:p>0.10939692</text:p>
          </table:table-cell>
          <table:table-cell office:value-type="float" office:value="-0.0007322884" calcext:value-type="float">
            <text:p>-0.0007322884</text:p>
          </table:table-cell>
          <table:table-cell office:value-type="float" office:value="1551" calcext:value-type="float">
            <text:p>1551</text:p>
          </table:table-cell>
          <table:table-cell table:formula="of:=[.D1278]*100" office:value-type="float" office:value="0.12429857" calcext:value-type="float">
            <text:p>0.12429857</text:p>
          </table:table-cell>
          <table:table-cell table:formula="of:=[.E1278]*100" office:value-type="float" office:value="-1.248129" calcext:value-type="float">
            <text:p>-1.248129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179.030960083" calcext:value-type="float">
            <text:p>179.030960083</text:p>
          </table:table-cell>
          <table:table-cell office:value-type="float" office:value="0.9251741248" calcext:value-type="float">
            <text:p>0.92517412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406468" calcext:value-type="float">
            <text:p>-0.01406468</text:p>
          </table:table-cell>
          <table:table-cell office:value-type="float" office:value="0.0999428" calcext:value-type="float">
            <text:p>0.0999428</text:p>
          </table:table-cell>
          <table:table-cell office:value-type="float" office:value="-0.0007852813" calcext:value-type="float">
            <text:p>-0.0007852813</text:p>
          </table:table-cell>
          <table:table-cell office:value-type="float" office:value="1552" calcext:value-type="float">
            <text:p>1552</text:p>
          </table:table-cell>
          <table:table-cell table:formula="of:=[.D1279]*100" office:value-type="float" office:value="0.12429857" calcext:value-type="float">
            <text:p>0.12429857</text:p>
          </table:table-cell>
          <table:table-cell table:formula="of:=[.E1279]*100" office:value-type="float" office:value="-1.406468" calcext:value-type="float">
            <text:p>-1.406468</text:p>
          </table:table-cell>
        </table:table-row>
        <table:table-row table:style-name="ro1">
          <table:table-cell office:value-type="float" office:value="77.75" calcext:value-type="float">
            <text:p>77.75</text:p>
          </table:table-cell>
          <table:table-cell office:value-type="float" office:value="179.0266876221" calcext:value-type="float">
            <text:p>179.0266876221</text:p>
          </table:table-cell>
          <table:table-cell office:value-type="float" office:value="0.9668093861" calcext:value-type="float">
            <text:p>0.96680938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539687" calcext:value-type="float">
            <text:p>-0.01539687</text:p>
          </table:table-cell>
          <table:table-cell office:value-type="float" office:value="0.0999428" calcext:value-type="float">
            <text:p>0.0999428</text:p>
          </table:table-cell>
          <table:table-cell office:value-type="float" office:value="-0.0008584412" calcext:value-type="float">
            <text:p>-0.0008584412</text:p>
          </table:table-cell>
          <table:table-cell office:value-type="float" office:value="1553" calcext:value-type="float">
            <text:p>1553</text:p>
          </table:table-cell>
          <table:table-cell table:formula="of:=[.D1280]*100" office:value-type="float" office:value="0.12429857" calcext:value-type="float">
            <text:p>0.12429857</text:p>
          </table:table-cell>
          <table:table-cell table:formula="of:=[.E1280]*100" office:value-type="float" office:value="-1.539687" calcext:value-type="float">
            <text:p>-1.539687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79.0145874023" calcext:value-type="float">
            <text:p>179.0145874023</text:p>
          </table:table-cell>
          <table:table-cell office:value-type="float" office:value="0.9614344945" calcext:value-type="float">
            <text:p>0.961434494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624844" calcext:value-type="float">
            <text:p>-0.01624844</text:p>
          </table:table-cell>
          <table:table-cell office:value-type="float" office:value="0.09383234" calcext:value-type="float">
            <text:p>0.09383234</text:p>
          </table:table-cell>
          <table:table-cell office:value-type="float" office:value="-0.0007625531" calcext:value-type="float">
            <text:p>-0.0007625531</text:p>
          </table:table-cell>
          <table:table-cell office:value-type="float" office:value="1554" calcext:value-type="float">
            <text:p>1554</text:p>
          </table:table-cell>
          <table:table-cell table:formula="of:=[.D1281]*100" office:value-type="float" office:value="0.12429857" calcext:value-type="float">
            <text:p>0.12429857</text:p>
          </table:table-cell>
          <table:table-cell table:formula="of:=[.E1281]*100" office:value-type="float" office:value="-1.624844" calcext:value-type="float">
            <text:p>-1.624844</text:p>
          </table:table-cell>
        </table:table-row>
        <table:table-row table:style-name="ro1">
          <table:table-cell office:value-type="float" office:value="77.85" calcext:value-type="float">
            <text:p>77.85</text:p>
          </table:table-cell>
          <table:table-cell office:value-type="float" office:value="179.0179748535" calcext:value-type="float">
            <text:p>179.0179748535</text:p>
          </table:table-cell>
          <table:table-cell office:value-type="float" office:value="0.9967246539" calcext:value-type="float">
            <text:p>0.99672465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05087" calcext:value-type="float">
            <text:p>-0.01705087</text:p>
          </table:table-cell>
          <table:table-cell office:value-type="float" office:value="0.08762425" calcext:value-type="float">
            <text:p>0.08762425</text:p>
          </table:table-cell>
          <table:table-cell office:value-type="float" office:value="-0.0008288619" calcext:value-type="float">
            <text:p>-0.0008288619</text:p>
          </table:table-cell>
          <table:table-cell office:value-type="float" office:value="1555" calcext:value-type="float">
            <text:p>1555</text:p>
          </table:table-cell>
          <table:table-cell table:formula="of:=[.D1282]*100" office:value-type="float" office:value="0.12429857" calcext:value-type="float">
            <text:p>0.12429857</text:p>
          </table:table-cell>
          <table:table-cell table:formula="of:=[.E1282]*100" office:value-type="float" office:value="-1.705087" calcext:value-type="float">
            <text:p>-1.705087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179.0059661865" calcext:value-type="float">
            <text:p>179.0059661865</text:p>
          </table:table-cell>
          <table:table-cell office:value-type="float" office:value="0.9667023787" calcext:value-type="float">
            <text:p>0.96670237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38529" calcext:value-type="float">
            <text:p>-0.01738529</text:p>
          </table:table-cell>
          <table:table-cell office:value-type="float" office:value="0.08762425" calcext:value-type="float">
            <text:p>0.08762425</text:p>
          </table:table-cell>
          <table:table-cell office:value-type="float" office:value="-0.0006016504" calcext:value-type="float">
            <text:p>-0.0006016504</text:p>
          </table:table-cell>
          <table:table-cell office:value-type="float" office:value="1556" calcext:value-type="float">
            <text:p>1556</text:p>
          </table:table-cell>
          <table:table-cell table:formula="of:=[.D1283]*100" office:value-type="float" office:value="0.12429857" calcext:value-type="float">
            <text:p>0.12429857</text:p>
          </table:table-cell>
          <table:table-cell table:formula="of:=[.E1283]*100" office:value-type="float" office:value="-1.738529" calcext:value-type="float">
            <text:p>-1.738529</text:p>
          </table:table-cell>
        </table:table-row>
        <table:table-row table:style-name="ro1">
          <table:table-cell office:value-type="float" office:value="77.95" calcext:value-type="float">
            <text:p>77.95</text:p>
          </table:table-cell>
          <table:table-cell office:value-type="float" office:value="179.0025787354" calcext:value-type="float">
            <text:p>179.0025787354</text:p>
          </table:table-cell>
          <table:table-cell office:value-type="float" office:value="0.9354720104" calcext:value-type="float">
            <text:p>0.93547201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39992" calcext:value-type="float">
            <text:p>-0.01739992</text:p>
          </table:table-cell>
          <table:table-cell office:value-type="float" office:value="0.07992449" calcext:value-type="float">
            <text:p>0.07992449</text:p>
          </table:table-cell>
          <table:table-cell office:value-type="float" office:value="-0.0005884593" calcext:value-type="float">
            <text:p>-0.0005884593</text:p>
          </table:table-cell>
          <table:table-cell office:value-type="float" office:value="1557" calcext:value-type="float">
            <text:p>1557</text:p>
          </table:table-cell>
          <table:table-cell table:formula="of:=[.D1284]*100" office:value-type="float" office:value="0.12429857" calcext:value-type="float">
            <text:p>0.12429857</text:p>
          </table:table-cell>
          <table:table-cell table:formula="of:=[.E1284]*100" office:value-type="float" office:value="-1.739992" calcext:value-type="float">
            <text:p>-1.7399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.0096130371" calcext:value-type="float">
            <text:p>179.0096130371</text:p>
          </table:table-cell>
          <table:table-cell office:value-type="float" office:value="0.8755442084" calcext:value-type="float">
            <text:p>0.875544208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701028" calcext:value-type="float">
            <text:p>-0.01701028</text:p>
          </table:table-cell>
          <table:table-cell office:value-type="float" office:value="0.07309431" calcext:value-type="float">
            <text:p>0.07309431</text:p>
          </table:table-cell>
          <table:table-cell office:value-type="float" office:value="-0.0005003142" calcext:value-type="float">
            <text:p>-0.0005003142</text:p>
          </table:table-cell>
          <table:table-cell office:value-type="float" office:value="1558" calcext:value-type="float">
            <text:p>1558</text:p>
          </table:table-cell>
          <table:table-cell table:formula="of:=[.D1285]*100" office:value-type="float" office:value="0.12429857" calcext:value-type="float">
            <text:p>0.12429857</text:p>
          </table:table-cell>
          <table:table-cell table:formula="of:=[.E1285]*100" office:value-type="float" office:value="-1.701028" calcext:value-type="float">
            <text:p>-1.701028</text:p>
          </table:table-cell>
        </table:table-row>
        <table:table-row table:style-name="ro1">
          <table:table-cell office:value-type="float" office:value="78.05" calcext:value-type="float">
            <text:p>78.05</text:p>
          </table:table-cell>
          <table:table-cell office:value-type="float" office:value="179.0281219482" calcext:value-type="float">
            <text:p>179.0281219482</text:p>
          </table:table-cell>
          <table:table-cell office:value-type="float" office:value="0.8101983136" calcext:value-type="float">
            <text:p>0.8101983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631524" calcext:value-type="float">
            <text:p>-0.01631524</text:p>
          </table:table-cell>
          <table:table-cell office:value-type="float" office:value="0.07309431" calcext:value-type="float">
            <text:p>0.07309431</text:p>
          </table:table-cell>
          <table:table-cell office:value-type="float" office:value="-0.0004424239" calcext:value-type="float">
            <text:p>-0.0004424239</text:p>
          </table:table-cell>
          <table:table-cell office:value-type="float" office:value="1559" calcext:value-type="float">
            <text:p>1559</text:p>
          </table:table-cell>
          <table:table-cell table:formula="of:=[.D1286]*100" office:value-type="float" office:value="0.12429857" calcext:value-type="float">
            <text:p>0.12429857</text:p>
          </table:table-cell>
          <table:table-cell table:formula="of:=[.E1286]*100" office:value-type="float" office:value="-1.631524" calcext:value-type="float">
            <text:p>-1.631524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179.045715332" calcext:value-type="float">
            <text:p>179.045715332</text:p>
          </table:table-cell>
          <table:table-cell office:value-type="float" office:value="0.7432722273" calcext:value-type="float">
            <text:p>0.743272227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540625" calcext:value-type="float">
            <text:p>-0.01540625</text:p>
          </table:table-cell>
          <table:table-cell office:value-type="float" office:value="0.05716646" calcext:value-type="float">
            <text:p>0.05716646</text:p>
          </table:table-cell>
          <table:table-cell office:value-type="float" office:value="-0.0003170536" calcext:value-type="float">
            <text:p>-0.0003170536</text:p>
          </table:table-cell>
          <table:table-cell office:value-type="float" office:value="1560" calcext:value-type="float">
            <text:p>1560</text:p>
          </table:table-cell>
          <table:table-cell table:formula="of:=[.D1287]*100" office:value-type="float" office:value="0.12429857" calcext:value-type="float">
            <text:p>0.12429857</text:p>
          </table:table-cell>
          <table:table-cell table:formula="of:=[.E1287]*100" office:value-type="float" office:value="-1.540625" calcext:value-type="float">
            <text:p>-1.540625</text:p>
          </table:table-cell>
        </table:table-row>
        <table:table-row table:style-name="ro1">
          <table:table-cell office:value-type="float" office:value="78.15" calcext:value-type="float">
            <text:p>78.15</text:p>
          </table:table-cell>
          <table:table-cell office:value-type="float" office:value="179.05859375" calcext:value-type="float">
            <text:p>179.05859375</text:p>
          </table:table-cell>
          <table:table-cell office:value-type="float" office:value="0.6507973097" calcext:value-type="float">
            <text:p>0.65079730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418446" calcext:value-type="float">
            <text:p>-0.01418446</text:p>
          </table:table-cell>
          <table:table-cell office:value-type="float" office:value="0.05716646" calcext:value-type="float">
            <text:p>0.05716646</text:p>
          </table:table-cell>
          <table:table-cell office:value-type="float" office:value="-0.0001133026" calcext:value-type="float">
            <text:p>-0.0001133026</text:p>
          </table:table-cell>
          <table:table-cell office:value-type="float" office:value="1561" calcext:value-type="float">
            <text:p>1561</text:p>
          </table:table-cell>
          <table:table-cell table:formula="of:=[.D1288]*100" office:value-type="float" office:value="0.12429857" calcext:value-type="float">
            <text:p>0.12429857</text:p>
          </table:table-cell>
          <table:table-cell table:formula="of:=[.E1288]*100" office:value-type="float" office:value="-1.418446" calcext:value-type="float">
            <text:p>-1.418446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79.0713348389" calcext:value-type="float">
            <text:p>179.0713348389</text:p>
          </table:table-cell>
          <table:table-cell office:value-type="float" office:value="0.4967288537" calcext:value-type="float">
            <text:p>0.49672885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234383" calcext:value-type="float">
            <text:p>-0.01234383</text:p>
          </table:table-cell>
          <table:table-cell office:value-type="float" office:value="0.04069542" calcext:value-type="float">
            <text:p>0.04069542</text:p>
          </table:table-cell>
          <table:table-cell office:value-type="float" office:value="0.0000492752" calcext:value-type="float">
            <text:p>4.92752E-05</text:p>
          </table:table-cell>
          <table:table-cell office:value-type="float" office:value="1562" calcext:value-type="float">
            <text:p>1562</text:p>
          </table:table-cell>
          <table:table-cell table:formula="of:=[.D1289]*100" office:value-type="float" office:value="0.12429857" calcext:value-type="float">
            <text:p>0.12429857</text:p>
          </table:table-cell>
          <table:table-cell table:formula="of:=[.E1289]*100" office:value-type="float" office:value="-1.234383" calcext:value-type="float">
            <text:p>-1.234383</text:p>
          </table:table-cell>
        </table:table-row>
        <table:table-row table:style-name="ro1">
          <table:table-cell office:value-type="float" office:value="78.25" calcext:value-type="float">
            <text:p>78.25</text:p>
          </table:table-cell>
          <table:table-cell office:value-type="float" office:value="179.0790405273" calcext:value-type="float">
            <text:p>179.0790405273</text:p>
          </table:table-cell>
          <table:table-cell office:value-type="float" office:value="0.4231492446" calcext:value-type="float">
            <text:p>0.42314924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106274" calcext:value-type="float">
            <text:p>-0.0106274</text:p>
          </table:table-cell>
          <table:table-cell office:value-type="float" office:value="0.04069542" calcext:value-type="float">
            <text:p>0.04069542</text:p>
          </table:table-cell>
          <table:table-cell office:value-type="float" office:value="0.0000668012" calcext:value-type="float">
            <text:p>6.68012E-05</text:p>
          </table:table-cell>
          <table:table-cell office:value-type="float" office:value="1563" calcext:value-type="float">
            <text:p>1563</text:p>
          </table:table-cell>
          <table:table-cell table:formula="of:=[.D1290]*100" office:value-type="float" office:value="0.12429857" calcext:value-type="float">
            <text:p>0.12429857</text:p>
          </table:table-cell>
          <table:table-cell table:formula="of:=[.E1290]*100" office:value-type="float" office:value="-1.06274" calcext:value-type="float">
            <text:p>-1.06274</text:p>
          </table:table-cell>
        </table:table-row>
        <table:table-row table:style-name="ro1">
          <table:table-cell office:value-type="float" office:value="78.31" calcext:value-type="float">
            <text:p>78.31</text:p>
          </table:table-cell>
          <table:table-cell office:value-type="float" office:value="179.0858154297" calcext:value-type="float">
            <text:p>179.0858154297</text:p>
          </table:table-cell>
          <table:table-cell office:value-type="float" office:value="0.3477479933" calcext:value-type="float">
            <text:p>0.34774799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898156" calcext:value-type="float">
            <text:p>-0.00898156</text:p>
          </table:table-cell>
          <table:table-cell office:value-type="float" office:value="0.04069542" calcext:value-type="float">
            <text:p>0.04069542</text:p>
          </table:table-cell>
          <table:table-cell office:value-type="float" office:value="0.0002050166" calcext:value-type="float">
            <text:p>0.0002050166</text:p>
          </table:table-cell>
          <table:table-cell office:value-type="float" office:value="1564" calcext:value-type="float">
            <text:p>1564</text:p>
          </table:table-cell>
          <table:table-cell table:formula="of:=[.D1291]*100" office:value-type="float" office:value="0.12429857" calcext:value-type="float">
            <text:p>0.12429857</text:p>
          </table:table-cell>
          <table:table-cell table:formula="of:=[.E1291]*100" office:value-type="float" office:value="-0.898156" calcext:value-type="float">
            <text:p>-0.898156</text:p>
          </table:table-cell>
        </table:table-row>
        <table:table-row table:style-name="ro1">
          <table:table-cell office:value-type="float" office:value="78.35" calcext:value-type="float">
            <text:p>78.35</text:p>
          </table:table-cell>
          <table:table-cell office:value-type="float" office:value="179.0920410156" calcext:value-type="float">
            <text:p>179.0920410156</text:p>
          </table:table-cell>
          <table:table-cell office:value-type="float" office:value="0.193299667" calcext:value-type="float">
            <text:p>0.1932996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685594" calcext:value-type="float">
            <text:p>-0.00685594</text:p>
          </table:table-cell>
          <table:table-cell office:value-type="float" office:value="0.02452401" calcext:value-type="float">
            <text:p>0.02452401</text:p>
          </table:table-cell>
          <table:table-cell office:value-type="float" office:value="0.000406877" calcext:value-type="float">
            <text:p>0.000406877</text:p>
          </table:table-cell>
          <table:table-cell office:value-type="float" office:value="1565" calcext:value-type="float">
            <text:p>1565</text:p>
          </table:table-cell>
          <table:table-cell table:formula="of:=[.D1292]*100" office:value-type="float" office:value="0.12429857" calcext:value-type="float">
            <text:p>0.12429857</text:p>
          </table:table-cell>
          <table:table-cell table:formula="of:=[.E1292]*100" office:value-type="float" office:value="-0.685594" calcext:value-type="float">
            <text:p>-0.685594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79.089553833" calcext:value-type="float">
            <text:p>179.089553833</text:p>
          </table:table-cell>
          <table:table-cell office:value-type="float" office:value="0.1171863564" calcext:value-type="float">
            <text:p>0.11718635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493278" calcext:value-type="float">
            <text:p>-0.00493278</text:p>
          </table:table-cell>
          <table:table-cell office:value-type="float" office:value="0.02452401" calcext:value-type="float">
            <text:p>0.02452401</text:p>
          </table:table-cell>
          <table:table-cell office:value-type="float" office:value="0.0004075238" calcext:value-type="float">
            <text:p>0.0004075238</text:p>
          </table:table-cell>
          <table:table-cell office:value-type="float" office:value="1566" calcext:value-type="float">
            <text:p>1566</text:p>
          </table:table-cell>
          <table:table-cell table:formula="of:=[.D1293]*100" office:value-type="float" office:value="0.12429857" calcext:value-type="float">
            <text:p>0.12429857</text:p>
          </table:table-cell>
          <table:table-cell table:formula="of:=[.E1293]*100" office:value-type="float" office:value="-0.493278" calcext:value-type="float">
            <text:p>-0.493278</text:p>
          </table:table-cell>
        </table:table-row>
        <table:table-row table:style-name="ro1">
          <table:table-cell office:value-type="float" office:value="78.45" calcext:value-type="float">
            <text:p>78.45</text:p>
          </table:table-cell>
          <table:table-cell office:value-type="float" office:value="179.0811157227" calcext:value-type="float">
            <text:p>179.0811157227</text:p>
          </table:table-cell>
          <table:table-cell office:value-type="float" office:value="0.0415549191" calcext:value-type="float">
            <text:p>0.04155491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31477" calcext:value-type="float">
            <text:p>-0.0031477</text:p>
          </table:table-cell>
          <table:table-cell office:value-type="float" office:value="0.02452401" calcext:value-type="float">
            <text:p>0.02452401</text:p>
          </table:table-cell>
          <table:table-cell office:value-type="float" office:value="0.0004383934" calcext:value-type="float">
            <text:p>0.0004383934</text:p>
          </table:table-cell>
          <table:table-cell office:value-type="float" office:value="1567" calcext:value-type="float">
            <text:p>1567</text:p>
          </table:table-cell>
          <table:table-cell table:formula="of:=[.D1294]*100" office:value-type="float" office:value="0.12429857" calcext:value-type="float">
            <text:p>0.12429857</text:p>
          </table:table-cell>
          <table:table-cell table:formula="of:=[.E1294]*100" office:value-type="float" office:value="-0.31477" calcext:value-type="float">
            <text:p>-0.3147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179.0877227783" calcext:value-type="float">
            <text:p>179.0877227783</text:p>
          </table:table-cell>
          <table:table-cell office:value-type="float" office:value="0.0260478388" calcext:value-type="float">
            <text:p>0.026047838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18553" calcext:value-type="float">
            <text:p>-0.0018553</text:p>
          </table:table-cell>
          <table:table-cell office:value-type="float" office:value="0.00943674" calcext:value-type="float">
            <text:p>0.00943674</text:p>
          </table:table-cell>
          <table:table-cell office:value-type="float" office:value="0.0002480302" calcext:value-type="float">
            <text:p>0.0002480302</text:p>
          </table:table-cell>
          <table:table-cell office:value-type="float" office:value="1568" calcext:value-type="float">
            <text:p>1568</text:p>
          </table:table-cell>
          <table:table-cell table:formula="of:=[.D1295]*100" office:value-type="float" office:value="0.12429857" calcext:value-type="float">
            <text:p>0.12429857</text:p>
          </table:table-cell>
          <table:table-cell table:formula="of:=[.E1295]*100" office:value-type="float" office:value="-0.18553" calcext:value-type="float">
            <text:p>-0.18553</text:p>
          </table:table-cell>
        </table:table-row>
        <table:table-row table:style-name="ro1">
          <table:table-cell office:value-type="float" office:value="78.55" calcext:value-type="float">
            <text:p>78.55</text:p>
          </table:table-cell>
          <table:table-cell office:value-type="float" office:value="179.0772094727" calcext:value-type="float">
            <text:p>179.0772094727</text:p>
          </table:table-cell>
          <table:table-cell office:value-type="float" office:value="-0.0692383582" calcext:value-type="float">
            <text:p>-0.06923835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-0.00035938" calcext:value-type="float">
            <text:p>-0.00035938</text:p>
          </table:table-cell>
          <table:table-cell office:value-type="float" office:value="0.00943674" calcext:value-type="float">
            <text:p>0.00943674</text:p>
          </table:table-cell>
          <table:table-cell office:value-type="float" office:value="0.000423021" calcext:value-type="float">
            <text:p>0.000423021</text:p>
          </table:table-cell>
          <table:table-cell office:value-type="float" office:value="1569" calcext:value-type="float">
            <text:p>1569</text:p>
          </table:table-cell>
          <table:table-cell table:formula="of:=[.D1296]*100" office:value-type="float" office:value="0.12429857" calcext:value-type="float">
            <text:p>0.12429857</text:p>
          </table:table-cell>
          <table:table-cell table:formula="of:=[.E1296]*100" office:value-type="float" office:value="-0.035938" calcext:value-type="float">
            <text:p>-0.035938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79.0682373047" calcext:value-type="float">
            <text:p>179.0682373047</text:p>
          </table:table-cell>
          <table:table-cell office:value-type="float" office:value="-0.0682168136" calcext:value-type="float">
            <text:p>-0.068216813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063026" calcext:value-type="float">
            <text:p>0.00063026</text:p>
          </table:table-cell>
          <table:table-cell office:value-type="float" office:value="-0.00391296" calcext:value-type="float">
            <text:p>-0.00391296</text:p>
          </table:table-cell>
          <table:table-cell office:value-type="float" office:value="0.0002856785" calcext:value-type="float">
            <text:p>0.0002856785</text:p>
          </table:table-cell>
          <table:table-cell office:value-type="float" office:value="1570" calcext:value-type="float">
            <text:p>1570</text:p>
          </table:table-cell>
          <table:table-cell table:formula="of:=[.D1297]*100" office:value-type="float" office:value="0.12429857" calcext:value-type="float">
            <text:p>0.12429857</text:p>
          </table:table-cell>
          <table:table-cell table:formula="of:=[.E1297]*100" office:value-type="float" office:value="0.063026" calcext:value-type="float">
            <text:p>0.063026</text:p>
          </table:table-cell>
        </table:table-row>
        <table:table-row table:style-name="ro1">
          <table:table-cell office:value-type="float" office:value="78.65" calcext:value-type="float">
            <text:p>78.65</text:p>
          </table:table-cell>
          <table:table-cell office:value-type="float" office:value="179.0673675537" calcext:value-type="float">
            <text:p>179.0673675537</text:p>
          </table:table-cell>
          <table:table-cell office:value-type="float" office:value="-0.0646090399" calcext:value-type="float">
            <text:p>-0.06460903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26543" calcext:value-type="float">
            <text:p>0.00126543</text:p>
          </table:table-cell>
          <table:table-cell office:value-type="float" office:value="-0.00391296" calcext:value-type="float">
            <text:p>-0.00391296</text:p>
          </table:table-cell>
          <table:table-cell office:value-type="float" office:value="0.0001473002" calcext:value-type="float">
            <text:p>0.0001473002</text:p>
          </table:table-cell>
          <table:table-cell office:value-type="float" office:value="1571" calcext:value-type="float">
            <text:p>1571</text:p>
          </table:table-cell>
          <table:table-cell table:formula="of:=[.D1298]*100" office:value-type="float" office:value="0.12429857" calcext:value-type="float">
            <text:p>0.12429857</text:p>
          </table:table-cell>
          <table:table-cell table:formula="of:=[.E1298]*100" office:value-type="float" office:value="0.126543" calcext:value-type="float">
            <text:p>0.126543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179.0668487549" calcext:value-type="float">
            <text:p>179.0668487549</text:p>
          </table:table-cell>
          <table:table-cell office:value-type="float" office:value="-0.0687975135" calcext:value-type="float">
            <text:p>-0.06879751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1643" calcext:value-type="float">
            <text:p>0.00171643</text:p>
          </table:table-cell>
          <table:table-cell office:value-type="float" office:value="-0.00391296" calcext:value-type="float">
            <text:p>-0.00391296</text:p>
          </table:table-cell>
          <table:table-cell office:value-type="float" office:value="0.0000554792" calcext:value-type="float">
            <text:p>5.54792E-05</text:p>
          </table:table-cell>
          <table:table-cell office:value-type="float" office:value="1572" calcext:value-type="float">
            <text:p>1572</text:p>
          </table:table-cell>
          <table:table-cell table:formula="of:=[.D1299]*100" office:value-type="float" office:value="0.12429857" calcext:value-type="float">
            <text:p>0.12429857</text:p>
          </table:table-cell>
          <table:table-cell table:formula="of:=[.E1299]*100" office:value-type="float" office:value="0.171643" calcext:value-type="float">
            <text:p>0.171643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179.0783691406" calcext:value-type="float">
            <text:p>179.0783691406</text:p>
          </table:table-cell>
          <table:table-cell office:value-type="float" office:value="-0.0487542408" calcext:value-type="float">
            <text:p>-0.04875424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88327" calcext:value-type="float">
            <text:p>0.00188327</text:p>
          </table:table-cell>
          <table:table-cell office:value-type="float" office:value="-0.01498955" calcext:value-type="float">
            <text:p>-0.01498955</text:p>
          </table:table-cell>
          <table:table-cell office:value-type="float" office:value="0.0000207685" calcext:value-type="float">
            <text:p>2.07685E-05</text:p>
          </table:table-cell>
          <table:table-cell office:value-type="float" office:value="1573" calcext:value-type="float">
            <text:p>1573</text:p>
          </table:table-cell>
          <table:table-cell table:formula="of:=[.D1300]*100" office:value-type="float" office:value="0.12429857" calcext:value-type="float">
            <text:p>0.12429857</text:p>
          </table:table-cell>
          <table:table-cell table:formula="of:=[.E1300]*100" office:value-type="float" office:value="0.188327" calcext:value-type="float">
            <text:p>0.188327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79.0641021729" calcext:value-type="float">
            <text:p>179.0641021729</text:p>
          </table:table-cell>
          <table:table-cell office:value-type="float" office:value="-0.0101653313" calcext:value-type="float">
            <text:p>-0.01016533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73723" calcext:value-type="float">
            <text:p>0.00173723</text:p>
          </table:table-cell>
          <table:table-cell office:value-type="float" office:value="-0.01498955" calcext:value-type="float">
            <text:p>-0.01498955</text:p>
          </table:table-cell>
          <table:table-cell office:value-type="float" office:value="-0.0001085598" calcext:value-type="float">
            <text:p>-0.0001085598</text:p>
          </table:table-cell>
          <table:table-cell office:value-type="float" office:value="1574" calcext:value-type="float">
            <text:p>1574</text:p>
          </table:table-cell>
          <table:table-cell table:formula="of:=[.D1301]*100" office:value-type="float" office:value="0.12429857" calcext:value-type="float">
            <text:p>0.12429857</text:p>
          </table:table-cell>
          <table:table-cell table:formula="of:=[.E1301]*100" office:value-type="float" office:value="0.173723" calcext:value-type="float">
            <text:p>0.173723</text:p>
          </table:table-cell>
        </table:table-row>
        <table:table-row table:style-name="ro1">
          <table:table-cell office:value-type="float" office:value="78.85" calcext:value-type="float">
            <text:p>78.85</text:p>
          </table:table-cell>
          <table:table-cell office:value-type="float" office:value="179.0459136963" calcext:value-type="float">
            <text:p>179.0459136963</text:p>
          </table:table-cell>
          <table:table-cell office:value-type="float" office:value="-0.0646732962" calcext:value-type="float">
            <text:p>-0.064673296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00322" calcext:value-type="float">
            <text:p>0.00200322</text:p>
          </table:table-cell>
          <table:table-cell office:value-type="float" office:value="-0.0233793" calcext:value-type="float">
            <text:p>-0.0233793</text:p>
          </table:table-cell>
          <table:table-cell office:value-type="float" office:value="-0.000118965" calcext:value-type="float">
            <text:p>-0.000118965</text:p>
          </table:table-cell>
          <table:table-cell office:value-type="float" office:value="1575" calcext:value-type="float">
            <text:p>1575</text:p>
          </table:table-cell>
          <table:table-cell table:formula="of:=[.D1302]*100" office:value-type="float" office:value="0.12429857" calcext:value-type="float">
            <text:p>0.12429857</text:p>
          </table:table-cell>
          <table:table-cell table:formula="of:=[.E1302]*100" office:value-type="float" office:value="0.200322" calcext:value-type="float">
            <text:p>0.200322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179.053024292" calcext:value-type="float">
            <text:p>179.053024292</text:p>
          </table:table-cell>
          <table:table-cell office:value-type="float" office:value="-0.0300291651" calcext:value-type="float">
            <text:p>-0.03002916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94952" calcext:value-type="float">
            <text:p>0.00194952</text:p>
          </table:table-cell>
          <table:table-cell office:value-type="float" office:value="-0.0233793" calcext:value-type="float">
            <text:p>-0.0233793</text:p>
          </table:table-cell>
          <table:table-cell office:value-type="float" office:value="-0.0001456029" calcext:value-type="float">
            <text:p>-0.0001456029</text:p>
          </table:table-cell>
          <table:table-cell office:value-type="float" office:value="1576" calcext:value-type="float">
            <text:p>1576</text:p>
          </table:table-cell>
          <table:table-cell table:formula="of:=[.D1303]*100" office:value-type="float" office:value="0.12429857" calcext:value-type="float">
            <text:p>0.12429857</text:p>
          </table:table-cell>
          <table:table-cell table:formula="of:=[.E1303]*100" office:value-type="float" office:value="0.194952" calcext:value-type="float">
            <text:p>0.194952</text:p>
          </table:table-cell>
        </table:table-row>
        <table:table-row table:style-name="ro1">
          <table:table-cell office:value-type="float" office:value="78.95" calcext:value-type="float">
            <text:p>78.95</text:p>
          </table:table-cell>
          <table:table-cell office:value-type="float" office:value="179.0458984375" calcext:value-type="float">
            <text:p>179.0458984375</text:p>
          </table:table-cell>
          <table:table-cell office:value-type="float" office:value="-0.0250842325" calcext:value-type="float">
            <text:p>-0.02508423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188079" calcext:value-type="float">
            <text:p>0.00188079</text:p>
          </table:table-cell>
          <table:table-cell office:value-type="float" office:value="-0.0233793" calcext:value-type="float">
            <text:p>-0.0233793</text:p>
          </table:table-cell>
          <table:table-cell office:value-type="float" office:value="-0.0001708083" calcext:value-type="float">
            <text:p>-0.0001708083</text:p>
          </table:table-cell>
          <table:table-cell office:value-type="float" office:value="1577" calcext:value-type="float">
            <text:p>1577</text:p>
          </table:table-cell>
          <table:table-cell table:formula="of:=[.D1304]*100" office:value-type="float" office:value="0.12429857" calcext:value-type="float">
            <text:p>0.12429857</text:p>
          </table:table-cell>
          <table:table-cell table:formula="of:=[.E1304]*100" office:value-type="float" office:value="0.188079" calcext:value-type="float">
            <text:p>0.1880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9.0528411865" calcext:value-type="float">
            <text:p>179.0528411865</text:p>
          </table:table-cell>
          <table:table-cell office:value-type="float" office:value="-0.1412812094" calcext:value-type="float">
            <text:p>-0.14128120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0939" calcext:value-type="float">
            <text:p>0.00260939</text:p>
          </table:table-cell>
          <table:table-cell office:value-type="float" office:value="-0.02880534" calcext:value-type="float">
            <text:p>-0.02880534</text:p>
          </table:table-cell>
          <table:table-cell office:value-type="float" office:value="-0.0000023345" calcext:value-type="float">
            <text:p>-2.3345E-06</text:p>
          </table:table-cell>
          <table:table-cell office:value-type="float" office:value="1578" calcext:value-type="float">
            <text:p>1578</text:p>
          </table:table-cell>
          <table:table-cell table:formula="of:=[.D1305]*100" office:value-type="float" office:value="0.12429857" calcext:value-type="float">
            <text:p>0.12429857</text:p>
          </table:table-cell>
          <table:table-cell table:formula="of:=[.E1305]*100" office:value-type="float" office:value="0.260939" calcext:value-type="float">
            <text:p>0.260939</text:p>
          </table:table-cell>
        </table:table-row>
        <table:table-row table:style-name="ro1">
          <table:table-cell office:value-type="float" office:value="79.05" calcext:value-type="float">
            <text:p>79.05</text:p>
          </table:table-cell>
          <table:table-cell office:value-type="float" office:value="179.0489807129" calcext:value-type="float">
            <text:p>179.0489807129</text:p>
          </table:table-cell>
          <table:table-cell office:value-type="float" office:value="-0.1620993128" calcext:value-type="float">
            <text:p>-0.16209931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23347" calcext:value-type="float">
            <text:p>0.00323347</text:p>
          </table:table-cell>
          <table:table-cell office:value-type="float" office:value="-0.02880534" calcext:value-type="float">
            <text:p>-0.02880534</text:p>
          </table:table-cell>
          <table:table-cell office:value-type="float" office:value="-0.0001064805" calcext:value-type="float">
            <text:p>-0.0001064805</text:p>
          </table:table-cell>
          <table:table-cell office:value-type="float" office:value="1579" calcext:value-type="float">
            <text:p>1579</text:p>
          </table:table-cell>
          <table:table-cell table:formula="of:=[.D1306]*100" office:value-type="float" office:value="0.12429857" calcext:value-type="float">
            <text:p>0.12429857</text:p>
          </table:table-cell>
          <table:table-cell table:formula="of:=[.E1306]*100" office:value-type="float" office:value="0.323347" calcext:value-type="float">
            <text:p>0.323347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179.058013916" calcext:value-type="float">
            <text:p>179.058013916</text:p>
          </table:table-cell>
          <table:table-cell office:value-type="float" office:value="-0.1848754238" calcext:value-type="float">
            <text:p>-0.18487542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0096" calcext:value-type="float">
            <text:p>0.00380096</text:p>
          </table:table-cell>
          <table:table-cell office:value-type="float" office:value="-0.03115228" calcext:value-type="float">
            <text:p>-0.03115228</text:p>
          </table:table-cell>
          <table:table-cell office:value-type="float" office:value="-0.0000960533" calcext:value-type="float">
            <text:p>-9.60533E-05</text:p>
          </table:table-cell>
          <table:table-cell office:value-type="float" office:value="1580" calcext:value-type="float">
            <text:p>1580</text:p>
          </table:table-cell>
          <table:table-cell table:formula="of:=[.D1307]*100" office:value-type="float" office:value="0.12429857" calcext:value-type="float">
            <text:p>0.12429857</text:p>
          </table:table-cell>
          <table:table-cell table:formula="of:=[.E1307]*100" office:value-type="float" office:value="0.380096" calcext:value-type="float">
            <text:p>0.380096</text:p>
          </table:table-cell>
        </table:table-row>
        <table:table-row table:style-name="ro1">
          <table:table-cell office:value-type="float" office:value="79.15" calcext:value-type="float">
            <text:p>79.15</text:p>
          </table:table-cell>
          <table:table-cell office:value-type="float" office:value="179.0722198486" calcext:value-type="float">
            <text:p>179.0722198486</text:p>
          </table:table-cell>
          <table:table-cell office:value-type="float" office:value="-0.3094157577" calcext:value-type="float">
            <text:p>-0.30941575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0897" calcext:value-type="float">
            <text:p>0.00500897</text:p>
          </table:table-cell>
          <table:table-cell office:value-type="float" office:value="-0.03115228" calcext:value-type="float">
            <text:p>-0.03115228</text:p>
          </table:table-cell>
          <table:table-cell office:value-type="float" office:value="0.000128586" calcext:value-type="float">
            <text:p>0.000128586</text:p>
          </table:table-cell>
          <table:table-cell office:value-type="float" office:value="1581" calcext:value-type="float">
            <text:p>1581</text:p>
          </table:table-cell>
          <table:table-cell table:formula="of:=[.D1308]*100" office:value-type="float" office:value="0.12429857" calcext:value-type="float">
            <text:p>0.12429857</text:p>
          </table:table-cell>
          <table:table-cell table:formula="of:=[.E1308]*100" office:value-type="float" office:value="0.500897" calcext:value-type="float">
            <text:p>0.50089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79.0780181885" calcext:value-type="float">
            <text:p>179.0780181885</text:p>
          </table:table-cell>
          <table:table-cell office:value-type="float" office:value="-0.3912146486" calcext:value-type="float">
            <text:p>-0.39121464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5878" calcext:value-type="float">
            <text:p>0.00635878</text:p>
          </table:table-cell>
          <table:table-cell office:value-type="float" office:value="-0.03115228" calcext:value-type="float">
            <text:p>-0.03115228</text:p>
          </table:table-cell>
          <table:table-cell office:value-type="float" office:value="0.0001860764" calcext:value-type="float">
            <text:p>0.0001860764</text:p>
          </table:table-cell>
          <table:table-cell office:value-type="float" office:value="1582" calcext:value-type="float">
            <text:p>1582</text:p>
          </table:table-cell>
          <table:table-cell table:formula="of:=[.D1309]*100" office:value-type="float" office:value="0.12429857" calcext:value-type="float">
            <text:p>0.12429857</text:p>
          </table:table-cell>
          <table:table-cell table:formula="of:=[.E1309]*100" office:value-type="float" office:value="0.635878" calcext:value-type="float">
            <text:p>0.635878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179.0879516602" calcext:value-type="float">
            <text:p>179.0879516602</text:p>
          </table:table-cell>
          <table:table-cell office:value-type="float" office:value="-0.514126696" calcext:value-type="float">
            <text:p>-0.5141266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07704" calcext:value-type="float">
            <text:p>0.00807704</text:p>
          </table:table-cell>
          <table:table-cell office:value-type="float" office:value="-0.03045284" calcext:value-type="float">
            <text:p>-0.03045284</text:p>
          </table:table-cell>
          <table:table-cell office:value-type="float" office:value="0.0003519366" calcext:value-type="float">
            <text:p>0.0003519366</text:p>
          </table:table-cell>
          <table:table-cell office:value-type="float" office:value="1583" calcext:value-type="float">
            <text:p>1583</text:p>
          </table:table-cell>
          <table:table-cell table:formula="of:=[.D1310]*100" office:value-type="float" office:value="0.12429857" calcext:value-type="float">
            <text:p>0.12429857</text:p>
          </table:table-cell>
          <table:table-cell table:formula="of:=[.E1310]*100" office:value-type="float" office:value="0.807704" calcext:value-type="float">
            <text:p>0.80770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179.0963439941" calcext:value-type="float">
            <text:p>179.0963439941</text:p>
          </table:table-cell>
          <table:table-cell office:value-type="float" office:value="-0.5534202418" calcext:value-type="float">
            <text:p>-0.55342024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48347" calcext:value-type="float">
            <text:p>0.00948347</text:p>
          </table:table-cell>
          <table:table-cell office:value-type="float" office:value="-0.03045284" calcext:value-type="float">
            <text:p>-0.03045284</text:p>
          </table:table-cell>
          <table:table-cell office:value-type="float" office:value="0.0002926779" calcext:value-type="float">
            <text:p>0.0002926779</text:p>
          </table:table-cell>
          <table:table-cell office:value-type="float" office:value="1584" calcext:value-type="float">
            <text:p>1584</text:p>
          </table:table-cell>
          <table:table-cell table:formula="of:=[.D1311]*100" office:value-type="float" office:value="0.12429857" calcext:value-type="float">
            <text:p>0.12429857</text:p>
          </table:table-cell>
          <table:table-cell table:formula="of:=[.E1311]*100" office:value-type="float" office:value="0.948347" calcext:value-type="float">
            <text:p>0.948347</text:p>
          </table:table-cell>
        </table:table-row>
        <table:table-row table:style-name="ro1">
          <table:table-cell office:value-type="float" office:value="79.35" calcext:value-type="float">
            <text:p>79.35</text:p>
          </table:table-cell>
          <table:table-cell office:value-type="float" office:value="179.0864715576" calcext:value-type="float">
            <text:p>179.0864715576</text:p>
          </table:table-cell>
          <table:table-cell office:value-type="float" office:value="-0.644714918" calcext:value-type="float">
            <text:p>-0.6447149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02873" calcext:value-type="float">
            <text:p>0.01102873</text:p>
          </table:table-cell>
          <table:table-cell office:value-type="float" office:value="-0.03045284" calcext:value-type="float">
            <text:p>-0.03045284</text:p>
          </table:table-cell>
          <table:table-cell office:value-type="float" office:value="0.0003259675" calcext:value-type="float">
            <text:p>0.0003259675</text:p>
          </table:table-cell>
          <table:table-cell office:value-type="float" office:value="1585" calcext:value-type="float">
            <text:p>1585</text:p>
          </table:table-cell>
          <table:table-cell table:formula="of:=[.D1312]*100" office:value-type="float" office:value="0.12429857" calcext:value-type="float">
            <text:p>0.12429857</text:p>
          </table:table-cell>
          <table:table-cell table:formula="of:=[.E1312]*100" office:value-type="float" office:value="1.102873" calcext:value-type="float">
            <text:p>1.102873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79.0789794922" calcext:value-type="float">
            <text:p>179.0789794922</text:p>
          </table:table-cell>
          <table:table-cell office:value-type="float" office:value="-0.6840792096" calcext:value-type="float">
            <text:p>-0.68407920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32039" calcext:value-type="float">
            <text:p>0.01232039</text:p>
          </table:table-cell>
          <table:table-cell office:value-type="float" office:value="-0.0269551" calcext:value-type="float">
            <text:p>-0.0269551</text:p>
          </table:table-cell>
          <table:table-cell office:value-type="float" office:value="0.000428838" calcext:value-type="float">
            <text:p>0.000428838</text:p>
          </table:table-cell>
          <table:table-cell office:value-type="float" office:value="1586" calcext:value-type="float">
            <text:p>1586</text:p>
          </table:table-cell>
          <table:table-cell table:formula="of:=[.D1313]*100" office:value-type="float" office:value="0.12429857" calcext:value-type="float">
            <text:p>0.12429857</text:p>
          </table:table-cell>
          <table:table-cell table:formula="of:=[.E1313]*100" office:value-type="float" office:value="1.232039" calcext:value-type="float">
            <text:p>1.232039</text:p>
          </table:table-cell>
        </table:table-row>
        <table:table-row table:style-name="ro1">
          <table:table-cell office:value-type="float" office:value="79.45" calcext:value-type="float">
            <text:p>79.45</text:p>
          </table:table-cell>
          <table:table-cell office:value-type="float" office:value="179.0808410645" calcext:value-type="float">
            <text:p>179.0808410645</text:p>
          </table:table-cell>
          <table:table-cell office:value-type="float" office:value="-0.759169575" calcext:value-type="float">
            <text:p>-0.7591695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68121" calcext:value-type="float">
            <text:p>0.01368121</text:p>
          </table:table-cell>
          <table:table-cell office:value-type="float" office:value="-0.0269551" calcext:value-type="float">
            <text:p>-0.0269551</text:p>
          </table:table-cell>
          <table:table-cell office:value-type="float" office:value="0.0004971382" calcext:value-type="float">
            <text:p>0.0004971382</text:p>
          </table:table-cell>
          <table:table-cell office:value-type="float" office:value="1587" calcext:value-type="float">
            <text:p>1587</text:p>
          </table:table-cell>
          <table:table-cell table:formula="of:=[.D1314]*100" office:value-type="float" office:value="0.12429857" calcext:value-type="float">
            <text:p>0.12429857</text:p>
          </table:table-cell>
          <table:table-cell table:formula="of:=[.E1314]*100" office:value-type="float" office:value="1.368121" calcext:value-type="float">
            <text:p>1.368121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79.0677032471" calcext:value-type="float">
            <text:p>179.0677032471</text:p>
          </table:table-cell>
          <table:table-cell office:value-type="float" office:value="-0.7670665553" calcext:value-type="float">
            <text:p>-0.76706655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6403" calcext:value-type="float">
            <text:p>0.0146403</text:p>
          </table:table-cell>
          <table:table-cell office:value-type="float" office:value="-0.02110863" calcext:value-type="float">
            <text:p>-0.02110863</text:p>
          </table:table-cell>
          <table:table-cell office:value-type="float" office:value="0.0003633232" calcext:value-type="float">
            <text:p>0.0003633232</text:p>
          </table:table-cell>
          <table:table-cell office:value-type="float" office:value="1588" calcext:value-type="float">
            <text:p>1588</text:p>
          </table:table-cell>
          <table:table-cell table:formula="of:=[.D1315]*100" office:value-type="float" office:value="0.12429857" calcext:value-type="float">
            <text:p>0.12429857</text:p>
          </table:table-cell>
          <table:table-cell table:formula="of:=[.E1315]*100" office:value-type="float" office:value="1.46403" calcext:value-type="float">
            <text:p>1.46403</text:p>
          </table:table-cell>
        </table:table-row>
        <table:table-row table:style-name="ro1">
          <table:table-cell office:value-type="float" office:value="79.56" calcext:value-type="float">
            <text:p>79.56</text:p>
          </table:table-cell>
          <table:table-cell office:value-type="float" office:value="179.068862915" calcext:value-type="float">
            <text:p>179.068862915</text:p>
          </table:table-cell>
          <table:table-cell office:value-type="float" office:value="-0.8038120042" calcext:value-type="float">
            <text:p>-0.80381200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52405" calcext:value-type="float">
            <text:p>0.01552405</text:p>
          </table:table-cell>
          <table:table-cell office:value-type="float" office:value="-0.02110863" calcext:value-type="float">
            <text:p>-0.02110863</text:p>
          </table:table-cell>
          <table:table-cell office:value-type="float" office:value="0.0003786331" calcext:value-type="float">
            <text:p>0.0003786331</text:p>
          </table:table-cell>
          <table:table-cell office:value-type="float" office:value="1589" calcext:value-type="float">
            <text:p>1589</text:p>
          </table:table-cell>
          <table:table-cell table:formula="of:=[.D1316]*100" office:value-type="float" office:value="0.12429857" calcext:value-type="float">
            <text:p>0.12429857</text:p>
          </table:table-cell>
          <table:table-cell table:formula="of:=[.E1316]*100" office:value-type="float" office:value="1.552405" calcext:value-type="float">
            <text:p>1.552405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79.0669250488" calcext:value-type="float">
            <text:p>179.0669250488</text:p>
          </table:table-cell>
          <table:table-cell office:value-type="float" office:value="-0.8103971169" calcext:value-type="float">
            <text:p>-0.81039711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15661" calcext:value-type="float">
            <text:p>0.01615661</text:p>
          </table:table-cell>
          <table:table-cell office:value-type="float" office:value="-0.01778732" calcext:value-type="float">
            <text:p>-0.01778732</text:p>
          </table:table-cell>
          <table:table-cell office:value-type="float" office:value="0.000359274" calcext:value-type="float">
            <text:p>0.000359274</text:p>
          </table:table-cell>
          <table:table-cell office:value-type="float" office:value="1590" calcext:value-type="float">
            <text:p>1590</text:p>
          </table:table-cell>
          <table:table-cell table:formula="of:=[.D1317]*100" office:value-type="float" office:value="0.12429857" calcext:value-type="float">
            <text:p>0.12429857</text:p>
          </table:table-cell>
          <table:table-cell table:formula="of:=[.E1317]*100" office:value-type="float" office:value="1.615661" calcext:value-type="float">
            <text:p>1.615661</text:p>
          </table:table-cell>
        </table:table-row>
        <table:table-row table:style-name="ro1">
          <table:table-cell office:value-type="float" office:value="79.65" calcext:value-type="float">
            <text:p>79.65</text:p>
          </table:table-cell>
          <table:table-cell office:value-type="float" office:value="179.0781097412" calcext:value-type="float">
            <text:p>179.0781097412</text:p>
          </table:table-cell>
          <table:table-cell office:value-type="float" office:value="-0.8014114461" calcext:value-type="float">
            <text:p>-0.8014114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51808" calcext:value-type="float">
            <text:p>0.01651808</text:p>
          </table:table-cell>
          <table:table-cell office:value-type="float" office:value="-0.01354484" calcext:value-type="float">
            <text:p>-0.01354484</text:p>
          </table:table-cell>
          <table:table-cell office:value-type="float" office:value="0.0003980609" calcext:value-type="float">
            <text:p>0.0003980609</text:p>
          </table:table-cell>
          <table:table-cell office:value-type="float" office:value="1591" calcext:value-type="float">
            <text:p>1591</text:p>
          </table:table-cell>
          <table:table-cell table:formula="of:=[.D1318]*100" office:value-type="float" office:value="0.12429857" calcext:value-type="float">
            <text:p>0.12429857</text:p>
          </table:table-cell>
          <table:table-cell table:formula="of:=[.E1318]*100" office:value-type="float" office:value="1.651808" calcext:value-type="float">
            <text:p>1.651808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179.0791473389" calcext:value-type="float">
            <text:p>179.0791473389</text:p>
          </table:table-cell>
          <table:table-cell office:value-type="float" office:value="-0.7164530683" calcext:value-type="float">
            <text:p>-0.71645306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619266" calcext:value-type="float">
            <text:p>0.01619266</text:p>
          </table:table-cell>
          <table:table-cell office:value-type="float" office:value="-0.01354484" calcext:value-type="float">
            <text:p>-0.01354484</text:p>
          </table:table-cell>
          <table:table-cell office:value-type="float" office:value="0.0001519868" calcext:value-type="float">
            <text:p>0.0001519868</text:p>
          </table:table-cell>
          <table:table-cell office:value-type="float" office:value="1592" calcext:value-type="float">
            <text:p>1592</text:p>
          </table:table-cell>
          <table:table-cell table:formula="of:=[.D1319]*100" office:value-type="float" office:value="0.12429857" calcext:value-type="float">
            <text:p>0.12429857</text:p>
          </table:table-cell>
          <table:table-cell table:formula="of:=[.E1319]*100" office:value-type="float" office:value="1.619266" calcext:value-type="float">
            <text:p>1.619266</text:p>
          </table:table-cell>
        </table:table-row>
        <table:table-row table:style-name="ro1">
          <table:table-cell office:value-type="float" office:value="79.76" calcext:value-type="float">
            <text:p>79.76</text:p>
          </table:table-cell>
          <table:table-cell office:value-type="float" office:value="179.0780944824" calcext:value-type="float">
            <text:p>179.0780944824</text:p>
          </table:table-cell>
          <table:table-cell office:value-type="float" office:value="-0.7069951757" calcext:value-type="float">
            <text:p>-0.70699517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91287" calcext:value-type="float">
            <text:p>0.01591287</text:p>
          </table:table-cell>
          <table:table-cell office:value-type="float" office:value="-0.00976208" calcext:value-type="float">
            <text:p>-0.00976208</text:p>
          </table:table-cell>
          <table:table-cell office:value-type="float" office:value="0.0001740524" calcext:value-type="float">
            <text:p>0.0001740524</text:p>
          </table:table-cell>
          <table:table-cell office:value-type="float" office:value="1593" calcext:value-type="float">
            <text:p>1593</text:p>
          </table:table-cell>
          <table:table-cell table:formula="of:=[.D1320]*100" office:value-type="float" office:value="0.12429857" calcext:value-type="float">
            <text:p>0.12429857</text:p>
          </table:table-cell>
          <table:table-cell table:formula="of:=[.E1320]*100" office:value-type="float" office:value="1.591287" calcext:value-type="float">
            <text:p>1.591287</text:p>
          </table:table-cell>
        </table:table-row>
        <table:table-row table:style-name="ro1">
          <table:table-cell office:value-type="float" office:value="79.81" calcext:value-type="float">
            <text:p>79.81</text:p>
          </table:table-cell>
          <table:table-cell office:value-type="float" office:value="179.0877990723" calcext:value-type="float">
            <text:p>179.0877990723</text:p>
          </table:table-cell>
          <table:table-cell office:value-type="float" office:value="-0.6636059029" calcext:value-type="float">
            <text:p>-0.663605902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543732" calcext:value-type="float">
            <text:p>0.01543732</text:p>
          </table:table-cell>
          <table:table-cell office:value-type="float" office:value="-0.00505735" calcext:value-type="float">
            <text:p>-0.00505735</text:p>
          </table:table-cell>
          <table:table-cell office:value-type="float" office:value="0.0001772209" calcext:value-type="float">
            <text:p>0.0001772209</text:p>
          </table:table-cell>
          <table:table-cell office:value-type="float" office:value="1594" calcext:value-type="float">
            <text:p>1594</text:p>
          </table:table-cell>
          <table:table-cell table:formula="of:=[.D1321]*100" office:value-type="float" office:value="0.12429857" calcext:value-type="float">
            <text:p>0.12429857</text:p>
          </table:table-cell>
          <table:table-cell table:formula="of:=[.E1321]*100" office:value-type="float" office:value="1.543732" calcext:value-type="float">
            <text:p>1.543732</text:p>
          </table:table-cell>
        </table:table-row>
        <table:table-row table:style-name="ro1">
          <table:table-cell office:value-type="float" office:value="79.86" calcext:value-type="float">
            <text:p>79.86</text:p>
          </table:table-cell>
          <table:table-cell office:value-type="float" office:value="179.0723114014" calcext:value-type="float">
            <text:p>179.0723114014</text:p>
          </table:table-cell>
          <table:table-cell office:value-type="float" office:value="-0.5587552671" calcext:value-type="float">
            <text:p>-0.55875526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442179" calcext:value-type="float">
            <text:p>0.01442179</text:p>
          </table:table-cell>
          <table:table-cell office:value-type="float" office:value="-0.00505735" calcext:value-type="float">
            <text:p>-0.00505735</text:p>
          </table:table-cell>
          <table:table-cell office:value-type="float" office:value="0.000045522" calcext:value-type="float">
            <text:p>0.000045522</text:p>
          </table:table-cell>
          <table:table-cell office:value-type="float" office:value="1595" calcext:value-type="float">
            <text:p>1595</text:p>
          </table:table-cell>
          <table:table-cell table:formula="of:=[.D1322]*100" office:value-type="float" office:value="0.12429857" calcext:value-type="float">
            <text:p>0.12429857</text:p>
          </table:table-cell>
          <table:table-cell table:formula="of:=[.E1322]*100" office:value-type="float" office:value="1.442179" calcext:value-type="float">
            <text:p>1.442179</text:p>
          </table:table-cell>
        </table:table-row>
        <table:table-row table:style-name="ro1">
          <table:table-cell office:value-type="float" office:value="79.91" calcext:value-type="float">
            <text:p>79.91</text:p>
          </table:table-cell>
          <table:table-cell office:value-type="float" office:value="179.0666351318" calcext:value-type="float">
            <text:p>179.0666351318</text:p>
          </table:table-cell>
          <table:table-cell office:value-type="float" office:value="-0.5190537754" calcext:value-type="float">
            <text:p>-0.51905377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348074" calcext:value-type="float">
            <text:p>0.01348074</text:p>
          </table:table-cell>
          <table:table-cell office:value-type="float" office:value="0.0035168" calcext:value-type="float">
            <text:p>0.0035168</text:p>
          </table:table-cell>
          <table:table-cell office:value-type="float" office:value="0.0000607331" calcext:value-type="float">
            <text:p>6.07331E-05</text:p>
          </table:table-cell>
          <table:table-cell office:value-type="float" office:value="1596" calcext:value-type="float">
            <text:p>1596</text:p>
          </table:table-cell>
          <table:table-cell table:formula="of:=[.D1323]*100" office:value-type="float" office:value="0.12429857" calcext:value-type="float">
            <text:p>0.12429857</text:p>
          </table:table-cell>
          <table:table-cell table:formula="of:=[.E1323]*100" office:value-type="float" office:value="1.348074" calcext:value-type="float">
            <text:p>1.348074</text:p>
          </table:table-cell>
        </table:table-row>
        <table:table-row table:style-name="ro1">
          <table:table-cell office:value-type="float" office:value="79.96" calcext:value-type="float">
            <text:p>79.96</text:p>
          </table:table-cell>
          <table:table-cell office:value-type="float" office:value="179.0553283691" calcext:value-type="float">
            <text:p>179.0553283691</text:p>
          </table:table-cell>
          <table:table-cell office:value-type="float" office:value="-0.4377159987" calcext:value-type="float">
            <text:p>-0.43771599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231183" calcext:value-type="float">
            <text:p>0.01231183</text:p>
          </table:table-cell>
          <table:table-cell office:value-type="float" office:value="0.0035168" calcext:value-type="float">
            <text:p>0.0035168</text:p>
          </table:table-cell>
          <table:table-cell office:value-type="float" office:value="-0.0000716008" calcext:value-type="float">
            <text:p>-7.16008E-05</text:p>
          </table:table-cell>
          <table:table-cell office:value-type="float" office:value="1597" calcext:value-type="float">
            <text:p>1597</text:p>
          </table:table-cell>
          <table:table-cell table:formula="of:=[.D1324]*100" office:value-type="float" office:value="0.12429857" calcext:value-type="float">
            <text:p>0.12429857</text:p>
          </table:table-cell>
          <table:table-cell table:formula="of:=[.E1324]*100" office:value-type="float" office:value="1.231183" calcext:value-type="float">
            <text:p>1.231183</text:p>
          </table:table-cell>
        </table:table-row>
        <table:table-row table:style-name="ro1">
          <table:table-cell office:value-type="float" office:value="80.01" calcext:value-type="float">
            <text:p>80.01</text:p>
          </table:table-cell>
          <table:table-cell office:value-type="float" office:value="179.0347137451" calcext:value-type="float">
            <text:p>179.0347137451</text:p>
          </table:table-cell>
          <table:table-cell office:value-type="float" office:value="-0.415825424" calcext:value-type="float">
            <text:p>-0.415825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1138731" calcext:value-type="float">
            <text:p>0.01138731</text:p>
          </table:table-cell>
          <table:table-cell office:value-type="float" office:value="0.0070735" calcext:value-type="float">
            <text:p>0.0070735</text:p>
          </table:table-cell>
          <table:table-cell office:value-type="float" office:value="-0.0001454324" calcext:value-type="float">
            <text:p>-0.0001454324</text:p>
          </table:table-cell>
          <table:table-cell office:value-type="float" office:value="1598" calcext:value-type="float">
            <text:p>1598</text:p>
          </table:table-cell>
          <table:table-cell table:formula="of:=[.D1325]*100" office:value-type="float" office:value="0.12429857" calcext:value-type="float">
            <text:p>0.12429857</text:p>
          </table:table-cell>
          <table:table-cell table:formula="of:=[.E1325]*100" office:value-type="float" office:value="1.138731" calcext:value-type="float">
            <text:p>1.138731</text:p>
          </table:table-cell>
        </table:table-row>
        <table:table-row table:style-name="ro1">
          <table:table-cell office:value-type="float" office:value="80.06" calcext:value-type="float">
            <text:p>80.06</text:p>
          </table:table-cell>
          <table:table-cell office:value-type="float" office:value="179.0235137939" calcext:value-type="float">
            <text:p>179.0235137939</text:p>
          </table:table-cell>
          <table:table-cell office:value-type="float" office:value="-0.2873799969" calcext:value-type="float">
            <text:p>-0.28737999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991546" calcext:value-type="float">
            <text:p>0.00991546</text:p>
          </table:table-cell>
          <table:table-cell office:value-type="float" office:value="0.01136527" calcext:value-type="float">
            <text:p>0.01136527</text:p>
          </table:table-cell>
          <table:table-cell office:value-type="float" office:value="-0.0003128015" calcext:value-type="float">
            <text:p>-0.0003128015</text:p>
          </table:table-cell>
          <table:table-cell office:value-type="float" office:value="1599" calcext:value-type="float">
            <text:p>1599</text:p>
          </table:table-cell>
          <table:table-cell table:formula="of:=[.D1326]*100" office:value-type="float" office:value="0.12429857" calcext:value-type="float">
            <text:p>0.12429857</text:p>
          </table:table-cell>
          <table:table-cell table:formula="of:=[.E1326]*100" office:value-type="float" office:value="0.991546" calcext:value-type="float">
            <text:p>0.991546</text:p>
          </table:table-cell>
        </table:table-row>
        <table:table-row table:style-name="ro1">
          <table:table-cell office:value-type="float" office:value="80.11" calcext:value-type="float">
            <text:p>80.11</text:p>
          </table:table-cell>
          <table:table-cell office:value-type="float" office:value="179.0283355713" calcext:value-type="float">
            <text:p>179.0283355713</text:p>
          </table:table-cell>
          <table:table-cell office:value-type="float" office:value="-0.2902339615" calcext:value-type="float">
            <text:p>-0.29023396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95407" calcext:value-type="float">
            <text:p>0.00895407</text:p>
          </table:table-cell>
          <table:table-cell office:value-type="float" office:value="0.01136527" calcext:value-type="float">
            <text:p>0.01136527</text:p>
          </table:table-cell>
          <table:table-cell office:value-type="float" office:value="-0.0001757293" calcext:value-type="float">
            <text:p>-0.0001757293</text:p>
          </table:table-cell>
          <table:table-cell office:value-type="float" office:value="1600" calcext:value-type="float">
            <text:p>1600</text:p>
          </table:table-cell>
          <table:table-cell table:formula="of:=[.D1327]*100" office:value-type="float" office:value="0.12429857" calcext:value-type="float">
            <text:p>0.12429857</text:p>
          </table:table-cell>
          <table:table-cell table:formula="of:=[.E1327]*100" office:value-type="float" office:value="0.895407" calcext:value-type="float">
            <text:p>0.895407</text:p>
          </table:table-cell>
        </table:table-row>
        <table:table-row table:style-name="ro1">
          <table:table-cell office:value-type="float" office:value="80.16" calcext:value-type="float">
            <text:p>80.16</text:p>
          </table:table-cell>
          <table:table-cell office:value-type="float" office:value="179.0426940918" calcext:value-type="float">
            <text:p>179.0426940918</text:p>
          </table:table-cell>
          <table:table-cell office:value-type="float" office:value="-0.2630138657" calcext:value-type="float">
            <text:p>-0.26301386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813227" calcext:value-type="float">
            <text:p>0.00813227</text:p>
          </table:table-cell>
          <table:table-cell office:value-type="float" office:value="0.01785746" calcext:value-type="float">
            <text:p>0.01785746</text:p>
          </table:table-cell>
          <table:table-cell office:value-type="float" office:value="-0.000251641" calcext:value-type="float">
            <text:p>-0.000251641</text:p>
          </table:table-cell>
          <table:table-cell office:value-type="float" office:value="1601" calcext:value-type="float">
            <text:p>1601</text:p>
          </table:table-cell>
          <table:table-cell table:formula="of:=[.D1328]*100" office:value-type="float" office:value="0.12429857" calcext:value-type="float">
            <text:p>0.12429857</text:p>
          </table:table-cell>
          <table:table-cell table:formula="of:=[.E1328]*100" office:value-type="float" office:value="0.813227" calcext:value-type="float">
            <text:p>0.813227</text:p>
          </table:table-cell>
        </table:table-row>
        <table:table-row table:style-name="ro1">
          <table:table-cell office:value-type="float" office:value="80.21" calcext:value-type="float">
            <text:p>80.21</text:p>
          </table:table-cell>
          <table:table-cell office:value-type="float" office:value="179.0393371582" calcext:value-type="float">
            <text:p>179.0393371582</text:p>
          </table:table-cell>
          <table:table-cell office:value-type="float" office:value="-0.2682750461" calcext:value-type="float">
            <text:p>-0.2682750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1992" calcext:value-type="float">
            <text:p>0.00761992</text:p>
          </table:table-cell>
          <table:table-cell office:value-type="float" office:value="0.01785746" calcext:value-type="float">
            <text:p>0.01785746</text:p>
          </table:table-cell>
          <table:table-cell office:value-type="float" office:value="-0.0001758515" calcext:value-type="float">
            <text:p>-0.0001758515</text:p>
          </table:table-cell>
          <table:table-cell office:value-type="float" office:value="1602" calcext:value-type="float">
            <text:p>1602</text:p>
          </table:table-cell>
          <table:table-cell table:formula="of:=[.D1329]*100" office:value-type="float" office:value="0.12429857" calcext:value-type="float">
            <text:p>0.12429857</text:p>
          </table:table-cell>
          <table:table-cell table:formula="of:=[.E1329]*100" office:value-type="float" office:value="0.761992" calcext:value-type="float">
            <text:p>0.761992</text:p>
          </table:table-cell>
        </table:table-row>
        <table:table-row table:style-name="ro1">
          <table:table-cell office:value-type="float" office:value="80.26" calcext:value-type="float">
            <text:p>80.26</text:p>
          </table:table-cell>
          <table:table-cell office:value-type="float" office:value="179.0334777832" calcext:value-type="float">
            <text:p>179.0334777832</text:p>
          </table:table-cell>
          <table:table-cell office:value-type="float" office:value="-0.2592899151" calcext:value-type="float">
            <text:p>-0.25928991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21876" calcext:value-type="float">
            <text:p>0.00721876</text:p>
          </table:table-cell>
          <table:table-cell office:value-type="float" office:value="0.02004718" calcext:value-type="float">
            <text:p>0.02004718</text:p>
          </table:table-cell>
          <table:table-cell office:value-type="float" office:value="-0.0001540761" calcext:value-type="float">
            <text:p>-0.0001540761</text:p>
          </table:table-cell>
          <table:table-cell office:value-type="float" office:value="1603" calcext:value-type="float">
            <text:p>1603</text:p>
          </table:table-cell>
          <table:table-cell table:formula="of:=[.D1330]*100" office:value-type="float" office:value="0.12429857" calcext:value-type="float">
            <text:p>0.12429857</text:p>
          </table:table-cell>
          <table:table-cell table:formula="of:=[.E1330]*100" office:value-type="float" office:value="0.721876" calcext:value-type="float">
            <text:p>0.721876</text:p>
          </table:table-cell>
        </table:table-row>
        <table:table-row table:style-name="ro1">
          <table:table-cell office:value-type="float" office:value="80.31" calcext:value-type="float">
            <text:p>80.31</text:p>
          </table:table-cell>
          <table:table-cell office:value-type="float" office:value="179.0400848389" calcext:value-type="float">
            <text:p>179.0400848389</text:p>
          </table:table-cell>
          <table:table-cell office:value-type="float" office:value="-0.2375664871" calcext:value-type="float">
            <text:p>-0.237566487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80676" calcext:value-type="float">
            <text:p>0.00680676</text:p>
          </table:table-cell>
          <table:table-cell office:value-type="float" office:value="0.022576" calcext:value-type="float">
            <text:p>0.022576</text:p>
          </table:table-cell>
          <table:table-cell office:value-type="float" office:value="-0.0002944228" calcext:value-type="float">
            <text:p>-0.0002944228</text:p>
          </table:table-cell>
          <table:table-cell office:value-type="float" office:value="1604" calcext:value-type="float">
            <text:p>1604</text:p>
          </table:table-cell>
          <table:table-cell table:formula="of:=[.D1331]*100" office:value-type="float" office:value="0.12429857" calcext:value-type="float">
            <text:p>0.12429857</text:p>
          </table:table-cell>
          <table:table-cell table:formula="of:=[.E1331]*100" office:value-type="float" office:value="0.680676" calcext:value-type="float">
            <text:p>0.680676</text:p>
          </table:table-cell>
        </table:table-row>
        <table:table-row table:style-name="ro1">
          <table:table-cell office:value-type="float" office:value="80.36" calcext:value-type="float">
            <text:p>80.36</text:p>
          </table:table-cell>
          <table:table-cell office:value-type="float" office:value="179.062713623" calcext:value-type="float">
            <text:p>179.062713623</text:p>
          </table:table-cell>
          <table:table-cell office:value-type="float" office:value="-0.2633850897" calcext:value-type="float">
            <text:p>-0.26338508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7044" calcext:value-type="float">
            <text:p>0.0067044</text:p>
          </table:table-cell>
          <table:table-cell office:value-type="float" office:value="0.022576" calcext:value-type="float">
            <text:p>0.022576</text:p>
          </table:table-cell>
          <table:table-cell office:value-type="float" office:value="-0.0001293003" calcext:value-type="float">
            <text:p>-0.0001293003</text:p>
          </table:table-cell>
          <table:table-cell office:value-type="float" office:value="1605" calcext:value-type="float">
            <text:p>1605</text:p>
          </table:table-cell>
          <table:table-cell table:formula="of:=[.D1332]*100" office:value-type="float" office:value="0.12429857" calcext:value-type="float">
            <text:p>0.12429857</text:p>
          </table:table-cell>
          <table:table-cell table:formula="of:=[.E1332]*100" office:value-type="float" office:value="0.67044" calcext:value-type="float">
            <text:p>0.67044</text:p>
          </table:table-cell>
        </table:table-row>
        <table:table-row table:style-name="ro1">
          <table:table-cell office:value-type="float" office:value="80.41" calcext:value-type="float">
            <text:p>80.41</text:p>
          </table:table-cell>
          <table:table-cell office:value-type="float" office:value="179.0659637451" calcext:value-type="float">
            <text:p>179.0659637451</text:p>
          </table:table-cell>
          <table:table-cell office:value-type="float" office:value="-0.3107370438" calcext:value-type="float">
            <text:p>-0.31073704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5178" calcext:value-type="float">
            <text:p>0.00695178</text:p>
          </table:table-cell>
          <table:table-cell office:value-type="float" office:value="0.02393863" calcext:value-type="float">
            <text:p>0.02393863</text:p>
          </table:table-cell>
          <table:table-cell office:value-type="float" office:value="0.0000459675" calcext:value-type="float">
            <text:p>4.59675E-05</text:p>
          </table:table-cell>
          <table:table-cell office:value-type="float" office:value="1606" calcext:value-type="float">
            <text:p>1606</text:p>
          </table:table-cell>
          <table:table-cell table:formula="of:=[.D1333]*100" office:value-type="float" office:value="0.12429857" calcext:value-type="float">
            <text:p>0.12429857</text:p>
          </table:table-cell>
          <table:table-cell table:formula="of:=[.E1333]*100" office:value-type="float" office:value="0.695178" calcext:value-type="float">
            <text:p>0.695178</text:p>
          </table:table-cell>
        </table:table-row>
        <table:table-row table:style-name="ro1">
          <table:table-cell office:value-type="float" office:value="80.46" calcext:value-type="float">
            <text:p>80.46</text:p>
          </table:table-cell>
          <table:table-cell office:value-type="float" office:value="179.0681610107" calcext:value-type="float">
            <text:p>179.0681610107</text:p>
          </table:table-cell>
          <table:table-cell office:value-type="float" office:value="-0.3131927104" calcext:value-type="float">
            <text:p>-0.31319271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3294" calcext:value-type="float">
            <text:p>0.00713294</text:p>
          </table:table-cell>
          <table:table-cell office:value-type="float" office:value="0.02536981" calcext:value-type="float">
            <text:p>0.02536981</text:p>
          </table:table-cell>
          <table:table-cell office:value-type="float" office:value="-0.0000164496" calcext:value-type="float">
            <text:p>-1.64496E-05</text:p>
          </table:table-cell>
          <table:table-cell office:value-type="float" office:value="1607" calcext:value-type="float">
            <text:p>1607</text:p>
          </table:table-cell>
          <table:table-cell table:formula="of:=[.D1334]*100" office:value-type="float" office:value="0.12429857" calcext:value-type="float">
            <text:p>0.12429857</text:p>
          </table:table-cell>
          <table:table-cell table:formula="of:=[.E1334]*100" office:value-type="float" office:value="0.713294" calcext:value-type="float">
            <text:p>0.713294</text:p>
          </table:table-cell>
        </table:table-row>
        <table:table-row table:style-name="ro1">
          <table:table-cell office:value-type="float" office:value="80.51" calcext:value-type="float">
            <text:p>80.51</text:p>
          </table:table-cell>
          <table:table-cell office:value-type="float" office:value="179.0605010986" calcext:value-type="float">
            <text:p>179.0605010986</text:p>
          </table:table-cell>
          <table:table-cell office:value-type="float" office:value="-0.2992594597" calcext:value-type="float">
            <text:p>-0.29925945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16075" calcext:value-type="float">
            <text:p>0.00716075</text:p>
          </table:table-cell>
          <table:table-cell office:value-type="float" office:value="0.02595635" calcext:value-type="float">
            <text:p>0.02595635</text:p>
          </table:table-cell>
          <table:table-cell office:value-type="float" office:value="0.0000582525" calcext:value-type="float">
            <text:p>5.82525E-05</text:p>
          </table:table-cell>
          <table:table-cell office:value-type="float" office:value="1608" calcext:value-type="float">
            <text:p>1608</text:p>
          </table:table-cell>
          <table:table-cell table:formula="of:=[.D1335]*100" office:value-type="float" office:value="0.12429857" calcext:value-type="float">
            <text:p>0.12429857</text:p>
          </table:table-cell>
          <table:table-cell table:formula="of:=[.E1335]*100" office:value-type="float" office:value="0.716075" calcext:value-type="float">
            <text:p>0.716075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  <table:table-cell office:value-type="float" office:value="179.069732666" calcext:value-type="float">
            <text:p>179.069732666</text:p>
          </table:table-cell>
          <table:table-cell office:value-type="float" office:value="-0.3509406738" calcext:value-type="float">
            <text:p>-0.35094067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5237" calcext:value-type="float">
            <text:p>0.0075237</text:p>
          </table:table-cell>
          <table:table-cell office:value-type="float" office:value="0.02631894" calcext:value-type="float">
            <text:p>0.02631894</text:p>
          </table:table-cell>
          <table:table-cell office:value-type="float" office:value="0.0001417595" calcext:value-type="float">
            <text:p>0.0001417595</text:p>
          </table:table-cell>
          <table:table-cell office:value-type="float" office:value="1609" calcext:value-type="float">
            <text:p>1609</text:p>
          </table:table-cell>
          <table:table-cell table:formula="of:=[.D1336]*100" office:value-type="float" office:value="0.12429857" calcext:value-type="float">
            <text:p>0.12429857</text:p>
          </table:table-cell>
          <table:table-cell table:formula="of:=[.E1336]*100" office:value-type="float" office:value="0.75237" calcext:value-type="float">
            <text:p>0.75237</text:p>
          </table:table-cell>
        </table:table-row>
        <table:table-row table:style-name="ro1">
          <table:table-cell office:value-type="float" office:value="80.61" calcext:value-type="float">
            <text:p>80.61</text:p>
          </table:table-cell>
          <table:table-cell office:value-type="float" office:value="179.0742950439" calcext:value-type="float">
            <text:p>179.0742950439</text:p>
          </table:table-cell>
          <table:table-cell office:value-type="float" office:value="-0.3847343057" calcext:value-type="float">
            <text:p>-0.38473430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99068" calcext:value-type="float">
            <text:p>0.00799068</text:p>
          </table:table-cell>
          <table:table-cell office:value-type="float" office:value="0.02631894" calcext:value-type="float">
            <text:p>0.02631894</text:p>
          </table:table-cell>
          <table:table-cell office:value-type="float" office:value="0.0002134003" calcext:value-type="float">
            <text:p>0.0002134003</text:p>
          </table:table-cell>
          <table:table-cell office:value-type="float" office:value="1610" calcext:value-type="float">
            <text:p>1610</text:p>
          </table:table-cell>
          <table:table-cell table:formula="of:=[.D1337]*100" office:value-type="float" office:value="0.12429857" calcext:value-type="float">
            <text:p>0.12429857</text:p>
          </table:table-cell>
          <table:table-cell table:formula="of:=[.E1337]*100" office:value-type="float" office:value="0.799068" calcext:value-type="float">
            <text:p>0.799068</text:p>
          </table:table-cell>
        </table:table-row>
        <table:table-row table:style-name="ro1">
          <table:table-cell office:value-type="float" office:value="80.66" calcext:value-type="float">
            <text:p>80.66</text:p>
          </table:table-cell>
          <table:table-cell office:value-type="float" office:value="179.0617980957" calcext:value-type="float">
            <text:p>179.0617980957</text:p>
          </table:table-cell>
          <table:table-cell office:value-type="float" office:value="-0.326482183" calcext:value-type="float">
            <text:p>-0.3264821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91352" calcext:value-type="float">
            <text:p>0.00791352</text:p>
          </table:table-cell>
          <table:table-cell office:value-type="float" office:value="0.02625971" calcext:value-type="float">
            <text:p>0.02625971</text:p>
          </table:table-cell>
          <table:table-cell office:value-type="float" office:value="0.0001129736" calcext:value-type="float">
            <text:p>0.0001129736</text:p>
          </table:table-cell>
          <table:table-cell office:value-type="float" office:value="1611" calcext:value-type="float">
            <text:p>1611</text:p>
          </table:table-cell>
          <table:table-cell table:formula="of:=[.D1338]*100" office:value-type="float" office:value="0.12429857" calcext:value-type="float">
            <text:p>0.12429857</text:p>
          </table:table-cell>
          <table:table-cell table:formula="of:=[.E1338]*100" office:value-type="float" office:value="0.791352" calcext:value-type="float">
            <text:p>0.791352</text:p>
          </table:table-cell>
        </table:table-row>
        <table:table-row table:style-name="ro1">
          <table:table-cell office:value-type="float" office:value="80.71" calcext:value-type="float">
            <text:p>80.71</text:p>
          </table:table-cell>
          <table:table-cell office:value-type="float" office:value="179.0570678711" calcext:value-type="float">
            <text:p>179.0570678711</text:p>
          </table:table-cell>
          <table:table-cell office:value-type="float" office:value="-0.2954502394" calcext:value-type="float">
            <text:p>-0.295450239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65532" calcext:value-type="float">
            <text:p>0.00765532</text:p>
          </table:table-cell>
          <table:table-cell office:value-type="float" office:value="0.02569865" calcext:value-type="float">
            <text:p>0.02569865</text:p>
          </table:table-cell>
          <table:table-cell office:value-type="float" office:value="0.0000509866" calcext:value-type="float">
            <text:p>5.09866E-05</text:p>
          </table:table-cell>
          <table:table-cell office:value-type="float" office:value="1612" calcext:value-type="float">
            <text:p>1612</text:p>
          </table:table-cell>
          <table:table-cell table:formula="of:=[.D1339]*100" office:value-type="float" office:value="0.12429857" calcext:value-type="float">
            <text:p>0.12429857</text:p>
          </table:table-cell>
          <table:table-cell table:formula="of:=[.E1339]*100" office:value-type="float" office:value="0.765532" calcext:value-type="float">
            <text:p>0.765532</text:p>
          </table:table-cell>
        </table:table-row>
        <table:table-row table:style-name="ro1">
          <table:table-cell office:value-type="float" office:value="80.76" calcext:value-type="float">
            <text:p>80.76</text:p>
          </table:table-cell>
          <table:table-cell office:value-type="float" office:value="179.0581359863" calcext:value-type="float">
            <text:p>179.0581359863</text:p>
          </table:table-cell>
          <table:table-cell office:value-type="float" office:value="-0.1661460727" calcext:value-type="float">
            <text:p>-0.16614607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62158" calcext:value-type="float">
            <text:p>0.00662158</text:p>
          </table:table-cell>
          <table:table-cell office:value-type="float" office:value="0.02569865" calcext:value-type="float">
            <text:p>0.02569865</text:p>
          </table:table-cell>
          <table:table-cell office:value-type="float" office:value="-0.0002504715" calcext:value-type="float">
            <text:p>-0.0002504715</text:p>
          </table:table-cell>
          <table:table-cell office:value-type="float" office:value="1613" calcext:value-type="float">
            <text:p>1613</text:p>
          </table:table-cell>
          <table:table-cell table:formula="of:=[.D1340]*100" office:value-type="float" office:value="0.12429857" calcext:value-type="float">
            <text:p>0.12429857</text:p>
          </table:table-cell>
          <table:table-cell table:formula="of:=[.E1340]*100" office:value-type="float" office:value="0.662158" calcext:value-type="float">
            <text:p>0.662158</text:p>
          </table:table-cell>
        </table:table-row>
        <table:table-row table:style-name="ro1">
          <table:table-cell office:value-type="float" office:value="80.81" calcext:value-type="float">
            <text:p>80.81</text:p>
          </table:table-cell>
          <table:table-cell office:value-type="float" office:value="179.0487060547" calcext:value-type="float">
            <text:p>179.0487060547</text:p>
          </table:table-cell>
          <table:table-cell office:value-type="float" office:value="-0.2619902986" calcext:value-type="float">
            <text:p>-0.26199029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7175" calcext:value-type="float">
            <text:p>0.00657175</text:p>
          </table:table-cell>
          <table:table-cell office:value-type="float" office:value="0.0238774" calcext:value-type="float">
            <text:p>0.0238774</text:p>
          </table:table-cell>
          <table:table-cell office:value-type="float" office:value="0.0002352251" calcext:value-type="float">
            <text:p>0.0002352251</text:p>
          </table:table-cell>
          <table:table-cell office:value-type="float" office:value="1614" calcext:value-type="float">
            <text:p>1614</text:p>
          </table:table-cell>
          <table:table-cell table:formula="of:=[.D1341]*100" office:value-type="float" office:value="0.12429857" calcext:value-type="float">
            <text:p>0.12429857</text:p>
          </table:table-cell>
          <table:table-cell table:formula="of:=[.E1341]*100" office:value-type="float" office:value="0.657175" calcext:value-type="float">
            <text:p>0.657175</text:p>
          </table:table-cell>
        </table:table-row>
        <table:table-row table:style-name="ro1">
          <table:table-cell office:value-type="float" office:value="80.86" calcext:value-type="float">
            <text:p>80.86</text:p>
          </table:table-cell>
          <table:table-cell office:value-type="float" office:value="179.0486907959" calcext:value-type="float">
            <text:p>179.0486907959</text:p>
          </table:table-cell>
          <table:table-cell office:value-type="float" office:value="-0.2133558763" calcext:value-type="float">
            <text:p>-0.213355876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1443" calcext:value-type="float">
            <text:p>0.00621443</text:p>
          </table:table-cell>
          <table:table-cell office:value-type="float" office:value="0.0238774" calcext:value-type="float">
            <text:p>0.0238774</text:p>
          </table:table-cell>
          <table:table-cell office:value-type="float" office:value="0.0000759454" calcext:value-type="float">
            <text:p>7.59454E-05</text:p>
          </table:table-cell>
          <table:table-cell office:value-type="float" office:value="1615" calcext:value-type="float">
            <text:p>1615</text:p>
          </table:table-cell>
          <table:table-cell table:formula="of:=[.D1342]*100" office:value-type="float" office:value="0.12429857" calcext:value-type="float">
            <text:p>0.12429857</text:p>
          </table:table-cell>
          <table:table-cell table:formula="of:=[.E1342]*100" office:value-type="float" office:value="0.621443" calcext:value-type="float">
            <text:p>0.621443</text:p>
          </table:table-cell>
        </table:table-row>
        <table:table-row table:style-name="ro1">
          <table:table-cell office:value-type="float" office:value="80.91" calcext:value-type="float">
            <text:p>80.91</text:p>
          </table:table-cell>
          <table:table-cell office:value-type="float" office:value="179.0340881348" calcext:value-type="float">
            <text:p>179.0340881348</text:p>
          </table:table-cell>
          <table:table-cell office:value-type="float" office:value="-0.1561848275" calcext:value-type="float">
            <text:p>-0.15618482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9541" calcext:value-type="float">
            <text:p>0.00559541</text:p>
          </table:table-cell>
          <table:table-cell office:value-type="float" office:value="0.02305526" calcext:value-type="float">
            <text:p>0.02305526</text:p>
          </table:table-cell>
          <table:table-cell office:value-type="float" office:value="0.0000104773" calcext:value-type="float">
            <text:p>1.04773E-05</text:p>
          </table:table-cell>
          <table:table-cell office:value-type="float" office:value="1616" calcext:value-type="float">
            <text:p>1616</text:p>
          </table:table-cell>
          <table:table-cell table:formula="of:=[.D1343]*100" office:value-type="float" office:value="0.12429857" calcext:value-type="float">
            <text:p>0.12429857</text:p>
          </table:table-cell>
          <table:table-cell table:formula="of:=[.E1343]*100" office:value-type="float" office:value="0.559541" calcext:value-type="float">
            <text:p>0.559541</text:p>
          </table:table-cell>
        </table:table-row>
        <table:table-row table:style-name="ro1">
          <table:table-cell office:value-type="float" office:value="80.96" calcext:value-type="float">
            <text:p>80.96</text:p>
          </table:table-cell>
          <table:table-cell office:value-type="float" office:value="179.0374450684" calcext:value-type="float">
            <text:p>179.0374450684</text:p>
          </table:table-cell>
          <table:table-cell office:value-type="float" office:value="-0.1250732719" calcext:value-type="float">
            <text:p>-0.12507327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573" calcext:value-type="float">
            <text:p>0.00497573</text:p>
          </table:table-cell>
          <table:table-cell office:value-type="float" office:value="0.02129307" calcext:value-type="float">
            <text:p>0.02129307</text:p>
          </table:table-cell>
          <table:table-cell office:value-type="float" office:value="0.0000570467" calcext:value-type="float">
            <text:p>5.70467E-05</text:p>
          </table:table-cell>
          <table:table-cell office:value-type="float" office:value="1617" calcext:value-type="float">
            <text:p>1617</text:p>
          </table:table-cell>
          <table:table-cell table:formula="of:=[.D1344]*100" office:value-type="float" office:value="0.12429857" calcext:value-type="float">
            <text:p>0.12429857</text:p>
          </table:table-cell>
          <table:table-cell table:formula="of:=[.E1344]*100" office:value-type="float" office:value="0.497573" calcext:value-type="float">
            <text:p>0.497573</text:p>
          </table:table-cell>
        </table:table-row>
        <table:table-row table:style-name="ro1">
          <table:table-cell office:value-type="float" office:value="81.01" calcext:value-type="float">
            <text:p>81.01</text:p>
          </table:table-cell>
          <table:table-cell office:value-type="float" office:value="179.0308074951" calcext:value-type="float">
            <text:p>179.0308074951</text:p>
          </table:table-cell>
          <table:table-cell office:value-type="float" office:value="-0.1334470586" calcext:value-type="float">
            <text:p>-0.13344705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1876" calcext:value-type="float">
            <text:p>0.00461876</text:p>
          </table:table-cell>
          <table:table-cell office:value-type="float" office:value="0.02035289" calcext:value-type="float">
            <text:p>0.02035289</text:p>
          </table:table-cell>
          <table:table-cell office:value-type="float" office:value="0.0000602799" calcext:value-type="float">
            <text:p>6.02799E-05</text:p>
          </table:table-cell>
          <table:table-cell office:value-type="float" office:value="1618" calcext:value-type="float">
            <text:p>1618</text:p>
          </table:table-cell>
          <table:table-cell table:formula="of:=[.D1345]*100" office:value-type="float" office:value="0.12429857" calcext:value-type="float">
            <text:p>0.12429857</text:p>
          </table:table-cell>
          <table:table-cell table:formula="of:=[.E1345]*100" office:value-type="float" office:value="0.461876" calcext:value-type="float">
            <text:p>0.461876</text:p>
          </table:table-cell>
        </table:table-row>
        <table:table-row table:style-name="ro1">
          <table:table-cell office:value-type="float" office:value="81.06" calcext:value-type="float">
            <text:p>81.06</text:p>
          </table:table-cell>
          <table:table-cell office:value-type="float" office:value="179.0441436768" calcext:value-type="float">
            <text:p>179.0441436768</text:p>
          </table:table-cell>
          <table:table-cell office:value-type="float" office:value="-0.0554028396" calcext:value-type="float">
            <text:p>-0.05540283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6086" calcext:value-type="float">
            <text:p>0.00386086</text:p>
          </table:table-cell>
          <table:table-cell office:value-type="float" office:value="0.02035289" calcext:value-type="float">
            <text:p>0.02035289</text:p>
          </table:table-cell>
          <table:table-cell office:value-type="float" office:value="-0.0001684574" calcext:value-type="float">
            <text:p>-0.0001684574</text:p>
          </table:table-cell>
          <table:table-cell office:value-type="float" office:value="1619" calcext:value-type="float">
            <text:p>1619</text:p>
          </table:table-cell>
          <table:table-cell table:formula="of:=[.D1346]*100" office:value-type="float" office:value="0.12429857" calcext:value-type="float">
            <text:p>0.12429857</text:p>
          </table:table-cell>
          <table:table-cell table:formula="of:=[.E1346]*100" office:value-type="float" office:value="0.386086" calcext:value-type="float">
            <text:p>0.386086</text:p>
          </table:table-cell>
        </table:table-row>
        <table:table-row table:style-name="ro1">
          <table:table-cell office:value-type="float" office:value="81.11" calcext:value-type="float">
            <text:p>81.11</text:p>
          </table:table-cell>
          <table:table-cell office:value-type="float" office:value="179.0528411865" calcext:value-type="float">
            <text:p>179.0528411865</text:p>
          </table:table-cell>
          <table:table-cell office:value-type="float" office:value="-0.0190294803" calcext:value-type="float">
            <text:p>-0.01902948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1136" calcext:value-type="float">
            <text:p>0.0031136</text:p>
          </table:table-cell>
          <table:table-cell office:value-type="float" office:value="0.01835028" calcext:value-type="float">
            <text:p>0.01835028</text:p>
          </table:table-cell>
          <table:table-cell office:value-type="float" office:value="-0.0001963055" calcext:value-type="float">
            <text:p>-0.0001963055</text:p>
          </table:table-cell>
          <table:table-cell office:value-type="float" office:value="1620" calcext:value-type="float">
            <text:p>1620</text:p>
          </table:table-cell>
          <table:table-cell table:formula="of:=[.D1347]*100" office:value-type="float" office:value="0.12429857" calcext:value-type="float">
            <text:p>0.12429857</text:p>
          </table:table-cell>
          <table:table-cell table:formula="of:=[.E1347]*100" office:value-type="float" office:value="0.31136" calcext:value-type="float">
            <text:p>0.3113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79.0577697754" calcext:value-type="float">
            <text:p>179.0577697754</text:p>
          </table:table-cell>
          <table:table-cell office:value-type="float" office:value="0.003576042" calcext:value-type="float">
            <text:p>0.0035760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46519" calcext:value-type="float">
            <text:p>0.00246519</text:p>
          </table:table-cell>
          <table:table-cell office:value-type="float" office:value="0.0174368" calcext:value-type="float">
            <text:p>0.0174368</text:p>
          </table:table-cell>
          <table:table-cell office:value-type="float" office:value="-0.0001107544" calcext:value-type="float">
            <text:p>-0.0001107544</text:p>
          </table:table-cell>
          <table:table-cell office:value-type="float" office:value="1621" calcext:value-type="float">
            <text:p>1621</text:p>
          </table:table-cell>
          <table:table-cell table:formula="of:=[.D1348]*100" office:value-type="float" office:value="0.12429857" calcext:value-type="float">
            <text:p>0.12429857</text:p>
          </table:table-cell>
          <table:table-cell table:formula="of:=[.E1348]*100" office:value-type="float" office:value="0.246519" calcext:value-type="float">
            <text:p>0.246519</text:p>
          </table:table-cell>
        </table:table-row>
        <table:table-row table:style-name="ro1">
          <table:table-cell office:value-type="float" office:value="81.21" calcext:value-type="float">
            <text:p>81.21</text:p>
          </table:table-cell>
          <table:table-cell office:value-type="float" office:value="179.0605010986" calcext:value-type="float">
            <text:p>179.0605010986</text:p>
          </table:table-cell>
          <table:table-cell office:value-type="float" office:value="-0.0720037224" calcext:value-type="float">
            <text:p>-0.07200372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53697" calcext:value-type="float">
            <text:p>0.00253697</text:p>
          </table:table-cell>
          <table:table-cell office:value-type="float" office:value="0.01541393" calcext:value-type="float">
            <text:p>0.01541393</text:p>
          </table:table-cell>
          <table:table-cell office:value-type="float" office:value="0.0000563524" calcext:value-type="float">
            <text:p>5.63524E-05</text:p>
          </table:table-cell>
          <table:table-cell office:value-type="float" office:value="1622" calcext:value-type="float">
            <text:p>1622</text:p>
          </table:table-cell>
          <table:table-cell table:formula="of:=[.D1349]*100" office:value-type="float" office:value="0.12429857" calcext:value-type="float">
            <text:p>0.12429857</text:p>
          </table:table-cell>
          <table:table-cell table:formula="of:=[.E1349]*100" office:value-type="float" office:value="0.253697" calcext:value-type="float">
            <text:p>0.253697</text:p>
          </table:table-cell>
        </table:table-row>
        <table:table-row table:style-name="ro1">
          <table:table-cell office:value-type="float" office:value="81.26" calcext:value-type="float">
            <text:p>81.26</text:p>
          </table:table-cell>
          <table:table-cell office:value-type="float" office:value="179.059463501" calcext:value-type="float">
            <text:p>179.059463501</text:p>
          </table:table-cell>
          <table:table-cell office:value-type="float" office:value="-0.0275137238" calcext:value-type="float">
            <text:p>-0.02751372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28829" calcext:value-type="float">
            <text:p>0.00228829</text:p>
          </table:table-cell>
          <table:table-cell office:value-type="float" office:value="0.01541393" calcext:value-type="float">
            <text:p>0.01541393</text:p>
          </table:table-cell>
          <table:table-cell office:value-type="float" office:value="-0.0001035429" calcext:value-type="float">
            <text:p>-0.0001035429</text:p>
          </table:table-cell>
          <table:table-cell office:value-type="float" office:value="1623" calcext:value-type="float">
            <text:p>1623</text:p>
          </table:table-cell>
          <table:table-cell table:formula="of:=[.D1350]*100" office:value-type="float" office:value="0.12429857" calcext:value-type="float">
            <text:p>0.12429857</text:p>
          </table:table-cell>
          <table:table-cell table:formula="of:=[.E1350]*100" office:value-type="float" office:value="0.228829" calcext:value-type="float">
            <text:p>0.228829</text:p>
          </table:table-cell>
        </table:table-row>
        <table:table-row table:style-name="ro1">
          <table:table-cell office:value-type="float" office:value="81.31" calcext:value-type="float">
            <text:p>81.31</text:p>
          </table:table-cell>
          <table:table-cell office:value-type="float" office:value="179.0497741699" calcext:value-type="float">
            <text:p>179.0497741699</text:p>
          </table:table-cell>
          <table:table-cell office:value-type="float" office:value="-0.0633868407" calcext:value-type="float">
            <text:p>-0.063386840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6171" calcext:value-type="float">
            <text:p>0.00236171</text:p>
          </table:table-cell>
          <table:table-cell office:value-type="float" office:value="0.01463422" calcext:value-type="float">
            <text:p>0.01463422</text:p>
          </table:table-cell>
          <table:table-cell office:value-type="float" office:value="0.0000876711" calcext:value-type="float">
            <text:p>8.76711E-05</text:p>
          </table:table-cell>
          <table:table-cell office:value-type="float" office:value="1624" calcext:value-type="float">
            <text:p>1624</text:p>
          </table:table-cell>
          <table:table-cell table:formula="of:=[.D1351]*100" office:value-type="float" office:value="0.12429857" calcext:value-type="float">
            <text:p>0.12429857</text:p>
          </table:table-cell>
          <table:table-cell table:formula="of:=[.E1351]*100" office:value-type="float" office:value="0.236171" calcext:value-type="float">
            <text:p>0.236171</text:p>
          </table:table-cell>
        </table:table-row>
        <table:table-row table:style-name="ro1">
          <table:table-cell office:value-type="float" office:value="81.36" calcext:value-type="float">
            <text:p>81.36</text:p>
          </table:table-cell>
          <table:table-cell office:value-type="float" office:value="179.0515594482" calcext:value-type="float">
            <text:p>179.0515594482</text:p>
          </table:table-cell>
          <table:table-cell office:value-type="float" office:value="-0.0575580499" calcext:value-type="float">
            <text:p>-0.05755804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37178" calcext:value-type="float">
            <text:p>0.00237178</text:p>
          </table:table-cell>
          <table:table-cell office:value-type="float" office:value="0.01275729" calcext:value-type="float">
            <text:p>0.01275729</text:p>
          </table:table-cell>
          <table:table-cell office:value-type="float" office:value="-0.0000692404" calcext:value-type="float">
            <text:p>-6.92404E-05</text:p>
          </table:table-cell>
          <table:table-cell office:value-type="float" office:value="1625" calcext:value-type="float">
            <text:p>1625</text:p>
          </table:table-cell>
          <table:table-cell table:formula="of:=[.D1352]*100" office:value-type="float" office:value="0.12429857" calcext:value-type="float">
            <text:p>0.12429857</text:p>
          </table:table-cell>
          <table:table-cell table:formula="of:=[.E1352]*100" office:value-type="float" office:value="0.237178" calcext:value-type="float">
            <text:p>0.237178</text:p>
          </table:table-cell>
        </table:table-row>
        <table:table-row table:style-name="ro1">
          <table:table-cell office:value-type="float" office:value="81.41" calcext:value-type="float">
            <text:p>81.41</text:p>
          </table:table-cell>
          <table:table-cell office:value-type="float" office:value="179.0685119629" calcext:value-type="float">
            <text:p>179.0685119629</text:p>
          </table:table-cell>
          <table:table-cell office:value-type="float" office:value="-0.0931944364" calcext:value-type="float">
            <text:p>-0.093194436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61597" calcext:value-type="float">
            <text:p>0.00261597</text:p>
          </table:table-cell>
          <table:table-cell office:value-type="float" office:value="0.01218199" calcext:value-type="float">
            <text:p>0.01218199</text:p>
          </table:table-cell>
          <table:table-cell office:value-type="float" office:value="0.0000907221" calcext:value-type="float">
            <text:p>9.07221E-05</text:p>
          </table:table-cell>
          <table:table-cell office:value-type="float" office:value="1626" calcext:value-type="float">
            <text:p>1626</text:p>
          </table:table-cell>
          <table:table-cell table:formula="of:=[.D1353]*100" office:value-type="float" office:value="0.12429857" calcext:value-type="float">
            <text:p>0.12429857</text:p>
          </table:table-cell>
          <table:table-cell table:formula="of:=[.E1353]*100" office:value-type="float" office:value="0.261597" calcext:value-type="float">
            <text:p>0.261597</text:p>
          </table:table-cell>
        </table:table-row>
        <table:table-row table:style-name="ro1">
          <table:table-cell office:value-type="float" office:value="81.46" calcext:value-type="float">
            <text:p>81.46</text:p>
          </table:table-cell>
          <table:table-cell office:value-type="float" office:value="179.0698242188" calcext:value-type="float">
            <text:p>179.0698242188</text:p>
          </table:table-cell>
          <table:table-cell office:value-type="float" office:value="-0.1255378295" calcext:value-type="float">
            <text:p>-0.12553782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299419" calcext:value-type="float">
            <text:p>0.00299419</text:p>
          </table:table-cell>
          <table:table-cell office:value-type="float" office:value="0.01218199" calcext:value-type="float">
            <text:p>0.01218199</text:p>
          </table:table-cell>
          <table:table-cell office:value-type="float" office:value="0.0000504942" calcext:value-type="float">
            <text:p>5.04942E-05</text:p>
          </table:table-cell>
          <table:table-cell office:value-type="float" office:value="1627" calcext:value-type="float">
            <text:p>1627</text:p>
          </table:table-cell>
          <table:table-cell table:formula="of:=[.D1354]*100" office:value-type="float" office:value="0.12429857" calcext:value-type="float">
            <text:p>0.12429857</text:p>
          </table:table-cell>
          <table:table-cell table:formula="of:=[.E1354]*100" office:value-type="float" office:value="0.299419" calcext:value-type="float">
            <text:p>0.299419</text:p>
          </table:table-cell>
        </table:table-row>
        <table:table-row table:style-name="ro1">
          <table:table-cell office:value-type="float" office:value="81.51" calcext:value-type="float">
            <text:p>81.51</text:p>
          </table:table-cell>
          <table:table-cell office:value-type="float" office:value="179.0788269043" calcext:value-type="float">
            <text:p>179.0788269043</text:p>
          </table:table-cell>
          <table:table-cell office:value-type="float" office:value="-0.1496231946" calcext:value-type="float">
            <text:p>-0.14962319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40664" calcext:value-type="float">
            <text:p>0.00340664</text:p>
          </table:table-cell>
          <table:table-cell office:value-type="float" office:value="0.0105731" calcext:value-type="float">
            <text:p>0.0105731</text:p>
          </table:table-cell>
          <table:table-cell office:value-type="float" office:value="0.000008951" calcext:value-type="float">
            <text:p>0.000008951</text:p>
          </table:table-cell>
          <table:table-cell office:value-type="float" office:value="1628" calcext:value-type="float">
            <text:p>1628</text:p>
          </table:table-cell>
          <table:table-cell table:formula="of:=[.D1355]*100" office:value-type="float" office:value="0.12429857" calcext:value-type="float">
            <text:p>0.12429857</text:p>
          </table:table-cell>
          <table:table-cell table:formula="of:=[.E1355]*100" office:value-type="float" office:value="0.340664" calcext:value-type="float">
            <text:p>0.340664</text:p>
          </table:table-cell>
        </table:table-row>
        <table:table-row table:style-name="ro1">
          <table:table-cell office:value-type="float" office:value="81.56" calcext:value-type="float">
            <text:p>81.56</text:p>
          </table:table-cell>
          <table:table-cell office:value-type="float" office:value="179.0895996094" calcext:value-type="float">
            <text:p>179.0895996094</text:p>
          </table:table-cell>
          <table:table-cell office:value-type="float" office:value="-0.1909103706" calcext:value-type="float">
            <text:p>-0.19091037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5653" calcext:value-type="float">
            <text:p>0.00395653</text:p>
          </table:table-cell>
          <table:table-cell office:value-type="float" office:value="0.01023323" calcext:value-type="float">
            <text:p>0.01023323</text:p>
          </table:table-cell>
          <table:table-cell office:value-type="float" office:value="-0.0000602108" calcext:value-type="float">
            <text:p>-6.02108E-05</text:p>
          </table:table-cell>
          <table:table-cell office:value-type="float" office:value="1629" calcext:value-type="float">
            <text:p>1629</text:p>
          </table:table-cell>
          <table:table-cell table:formula="of:=[.D1356]*100" office:value-type="float" office:value="0.12429857" calcext:value-type="float">
            <text:p>0.12429857</text:p>
          </table:table-cell>
          <table:table-cell table:formula="of:=[.E1356]*100" office:value-type="float" office:value="0.395653" calcext:value-type="float">
            <text:p>0.395653</text:p>
          </table:table-cell>
        </table:table-row>
        <table:table-row table:style-name="ro1">
          <table:table-cell office:value-type="float" office:value="81.61" calcext:value-type="float">
            <text:p>81.61</text:p>
          </table:table-cell>
          <table:table-cell office:value-type="float" office:value="179.0921325684" calcext:value-type="float">
            <text:p>179.0921325684</text:p>
          </table:table-cell>
          <table:table-cell office:value-type="float" office:value="-0.2198991308" calcext:value-type="float">
            <text:p>-0.21989913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1601" calcext:value-type="float">
            <text:p>0.00451601</text:p>
          </table:table-cell>
          <table:table-cell office:value-type="float" office:value="0.00894822" calcext:value-type="float">
            <text:p>0.00894822</text:p>
          </table:table-cell>
          <table:table-cell office:value-type="float" office:value="0.0000971526" calcext:value-type="float">
            <text:p>9.71526E-05</text:p>
          </table:table-cell>
          <table:table-cell office:value-type="float" office:value="1630" calcext:value-type="float">
            <text:p>1630</text:p>
          </table:table-cell>
          <table:table-cell table:formula="of:=[.D1357]*100" office:value-type="float" office:value="0.12429857" calcext:value-type="float">
            <text:p>0.12429857</text:p>
          </table:table-cell>
          <table:table-cell table:formula="of:=[.E1357]*100" office:value-type="float" office:value="0.451601" calcext:value-type="float">
            <text:p>0.451601</text:p>
          </table:table-cell>
        </table:table-row>
        <table:table-row table:style-name="ro1">
          <table:table-cell office:value-type="float" office:value="81.66" calcext:value-type="float">
            <text:p>81.66</text:p>
          </table:table-cell>
          <table:table-cell office:value-type="float" office:value="179.0738372803" calcext:value-type="float">
            <text:p>179.0738372803</text:p>
          </table:table-cell>
          <table:table-cell office:value-type="float" office:value="-0.2488966811" calcext:value-type="float">
            <text:p>-0.24889668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8195" calcext:value-type="float">
            <text:p>0.00508195</text:p>
          </table:table-cell>
          <table:table-cell office:value-type="float" office:value="0.00883208" calcext:value-type="float">
            <text:p>0.00883208</text:p>
          </table:table-cell>
          <table:table-cell office:value-type="float" office:value="0.000039684" calcext:value-type="float">
            <text:p>0.000039684</text:p>
          </table:table-cell>
          <table:table-cell office:value-type="float" office:value="1631" calcext:value-type="float">
            <text:p>1631</text:p>
          </table:table-cell>
          <table:table-cell table:formula="of:=[.D1358]*100" office:value-type="float" office:value="0.12429857" calcext:value-type="float">
            <text:p>0.12429857</text:p>
          </table:table-cell>
          <table:table-cell table:formula="of:=[.E1358]*100" office:value-type="float" office:value="0.508195" calcext:value-type="float">
            <text:p>0.508195</text:p>
          </table:table-cell>
        </table:table-row>
        <table:table-row table:style-name="ro1">
          <table:table-cell office:value-type="float" office:value="81.71" calcext:value-type="float">
            <text:p>81.71</text:p>
          </table:table-cell>
          <table:table-cell office:value-type="float" office:value="179.0737609863" calcext:value-type="float">
            <text:p>179.0737609863</text:p>
          </table:table-cell>
          <table:table-cell office:value-type="float" office:value="-0.3041539896" calcext:value-type="float">
            <text:p>-0.30415398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2718" calcext:value-type="float">
            <text:p>0.00582718</text:p>
          </table:table-cell>
          <table:table-cell office:value-type="float" office:value="0.00883208" calcext:value-type="float">
            <text:p>0.00883208</text:p>
          </table:table-cell>
          <table:table-cell office:value-type="float" office:value="0.0002294295" calcext:value-type="float">
            <text:p>0.0002294295</text:p>
          </table:table-cell>
          <table:table-cell office:value-type="float" office:value="1632" calcext:value-type="float">
            <text:p>1632</text:p>
          </table:table-cell>
          <table:table-cell table:formula="of:=[.D1359]*100" office:value-type="float" office:value="0.12429857" calcext:value-type="float">
            <text:p>0.12429857</text:p>
          </table:table-cell>
          <table:table-cell table:formula="of:=[.E1359]*100" office:value-type="float" office:value="0.582718" calcext:value-type="float">
            <text:p>0.582718</text:p>
          </table:table-cell>
        </table:table-row>
        <table:table-row table:style-name="ro1">
          <table:table-cell office:value-type="float" office:value="81.76" calcext:value-type="float">
            <text:p>81.76</text:p>
          </table:table-cell>
          <table:table-cell office:value-type="float" office:value="179.0621490479" calcext:value-type="float">
            <text:p>179.0621490479</text:p>
          </table:table-cell>
          <table:table-cell office:value-type="float" office:value="-0.2603434776" calcext:value-type="float">
            <text:p>-0.26034347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3161" calcext:value-type="float">
            <text:p>0.00603161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-0.0000502424" calcext:value-type="float">
            <text:p>-5.02424E-05</text:p>
          </table:table-cell>
          <table:table-cell office:value-type="float" office:value="1633" calcext:value-type="float">
            <text:p>1633</text:p>
          </table:table-cell>
          <table:table-cell table:formula="of:=[.D1360]*100" office:value-type="float" office:value="0.12429857" calcext:value-type="float">
            <text:p>0.12429857</text:p>
          </table:table-cell>
          <table:table-cell table:formula="of:=[.E1360]*100" office:value-type="float" office:value="0.603161" calcext:value-type="float">
            <text:p>0.603161</text:p>
          </table:table-cell>
        </table:table-row>
        <table:table-row table:style-name="ro1">
          <table:table-cell office:value-type="float" office:value="81.81" calcext:value-type="float">
            <text:p>81.81</text:p>
          </table:table-cell>
          <table:table-cell office:value-type="float" office:value="179.0508422852" calcext:value-type="float">
            <text:p>179.0508422852</text:p>
          </table:table-cell>
          <table:table-cell office:value-type="float" office:value="-0.2786842356" calcext:value-type="float">
            <text:p>-0.27868423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29002" calcext:value-type="float">
            <text:p>0.00629002</text:p>
          </table:table-cell>
          <table:table-cell office:value-type="float" office:value="0.00796166" calcext:value-type="float">
            <text:p>0.00796166</text:p>
          </table:table-cell>
          <table:table-cell office:value-type="float" office:value="-0.000151619" calcext:value-type="float">
            <text:p>-0.000151619</text:p>
          </table:table-cell>
          <table:table-cell office:value-type="float" office:value="1634" calcext:value-type="float">
            <text:p>1634</text:p>
          </table:table-cell>
          <table:table-cell table:formula="of:=[.D1361]*100" office:value-type="float" office:value="0.12429857" calcext:value-type="float">
            <text:p>0.12429857</text:p>
          </table:table-cell>
          <table:table-cell table:formula="of:=[.E1361]*100" office:value-type="float" office:value="0.629002" calcext:value-type="float">
            <text:p>0.629002</text:p>
          </table:table-cell>
        </table:table-row>
        <table:table-row table:style-name="ro1">
          <table:table-cell office:value-type="float" office:value="81.86" calcext:value-type="float">
            <text:p>81.86</text:p>
          </table:table-cell>
          <table:table-cell office:value-type="float" office:value="179.0297393799" calcext:value-type="float">
            <text:p>179.0297393799</text:p>
          </table:table-cell>
          <table:table-cell office:value-type="float" office:value="-0.2649321322" calcext:value-type="float">
            <text:p>-0.26493213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705" calcext:value-type="float">
            <text:p>0.0063705</text:p>
          </table:table-cell>
          <table:table-cell office:value-type="float" office:value="0.00732358" calcext:value-type="float">
            <text:p>0.00732358</text:p>
          </table:table-cell>
          <table:table-cell office:value-type="float" office:value="-0.000087232" calcext:value-type="float">
            <text:p>-0.000087232</text:p>
          </table:table-cell>
          <table:table-cell office:value-type="float" office:value="1635" calcext:value-type="float">
            <text:p>1635</text:p>
          </table:table-cell>
          <table:table-cell table:formula="of:=[.D1362]*100" office:value-type="float" office:value="0.12429857" calcext:value-type="float">
            <text:p>0.12429857</text:p>
          </table:table-cell>
          <table:table-cell table:formula="of:=[.E1362]*100" office:value-type="float" office:value="0.63705" calcext:value-type="float">
            <text:p>0.63705</text:p>
          </table:table-cell>
        </table:table-row>
        <table:table-row table:style-name="ro1">
          <table:table-cell office:value-type="float" office:value="81.91" calcext:value-type="float">
            <text:p>81.91</text:p>
          </table:table-cell>
          <table:table-cell office:value-type="float" office:value="179.0323944092" calcext:value-type="float">
            <text:p>179.0323944092</text:p>
          </table:table-cell>
          <table:table-cell office:value-type="float" office:value="-0.2233843079" calcext:value-type="float">
            <text:p>-0.22338430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4721" calcext:value-type="float">
            <text:p>0.00614721</text:p>
          </table:table-cell>
          <table:table-cell office:value-type="float" office:value="0.00752295" calcext:value-type="float">
            <text:p>0.00752295</text:p>
          </table:table-cell>
          <table:table-cell office:value-type="float" office:value="-0.0000890617" calcext:value-type="float">
            <text:p>-8.90617E-05</text:p>
          </table:table-cell>
          <table:table-cell office:value-type="float" office:value="1636" calcext:value-type="float">
            <text:p>1636</text:p>
          </table:table-cell>
          <table:table-cell table:formula="of:=[.D1363]*100" office:value-type="float" office:value="0.12429857" calcext:value-type="float">
            <text:p>0.12429857</text:p>
          </table:table-cell>
          <table:table-cell table:formula="of:=[.E1363]*100" office:value-type="float" office:value="0.614721" calcext:value-type="float">
            <text:p>0.614721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179.0317687988" calcext:value-type="float">
            <text:p>179.0317687988</text:p>
          </table:table-cell>
          <table:table-cell office:value-type="float" office:value="-0.2153543105" calcext:value-type="float">
            <text:p>-0.215354310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4496" calcext:value-type="float">
            <text:p>0.00594496</text:p>
          </table:table-cell>
          <table:table-cell office:value-type="float" office:value="0.00752295" calcext:value-type="float">
            <text:p>0.00752295</text:p>
          </table:table-cell>
          <table:table-cell office:value-type="float" office:value="-0.0001431861" calcext:value-type="float">
            <text:p>-0.0001431861</text:p>
          </table:table-cell>
          <table:table-cell office:value-type="float" office:value="1637" calcext:value-type="float">
            <text:p>1637</text:p>
          </table:table-cell>
          <table:table-cell table:formula="of:=[.D1364]*100" office:value-type="float" office:value="0.12429857" calcext:value-type="float">
            <text:p>0.12429857</text:p>
          </table:table-cell>
          <table:table-cell table:formula="of:=[.E1364]*100" office:value-type="float" office:value="0.594496" calcext:value-type="float">
            <text:p>0.594496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179.0272827148" calcext:value-type="float">
            <text:p>179.0272827148</text:p>
          </table:table-cell>
          <table:table-cell office:value-type="float" office:value="-0.2642061782" calcext:value-type="float">
            <text:p>-0.26420617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3581" calcext:value-type="float">
            <text:p>0.00613581</text:p>
          </table:table-cell>
          <table:table-cell office:value-type="float" office:value="0.00713188" calcext:value-type="float">
            <text:p>0.00713188</text:p>
          </table:table-cell>
          <table:table-cell office:value-type="float" office:value="0.0001577541" calcext:value-type="float">
            <text:p>0.0001577541</text:p>
          </table:table-cell>
          <table:table-cell office:value-type="float" office:value="1638" calcext:value-type="float">
            <text:p>1638</text:p>
          </table:table-cell>
          <table:table-cell table:formula="of:=[.D1365]*100" office:value-type="float" office:value="0.12429857" calcext:value-type="float">
            <text:p>0.12429857</text:p>
          </table:table-cell>
          <table:table-cell table:formula="of:=[.E1365]*100" office:value-type="float" office:value="0.613581" calcext:value-type="float">
            <text:p>0.613581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179.0358276367" calcext:value-type="float">
            <text:p>179.0358276367</text:p>
          </table:table-cell>
          <table:table-cell office:value-type="float" office:value="-0.2260360004" calcext:value-type="float">
            <text:p>-0.22603600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0856" calcext:value-type="float">
            <text:p>0.00600856</text:p>
          </table:table-cell>
          <table:table-cell office:value-type="float" office:value="0.00738837" calcext:value-type="float">
            <text:p>0.00738837</text:p>
          </table:table-cell>
          <table:table-cell office:value-type="float" office:value="0.0000550033" calcext:value-type="float">
            <text:p>5.50033E-05</text:p>
          </table:table-cell>
          <table:table-cell office:value-type="float" office:value="1639" calcext:value-type="float">
            <text:p>1639</text:p>
          </table:table-cell>
          <table:table-cell table:formula="of:=[.D1366]*100" office:value-type="float" office:value="0.12429857" calcext:value-type="float">
            <text:p>0.12429857</text:p>
          </table:table-cell>
          <table:table-cell table:formula="of:=[.E1366]*100" office:value-type="float" office:value="0.600856" calcext:value-type="float">
            <text:p>0.600856</text:p>
          </table:table-cell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179.0316772461" calcext:value-type="float">
            <text:p>179.0316772461</text:p>
          </table:table-cell>
          <table:table-cell office:value-type="float" office:value="-0.147378759" calcext:value-type="float">
            <text:p>-0.1473787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9959" calcext:value-type="float">
            <text:p>0.00539959</text:p>
          </table:table-cell>
          <table:table-cell office:value-type="float" office:value="0.00717885" calcext:value-type="float">
            <text:p>0.00717885</text:p>
          </table:table-cell>
          <table:table-cell office:value-type="float" office:value="-0.0001597358" calcext:value-type="float">
            <text:p>-0.0001597358</text:p>
          </table:table-cell>
          <table:table-cell office:value-type="float" office:value="1640" calcext:value-type="float">
            <text:p>1640</text:p>
          </table:table-cell>
          <table:table-cell table:formula="of:=[.D1367]*100" office:value-type="float" office:value="0.12429857" calcext:value-type="float">
            <text:p>0.12429857</text:p>
          </table:table-cell>
          <table:table-cell table:formula="of:=[.E1367]*100" office:value-type="float" office:value="0.539959" calcext:value-type="float">
            <text:p>0.539959</text:p>
          </table:table-cell>
        </table:table-row>
        <table:table-row table:style-name="ro1">
          <table:table-cell office:value-type="float" office:value="82.16" calcext:value-type="float">
            <text:p>82.16</text:p>
          </table:table-cell>
          <table:table-cell office:value-type="float" office:value="179.0244750977" calcext:value-type="float">
            <text:p>179.0244750977</text:p>
          </table:table-cell>
          <table:table-cell office:value-type="float" office:value="-0.1626109846" calcext:value-type="float">
            <text:p>-0.16261098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9546" calcext:value-type="float">
            <text:p>0.00509546</text:p>
          </table:table-cell>
          <table:table-cell office:value-type="float" office:value="0.00717885" calcext:value-type="float">
            <text:p>0.00717885</text:p>
          </table:table-cell>
          <table:table-cell office:value-type="float" office:value="-0.0000873037" calcext:value-type="float">
            <text:p>-8.73037E-05</text:p>
          </table:table-cell>
          <table:table-cell office:value-type="float" office:value="1641" calcext:value-type="float">
            <text:p>1641</text:p>
          </table:table-cell>
          <table:table-cell table:formula="of:=[.D1368]*100" office:value-type="float" office:value="0.12429857" calcext:value-type="float">
            <text:p>0.12429857</text:p>
          </table:table-cell>
          <table:table-cell table:formula="of:=[.E1368]*100" office:value-type="float" office:value="0.509546" calcext:value-type="float">
            <text:p>0.509546</text:p>
          </table:table-cell>
        </table:table-row>
        <table:table-row table:style-name="ro1">
          <table:table-cell office:value-type="float" office:value="82.21" calcext:value-type="float">
            <text:p>82.21</text:p>
          </table:table-cell>
          <table:table-cell office:value-type="float" office:value="179.020980835" calcext:value-type="float">
            <text:p>179.020980835</text:p>
          </table:table-cell>
          <table:table-cell office:value-type="float" office:value="-0.1780634631" calcext:value-type="float">
            <text:p>-0.17806346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9585" calcext:value-type="float">
            <text:p>0.00499585</text:p>
          </table:table-cell>
          <table:table-cell office:value-type="float" office:value="0.00743194" calcext:value-type="float">
            <text:p>0.00743194</text:p>
          </table:table-cell>
          <table:table-cell office:value-type="float" office:value="-0.0000312762" calcext:value-type="float">
            <text:p>-3.12762E-05</text:p>
          </table:table-cell>
          <table:table-cell office:value-type="float" office:value="1642" calcext:value-type="float">
            <text:p>1642</text:p>
          </table:table-cell>
          <table:table-cell table:formula="of:=[.D1369]*100" office:value-type="float" office:value="0.12429857" calcext:value-type="float">
            <text:p>0.12429857</text:p>
          </table:table-cell>
          <table:table-cell table:formula="of:=[.E1369]*100" office:value-type="float" office:value="0.499585" calcext:value-type="float">
            <text:p>0.499585</text:p>
          </table:table-cell>
        </table:table-row>
        <table:table-row table:style-name="ro1">
          <table:table-cell office:value-type="float" office:value="82.26" calcext:value-type="float">
            <text:p>82.26</text:p>
          </table:table-cell>
          <table:table-cell office:value-type="float" office:value="179.0384979248" calcext:value-type="float">
            <text:p>179.0384979248</text:p>
          </table:table-cell>
          <table:table-cell office:value-type="float" office:value="-0.2249034146" calcext:value-type="float">
            <text:p>-0.22490341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4167" calcext:value-type="float">
            <text:p>0.00524167</text:p>
          </table:table-cell>
          <table:table-cell office:value-type="float" office:value="0.0073224" calcext:value-type="float">
            <text:p>0.0073224</text:p>
          </table:table-cell>
          <table:table-cell office:value-type="float" office:value="-0.0001237248" calcext:value-type="float">
            <text:p>-0.0001237248</text:p>
          </table:table-cell>
          <table:table-cell office:value-type="float" office:value="1643" calcext:value-type="float">
            <text:p>1643</text:p>
          </table:table-cell>
          <table:table-cell table:formula="of:=[.D1370]*100" office:value-type="float" office:value="0.12429857" calcext:value-type="float">
            <text:p>0.12429857</text:p>
          </table:table-cell>
          <table:table-cell table:formula="of:=[.E1370]*100" office:value-type="float" office:value="0.524167" calcext:value-type="float">
            <text:p>0.524167</text:p>
          </table:table-cell>
        </table:table-row>
        <table:table-row table:style-name="ro1">
          <table:table-cell office:value-type="float" office:value="82.31" calcext:value-type="float">
            <text:p>82.31</text:p>
          </table:table-cell>
          <table:table-cell office:value-type="float" office:value="179.0493927002" calcext:value-type="float">
            <text:p>179.0493927002</text:p>
          </table:table-cell>
          <table:table-cell office:value-type="float" office:value="-0.1575495382" calcext:value-type="float">
            <text:p>-0.157549538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5653" calcext:value-type="float">
            <text:p>0.00495653</text:p>
          </table:table-cell>
          <table:table-cell office:value-type="float" office:value="0.00752521" calcext:value-type="float">
            <text:p>0.00752521</text:p>
          </table:table-cell>
          <table:table-cell office:value-type="float" office:value="0.000056962" calcext:value-type="float">
            <text:p>0.000056962</text:p>
          </table:table-cell>
          <table:table-cell office:value-type="float" office:value="1644" calcext:value-type="float">
            <text:p>1644</text:p>
          </table:table-cell>
          <table:table-cell table:formula="of:=[.D1371]*100" office:value-type="float" office:value="0.12429857" calcext:value-type="float">
            <text:p>0.12429857</text:p>
          </table:table-cell>
          <table:table-cell table:formula="of:=[.E1371]*100" office:value-type="float" office:value="0.495653" calcext:value-type="float">
            <text:p>0.495653</text:p>
          </table:table-cell>
        </table:table-row>
        <table:table-row table:style-name="ro1">
          <table:table-cell office:value-type="float" office:value="82.36" calcext:value-type="float">
            <text:p>82.36</text:p>
          </table:table-cell>
          <table:table-cell office:value-type="float" office:value="179.0599365234" calcext:value-type="float">
            <text:p>179.0599365234</text:p>
          </table:table-cell>
          <table:table-cell office:value-type="float" office:value="-0.1556571281" calcext:value-type="float">
            <text:p>-0.15565712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399" calcext:value-type="float">
            <text:p>0.00475399</text:p>
          </table:table-cell>
          <table:table-cell office:value-type="float" office:value="0.00752521" calcext:value-type="float">
            <text:p>0.00752521</text:p>
          </table:table-cell>
          <table:table-cell office:value-type="float" office:value="-0.0000534367" calcext:value-type="float">
            <text:p>-5.34367E-05</text:p>
          </table:table-cell>
          <table:table-cell office:value-type="float" office:value="1645" calcext:value-type="float">
            <text:p>1645</text:p>
          </table:table-cell>
          <table:table-cell table:formula="of:=[.D1372]*100" office:value-type="float" office:value="0.12429857" calcext:value-type="float">
            <text:p>0.12429857</text:p>
          </table:table-cell>
          <table:table-cell table:formula="of:=[.E1372]*100" office:value-type="float" office:value="0.475399" calcext:value-type="float">
            <text:p>0.475399</text:p>
          </table:table-cell>
        </table:table-row>
        <table:table-row table:style-name="ro1">
          <table:table-cell office:value-type="float" office:value="82.41" calcext:value-type="float">
            <text:p>82.41</text:p>
          </table:table-cell>
          <table:table-cell office:value-type="float" office:value="179.0559997559" calcext:value-type="float">
            <text:p>179.0559997559</text:p>
          </table:table-cell>
          <table:table-cell office:value-type="float" office:value="-0.1378623893" calcext:value-type="float">
            <text:p>-0.13786238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048" calcext:value-type="float">
            <text:p>0.00450048</text:p>
          </table:table-cell>
          <table:table-cell office:value-type="float" office:value="0.00758037" calcext:value-type="float">
            <text:p>0.00758037</text:p>
          </table:table-cell>
          <table:table-cell office:value-type="float" office:value="-0.000145208" calcext:value-type="float">
            <text:p>-0.000145208</text:p>
          </table:table-cell>
          <table:table-cell office:value-type="float" office:value="1646" calcext:value-type="float">
            <text:p>1646</text:p>
          </table:table-cell>
          <table:table-cell table:formula="of:=[.D1373]*100" office:value-type="float" office:value="0.12429857" calcext:value-type="float">
            <text:p>0.12429857</text:p>
          </table:table-cell>
          <table:table-cell table:formula="of:=[.E1373]*100" office:value-type="float" office:value="0.450048" calcext:value-type="float">
            <text:p>0.450048</text:p>
          </table:table-cell>
        </table:table-row>
        <table:table-row table:style-name="ro1">
          <table:table-cell office:value-type="float" office:value="82.46" calcext:value-type="float">
            <text:p>82.46</text:p>
          </table:table-cell>
          <table:table-cell office:value-type="float" office:value="179.0534820557" calcext:value-type="float">
            <text:p>179.0534820557</text:p>
          </table:table-cell>
          <table:table-cell office:value-type="float" office:value="-0.1825634069" calcext:value-type="float">
            <text:p>-0.18256340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2952" calcext:value-type="float">
            <text:p>0.00462952</text:p>
          </table:table-cell>
          <table:table-cell office:value-type="float" office:value="0.00758037" calcext:value-type="float">
            <text:p>0.00758037</text:p>
          </table:table-cell>
          <table:table-cell office:value-type="float" office:value="0.0001269242" calcext:value-type="float">
            <text:p>0.0001269242</text:p>
          </table:table-cell>
          <table:table-cell office:value-type="float" office:value="1647" calcext:value-type="float">
            <text:p>1647</text:p>
          </table:table-cell>
          <table:table-cell table:formula="of:=[.D1374]*100" office:value-type="float" office:value="0.12429857" calcext:value-type="float">
            <text:p>0.12429857</text:p>
          </table:table-cell>
          <table:table-cell table:formula="of:=[.E1374]*100" office:value-type="float" office:value="0.462952" calcext:value-type="float">
            <text:p>0.462952</text:p>
          </table:table-cell>
        </table:table-row>
        <table:table-row table:style-name="ro1">
          <table:table-cell office:value-type="float" office:value="82.51" calcext:value-type="float">
            <text:p>82.51</text:p>
          </table:table-cell>
          <table:table-cell office:value-type="float" office:value="179.0671386719" calcext:value-type="float">
            <text:p>179.0671386719</text:p>
          </table:table-cell>
          <table:table-cell office:value-type="float" office:value="-0.1426100367" calcext:value-type="float">
            <text:p>-0.14261003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4921" calcext:value-type="float">
            <text:p>0.00444921</text:p>
          </table:table-cell>
          <table:table-cell office:value-type="float" office:value="0.00751231" calcext:value-type="float">
            <text:p>0.00751231</text:p>
          </table:table-cell>
          <table:table-cell office:value-type="float" office:value="-0.0000438583" calcext:value-type="float">
            <text:p>-4.38583E-05</text:p>
          </table:table-cell>
          <table:table-cell office:value-type="float" office:value="1648" calcext:value-type="float">
            <text:p>1648</text:p>
          </table:table-cell>
          <table:table-cell table:formula="of:=[.D1375]*100" office:value-type="float" office:value="0.12429857" calcext:value-type="float">
            <text:p>0.12429857</text:p>
          </table:table-cell>
          <table:table-cell table:formula="of:=[.E1375]*100" office:value-type="float" office:value="0.444921" calcext:value-type="float">
            <text:p>0.444921</text:p>
          </table:table-cell>
        </table:table-row>
        <table:table-row table:style-name="ro1">
          <table:table-cell office:value-type="float" office:value="82.56" calcext:value-type="float">
            <text:p>82.56</text:p>
          </table:table-cell>
          <table:table-cell office:value-type="float" office:value="179.0715332031" calcext:value-type="float">
            <text:p>179.0715332031</text:p>
          </table:table-cell>
          <table:table-cell office:value-type="float" office:value="-0.1873813733" calcext:value-type="float">
            <text:p>-0.187381373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2748" calcext:value-type="float">
            <text:p>0.00462748</text:p>
          </table:table-cell>
          <table:table-cell office:value-type="float" office:value="0.00754928" calcext:value-type="float">
            <text:p>0.00754928</text:p>
          </table:table-cell>
          <table:table-cell office:value-type="float" office:value="-0.0000602567" calcext:value-type="float">
            <text:p>-6.02567E-05</text:p>
          </table:table-cell>
          <table:table-cell office:value-type="float" office:value="1649" calcext:value-type="float">
            <text:p>1649</text:p>
          </table:table-cell>
          <table:table-cell table:formula="of:=[.D1376]*100" office:value-type="float" office:value="0.12429857" calcext:value-type="float">
            <text:p>0.12429857</text:p>
          </table:table-cell>
          <table:table-cell table:formula="of:=[.E1376]*100" office:value-type="float" office:value="0.462748" calcext:value-type="float">
            <text:p>0.462748</text:p>
          </table:table-cell>
        </table:table-row>
        <table:table-row table:style-name="ro1">
          <table:table-cell office:value-type="float" office:value="82.61" calcext:value-type="float">
            <text:p>82.61</text:p>
          </table:table-cell>
          <table:table-cell office:value-type="float" office:value="179.0905151367" calcext:value-type="float">
            <text:p>179.0905151367</text:p>
          </table:table-cell>
          <table:table-cell office:value-type="float" office:value="-0.1561161426" calcext:value-type="float">
            <text:p>-0.15611614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3787" calcext:value-type="float">
            <text:p>0.00453787</text:p>
          </table:table-cell>
          <table:table-cell office:value-type="float" office:value="0.00754928" calcext:value-type="float">
            <text:p>0.00754928</text:p>
          </table:table-cell>
          <table:table-cell office:value-type="float" office:value="-0.0002329966" calcext:value-type="float">
            <text:p>-0.0002329966</text:p>
          </table:table-cell>
          <table:table-cell office:value-type="float" office:value="1650" calcext:value-type="float">
            <text:p>1650</text:p>
          </table:table-cell>
          <table:table-cell table:formula="of:=[.D1377]*100" office:value-type="float" office:value="0.12429857" calcext:value-type="float">
            <text:p>0.12429857</text:p>
          </table:table-cell>
          <table:table-cell table:formula="of:=[.E1377]*100" office:value-type="float" office:value="0.453787" calcext:value-type="float">
            <text:p>0.453787</text:p>
          </table:table-cell>
        </table:table-row>
        <table:table-row table:style-name="ro1">
          <table:table-cell office:value-type="float" office:value="82.66" calcext:value-type="float">
            <text:p>82.66</text:p>
          </table:table-cell>
          <table:table-cell office:value-type="float" office:value="179.0783538818" calcext:value-type="float">
            <text:p>179.0783538818</text:p>
          </table:table-cell>
          <table:table-cell office:value-type="float" office:value="-0.2365143311" calcext:value-type="float">
            <text:p>-0.236514331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1398" calcext:value-type="float">
            <text:p>0.00501398</text:p>
          </table:table-cell>
          <table:table-cell office:value-type="float" office:value="0.00745092" calcext:value-type="float">
            <text:p>0.00745092</text:p>
          </table:table-cell>
          <table:table-cell office:value-type="float" office:value="0.0001845794" calcext:value-type="float">
            <text:p>0.0001845794</text:p>
          </table:table-cell>
          <table:table-cell office:value-type="float" office:value="1651" calcext:value-type="float">
            <text:p>1651</text:p>
          </table:table-cell>
          <table:table-cell table:formula="of:=[.D1378]*100" office:value-type="float" office:value="0.12429857" calcext:value-type="float">
            <text:p>0.12429857</text:p>
          </table:table-cell>
          <table:table-cell table:formula="of:=[.E1378]*100" office:value-type="float" office:value="0.501398" calcext:value-type="float">
            <text:p>0.501398</text:p>
          </table:table-cell>
        </table:table-row>
        <table:table-row table:style-name="ro1">
          <table:table-cell office:value-type="float" office:value="82.71" calcext:value-type="float">
            <text:p>82.71</text:p>
          </table:table-cell>
          <table:table-cell office:value-type="float" office:value="179.0824890137" calcext:value-type="float">
            <text:p>179.0824890137</text:p>
          </table:table-cell>
          <table:table-cell office:value-type="float" office:value="-0.1810479406" calcext:value-type="float">
            <text:p>-0.18104794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6147" calcext:value-type="float">
            <text:p>0.00496147</text:p>
          </table:table-cell>
          <table:table-cell office:value-type="float" office:value="0.00741269" calcext:value-type="float">
            <text:p>0.00741269</text:p>
          </table:table-cell>
          <table:table-cell office:value-type="float" office:value="0.0000504229" calcext:value-type="float">
            <text:p>5.04229E-05</text:p>
          </table:table-cell>
          <table:table-cell office:value-type="float" office:value="1652" calcext:value-type="float">
            <text:p>1652</text:p>
          </table:table-cell>
          <table:table-cell table:formula="of:=[.D1379]*100" office:value-type="float" office:value="0.12429857" calcext:value-type="float">
            <text:p>0.12429857</text:p>
          </table:table-cell>
          <table:table-cell table:formula="of:=[.E1379]*100" office:value-type="float" office:value="0.496147" calcext:value-type="float">
            <text:p>0.496147</text:p>
          </table:table-cell>
        </table:table-row>
        <table:table-row table:style-name="ro1">
          <table:table-cell office:value-type="float" office:value="82.76" calcext:value-type="float">
            <text:p>82.76</text:p>
          </table:table-cell>
          <table:table-cell office:value-type="float" office:value="179.0802001953" calcext:value-type="float">
            <text:p>179.0802001953</text:p>
          </table:table-cell>
          <table:table-cell office:value-type="float" office:value="-0.2252101242" calcext:value-type="float">
            <text:p>-0.225210124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2081" calcext:value-type="float">
            <text:p>0.00522081</text:p>
          </table:table-cell>
          <table:table-cell office:value-type="float" office:value="0.00741269" calcext:value-type="float">
            <text:p>0.00741269</text:p>
          </table:table-cell>
          <table:table-cell office:value-type="float" office:value="0.0000734257" calcext:value-type="float">
            <text:p>7.34257E-05</text:p>
          </table:table-cell>
          <table:table-cell office:value-type="float" office:value="1653" calcext:value-type="float">
            <text:p>1653</text:p>
          </table:table-cell>
          <table:table-cell table:formula="of:=[.D1380]*100" office:value-type="float" office:value="0.12429857" calcext:value-type="float">
            <text:p>0.12429857</text:p>
          </table:table-cell>
          <table:table-cell table:formula="of:=[.E1380]*100" office:value-type="float" office:value="0.522081" calcext:value-type="float">
            <text:p>0.522081</text:p>
          </table:table-cell>
        </table:table-row>
        <table:table-row table:style-name="ro1">
          <table:table-cell office:value-type="float" office:value="82.81" calcext:value-type="float">
            <text:p>82.81</text:p>
          </table:table-cell>
          <table:table-cell office:value-type="float" office:value="179.0782012939" calcext:value-type="float">
            <text:p>179.0782012939</text:p>
          </table:table-cell>
          <table:table-cell office:value-type="float" office:value="-0.1590609837" calcext:value-type="float">
            <text:p>-0.15906098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5271" calcext:value-type="float">
            <text:p>0.00495271</text:p>
          </table:table-cell>
          <table:table-cell office:value-type="float" office:value="0.00719483" calcext:value-type="float">
            <text:p>0.00719483</text:p>
          </table:table-cell>
          <table:table-cell office:value-type="float" office:value="-0.0000381461" calcext:value-type="float">
            <text:p>-3.81461E-05</text:p>
          </table:table-cell>
          <table:table-cell office:value-type="float" office:value="1654" calcext:value-type="float">
            <text:p>1654</text:p>
          </table:table-cell>
          <table:table-cell table:formula="of:=[.D1381]*100" office:value-type="float" office:value="0.12429857" calcext:value-type="float">
            <text:p>0.12429857</text:p>
          </table:table-cell>
          <table:table-cell table:formula="of:=[.E1381]*100" office:value-type="float" office:value="0.495271" calcext:value-type="float">
            <text:p>0.495271</text:p>
          </table:table-cell>
        </table:table-row>
        <table:table-row table:style-name="ro1">
          <table:table-cell office:value-type="float" office:value="82.86" calcext:value-type="float">
            <text:p>82.86</text:p>
          </table:table-cell>
          <table:table-cell office:value-type="float" office:value="179.0633239746" calcext:value-type="float">
            <text:p>179.0633239746</text:p>
          </table:table-cell>
          <table:table-cell office:value-type="float" office:value="-0.1940943256" calcext:value-type="float">
            <text:p>-0.19409432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0761" calcext:value-type="float">
            <text:p>0.00500761</text:p>
          </table:table-cell>
          <table:table-cell office:value-type="float" office:value="0.00719483" calcext:value-type="float">
            <text:p>0.00719483</text:p>
          </table:table-cell>
          <table:table-cell office:value-type="float" office:value="-0.0000113111" calcext:value-type="float">
            <text:p>-1.13111E-05</text:p>
          </table:table-cell>
          <table:table-cell office:value-type="float" office:value="1655" calcext:value-type="float">
            <text:p>1655</text:p>
          </table:table-cell>
          <table:table-cell table:formula="of:=[.D1382]*100" office:value-type="float" office:value="0.12429857" calcext:value-type="float">
            <text:p>0.12429857</text:p>
          </table:table-cell>
          <table:table-cell table:formula="of:=[.E1382]*100" office:value-type="float" office:value="0.500761" calcext:value-type="float">
            <text:p>0.500761</text:p>
          </table:table-cell>
        </table:table-row>
        <table:table-row table:style-name="ro1">
          <table:table-cell office:value-type="float" office:value="82.91" calcext:value-type="float">
            <text:p>82.91</text:p>
          </table:table-cell>
          <table:table-cell office:value-type="float" office:value="179.0577850342" calcext:value-type="float">
            <text:p>179.0577850342</text:p>
          </table:table-cell>
          <table:table-cell office:value-type="float" office:value="-0.0832559891" calcext:value-type="float">
            <text:p>-0.08325598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055" calcext:value-type="float">
            <text:p>0.0043055</text:p>
          </table:table-cell>
          <table:table-cell office:value-type="float" office:value="0.00703715" calcext:value-type="float">
            <text:p>0.00703715</text:p>
          </table:table-cell>
          <table:table-cell office:value-type="float" office:value="-0.0002920525" calcext:value-type="float">
            <text:p>-0.0002920525</text:p>
          </table:table-cell>
          <table:table-cell office:value-type="float" office:value="1656" calcext:value-type="float">
            <text:p>1656</text:p>
          </table:table-cell>
          <table:table-cell table:formula="of:=[.D1383]*100" office:value-type="float" office:value="0.12429857" calcext:value-type="float">
            <text:p>0.12429857</text:p>
          </table:table-cell>
          <table:table-cell table:formula="of:=[.E1383]*100" office:value-type="float" office:value="0.43055" calcext:value-type="float">
            <text:p>0.43055</text:p>
          </table:table-cell>
        </table:table-row>
        <table:table-row table:style-name="ro1">
          <table:table-cell office:value-type="float" office:value="82.96" calcext:value-type="float">
            <text:p>82.96</text:p>
          </table:table-cell>
          <table:table-cell office:value-type="float" office:value="179.0628814697" calcext:value-type="float">
            <text:p>179.0628814697</text:p>
          </table:table-cell>
          <table:table-cell office:value-type="float" office:value="-0.1401251656" calcext:value-type="float">
            <text:p>-0.140125165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1682" calcext:value-type="float">
            <text:p>0.00421682</text:p>
          </table:table-cell>
          <table:table-cell office:value-type="float" office:value="0.00693683" calcext:value-type="float">
            <text:p>0.00693683</text:p>
          </table:table-cell>
          <table:table-cell office:value-type="float" office:value="0.0000116391" calcext:value-type="float">
            <text:p>1.16391E-05</text:p>
          </table:table-cell>
          <table:table-cell office:value-type="float" office:value="1657" calcext:value-type="float">
            <text:p>1657</text:p>
          </table:table-cell>
          <table:table-cell table:formula="of:=[.D1384]*100" office:value-type="float" office:value="0.12429857" calcext:value-type="float">
            <text:p>0.12429857</text:p>
          </table:table-cell>
          <table:table-cell table:formula="of:=[.E1384]*100" office:value-type="float" office:value="0.421682" calcext:value-type="float">
            <text:p>0.421682</text:p>
          </table:table-cell>
        </table:table-row>
        <table:table-row table:style-name="ro1">
          <table:table-cell office:value-type="float" office:value="83.01" calcext:value-type="float">
            <text:p>83.01</text:p>
          </table:table-cell>
          <table:table-cell office:value-type="float" office:value="179.0708007812" calcext:value-type="float">
            <text:p>179.0708007812</text:p>
          </table:table-cell>
          <table:table-cell office:value-type="float" office:value="-0.1752553296" calcext:value-type="float">
            <text:p>-0.175255329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9187" calcext:value-type="float">
            <text:p>0.00439187</text:p>
          </table:table-cell>
          <table:table-cell office:value-type="float" office:value="0.00693683" calcext:value-type="float">
            <text:p>0.00693683</text:p>
          </table:table-cell>
          <table:table-cell office:value-type="float" office:value="0.0001188771" calcext:value-type="float">
            <text:p>0.0001188771</text:p>
          </table:table-cell>
          <table:table-cell office:value-type="float" office:value="1658" calcext:value-type="float">
            <text:p>1658</text:p>
          </table:table-cell>
          <table:table-cell table:formula="of:=[.D1385]*100" office:value-type="float" office:value="0.12429857" calcext:value-type="float">
            <text:p>0.12429857</text:p>
          </table:table-cell>
          <table:table-cell table:formula="of:=[.E1385]*100" office:value-type="float" office:value="0.439187" calcext:value-type="float">
            <text:p>0.439187</text:p>
          </table:table-cell>
        </table:table-row>
        <table:table-row table:style-name="ro1">
          <table:table-cell office:value-type="float" office:value="83.07" calcext:value-type="float">
            <text:p>83.07</text:p>
          </table:table-cell>
          <table:table-cell office:value-type="float" office:value="179.0736846924" calcext:value-type="float">
            <text:p>179.0736846924</text:p>
          </table:table-cell>
          <table:table-cell office:value-type="float" office:value="-0.1149295187" calcext:value-type="float">
            <text:p>-0.114929518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0643" calcext:value-type="float">
            <text:p>0.00410643</text:p>
          </table:table-cell>
          <table:table-cell office:value-type="float" office:value="0.00669597" calcext:value-type="float">
            <text:p>0.00669597</text:p>
          </table:table-cell>
          <table:table-cell office:value-type="float" office:value="-0.0002212867" calcext:value-type="float">
            <text:p>-0.0002212867</text:p>
          </table:table-cell>
          <table:table-cell office:value-type="float" office:value="1659" calcext:value-type="float">
            <text:p>1659</text:p>
          </table:table-cell>
          <table:table-cell table:formula="of:=[.D1386]*100" office:value-type="float" office:value="0.12429857" calcext:value-type="float">
            <text:p>0.12429857</text:p>
          </table:table-cell>
          <table:table-cell table:formula="of:=[.E1386]*100" office:value-type="float" office:value="0.410643" calcext:value-type="float">
            <text:p>0.410643</text:p>
          </table:table-cell>
        </table:table-row>
        <table:table-row table:style-name="ro1">
          <table:table-cell office:value-type="float" office:value="83.11" calcext:value-type="float">
            <text:p>83.11</text:p>
          </table:table-cell>
          <table:table-cell office:value-type="float" office:value="179.0699615479" calcext:value-type="float">
            <text:p>179.0699615479</text:p>
          </table:table-cell>
          <table:table-cell office:value-type="float" office:value="-0.0747141118" calcext:value-type="float">
            <text:p>-0.07471411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64829" calcext:value-type="float">
            <text:p>0.00364829</text:p>
          </table:table-cell>
          <table:table-cell office:value-type="float" office:value="0.00669597" calcext:value-type="float">
            <text:p>0.00669597</text:p>
          </table:table-cell>
          <table:table-cell office:value-type="float" office:value="-0.0001715851" calcext:value-type="float">
            <text:p>-0.0001715851</text:p>
          </table:table-cell>
          <table:table-cell office:value-type="float" office:value="1660" calcext:value-type="float">
            <text:p>1660</text:p>
          </table:table-cell>
          <table:table-cell table:formula="of:=[.D1387]*100" office:value-type="float" office:value="0.12429857" calcext:value-type="float">
            <text:p>0.12429857</text:p>
          </table:table-cell>
          <table:table-cell table:formula="of:=[.E1387]*100" office:value-type="float" office:value="0.364829" calcext:value-type="float">
            <text:p>0.364829</text:p>
          </table:table-cell>
        </table:table-row>
        <table:table-row table:style-name="ro1">
          <table:table-cell office:value-type="float" office:value="83.16" calcext:value-type="float">
            <text:p>83.16</text:p>
          </table:table-cell>
          <table:table-cell office:value-type="float" office:value="179.0701751709" calcext:value-type="float">
            <text:p>179.0701751709</text:p>
          </table:table-cell>
          <table:table-cell office:value-type="float" office:value="-0.1473850457" calcext:value-type="float">
            <text:p>-0.147385045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82742" calcext:value-type="float">
            <text:p>0.00382742</text:p>
          </table:table-cell>
          <table:table-cell office:value-type="float" office:value="0.00669597" calcext:value-type="float">
            <text:p>0.00669597</text:p>
          </table:table-cell>
          <table:table-cell office:value-type="float" office:value="0.000129462" calcext:value-type="float">
            <text:p>0.000129462</text:p>
          </table:table-cell>
          <table:table-cell office:value-type="float" office:value="1661" calcext:value-type="float">
            <text:p>1661</text:p>
          </table:table-cell>
          <table:table-cell table:formula="of:=[.D1388]*100" office:value-type="float" office:value="0.12429857" calcext:value-type="float">
            <text:p>0.12429857</text:p>
          </table:table-cell>
          <table:table-cell table:formula="of:=[.E1388]*100" office:value-type="float" office:value="0.382742" calcext:value-type="float">
            <text:p>0.382742</text:p>
          </table:table-cell>
        </table:table-row>
        <table:table-row table:style-name="ro1">
          <table:table-cell office:value-type="float" office:value="83.21" calcext:value-type="float">
            <text:p>83.21</text:p>
          </table:table-cell>
          <table:table-cell office:value-type="float" office:value="179.0763244629" calcext:value-type="float">
            <text:p>179.0763244629</text:p>
          </table:table-cell>
          <table:table-cell office:value-type="float" office:value="-0.0927799172" calcext:value-type="float">
            <text:p>-0.092779917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58284" calcext:value-type="float">
            <text:p>0.00358284</text:p>
          </table:table-cell>
          <table:table-cell office:value-type="float" office:value="0.00651268" calcext:value-type="float">
            <text:p>0.00651268</text:p>
          </table:table-cell>
          <table:table-cell office:value-type="float" office:value="0.0000689179" calcext:value-type="float">
            <text:p>6.89179E-05</text:p>
          </table:table-cell>
          <table:table-cell office:value-type="float" office:value="1662" calcext:value-type="float">
            <text:p>1662</text:p>
          </table:table-cell>
          <table:table-cell table:formula="of:=[.D1389]*100" office:value-type="float" office:value="0.12429857" calcext:value-type="float">
            <text:p>0.12429857</text:p>
          </table:table-cell>
          <table:table-cell table:formula="of:=[.E1389]*100" office:value-type="float" office:value="0.358284" calcext:value-type="float">
            <text:p>0.358284</text:p>
          </table:table-cell>
        </table:table-row>
        <table:table-row table:style-name="ro1">
          <table:table-cell office:value-type="float" office:value="83.26" calcext:value-type="float">
            <text:p>83.26</text:p>
          </table:table-cell>
          <table:table-cell office:value-type="float" office:value="179.084197998" calcext:value-type="float">
            <text:p>179.084197998</text:p>
          </table:table-cell>
          <table:table-cell office:value-type="float" office:value="-0.1650673098" calcext:value-type="float">
            <text:p>-0.165067309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390167" calcext:value-type="float">
            <text:p>0.00390167</text:p>
          </table:table-cell>
          <table:table-cell office:value-type="float" office:value="0.00651268" calcext:value-type="float">
            <text:p>0.00651268</text:p>
          </table:table-cell>
          <table:table-cell office:value-type="float" office:value="0.0001103716" calcext:value-type="float">
            <text:p>0.0001103716</text:p>
          </table:table-cell>
          <table:table-cell office:value-type="float" office:value="1663" calcext:value-type="float">
            <text:p>1663</text:p>
          </table:table-cell>
          <table:table-cell table:formula="of:=[.D1390]*100" office:value-type="float" office:value="0.12429857" calcext:value-type="float">
            <text:p>0.12429857</text:p>
          </table:table-cell>
          <table:table-cell table:formula="of:=[.E1390]*100" office:value-type="float" office:value="0.390167" calcext:value-type="float">
            <text:p>0.390167</text:p>
          </table:table-cell>
        </table:table-row>
        <table:table-row table:style-name="ro1">
          <table:table-cell office:value-type="float" office:value="83.31" calcext:value-type="float">
            <text:p>83.31</text:p>
          </table:table-cell>
          <table:table-cell office:value-type="float" office:value="179.0857849121" calcext:value-type="float">
            <text:p>179.0857849121</text:p>
          </table:table-cell>
          <table:table-cell office:value-type="float" office:value="-0.1647890612" calcext:value-type="float">
            <text:p>-0.16478906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1219" calcext:value-type="float">
            <text:p>0.00411219</text:p>
          </table:table-cell>
          <table:table-cell office:value-type="float" office:value="0.00643725" calcext:value-type="float">
            <text:p>0.00643725</text:p>
          </table:table-cell>
          <table:table-cell office:value-type="float" office:value="-0.0000529647" calcext:value-type="float">
            <text:p>-5.29647E-05</text:p>
          </table:table-cell>
          <table:table-cell office:value-type="float" office:value="1664" calcext:value-type="float">
            <text:p>1664</text:p>
          </table:table-cell>
          <table:table-cell table:formula="of:=[.D1391]*100" office:value-type="float" office:value="0.12429857" calcext:value-type="float">
            <text:p>0.12429857</text:p>
          </table:table-cell>
          <table:table-cell table:formula="of:=[.E1391]*100" office:value-type="float" office:value="0.411219" calcext:value-type="float">
            <text:p>0.411219</text:p>
          </table:table-cell>
        </table:table-row>
        <table:table-row table:style-name="ro1">
          <table:table-cell office:value-type="float" office:value="83.36" calcext:value-type="float">
            <text:p>83.36</text:p>
          </table:table-cell>
          <table:table-cell office:value-type="float" office:value="179.0819549561" calcext:value-type="float">
            <text:p>179.0819549561</text:p>
          </table:table-cell>
          <table:table-cell office:value-type="float" office:value="-0.2271457483" calcext:value-type="float">
            <text:p>-0.227145748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68" calcext:value-type="float">
            <text:p>0.004668</text:p>
          </table:table-cell>
          <table:table-cell office:value-type="float" office:value="0.00643725" calcext:value-type="float">
            <text:p>0.00643725</text:p>
          </table:table-cell>
          <table:table-cell office:value-type="float" office:value="0.0002124841" calcext:value-type="float">
            <text:p>0.0002124841</text:p>
          </table:table-cell>
          <table:table-cell office:value-type="float" office:value="1665" calcext:value-type="float">
            <text:p>1665</text:p>
          </table:table-cell>
          <table:table-cell table:formula="of:=[.D1392]*100" office:value-type="float" office:value="0.12429857" calcext:value-type="float">
            <text:p>0.12429857</text:p>
          </table:table-cell>
          <table:table-cell table:formula="of:=[.E1392]*100"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83.41" calcext:value-type="float">
            <text:p>83.41</text:p>
          </table:table-cell>
          <table:table-cell office:value-type="float" office:value="179.082901001" calcext:value-type="float">
            <text:p>179.082901001</text:p>
          </table:table-cell>
          <table:table-cell office:value-type="float" office:value="-0.149807179" calcext:value-type="float">
            <text:p>-0.1498071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2281" calcext:value-type="float">
            <text:p>0.00452281</text:p>
          </table:table-cell>
          <table:table-cell office:value-type="float" office:value="0.00643725" calcext:value-type="float">
            <text:p>0.00643725</text:p>
          </table:table-cell>
          <table:table-cell office:value-type="float" office:value="-0.0001883449" calcext:value-type="float">
            <text:p>-0.0001883449</text:p>
          </table:table-cell>
          <table:table-cell office:value-type="float" office:value="1666" calcext:value-type="float">
            <text:p>1666</text:p>
          </table:table-cell>
          <table:table-cell table:formula="of:=[.D1393]*100" office:value-type="float" office:value="0.12429857" calcext:value-type="float">
            <text:p>0.12429857</text:p>
          </table:table-cell>
          <table:table-cell table:formula="of:=[.E1393]*100" office:value-type="float" office:value="0.452281" calcext:value-type="float">
            <text:p>0.452281</text:p>
          </table:table-cell>
        </table:table-row>
        <table:table-row table:style-name="ro1">
          <table:table-cell office:value-type="float" office:value="83.46" calcext:value-type="float">
            <text:p>83.46</text:p>
          </table:table-cell>
          <table:table-cell office:value-type="float" office:value="179.0819702148" calcext:value-type="float">
            <text:p>179.0819702148</text:p>
          </table:table-cell>
          <table:table-cell office:value-type="float" office:value="-0.2397055493" calcext:value-type="float">
            <text:p>-0.23970554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2522" calcext:value-type="float">
            <text:p>0.00502522</text:p>
          </table:table-cell>
          <table:table-cell office:value-type="float" office:value="0.00648507" calcext:value-type="float">
            <text:p>0.00648507</text:p>
          </table:table-cell>
          <table:table-cell office:value-type="float" office:value="0.0001341796" calcext:value-type="float">
            <text:p>0.0001341796</text:p>
          </table:table-cell>
          <table:table-cell office:value-type="float" office:value="1667" calcext:value-type="float">
            <text:p>1667</text:p>
          </table:table-cell>
          <table:table-cell table:formula="of:=[.D1394]*100" office:value-type="float" office:value="0.12429857" calcext:value-type="float">
            <text:p>0.12429857</text:p>
          </table:table-cell>
          <table:table-cell table:formula="of:=[.E1394]*100" office:value-type="float" office:value="0.502522" calcext:value-type="float">
            <text:p>0.502522</text:p>
          </table:table-cell>
        </table:table-row>
        <table:table-row table:style-name="ro1">
          <table:table-cell office:value-type="float" office:value="83.51" calcext:value-type="float">
            <text:p>83.51</text:p>
          </table:table-cell>
          <table:table-cell office:value-type="float" office:value="179.0918731689" calcext:value-type="float">
            <text:p>179.0918731689</text:p>
          </table:table-cell>
          <table:table-cell office:value-type="float" office:value="-0.144533058" calcext:value-type="float">
            <text:p>-0.14453305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56" calcext:value-type="float">
            <text:p>0.0047256</text:p>
          </table:table-cell>
          <table:table-cell office:value-type="float" office:value="0.00648507" calcext:value-type="float">
            <text:p>0.00648507</text:p>
          </table:table-cell>
          <table:table-cell office:value-type="float" office:value="-0.0000279958" calcext:value-type="float">
            <text:p>-2.79958E-05</text:p>
          </table:table-cell>
          <table:table-cell office:value-type="float" office:value="1668" calcext:value-type="float">
            <text:p>1668</text:p>
          </table:table-cell>
          <table:table-cell table:formula="of:=[.D1395]*100" office:value-type="float" office:value="0.12429857" calcext:value-type="float">
            <text:p>0.12429857</text:p>
          </table:table-cell>
          <table:table-cell table:formula="of:=[.E1395]*100" office:value-type="float" office:value="0.47256" calcext:value-type="float">
            <text:p>0.47256</text:p>
          </table:table-cell>
        </table:table-row>
        <table:table-row table:style-name="ro1">
          <table:table-cell office:value-type="float" office:value="83.56" calcext:value-type="float">
            <text:p>83.56</text:p>
          </table:table-cell>
          <table:table-cell office:value-type="float" office:value="179.0886993408" calcext:value-type="float">
            <text:p>179.0886993408</text:p>
          </table:table-cell>
          <table:table-cell office:value-type="float" office:value="-0.1785370148" calcext:value-type="float">
            <text:p>-0.17853701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265" calcext:value-type="float">
            <text:p>0.00475265</text:p>
          </table:table-cell>
          <table:table-cell office:value-type="float" office:value="0.0064869" calcext:value-type="float">
            <text:p>0.0064869</text:p>
          </table:table-cell>
          <table:table-cell office:value-type="float" office:value="0.000057984" calcext:value-type="float">
            <text:p>0.000057984</text:p>
          </table:table-cell>
          <table:table-cell office:value-type="float" office:value="1669" calcext:value-type="float">
            <text:p>1669</text:p>
          </table:table-cell>
          <table:table-cell table:formula="of:=[.D1396]*100" office:value-type="float" office:value="0.12429857" calcext:value-type="float">
            <text:p>0.12429857</text:p>
          </table:table-cell>
          <table:table-cell table:formula="of:=[.E1396]*100" office:value-type="float" office:value="0.475265" calcext:value-type="float">
            <text:p>0.475265</text:p>
          </table:table-cell>
        </table:table-row>
        <table:table-row table:style-name="ro1">
          <table:table-cell office:value-type="float" office:value="83.61" calcext:value-type="float">
            <text:p>83.61</text:p>
          </table:table-cell>
          <table:table-cell office:value-type="float" office:value="179.0906219482" calcext:value-type="float">
            <text:p>179.0906219482</text:p>
          </table:table-cell>
          <table:table-cell office:value-type="float" office:value="-0.16956804" calcext:value-type="float">
            <text:p>-0.1695680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1089" calcext:value-type="float">
            <text:p>0.00471089</text:p>
          </table:table-cell>
          <table:table-cell office:value-type="float" office:value="0.00665635" calcext:value-type="float">
            <text:p>0.00665635</text:p>
          </table:table-cell>
          <table:table-cell office:value-type="float" office:value="-0.0001896284" calcext:value-type="float">
            <text:p>-0.0001896284</text:p>
          </table:table-cell>
          <table:table-cell office:value-type="float" office:value="1670" calcext:value-type="float">
            <text:p>1670</text:p>
          </table:table-cell>
          <table:table-cell table:formula="of:=[.D1397]*100" office:value-type="float" office:value="0.12429857" calcext:value-type="float">
            <text:p>0.12429857</text:p>
          </table:table-cell>
          <table:table-cell table:formula="of:=[.E1397]*100" office:value-type="float" office:value="0.471089" calcext:value-type="float">
            <text:p>0.471089</text:p>
          </table:table-cell>
        </table:table-row>
        <table:table-row table:style-name="ro1">
          <table:table-cell office:value-type="float" office:value="83.66" calcext:value-type="float">
            <text:p>83.66</text:p>
          </table:table-cell>
          <table:table-cell office:value-type="float" office:value="179.0863189697" calcext:value-type="float">
            <text:p>179.0863189697</text:p>
          </table:table-cell>
          <table:table-cell office:value-type="float" office:value="-0.2054317717" calcext:value-type="float">
            <text:p>-0.205431771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2208" calcext:value-type="float">
            <text:p>0.00492208</text:p>
          </table:table-cell>
          <table:table-cell office:value-type="float" office:value="0.00665635" calcext:value-type="float">
            <text:p>0.00665635</text:p>
          </table:table-cell>
          <table:table-cell office:value-type="float" office:value="0.0000309354" calcext:value-type="float">
            <text:p>3.09354E-05</text:p>
          </table:table-cell>
          <table:table-cell office:value-type="float" office:value="1671" calcext:value-type="float">
            <text:p>1671</text:p>
          </table:table-cell>
          <table:table-cell table:formula="of:=[.D1398]*100" office:value-type="float" office:value="0.12429857" calcext:value-type="float">
            <text:p>0.12429857</text:p>
          </table:table-cell>
          <table:table-cell table:formula="of:=[.E1398]*100" office:value-type="float" office:value="0.492208" calcext:value-type="float">
            <text:p>0.492208</text:p>
          </table:table-cell>
        </table:table-row>
        <table:table-row table:style-name="ro1">
          <table:table-cell office:value-type="float" office:value="83.71" calcext:value-type="float">
            <text:p>83.71</text:p>
          </table:table-cell>
          <table:table-cell office:value-type="float" office:value="179.0858612061" calcext:value-type="float">
            <text:p>179.0858612061</text:p>
          </table:table-cell>
          <table:table-cell office:value-type="float" office:value="-0.2279013243" calcext:value-type="float">
            <text:p>-0.227901324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1251" calcext:value-type="float">
            <text:p>0.00521251</text:p>
          </table:table-cell>
          <table:table-cell office:value-type="float" office:value="0.00693007" calcext:value-type="float">
            <text:p>0.00693007</text:p>
          </table:table-cell>
          <table:table-cell office:value-type="float" office:value="0.0001361366" calcext:value-type="float">
            <text:p>0.0001361366</text:p>
          </table:table-cell>
          <table:table-cell office:value-type="float" office:value="1672" calcext:value-type="float">
            <text:p>1672</text:p>
          </table:table-cell>
          <table:table-cell table:formula="of:=[.D1399]*100" office:value-type="float" office:value="0.12429857" calcext:value-type="float">
            <text:p>0.12429857</text:p>
          </table:table-cell>
          <table:table-cell table:formula="of:=[.E1399]*100" office:value-type="float" office:value="0.521251" calcext:value-type="float">
            <text:p>0.521251</text:p>
          </table:table-cell>
        </table:table-row>
        <table:table-row table:style-name="ro1">
          <table:table-cell office:value-type="float" office:value="83.76" calcext:value-type="float">
            <text:p>83.76</text:p>
          </table:table-cell>
          <table:table-cell office:value-type="float" office:value="179.0877075195" calcext:value-type="float">
            <text:p>179.0877075195</text:p>
          </table:table-cell>
          <table:table-cell office:value-type="float" office:value="-0.2129963134" calcext:value-type="float">
            <text:p>-0.21299631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0663" calcext:value-type="float">
            <text:p>0.00530663</text:p>
          </table:table-cell>
          <table:table-cell office:value-type="float" office:value="0.00693007" calcext:value-type="float">
            <text:p>0.00693007</text:p>
          </table:table-cell>
          <table:table-cell office:value-type="float" office:value="-0.0000697663" calcext:value-type="float">
            <text:p>-6.97663E-05</text:p>
          </table:table-cell>
          <table:table-cell office:value-type="float" office:value="1673" calcext:value-type="float">
            <text:p>1673</text:p>
          </table:table-cell>
          <table:table-cell table:formula="of:=[.D1400]*100" office:value-type="float" office:value="0.12429857" calcext:value-type="float">
            <text:p>0.12429857</text:p>
          </table:table-cell>
          <table:table-cell table:formula="of:=[.E1400]*100" office:value-type="float" office:value="0.530663" calcext:value-type="float">
            <text:p>0.530663</text:p>
          </table:table-cell>
        </table:table-row>
        <table:table-row table:style-name="ro1">
          <table:table-cell office:value-type="float" office:value="83.81" calcext:value-type="float">
            <text:p>83.81</text:p>
          </table:table-cell>
          <table:table-cell office:value-type="float" office:value="179.0773010254" calcext:value-type="float">
            <text:p>179.0773010254</text:p>
          </table:table-cell>
          <table:table-cell office:value-type="float" office:value="-0.1550958301" calcext:value-type="float">
            <text:p>-0.155095830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8345" calcext:value-type="float">
            <text:p>0.00498345</text:p>
          </table:table-cell>
          <table:table-cell office:value-type="float" office:value="0.00702482" calcext:value-type="float">
            <text:p>0.00702482</text:p>
          </table:table-cell>
          <table:table-cell office:value-type="float" office:value="-0.0001270991" calcext:value-type="float">
            <text:p>-0.0001270991</text:p>
          </table:table-cell>
          <table:table-cell office:value-type="float" office:value="1674" calcext:value-type="float">
            <text:p>1674</text:p>
          </table:table-cell>
          <table:table-cell table:formula="of:=[.D1401]*100" office:value-type="float" office:value="0.12429857" calcext:value-type="float">
            <text:p>0.12429857</text:p>
          </table:table-cell>
          <table:table-cell table:formula="of:=[.E1401]*100" office:value-type="float" office:value="0.498345" calcext:value-type="float">
            <text:p>0.498345</text:p>
          </table:table-cell>
        </table:table-row>
        <table:table-row table:style-name="ro1">
          <table:table-cell office:value-type="float" office:value="83.86" calcext:value-type="float">
            <text:p>83.86</text:p>
          </table:table-cell>
          <table:table-cell office:value-type="float" office:value="179.0736999512" calcext:value-type="float">
            <text:p>179.0736999512</text:p>
          </table:table-cell>
          <table:table-cell office:value-type="float" office:value="-0.2010725528" calcext:value-type="float">
            <text:p>-0.20107255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7459" calcext:value-type="float">
            <text:p>0.00507459</text:p>
          </table:table-cell>
          <table:table-cell office:value-type="float" office:value="0.00726217" calcext:value-type="float">
            <text:p>0.00726217</text:p>
          </table:table-cell>
          <table:table-cell office:value-type="float" office:value="0.0000015128" calcext:value-type="float">
            <text:p>1.5128E-06</text:p>
          </table:table-cell>
          <table:table-cell office:value-type="float" office:value="1675" calcext:value-type="float">
            <text:p>1675</text:p>
          </table:table-cell>
          <table:table-cell table:formula="of:=[.D1402]*100" office:value-type="float" office:value="0.12429857" calcext:value-type="float">
            <text:p>0.12429857</text:p>
          </table:table-cell>
          <table:table-cell table:formula="of:=[.E1402]*100" office:value-type="float" office:value="0.507459" calcext:value-type="float">
            <text:p>0.507459</text:p>
          </table:table-cell>
        </table:table-row>
        <table:table-row table:style-name="ro1">
          <table:table-cell office:value-type="float" office:value="83.91" calcext:value-type="float">
            <text:p>83.91</text:p>
          </table:table-cell>
          <table:table-cell office:value-type="float" office:value="179.0705108643" calcext:value-type="float">
            <text:p>179.0705108643</text:p>
          </table:table-cell>
          <table:table-cell office:value-type="float" office:value="-0.2355846854" calcext:value-type="float">
            <text:p>-0.235584685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653" calcext:value-type="float">
            <text:p>0.0053653</text:p>
          </table:table-cell>
          <table:table-cell office:value-type="float" office:value="0.00726217" calcext:value-type="float">
            <text:p>0.00726217</text:p>
          </table:table-cell>
          <table:table-cell office:value-type="float" office:value="0.000029149" calcext:value-type="float">
            <text:p>0.000029149</text:p>
          </table:table-cell>
          <table:table-cell office:value-type="float" office:value="1676" calcext:value-type="float">
            <text:p>1676</text:p>
          </table:table-cell>
          <table:table-cell table:formula="of:=[.D1403]*100" office:value-type="float" office:value="0.12429857" calcext:value-type="float">
            <text:p>0.12429857</text:p>
          </table:table-cell>
          <table:table-cell table:formula="of:=[.E1403]*100" office:value-type="float" office:value="0.53653" calcext:value-type="float">
            <text:p>0.53653</text:p>
          </table:table-cell>
        </table:table-row>
        <table:table-row table:style-name="ro1">
          <table:table-cell office:value-type="float" office:value="83.96" calcext:value-type="float">
            <text:p>83.96</text:p>
          </table:table-cell>
          <table:table-cell office:value-type="float" office:value="179.0657501221" calcext:value-type="float">
            <text:p>179.0657501221</text:p>
          </table:table-cell>
          <table:table-cell office:value-type="float" office:value="-0.2121749799" calcext:value-type="float">
            <text:p>-0.21217497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0294" calcext:value-type="float">
            <text:p>0.00540294</text:p>
          </table:table-cell>
          <table:table-cell office:value-type="float" office:value="0.00760535" calcext:value-type="float">
            <text:p>0.00760535</text:p>
          </table:table-cell>
          <table:table-cell office:value-type="float" office:value="0.0001555439" calcext:value-type="float">
            <text:p>0.0001555439</text:p>
          </table:table-cell>
          <table:table-cell office:value-type="float" office:value="1677" calcext:value-type="float">
            <text:p>1677</text:p>
          </table:table-cell>
          <table:table-cell table:formula="of:=[.D1404]*100" office:value-type="float" office:value="0.12429857" calcext:value-type="float">
            <text:p>0.12429857</text:p>
          </table:table-cell>
          <table:table-cell table:formula="of:=[.E1404]*100" office:value-type="float" office:value="0.540294" calcext:value-type="float">
            <text:p>0.540294</text:p>
          </table:table-cell>
        </table:table-row>
        <table:table-row table:style-name="ro1">
          <table:table-cell office:value-type="float" office:value="84.02" calcext:value-type="float">
            <text:p>84.02</text:p>
          </table:table-cell>
          <table:table-cell office:value-type="float" office:value="179.0723419189" calcext:value-type="float">
            <text:p>179.0723419189</text:p>
          </table:table-cell>
          <table:table-cell office:value-type="float" office:value="-0.2187458661" calcext:value-type="float">
            <text:p>-0.21874586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718" calcext:value-type="float">
            <text:p>0.0054718</text:p>
          </table:table-cell>
          <table:table-cell office:value-type="float" office:value="0.00760535" calcext:value-type="float">
            <text:p>0.00760535</text:p>
          </table:table-cell>
          <table:table-cell office:value-type="float" office:value="0.0000055281" calcext:value-type="float">
            <text:p>5.5281E-06</text:p>
          </table:table-cell>
          <table:table-cell office:value-type="float" office:value="1678" calcext:value-type="float">
            <text:p>1678</text:p>
          </table:table-cell>
          <table:table-cell table:formula="of:=[.D1405]*100" office:value-type="float" office:value="0.12429857" calcext:value-type="float">
            <text:p>0.12429857</text:p>
          </table:table-cell>
          <table:table-cell table:formula="of:=[.E1405]*100" office:value-type="float" office:value="0.54718" calcext:value-type="float">
            <text:p>0.54718</text:p>
          </table:table-cell>
        </table:table-row>
        <table:table-row table:style-name="ro1">
          <table:table-cell office:value-type="float" office:value="84.07" calcext:value-type="float">
            <text:p>84.07</text:p>
          </table:table-cell>
          <table:table-cell office:value-type="float" office:value="179.0855865479" calcext:value-type="float">
            <text:p>179.0855865479</text:p>
          </table:table-cell>
          <table:table-cell office:value-type="float" office:value="-0.2540880915" calcext:value-type="float">
            <text:p>-0.254088091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532" calcext:value-type="float">
            <text:p>0.0057532</text:p>
          </table:table-cell>
          <table:table-cell office:value-type="float" office:value="0.00760535" calcext:value-type="float">
            <text:p>0.00760535</text:p>
          </table:table-cell>
          <table:table-cell office:value-type="float" office:value="0.0001123987" calcext:value-type="float">
            <text:p>0.0001123987</text:p>
          </table:table-cell>
          <table:table-cell office:value-type="float" office:value="1679" calcext:value-type="float">
            <text:p>1679</text:p>
          </table:table-cell>
          <table:table-cell table:formula="of:=[.D1406]*100" office:value-type="float" office:value="0.12429857" calcext:value-type="float">
            <text:p>0.12429857</text:p>
          </table:table-cell>
          <table:table-cell table:formula="of:=[.E1406]*100" office:value-type="float" office:value="0.57532" calcext:value-type="float">
            <text:p>0.57532</text:p>
          </table:table-cell>
        </table:table-row>
        <table:table-row table:style-name="ro1">
          <table:table-cell office:value-type="float" office:value="84.11" calcext:value-type="float">
            <text:p>84.11</text:p>
          </table:table-cell>
          <table:table-cell office:value-type="float" office:value="179.0859375" calcext:value-type="float">
            <text:p>179.0859375</text:p>
          </table:table-cell>
          <table:table-cell office:value-type="float" office:value="-0.2713507302" calcext:value-type="float">
            <text:p>-0.27135073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5569" calcext:value-type="float">
            <text:p>0.00605569</text:p>
          </table:table-cell>
          <table:table-cell office:value-type="float" office:value="0.00790901" calcext:value-type="float">
            <text:p>0.00790901</text:p>
          </table:table-cell>
          <table:table-cell office:value-type="float" office:value="-0.0000456499" calcext:value-type="float">
            <text:p>-4.56499E-05</text:p>
          </table:table-cell>
          <table:table-cell office:value-type="float" office:value="1680" calcext:value-type="float">
            <text:p>1680</text:p>
          </table:table-cell>
          <table:table-cell table:formula="of:=[.D1407]*100" office:value-type="float" office:value="0.12429857" calcext:value-type="float">
            <text:p>0.12429857</text:p>
          </table:table-cell>
          <table:table-cell table:formula="of:=[.E1407]*100" office:value-type="float" office:value="0.605569" calcext:value-type="float">
            <text:p>0.605569</text:p>
          </table:table-cell>
        </table:table-row>
        <table:table-row table:style-name="ro1">
          <table:table-cell office:value-type="float" office:value="84.16" calcext:value-type="float">
            <text:p>84.16</text:p>
          </table:table-cell>
          <table:table-cell office:value-type="float" office:value="179.0861206055" calcext:value-type="float">
            <text:p>179.0861206055</text:p>
          </table:table-cell>
          <table:table-cell office:value-type="float" office:value="-0.2208397897" calcext:value-type="float">
            <text:p>-0.22083978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2056" calcext:value-type="float">
            <text:p>0.00592056</text:p>
          </table:table-cell>
          <table:table-cell office:value-type="float" office:value="0.00790901" calcext:value-type="float">
            <text:p>0.00790901</text:p>
          </table:table-cell>
          <table:table-cell office:value-type="float" office:value="0.0001170877" calcext:value-type="float">
            <text:p>0.0001170877</text:p>
          </table:table-cell>
          <table:table-cell office:value-type="float" office:value="1681" calcext:value-type="float">
            <text:p>1681</text:p>
          </table:table-cell>
          <table:table-cell table:formula="of:=[.D1408]*100" office:value-type="float" office:value="0.12429857" calcext:value-type="float">
            <text:p>0.12429857</text:p>
          </table:table-cell>
          <table:table-cell table:formula="of:=[.E1408]*100" office:value-type="float" office:value="0.592056" calcext:value-type="float">
            <text:p>0.592056</text:p>
          </table:table-cell>
        </table:table-row>
        <table:table-row table:style-name="ro1">
          <table:table-cell office:value-type="float" office:value="84.22" calcext:value-type="float">
            <text:p>84.22</text:p>
          </table:table-cell>
          <table:table-cell office:value-type="float" office:value="179.0912017822" calcext:value-type="float">
            <text:p>179.0912017822</text:p>
          </table:table-cell>
          <table:table-cell office:value-type="float" office:value="-0.231034938" calcext:value-type="float">
            <text:p>-0.2310349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9849" calcext:value-type="float">
            <text:p>0.00589849</text:p>
          </table:table-cell>
          <table:table-cell office:value-type="float" office:value="0.00812545" calcext:value-type="float">
            <text:p>0.00812545</text:p>
          </table:table-cell>
          <table:table-cell office:value-type="float" office:value="0.0000467128" calcext:value-type="float">
            <text:p>4.67128E-05</text:p>
          </table:table-cell>
          <table:table-cell office:value-type="float" office:value="1682" calcext:value-type="float">
            <text:p>1682</text:p>
          </table:table-cell>
          <table:table-cell table:formula="of:=[.D1409]*100" office:value-type="float" office:value="0.12429857" calcext:value-type="float">
            <text:p>0.12429857</text:p>
          </table:table-cell>
          <table:table-cell table:formula="of:=[.E1409]*100" office:value-type="float" office:value="0.589849" calcext:value-type="float">
            <text:p>0.589849</text:p>
          </table:table-cell>
        </table:table-row>
        <table:table-row table:style-name="ro1">
          <table:table-cell office:value-type="float" office:value="84.26" calcext:value-type="float">
            <text:p>84.26</text:p>
          </table:table-cell>
          <table:table-cell office:value-type="float" office:value="179.0929870605" calcext:value-type="float">
            <text:p>179.0929870605</text:p>
          </table:table-cell>
          <table:table-cell office:value-type="float" office:value="-0.215436241" calcext:value-type="float">
            <text:p>-0.21543624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7983" calcext:value-type="float">
            <text:p>0.00577983</text:p>
          </table:table-cell>
          <table:table-cell office:value-type="float" office:value="0.00812545" calcext:value-type="float">
            <text:p>0.00812545</text:p>
          </table:table-cell>
          <table:table-cell office:value-type="float" office:value="0.000011024" calcext:value-type="float">
            <text:p>0.000011024</text:p>
          </table:table-cell>
          <table:table-cell office:value-type="float" office:value="1683" calcext:value-type="float">
            <text:p>1683</text:p>
          </table:table-cell>
          <table:table-cell table:formula="of:=[.D1410]*100" office:value-type="float" office:value="0.12429857" calcext:value-type="float">
            <text:p>0.12429857</text:p>
          </table:table-cell>
          <table:table-cell table:formula="of:=[.E1410]*100" office:value-type="float" office:value="0.577983" calcext:value-type="float">
            <text:p>0.577983</text:p>
          </table:table-cell>
        </table:table-row>
        <table:table-row table:style-name="ro1">
          <table:table-cell office:value-type="float" office:value="84.32" calcext:value-type="float">
            <text:p>84.32</text:p>
          </table:table-cell>
          <table:table-cell office:value-type="float" office:value="179.1001586914" calcext:value-type="float">
            <text:p>179.1001586914</text:p>
          </table:table-cell>
          <table:table-cell office:value-type="float" office:value="-0.2497354085" calcext:value-type="float">
            <text:p>-0.24973540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2938" calcext:value-type="float">
            <text:p>0.00592938</text:p>
          </table:table-cell>
          <table:table-cell office:value-type="float" office:value="0.00812545" calcext:value-type="float">
            <text:p>0.00812545</text:p>
          </table:table-cell>
          <table:table-cell office:value-type="float" office:value="0.0000578536" calcext:value-type="float">
            <text:p>5.78536E-05</text:p>
          </table:table-cell>
          <table:table-cell office:value-type="float" office:value="1684" calcext:value-type="float">
            <text:p>1684</text:p>
          </table:table-cell>
          <table:table-cell table:formula="of:=[.D1411]*100" office:value-type="float" office:value="0.12429857" calcext:value-type="float">
            <text:p>0.12429857</text:p>
          </table:table-cell>
          <table:table-cell table:formula="of:=[.E1411]*100" office:value-type="float" office:value="0.592938" calcext:value-type="float">
            <text:p>0.592938</text:p>
          </table:table-cell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179.1026916504" calcext:value-type="float">
            <text:p>179.1026916504</text:p>
          </table:table-cell>
          <table:table-cell office:value-type="float" office:value="-0.2429139951" calcext:value-type="float">
            <text:p>-0.24291399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8353" calcext:value-type="float">
            <text:p>0.00598353</text:p>
          </table:table-cell>
          <table:table-cell office:value-type="float" office:value="0.00822876" calcext:value-type="float">
            <text:p>0.00822876</text:p>
          </table:table-cell>
          <table:table-cell office:value-type="float" office:value="0.000028492" calcext:value-type="float">
            <text:p>0.000028492</text:p>
          </table:table-cell>
          <table:table-cell office:value-type="float" office:value="1685" calcext:value-type="float">
            <text:p>1685</text:p>
          </table:table-cell>
          <table:table-cell table:formula="of:=[.D1412]*100" office:value-type="float" office:value="0.12429857" calcext:value-type="float">
            <text:p>0.12429857</text:p>
          </table:table-cell>
          <table:table-cell table:formula="of:=[.E1412]*100" office:value-type="float" office:value="0.598353" calcext:value-type="float">
            <text:p>0.598353</text:p>
          </table:table-cell>
        </table:table-row>
        <table:table-row table:style-name="ro1">
          <table:table-cell office:value-type="float" office:value="84.41" calcext:value-type="float">
            <text:p>84.41</text:p>
          </table:table-cell>
          <table:table-cell office:value-type="float" office:value="179.1071014404" calcext:value-type="float">
            <text:p>179.1071014404</text:p>
          </table:table-cell>
          <table:table-cell office:value-type="float" office:value="-0.3091243992" calcext:value-type="float">
            <text:p>-0.309124399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46086" calcext:value-type="float">
            <text:p>0.00646086</text:p>
          </table:table-cell>
          <table:table-cell office:value-type="float" office:value="0.00822876" calcext:value-type="float">
            <text:p>0.00822876</text:p>
          </table:table-cell>
          <table:table-cell office:value-type="float" office:value="0.000002158" calcext:value-type="float">
            <text:p>0.000002158</text:p>
          </table:table-cell>
          <table:table-cell office:value-type="float" office:value="1686" calcext:value-type="float">
            <text:p>1686</text:p>
          </table:table-cell>
          <table:table-cell table:formula="of:=[.D1413]*100" office:value-type="float" office:value="0.12429857" calcext:value-type="float">
            <text:p>0.12429857</text:p>
          </table:table-cell>
          <table:table-cell table:formula="of:=[.E1413]*100" office:value-type="float" office:value="0.646086" calcext:value-type="float">
            <text:p>0.646086</text:p>
          </table:table-cell>
        </table:table-row>
        <table:table-row table:style-name="ro1">
          <table:table-cell office:value-type="float" office:value="84.46" calcext:value-type="float">
            <text:p>84.46</text:p>
          </table:table-cell>
          <table:table-cell office:value-type="float" office:value="179.1085968018" calcext:value-type="float">
            <text:p>179.1085968018</text:p>
          </table:table-cell>
          <table:table-cell office:value-type="float" office:value="-0.2461318832" calcext:value-type="float">
            <text:p>-0.24613188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823835" calcext:value-type="float">
            <text:p>0.00823835</text:p>
          </table:table-cell>
          <table:table-cell office:value-type="float" office:value="-0.0000242228" calcext:value-type="float">
            <text:p>-2.42228E-05</text:p>
          </table:table-cell>
          <table:table-cell office:value-type="float" office:value="1687" calcext:value-type="float">
            <text:p>1687</text:p>
          </table:table-cell>
          <table:table-cell table:formula="of:=[.D1414]*100" office:value-type="float" office:value="0.12429857" calcext:value-type="float">
            <text:p>0.12429857</text:p>
          </table:table-cell>
          <table:table-cell table:formula="of:=[.E1414]*100" office:value-type="float" office:value="0.6359" calcext:value-type="float">
            <text:p>0.6359</text:p>
          </table:table-cell>
        </table:table-row>
        <table:table-row table:style-name="ro1">
          <table:table-cell office:value-type="float" office:value="84.51" calcext:value-type="float">
            <text:p>84.51</text:p>
          </table:table-cell>
          <table:table-cell office:value-type="float" office:value="179.105178833" calcext:value-type="float">
            <text:p>179.105178833</text:p>
          </table:table-cell>
          <table:table-cell office:value-type="float" office:value="-0.1935340514" calcext:value-type="float">
            <text:p>-0.19353405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94062" calcext:value-type="float">
            <text:p>0.00594062</text:p>
          </table:table-cell>
          <table:table-cell office:value-type="float" office:value="0.00820448" calcext:value-type="float">
            <text:p>0.00820448</text:p>
          </table:table-cell>
          <table:table-cell office:value-type="float" office:value="-0.0001053028" calcext:value-type="float">
            <text:p>-0.0001053028</text:p>
          </table:table-cell>
          <table:table-cell office:value-type="float" office:value="1688" calcext:value-type="float">
            <text:p>1688</text:p>
          </table:table-cell>
          <table:table-cell table:formula="of:=[.D1415]*100" office:value-type="float" office:value="0.12429857" calcext:value-type="float">
            <text:p>0.12429857</text:p>
          </table:table-cell>
          <table:table-cell table:formula="of:=[.E1415]*100" office:value-type="float" office:value="0.594062" calcext:value-type="float">
            <text:p>0.594062</text:p>
          </table:table-cell>
        </table:table-row>
        <table:table-row table:style-name="ro1">
          <table:table-cell office:value-type="float" office:value="84.56" calcext:value-type="float">
            <text:p>84.56</text:p>
          </table:table-cell>
          <table:table-cell office:value-type="float" office:value="179.0961608887" calcext:value-type="float">
            <text:p>179.0961608887</text:p>
          </table:table-cell>
          <table:table-cell office:value-type="float" office:value="-0.3294235935" calcext:value-type="float">
            <text:p>-0.32942359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6756" calcext:value-type="float">
            <text:p>0.00656756</text:p>
          </table:table-cell>
          <table:table-cell office:value-type="float" office:value="0.00820448" calcext:value-type="float">
            <text:p>0.00820448</text:p>
          </table:table-cell>
          <table:table-cell office:value-type="float" office:value="0.0001621707" calcext:value-type="float">
            <text:p>0.0001621707</text:p>
          </table:table-cell>
          <table:table-cell office:value-type="float" office:value="1689" calcext:value-type="float">
            <text:p>1689</text:p>
          </table:table-cell>
          <table:table-cell table:formula="of:=[.D1416]*100" office:value-type="float" office:value="0.12429857" calcext:value-type="float">
            <text:p>0.12429857</text:p>
          </table:table-cell>
          <table:table-cell table:formula="of:=[.E1416]*100" office:value-type="float" office:value="0.656756" calcext:value-type="float">
            <text:p>0.656756</text:p>
          </table:table-cell>
        </table:table-row>
        <table:table-row table:style-name="ro1">
          <table:table-cell office:value-type="float" office:value="84.62" calcext:value-type="float">
            <text:p>84.62</text:p>
          </table:table-cell>
          <table:table-cell office:value-type="float" office:value="179.0920562744" calcext:value-type="float">
            <text:p>179.0920562744</text:p>
          </table:table-cell>
          <table:table-cell office:value-type="float" office:value="-0.340544286" calcext:value-type="float">
            <text:p>-0.34054428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705928" calcext:value-type="float">
            <text:p>0.00705928</text:p>
          </table:table-cell>
          <table:table-cell office:value-type="float" office:value="0.00805909" calcext:value-type="float">
            <text:p>0.00805909</text:p>
          </table:table-cell>
          <table:table-cell office:value-type="float" office:value="0.0001411991" calcext:value-type="float">
            <text:p>0.0001411991</text:p>
          </table:table-cell>
          <table:table-cell office:value-type="float" office:value="1690" calcext:value-type="float">
            <text:p>1690</text:p>
          </table:table-cell>
          <table:table-cell table:formula="of:=[.D1417]*100" office:value-type="float" office:value="0.12429857" calcext:value-type="float">
            <text:p>0.12429857</text:p>
          </table:table-cell>
          <table:table-cell table:formula="of:=[.E1417]*100" office:value-type="float" office:value="0.705928" calcext:value-type="float">
            <text:p>0.705928</text:p>
          </table:table-cell>
        </table:table-row>
        <table:table-row table:style-name="ro1">
          <table:table-cell office:value-type="float" office:value="84.66" calcext:value-type="float">
            <text:p>84.66</text:p>
          </table:table-cell>
          <table:table-cell office:value-type="float" office:value="179.0902252197" calcext:value-type="float">
            <text:p>179.0902252197</text:p>
          </table:table-cell>
          <table:table-cell office:value-type="float" office:value="-0.2814453606" calcext:value-type="float">
            <text:p>-0.281445360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99296" calcext:value-type="float">
            <text:p>0.00699296</text:p>
          </table:table-cell>
          <table:table-cell office:value-type="float" office:value="0.00805909" calcext:value-type="float">
            <text:p>0.00805909</text:p>
          </table:table-cell>
          <table:table-cell office:value-type="float" office:value="0.0001214292" calcext:value-type="float">
            <text:p>0.0001214292</text:p>
          </table:table-cell>
          <table:table-cell office:value-type="float" office:value="1691" calcext:value-type="float">
            <text:p>1691</text:p>
          </table:table-cell>
          <table:table-cell table:formula="of:=[.D1418]*100" office:value-type="float" office:value="0.12429857" calcext:value-type="float">
            <text:p>0.12429857</text:p>
          </table:table-cell>
          <table:table-cell table:formula="of:=[.E1418]*100" office:value-type="float" office:value="0.699296" calcext:value-type="float">
            <text:p>0.699296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  <table:table-cell office:value-type="float" office:value="179.0780639648" calcext:value-type="float">
            <text:p>179.0780639648</text:p>
          </table:table-cell>
          <table:table-cell office:value-type="float" office:value="-0.2268382726" calcext:value-type="float">
            <text:p>-0.2268382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58486" calcext:value-type="float">
            <text:p>0.00658486</text:p>
          </table:table-cell>
          <table:table-cell office:value-type="float" office:value="0.00796142" calcext:value-type="float">
            <text:p>0.00796142</text:p>
          </table:table-cell>
          <table:table-cell office:value-type="float" office:value="-0.0001353787" calcext:value-type="float">
            <text:p>-0.0001353787</text:p>
          </table:table-cell>
          <table:table-cell office:value-type="float" office:value="1692" calcext:value-type="float">
            <text:p>1692</text:p>
          </table:table-cell>
          <table:table-cell table:formula="of:=[.D1419]*100" office:value-type="float" office:value="0.12429857" calcext:value-type="float">
            <text:p>0.12429857</text:p>
          </table:table-cell>
          <table:table-cell table:formula="of:=[.E1419]*100" office:value-type="float" office:value="0.658486" calcext:value-type="float">
            <text:p>0.658486</text:p>
          </table:table-cell>
        </table:table-row>
        <table:table-row table:style-name="ro1">
          <table:table-cell office:value-type="float" office:value="84.77" calcext:value-type="float">
            <text:p>84.77</text:p>
          </table:table-cell>
          <table:table-cell office:value-type="float" office:value="179.0767059326" calcext:value-type="float">
            <text:p>179.0767059326</text:p>
          </table:table-cell>
          <table:table-cell office:value-type="float" office:value="-0.1998110461" calcext:value-type="float">
            <text:p>-0.19981104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1329" calcext:value-type="float">
            <text:p>0.0061329</text:p>
          </table:table-cell>
          <table:table-cell office:value-type="float" office:value="0.00781622" calcext:value-type="float">
            <text:p>0.00781622</text:p>
          </table:table-cell>
          <table:table-cell office:value-type="float" office:value="-0.0001246539" calcext:value-type="float">
            <text:p>-0.0001246539</text:p>
          </table:table-cell>
          <table:table-cell office:value-type="float" office:value="1693" calcext:value-type="float">
            <text:p>1693</text:p>
          </table:table-cell>
          <table:table-cell table:formula="of:=[.D1420]*100" office:value-type="float" office:value="0.12429857" calcext:value-type="float">
            <text:p>0.12429857</text:p>
          </table:table-cell>
          <table:table-cell table:formula="of:=[.E1420]*100" office:value-type="float" office:value="0.61329" calcext:value-type="float">
            <text:p>0.61329</text:p>
          </table:table-cell>
        </table:table-row>
        <table:table-row table:style-name="ro1">
          <table:table-cell office:value-type="float" office:value="84.82" calcext:value-type="float">
            <text:p>84.82</text:p>
          </table:table-cell>
          <table:table-cell office:value-type="float" office:value="179.0782165527" calcext:value-type="float">
            <text:p>179.0782165527</text:p>
          </table:table-cell>
          <table:table-cell office:value-type="float" office:value="-0.2335154812" calcext:value-type="float">
            <text:p>-0.23351548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5646" calcext:value-type="float">
            <text:p>0.00605646</text:p>
          </table:table-cell>
          <table:table-cell office:value-type="float" office:value="0.00781622" calcext:value-type="float">
            <text:p>0.00781622</text:p>
          </table:table-cell>
          <table:table-cell office:value-type="float" office:value="-0.0000783254" calcext:value-type="float">
            <text:p>-7.83254E-05</text:p>
          </table:table-cell>
          <table:table-cell office:value-type="float" office:value="1694" calcext:value-type="float">
            <text:p>1694</text:p>
          </table:table-cell>
          <table:table-cell table:formula="of:=[.D1421]*100" office:value-type="float" office:value="0.12429857" calcext:value-type="float">
            <text:p>0.12429857</text:p>
          </table:table-cell>
          <table:table-cell table:formula="of:=[.E1421]*100" office:value-type="float" office:value="0.605646" calcext:value-type="float">
            <text:p>0.605646</text:p>
          </table:table-cell>
        </table:table-row>
        <table:table-row table:style-name="ro1">
          <table:table-cell office:value-type="float" office:value="84.87" calcext:value-type="float">
            <text:p>84.87</text:p>
          </table:table-cell>
          <table:table-cell office:value-type="float" office:value="179.0813446045" calcext:value-type="float">
            <text:p>179.0813446045</text:p>
          </table:table-cell>
          <table:table-cell office:value-type="float" office:value="-0.1876289995" calcext:value-type="float">
            <text:p>-0.18762899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9974" calcext:value-type="float">
            <text:p>0.00569974</text:p>
          </table:table-cell>
          <table:table-cell office:value-type="float" office:value="0.00769478" calcext:value-type="float">
            <text:p>0.00769478</text:p>
          </table:table-cell>
          <table:table-cell office:value-type="float" office:value="0.000020048" calcext:value-type="float">
            <text:p>0.000020048</text:p>
          </table:table-cell>
          <table:table-cell office:value-type="float" office:value="1695" calcext:value-type="float">
            <text:p>1695</text:p>
          </table:table-cell>
          <table:table-cell table:formula="of:=[.D1422]*100" office:value-type="float" office:value="0.12429857" calcext:value-type="float">
            <text:p>0.12429857</text:p>
          </table:table-cell>
          <table:table-cell table:formula="of:=[.E1422]*100" office:value-type="float" office:value="0.569974" calcext:value-type="float">
            <text:p>0.569974</text:p>
          </table:table-cell>
        </table:table-row>
        <table:table-row table:style-name="ro1">
          <table:table-cell office:value-type="float" office:value="84.92" calcext:value-type="float">
            <text:p>84.92</text:p>
          </table:table-cell>
          <table:table-cell office:value-type="float" office:value="179.0784759521" calcext:value-type="float">
            <text:p>179.0784759521</text:p>
          </table:table-cell>
          <table:table-cell office:value-type="float" office:value="-0.2700624767" calcext:value-type="float">
            <text:p>-0.270062476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60115" calcext:value-type="float">
            <text:p>0.0060115</text:p>
          </table:table-cell>
          <table:table-cell office:value-type="float" office:value="0.00751045" calcext:value-type="float">
            <text:p>0.00751045</text:p>
          </table:table-cell>
          <table:table-cell office:value-type="float" office:value="0.0000036889" calcext:value-type="float">
            <text:p>3.6889E-06</text:p>
          </table:table-cell>
          <table:table-cell office:value-type="float" office:value="1696" calcext:value-type="float">
            <text:p>1696</text:p>
          </table:table-cell>
          <table:table-cell table:formula="of:=[.D1423]*100" office:value-type="float" office:value="0.12429857" calcext:value-type="float">
            <text:p>0.12429857</text:p>
          </table:table-cell>
          <table:table-cell table:formula="of:=[.E1423]*100" office:value-type="float" office:value="0.60115" calcext:value-type="float">
            <text:p>0.60115</text:p>
          </table:table-cell>
        </table:table-row>
        <table:table-row table:style-name="ro1">
          <table:table-cell office:value-type="float" office:value="84.97" calcext:value-type="float">
            <text:p>84.97</text:p>
          </table:table-cell>
          <table:table-cell office:value-type="float" office:value="179.0782623291" calcext:value-type="float">
            <text:p>179.0782623291</text:p>
          </table:table-cell>
          <table:table-cell office:value-type="float" office:value="-0.2086749331" calcext:value-type="float">
            <text:p>-0.20867493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81005" calcext:value-type="float">
            <text:p>0.00581005</text:p>
          </table:table-cell>
          <table:table-cell office:value-type="float" office:value="0.00751045" calcext:value-type="float">
            <text:p>0.00751045</text:p>
          </table:table-cell>
          <table:table-cell office:value-type="float" office:value="0.0000262403" calcext:value-type="float">
            <text:p>2.62403E-05</text:p>
          </table:table-cell>
          <table:table-cell office:value-type="float" office:value="1697" calcext:value-type="float">
            <text:p>1697</text:p>
          </table:table-cell>
          <table:table-cell table:formula="of:=[.D1424]*100" office:value-type="float" office:value="0.12429857" calcext:value-type="float">
            <text:p>0.12429857</text:p>
          </table:table-cell>
          <table:table-cell table:formula="of:=[.E1424]*100" office:value-type="float" office:value="0.581005" calcext:value-type="float">
            <text:p>0.581005</text:p>
          </table:table-cell>
        </table:table-row>
        <table:table-row table:style-name="ro1">
          <table:table-cell office:value-type="float" office:value="85.02" calcext:value-type="float">
            <text:p>85.02</text:p>
          </table:table-cell>
          <table:table-cell office:value-type="float" office:value="179.0806121826" calcext:value-type="float">
            <text:p>179.0806121826</text:p>
          </table:table-cell>
          <table:table-cell office:value-type="float" office:value="-0.1683670631" calcext:value-type="float">
            <text:p>-0.16836706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0723" calcext:value-type="float">
            <text:p>0.00540723</text:p>
          </table:table-cell>
          <table:table-cell office:value-type="float" office:value="0.00717964" calcext:value-type="float">
            <text:p>0.00717964</text:p>
          </table:table-cell>
          <table:table-cell office:value-type="float" office:value="-0.0002489739" calcext:value-type="float">
            <text:p>-0.0002489739</text:p>
          </table:table-cell>
          <table:table-cell office:value-type="float" office:value="1698" calcext:value-type="float">
            <text:p>1698</text:p>
          </table:table-cell>
          <table:table-cell table:formula="of:=[.D1425]*100" office:value-type="float" office:value="0.12429857" calcext:value-type="float">
            <text:p>0.12429857</text:p>
          </table:table-cell>
          <table:table-cell table:formula="of:=[.E1425]*100" office:value-type="float" office:value="0.540723" calcext:value-type="float">
            <text:p>0.540723</text:p>
          </table:table-cell>
        </table:table-row>
        <table:table-row table:style-name="ro1">
          <table:table-cell office:value-type="float" office:value="85.07" calcext:value-type="float">
            <text:p>85.07</text:p>
          </table:table-cell>
          <table:table-cell office:value-type="float" office:value="179.0700531006" calcext:value-type="float">
            <text:p>179.0700531006</text:p>
          </table:table-cell>
          <table:table-cell office:value-type="float" office:value="-0.1995289732" calcext:value-type="float">
            <text:p>-0.19952897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4659" calcext:value-type="float">
            <text:p>0.00534659</text:p>
          </table:table-cell>
          <table:table-cell office:value-type="float" office:value="0.00717964" calcext:value-type="float">
            <text:p>0.00717964</text:p>
          </table:table-cell>
          <table:table-cell office:value-type="float" office:value="0.0000294878" calcext:value-type="float">
            <text:p>2.94878E-05</text:p>
          </table:table-cell>
          <table:table-cell office:value-type="float" office:value="1699" calcext:value-type="float">
            <text:p>1699</text:p>
          </table:table-cell>
          <table:table-cell table:formula="of:=[.D1426]*100" office:value-type="float" office:value="0.12429857" calcext:value-type="float">
            <text:p>0.12429857</text:p>
          </table:table-cell>
          <table:table-cell table:formula="of:=[.E1426]*100" office:value-type="float" office:value="0.534659" calcext:value-type="float">
            <text:p>0.534659</text:p>
          </table:table-cell>
        </table:table-row>
        <table:table-row table:style-name="ro1">
          <table:table-cell office:value-type="float" office:value="85.12" calcext:value-type="float">
            <text:p>85.12</text:p>
          </table:table-cell>
          <table:table-cell office:value-type="float" office:value="179.0754241943" calcext:value-type="float">
            <text:p>179.0754241943</text:p>
          </table:table-cell>
          <table:table-cell office:value-type="float" office:value="-0.1823607039" calcext:value-type="float">
            <text:p>-0.182360703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9177" calcext:value-type="float">
            <text:p>0.00519177</text:p>
          </table:table-cell>
          <table:table-cell office:value-type="float" office:value="0.00707431" calcext:value-type="float">
            <text:p>0.00707431</text:p>
          </table:table-cell>
          <table:table-cell office:value-type="float" office:value="-0.0002732228" calcext:value-type="float">
            <text:p>-0.0002732228</text:p>
          </table:table-cell>
          <table:table-cell office:value-type="float" office:value="1700" calcext:value-type="float">
            <text:p>1700</text:p>
          </table:table-cell>
          <table:table-cell table:formula="of:=[.D1427]*100" office:value-type="float" office:value="0.12429857" calcext:value-type="float">
            <text:p>0.12429857</text:p>
          </table:table-cell>
          <table:table-cell table:formula="of:=[.E1427]*100" office:value-type="float" office:value="0.519177" calcext:value-type="float">
            <text:p>0.519177</text:p>
          </table:table-cell>
        </table:table-row>
        <table:table-row table:style-name="ro1">
          <table:table-cell office:value-type="float" office:value="85.17" calcext:value-type="float">
            <text:p>85.17</text:p>
          </table:table-cell>
          <table:table-cell office:value-type="float" office:value="179.0662689209" calcext:value-type="float">
            <text:p>179.0662689209</text:p>
          </table:table-cell>
          <table:table-cell office:value-type="float" office:value="-0.165977395" calcext:value-type="float">
            <text:p>-0.16597739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946" calcext:value-type="float">
            <text:p>0.00497946</text:p>
          </table:table-cell>
          <table:table-cell office:value-type="float" office:value="0.00686988" calcext:value-type="float">
            <text:p>0.00686988</text:p>
          </table:table-cell>
          <table:table-cell office:value-type="float" office:value="-0.0000890852" calcext:value-type="float">
            <text:p>-8.90852E-05</text:p>
          </table:table-cell>
          <table:table-cell office:value-type="float" office:value="1701" calcext:value-type="float">
            <text:p>1701</text:p>
          </table:table-cell>
          <table:table-cell table:formula="of:=[.D1428]*100" office:value-type="float" office:value="0.12429857" calcext:value-type="float">
            <text:p>0.12429857</text:p>
          </table:table-cell>
          <table:table-cell table:formula="of:=[.E1428]*100" office:value-type="float" office:value="0.497946" calcext:value-type="float">
            <text:p>0.497946</text:p>
          </table:table-cell>
        </table:table-row>
        <table:table-row table:style-name="ro1">
          <table:table-cell office:value-type="float" office:value="85.22" calcext:value-type="float">
            <text:p>85.22</text:p>
          </table:table-cell>
          <table:table-cell office:value-type="float" office:value="179.0663757324" calcext:value-type="float">
            <text:p>179.0663757324</text:p>
          </table:table-cell>
          <table:table-cell office:value-type="float" office:value="-0.1818714428" calcext:value-type="float">
            <text:p>-0.18187144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4397" calcext:value-type="float">
            <text:p>0.00494397</text:p>
          </table:table-cell>
          <table:table-cell office:value-type="float" office:value="0.00686988" calcext:value-type="float">
            <text:p>0.00686988</text:p>
          </table:table-cell>
          <table:table-cell office:value-type="float" office:value="0.0001133808" calcext:value-type="float">
            <text:p>0.0001133808</text:p>
          </table:table-cell>
          <table:table-cell office:value-type="float" office:value="1702" calcext:value-type="float">
            <text:p>1702</text:p>
          </table:table-cell>
          <table:table-cell table:formula="of:=[.D1429]*100" office:value-type="float" office:value="0.12429857" calcext:value-type="float">
            <text:p>0.12429857</text:p>
          </table:table-cell>
          <table:table-cell table:formula="of:=[.E1429]*100" office:value-type="float" office:value="0.494397" calcext:value-type="float">
            <text:p>0.494397</text:p>
          </table:table-cell>
        </table:table-row>
        <table:table-row table:style-name="ro1">
          <table:table-cell office:value-type="float" office:value="85.27" calcext:value-type="float">
            <text:p>85.27</text:p>
          </table:table-cell>
          <table:table-cell office:value-type="float" office:value="179.0661621094" calcext:value-type="float">
            <text:p>179.0661621094</text:p>
          </table:table-cell>
          <table:table-cell office:value-type="float" office:value="-0.1896389085" calcext:value-type="float">
            <text:p>-0.18963890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7209" calcext:value-type="float">
            <text:p>0.00497209</text:p>
          </table:table-cell>
          <table:table-cell office:value-type="float" office:value="0.00660794" calcext:value-type="float">
            <text:p>0.00660794</text:p>
          </table:table-cell>
          <table:table-cell office:value-type="float" office:value="-0.0000573204" calcext:value-type="float">
            <text:p>-5.73204E-05</text:p>
          </table:table-cell>
          <table:table-cell office:value-type="float" office:value="1703" calcext:value-type="float">
            <text:p>1703</text:p>
          </table:table-cell>
          <table:table-cell table:formula="of:=[.D1430]*100" office:value-type="float" office:value="0.12429857" calcext:value-type="float">
            <text:p>0.12429857</text:p>
          </table:table-cell>
          <table:table-cell table:formula="of:=[.E1430]*100" office:value-type="float" office:value="0.497209" calcext:value-type="float">
            <text:p>0.497209</text:p>
          </table:table-cell>
        </table:table-row>
        <table:table-row table:style-name="ro1">
          <table:table-cell office:value-type="float" office:value="85.32" calcext:value-type="float">
            <text:p>85.32</text:p>
          </table:table-cell>
          <table:table-cell office:value-type="float" office:value="179.0619659424" calcext:value-type="float">
            <text:p>179.0619659424</text:p>
          </table:table-cell>
          <table:table-cell office:value-type="float" office:value="-0.2392600297" calcext:value-type="float">
            <text:p>-0.23926002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2152" calcext:value-type="float">
            <text:p>0.00532152</text:p>
          </table:table-cell>
          <table:table-cell office:value-type="float" office:value="0.00660794" calcext:value-type="float">
            <text:p>0.00660794</text:p>
          </table:table-cell>
          <table:table-cell office:value-type="float" office:value="0.0000758134" calcext:value-type="float">
            <text:p>7.58134E-05</text:p>
          </table:table-cell>
          <table:table-cell office:value-type="float" office:value="1704" calcext:value-type="float">
            <text:p>1704</text:p>
          </table:table-cell>
          <table:table-cell table:formula="of:=[.D1431]*100" office:value-type="float" office:value="0.12429857" calcext:value-type="float">
            <text:p>0.12429857</text:p>
          </table:table-cell>
          <table:table-cell table:formula="of:=[.E1431]*100" office:value-type="float" office:value="0.532152" calcext:value-type="float">
            <text:p>0.532152</text:p>
          </table:table-cell>
        </table:table-row>
        <table:table-row table:style-name="ro1">
          <table:table-cell office:value-type="float" office:value="85.37" calcext:value-type="float">
            <text:p>85.37</text:p>
          </table:table-cell>
          <table:table-cell office:value-type="float" office:value="179.0668334961" calcext:value-type="float">
            <text:p>179.0668334961</text:p>
          </table:table-cell>
          <table:table-cell office:value-type="float" office:value="-0.2476466649" calcext:value-type="float">
            <text:p>-0.247646664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61017" calcext:value-type="float">
            <text:p>0.00561017</text:p>
          </table:table-cell>
          <table:table-cell office:value-type="float" office:value="0.00658602" calcext:value-type="float">
            <text:p>0.00658602</text:p>
          </table:table-cell>
          <table:table-cell office:value-type="float" office:value="0.0001702839" calcext:value-type="float">
            <text:p>0.0001702839</text:p>
          </table:table-cell>
          <table:table-cell office:value-type="float" office:value="1705" calcext:value-type="float">
            <text:p>1705</text:p>
          </table:table-cell>
          <table:table-cell table:formula="of:=[.D1432]*100" office:value-type="float" office:value="0.12429857" calcext:value-type="float">
            <text:p>0.12429857</text:p>
          </table:table-cell>
          <table:table-cell table:formula="of:=[.E1432]*100" office:value-type="float" office:value="0.561017" calcext:value-type="float">
            <text:p>0.561017</text:p>
          </table:table-cell>
        </table:table-row>
        <table:table-row table:style-name="ro1">
          <table:table-cell office:value-type="float" office:value="85.42" calcext:value-type="float">
            <text:p>85.42</text:p>
          </table:table-cell>
          <table:table-cell office:value-type="float" office:value="179.0713043213" calcext:value-type="float">
            <text:p>179.0713043213</text:p>
          </table:table-cell>
          <table:table-cell office:value-type="float" office:value="-0.2329816734" calcext:value-type="float">
            <text:p>-0.23298167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70471" calcext:value-type="float">
            <text:p>0.00570471</text:p>
          </table:table-cell>
          <table:table-cell office:value-type="float" office:value="0.00642632" calcext:value-type="float">
            <text:p>0.00642632</text:p>
          </table:table-cell>
          <table:table-cell office:value-type="float" office:value="0.0000867876" calcext:value-type="float">
            <text:p>8.67876E-05</text:p>
          </table:table-cell>
          <table:table-cell office:value-type="float" office:value="1706" calcext:value-type="float">
            <text:p>1706</text:p>
          </table:table-cell>
          <table:table-cell table:formula="of:=[.D1433]*100" office:value-type="float" office:value="0.12429857" calcext:value-type="float">
            <text:p>0.12429857</text:p>
          </table:table-cell>
          <table:table-cell table:formula="of:=[.E1433]*100" office:value-type="float" office:value="0.570471" calcext:value-type="float">
            <text:p>0.570471</text:p>
          </table:table-cell>
        </table:table-row>
        <table:table-row table:style-name="ro1">
          <table:table-cell office:value-type="float" office:value="85.47" calcext:value-type="float">
            <text:p>85.47</text:p>
          </table:table-cell>
          <table:table-cell office:value-type="float" office:value="179.0670318604" calcext:value-type="float">
            <text:p>179.0670318604</text:p>
          </table:table-cell>
          <table:table-cell office:value-type="float" office:value="-0.1577427726" calcext:value-type="float">
            <text:p>-0.15774277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26626" calcext:value-type="float">
            <text:p>0.00526626</text:p>
          </table:table-cell>
          <table:table-cell office:value-type="float" office:value="0.00642632" calcext:value-type="float">
            <text:p>0.00642632</text:p>
          </table:table-cell>
          <table:table-cell office:value-type="float" office:value="-0.0000952573" calcext:value-type="float">
            <text:p>-9.52573E-05</text:p>
          </table:table-cell>
          <table:table-cell office:value-type="float" office:value="1707" calcext:value-type="float">
            <text:p>1707</text:p>
          </table:table-cell>
          <table:table-cell table:formula="of:=[.D1434]*100" office:value-type="float" office:value="0.12429857" calcext:value-type="float">
            <text:p>0.12429857</text:p>
          </table:table-cell>
          <table:table-cell table:formula="of:=[.E1434]*100" office:value-type="float" office:value="0.526626" calcext:value-type="float">
            <text:p>0.526626</text:p>
          </table:table-cell>
        </table:table-row>
        <table:table-row table:style-name="ro1">
          <table:table-cell office:value-type="float" office:value="85.52" calcext:value-type="float">
            <text:p>85.52</text:p>
          </table:table-cell>
          <table:table-cell office:value-type="float" office:value="179.0767364502" calcext:value-type="float">
            <text:p>179.0767364502</text:p>
          </table:table-cell>
          <table:table-cell office:value-type="float" office:value="-0.2263413191" calcext:value-type="float">
            <text:p>-0.22634131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3137" calcext:value-type="float">
            <text:p>0.00543137</text:p>
          </table:table-cell>
          <table:table-cell office:value-type="float" office:value="0.00633796" calcext:value-type="float">
            <text:p>0.00633796</text:p>
          </table:table-cell>
          <table:table-cell office:value-type="float" office:value="0.0000983451" calcext:value-type="float">
            <text:p>9.83451E-05</text:p>
          </table:table-cell>
          <table:table-cell office:value-type="float" office:value="1708" calcext:value-type="float">
            <text:p>1708</text:p>
          </table:table-cell>
          <table:table-cell table:formula="of:=[.D1435]*100" office:value-type="float" office:value="0.12429857" calcext:value-type="float">
            <text:p>0.12429857</text:p>
          </table:table-cell>
          <table:table-cell table:formula="of:=[.E1435]*100" office:value-type="float" office:value="0.543137" calcext:value-type="float">
            <text:p>0.543137</text:p>
          </table:table-cell>
        </table:table-row>
        <table:table-row table:style-name="ro1">
          <table:table-cell office:value-type="float" office:value="85.57" calcext:value-type="float">
            <text:p>85.57</text:p>
          </table:table-cell>
          <table:table-cell office:value-type="float" office:value="179.0712432861" calcext:value-type="float">
            <text:p>179.0712432861</text:p>
          </table:table-cell>
          <table:table-cell office:value-type="float" office:value="-0.160723113" calcext:value-type="float">
            <text:p>-0.16072311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10405" calcext:value-type="float">
            <text:p>0.00510405</text:p>
          </table:table-cell>
          <table:table-cell office:value-type="float" office:value="0.00633796" calcext:value-type="float">
            <text:p>0.00633796</text:p>
          </table:table-cell>
          <table:table-cell office:value-type="float" office:value="-0.0000805779" calcext:value-type="float">
            <text:p>-8.05779E-05</text:p>
          </table:table-cell>
          <table:table-cell office:value-type="float" office:value="1709" calcext:value-type="float">
            <text:p>1709</text:p>
          </table:table-cell>
          <table:table-cell table:formula="of:=[.D1436]*100" office:value-type="float" office:value="0.12429857" calcext:value-type="float">
            <text:p>0.12429857</text:p>
          </table:table-cell>
          <table:table-cell table:formula="of:=[.E1436]*100" office:value-type="float" office:value="0.510405" calcext:value-type="float">
            <text:p>0.510405</text:p>
          </table:table-cell>
        </table:table-row>
        <table:table-row table:style-name="ro1">
          <table:table-cell office:value-type="float" office:value="85.62" calcext:value-type="float">
            <text:p>85.62</text:p>
          </table:table-cell>
          <table:table-cell office:value-type="float" office:value="179.0769195557" calcext:value-type="float">
            <text:p>179.0769195557</text:p>
          </table:table-cell>
          <table:table-cell office:value-type="float" office:value="-0.1648737714" calcext:value-type="float">
            <text:p>-0.164873771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1368" calcext:value-type="float">
            <text:p>0.00491368</text:p>
          </table:table-cell>
          <table:table-cell office:value-type="float" office:value="0.00642432" calcext:value-type="float">
            <text:p>0.00642432</text:p>
          </table:table-cell>
          <table:table-cell office:value-type="float" office:value="-0.0001646801" calcext:value-type="float">
            <text:p>-0.0001646801</text:p>
          </table:table-cell>
          <table:table-cell office:value-type="float" office:value="1710" calcext:value-type="float">
            <text:p>1710</text:p>
          </table:table-cell>
          <table:table-cell table:formula="of:=[.D1437]*100" office:value-type="float" office:value="0.12429857" calcext:value-type="float">
            <text:p>0.12429857</text:p>
          </table:table-cell>
          <table:table-cell table:formula="of:=[.E1437]*100" office:value-type="float" office:value="0.491368" calcext:value-type="float">
            <text:p>0.491368</text:p>
          </table:table-cell>
        </table:table-row>
        <table:table-row table:style-name="ro1">
          <table:table-cell office:value-type="float" office:value="85.67" calcext:value-type="float">
            <text:p>85.67</text:p>
          </table:table-cell>
          <table:table-cell office:value-type="float" office:value="179.0880432129" calcext:value-type="float">
            <text:p>179.0880432129</text:p>
          </table:table-cell>
          <table:table-cell office:value-type="float" office:value="-0.163041685" calcext:value-type="float">
            <text:p>-0.16304168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7466" calcext:value-type="float">
            <text:p>0.00477466</text:p>
          </table:table-cell>
          <table:table-cell office:value-type="float" office:value="0.00634023" calcext:value-type="float">
            <text:p>0.00634023</text:p>
          </table:table-cell>
          <table:table-cell office:value-type="float" office:value="0.0000263126" calcext:value-type="float">
            <text:p>2.63126E-05</text:p>
          </table:table-cell>
          <table:table-cell office:value-type="float" office:value="1711" calcext:value-type="float">
            <text:p>1711</text:p>
          </table:table-cell>
          <table:table-cell table:formula="of:=[.D1438]*100" office:value-type="float" office:value="0.12429857" calcext:value-type="float">
            <text:p>0.12429857</text:p>
          </table:table-cell>
          <table:table-cell table:formula="of:=[.E1438]*100" office:value-type="float" office:value="0.477466" calcext:value-type="float">
            <text:p>0.477466</text:p>
          </table:table-cell>
        </table:table-row>
        <table:table-row table:style-name="ro1">
          <table:table-cell office:value-type="float" office:value="85.72" calcext:value-type="float">
            <text:p>85.72</text:p>
          </table:table-cell>
          <table:table-cell office:value-type="float" office:value="179.0834960938" calcext:value-type="float">
            <text:p>179.0834960938</text:p>
          </table:table-cell>
          <table:table-cell office:value-type="float" office:value="-0.1561054325" calcext:value-type="float">
            <text:p>-0.15610543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3583" calcext:value-type="float">
            <text:p>0.00463583</text:p>
          </table:table-cell>
          <table:table-cell office:value-type="float" office:value="0.00634023" calcext:value-type="float">
            <text:p>0.00634023</text:p>
          </table:table-cell>
          <table:table-cell office:value-type="float" office:value="-0.0000455119" calcext:value-type="float">
            <text:p>-4.55119E-05</text:p>
          </table:table-cell>
          <table:table-cell office:value-type="float" office:value="1712" calcext:value-type="float">
            <text:p>1712</text:p>
          </table:table-cell>
          <table:table-cell table:formula="of:=[.D1439]*100" office:value-type="float" office:value="0.12429857" calcext:value-type="float">
            <text:p>0.12429857</text:p>
          </table:table-cell>
          <table:table-cell table:formula="of:=[.E1439]*100" office:value-type="float" office:value="0.463583" calcext:value-type="float">
            <text:p>0.463583</text:p>
          </table:table-cell>
        </table:table-row>
        <table:table-row table:style-name="ro1">
          <table:table-cell office:value-type="float" office:value="85.77" calcext:value-type="float">
            <text:p>85.77</text:p>
          </table:table-cell>
          <table:table-cell office:value-type="float" office:value="179.08934021" calcext:value-type="float">
            <text:p>179.08934021</text:p>
          </table:table-cell>
          <table:table-cell office:value-type="float" office:value="-0.1524438332" calcext:value-type="float">
            <text:p>-0.15244383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1895" calcext:value-type="float">
            <text:p>0.00451895</text:p>
          </table:table-cell>
          <table:table-cell office:value-type="float" office:value="0.00646892" calcext:value-type="float">
            <text:p>0.00646892</text:p>
          </table:table-cell>
          <table:table-cell office:value-type="float" office:value="-0.0000676473" calcext:value-type="float">
            <text:p>-6.76473E-05</text:p>
          </table:table-cell>
          <table:table-cell office:value-type="float" office:value="1713" calcext:value-type="float">
            <text:p>1713</text:p>
          </table:table-cell>
          <table:table-cell table:formula="of:=[.D1440]*100" office:value-type="float" office:value="0.12429857" calcext:value-type="float">
            <text:p>0.12429857</text:p>
          </table:table-cell>
          <table:table-cell table:formula="of:=[.E1440]*100" office:value-type="float" office:value="0.451895" calcext:value-type="float">
            <text:p>0.451895</text:p>
          </table:table-cell>
        </table:table-row>
        <table:table-row table:style-name="ro1">
          <table:table-cell office:value-type="float" office:value="85.82" calcext:value-type="float">
            <text:p>85.82</text:p>
          </table:table-cell>
          <table:table-cell office:value-type="float" office:value="179.0845336914" calcext:value-type="float">
            <text:p>179.0845336914</text:p>
          </table:table-cell>
          <table:table-cell office:value-type="float" office:value="-0.1567448066" calcext:value-type="float">
            <text:p>-0.156744806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6976" calcext:value-type="float">
            <text:p>0.00446976</text:p>
          </table:table-cell>
          <table:table-cell office:value-type="float" office:value="0.00641853" calcext:value-type="float">
            <text:p>0.00641853</text:p>
          </table:table-cell>
          <table:table-cell office:value-type="float" office:value="0.000015025" calcext:value-type="float">
            <text:p>0.000015025</text:p>
          </table:table-cell>
          <table:table-cell office:value-type="float" office:value="1714" calcext:value-type="float">
            <text:p>1714</text:p>
          </table:table-cell>
          <table:table-cell table:formula="of:=[.D1441]*100" office:value-type="float" office:value="0.12429857" calcext:value-type="float">
            <text:p>0.12429857</text:p>
          </table:table-cell>
          <table:table-cell table:formula="of:=[.E1441]*100" office:value-type="float" office:value="0.446976" calcext:value-type="float">
            <text:p>0.446976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179.0887451172" calcext:value-type="float">
            <text:p>179.0887451172</text:p>
          </table:table-cell>
          <table:table-cell office:value-type="float" office:value="-0.1449960852" calcext:value-type="float">
            <text:p>-0.144996085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5869" calcext:value-type="float">
            <text:p>0.00435869</text:p>
          </table:table-cell>
          <table:table-cell office:value-type="float" office:value="0.00658028" calcext:value-type="float">
            <text:p>0.00658028</text:p>
          </table:table-cell>
          <table:table-cell office:value-type="float" office:value="-0.0000506314" calcext:value-type="float">
            <text:p>-5.06314E-05</text:p>
          </table:table-cell>
          <table:table-cell office:value-type="float" office:value="1715" calcext:value-type="float">
            <text:p>1715</text:p>
          </table:table-cell>
          <table:table-cell table:formula="of:=[.D1442]*100" office:value-type="float" office:value="0.12429857" calcext:value-type="float">
            <text:p>0.12429857</text:p>
          </table:table-cell>
          <table:table-cell table:formula="of:=[.E1442]*100" office:value-type="float" office:value="0.435869" calcext:value-type="float">
            <text:p>0.435869</text:p>
          </table:table-cell>
        </table:table-row>
        <table:table-row table:style-name="ro1">
          <table:table-cell office:value-type="float" office:value="85.92" calcext:value-type="float">
            <text:p>85.92</text:p>
          </table:table-cell>
          <table:table-cell office:value-type="float" office:value="179.0951690674" calcext:value-type="float">
            <text:p>179.0951690674</text:p>
          </table:table-cell>
          <table:table-cell office:value-type="float" office:value="-0.1578445021" calcext:value-type="float">
            <text:p>-0.15784450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7034" calcext:value-type="float">
            <text:p>0.00437034</text:p>
          </table:table-cell>
          <table:table-cell office:value-type="float" office:value="0.00655955" calcext:value-type="float">
            <text:p>0.00655955</text:p>
          </table:table-cell>
          <table:table-cell office:value-type="float" office:value="-0.0000127836" calcext:value-type="float">
            <text:p>-1.27836E-05</text:p>
          </table:table-cell>
          <table:table-cell office:value-type="float" office:value="1716" calcext:value-type="float">
            <text:p>1716</text:p>
          </table:table-cell>
          <table:table-cell table:formula="of:=[.D1443]*100" office:value-type="float" office:value="0.12429857" calcext:value-type="float">
            <text:p>0.12429857</text:p>
          </table:table-cell>
          <table:table-cell table:formula="of:=[.E1443]*100" office:value-type="float" office:value="0.437034" calcext:value-type="float">
            <text:p>0.437034</text:p>
          </table:table-cell>
        </table:table-row>
        <table:table-row table:style-name="ro1">
          <table:table-cell office:value-type="float" office:value="85.97" calcext:value-type="float">
            <text:p>85.97</text:p>
          </table:table-cell>
          <table:table-cell office:value-type="float" office:value="179.1084747314" calcext:value-type="float">
            <text:p>179.1084747314</text:p>
          </table:table-cell>
          <table:table-cell office:value-type="float" office:value="-0.1920705334" calcext:value-type="float">
            <text:p>-0.192070533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062" calcext:value-type="float">
            <text:p>0.0046062</text:p>
          </table:table-cell>
          <table:table-cell office:value-type="float" office:value="0.00655955" calcext:value-type="float">
            <text:p>0.00655955</text:p>
          </table:table-cell>
          <table:table-cell office:value-type="float" office:value="0.0000915905" calcext:value-type="float">
            <text:p>9.15905E-05</text:p>
          </table:table-cell>
          <table:table-cell office:value-type="float" office:value="1717" calcext:value-type="float">
            <text:p>1717</text:p>
          </table:table-cell>
          <table:table-cell table:formula="of:=[.D1444]*100" office:value-type="float" office:value="0.12429857" calcext:value-type="float">
            <text:p>0.12429857</text:p>
          </table:table-cell>
          <table:table-cell table:formula="of:=[.E1444]*100" office:value-type="float" office:value="0.46062" calcext:value-type="float">
            <text:p>0.46062</text:p>
          </table:table-cell>
        </table:table-row>
        <table:table-row table:style-name="ro1">
          <table:table-cell office:value-type="float" office:value="86.02" calcext:value-type="float">
            <text:p>86.02</text:p>
          </table:table-cell>
          <table:table-cell office:value-type="float" office:value="179.1136474609" calcext:value-type="float">
            <text:p>179.1136474609</text:p>
          </table:table-cell>
          <table:table-cell office:value-type="float" office:value="-0.2421055068" calcext:value-type="float">
            <text:p>-0.24210550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9676" calcext:value-type="float">
            <text:p>0.00509676</text:p>
          </table:table-cell>
          <table:table-cell office:value-type="float" office:value="0.00673428" calcext:value-type="float">
            <text:p>0.00673428</text:p>
          </table:table-cell>
          <table:table-cell office:value-type="float" office:value="0.0001664225" calcext:value-type="float">
            <text:p>0.0001664225</text:p>
          </table:table-cell>
          <table:table-cell office:value-type="float" office:value="1718" calcext:value-type="float">
            <text:p>1718</text:p>
          </table:table-cell>
          <table:table-cell table:formula="of:=[.D1445]*100" office:value-type="float" office:value="0.12429857" calcext:value-type="float">
            <text:p>0.12429857</text:p>
          </table:table-cell>
          <table:table-cell table:formula="of:=[.E1445]*100" office:value-type="float" office:value="0.509676" calcext:value-type="float">
            <text:p>0.509676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179.1126251221" calcext:value-type="float">
            <text:p>179.1126251221</text:p>
          </table:table-cell>
          <table:table-cell office:value-type="float" office:value="-0.1663234548" calcext:value-type="float">
            <text:p>-0.166323454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1848" calcext:value-type="float">
            <text:p>0.00491848</text:p>
          </table:table-cell>
          <table:table-cell office:value-type="float" office:value="0.00672212" calcext:value-type="float">
            <text:p>0.00672212</text:p>
          </table:table-cell>
          <table:table-cell office:value-type="float" office:value="0.0000433195" calcext:value-type="float">
            <text:p>4.33195E-05</text:p>
          </table:table-cell>
          <table:table-cell office:value-type="float" office:value="1719" calcext:value-type="float">
            <text:p>1719</text:p>
          </table:table-cell>
          <table:table-cell table:formula="of:=[.D1446]*100" office:value-type="float" office:value="0.12429857" calcext:value-type="float">
            <text:p>0.12429857</text:p>
          </table:table-cell>
          <table:table-cell table:formula="of:=[.E1446]*100" office:value-type="float" office:value="0.491848" calcext:value-type="float">
            <text:p>0.491848</text:p>
          </table:table-cell>
        </table:table-row>
        <table:table-row table:style-name="ro1">
          <table:table-cell office:value-type="float" office:value="86.12" calcext:value-type="float">
            <text:p>86.12</text:p>
          </table:table-cell>
          <table:table-cell office:value-type="float" office:value="179.1097412109" calcext:value-type="float">
            <text:p>179.1097412109</text:p>
          </table:table-cell>
          <table:table-cell office:value-type="float" office:value="-0.1287882218" calcext:value-type="float">
            <text:p>-0.128788221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4958" calcext:value-type="float">
            <text:p>0.00454958</text:p>
          </table:table-cell>
          <table:table-cell office:value-type="float" office:value="0.00689359" calcext:value-type="float">
            <text:p>0.00689359</text:p>
          </table:table-cell>
          <table:table-cell office:value-type="float" office:value="-0.0000932734" calcext:value-type="float">
            <text:p>-9.32734E-05</text:p>
          </table:table-cell>
          <table:table-cell office:value-type="float" office:value="1720" calcext:value-type="float">
            <text:p>1720</text:p>
          </table:table-cell>
          <table:table-cell table:formula="of:=[.D1447]*100" office:value-type="float" office:value="0.12429857" calcext:value-type="float">
            <text:p>0.12429857</text:p>
          </table:table-cell>
          <table:table-cell table:formula="of:=[.E1447]*100" office:value-type="float" office:value="0.454958" calcext:value-type="float">
            <text:p>0.454958</text:p>
          </table:table-cell>
        </table:table-row>
        <table:table-row table:style-name="ro1">
          <table:table-cell office:value-type="float" office:value="86.17" calcext:value-type="float">
            <text:p>86.17</text:p>
          </table:table-cell>
          <table:table-cell office:value-type="float" office:value="179.1175842285" calcext:value-type="float">
            <text:p>179.1175842285</text:p>
          </table:table-cell>
          <table:table-cell office:value-type="float" office:value="-0.1094690677" calcext:value-type="float">
            <text:p>-0.109469067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17509" calcext:value-type="float">
            <text:p>0.00417509</text:p>
          </table:table-cell>
          <table:table-cell office:value-type="float" office:value="0.00689359" calcext:value-type="float">
            <text:p>0.00689359</text:p>
          </table:table-cell>
          <table:table-cell office:value-type="float" office:value="-0.0001191947" calcext:value-type="float">
            <text:p>-0.0001191947</text:p>
          </table:table-cell>
          <table:table-cell office:value-type="float" office:value="1721" calcext:value-type="float">
            <text:p>1721</text:p>
          </table:table-cell>
          <table:table-cell table:formula="of:=[.D1448]*100" office:value-type="float" office:value="0.12429857" calcext:value-type="float">
            <text:p>0.12429857</text:p>
          </table:table-cell>
          <table:table-cell table:formula="of:=[.E1448]*100" office:value-type="float" office:value="0.417509" calcext:value-type="float">
            <text:p>0.417509</text:p>
          </table:table-cell>
        </table:table-row>
        <table:table-row table:style-name="ro1">
          <table:table-cell office:value-type="float" office:value="86.22" calcext:value-type="float">
            <text:p>86.22</text:p>
          </table:table-cell>
          <table:table-cell office:value-type="float" office:value="179.1216125488" calcext:value-type="float">
            <text:p>179.1216125488</text:p>
          </table:table-cell>
          <table:table-cell office:value-type="float" office:value="-0.1567377697" calcext:value-type="float">
            <text:p>-0.156737769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067" calcext:value-type="float">
            <text:p>0.00424067</text:p>
          </table:table-cell>
          <table:table-cell office:value-type="float" office:value="0.00688349" calcext:value-type="float">
            <text:p>0.00688349</text:p>
          </table:table-cell>
          <table:table-cell office:value-type="float" office:value="-0.0001209111" calcext:value-type="float">
            <text:p>-0.0001209111</text:p>
          </table:table-cell>
          <table:table-cell office:value-type="float" office:value="1722" calcext:value-type="float">
            <text:p>1722</text:p>
          </table:table-cell>
          <table:table-cell table:formula="of:=[.D1449]*100" office:value-type="float" office:value="0.12429857" calcext:value-type="float">
            <text:p>0.12429857</text:p>
          </table:table-cell>
          <table:table-cell table:formula="of:=[.E1449]*100" office:value-type="float" office:value="0.424067" calcext:value-type="float">
            <text:p>0.424067</text:p>
          </table:table-cell>
        </table:table-row>
        <table:table-row table:style-name="ro1">
          <table:table-cell office:value-type="float" office:value="86.27" calcext:value-type="float">
            <text:p>86.27</text:p>
          </table:table-cell>
          <table:table-cell office:value-type="float" office:value="179.1269378662" calcext:value-type="float">
            <text:p>179.1269378662</text:p>
          </table:table-cell>
          <table:table-cell office:value-type="float" office:value="-0.1836345809" calcext:value-type="float">
            <text:p>-0.183634580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636" calcext:value-type="float">
            <text:p>0.0044636</text:p>
          </table:table-cell>
          <table:table-cell office:value-type="float" office:value="0.00703592" calcext:value-type="float">
            <text:p>0.00703592</text:p>
          </table:table-cell>
          <table:table-cell office:value-type="float" office:value="-0.0000146743" calcext:value-type="float">
            <text:p>-1.46743E-05</text:p>
          </table:table-cell>
          <table:table-cell office:value-type="float" office:value="1723" calcext:value-type="float">
            <text:p>1723</text:p>
          </table:table-cell>
          <table:table-cell table:formula="of:=[.D1450]*100" office:value-type="float" office:value="0.12429857" calcext:value-type="float">
            <text:p>0.12429857</text:p>
          </table:table-cell>
          <table:table-cell table:formula="of:=[.E1450]*100" office:value-type="float" office:value="0.44636" calcext:value-type="float">
            <text:p>0.44636</text:p>
          </table:table-cell>
        </table:table-row>
        <table:table-row table:style-name="ro1">
          <table:table-cell office:value-type="float" office:value="86.32" calcext:value-type="float">
            <text:p>86.32</text:p>
          </table:table-cell>
          <table:table-cell office:value-type="float" office:value="179.1339263916" calcext:value-type="float">
            <text:p>179.1339263916</text:p>
          </table:table-cell>
          <table:table-cell office:value-type="float" office:value="-0.189468644" calcext:value-type="float">
            <text:p>-0.18946864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5097" calcext:value-type="float">
            <text:p>0.00465097</text:p>
          </table:table-cell>
          <table:table-cell office:value-type="float" office:value="0.00701309" calcext:value-type="float">
            <text:p>0.00701309</text:p>
          </table:table-cell>
          <table:table-cell office:value-type="float" office:value="0.0000142119" calcext:value-type="float">
            <text:p>1.42119E-05</text:p>
          </table:table-cell>
          <table:table-cell office:value-type="float" office:value="1724" calcext:value-type="float">
            <text:p>1724</text:p>
          </table:table-cell>
          <table:table-cell table:formula="of:=[.D1451]*100" office:value-type="float" office:value="0.12429857" calcext:value-type="float">
            <text:p>0.12429857</text:p>
          </table:table-cell>
          <table:table-cell table:formula="of:=[.E1451]*100" office:value-type="float" office:value="0.465097" calcext:value-type="float">
            <text:p>0.465097</text:p>
          </table:table-cell>
        </table:table-row>
        <table:table-row table:style-name="ro1">
          <table:table-cell office:value-type="float" office:value="86.37" calcext:value-type="float">
            <text:p>86.37</text:p>
          </table:table-cell>
          <table:table-cell office:value-type="float" office:value="179.1312408447" calcext:value-type="float">
            <text:p>179.1312408447</text:p>
          </table:table-cell>
          <table:table-cell office:value-type="float" office:value="-0.1621355137" calcext:value-type="float">
            <text:p>-0.16213551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9363" calcext:value-type="float">
            <text:p>0.00459363</text:p>
          </table:table-cell>
          <table:table-cell office:value-type="float" office:value="0.00701309" calcext:value-type="float">
            <text:p>0.00701309</text:p>
          </table:table-cell>
          <table:table-cell office:value-type="float" office:value="-0.000023821" calcext:value-type="float">
            <text:p>-0.000023821</text:p>
          </table:table-cell>
          <table:table-cell office:value-type="float" office:value="1725" calcext:value-type="float">
            <text:p>1725</text:p>
          </table:table-cell>
          <table:table-cell table:formula="of:=[.D1452]*100" office:value-type="float" office:value="0.12429857" calcext:value-type="float">
            <text:p>0.12429857</text:p>
          </table:table-cell>
          <table:table-cell table:formula="of:=[.E1452]*100" office:value-type="float" office:value="0.459363" calcext:value-type="float">
            <text:p>0.459363</text:p>
          </table:table-cell>
        </table:table-row>
        <table:table-row table:style-name="ro1">
          <table:table-cell office:value-type="float" office:value="86.42" calcext:value-type="float">
            <text:p>86.42</text:p>
          </table:table-cell>
          <table:table-cell office:value-type="float" office:value="179.1417999268" calcext:value-type="float">
            <text:p>179.1417999268</text:p>
          </table:table-cell>
          <table:table-cell office:value-type="float" office:value="-0.1528022347" calcext:value-type="float">
            <text:p>-0.152802234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9323" calcext:value-type="float">
            <text:p>0.00449323</text:p>
          </table:table-cell>
          <table:table-cell office:value-type="float" office:value="0.00713421" calcext:value-type="float">
            <text:p>0.00713421</text:p>
          </table:table-cell>
          <table:table-cell office:value-type="float" office:value="-0.000068063" calcext:value-type="float">
            <text:p>-0.000068063</text:p>
          </table:table-cell>
          <table:table-cell office:value-type="float" office:value="1726" calcext:value-type="float">
            <text:p>1726</text:p>
          </table:table-cell>
          <table:table-cell table:formula="of:=[.D1453]*100" office:value-type="float" office:value="0.12429857" calcext:value-type="float">
            <text:p>0.12429857</text:p>
          </table:table-cell>
          <table:table-cell table:formula="of:=[.E1453]*100" office:value-type="float" office:value="0.449323" calcext:value-type="float">
            <text:p>0.449323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179.1433258057" calcext:value-type="float">
            <text:p>179.1433258057</text:p>
          </table:table-cell>
          <table:table-cell office:value-type="float" office:value="-0.1562098959" calcext:value-type="float">
            <text:p>-0.15620989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4906" calcext:value-type="float">
            <text:p>0.00444906</text:p>
          </table:table-cell>
          <table:table-cell office:value-type="float" office:value="0.0070927" calcext:value-type="float">
            <text:p>0.0070927</text:p>
          </table:table-cell>
          <table:table-cell office:value-type="float" office:value="-0.0000112636" calcext:value-type="float">
            <text:p>-1.12636E-05</text:p>
          </table:table-cell>
          <table:table-cell office:value-type="float" office:value="1727" calcext:value-type="float">
            <text:p>1727</text:p>
          </table:table-cell>
          <table:table-cell table:formula="of:=[.D1454]*100" office:value-type="float" office:value="0.12429857" calcext:value-type="float">
            <text:p>0.12429857</text:p>
          </table:table-cell>
          <table:table-cell table:formula="of:=[.E1454]*100" office:value-type="float" office:value="0.444906" calcext:value-type="float">
            <text:p>0.444906</text:p>
          </table:table-cell>
        </table:table-row>
        <table:table-row table:style-name="ro1">
          <table:table-cell office:value-type="float" office:value="86.52" calcext:value-type="float">
            <text:p>86.52</text:p>
          </table:table-cell>
          <table:table-cell office:value-type="float" office:value="179.1499328613" calcext:value-type="float">
            <text:p>179.1499328613</text:p>
          </table:table-cell>
          <table:table-cell office:value-type="float" office:value="-0.2208506019" calcext:value-type="float">
            <text:p>-0.22085060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044" calcext:value-type="float">
            <text:p>0.00485044</text:p>
          </table:table-cell>
          <table:table-cell office:value-type="float" office:value="0.00717186" calcext:value-type="float">
            <text:p>0.00717186</text:p>
          </table:table-cell>
          <table:table-cell office:value-type="float" office:value="-0.0000269035" calcext:value-type="float">
            <text:p>-2.69035E-05</text:p>
          </table:table-cell>
          <table:table-cell office:value-type="float" office:value="1728" calcext:value-type="float">
            <text:p>1728</text:p>
          </table:table-cell>
          <table:table-cell table:formula="of:=[.D1455]*100" office:value-type="float" office:value="0.12429857" calcext:value-type="float">
            <text:p>0.12429857</text:p>
          </table:table-cell>
          <table:table-cell table:formula="of:=[.E1455]*100" office:value-type="float" office:value="0.485044" calcext:value-type="float">
            <text:p>0.485044</text:p>
          </table:table-cell>
        </table:table-row>
        <table:table-row table:style-name="ro1">
          <table:table-cell office:value-type="float" office:value="86.57" calcext:value-type="float">
            <text:p>86.57</text:p>
          </table:table-cell>
          <table:table-cell office:value-type="float" office:value="179.1470336914" calcext:value-type="float">
            <text:p>179.1470336914</text:p>
          </table:table-cell>
          <table:table-cell office:value-type="float" office:value="-0.1923325837" calcext:value-type="float">
            <text:p>-0.192332583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2774" calcext:value-type="float">
            <text:p>0.00492774</text:p>
          </table:table-cell>
          <table:table-cell office:value-type="float" office:value="0.00710812" calcext:value-type="float">
            <text:p>0.00710812</text:p>
          </table:table-cell>
          <table:table-cell office:value-type="float" office:value="0.0000685894" calcext:value-type="float">
            <text:p>6.85894E-05</text:p>
          </table:table-cell>
          <table:table-cell office:value-type="float" office:value="1729" calcext:value-type="float">
            <text:p>1729</text:p>
          </table:table-cell>
          <table:table-cell table:formula="of:=[.D1456]*100" office:value-type="float" office:value="0.12429857" calcext:value-type="float">
            <text:p>0.12429857</text:p>
          </table:table-cell>
          <table:table-cell table:formula="of:=[.E1456]*100" office:value-type="float" office:value="0.492774" calcext:value-type="float">
            <text:p>0.492774</text:p>
          </table:table-cell>
        </table:table-row>
        <table:table-row table:style-name="ro1">
          <table:table-cell office:value-type="float" office:value="86.62" calcext:value-type="float">
            <text:p>86.62</text:p>
          </table:table-cell>
          <table:table-cell office:value-type="float" office:value="179.1433563232" calcext:value-type="float">
            <text:p>179.1433563232</text:p>
          </table:table-cell>
          <table:table-cell office:value-type="float" office:value="-0.2502374751" calcext:value-type="float">
            <text:p>-0.250237475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6514" calcext:value-type="float">
            <text:p>0.00536514</text:p>
          </table:table-cell>
          <table:table-cell office:value-type="float" office:value="0.00710812" calcext:value-type="float">
            <text:p>0.00710812</text:p>
          </table:table-cell>
          <table:table-cell office:value-type="float" office:value="-0.0000235792" calcext:value-type="float">
            <text:p>-2.35792E-05</text:p>
          </table:table-cell>
          <table:table-cell office:value-type="float" office:value="1730" calcext:value-type="float">
            <text:p>1730</text:p>
          </table:table-cell>
          <table:table-cell table:formula="of:=[.D1457]*100" office:value-type="float" office:value="0.12429857" calcext:value-type="float">
            <text:p>0.12429857</text:p>
          </table:table-cell>
          <table:table-cell table:formula="of:=[.E1457]*100" office:value-type="float" office:value="0.536514" calcext:value-type="float">
            <text:p>0.536514</text:p>
          </table:table-cell>
        </table:table-row>
        <table:table-row table:style-name="ro1">
          <table:table-cell office:value-type="float" office:value="86.67" calcext:value-type="float">
            <text:p>86.67</text:p>
          </table:table-cell>
          <table:table-cell office:value-type="float" office:value="179.1392669678" calcext:value-type="float">
            <text:p>179.1392669678</text:p>
          </table:table-cell>
          <table:table-cell office:value-type="float" office:value="-0.2233537268" calcext:value-type="float">
            <text:p>-0.223353726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7732" calcext:value-type="float">
            <text:p>0.00547732</text:p>
          </table:table-cell>
          <table:table-cell office:value-type="float" office:value="0.00714393" calcext:value-type="float">
            <text:p>0.00714393</text:p>
          </table:table-cell>
          <table:table-cell office:value-type="float" office:value="-0.0000203322" calcext:value-type="float">
            <text:p>-2.03322E-05</text:p>
          </table:table-cell>
          <table:table-cell office:value-type="float" office:value="1731" calcext:value-type="float">
            <text:p>1731</text:p>
          </table:table-cell>
          <table:table-cell table:formula="of:=[.D1458]*100" office:value-type="float" office:value="0.12429857" calcext:value-type="float">
            <text:p>0.12429857</text:p>
          </table:table-cell>
          <table:table-cell table:formula="of:=[.E1458]*100" office:value-type="float" office:value="0.547732" calcext:value-type="float">
            <text:p>0.547732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179.1416473389" calcext:value-type="float">
            <text:p>179.1416473389</text:p>
          </table:table-cell>
          <table:table-cell office:value-type="float" office:value="-0.2197898899" calcext:value-type="float">
            <text:p>-0.21978988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5283" calcext:value-type="float">
            <text:p>0.0055283</text:p>
          </table:table-cell>
          <table:table-cell office:value-type="float" office:value="0.00705877" calcext:value-type="float">
            <text:p>0.00705877</text:p>
          </table:table-cell>
          <table:table-cell office:value-type="float" office:value="0.0001477689" calcext:value-type="float">
            <text:p>0.0001477689</text:p>
          </table:table-cell>
          <table:table-cell office:value-type="float" office:value="1732" calcext:value-type="float">
            <text:p>1732</text:p>
          </table:table-cell>
          <table:table-cell table:formula="of:=[.D1459]*100" office:value-type="float" office:value="0.12429857" calcext:value-type="float">
            <text:p>0.12429857</text:p>
          </table:table-cell>
          <table:table-cell table:formula="of:=[.E1459]*100" office:value-type="float" office:value="0.55283" calcext:value-type="float">
            <text:p>0.55283</text:p>
          </table:table-cell>
        </table:table-row>
        <table:table-row table:style-name="ro1">
          <table:table-cell office:value-type="float" office:value="86.77" calcext:value-type="float">
            <text:p>86.77</text:p>
          </table:table-cell>
          <table:table-cell office:value-type="float" office:value="179.1475067139" calcext:value-type="float">
            <text:p>179.1475067139</text:p>
          </table:table-cell>
          <table:table-cell office:value-type="float" office:value="-0.2104431419" calcext:value-type="float">
            <text:p>-0.21044314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49997" calcext:value-type="float">
            <text:p>0.00549997</text:p>
          </table:table-cell>
          <table:table-cell office:value-type="float" office:value="0.00705775" calcext:value-type="float">
            <text:p>0.00705775</text:p>
          </table:table-cell>
          <table:table-cell office:value-type="float" office:value="-0.0000671104" calcext:value-type="float">
            <text:p>-6.71104E-05</text:p>
          </table:table-cell>
          <table:table-cell office:value-type="float" office:value="1733" calcext:value-type="float">
            <text:p>1733</text:p>
          </table:table-cell>
          <table:table-cell table:formula="of:=[.D1460]*100" office:value-type="float" office:value="0.12429857" calcext:value-type="float">
            <text:p>0.12429857</text:p>
          </table:table-cell>
          <table:table-cell table:formula="of:=[.E1460]*100" office:value-type="float" office:value="0.549997" calcext:value-type="float">
            <text:p>0.549997</text:p>
          </table:table-cell>
        </table:table-row>
        <table:table-row table:style-name="ro1">
          <table:table-cell office:value-type="float" office:value="86.82" calcext:value-type="float">
            <text:p>86.82</text:p>
          </table:table-cell>
          <table:table-cell office:value-type="float" office:value="179.1393127441" calcext:value-type="float">
            <text:p>179.1393127441</text:p>
          </table:table-cell>
          <table:table-cell office:value-type="float" office:value="-0.19097225" calcext:value-type="float">
            <text:p>-0.1909722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35134" calcext:value-type="float">
            <text:p>0.00535134</text:p>
          </table:table-cell>
          <table:table-cell office:value-type="float" office:value="0.00695711" calcext:value-type="float">
            <text:p>0.00695711</text:p>
          </table:table-cell>
          <table:table-cell office:value-type="float" office:value="-0.0000096555" calcext:value-type="float">
            <text:p>-9.6555E-06</text:p>
          </table:table-cell>
          <table:table-cell office:value-type="float" office:value="1734" calcext:value-type="float">
            <text:p>1734</text:p>
          </table:table-cell>
          <table:table-cell table:formula="of:=[.D1461]*100" office:value-type="float" office:value="0.12429857" calcext:value-type="float">
            <text:p>0.12429857</text:p>
          </table:table-cell>
          <table:table-cell table:formula="of:=[.E1461]*100" office:value-type="float" office:value="0.535134" calcext:value-type="float">
            <text:p>0.535134</text:p>
          </table:table-cell>
        </table:table-row>
        <table:table-row table:style-name="ro1">
          <table:table-cell office:value-type="float" office:value="86.87" calcext:value-type="float">
            <text:p>86.87</text:p>
          </table:table-cell>
          <table:table-cell office:value-type="float" office:value="179.1388092041" calcext:value-type="float">
            <text:p>179.1388092041</text:p>
          </table:table-cell>
          <table:table-cell office:value-type="float" office:value="-0.1558324391" calcext:value-type="float">
            <text:p>-0.15583243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1814" calcext:value-type="float">
            <text:p>0.00501814</text:p>
          </table:table-cell>
          <table:table-cell office:value-type="float" office:value="0.00695711" calcext:value-type="float">
            <text:p>0.00695711</text:p>
          </table:table-cell>
          <table:table-cell office:value-type="float" office:value="-0.0000250934" calcext:value-type="float">
            <text:p>-2.50934E-05</text:p>
          </table:table-cell>
          <table:table-cell office:value-type="float" office:value="1735" calcext:value-type="float">
            <text:p>1735</text:p>
          </table:table-cell>
          <table:table-cell table:formula="of:=[.D1462]*100" office:value-type="float" office:value="0.12429857" calcext:value-type="float">
            <text:p>0.12429857</text:p>
          </table:table-cell>
          <table:table-cell table:formula="of:=[.E1462]*100" office:value-type="float" office:value="0.501814" calcext:value-type="float">
            <text:p>0.501814</text:p>
          </table:table-cell>
        </table:table-row>
        <table:table-row table:style-name="ro1">
          <table:table-cell office:value-type="float" office:value="86.92" calcext:value-type="float">
            <text:p>86.92</text:p>
          </table:table-cell>
          <table:table-cell office:value-type="float" office:value="179.1381225586" calcext:value-type="float">
            <text:p>179.1381225586</text:p>
          </table:table-cell>
          <table:table-cell office:value-type="float" office:value="-0.1456831479" calcext:value-type="float">
            <text:p>-0.145683147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2856" calcext:value-type="float">
            <text:p>0.00472856</text:p>
          </table:table-cell>
          <table:table-cell office:value-type="float" office:value="0.00692005" calcext:value-type="float">
            <text:p>0.00692005</text:p>
          </table:table-cell>
          <table:table-cell office:value-type="float" office:value="-0.0000875283" calcext:value-type="float">
            <text:p>-8.75283E-05</text:p>
          </table:table-cell>
          <table:table-cell office:value-type="float" office:value="1736" calcext:value-type="float">
            <text:p>1736</text:p>
          </table:table-cell>
          <table:table-cell table:formula="of:=[.D1463]*100" office:value-type="float" office:value="0.12429857" calcext:value-type="float">
            <text:p>0.12429857</text:p>
          </table:table-cell>
          <table:table-cell table:formula="of:=[.E1463]*100" office:value-type="float" office:value="0.472856" calcext:value-type="float">
            <text:p>0.472856</text:p>
          </table:table-cell>
        </table:table-row>
        <table:table-row table:style-name="ro1">
          <table:table-cell office:value-type="float" office:value="86.97" calcext:value-type="float">
            <text:p>86.97</text:p>
          </table:table-cell>
          <table:table-cell office:value-type="float" office:value="179.1444549561" calcext:value-type="float">
            <text:p>179.1444549561</text:p>
          </table:table-cell>
          <table:table-cell office:value-type="float" office:value="-0.190568722" calcext:value-type="float">
            <text:p>-0.19056872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348" calcext:value-type="float">
            <text:p>0.0048348</text:p>
          </table:table-cell>
          <table:table-cell office:value-type="float" office:value="0.00681343" calcext:value-type="float">
            <text:p>0.00681343</text:p>
          </table:table-cell>
          <table:table-cell office:value-type="float" office:value="-0.0000380986" calcext:value-type="float">
            <text:p>-3.80986E-05</text:p>
          </table:table-cell>
          <table:table-cell office:value-type="float" office:value="1737" calcext:value-type="float">
            <text:p>1737</text:p>
          </table:table-cell>
          <table:table-cell table:formula="of:=[.D1464]*100" office:value-type="float" office:value="0.12429857" calcext:value-type="float">
            <text:p>0.12429857</text:p>
          </table:table-cell>
          <table:table-cell table:formula="of:=[.E1464]*100" office:value-type="float" office:value="0.48348" calcext:value-type="float">
            <text:p>0.48348</text:p>
          </table:table-cell>
        </table:table-row>
        <table:table-row table:style-name="ro1">
          <table:table-cell office:value-type="float" office:value="87.02" calcext:value-type="float">
            <text:p>87.02</text:p>
          </table:table-cell>
          <table:table-cell office:value-type="float" office:value="179.1308288574" calcext:value-type="float">
            <text:p>179.1308288574</text:p>
          </table:table-cell>
          <table:table-cell office:value-type="float" office:value="-0.1248403891" calcext:value-type="float">
            <text:p>-0.124840389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6752" calcext:value-type="float">
            <text:p>0.00446752</text:p>
          </table:table-cell>
          <table:table-cell office:value-type="float" office:value="0.00675554" calcext:value-type="float">
            <text:p>0.00675554</text:p>
          </table:table-cell>
          <table:table-cell office:value-type="float" office:value="-0.0001194794" calcext:value-type="float">
            <text:p>-0.0001194794</text:p>
          </table:table-cell>
          <table:table-cell office:value-type="float" office:value="1738" calcext:value-type="float">
            <text:p>1738</text:p>
          </table:table-cell>
          <table:table-cell table:formula="of:=[.D1465]*100" office:value-type="float" office:value="0.12429857" calcext:value-type="float">
            <text:p>0.12429857</text:p>
          </table:table-cell>
          <table:table-cell table:formula="of:=[.E1465]*100" office:value-type="float" office:value="0.446752" calcext:value-type="float">
            <text:p>0.446752</text:p>
          </table:table-cell>
        </table:table-row>
        <table:table-row table:style-name="ro1">
          <table:table-cell office:value-type="float" office:value="87.07" calcext:value-type="float">
            <text:p>87.07</text:p>
          </table:table-cell>
          <table:table-cell office:value-type="float" office:value="179.1325531006" calcext:value-type="float">
            <text:p>179.1325531006</text:p>
          </table:table-cell>
          <table:table-cell office:value-type="float" office:value="-0.2141640593" calcext:value-type="float">
            <text:p>-0.214164059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1817" calcext:value-type="float">
            <text:p>0.00481817</text:p>
          </table:table-cell>
          <table:table-cell office:value-type="float" office:value="0.00675554" calcext:value-type="float">
            <text:p>0.00675554</text:p>
          </table:table-cell>
          <table:table-cell office:value-type="float" office:value="0.0001164233" calcext:value-type="float">
            <text:p>0.0001164233</text:p>
          </table:table-cell>
          <table:table-cell office:value-type="float" office:value="1739" calcext:value-type="float">
            <text:p>1739</text:p>
          </table:table-cell>
          <table:table-cell table:formula="of:=[.D1466]*100" office:value-type="float" office:value="0.12429857" calcext:value-type="float">
            <text:p>0.12429857</text:p>
          </table:table-cell>
          <table:table-cell table:formula="of:=[.E1466]*100" office:value-type="float" office:value="0.481817" calcext:value-type="float">
            <text:p>0.481817</text:p>
          </table:table-cell>
        </table:table-row>
        <table:table-row table:style-name="ro1">
          <table:table-cell office:value-type="float" office:value="87.12" calcext:value-type="float">
            <text:p>87.12</text:p>
          </table:table-cell>
          <table:table-cell office:value-type="float" office:value="179.1379089355" calcext:value-type="float">
            <text:p>179.1379089355</text:p>
          </table:table-cell>
          <table:table-cell office:value-type="float" office:value="-0.2075046028" calcext:value-type="float">
            <text:p>-0.207504602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500736" calcext:value-type="float">
            <text:p>0.00500736</text:p>
          </table:table-cell>
          <table:table-cell office:value-type="float" office:value="0.00665469" calcext:value-type="float">
            <text:p>0.00665469</text:p>
          </table:table-cell>
          <table:table-cell office:value-type="float" office:value="-0.0000569468" calcext:value-type="float">
            <text:p>-5.69468E-05</text:p>
          </table:table-cell>
          <table:table-cell office:value-type="float" office:value="1740" calcext:value-type="float">
            <text:p>1740</text:p>
          </table:table-cell>
          <table:table-cell table:formula="of:=[.D1467]*100" office:value-type="float" office:value="0.12429857" calcext:value-type="float">
            <text:p>0.12429857</text:p>
          </table:table-cell>
          <table:table-cell table:formula="of:=[.E1467]*100" office:value-type="float" office:value="0.500736" calcext:value-type="float">
            <text:p>0.500736</text:p>
          </table:table-cell>
        </table:table-row>
        <table:table-row table:style-name="ro1">
          <table:table-cell office:value-type="float" office:value="87.17" calcext:value-type="float">
            <text:p>87.17</text:p>
          </table:table-cell>
          <table:table-cell office:value-type="float" office:value="179.1307983398" calcext:value-type="float">
            <text:p>179.1307983398</text:p>
          </table:table-cell>
          <table:table-cell office:value-type="float" office:value="-0.1617948261" calcext:value-type="float">
            <text:p>-0.16179482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2875" calcext:value-type="float">
            <text:p>0.00482875</text:p>
          </table:table-cell>
          <table:table-cell office:value-type="float" office:value="0.00658474" calcext:value-type="float">
            <text:p>0.00658474</text:p>
          </table:table-cell>
          <table:table-cell office:value-type="float" office:value="-0.0000747594" calcext:value-type="float">
            <text:p>-7.47594E-05</text:p>
          </table:table-cell>
          <table:table-cell office:value-type="float" office:value="1741" calcext:value-type="float">
            <text:p>1741</text:p>
          </table:table-cell>
          <table:table-cell table:formula="of:=[.D1468]*100" office:value-type="float" office:value="0.12429857" calcext:value-type="float">
            <text:p>0.12429857</text:p>
          </table:table-cell>
          <table:table-cell table:formula="of:=[.E1468]*100" office:value-type="float" office:value="0.482875" calcext:value-type="float">
            <text:p>0.482875</text:p>
          </table:table-cell>
        </table:table-row>
        <table:table-row table:style-name="ro1">
          <table:table-cell office:value-type="float" office:value="87.22" calcext:value-type="float">
            <text:p>87.22</text:p>
          </table:table-cell>
          <table:table-cell office:value-type="float" office:value="179.1307067871" calcext:value-type="float">
            <text:p>179.1307067871</text:p>
          </table:table-cell>
          <table:table-cell office:value-type="float" office:value="-0.1872950231" calcext:value-type="float">
            <text:p>-0.187295023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7972" calcext:value-type="float">
            <text:p>0.00487972</text:p>
          </table:table-cell>
          <table:table-cell office:value-type="float" office:value="0.00649869" calcext:value-type="float">
            <text:p>0.00649869</text:p>
          </table:table-cell>
          <table:table-cell office:value-type="float" office:value="-0.0000134818" calcext:value-type="float">
            <text:p>-1.34818E-05</text:p>
          </table:table-cell>
          <table:table-cell office:value-type="float" office:value="1742" calcext:value-type="float">
            <text:p>1742</text:p>
          </table:table-cell>
          <table:table-cell table:formula="of:=[.D1469]*100" office:value-type="float" office:value="0.12429857" calcext:value-type="float">
            <text:p>0.12429857</text:p>
          </table:table-cell>
          <table:table-cell table:formula="of:=[.E1469]*100" office:value-type="float" office:value="0.487972" calcext:value-type="float">
            <text:p>0.487972</text:p>
          </table:table-cell>
        </table:table-row>
        <table:table-row table:style-name="ro1">
          <table:table-cell office:value-type="float" office:value="87.27" calcext:value-type="float">
            <text:p>87.27</text:p>
          </table:table-cell>
          <table:table-cell office:value-type="float" office:value="179.1362609863" calcext:value-type="float">
            <text:p>179.1362609863</text:p>
          </table:table-cell>
          <table:table-cell office:value-type="float" office:value="-0.1911768655" calcext:value-type="float">
            <text:p>-0.191176865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3954" calcext:value-type="float">
            <text:p>0.00493954</text:p>
          </table:table-cell>
          <table:table-cell office:value-type="float" office:value="0.00643057" calcext:value-type="float">
            <text:p>0.00643057</text:p>
          </table:table-cell>
          <table:table-cell office:value-type="float" office:value="-0.0000303607" calcext:value-type="float">
            <text:p>-3.03607E-05</text:p>
          </table:table-cell>
          <table:table-cell office:value-type="float" office:value="1743" calcext:value-type="float">
            <text:p>1743</text:p>
          </table:table-cell>
          <table:table-cell table:formula="of:=[.D1470]*100" office:value-type="float" office:value="0.12429857" calcext:value-type="float">
            <text:p>0.12429857</text:p>
          </table:table-cell>
          <table:table-cell table:formula="of:=[.E1470]*100" office:value-type="float" office:value="0.493954" calcext:value-type="float">
            <text:p>0.493954</text:p>
          </table:table-cell>
        </table:table-row>
        <table:table-row table:style-name="ro1">
          <table:table-cell office:value-type="float" office:value="87.32" calcext:value-type="float">
            <text:p>87.32</text:p>
          </table:table-cell>
          <table:table-cell office:value-type="float" office:value="179.1308441162" calcext:value-type="float">
            <text:p>179.1308441162</text:p>
          </table:table-cell>
          <table:table-cell office:value-type="float" office:value="-0.158184759" calcext:value-type="float">
            <text:p>-0.1581847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952" calcext:value-type="float">
            <text:p>0.00475952</text:p>
          </table:table-cell>
          <table:table-cell office:value-type="float" office:value="0.00643057" calcext:value-type="float">
            <text:p>0.00643057</text:p>
          </table:table-cell>
          <table:table-cell office:value-type="float" office:value="-0.0000851386" calcext:value-type="float">
            <text:p>-8.51386E-05</text:p>
          </table:table-cell>
          <table:table-cell office:value-type="float" office:value="1744" calcext:value-type="float">
            <text:p>1744</text:p>
          </table:table-cell>
          <table:table-cell table:formula="of:=[.D1471]*100" office:value-type="float" office:value="0.12429857" calcext:value-type="float">
            <text:p>0.12429857</text:p>
          </table:table-cell>
          <table:table-cell table:formula="of:=[.E1471]*100" office:value-type="float" office:value="0.475952" calcext:value-type="float">
            <text:p>0.475952</text:p>
          </table:table-cell>
        </table:table-row>
        <table:table-row table:style-name="ro1">
          <table:table-cell office:value-type="float" office:value="87.37" calcext:value-type="float">
            <text:p>87.37</text:p>
          </table:table-cell>
          <table:table-cell office:value-type="float" office:value="179.1269226074" calcext:value-type="float">
            <text:p>179.1269226074</text:p>
          </table:table-cell>
          <table:table-cell office:value-type="float" office:value="-0.1593734321" calcext:value-type="float">
            <text:p>-0.159373432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4752" calcext:value-type="float">
            <text:p>0.00464752</text:p>
          </table:table-cell>
          <table:table-cell office:value-type="float" office:value="0.00636845" calcext:value-type="float">
            <text:p>0.00636845</text:p>
          </table:table-cell>
          <table:table-cell office:value-type="float" office:value="-0.0001109575" calcext:value-type="float">
            <text:p>-0.0001109575</text:p>
          </table:table-cell>
          <table:table-cell office:value-type="float" office:value="1745" calcext:value-type="float">
            <text:p>1745</text:p>
          </table:table-cell>
          <table:table-cell table:formula="of:=[.D1472]*100" office:value-type="float" office:value="0.12429857" calcext:value-type="float">
            <text:p>0.12429857</text:p>
          </table:table-cell>
          <table:table-cell table:formula="of:=[.E1472]*100" office:value-type="float" office:value="0.464752" calcext:value-type="float">
            <text:p>0.464752</text:p>
          </table:table-cell>
        </table:table-row>
        <table:table-row table:style-name="ro1">
          <table:table-cell office:value-type="float" office:value="87.42" calcext:value-type="float">
            <text:p>87.42</text:p>
          </table:table-cell>
          <table:table-cell office:value-type="float" office:value="179.1199645996" calcext:value-type="float">
            <text:p>179.1199645996</text:p>
          </table:table-cell>
          <table:table-cell office:value-type="float" office:value="-0.1872091424" calcext:value-type="float">
            <text:p>-0.1872091424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00631004" calcext:value-type="float">
            <text:p>0.00631004</text:p>
          </table:table-cell>
          <table:table-cell office:value-type="float" office:value="0.0000539843" calcext:value-type="float">
            <text:p>5.39843E-05</text:p>
          </table:table-cell>
          <table:table-cell office:value-type="float" office:value="1746" calcext:value-type="float">
            <text:p>1746</text:p>
          </table:table-cell>
          <table:table-cell table:formula="of:=[.D1473]*100" office:value-type="float" office:value="0.12429857" calcext:value-type="float">
            <text:p>0.12429857</text:p>
          </table:table-cell>
          <table:table-cell table:formula="of:=[.E1473]*100" office:value-type="float" office:value="0.475843" calcext:value-type="float">
            <text:p>0.475843</text:p>
          </table:table-cell>
        </table:table-row>
        <table:table-row table:style-name="ro1">
          <table:table-cell office:value-type="float" office:value="87.47" calcext:value-type="float">
            <text:p>87.47</text:p>
          </table:table-cell>
          <table:table-cell office:value-type="float" office:value="179.1186523438" calcext:value-type="float">
            <text:p>179.1186523438</text:p>
          </table:table-cell>
          <table:table-cell office:value-type="float" office:value="-0.1761378703" calcext:value-type="float">
            <text:p>-0.176137870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5853" calcext:value-type="float">
            <text:p>0.00475853</text:p>
          </table:table-cell>
          <table:table-cell office:value-type="float" office:value="0.00631004" calcext:value-type="float">
            <text:p>0.00631004</text:p>
          </table:table-cell>
          <table:table-cell office:value-type="float" office:value="0.000093653" calcext:value-type="float">
            <text:p>0.000093653</text:p>
          </table:table-cell>
          <table:table-cell office:value-type="float" office:value="1747" calcext:value-type="float">
            <text:p>1747</text:p>
          </table:table-cell>
          <table:table-cell table:formula="of:=[.D1474]*100" office:value-type="float" office:value="0.12429857" calcext:value-type="float">
            <text:p>0.12429857</text:p>
          </table:table-cell>
          <table:table-cell table:formula="of:=[.E1474]*100" office:value-type="float" office:value="0.475853" calcext:value-type="float">
            <text:p>0.475853</text:p>
          </table:table-cell>
        </table:table-row>
        <table:table-row table:style-name="ro1">
          <table:table-cell office:value-type="float" office:value="87.52" calcext:value-type="float">
            <text:p>87.52</text:p>
          </table:table-cell>
          <table:table-cell office:value-type="float" office:value="179.119644165" calcext:value-type="float">
            <text:p>179.119644165</text:p>
          </table:table-cell>
          <table:table-cell office:value-type="float" office:value="-0.1172595235" calcext:value-type="float">
            <text:p>-0.117259523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662" calcext:value-type="float">
            <text:p>0.0043662</text:p>
          </table:table-cell>
          <table:table-cell office:value-type="float" office:value="0.00623761" calcext:value-type="float">
            <text:p>0.00623761</text:p>
          </table:table-cell>
          <table:table-cell office:value-type="float" office:value="-0.000064831" calcext:value-type="float">
            <text:p>-0.000064831</text:p>
          </table:table-cell>
          <table:table-cell office:value-type="float" office:value="1748" calcext:value-type="float">
            <text:p>1748</text:p>
          </table:table-cell>
          <table:table-cell table:formula="of:=[.D1475]*100" office:value-type="float" office:value="0.12429857" calcext:value-type="float">
            <text:p>0.12429857</text:p>
          </table:table-cell>
          <table:table-cell table:formula="of:=[.E1475]*100" office:value-type="float" office:value="0.43662" calcext:value-type="float">
            <text:p>0.43662</text:p>
          </table:table-cell>
        </table:table-row>
        <table:table-row table:style-name="ro1">
          <table:table-cell office:value-type="float" office:value="87.57" calcext:value-type="float">
            <text:p>87.57</text:p>
          </table:table-cell>
          <table:table-cell office:value-type="float" office:value="179.1149291992" calcext:value-type="float">
            <text:p>179.1149291992</text:p>
          </table:table-cell>
          <table:table-cell office:value-type="float" office:value="-0.1768307646" calcext:value-type="float">
            <text:p>-0.176830764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0187" calcext:value-type="float">
            <text:p>0.00450187</text:p>
          </table:table-cell>
          <table:table-cell office:value-type="float" office:value="0.00623761" calcext:value-type="float">
            <text:p>0.00623761</text:p>
          </table:table-cell>
          <table:table-cell office:value-type="float" office:value="0.000117091" calcext:value-type="float">
            <text:p>0.000117091</text:p>
          </table:table-cell>
          <table:table-cell office:value-type="float" office:value="1749" calcext:value-type="float">
            <text:p>1749</text:p>
          </table:table-cell>
          <table:table-cell table:formula="of:=[.D1476]*100" office:value-type="float" office:value="0.12429857" calcext:value-type="float">
            <text:p>0.12429857</text:p>
          </table:table-cell>
          <table:table-cell table:formula="of:=[.E1476]*100" office:value-type="float" office:value="0.450187" calcext:value-type="float">
            <text:p>0.450187</text:p>
          </table:table-cell>
        </table:table-row>
        <table:table-row table:style-name="ro1">
          <table:table-cell office:value-type="float" office:value="87.62" calcext:value-type="float">
            <text:p>87.62</text:p>
          </table:table-cell>
          <table:table-cell office:value-type="float" office:value="179.1165618896" calcext:value-type="float">
            <text:p>179.1165618896</text:p>
          </table:table-cell>
          <table:table-cell office:value-type="float" office:value="-0.1732180469" calcext:value-type="float">
            <text:p>-0.173218046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6817" calcext:value-type="float">
            <text:p>0.00456817</text:p>
          </table:table-cell>
          <table:table-cell office:value-type="float" office:value="0.00623904" calcext:value-type="float">
            <text:p>0.00623904</text:p>
          </table:table-cell>
          <table:table-cell office:value-type="float" office:value="-0.0000551506" calcext:value-type="float">
            <text:p>-5.51506E-05</text:p>
          </table:table-cell>
          <table:table-cell office:value-type="float" office:value="1750" calcext:value-type="float">
            <text:p>1750</text:p>
          </table:table-cell>
          <table:table-cell table:formula="of:=[.D1477]*100" office:value-type="float" office:value="0.12429857" calcext:value-type="float">
            <text:p>0.12429857</text:p>
          </table:table-cell>
          <table:table-cell table:formula="of:=[.E1477]*100" office:value-type="float" office:value="0.456817" calcext:value-type="float">
            <text:p>0.456817</text:p>
          </table:table-cell>
        </table:table-row>
        <table:table-row table:style-name="ro1">
          <table:table-cell office:value-type="float" office:value="87.67" calcext:value-type="float">
            <text:p>87.67</text:p>
          </table:table-cell>
          <table:table-cell office:value-type="float" office:value="179.1138458252" calcext:value-type="float">
            <text:p>179.1138458252</text:p>
          </table:table-cell>
          <table:table-cell office:value-type="float" office:value="-0.1959403181" calcext:value-type="float">
            <text:p>-0.195940318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6376" calcext:value-type="float">
            <text:p>0.00476376</text:p>
          </table:table-cell>
          <table:table-cell office:value-type="float" office:value="0.00621946" calcext:value-type="float">
            <text:p>0.00621946</text:p>
          </table:table-cell>
          <table:table-cell office:value-type="float" office:value="-0.0000022378" calcext:value-type="float">
            <text:p>-2.2378E-06</text:p>
          </table:table-cell>
          <table:table-cell office:value-type="float" office:value="1751" calcext:value-type="float">
            <text:p>1751</text:p>
          </table:table-cell>
          <table:table-cell table:formula="of:=[.D1478]*100" office:value-type="float" office:value="0.12429857" calcext:value-type="float">
            <text:p>0.12429857</text:p>
          </table:table-cell>
          <table:table-cell table:formula="of:=[.E1478]*100" office:value-type="float" office:value="0.476376" calcext:value-type="float">
            <text:p>0.476376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179.1237792969" calcext:value-type="float">
            <text:p>179.1237792969</text:p>
          </table:table-cell>
          <table:table-cell office:value-type="float" office:value="-0.1982496476" calcext:value-type="float">
            <text:p>-0.198249647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0944" calcext:value-type="float">
            <text:p>0.00490944</text:p>
          </table:table-cell>
          <table:table-cell office:value-type="float" office:value="0.00621946" calcext:value-type="float">
            <text:p>0.00621946</text:p>
          </table:table-cell>
          <table:table-cell office:value-type="float" office:value="-0.0000318336" calcext:value-type="float">
            <text:p>-3.18336E-05</text:p>
          </table:table-cell>
          <table:table-cell office:value-type="float" office:value="1752" calcext:value-type="float">
            <text:p>1752</text:p>
          </table:table-cell>
          <table:table-cell table:formula="of:=[.D1479]*100" office:value-type="float" office:value="0.12429857" calcext:value-type="float">
            <text:p>0.12429857</text:p>
          </table:table-cell>
          <table:table-cell table:formula="of:=[.E1479]*100" office:value-type="float" office:value="0.490944" calcext:value-type="float">
            <text:p>0.490944</text:p>
          </table:table-cell>
        </table:table-row>
        <table:table-row table:style-name="ro1">
          <table:table-cell office:value-type="float" office:value="87.77" calcext:value-type="float">
            <text:p>87.77</text:p>
          </table:table-cell>
          <table:table-cell office:value-type="float" office:value="179.1221618652" calcext:value-type="float">
            <text:p>179.1221618652</text:p>
          </table:table-cell>
          <table:table-cell office:value-type="float" office:value="-0.1511934638" calcext:value-type="float">
            <text:p>-0.15119346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9287" calcext:value-type="float">
            <text:p>0.00469287</text:p>
          </table:table-cell>
          <table:table-cell office:value-type="float" office:value="0.00625013" calcext:value-type="float">
            <text:p>0.00625013</text:p>
          </table:table-cell>
          <table:table-cell office:value-type="float" office:value="-0.0001355258" calcext:value-type="float">
            <text:p>-0.0001355258</text:p>
          </table:table-cell>
          <table:table-cell office:value-type="float" office:value="1753" calcext:value-type="float">
            <text:p>1753</text:p>
          </table:table-cell>
          <table:table-cell table:formula="of:=[.D1480]*100" office:value-type="float" office:value="0.12429857" calcext:value-type="float">
            <text:p>0.12429857</text:p>
          </table:table-cell>
          <table:table-cell table:formula="of:=[.E1480]*100" office:value-type="float" office:value="0.469287" calcext:value-type="float">
            <text:p>0.469287</text:p>
          </table:table-cell>
        </table:table-row>
        <table:table-row table:style-name="ro1">
          <table:table-cell office:value-type="float" office:value="87.82" calcext:value-type="float">
            <text:p>87.82</text:p>
          </table:table-cell>
          <table:table-cell office:value-type="float" office:value="179.1165618896" calcext:value-type="float">
            <text:p>179.1165618896</text:p>
          </table:table-cell>
          <table:table-cell office:value-type="float" office:value="-0.1644802538" calcext:value-type="float">
            <text:p>-0.164480253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3716" calcext:value-type="float">
            <text:p>0.00463716</text:p>
          </table:table-cell>
          <table:table-cell office:value-type="float" office:value="0.00625056" calcext:value-type="float">
            <text:p>0.00625056</text:p>
          </table:table-cell>
          <table:table-cell office:value-type="float" office:value="-0.0000175462" calcext:value-type="float">
            <text:p>-1.75462E-05</text:p>
          </table:table-cell>
          <table:table-cell office:value-type="float" office:value="1754" calcext:value-type="float">
            <text:p>1754</text:p>
          </table:table-cell>
          <table:table-cell table:formula="of:=[.D1481]*100" office:value-type="float" office:value="0.12429857" calcext:value-type="float">
            <text:p>0.12429857</text:p>
          </table:table-cell>
          <table:table-cell table:formula="of:=[.E1481]*100" office:value-type="float" office:value="0.463716" calcext:value-type="float">
            <text:p>0.463716</text:p>
          </table:table-cell>
        </table:table-row>
        <table:table-row table:style-name="ro1">
          <table:table-cell office:value-type="float" office:value="87.87" calcext:value-type="float">
            <text:p>87.87</text:p>
          </table:table-cell>
          <table:table-cell office:value-type="float" office:value="179.1293334961" calcext:value-type="float">
            <text:p>179.1293334961</text:p>
          </table:table-cell>
          <table:table-cell office:value-type="float" office:value="-0.1895776259" calcext:value-type="float">
            <text:p>-0.189577625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6732" calcext:value-type="float">
            <text:p>0.00476732</text:p>
          </table:table-cell>
          <table:table-cell office:value-type="float" office:value="0.00625056" calcext:value-type="float">
            <text:p>0.00625056</text:p>
          </table:table-cell>
          <table:table-cell office:value-type="float" office:value="0.0000525229" calcext:value-type="float">
            <text:p>5.25229E-05</text:p>
          </table:table-cell>
          <table:table-cell office:value-type="float" office:value="1755" calcext:value-type="float">
            <text:p>1755</text:p>
          </table:table-cell>
          <table:table-cell table:formula="of:=[.D1482]*100" office:value-type="float" office:value="0.12429857" calcext:value-type="float">
            <text:p>0.12429857</text:p>
          </table:table-cell>
          <table:table-cell table:formula="of:=[.E1482]*100" office:value-type="float" office:value="0.476732" calcext:value-type="float">
            <text:p>0.476732</text:p>
          </table:table-cell>
        </table:table-row>
        <table:table-row table:style-name="ro1">
          <table:table-cell office:value-type="float" office:value="87.92" calcext:value-type="float">
            <text:p>87.92</text:p>
          </table:table-cell>
          <table:table-cell office:value-type="float" office:value="179.1285247803" calcext:value-type="float">
            <text:p>179.1285247803</text:p>
          </table:table-cell>
          <table:table-cell office:value-type="float" office:value="-0.190007275" calcext:value-type="float">
            <text:p>-0.190007275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85687" calcext:value-type="float">
            <text:p>0.00485687</text:p>
          </table:table-cell>
          <table:table-cell office:value-type="float" office:value="0.00632957" calcext:value-type="float">
            <text:p>0.00632957</text:p>
          </table:table-cell>
          <table:table-cell office:value-type="float" office:value="-0.0000145392" calcext:value-type="float">
            <text:p>-1.45392E-05</text:p>
          </table:table-cell>
          <table:table-cell office:value-type="float" office:value="1756" calcext:value-type="float">
            <text:p>1756</text:p>
          </table:table-cell>
          <table:table-cell table:formula="of:=[.D1483]*100" office:value-type="float" office:value="0.12429857" calcext:value-type="float">
            <text:p>0.12429857</text:p>
          </table:table-cell>
          <table:table-cell table:formula="of:=[.E1483]*100" office:value-type="float" office:value="0.485687" calcext:value-type="float">
            <text:p>0.485687</text:p>
          </table:table-cell>
        </table:table-row>
        <table:table-row table:style-name="ro1">
          <table:table-cell office:value-type="float" office:value="87.97" calcext:value-type="float">
            <text:p>87.97</text:p>
          </table:table-cell>
          <table:table-cell office:value-type="float" office:value="179.1162414551" calcext:value-type="float">
            <text:p>179.1162414551</text:p>
          </table:table-cell>
          <table:table-cell office:value-type="float" office:value="-0.1944009919" calcext:value-type="float">
            <text:p>-0.194400991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4581" calcext:value-type="float">
            <text:p>0.00494581</text:p>
          </table:table-cell>
          <table:table-cell office:value-type="float" office:value="0.00632957" calcext:value-type="float">
            <text:p>0.00632957</text:p>
          </table:table-cell>
          <table:table-cell office:value-type="float" office:value="0.0000438008" calcext:value-type="float">
            <text:p>4.38008E-05</text:p>
          </table:table-cell>
          <table:table-cell office:value-type="float" office:value="1757" calcext:value-type="float">
            <text:p>1757</text:p>
          </table:table-cell>
          <table:table-cell table:formula="of:=[.D1484]*100" office:value-type="float" office:value="0.12429857" calcext:value-type="float">
            <text:p>0.12429857</text:p>
          </table:table-cell>
          <table:table-cell table:formula="of:=[.E1484]*100" office:value-type="float" office:value="0.494581" calcext:value-type="float">
            <text:p>0.494581</text:p>
          </table:table-cell>
        </table:table-row>
        <table:table-row table:style-name="ro1">
          <table:table-cell office:value-type="float" office:value="88.02" calcext:value-type="float">
            <text:p>88.02</text:p>
          </table:table-cell>
          <table:table-cell office:value-type="float" office:value="179.1110992432" calcext:value-type="float">
            <text:p>179.1110992432</text:p>
          </table:table-cell>
          <table:table-cell office:value-type="float" office:value="-0.1909412261" calcext:value-type="float">
            <text:p>-0.1909412261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640373" calcext:value-type="float">
            <text:p>0.00640373</text:p>
          </table:table-cell>
          <table:table-cell office:value-type="float" office:value="-0.0000050472" calcext:value-type="float">
            <text:p>-5.0472E-06</text:p>
          </table:table-cell>
          <table:table-cell office:value-type="float" office:value="1758" calcext:value-type="float">
            <text:p>1758</text:p>
          </table:table-cell>
          <table:table-cell table:formula="of:=[.D1485]*100" office:value-type="float" office:value="0.12429857" calcext:value-type="float">
            <text:p>0.12429857</text:p>
          </table:table-cell>
          <table:table-cell table:formula="of:=[.E1485]*100" office:value-type="float" office:value="0.4982" calcext:value-type="float">
            <text:p>0.4982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179.105178833" calcext:value-type="float">
            <text:p>179.105178833</text:p>
          </table:table-cell>
          <table:table-cell office:value-type="float" office:value="-0.1470342802" calcext:value-type="float">
            <text:p>-0.147034280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71349" calcext:value-type="float">
            <text:p>0.00471349</text:p>
          </table:table-cell>
          <table:table-cell office:value-type="float" office:value="0.00643436" calcext:value-type="float">
            <text:p>0.00643436</text:p>
          </table:table-cell>
          <table:table-cell office:value-type="float" office:value="-0.0000868983" calcext:value-type="float">
            <text:p>-8.68983E-05</text:p>
          </table:table-cell>
          <table:table-cell office:value-type="float" office:value="1759" calcext:value-type="float">
            <text:p>1759</text:p>
          </table:table-cell>
          <table:table-cell table:formula="of:=[.D1486]*100" office:value-type="float" office:value="0.12429857" calcext:value-type="float">
            <text:p>0.12429857</text:p>
          </table:table-cell>
          <table:table-cell table:formula="of:=[.E1486]*100" office:value-type="float" office:value="0.471349" calcext:value-type="float">
            <text:p>0.471349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179.0994415283" calcext:value-type="float">
            <text:p>179.0994415283</text:p>
          </table:table-cell>
          <table:table-cell office:value-type="float" office:value="-0.1682652512" calcext:value-type="float">
            <text:p>-0.168265251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67612" calcext:value-type="float">
            <text:p>0.00467612</text:p>
          </table:table-cell>
          <table:table-cell office:value-type="float" office:value="0.00643436" calcext:value-type="float">
            <text:p>0.00643436</text:p>
          </table:table-cell>
          <table:table-cell office:value-type="float" office:value="-0.0000510325" calcext:value-type="float">
            <text:p>-5.10325E-05</text:p>
          </table:table-cell>
          <table:table-cell office:value-type="float" office:value="1760" calcext:value-type="float">
            <text:p>1760</text:p>
          </table:table-cell>
          <table:table-cell table:formula="of:=[.D1487]*100" office:value-type="float" office:value="0.12429857" calcext:value-type="float">
            <text:p>0.12429857</text:p>
          </table:table-cell>
          <table:table-cell table:formula="of:=[.E1487]*100" office:value-type="float" office:value="0.467612" calcext:value-type="float">
            <text:p>0.467612</text:p>
          </table:table-cell>
        </table:table-row>
        <table:table-row table:style-name="ro1">
          <table:table-cell office:value-type="float" office:value="88.17" calcext:value-type="float">
            <text:p>88.17</text:p>
          </table:table-cell>
          <table:table-cell office:value-type="float" office:value="179.1035766602" calcext:value-type="float">
            <text:p>179.1035766602</text:p>
          </table:table-cell>
          <table:table-cell office:value-type="float" office:value="-0.1569742908" calcext:value-type="float">
            <text:p>-0.1569742908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57598" calcext:value-type="float">
            <text:p>0.00457598</text:p>
          </table:table-cell>
          <table:table-cell office:value-type="float" office:value="0.0065527" calcext:value-type="float">
            <text:p>0.0065527</text:p>
          </table:table-cell>
          <table:table-cell office:value-type="float" office:value="-0.0000866083" calcext:value-type="float">
            <text:p>-8.66083E-05</text:p>
          </table:table-cell>
          <table:table-cell office:value-type="float" office:value="1761" calcext:value-type="float">
            <text:p>1761</text:p>
          </table:table-cell>
          <table:table-cell table:formula="of:=[.D1488]*100" office:value-type="float" office:value="0.12429857" calcext:value-type="float">
            <text:p>0.12429857</text:p>
          </table:table-cell>
          <table:table-cell table:formula="of:=[.E1488]*100" office:value-type="float" office:value="0.457598" calcext:value-type="float">
            <text:p>0.457598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179.1009979248" calcext:value-type="float">
            <text:p>179.1009979248</text:p>
          </table:table-cell>
          <table:table-cell office:value-type="float" office:value="-0.1428498826" calcext:value-type="float">
            <text:p>-0.1428498826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1515" calcext:value-type="float">
            <text:p>0.00441515</text:p>
          </table:table-cell>
          <table:table-cell office:value-type="float" office:value="0.0065527" calcext:value-type="float">
            <text:p>0.0065527</text:p>
          </table:table-cell>
          <table:table-cell office:value-type="float" office:value="0.0000440963" calcext:value-type="float">
            <text:p>4.40963E-05</text:p>
          </table:table-cell>
          <table:table-cell office:value-type="float" office:value="1762" calcext:value-type="float">
            <text:p>1762</text:p>
          </table:table-cell>
          <table:table-cell table:formula="of:=[.D1489]*100" office:value-type="float" office:value="0.12429857" calcext:value-type="float">
            <text:p>0.12429857</text:p>
          </table:table-cell>
          <table:table-cell table:formula="of:=[.E1489]*100" office:value-type="float" office:value="0.441515" calcext:value-type="float">
            <text:p>0.441515</text:p>
          </table:table-cell>
        </table:table-row>
        <table:table-row table:style-name="ro1">
          <table:table-cell office:value-type="float" office:value="88.27" calcext:value-type="float">
            <text:p>88.27</text:p>
          </table:table-cell>
          <table:table-cell office:value-type="float" office:value="179.1000976562" calcext:value-type="float">
            <text:p>179.1000976562</text:p>
          </table:table-cell>
          <table:table-cell office:value-type="float" office:value="-0.1614039532" calcext:value-type="float">
            <text:p>-0.1614039532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3167" calcext:value-type="float">
            <text:p>0.00443167</text:p>
          </table:table-cell>
          <table:table-cell office:value-type="float" office:value="0.00663075" calcext:value-type="float">
            <text:p>0.00663075</text:p>
          </table:table-cell>
          <table:table-cell office:value-type="float" office:value="-0.0000690786" calcext:value-type="float">
            <text:p>-6.90786E-05</text:p>
          </table:table-cell>
          <table:table-cell office:value-type="float" office:value="1763" calcext:value-type="float">
            <text:p>1763</text:p>
          </table:table-cell>
          <table:table-cell table:formula="of:=[.D1490]*100" office:value-type="float" office:value="0.12429857" calcext:value-type="float">
            <text:p>0.12429857</text:p>
          </table:table-cell>
          <table:table-cell table:formula="of:=[.E1490]*100" office:value-type="float" office:value="0.443167" calcext:value-type="float">
            <text:p>0.443167</text:p>
          </table:table-cell>
        </table:table-row>
        <table:table-row table:style-name="ro1">
          <table:table-cell office:value-type="float" office:value="88.32" calcext:value-type="float">
            <text:p>88.32</text:p>
          </table:table-cell>
          <table:table-cell office:value-type="float" office:value="179.1025390625" calcext:value-type="float">
            <text:p>179.1025390625</text:p>
          </table:table-cell>
          <table:table-cell office:value-type="float" office:value="-0.1462249299" calcext:value-type="float">
            <text:p>-0.1462249299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34151" calcext:value-type="float">
            <text:p>0.00434151</text:p>
          </table:table-cell>
          <table:table-cell office:value-type="float" office:value="0.00666771" calcext:value-type="float">
            <text:p>0.00666771</text:p>
          </table:table-cell>
          <table:table-cell office:value-type="float" office:value="-0.0000702302" calcext:value-type="float">
            <text:p>-7.02302E-05</text:p>
          </table:table-cell>
          <table:table-cell office:value-type="float" office:value="1764" calcext:value-type="float">
            <text:p>1764</text:p>
          </table:table-cell>
          <table:table-cell table:formula="of:=[.D1491]*100" office:value-type="float" office:value="0.12429857" calcext:value-type="float">
            <text:p>0.12429857</text:p>
          </table:table-cell>
          <table:table-cell table:formula="of:=[.E1491]*100" office:value-type="float" office:value="0.434151" calcext:value-type="float">
            <text:p>0.434151</text:p>
          </table:table-cell>
        </table:table-row>
        <table:table-row table:style-name="ro1">
          <table:table-cell office:value-type="float" office:value="88.37" calcext:value-type="float">
            <text:p>88.37</text:p>
          </table:table-cell>
          <table:table-cell office:value-type="float" office:value="179.104019165" calcext:value-type="float">
            <text:p>179.104019165</text:p>
          </table:table-cell>
          <table:table-cell office:value-type="float" office:value="-0.1402357253" calcext:value-type="float">
            <text:p>-0.1402357253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24154" calcext:value-type="float">
            <text:p>0.00424154</text:p>
          </table:table-cell>
          <table:table-cell office:value-type="float" office:value="0.00666771" calcext:value-type="float">
            <text:p>0.00666771</text:p>
          </table:table-cell>
          <table:table-cell office:value-type="float" office:value="-0.0000889559" calcext:value-type="float">
            <text:p>-8.89559E-05</text:p>
          </table:table-cell>
          <table:table-cell office:value-type="float" office:value="1765" calcext:value-type="float">
            <text:p>1765</text:p>
          </table:table-cell>
          <table:table-cell table:formula="of:=[.D1492]*100" office:value-type="float" office:value="0.12429857" calcext:value-type="float">
            <text:p>0.12429857</text:p>
          </table:table-cell>
          <table:table-cell table:formula="of:=[.E1492]*100" office:value-type="float" office:value="0.424154" calcext:value-type="float">
            <text:p>0.424154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179.1060791016" calcext:value-type="float">
            <text:p>179.1060791016</text:p>
          </table:table-cell>
          <table:table-cell office:value-type="float" office:value="-0.1845430327" calcext:value-type="float">
            <text:p>-0.1845430327</text:p>
          </table:table-cell>
          <table:table-cell office:value-type="float" office:value="0.0012429857" calcext:value-type="float">
            <text:p>0.0012429857</text:p>
          </table:table-cell>
          <table:table-cell office:value-type="float" office:value="0.00447023" calcext:value-type="float">
            <text:p>0.00447023</text:p>
          </table:table-cell>
          <table:table-cell office:value-type="float" office:value="0.00676484" calcext:value-type="float">
            <text:p>0.00676484</text:p>
          </table:table-cell>
          <table:table-cell office:value-type="float" office:value="0.0000398808" calcext:value-type="float">
            <text:p>3.98808E-05</text:p>
          </table:table-cell>
          <table:table-cell office:value-type="float" office:value="1766" calcext:value-type="float">
            <text:p>1766</text:p>
          </table:table-cell>
          <table:table-cell table:formula="of:=[.D1493]*100" office:value-type="float" office:value="0.12429857" calcext:value-type="float">
            <text:p>0.12429857</text:p>
          </table:table-cell>
          <table:table-cell table:formula="of:=[.E1493]*100" office:value-type="float" office:value="0.447023" calcext:value-type="float">
            <text:p>0.447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4:05:02.492672404</dc:date>
    <meta:editing-duration>PT7M35S</meta:editing-duration>
    <meta:editing-cycles>1</meta:editing-cycles>
    <meta:document-statistic meta:table-count="1" meta:cell-count="149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79cm" svg:height="16.55cm" xlink:href=".." xlink:type="simple" chart:class="chart:line" chart:style-name="ch1">
        <chart:legend chart:legend-position="end" svg:x="29.942cm" svg:y="7.478cm" style:legend-expansion="high" chart:style-name="ch2"/>
        <chart:plot-area chart:style-name="ch3" table:cell-range-address="test6.C1:test6.C1493 test6.I1:test6.J1493" chart:data-source-has-labels="row" svg:x="0.677cm" svg:y="0.331cm" svg:width="28.588cm" svg:height="15.888cm">
          <chartooo:coordinate-region svg:x="1.219cm" svg:y="0.53cm" svg:width="28.046cm" svg:height="15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6.C2:test6.C1493" chart:label-cell-address="test6.C1:test6.C1" chart:class="chart:line">
            <chart:data-point chart:repeated="1492"/>
          </chart:series>
          <chart:series chart:style-name="ch7" chart:values-cell-range-address="test6.I2:test6.I1493" chart:label-cell-address="test6.I1:test6.I1" chart:class="chart:line">
            <chart:data-point chart:repeated="1492"/>
          </chart:series>
          <chart:series chart:style-name="ch8" chart:values-cell-range-address="test6.J2:test6.J1493" chart:label-cell-address="test6.J1:test6.J1" chart:class="chart:line">
            <chart:data-point chart:repeated="14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6.C1:test6.C1</svg:desc>
                </draw:g>
              </table:table-cell>
              <table:table-cell office:value-type="string">
                <text:p>ref_cm</text:p>
                <draw:g>
                  <svg:desc>test6.I1:test6.I1</svg:desc>
                </draw:g>
              </table:table-cell>
              <table:table-cell office:value-type="string">
                <text:p>imu_cm</text:p>
                <draw:g>
                  <svg:desc>test6.J1:test6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64640704">
                <text:p>0.1264640704</text:p>
                <draw:g>
                  <svg:desc>test6.C2:test6.C1493</svg:desc>
                </draw:g>
              </table:table-cell>
              <table:table-cell office:value-type="float" office:value="0.12429857">
                <text:p>0.12429857</text:p>
                <draw:g>
                  <svg:desc>test6.I2:test6.I1493</svg:desc>
                </draw:g>
              </table:table-cell>
              <table:table-cell office:value-type="float" office:value="0.124299">
                <text:p>0.124299</text:p>
                <draw:g>
                  <svg:desc>test6.J2:test6.J1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4736138">
                <text:p>0.10547361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54006">
                <text:p>0.054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48956342">
                <text:p>0.07489563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7562">
                <text:p>0.027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3645399">
                <text:p>0.07036453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12967">
                <text:p>0.012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2968463">
                <text:p>0.02929684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30615">
                <text:p>0.030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7481769">
                <text:p>0.05674817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4075">
                <text:p>0.024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297326">
                <text:p>0.0502973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4018">
                <text:p>0.024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0995459">
                <text:p>0.07609954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67216959">
                <text:p>0.06672169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01555">
                <text:p>0.001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2928181">
                <text:p>0.07629281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08307">
                <text:p>-0.008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7254731">
                <text:p>0.16072547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71146">
                <text:p>-0.071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0737833">
                <text:p>0.06607378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49924">
                <text:p>-0.049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71794586">
                <text:p>0.06717945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6524">
                <text:p>-0.036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2606686">
                <text:p>0.14426066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78969">
                <text:p>-0.078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0188953">
                <text:p>0.11401889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7088">
                <text:p>-0.087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5847307">
                <text:p>0.09558473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021">
                <text:p>-0.08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3135871">
                <text:p>0.1431358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07319">
                <text:p>-0.107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07969254">
                <text:p>0.08079692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3831">
                <text:p>-0.083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23320171">
                <text:p>0.10233201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2538">
                <text:p>-0.082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08270337">
                <text:p>0.08082703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67344">
                <text:p>-0.067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83246578">
                <text:p>0.10832465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75549">
                <text:p>-0.075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4302673">
                <text:p>0.1443026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04992">
                <text:p>-0.104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82634126">
                <text:p>0.07826341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0593">
                <text:p>-0.080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21267114">
                <text:p>0.07212671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6025">
                <text:p>-0.06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9743521">
                <text:p>0.02897435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7941">
                <text:p>-0.017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0423668">
                <text:p>0.07004236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7128">
                <text:p>-0.017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39281874">
                <text:p>0.05392818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05848">
                <text:p>-0.005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16950046">
                <text:p>0.10169500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0167">
                <text:p>-0.030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1848907">
                <text:p>0.07618489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9366">
                <text:p>-0.0293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0014447">
                <text:p>0.12000144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8033">
                <text:p>-0.058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59337732">
                <text:p>0.05593377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4432">
                <text:p>-0.034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6198883">
                <text:p>0.08261988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5613262">
                <text:p>0.09656132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47161">
                <text:p>-0.047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14894432">
                <text:p>0.08148944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4422">
                <text:p>-0.04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65633905">
                <text:p>0.12656339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72301">
                <text:p>-0.072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86750159">
                <text:p>0.07867501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9091">
                <text:p>-0.059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7332029">
                <text:p>0.08173320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233">
                <text:p>-0.05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54968452">
                <text:p>0.03549684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7013">
                <text:p>-0.017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28613517">
                <text:p>0.08286135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5053">
                <text:p>-0.025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8478727">
                <text:p>0.03784787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0041">
                <text:p>-0.00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85559414">
                <text:p>-0.0585559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80253">
                <text:p>0.080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64956225">
                <text:p>-0.00649562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99289">
                <text:p>0.099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89357261">
                <text:p>-0.02893572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6923">
                <text:p>0.12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1686519">
                <text:p>-0.0816865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80486">
                <text:p>0.180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717201446">
                <text:p>-0.07172014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09523">
                <text:p>0.209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71948616">
                <text:p>-0.06719486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5849">
                <text:p>0.225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46886335">
                <text:p>-0.0746886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1719">
                <text:p>0.241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886588181">
                <text:p>-0.08865881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16">
                <text:p>0.2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69225097">
                <text:p>-0.09692250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035">
                <text:p>0.28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80784781">
                <text:p>-0.04807847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0288">
                <text:p>0.26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678654408">
                <text:p>-0.06786544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0111">
                <text:p>0.260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0460188">
                <text:p>-0.104601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4476">
                <text:p>0.284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796180397">
                <text:p>-0.07961803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4056">
                <text:p>0.284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164541012">
                <text:p>-0.11645410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8325">
                <text:p>0.308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020787724">
                <text:p>-0.10207877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491">
                <text:p>0.31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531107325">
                <text:p>-0.15311073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3307">
                <text:p>0.353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044778518">
                <text:p>-0.10447785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6472">
                <text:p>0.346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561441451">
                <text:p>-0.15614414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6352">
                <text:p>0.376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446694809">
                <text:p>-0.14466948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8609">
                <text:p>0.388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658199179">
                <text:p>-0.16581991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0868">
                <text:p>0.410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780815114">
                <text:p>-0.17808151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3867">
                <text:p>0.433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700991053">
                <text:p>-0.17009910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3867">
                <text:p>0.443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023324935">
                <text:p>-0.20233249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01">
                <text:p>0.47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829482679">
                <text:p>-0.18294826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7838">
                <text:p>0.477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355072323">
                <text:p>-0.23550723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6748">
                <text:p>0.516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767918275">
                <text:p>-0.17679182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3535">
                <text:p>0.503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213172755">
                <text:p>-0.22131727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4408">
                <text:p>0.524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329620038">
                <text:p>-0.13296200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9428">
                <text:p>0.479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2691461">
                <text:p>-0.232691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593">
                <text:p>0.51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34985059">
                <text:p>-0.10349850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4145">
                <text:p>0.454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15419122">
                <text:p>-0.10154191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1685">
                <text:p>0.4116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362441453">
                <text:p>-0.13624414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529">
                <text:p>0.406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99034143">
                <text:p>-0.10990341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554">
                <text:p>0.38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839805564">
                <text:p>-0.08398055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283">
                <text:p>0.354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8384065">
                <text:p>-0.0983840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3061">
                <text:p>0.343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332149456">
                <text:p>-0.13321494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8799">
                <text:p>0.358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129324144">
                <text:p>-0.11293241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5765">
                <text:p>0.355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460389992">
                <text:p>-0.1460389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5808">
                <text:p>0.375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375130323">
                <text:p>-0.13751303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3477">
                <text:p>0.383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638171131">
                <text:p>-0.16381711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115">
                <text:p>0.406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839656935">
                <text:p>-0.18396569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623">
                <text:p>0.4346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836397">
                <text:p>-0.1898363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524">
                <text:p>0.457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360657749">
                <text:p>-0.13606577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6944">
                <text:p>0.436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322507674">
                <text:p>-0.13225076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0693">
                <text:p>0.42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226257977">
                <text:p>-0.22262579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0098">
                <text:p>0.470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963324064">
                <text:p>-0.19633240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484">
                <text:p>0.485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273226926">
                <text:p>-0.22732269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6386">
                <text:p>0.516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69785455">
                <text:p>-0.18697854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0084">
                <text:p>0.5100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81503672">
                <text:p>-0.1815036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2236">
                <text:p>0.502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945600449">
                <text:p>-0.19456004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5711">
                <text:p>0.505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811432112">
                <text:p>-0.18114321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9083">
                <text:p>0.4990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707716173">
                <text:p>-0.17077161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7757">
                <text:p>0.487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648182625">
                <text:p>-0.16481826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6244">
                <text:p>0.476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885240215">
                <text:p>-0.18852402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4374">
                <text:p>0.484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27588438">
                <text:p>-0.16275884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619">
                <text:p>0.472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412173368">
                <text:p>-0.24121733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7077">
                <text:p>0.517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292882991">
                <text:p>-0.22928829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874">
                <text:p>0.53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44534694">
                <text:p>-0.29445346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66">
                <text:p>0.59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533012265">
                <text:p>-0.25330122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7715">
                <text:p>0.607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006288892">
                <text:p>-0.30062888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666">
                <text:p>0.646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431822345">
                <text:p>-0.24318223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317">
                <text:p>0.6343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412081937">
                <text:p>-0.24120819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478">
                <text:p>0.62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637005743">
                <text:p>-0.26370057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3416">
                <text:p>0.633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098558613">
                <text:p>-0.30985586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9929">
                <text:p>0.6699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054572521">
                <text:p>-0.30545725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132">
                <text:p>0.69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660772957">
                <text:p>-0.26607729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9324">
                <text:p>0.679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698872954">
                <text:p>-0.36988729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0516">
                <text:p>0.7405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640760844">
                <text:p>-0.36407608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77405">
                <text:p>0.777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656958094">
                <text:p>-0.36569580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03056">
                <text:p>0.803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446040709">
                <text:p>-0.24460407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9442">
                <text:p>0.739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991888936">
                <text:p>-0.29918889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3445">
                <text:p>0.733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786785525">
                <text:p>-0.27867855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5782">
                <text:p>0.71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765350394">
                <text:p>-0.27653503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2587">
                <text:p>0.702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67514568">
                <text:p>-0.2675145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7787">
                <text:p>0.687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235096092">
                <text:p>-0.12350960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1957">
                <text:p>0.581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237751951">
                <text:p>-0.12377519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1639">
                <text:p>0.5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300157833">
                <text:p>-0.13001578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8959">
                <text:p>0.4689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97537834">
                <text:p>-0.1975378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529">
                <text:p>0.485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2781082091">
                <text:p>-0.27810820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0262">
                <text:p>0.5502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259111605">
                <text:p>-0.12591116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195">
                <text:p>0.49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667498189">
                <text:p>-0.16674981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0325">
                <text:p>0.4803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021721143">
                <text:p>-0.20217211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6188">
                <text:p>0.496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00581838">
                <text:p>-0.2000581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5346">
                <text:p>0.505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04962055">
                <text:p>-0.24049620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8396">
                <text:p>0.538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158105331">
                <text:p>-0.21581053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3959">
                <text:p>0.5439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07694064">
                <text:p>-0.2076940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2256">
                <text:p>0.542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976476412">
                <text:p>-0.19764764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4426">
                <text:p>0.534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510893958">
                <text:p>-0.15108939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8182">
                <text:p>0.498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376120918">
                <text:p>-0.13761209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5057">
                <text:p>0.4650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924382466">
                <text:p>-0.19243824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9531">
                <text:p>0.479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292004875">
                <text:p>-0.22920048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3672">
                <text:p>0.513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401681145">
                <text:p>-0.14016811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7079">
                <text:p>0.477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294552375">
                <text:p>-0.12945523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5564">
                <text:p>0.445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393173024">
                <text:p>-0.13931730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1145">
                <text:p>0.4311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898712765">
                <text:p>-0.08987127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8586">
                <text:p>0.388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806815194">
                <text:p>-0.18068151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0758">
                <text:p>0.4207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79263609">
                <text:p>-0.02792636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0385">
                <text:p>0.340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8346661">
                <text:p>-0.00083466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8792">
                <text:p>0.268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24216186">
                <text:p>-0.02242161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549">
                <text:p>0.23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496770581">
                <text:p>-0.14967705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8116">
                <text:p>0.298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40792044">
                <text:p>-0.10407920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9443">
                <text:p>0.3094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827407176">
                <text:p>-0.08274071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2768">
                <text:p>0.302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028075466">
                <text:p>-0.10280754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1694">
                <text:p>0.3116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156002178">
                <text:p>-0.21560021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2811">
                <text:p>0.392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827172855">
                <text:p>-0.18271728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928">
                <text:p>0.424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917566538">
                <text:p>-0.19175665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2347">
                <text:p>0.452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884082987">
                <text:p>-0.18840829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8379">
                <text:p>0.4683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434113708">
                <text:p>-0.14341137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07">
                <text:p>0.44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556080498">
                <text:p>-0.05560804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7692">
                <text:p>0.3776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793719723">
                <text:p>-0.17937197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2628">
                <text:p>0.4126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513631234">
                <text:p>-0.15136312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7233">
                <text:p>0.417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253372991">
                <text:p>-0.22533729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9601">
                <text:p>0.469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882953563">
                <text:p>-0.18829535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9797">
                <text:p>0.479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633254405">
                <text:p>-0.16332544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9947">
                <text:p>0.469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778147419">
                <text:p>-0.17781474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3043">
                <text:p>0.473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485515681">
                <text:p>-0.14855156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5602">
                <text:p>0.455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272164032">
                <text:p>-0.12721640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9766">
                <text:p>0.4297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641815758">
                <text:p>-0.16418157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7192">
                <text:p>0.437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784370975">
                <text:p>-0.17843709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1639">
                <text:p>0.4516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706653316">
                <text:p>-0.17066533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6083">
                <text:p>0.4560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963567226">
                <text:p>-0.19635672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6165">
                <text:p>0.4761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432663839">
                <text:p>-0.24326638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0804">
                <text:p>0.520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606180816">
                <text:p>-0.26061808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2103">
                <text:p>0.562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44033933">
                <text:p>-0.1440339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1916">
                <text:p>0.511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059483858">
                <text:p>-0.20594838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9748">
                <text:p>0.5197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28829329">
                <text:p>-0.09288293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613">
                <text:p>0.449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396792472">
                <text:p>-0.13967924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083">
                <text:p>0.434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436937521">
                <text:p>-0.14369375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6413">
                <text:p>0.426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874935554">
                <text:p>-0.18749355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495">
                <text:p>0.450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373941391">
                <text:p>-0.13739413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3147">
                <text:p>0.4331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361573132">
                <text:p>-0.13615731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0767">
                <text:p>0.4207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275390013">
                <text:p>-0.12753900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777">
                <text:p>0.406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247032969">
                <text:p>-0.12470329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5569">
                <text:p>0.395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348645462">
                <text:p>-0.03486454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823">
                <text:p>0.328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309891838">
                <text:p>-0.1309891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7437">
                <text:p>0.3474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84952118">
                <text:p>-0.07849521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5246">
                <text:p>0.325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316801113">
                <text:p>-0.13168011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5909">
                <text:p>0.345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264039016">
                <text:p>-0.12640390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6157">
                <text:p>0.356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126922743">
                <text:p>-0.11269227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3845">
                <text:p>0.353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985420296">
                <text:p>-0.09854202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2875">
                <text:p>0.342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01396772">
                <text:p>-0.10013967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6632">
                <text:p>0.3366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542644779">
                <text:p>-0.05426447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1901">
                <text:p>0.3019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03376507">
                <text:p>-0.09033765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2806">
                <text:p>0.302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6013663">
                <text:p>-0.0860136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0528">
                <text:p>0.300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890134165">
                <text:p>-0.08901341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101">
                <text:p>0.301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053247773">
                <text:p>-0.10532477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2201">
                <text:p>0.3122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959333573">
                <text:p>-0.09593335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3397">
                <text:p>0.3133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62773958">
                <text:p>-0.09627739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4422">
                <text:p>0.314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899658647">
                <text:p>-0.08996586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09">
                <text:p>0.3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951075122">
                <text:p>-0.09510751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1979">
                <text:p>0.3119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370187887">
                <text:p>-0.03701878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3986">
                <text:p>0.273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31953118">
                <text:p>-0.04319531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2794">
                <text:p>0.2527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79841037">
                <text:p>-0.02798410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8541">
                <text:p>0.228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011966298">
                <text:p>-0.10119662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1177">
                <text:p>0.2611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970555861">
                <text:p>-0.09705558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0157">
                <text:p>0.280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195357259">
                <text:p>-0.11953572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7782">
                <text:p>0.3077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439817809">
                <text:p>-0.14398178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2475">
                <text:p>0.342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628236292">
                <text:p>-0.16282362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141">
                <text:p>0.378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682848118">
                <text:p>-0.06828481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8894">
                <text:p>0.3388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416834221">
                <text:p>-0.14168342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1667">
                <text:p>0.361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22312082">
                <text:p>-0.1223120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3927">
                <text:p>0.3639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600655194">
                <text:p>-0.16006551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0592">
                <text:p>0.3905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37399733">
                <text:p>-0.1373997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3249">
                <text:p>0.3932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528345957">
                <text:p>-0.15283459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5305">
                <text:p>0.405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528080367">
                <text:p>-0.15280803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3318">
                <text:p>0.413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014268673">
                <text:p>-0.20142686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1058">
                <text:p>0.451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238068296">
                <text:p>-0.12380682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467">
                <text:p>0.424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220260445">
                <text:p>-0.12202604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5568">
                <text:p>0.4055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793927464">
                <text:p>-0.17939274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121">
                <text:p>0.43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718998355">
                <text:p>-0.17189983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3298">
                <text:p>0.443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797827451">
                <text:p>-0.17978274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6603">
                <text:p>0.4566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784472547">
                <text:p>-0.17844725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4575">
                <text:p>0.4645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31347727">
                <text:p>-0.1313477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8497">
                <text:p>0.4384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640868046">
                <text:p>-0.16408680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2944">
                <text:p>0.4429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655225839">
                <text:p>-0.16552258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6864">
                <text:p>0.446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58043235">
                <text:p>-0.1580432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449">
                <text:p>0.444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786850043">
                <text:p>-0.17868500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6665">
                <text:p>0.456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012823316">
                <text:p>-0.20128233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9835">
                <text:p>0.4798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901717349">
                <text:p>-0.19017173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7865">
                <text:p>0.487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203231345">
                <text:p>-0.22032313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3307">
                <text:p>0.5133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750669333">
                <text:p>-0.27506693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6738">
                <text:p>0.5667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003932719">
                <text:p>-0.30039327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9208">
                <text:p>0.6192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182323214">
                <text:p>-0.31823232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6048">
                <text:p>0.666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51202717">
                <text:p>-0.3512027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9221">
                <text:p>0.7192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982334348">
                <text:p>-0.39823343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85984">
                <text:p>0.785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713841541">
                <text:p>-0.37138415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12561">
                <text:p>0.8125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031615404">
                <text:p>-0.40316154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1443">
                <text:p>0.8514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3581609">
                <text:p>-0.435816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99105">
                <text:p>0.8991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888362145">
                <text:p>-0.48883621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6188">
                <text:p>0.9661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4202802586">
                <text:p>-0.42028025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5184">
                <text:p>0.965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5112290527">
                <text:p>-0.51122905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25128">
                <text:p>1.0251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5441611872">
                <text:p>-0.54416118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87004">
                <text:p>1.087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5850708543">
                <text:p>-0.58507085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55485">
                <text:p>1.155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811896736">
                <text:p>-0.58118967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98514">
                <text:p>1.1985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801665335">
                <text:p>-0.5801665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26495">
                <text:p>1.2264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6032011509">
                <text:p>-0.60320115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60484">
                <text:p>1.260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448280122">
                <text:p>-0.64482801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10867">
                <text:p>1.310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6877787861">
                <text:p>-0.68777878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73051">
                <text:p>1.3730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6653808993">
                <text:p>-0.66538089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99546">
                <text:p>1.3995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6672855789">
                <text:p>-0.66728557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18464">
                <text:p>1.418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889942349">
                <text:p>-0.68899423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45533">
                <text:p>1.4455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388159077">
                <text:p>-0.73881590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96768">
                <text:p>1.4967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937451189">
                <text:p>-0.79374511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67503">
                <text:p>1.567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151001776">
                <text:p>-0.81510017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28852">
                <text:p>1.628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8242237246">
                <text:p>-0.82422372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75798">
                <text:p>1.6757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8640811239">
                <text:p>-0.86408112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33632">
                <text:p>1.7336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8929744639">
                <text:p>-0.89297446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91412">
                <text:p>1.7914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8661343494">
                <text:p>-0.86613434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12012">
                <text:p>1.812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9128792517">
                <text:p>-0.91287925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56887">
                <text:p>1.856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884439929">
                <text:p>-0.88844399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70494">
                <text:p>1.8704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761806155">
                <text:p>-0.87618061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71385">
                <text:p>1.8713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453355414">
                <text:p>-0.8453355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51422">
                <text:p>1.8514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295590897">
                <text:p>-0.92955908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94254">
                <text:p>1.8942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305870838">
                <text:p>-0.9305870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23471">
                <text:p>1.9234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025231457">
                <text:p>-0.90252314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24229">
                <text:p>1.9242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0163239071">
                <text:p>-1.01632390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00576">
                <text:p>2.0005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114204306">
                <text:p>-1.1142043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16664">
                <text:p>2.1166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0708672207">
                <text:p>-1.07086722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65109">
                <text:p>2.165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0794120806">
                <text:p>-1.07941208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03074">
                <text:p>2.2030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1533947999">
                <text:p>-1.15339479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77668">
                <text:p>2.2776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0333639102">
                <text:p>-1.03336391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47362">
                <text:p>2.2473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0030830683">
                <text:p>-1.00308306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06994">
                <text:p>2.2069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406341026">
                <text:p>-0.94063410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38486">
                <text:p>2.1384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800651424">
                <text:p>-0.8800651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52486">
                <text:p>2.0524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7884989976">
                <text:p>-0.78849899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34177">
                <text:p>1.9341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6330996625">
                <text:p>-0.63309966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51805">
                <text:p>1.751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288738629">
                <text:p>-0.62887386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27508">
                <text:p>1.6275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135967883">
                <text:p>-0.51359678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67887">
                <text:p>1.4678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381259721">
                <text:p>-0.43812597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11265">
                <text:p>1.3112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15336885">
                <text:p>-0.4153368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91749">
                <text:p>1.1917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3891166596">
                <text:p>-0.38911665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94664">
                <text:p>1.094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2968543815">
                <text:p>-0.29685438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8507">
                <text:p>0.9685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2069056895">
                <text:p>-0.20690568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24527">
                <text:p>0.824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2087720452">
                <text:p>-0.20877204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9863">
                <text:p>0.7298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094872025">
                <text:p>-0.10948720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639">
                <text:p>0.6006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663164804">
                <text:p>-0.06631648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791">
                <text:p>0.4857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830099991">
                <text:p>-0.08300999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0414">
                <text:p>0.420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839470253">
                <text:p>-0.08394702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7491">
                <text:p>0.3774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375897874">
                <text:p>-0.03758978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8004">
                <text:p>0.318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04403041">
                <text:p>0.03044030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3041">
                <text:p>0.233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27171393">
                <text:p>0.04271713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68265">
                <text:p>0.1682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87180201">
                <text:p>0.05871802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14453">
                <text:p>0.1144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71366417">
                <text:p>0.16713664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06353">
                <text:p>0.0063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59831416">
                <text:p>0.22598314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04872">
                <text:p>-0.1048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38315779">
                <text:p>0.29383157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224177">
                <text:p>-0.2241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51583483">
                <text:p>0.37515834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57847">
                <text:p>-0.3578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09672679">
                <text:p>0.58096726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584047">
                <text:p>-0.5840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86283491">
                <text:p>0.57862834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733162">
                <text:p>-0.7331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94359089">
                <text:p>0.6943590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909617">
                <text:p>-0.9096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870421">
                <text:p>0.78704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088924">
                <text:p>-1.0889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243932">
                <text:p>0.722439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65309">
                <text:p>-1.1653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36202964">
                <text:p>0.75362029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36969">
                <text:p>-1.2369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789000805">
                <text:p>0.67890008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34907">
                <text:p>-1.234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971153226">
                <text:p>0.69711532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45672">
                <text:p>-1.2456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08237334">
                <text:p>0.58082373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75341">
                <text:p>-1.1753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6592821">
                <text:p>0.4265928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025707">
                <text:p>-1.0257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959780015">
                <text:p>0.39597800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90563">
                <text:p>-0.905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0223923">
                <text:p>0.29702239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759698">
                <text:p>-0.7596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65640637">
                <text:p>0.25656406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35527">
                <text:p>-0.6355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28604849">
                <text:p>0.08286048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37052">
                <text:p>-0.4370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51562595">
                <text:p>0.04515625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279717">
                <text:p>-0.2797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303483934">
                <text:p>-0.03034839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24595">
                <text:p>-0.1245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033596862">
                <text:p>-0.10335968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7391">
                <text:p>0.0273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691349512">
                <text:p>-0.06913495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5822">
                <text:p>0.1058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792400589">
                <text:p>-0.17924005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079697928">
                <text:p>-0.10796979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7626">
                <text:p>0.267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530135117">
                <text:p>-0.05301351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5101">
                <text:p>0.2551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318675945">
                <text:p>-0.03186759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2665">
                <text:p>0.232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20107113">
                <text:p>0.04201071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68485">
                <text:p>0.1684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3511913">
                <text:p>-0.0535119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89394">
                <text:p>0.1893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41401968">
                <text:p>-0.00414019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0419">
                <text:p>0.1704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673107584">
                <text:p>-0.06731075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99879">
                <text:p>0.1998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99182737">
                <text:p>-0.08991827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4569">
                <text:p>0.234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901971392">
                <text:p>-0.09019713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7862">
                <text:p>0.2578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514627428">
                <text:p>-0.15146274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4208">
                <text:p>0.3142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919110834">
                <text:p>-0.19191108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698">
                <text:p>0.378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334613114">
                <text:p>-0.33346131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599">
                <text:p>0.515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740824867">
                <text:p>-0.27408248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787">
                <text:p>0.567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870572222">
                <text:p>-0.38705722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7718">
                <text:p>0.6777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454890473">
                <text:p>-0.4548904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96097">
                <text:p>0.7960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18529117">
                <text:p>-0.4185291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0718">
                <text:p>0.8507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441194068">
                <text:p>-0.44411940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04155">
                <text:p>0.9041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130574945">
                <text:p>-0.41305749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1905">
                <text:p>0.91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4749114927">
                <text:p>-0.47491149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70194">
                <text:p>0.9701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4690798503">
                <text:p>-0.46907985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00374">
                <text:p>1.0003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376877127">
                <text:p>-0.33768771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32913">
                <text:p>0.9329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2860111277">
                <text:p>-0.28601112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3536">
                <text:p>0.8535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502352231">
                <text:p>-0.35023522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43464">
                <text:p>0.843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709383346">
                <text:p>-0.37093833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0553">
                <text:p>0.8505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998260339">
                <text:p>-0.19982603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1238">
                <text:p>0.7412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289063986">
                <text:p>-0.22890639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7802">
                <text:p>0.6878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949770546">
                <text:p>-0.09497705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2952">
                <text:p>0.5629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356030099">
                <text:p>-0.03560300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0218">
                <text:p>0.4402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273849427">
                <text:p>-0.02738494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2986">
                <text:p>0.3529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567472105">
                <text:p>-0.05674721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4449">
                <text:p>0.3144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24121528">
                <text:p>-0.0241215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7036">
                <text:p>0.267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914567056">
                <text:p>-0.09145670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0328">
                <text:p>0.280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1568084525">
                <text:p>-0.15680845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2736">
                <text:p>0.3327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066405245">
                <text:p>-0.20664052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0855">
                <text:p>0.4008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1860343093">
                <text:p>-0.18603430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2498">
                <text:p>0.432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06419708">
                <text:p>-0.2064197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7161">
                <text:p>0.4671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337118801">
                <text:p>-0.23371188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8439">
                <text:p>0.5084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473673184">
                <text:p>-0.24736731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5035">
                <text:p>0.5450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2470109159">
                <text:p>-0.24701091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175">
                <text:p>0.5691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397121332">
                <text:p>-0.23971213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0391">
                <text:p>0.5803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050303148">
                <text:p>-0.20503031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4748">
                <text:p>0.5647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317937649">
                <text:p>-0.13179376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552">
                <text:p>0.505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782305238">
                <text:p>-0.17823052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015">
                <text:p>0.4970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449420262">
                <text:p>-0.14494202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9165">
                <text:p>0.469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325110885">
                <text:p>-0.13251108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2329">
                <text:p>0.4423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67655145">
                <text:p>-0.1676551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7875">
                <text:p>0.4478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639351277">
                <text:p>-0.16393512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09">
                <text:p>0.449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853355056">
                <text:p>-0.18533550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4162">
                <text:p>0.4641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385377059">
                <text:p>-0.13853770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3013">
                <text:p>0.4430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695367176">
                <text:p>-0.16953671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585">
                <text:p>0.4495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2499928691">
                <text:p>-0.24999286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7582">
                <text:p>0.5075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573130858">
                <text:p>-0.25731308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1093">
                <text:p>0.5510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104276625">
                <text:p>-0.21042766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8829">
                <text:p>0.548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3179411398">
                <text:p>-0.31794113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8973">
                <text:p>0.6189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930500844">
                <text:p>-0.29305008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9109">
                <text:p>0.6491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770065539">
                <text:p>-0.27700655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849">
                <text:p>0.658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3384929212">
                <text:p>-0.33849292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5716">
                <text:p>0.7057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814491658">
                <text:p>-0.38144916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5802">
                <text:p>0.7658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456642136">
                <text:p>-0.456642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5938">
                <text:p>0.8559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361592707">
                <text:p>-0.3615927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2633">
                <text:p>0.8526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4734494704">
                <text:p>-0.47344947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24978">
                <text:p>0.9249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325971786">
                <text:p>-0.43259717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45942">
                <text:p>0.9459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232204548">
                <text:p>-0.42322045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53658">
                <text:p>0.9536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4014127842">
                <text:p>-0.40141278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44263">
                <text:p>0.9442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4375924455">
                <text:p>-0.43759244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2118">
                <text:p>0.9621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215270745">
                <text:p>-0.42152707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3304">
                <text:p>0.9633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888232589">
                <text:p>-0.38882325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42298">
                <text:p>0.94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3548265501">
                <text:p>-0.35482655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0565">
                <text:p>0.905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357123967">
                <text:p>-0.3571239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82769">
                <text:p>0.8827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3584218292">
                <text:p>-0.35842182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68392">
                <text:p>0.8683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329339726">
                <text:p>-0.329339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39435">
                <text:p>0.839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3181849191">
                <text:p>-0.31818491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12711">
                <text:p>0.8127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3068197573">
                <text:p>-0.30681975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87336">
                <text:p>0.7873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961353414">
                <text:p>-0.2961353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3313">
                <text:p>0.7633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526856772">
                <text:p>-0.25268567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8355">
                <text:p>0.718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625689113">
                <text:p>-0.26256891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4994">
                <text:p>0.6949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474659857">
                <text:p>-0.24746598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9367">
                <text:p>0.6693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21037949">
                <text:p>-0.2210379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685">
                <text:p>0.6346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588628815">
                <text:p>-0.25886288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679">
                <text:p>0.636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316784453">
                <text:p>-0.23167844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0076">
                <text:p>0.6200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535734786">
                <text:p>-0.25357347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3534">
                <text:p>0.6235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662238164">
                <text:p>-0.26622381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268">
                <text:p>0.6342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494640204">
                <text:p>-0.24946402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0249">
                <text:p>0.630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650017013">
                <text:p>-0.16500170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1282">
                <text:p>0.571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287338879">
                <text:p>-0.22873388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4478">
                <text:p>0.5744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923425214">
                <text:p>-0.19234252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2354">
                <text:p>0.5523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952592953">
                <text:p>-0.19525929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956">
                <text:p>0.539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655762076">
                <text:p>-0.16557620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1257">
                <text:p>0.5112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152255246">
                <text:p>-0.11522552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8847">
                <text:p>0.4588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207453698">
                <text:p>-0.12074536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7615">
                <text:p>0.4276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050277154">
                <text:p>-0.10502771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6336">
                <text:p>0.3963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257637256">
                <text:p>-0.12576372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9321">
                <text:p>0.3893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798860892">
                <text:p>-0.07988608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072">
                <text:p>0.3540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776892796">
                <text:p>-0.07768927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9129">
                <text:p>0.3291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67491061">
                <text:p>-0.0674910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5718">
                <text:p>0.3057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724947554">
                <text:p>-0.07249475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3458">
                <text:p>0.293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497736973">
                <text:p>-0.04977369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0149">
                <text:p>0.2701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95435141">
                <text:p>-0.06954351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7798">
                <text:p>0.2677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854150997">
                <text:p>-0.08541509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6809">
                <text:p>0.2768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760122589">
                <text:p>-0.07601225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6546">
                <text:p>0.2765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695255443">
                <text:p>-0.06952554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2047">
                <text:p>0.2720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103470445">
                <text:p>-0.11034704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6256">
                <text:p>0.2962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127132877">
                <text:p>-0.11271328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3958">
                <text:p>0.3139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37770745">
                <text:p>-0.1377707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245">
                <text:p>0.342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638451478">
                <text:p>-0.16384514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805">
                <text:p>0.378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976212492">
                <text:p>-0.09762124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8887">
                <text:p>0.3588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72773701">
                <text:p>-0.16727737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2042">
                <text:p>0.392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677749222">
                <text:p>-0.16777492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4458">
                <text:p>0.4144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62404352">
                <text:p>-0.1624043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5811">
                <text:p>0.4258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326418549">
                <text:p>-0.13264185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3538">
                <text:p>0.4135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1208805">
                <text:p>-0.1112088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1078">
                <text:p>0.3910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647311325">
                <text:p>-0.16473113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1788">
                <text:p>0.4117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899429091">
                <text:p>-0.08994290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574">
                <text:p>0.37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011262754">
                <text:p>-0.10112627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9182">
                <text:p>0.3591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026902183">
                <text:p>-0.10269021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9194">
                <text:p>0.3491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725095781">
                <text:p>-0.07250957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2428">
                <text:p>0.3224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991363517">
                <text:p>-0.09913635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2344">
                <text:p>0.3223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415766842">
                <text:p>-0.14157668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0572">
                <text:p>0.3505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983164108">
                <text:p>-0.09831641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0544">
                <text:p>0.3405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340272321">
                <text:p>-0.13402723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7664">
                <text:p>0.3576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703273343">
                <text:p>-0.17032733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326">
                <text:p>0.393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333689732">
                <text:p>-0.13336897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234">
                <text:p>0.392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206565995">
                <text:p>-0.12065659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3255">
                <text:p>0.38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714491349">
                <text:p>-0.17144913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1053">
                <text:p>0.4110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181354254">
                <text:p>-0.11813542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404">
                <text:p>0.394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249037178">
                <text:p>-0.12490371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7218">
                <text:p>0.3872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562584766">
                <text:p>-0.15625847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357">
                <text:p>0.403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298615231">
                <text:p>-0.12986152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687">
                <text:p>0.396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081563822">
                <text:p>-0.10815638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7941">
                <text:p>0.3779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905163009">
                <text:p>-0.09051630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3577">
                <text:p>0.3535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328611143">
                <text:p>-0.13286111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5568">
                <text:p>0.3655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090661135">
                <text:p>-0.10906611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7697">
                <text:p>0.3576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878703184">
                <text:p>-0.08787031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8329">
                <text:p>0.3383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831495674">
                <text:p>-0.08314956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2281">
                <text:p>0.322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508991438">
                <text:p>-0.05089914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0098">
                <text:p>0.2900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750747706">
                <text:p>-0.17507477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1417">
                <text:p>0.3514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908985813">
                <text:p>-0.09089858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6164">
                <text:p>0.3361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139606548">
                <text:p>-0.11396065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1373">
                <text:p>0.3413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395524193">
                <text:p>-0.03955241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5254">
                <text:p>0.295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232730716">
                <text:p>-0.12327307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0328">
                <text:p>0.3203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784432606">
                <text:p>-0.07844326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7154">
                <text:p>0.3071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99040751">
                <text:p>0.01990407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2836">
                <text:p>0.2328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795452511">
                <text:p>-0.07954525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9609">
                <text:p>0.2496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469023304">
                <text:p>-0.04690233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9027">
                <text:p>0.2390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340540206">
                <text:p>-0.03405402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3416">
                <text:p>0.2234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863294105">
                <text:p>-0.08632941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7855">
                <text:p>0.2478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317609816">
                <text:p>-0.03176098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7768">
                <text:p>0.2277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417711386">
                <text:p>-0.04177113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1059">
                <text:p>0.2210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770664492">
                <text:p>-0.07706644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0112">
                <text:p>0.240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455307619">
                <text:p>-0.04553076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1787">
                <text:p>0.2317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362552163">
                <text:p>-0.03625521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006">
                <text:p>0.220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81928262">
                <text:p>-0.02819282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06875">
                <text:p>0.2068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608625084">
                <text:p>-0.06086250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19865">
                <text:p>0.2198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853945301">
                <text:p>-0.08539453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4867">
                <text:p>0.2448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292492137">
                <text:p>-0.02924921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4104">
                <text:p>0.224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657003613">
                <text:p>-0.06570036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4566">
                <text:p>0.2345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85847154">
                <text:p>-0.0858471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4961">
                <text:p>0.2549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93841127">
                <text:p>-0.0938411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3874">
                <text:p>0.2738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912463378">
                <text:p>-0.09124633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4743">
                <text:p>0.2847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869487566">
                <text:p>-0.08694875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9119">
                <text:p>0.2891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943104796">
                <text:p>-0.09431047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694">
                <text:p>0.296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004237069">
                <text:p>-0.10042370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6224">
                <text:p>0.3062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01536549">
                <text:p>-0.1015365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315">
                <text:p>0.31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167258248">
                <text:p>-0.11672582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7886">
                <text:p>0.3278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057848183">
                <text:p>-0.10578481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041">
                <text:p>0.33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269282019">
                <text:p>-0.02692820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9538">
                <text:p>0.2795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042022324">
                <text:p>-0.10420223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715">
                <text:p>0.297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572976539">
                <text:p>-0.15729765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4267">
                <text:p>0.3442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164628075">
                <text:p>-0.21646280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5083">
                <text:p>0.4150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567956936">
                <text:p>-0.15679569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2489">
                <text:p>0.4224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150184325">
                <text:p>-0.11501843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958">
                <text:p>0.39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478849694">
                <text:p>-0.14788496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224">
                <text:p>0.4062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80463531">
                <text:p>-0.0804635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5717">
                <text:p>0.365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046637011">
                <text:p>-0.10466370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862">
                <text:p>0.3548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303569424">
                <text:p>-0.1303569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4755">
                <text:p>0.3647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299726111">
                <text:p>-0.12997261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1089">
                <text:p>0.3710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570171158">
                <text:p>-0.15701711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3332">
                <text:p>0.3933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629658108">
                <text:p>-0.06296581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5468">
                <text:p>0.3454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204799354">
                <text:p>-0.12047993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1915">
                <text:p>0.3519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459130132">
                <text:p>-0.14591301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3159">
                <text:p>0.3731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58580457">
                <text:p>-0.0585804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9108">
                <text:p>0.3291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209834015">
                <text:p>-0.12098340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1353">
                <text:p>0.3413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288864371">
                <text:p>-0.12888643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777">
                <text:p>0.3547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112723134">
                <text:p>-0.11127231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198">
                <text:p>0.351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543641585">
                <text:p>-0.15436415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835">
                <text:p>0.3788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310949363">
                <text:p>-0.13109493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1215">
                <text:p>0.381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112166792">
                <text:p>-0.01121667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2909">
                <text:p>0.3029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829150977">
                <text:p>-0.08291509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8531">
                <text:p>0.2985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177689742">
                <text:p>-0.11776897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8843">
                <text:p>0.3188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923584224">
                <text:p>-0.09235842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5439">
                <text:p>0.3154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605296805">
                <text:p>-0.06052968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1959">
                <text:p>0.2919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332752262">
                <text:p>-0.03327522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8155">
                <text:p>0.2581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245543535">
                <text:p>-0.12455435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6471">
                <text:p>0.2964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682082852">
                <text:p>-0.06820828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4441">
                <text:p>0.2844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849344992">
                <text:p>-0.1849344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22">
                <text:p>0.354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410331296">
                <text:p>-0.14103312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1443">
                <text:p>0.371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270862856">
                <text:p>-0.12708628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362">
                <text:p>0.373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921298424">
                <text:p>-0.0921298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1774">
                <text:p>0.3517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467268347">
                <text:p>-0.04672683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6963">
                <text:p>0.306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728443361">
                <text:p>-0.07284433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452">
                <text:p>0.294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579973521">
                <text:p>-0.15799735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2982">
                <text:p>0.3429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2135694135">
                <text:p>-0.21356941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2298">
                <text:p>0.4122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932567756">
                <text:p>-0.19325677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4933">
                <text:p>0.4449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2239685152">
                <text:p>-0.22396851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7139">
                <text:p>0.4871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787939538">
                <text:p>-0.17879395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147">
                <text:p>0.485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952469743">
                <text:p>-0.09524697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8141">
                <text:p>0.4281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689802148">
                <text:p>-0.16898021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9307">
                <text:p>0.4393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210835886">
                <text:p>-0.2108358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464">
                <text:p>0.474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506863992">
                <text:p>-0.1506863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8089">
                <text:p>0.4580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285306077">
                <text:p>-0.12853060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2299">
                <text:p>0.4322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609482861">
                <text:p>-0.16094828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6724">
                <text:p>0.4367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457232496">
                <text:p>-0.14572324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9525">
                <text:p>0.429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648009268">
                <text:p>-0.16480092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7444">
                <text:p>0.4374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69808737">
                <text:p>-0.0698087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9412">
                <text:p>0.3794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807922005">
                <text:p>-0.08079220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8076">
                <text:p>0.3480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027234565">
                <text:p>-0.10272345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1819">
                <text:p>0.3418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2446460395">
                <text:p>-0.24464603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2234">
                <text:p>0.4322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134033337">
                <text:p>-0.1340333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8744">
                <text:p>0.4187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1107982698">
                <text:p>-0.11079826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4273">
                <text:p>0.3942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1621823493">
                <text:p>-0.16218234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2217">
                <text:p>0.4122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1966086698">
                <text:p>-0.19660866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7113">
                <text:p>0.447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420407456">
                <text:p>-0.14204074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3991">
                <text:p>0.433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467313482">
                <text:p>-0.14673134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8377">
                <text:p>0.4283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531302921">
                <text:p>-0.15313029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8901">
                <text:p>0.4289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7808189">
                <text:p>0.0178081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533">
                <text:p>0.315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301368489">
                <text:p>-0.03013684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1631">
                <text:p>0.2716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8209852">
                <text:p>0.00282098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0558">
                <text:p>0.2205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76854064">
                <text:p>0.02768540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69968">
                <text:p>0.1699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8463295">
                <text:p>-0.084632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11122">
                <text:p>0.2111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233538864">
                <text:p>-0.02335388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97697">
                <text:p>0.1976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98656769">
                <text:p>-0.00986567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9765">
                <text:p>0.1797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94164114">
                <text:p>0.05941641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1648">
                <text:p>0.1216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114635103">
                <text:p>-0.01146351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30173">
                <text:p>0.1301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8905438">
                <text:p>0.0489054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95619">
                <text:p>0.0956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60972197">
                <text:p>0.02609721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87802">
                <text:p>0.0878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378864806">
                <text:p>-0.03788648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5237">
                <text:p>0.1252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76170587">
                <text:p>0.03761705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99854">
                <text:p>0.0998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39077413">
                <text:p>0.00390774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5412">
                <text:p>0.1054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47614355">
                <text:p>0.01476143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188">
                <text:p>0.101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2485346">
                <text:p>0.00824853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3868">
                <text:p>0.1038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248292293">
                <text:p>-0.02482922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7237">
                <text:p>0.1272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28450154">
                <text:p>0.04284501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97702">
                <text:p>0.097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651194279">
                <text:p>0.06511942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63184">
                <text:p>0.0631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364576681">
                <text:p>-0.03645766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7886">
                <text:p>0.1078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895929628">
                <text:p>-0.08959296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3075">
                <text:p>0.1730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314110648">
                <text:p>-0.13141106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4367">
                <text:p>0.2443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5255474">
                <text:p>0.0152554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94111">
                <text:p>0.194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219468952">
                <text:p>-0.12194689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2072">
                <text:p>0.2520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155940591">
                <text:p>-0.1559405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3336">
                <text:p>0.3133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699746432">
                <text:p>-0.16997464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3497">
                <text:p>0.3634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200044915">
                <text:p>-0.12000449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3608">
                <text:p>0.3636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1933806896">
                <text:p>-0.19338068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2583">
                <text:p>0.4125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1592364498">
                <text:p>-0.15923644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245">
                <text:p>0.422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920558939">
                <text:p>-0.19205589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895">
                <text:p>0.4508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3022885332">
                <text:p>-0.30228853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3307">
                <text:p>0.5433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2718491972">
                <text:p>-0.27184919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4577">
                <text:p>0.5845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876464163">
                <text:p>-0.28764641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2596">
                <text:p>0.6225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2807876415">
                <text:p>-0.28078764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3349">
                <text:p>0.6433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2133495833">
                <text:p>-0.21334958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223">
                <text:p>0.61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510482592">
                <text:p>-0.25104825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6625">
                <text:p>0.6166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2802118488">
                <text:p>-0.28021184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8988">
                <text:p>0.6389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3731837684">
                <text:p>-0.37318376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5845">
                <text:p>0.7158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3504770478">
                <text:p>-0.35047704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51908">
                <text:p>0.7519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4201132136">
                <text:p>-0.4201132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22339">
                <text:p>0.8223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5151142799">
                <text:p>-0.51511427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32566">
                <text:p>0.9325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5127278943">
                <text:p>-0.51272789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04399">
                <text:p>1.0043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026847765">
                <text:p>-0.60268477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122">
                <text:p>1.11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5716322671">
                <text:p>-0.57163226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63312">
                <text:p>1.1633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6472717813">
                <text:p>-0.64727178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47768">
                <text:p>1.2477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677142827">
                <text:p>-0.6771428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23932">
                <text:p>1.3239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6530990129">
                <text:p>-0.65309901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58642">
                <text:p>1.3586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7661039119">
                <text:p>-0.76610391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57075">
                <text:p>1.4570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7565894921">
                <text:p>-0.75658949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16301">
                <text:p>1.5163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8080133811">
                <text:p>-0.80801338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90023">
                <text:p>1.5900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444213412">
                <text:p>-0.84442134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63394">
                <text:p>1.6633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7735686697">
                <text:p>-0.77356866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65048">
                <text:p>1.6650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8813974458">
                <text:p>-0.88139744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38012">
                <text:p>1.7380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8293759918">
                <text:p>-0.82937599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51944">
                <text:p>1.7519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8511912905">
                <text:p>-0.85119129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75764">
                <text:p>1.7757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9120017555">
                <text:p>-0.91200175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32157">
                <text:p>1.8321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9273476393">
                <text:p>-0.92734763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79948">
                <text:p>1.8799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9501026556">
                <text:p>-0.95010265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26947">
                <text:p>1.9269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9982325332">
                <text:p>-0.99823253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9033">
                <text:p>1.990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0075143011">
                <text:p>-1.00751430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38735">
                <text:p>2.038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0216047515">
                <text:p>-1.02160475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80369">
                <text:p>2.080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1034704706">
                <text:p>-1.10347047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62661">
                <text:p>2.1626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1461114625">
                <text:p>-1.14611146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45895">
                <text:p>2.2458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1788702589">
                <text:p>-1.17887025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323169">
                <text:p>2.3231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2626512249">
                <text:p>-1.26265122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430478">
                <text:p>2.4304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2877841894">
                <text:p>-1.28778418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518708">
                <text:p>2.5187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3141107221">
                <text:p>-1.31411072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595023">
                <text:p>2.5950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2993853561">
                <text:p>-1.29938535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36045">
                <text:p>2.6360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2979450767">
                <text:p>-1.29794507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62409">
                <text:p>2.662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3333120207">
                <text:p>-1.33331202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03541">
                <text:p>2.7035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2639763968">
                <text:p>-1.26397639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84731">
                <text:p>2.6847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262432765">
                <text:p>-1.2624327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71173">
                <text:p>2.6711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2848214044">
                <text:p>-1.28482140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77063">
                <text:p>2.6770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3723951886">
                <text:p>-1.37239518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39349">
                <text:p>2.7393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4014727207">
                <text:p>-1.40147272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00217">
                <text:p>2.8002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4227093335">
                <text:p>-1.4227093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54915">
                <text:p>2.8549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720394221">
                <text:p>-1.47203942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924226">
                <text:p>2.9242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4445335321">
                <text:p>-1.44453353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952063">
                <text:p>2.9520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3517318008">
                <text:p>-1.35173180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908759">
                <text:p>2.9087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2020302492">
                <text:p>-1.20203024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80145">
                <text:p>2.7801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1421210002">
                <text:p>-1.14212100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54548">
                <text:p>2.6545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9930096796">
                <text:p>-0.99300967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471512">
                <text:p>2.4715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903769386">
                <text:p>-0.9037693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90116">
                <text:p>2.2901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7337386973">
                <text:p>-0.73373869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5597">
                <text:p>2.055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6856871936">
                <text:p>-0.68568719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67979">
                <text:p>1.8679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4910033291">
                <text:p>-0.49100332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13011">
                <text:p>1.6130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4534130351">
                <text:p>-0.45341303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18121">
                <text:p>1.4181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404853414">
                <text:p>-0.404853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55941">
                <text:p>1.2559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3107563933">
                <text:p>-0.31075639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986081135">
                <text:p>-0.19860811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96727">
                <text:p>0.8967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589556358">
                <text:p>-0.15895563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4757">
                <text:p>0.7447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239111348">
                <text:p>-0.12391113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0173">
                <text:p>0.6201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778866663">
                <text:p>-0.07788666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6513">
                <text:p>0.5065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200547416">
                <text:p>-0.02005474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2261">
                <text:p>0.3922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49220211">
                <text:p>0.03492202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79518">
                <text:p>0.2795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55981597">
                <text:p>0.09559815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63981">
                <text:p>0.1639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392443165">
                <text:p>0.13924431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57933">
                <text:p>0.0579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303047601">
                <text:p>0.23030476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73394">
                <text:p>-0.0733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631632461">
                <text:p>0.2631632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8277">
                <text:p>-0.182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714615515">
                <text:p>0.37146155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27802">
                <text:p>-0.3278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78921221">
                <text:p>0.42789212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62017">
                <text:p>-0.4620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990128627">
                <text:p>0.49901286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598817">
                <text:p>-0.5988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971723217">
                <text:p>0.59717232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755359">
                <text:p>-0.7553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593310192">
                <text:p>0.75933101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967703">
                <text:p>-0.9677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69320084">
                <text:p>0.8693200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8245">
                <text:p>-1.182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29988689">
                <text:p>0.99299886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40792">
                <text:p>-1.407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0539482814">
                <text:p>1.05394828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598728">
                <text:p>-1.5987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429351035">
                <text:p>1.14293510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85131">
                <text:p>-1.7851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36043553">
                <text:p>1.1360435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904704">
                <text:p>-1.9047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082009211">
                <text:p>1.10820092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965798">
                <text:p>-1.9657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0865078176">
                <text:p>1.08650781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992035">
                <text:p>-1.9920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993143729">
                <text:p>0.89931437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884758">
                <text:p>-1.8847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37236">
                <text:p>0.8372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71928">
                <text:p>-1.7719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773910844">
                <text:p>0.67739108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590243">
                <text:p>-1.5902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787640919">
                <text:p>0.57876409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403491">
                <text:p>-1.4034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951202592">
                <text:p>0.39512025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56705">
                <text:p>-1.1567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09613242">
                <text:p>0.25096132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896244">
                <text:p>-0.8962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16425717">
                <text:p>0.2164257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99732">
                <text:p>-0.6997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374605136">
                <text:p>0.1374605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516208">
                <text:p>-0.5162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295011105">
                <text:p>-0.02950111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282689">
                <text:p>-0.2826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720460735">
                <text:p>-0.07204607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98786">
                <text:p>-0.0987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60893715">
                <text:p>-0.00608937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0242">
                <text:p>-0.0202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28594831">
                <text:p>-0.03285948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49917">
                <text:p>0.0499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96139798">
                <text:p>0.03961397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48352">
                <text:p>0.0483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101146426">
                <text:p>0.11011464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824310543">
                <text:p>0.08243105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3218">
                <text:p>-0.0132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03639299">
                <text:p>0.09036392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7525">
                <text:p>-0.0275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519921305">
                <text:p>0.05199213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1483">
                <text:p>-0.0114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69929262">
                <text:p>0.06699292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0794">
                <text:p>-0.0107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141112715">
                <text:p>-0.01411127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43716">
                <text:p>0.043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985719052">
                <text:p>-0.09857190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36314">
                <text:p>0.1363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370153436">
                <text:p>-0.13701534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3616">
                <text:p>0.2236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2168183865">
                <text:p>-0.21681838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4952">
                <text:p>0.3349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3208804006">
                <text:p>-0.32088040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8466">
                <text:p>0.4784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697330045">
                <text:p>-0.36973300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662">
                <text:p>0.606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5429486247">
                <text:p>-0.54294862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07424">
                <text:p>0.8074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6468324031">
                <text:p>-0.64683240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10414">
                <text:p>1.0104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790070681">
                <text:p>-0.7900706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41088">
                <text:p>1.2410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9175783315">
                <text:p>-0.91757833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7972">
                <text:p>1.479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9814210334">
                <text:p>-0.98142103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81223">
                <text:p>1.6812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0226500407">
                <text:p>-1.02265004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42923">
                <text:p>1.8429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0189558723">
                <text:p>-1.01895587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48171">
                <text:p>1.9481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0003715297">
                <text:p>-1.00037152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05893">
                <text:p>2.0058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0355897414">
                <text:p>-1.0355897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67813">
                <text:p>2.0678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9273775794">
                <text:p>-0.92737757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36941">
                <text:p>2.0369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84280871">
                <text:p>-0.842808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60017">
                <text:p>1.9600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7129506595">
                <text:p>-0.71295065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22233">
                <text:p>1.8222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7027884063">
                <text:p>-0.70278840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23681">
                <text:p>1.7236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5803098874">
                <text:p>-0.58030988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7641">
                <text:p>1.576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4928476136">
                <text:p>-0.4928476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20022">
                <text:p>1.4200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4587911117">
                <text:p>-0.45879111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93153">
                <text:p>1.2931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4141504395">
                <text:p>-0.41415043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78894">
                <text:p>1.1788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3904974979">
                <text:p>-0.39049749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87022">
                <text:p>1.0870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4656927352">
                <text:p>-0.46569273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75938">
                <text:p>1.0759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4663778318">
                <text:p>-0.46637783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69011">
                <text:p>1.0690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4833009727">
                <text:p>-0.48330097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75676">
                <text:p>1.0756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5410989473">
                <text:p>-0.54109894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18634">
                <text:p>1.1186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5283327851">
                <text:p>-0.52833278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38741">
                <text:p>1.1387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5744803308">
                <text:p>-0.57448033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82889">
                <text:p>1.1828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5252761152">
                <text:p>-0.52527611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79505">
                <text:p>1.179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525853591">
                <text:p>-0.5258535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77636">
                <text:p>1.1776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5118689811">
                <text:p>-0.51186898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67071">
                <text:p>1.1670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4645760318">
                <text:p>-0.46457603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28515">
                <text:p>1.1285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4564421726">
                <text:p>-0.4564421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97412">
                <text:p>1.0974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4254195992">
                <text:p>-0.4254195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56019">
                <text:p>1.0560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3306238848">
                <text:p>-0.33062388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6527">
                <text:p>0.965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901653866">
                <text:p>-0.19016538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11214">
                <text:p>0.811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066855538">
                <text:p>-0.10668555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2961">
                <text:p>0.6529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464080837">
                <text:p>-0.04640808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7375">
                <text:p>0.507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365465692">
                <text:p>-0.03654656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3826">
                <text:p>0.403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2618987">
                <text:p>0.0326189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88756">
                <text:p>0.2887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478254949">
                <text:p>0.04782549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01973">
                <text:p>0.2019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28910428">
                <text:p>0.07289104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746">
                <text:p>0.127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482959899">
                <text:p>0.14829598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7574">
                <text:p>0.0275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212740344">
                <text:p>0.12127403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0953">
                <text:p>-0.0209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356600397">
                <text:p>0.13566003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62865">
                <text:p>-0.0628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52839812">
                <text:p>0.07528398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0546">
                <text:p>-0.0505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06172778">
                <text:p>0.09061727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2559">
                <text:p>-0.0525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31878541">
                <text:p>0.06318785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5619">
                <text:p>-0.0356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99509566">
                <text:p>0.02995095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02185">
                <text:p>-0.0021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25485834">
                <text:p>0.04254858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1169">
                <text:p>0.011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438787142">
                <text:p>-0.04387871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78531">
                <text:p>0.0785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281306576">
                <text:p>-0.12813065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9205">
                <text:p>0.1792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580816655">
                <text:p>-0.15808166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6225">
                <text:p>0.2662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332629283">
                <text:p>-0.23326292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4294">
                <text:p>0.3742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2162531866">
                <text:p>-0.21625318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944">
                <text:p>0.4349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792565335">
                <text:p>-0.1792565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688">
                <text:p>0.450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2046027214">
                <text:p>-0.20460272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8066">
                <text:p>0.4780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1837489024">
                <text:p>-0.18374890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2406">
                <text:p>0.4824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575802815">
                <text:p>-0.15758028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7856">
                <text:p>0.4678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56728048">
                <text:p>-0.1567280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597">
                <text:p>0.4575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1552434569">
                <text:p>-0.15524345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773">
                <text:p>0.4497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555805422">
                <text:p>-0.15558054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4787">
                <text:p>0.4447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119696823">
                <text:p>-0.1196968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7551">
                <text:p>0.4175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752580193">
                <text:p>-0.17525801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6437">
                <text:p>0.4364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730440618">
                <text:p>-0.17304406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7542">
                <text:p>0.4475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1718102862">
                <text:p>-0.17181028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4116">
                <text:p>0.4541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1761052293">
                <text:p>-0.17610522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1358">
                <text:p>0.4613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826290838">
                <text:p>-0.1826290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053">
                <text:p>0.470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1868865157">
                <text:p>-0.18688651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9477">
                <text:p>0.4794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844762852">
                <text:p>-0.18447628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383">
                <text:p>0.483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001232584">
                <text:p>-0.20012325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158">
                <text:p>0.4971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497782656">
                <text:p>-0.24977826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9128">
                <text:p>0.5391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3123556507">
                <text:p>-0.31235565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8789">
                <text:p>0.6087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3064111212">
                <text:p>-0.30641112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1229">
                <text:p>0.6512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3100442403">
                <text:p>-0.31004424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192">
                <text:p>0.681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838980424">
                <text:p>-0.2838980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4939">
                <text:p>0.6849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309494435">
                <text:p>-0.3094944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4008">
                <text:p>0.7040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3658035015">
                <text:p>-0.36580350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54237">
                <text:p>0.754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3032004617">
                <text:p>-0.30320046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5974">
                <text:p>0.7459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3536940072">
                <text:p>-0.35369400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74121">
                <text:p>0.7741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3131301124">
                <text:p>-0.31313011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5837">
                <text:p>0.7658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2154482295">
                <text:p>-0.21544822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5219">
                <text:p>0.6952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953315315">
                <text:p>-0.19533153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772">
                <text:p>0.6347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096854147">
                <text:p>-0.20968541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4075">
                <text:p>0.6040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176531198">
                <text:p>-0.21765311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8937">
                <text:p>0.5889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142846383">
                <text:p>-0.21428463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6608">
                <text:p>0.5766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155338687">
                <text:p>-0.21553386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228">
                <text:p>0.5692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363709498">
                <text:p>-0.23637094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8199">
                <text:p>0.57819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2636657071">
                <text:p>-0.26366570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2366">
                <text:p>0.6023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1859712582">
                <text:p>-0.18597125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6684">
                <text:p>0.5666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2107543104">
                <text:p>-0.21075431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9433">
                <text:p>0.5594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2305900984">
                <text:p>-0.23059009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7822">
                <text:p>0.5678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2580860243">
                <text:p>-0.25808602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1734">
                <text:p>0.5917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2066629121">
                <text:p>-0.20666291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3392">
                <text:p>0.5733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2127033842">
                <text:p>-0.21270338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52">
                <text:p>0.56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2830045523">
                <text:p>-0.28300455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6595">
                <text:p>0.6065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264154175">
                <text:p>-0.2641541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1606">
                <text:p>0.6216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240277431">
                <text:p>-0.2402774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5692">
                <text:p>0.6156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2778776167">
                <text:p>-0.27787761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6811">
                <text:p>0.6368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2538570833">
                <text:p>-0.25385708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871">
                <text:p>0.6348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093244598">
                <text:p>-0.20932445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39">
                <text:p>0.60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342808854">
                <text:p>-0.23428088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9901">
                <text:p>0.5999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1345012044">
                <text:p>-0.13450120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0741">
                <text:p>0.5307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1639977633">
                <text:p>-0.16399776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433">
                <text:p>0.504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158769982">
                <text:p>-0.1587699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3253">
                <text:p>0.4832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1779418346">
                <text:p>-0.17794183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199">
                <text:p>0.481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1902878554">
                <text:p>-0.19028785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9377">
                <text:p>0.4893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1514242679">
                <text:p>-0.15142426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8398">
                <text:p>0.4683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417286733">
                <text:p>-0.24172867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4606">
                <text:p>0.5146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994161254">
                <text:p>-0.19941612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7186">
                <text:p>0.5171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2286025463">
                <text:p>-0.22860254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8356">
                <text:p>0.5383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820147757">
                <text:p>-0.28201477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8054">
                <text:p>0.588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503801058">
                <text:p>-0.25038010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076">
                <text:p>0.6000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528745537">
                <text:p>-0.25287455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9746">
                <text:p>0.6097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313990502">
                <text:p>-0.23139905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1875">
                <text:p>0.601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2041841096">
                <text:p>-0.20418410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8495">
                <text:p>0.5784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984402848">
                <text:p>-0.19844028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9094">
                <text:p>0.5590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2283518747">
                <text:p>-0.22835187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6104">
                <text:p>0.5661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1785447872">
                <text:p>-0.17854478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7581">
                <text:p>0.5375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2552895606">
                <text:p>-0.25528956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727">
                <text:p>0.5697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1921257275">
                <text:p>-0.19212572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9044">
                <text:p>0.5490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2212158651">
                <text:p>-0.22121586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4655">
                <text:p>0.554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2075181313">
                <text:p>-0.20751813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9263">
                <text:p>0.5492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1915224006">
                <text:p>-0.19152240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5011">
                <text:p>0.5350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1848732316">
                <text:p>-0.18487323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1087">
                <text:p>0.5210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95369176">
                <text:p>-0.1953691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8806">
                <text:p>0.5188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743621719">
                <text:p>-0.17436217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3287">
                <text:p>0.5032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2131656201">
                <text:p>-0.21316562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881">
                <text:p>0.518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2308417785">
                <text:p>-0.23084177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0931">
                <text:p>0.5409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2286455905">
                <text:p>-0.22864559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4201">
                <text:p>0.5542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67285329">
                <text:p>-0.2672853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8793">
                <text:p>0.5887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1863592655">
                <text:p>-0.18635926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7901">
                <text:p>0.5579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2689911622">
                <text:p>-0.26899116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2394">
                <text:p>0.5923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223690117">
                <text:p>-0.2236901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5179">
                <text:p>0.58517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2902381138">
                <text:p>-0.29023811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4724">
                <text:p>0.6247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2396886587">
                <text:p>-0.23968865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7377">
                <text:p>0.6173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2392596989">
                <text:p>-0.23925969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2197">
                <text:p>0.6121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2770746939">
                <text:p>-0.27707469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3948">
                <text:p>0.6339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2355758308">
                <text:p>-0.23557583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078">
                <text:p>0.620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2094417016">
                <text:p>-0.20944170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4592">
                <text:p>0.594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2924541313">
                <text:p>-0.29245413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2471">
                <text:p>0.6324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682057062">
                <text:p>-0.26820570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1542">
                <text:p>0.6415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2775538067">
                <text:p>-0.27755380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3814">
                <text:p>0.6538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2718069995">
                <text:p>-0.27180699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8159">
                <text:p>0.6581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2860701009">
                <text:p>-0.28607010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0559">
                <text:p>0.6705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3187454879">
                <text:p>-0.31874548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0595">
                <text:p>0.7005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3109383471">
                <text:p>-0.31093834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5399">
                <text:p>0.7153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2989362237">
                <text:p>-0.29893622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7262">
                <text:p>0.7172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3930813702">
                <text:p>-0.39308137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81245">
                <text:p>0.7812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2663798512">
                <text:p>-0.26637985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9425">
                <text:p>0.7394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3417289195">
                <text:p>-0.34172891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1785">
                <text:p>0.7617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2825465192">
                <text:p>-0.28254651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7237">
                <text:p>0.7372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261738696">
                <text:p>-0.2617386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7018">
                <text:p>0.7070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3114930335">
                <text:p>-0.3114930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0047">
                <text:p>0.7200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2777249828">
                <text:p>-0.27772498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6222">
                <text:p>0.7062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2049091181">
                <text:p>-0.20490911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8485">
                <text:p>0.6484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2872855673">
                <text:p>-0.28728556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4925">
                <text:p>0.6649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1783935013">
                <text:p>-0.17839350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3305">
                <text:p>0.6033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2205997724">
                <text:p>-0.22059977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0388">
                <text:p>0.5903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2163016683">
                <text:p>-0.21630166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8919">
                <text:p>0.5789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1908680352">
                <text:p>-0.19086803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4329">
                <text:p>0.5543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2737792374">
                <text:p>-0.27377923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3206">
                <text:p>0.5932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2514046848">
                <text:p>-0.25140468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419">
                <text:p>0.604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2773239892">
                <text:p>-0.27732398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8781">
                <text:p>0.6287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1756619261">
                <text:p>-0.17566192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7409">
                <text:p>0.5774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2752409301">
                <text:p>-0.27524093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9553">
                <text:p>0.6095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1997995976">
                <text:p>-0.19979959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0688">
                <text:p>0.5806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1891577784">
                <text:p>-0.18915777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4368">
                <text:p>0.5543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1658786646">
                <text:p>-0.16587866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1321">
                <text:p>0.5213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2520843838">
                <text:p>-0.2520843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676">
                <text:p>0.556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1530399201">
                <text:p>-0.15303992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4359">
                <text:p>0.5143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1399581567">
                <text:p>-0.13995815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7396">
                <text:p>0.4773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2333274374">
                <text:p>-0.23332743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5001">
                <text:p>0.515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1408092014">
                <text:p>-0.14080920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8391">
                <text:p>0.4783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1694790781">
                <text:p>-0.16947907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3112">
                <text:p>0.473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1437719146">
                <text:p>-0.14377191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2463">
                <text:p>0.4524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1506863833">
                <text:p>-0.15068638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3317">
                <text:p>0.4433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1314912499">
                <text:p>-0.13149124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432">
                <text:p>0.4244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911952054">
                <text:p>-0.09119520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4997">
                <text:p>0.3849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2440772384">
                <text:p>-0.24407723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2216364156">
                <text:p>-0.22163641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6032">
                <text:p>0.4960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2378629792">
                <text:p>-0.23786297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0437">
                <text:p>0.5304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2801861616">
                <text:p>-0.28018616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1561">
                <text:p>0.5815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194871726">
                <text:p>-0.194871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8757">
                <text:p>0.5587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2800086724">
                <text:p>-0.28000867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307">
                <text:p>0.6003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3467687659">
                <text:p>-0.34676876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2475">
                <text:p>0.6724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2713385481">
                <text:p>-0.27133854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0277">
                <text:p>0.6702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3142053944">
                <text:p>-0.31420539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7382">
                <text:p>0.6973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1414505242">
                <text:p>-0.14145052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305">
                <text:p>0.6003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977931038">
                <text:p>-0.19779310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319">
                <text:p>0.573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1378046134">
                <text:p>-0.13780461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5149">
                <text:p>0.5151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292181267">
                <text:p>-0.02921812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4121">
                <text:p>0.4041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333721034">
                <text:p>-0.03337210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2932">
                <text:p>0.3329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19153">
                <text:p>0.000191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3144">
                <text:p>0.2631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11011">
                <text:p>0.0003110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16578">
                <text:p>0.2165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42079768">
                <text:p>0.06420797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42976">
                <text:p>0.1429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114947695">
                <text:p>-0.01149476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42807192">
                <text:p>0.04428071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8178">
                <text:p>0.1081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311506">
                <text:p>0.003115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11484">
                <text:p>0.1114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291239194">
                <text:p>0.12912391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29709">
                <text:p>0.0297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64680266">
                <text:p>0.13646802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29657">
                <text:p>-0.0296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593003617">
                <text:p>0.15930036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4418">
                <text:p>-0.0844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661943386">
                <text:p>0.26619433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92134">
                <text:p>-0.1921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642675674">
                <text:p>0.26426756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2626">
                <text:p>-0.26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178791646">
                <text:p>0.31787916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45268">
                <text:p>-0.3452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079247294">
                <text:p>0.30792472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937">
                <text:p>-0.39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95747559">
                <text:p>0.2957475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17845">
                <text:p>-0.4178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333617022">
                <text:p>0.33336170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58997">
                <text:p>-0.4589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911897649">
                <text:p>0.39118976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524947">
                <text:p>-0.52494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5108388115">
                <text:p>0.51083881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48617">
                <text:p>-0.6486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898350436">
                <text:p>0.58983504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783642">
                <text:p>-0.7836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834909637">
                <text:p>0.68349096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935999">
                <text:p>-0.9359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73997463">
                <text:p>0.6739974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03116">
                <text:p>-1.031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397212254">
                <text:p>0.73972122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38348">
                <text:p>-1.1383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742971541">
                <text:p>0.77429715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32791">
                <text:p>-1.2327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717446827">
                <text:p>0.77174468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93999">
                <text:p>-1.29399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737865665">
                <text:p>0.77378656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336131">
                <text:p>-1.3361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5909447477">
                <text:p>0.59094474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42342">
                <text:p>-1.242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918977248">
                <text:p>0.49189772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113859">
                <text:p>-1.1138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356668644">
                <text:p>0.33566686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924155">
                <text:p>-0.9241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81891337">
                <text:p>0.1818913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95309">
                <text:p>-0.69530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10665638">
                <text:p>0.02106656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35691">
                <text:p>-0.4356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946581575">
                <text:p>-0.09465815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85632">
                <text:p>-0.1856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931423614">
                <text:p>-0.19314236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46569">
                <text:p>0.0465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4056043997">
                <text:p>-0.40560439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2835">
                <text:p>0.3428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452856992">
                <text:p>-0.452856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1672">
                <text:p>0.5716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437740778">
                <text:p>-0.4377407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4029">
                <text:p>0.7140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505549654">
                <text:p>-0.5055496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54045">
                <text:p>0.8540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4205582416">
                <text:p>-0.42055824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9067">
                <text:p>0.890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4866163324">
                <text:p>-0.48661633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5909">
                <text:p>0.959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4983538491">
                <text:p>-0.49835384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12488">
                <text:p>1.0124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4569342289">
                <text:p>-0.45693422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20453">
                <text:p>1.0204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4835079056">
                <text:p>-0.48350790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43468">
                <text:p>1.0434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5146789417">
                <text:p>-0.51467894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79573">
                <text:p>1.0795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5140199845">
                <text:p>-0.51401998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03183">
                <text:p>1.1031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627240013">
                <text:p>-0.6272400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94365">
                <text:p>1.1943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6182532107">
                <text:p>-0.61825321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49114">
                <text:p>1.2491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6829696633">
                <text:p>-0.68296966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28712">
                <text:p>1.3287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7928473105">
                <text:p>-0.79284731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54961">
                <text:p>1.4549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9136976292">
                <text:p>-0.91369762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19596">
                <text:p>1.6195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0401950963">
                <text:p>-1.04019509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13566">
                <text:p>1.81356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1900407634">
                <text:p>-1.19004076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42635">
                <text:p>2.0426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2851309235">
                <text:p>-1.28513092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58592">
                <text:p>2.2585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3842361838">
                <text:p>-1.3842361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468492">
                <text:p>2.4684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.4397233349">
                <text:p>-1.43972333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45288">
                <text:p>2.6452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.4439415322">
                <text:p>-1.44394153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65865">
                <text:p>2.7658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.5050979712">
                <text:p>-1.50509797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8694">
                <text:p>2.886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.3394793753">
                <text:p>-1.33947937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57214">
                <text:p>2.8572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3225679404">
                <text:p>-1.32256794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26143">
                <text:p>2.8261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.1528876604">
                <text:p>-1.15288766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92363">
                <text:p>2.6923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0351553409">
                <text:p>-1.03515534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524789">
                <text:p>2.5247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9441030551">
                <text:p>-0.94410305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352485">
                <text:p>2.3524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79324296">
                <text:p>-0.793242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37171">
                <text:p>2.1371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6552572643">
                <text:p>-0.65525726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01788">
                <text:p>1.9017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5111202744">
                <text:p>-0.51112027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48938">
                <text:p>1.6489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4390616441">
                <text:p>-0.43906164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32488">
                <text:p>1.4324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4100194193">
                <text:p>-0.41001941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68954">
                <text:p>1.2689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3776606401">
                <text:p>-0.37766064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38456">
                <text:p>1.1384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4313472435">
                <text:p>-0.43134724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87309">
                <text:p>1.0873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413649246">
                <text:p>-0.4136492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41445">
                <text:p>1.0414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4359345617">
                <text:p>-0.43593456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25747">
                <text:p>1.0257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4716782033">
                <text:p>-0.47167820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39111">
                <text:p>1.0391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5101891586">
                <text:p>-0.51018915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73678">
                <text:p>1.0736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5417412452">
                <text:p>-0.54174124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17731">
                <text:p>1.1177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5994983732">
                <text:p>-0.59949837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85568">
                <text:p>1.1855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4805973655">
                <text:p>-0.48059736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51513">
                <text:p>1.1515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4816801183">
                <text:p>-0.48168011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29551">
                <text:p>1.1295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4565434194">
                <text:p>-0.45654341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98169">
                <text:p>1.0981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4008332409">
                <text:p>-0.40083324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40138">
                <text:p>1.040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2963512403">
                <text:p>-0.29635124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31851">
                <text:p>0.9318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2417195246">
                <text:p>-0.24171952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23311">
                <text:p>0.8233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1362438911">
                <text:p>-0.13624389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0718">
                <text:p>0.6807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41577872">
                <text:p>-0.00415778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707">
                <text:p>0.4977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219055415">
                <text:p>0.02190554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8431">
                <text:p>0.358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504286385">
                <text:p>0.05042863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6649">
                <text:p>0.2466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292003602">
                <text:p>0.12920036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19693">
                <text:p>0.1196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49129566">
                <text:p>0.18491295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02004">
                <text:p>-0.0020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371239705">
                <text:p>0.13712397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1218">
                <text:p>-0.0512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649486258">
                <text:p>0.16494862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02544">
                <text:p>-0.1025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95024534">
                <text:p>0.17950245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46432">
                <text:p>-0.1464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659568419">
                <text:p>0.16595684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66639">
                <text:p>-0.1666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659038146">
                <text:p>0.16590381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80064">
                <text:p>-0.1800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512610745">
                <text:p>0.15126107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79248">
                <text:p>-0.1792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84097399">
                <text:p>0.07840973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30153">
                <text:p>-0.1301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004735973">
                <text:p>0.10047359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12155">
                <text:p>-0.1121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64129399">
                <text:p>0.07641293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84131">
                <text:p>-0.0841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61951019">
                <text:p>0.03619510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866">
                <text:p>-0.038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91241564">
                <text:p>0.03912415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10324">
                <text:p>-0.0103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11333368">
                <text:p>-0.0113333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42178">
                <text:p>0.0421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375992466">
                <text:p>-0.03759924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94655">
                <text:p>0.0946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674130819">
                <text:p>-0.06741308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4948">
                <text:p>0.1494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807025411">
                <text:p>-0.08070254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94856">
                <text:p>0.1948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699537712">
                <text:p>-0.06995377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17918">
                <text:p>0.2179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894712406">
                <text:p>-0.08947124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6287">
                <text:p>0.2462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306563905">
                <text:p>-0.03065639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5987">
                <text:p>0.2259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681586277">
                <text:p>-0.06815862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7458">
                <text:p>0.2374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346123948">
                <text:p>-0.03461239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2743">
                <text:p>0.2227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696816361">
                <text:p>-0.06968163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6312">
                <text:p>0.2363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473699012">
                <text:p>-0.04736990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0482">
                <text:p>0.2304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43213568">
                <text:p>-0.0432135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3828">
                <text:p>0.2238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462686418">
                <text:p>-0.04626864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1432">
                <text:p>0.2214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981708572">
                <text:p>-0.09817085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4425">
                <text:p>0.2544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866070299">
                <text:p>-0.08660702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8696">
                <text:p>0.268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1380610828">
                <text:p>-0.13806108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2494">
                <text:p>0.3124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1022661697">
                <text:p>-0.10226616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7812">
                <text:p>0.3178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1638411948">
                <text:p>-0.16384119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2391">
                <text:p>0.3623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1628807067">
                <text:p>-0.16288070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1446">
                <text:p>0.3914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1653621676">
                <text:p>-0.16536216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2453">
                <text:p>0.4124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2074466317">
                <text:p>-0.20744663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4493">
                <text:p>0.4544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1702244257">
                <text:p>-0.17022442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69">
                <text:p>0.457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2696345776">
                <text:p>-0.26963457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6071">
                <text:p>0.5260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2257680487">
                <text:p>-0.22576804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2386">
                <text:p>0.5423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692466156">
                <text:p>-0.16924661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5584">
                <text:p>0.5155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156834891">
                <text:p>-0.21568348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868">
                <text:p>0.5286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1605328046">
                <text:p>-0.16053280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0648">
                <text:p>0.5006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1634291919">
                <text:p>-0.16342919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3905">
                <text:p>0.4839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1558691606">
                <text:p>-0.15586916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7715">
                <text:p>0.4677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145487529">
                <text:p>-0.1454875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011">
                <text:p>0.4500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560571983">
                <text:p>-0.05605719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619">
                <text:p>0.3786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757724402">
                <text:p>-0.07577244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4202">
                <text:p>0.3442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750202856">
                <text:p>-0.07502028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0776">
                <text:p>0.3207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886599182">
                <text:p>-0.08865991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4261">
                <text:p>0.3142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924149652">
                <text:p>-0.09241496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2424">
                <text:p>0.3124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791222638">
                <text:p>-0.07912226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02342">
                <text:p>0.3023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1509904962">
                <text:p>-0.15099049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3522">
                <text:p>0.3435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1004048323">
                <text:p>-0.10040483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3724">
                <text:p>0.337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1370465029">
                <text:p>-0.13704650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7475">
                <text:p>0.3574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976833439">
                <text:p>-0.09768334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4721">
                <text:p>0.3447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1053241279">
                <text:p>-0.10532412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1317">
                <text:p>0.3413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1604934451">
                <text:p>-0.16049344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5817">
                <text:p>0.3758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1997676294">
                <text:p>-0.19976762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972">
                <text:p>0.4249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1235455643">
                <text:p>-0.12354556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917">
                <text:p>0.4069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1951050039">
                <text:p>-0.19510500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258">
                <text:p>0.442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1473116981">
                <text:p>-0.14731169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485">
                <text:p>0.4344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167075659">
                <text:p>-0.1670756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2264">
                <text:p>0.4422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16274255">
                <text:p>-0.2162742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0234">
                <text:p>0.4802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1660327456">
                <text:p>-0.16603274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042">
                <text:p>0.4720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2032216575">
                <text:p>-0.20322165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1371">
                <text:p>0.4913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1007117417">
                <text:p>-0.10071174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5928">
                <text:p>0.4359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2113600143">
                <text:p>-0.21136001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738">
                <text:p>0.4727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1573601702">
                <text:p>-0.15736017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127">
                <text:p>0.4612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2030241871">
                <text:p>-0.20302418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4063">
                <text:p>0.4840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2987004528">
                <text:p>-0.29870045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3009">
                <text:p>0.5630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2164334652">
                <text:p>-0.21643346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077">
                <text:p>0.5607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2930139517">
                <text:p>-0.29301395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0314">
                <text:p>0.61031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3156954432">
                <text:p>-0.31569544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8433">
                <text:p>0.6584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2656405258">
                <text:p>-0.26564052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7126">
                <text:p>0.65712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2512503339">
                <text:p>-0.25125033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6665">
                <text:p>0.64666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3952543081">
                <text:p>-0.39525430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5668">
                <text:p>0.73566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3035336728">
                <text:p>-0.30353367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3827">
                <text:p>0.73382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2914123635">
                <text:p>-0.29141236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4523">
                <text:p>0.72452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2906908225">
                <text:p>-0.29069082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7844">
                <text:p>0.7178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2555636359">
                <text:p>-0.25556363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9985">
                <text:p>0.68998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2885581449">
                <text:p>-0.28855814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3417">
                <text:p>0.6934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230146668">
                <text:p>-0.2301466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6774">
                <text:p>0.6567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2953171298">
                <text:p>-0.29531712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5799">
                <text:p>0.67579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2943073769">
                <text:p>-0.29430737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7799">
                <text:p>0.6877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2293034432">
                <text:p>-0.22930344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2471">
                <text:p>0.6524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2988263168">
                <text:p>-0.29882631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2068145317">
                <text:p>-0.20681453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9138">
                <text:p>0.6291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273972381">
                <text:p>-0.2739723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3165">
                <text:p>0.6431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3007641134">
                <text:p>-0.30076411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0364">
                <text:p>0.6703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3138101813">
                <text:p>-0.31381018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7176">
                <text:p>0.6971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2961178361">
                <text:p>-0.29611783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3245">
                <text:p>0.70324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2916806866">
                <text:p>-0.29168068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433">
                <text:p>0.704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3385283177">
                <text:p>-0.33852831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6275">
                <text:p>0.7362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3173360146">
                <text:p>-0.31733601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343">
                <text:p>0.743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2652588938">
                <text:p>-0.26525889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3489">
                <text:p>0.7134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3254350373">
                <text:p>-0.32543503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33649">
                <text:p>0.7336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2952429356">
                <text:p>-0.29524293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6957">
                <text:p>0.72695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2501995958">
                <text:p>-0.25019959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248">
                <text:p>0.6924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2597560078">
                <text:p>-0.25975600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5884">
                <text:p>0.6758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2451126647">
                <text:p>-0.24511266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507">
                <text:p>0.6550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2922487587">
                <text:p>-0.29224875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2619">
                <text:p>0.6726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2355341767">
                <text:p>-0.23553417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6511">
                <text:p>0.6465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2111977795">
                <text:p>-0.21119777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2902">
                <text:p>0.6129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2702059892">
                <text:p>-0.27020598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984">
                <text:p>0.629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2564640879">
                <text:p>-0.25646408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1965">
                <text:p>0.63196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2126571774">
                <text:p>-0.21265717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4185">
                <text:p>0.60418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2981291044">
                <text:p>-0.29812910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2643">
                <text:p>0.64264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2470710872">
                <text:p>-0.24707108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4233">
                <text:p>0.63423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2819829736">
                <text:p>-0.28198297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1897">
                <text:p>0.65189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2578737019">
                <text:p>-0.25787370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7597">
                <text:p>0.64759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20846961">
                <text:p>-0.208469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1807">
                <text:p>0.6118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1822367281">
                <text:p>-0.18223672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0484">
                <text:p>0.5704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1507621567">
                <text:p>-0.15076215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1982">
                <text:p>0.52198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1886371865">
                <text:p>-0.18863718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4916">
                <text:p>0.51491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2645212808">
                <text:p>-0.26452128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0782">
                <text:p>0.5607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2680706162">
                <text:p>-0.26807061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3267027375">
                <text:p>-0.32670273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4701">
                <text:p>0.65470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2295522457">
                <text:p>-0.22955224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059">
                <text:p>0.630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2086036723">
                <text:p>-0.20860367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567">
                <text:p>0.6005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2106742276">
                <text:p>-0.21067422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1949">
                <text:p>0.5819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2917855482">
                <text:p>-0.29178554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3604">
                <text:p>0.62360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2765042776">
                <text:p>-0.27650427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1166">
                <text:p>0.64116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1391277785">
                <text:p>-0.13912777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1311">
                <text:p>0.5613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2411011967">
                <text:p>-0.24110119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6078">
                <text:p>0.57607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2653066175">
                <text:p>-0.26530661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2046">
                <text:p>0.6020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236031707">
                <text:p>-0.2360317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9834">
                <text:p>0.5998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3407724307">
                <text:p>-0.34077243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8164">
                <text:p>0.66816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262175271">
                <text:p>-0.2621752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1299">
                <text:p>0.6612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192558868">
                <text:p>-0.1925588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033">
                <text:p>0.610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2122099508">
                <text:p>-0.21220995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9476">
                <text:p>0.58947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2332745056">
                <text:p>-0.23327450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9623">
                <text:p>0.58962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2467739818">
                <text:p>-0.24677398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8718">
                <text:p>0.5987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2536765342">
                <text:p>-0.25367653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9376">
                <text:p>0.60937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2690024121">
                <text:p>-0.26900241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6689">
                <text:p>0.6266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3038795904">
                <text:p>-0.30387959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1465">
                <text:p>0.66146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2707002206">
                <text:p>-0.27070022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2518">
                <text:p>0.6625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2897875805">
                <text:p>-0.28978758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594">
                <text:p>0.675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3046579188">
                <text:p>-0.30465791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4791">
                <text:p>0.6947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3054411469">
                <text:p>-0.30544114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7869">
                <text:p>0.7078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2863600297">
                <text:p>-0.28636002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3865">
                <text:p>0.7038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3171630124">
                <text:p>-0.31716301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1726">
                <text:p>0.7217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3864850053">
                <text:p>-0.38648500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79822">
                <text:p>0.7798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3937005482">
                <text:p>-0.39370054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4061232809">
                <text:p>-0.40612328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6059">
                <text:p>0.860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3413662366">
                <text:p>-0.34136623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42252">
                <text:p>0.8422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2896330934">
                <text:p>-0.28963309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9556">
                <text:p>0.795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2748303652">
                <text:p>-0.27483036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54593">
                <text:p>0.7545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3227838826">
                <text:p>-0.32278388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59262">
                <text:p>0.7592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2946190164">
                <text:p>-0.29461901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3602">
                <text:p>0.7436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3146597217">
                <text:p>-0.31465972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46527">
                <text:p>0.7465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2154988375">
                <text:p>-0.21549883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239">
                <text:p>0.6823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2432690378">
                <text:p>-0.24326903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8175">
                <text:p>0.65817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2389611324">
                <text:p>-0.23896113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9174">
                <text:p>0.6391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2122297123">
                <text:p>-0.21222971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8702">
                <text:p>0.6087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1816927322">
                <text:p>-0.18169273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8053">
                <text:p>0.56805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2425098777">
                <text:p>-0.24250987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1508">
                <text:p>0.5815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1136447315">
                <text:p>-0.11364473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4589">
                <text:p>0.5045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1697380171">
                <text:p>-0.16973801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0735">
                <text:p>0.4907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2665526774">
                <text:p>-0.26655267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6029">
                <text:p>0.5460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2675636027">
                <text:p>-0.26756360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3534">
                <text:p>0.5835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1990258179">
                <text:p>-0.19902581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284">
                <text:p>0.5628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2265431439">
                <text:p>-0.22654314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7395">
                <text:p>0.5673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2139946762">
                <text:p>-0.21399467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2065">
                <text:p>0.5620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1816662846">
                <text:p>-0.18166628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697">
                <text:p>0.536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204545886">
                <text:p>-0.2045458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5502">
                <text:p>0.5355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20295249">
                <text:p>-0.202952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3463">
                <text:p>0.53346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1772436776">
                <text:p>-0.17724367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4971">
                <text:p>0.51497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1439596698">
                <text:p>-0.14395966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0471">
                <text:p>0.48047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1483217441">
                <text:p>-0.14832174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0397">
                <text:p>0.46039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1895690251">
                <text:p>-0.18956902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4515">
                <text:p>0.4745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2087338261">
                <text:p>-0.20873382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6691">
                <text:p>0.4966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1288582154">
                <text:p>-0.12885821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823">
                <text:p>0.458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122425629">
                <text:p>-0.1224256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8324">
                <text:p>0.42832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922425845">
                <text:p>-0.09224258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8288">
                <text:p>0.38828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1339944196">
                <text:p>-0.13399441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9445">
                <text:p>0.38944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1112016843">
                <text:p>-0.11120168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5025">
                <text:p>0.3750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1765295841">
                <text:p>-0.17652958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8958">
                <text:p>0.40895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126758231">
                <text:p>-0.1267582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839">
                <text:p>0.3983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2480976323">
                <text:p>-0.248097632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218">
                <text:p>0.4722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1574698975">
                <text:p>-0.15746989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0996">
                <text:p>0.46099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1831160148">
                <text:p>-0.18311601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0613">
                <text:p>0.47061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1987292299">
                <text:p>-0.19872922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7425">
                <text:p>0.4874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2051675369">
                <text:p>-0.20516753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2914">
                <text:p>0.5029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2247952011">
                <text:p>-0.22479520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6312">
                <text:p>0.5263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2087917042">
                <text:p>-0.20879170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1232">
                <text:p>0.5312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2004214102">
                <text:p>-0.20042141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8932">
                <text:p>0.5289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2154474386">
                <text:p>-0.21544743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7413">
                <text:p>0.5374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2171233247">
                <text:p>-0.21712332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4179">
                <text:p>0.5441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2054280826">
                <text:p>-0.20542808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0892">
                <text:p>0.5408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1903943087">
                <text:p>-0.19039430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8684">
                <text:p>0.5286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2015820405">
                <text:p>-0.20158204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8007">
                <text:p>0.5280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1760502309">
                <text:p>-0.17605023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0541">
                <text:p>0.51054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2055186911">
                <text:p>-0.20551869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8546">
                <text:p>0.5185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1908322654">
                <text:p>-0.19083226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409">
                <text:p>0.514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1701776726">
                <text:p>-0.1701776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357">
                <text:p>0.4973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1887923404">
                <text:p>-0.18879234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8617">
                <text:p>0.4986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1804170179">
                <text:p>-0.18041701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3874">
                <text:p>0.49387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253755735">
                <text:p>-0.2537557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9591">
                <text:p>0.5395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2064344712">
                <text:p>-0.20643447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8507">
                <text:p>0.5385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2223528188">
                <text:p>-0.22235281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8393">
                <text:p>0.5483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1755921446">
                <text:p>-0.17559214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3815">
                <text:p>0.5238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2110669005">
                <text:p>-0.21106690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1085">
                <text:p>0.5310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2426133735">
                <text:p>-0.24261337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6952">
                <text:p>0.5569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2053903569">
                <text:p>-0.20539035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9375">
                <text:p>0.54937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2126285791">
                <text:p>-0.21262857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9152">
                <text:p>0.5491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2211231846">
                <text:p>-0.22112318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4665">
                <text:p>0.55466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1522497265">
                <text:p>-0.15224972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2436">
                <text:p>0.51243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1902856229">
                <text:p>-0.19028562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9656">
                <text:p>0.5096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1298409657">
                <text:p>-0.12984096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7522">
                <text:p>0.4675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1772042574">
                <text:p>-0.17720425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102">
                <text:p>0.4710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1971263172">
                <text:p>-0.19712631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6627">
                <text:p>0.48662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1860725182">
                <text:p>-0.18607251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9657">
                <text:p>0.48965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1880118064">
                <text:p>-0.18801180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2967">
                <text:p>0.4929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2049659587">
                <text:p>-0.20496595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6471">
                <text:p>0.50647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2678714541">
                <text:p>-0.26787145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739">
                <text:p>0.5573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258785522">
                <text:p>-0.2587855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5252">
                <text:p>0.58525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2066926704">
                <text:p>-0.20669267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094">
                <text:p>0.5690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2821862831">
                <text:p>-0.28218628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2372754673">
                <text:p>-0.23727546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5057">
                <text:p>0.60505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2273669235">
                <text:p>-0.22736692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6065">
                <text:p>0.59606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2087402466">
                <text:p>-0.20874024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7661">
                <text:p>0.57766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2764779582">
                <text:p>-0.27647795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0546">
                <text:p>0.6105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2522001195">
                <text:p>-0.25220011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6271">
                <text:p>0.61627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2895498164">
                <text:p>-0.28954981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4976">
                <text:p>0.6449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2744285516">
                <text:p>-0.274428551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4019">
                <text:p>0.6540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2376237222">
                <text:p>-0.23762372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5514">
                <text:p>0.6355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2187443032">
                <text:p>-0.21874430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0606">
                <text:p>0.61060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2340021632">
                <text:p>-0.23400216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4183">
                <text:p>0.6041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2420912514">
                <text:p>-0.24209125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5295">
                <text:p>0.6052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2425352276">
                <text:p>-0.24253522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6332">
                <text:p>0.606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2668901051">
                <text:p>-0.26689010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3254">
                <text:p>0.62325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3075405461">
                <text:p>-0.3075405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1617">
                <text:p>0.6616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2038250397">
                <text:p>-0.20382503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8051">
                <text:p>0.61805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2319259411">
                <text:p>-0.23192594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2583827174">
                <text:p>-0.25838271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8534">
                <text:p>0.6185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2367938302">
                <text:p>-0.23679383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1324">
                <text:p>0.6113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2939085669">
                <text:p>-0.29390856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4586">
                <text:p>0.6445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2957663741">
                <text:p>-0.29576637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798">
                <text:p>0.667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2035323825">
                <text:p>-0.20353238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2094">
                <text:p>0.6220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2231072013">
                <text:p>-0.22310720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4574">
                <text:p>0.60457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217250519">
                <text:p>-0.2172505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9001">
                <text:p>0.58900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1982602396">
                <text:p>-0.19826023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5972">
                <text:p>0.5659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1660643699">
                <text:p>-0.16606436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9175">
                <text:p>0.5291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1430539274">
                <text:p>-0.14305392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9329">
                <text:p>0.4893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1627634573">
                <text:p>-0.16276345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922">
                <text:p>0.4759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1321980251">
                <text:p>-0.13219802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6622">
                <text:p>0.4466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1778575025">
                <text:p>-0.17785750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534">
                <text:p>0.4575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1906268841">
                <text:p>-0.19062688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3313">
                <text:p>0.4733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1894652731">
                <text:p>-0.18946527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3049">
                <text:p>0.48304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1619753414">
                <text:p>-0.16197534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1214">
                <text:p>0.47121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1949949274">
                <text:p>-0.19499492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336">
                <text:p>0.48533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913455673">
                <text:p>-0.09134556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5666">
                <text:p>0.42566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1003166989">
                <text:p>-0.100316698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1899">
                <text:p>0.3918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1132660709">
                <text:p>-0.11326607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78036">
                <text:p>0.37803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1446391187">
                <text:p>-0.14463911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971">
                <text:p>0.3897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1607160321">
                <text:p>-0.16071603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1361919386">
                <text:p>-0.13619193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4173">
                <text:p>0.40417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1434782424">
                <text:p>-0.1434782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6346">
                <text:p>0.4063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1615683152">
                <text:p>-0.16156831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985">
                <text:p>0.4198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1699681367">
                <text:p>-0.16996813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443">
                <text:p>0.43444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1453558792">
                <text:p>-0.14535587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7761">
                <text:p>0.42776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1487750178">
                <text:p>-0.14877501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5589">
                <text:p>0.42558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1983829573">
                <text:p>-0.19838295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203">
                <text:p>0.4572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194898397">
                <text:p>-0.1948983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939">
                <text:p>0.4759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1593546965">
                <text:p>-0.159354696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4731">
                <text:p>0.4647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1646725243">
                <text:p>-0.16467252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081">
                <text:p>0.460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916846259">
                <text:p>-0.09168462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09555">
                <text:p>0.4095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0760759404">
                <text:p>-0.07607594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5012">
                <text:p>0.3650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1906861387">
                <text:p>-0.19068613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1722">
                <text:p>0.41172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079780222">
                <text:p>-0.0797802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8924">
                <text:p>0.36892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1524116615">
                <text:p>-0.15241166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882">
                <text:p>0.3888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0814438221">
                <text:p>-0.08144382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4777">
                <text:p>0.3547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1696539712">
                <text:p>-0.16965397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0888">
                <text:p>0.39088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1749165785">
                <text:p>-0.17491657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8449">
                <text:p>0.4184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1613614626">
                <text:p>-0.16136146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7774">
                <text:p>0.42777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2310208762">
                <text:p>-0.23102087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041">
                <text:p>0.480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2790748439">
                <text:p>-0.27907484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7496">
                <text:p>0.54749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2249716497">
                <text:p>-0.22497164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6126">
                <text:p>0.5561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294333814">
                <text:p>-0.2943338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8101">
                <text:p>0.60810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3725368348">
                <text:p>-0.37253683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484">
                <text:p>0.694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4131549877">
                <text:p>-0.41315498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79688">
                <text:p>0.7796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5421014109">
                <text:p>-0.54210141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22141">
                <text:p>0.92214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5521500363">
                <text:p>-0.55215003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023728">
                <text:p>1.02372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5920095937">
                <text:p>-0.59200959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1796">
                <text:p>1.117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5857895858">
                <text:p>-0.58578958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76584">
                <text:p>1.17658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5798928977">
                <text:p>-0.57989289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11704">
                <text:p>1.2117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6681226932">
                <text:p>-0.66812269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93898">
                <text:p>1.29389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6440946181">
                <text:p>-0.64409461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32636">
                <text:p>1.3326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6811751356">
                <text:p>-0.68117513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83151">
                <text:p>1.38315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6697633312">
                <text:p>-0.66976333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09194">
                <text:p>1.40919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69356672">
                <text:p>-0.693566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42406">
                <text:p>1.44240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7287961876">
                <text:p>-0.72879618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88007">
                <text:p>1.48800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751092838">
                <text:p>-0.7510928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33242">
                <text:p>1.5332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8272670581">
                <text:p>-0.82726705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14139">
                <text:p>1.61413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8833814379">
                <text:p>-0.88338143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05423">
                <text:p>1.70542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9178502254">
                <text:p>-0.91785022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7892">
                <text:p>1.789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988061154">
                <text:p>-0.9880611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91796">
                <text:p>1.8917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.0207282051">
                <text:p>-1.02072820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981907">
                <text:p>1.98190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1.0583448069">
                <text:p>-1.05834480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067001">
                <text:p>2.0670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.1353301835">
                <text:p>-1.13533018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74989">
                <text:p>2.17498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1.1453298691">
                <text:p>-1.14532986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253585">
                <text:p>2.2535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.2668598681">
                <text:p>-1.26685986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386932">
                <text:p>2.3869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.2937596158">
                <text:p>-1.29375961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493684">
                <text:p>2.49368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.2974476926">
                <text:p>-1.29744769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56725">
                <text:p>2.567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.330321778">
                <text:p>-1.3303217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38161">
                <text:p>2.6381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.364523193">
                <text:p>-1.3645231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0819">
                <text:p>2.708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.3618726748">
                <text:p>-1.36187267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5307">
                <text:p>2.7530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.4233928633">
                <text:p>-1.42339286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23966">
                <text:p>2.8239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1.457479079">
                <text:p>-1.4574790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93906">
                <text:p>2.89390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1.5121571509">
                <text:p>-1.51215715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976934">
                <text:p>2.97693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1.5105031008">
                <text:p>-1.51050310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031138">
                <text:p>3.03113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1.5503223477">
                <text:p>-1.55032234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093781">
                <text:p>3.0937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1.5616607844">
                <text:p>-1.56166078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143065">
                <text:p>3.14306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1.5472198283">
                <text:p>-1.54721982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166269">
                <text:p>3.1662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1.5097559388">
                <text:p>-1.50975593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156758">
                <text:p>3.15675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.4775101104">
                <text:p>-1.47751011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128933">
                <text:p>3.1289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1.4072808688">
                <text:p>-1.40728086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3.063594">
                <text:p>3.06359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1.3666373415">
                <text:p>-1.36663734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992984">
                <text:p>2.99298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.2847044953">
                <text:p>-1.28470449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891347">
                <text:p>2.8913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.2402297554">
                <text:p>-1.24022975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794005">
                <text:p>2.79400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.1530087794">
                <text:p>-1.15300877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671037">
                <text:p>2.67103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.0039401109">
                <text:p>-1.00394011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48978">
                <text:p>2.489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9433170992">
                <text:p>-0.9433170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328641">
                <text:p>2.32864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8031525252">
                <text:p>-0.80315252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2.127893">
                <text:p>2.12789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6494088872">
                <text:p>-0.64940888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89171">
                <text:p>1.8917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5775777953">
                <text:p>-0.57757779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86515">
                <text:p>1.6865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5250484896">
                <text:p>-0.52504848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14824">
                <text:p>1.51482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4153837359">
                <text:p>-0.41538373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27374">
                <text:p>1.32737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0.332665899">
                <text:p>-0.3326658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47384">
                <text:p>1.1473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0.2900451467">
                <text:p>-0.29004514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99086">
                <text:p>0.99908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0.2143098591">
                <text:p>-0.21430985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4983">
                <text:p>0.8498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0.1386268174">
                <text:p>-0.138626817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997">
                <text:p>0.6999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0.0924663978">
                <text:p>-0.092466397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384">
                <text:p>0.56938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0.0787604873">
                <text:p>-0.07876048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3264">
                <text:p>0.47326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138573825">
                <text:p>0.01385738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7513">
                <text:p>0.34751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671598824">
                <text:p>0.06715988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8226">
                <text:p>0.2282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337366826">
                <text:p>0.13373668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04398">
                <text:p>0.10439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544208964">
                <text:p>0.25442089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58515">
                <text:p>-0.05851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178594648">
                <text:p>0.31785946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209311">
                <text:p>-0.2093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476087335">
                <text:p>0.44760873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96229">
                <text:p>-0.39622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5698309104">
                <text:p>0.56983091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02191">
                <text:p>-0.6021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7137937039">
                <text:p>0.71379370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835329">
                <text:p>-0.83532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7732666787">
                <text:p>0.77326667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030259">
                <text:p>-1.03025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9053469934">
                <text:p>0.90534699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48129">
                <text:p>-1.24812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9251741248">
                <text:p>0.92517412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406468">
                <text:p>-1.4064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668093861">
                <text:p>0.96680938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539687">
                <text:p>-1.53968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9614344945">
                <text:p>0.961434494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624844">
                <text:p>-1.62484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9967246539">
                <text:p>0.99672465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05087">
                <text:p>-1.70508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9667023787">
                <text:p>0.96670237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38529">
                <text:p>-1.7385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4720104">
                <text:p>0.93547201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39992">
                <text:p>-1.73999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755442084">
                <text:p>0.875544208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701028">
                <text:p>-1.7010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8101983136">
                <text:p>0.8101983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631524">
                <text:p>-1.63152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7432722273">
                <text:p>0.743272227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540625">
                <text:p>-1.5406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507973097">
                <text:p>0.65079730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418446">
                <text:p>-1.41844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967288537">
                <text:p>0.49672885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234383">
                <text:p>-1.23438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231492446">
                <text:p>0.42314924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1.06274">
                <text:p>-1.0627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477479933">
                <text:p>0.34774799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898156">
                <text:p>-0.89815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93299667">
                <text:p>0.1932996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685594">
                <text:p>-0.68559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1171863564">
                <text:p>0.11718635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493278">
                <text:p>-0.49327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415549191">
                <text:p>0.04155491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31477">
                <text:p>-0.314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260478388">
                <text:p>0.026047838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18553">
                <text:p>-0.185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0.0692383582">
                <text:p>-0.06923835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-0.035938">
                <text:p>-0.03593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0.0682168136">
                <text:p>-0.068216813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063026">
                <text:p>0.0630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0.0646090399">
                <text:p>-0.06460903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26543">
                <text:p>0.12654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0.0687975135">
                <text:p>-0.06879751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1643">
                <text:p>0.17164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0.0487542408">
                <text:p>-0.04875424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88327">
                <text:p>0.18832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0101653313">
                <text:p>-0.01016533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73723">
                <text:p>0.17372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0.0646732962">
                <text:p>-0.064673296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00322">
                <text:p>0.20032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0.0300291651">
                <text:p>-0.03002916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94952">
                <text:p>0.1949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0.0250842325">
                <text:p>-0.02508423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188079">
                <text:p>0.18807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1412812094">
                <text:p>-0.14128120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0939">
                <text:p>0.26093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0.1620993128">
                <text:p>-0.16209931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23347">
                <text:p>0.3233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0.1848754238">
                <text:p>-0.18487542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0096">
                <text:p>0.38009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0.3094157577">
                <text:p>-0.30941575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0897">
                <text:p>0.50089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0.3912146486">
                <text:p>-0.39121464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5878">
                <text:p>0.6358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0.514126696">
                <text:p>-0.5141266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07704">
                <text:p>0.80770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0.5534202418">
                <text:p>-0.55342024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48347">
                <text:p>0.9483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0.644714918">
                <text:p>-0.6447149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02873">
                <text:p>1.10287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0.6840792096">
                <text:p>-0.68407920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32039">
                <text:p>1.23203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0.759169575">
                <text:p>-0.7591695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68121">
                <text:p>1.36812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0.7670665553">
                <text:p>-0.76706655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6403">
                <text:p>1.4640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0.8038120042">
                <text:p>-0.80381200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52405">
                <text:p>1.55240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8103971169">
                <text:p>-0.81039711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15661">
                <text:p>1.6156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8014114461">
                <text:p>-0.8014114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51808">
                <text:p>1.65180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0.7164530683">
                <text:p>-0.71645306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619266">
                <text:p>1.61926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0.7069951757">
                <text:p>-0.70699517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91287">
                <text:p>1.59128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0.6636059029">
                <text:p>-0.663605902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543732">
                <text:p>1.5437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0.5587552671">
                <text:p>-0.55875526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442179">
                <text:p>1.44217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0.5190537754">
                <text:p>-0.51905377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348074">
                <text:p>1.34807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0.4377159987">
                <text:p>-0.43771599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231183">
                <text:p>1.2311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415825424">
                <text:p>-0.415825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1.138731">
                <text:p>1.13873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2873799969">
                <text:p>-0.28737999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991546">
                <text:p>0.99154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2902339615">
                <text:p>-0.29023396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95407">
                <text:p>0.89540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2630138657">
                <text:p>-0.26301386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813227">
                <text:p>0.81322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2682750461">
                <text:p>-0.2682750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1992">
                <text:p>0.76199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2592899151">
                <text:p>-0.25928991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21876">
                <text:p>0.7218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2375664871">
                <text:p>-0.237566487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80676">
                <text:p>0.6806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2633850897">
                <text:p>-0.26338508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7044">
                <text:p>0.670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3107370438">
                <text:p>-0.31073704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5178">
                <text:p>0.69517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3131927104">
                <text:p>-0.31319271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3294">
                <text:p>0.71329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2992594597">
                <text:p>-0.29925945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16075">
                <text:p>0.71607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3509406738">
                <text:p>-0.35094067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5237">
                <text:p>0.752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3847343057">
                <text:p>-0.38473430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99068">
                <text:p>0.79906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0.326482183">
                <text:p>-0.3264821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91352">
                <text:p>0.79135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0.2954502394">
                <text:p>-0.295450239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65532">
                <text:p>0.7655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1661460727">
                <text:p>-0.16614607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62158">
                <text:p>0.66215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2619902986">
                <text:p>-0.26199029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7175">
                <text:p>0.6571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2133558763">
                <text:p>-0.213355876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1443">
                <text:p>0.6214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1561848275">
                <text:p>-0.15618482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9541">
                <text:p>0.55954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1250732719">
                <text:p>-0.12507327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573">
                <text:p>0.49757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1334470586">
                <text:p>-0.13344705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1876">
                <text:p>0.46187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0554028396">
                <text:p>-0.05540283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6086">
                <text:p>0.3860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0190294803">
                <text:p>-0.01902948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1136">
                <text:p>0.3113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3576042">
                <text:p>0.0035760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46519">
                <text:p>0.24651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0720037224">
                <text:p>-0.07200372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53697">
                <text:p>0.25369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0275137238">
                <text:p>-0.02751372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28829">
                <text:p>0.22882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0633868407">
                <text:p>-0.063386840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6171">
                <text:p>0.23617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0575580499">
                <text:p>-0.05755804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37178">
                <text:p>0.2371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0931944364">
                <text:p>-0.093194436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61597">
                <text:p>0.26159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1255378295">
                <text:p>-0.12553782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299419">
                <text:p>0.2994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1496231946">
                <text:p>-0.14962319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40664">
                <text:p>0.34066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1909103706">
                <text:p>-0.19091037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5653">
                <text:p>0.39565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2198991308">
                <text:p>-0.21989913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1601">
                <text:p>0.45160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2488966811">
                <text:p>-0.24889668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8195">
                <text:p>0.5081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3041539896">
                <text:p>-0.30415398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2718">
                <text:p>0.5827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2603434776">
                <text:p>-0.26034347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3161">
                <text:p>0.6031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2786842356">
                <text:p>-0.27868423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29002">
                <text:p>0.62900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2649321322">
                <text:p>-0.26493213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705">
                <text:p>0.6370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2233843079">
                <text:p>-0.22338430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4721">
                <text:p>0.61472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2153543105">
                <text:p>-0.215354310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4496">
                <text:p>0.59449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2642061782">
                <text:p>-0.26420617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3581">
                <text:p>0.61358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2260360004">
                <text:p>-0.22603600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0856">
                <text:p>0.6008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147378759">
                <text:p>-0.1473787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9959">
                <text:p>0.53995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1626109846">
                <text:p>-0.16261098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9546">
                <text:p>0.50954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1780634631">
                <text:p>-0.17806346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9585">
                <text:p>0.49958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2249034146">
                <text:p>-0.22490341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4167">
                <text:p>0.52416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1575495382">
                <text:p>-0.157549538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5653">
                <text:p>0.49565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1556571281">
                <text:p>-0.15565712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399">
                <text:p>0.4753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1378623893">
                <text:p>-0.13786238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048">
                <text:p>0.4500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1825634069">
                <text:p>-0.18256340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2952">
                <text:p>0.46295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1426100367">
                <text:p>-0.14261003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4921">
                <text:p>0.44492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1873813733">
                <text:p>-0.187381373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2748">
                <text:p>0.46274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1561161426">
                <text:p>-0.15611614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3787">
                <text:p>0.4537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2365143311">
                <text:p>-0.236514331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1398">
                <text:p>0.5013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1810479406">
                <text:p>-0.18104794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6147">
                <text:p>0.49614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2252101242">
                <text:p>-0.225210124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2081">
                <text:p>0.52208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1590609837">
                <text:p>-0.15906098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5271">
                <text:p>0.49527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1940943256">
                <text:p>-0.19409432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0761">
                <text:p>0.50076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0832559891">
                <text:p>-0.08325598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055">
                <text:p>0.430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0.1401251656">
                <text:p>-0.140125165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1682">
                <text:p>0.42168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1752553296">
                <text:p>-0.175255329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9187">
                <text:p>0.43918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0.1149295187">
                <text:p>-0.114929518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0643">
                <text:p>0.4106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0.0747141118">
                <text:p>-0.07471411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64829">
                <text:p>0.36482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0.1473850457">
                <text:p>-0.147385045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82742">
                <text:p>0.38274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0.0927799172">
                <text:p>-0.092779917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58284">
                <text:p>0.35828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0.1650673098">
                <text:p>-0.165067309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390167">
                <text:p>0.39016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0.1647890612">
                <text:p>-0.16478906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1219">
                <text:p>0.4112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0.2271457483">
                <text:p>-0.227145748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68">
                <text:p>0.466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0.149807179">
                <text:p>-0.1498071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2281">
                <text:p>0.45228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0.2397055493">
                <text:p>-0.23970554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2522">
                <text:p>0.5025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0.144533058">
                <text:p>-0.14453305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56">
                <text:p>0.4725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1785370148">
                <text:p>-0.17853701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265">
                <text:p>0.47526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16956804">
                <text:p>-0.1695680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1089">
                <text:p>0.47108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2054317717">
                <text:p>-0.205431771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2208">
                <text:p>0.49220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2279013243">
                <text:p>-0.227901324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1251">
                <text:p>0.52125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2129963134">
                <text:p>-0.21299631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0663">
                <text:p>0.5306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1550958301">
                <text:p>-0.155095830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8345">
                <text:p>0.49834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2010725528">
                <text:p>-0.20107255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7459">
                <text:p>0.5074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2355846854">
                <text:p>-0.235584685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653">
                <text:p>0.5365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2121749799">
                <text:p>-0.21217497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0294">
                <text:p>0.54029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2187458661">
                <text:p>-0.21874586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718">
                <text:p>0.5471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2540880915">
                <text:p>-0.254088091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532">
                <text:p>0.5753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2713507302">
                <text:p>-0.27135073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5569">
                <text:p>0.60556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2208397897">
                <text:p>-0.22083978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2056">
                <text:p>0.59205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231034938">
                <text:p>-0.2310349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9849">
                <text:p>0.58984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215436241">
                <text:p>-0.21543624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7983">
                <text:p>0.57798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2497354085">
                <text:p>-0.24973540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2938">
                <text:p>0.59293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2429139951">
                <text:p>-0.24291399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8353">
                <text:p>0.59835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3091243992">
                <text:p>-0.309124399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46086">
                <text:p>0.6460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2461318832">
                <text:p>-0.24613188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359">
                <text:p>0.635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1935340514">
                <text:p>-0.19353405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94062">
                <text:p>0.59406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3294235935">
                <text:p>-0.32942359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6756">
                <text:p>0.65675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0.340544286">
                <text:p>-0.34054428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705928">
                <text:p>0.70592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2814453606">
                <text:p>-0.281445360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99296">
                <text:p>0.69929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0.2268382726">
                <text:p>-0.2268382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58486">
                <text:p>0.65848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0.1998110461">
                <text:p>-0.19981104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1329">
                <text:p>0.613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2335154812">
                <text:p>-0.23351548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5646">
                <text:p>0.6056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1876289995">
                <text:p>-0.18762899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9974">
                <text:p>0.5699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2700624767">
                <text:p>-0.270062476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60115">
                <text:p>0.601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0.2086749331">
                <text:p>-0.20867493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81005">
                <text:p>0.58100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1683670631">
                <text:p>-0.16836706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0723">
                <text:p>0.5407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1995289732">
                <text:p>-0.19952897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4659">
                <text:p>0.53465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1823607039">
                <text:p>-0.182360703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9177">
                <text:p>0.51917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165977395">
                <text:p>-0.16597739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946">
                <text:p>0.49794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1818714428">
                <text:p>-0.18187144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4397">
                <text:p>0.49439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1896389085">
                <text:p>-0.18963890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7209">
                <text:p>0.4972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0.2392600297">
                <text:p>-0.23926002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2152">
                <text:p>0.5321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0.2476466649">
                <text:p>-0.247646664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61017">
                <text:p>0.5610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2329816734">
                <text:p>-0.23298167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70471">
                <text:p>0.57047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1577427726">
                <text:p>-0.15774277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26626">
                <text:p>0.52662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2263413191">
                <text:p>-0.22634131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3137">
                <text:p>0.5431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160723113">
                <text:p>-0.16072311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10405">
                <text:p>0.51040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1648737714">
                <text:p>-0.164873771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1368">
                <text:p>0.49136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163041685">
                <text:p>-0.16304168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7466">
                <text:p>0.47746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1561054325">
                <text:p>-0.15610543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3583">
                <text:p>0.46358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1524438332">
                <text:p>-0.15244383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1895">
                <text:p>0.45189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0.1567448066">
                <text:p>-0.156744806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6976">
                <text:p>0.44697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1449960852">
                <text:p>-0.144996085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5869">
                <text:p>0.43586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1578445021">
                <text:p>-0.15784450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7034">
                <text:p>0.4370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1920705334">
                <text:p>-0.192070533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062">
                <text:p>0.46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2421055068">
                <text:p>-0.24210550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9676">
                <text:p>0.50967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1663234548">
                <text:p>-0.166323454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1848">
                <text:p>0.49184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1287882218">
                <text:p>-0.128788221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4958">
                <text:p>0.45495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1094690677">
                <text:p>-0.109469067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17509">
                <text:p>0.41750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1567377697">
                <text:p>-0.156737769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067">
                <text:p>0.4240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1836345809">
                <text:p>-0.183634580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636">
                <text:p>0.446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189468644">
                <text:p>-0.18946864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5097">
                <text:p>0.46509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1621355137">
                <text:p>-0.16213551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9363">
                <text:p>0.45936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1528022347">
                <text:p>-0.152802234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9323">
                <text:p>0.44932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1562098959">
                <text:p>-0.15620989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4906">
                <text:p>0.44490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2208506019">
                <text:p>-0.22085060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044">
                <text:p>0.48504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1923325837">
                <text:p>-0.192332583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2774">
                <text:p>0.49277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2502374751">
                <text:p>-0.250237475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6514">
                <text:p>0.5365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2233537268">
                <text:p>-0.223353726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7732">
                <text:p>0.54773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2197898899">
                <text:p>-0.21978988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5283">
                <text:p>0.5528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2104431419">
                <text:p>-0.21044314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49997">
                <text:p>0.54999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19097225">
                <text:p>-0.1909722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35134">
                <text:p>0.53513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1558324391">
                <text:p>-0.15583243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1814">
                <text:p>0.50181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1456831479">
                <text:p>-0.145683147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2856">
                <text:p>0.47285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0.190568722">
                <text:p>-0.19056872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348">
                <text:p>0.483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0.1248403891">
                <text:p>-0.124840389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6752">
                <text:p>0.44675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0.2141640593">
                <text:p>-0.214164059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1817">
                <text:p>0.4818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0.2075046028">
                <text:p>-0.207504602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500736">
                <text:p>0.50073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0.1617948261">
                <text:p>-0.16179482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2875">
                <text:p>0.48287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0.1872950231">
                <text:p>-0.187295023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7972">
                <text:p>0.48797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0.1911768655">
                <text:p>-0.191176865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3954">
                <text:p>0.49395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0.158184759">
                <text:p>-0.1581847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952">
                <text:p>0.47595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0.1593734321">
                <text:p>-0.159373432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4752">
                <text:p>0.46475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0.1872091424">
                <text:p>-0.1872091424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843">
                <text:p>0.47584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0.1761378703">
                <text:p>-0.176137870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5853">
                <text:p>0.4758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0.1172595235">
                <text:p>-0.117259523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662">
                <text:p>0.4366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0.1768307646">
                <text:p>-0.176830764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0187">
                <text:p>0.45018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0.1732180469">
                <text:p>-0.173218046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6817">
                <text:p>0.45681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0.1959403181">
                <text:p>-0.195940318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6376">
                <text:p>0.47637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0.1982496476">
                <text:p>-0.198249647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0944">
                <text:p>0.49094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1511934638">
                <text:p>-0.15119346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9287">
                <text:p>0.46928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0.1644802538">
                <text:p>-0.164480253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3716">
                <text:p>0.46371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0.1895776259">
                <text:p>-0.189577625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6732">
                <text:p>0.4767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0.190007275">
                <text:p>-0.190007275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85687">
                <text:p>0.4856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0.1944009919">
                <text:p>-0.194400991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4581">
                <text:p>0.49458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0.1909412261">
                <text:p>-0.1909412261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0.1470342802">
                <text:p>-0.147034280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71349">
                <text:p>0.47134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0.1682652512">
                <text:p>-0.168265251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67612">
                <text:p>0.46761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0.1569742908">
                <text:p>-0.1569742908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57598">
                <text:p>0.45759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0.1428498826">
                <text:p>-0.1428498826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1515">
                <text:p>0.44151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0.1614039532">
                <text:p>-0.1614039532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3167">
                <text:p>0.4431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1462249299">
                <text:p>-0.1462249299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34151">
                <text:p>0.4341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1402357253">
                <text:p>-0.1402357253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24154">
                <text:p>0.42415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1845430327">
                <text:p>-0.1845430327</text:p>
              </table:table-cell>
              <table:table-cell office:value-type="float" office:value="0.12429857">
                <text:p>0.12429857</text:p>
              </table:table-cell>
              <table:table-cell office:value-type="float" office:value="0.447023">
                <text:p>0.447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